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1" svg:font-family="Courier"/>
    <style:font-face style:name="Amiri" svg:font-family="Amiri" style:font-adornments="Bold" style:font-pitch="variable"/>
    <style:font-face style:name="Arial" svg:font-family="Arial" style:font-pitch="variable"/>
    <style:font-face style:name="Courier" svg:font-family="Courier"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25cm" svg:stroke-color="#c70000" draw:fill="none" fo:padding-top="0.012cm" fo:padding-bottom="0.012cm" fo:padding-left="0.012cm" fo:padding-right="0.012cm"/>
    </style:style>
    <style:style style:name="gr2" style:family="graphic" style:parent-style-name="standard">
      <style:graphic-properties draw:stroke="solid" svg:stroke-width="0.025cm" svg:stroke-color="#000000" draw:fill="none" fo:padding-top="0.012cm" fo:padding-bottom="0.012cm" fo:padding-left="0.012cm" fo:padding-right="0.012cm"/>
    </style:style>
    <style:style style:name="gr3" style:family="graphic" style:parent-style-name="standard">
      <style:graphic-properties draw:stroke="none" draw:fill="none" draw:textarea-horizontal-align="left" draw:textarea-vertical-align="top" draw:auto-grow-height="true" draw:auto-grow-width="true" fo:min-height="0.165cm" fo:min-width="0.313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165cm" fo:min-width="0.23cm" fo:padding-top="0cm" fo:padding-bottom="0cm" fo:padding-left="0cm" fo:padding-right="0cm"/>
    </style:style>
    <style:style style:name="gr5" style:family="graphic" style:parent-style-name="standard">
      <style:graphic-properties draw:stroke="solid" svg:stroke-width="0.002cm" svg:stroke-color="#000000" draw:fill="solid" draw:fill-color="#000000" fo:padding-top="0.001cm" fo:padding-bottom="0.001cm" fo:padding-left="0.001cm" fo:padding-right="0.001cm"/>
    </style:style>
    <style:style style:name="gr6" style:family="graphic" style:parent-style-name="standard">
      <style:graphic-properties draw:stroke="solid" svg:stroke-width="0.002cm" svg:stroke-color="#000000" draw:fill="none" fo:padding-top="0.001cm" fo:padding-bottom="0.001cm" fo:padding-left="0.001cm" fo:padding-right="0.001cm"/>
    </style:style>
    <style:style style:name="gr7" style:family="graphic" style:parent-style-name="standard">
      <style:graphic-properties draw:stroke="none" draw:fill="none" draw:textarea-horizontal-align="left" draw:textarea-vertical-align="top" draw:auto-grow-height="true" draw:auto-grow-width="true" fo:min-height="0.165cm" fo:min-width="0.169cm" fo:padding-top="0cm" fo:padding-bottom="0cm" fo:padding-left="0cm" fo:padding-right="0cm"/>
    </style:style>
    <style:style style:name="gr8" style:family="graphic" style:parent-style-name="standard">
      <style:graphic-properties draw:stroke="none" draw:fill="solid" draw:fill-color="#c70000"/>
    </style:style>
    <style:style style:name="gr9" style:family="graphic" style:parent-style-name="standard">
      <style:graphic-properties draw:stroke="none" draw:fill="none" draw:textarea-horizontal-align="left" draw:textarea-vertical-align="top" draw:auto-grow-height="true" draw:auto-grow-width="true" fo:min-height="0.11cm" fo:min-width="0.061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11cm" fo:min-width="0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222cm" fo:min-width="0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222cm" fo:min-width="2.172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222cm" fo:min-width="0.125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222cm" fo:min-width="0.416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222cm" fo:min-width="0.135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222cm" fo:min-width="0.457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222cm" fo:min-width="0.367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222cm" fo:min-width="3.378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222cm" fo:min-width="0.103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165cm" fo:min-width="0.472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165cm" fo:min-width="0.597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165cm" fo:min-width="0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165cm" fo:min-width="0.19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165cm" fo:min-width="0.207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222cm" fo:min-width="0.207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165cm" fo:min-width="0.414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165cm" fo:min-width="0.413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165cm" fo:min-width="0.489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165cm" fo:min-width="0.497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165cm" fo:min-width="0.107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165cm" fo:min-width="0.324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165cm" fo:min-width="0.323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165cm" fo:min-width="0.298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165cm" fo:min-width="0.314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165cm" fo:min-width="0.15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165cm" fo:min-width="0.357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165cm" fo:min-width="0.306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222cm" fo:min-width="0.675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165cm" fo:min-width="0.157cm" fo:padding-top="0cm" fo:padding-bottom="0cm" fo:padding-left="0cm" fo:padding-right="0cm"/>
    </style:style>
    <style:style style:name="gr40" style:family="graphic" style:parent-style-name="standard">
      <style:graphic-properties draw:stroke="solid" svg:stroke-width="0.008cm" svg:stroke-color="#000000" draw:fill="none" fo:padding-top="0.004cm" fo:padding-bottom="0.004cm" fo:padding-left="0.004cm" fo:padding-right="0.004cm"/>
    </style:style>
    <style:style style:name="gr41" style:family="graphic" style:parent-style-name="standard">
      <style:graphic-properties draw:stroke="solid" svg:stroke-width="0.012cm" svg:stroke-color="#000000" draw:fill="none" fo:padding-top="0.006cm" fo:padding-bottom="0.006cm" fo:padding-left="0.006cm" fo:padding-right="0.006cm"/>
    </style:style>
    <style:style style:name="gr42" style:family="graphic" style:parent-style-name="standard">
      <style:graphic-properties draw:stroke="none" draw:fill="none" draw:textarea-horizontal-align="left" draw:textarea-vertical-align="top" draw:auto-grow-height="true" draw:auto-grow-width="true" fo:min-height="0.222cm" fo:min-width="0.311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222cm" fo:min-width="0.24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222cm" fo:min-width="1.182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222cm" fo:min-width="2.655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222cm" fo:min-width="0.291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222cm" fo:min-width="3.759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222cm" fo:min-width="2.104cm" fo:padding-top="0cm" fo:padding-bottom="0cm" fo:padding-left="0cm" fo:padding-right="0cm"/>
    </style:style>
    <style:style style:name="gr49" style:family="graphic" style:parent-style-name="standard">
      <style:graphic-properties draw:stroke="solid" svg:stroke-width="0.025cm" svg:stroke-color="#00c700" draw:fill="none" fo:padding-top="0.012cm" fo:padding-bottom="0.012cm" fo:padding-left="0.012cm" fo:padding-right="0.012cm"/>
    </style:style>
    <style:style style:name="gr50" style:family="graphic" style:parent-style-name="standard">
      <style:graphic-properties draw:stroke="none" draw:fill="solid" draw:fill-color="#00c700"/>
    </style:style>
    <style:style style:name="gr51" style:family="graphic" style:parent-style-name="standard">
      <style:graphic-properties draw:stroke="none" draw:fill="solid" draw:fill-color="#ffffff"/>
    </style:style>
    <style:style style:name="gr52" style:family="graphic" style:parent-style-name="standard">
      <style:graphic-properties draw:stroke="none" draw:fill="none" draw:textarea-horizontal-align="left" draw:textarea-vertical-align="top" draw:auto-grow-height="true" draw:auto-grow-width="true" fo:min-height="0.139cm" fo:min-width="0.419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139cm" fo:min-width="0.502cm" fo:padding-top="0cm" fo:padding-bottom="0cm" fo:padding-left="0cm" fo:padding-right="0cm"/>
    </style:style>
    <style:style style:name="gr54" style:family="graphic" style:parent-style-name="standard">
      <style:graphic-properties draw:stroke="none" draw:fill="none" draw:fill-color="#ffffff" fo:min-height="4.252cm"/>
    </style:style>
    <style:style style:name="gr55" style:family="graphic" style:parent-style-name="standard">
      <style:graphic-properties draw:stroke="none" draw:fill="none" draw:fill-color="#ffffff" fo:min-height="1.87cm"/>
    </style:style>
    <style:style style:name="gr56" style:family="graphic" style:parent-style-name="standard">
      <style:graphic-properties draw:stroke="solid" svg:stroke-width="0.002cm" svg:stroke-color="#0000c7" draw:fill="solid" draw:fill-color="#0000c7" fo:padding-top="0.001cm" fo:padding-bottom="0.001cm" fo:padding-left="0.001cm" fo:padding-right="0.001cm"/>
    </style:style>
    <style:style style:name="gr57" style:family="graphic" style:parent-style-name="standard">
      <style:graphic-properties draw:stroke="solid" svg:stroke-width="0.002cm" svg:stroke-color="#0000c7" draw:fill="none" fo:padding-top="0.001cm" fo:padding-bottom="0.001cm" fo:padding-left="0.001cm" fo:padding-right="0.001cm"/>
    </style:style>
    <style:style style:name="gr58" style:family="graphic" style:parent-style-name="standard">
      <style:graphic-properties draw:stroke="solid" svg:stroke-width="0.122cm" svg:stroke-color="#0000c7" draw:fill="none" fo:padding-top="0.061cm" fo:padding-bottom="0.061cm" fo:padding-left="0.061cm" fo:padding-right="0.061cm"/>
    </style:style>
    <style:style style:name="gr59" style:family="graphic" style:parent-style-name="standard">
      <style:graphic-properties draw:stroke="solid" svg:stroke-width="0.205cm" svg:stroke-color="#0000c7" draw:fill="none" fo:padding-top="0.102cm" fo:padding-bottom="0.102cm" fo:padding-left="0.102cm" fo:padding-right="0.102cm"/>
    </style:style>
    <style:style style:name="gr60" style:family="graphic" style:parent-style-name="standard">
      <style:graphic-properties draw:stroke="solid" svg:stroke-width="0.118cm" svg:stroke-color="#0000c7" draw:fill="none" fo:padding-top="0.059cm" fo:padding-bottom="0.059cm" fo:padding-left="0.059cm" fo:padding-right="0.059cm"/>
    </style:style>
    <style:style style:name="gr61" style:family="graphic" style:parent-style-name="standard">
      <style:graphic-properties draw:stroke="none" draw:fill="solid" draw:fill-color="#0000c7"/>
    </style:style>
    <style:style style:name="gr62" style:family="graphic" style:parent-style-name="standard">
      <style:graphic-properties draw:stroke="solid" svg:stroke-width="0.165cm" svg:stroke-color="#0000c7" draw:fill="none" fo:padding-top="0.082cm" fo:padding-bottom="0.082cm" fo:padding-left="0.082cm" fo:padding-right="0.082cm"/>
    </style:style>
    <style:style style:name="gr63" style:family="graphic" style:parent-style-name="standard">
      <style:graphic-properties draw:stroke="solid" svg:stroke-width="0.122cm" svg:stroke-color="#000000" draw:fill="none" fo:padding-top="0.061cm" fo:padding-bottom="0.061cm" fo:padding-left="0.061cm" fo:padding-right="0.061cm"/>
    </style:style>
    <style:style style:name="gr64" style:family="graphic" style:parent-style-name="standard">
      <style:graphic-properties draw:stroke="none" draw:fill="none" draw:textarea-horizontal-align="left" draw:textarea-vertical-align="top" draw:auto-grow-height="true" draw:auto-grow-width="true" fo:min-height="0.829cm" fo:min-width="1.844cm" fo:padding-top="0cm" fo:padding-bottom="0cm" fo:padding-left="0cm" fo:padding-right="0cm"/>
    </style:style>
    <style:style style:name="gr65" style:family="graphic" style:parent-style-name="standard">
      <style:graphic-properties draw:stroke="none" draw:fill="none" draw:textarea-horizontal-align="left" draw:textarea-vertical-align="top" draw:auto-grow-height="true" draw:auto-grow-width="true" fo:min-height="0.829cm" fo:min-width="1.819cm" fo:padding-top="0cm" fo:padding-bottom="0cm" fo:padding-left="0cm" fo:padding-right="0cm"/>
    </style:style>
    <style:style style:name="gr66" style:family="graphic" style:parent-style-name="standard">
      <style:graphic-properties draw:stroke="none" draw:fill="none" draw:textarea-horizontal-align="left" draw:textarea-vertical-align="top" draw:auto-grow-height="true" draw:auto-grow-width="true" fo:min-height="0.829cm" fo:min-width="0cm" fo:padding-top="0cm" fo:padding-bottom="0cm" fo:padding-left="0cm" fo:padding-right="0cm"/>
    </style:style>
    <style:style style:name="gr67" style:family="graphic" style:parent-style-name="standard">
      <style:graphic-properties draw:stroke="solid" svg:stroke-width="0.08cm" svg:stroke-color="#000000" draw:fill="none" fo:padding-top="0.04cm" fo:padding-bottom="0.04cm" fo:padding-left="0.04cm" fo:padding-right="0.04cm"/>
    </style:style>
    <style:style style:name="gr68" style:family="graphic" style:parent-style-name="standard">
      <style:graphic-properties draw:stroke="none" draw:fill="solid" draw:fill-color="#000000"/>
    </style:style>
    <style:style style:name="gr69" style:family="graphic" style:parent-style-name="standard">
      <style:graphic-properties draw:stroke="none" draw:fill="none" draw:textarea-horizontal-align="left" draw:textarea-vertical-align="top" draw:auto-grow-height="true" draw:auto-grow-width="true" fo:min-height="0.829cm" fo:min-width="1.238cm" fo:padding-top="0cm" fo:padding-bottom="0cm" fo:padding-left="0cm" fo:padding-right="0cm"/>
    </style:style>
    <style:style style:name="gr70" style:family="graphic" style:parent-style-name="standard">
      <style:graphic-properties draw:stroke="none" draw:fill="none" draw:textarea-horizontal-align="left" draw:textarea-vertical-align="top" draw:auto-grow-height="true" draw:auto-grow-width="true" fo:min-height="0.829cm" fo:min-width="0.95cm" fo:padding-top="0cm" fo:padding-bottom="0cm" fo:padding-left="0cm" fo:padding-right="0cm"/>
    </style:style>
    <style:style style:name="gr71" style:family="graphic" style:parent-style-name="standard">
      <style:graphic-properties draw:stroke="solid" svg:stroke-width="0.105cm" svg:stroke-color="#000000" draw:fill="none" fo:padding-top="0.052cm" fo:padding-bottom="0.052cm" fo:padding-left="0.052cm" fo:padding-right="0.052cm"/>
    </style:style>
    <style:style style:name="gr72" style:family="graphic" style:parent-style-name="standard">
      <style:graphic-properties draw:stroke="solid" svg:stroke-width="0.205cm" svg:stroke-color="#ff9696" draw:fill="none" fo:padding-top="0.102cm" fo:padding-bottom="0.102cm" fo:padding-left="0.102cm" fo:padding-right="0.102cm"/>
    </style:style>
    <style:style style:name="gr73" style:family="graphic" style:parent-style-name="standard">
      <style:graphic-properties draw:stroke="none" draw:fill="solid" draw:fill-color="#965900"/>
    </style:style>
    <style:style style:name="gr74" style:family="graphic" style:parent-style-name="standard">
      <style:graphic-properties draw:stroke="none" draw:fill="none" draw:textarea-horizontal-align="left" draw:textarea-vertical-align="top" draw:auto-grow-height="true" draw:auto-grow-width="true" fo:min-height="0.829cm" fo:min-width="1.155cm" fo:padding-top="0cm" fo:padding-bottom="0cm" fo:padding-left="0cm" fo:padding-right="0cm"/>
    </style:style>
    <style:style style:name="gr75" style:family="graphic" style:parent-style-name="standard">
      <style:graphic-properties draw:stroke="none" draw:fill="none" draw:textarea-horizontal-align="left" draw:textarea-vertical-align="top" draw:auto-grow-height="true" draw:auto-grow-width="true" fo:min-height="1.172cm" fo:min-width="0.546cm" fo:padding-top="0cm" fo:padding-bottom="0cm" fo:padding-left="0cm" fo:padding-right="0cm"/>
    </style:style>
    <style:style style:name="gr76" style:family="graphic" style:parent-style-name="standard">
      <style:graphic-properties draw:stroke="none" draw:fill="none" draw:textarea-horizontal-align="left" draw:textarea-vertical-align="top" draw:auto-grow-height="true" draw:auto-grow-width="true" fo:min-height="1.172cm" fo:min-width="0cm" fo:padding-top="0cm" fo:padding-bottom="0cm" fo:padding-left="0cm" fo:padding-right="0cm"/>
    </style:style>
    <style:style style:name="gr77" style:family="graphic" style:parent-style-name="standard">
      <style:graphic-properties draw:stroke="none" draw:fill="none" draw:textarea-horizontal-align="left" draw:textarea-vertical-align="top" draw:auto-grow-height="true" draw:auto-grow-width="true" fo:min-height="1.172cm" fo:min-width="1.587cm" fo:padding-top="0cm" fo:padding-bottom="0cm" fo:padding-left="0cm" fo:padding-right="0cm"/>
    </style:style>
    <style:style style:name="gr78" style:family="graphic" style:parent-style-name="standard">
      <style:graphic-properties draw:stroke="none" draw:fill="none" draw:textarea-horizontal-align="left" draw:textarea-vertical-align="top" draw:auto-grow-height="true" draw:auto-grow-width="true" fo:min-height="1.172cm" fo:min-width="1.314cm" fo:padding-top="0cm" fo:padding-bottom="0cm" fo:padding-left="0cm" fo:padding-right="0cm"/>
    </style:style>
    <style:style style:name="gr79" style:family="graphic" style:parent-style-name="standard">
      <style:graphic-properties draw:stroke="none" draw:fill="none" draw:textarea-horizontal-align="left" draw:textarea-vertical-align="top" draw:auto-grow-height="true" draw:auto-grow-width="true" fo:min-height="1.172cm" fo:min-width="1.041cm" fo:padding-top="0cm" fo:padding-bottom="0cm" fo:padding-left="0cm" fo:padding-right="0cm"/>
    </style:style>
    <style:style style:name="gr80" style:family="graphic" style:parent-style-name="standard">
      <style:graphic-properties draw:stroke="none" draw:fill="none" draw:textarea-horizontal-align="left" draw:textarea-vertical-align="top" draw:auto-grow-height="true" draw:auto-grow-width="true" fo:min-height="1.172cm" fo:min-width="0.584cm" fo:padding-top="0cm" fo:padding-bottom="0cm" fo:padding-left="0cm" fo:padding-right="0cm"/>
    </style:style>
    <style:style style:name="gr81" style:family="graphic" style:parent-style-name="standard">
      <style:graphic-properties draw:stroke="none" draw:fill="none" draw:textarea-horizontal-align="left" draw:textarea-vertical-align="top" draw:auto-grow-height="true" draw:auto-grow-width="true" fo:min-height="1.172cm" fo:min-width="1.589cm" fo:padding-top="0cm" fo:padding-bottom="0cm" fo:padding-left="0cm" fo:padding-right="0cm"/>
    </style:style>
    <style:style style:name="gr82" style:family="graphic" style:parent-style-name="standard">
      <style:graphic-properties draw:stroke="none" draw:fill="none" draw:textarea-horizontal-align="left" draw:textarea-vertical-align="top" draw:auto-grow-height="true" draw:auto-grow-width="true" fo:min-height="1.172cm" fo:min-width="1.316cm" fo:padding-top="0cm" fo:padding-bottom="0cm" fo:padding-left="0cm" fo:padding-right="0cm"/>
    </style:style>
    <style:style style:name="gr83" style:family="graphic" style:parent-style-name="standard">
      <style:graphic-properties draw:stroke="none" draw:fill="none" draw:textarea-horizontal-align="left" draw:textarea-vertical-align="top" draw:auto-grow-height="true" draw:auto-grow-width="true" fo:min-height="1.172cm" fo:min-width="1.043cm" fo:padding-top="0cm" fo:padding-bottom="0cm" fo:padding-left="0cm" fo:padding-right="0cm"/>
    </style:style>
    <style:style style:name="gr84" style:family="graphic" style:parent-style-name="standard">
      <style:graphic-properties draw:stroke="solid" svg:stroke-width="0.002cm" svg:stroke-color="#c70000" draw:fill="solid" draw:fill-color="#c70000" fo:padding-top="0.001cm" fo:padding-bottom="0.001cm" fo:padding-left="0.001cm" fo:padding-right="0.001cm"/>
    </style:style>
    <style:style style:name="gr85" style:family="graphic" style:parent-style-name="standard">
      <style:graphic-properties draw:stroke="solid" svg:stroke-width="0.002cm" svg:stroke-color="#c70000" draw:fill="none" fo:padding-top="0.001cm" fo:padding-bottom="0.001cm" fo:padding-left="0.001cm" fo:padding-right="0.001cm"/>
    </style:style>
    <style:style style:name="gr86" style:family="graphic" style:parent-style-name="standard">
      <style:graphic-properties draw:stroke="solid" svg:stroke-width="0.165cm" svg:stroke-color="#c70000" draw:fill="none" fo:padding-top="0.082cm" fo:padding-bottom="0.082cm" fo:padding-left="0.082cm" fo:padding-right="0.082cm"/>
    </style:style>
    <style:style style:name="gr87" style:family="graphic" style:parent-style-name="standard">
      <style:graphic-properties draw:stroke="solid" svg:stroke-width="0.122cm" svg:stroke-color="#c70000" draw:fill="none" fo:padding-top="0.061cm" fo:padding-bottom="0.061cm" fo:padding-left="0.061cm" fo:padding-right="0.061cm"/>
    </style:style>
    <style:style style:name="gr88" style:family="graphic" style:parent-style-name="standard">
      <style:graphic-properties draw:stroke="solid" svg:stroke-width="0.086cm" svg:stroke-color="#c70000" draw:fill="none" fo:padding-top="0.043cm" fo:padding-bottom="0.043cm" fo:padding-left="0.043cm" fo:padding-right="0.043cm"/>
    </style:style>
    <style:style style:name="gr89" style:family="graphic" style:parent-style-name="standard">
      <style:graphic-properties draw:stroke="solid" svg:stroke-width="0.082cm" svg:stroke-color="#c70000" draw:fill="none" fo:padding-top="0.041cm" fo:padding-bottom="0.041cm" fo:padding-left="0.041cm" fo:padding-right="0.041cm"/>
    </style:style>
    <style:style style:name="gr90" style:family="graphic" style:parent-style-name="standard">
      <style:graphic-properties draw:stroke="solid" svg:stroke-width="0.122cm" svg:stroke-color="#009696" draw:fill="none" fo:padding-top="0.061cm" fo:padding-bottom="0.061cm" fo:padding-left="0.061cm" fo:padding-right="0.061cm"/>
    </style:style>
    <style:style style:name="gr91" style:family="graphic" style:parent-style-name="standard">
      <style:graphic-properties draw:stroke="none" draw:fill="none" draw:textarea-horizontal-align="left" draw:textarea-vertical-align="top" draw:auto-grow-height="true" draw:auto-grow-width="true" fo:min-height="0.829cm" fo:min-width="1.239cm" fo:padding-top="0cm" fo:padding-bottom="0cm" fo:padding-left="0cm" fo:padding-right="0cm"/>
    </style:style>
    <style:style style:name="gr92" style:family="graphic" style:parent-style-name="standard">
      <style:graphic-properties draw:stroke="none" draw:fill="none" draw:textarea-horizontal-align="left" draw:textarea-vertical-align="top" draw:auto-grow-height="true" draw:auto-grow-width="true" fo:min-height="0.829cm" fo:min-width="0.412cm" fo:padding-top="0cm" fo:padding-bottom="0cm" fo:padding-left="0cm" fo:padding-right="0cm"/>
    </style:style>
    <style:style style:name="gr93" style:family="graphic" style:parent-style-name="standard">
      <style:graphic-properties draw:stroke="solid" svg:stroke-width="0.082cm" svg:stroke-color="#009696" draw:fill="none" fo:padding-top="0.041cm" fo:padding-bottom="0.041cm" fo:padding-left="0.041cm" fo:padding-right="0.041cm"/>
    </style:style>
    <style:style style:name="gr94" style:family="graphic" style:parent-style-name="standard">
      <style:graphic-properties draw:stroke="solid" svg:stroke-width="0.004cm" svg:stroke-color="#009696" draw:fill="none" fo:padding-top="0.002cm" fo:padding-bottom="0.002cm" fo:padding-left="0.002cm" fo:padding-right="0.002cm"/>
    </style:style>
    <style:style style:name="gr95" style:family="graphic" style:parent-style-name="standard">
      <style:graphic-properties draw:stroke="none" draw:fill="none" draw:textarea-horizontal-align="left" draw:textarea-vertical-align="top" draw:auto-grow-height="true" draw:auto-grow-width="true" fo:min-height="0.829cm" fo:min-width="0.536cm" fo:padding-top="0cm" fo:padding-bottom="0cm" fo:padding-left="0cm" fo:padding-right="0cm"/>
    </style:style>
    <style:style style:name="gr96" style:family="graphic" style:parent-style-name="standard">
      <style:graphic-properties draw:stroke="none" draw:fill="none" draw:textarea-horizontal-align="left" draw:textarea-vertical-align="top" draw:auto-grow-height="true" draw:auto-grow-width="true" fo:min-height="0.829cm" fo:min-width="0.825cm" fo:padding-top="0cm" fo:padding-bottom="0cm" fo:padding-left="0cm" fo:padding-right="0cm"/>
    </style:style>
    <style:style style:name="gr97" style:family="graphic" style:parent-style-name="standard">
      <style:graphic-properties draw:stroke="solid" svg:stroke-width="0.205cm" svg:stroke-color="#ff9696" draw:fill="solid" draw:fill-color="#000000" fo:padding-top="0.102cm" fo:padding-bottom="0.102cm" fo:padding-left="0.102cm" fo:padding-right="0.102cm"/>
    </style:style>
    <style:style style:name="P1" style:family="paragraph">
      <style:paragraph-properties fo:text-align="start" style:writing-mode="lr-tb"/>
    </style:style>
    <style:style style:name="P2" style:family="paragraph">
      <style:text-properties fo:font-size="5pt" fo:font-weight="bold" style:font-size-asian="24pt" style:font-size-complex="24pt"/>
    </style:style>
    <style:style style:name="P3" style:family="paragraph">
      <style:text-properties fo:font-size="5pt" style:font-size-asian="24pt" style:font-size-complex="24pt"/>
    </style:style>
    <style:style style:name="T1" style:family="text">
      <style:text-properties fo:color="#000000" style:font-name="Arial1" fo:font-size="4.69999980926514pt" style:font-size-asian="4.69999980926514pt" style:font-name-complex="Arial1" style:font-size-complex="4.69999980926514pt"/>
    </style:style>
    <style:style style:name="T2" style:family="text">
      <style:text-properties fo:color="#c70000" style:font-name="Arial1" fo:font-size="3.09999990463257pt" style:font-size-asian="3.09999990463257pt" style:font-name-complex="Arial1" style:font-size-complex="3.09999990463257pt"/>
    </style:style>
    <style:style style:name="T3" style:family="text">
      <style:text-properties fo:color="#000000" style:font-name="Arial1" fo:font-size="6.30000019073486pt" style:font-size-asian="6.30000019073486pt" style:font-name-complex="Arial1" style:font-size-complex="6.30000019073486pt"/>
    </style:style>
    <style:style style:name="T4" style:family="text">
      <style:text-properties fo:color="#000000" style:font-name="Courier1" fo:font-size="4pt" fo:font-weight="bold" style:font-size-asian="4pt" style:font-name-complex="Courier1" style:font-size-complex="4pt" style:font-weight-complex="bold"/>
    </style:style>
    <style:style style:name="T5" style:family="text">
      <style:text-properties fo:color="#000000" style:font-name="Arial1" fo:font-size="23.5pt" style:font-size-asian="23.5pt" style:font-name-complex="Arial1" style:font-size-complex="23.5pt"/>
    </style:style>
    <style:style style:name="T6" style:family="text">
      <style:text-properties fo:color="#000000" style:font-name="Arial1" fo:font-size="33.2999992370605pt" style:font-size-asian="33.2999992370605pt" style:font-name-complex="Arial1" style:font-size-complex="33.2999992370605pt"/>
    </style:style>
    <style:style style:name="T7" style:family="text">
      <style:text-properties fo:color="#009696" style:font-name="Arial1" fo:font-size="23.5pt" style:font-size-asian="23.5pt" style:font-name-complex="Arial1" style:font-size-complex="23.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layer="layout" svg:x1="16.962cm" svg:y1="13.423cm" svg:x2="17.172cm" svg:y2="13.423cm">
          <text:p/>
        </draw:line>
        <draw:line draw:style-name="gr2" draw:layer="layout" svg:x1="18.217cm" svg:y1="13.423cm" svg:x2="18.112cm" svg:y2="13.528cm">
          <text:p/>
        </draw:line>
        <draw:line draw:style-name="gr2" draw:layer="layout" svg:x1="17.172cm" svg:y1="13.424cm" svg:x2="17.277cm" svg:y2="13.318cm">
          <text:p/>
        </draw:line>
        <draw:line draw:style-name="gr2" draw:layer="layout" svg:x1="17.277cm" svg:y1="13.528cm" svg:x2="17.172cm" svg:y2="13.423cm">
          <text:p/>
        </draw:line>
        <draw:line draw:style-name="gr2" draw:layer="layout" svg:x1="18.112cm" svg:y1="13.527cm" svg:x2="17.276cm" svg:y2="13.527cm">
          <text:p/>
        </draw:line>
        <draw:line draw:style-name="gr2" draw:layer="layout" svg:x1="18.112cm" svg:y1="13.318cm" svg:x2="18.217cm" svg:y2="13.424cm">
          <text:p/>
        </draw:line>
        <draw:line draw:style-name="gr2" draw:layer="layout" svg:x1="17.276cm" svg:y1="13.318cm" svg:x2="18.112cm" svg:y2="13.318cm">
          <text:p/>
        </draw:line>
        <draw:line draw:style-name="gr1" draw:layer="layout" svg:x1="16.962cm" svg:y1="13.631cm" svg:x2="17.172cm" svg:y2="13.631cm">
          <text:p/>
        </draw:line>
        <draw:frame draw:style-name="gr3" draw:layer="layout" svg:width="0.447cm" svg:height="0.192cm" svg:x="17.265cm" svg:y="13.366cm">
          <draw:text-box>
            <text:p text:style-name="P1"><text:span text:style-name="T1">K8-14</text:span></text:p>
          </draw:text-box>
        </draw:frame>
        <draw:line draw:style-name="gr2" draw:layer="layout" svg:x1="18.217cm" svg:y1="13.631cm" svg:x2="18.112cm" svg:y2="13.738cm">
          <text:p/>
        </draw:line>
        <draw:line draw:style-name="gr2" draw:layer="layout" svg:x1="17.172cm" svg:y1="13.632cm" svg:x2="17.277cm" svg:y2="13.527cm">
          <text:p/>
        </draw:line>
        <draw:line draw:style-name="gr2" draw:layer="layout" svg:x1="17.277cm" svg:y1="13.738cm" svg:x2="17.172cm" svg:y2="13.631cm">
          <text:p/>
        </draw:line>
        <draw:line draw:style-name="gr2" draw:layer="layout" svg:x1="18.112cm" svg:y1="13.737cm" svg:x2="17.276cm" svg:y2="13.737cm">
          <text:p/>
        </draw:line>
        <draw:line draw:style-name="gr2" draw:layer="layout" svg:x1="18.112cm" svg:y1="13.527cm" svg:x2="18.217cm" svg:y2="13.632cm">
          <text:p/>
        </draw:line>
        <draw:line draw:style-name="gr2" draw:layer="layout" svg:x1="17.276cm" svg:y1="13.527cm" svg:x2="18.112cm" svg:y2="13.527cm">
          <text:p/>
        </draw:line>
        <draw:line draw:style-name="gr1" draw:layer="layout" svg:x1="16.962cm" svg:y1="13.84cm" svg:x2="17.172cm" svg:y2="13.84cm">
          <text:p/>
        </draw:line>
        <draw:frame draw:style-name="gr3" draw:layer="layout" svg:width="0.447cm" svg:height="0.192cm" svg:x="17.265cm" svg:y="13.574cm">
          <draw:text-box>
            <text:p text:style-name="P1"><text:span text:style-name="T1">K8-12</text:span></text:p>
          </draw:text-box>
        </draw:frame>
        <draw:line draw:style-name="gr2" draw:layer="layout" svg:x1="18.217cm" svg:y1="13.84cm" svg:x2="18.112cm" svg:y2="13.945cm">
          <text:p/>
        </draw:line>
        <draw:line draw:style-name="gr2" draw:layer="layout" svg:x1="17.172cm" svg:y1="13.841cm" svg:x2="17.277cm" svg:y2="13.737cm">
          <text:p/>
        </draw:line>
        <draw:line draw:style-name="gr2" draw:layer="layout" svg:x1="17.277cm" svg:y1="13.945cm" svg:x2="17.172cm" svg:y2="13.84cm">
          <text:p/>
        </draw:line>
        <draw:line draw:style-name="gr2" draw:layer="layout" svg:x1="18.112cm" svg:y1="13.944cm" svg:x2="17.276cm" svg:y2="13.944cm">
          <text:p/>
        </draw:line>
        <draw:line draw:style-name="gr2" draw:layer="layout" svg:x1="18.112cm" svg:y1="13.737cm" svg:x2="18.217cm" svg:y2="13.841cm">
          <text:p/>
        </draw:line>
        <draw:line draw:style-name="gr2" draw:layer="layout" svg:x1="17.276cm" svg:y1="13.737cm" svg:x2="18.112cm" svg:y2="13.737cm">
          <text:p/>
        </draw:line>
        <draw:line draw:style-name="gr1" draw:layer="layout" svg:x1="16.962cm" svg:y1="14.05cm" svg:x2="17.172cm" svg:y2="14.05cm">
          <text:p/>
        </draw:line>
        <draw:frame draw:style-name="gr3" draw:layer="layout" svg:width="0.447cm" svg:height="0.192cm" svg:x="17.265cm" svg:y="13.783cm">
          <draw:text-box>
            <text:p text:style-name="P1"><text:span text:style-name="T1">K8-10</text:span></text:p>
          </draw:text-box>
        </draw:frame>
        <draw:line draw:style-name="gr2" draw:layer="layout" svg:x1="18.217cm" svg:y1="14.05cm" svg:x2="18.112cm" svg:y2="14.155cm">
          <text:p/>
        </draw:line>
        <draw:line draw:style-name="gr2" draw:layer="layout" svg:x1="17.172cm" svg:y1="14.051cm" svg:x2="17.277cm" svg:y2="13.944cm">
          <text:p/>
        </draw:line>
        <draw:line draw:style-name="gr2" draw:layer="layout" svg:x1="17.277cm" svg:y1="14.155cm" svg:x2="17.172cm" svg:y2="14.05cm">
          <text:p/>
        </draw:line>
        <draw:line draw:style-name="gr2" draw:layer="layout" svg:x1="18.112cm" svg:y1="14.154cm" svg:x2="17.276cm" svg:y2="14.154cm">
          <text:p/>
        </draw:line>
        <draw:line draw:style-name="gr2" draw:layer="layout" svg:x1="18.112cm" svg:y1="13.944cm" svg:x2="18.217cm" svg:y2="14.051cm">
          <text:p/>
        </draw:line>
        <draw:line draw:style-name="gr2" draw:layer="layout" svg:x1="17.276cm" svg:y1="13.944cm" svg:x2="18.112cm" svg:y2="13.944cm">
          <text:p/>
        </draw:line>
        <draw:line draw:style-name="gr1" draw:layer="layout" svg:x1="16.962cm" svg:y1="14.257cm" svg:x2="17.172cm" svg:y2="14.257cm">
          <text:p/>
        </draw:line>
        <draw:frame draw:style-name="gr4" draw:layer="layout" svg:width="0.353cm" svg:height="0.192cm" svg:x="17.265cm" svg:y="13.993cm">
          <draw:text-box>
            <text:p text:style-name="P1"><text:span text:style-name="T1">K8-9</text:span></text:p>
          </draw:text-box>
        </draw:frame>
        <draw:line draw:style-name="gr2" draw:layer="layout" svg:x1="18.217cm" svg:y1="14.257cm" svg:x2="18.112cm" svg:y2="14.364cm">
          <text:p/>
        </draw:line>
        <draw:line draw:style-name="gr2" draw:layer="layout" svg:x1="17.172cm" svg:y1="14.258cm" svg:x2="17.277cm" svg:y2="14.154cm">
          <text:p/>
        </draw:line>
        <draw:line draw:style-name="gr2" draw:layer="layout" svg:x1="17.277cm" svg:y1="14.364cm" svg:x2="17.172cm" svg:y2="14.257cm">
          <text:p/>
        </draw:line>
        <draw:line draw:style-name="gr2" draw:layer="layout" svg:x1="18.112cm" svg:y1="14.363cm" svg:x2="17.276cm" svg:y2="14.363cm">
          <text:p/>
        </draw:line>
        <draw:line draw:style-name="gr2" draw:layer="layout" svg:x1="18.112cm" svg:y1="14.154cm" svg:x2="18.217cm" svg:y2="14.258cm">
          <text:p/>
        </draw:line>
        <draw:line draw:style-name="gr2" draw:layer="layout" svg:x1="17.276cm" svg:y1="14.154cm" svg:x2="18.112cm" svg:y2="14.154cm">
          <text:p/>
        </draw:line>
        <draw:line draw:style-name="gr1" draw:layer="layout" svg:x1="16.962cm" svg:y1="14.467cm" svg:x2="17.172cm" svg:y2="14.467cm">
          <text:p/>
        </draw:line>
        <draw:frame draw:style-name="gr4" draw:layer="layout" svg:width="0.353cm" svg:height="0.192cm" svg:x="17.265cm" svg:y="14.2cm">
          <draw:text-box>
            <text:p text:style-name="P1"><text:span text:style-name="T1">K8-7</text:span></text:p>
          </draw:text-box>
        </draw:frame>
        <draw:line draw:style-name="gr2" draw:layer="layout" svg:x1="18.217cm" svg:y1="14.467cm" svg:x2="18.112cm" svg:y2="14.572cm">
          <text:p/>
        </draw:line>
        <draw:line draw:style-name="gr2" draw:layer="layout" svg:x1="17.172cm" svg:y1="14.468cm" svg:x2="17.277cm" svg:y2="14.363cm">
          <text:p/>
        </draw:line>
        <draw:line draw:style-name="gr2" draw:layer="layout" svg:x1="17.277cm" svg:y1="14.572cm" svg:x2="17.172cm" svg:y2="14.467cm">
          <text:p/>
        </draw:line>
        <draw:line draw:style-name="gr2" draw:layer="layout" svg:x1="18.112cm" svg:y1="14.571cm" svg:x2="17.276cm" svg:y2="14.571cm">
          <text:p/>
        </draw:line>
        <draw:line draw:style-name="gr2" draw:layer="layout" svg:x1="18.112cm" svg:y1="14.363cm" svg:x2="18.217cm" svg:y2="14.468cm">
          <text:p/>
        </draw:line>
        <draw:line draw:style-name="gr2" draw:layer="layout" svg:x1="17.276cm" svg:y1="14.363cm" svg:x2="18.112cm" svg:y2="14.363cm">
          <text:p/>
        </draw:line>
        <draw:line draw:style-name="gr1" draw:layer="layout" svg:x1="16.962cm" svg:y1="14.676cm" svg:x2="17.172cm" svg:y2="14.676cm">
          <text:p/>
        </draw:line>
        <draw:frame draw:style-name="gr4" draw:layer="layout" svg:width="0.353cm" svg:height="0.192cm" svg:x="17.265cm" svg:y="14.41cm">
          <draw:text-box>
            <text:p text:style-name="P1"><text:span text:style-name="T1">K8-5</text:span></text:p>
          </draw:text-box>
        </draw:frame>
        <draw:line draw:style-name="gr2" draw:layer="layout" svg:x1="18.217cm" svg:y1="14.676cm" svg:x2="18.112cm" svg:y2="14.781cm">
          <text:p/>
        </draw:line>
        <draw:line draw:style-name="gr2" draw:layer="layout" svg:x1="17.172cm" svg:y1="14.677cm" svg:x2="17.277cm" svg:y2="14.571cm">
          <text:p/>
        </draw:line>
        <draw:line draw:style-name="gr2" draw:layer="layout" svg:x1="17.277cm" svg:y1="14.781cm" svg:x2="17.172cm" svg:y2="14.676cm">
          <text:p/>
        </draw:line>
        <draw:line draw:style-name="gr2" draw:layer="layout" svg:x1="18.112cm" svg:y1="14.78cm" svg:x2="17.276cm" svg:y2="14.78cm">
          <text:p/>
        </draw:line>
        <draw:line draw:style-name="gr2" draw:layer="layout" svg:x1="18.112cm" svg:y1="14.571cm" svg:x2="18.217cm" svg:y2="14.677cm">
          <text:p/>
        </draw:line>
        <draw:line draw:style-name="gr2" draw:layer="layout" svg:x1="17.276cm" svg:y1="14.571cm" svg:x2="18.112cm" svg:y2="14.571cm">
          <text:p/>
        </draw:line>
        <draw:line draw:style-name="gr1" draw:layer="layout" svg:x1="16.962cm" svg:y1="14.884cm" svg:x2="17.172cm" svg:y2="14.884cm">
          <text:p/>
        </draw:line>
        <draw:frame draw:style-name="gr4" draw:layer="layout" svg:width="0.353cm" svg:height="0.192cm" svg:x="17.265cm" svg:y="14.619cm">
          <draw:text-box>
            <text:p text:style-name="P1"><text:span text:style-name="T1">K8-3</text:span></text:p>
          </draw:text-box>
        </draw:frame>
        <draw:line draw:style-name="gr2" draw:layer="layout" svg:x1="18.217cm" svg:y1="14.884cm" svg:x2="18.112cm" svg:y2="14.991cm">
          <text:p/>
        </draw:line>
        <draw:line draw:style-name="gr2" draw:layer="layout" svg:x1="17.172cm" svg:y1="14.886cm" svg:x2="17.277cm" svg:y2="14.78cm">
          <text:p/>
        </draw:line>
        <draw:line draw:style-name="gr2" draw:layer="layout" svg:x1="17.277cm" svg:y1="14.991cm" svg:x2="17.172cm" svg:y2="14.884cm">
          <text:p/>
        </draw:line>
        <draw:line draw:style-name="gr2" draw:layer="layout" svg:x1="18.112cm" svg:y1="14.99cm" svg:x2="17.276cm" svg:y2="14.99cm">
          <text:p/>
        </draw:line>
        <draw:line draw:style-name="gr2" draw:layer="layout" svg:x1="18.112cm" svg:y1="14.78cm" svg:x2="18.217cm" svg:y2="14.886cm">
          <text:p/>
        </draw:line>
        <draw:line draw:style-name="gr2" draw:layer="layout" svg:x1="17.276cm" svg:y1="14.78cm" svg:x2="18.112cm" svg:y2="14.78cm">
          <text:p/>
        </draw:line>
        <draw:line draw:style-name="gr1" draw:layer="layout" svg:x1="13.671cm" svg:y1="12.744cm" svg:x2="13.881cm" svg:y2="12.744cm">
          <text:p/>
        </draw:line>
        <draw:frame draw:style-name="gr4" draw:layer="layout" svg:width="0.353cm" svg:height="0.192cm" svg:x="17.265cm" svg:y="14.827cm">
          <draw:text-box>
            <text:p text:style-name="P1"><text:span text:style-name="T1">K8-1</text:span></text:p>
          </draw:text-box>
        </draw:frame>
        <draw:line draw:style-name="gr2" draw:layer="layout" svg:x1="14.927cm" svg:y1="12.744cm" svg:x2="14.82cm" svg:y2="12.849cm">
          <text:p/>
        </draw:line>
        <draw:line draw:style-name="gr2" draw:layer="layout" svg:x1="13.881cm" svg:y1="12.745cm" svg:x2="13.985cm" svg:y2="12.64cm">
          <text:p/>
        </draw:line>
        <draw:line draw:style-name="gr2" draw:layer="layout" svg:x1="13.985cm" svg:y1="12.849cm" svg:x2="13.881cm" svg:y2="12.744cm">
          <text:p/>
        </draw:line>
        <draw:line draw:style-name="gr2" draw:layer="layout" svg:x1="14.82cm" svg:y1="12.848cm" svg:x2="13.984cm" svg:y2="12.848cm">
          <text:p/>
        </draw:line>
        <draw:line draw:style-name="gr2" draw:layer="layout" svg:x1="14.82cm" svg:y1="12.64cm" svg:x2="14.927cm" svg:y2="12.745cm">
          <text:p/>
        </draw:line>
        <draw:line draw:style-name="gr2" draw:layer="layout" svg:x1="13.984cm" svg:y1="12.64cm" svg:x2="14.82cm" svg:y2="12.64cm">
          <text:p/>
        </draw:line>
        <draw:line draw:style-name="gr1" draw:layer="layout" svg:x1="13.671cm" svg:y1="13.161cm" svg:x2="13.881cm" svg:y2="13.161cm">
          <text:p/>
        </draw:line>
        <draw:frame draw:style-name="gr3" draw:layer="layout" svg:width="0.447cm" svg:height="0.192cm" svg:x="13.974cm" svg:y="12.687cm">
          <draw:text-box>
            <text:p text:style-name="P1"><text:span text:style-name="T1">K8-14</text:span></text:p>
          </draw:text-box>
        </draw:frame>
        <draw:line draw:style-name="gr2" draw:layer="layout" svg:x1="14.927cm" svg:y1="13.161cm" svg:x2="14.82cm" svg:y2="13.268cm">
          <text:p/>
        </draw:line>
        <draw:line draw:style-name="gr2" draw:layer="layout" svg:x1="13.881cm" svg:y1="13.162cm" svg:x2="13.985cm" svg:y2="13.057cm">
          <text:p/>
        </draw:line>
        <draw:line draw:style-name="gr2" draw:layer="layout" svg:x1="13.985cm" svg:y1="13.268cm" svg:x2="13.881cm" svg:y2="13.161cm">
          <text:p/>
        </draw:line>
        <draw:line draw:style-name="gr2" draw:layer="layout" svg:x1="14.82cm" svg:y1="13.267cm" svg:x2="13.984cm" svg:y2="13.267cm">
          <text:p/>
        </draw:line>
        <draw:line draw:style-name="gr2" draw:layer="layout" svg:x1="14.82cm" svg:y1="13.057cm" svg:x2="14.927cm" svg:y2="13.162cm">
          <text:p/>
        </draw:line>
        <draw:line draw:style-name="gr2" draw:layer="layout" svg:x1="13.984cm" svg:y1="13.057cm" svg:x2="14.82cm" svg:y2="13.057cm">
          <text:p/>
        </draw:line>
        <draw:line draw:style-name="gr1" draw:layer="layout" svg:x1="13.671cm" svg:y1="13.58cm" svg:x2="13.881cm" svg:y2="13.58cm">
          <text:p/>
        </draw:line>
        <draw:frame draw:style-name="gr3" draw:layer="layout" svg:width="0.447cm" svg:height="0.192cm" svg:x="13.974cm" svg:y="13.104cm">
          <draw:text-box>
            <text:p text:style-name="P1"><text:span text:style-name="T1">K8-12</text:span></text:p>
          </draw:text-box>
        </draw:frame>
        <draw:line draw:style-name="gr2" draw:layer="layout" svg:x1="14.927cm" svg:y1="13.58cm" svg:x2="14.82cm" svg:y2="13.685cm">
          <text:p/>
        </draw:line>
        <draw:line draw:style-name="gr2" draw:layer="layout" svg:x1="13.881cm" svg:y1="13.581cm" svg:x2="13.985cm" svg:y2="13.474cm">
          <text:p/>
        </draw:line>
        <draw:line draw:style-name="gr2" draw:layer="layout" svg:x1="13.985cm" svg:y1="13.685cm" svg:x2="13.881cm" svg:y2="13.58cm">
          <text:p/>
        </draw:line>
        <draw:line draw:style-name="gr2" draw:layer="layout" svg:x1="14.82cm" svg:y1="13.684cm" svg:x2="13.984cm" svg:y2="13.684cm">
          <text:p/>
        </draw:line>
        <draw:line draw:style-name="gr2" draw:layer="layout" svg:x1="14.82cm" svg:y1="13.474cm" svg:x2="14.927cm" svg:y2="13.581cm">
          <text:p/>
        </draw:line>
        <draw:line draw:style-name="gr2" draw:layer="layout" svg:x1="13.984cm" svg:y1="13.474cm" svg:x2="14.82cm" svg:y2="13.474cm">
          <text:p/>
        </draw:line>
        <draw:line draw:style-name="gr1" draw:layer="layout" svg:x1="13.671cm" svg:y1="13.787cm" svg:x2="13.881cm" svg:y2="13.787cm">
          <text:p/>
        </draw:line>
        <draw:frame draw:style-name="gr3" draw:layer="layout" svg:width="0.447cm" svg:height="0.192cm" svg:x="13.974cm" svg:y="13.523cm">
          <draw:text-box>
            <text:p text:style-name="P1"><text:span text:style-name="T1">K8-10</text:span></text:p>
          </draw:text-box>
        </draw:frame>
        <draw:line draw:style-name="gr2" draw:layer="layout" svg:x1="14.927cm" svg:y1="13.787cm" svg:x2="14.82cm" svg:y2="13.894cm">
          <text:p/>
        </draw:line>
        <draw:line draw:style-name="gr2" draw:layer="layout" svg:x1="13.881cm" svg:y1="13.788cm" svg:x2="13.985cm" svg:y2="13.684cm">
          <text:p/>
        </draw:line>
        <draw:line draw:style-name="gr2" draw:layer="layout" svg:x1="13.985cm" svg:y1="13.894cm" svg:x2="13.881cm" svg:y2="13.787cm">
          <text:p/>
        </draw:line>
        <draw:line draw:style-name="gr2" draw:layer="layout" svg:x1="14.82cm" svg:y1="13.893cm" svg:x2="13.984cm" svg:y2="13.893cm">
          <text:p/>
        </draw:line>
        <draw:line draw:style-name="gr2" draw:layer="layout" svg:x1="14.82cm" svg:y1="13.684cm" svg:x2="14.927cm" svg:y2="13.788cm">
          <text:p/>
        </draw:line>
        <draw:line draw:style-name="gr2" draw:layer="layout" svg:x1="13.984cm" svg:y1="13.684cm" svg:x2="14.82cm" svg:y2="13.684cm">
          <text:p/>
        </draw:line>
        <draw:line draw:style-name="gr1" draw:layer="layout" svg:x1="13.671cm" svg:y1="14.207cm" svg:x2="13.881cm" svg:y2="14.207cm">
          <text:p/>
        </draw:line>
        <draw:frame draw:style-name="gr4" draw:layer="layout" svg:width="0.353cm" svg:height="0.192cm" svg:x="13.974cm" svg:y="13.73cm">
          <draw:text-box>
            <text:p text:style-name="P1"><text:span text:style-name="T1">K8-9</text:span></text:p>
          </draw:text-box>
        </draw:frame>
        <draw:line draw:style-name="gr2" draw:layer="layout" svg:x1="14.927cm" svg:y1="14.207cm" svg:x2="14.82cm" svg:y2="14.311cm">
          <text:p/>
        </draw:line>
        <draw:line draw:style-name="gr2" draw:layer="layout" svg:x1="13.881cm" svg:y1="14.208cm" svg:x2="13.985cm" svg:y2="14.101cm">
          <text:p/>
        </draw:line>
        <draw:line draw:style-name="gr2" draw:layer="layout" svg:x1="13.985cm" svg:y1="14.311cm" svg:x2="13.881cm" svg:y2="14.207cm">
          <text:p/>
        </draw:line>
        <draw:line draw:style-name="gr2" draw:layer="layout" svg:x1="14.82cm" svg:y1="14.31cm" svg:x2="13.984cm" svg:y2="14.31cm">
          <text:p/>
        </draw:line>
        <draw:line draw:style-name="gr2" draw:layer="layout" svg:x1="14.82cm" svg:y1="14.101cm" svg:x2="14.927cm" svg:y2="14.208cm">
          <text:p/>
        </draw:line>
        <draw:line draw:style-name="gr2" draw:layer="layout" svg:x1="13.984cm" svg:y1="14.101cm" svg:x2="14.82cm" svg:y2="14.101cm">
          <text:p/>
        </draw:line>
        <draw:line draw:style-name="gr1" draw:layer="layout" svg:x1="13.671cm" svg:y1="14.624cm" svg:x2="13.881cm" svg:y2="14.624cm">
          <text:p/>
        </draw:line>
        <draw:frame draw:style-name="gr4" draw:layer="layout" svg:width="0.353cm" svg:height="0.192cm" svg:x="13.974cm" svg:y="14.149cm">
          <draw:text-box>
            <text:p text:style-name="P1"><text:span text:style-name="T1">K8-7</text:span></text:p>
          </draw:text-box>
        </draw:frame>
        <draw:line draw:style-name="gr2" draw:layer="layout" svg:x1="14.927cm" svg:y1="14.624cm" svg:x2="14.82cm" svg:y2="14.728cm">
          <text:p/>
        </draw:line>
        <draw:line draw:style-name="gr2" draw:layer="layout" svg:x1="13.881cm" svg:y1="14.625cm" svg:x2="13.985cm" svg:y2="14.52cm">
          <text:p/>
        </draw:line>
        <draw:line draw:style-name="gr2" draw:layer="layout" svg:x1="13.985cm" svg:y1="14.728cm" svg:x2="13.881cm" svg:y2="14.624cm">
          <text:p/>
        </draw:line>
        <draw:line draw:style-name="gr2" draw:layer="layout" svg:x1="14.82cm" svg:y1="14.727cm" svg:x2="13.984cm" svg:y2="14.727cm">
          <text:p/>
        </draw:line>
        <draw:line draw:style-name="gr2" draw:layer="layout" svg:x1="14.82cm" svg:y1="14.52cm" svg:x2="14.927cm" svg:y2="14.625cm">
          <text:p/>
        </draw:line>
        <draw:line draw:style-name="gr2" draw:layer="layout" svg:x1="13.984cm" svg:y1="14.52cm" svg:x2="14.82cm" svg:y2="14.52cm">
          <text:p/>
        </draw:line>
        <draw:line draw:style-name="gr1" draw:layer="layout" svg:x1="13.671cm" svg:y1="15.041cm" svg:x2="13.881cm" svg:y2="15.041cm">
          <text:p/>
        </draw:line>
        <draw:frame draw:style-name="gr4" draw:layer="layout" svg:width="0.353cm" svg:height="0.192cm" svg:x="13.974cm" svg:y="14.566cm">
          <draw:text-box>
            <text:p text:style-name="P1"><text:span text:style-name="T1">K8-5</text:span></text:p>
          </draw:text-box>
        </draw:frame>
        <draw:line draw:style-name="gr2" draw:layer="layout" svg:x1="14.927cm" svg:y1="15.041cm" svg:x2="14.82cm" svg:y2="15.147cm">
          <text:p/>
        </draw:line>
        <draw:line draw:style-name="gr2" draw:layer="layout" svg:x1="13.881cm" svg:y1="15.042cm" svg:x2="13.985cm" svg:y2="14.937cm">
          <text:p/>
        </draw:line>
        <draw:line draw:style-name="gr2" draw:layer="layout" svg:x1="13.985cm" svg:y1="15.147cm" svg:x2="13.881cm" svg:y2="15.041cm">
          <text:p/>
        </draw:line>
        <draw:line draw:style-name="gr2" draw:layer="layout" svg:x1="14.82cm" svg:y1="15.146cm" svg:x2="13.984cm" svg:y2="15.146cm">
          <text:p/>
        </draw:line>
        <draw:line draw:style-name="gr2" draw:layer="layout" svg:x1="14.82cm" svg:y1="14.937cm" svg:x2="14.927cm" svg:y2="15.042cm">
          <text:p/>
        </draw:line>
        <draw:line draw:style-name="gr2" draw:layer="layout" svg:x1="13.984cm" svg:y1="14.937cm" svg:x2="14.82cm" svg:y2="14.937cm">
          <text:p/>
        </draw:line>
        <draw:line draw:style-name="gr1" draw:layer="layout" svg:x1="13.671cm" svg:y1="15.46cm" svg:x2="13.881cm" svg:y2="15.46cm">
          <text:p/>
        </draw:line>
        <draw:frame draw:style-name="gr4" draw:layer="layout" svg:width="0.353cm" svg:height="0.192cm" svg:x="13.974cm" svg:y="14.983cm">
          <draw:text-box>
            <text:p text:style-name="P1"><text:span text:style-name="T1">K8-3</text:span></text:p>
          </draw:text-box>
        </draw:frame>
        <draw:line draw:style-name="gr2" draw:layer="layout" svg:x1="14.927cm" svg:y1="15.46cm" svg:x2="14.82cm" svg:y2="15.564cm">
          <text:p/>
        </draw:line>
        <draw:line draw:style-name="gr2" draw:layer="layout" svg:x1="13.881cm" svg:y1="15.461cm" svg:x2="13.985cm" svg:y2="15.354cm">
          <text:p/>
        </draw:line>
        <draw:line draw:style-name="gr2" draw:layer="layout" svg:x1="13.985cm" svg:y1="15.564cm" svg:x2="13.881cm" svg:y2="15.46cm">
          <text:p/>
        </draw:line>
        <draw:line draw:style-name="gr2" draw:layer="layout" svg:x1="14.82cm" svg:y1="15.563cm" svg:x2="13.984cm" svg:y2="15.563cm">
          <text:p/>
        </draw:line>
        <draw:line draw:style-name="gr2" draw:layer="layout" svg:x1="14.82cm" svg:y1="15.354cm" svg:x2="14.927cm" svg:y2="15.461cm">
          <text:p/>
        </draw:line>
        <draw:line draw:style-name="gr2" draw:layer="layout" svg:x1="13.984cm" svg:y1="15.354cm" svg:x2="14.82cm" svg:y2="15.354cm">
          <text:p/>
        </draw:line>
        <draw:polygon draw:style-name="gr5" draw:layer="layout" svg:width="0.313cm" svg:height="0.053cm" svg:x="15.343cm" svg:y="15.407cm" svg:viewBox="0 0 314 54" draw:points="0,0 314,0 314,54 0,54">
          <text:p/>
        </draw:polygon>
        <draw:polygon draw:style-name="gr6" draw:layer="layout" svg:width="0.313cm" svg:height="0.053cm" svg:x="15.343cm" svg:y="15.407cm" svg:viewBox="0 0 314 54" draw:points="0,0 314,0 314,54 0,54">
          <text:p/>
        </draw:polygon>
        <draw:line draw:style-name="gr1" draw:layer="layout" svg:x1="15.5cm" svg:y1="15.197cm" svg:x2="15.5cm" svg:y2="15.407cm">
          <text:p/>
        </draw:line>
        <draw:line draw:style-name="gr1" draw:layer="layout" svg:x1="1.03cm" svg:y1="11.804cm" svg:x2="0.821cm" svg:y2="11.804cm">
          <text:p/>
        </draw:line>
        <draw:frame draw:style-name="gr4" draw:layer="layout" svg:width="0.353cm" svg:height="0.192cm" svg:x="13.974cm" svg:y="15.402cm">
          <draw:text-box>
            <text:p text:style-name="P1"><text:span text:style-name="T1">K8-1</text:span></text:p>
          </draw:text-box>
        </draw:frame>
        <draw:line draw:style-name="gr2" draw:layer="layout" svg:x1="0.822cm" svg:y1="11.805cm" svg:x2="0.814cm" svg:y2="11.768cm">
          <text:p/>
        </draw:line>
        <draw:line draw:style-name="gr2" draw:layer="layout" svg:x1="0.815cm" svg:y1="11.769cm" svg:x2="0.795cm" svg:y2="11.736cm">
          <text:p/>
        </draw:line>
        <draw:line draw:style-name="gr2" draw:layer="layout" svg:x1="0.796cm" svg:y1="11.737cm" svg:x2="0.768cm" svg:y2="11.713cm">
          <text:p/>
        </draw:line>
        <draw:line draw:style-name="gr2" draw:layer="layout" svg:x1="0.769cm" svg:y1="11.714cm" svg:x2="0.734cm" svg:y2="11.7cm">
          <text:p/>
        </draw:line>
        <draw:line draw:style-name="gr2" draw:layer="layout" svg:x1="0.734cm" svg:y1="11.7cm" svg:x2="0.698cm" svg:y2="11.7cm">
          <text:p/>
        </draw:line>
        <draw:line draw:style-name="gr2" draw:layer="layout" svg:x1="0.699cm" svg:y1="11.7cm" svg:x2="0.664cm" svg:y2="11.714cm">
          <text:p/>
        </draw:line>
        <draw:line draw:style-name="gr2" draw:layer="layout" svg:x1="0.665cm" svg:y1="11.713cm" svg:x2="0.637cm" svg:y2="11.737cm">
          <text:p/>
        </draw:line>
        <draw:line draw:style-name="gr2" draw:layer="layout" svg:x1="0.638cm" svg:y1="11.736cm" svg:x2="0.618cm" svg:y2="11.769cm">
          <text:p/>
        </draw:line>
        <draw:line draw:style-name="gr2" draw:layer="layout" svg:x1="0.619cm" svg:y1="11.768cm" svg:x2="0.611cm" svg:y2="11.805cm">
          <text:p/>
        </draw:line>
        <draw:line draw:style-name="gr2" draw:layer="layout" svg:x1="0.611cm" svg:y1="11.804cm" svg:x2="0.619cm" svg:y2="11.841cm">
          <text:p/>
        </draw:line>
        <draw:line draw:style-name="gr2" draw:layer="layout" svg:x1="0.618cm" svg:y1="11.84cm" svg:x2="0.638cm" svg:y2="11.873cm">
          <text:p/>
        </draw:line>
        <draw:line draw:style-name="gr2" draw:layer="layout" svg:x1="0.637cm" svg:y1="11.872cm" svg:x2="0.665cm" svg:y2="11.896cm">
          <text:p/>
        </draw:line>
        <draw:line draw:style-name="gr2" draw:layer="layout" svg:x1="0.664cm" svg:y1="11.895cm" svg:x2="0.699cm" svg:y2="11.909cm">
          <text:p/>
        </draw:line>
        <draw:line draw:style-name="gr2" draw:layer="layout" svg:x1="0.698cm" svg:y1="11.908cm" svg:x2="0.734cm" svg:y2="11.908cm">
          <text:p/>
        </draw:line>
        <draw:line draw:style-name="gr2" draw:layer="layout" svg:x1="0.734cm" svg:y1="11.909cm" svg:x2="0.769cm" svg:y2="11.895cm">
          <text:p/>
        </draw:line>
        <draw:line draw:style-name="gr2" draw:layer="layout" svg:x1="0.768cm" svg:y1="11.896cm" svg:x2="0.796cm" svg:y2="11.872cm">
          <text:p/>
        </draw:line>
        <draw:line draw:style-name="gr2" draw:layer="layout" svg:x1="0.795cm" svg:y1="11.873cm" svg:x2="0.815cm" svg:y2="11.84cm">
          <text:p/>
        </draw:line>
        <draw:line draw:style-name="gr2" draw:layer="layout" svg:x1="0.814cm" svg:y1="11.841cm" svg:x2="0.822cm" svg:y2="11.804cm">
          <text:p/>
        </draw:line>
        <draw:line draw:style-name="gr2" draw:layer="layout" svg:x1="0.664cm" svg:y1="11.804cm" svg:x2="0.768cm" svg:y2="11.804cm">
          <text:p/>
        </draw:line>
        <draw:line draw:style-name="gr2" draw:layer="layout" svg:x1="0.715cm" svg:y1="11.857cm" svg:x2="0.715cm" svg:y2="11.751cm">
          <text:p/>
        </draw:line>
        <draw:line draw:style-name="gr1" draw:layer="layout" svg:x1="1.03cm" svg:y1="11.595cm" svg:x2="0.821cm" svg:y2="11.595cm">
          <text:p/>
        </draw:line>
        <draw:frame draw:style-name="gr7" draw:layer="layout" svg:width="0.303cm" svg:height="0.192cm" svg:x="0.249cm" svg:y="11.747cm">
          <draw:text-box>
            <text:p text:style-name="P1"><text:span text:style-name="T1">+5V</text:span></text:p>
          </draw:text-box>
        </draw:frame>
        <draw:line draw:style-name="gr2" draw:layer="layout" svg:x1="0.822cm" svg:y1="11.596cm" svg:x2="0.814cm" svg:y2="11.559cm">
          <text:p/>
        </draw:line>
        <draw:line draw:style-name="gr2" draw:layer="layout" svg:x1="0.815cm" svg:y1="11.56cm" svg:x2="0.795cm" svg:y2="11.529cm">
          <text:p/>
        </draw:line>
        <draw:line draw:style-name="gr2" draw:layer="layout" svg:x1="0.796cm" svg:y1="11.53cm" svg:x2="0.768cm" svg:y2="11.506cm">
          <text:p/>
        </draw:line>
        <draw:line draw:style-name="gr2" draw:layer="layout" svg:x1="0.769cm" svg:y1="11.507cm" svg:x2="0.734cm" svg:y2="11.493cm">
          <text:p/>
        </draw:line>
        <draw:line draw:style-name="gr2" draw:layer="layout" svg:x1="0.734cm" svg:y1="11.493cm" svg:x2="0.698cm" svg:y2="11.493cm">
          <text:p/>
        </draw:line>
        <draw:line draw:style-name="gr2" draw:layer="layout" svg:x1="0.699cm" svg:y1="11.493cm" svg:x2="0.664cm" svg:y2="11.507cm">
          <text:p/>
        </draw:line>
        <draw:line draw:style-name="gr2" draw:layer="layout" svg:x1="0.665cm" svg:y1="11.506cm" svg:x2="0.637cm" svg:y2="11.53cm">
          <text:p/>
        </draw:line>
        <draw:line draw:style-name="gr2" draw:layer="layout" svg:x1="0.638cm" svg:y1="11.529cm" svg:x2="0.618cm" svg:y2="11.56cm">
          <text:p/>
        </draw:line>
        <draw:line draw:style-name="gr2" draw:layer="layout" svg:x1="0.619cm" svg:y1="11.559cm" svg:x2="0.611cm" svg:y2="11.596cm">
          <text:p/>
        </draw:line>
        <draw:line draw:style-name="gr2" draw:layer="layout" svg:x1="0.611cm" svg:y1="11.595cm" svg:x2="0.619cm" svg:y2="11.632cm">
          <text:p/>
        </draw:line>
        <draw:line draw:style-name="gr2" draw:layer="layout" svg:x1="0.618cm" svg:y1="11.631cm" svg:x2="0.638cm" svg:y2="11.663cm">
          <text:p/>
        </draw:line>
        <draw:line draw:style-name="gr2" draw:layer="layout" svg:x1="0.637cm" svg:y1="11.662cm" svg:x2="0.665cm" svg:y2="11.687cm">
          <text:p/>
        </draw:line>
        <draw:line draw:style-name="gr2" draw:layer="layout" svg:x1="0.664cm" svg:y1="11.686cm" svg:x2="0.699cm" svg:y2="11.699cm">
          <text:p/>
        </draw:line>
        <draw:line draw:style-name="gr2" draw:layer="layout" svg:x1="0.698cm" svg:y1="11.698cm" svg:x2="0.734cm" svg:y2="11.698cm">
          <text:p/>
        </draw:line>
        <draw:line draw:style-name="gr2" draw:layer="layout" svg:x1="0.734cm" svg:y1="11.699cm" svg:x2="0.769cm" svg:y2="11.686cm">
          <text:p/>
        </draw:line>
        <draw:line draw:style-name="gr2" draw:layer="layout" svg:x1="0.768cm" svg:y1="11.687cm" svg:x2="0.796cm" svg:y2="11.662cm">
          <text:p/>
        </draw:line>
        <draw:line draw:style-name="gr2" draw:layer="layout" svg:x1="0.795cm" svg:y1="11.663cm" svg:x2="0.815cm" svg:y2="11.631cm">
          <text:p/>
        </draw:line>
        <draw:line draw:style-name="gr2" draw:layer="layout" svg:x1="0.814cm" svg:y1="11.632cm" svg:x2="0.822cm" svg:y2="11.595cm">
          <text:p/>
        </draw:line>
        <draw:line draw:style-name="gr2" draw:layer="layout" svg:x1="0.664cm" svg:y1="11.595cm" svg:x2="0.768cm" svg:y2="11.595cm">
          <text:p/>
        </draw:line>
        <draw:line draw:style-name="gr2" draw:layer="layout" svg:x1="0.715cm" svg:y1="11.648cm" svg:x2="0.715cm" svg:y2="11.544cm">
          <text:p/>
        </draw:line>
        <draw:polygon draw:style-name="gr5" draw:layer="layout" svg:width="0.313cm" svg:height="0.051cm" svg:x="1.187cm" svg:y="12.64cm" svg:viewBox="0 0 314 52" draw:points="0,0 314,0 314,52 0,52">
          <text:p/>
        </draw:polygon>
        <draw:polygon draw:style-name="gr6" draw:layer="layout" svg:width="0.313cm" svg:height="0.051cm" svg:x="1.187cm" svg:y="12.64cm" svg:viewBox="0 0 314 52" draw:points="0,0 314,0 314,52 0,52">
          <text:p/>
        </draw:polygon>
        <draw:line draw:style-name="gr1" draw:layer="layout" svg:x1="1.344cm" svg:y1="12.431cm" svg:x2="1.344cm" svg:y2="12.64cm">
          <text:p/>
        </draw:line>
        <draw:path draw:style-name="gr8" draw:layer="layout" svg:width="0.049cm" svg:height="0.049cm" svg:x="13.279cm" svg:y="12.509cm" svg:viewBox="0 0 50 50" svg:d="M0 24c0 14 11 26 25 26 13 0 25-12 25-26 0-13-12-24-25-24-14 0-25 11-25 24z">
          <text:p/>
        </draw:path>
        <draw:path draw:style-name="gr1" draw:layer="layout" svg:width="0.049cm" svg:height="0.049cm" svg:x="13.279cm" svg:y="12.509cm" svg:viewBox="0 0 50 50" svg:d="M0 24c0 14 11 26 25 26 13 0 25-12 25-26 0-13-12-24-25-24-14 0-25 11-25 24z">
          <text:p/>
        </draw:path>
        <draw:frame draw:style-name="gr7" draw:layer="layout" svg:width="0.303cm" svg:height="0.192cm" svg:x="0.249cm" svg:y="11.537cm">
          <draw:text-box>
            <text:p text:style-name="P1"><text:span text:style-name="T1">+3V</text:span></text:p>
          </draw:text-box>
        </draw:frame>
        <draw:path draw:style-name="gr8" draw:layer="layout" svg:width="0.049cm" svg:height="0.048cm" svg:x="13.279cm" svg:y="12.719cm" svg:viewBox="0 0 50 49" svg:d="M0 24c0 14 11 25 25 25 13 0 25-11 25-25s-12-24-25-24c-14 0-25 10-25 24z">
          <text:p/>
        </draw:path>
        <draw:path draw:style-name="gr1" draw:layer="layout" svg:width="0.049cm" svg:height="0.048cm" svg:x="13.279cm" svg:y="12.719cm" svg:viewBox="0 0 50 49" svg:d="M0 24c0 14 11 25 25 25 13 0 25-11 25-25s-12-24-25-24c-14 0-25 10-25 24z">
          <text:p/>
        </draw:path>
        <draw:frame draw:style-name="gr9" draw:layer="layout" svg:width="0.121cm" svg:height="0.128cm" svg:x="13.33cm" svg:y="12.563cm">
          <draw:text-box>
            <text:p text:style-name="P1"><text:span text:style-name="T2">15</text:span></text:p>
          </draw:text-box>
        </draw:frame>
        <draw:path draw:style-name="gr8" draw:layer="layout" svg:width="0.049cm" svg:height="0.049cm" svg:x="13.279cm" svg:y="12.928cm" svg:viewBox="0 0 50 50" svg:d="M0 25c0 14 11 25 25 25 13 0 25-11 25-25 0-13-12-25-25-25-14 0-25 12-25 25z">
          <text:p/>
        </draw:path>
        <draw:path draw:style-name="gr1" draw:layer="layout" svg:width="0.049cm" svg:height="0.049cm" svg:x="13.279cm" svg:y="12.928cm" svg:viewBox="0 0 50 50" svg:d="M0 25c0 14 11 25 25 25 13 0 25-11 25-25 0-13-12-25-25-25-14 0-25 12-25 25z">
          <text:p/>
        </draw:path>
        <draw:frame draw:style-name="gr9" draw:layer="layout" svg:width="0.121cm" svg:height="0.128cm" svg:x="13.33cm" svg:y="12.771cm">
          <draw:text-box>
            <text:p text:style-name="P1"><text:span text:style-name="T2">14</text:span></text:p>
          </draw:text-box>
        </draw:frame>
        <draw:path draw:style-name="gr8" draw:layer="layout" svg:width="0.049cm" svg:height="0.048cm" svg:x="13.279cm" svg:y="13.136cm" svg:viewBox="0 0 50 49" svg:d="M0 24c0 13 11 25 25 25 13 0 25-12 25-25 0-14-12-24-25-24-14 0-25 10-25 24z">
          <text:p/>
        </draw:path>
        <draw:path draw:style-name="gr1" draw:layer="layout" svg:width="0.049cm" svg:height="0.048cm" svg:x="13.279cm" svg:y="13.136cm" svg:viewBox="0 0 50 49" svg:d="M0 24c0 13 11 25 25 25 13 0 25-12 25-25 0-14-12-24-25-24-14 0-25 10-25 24z">
          <text:p/>
        </draw:path>
        <draw:frame draw:style-name="gr9" draw:layer="layout" svg:width="0.121cm" svg:height="0.128cm" svg:x="13.33cm" svg:y="12.98cm">
          <draw:text-box>
            <text:p text:style-name="P1"><text:span text:style-name="T2">13</text:span></text:p>
          </draw:text-box>
        </draw:frame>
        <draw:path draw:style-name="gr8" draw:layer="layout" svg:width="0.049cm" svg:height="0.049cm" svg:x="13.279cm" svg:y="13.345cm" svg:viewBox="0 0 50 50" svg:d="M0 25c0 14 11 25 25 25 13 0 25-11 25-25s-12-25-25-25c-14 0-25 11-25 25z">
          <text:p/>
        </draw:path>
        <draw:path draw:style-name="gr1" draw:layer="layout" svg:width="0.049cm" svg:height="0.049cm" svg:x="13.279cm" svg:y="13.345cm" svg:viewBox="0 0 50 50" svg:d="M0 25c0 14 11 25 25 25 13 0 25-11 25-25s-12-25-25-25c-14 0-25 11-25 25z">
          <text:p/>
        </draw:path>
        <draw:frame draw:style-name="gr9" draw:layer="layout" svg:width="0.121cm" svg:height="0.128cm" svg:x="13.33cm" svg:y="13.19cm">
          <draw:text-box>
            <text:p text:style-name="P1"><text:span text:style-name="T2">12</text:span></text:p>
          </draw:text-box>
        </draw:frame>
        <draw:path draw:style-name="gr8" draw:layer="layout" svg:width="0.049cm" svg:height="0.048cm" svg:x="13.279cm" svg:y="13.555cm" svg:viewBox="0 0 50 49" svg:d="M0 25c0 13 11 24 25 24 13 0 25-11 25-24s-12-25-25-25c-14 0-25 12-25 25z">
          <text:p/>
        </draw:path>
        <draw:path draw:style-name="gr1" draw:layer="layout" svg:width="0.049cm" svg:height="0.048cm" svg:x="13.279cm" svg:y="13.555cm" svg:viewBox="0 0 50 49" svg:d="M0 25c0 13 11 24 25 24 13 0 25-11 25-24s-12-25-25-25c-14 0-25 12-25 25z">
          <text:p/>
        </draw:path>
        <draw:frame draw:style-name="gr9" draw:layer="layout" svg:width="0.121cm" svg:height="0.128cm" svg:x="13.33cm" svg:y="13.397cm">
          <draw:text-box>
            <text:p text:style-name="P1"><text:span text:style-name="T2">11</text:span></text:p>
          </draw:text-box>
        </draw:frame>
        <draw:path draw:style-name="gr8" draw:layer="layout" svg:width="0.049cm" svg:height="0.049cm" svg:x="13.279cm" svg:y="13.762cm" svg:viewBox="0 0 50 50" svg:d="M0 24c0 14 11 26 25 26 13 0 25-12 25-26 0-13-12-24-25-24-14 0-25 11-25 24z">
          <text:p/>
        </draw:path>
        <draw:path draw:style-name="gr1" draw:layer="layout" svg:width="0.049cm" svg:height="0.049cm" svg:x="13.279cm" svg:y="13.762cm" svg:viewBox="0 0 50 50" svg:d="M0 24c0 14 11 26 25 26 13 0 25-12 25-26 0-13-12-24-25-24-14 0-25 11-25 24z">
          <text:p/>
        </draw:path>
        <draw:frame draw:style-name="gr9" draw:layer="layout" svg:width="0.121cm" svg:height="0.128cm" svg:x="13.33cm" svg:y="13.607cm">
          <draw:text-box>
            <text:p text:style-name="P1"><text:span text:style-name="T2">10</text:span></text:p>
          </draw:text-box>
        </draw:frame>
        <draw:path draw:style-name="gr8" draw:layer="layout" svg:width="0.049cm" svg:height="0.048cm" svg:x="13.279cm" svg:y="13.972cm" svg:viewBox="0 0 50 49" svg:d="M0 25c0 13 11 24 25 24 13 0 25-11 25-24 0-14-12-25-25-25-14 0-25 11-25 25z">
          <text:p/>
        </draw:path>
        <draw:path draw:style-name="gr1" draw:layer="layout" svg:width="0.049cm" svg:height="0.048cm" svg:x="13.279cm" svg:y="13.972cm" svg:viewBox="0 0 50 49" svg:d="M0 25c0 13 11 24 25 24 13 0 25-11 25-24 0-14-12-25-25-25-14 0-25 11-25 25z">
          <text:p/>
        </draw:path>
        <draw:frame draw:style-name="gr10" draw:layer="layout" svg:width="0.061cm" svg:height="0.128cm" svg:x="13.33cm" svg:y="13.816cm">
          <draw:text-box>
            <text:p text:style-name="P1"><text:span text:style-name="T2">9</text:span></text:p>
          </draw:text-box>
        </draw:frame>
        <draw:path draw:style-name="gr8" draw:layer="layout" svg:width="0.049cm" svg:height="0.049cm" svg:x="13.279cm" svg:y="14.181cm" svg:viewBox="0 0 50 50" svg:d="M0 26c0 13 11 24 25 24 13 0 25-11 25-24 0-14-12-26-25-26-14 0-25 12-25 26z">
          <text:p/>
        </draw:path>
        <draw:path draw:style-name="gr1" draw:layer="layout" svg:width="0.049cm" svg:height="0.049cm" svg:x="13.279cm" svg:y="14.181cm" svg:viewBox="0 0 50 50" svg:d="M0 26c0 13 11 24 25 24 13 0 25-11 25-24 0-14-12-26-25-26-14 0-25 12-25 26z">
          <text:p/>
        </draw:path>
        <draw:frame draw:style-name="gr10" draw:layer="layout" svg:width="0.061cm" svg:height="0.128cm" svg:x="13.33cm" svg:y="14.024cm">
          <draw:text-box>
            <text:p text:style-name="P1"><text:span text:style-name="T2">8</text:span></text:p>
          </draw:text-box>
        </draw:frame>
        <draw:path draw:style-name="gr8" draw:layer="layout" svg:width="0.049cm" svg:height="0.048cm" svg:x="13.279cm" svg:y="14.389cm" svg:viewBox="0 0 50 49" svg:d="M0 24c0 14 11 25 25 25 13 0 25-11 25-25 0-13-12-24-25-24-14 0-25 11-25 24z">
          <text:p/>
        </draw:path>
        <draw:path draw:style-name="gr1" draw:layer="layout" svg:width="0.049cm" svg:height="0.048cm" svg:x="13.279cm" svg:y="14.389cm" svg:viewBox="0 0 50 49" svg:d="M0 24c0 14 11 25 25 25 13 0 25-11 25-25 0-13-12-24-25-24-14 0-25 11-25 24z">
          <text:p/>
        </draw:path>
        <draw:frame draw:style-name="gr10" draw:layer="layout" svg:width="0.061cm" svg:height="0.128cm" svg:x="13.33cm" svg:y="14.233cm">
          <draw:text-box>
            <text:p text:style-name="P1"><text:span text:style-name="T2">7</text:span></text:p>
          </draw:text-box>
        </draw:frame>
        <draw:path draw:style-name="gr8" draw:layer="layout" svg:width="0.049cm" svg:height="0.049cm" svg:x="13.279cm" svg:y="14.598cm" svg:viewBox="0 0 50 50" svg:d="M0 25c0 14 11 25 25 25 13 0 25-11 25-25s-12-25-25-25c-14 0-25 11-25 25z">
          <text:p/>
        </draw:path>
        <draw:path draw:style-name="gr1" draw:layer="layout" svg:width="0.049cm" svg:height="0.049cm" svg:x="13.279cm" svg:y="14.598cm" svg:viewBox="0 0 50 50" svg:d="M0 25c0 14 11 25 25 25 13 0 25-11 25-25s-12-25-25-25c-14 0-25 11-25 25z">
          <text:p/>
        </draw:path>
        <draw:frame draw:style-name="gr10" draw:layer="layout" svg:width="0.061cm" svg:height="0.128cm" svg:x="13.33cm" svg:y="14.443cm">
          <draw:text-box>
            <text:p text:style-name="P1"><text:span text:style-name="T2">6</text:span></text:p>
          </draw:text-box>
        </draw:frame>
        <draw:path draw:style-name="gr8" draw:layer="layout" svg:width="0.049cm" svg:height="0.047cm" svg:x="13.279cm" svg:y="14.808cm" svg:viewBox="0 0 50 48" svg:d="M0 24c0 13 11 24 25 24 13 0 25-11 25-24s-12-24-25-24c-14 0-25 11-25 24z">
          <text:p/>
        </draw:path>
        <draw:path draw:style-name="gr1" draw:layer="layout" svg:width="0.049cm" svg:height="0.047cm" svg:x="13.279cm" svg:y="14.808cm" svg:viewBox="0 0 50 48" svg:d="M0 24c0 13 11 24 25 24 13 0 25-11 25-24s-12-24-25-24c-14 0-25 11-25 24z">
          <text:p/>
        </draw:path>
        <draw:frame draw:style-name="gr10" draw:layer="layout" svg:width="0.061cm" svg:height="0.128cm" svg:x="13.33cm" svg:y="14.65cm">
          <draw:text-box>
            <text:p text:style-name="P1"><text:span text:style-name="T2">5</text:span></text:p>
          </draw:text-box>
        </draw:frame>
        <draw:path draw:style-name="gr8" draw:layer="layout" svg:width="0.049cm" svg:height="0.049cm" svg:x="13.279cm" svg:y="15.015cm" svg:viewBox="0 0 50 50" svg:d="M0 24c0 15 11 26 25 26 13 0 25-11 25-26 0-13-12-24-25-24-14 0-25 11-25 24z">
          <text:p/>
        </draw:path>
        <draw:path draw:style-name="gr1" draw:layer="layout" svg:width="0.049cm" svg:height="0.049cm" svg:x="13.279cm" svg:y="15.015cm" svg:viewBox="0 0 50 50" svg:d="M0 24c0 15 11 26 25 26 13 0 25-11 25-26 0-13-12-24-25-24-14 0-25 11-25 24z">
          <text:p/>
        </draw:path>
        <draw:frame draw:style-name="gr10" draw:layer="layout" svg:width="0.061cm" svg:height="0.128cm" svg:x="13.33cm" svg:y="14.86cm">
          <draw:text-box>
            <text:p text:style-name="P1"><text:span text:style-name="T2">4</text:span></text:p>
          </draw:text-box>
        </draw:frame>
        <draw:path draw:style-name="gr8" draw:layer="layout" svg:width="0.049cm" svg:height="0.048cm" svg:x="13.279cm" svg:y="15.225cm" svg:viewBox="0 0 50 49" svg:d="M0 25c0 13 11 24 25 24 13 0 25-11 25-24 0-14-12-25-25-25-14 0-25 11-25 25z">
          <text:p/>
        </draw:path>
        <draw:path draw:style-name="gr1" draw:layer="layout" svg:width="0.049cm" svg:height="0.048cm" svg:x="13.279cm" svg:y="15.225cm" svg:viewBox="0 0 50 49" svg:d="M0 25c0 13 11 24 25 24 13 0 25-11 25-24 0-14-12-25-25-25-14 0-25 11-25 25z">
          <text:p/>
        </draw:path>
        <draw:frame draw:style-name="gr10" draw:layer="layout" svg:width="0.061cm" svg:height="0.128cm" svg:x="13.33cm" svg:y="15.069cm">
          <draw:text-box>
            <text:p text:style-name="P1"><text:span text:style-name="T2">3</text:span></text:p>
          </draw:text-box>
        </draw:frame>
        <draw:path draw:style-name="gr8" draw:layer="layout" svg:width="0.049cm" svg:height="0.049cm" svg:x="13.279cm" svg:y="15.434cm" svg:viewBox="0 0 50 50" svg:d="M0 25c0 13 11 25 25 25 13 0 25-12 25-25 0-14-12-25-25-25-14 0-25 11-25 25z">
          <text:p/>
        </draw:path>
        <draw:path draw:style-name="gr1" draw:layer="layout" svg:width="0.049cm" svg:height="0.049cm" svg:x="13.279cm" svg:y="15.434cm" svg:viewBox="0 0 50 50" svg:d="M0 25c0 13 11 25 25 25 13 0 25-12 25-25 0-14-12-25-25-25-14 0-25 11-25 25z">
          <text:p/>
        </draw:path>
        <draw:frame draw:style-name="gr10" draw:layer="layout" svg:width="0.061cm" svg:height="0.128cm" svg:x="13.33cm" svg:y="15.277cm">
          <draw:text-box>
            <text:p text:style-name="P1"><text:span text:style-name="T2">2</text:span></text:p>
          </draw:text-box>
        </draw:frame>
        <draw:line draw:style-name="gr2" draw:layer="layout" svg:x1="13.201cm" svg:y1="15.563cm" svg:x2="13.201cm" svg:y2="12.431cm">
          <text:p/>
        </draw:line>
        <draw:line draw:style-name="gr2" draw:layer="layout" svg:x1="13.411cm" svg:y1="12.431cm" svg:x2="13.201cm" svg:y2="12.431cm">
          <text:p/>
        </draw:line>
        <draw:line draw:style-name="gr2" draw:layer="layout" svg:x1="13.411cm" svg:y1="12.431cm" svg:x2="13.411cm" svg:y2="15.563cm">
          <text:p/>
        </draw:line>
        <draw:line draw:style-name="gr2" draw:layer="layout" svg:x1="13.201cm" svg:y1="15.563cm" svg:x2="13.411cm" svg:y2="15.563cm">
          <text:p/>
        </draw:line>
        <draw:frame draw:style-name="gr10" draw:layer="layout" svg:width="0.061cm" svg:height="0.128cm" svg:x="13.33cm" svg:y="15.486cm">
          <draw:text-box>
            <text:p text:style-name="P1"><text:span text:style-name="T2">1</text:span></text:p>
          </draw:text-box>
        </draw:frame>
        <draw:frame draw:style-name="gr11" draw:layer="layout" svg:width="0.15cm" svg:height="0.255cm" draw:transform="rotate (1.5707963267949) translate (12.989cm 15.341cm)">
          <draw:text-box>
            <text:p text:style-name="P1"><text:span text:style-name="T3">K</text:span></text:p>
          </draw:text-box>
        </draw:frame>
        <draw:frame draw:style-name="gr11" draw:layer="layout" svg:width="0.125cm" svg:height="0.255cm" draw:transform="rotate (1.5707963267949) translate (12.989cm 15.193cm)">
          <draw:text-box>
            <text:p text:style-name="P1"><text:span text:style-name="T3">8</text:span></text:p>
          </draw:text-box>
        </draw:frame>
        <draw:frame draw:style-name="gr11" draw:layer="layout" svg:width="0.15cm" svg:height="0.255cm" draw:transform="rotate (1.5707963267949) translate (12.989cm 14.975cm)">
          <draw:text-box>
            <text:p text:style-name="P1"><text:span text:style-name="T3">K</text:span></text:p>
          </draw:text-box>
        </draw:frame>
        <draw:frame draw:style-name="gr11" draw:layer="layout" svg:width="0.125cm" svg:height="0.255cm" draw:transform="rotate (1.5707963267949) translate (12.989cm 14.827cm)">
          <draw:text-box>
            <text:p text:style-name="P1"><text:span text:style-name="T3">1</text:span></text:p>
          </draw:text-box>
        </draw:frame>
        <draw:frame draw:style-name="gr11" draw:layer="layout" svg:width="0.15cm" svg:height="0.255cm" draw:transform="rotate (1.5707963267949) translate (12.989cm 14.703cm)">
          <draw:text-box>
            <text:p text:style-name="P1"><text:span text:style-name="T3">X</text:span></text:p>
          </draw:text-box>
        </draw:frame>
        <draw:frame draw:style-name="gr11" draw:layer="layout" svg:width="0.125cm" svg:height="0.255cm" draw:transform="rotate (1.5707963267949) translate (12.989cm 14.555cm)">
          <draw:text-box>
            <text:p text:style-name="P1"><text:span text:style-name="T3">1</text:span></text:p>
          </draw:text-box>
        </draw:frame>
        <draw:frame draw:style-name="gr11" draw:layer="layout" svg:width="0.125cm" svg:height="0.255cm" draw:transform="rotate (1.5707963267949) translate (12.989cm 14.431cm)">
          <draw:text-box>
            <text:p text:style-name="P1"><text:span text:style-name="T3">5</text:span></text:p>
          </draw:text-box>
        </draw:frame>
        <draw:frame draw:style-name="gr11" draw:layer="layout" svg:width="0.125cm" svg:height="0.255cm" draw:transform="rotate (1.5707963267949) translate (12.989cm 14.308cm)">
          <draw:text-box>
            <text:p text:style-name="P1"><text:span text:style-name="T3">_</text:span></text:p>
          </draw:text-box>
        </draw:frame>
        <draw:frame draw:style-name="gr11" draw:layer="layout" svg:width="0.15cm" svg:height="0.255cm" draw:transform="rotate (1.5707963267949) translate (12.989cm 14.184cm)">
          <draw:text-box>
            <text:p text:style-name="P1"><text:span text:style-name="T3">B</text:span></text:p>
          </draw:text-box>
        </draw:frame>
        <draw:frame draw:style-name="gr11" draw:layer="layout" svg:width="0.163cm" svg:height="0.255cm" draw:transform="rotate (1.5707963267949) translate (12.989cm 14.036cm)">
          <draw:text-box>
            <text:p text:style-name="P1"><text:span text:style-name="T3">U</text:span></text:p>
          </draw:text-box>
        </draw:frame>
        <draw:frame draw:style-name="gr11" draw:layer="layout" svg:width="0.163cm" svg:height="0.255cm" draw:transform="rotate (1.5707963267949) translate (12.989cm 13.875cm)">
          <draw:text-box>
            <text:p text:style-name="P1"><text:span text:style-name="T3">C</text:span></text:p>
          </draw:text-box>
        </draw:frame>
        <draw:frame draw:style-name="gr11" draw:layer="layout" svg:width="0.163cm" svg:height="0.255cm" draw:transform="rotate (1.5707963267949) translate (12.989cm 13.715cm)">
          <draw:text-box>
            <text:p text:style-name="P1"><text:span text:style-name="T3">H</text:span></text:p>
          </draw:text-box>
        </draw:frame>
        <draw:frame draw:style-name="gr11" draw:layer="layout" svg:width="0.15cm" svg:height="0.255cm" draw:transform="rotate (1.5707963267949) translate (12.989cm 13.555cm)">
          <draw:text-box>
            <text:p text:style-name="P1"><text:span text:style-name="T3">S</text:span></text:p>
          </draw:text-box>
        </draw:frame>
        <draw:line draw:style-name="gr1" draw:layer="layout" svg:x1="1.604cm" svg:y1="11.595cm" svg:x2="1.813cm" svg:y2="11.595cm">
          <text:p/>
        </draw:line>
        <draw:frame draw:style-name="gr11" draw:layer="layout" svg:width="0.15cm" svg:height="0.255cm" draw:transform="rotate (1.5707963267949) translate (12.989cm 13.406cm)">
          <draw:text-box>
            <text:p text:style-name="P1"><text:span text:style-name="T3">E</text:span></text:p>
          </draw:text-box>
        </draw:frame>
        <draw:line draw:style-name="gr1" draw:layer="layout" svg:x1="1.604cm" svg:y1="11.804cm" svg:x2="1.813cm" svg:y2="11.804cm">
          <text:p/>
        </draw:line>
        <draw:frame draw:style-name="gr10" draw:layer="layout" svg:width="0.061cm" svg:height="0.128cm" svg:x="1.722cm" svg:y="11.624cm">
          <draw:text-box>
            <text:p text:style-name="P1"><text:span text:style-name="T2">3</text:span></text:p>
          </draw:text-box>
        </draw:frame>
        <draw:line draw:style-name="gr1" draw:layer="layout" svg:x1="1.604cm" svg:y1="12.014cm" svg:x2="1.813cm" svg:y2="12.014cm">
          <text:p/>
        </draw:line>
        <draw:frame draw:style-name="gr10" draw:layer="layout" svg:width="0.061cm" svg:height="0.128cm" svg:x="1.722cm" svg:y="11.831cm">
          <draw:text-box>
            <text:p text:style-name="P1"><text:span text:style-name="T2">2</text:span></text:p>
          </draw:text-box>
        </draw:frame>
        <draw:frame draw:style-name="gr10" draw:layer="layout" svg:width="0.061cm" svg:height="0.128cm" svg:x="1.722cm" svg:y="12.041cm">
          <draw:text-box>
            <text:p text:style-name="P1"><text:span text:style-name="T2">1</text:span></text:p>
          </draw:text-box>
        </draw:frame>
        <draw:frame draw:style-name="gr11" draw:layer="layout" svg:width="0.125cm" svg:height="0.255cm" draw:transform="rotate (1.5707963267949) translate (2.177cm 12.211cm)">
          <draw:text-box>
            <text:p text:style-name="P1"><text:span text:style-name="T3">6</text:span></text:p>
          </draw:text-box>
        </draw:frame>
        <draw:frame draw:style-name="gr11" draw:layer="layout" svg:width="0.125cm" svg:height="0.255cm" draw:transform="rotate (1.5707963267949) translate (2.177cm 12.087cm)">
          <draw:text-box>
            <text:p text:style-name="P1"><text:span text:style-name="T3">4</text:span></text:p>
          </draw:text-box>
        </draw:frame>
        <draw:frame draw:style-name="gr11" draw:layer="layout" svg:width="0.125cm" svg:height="0.255cm" draw:transform="rotate (1.5707963267949) translate (2.177cm 11.963cm)">
          <draw:text-box>
            <text:p text:style-name="P1"><text:span text:style-name="T3">0</text:span></text:p>
          </draw:text-box>
        </draw:frame>
        <draw:frame draw:style-name="gr11" draw:layer="layout" svg:width="0.125cm" svg:height="0.255cm" draw:transform="rotate (1.5707963267949) translate (2.177cm 11.84cm)">
          <draw:text-box>
            <text:p text:style-name="P1"><text:span text:style-name="T3">4</text:span></text:p>
          </draw:text-box>
        </draw:frame>
        <draw:frame draw:style-name="gr11" draw:layer="layout" svg:width="0.125cm" svg:height="0.255cm" draw:transform="rotate (1.5707963267949) translate (2.177cm 11.716cm)">
          <draw:text-box>
            <text:p text:style-name="P1"><text:span text:style-name="T3">5</text:span></text:p>
          </draw:text-box>
        </draw:frame>
        <draw:frame draw:style-name="gr11" draw:layer="layout" svg:width="0.125cm" svg:height="0.255cm" draw:transform="rotate (1.5707963267949) translate (2.177cm 11.593cm)">
          <draw:text-box>
            <text:p text:style-name="P1"><text:span text:style-name="T3">6</text:span></text:p>
          </draw:text-box>
        </draw:frame>
        <draw:frame draw:style-name="gr11" draw:layer="layout" svg:width="0.074cm" svg:height="0.255cm" draw:transform="rotate (1.5707963267949) translate (2.177cm 11.469cm)">
          <draw:text-box>
            <text:p text:style-name="P1"><text:span text:style-name="T3">-</text:span></text:p>
          </draw:text-box>
        </draw:frame>
        <draw:frame draw:style-name="gr11" draw:layer="layout" svg:width="0.125cm" svg:height="0.255cm" draw:transform="rotate (1.5707963267949) translate (2.177cm 11.395cm)">
          <draw:text-box>
            <text:p text:style-name="P1"><text:span text:style-name="T3">3</text:span></text:p>
          </draw:text-box>
        </draw:frame>
        <draw:frame draw:style-name="gr11" draw:layer="layout" svg:width="0.15cm" svg:height="0.255cm" draw:transform="rotate (1.5707963267949) translate (2.177cm 11.391cm)">
          <draw:text-box>
            <text:p text:style-name="P1"><text:span text:style-name="T3">K</text:span></text:p>
          </draw:text-box>
        </draw:frame>
        <draw:line draw:style-name="gr2" draw:layer="layout" svg:x1="2.074cm" svg:y1="12.221cm" svg:x2="1.813cm" svg:y2="12.221cm">
          <text:p/>
        </draw:line>
        <draw:line draw:style-name="gr2" draw:layer="layout" svg:x1="2.074cm" svg:y1="12.221cm" svg:x2="2.074cm" svg:y2="11.387cm">
          <text:p/>
        </draw:line>
        <draw:line draw:style-name="gr2" draw:layer="layout" svg:x1="2.074cm" svg:y1="11.387cm" svg:x2="1.813cm" svg:y2="11.387cm">
          <text:p/>
        </draw:line>
        <draw:line draw:style-name="gr2" draw:layer="layout" svg:x1="1.813cm" svg:y1="12.221cm" svg:x2="1.813cm" svg:y2="11.387cm">
          <text:p/>
        </draw:line>
        <draw:line draw:style-name="gr1" draw:layer="layout" svg:x1="16.596cm" svg:y1="13.423cm" svg:x2="16.389cm" svg:y2="13.423cm">
          <text:p/>
        </draw:line>
        <draw:frame draw:style-name="gr11" draw:layer="layout" svg:width="0.125cm" svg:height="0.255cm" draw:transform="rotate (1.5707963267949) translate (2.177cm 11.243cm)">
          <draw:text-box>
            <text:p text:style-name="P1"><text:span text:style-name="T3">6</text:span></text:p>
          </draw:text-box>
        </draw:frame>
        <draw:line draw:style-name="gr1" draw:layer="layout" svg:x1="16.596cm" svg:y1="13.631cm" svg:x2="16.389cm" svg:y2="13.631cm">
          <text:p/>
        </draw:line>
        <draw:frame draw:style-name="gr10" draw:layer="layout" svg:width="0.061cm" svg:height="0.128cm" svg:x="16.412cm" svg:y="13.45cm">
          <draw:text-box>
            <text:p text:style-name="P1"><text:span text:style-name="T2">2</text:span></text:p>
          </draw:text-box>
        </draw:frame>
        <draw:line draw:style-name="gr1" draw:layer="layout" svg:x1="16.596cm" svg:y1="13.84cm" svg:x2="16.389cm" svg:y2="13.84cm">
          <text:p/>
        </draw:line>
        <draw:frame draw:style-name="gr10" draw:layer="layout" svg:width="0.061cm" svg:height="0.128cm" svg:x="16.412cm" svg:y="13.66cm">
          <draw:text-box>
            <text:p text:style-name="P1"><text:span text:style-name="T2">4</text:span></text:p>
          </draw:text-box>
        </draw:frame>
        <draw:line draw:style-name="gr1" draw:layer="layout" svg:x1="16.596cm" svg:y1="14.05cm" svg:x2="16.389cm" svg:y2="14.05cm">
          <text:p/>
        </draw:line>
        <draw:frame draw:style-name="gr10" draw:layer="layout" svg:width="0.061cm" svg:height="0.128cm" svg:x="16.412cm" svg:y="13.867cm">
          <draw:text-box>
            <text:p text:style-name="P1"><text:span text:style-name="T2">6</text:span></text:p>
          </draw:text-box>
        </draw:frame>
        <draw:line draw:style-name="gr1" draw:layer="layout" svg:x1="16.596cm" svg:y1="14.257cm" svg:x2="16.389cm" svg:y2="14.257cm">
          <text:p/>
        </draw:line>
        <draw:frame draw:style-name="gr10" draw:layer="layout" svg:width="0.061cm" svg:height="0.128cm" svg:x="16.412cm" svg:y="14.077cm">
          <draw:text-box>
            <text:p text:style-name="P1"><text:span text:style-name="T2">8</text:span></text:p>
          </draw:text-box>
        </draw:frame>
        <draw:line draw:style-name="gr1" draw:layer="layout" svg:x1="16.596cm" svg:y1="14.467cm" svg:x2="16.389cm" svg:y2="14.467cm">
          <text:p/>
        </draw:line>
        <draw:frame draw:style-name="gr9" draw:layer="layout" svg:width="0.121cm" svg:height="0.128cm" svg:x="16.412cm" svg:y="14.286cm">
          <draw:text-box>
            <text:p text:style-name="P1"><text:span text:style-name="T2">10</text:span></text:p>
          </draw:text-box>
        </draw:frame>
        <draw:line draw:style-name="gr1" draw:layer="layout" svg:x1="16.596cm" svg:y1="14.676cm" svg:x2="16.389cm" svg:y2="14.676cm">
          <text:p/>
        </draw:line>
        <draw:frame draw:style-name="gr9" draw:layer="layout" svg:width="0.121cm" svg:height="0.128cm" svg:x="16.412cm" svg:y="14.494cm">
          <draw:text-box>
            <text:p text:style-name="P1"><text:span text:style-name="T2">12</text:span></text:p>
          </draw:text-box>
        </draw:frame>
        <draw:line draw:style-name="gr1" draw:layer="layout" svg:x1="16.596cm" svg:y1="14.884cm" svg:x2="16.389cm" svg:y2="14.884cm">
          <text:p/>
        </draw:line>
        <draw:frame draw:style-name="gr9" draw:layer="layout" svg:width="0.121cm" svg:height="0.128cm" svg:x="16.412cm" svg:y="14.703cm">
          <draw:text-box>
            <text:p text:style-name="P1"><text:span text:style-name="T2">14</text:span></text:p>
          </draw:text-box>
        </draw:frame>
        <draw:line draw:style-name="gr1" draw:layer="layout" svg:x1="15.76cm" svg:y1="14.884cm" svg:x2="15.97cm" svg:y2="14.884cm">
          <text:p/>
        </draw:line>
        <draw:frame draw:style-name="gr9" draw:layer="layout" svg:width="0.121cm" svg:height="0.128cm" svg:x="16.412cm" svg:y="14.913cm">
          <draw:text-box>
            <text:p text:style-name="P1"><text:span text:style-name="T2">16</text:span></text:p>
          </draw:text-box>
        </draw:frame>
        <draw:line draw:style-name="gr1" draw:layer="layout" svg:x1="15.76cm" svg:y1="14.676cm" svg:x2="15.97cm" svg:y2="14.676cm">
          <text:p/>
        </draw:line>
        <draw:frame draw:style-name="gr9" draw:layer="layout" svg:width="0.121cm" svg:height="0.128cm" svg:x="15.811cm" svg:y="14.913cm">
          <draw:text-box>
            <text:p text:style-name="P1"><text:span text:style-name="T2">15</text:span></text:p>
          </draw:text-box>
        </draw:frame>
        <draw:line draw:style-name="gr1" draw:layer="layout" svg:x1="15.76cm" svg:y1="14.467cm" svg:x2="15.97cm" svg:y2="14.467cm">
          <text:p/>
        </draw:line>
        <draw:frame draw:style-name="gr9" draw:layer="layout" svg:width="0.121cm" svg:height="0.128cm" svg:x="15.811cm" svg:y="14.703cm">
          <draw:text-box>
            <text:p text:style-name="P1"><text:span text:style-name="T2">13</text:span></text:p>
          </draw:text-box>
        </draw:frame>
        <draw:line draw:style-name="gr1" draw:layer="layout" svg:x1="15.76cm" svg:y1="14.257cm" svg:x2="15.97cm" svg:y2="14.257cm">
          <text:p/>
        </draw:line>
        <draw:frame draw:style-name="gr9" draw:layer="layout" svg:width="0.121cm" svg:height="0.128cm" svg:x="15.811cm" svg:y="14.494cm">
          <draw:text-box>
            <text:p text:style-name="P1"><text:span text:style-name="T2">11</text:span></text:p>
          </draw:text-box>
        </draw:frame>
        <draw:line draw:style-name="gr1" draw:layer="layout" svg:x1="15.76cm" svg:y1="14.05cm" svg:x2="15.97cm" svg:y2="14.05cm">
          <text:p/>
        </draw:line>
        <draw:frame draw:style-name="gr10" draw:layer="layout" svg:width="0.061cm" svg:height="0.128cm" svg:x="15.879cm" svg:y="14.286cm">
          <draw:text-box>
            <text:p text:style-name="P1"><text:span text:style-name="T2">9</text:span></text:p>
          </draw:text-box>
        </draw:frame>
        <draw:line draw:style-name="gr1" draw:layer="layout" svg:x1="15.76cm" svg:y1="13.84cm" svg:x2="15.97cm" svg:y2="13.84cm">
          <text:p/>
        </draw:line>
        <draw:frame draw:style-name="gr10" draw:layer="layout" svg:width="0.061cm" svg:height="0.128cm" svg:x="15.879cm" svg:y="14.077cm">
          <draw:text-box>
            <text:p text:style-name="P1"><text:span text:style-name="T2">7</text:span></text:p>
          </draw:text-box>
        </draw:frame>
        <draw:line draw:style-name="gr1" draw:layer="layout" svg:x1="15.76cm" svg:y1="13.631cm" svg:x2="15.97cm" svg:y2="13.631cm">
          <text:p/>
        </draw:line>
        <draw:frame draw:style-name="gr10" draw:layer="layout" svg:width="0.061cm" svg:height="0.128cm" svg:x="15.879cm" svg:y="13.867cm">
          <draw:text-box>
            <text:p text:style-name="P1"><text:span text:style-name="T2">5</text:span></text:p>
          </draw:text-box>
        </draw:frame>
        <draw:line draw:style-name="gr1" draw:layer="layout" svg:x1="15.76cm" svg:y1="13.423cm" svg:x2="15.97cm" svg:y2="13.423cm">
          <text:p/>
        </draw:line>
        <draw:frame draw:style-name="gr10" draw:layer="layout" svg:width="0.061cm" svg:height="0.128cm" svg:x="15.879cm" svg:y="13.66cm">
          <draw:text-box>
            <text:p text:style-name="P1"><text:span text:style-name="T2">3</text:span></text:p>
          </draw:text-box>
        </draw:frame>
        <draw:frame draw:style-name="gr10" draw:layer="layout" svg:width="0.061cm" svg:height="0.128cm" svg:x="15.879cm" svg:y="13.45cm">
          <draw:text-box>
            <text:p text:style-name="P1"><text:span text:style-name="T2">1</text:span></text:p>
          </draw:text-box>
        </draw:frame>
        <draw:frame draw:style-name="gr12" draw:layer="layout" svg:width="2.703cm" svg:height="0.255cm" svg:x="16.023cm" svg:y="15.143cm">
          <draw:text-box>
            <text:p text:style-name="P1"><text:span text:style-name="T3">WANNENSTECKER-16-ST</text:span></text:p>
          </draw:text-box>
        </draw:frame>
        <draw:line draw:style-name="gr2" draw:layer="layout" svg:x1="16.389cm" svg:y1="15.093cm" svg:x2="15.97cm" svg:y2="15.093cm">
          <text:p/>
        </draw:line>
        <draw:line draw:style-name="gr2" draw:layer="layout" svg:x1="16.389cm" svg:y1="13.214cm" svg:x2="16.389cm" svg:y2="15.093cm">
          <text:p/>
        </draw:line>
        <draw:line draw:style-name="gr2" draw:layer="layout" svg:x1="15.97cm" svg:y1="13.214cm" svg:x2="16.389cm" svg:y2="13.214cm">
          <text:p/>
        </draw:line>
        <draw:line draw:style-name="gr2" draw:layer="layout" svg:x1="15.97cm" svg:y1="15.093cm" svg:x2="15.97cm" svg:y2="13.214cm">
          <text:p/>
        </draw:line>
        <draw:line draw:style-name="gr1" draw:layer="layout" svg:x1="2.44cm" svg:y1="6.896cm" svg:x2="2.44cm" svg:y2="6.688cm">
          <text:p/>
        </draw:line>
        <draw:frame draw:style-name="gr13" draw:layer="layout" svg:width="0.273cm" svg:height="0.255cm" svg:x="15.97cm" svg:y="13.001cm">
          <draw:text-box>
            <text:p text:style-name="P1"><text:span text:style-name="T3">K4</text:span></text:p>
          </draw:text-box>
        </draw:frame>
        <draw:line draw:style-name="gr2" draw:layer="layout" svg:x1="2.545cm" svg:y1="6.583cm" svg:x2="2.537cm" svg:y2="6.546cm">
          <text:p/>
        </draw:line>
        <draw:line draw:style-name="gr2" draw:layer="layout" svg:x1="2.538cm" svg:y1="6.547cm" svg:x2="2.52cm" svg:y2="6.515cm">
          <text:p/>
        </draw:line>
        <draw:line draw:style-name="gr2" draw:layer="layout" svg:x1="2.521cm" svg:y1="6.516cm" svg:x2="2.493cm" svg:y2="6.491cm">
          <text:p/>
        </draw:line>
        <draw:line draw:style-name="gr2" draw:layer="layout" svg:x1="2.494cm" svg:y1="6.492cm" svg:x2="2.457cm" svg:y2="6.481cm">
          <text:p/>
        </draw:line>
        <draw:line draw:style-name="gr2" draw:layer="layout" svg:x1="2.457cm" svg:y1="6.481cm" svg:x2="2.421cm" svg:y2="6.481cm">
          <text:p/>
        </draw:line>
        <draw:line draw:style-name="gr2" draw:layer="layout" svg:x1="2.422cm" svg:y1="6.481cm" svg:x2="2.387cm" svg:y2="6.492cm">
          <text:p/>
        </draw:line>
        <draw:line draw:style-name="gr2" draw:layer="layout" svg:x1="2.388cm" svg:y1="6.491cm" svg:x2="2.36cm" svg:y2="6.516cm">
          <text:p/>
        </draw:line>
        <draw:line draw:style-name="gr2" draw:layer="layout" svg:x1="2.362cm" svg:y1="6.515cm" svg:x2="2.343cm" svg:y2="6.547cm">
          <text:p/>
        </draw:line>
        <draw:line draw:style-name="gr2" draw:layer="layout" svg:x1="2.345cm" svg:y1="6.546cm" svg:x2="2.336cm" svg:y2="6.583cm">
          <text:p/>
        </draw:line>
        <draw:line draw:style-name="gr2" draw:layer="layout" svg:x1="2.336cm" svg:y1="6.582cm" svg:x2="2.345cm" svg:y2="6.619cm">
          <text:p/>
        </draw:line>
        <draw:line draw:style-name="gr2" draw:layer="layout" svg:x1="2.343cm" svg:y1="6.618cm" svg:x2="2.362cm" svg:y2="6.652cm">
          <text:p/>
        </draw:line>
        <draw:line draw:style-name="gr2" draw:layer="layout" svg:x1="2.36cm" svg:y1="6.65cm" svg:x2="2.388cm" svg:y2="6.674cm">
          <text:p/>
        </draw:line>
        <draw:line draw:style-name="gr2" draw:layer="layout" svg:x1="2.387cm" svg:y1="6.673cm" svg:x2="2.422cm" svg:y2="6.687cm">
          <text:p/>
        </draw:line>
        <draw:line draw:style-name="gr2" draw:layer="layout" svg:x1="2.421cm" svg:y1="6.686cm" svg:x2="2.457cm" svg:y2="6.686cm">
          <text:p/>
        </draw:line>
        <draw:line draw:style-name="gr2" draw:layer="layout" svg:x1="2.457cm" svg:y1="6.687cm" svg:x2="2.494cm" svg:y2="6.673cm">
          <text:p/>
        </draw:line>
        <draw:line draw:style-name="gr2" draw:layer="layout" svg:x1="2.493cm" svg:y1="6.674cm" svg:x2="2.521cm" svg:y2="6.65cm">
          <text:p/>
        </draw:line>
        <draw:line draw:style-name="gr2" draw:layer="layout" svg:x1="2.52cm" svg:y1="6.652cm" svg:x2="2.538cm" svg:y2="6.618cm">
          <text:p/>
        </draw:line>
        <draw:line draw:style-name="gr2" draw:layer="layout" svg:x1="2.537cm" svg:y1="6.619cm" svg:x2="2.545cm" svg:y2="6.582cm">
          <text:p/>
        </draw:line>
        <draw:line draw:style-name="gr2" draw:layer="layout" svg:x1="2.44cm" svg:y1="6.532cm" svg:x2="2.44cm" svg:y2="6.635cm">
          <text:p/>
        </draw:line>
        <draw:line draw:style-name="gr2" draw:layer="layout" svg:x1="2.387cm" svg:y1="6.582cm" svg:x2="2.493cm" svg:y2="6.582cm">
          <text:p/>
        </draw:line>
        <draw:polygon draw:style-name="gr5" draw:layer="layout" svg:width="0.141cm" svg:height="0.17cm" svg:x="26.6cm" svg:y="11.264cm" svg:viewBox="0 0 142 171" draw:points="0,171 70,0 142,51">
          <text:p/>
        </draw:polygon>
        <draw:polygon draw:style-name="gr6" draw:layer="layout" svg:width="0.141cm" svg:height="0.17cm" svg:x="26.6cm" svg:y="11.264cm" svg:viewBox="0 0 142 171" draw:points="0,171 70,0 142,51">
          <text:p/>
        </draw:polygon>
        <draw:polygon draw:style-name="gr5" draw:layer="layout" svg:width="0.142cm" svg:height="0.17cm" svg:x="26.487cm" svg:y="11.19cm" svg:viewBox="0 0 143 171" draw:points="0,171 72,0 143,47">
          <text:p/>
        </draw:polygon>
        <draw:polygon draw:style-name="gr6" draw:layer="layout" svg:width="0.142cm" svg:height="0.17cm" svg:x="26.487cm" svg:y="11.19cm" svg:viewBox="0 0 143 171" draw:points="0,171 72,0 143,47">
          <text:p/>
        </draw:polygon>
        <draw:line draw:style-name="gr1" draw:layer="layout" svg:x1="26.314cm" svg:y1="10.968cm" svg:x2="26.574cm" svg:y2="10.968cm">
          <text:p/>
        </draw:line>
        <draw:frame draw:style-name="gr7" draw:layer="layout" svg:width="0.303cm" svg:height="0.192cm" svg:x="2.324cm" svg:y="6.265cm">
          <draw:text-box>
            <text:p text:style-name="P1"><text:span text:style-name="T1">+5V</text:span></text:p>
          </draw:text-box>
        </draw:frame>
        <draw:line draw:style-name="gr1" draw:layer="layout" svg:x1="27.097cm" svg:y1="10.968cm" svg:x2="26.888cm" svg:y2="10.968cm">
          <text:p/>
        </draw:line>
        <draw:frame draw:style-name="gr10" draw:layer="layout" svg:width="0.061cm" svg:height="0.128cm" svg:x="26.483cm" svg:y="10.997cm">
          <draw:text-box>
            <text:p text:style-name="P1"><text:span text:style-name="T2">2</text:span></text:p>
          </draw:text-box>
        </draw:frame>
        <draw:frame draw:style-name="gr10" draw:layer="layout" svg:width="0.061cm" svg:height="0.128cm" svg:x="26.913cm" svg:y="10.997cm">
          <draw:text-box>
            <text:p text:style-name="P1"><text:span text:style-name="T2">1</text:span></text:p>
          </draw:text-box>
        </draw:frame>
        <draw:frame draw:style-name="gr14" draw:layer="layout" svg:width="0.565cm" svg:height="0.255cm" svg:x="26.272cm" svg:y="10.607cm">
          <draw:text-box>
            <text:p text:style-name="P1"><text:span text:style-name="T3">RX,gr</text:span></text:p>
          </draw:text-box>
        </draw:frame>
        <draw:line draw:style-name="gr2" draw:layer="layout" svg:x1="26.793cm" svg:y1="11.176cm" svg:x2="26.663cm" svg:y2="11.348cm">
          <text:p/>
        </draw:line>
        <draw:line draw:style-name="gr2" draw:layer="layout" svg:x1="26.578cm" svg:y1="11.125cm" svg:x2="26.578cm" svg:y2="10.811cm">
          <text:p/>
        </draw:line>
        <draw:line draw:style-name="gr2" draw:layer="layout" svg:x1="26.888cm" svg:y1="11.125cm" svg:x2="26.888cm" svg:y2="10.811cm">
          <text:p/>
        </draw:line>
        <draw:line draw:style-name="gr2" draw:layer="layout" svg:x1="26.574cm" svg:y1="10.968cm" svg:x2="26.889cm" svg:y2="11.126cm">
          <text:p/>
        </draw:line>
        <draw:line draw:style-name="gr2" draw:layer="layout" svg:x1="26.889cm" svg:y1="10.811cm" svg:x2="26.574cm" svg:y2="10.969cm">
          <text:p/>
        </draw:line>
        <draw:line draw:style-name="gr2" draw:layer="layout" svg:x1="26.681cm" svg:y1="11.101cm" svg:x2="26.553cm" svg:y2="11.274cm">
          <text:p/>
        </draw:line>
        <draw:line draw:style-name="gr2" draw:layer="layout" svg:x1="26.888cm" svg:y1="10.968cm" svg:x2="26.574cm" svg:y2="10.968cm">
          <text:p/>
        </draw:line>
        <draw:polygon draw:style-name="gr5" draw:layer="layout" svg:width="0.141cm" svg:height="0.169cm" svg:x="26.6cm" svg:y="10.274cm" svg:viewBox="0 0 142 170" draw:points="0,170 70,0 142,51">
          <text:p/>
        </draw:polygon>
        <draw:polygon draw:style-name="gr6" draw:layer="layout" svg:width="0.141cm" svg:height="0.169cm" svg:x="26.6cm" svg:y="10.274cm" svg:viewBox="0 0 142 170" draw:points="0,170 70,0 142,51">
          <text:p/>
        </draw:polygon>
        <draw:polygon draw:style-name="gr5" draw:layer="layout" svg:width="0.142cm" svg:height="0.169cm" svg:x="26.487cm" svg:y="10.2cm" svg:viewBox="0 0 143 170" draw:points="0,170 72,0 143,47">
          <text:p/>
        </draw:polygon>
        <draw:polygon draw:style-name="gr6" draw:layer="layout" svg:width="0.142cm" svg:height="0.169cm" svg:x="26.487cm" svg:y="10.2cm" svg:viewBox="0 0 143 170" draw:points="0,170 72,0 143,47">
          <text:p/>
        </draw:polygon>
        <draw:line draw:style-name="gr1" draw:layer="layout" svg:x1="26.314cm" svg:y1="9.977cm" svg:x2="26.574cm" svg:y2="9.977cm">
          <text:p/>
        </draw:line>
        <draw:frame draw:style-name="gr15" draw:layer="layout" svg:width="0.286cm" svg:height="0.255cm" svg:x="26.913cm" svg:y="11.287cm">
          <draw:text-box>
            <text:p text:style-name="P1"><text:span text:style-name="T3">D6</text:span></text:p>
          </draw:text-box>
        </draw:frame>
        <draw:line draw:style-name="gr1" draw:layer="layout" svg:x1="27.097cm" svg:y1="9.977cm" svg:x2="26.888cm" svg:y2="9.977cm">
          <text:p/>
        </draw:line>
        <draw:frame draw:style-name="gr10" draw:layer="layout" svg:width="0.061cm" svg:height="0.128cm" svg:x="26.483cm" svg:y="10.004cm">
          <draw:text-box>
            <text:p text:style-name="P1"><text:span text:style-name="T2">2</text:span></text:p>
          </draw:text-box>
        </draw:frame>
        <draw:frame draw:style-name="gr10" draw:layer="layout" svg:width="0.061cm" svg:height="0.128cm" svg:x="26.913cm" svg:y="10.004cm">
          <draw:text-box>
            <text:p text:style-name="P1"><text:span text:style-name="T2">1</text:span></text:p>
          </draw:text-box>
        </draw:frame>
        <draw:frame draw:style-name="gr16" draw:layer="layout" svg:width="0.599cm" svg:height="0.255cm" svg:x="26.272cm" svg:y="9.617cm">
          <draw:text-box>
            <text:p text:style-name="P1"><text:span text:style-name="T3">TX,rot</text:span></text:p>
          </draw:text-box>
        </draw:frame>
        <draw:line draw:style-name="gr2" draw:layer="layout" svg:x1="26.793cm" svg:y1="10.183cm" svg:x2="26.663cm" svg:y2="10.357cm">
          <text:p/>
        </draw:line>
        <draw:line draw:style-name="gr2" draw:layer="layout" svg:x1="26.578cm" svg:y1="10.134cm" svg:x2="26.578cm" svg:y2="9.821cm">
          <text:p/>
        </draw:line>
        <draw:line draw:style-name="gr2" draw:layer="layout" svg:x1="26.888cm" svg:y1="10.134cm" svg:x2="26.888cm" svg:y2="9.821cm">
          <text:p/>
        </draw:line>
        <draw:line draw:style-name="gr2" draw:layer="layout" svg:x1="26.574cm" svg:y1="9.977cm" svg:x2="26.889cm" svg:y2="10.135cm">
          <text:p/>
        </draw:line>
        <draw:line draw:style-name="gr2" draw:layer="layout" svg:x1="26.889cm" svg:y1="9.821cm" svg:x2="26.574cm" svg:y2="9.978cm">
          <text:p/>
        </draw:line>
        <draw:line draw:style-name="gr2" draw:layer="layout" svg:x1="26.681cm" svg:y1="10.109cm" svg:x2="26.553cm" svg:y2="10.283cm">
          <text:p/>
        </draw:line>
        <draw:line draw:style-name="gr2" draw:layer="layout" svg:x1="26.888cm" svg:y1="9.977cm" svg:x2="26.574cm" svg:y2="9.977cm">
          <text:p/>
        </draw:line>
        <draw:line draw:style-name="gr1" draw:layer="layout" svg:x1="19.574cm" svg:y1="6.218cm" svg:x2="19.784cm" svg:y2="6.218cm">
          <text:p/>
        </draw:line>
        <draw:frame draw:style-name="gr15" draw:layer="layout" svg:width="0.286cm" svg:height="0.255cm" svg:x="26.913cm" svg:y="10.294cm">
          <draw:text-box>
            <text:p text:style-name="P1"><text:span text:style-name="T3">D5</text:span></text:p>
          </draw:text-box>
        </draw:frame>
        <draw:line draw:style-name="gr1" draw:layer="layout" svg:x1="20.201cm" svg:y1="6.218cm" svg:x2="19.994cm" svg:y2="6.218cm">
          <text:p/>
        </draw:line>
        <draw:frame draw:style-name="gr10" draw:layer="layout" svg:width="0.061cm" svg:height="0.128cm" svg:x="19.693cm" svg:y="6.245cm">
          <draw:text-box>
            <text:p text:style-name="P1"><text:span text:style-name="T2">2</text:span></text:p>
          </draw:text-box>
        </draw:frame>
        <draw:frame draw:style-name="gr10" draw:layer="layout" svg:width="0.061cm" svg:height="0.128cm" svg:x="20.017cm" svg:y="6.245cm">
          <draw:text-box>
            <text:p text:style-name="P1"><text:span text:style-name="T2">1</text:span></text:p>
          </draw:text-box>
        </draw:frame>
        <draw:frame draw:style-name="gr17" draw:layer="layout" svg:width="0.569cm" svg:height="0.255cm" svg:x="19.697cm" svg:y="5.752cm">
          <draw:text-box>
            <text:p text:style-name="P1"><text:span text:style-name="T3">4,7µF</text:span></text:p>
          </draw:text-box>
        </draw:frame>
        <draw:frame draw:style-name="gr15" draw:layer="layout" svg:width="0.286cm" svg:height="0.255cm" svg:x="19.939cm" svg:y="6.484cm">
          <draw:text-box>
            <text:p text:style-name="P1"><text:span text:style-name="T3">C5</text:span></text:p>
          </draw:text-box>
        </draw:frame>
        <draw:line draw:style-name="gr2" draw:layer="layout" svg:x1="19.784cm" svg:y1="6.453cm" svg:x2="19.784cm" svg:y2="5.983cm">
          <text:p/>
        </draw:line>
        <draw:line draw:style-name="gr2" draw:layer="layout" svg:x1="19.862cm" svg:y1="6.453cm" svg:x2="19.994cm" svg:y2="6.453cm">
          <text:p/>
        </draw:line>
        <draw:line draw:style-name="gr2" draw:layer="layout" svg:x1="19.862cm" svg:y1="5.983cm" svg:x2="19.862cm" svg:y2="6.453cm">
          <text:p/>
        </draw:line>
        <draw:line draw:style-name="gr2" draw:layer="layout" svg:x1="19.994cm" svg:y1="5.983cm" svg:x2="19.862cm" svg:y2="5.983cm">
          <text:p/>
        </draw:line>
        <draw:line draw:style-name="gr2" draw:layer="layout" svg:x1="19.994cm" svg:y1="6.453cm" svg:x2="19.994cm" svg:y2="5.983cm">
          <text:p/>
        </draw:line>
        <draw:polygon draw:style-name="gr5" draw:layer="layout" svg:width="0.313cm" svg:height="0.053cm" svg:x="18.948cm" svg:y="7.575cm" svg:viewBox="0 0 314 54" draw:points="0,0 314,0 314,54 0,54">
          <text:p/>
        </draw:polygon>
        <draw:polygon draw:style-name="gr6" draw:layer="layout" svg:width="0.313cm" svg:height="0.053cm" svg:x="18.948cm" svg:y="7.575cm" svg:viewBox="0 0 314 54" draw:points="0,0 314,0 314,54 0,54">
          <text:p/>
        </draw:polygon>
        <draw:line draw:style-name="gr1" draw:layer="layout" svg:x1="19.105cm" svg:y1="7.366cm" svg:x2="19.105cm" svg:y2="7.575cm">
          <text:p/>
        </draw:line>
        <draw:polygon draw:style-name="gr5" draw:layer="layout" svg:width="0.313cm" svg:height="0.053cm" svg:x="19.784cm" svg:y="6.87cm" svg:viewBox="0 0 314 54" draw:points="0,54 0,0 314,0 314,54">
          <text:p/>
        </draw:polygon>
        <draw:polygon draw:style-name="gr6" draw:layer="layout" svg:width="0.313cm" svg:height="0.053cm" svg:x="19.784cm" svg:y="6.87cm" svg:viewBox="0 0 314 54" draw:points="0,54 0,0 314,0 314,54">
          <text:p/>
        </draw:polygon>
        <draw:polygon draw:style-name="gr5" draw:layer="layout" svg:width="0.313cm" svg:height="0.053cm" svg:x="19.784cm" svg:y="6.974cm" svg:viewBox="0 0 314 54" draw:points="0,54 0,0 314,0 314,54">
          <text:p/>
        </draw:polygon>
        <draw:polygon draw:style-name="gr6" draw:layer="layout" svg:width="0.313cm" svg:height="0.053cm" svg:x="19.784cm" svg:y="6.974cm" svg:viewBox="0 0 314 54" draw:points="0,54 0,0 314,0 314,54">
          <text:p/>
        </draw:polygon>
        <draw:line draw:style-name="gr1" draw:layer="layout" svg:x1="19.627cm" svg:y1="6.949cm" svg:x2="19.862cm" svg:y2="6.949cm">
          <text:p/>
        </draw:line>
        <draw:frame draw:style-name="gr11" draw:layer="layout" svg:width="0.129cm" svg:height="0.255cm" svg:x="20.146cm" svg:y="6.328cm">
          <draw:text-box>
            <text:p text:style-name="P1"><text:span text:style-name="T3">+</text:span></text:p>
          </draw:text-box>
        </draw:frame>
        <draw:line draw:style-name="gr1" draw:layer="layout" svg:x1="20.254cm" svg:y1="6.949cm" svg:x2="20.019cm" svg:y2="6.949cm">
          <text:p/>
        </draw:line>
        <draw:frame draw:style-name="gr10" draw:layer="layout" svg:width="0.061cm" svg:height="0.128cm" svg:x="19.771cm" svg:y="6.975cm">
          <draw:text-box>
            <text:p text:style-name="P1"><text:span text:style-name="T2">2</text:span></text:p>
          </draw:text-box>
        </draw:frame>
        <draw:frame draw:style-name="gr10" draw:layer="layout" svg:width="0.061cm" svg:height="0.128cm" svg:x="20.044cm" svg:y="6.975cm">
          <draw:text-box>
            <text:p text:style-name="P1"><text:span text:style-name="T2">1</text:span></text:p>
          </draw:text-box>
        </draw:frame>
        <draw:frame draw:style-name="gr11" draw:layer="layout" svg:width="0.125cm" svg:height="0.255cm" draw:transform="rotate (1.5707963267949) translate (20.198cm 6.961cm)">
          <draw:text-box>
            <text:p text:style-name="P1"><text:span text:style-name="T3">1</text:span></text:p>
          </draw:text-box>
        </draw:frame>
        <draw:frame draw:style-name="gr11" draw:layer="layout" svg:width="0.125cm" svg:height="0.255cm" draw:transform="rotate (1.5707963267949) translate (20.198cm 6.838cm)">
          <draw:text-box>
            <text:p text:style-name="P1"><text:span text:style-name="T3">0</text:span></text:p>
          </draw:text-box>
        </draw:frame>
        <draw:frame draw:style-name="gr11" draw:layer="layout" svg:width="0.125cm" svg:height="0.255cm" draw:transform="rotate (1.5707963267949) translate (20.198cm 6.714cm)">
          <draw:text-box>
            <text:p text:style-name="P1"><text:span text:style-name="T3">0</text:span></text:p>
          </draw:text-box>
        </draw:frame>
        <draw:frame draw:style-name="gr11" draw:layer="layout" svg:width="0.125cm" svg:height="0.255cm" draw:transform="rotate (1.5707963267949) translate (20.198cm 6.591cm)">
          <draw:text-box>
            <text:p text:style-name="P1"><text:span text:style-name="T3">n</text:span></text:p>
          </draw:text-box>
        </draw:frame>
        <draw:frame draw:style-name="gr11" draw:layer="layout" svg:width="0.137cm" svg:height="0.255cm" draw:transform="rotate (1.5707963267949) translate (20.198cm 6.467cm)">
          <draw:text-box>
            <text:p text:style-name="P1"><text:span text:style-name="T3">F</text:span></text:p>
          </draw:text-box>
        </draw:frame>
        <draw:frame draw:style-name="gr11" draw:layer="layout" svg:width="0.163cm" svg:height="0.255cm" draw:transform="rotate (1.5707963267949) translate (19.521cm 6.961cm)">
          <draw:text-box>
            <text:p text:style-name="P1"><text:span text:style-name="T3">C</text:span></text:p>
          </draw:text-box>
        </draw:frame>
        <draw:polygon draw:style-name="gr5" draw:layer="layout" svg:width="0.053cm" svg:height="0.313cm" svg:x="23.283cm" svg:y="6.062cm" svg:viewBox="0 0 54 314" draw:points="0,314 0,0 54,0 54,314">
          <text:p/>
        </draw:polygon>
        <draw:polygon draw:style-name="gr6" draw:layer="layout" svg:width="0.053cm" svg:height="0.313cm" svg:x="23.283cm" svg:y="6.062cm" svg:viewBox="0 0 54 314" draw:points="0,314 0,0 54,0 54,314">
          <text:p/>
        </draw:polygon>
        <draw:line draw:style-name="gr1" draw:layer="layout" svg:x1="23.075cm" svg:y1="6.218cm" svg:x2="23.283cm" svg:y2="6.218cm">
          <text:p/>
        </draw:line>
        <draw:polygon draw:style-name="gr5" draw:layer="layout" svg:width="0.313cm" svg:height="0.052cm" svg:x="15.5cm" svg:y="9.925cm" svg:viewBox="0 0 314 53" draw:points="0,0 314,0 314,53 0,53">
          <text:p/>
        </draw:polygon>
        <draw:polygon draw:style-name="gr6" draw:layer="layout" svg:width="0.313cm" svg:height="0.052cm" svg:x="15.5cm" svg:y="9.925cm" svg:viewBox="0 0 314 53" draw:points="0,0 314,0 314,53 0,53">
          <text:p/>
        </draw:polygon>
        <draw:line draw:style-name="gr1" draw:layer="layout" svg:x1="15.656cm" svg:y1="9.715cm" svg:x2="15.656cm" svg:y2="9.925cm">
          <text:p/>
        </draw:line>
        <draw:polygon draw:style-name="gr5" draw:layer="layout" svg:width="0.313cm" svg:height="0.052cm" svg:x="15.5cm" svg:y="8.854cm" svg:viewBox="0 0 314 53" draw:points="0,53 0,0 314,0 314,53">
          <text:p/>
        </draw:polygon>
        <draw:polygon draw:style-name="gr6" draw:layer="layout" svg:width="0.313cm" svg:height="0.052cm" svg:x="15.5cm" svg:y="8.854cm" svg:viewBox="0 0 314 53" draw:points="0,53 0,0 314,0 314,53">
          <text:p/>
        </draw:polygon>
        <draw:polygon draw:style-name="gr5" draw:layer="layout" svg:width="0.313cm" svg:height="0.051cm" svg:x="15.5cm" svg:y="8.959cm" svg:viewBox="0 0 314 52" draw:points="0,52 0,0 314,0 314,52">
          <text:p/>
        </draw:polygon>
        <draw:polygon draw:style-name="gr6" draw:layer="layout" svg:width="0.313cm" svg:height="0.051cm" svg:x="15.5cm" svg:y="8.959cm" svg:viewBox="0 0 314 52" draw:points="0,52 0,0 314,0 314,52">
          <text:p/>
        </draw:polygon>
        <draw:line draw:style-name="gr1" draw:layer="layout" svg:x1="15.656cm" svg:y1="8.619cm" svg:x2="15.656cm" svg:y2="8.854cm">
          <text:p/>
        </draw:line>
        <draw:frame draw:style-name="gr11" draw:layer="layout" svg:width="0.125cm" svg:height="0.255cm" draw:transform="rotate (1.5707963267949) translate (19.521cm 6.801cm)">
          <draw:text-box>
            <text:p text:style-name="P1"><text:span text:style-name="T3">6</text:span></text:p>
          </draw:text-box>
        </draw:frame>
        <draw:line draw:style-name="gr1" draw:layer="layout" svg:x1="15.656cm" svg:y1="9.245cm" svg:x2="15.656cm" svg:y2="9.01cm">
          <text:p/>
        </draw:line>
        <draw:frame draw:style-name="gr10" draw:layer="layout" svg:width="0.061cm" svg:height="0.128cm" svg:x="15.682cm" svg:y="8.751cm">
          <draw:text-box>
            <text:p text:style-name="P1"><text:span text:style-name="T2">2</text:span></text:p>
          </draw:text-box>
        </draw:frame>
        <draw:frame draw:style-name="gr10" draw:layer="layout" svg:width="0.061cm" svg:height="0.128cm" svg:x="15.682cm" svg:y="9.039cm">
          <draw:text-box>
            <text:p text:style-name="P1"><text:span text:style-name="T2">1</text:span></text:p>
          </draw:text-box>
        </draw:frame>
        <draw:frame draw:style-name="gr11" draw:layer="layout" svg:width="0.125cm" svg:height="0.255cm" draw:transform="rotate (1.5707963267949) translate (15.916cm 8.997cm)">
          <draw:text-box>
            <text:p text:style-name="P1"><text:span text:style-name="T3">1</text:span></text:p>
          </draw:text-box>
        </draw:frame>
        <draw:frame draw:style-name="gr11" draw:layer="layout" svg:width="0.125cm" svg:height="0.255cm" draw:transform="rotate (1.5707963267949) translate (15.916cm 8.874cm)">
          <draw:text-box>
            <text:p text:style-name="P1"><text:span text:style-name="T3">0</text:span></text:p>
          </draw:text-box>
        </draw:frame>
        <draw:frame draw:style-name="gr11" draw:layer="layout" svg:width="0.125cm" svg:height="0.255cm" draw:transform="rotate (1.5707963267949) translate (15.916cm 8.75cm)">
          <draw:text-box>
            <text:p text:style-name="P1"><text:span text:style-name="T3">n</text:span></text:p>
          </draw:text-box>
        </draw:frame>
        <draw:frame draw:style-name="gr11" draw:layer="layout" svg:width="0.137cm" svg:height="0.255cm" draw:transform="rotate (1.5707963267949) translate (15.916cm 8.627cm)">
          <draw:text-box>
            <text:p text:style-name="P1"><text:span text:style-name="T3">F</text:span></text:p>
          </draw:text-box>
        </draw:frame>
        <draw:frame draw:style-name="gr11" draw:layer="layout" svg:width="0.163cm" svg:height="0.255cm" draw:transform="rotate (1.5707963267949) translate (15.237cm 9.05cm)">
          <draw:text-box>
            <text:p text:style-name="P1"><text:span text:style-name="T3">C</text:span></text:p>
          </draw:text-box>
        </draw:frame>
        <draw:polygon draw:style-name="gr5" draw:layer="layout" svg:width="0.417cm" svg:height="0.209cm" svg:x="16.493cm" svg:y="7.679cm" svg:viewBox="0 0 418 210" draw:points="0,0 418,0 418,210 0,210">
          <text:p/>
        </draw:polygon>
        <draw:polygon draw:style-name="gr6" draw:layer="layout" svg:width="0.417cm" svg:height="0.209cm" svg:x="16.493cm" svg:y="7.679cm" svg:viewBox="0 0 418 210" draw:points="0,0 418,0 418,210 0,210">
          <text:p/>
        </draw:polygon>
        <draw:line draw:style-name="gr1" draw:layer="layout" svg:x1="16.283cm" svg:y1="7.785cm" svg:x2="16.493cm" svg:y2="7.785cm">
          <text:p/>
        </draw:line>
        <draw:frame draw:style-name="gr11" draw:layer="layout" svg:width="0.125cm" svg:height="0.255cm" draw:transform="rotate (1.5707963267949) translate (15.237cm 8.89cm)">
          <draw:text-box>
            <text:p text:style-name="P1"><text:span text:style-name="T3">4</text:span></text:p>
          </draw:text-box>
        </draw:frame>
        <draw:line draw:style-name="gr1" draw:layer="layout" svg:x1="17.119cm" svg:y1="7.785cm" svg:x2="16.91cm" svg:y2="7.785cm">
          <text:p/>
        </draw:line>
        <draw:frame draw:style-name="gr10" draw:layer="layout" svg:width="0.061cm" svg:height="0.128cm" svg:x="16.402cm" svg:y="7.811cm">
          <draw:text-box>
            <text:p text:style-name="P1"><text:span text:style-name="T2">1</text:span></text:p>
          </draw:text-box>
        </draw:frame>
        <draw:frame draw:style-name="gr10" draw:layer="layout" svg:width="0.061cm" svg:height="0.128cm" svg:x="16.935cm" svg:y="7.811cm">
          <draw:text-box>
            <text:p text:style-name="P1"><text:span text:style-name="T2">2</text:span></text:p>
          </draw:text-box>
        </draw:frame>
        <draw:frame draw:style-name="gr18" draw:layer="layout" svg:width="4.041cm" svg:height="0.255cm" svg:x="13.777cm" svg:y="7.206cm">
          <draw:text-box>
            <text:p text:style-name="P1"><text:span text:style-name="T3">MI0805K400R-10 (Ferrite Bead, 40 Ohm)</text:span></text:p>
          </draw:text-box>
        </draw:frame>
        <draw:polygon draw:style-name="gr5" draw:layer="layout" svg:width="0.105cm" svg:height="0.157cm" svg:x="17.746cm" svg:y="7.105cm" svg:viewBox="0 0 106 158" draw:points="0,158 106,158 54,0">
          <text:p/>
        </draw:polygon>
        <draw:polygon draw:style-name="gr6" draw:layer="layout" svg:width="0.105cm" svg:height="0.157cm" svg:x="17.746cm" svg:y="7.105cm" svg:viewBox="0 0 106 158" draw:points="0,158 106,158 54,0">
          <text:p/>
        </draw:polygon>
        <draw:line draw:style-name="gr1" draw:layer="layout" svg:x1="17.799cm" svg:y1="7.471cm" svg:x2="17.799cm" svg:y2="7.262cm">
          <text:p/>
        </draw:line>
        <draw:frame draw:style-name="gr19" draw:layer="layout" svg:width="0.248cm" svg:height="0.255cm" svg:x="16.596cm" svg:y="7.468cm">
          <draw:text-box>
            <text:p text:style-name="P1"><text:span text:style-name="T3">L1</text:span></text:p>
          </draw:text-box>
        </draw:frame>
        <draw:polygon draw:style-name="gr5" draw:layer="layout" svg:width="0.104cm" svg:height="0.156cm" svg:x="20.567cm" svg:y="5.226cm" svg:viewBox="0 0 105 157" draw:points="0,157 105,157 53,0">
          <text:p/>
        </draw:polygon>
        <draw:polygon draw:style-name="gr6" draw:layer="layout" svg:width="0.104cm" svg:height="0.156cm" svg:x="20.567cm" svg:y="5.226cm" svg:viewBox="0 0 105 157" draw:points="0,157 105,157 53,0">
          <text:p/>
        </draw:polygon>
        <draw:line draw:style-name="gr1" draw:layer="layout" svg:x1="20.62cm" svg:y1="5.592cm" svg:x2="20.62cm" svg:y2="5.382cm">
          <text:p/>
        </draw:line>
        <draw:frame draw:style-name="gr20" draw:layer="layout" svg:width="0.637cm" svg:height="0.192cm" svg:x="17.892cm" svg:y="6.995cm">
          <draw:text-box>
            <text:p text:style-name="P1"><text:span text:style-name="T1">USB_5V</text:span></text:p>
          </draw:text-box>
        </draw:frame>
        <draw:polygon draw:style-name="gr5" draw:layer="layout" svg:width="0.106cm" svg:height="0.156cm" svg:x="20.88cm" svg:y="5.226cm" svg:viewBox="0 0 107 157" draw:points="0,157 107,157 53,0">
          <text:p/>
        </draw:polygon>
        <draw:polygon draw:style-name="gr6" draw:layer="layout" svg:width="0.106cm" svg:height="0.156cm" svg:x="20.88cm" svg:y="5.226cm" svg:viewBox="0 0 107 157" draw:points="0,157 107,157 53,0">
          <text:p/>
        </draw:polygon>
        <draw:line draw:style-name="gr1" draw:layer="layout" svg:x1="20.933cm" svg:y1="5.592cm" svg:x2="20.933cm" svg:y2="5.382cm">
          <text:p/>
        </draw:line>
        <draw:frame draw:style-name="gr20" draw:layer="layout" svg:width="0.637cm" svg:height="0.192cm" svg:x="19.877cm" svg:y="5.115cm">
          <draw:text-box>
            <text:p text:style-name="P1"><text:span text:style-name="T1">USB_5V</text:span></text:p>
          </draw:text-box>
        </draw:frame>
        <draw:polygon draw:style-name="gr5" draw:layer="layout" svg:width="0.157cm" svg:height="0.104cm" svg:x="20.463cm" svg:y="10.551cm" svg:viewBox="0 0 158 105" draw:points="158,105 158,0 0,54">
          <text:p/>
        </draw:polygon>
        <draw:polygon draw:style-name="gr6" draw:layer="layout" svg:width="0.157cm" svg:height="0.104cm" svg:x="20.463cm" svg:y="10.551cm" svg:viewBox="0 0 158 105" draw:points="158,105 158,0 0,54">
          <text:p/>
        </draw:polygon>
        <draw:line draw:style-name="gr1" draw:layer="layout" svg:x1="20.828cm" svg:y1="10.604cm" svg:x2="20.62cm" svg:y2="10.604cm">
          <text:p/>
        </draw:line>
        <draw:frame draw:style-name="gr21" draw:layer="layout" svg:width="0.777cm" svg:height="0.192cm" svg:x="21.026cm" svg:y="5.115cm">
          <draw:text-box>
            <text:p text:style-name="P1"><text:span text:style-name="T1">USB_3.3V</text:span></text:p>
          </draw:text-box>
        </draw:frame>
        <draw:frame draw:style-name="gr22" draw:layer="layout" svg:width="0.121cm" svg:height="0.192cm" draw:transform="rotate (1.5707963267949) translate (20.353cm 10.346cm)">
          <draw:text-box>
            <text:p text:style-name="P1"><text:span text:style-name="T1">U</text:span></text:p>
          </draw:text-box>
        </draw:frame>
        <draw:frame draw:style-name="gr22" draw:layer="layout" svg:width="0.112cm" svg:height="0.192cm" draw:transform="rotate (1.5707963267949) translate (20.353cm 10.227cm)">
          <draw:text-box>
            <text:p text:style-name="P1"><text:span text:style-name="T1">S</text:span></text:p>
          </draw:text-box>
        </draw:frame>
        <draw:frame draw:style-name="gr22" draw:layer="layout" svg:width="0.112cm" svg:height="0.192cm" draw:transform="rotate (1.5707963267949) translate (20.353cm 10.116cm)">
          <draw:text-box>
            <text:p text:style-name="P1"><text:span text:style-name="T1">B</text:span></text:p>
          </draw:text-box>
        </draw:frame>
        <draw:frame draw:style-name="gr22" draw:layer="layout" svg:width="0.095cm" svg:height="0.192cm" draw:transform="rotate (1.5707963267949) translate (20.353cm 10.006cm)">
          <draw:text-box>
            <text:p text:style-name="P1"><text:span text:style-name="T1">_</text:span></text:p>
          </draw:text-box>
        </draw:frame>
        <draw:frame draw:style-name="gr22" draw:layer="layout" svg:width="0.095cm" svg:height="0.192cm" draw:transform="rotate (1.5707963267949) translate (20.353cm 9.915cm)">
          <draw:text-box>
            <text:p text:style-name="P1"><text:span text:style-name="T1">3</text:span></text:p>
          </draw:text-box>
        </draw:frame>
        <draw:frame draw:style-name="gr22" draw:layer="layout" svg:width="0.049cm" svg:height="0.192cm" draw:transform="rotate (1.5707963267949) translate (20.353cm 9.823cm)">
          <draw:text-box>
            <text:p text:style-name="P1"><text:span text:style-name="T1">.</text:span></text:p>
          </draw:text-box>
        </draw:frame>
        <draw:frame draw:style-name="gr22" draw:layer="layout" svg:width="0.095cm" svg:height="0.192cm" draw:transform="rotate (1.5707963267949) translate (20.353cm 9.777cm)">
          <draw:text-box>
            <text:p text:style-name="P1"><text:span text:style-name="T1">3</text:span></text:p>
          </draw:text-box>
        </draw:frame>
        <draw:polygon draw:style-name="gr5" draw:layer="layout" svg:width="0.103cm" svg:height="0.156cm" svg:x="28.613cm" svg:y="8.985cm" svg:viewBox="0 0 104 157" draw:points="0,157 104,157 53,0">
          <text:p/>
        </draw:polygon>
        <draw:polygon draw:style-name="gr6" draw:layer="layout" svg:width="0.103cm" svg:height="0.156cm" svg:x="28.613cm" svg:y="8.985cm" svg:viewBox="0 0 104 157" draw:points="0,157 104,157 53,0">
          <text:p/>
        </draw:polygon>
        <draw:line draw:style-name="gr1" draw:layer="layout" svg:x1="28.666cm" svg:y1="9.351cm" svg:x2="28.666cm" svg:y2="9.141cm">
          <text:p/>
        </draw:line>
        <draw:frame draw:style-name="gr22" draw:layer="layout" svg:width="0.112cm" svg:height="0.192cm" draw:transform="rotate (1.5707963267949) translate (20.353cm 9.685cm)">
          <draw:text-box>
            <text:p text:style-name="P1"><text:span text:style-name="T1">V</text:span></text:p>
          </draw:text-box>
        </draw:frame>
        <draw:line draw:style-name="gr1" draw:layer="layout" svg:x1="24.904cm" svg:y1="7.471cm" svg:x2="25.112cm" svg:y2="7.471cm">
          <text:p/>
        </draw:line>
        <draw:frame draw:style-name="gr21" draw:layer="layout" svg:width="0.777cm" svg:height="0.192cm" svg:x="28.759cm" svg:y="8.875cm">
          <draw:text-box>
            <text:p text:style-name="P1"><text:span text:style-name="T1">USB_3.3V</text:span></text:p>
          </draw:text-box>
        </draw:frame>
        <draw:line draw:style-name="gr2" draw:layer="layout" svg:x1="26.158cm" svg:y1="7.471cm" svg:x2="26.054cm" svg:y2="7.576cm">
          <text:p/>
        </draw:line>
        <draw:line draw:style-name="gr2" draw:layer="layout" svg:x1="25.112cm" svg:y1="7.472cm" svg:x2="25.218cm" svg:y2="7.366cm">
          <text:p/>
        </draw:line>
        <draw:line draw:style-name="gr2" draw:layer="layout" svg:x1="25.218cm" svg:y1="7.576cm" svg:x2="25.112cm" svg:y2="7.471cm">
          <text:p/>
        </draw:line>
        <draw:line draw:style-name="gr2" draw:layer="layout" svg:x1="26.054cm" svg:y1="7.575cm" svg:x2="25.217cm" svg:y2="7.575cm">
          <text:p/>
        </draw:line>
        <draw:line draw:style-name="gr2" draw:layer="layout" svg:x1="26.054cm" svg:y1="7.366cm" svg:x2="26.158cm" svg:y2="7.472cm">
          <text:p/>
        </draw:line>
        <draw:line draw:style-name="gr2" draw:layer="layout" svg:x1="25.217cm" svg:y1="7.366cm" svg:x2="26.054cm" svg:y2="7.366cm">
          <text:p/>
        </draw:line>
        <draw:line draw:style-name="gr1" draw:layer="layout" svg:x1="24.904cm" svg:y1="7.785cm" svg:x2="25.112cm" svg:y2="7.785cm">
          <text:p/>
        </draw:line>
        <draw:frame draw:style-name="gr23" draw:layer="layout" svg:width="0.332cm" svg:height="0.192cm" svg:x="25.205cm" svg:y="7.414cm">
          <draw:text-box>
            <text:p text:style-name="P1"><text:span text:style-name="T1">TXD</text:span></text:p>
          </draw:text-box>
        </draw:frame>
        <draw:line draw:style-name="gr2" draw:layer="layout" svg:x1="26.158cm" svg:y1="7.785cm" svg:x2="26.054cm" svg:y2="7.889cm">
          <text:p/>
        </draw:line>
        <draw:line draw:style-name="gr2" draw:layer="layout" svg:x1="25.112cm" svg:y1="7.786cm" svg:x2="25.218cm" svg:y2="7.679cm">
          <text:p/>
        </draw:line>
        <draw:line draw:style-name="gr2" draw:layer="layout" svg:x1="25.218cm" svg:y1="7.889cm" svg:x2="25.112cm" svg:y2="7.785cm">
          <text:p/>
        </draw:line>
        <draw:line draw:style-name="gr2" draw:layer="layout" svg:x1="26.054cm" svg:y1="7.888cm" svg:x2="25.217cm" svg:y2="7.888cm">
          <text:p/>
        </draw:line>
        <draw:line draw:style-name="gr2" draw:layer="layout" svg:x1="26.054cm" svg:y1="7.679cm" svg:x2="26.158cm" svg:y2="7.786cm">
          <text:p/>
        </draw:line>
        <draw:line draw:style-name="gr2" draw:layer="layout" svg:x1="25.217cm" svg:y1="7.679cm" svg:x2="26.054cm" svg:y2="7.679cm">
          <text:p/>
        </draw:line>
        <draw:line draw:style-name="gr1" draw:layer="layout" svg:x1="24.851cm" svg:y1="10.968cm" svg:x2="25.061cm" svg:y2="10.968cm">
          <text:p/>
        </draw:line>
        <draw:frame draw:style-name="gr24" draw:layer="layout" svg:width="0.349cm" svg:height="0.192cm" svg:x="25.205cm" svg:y="7.727cm">
          <draw:text-box>
            <text:p text:style-name="P1"><text:span text:style-name="T1">RXD</text:span></text:p>
          </draw:text-box>
        </draw:frame>
        <draw:line draw:style-name="gr1" draw:layer="layout" svg:x1="25.687cm" svg:y1="10.968cm" svg:x2="25.478cm" svg:y2="10.968cm">
          <text:p/>
        </draw:line>
        <draw:frame draw:style-name="gr10" draw:layer="layout" svg:width="0.061cm" svg:height="0.128cm" svg:x="24.968cm" svg:y="10.997cm">
          <draw:text-box>
            <text:p text:style-name="P1"><text:span text:style-name="T2">2</text:span></text:p>
          </draw:text-box>
        </draw:frame>
        <draw:frame draw:style-name="gr10" draw:layer="layout" svg:width="0.061cm" svg:height="0.128cm" svg:x="25.503cm" svg:y="10.997cm">
          <draw:text-box>
            <text:p text:style-name="P1"><text:span text:style-name="T2">1</text:span></text:p>
          </draw:text-box>
        </draw:frame>
        <draw:frame draw:style-name="gr25" draw:layer="layout" svg:width="0.37cm" svg:height="0.255cm" svg:x="25.148cm" svg:y="10.66cm">
          <draw:text-box>
            <text:p text:style-name="P1"><text:span text:style-name="T3">270</text:span></text:p>
          </draw:text-box>
        </draw:frame>
        <draw:line draw:style-name="gr2" draw:layer="layout" svg:x1="25.061cm" svg:y1="11.074cm" svg:x2="25.478cm" svg:y2="11.074cm">
          <text:p/>
        </draw:line>
        <draw:line draw:style-name="gr2" draw:layer="layout" svg:x1="25.061cm" svg:y1="10.864cm" svg:x2="25.061cm" svg:y2="11.074cm">
          <text:p/>
        </draw:line>
        <draw:line draw:style-name="gr2" draw:layer="layout" svg:x1="25.478cm" svg:y1="10.864cm" svg:x2="25.061cm" svg:y2="10.864cm">
          <text:p/>
        </draw:line>
        <draw:line draw:style-name="gr2" draw:layer="layout" svg:x1="25.478cm" svg:y1="11.074cm" svg:x2="25.478cm" svg:y2="10.864cm">
          <text:p/>
        </draw:line>
        <draw:polygon draw:style-name="gr5" draw:layer="layout" svg:width="0.313cm" svg:height="0.051cm" svg:x="21.717cm" svg:y="6.14cm" svg:viewBox="0 0 314 52" draw:points="0,52 0,0 314,0 314,52">
          <text:p/>
        </draw:polygon>
        <draw:polygon draw:style-name="gr6" draw:layer="layout" svg:width="0.313cm" svg:height="0.051cm" svg:x="21.717cm" svg:y="6.14cm" svg:viewBox="0 0 314 52" draw:points="0,52 0,0 314,0 314,52">
          <text:p/>
        </draw:polygon>
        <draw:polygon draw:style-name="gr5" draw:layer="layout" svg:width="0.313cm" svg:height="0.053cm" svg:x="21.717cm" svg:y="6.244cm" svg:viewBox="0 0 314 54" draw:points="0,54 0,0 314,0 314,54">
          <text:p/>
        </draw:polygon>
        <draw:polygon draw:style-name="gr6" draw:layer="layout" svg:width="0.313cm" svg:height="0.053cm" svg:x="21.717cm" svg:y="6.244cm" svg:viewBox="0 0 314 54" draw:points="0,54 0,0 314,0 314,54">
          <text:p/>
        </draw:polygon>
        <draw:line draw:style-name="gr1" draw:layer="layout" svg:x1="21.56cm" svg:y1="6.218cm" svg:x2="21.795cm" svg:y2="6.218cm">
          <text:p/>
        </draw:line>
        <draw:frame draw:style-name="gr15" draw:layer="layout" svg:width="0.286cm" svg:height="0.255cm" svg:x="25.241cm" svg:y="11.13cm">
          <draw:text-box>
            <text:p text:style-name="P1"><text:span text:style-name="T3">R5</text:span></text:p>
          </draw:text-box>
        </draw:frame>
        <draw:line draw:style-name="gr1" draw:layer="layout" svg:x1="22.186cm" svg:y1="6.218cm" svg:x2="21.951cm" svg:y2="6.218cm">
          <text:p/>
        </draw:line>
        <draw:frame draw:style-name="gr10" draw:layer="layout" svg:width="0.061cm" svg:height="0.128cm" svg:x="21.704cm" svg:y="6.245cm">
          <draw:text-box>
            <text:p text:style-name="P1"><text:span text:style-name="T2">2</text:span></text:p>
          </draw:text-box>
        </draw:frame>
        <draw:frame draw:style-name="gr10" draw:layer="layout" svg:width="0.061cm" svg:height="0.128cm" svg:x="21.977cm" svg:y="6.245cm">
          <draw:text-box>
            <text:p text:style-name="P1"><text:span text:style-name="T2">1</text:span></text:p>
          </draw:text-box>
        </draw:frame>
        <draw:frame draw:style-name="gr11" draw:layer="layout" svg:width="0.125cm" svg:height="0.255cm" draw:transform="rotate (1.5707963267949) translate (22.133cm 6.231cm)">
          <draw:text-box>
            <text:p text:style-name="P1"><text:span text:style-name="T3">1</text:span></text:p>
          </draw:text-box>
        </draw:frame>
        <draw:frame draw:style-name="gr11" draw:layer="layout" svg:width="0.125cm" svg:height="0.255cm" draw:transform="rotate (1.5707963267949) translate (22.133cm 6.107cm)">
          <draw:text-box>
            <text:p text:style-name="P1"><text:span text:style-name="T3">0</text:span></text:p>
          </draw:text-box>
        </draw:frame>
        <draw:frame draw:style-name="gr11" draw:layer="layout" svg:width="0.125cm" svg:height="0.255cm" draw:transform="rotate (1.5707963267949) translate (22.133cm 5.984cm)">
          <draw:text-box>
            <text:p text:style-name="P1"><text:span text:style-name="T3">0</text:span></text:p>
          </draw:text-box>
        </draw:frame>
        <draw:frame draw:style-name="gr11" draw:layer="layout" svg:width="0.125cm" svg:height="0.255cm" draw:transform="rotate (1.5707963267949) translate (22.133cm 5.86cm)">
          <draw:text-box>
            <text:p text:style-name="P1"><text:span text:style-name="T3">n</text:span></text:p>
          </draw:text-box>
        </draw:frame>
        <draw:frame draw:style-name="gr11" draw:layer="layout" svg:width="0.137cm" svg:height="0.255cm" draw:transform="rotate (1.5707963267949) translate (22.133cm 5.737cm)">
          <draw:text-box>
            <text:p text:style-name="P1"><text:span text:style-name="T3">F</text:span></text:p>
          </draw:text-box>
        </draw:frame>
        <draw:frame draw:style-name="gr11" draw:layer="layout" svg:width="0.163cm" svg:height="0.255cm" draw:transform="rotate (1.5707963267949) translate (21.453cm 6.231cm)">
          <draw:text-box>
            <text:p text:style-name="P1"><text:span text:style-name="T3">C</text:span></text:p>
          </draw:text-box>
        </draw:frame>
        <draw:line draw:style-name="gr1" draw:layer="layout" svg:x1="24.851cm" svg:y1="9.977cm" svg:x2="25.061cm" svg:y2="9.977cm">
          <text:p/>
        </draw:line>
        <draw:frame draw:style-name="gr11" draw:layer="layout" svg:width="0.125cm" svg:height="0.255cm" draw:transform="rotate (1.5707963267949) translate (21.453cm 6.071cm)">
          <draw:text-box>
            <text:p text:style-name="P1"><text:span text:style-name="T3">7</text:span></text:p>
          </draw:text-box>
        </draw:frame>
        <draw:line draw:style-name="gr1" draw:layer="layout" svg:x1="25.687cm" svg:y1="9.977cm" svg:x2="25.478cm" svg:y2="9.977cm">
          <text:p/>
        </draw:line>
        <draw:frame draw:style-name="gr10" draw:layer="layout" svg:width="0.061cm" svg:height="0.128cm" svg:x="24.968cm" svg:y="10.004cm">
          <draw:text-box>
            <text:p text:style-name="P1"><text:span text:style-name="T2">2</text:span></text:p>
          </draw:text-box>
        </draw:frame>
        <draw:frame draw:style-name="gr10" draw:layer="layout" svg:width="0.061cm" svg:height="0.128cm" svg:x="25.503cm" svg:y="10.004cm">
          <draw:text-box>
            <text:p text:style-name="P1"><text:span text:style-name="T2">1</text:span></text:p>
          </draw:text-box>
        </draw:frame>
        <draw:frame draw:style-name="gr25" draw:layer="layout" svg:width="0.37cm" svg:height="0.255cm" svg:x="25.148cm" svg:y="9.668cm">
          <draw:text-box>
            <text:p text:style-name="P1"><text:span text:style-name="T3">270</text:span></text:p>
          </draw:text-box>
        </draw:frame>
        <draw:line draw:style-name="gr2" draw:layer="layout" svg:x1="25.061cm" svg:y1="10.081cm" svg:x2="25.478cm" svg:y2="10.081cm">
          <text:p/>
        </draw:line>
        <draw:line draw:style-name="gr2" draw:layer="layout" svg:x1="25.061cm" svg:y1="9.872cm" svg:x2="25.061cm" svg:y2="10.081cm">
          <text:p/>
        </draw:line>
        <draw:line draw:style-name="gr2" draw:layer="layout" svg:x1="25.478cm" svg:y1="9.872cm" svg:x2="25.061cm" svg:y2="9.872cm">
          <text:p/>
        </draw:line>
        <draw:line draw:style-name="gr2" draw:layer="layout" svg:x1="25.478cm" svg:y1="10.081cm" svg:x2="25.478cm" svg:y2="9.872cm">
          <text:p/>
        </draw:line>
        <draw:polygon draw:style-name="gr5" draw:layer="layout" svg:width="0.313cm" svg:height="0.05cm" svg:x="22.5cm" svg:y="12.484cm" svg:viewBox="0 0 314 51" draw:points="0,0 314,0 314,51 0,51">
          <text:p/>
        </draw:polygon>
        <draw:polygon draw:style-name="gr6" draw:layer="layout" svg:width="0.313cm" svg:height="0.05cm" svg:x="22.5cm" svg:y="12.484cm" svg:viewBox="0 0 314 51" draw:points="0,0 314,0 314,51 0,51">
          <text:p/>
        </draw:polygon>
        <draw:line draw:style-name="gr1" draw:layer="layout" svg:x1="22.656cm" svg:y1="12.274cm" svg:x2="22.656cm" svg:y2="12.484cm">
          <text:p/>
        </draw:line>
        <draw:line draw:style-name="gr1" draw:layer="layout" svg:x1="21.507cm" svg:y1="8.305cm" svg:x2="21.717cm" svg:y2="8.305cm">
          <text:p/>
        </draw:line>
        <draw:frame draw:style-name="gr15" draw:layer="layout" svg:width="0.286cm" svg:height="0.255cm" svg:x="25.241cm" svg:y="10.138cm">
          <draw:text-box>
            <text:p text:style-name="P1"><text:span text:style-name="T3">R4</text:span></text:p>
          </draw:text-box>
        </draw:frame>
        <draw:frame draw:style-name="gr9" draw:layer="layout" svg:width="0.121cm" svg:height="0.128cm" svg:x="21.558cm" svg:y="8.334cm">
          <draw:text-box>
            <text:p text:style-name="P1"><text:span text:style-name="T2">14</text:span></text:p>
          </draw:text-box>
        </draw:frame>
        <draw:line draw:style-name="gr1" draw:layer="layout" svg:x1="21.507cm" svg:y1="7.992cm" svg:x2="21.717cm" svg:y2="7.992cm">
          <text:p/>
        </draw:line>
        <draw:frame draw:style-name="gr26" draw:layer="layout" svg:width="0.569cm" svg:height="0.192cm" svg:x="21.757cm" svg:y="8.248cm">
          <draw:text-box>
            <text:p text:style-name="P1"><text:span text:style-name="T1">USBDP</text:span></text:p>
          </draw:text-box>
        </draw:frame>
        <draw:frame draw:style-name="gr9" draw:layer="layout" svg:width="0.121cm" svg:height="0.128cm" svg:x="21.558cm" svg:y="8.021cm">
          <draw:text-box>
            <text:p text:style-name="P1"><text:span text:style-name="T2">15</text:span></text:p>
          </draw:text-box>
        </draw:frame>
        <draw:line draw:style-name="gr1" draw:layer="layout" svg:x1="21.507cm" svg:y1="10.604cm" svg:x2="21.717cm" svg:y2="10.604cm">
          <text:p/>
        </draw:line>
        <draw:frame draw:style-name="gr27" draw:layer="layout" svg:width="0.595cm" svg:height="0.192cm" svg:x="21.757cm" svg:y="7.935cm">
          <draw:text-box>
            <text:p text:style-name="P1"><text:span text:style-name="T1">USBDM</text:span></text:p>
          </draw:text-box>
        </draw:frame>
        <draw:frame draw:style-name="gr9" draw:layer="layout" svg:width="0.121cm" svg:height="0.128cm" svg:x="21.558cm" svg:y="10.631cm">
          <draw:text-box>
            <text:p text:style-name="P1"><text:span text:style-name="T2">16</text:span></text:p>
          </draw:text-box>
        </draw:frame>
        <draw:line draw:style-name="gr1" draw:layer="layout" svg:x1="22.656cm" svg:y1="11.648cm" svg:x2="22.656cm" svg:y2="11.438cm">
          <text:p/>
        </draw:line>
        <draw:frame draw:style-name="gr28" draw:layer="layout" svg:width="0.645cm" svg:height="0.192cm" svg:x="21.757cm" svg:y="10.547cm">
          <draw:text-box>
            <text:p text:style-name="P1"><text:span text:style-name="T1">3V3OUT</text:span></text:p>
          </draw:text-box>
        </draw:frame>
        <draw:frame draw:style-name="gr9" draw:layer="layout" svg:width="0.121cm" svg:height="0.128cm" svg:x="22.682cm" svg:y="11.467cm">
          <draw:text-box>
            <text:p text:style-name="P1"><text:span text:style-name="T2">17</text:span></text:p>
          </draw:text-box>
        </draw:frame>
        <draw:frame draw:style-name="gr22" draw:layer="layout" svg:width="0.129cm" svg:height="0.192cm" draw:transform="rotate (1.5707963267949) translate (22.599cm 11.233cm)">
          <draw:text-box>
            <text:p text:style-name="P1"><text:span text:style-name="T1">G</text:span></text:p>
          </draw:text-box>
        </draw:frame>
        <draw:frame draw:style-name="gr22" draw:layer="layout" svg:width="0.121cm" svg:height="0.192cm" draw:transform="rotate (1.5707963267949) translate (22.599cm 11.104cm)">
          <draw:text-box>
            <text:p text:style-name="P1"><text:span text:style-name="T1">N</text:span></text:p>
          </draw:text-box>
        </draw:frame>
        <draw:line draw:style-name="gr1" draw:layer="layout" svg:x1="21.507cm" svg:y1="9.664cm" svg:x2="21.717cm" svg:y2="9.664cm">
          <text:p/>
        </draw:line>
        <draw:frame draw:style-name="gr22" draw:layer="layout" svg:width="0.121cm" svg:height="0.192cm" draw:transform="rotate (1.5707963267949) translate (22.599cm 10.985cm)">
          <draw:text-box>
            <text:p text:style-name="P1"><text:span text:style-name="T1">D</text:span></text:p>
          </draw:text-box>
        </draw:frame>
        <draw:frame draw:style-name="gr9" draw:layer="layout" svg:width="0.121cm" svg:height="0.128cm" svg:x="21.558cm" svg:y="9.691cm">
          <draw:text-box>
            <text:p text:style-name="P1"><text:span text:style-name="T2">18</text:span></text:p>
          </draw:text-box>
        </draw:frame>
        <draw:line draw:style-name="gr1" draw:layer="layout" svg:x1="21.507cm" svg:y1="7.679cm" svg:x2="21.717cm" svg:y2="7.679cm">
          <text:p/>
        </draw:line>
        <draw:frame draw:style-name="gr29" draw:layer="layout" svg:width="0.645cm" svg:height="0.192cm" svg:x="21.757cm" svg:y="9.607cm">
          <draw:text-box>
            <text:p text:style-name="P1"><text:span text:style-name="T1">RESET#</text:span></text:p>
          </draw:text-box>
        </draw:frame>
        <draw:frame draw:style-name="gr9" draw:layer="layout" svg:width="0.121cm" svg:height="0.128cm" svg:x="21.558cm" svg:y="7.708cm">
          <draw:text-box>
            <text:p text:style-name="P1"><text:span text:style-name="T2">19</text:span></text:p>
          </draw:text-box>
        </draw:frame>
        <draw:line draw:style-name="gr1" draw:layer="layout" svg:x1="22.343cm" svg:y1="11.648cm" svg:x2="22.343cm" svg:y2="11.438cm">
          <text:p/>
        </draw:line>
        <draw:frame draw:style-name="gr24" draw:layer="layout" svg:width="0.349cm" svg:height="0.192cm" svg:x="21.757cm" svg:y="7.622cm">
          <draw:text-box>
            <text:p text:style-name="P1"><text:span text:style-name="T1">VCC</text:span></text:p>
          </draw:text-box>
        </draw:frame>
        <draw:frame draw:style-name="gr10" draw:layer="layout" svg:width="0.061cm" svg:height="0.128cm" svg:x="22.368cm" svg:y="11.467cm">
          <draw:text-box>
            <text:p text:style-name="P1"><text:span text:style-name="T2">4</text:span></text:p>
          </draw:text-box>
        </draw:frame>
        <draw:frame draw:style-name="gr22" draw:layer="layout" svg:width="0.129cm" svg:height="0.192cm" draw:transform="rotate (1.5707963267949) translate (22.286cm 11.233cm)">
          <draw:text-box>
            <text:p text:style-name="P1"><text:span text:style-name="T1">G</text:span></text:p>
          </draw:text-box>
        </draw:frame>
        <draw:frame draw:style-name="gr22" draw:layer="layout" svg:width="0.121cm" svg:height="0.192cm" draw:transform="rotate (1.5707963267949) translate (22.286cm 11.104cm)">
          <draw:text-box>
            <text:p text:style-name="P1"><text:span text:style-name="T1">N</text:span></text:p>
          </draw:text-box>
        </draw:frame>
        <draw:line draw:style-name="gr1" draw:layer="layout" svg:x1="24.225cm" svg:y1="10.291cm" svg:x2="24.015cm" svg:y2="10.291cm">
          <text:p/>
        </draw:line>
        <draw:frame draw:style-name="gr22" draw:layer="layout" svg:width="0.121cm" svg:height="0.192cm" draw:transform="rotate (1.5707963267949) translate (22.286cm 10.985cm)">
          <draw:text-box>
            <text:p text:style-name="P1"><text:span text:style-name="T1">D</text:span></text:p>
          </draw:text-box>
        </draw:frame>
        <draw:frame draw:style-name="gr9" draw:layer="layout" svg:width="0.121cm" svg:height="0.128cm" svg:x="24.041cm" svg:y="10.318cm">
          <draw:text-box>
            <text:p text:style-name="P1"><text:span text:style-name="T2">21</text:span></text:p>
          </draw:text-box>
        </draw:frame>
        <draw:line draw:style-name="gr1" draw:layer="layout" svg:x1="24.225cm" svg:y1="9.977cm" svg:x2="24.015cm" svg:y2="9.977cm">
          <text:p/>
        </draw:line>
        <draw:frame draw:style-name="gr26" draw:layer="layout" svg:width="0.552cm" svg:height="0.192cm" svg:x="23.48cm" svg:y="10.234cm">
          <draw:text-box>
            <text:p text:style-name="P1"><text:span text:style-name="T1">CBUS1</text:span></text:p>
          </draw:text-box>
        </draw:frame>
        <draw:frame draw:style-name="gr9" draw:layer="layout" svg:width="0.121cm" svg:height="0.128cm" svg:x="24.041cm" svg:y="10.004cm">
          <draw:text-box>
            <text:p text:style-name="P1"><text:span text:style-name="T2">22</text:span></text:p>
          </draw:text-box>
        </draw:frame>
        <draw:line draw:style-name="gr1" draw:layer="layout" svg:x1="21.507cm" svg:y1="9.977cm" svg:x2="21.717cm" svg:y2="9.977cm">
          <text:p/>
        </draw:line>
        <draw:frame draw:style-name="gr26" draw:layer="layout" svg:width="0.552cm" svg:height="0.192cm" svg:x="23.48cm" svg:y="9.92cm">
          <draw:text-box>
            <text:p text:style-name="P1"><text:span text:style-name="T1">CBUS0</text:span></text:p>
          </draw:text-box>
        </draw:frame>
        <draw:frame draw:style-name="gr9" draw:layer="layout" svg:width="0.121cm" svg:height="0.128cm" svg:x="21.558cm" svg:y="10.004cm">
          <draw:text-box>
            <text:p text:style-name="P1"><text:span text:style-name="T2">23</text:span></text:p>
          </draw:text-box>
        </draw:frame>
        <draw:line draw:style-name="gr1" draw:layer="layout" svg:x1="22.03cm" svg:y1="11.648cm" svg:x2="22.03cm" svg:y2="11.438cm">
          <text:p/>
        </draw:line>
        <draw:frame draw:style-name="gr30" draw:layer="layout" svg:width="0.239cm" svg:height="0.192cm" svg:x="21.757cm" svg:y="9.92cm">
          <draw:text-box>
            <text:p text:style-name="P1"><text:span text:style-name="T1">NC</text:span></text:p>
          </draw:text-box>
        </draw:frame>
        <draw:frame draw:style-name="gr9" draw:layer="layout" svg:width="0.121cm" svg:height="0.128cm" svg:x="22.055cm" svg:y="11.467cm">
          <draw:text-box>
            <text:p text:style-name="P1"><text:span text:style-name="T2">24</text:span></text:p>
          </draw:text-box>
        </draw:frame>
        <draw:frame draw:style-name="gr22" draw:layer="layout" svg:width="0.112cm" svg:height="0.192cm" draw:transform="rotate (1.5707963267949) translate (21.973cm 11.233cm)">
          <draw:text-box>
            <text:p text:style-name="P1"><text:span text:style-name="T1">A</text:span></text:p>
          </draw:text-box>
        </draw:frame>
        <draw:frame draw:style-name="gr22" draw:layer="layout" svg:width="0.129cm" svg:height="0.192cm" draw:transform="rotate (1.5707963267949) translate (21.973cm 11.123cm)">
          <draw:text-box>
            <text:p text:style-name="P1"><text:span text:style-name="T1">G</text:span></text:p>
          </draw:text-box>
        </draw:frame>
        <draw:frame draw:style-name="gr22" draw:layer="layout" svg:width="0.121cm" svg:height="0.192cm" draw:transform="rotate (1.5707963267949) translate (21.973cm 10.994cm)">
          <draw:text-box>
            <text:p text:style-name="P1"><text:span text:style-name="T1">N</text:span></text:p>
          </draw:text-box>
        </draw:frame>
        <draw:line draw:style-name="gr1" draw:layer="layout" svg:x1="23.283cm" svg:y1="11.648cm" svg:x2="23.283cm" svg:y2="11.438cm">
          <text:p/>
        </draw:line>
        <draw:frame draw:style-name="gr22" draw:layer="layout" svg:width="0.121cm" svg:height="0.192cm" draw:transform="rotate (1.5707963267949) translate (21.973cm 10.875cm)">
          <draw:text-box>
            <text:p text:style-name="P1"><text:span text:style-name="T1">D</text:span></text:p>
          </draw:text-box>
        </draw:frame>
        <draw:frame draw:style-name="gr9" draw:layer="layout" svg:width="0.121cm" svg:height="0.128cm" svg:x="23.308cm" svg:y="11.467cm">
          <draw:text-box>
            <text:p text:style-name="P1"><text:span text:style-name="T2">26</text:span></text:p>
          </draw:text-box>
        </draw:frame>
        <draw:frame draw:style-name="gr22" draw:layer="layout" svg:width="0.104cm" svg:height="0.192cm" draw:transform="rotate (1.5707963267949) translate (23.228cm 11.233cm)">
          <draw:text-box>
            <text:p text:style-name="P1"><text:span text:style-name="T1">T</text:span></text:p>
          </draw:text-box>
        </draw:frame>
        <draw:frame draw:style-name="gr22" draw:layer="layout" svg:width="0.112cm" svg:height="0.192cm" draw:transform="rotate (1.5707963267949) translate (23.228cm 11.132cm)">
          <draw:text-box>
            <text:p text:style-name="P1"><text:span text:style-name="T1">E</text:span></text:p>
          </draw:text-box>
        </draw:frame>
        <draw:frame draw:style-name="gr22" draw:layer="layout" svg:width="0.112cm" svg:height="0.192cm" draw:transform="rotate (1.5707963267949) translate (23.228cm 11.022cm)">
          <draw:text-box>
            <text:p text:style-name="P1"><text:span text:style-name="T1">S</text:span></text:p>
          </draw:text-box>
        </draw:frame>
        <draw:line draw:style-name="gr1" draw:layer="layout" svg:x1="21.507cm" svg:y1="10.185cm" svg:x2="21.717cm" svg:y2="10.185cm">
          <text:p/>
        </draw:line>
        <draw:frame draw:style-name="gr22" draw:layer="layout" svg:width="0.104cm" svg:height="0.192cm" draw:transform="rotate (1.5707963267949) translate (23.228cm 10.912cm)">
          <draw:text-box>
            <text:p text:style-name="P1"><text:span text:style-name="T1">T</text:span></text:p>
          </draw:text-box>
        </draw:frame>
        <draw:frame draw:style-name="gr9" draw:layer="layout" svg:width="0.121cm" svg:height="0.128cm" svg:x="21.558cm" svg:y="10.214cm">
          <draw:text-box>
            <text:p text:style-name="P1"><text:span text:style-name="T2">27</text:span></text:p>
          </draw:text-box>
        </draw:frame>
        <draw:line draw:style-name="gr1" draw:layer="layout" svg:x1="21.507cm" svg:y1="10.394cm" svg:x2="21.717cm" svg:y2="10.394cm">
          <text:p/>
        </draw:line>
        <draw:frame draw:style-name="gr31" draw:layer="layout" svg:width="0.404cm" svg:height="0.192cm" svg:x="21.757cm" svg:y="10.128cm">
          <draw:text-box>
            <text:p text:style-name="P1"><text:span text:style-name="T1">OSCI</text:span></text:p>
          </draw:text-box>
        </draw:frame>
        <draw:frame draw:style-name="gr9" draw:layer="layout" svg:width="0.121cm" svg:height="0.128cm" svg:x="21.558cm" svg:y="10.421cm">
          <draw:text-box>
            <text:p text:style-name="P1"><text:span text:style-name="T2">28</text:span></text:p>
          </draw:text-box>
        </draw:frame>
        <draw:line draw:style-name="gr1" draw:layer="layout" svg:x1="24.225cm" svg:y1="10.917cm" svg:x2="24.015cm" svg:y2="10.917cm">
          <text:p/>
        </draw:line>
        <draw:frame draw:style-name="gr32" draw:layer="layout" svg:width="0.485cm" svg:height="0.192cm" svg:x="21.757cm" svg:y="10.337cm">
          <draw:text-box>
            <text:p text:style-name="P1"><text:span text:style-name="T1">OSCO</text:span></text:p>
          </draw:text-box>
        </draw:frame>
        <draw:frame draw:style-name="gr9" draw:layer="layout" svg:width="0.121cm" svg:height="0.128cm" svg:x="24.041cm" svg:y="10.944cm">
          <draw:text-box>
            <text:p text:style-name="P1"><text:span text:style-name="T2">11</text:span></text:p>
          </draw:text-box>
        </draw:frame>
        <draw:line draw:style-name="gr1" draw:layer="layout" svg:x1="24.225cm" svg:y1="10.604cm" svg:x2="24.015cm" svg:y2="10.604cm">
          <text:p/>
        </draw:line>
        <draw:frame draw:style-name="gr26" draw:layer="layout" svg:width="0.552cm" svg:height="0.192cm" svg:x="23.48cm" svg:y="10.86cm">
          <draw:text-box>
            <text:p text:style-name="P1"><text:span text:style-name="T1">CBUS3</text:span></text:p>
          </draw:text-box>
        </draw:frame>
        <draw:frame draw:style-name="gr9" draw:layer="layout" svg:width="0.121cm" svg:height="0.128cm" svg:x="24.041cm" svg:y="10.631cm">
          <draw:text-box>
            <text:p text:style-name="P1"><text:span text:style-name="T2">10</text:span></text:p>
          </draw:text-box>
        </draw:frame>
        <draw:line draw:style-name="gr1" draw:layer="layout" svg:x1="24.225cm" svg:y1="11.231cm" svg:x2="24.015cm" svg:y2="11.231cm">
          <text:p/>
        </draw:line>
        <draw:frame draw:style-name="gr26" draw:layer="layout" svg:width="0.552cm" svg:height="0.192cm" svg:x="23.48cm" svg:y="10.547cm">
          <draw:text-box>
            <text:p text:style-name="P1"><text:span text:style-name="T1">CBUS2</text:span></text:p>
          </draw:text-box>
        </draw:frame>
        <draw:frame draw:style-name="gr10" draw:layer="layout" svg:width="0.061cm" svg:height="0.128cm" svg:x="24.041cm" svg:y="11.257cm">
          <draw:text-box>
            <text:p text:style-name="P1"><text:span text:style-name="T2">9</text:span></text:p>
          </draw:text-box>
        </draw:frame>
        <draw:line draw:style-name="gr1" draw:layer="layout" svg:x1="24.225cm" svg:y1="8.411cm" svg:x2="24.015cm" svg:y2="8.411cm">
          <text:p/>
        </draw:line>
        <draw:frame draw:style-name="gr26" draw:layer="layout" svg:width="0.552cm" svg:height="0.192cm" svg:x="23.48cm" svg:y="11.173cm">
          <draw:text-box>
            <text:p text:style-name="P1"><text:span text:style-name="T1">CBUS4</text:span></text:p>
          </draw:text-box>
        </draw:frame>
        <draw:frame draw:style-name="gr10" draw:layer="layout" svg:width="0.061cm" svg:height="0.128cm" svg:x="24.041cm" svg:y="8.438cm">
          <draw:text-box>
            <text:p text:style-name="P1"><text:span text:style-name="T2">8</text:span></text:p>
          </draw:text-box>
        </draw:frame>
        <draw:line draw:style-name="gr1" draw:layer="layout" svg:x1="24.225cm" svg:y1="9.351cm" svg:x2="24.015cm" svg:y2="9.351cm">
          <text:p/>
        </draw:line>
        <draw:frame draw:style-name="gr33" draw:layer="layout" svg:width="0.425cm" svg:height="0.192cm" svg:x="23.596cm" svg:y="8.354cm">
          <draw:text-box>
            <text:p text:style-name="P1"><text:span text:style-name="T1">CTS#</text:span></text:p>
          </draw:text-box>
        </draw:frame>
        <draw:frame draw:style-name="gr10" draw:layer="layout" svg:width="0.061cm" svg:height="0.128cm" svg:x="24.041cm" svg:y="9.378cm">
          <draw:text-box>
            <text:p text:style-name="P1"><text:span text:style-name="T2">7</text:span></text:p>
          </draw:text-box>
        </draw:frame>
        <draw:line draw:style-name="gr1" draw:layer="layout" svg:x1="24.225cm" svg:y1="9.038cm" svg:x2="24.015cm" svg:y2="9.038cm">
          <text:p/>
        </draw:line>
        <draw:frame draw:style-name="gr32" draw:layer="layout" svg:width="0.451cm" svg:height="0.192cm" svg:x="23.569cm" svg:y="9.294cm">
          <draw:text-box>
            <text:p text:style-name="P1"><text:span text:style-name="T1">DCD#</text:span></text:p>
          </draw:text-box>
        </draw:frame>
        <draw:frame draw:style-name="gr10" draw:layer="layout" svg:width="0.061cm" svg:height="0.128cm" svg:x="24.041cm" svg:y="9.064cm">
          <draw:text-box>
            <text:p text:style-name="P1"><text:span text:style-name="T2">6</text:span></text:p>
          </draw:text-box>
        </draw:frame>
        <draw:line draw:style-name="gr1" draw:layer="layout" svg:x1="21.507cm" svg:y1="9.351cm" svg:x2="21.717cm" svg:y2="9.351cm">
          <text:p/>
        </draw:line>
        <draw:frame draw:style-name="gr34" draw:layer="layout" svg:width="0.442cm" svg:height="0.192cm" svg:x="23.577cm" svg:y="8.981cm">
          <draw:text-box>
            <text:p text:style-name="P1"><text:span text:style-name="T1">DSR#</text:span></text:p>
          </draw:text-box>
        </draw:frame>
        <draw:frame draw:style-name="gr9" draw:layer="layout" svg:width="0.121cm" svg:height="0.128cm" svg:x="21.558cm" svg:y="9.378cm">
          <draw:text-box>
            <text:p text:style-name="P1"><text:span text:style-name="T2">29</text:span></text:p>
          </draw:text-box>
        </draw:frame>
        <draw:line draw:style-name="gr1" draw:layer="layout" svg:x1="22.97cm" svg:y1="11.648cm" svg:x2="22.97cm" svg:y2="11.438cm">
          <text:p/>
        </draw:line>
        <draw:frame draw:style-name="gr30" draw:layer="layout" svg:width="0.239cm" svg:height="0.192cm" svg:x="21.757cm" svg:y="9.294cm">
          <draw:text-box>
            <text:p text:style-name="P1"><text:span text:style-name="T1">NC</text:span></text:p>
          </draw:text-box>
        </draw:frame>
        <draw:frame draw:style-name="gr9" draw:layer="layout" svg:width="0.121cm" svg:height="0.128cm" svg:x="22.995cm" svg:y="11.467cm">
          <draw:text-box>
            <text:p text:style-name="P1"><text:span text:style-name="T2">20</text:span></text:p>
          </draw:text-box>
        </draw:frame>
        <draw:frame draw:style-name="gr22" draw:layer="layout" svg:width="0.129cm" svg:height="0.192cm" draw:transform="rotate (1.5707963267949) translate (22.915cm 11.233cm)">
          <draw:text-box>
            <text:p text:style-name="P1"><text:span text:style-name="T1">G</text:span></text:p>
          </draw:text-box>
        </draw:frame>
        <draw:frame draw:style-name="gr22" draw:layer="layout" svg:width="0.121cm" svg:height="0.192cm" draw:transform="rotate (1.5707963267949) translate (22.915cm 11.104cm)">
          <draw:text-box>
            <text:p text:style-name="P1"><text:span text:style-name="T1">N</text:span></text:p>
          </draw:text-box>
        </draw:frame>
        <draw:line draw:style-name="gr1" draw:layer="layout" svg:x1="24.225cm" svg:y1="9.664cm" svg:x2="24.015cm" svg:y2="9.664cm">
          <text:p/>
        </draw:line>
        <draw:frame draw:style-name="gr22" draw:layer="layout" svg:width="0.121cm" svg:height="0.192cm" draw:transform="rotate (1.5707963267949) translate (22.915cm 10.985cm)">
          <draw:text-box>
            <text:p text:style-name="P1"><text:span text:style-name="T1">D</text:span></text:p>
          </draw:text-box>
        </draw:frame>
        <draw:frame draw:style-name="gr10" draw:layer="layout" svg:width="0.061cm" svg:height="0.128cm" svg:x="24.041cm" svg:y="9.691cm">
          <draw:text-box>
            <text:p text:style-name="P1"><text:span text:style-name="T2">3</text:span></text:p>
          </draw:text-box>
        </draw:frame>
        <draw:line draw:style-name="gr1" draw:layer="layout" svg:x1="24.225cm" svg:y1="7.785cm" svg:x2="24.015cm" svg:y2="7.785cm">
          <text:p/>
        </draw:line>
        <draw:frame draw:style-name="gr35" draw:layer="layout" svg:width="0.26cm" svg:height="0.192cm" svg:x="23.744cm" svg:y="9.607cm">
          <draw:text-box>
            <text:p text:style-name="P1"><text:span text:style-name="T1">RI#</text:span></text:p>
          </draw:text-box>
        </draw:frame>
        <draw:frame draw:style-name="gr10" draw:layer="layout" svg:width="0.061cm" svg:height="0.128cm" svg:x="24.041cm" svg:y="7.811cm">
          <draw:text-box>
            <text:p text:style-name="P1"><text:span text:style-name="T2">2</text:span></text:p>
          </draw:text-box>
        </draw:frame>
        <draw:line draw:style-name="gr1" draw:layer="layout" svg:x1="21.507cm" svg:y1="7.471cm" svg:x2="21.717cm" svg:y2="7.471cm">
          <text:p/>
        </draw:line>
        <draw:frame draw:style-name="gr24" draw:layer="layout" svg:width="0.349cm" svg:height="0.192cm" svg:x="23.66cm" svg:y="7.727cm">
          <draw:text-box>
            <text:p text:style-name="P1"><text:span text:style-name="T1">RXD</text:span></text:p>
          </draw:text-box>
        </draw:frame>
        <draw:frame draw:style-name="gr10" draw:layer="layout" svg:width="0.061cm" svg:height="0.128cm" svg:x="21.625cm" svg:y="7.498cm">
          <draw:text-box>
            <text:p text:style-name="P1"><text:span text:style-name="T2">1</text:span></text:p>
          </draw:text-box>
        </draw:frame>
        <draw:line draw:style-name="gr1" draw:layer="layout" svg:x1="24.225cm" svg:y1="8.098cm" svg:x2="24.015cm" svg:y2="8.098cm">
          <text:p/>
        </draw:line>
        <draw:frame draw:style-name="gr36" draw:layer="layout" svg:width="0.523cm" svg:height="0.192cm" svg:x="21.757cm" svg:y="7.414cm">
          <draw:text-box>
            <text:p text:style-name="P1"><text:span text:style-name="T1">VCCIO</text:span></text:p>
          </draw:text-box>
        </draw:frame>
        <draw:frame draw:style-name="gr9" draw:layer="layout" svg:width="0.121cm" svg:height="0.128cm" svg:x="24.041cm" svg:y="8.125cm">
          <draw:text-box>
            <text:p text:style-name="P1"><text:span text:style-name="T2">32</text:span></text:p>
          </draw:text-box>
        </draw:frame>
        <draw:line draw:style-name="gr1" draw:layer="layout" svg:x1="24.225cm" svg:y1="8.724cm" svg:x2="24.015cm" svg:y2="8.724cm">
          <text:p/>
        </draw:line>
        <draw:frame draw:style-name="gr33" draw:layer="layout" svg:width="0.421cm" svg:height="0.192cm" svg:x="23.596cm" svg:y="8.041cm">
          <draw:text-box>
            <text:p text:style-name="P1"><text:span text:style-name="T1">RTS#</text:span></text:p>
          </draw:text-box>
        </draw:frame>
        <draw:frame draw:style-name="gr9" draw:layer="layout" svg:width="0.121cm" svg:height="0.128cm" svg:x="24.041cm" svg:y="8.751cm">
          <draw:text-box>
            <text:p text:style-name="P1"><text:span text:style-name="T2">31</text:span></text:p>
          </draw:text-box>
        </draw:frame>
        <draw:line draw:style-name="gr1" draw:layer="layout" svg:x1="24.225cm" svg:y1="7.471cm" svg:x2="24.015cm" svg:y2="7.471cm">
          <text:p/>
        </draw:line>
        <draw:frame draw:style-name="gr37" draw:layer="layout" svg:width="0.434cm" svg:height="0.192cm" svg:x="23.588cm" svg:y="8.667cm">
          <draw:text-box>
            <text:p text:style-name="P1"><text:span text:style-name="T1">DTR#</text:span></text:p>
          </draw:text-box>
        </draw:frame>
        <draw:frame draw:style-name="gr9" draw:layer="layout" svg:width="0.121cm" svg:height="0.128cm" svg:x="24.041cm" svg:y="7.498cm">
          <draw:text-box>
            <text:p text:style-name="P1"><text:span text:style-name="T2">30</text:span></text:p>
          </draw:text-box>
        </draw:frame>
        <draw:line draw:style-name="gr1" draw:layer="layout" svg:x1="21.507cm" svg:y1="9.141cm" svg:x2="21.717cm" svg:y2="9.141cm">
          <text:p/>
        </draw:line>
        <draw:frame draw:style-name="gr23" draw:layer="layout" svg:width="0.332cm" svg:height="0.192cm" svg:x="23.679cm" svg:y="7.414cm">
          <draw:text-box>
            <text:p text:style-name="P1"><text:span text:style-name="T1">TXD</text:span></text:p>
          </draw:text-box>
        </draw:frame>
        <draw:frame draw:style-name="gr9" draw:layer="layout" svg:width="0.121cm" svg:height="0.128cm" svg:x="21.558cm" svg:y="9.168cm">
          <draw:text-box>
            <text:p text:style-name="P1"><text:span text:style-name="T2">25</text:span></text:p>
          </draw:text-box>
        </draw:frame>
        <draw:line draw:style-name="gr1" draw:layer="layout" svg:x1="21.507cm" svg:y1="8.932cm" svg:x2="21.717cm" svg:y2="8.932cm">
          <text:p/>
        </draw:line>
        <draw:frame draw:style-name="gr30" draw:layer="layout" svg:width="0.239cm" svg:height="0.192cm" svg:x="21.757cm" svg:y="9.084cm">
          <draw:text-box>
            <text:p text:style-name="P1"><text:span text:style-name="T1">NC</text:span></text:p>
          </draw:text-box>
        </draw:frame>
        <draw:frame draw:style-name="gr9" draw:layer="layout" svg:width="0.121cm" svg:height="0.128cm" svg:x="21.558cm" svg:y="8.961cm">
          <draw:text-box>
            <text:p text:style-name="P1"><text:span text:style-name="T2">13</text:span></text:p>
          </draw:text-box>
        </draw:frame>
        <draw:line draw:style-name="gr1" draw:layer="layout" svg:x1="21.507cm" svg:y1="8.724cm" svg:x2="21.717cm" svg:y2="8.724cm">
          <text:p/>
        </draw:line>
        <draw:frame draw:style-name="gr30" draw:layer="layout" svg:width="0.239cm" svg:height="0.192cm" svg:x="21.757cm" svg:y="8.875cm">
          <draw:text-box>
            <text:p text:style-name="P1"><text:span text:style-name="T1">NC</text:span></text:p>
          </draw:text-box>
        </draw:frame>
        <draw:frame draw:style-name="gr9" draw:layer="layout" svg:width="0.121cm" svg:height="0.128cm" svg:x="21.558cm" svg:y="8.751cm">
          <draw:text-box>
            <text:p text:style-name="P1"><text:span text:style-name="T2">12</text:span></text:p>
          </draw:text-box>
        </draw:frame>
        <draw:line draw:style-name="gr1" draw:layer="layout" svg:x1="21.507cm" svg:y1="8.515cm" svg:x2="21.717cm" svg:y2="8.515cm">
          <text:p/>
        </draw:line>
        <draw:frame draw:style-name="gr30" draw:layer="layout" svg:width="0.239cm" svg:height="0.192cm" svg:x="21.757cm" svg:y="8.667cm">
          <draw:text-box>
            <text:p text:style-name="P1"><text:span text:style-name="T1">NC</text:span></text:p>
          </draw:text-box>
        </draw:frame>
        <draw:frame draw:style-name="gr10" draw:layer="layout" svg:width="0.061cm" svg:height="0.128cm" svg:x="21.625cm" svg:y="8.542cm">
          <draw:text-box>
            <text:p text:style-name="P1"><text:span text:style-name="T2">5</text:span></text:p>
          </draw:text-box>
        </draw:frame>
        <draw:frame draw:style-name="gr30" draw:layer="layout" svg:width="0.239cm" svg:height="0.192cm" svg:x="21.757cm" svg:y="8.458cm">
          <draw:text-box>
            <text:p text:style-name="P1"><text:span text:style-name="T1">NC</text:span></text:p>
          </draw:text-box>
        </draw:frame>
        <draw:frame draw:style-name="gr38" draw:layer="layout" svg:width="0.971cm" svg:height="0.255cm" svg:x="20.933cm" svg:y="11.85cm">
          <draw:text-box>
            <text:p text:style-name="P1"><text:span text:style-name="T3">FT232RQ</text:span></text:p>
          </draw:text-box>
        </draw:frame>
        <draw:line draw:style-name="gr2" draw:layer="layout" svg:x1="21.717cm" svg:y1="11.438cm" svg:x2="21.717cm" svg:y2="7.262cm">
          <text:p/>
        </draw:line>
        <draw:line draw:style-name="gr2" draw:layer="layout" svg:x1="24.015cm" svg:y1="11.438cm" svg:x2="21.717cm" svg:y2="11.438cm">
          <text:p/>
        </draw:line>
        <draw:line draw:style-name="gr2" draw:layer="layout" svg:x1="24.015cm" svg:y1="7.262cm" svg:x2="24.015cm" svg:y2="11.438cm">
          <text:p/>
        </draw:line>
        <draw:line draw:style-name="gr2" draw:layer="layout" svg:x1="21.717cm" svg:y1="7.262cm" svg:x2="24.015cm" svg:y2="7.262cm">
          <text:p/>
        </draw:line>
        <draw:polygon draw:style-name="gr5" draw:layer="layout" svg:width="0.315cm" svg:height="0.051cm" svg:x="14.611cm" svg:y="11.544cm" svg:viewBox="0 0 316 52" draw:points="0,0 316,0 316,52 0,52">
          <text:p/>
        </draw:polygon>
        <draw:polygon draw:style-name="gr6" draw:layer="layout" svg:width="0.315cm" svg:height="0.051cm" svg:x="14.611cm" svg:y="11.544cm" svg:viewBox="0 0 316 52" draw:points="0,0 316,0 316,52 0,52">
          <text:p/>
        </draw:polygon>
        <draw:line draw:style-name="gr1" draw:layer="layout" svg:x1="14.77cm" svg:y1="11.334cm" svg:x2="14.77cm" svg:y2="11.544cm">
          <text:p/>
        </draw:line>
        <draw:polygon draw:style-name="gr5" draw:layer="layout" svg:width="0.315cm" svg:height="0.051cm" svg:x="14.611cm" svg:y="10.369cm" svg:viewBox="0 0 316 52" draw:points="0,52 0,0 316,0 316,52">
          <text:p/>
        </draw:polygon>
        <draw:polygon draw:style-name="gr6" draw:layer="layout" svg:width="0.315cm" svg:height="0.051cm" svg:x="14.611cm" svg:y="10.369cm" svg:viewBox="0 0 316 52" draw:points="0,52 0,0 316,0 316,52">
          <text:p/>
        </draw:polygon>
        <draw:polygon draw:style-name="gr5" draw:layer="layout" svg:width="0.315cm" svg:height="0.053cm" svg:x="14.611cm" svg:y="10.473cm" svg:viewBox="0 0 316 54" draw:points="0,54 0,0 316,0 316,54">
          <text:p/>
        </draw:polygon>
        <draw:polygon draw:style-name="gr6" draw:layer="layout" svg:width="0.315cm" svg:height="0.053cm" svg:x="14.611cm" svg:y="10.473cm" svg:viewBox="0 0 316 54" draw:points="0,54 0,0 316,0 316,54">
          <text:p/>
        </draw:polygon>
        <draw:line draw:style-name="gr1" draw:layer="layout" svg:x1="14.77cm" svg:y1="10.134cm" svg:x2="14.77cm" svg:y2="10.369cm">
          <text:p/>
        </draw:line>
        <draw:frame draw:style-name="gr13" draw:layer="layout" svg:width="0.273cm" svg:height="0.255cm" svg:x="21.717cm" svg:y="7.009cm">
          <draw:text-box>
            <text:p text:style-name="P1"><text:span text:style-name="T3">K2</text:span></text:p>
          </draw:text-box>
        </draw:frame>
        <draw:line draw:style-name="gr1" draw:layer="layout" svg:x1="14.77cm" svg:y1="10.761cm" svg:x2="14.77cm" svg:y2="10.526cm">
          <text:p/>
        </draw:line>
        <draw:frame draw:style-name="gr10" draw:layer="layout" svg:width="0.061cm" svg:height="0.128cm" svg:x="14.793cm" svg:y="10.265cm">
          <draw:text-box>
            <text:p text:style-name="P1"><text:span text:style-name="T2">2</text:span></text:p>
          </draw:text-box>
        </draw:frame>
        <draw:frame draw:style-name="gr10" draw:layer="layout" svg:width="0.061cm" svg:height="0.128cm" svg:x="14.793cm" svg:y="10.552cm">
          <draw:text-box>
            <text:p text:style-name="P1"><text:span text:style-name="T2">1</text:span></text:p>
          </draw:text-box>
        </draw:frame>
        <draw:frame draw:style-name="gr11" draw:layer="layout" svg:width="0.125cm" svg:height="0.255cm" draw:transform="rotate (1.5707963267949) translate (15.027cm 10.511cm)">
          <draw:text-box>
            <text:p text:style-name="P1"><text:span text:style-name="T3">4</text:span></text:p>
          </draw:text-box>
        </draw:frame>
        <draw:frame draw:style-name="gr11" draw:layer="layout" svg:width="0.061cm" svg:height="0.255cm" draw:transform="rotate (1.5707963267949) translate (15.027cm 10.387cm)">
          <draw:text-box>
            <text:p text:style-name="P1"><text:span text:style-name="T3">,</text:span></text:p>
          </draw:text-box>
        </draw:frame>
        <draw:frame draw:style-name="gr11" draw:layer="layout" svg:width="0.125cm" svg:height="0.255cm" draw:transform="rotate (1.5707963267949) translate (15.027cm 10.326cm)">
          <draw:text-box>
            <text:p text:style-name="P1"><text:span text:style-name="T3">7</text:span></text:p>
          </draw:text-box>
        </draw:frame>
        <draw:frame draw:style-name="gr11" draw:layer="layout" svg:width="0.125cm" svg:height="0.255cm" draw:transform="rotate (1.5707963267949) translate (15.027cm 10.202cm)">
          <draw:text-box>
            <text:p text:style-name="P1"><text:span text:style-name="T3">n</text:span></text:p>
          </draw:text-box>
        </draw:frame>
        <draw:frame draw:style-name="gr11" draw:layer="layout" svg:width="0.137cm" svg:height="0.255cm" draw:transform="rotate (1.5707963267949) translate (15.027cm 10.078cm)">
          <draw:text-box>
            <text:p text:style-name="P1"><text:span text:style-name="T3">F</text:span></text:p>
          </draw:text-box>
        </draw:frame>
        <draw:frame draw:style-name="gr11" draw:layer="layout" svg:width="0.163cm" svg:height="0.255cm" draw:transform="rotate (1.5707963267949) translate (14.348cm 10.564cm)">
          <draw:text-box>
            <text:p text:style-name="P1"><text:span text:style-name="T3">C</text:span></text:p>
          </draw:text-box>
        </draw:frame>
        <draw:line draw:style-name="gr1" draw:layer="layout" svg:x1="13.934cm" svg:y1="10.028cm" svg:x2="13.934cm" svg:y2="10.238cm">
          <text:p/>
        </draw:line>
        <draw:frame draw:style-name="gr11" draw:layer="layout" svg:width="0.125cm" svg:height="0.255cm" draw:transform="rotate (1.5707963267949) translate (14.348cm 10.403cm)">
          <draw:text-box>
            <text:p text:style-name="P1"><text:span text:style-name="T3">3</text:span></text:p>
          </draw:text-box>
        </draw:frame>
        <draw:line draw:style-name="gr1" draw:layer="layout" svg:x1="13.934cm" svg:y1="10.864cm" svg:x2="13.934cm" svg:y2="10.655cm">
          <text:p/>
        </draw:line>
        <draw:frame draw:style-name="gr10" draw:layer="layout" svg:width="0.061cm" svg:height="0.128cm" svg:x="13.957cm" svg:y="10.133cm">
          <draw:text-box>
            <text:p text:style-name="P1"><text:span text:style-name="T2">2</text:span></text:p>
          </draw:text-box>
        </draw:frame>
        <draw:frame draw:style-name="gr10" draw:layer="layout" svg:width="0.061cm" svg:height="0.128cm" svg:x="13.957cm" svg:y="10.684cm">
          <draw:text-box>
            <text:p text:style-name="P1"><text:span text:style-name="T2">1</text:span></text:p>
          </draw:text-box>
        </draw:frame>
        <draw:frame draw:style-name="gr11" draw:layer="layout" svg:width="0.125cm" svg:height="0.255cm" draw:transform="rotate (1.5707963267949) translate (14.087cm 10.433cm)">
          <draw:text-box>
            <text:p text:style-name="P1"><text:span text:style-name="T3">1</text:span></text:p>
          </draw:text-box>
        </draw:frame>
        <draw:frame draw:style-name="gr11" draw:layer="layout" svg:width="0.184cm" svg:height="0.255cm" draw:transform="rotate (1.5707963267949) translate (14.087cm 10.309cm)">
          <draw:text-box>
            <text:p text:style-name="P1"><text:span text:style-name="T3">M</text:span></text:p>
          </draw:text-box>
        </draw:frame>
        <draw:frame draw:style-name="gr11" draw:layer="layout" svg:width="0.163cm" svg:height="0.255cm" draw:transform="rotate (1.5707963267949) translate (13.617cm 10.433cm)">
          <draw:text-box>
            <text:p text:style-name="P1"><text:span text:style-name="T3">R</text:span></text:p>
          </draw:text-box>
        </draw:frame>
        <draw:line draw:style-name="gr2" draw:layer="layout" svg:x1="13.828cm" svg:y1="10.238cm" svg:x2="13.828cm" svg:y2="10.655cm">
          <text:p/>
        </draw:line>
        <draw:line draw:style-name="gr2" draw:layer="layout" svg:x1="14.037cm" svg:y1="10.238cm" svg:x2="13.828cm" svg:y2="10.238cm">
          <text:p/>
        </draw:line>
        <draw:line draw:style-name="gr2" draw:layer="layout" svg:x1="14.037cm" svg:y1="10.655cm" svg:x2="14.037cm" svg:y2="10.238cm">
          <text:p/>
        </draw:line>
        <draw:line draw:style-name="gr2" draw:layer="layout" svg:x1="13.828cm" svg:y1="10.655cm" svg:x2="14.037cm" svg:y2="10.655cm">
          <text:p/>
        </draw:line>
        <draw:polygon draw:style-name="gr5" draw:layer="layout" svg:width="0.053cm" svg:height="0.313cm" svg:x="14.82cm" svg:y="8.462cm" svg:viewBox="0 0 54 314" draw:points="0,314 0,0 54,0 54,314">
          <text:p/>
        </draw:polygon>
        <draw:polygon draw:style-name="gr6" draw:layer="layout" svg:width="0.053cm" svg:height="0.313cm" svg:x="14.82cm" svg:y="8.462cm" svg:viewBox="0 0 54 314" draw:points="0,314 0,0 54,0 54,314">
          <text:p/>
        </draw:polygon>
        <draw:line draw:style-name="gr1" draw:layer="layout" svg:x1="14.611cm" svg:y1="8.619cm" svg:x2="14.82cm" svg:y2="8.619cm">
          <text:p/>
        </draw:line>
        <draw:line draw:style-name="gr1" draw:layer="layout" svg:x1="17.799cm" svg:y1="9.402cm" svg:x2="17.799cm" svg:y2="9.611cm">
          <text:p/>
        </draw:line>
        <draw:frame draw:style-name="gr11" draw:layer="layout" svg:width="0.125cm" svg:height="0.255cm" draw:transform="rotate (1.5707963267949) translate (13.617cm 10.272cm)">
          <draw:text-box>
            <text:p text:style-name="P1"><text:span text:style-name="T3">3</text:span></text:p>
          </draw:text-box>
        </draw:frame>
        <draw:frame draw:style-name="gr10" draw:layer="layout" svg:width="0.061cm" svg:height="0.128cm" svg:x="17.824cm" svg:y="9.507cm">
          <draw:text-box>
            <text:p text:style-name="P1"><text:span text:style-name="T2">4</text:span></text:p>
          </draw:text-box>
        </draw:frame>
        <draw:frame draw:style-name="gr22" draw:layer="layout" svg:width="0.112cm" svg:height="0.192cm" draw:transform="rotate (1.5707963267949) translate (17.741cm 9.802cm)">
          <draw:text-box>
            <text:p text:style-name="P1"><text:span text:style-name="T1">V</text:span></text:p>
          </draw:text-box>
        </draw:frame>
        <draw:frame draw:style-name="gr22" draw:layer="layout" svg:width="0.121cm" svg:height="0.192cm" draw:transform="rotate (1.5707963267949) translate (17.741cm 9.692cm)">
          <draw:text-box>
            <text:p text:style-name="P1"><text:span text:style-name="T1">C</text:span></text:p>
          </draw:text-box>
        </draw:frame>
        <draw:line draw:style-name="gr1" draw:layer="layout" svg:x1="16.962cm" svg:y1="10.028cm" svg:x2="17.172cm" svg:y2="10.028cm">
          <text:p/>
        </draw:line>
        <draw:frame draw:style-name="gr22" draw:layer="layout" svg:width="0.121cm" svg:height="0.192cm" draw:transform="rotate (1.5707963267949) translate (17.741cm 9.572cm)">
          <draw:text-box>
            <text:p text:style-name="P1"><text:span text:style-name="T1">C</text:span></text:p>
          </draw:text-box>
        </draw:frame>
        <draw:frame draw:style-name="gr10" draw:layer="layout" svg:width="0.061cm" svg:height="0.128cm" svg:x="17.081cm" svg:y="10.057cm">
          <draw:text-box>
            <text:p text:style-name="P1"><text:span text:style-name="T2">3</text:span></text:p>
          </draw:text-box>
        </draw:frame>
        <draw:line draw:style-name="gr1" draw:layer="layout" svg:x1="16.962cm" svg:y1="9.821cm" svg:x2="17.172cm" svg:y2="9.821cm">
          <text:p/>
        </draw:line>
        <draw:frame draw:style-name="gr39" draw:layer="layout" svg:width="0.269cm" svg:height="0.192cm" svg:x="17.212cm" svg:y="9.971cm">
          <draw:text-box>
            <text:p text:style-name="P1"><text:span text:style-name="T1">IO2</text:span></text:p>
          </draw:text-box>
        </draw:frame>
        <draw:frame draw:style-name="gr10" draw:layer="layout" svg:width="0.061cm" svg:height="0.128cm" svg:x="17.081cm" svg:y="9.848cm">
          <draw:text-box>
            <text:p text:style-name="P1"><text:span text:style-name="T2">2</text:span></text:p>
          </draw:text-box>
        </draw:frame>
        <draw:line draw:style-name="gr1" draw:layer="layout" svg:x1="17.799cm" svg:y1="11.074cm" svg:x2="17.799cm" svg:y2="10.864cm">
          <text:p/>
        </draw:line>
        <draw:frame draw:style-name="gr39" draw:layer="layout" svg:width="0.269cm" svg:height="0.192cm" svg:x="17.212cm" svg:y="9.764cm">
          <draw:text-box>
            <text:p text:style-name="P1"><text:span text:style-name="T1">IO1</text:span></text:p>
          </draw:text-box>
        </draw:frame>
        <draw:frame draw:style-name="gr10" draw:layer="layout" svg:width="0.061cm" svg:height="0.128cm" svg:x="17.824cm" svg:y="10.891cm">
          <draw:text-box>
            <text:p text:style-name="P1"><text:span text:style-name="T2">1</text:span></text:p>
          </draw:text-box>
        </draw:frame>
        <draw:frame draw:style-name="gr22" draw:layer="layout" svg:width="0.129cm" svg:height="0.192cm" draw:transform="rotate (1.5707963267949) translate (17.741cm 10.659cm)">
          <draw:text-box>
            <text:p text:style-name="P1"><text:span text:style-name="T1">G</text:span></text:p>
          </draw:text-box>
        </draw:frame>
        <draw:frame draw:style-name="gr22" draw:layer="layout" svg:width="0.121cm" svg:height="0.192cm" draw:transform="rotate (1.5707963267949) translate (17.741cm 10.531cm)">
          <draw:text-box>
            <text:p text:style-name="P1"><text:span text:style-name="T1">N</text:span></text:p>
          </draw:text-box>
        </draw:frame>
        <draw:frame draw:style-name="gr22" draw:layer="layout" svg:width="0.121cm" svg:height="0.192cm" draw:transform="rotate (1.5707963267949) translate (17.741cm 10.411cm)">
          <draw:text-box>
            <text:p text:style-name="P1"><text:span text:style-name="T1">D</text:span></text:p>
          </draw:text-box>
        </draw:frame>
        <draw:frame draw:style-name="gr11" draw:layer="layout" svg:width="0.15cm" svg:height="0.255cm" draw:transform="rotate (1.5707963267949) translate (18.158cm 10.642cm)">
          <draw:text-box>
            <text:p text:style-name="P1"><text:span text:style-name="T3">P</text:span></text:p>
          </draw:text-box>
        </draw:frame>
        <draw:frame draw:style-name="gr11" draw:layer="layout" svg:width="0.163cm" svg:height="0.255cm" draw:transform="rotate (1.5707963267949) translate (18.158cm 10.494cm)">
          <draw:text-box>
            <text:p text:style-name="P1"><text:span text:style-name="T3">R</text:span></text:p>
          </draw:text-box>
        </draw:frame>
        <draw:frame draw:style-name="gr11" draw:layer="layout" svg:width="0.137cm" svg:height="0.255cm" draw:transform="rotate (1.5707963267949) translate (18.158cm 10.333cm)">
          <draw:text-box>
            <text:p text:style-name="P1"><text:span text:style-name="T3">T</text:span></text:p>
          </draw:text-box>
        </draw:frame>
        <draw:frame draw:style-name="gr11" draw:layer="layout" svg:width="0.163cm" svg:height="0.255cm" draw:transform="rotate (1.5707963267949) translate (18.158cm 10.198cm)">
          <draw:text-box>
            <text:p text:style-name="P1"><text:span text:style-name="T3">R</text:span></text:p>
          </draw:text-box>
        </draw:frame>
        <draw:frame draw:style-name="gr11" draw:layer="layout" svg:width="0.125cm" svg:height="0.255cm" draw:transform="rotate (1.5707963267949) translate (18.158cm 10.037cm)">
          <draw:text-box>
            <text:p text:style-name="P1"><text:span text:style-name="T3">5</text:span></text:p>
          </draw:text-box>
        </draw:frame>
        <draw:frame draw:style-name="gr11" draw:layer="layout" svg:width="0.15cm" svg:height="0.255cm" draw:transform="rotate (1.5707963267949) translate (18.158cm 9.914cm)">
          <draw:text-box>
            <text:p text:style-name="P1"><text:span text:style-name="T3">V</text:span></text:p>
          </draw:text-box>
        </draw:frame>
        <draw:frame draw:style-name="gr11" draw:layer="layout" svg:width="0.125cm" svg:height="0.255cm" draw:transform="rotate (1.5707963267949) translate (18.158cm 9.765cm)">
          <draw:text-box>
            <text:p text:style-name="P1"><text:span text:style-name="T3">0</text:span></text:p>
          </draw:text-box>
        </draw:frame>
        <draw:frame draw:style-name="gr11" draw:layer="layout" svg:width="0.163cm" svg:height="0.255cm" draw:transform="rotate (1.5707963267949) translate (18.158cm 9.642cm)">
          <draw:text-box>
            <text:p text:style-name="P1"><text:span text:style-name="T3">U</text:span></text:p>
          </draw:text-box>
        </draw:frame>
        <draw:frame draw:style-name="gr11" draw:layer="layout" svg:width="0.125cm" svg:height="0.255cm" draw:transform="rotate (1.5707963267949) translate (18.158cm 9.481cm)">
          <draw:text-box>
            <text:p text:style-name="P1"><text:span text:style-name="T3">2</text:span></text:p>
          </draw:text-box>
        </draw:frame>
        <draw:frame draw:style-name="gr11" draw:layer="layout" svg:width="0.15cm" svg:height="0.255cm" draw:transform="rotate (1.5707963267949) translate (18.158cm 9.358cm)">
          <draw:text-box>
            <text:p text:style-name="P1"><text:span text:style-name="T3">X</text:span></text:p>
          </draw:text-box>
        </draw:frame>
        <draw:line draw:style-name="gr2" draw:layer="layout" svg:x1="17.172cm" svg:y1="10.864cm" svg:x2="17.172cm" svg:y2="9.611cm">
          <text:p/>
        </draw:line>
        <draw:line draw:style-name="gr2" draw:layer="layout" svg:x1="18.008cm" svg:y1="10.864cm" svg:x2="17.172cm" svg:y2="10.864cm">
          <text:p/>
        </draw:line>
        <draw:line draw:style-name="gr2" draw:layer="layout" svg:x1="18.008cm" svg:y1="9.611cm" svg:x2="18.008cm" svg:y2="10.864cm">
          <text:p/>
        </draw:line>
        <draw:line draw:style-name="gr2" draw:layer="layout" svg:x1="17.172cm" svg:y1="9.611cm" svg:x2="18.008cm" svg:y2="9.611cm">
          <text:p/>
        </draw:line>
        <draw:line draw:style-name="gr1" draw:layer="layout" svg:x1="14.298cm" svg:y1="8.828cm" svg:x2="14.09cm" svg:y2="8.828cm">
          <text:p/>
        </draw:line>
        <draw:frame draw:style-name="gr15" draw:layer="layout" svg:width="0.286cm" svg:height="0.255cm" svg:x="17.329cm" svg:y="9.359cm">
          <draw:text-box>
            <text:p text:style-name="P1"><text:span text:style-name="T3">D4</text:span></text:p>
          </draw:text-box>
        </draw:frame>
        <draw:line draw:style-name="gr40" draw:layer="layout" svg:x1="13.458cm" svg:y1="8.767cm" svg:x2="13.434cm" svg:y2="8.778cm">
          <text:p/>
        </draw:line>
        <draw:line draw:style-name="gr40" draw:layer="layout" svg:x1="13.435cm" svg:y1="8.777cm" svg:x2="13.423cm" svg:y2="8.797cm">
          <text:p/>
        </draw:line>
        <draw:line draw:style-name="gr40" draw:layer="layout" svg:x1="13.423cm" svg:y1="8.796cm" svg:x2="13.435cm" svg:y2="8.819cm">
          <text:p/>
        </draw:line>
        <draw:line draw:style-name="gr40" draw:layer="layout" svg:x1="13.434cm" svg:y1="8.818cm" svg:x2="13.458cm" svg:y2="8.829cm">
          <text:p/>
        </draw:line>
        <draw:line draw:style-name="gr40" draw:layer="layout" svg:x1="13.457cm" svg:y1="8.828cm" svg:x2="13.478cm" svg:y2="8.828cm">
          <text:p/>
        </draw:line>
        <draw:line draw:style-name="gr40" draw:layer="layout" svg:x1="13.478cm" svg:y1="8.828cm" svg:x2="13.501cm" svg:y2="8.84cm">
          <text:p/>
        </draw:line>
        <draw:line draw:style-name="gr40" draw:layer="layout" svg:x1="13.5cm" svg:y1="8.839cm" svg:x2="13.511cm" svg:y2="8.859cm">
          <text:p/>
        </draw:line>
        <draw:line draw:style-name="gr40" draw:layer="layout" svg:x1="13.511cm" svg:y1="8.858cm" svg:x2="13.5cm" svg:y2="8.88cm">
          <text:p/>
        </draw:line>
        <draw:line draw:style-name="gr40" draw:layer="layout" svg:x1="13.501cm" svg:y1="8.879cm" svg:x2="13.478cm" svg:y2="8.891cm">
          <text:p/>
        </draw:line>
        <draw:line draw:style-name="gr40" draw:layer="layout" svg:x1="13.478cm" svg:y1="8.89cm" svg:x2="13.445cm" svg:y2="8.89cm">
          <text:p/>
        </draw:line>
        <draw:line draw:style-name="gr40" draw:layer="layout" svg:x1="13.446cm" svg:y1="8.891cm" svg:x2="13.423cm" svg:y2="8.879cm">
          <text:p/>
        </draw:line>
        <draw:line draw:style-name="gr40" draw:layer="layout" svg:x1="13.457cm" svg:y1="8.767cm" svg:x2="13.478cm" svg:y2="8.767cm">
          <text:p/>
        </draw:line>
        <draw:line draw:style-name="gr40" draw:layer="layout" svg:x1="13.478cm" svg:y1="8.767cm" svg:x2="13.501cm" svg:y2="8.778cm">
          <text:p/>
        </draw:line>
        <draw:line draw:style-name="gr40" draw:layer="layout" svg:x1="13.527cm" svg:y1="8.767cm" svg:x2="13.527cm" svg:y2="8.89cm">
          <text:p/>
        </draw:line>
        <draw:line draw:style-name="gr40" draw:layer="layout" svg:x1="13.527cm" svg:y1="8.89cm" svg:x2="13.527cm" svg:y2="8.818cm">
          <text:p/>
        </draw:line>
        <draw:line draw:style-name="gr40" draw:layer="layout" svg:x1="13.527cm" svg:y1="8.818cm" svg:x2="13.593cm" svg:y2="8.818cm">
          <text:p/>
        </draw:line>
        <draw:line draw:style-name="gr40" draw:layer="layout" svg:x1="13.593cm" svg:y1="8.818cm" svg:x2="13.615cm" svg:y2="8.84cm">
          <text:p/>
        </draw:line>
        <draw:line draw:style-name="gr40" draw:layer="layout" svg:x1="13.614cm" svg:y1="8.839cm" svg:x2="13.614cm" svg:y2="8.89cm">
          <text:p/>
        </draw:line>
        <draw:line draw:style-name="gr40" draw:layer="layout" svg:x1="13.631cm" svg:y1="8.89cm" svg:x2="13.718cm" svg:y2="8.89cm">
          <text:p/>
        </draw:line>
        <draw:line draw:style-name="gr40" draw:layer="layout" svg:x1="13.675cm" svg:y1="8.89cm" svg:x2="13.675cm" svg:y2="8.818cm">
          <text:p/>
        </draw:line>
        <draw:line draw:style-name="gr40" draw:layer="layout" svg:x1="13.675cm" svg:y1="8.767cm" svg:x2="13.675cm" svg:y2="8.777cm">
          <text:p/>
        </draw:line>
        <draw:line draw:style-name="gr40" draw:layer="layout" svg:x1="13.641cm" svg:y1="8.818cm" svg:x2="13.675cm" svg:y2="8.818cm">
          <text:p/>
        </draw:line>
        <draw:line draw:style-name="gr40" draw:layer="layout" svg:x1="13.822cm" svg:y1="8.879cm" svg:x2="13.8cm" svg:y2="8.891cm">
          <text:p/>
        </draw:line>
        <draw:line draw:style-name="gr40" draw:layer="layout" svg:x1="13.8cm" svg:y1="8.89cm" svg:x2="13.756cm" svg:y2="8.89cm">
          <text:p/>
        </draw:line>
        <draw:line draw:style-name="gr40" draw:layer="layout" svg:x1="13.757cm" svg:y1="8.891cm" svg:x2="13.735cm" svg:y2="8.868cm">
          <text:p/>
        </draw:line>
        <draw:line draw:style-name="gr40" draw:layer="layout" svg:x1="13.735cm" svg:y1="8.868cm" svg:x2="13.735cm" svg:y2="8.839cm">
          <text:p/>
        </draw:line>
        <draw:line draw:style-name="gr40" draw:layer="layout" svg:x1="13.735cm" svg:y1="8.84cm" svg:x2="13.757cm" svg:y2="8.818cm">
          <text:p/>
        </draw:line>
        <draw:line draw:style-name="gr40" draw:layer="layout" svg:x1="13.756cm" svg:y1="8.818cm" svg:x2="13.8cm" svg:y2="8.818cm">
          <text:p/>
        </draw:line>
        <draw:line draw:style-name="gr40" draw:layer="layout" svg:x1="13.8cm" svg:y1="8.818cm" svg:x2="13.822cm" svg:y2="8.829cm">
          <text:p/>
        </draw:line>
        <draw:line draw:style-name="gr40" draw:layer="layout" svg:x1="13.821cm" svg:y1="8.828cm" svg:x2="13.821cm" svg:y2="8.839cm">
          <text:p/>
        </draw:line>
        <draw:line draw:style-name="gr40" draw:layer="layout" svg:x1="13.822cm" svg:y1="8.839cm" svg:x2="13.8cm" svg:y2="8.85cm">
          <text:p/>
        </draw:line>
        <draw:line draw:style-name="gr40" draw:layer="layout" svg:x1="13.8cm" svg:y1="8.849cm" svg:x2="13.735cm" svg:y2="8.849cm">
          <text:p/>
        </draw:line>
        <draw:line draw:style-name="gr40" draw:layer="layout" svg:x1="13.838cm" svg:y1="8.89cm" svg:x2="13.925cm" svg:y2="8.89cm">
          <text:p/>
        </draw:line>
        <draw:line draw:style-name="gr40" draw:layer="layout" svg:x1="13.859cm" svg:y1="8.767cm" svg:x2="13.883cm" svg:y2="8.767cm">
          <text:p/>
        </draw:line>
        <draw:line draw:style-name="gr40" draw:layer="layout" svg:x1="13.883cm" svg:y1="8.767cm" svg:x2="13.883cm" svg:y2="8.89cm">
          <text:p/>
        </draw:line>
        <draw:line draw:style-name="gr40" draw:layer="layout" svg:x1="14.029cm" svg:y1="8.767cm" svg:x2="14.029cm" svg:y2="8.89cm">
          <text:p/>
        </draw:line>
        <draw:line draw:style-name="gr40" draw:layer="layout" svg:x1="14.029cm" svg:y1="8.89cm" svg:x2="13.963cm" svg:y2="8.89cm">
          <text:p/>
        </draw:line>
        <draw:line draw:style-name="gr40" draw:layer="layout" svg:x1="13.964cm" svg:y1="8.891cm" svg:x2="13.942cm" svg:y2="8.868cm">
          <text:p/>
        </draw:line>
        <draw:line draw:style-name="gr40" draw:layer="layout" svg:x1="13.942cm" svg:y1="8.868cm" svg:x2="13.942cm" svg:y2="8.839cm">
          <text:p/>
        </draw:line>
        <draw:line draw:style-name="gr40" draw:layer="layout" svg:x1="13.942cm" svg:y1="8.84cm" svg:x2="13.964cm" svg:y2="8.818cm">
          <text:p/>
        </draw:line>
        <draw:line draw:style-name="gr40" draw:layer="layout" svg:x1="13.963cm" svg:y1="8.818cm" svg:x2="14.029cm" svg:y2="8.818cm">
          <text:p/>
        </draw:line>
        <draw:line draw:style-name="gr1" draw:layer="layout" svg:x1="14.298cm" svg:y1="8.411cm" svg:x2="14.09cm" svg:y2="8.411cm">
          <text:p/>
        </draw:line>
        <draw:frame draw:style-name="gr10" draw:layer="layout" svg:width="0.061cm" svg:height="0.128cm" svg:x="14.113cm" svg:y="8.855cm">
          <draw:text-box>
            <text:p text:style-name="P1"><text:span text:style-name="T2">6</text:span></text:p>
          </draw:text-box>
        </draw:frame>
        <draw:line draw:style-name="gr40" draw:layer="layout" svg:x1="13.737cm" svg:y1="8.473cm" svg:x2="13.737cm" svg:y2="8.348cm">
          <text:p/>
        </draw:line>
        <draw:line draw:style-name="gr40" draw:layer="layout" svg:x1="13.737cm" svg:y1="8.348cm" svg:x2="13.824cm" svg:y2="8.474cm">
          <text:p/>
        </draw:line>
        <draw:line draw:style-name="gr40" draw:layer="layout" svg:x1="13.823cm" svg:y1="8.473cm" svg:x2="13.823cm" svg:y2="8.348cm">
          <text:p/>
        </draw:line>
        <draw:line draw:style-name="gr40" draw:layer="layout" svg:x1="13.895cm" svg:y1="8.474cm" svg:x2="13.918cm" svg:y2="8.462cm">
          <text:p/>
        </draw:line>
        <draw:line draw:style-name="gr40" draw:layer="layout" svg:x1="13.917cm" svg:y1="8.463cm" svg:x2="13.928cm" svg:y2="8.441cm">
          <text:p/>
        </draw:line>
        <draw:line draw:style-name="gr40" draw:layer="layout" svg:x1="13.895cm" svg:y1="8.473cm" svg:x2="13.874cm" svg:y2="8.473cm">
          <text:p/>
        </draw:line>
        <draw:line draw:style-name="gr40" draw:layer="layout" svg:x1="13.875cm" svg:y1="8.474cm" svg:x2="13.851cm" svg:y2="8.462cm">
          <text:p/>
        </draw:line>
        <draw:line draw:style-name="gr40" draw:layer="layout" svg:x1="13.852cm" svg:y1="8.463cm" svg:x2="13.84cm" svg:y2="8.441cm">
          <text:p/>
        </draw:line>
        <draw:line draw:style-name="gr40" draw:layer="layout" svg:x1="13.84cm" svg:y1="8.441cm" svg:x2="13.84cm" svg:y2="8.379cm">
          <text:p/>
        </draw:line>
        <draw:line draw:style-name="gr40" draw:layer="layout" svg:x1="13.84cm" svg:y1="8.38cm" svg:x2="13.852cm" svg:y2="8.358cm">
          <text:p/>
        </draw:line>
        <draw:line draw:style-name="gr40" draw:layer="layout" svg:x1="13.851cm" svg:y1="8.359cm" svg:x2="13.875cm" svg:y2="8.348cm">
          <text:p/>
        </draw:line>
        <draw:line draw:style-name="gr40" draw:layer="layout" svg:x1="13.874cm" svg:y1="8.348cm" svg:x2="13.895cm" svg:y2="8.348cm">
          <text:p/>
        </draw:line>
        <draw:line draw:style-name="gr40" draw:layer="layout" svg:x1="13.895cm" svg:y1="8.348cm" svg:x2="13.918cm" svg:y2="8.359cm">
          <text:p/>
        </draw:line>
        <draw:line draw:style-name="gr40" draw:layer="layout" svg:x1="13.917cm" svg:y1="8.358cm" svg:x2="13.928cm" svg:y2="8.38cm">
          <text:p/>
        </draw:line>
        <draw:line draw:style-name="gr1" draw:layer="layout" svg:x1="14.298cm" svg:y1="7.785cm" svg:x2="14.09cm" svg:y2="7.785cm">
          <text:p/>
        </draw:line>
        <draw:frame draw:style-name="gr10" draw:layer="layout" svg:width="0.061cm" svg:height="0.128cm" svg:x="14.113cm" svg:y="8.438cm">
          <draw:text-box>
            <text:p text:style-name="P1"><text:span text:style-name="T2">4</text:span></text:p>
          </draw:text-box>
        </draw:frame>
        <draw:line draw:style-name="gr40" draw:layer="layout" svg:x1="13.781cm" svg:y1="7.742cm" svg:x2="13.781cm" svg:y2="7.825cm">
          <text:p/>
        </draw:line>
        <draw:line draw:style-name="gr40" draw:layer="layout" svg:x1="13.737cm" svg:y1="7.785cm" svg:x2="13.823cm" svg:y2="7.785cm">
          <text:p/>
        </draw:line>
        <draw:line draw:style-name="gr40" draw:layer="layout" svg:x1="13.84cm" svg:y1="7.835cm" svg:x2="13.865cm" svg:y2="7.847cm">
          <text:p/>
        </draw:line>
        <draw:line draw:style-name="gr40" draw:layer="layout" svg:x1="13.864cm" svg:y1="7.846cm" svg:x2="13.895cm" svg:y2="7.846cm">
          <text:p/>
        </draw:line>
        <draw:line draw:style-name="gr40" draw:layer="layout" svg:x1="13.895cm" svg:y1="7.847cm" svg:x2="13.918cm" svg:y2="7.835cm">
          <text:p/>
        </draw:line>
        <draw:line draw:style-name="gr40" draw:layer="layout" svg:x1="13.917cm" svg:y1="7.836cm" svg:x2="13.928cm" svg:y2="7.814cm">
          <text:p/>
        </draw:line>
        <draw:line draw:style-name="gr40" draw:layer="layout" svg:x1="13.927cm" svg:y1="7.814cm" svg:x2="13.927cm" svg:y2="7.804cm">
          <text:p/>
        </draw:line>
        <draw:line draw:style-name="gr40" draw:layer="layout" svg:x1="13.928cm" svg:y1="7.805cm" svg:x2="13.917cm" svg:y2="7.785cm">
          <text:p/>
        </draw:line>
        <draw:line draw:style-name="gr40" draw:layer="layout" svg:x1="13.918cm" svg:y1="7.787cm" svg:x2="13.895cm" svg:y2="7.774cm">
          <text:p/>
        </draw:line>
        <draw:line draw:style-name="gr40" draw:layer="layout" svg:x1="13.895cm" svg:y1="7.774cm" svg:x2="13.84cm" svg:y2="7.774cm">
          <text:p/>
        </draw:line>
        <draw:line draw:style-name="gr40" draw:layer="layout" svg:x1="13.84cm" svg:y1="7.774cm" svg:x2="13.84cm" svg:y2="7.721cm">
          <text:p/>
        </draw:line>
        <draw:line draw:style-name="gr40" draw:layer="layout" svg:x1="13.84cm" svg:y1="7.721cm" svg:x2="13.917cm" svg:y2="7.721cm">
          <text:p/>
        </draw:line>
        <draw:line draw:style-name="gr40" draw:layer="layout" svg:x1="13.944cm" svg:y1="7.721cm" svg:x2="13.99cm" svg:y2="7.847cm">
          <text:p/>
        </draw:line>
        <draw:line draw:style-name="gr40" draw:layer="layout" svg:x1="13.989cm" svg:y1="7.847cm" svg:x2="14.032cm" svg:y2="7.721cm">
          <text:p/>
        </draw:line>
        <draw:line draw:style-name="gr1" draw:layer="layout" svg:x1="14.298cm" svg:y1="8.619cm" svg:x2="14.09cm" svg:y2="8.619cm">
          <text:p/>
        </draw:line>
        <draw:frame draw:style-name="gr10" draw:layer="layout" svg:width="0.061cm" svg:height="0.128cm" svg:x="14.113cm" svg:y="7.811cm">
          <draw:text-box>
            <text:p text:style-name="P1"><text:span text:style-name="T2">1</text:span></text:p>
          </draw:text-box>
        </draw:frame>
        <draw:line draw:style-name="gr40" draw:layer="layout" svg:x1="13.772cm" svg:y1="8.557cm" svg:x2="13.747cm" svg:y2="8.569cm">
          <text:p/>
        </draw:line>
        <draw:line draw:style-name="gr40" draw:layer="layout" svg:x1="13.748cm" svg:y1="8.568cm" svg:x2="13.737cm" svg:y2="8.59cm">
          <text:p/>
        </draw:line>
        <draw:line draw:style-name="gr40" draw:layer="layout" svg:x1="13.737cm" svg:y1="8.589cm" svg:x2="13.737cm" svg:y2="8.65cm">
          <text:p/>
        </draw:line>
        <draw:line draw:style-name="gr40" draw:layer="layout" svg:x1="13.737cm" svg:y1="8.65cm" svg:x2="13.748cm" svg:y2="8.672cm">
          <text:p/>
        </draw:line>
        <draw:line draw:style-name="gr40" draw:layer="layout" svg:x1="13.747cm" svg:y1="8.671cm" svg:x2="13.772cm" svg:y2="8.681cm">
          <text:p/>
        </draw:line>
        <draw:line draw:style-name="gr40" draw:layer="layout" svg:x1="13.771cm" svg:y1="8.68cm" svg:x2="13.792cm" svg:y2="8.68cm">
          <text:p/>
        </draw:line>
        <draw:line draw:style-name="gr40" draw:layer="layout" svg:x1="13.792cm" svg:y1="8.681cm" svg:x2="13.814cm" svg:y2="8.671cm">
          <text:p/>
        </draw:line>
        <draw:line draw:style-name="gr40" draw:layer="layout" svg:x1="13.813cm" svg:y1="8.672cm" svg:x2="13.824cm" svg:y2="8.65cm">
          <text:p/>
        </draw:line>
        <draw:line draw:style-name="gr40" draw:layer="layout" svg:x1="13.823cm" svg:y1="8.65cm" svg:x2="13.823cm" svg:y2="8.619cm">
          <text:p/>
        </draw:line>
        <draw:line draw:style-name="gr40" draw:layer="layout" svg:x1="13.823cm" svg:y1="8.619cm" svg:x2="13.802cm" svg:y2="8.619cm">
          <text:p/>
        </draw:line>
        <draw:line draw:style-name="gr40" draw:layer="layout" svg:x1="13.771cm" svg:y1="8.557cm" svg:x2="13.792cm" svg:y2="8.557cm">
          <text:p/>
        </draw:line>
        <draw:line draw:style-name="gr40" draw:layer="layout" svg:x1="13.792cm" svg:y1="8.557cm" svg:x2="13.814cm" svg:y2="8.569cm">
          <text:p/>
        </draw:line>
        <draw:line draw:style-name="gr40" draw:layer="layout" svg:x1="13.84cm" svg:y1="8.68cm" svg:x2="13.84cm" svg:y2="8.557cm">
          <text:p/>
        </draw:line>
        <draw:line draw:style-name="gr40" draw:layer="layout" svg:x1="13.84cm" svg:y1="8.557cm" svg:x2="13.928cm" svg:y2="8.681cm">
          <text:p/>
        </draw:line>
        <draw:line draw:style-name="gr40" draw:layer="layout" svg:x1="13.927cm" svg:y1="8.68cm" svg:x2="13.927cm" svg:y2="8.557cm">
          <text:p/>
        </draw:line>
        <draw:line draw:style-name="gr40" draw:layer="layout" svg:x1="13.944cm" svg:y1="8.557cm" svg:x2="13.944cm" svg:y2="8.68cm">
          <text:p/>
        </draw:line>
        <draw:line draw:style-name="gr40" draw:layer="layout" svg:x1="13.944cm" svg:y1="8.68cm" svg:x2="13.999cm" svg:y2="8.68cm">
          <text:p/>
        </draw:line>
        <draw:line draw:style-name="gr40" draw:layer="layout" svg:x1="13.999cm" svg:y1="8.681cm" svg:x2="14.021cm" svg:y2="8.671cm">
          <text:p/>
        </draw:line>
        <draw:line draw:style-name="gr40" draw:layer="layout" svg:x1="14.02cm" svg:y1="8.672cm" svg:x2="14.032cm" svg:y2="8.65cm">
          <text:p/>
        </draw:line>
        <draw:line draw:style-name="gr40" draw:layer="layout" svg:x1="14.031cm" svg:y1="8.65cm" svg:x2="14.031cm" svg:y2="8.589cm">
          <text:p/>
        </draw:line>
        <draw:line draw:style-name="gr40" draw:layer="layout" svg:x1="14.032cm" svg:y1="8.59cm" svg:x2="14.02cm" svg:y2="8.568cm">
          <text:p/>
        </draw:line>
        <draw:line draw:style-name="gr40" draw:layer="layout" svg:x1="14.021cm" svg:y1="8.569cm" svg:x2="13.999cm" svg:y2="8.557cm">
          <text:p/>
        </draw:line>
        <draw:line draw:style-name="gr40" draw:layer="layout" svg:x1="13.999cm" svg:y1="8.557cm" svg:x2="13.944cm" svg:y2="8.557cm">
          <text:p/>
        </draw:line>
        <draw:line draw:style-name="gr1" draw:layer="layout" svg:x1="14.298cm" svg:y1="8.202cm" svg:x2="14.09cm" svg:y2="8.202cm">
          <text:p/>
        </draw:line>
        <draw:frame draw:style-name="gr10" draw:layer="layout" svg:width="0.061cm" svg:height="0.128cm" svg:x="14.113cm" svg:y="8.647cm">
          <draw:text-box>
            <text:p text:style-name="P1"><text:span text:style-name="T2">5</text:span></text:p>
          </draw:text-box>
        </draw:frame>
        <draw:line draw:style-name="gr40" draw:layer="layout" svg:x1="13.529cm" svg:y1="8.14cm" svg:x2="13.529cm" svg:y2="8.263cm">
          <text:p/>
        </draw:line>
        <draw:line draw:style-name="gr40" draw:layer="layout" svg:x1="13.529cm" svg:y1="8.263cm" svg:x2="13.584cm" svg:y2="8.263cm">
          <text:p/>
        </draw:line>
        <draw:line draw:style-name="gr40" draw:layer="layout" svg:x1="13.584cm" svg:y1="8.264cm" svg:x2="13.606cm" svg:y2="8.252cm">
          <text:p/>
        </draw:line>
        <draw:line draw:style-name="gr40" draw:layer="layout" svg:x1="13.605cm" svg:y1="8.253cm" svg:x2="13.617cm" svg:y2="8.231cm">
          <text:p/>
        </draw:line>
        <draw:line draw:style-name="gr40" draw:layer="layout" svg:x1="13.616cm" svg:y1="8.231cm" svg:x2="13.616cm" svg:y2="8.17cm">
          <text:p/>
        </draw:line>
        <draw:line draw:style-name="gr40" draw:layer="layout" svg:x1="13.617cm" svg:y1="8.171cm" svg:x2="13.605cm" svg:y2="8.151cm">
          <text:p/>
        </draw:line>
        <draw:line draw:style-name="gr40" draw:layer="layout" svg:x1="13.606cm" svg:y1="8.152cm" svg:x2="13.584cm" svg:y2="8.14cm">
          <text:p/>
        </draw:line>
        <draw:line draw:style-name="gr40" draw:layer="layout" svg:x1="13.584cm" svg:y1="8.14cm" svg:x2="13.529cm" svg:y2="8.14cm">
          <text:p/>
        </draw:line>
        <draw:line draw:style-name="gr40" draw:layer="layout" svg:x1="13.633cm" svg:y1="8.242cm" svg:x2="13.657cm" svg:y2="8.264cm">
          <text:p/>
        </draw:line>
        <draw:line draw:style-name="gr40" draw:layer="layout" svg:x1="13.656cm" svg:y1="8.263cm" svg:x2="13.699cm" svg:y2="8.263cm">
          <text:p/>
        </draw:line>
        <draw:line draw:style-name="gr40" draw:layer="layout" svg:x1="13.699cm" svg:y1="8.264cm" svg:x2="13.721cm" svg:y2="8.242cm">
          <text:p/>
        </draw:line>
        <draw:line draw:style-name="gr40" draw:layer="layout" svg:x1="13.633cm" svg:y1="8.242cm" svg:x2="13.633cm" svg:y2="8.212cm">
          <text:p/>
        </draw:line>
        <draw:line draw:style-name="gr40" draw:layer="layout" svg:x1="13.633cm" svg:y1="8.213cm" svg:x2="13.657cm" svg:y2="8.191cm">
          <text:p/>
        </draw:line>
        <draw:line draw:style-name="gr40" draw:layer="layout" svg:x1="13.656cm" svg:y1="8.191cm" svg:x2="13.699cm" svg:y2="8.191cm">
          <text:p/>
        </draw:line>
        <draw:line draw:style-name="gr40" draw:layer="layout" svg:x1="13.699cm" svg:y1="8.191cm" svg:x2="13.721cm" svg:y2="8.213cm">
          <text:p/>
        </draw:line>
        <draw:line draw:style-name="gr40" draw:layer="layout" svg:x1="13.72cm" svg:y1="8.212cm" svg:x2="13.72cm" svg:y2="8.263cm">
          <text:p/>
        </draw:line>
        <draw:line draw:style-name="gr40" draw:layer="layout" svg:x1="13.737cm" svg:y1="8.14cm" svg:x2="13.737cm" svg:y2="8.242cm">
          <text:p/>
        </draw:line>
        <draw:line draw:style-name="gr40" draw:layer="layout" svg:x1="13.737cm" svg:y1="8.242cm" svg:x2="13.761cm" svg:y2="8.264cm">
          <text:p/>
        </draw:line>
        <draw:line draw:style-name="gr40" draw:layer="layout" svg:x1="13.76cm" svg:y1="8.263cm" svg:x2="13.823cm" svg:y2="8.263cm">
          <text:p/>
        </draw:line>
        <draw:line draw:style-name="gr40" draw:layer="layout" svg:x1="13.737cm" svg:y1="8.191cm" svg:x2="13.781cm" svg:y2="8.191cm">
          <text:p/>
        </draw:line>
        <draw:line draw:style-name="gr40" draw:layer="layout" svg:x1="13.84cm" svg:y1="8.242cm" svg:x2="13.865cm" svg:y2="8.264cm">
          <text:p/>
        </draw:line>
        <draw:line draw:style-name="gr40" draw:layer="layout" svg:x1="13.864cm" svg:y1="8.263cm" svg:x2="13.906cm" svg:y2="8.263cm">
          <text:p/>
        </draw:line>
        <draw:line draw:style-name="gr40" draw:layer="layout" svg:x1="13.906cm" svg:y1="8.264cm" svg:x2="13.928cm" svg:y2="8.242cm">
          <text:p/>
        </draw:line>
        <draw:line draw:style-name="gr40" draw:layer="layout" svg:x1="13.84cm" svg:y1="8.242cm" svg:x2="13.84cm" svg:y2="8.212cm">
          <text:p/>
        </draw:line>
        <draw:line draw:style-name="gr40" draw:layer="layout" svg:x1="13.84cm" svg:y1="8.213cm" svg:x2="13.865cm" svg:y2="8.191cm">
          <text:p/>
        </draw:line>
        <draw:line draw:style-name="gr40" draw:layer="layout" svg:x1="13.864cm" svg:y1="8.191cm" svg:x2="13.906cm" svg:y2="8.191cm">
          <text:p/>
        </draw:line>
        <draw:line draw:style-name="gr40" draw:layer="layout" svg:x1="13.906cm" svg:y1="8.191cm" svg:x2="13.928cm" svg:y2="8.213cm">
          <text:p/>
        </draw:line>
        <draw:line draw:style-name="gr40" draw:layer="layout" svg:x1="13.927cm" svg:y1="8.212cm" svg:x2="13.927cm" svg:y2="8.263cm">
          <text:p/>
        </draw:line>
        <draw:line draw:style-name="gr40" draw:layer="layout" svg:x1="13.989cm" svg:y1="8.159cm" svg:x2="13.989cm" svg:y2="8.242cm">
          <text:p/>
        </draw:line>
        <draw:line draw:style-name="gr40" draw:layer="layout" svg:x1="13.944cm" svg:y1="8.202cm" svg:x2="14.031cm" svg:y2="8.202cm">
          <text:p/>
        </draw:line>
        <draw:line draw:style-name="gr1" draw:layer="layout" svg:x1="14.298cm" svg:y1="7.992cm" svg:x2="14.09cm" svg:y2="7.992cm">
          <text:p/>
        </draw:line>
        <draw:frame draw:style-name="gr10" draw:layer="layout" svg:width="0.061cm" svg:height="0.128cm" svg:x="14.113cm" svg:y="8.228cm">
          <draw:text-box>
            <text:p text:style-name="P1"><text:span text:style-name="T2">3</text:span></text:p>
          </draw:text-box>
        </draw:frame>
        <draw:line draw:style-name="gr40" draw:layer="layout" svg:x1="13.529cm" svg:y1="7.931cm" svg:x2="13.529cm" svg:y2="8.053cm">
          <text:p/>
        </draw:line>
        <draw:line draw:style-name="gr40" draw:layer="layout" svg:x1="13.529cm" svg:y1="8.053cm" svg:x2="13.584cm" svg:y2="8.053cm">
          <text:p/>
        </draw:line>
        <draw:line draw:style-name="gr40" draw:layer="layout" svg:x1="13.584cm" svg:y1="8.054cm" svg:x2="13.606cm" svg:y2="8.045cm">
          <text:p/>
        </draw:line>
        <draw:line draw:style-name="gr40" draw:layer="layout" svg:x1="13.605cm" svg:y1="8.046cm" svg:x2="13.617cm" svg:y2="8.024cm">
          <text:p/>
        </draw:line>
        <draw:line draw:style-name="gr40" draw:layer="layout" svg:x1="13.616cm" svg:y1="8.024cm" svg:x2="13.616cm" svg:y2="7.962cm">
          <text:p/>
        </draw:line>
        <draw:line draw:style-name="gr40" draw:layer="layout" svg:x1="13.617cm" svg:y1="7.963cm" svg:x2="13.605cm" svg:y2="7.941cm">
          <text:p/>
        </draw:line>
        <draw:line draw:style-name="gr40" draw:layer="layout" svg:x1="13.606cm" svg:y1="7.942cm" svg:x2="13.584cm" svg:y2="7.931cm">
          <text:p/>
        </draw:line>
        <draw:line draw:style-name="gr40" draw:layer="layout" svg:x1="13.584cm" svg:y1="7.931cm" svg:x2="13.529cm" svg:y2="7.931cm">
          <text:p/>
        </draw:line>
        <draw:line draw:style-name="gr40" draw:layer="layout" svg:x1="13.633cm" svg:y1="8.034cm" svg:x2="13.657cm" svg:y2="8.054cm">
          <text:p/>
        </draw:line>
        <draw:line draw:style-name="gr40" draw:layer="layout" svg:x1="13.656cm" svg:y1="8.053cm" svg:x2="13.699cm" svg:y2="8.053cm">
          <text:p/>
        </draw:line>
        <draw:line draw:style-name="gr40" draw:layer="layout" svg:x1="13.699cm" svg:y1="8.054cm" svg:x2="13.721cm" svg:y2="8.034cm">
          <text:p/>
        </draw:line>
        <draw:line draw:style-name="gr40" draw:layer="layout" svg:x1="13.633cm" svg:y1="8.034cm" svg:x2="13.633cm" svg:y2="8.003cm">
          <text:p/>
        </draw:line>
        <draw:line draw:style-name="gr40" draw:layer="layout" svg:x1="13.633cm" svg:y1="8.004cm" svg:x2="13.657cm" svg:y2="7.981cm">
          <text:p/>
        </draw:line>
        <draw:line draw:style-name="gr40" draw:layer="layout" svg:x1="13.656cm" svg:y1="7.981cm" svg:x2="13.699cm" svg:y2="7.981cm">
          <text:p/>
        </draw:line>
        <draw:line draw:style-name="gr40" draw:layer="layout" svg:x1="13.699cm" svg:y1="7.981cm" svg:x2="13.721cm" svg:y2="8.004cm">
          <text:p/>
        </draw:line>
        <draw:line draw:style-name="gr40" draw:layer="layout" svg:x1="13.72cm" svg:y1="8.003cm" svg:x2="13.72cm" svg:y2="8.053cm">
          <text:p/>
        </draw:line>
        <draw:line draw:style-name="gr40" draw:layer="layout" svg:x1="13.737cm" svg:y1="7.931cm" svg:x2="13.737cm" svg:y2="8.034cm">
          <text:p/>
        </draw:line>
        <draw:line draw:style-name="gr40" draw:layer="layout" svg:x1="13.737cm" svg:y1="8.034cm" svg:x2="13.761cm" svg:y2="8.054cm">
          <text:p/>
        </draw:line>
        <draw:line draw:style-name="gr40" draw:layer="layout" svg:x1="13.76cm" svg:y1="8.053cm" svg:x2="13.823cm" svg:y2="8.053cm">
          <text:p/>
        </draw:line>
        <draw:line draw:style-name="gr40" draw:layer="layout" svg:x1="13.737cm" svg:y1="7.981cm" svg:x2="13.781cm" svg:y2="7.981cm">
          <text:p/>
        </draw:line>
        <draw:line draw:style-name="gr40" draw:layer="layout" svg:x1="13.84cm" svg:y1="8.034cm" svg:x2="13.865cm" svg:y2="8.054cm">
          <text:p/>
        </draw:line>
        <draw:line draw:style-name="gr40" draw:layer="layout" svg:x1="13.864cm" svg:y1="8.053cm" svg:x2="13.906cm" svg:y2="8.053cm">
          <text:p/>
        </draw:line>
        <draw:line draw:style-name="gr40" draw:layer="layout" svg:x1="13.906cm" svg:y1="8.054cm" svg:x2="13.928cm" svg:y2="8.034cm">
          <text:p/>
        </draw:line>
        <draw:line draw:style-name="gr40" draw:layer="layout" svg:x1="13.84cm" svg:y1="8.034cm" svg:x2="13.84cm" svg:y2="8.003cm">
          <text:p/>
        </draw:line>
        <draw:line draw:style-name="gr40" draw:layer="layout" svg:x1="13.84cm" svg:y1="8.004cm" svg:x2="13.865cm" svg:y2="7.981cm">
          <text:p/>
        </draw:line>
        <draw:line draw:style-name="gr40" draw:layer="layout" svg:x1="13.864cm" svg:y1="7.981cm" svg:x2="13.906cm" svg:y2="7.981cm">
          <text:p/>
        </draw:line>
        <draw:line draw:style-name="gr40" draw:layer="layout" svg:x1="13.906cm" svg:y1="7.981cm" svg:x2="13.928cm" svg:y2="8.004cm">
          <text:p/>
        </draw:line>
        <draw:line draw:style-name="gr40" draw:layer="layout" svg:x1="13.927cm" svg:y1="8.003cm" svg:x2="13.927cm" svg:y2="8.053cm">
          <text:p/>
        </draw:line>
        <draw:line draw:style-name="gr40" draw:layer="layout" svg:x1="13.944cm" svg:y1="7.992cm" svg:x2="14.031cm" svg:y2="7.992cm">
          <text:p/>
        </draw:line>
        <draw:line draw:style-name="gr2" draw:layer="layout" svg:x1="14.09cm" svg:y1="8.985cm" svg:x2="14.09cm" svg:y2="7.594cm">
          <text:p/>
        </draw:line>
        <draw:line draw:style-name="gr2" draw:layer="layout" svg:x1="14.09cm" svg:y1="8.985cm" svg:x2="12.784cm" svg:y2="8.985cm">
          <text:p/>
        </draw:line>
        <draw:line draw:style-name="gr41" draw:layer="layout" svg:x1="12.801cm" svg:y1="7.359cm" svg:x2="12.801cm" svg:y2="7.522cm">
          <text:p/>
        </draw:line>
        <draw:line draw:style-name="gr41" draw:layer="layout" svg:x1="12.801cm" svg:y1="7.468cm" svg:x2="12.925cm" svg:y2="7.359cm">
          <text:p/>
        </draw:line>
        <draw:line draw:style-name="gr41" draw:layer="layout" svg:x1="12.848cm" svg:y1="7.427cm" svg:x2="12.925cm" svg:y2="7.523cm">
          <text:p/>
        </draw:line>
        <draw:line draw:style-name="gr41" draw:layer="layout" svg:x1="12.979cm" svg:y1="7.523cm" svg:x2="13.073cm" svg:y2="7.359cm">
          <text:p/>
        </draw:line>
        <draw:line draw:style-name="gr41" draw:layer="layout" svg:x1="13.072cm" svg:y1="7.359cm" svg:x2="12.949cm" svg:y2="7.359cm">
          <text:p/>
        </draw:line>
        <draw:line draw:style-name="gr41" draw:layer="layout" svg:x1="13.057cm" svg:y1="7.44cm" svg:x2="12.996cm" svg:y2="7.44cm">
          <text:p/>
        </draw:line>
        <draw:line draw:style-name="gr2" draw:layer="layout" svg:x1="12.784cm" svg:y1="8.985cm" svg:x2="12.784cm" svg:y2="7.594cm">
          <text:p/>
        </draw:line>
        <draw:line draw:style-name="gr2" draw:layer="layout" svg:x1="14.09cm" svg:y1="7.594cm" svg:x2="12.784cm" svg:y2="7.594cm">
          <text:p/>
        </draw:line>
        <draw:line draw:style-name="gr41" draw:layer="layout" svg:x1="12.807cm" svg:y1="9.029cm" svg:x2="12.807cm" svg:y2="9.152cm">
          <text:p/>
        </draw:line>
        <draw:line draw:style-name="gr41" draw:layer="layout" svg:x1="12.807cm" svg:y1="9.152cm" svg:x2="12.826cm" svg:y2="9.18cm">
          <text:p/>
        </draw:line>
        <draw:line draw:style-name="gr41" draw:layer="layout" svg:x1="12.824cm" svg:y1="9.179cm" svg:x2="12.855cm" svg:y2="9.195cm">
          <text:p/>
        </draw:line>
        <draw:line draw:style-name="gr41" draw:layer="layout" svg:x1="12.854cm" svg:y1="9.194cm" svg:x2="12.886cm" svg:y2="9.194cm">
          <text:p/>
        </draw:line>
        <draw:line draw:style-name="gr41" draw:layer="layout" svg:x1="12.886cm" svg:y1="9.195cm" svg:x2="12.916cm" svg:y2="9.179cm">
          <text:p/>
        </draw:line>
        <draw:line draw:style-name="gr41" draw:layer="layout" svg:x1="12.915cm" svg:y1="9.18cm" svg:x2="12.933cm" svg:y2="9.152cm">
          <text:p/>
        </draw:line>
        <draw:line draw:style-name="gr41" draw:layer="layout" svg:x1="12.932cm" svg:y1="9.152cm" svg:x2="12.932cm" svg:y2="9.029cm">
          <text:p/>
        </draw:line>
        <draw:line draw:style-name="gr41" draw:layer="layout" svg:x1="13.003cm" svg:y1="9.029cm" svg:x2="12.973cm" svg:y2="9.044cm">
          <text:p/>
        </draw:line>
        <draw:line draw:style-name="gr41" draw:layer="layout" svg:x1="12.974cm" svg:y1="9.042cm" svg:x2="12.956cm" svg:y2="9.07cm">
          <text:p/>
        </draw:line>
        <draw:line draw:style-name="gr41" draw:layer="layout" svg:x1="12.956cm" svg:y1="9.069cm" svg:x2="12.974cm" svg:y2="9.098cm">
          <text:p/>
        </draw:line>
        <draw:line draw:style-name="gr41" draw:layer="layout" svg:x1="12.973cm" svg:y1="9.097cm" svg:x2="13.003cm" svg:y2="9.113cm">
          <text:p/>
        </draw:line>
        <draw:line draw:style-name="gr41" draw:layer="layout" svg:x1="13.002cm" svg:y1="9.112cm" svg:x2="13.034cm" svg:y2="9.112cm">
          <text:p/>
        </draw:line>
        <draw:line draw:style-name="gr41" draw:layer="layout" svg:x1="13.034cm" svg:y1="9.112cm" svg:x2="13.065cm" svg:y2="9.125cm">
          <text:p/>
        </draw:line>
        <draw:line draw:style-name="gr41" draw:layer="layout" svg:x1="13.064cm" svg:y1="9.124cm" svg:x2="13.082cm" svg:y2="9.153cm">
          <text:p/>
        </draw:line>
        <draw:line draw:style-name="gr41" draw:layer="layout" svg:x1="13.083cm" svg:y1="9.152cm" svg:x2="13.064cm" svg:y2="9.18cm">
          <text:p/>
        </draw:line>
        <draw:line draw:style-name="gr41" draw:layer="layout" svg:x1="13.065cm" svg:y1="9.179cm" svg:x2="13.034cm" svg:y2="9.195cm">
          <text:p/>
        </draw:line>
        <draw:line draw:style-name="gr41" draw:layer="layout" svg:x1="13.034cm" svg:y1="9.194cm" svg:x2="12.987cm" svg:y2="9.194cm">
          <text:p/>
        </draw:line>
        <draw:line draw:style-name="gr41" draw:layer="layout" svg:x1="12.988cm" svg:y1="9.195cm" svg:x2="12.956cm" svg:y2="9.179cm">
          <text:p/>
        </draw:line>
        <draw:line draw:style-name="gr41" draw:layer="layout" svg:x1="13.002cm" svg:y1="9.029cm" svg:x2="13.034cm" svg:y2="9.029cm">
          <text:p/>
        </draw:line>
        <draw:line draw:style-name="gr41" draw:layer="layout" svg:x1="13.034cm" svg:y1="9.029cm" svg:x2="13.065cm" svg:y2="9.044cm">
          <text:p/>
        </draw:line>
        <draw:line draw:style-name="gr41" draw:layer="layout" svg:x1="13.104cm" svg:y1="9.029cm" svg:x2="13.104cm" svg:y2="9.194cm">
          <text:p/>
        </draw:line>
        <draw:line draw:style-name="gr41" draw:layer="layout" svg:x1="13.104cm" svg:y1="9.194cm" svg:x2="13.182cm" svg:y2="9.194cm">
          <text:p/>
        </draw:line>
        <draw:line draw:style-name="gr41" draw:layer="layout" svg:x1="13.182cm" svg:y1="9.195cm" svg:x2="13.213cm" svg:y2="9.179cm">
          <text:p/>
        </draw:line>
        <draw:line draw:style-name="gr41" draw:layer="layout" svg:x1="13.212cm" svg:y1="9.18cm" svg:x2="13.23cm" svg:y2="9.152cm">
          <text:p/>
        </draw:line>
        <draw:line draw:style-name="gr41" draw:layer="layout" svg:x1="13.213cm" svg:y1="9.113cm" svg:x2="13.182cm" svg:y2="9.097cm">
          <text:p/>
        </draw:line>
        <draw:line draw:style-name="gr41" draw:layer="layout" svg:x1="13.182cm" svg:y1="9.097cm" svg:x2="13.104cm" svg:y2="9.097cm">
          <text:p/>
        </draw:line>
        <draw:line draw:style-name="gr41" draw:layer="layout" svg:x1="13.212cm" svg:y1="9.112cm" svg:x2="13.23cm" svg:y2="9.14cm">
          <text:p/>
        </draw:line>
        <draw:line draw:style-name="gr41" draw:layer="layout" svg:x1="13.229cm" svg:y1="9.139cm" svg:x2="13.229cm" svg:y2="9.152cm">
          <text:p/>
        </draw:line>
        <draw:line draw:style-name="gr41" draw:layer="layout" svg:x1="13.182cm" svg:y1="9.098cm" svg:x2="13.198cm" svg:y2="9.069cm">
          <text:p/>
        </draw:line>
        <draw:line draw:style-name="gr41" draw:layer="layout" svg:x1="13.165cm" svg:y1="9.029cm" svg:x2="13.104cm" svg:y2="9.029cm">
          <text:p/>
        </draw:line>
        <draw:line draw:style-name="gr41" draw:layer="layout" svg:x1="13.197cm" svg:y1="9.069cm" svg:x2="13.197cm" svg:y2="9.042cm">
          <text:p/>
        </draw:line>
        <draw:line draw:style-name="gr41" draw:layer="layout" svg:x1="13.198cm" svg:y1="9.044cm" svg:x2="13.165cm" svg:y2="9.029cm">
          <text:p/>
        </draw:line>
        <draw:line draw:style-name="gr41" draw:layer="layout" svg:x1="13.252cm" svg:y1="9.112cm" svg:x2="13.377cm" svg:y2="9.112cm">
          <text:p/>
        </draw:line>
        <draw:line draw:style-name="gr41" draw:layer="layout" svg:x1="13.4cm" svg:y1="9.029cm" svg:x2="13.4cm" svg:y2="9.194cm">
          <text:p/>
        </draw:line>
        <draw:line draw:style-name="gr41" draw:layer="layout" svg:x1="13.4cm" svg:y1="9.194cm" svg:x2="13.478cm" svg:y2="9.194cm">
          <text:p/>
        </draw:line>
        <draw:line draw:style-name="gr41" draw:layer="layout" svg:x1="13.478cm" svg:y1="9.195cm" svg:x2="13.509cm" svg:y2="9.179cm">
          <text:p/>
        </draw:line>
        <draw:line draw:style-name="gr41" draw:layer="layout" svg:x1="13.508cm" svg:y1="9.18cm" svg:x2="13.524cm" svg:y2="9.152cm">
          <text:p/>
        </draw:line>
        <draw:line draw:style-name="gr41" draw:layer="layout" svg:x1="13.509cm" svg:y1="9.113cm" svg:x2="13.478cm" svg:y2="9.097cm">
          <text:p/>
        </draw:line>
        <draw:line draw:style-name="gr41" draw:layer="layout" svg:x1="13.478cm" svg:y1="9.097cm" svg:x2="13.4cm" svg:y2="9.097cm">
          <text:p/>
        </draw:line>
        <draw:line draw:style-name="gr41" draw:layer="layout" svg:x1="13.508cm" svg:y1="9.112cm" svg:x2="13.524cm" svg:y2="9.14cm">
          <text:p/>
        </draw:line>
        <draw:line draw:style-name="gr41" draw:layer="layout" svg:x1="13.523cm" svg:y1="9.139cm" svg:x2="13.523cm" svg:y2="9.152cm">
          <text:p/>
        </draw:line>
        <draw:line draw:style-name="gr41" draw:layer="layout" svg:x1="13.478cm" svg:y1="9.098cm" svg:x2="13.494cm" svg:y2="9.069cm">
          <text:p/>
        </draw:line>
        <draw:line draw:style-name="gr41" draw:layer="layout" svg:x1="13.462cm" svg:y1="9.029cm" svg:x2="13.4cm" svg:y2="9.029cm">
          <text:p/>
        </draw:line>
        <draw:line draw:style-name="gr41" draw:layer="layout" svg:x1="13.493cm" svg:y1="9.069cm" svg:x2="13.493cm" svg:y2="9.042cm">
          <text:p/>
        </draw:line>
        <draw:line draw:style-name="gr41" draw:layer="layout" svg:x1="13.494cm" svg:y1="9.044cm" svg:x2="13.462cm" svg:y2="9.029cm">
          <text:p/>
        </draw:line>
        <draw:line draw:style-name="gr41" draw:layer="layout" svg:x1="13.533cm" svg:y1="9.194cm" svg:x2="13.688cm" svg:y2="9.194cm">
          <text:p/>
        </draw:line>
        <draw:line draw:style-name="gr41" draw:layer="layout" svg:x1="13.744cm" svg:y1="9.029cm" svg:x2="13.711cm" svg:y2="9.044cm">
          <text:p/>
        </draw:line>
        <draw:line draw:style-name="gr41" draw:layer="layout" svg:x1="13.712cm" svg:y1="9.042cm" svg:x2="13.696cm" svg:y2="9.07cm">
          <text:p/>
        </draw:line>
        <draw:line draw:style-name="gr41" draw:layer="layout" svg:x1="13.696cm" svg:y1="9.069cm" svg:x2="13.712cm" svg:y2="9.098cm">
          <text:p/>
        </draw:line>
        <draw:line draw:style-name="gr41" draw:layer="layout" svg:x1="13.711cm" svg:y1="9.097cm" svg:x2="13.744cm" svg:y2="9.113cm">
          <text:p/>
        </draw:line>
        <draw:line draw:style-name="gr41" draw:layer="layout" svg:x1="13.743cm" svg:y1="9.112cm" svg:x2="13.775cm" svg:y2="9.112cm">
          <text:p/>
        </draw:line>
        <draw:line draw:style-name="gr41" draw:layer="layout" svg:x1="13.775cm" svg:y1="9.112cm" svg:x2="13.805cm" svg:y2="9.125cm">
          <text:p/>
        </draw:line>
        <draw:line draw:style-name="gr41" draw:layer="layout" svg:x1="13.804cm" svg:y1="9.124cm" svg:x2="13.82cm" svg:y2="9.153cm">
          <text:p/>
        </draw:line>
        <draw:line draw:style-name="gr41" draw:layer="layout" svg:x1="13.82cm" svg:y1="9.152cm" svg:x2="13.804cm" svg:y2="9.18cm">
          <text:p/>
        </draw:line>
        <draw:line draw:style-name="gr41" draw:layer="layout" svg:x1="13.805cm" svg:y1="9.179cm" svg:x2="13.775cm" svg:y2="9.195cm">
          <text:p/>
        </draw:line>
        <draw:line draw:style-name="gr41" draw:layer="layout" svg:x1="13.775cm" svg:y1="9.194cm" svg:x2="13.728cm" svg:y2="9.194cm">
          <text:p/>
        </draw:line>
        <draw:line draw:style-name="gr41" draw:layer="layout" svg:x1="13.729cm" svg:y1="9.195cm" svg:x2="13.696cm" svg:y2="9.179cm">
          <text:p/>
        </draw:line>
        <draw:line draw:style-name="gr41" draw:layer="layout" svg:x1="13.743cm" svg:y1="9.029cm" svg:x2="13.775cm" svg:y2="9.029cm">
          <text:p/>
        </draw:line>
        <draw:line draw:style-name="gr41" draw:layer="layout" svg:x1="13.775cm" svg:y1="9.029cm" svg:x2="13.805cm" svg:y2="9.044cm">
          <text:p/>
        </draw:line>
        <draw:line draw:style-name="gr41" draw:layer="layout" svg:x1="13.845cm" svg:y1="9.029cm" svg:x2="13.845cm" svg:y2="9.194cm">
          <text:p/>
        </draw:line>
        <draw:line draw:style-name="gr41" draw:layer="layout" svg:x1="13.845cm" svg:y1="9.029cm" svg:x2="13.907cm" svg:y2="9.113cm">
          <text:p/>
        </draw:line>
        <draw:line draw:style-name="gr41" draw:layer="layout" svg:x1="13.906cm" svg:y1="9.112cm" svg:x2="13.906cm" svg:y2="9.097cm">
          <text:p/>
        </draw:line>
        <draw:line draw:style-name="gr41" draw:layer="layout" svg:x1="13.906cm" svg:y1="9.113cm" svg:x2="13.968cm" svg:y2="9.029cm">
          <text:p/>
        </draw:line>
        <draw:line draw:style-name="gr41" draw:layer="layout" svg:x1="13.967cm" svg:y1="9.029cm" svg:x2="13.967cm" svg:y2="9.194cm">
          <text:p/>
        </draw:line>
        <draw:line draw:style-name="gr41" draw:layer="layout" svg:x1="13.993cm" svg:y1="9.029cm" svg:x2="13.993cm" svg:y2="9.194cm">
          <text:p/>
        </draw:line>
        <draw:line draw:style-name="gr41" draw:layer="layout" svg:x1="13.993cm" svg:y1="9.194cm" svg:x2="14.069cm" svg:y2="9.194cm">
          <text:p/>
        </draw:line>
        <draw:line draw:style-name="gr41" draw:layer="layout" svg:x1="14.069cm" svg:y1="9.195cm" svg:x2="14.102cm" svg:y2="9.179cm">
          <text:p/>
        </draw:line>
        <draw:line draw:style-name="gr41" draw:layer="layout" svg:x1="14.101cm" svg:y1="9.18cm" svg:x2="14.117cm" svg:y2="9.152cm">
          <text:p/>
        </draw:line>
        <draw:line draw:style-name="gr41" draw:layer="layout" svg:x1="14.116cm" svg:y1="9.152cm" svg:x2="14.116cm" svg:y2="9.069cm">
          <text:p/>
        </draw:line>
        <draw:line draw:style-name="gr41" draw:layer="layout" svg:x1="14.117cm" svg:y1="9.07cm" svg:x2="14.101cm" svg:y2="9.042cm">
          <text:p/>
        </draw:line>
        <draw:line draw:style-name="gr41" draw:layer="layout" svg:x1="14.102cm" svg:y1="9.044cm" svg:x2="14.069cm" svg:y2="9.029cm">
          <text:p/>
        </draw:line>
        <draw:line draw:style-name="gr41" draw:layer="layout" svg:x1="14.069cm" svg:y1="9.029cm" svg:x2="13.993cm" svg:y2="9.029cm">
          <text:p/>
        </draw:line>
        <draw:line draw:style-name="gr1" draw:layer="layout" svg:x1="4.269cm" svg:y1="7.209cm" svg:x2="4.476cm" svg:y2="7.209cm">
          <text:p/>
        </draw:line>
        <draw:frame draw:style-name="gr10" draw:layer="layout" svg:width="0.061cm" svg:height="0.128cm" svg:x="14.113cm" svg:y="8.021cm">
          <draw:text-box>
            <text:p text:style-name="P1"><text:span text:style-name="T2">2</text:span></text:p>
          </draw:text-box>
        </draw:frame>
        <draw:line draw:style-name="gr2" draw:layer="layout" svg:x1="5.523cm" svg:y1="7.209cm" svg:x2="5.418cm" svg:y2="7.316cm">
          <text:p/>
        </draw:line>
        <draw:line draw:style-name="gr2" draw:layer="layout" svg:x1="4.476cm" svg:y1="7.21cm" svg:x2="4.583cm" svg:y2="7.105cm">
          <text:p/>
        </draw:line>
        <draw:line draw:style-name="gr2" draw:layer="layout" svg:x1="4.583cm" svg:y1="7.316cm" svg:x2="4.476cm" svg:y2="7.209cm">
          <text:p/>
        </draw:line>
        <draw:line draw:style-name="gr2" draw:layer="layout" svg:x1="5.418cm" svg:y1="7.315cm" svg:x2="4.582cm" svg:y2="7.315cm">
          <text:p/>
        </draw:line>
        <draw:line draw:style-name="gr2" draw:layer="layout" svg:x1="5.418cm" svg:y1="7.105cm" svg:x2="5.523cm" svg:y2="7.21cm">
          <text:p/>
        </draw:line>
        <draw:line draw:style-name="gr2" draw:layer="layout" svg:x1="4.582cm" svg:y1="7.105cm" svg:x2="5.418cm" svg:y2="7.105cm">
          <text:p/>
        </draw:line>
        <draw:line draw:style-name="gr1" draw:layer="layout" svg:x1="4.269cm" svg:y1="7.628cm" svg:x2="4.476cm" svg:y2="7.628cm">
          <text:p/>
        </draw:line>
        <draw:frame draw:style-name="gr24" draw:layer="layout" svg:width="0.349cm" svg:height="0.192cm" svg:x="4.572cm" svg:y="7.152cm">
          <draw:text-box>
            <text:p text:style-name="P1"><text:span text:style-name="T1">RXD</text:span></text:p>
          </draw:text-box>
        </draw:frame>
        <draw:line draw:style-name="gr2" draw:layer="layout" svg:x1="5.523cm" svg:y1="7.628cm" svg:x2="5.418cm" svg:y2="7.733cm">
          <text:p/>
        </draw:line>
        <draw:line draw:style-name="gr2" draw:layer="layout" svg:x1="4.476cm" svg:y1="7.629cm" svg:x2="4.583cm" svg:y2="7.522cm">
          <text:p/>
        </draw:line>
        <draw:line draw:style-name="gr2" draw:layer="layout" svg:x1="4.583cm" svg:y1="7.733cm" svg:x2="4.476cm" svg:y2="7.628cm">
          <text:p/>
        </draw:line>
        <draw:line draw:style-name="gr2" draw:layer="layout" svg:x1="5.418cm" svg:y1="7.732cm" svg:x2="4.582cm" svg:y2="7.732cm">
          <text:p/>
        </draw:line>
        <draw:line draw:style-name="gr2" draw:layer="layout" svg:x1="5.418cm" svg:y1="7.522cm" svg:x2="5.523cm" svg:y2="7.629cm">
          <text:p/>
        </draw:line>
        <draw:line draw:style-name="gr2" draw:layer="layout" svg:x1="4.582cm" svg:y1="7.522cm" svg:x2="5.418cm" svg:y2="7.522cm">
          <text:p/>
        </draw:line>
        <draw:polygon draw:style-name="gr5" draw:layer="layout" svg:width="0.313cm" svg:height="0.053cm" svg:x="17.642cm" svg:y="11.595cm" svg:viewBox="0 0 314 54" draw:points="0,0 314,0 314,54 0,54">
          <text:p/>
        </draw:polygon>
        <draw:polygon draw:style-name="gr6" draw:layer="layout" svg:width="0.313cm" svg:height="0.053cm" svg:x="17.642cm" svg:y="11.595cm" svg:viewBox="0 0 314 54" draw:points="0,0 314,0 314,54 0,54">
          <text:p/>
        </draw:polygon>
        <draw:line draw:style-name="gr1" draw:layer="layout" svg:x1="17.799cm" svg:y1="11.387cm" svg:x2="17.799cm" svg:y2="11.595cm">
          <text:p/>
        </draw:line>
        <draw:polygon draw:style-name="gr5" draw:layer="layout" svg:width="0.313cm" svg:height="0.053cm" svg:x="8.447cm" svg:y="9.088cm" svg:viewBox="0 0 314 54" draw:points="314,54 0,54 0,0 314,0">
          <text:p/>
        </draw:polygon>
        <draw:polygon draw:style-name="gr6" draw:layer="layout" svg:width="0.313cm" svg:height="0.053cm" svg:x="8.447cm" svg:y="9.088cm" svg:viewBox="0 0 314 54" draw:points="314,54 0,54 0,0 314,0">
          <text:p/>
        </draw:polygon>
        <draw:line draw:style-name="gr1" draw:layer="layout" svg:x1="8.604cm" svg:y1="9.351cm" svg:x2="8.604cm" svg:y2="9.141cm">
          <text:p/>
        </draw:line>
        <draw:polygon draw:style-name="gr5" draw:layer="layout" svg:width="0.314cm" svg:height="0.051cm" svg:x="7.037cm" svg:y="11.779cm" svg:viewBox="0 0 315 52" draw:points="0,52 0,0 315,0 315,52">
          <text:p/>
        </draw:polygon>
        <draw:polygon draw:style-name="gr6" draw:layer="layout" svg:width="0.314cm" svg:height="0.051cm" svg:x="7.037cm" svg:y="11.779cm" svg:viewBox="0 0 315 52" draw:points="0,52 0,0 315,0 315,52">
          <text:p/>
        </draw:polygon>
        <draw:polygon draw:style-name="gr5" draw:layer="layout" svg:width="0.314cm" svg:height="0.053cm" svg:x="7.037cm" svg:y="11.882cm" svg:viewBox="0 0 315 54" draw:points="0,54 0,0 315,0 315,54">
          <text:p/>
        </draw:polygon>
        <draw:polygon draw:style-name="gr6" draw:layer="layout" svg:width="0.314cm" svg:height="0.053cm" svg:x="7.037cm" svg:y="11.882cm" svg:viewBox="0 0 315 54" draw:points="0,54 0,0 315,0 315,54">
          <text:p/>
        </draw:polygon>
        <draw:line draw:style-name="gr1" draw:layer="layout" svg:x1="7.194cm" svg:y1="11.544cm" svg:x2="7.194cm" svg:y2="11.779cm">
          <text:p/>
        </draw:line>
        <draw:frame draw:style-name="gr23" draw:layer="layout" svg:width="0.332cm" svg:height="0.192cm" svg:x="4.572cm" svg:y="7.571cm">
          <draw:text-box>
            <text:p text:style-name="P1"><text:span text:style-name="T1">TXD</text:span></text:p>
          </draw:text-box>
        </draw:frame>
        <draw:line draw:style-name="gr1" draw:layer="layout" svg:x1="7.194cm" svg:y1="12.17cm" svg:x2="7.194cm" svg:y2="11.935cm">
          <text:p/>
        </draw:line>
        <draw:frame draw:style-name="gr10" draw:layer="layout" svg:width="0.061cm" svg:height="0.128cm" svg:x="7.219cm" svg:y="11.674cm">
          <draw:text-box>
            <text:p text:style-name="P1"><text:span text:style-name="T2">2</text:span></text:p>
          </draw:text-box>
        </draw:frame>
        <draw:frame draw:style-name="gr10" draw:layer="layout" svg:width="0.061cm" svg:height="0.128cm" svg:x="7.219cm" svg:y="11.962cm">
          <draw:text-box>
            <text:p text:style-name="P1"><text:span text:style-name="T2">1</text:span></text:p>
          </draw:text-box>
        </draw:frame>
        <draw:frame draw:style-name="gr11" draw:layer="layout" svg:width="0.125cm" svg:height="0.255cm" draw:transform="rotate (1.5707963267949) translate (7.451cm 11.921cm)">
          <draw:text-box>
            <text:p text:style-name="P1"><text:span text:style-name="T3">3</text:span></text:p>
          </draw:text-box>
        </draw:frame>
        <draw:frame draw:style-name="gr11" draw:layer="layout" svg:width="0.125cm" svg:height="0.255cm" draw:transform="rotate (1.5707963267949) translate (7.451cm 11.797cm)">
          <draw:text-box>
            <text:p text:style-name="P1"><text:span text:style-name="T3">3</text:span></text:p>
          </draw:text-box>
        </draw:frame>
        <draw:frame draw:style-name="gr11" draw:layer="layout" svg:width="0.125cm" svg:height="0.255cm" draw:transform="rotate (1.5707963267949) translate (7.451cm 11.673cm)">
          <draw:text-box>
            <text:p text:style-name="P1"><text:span text:style-name="T3">n</text:span></text:p>
          </draw:text-box>
        </draw:frame>
        <draw:frame draw:style-name="gr11" draw:layer="layout" svg:width="0.137cm" svg:height="0.255cm" draw:transform="rotate (1.5707963267949) translate (7.451cm 11.55cm)">
          <draw:text-box>
            <text:p text:style-name="P1"><text:span text:style-name="T3">F</text:span></text:p>
          </draw:text-box>
        </draw:frame>
        <draw:frame draw:style-name="gr11" draw:layer="layout" svg:width="0.163cm" svg:height="0.255cm" draw:transform="rotate (1.5707963267949) translate (6.772cm 11.973cm)">
          <draw:text-box>
            <text:p text:style-name="P1"><text:span text:style-name="T3">C</text:span></text:p>
          </draw:text-box>
        </draw:frame>
        <draw:polygon draw:style-name="gr5" draw:layer="layout" svg:width="0.313cm" svg:height="0.051cm" svg:x="7.977cm" svg:y="11.779cm" svg:viewBox="0 0 314 52" draw:points="0,52 0,0 314,0 314,52">
          <text:p/>
        </draw:polygon>
        <draw:polygon draw:style-name="gr6" draw:layer="layout" svg:width="0.313cm" svg:height="0.051cm" svg:x="7.977cm" svg:y="11.779cm" svg:viewBox="0 0 314 52" draw:points="0,52 0,0 314,0 314,52">
          <text:p/>
        </draw:polygon>
        <draw:polygon draw:style-name="gr5" draw:layer="layout" svg:width="0.313cm" svg:height="0.053cm" svg:x="7.977cm" svg:y="11.882cm" svg:viewBox="0 0 314 54" draw:points="0,54 0,0 314,0 314,54">
          <text:p/>
        </draw:polygon>
        <draw:polygon draw:style-name="gr6" draw:layer="layout" svg:width="0.313cm" svg:height="0.053cm" svg:x="7.977cm" svg:y="11.882cm" svg:viewBox="0 0 314 54" draw:points="0,54 0,0 314,0 314,54">
          <text:p/>
        </draw:polygon>
        <draw:line draw:style-name="gr1" draw:layer="layout" svg:x1="8.134cm" svg:y1="11.544cm" svg:x2="8.134cm" svg:y2="11.779cm">
          <text:p/>
        </draw:line>
        <draw:frame draw:style-name="gr11" draw:layer="layout" svg:width="0.125cm" svg:height="0.255cm" draw:transform="rotate (1.5707963267949) translate (6.772cm 11.813cm)">
          <draw:text-box>
            <text:p text:style-name="P1"><text:span text:style-name="T3">1</text:span></text:p>
          </draw:text-box>
        </draw:frame>
        <draw:line draw:style-name="gr1" draw:layer="layout" svg:x1="8.134cm" svg:y1="12.17cm" svg:x2="8.134cm" svg:y2="11.935cm">
          <text:p/>
        </draw:line>
        <draw:frame draw:style-name="gr10" draw:layer="layout" svg:width="0.061cm" svg:height="0.128cm" svg:x="8.159cm" svg:y="11.674cm">
          <draw:text-box>
            <text:p text:style-name="P1"><text:span text:style-name="T2">2</text:span></text:p>
          </draw:text-box>
        </draw:frame>
        <draw:frame draw:style-name="gr10" draw:layer="layout" svg:width="0.061cm" svg:height="0.128cm" svg:x="8.159cm" svg:y="11.962cm">
          <draw:text-box>
            <text:p text:style-name="P1"><text:span text:style-name="T2">1</text:span></text:p>
          </draw:text-box>
        </draw:frame>
        <draw:frame draw:style-name="gr11" draw:layer="layout" svg:width="0.125cm" svg:height="0.255cm" draw:transform="rotate (1.5707963267949) translate (8.393cm 11.921cm)">
          <draw:text-box>
            <text:p text:style-name="P1"><text:span text:style-name="T3">3</text:span></text:p>
          </draw:text-box>
        </draw:frame>
        <draw:frame draw:style-name="gr11" draw:layer="layout" svg:width="0.125cm" svg:height="0.255cm" draw:transform="rotate (1.5707963267949) translate (8.393cm 11.797cm)">
          <draw:text-box>
            <text:p text:style-name="P1"><text:span text:style-name="T3">3</text:span></text:p>
          </draw:text-box>
        </draw:frame>
        <draw:frame draw:style-name="gr11" draw:layer="layout" svg:width="0.125cm" svg:height="0.255cm" draw:transform="rotate (1.5707963267949) translate (8.393cm 11.673cm)">
          <draw:text-box>
            <text:p text:style-name="P1"><text:span text:style-name="T3">n</text:span></text:p>
          </draw:text-box>
        </draw:frame>
        <draw:frame draw:style-name="gr11" draw:layer="layout" svg:width="0.137cm" svg:height="0.255cm" draw:transform="rotate (1.5707963267949) translate (8.393cm 11.55cm)">
          <draw:text-box>
            <text:p text:style-name="P1"><text:span text:style-name="T3">F</text:span></text:p>
          </draw:text-box>
        </draw:frame>
        <draw:frame draw:style-name="gr11" draw:layer="layout" svg:width="0.163cm" svg:height="0.255cm" draw:transform="rotate (1.5707963267949) translate (7.714cm 11.973cm)">
          <draw:text-box>
            <text:p text:style-name="P1"><text:span text:style-name="T3">C</text:span></text:p>
          </draw:text-box>
        </draw:frame>
        <draw:line draw:style-name="gr1" draw:layer="layout" svg:x1="6.932cm" svg:y1="11.074cm" svg:x2="6.724cm" svg:y2="11.074cm">
          <text:p/>
        </draw:line>
        <draw:frame draw:style-name="gr11" draw:layer="layout" svg:width="0.125cm" svg:height="0.255cm" draw:transform="rotate (1.5707963267949) translate (7.714cm 11.813cm)">
          <draw:text-box>
            <text:p text:style-name="P1"><text:span text:style-name="T3">2</text:span></text:p>
          </draw:text-box>
        </draw:frame>
        <draw:line draw:style-name="gr1" draw:layer="layout" svg:x1="6.098cm" svg:y1="11.074cm" svg:x2="6.305cm" svg:y2="11.074cm">
          <text:p/>
        </draw:line>
        <draw:frame draw:style-name="gr10" draw:layer="layout" svg:width="0.061cm" svg:height="0.128cm" svg:x="6.747cm" svg:y="11.101cm">
          <draw:text-box>
            <text:p text:style-name="P1"><text:span text:style-name="T2">2</text:span></text:p>
          </draw:text-box>
        </draw:frame>
        <draw:frame draw:style-name="gr10" draw:layer="layout" svg:width="0.061cm" svg:height="0.128cm" svg:x="6.214cm" svg:y="11.101cm">
          <draw:text-box>
            <text:p text:style-name="P1"><text:span text:style-name="T2">1</text:span></text:p>
          </draw:text-box>
        </draw:frame>
        <draw:frame draw:style-name="gr25" draw:layer="layout" svg:width="0.37cm" svg:height="0.255cm" svg:x="6.305cm" svg:y="11.228cm">
          <draw:text-box>
            <text:p text:style-name="P1"><text:span text:style-name="T3">470</text:span></text:p>
          </draw:text-box>
        </draw:frame>
        <draw:line draw:style-name="gr2" draw:layer="layout" svg:x1="6.724cm" svg:y1="10.968cm" svg:x2="6.305cm" svg:y2="10.968cm">
          <text:p/>
        </draw:line>
        <draw:line draw:style-name="gr2" draw:layer="layout" svg:x1="6.724cm" svg:y1="11.178cm" svg:x2="6.724cm" svg:y2="10.968cm">
          <text:p/>
        </draw:line>
        <draw:line draw:style-name="gr2" draw:layer="layout" svg:x1="6.305cm" svg:y1="11.178cm" svg:x2="6.724cm" svg:y2="11.178cm">
          <text:p/>
        </draw:line>
        <draw:line draw:style-name="gr2" draw:layer="layout" svg:x1="6.305cm" svg:y1="10.968cm" svg:x2="6.305cm" svg:y2="11.178cm">
          <text:p/>
        </draw:line>
        <draw:line draw:style-name="gr1" draw:layer="layout" svg:x1="6.932cm" svg:y1="10.134cm" svg:x2="6.724cm" svg:y2="10.134cm">
          <text:p/>
        </draw:line>
        <draw:frame draw:style-name="gr15" draw:layer="layout" svg:width="0.286cm" svg:height="0.255cm" svg:x="6.305cm" svg:y="10.758cm">
          <draw:text-box>
            <text:p text:style-name="P1"><text:span text:style-name="T3">R2</text:span></text:p>
          </draw:text-box>
        </draw:frame>
        <draw:line draw:style-name="gr1" draw:layer="layout" svg:x1="6.098cm" svg:y1="10.134cm" svg:x2="6.305cm" svg:y2="10.134cm">
          <text:p/>
        </draw:line>
        <draw:frame draw:style-name="gr10" draw:layer="layout" svg:width="0.061cm" svg:height="0.128cm" svg:x="6.747cm" svg:y="10.161cm">
          <draw:text-box>
            <text:p text:style-name="P1"><text:span text:style-name="T2">2</text:span></text:p>
          </draw:text-box>
        </draw:frame>
        <draw:frame draw:style-name="gr10" draw:layer="layout" svg:width="0.061cm" svg:height="0.128cm" svg:x="6.214cm" svg:y="10.161cm">
          <draw:text-box>
            <text:p text:style-name="P1"><text:span text:style-name="T2">1</text:span></text:p>
          </draw:text-box>
        </draw:frame>
        <draw:frame draw:style-name="gr25" draw:layer="layout" svg:width="0.37cm" svg:height="0.255cm" svg:x="6.305cm" svg:y="10.288cm">
          <draw:text-box>
            <text:p text:style-name="P1"><text:span text:style-name="T3">470</text:span></text:p>
          </draw:text-box>
        </draw:frame>
        <draw:line draw:style-name="gr2" draw:layer="layout" svg:x1="6.724cm" svg:y1="10.028cm" svg:x2="6.305cm" svg:y2="10.028cm">
          <text:p/>
        </draw:line>
        <draw:line draw:style-name="gr2" draw:layer="layout" svg:x1="6.724cm" svg:y1="10.238cm" svg:x2="6.724cm" svg:y2="10.028cm">
          <text:p/>
        </draw:line>
        <draw:line draw:style-name="gr2" draw:layer="layout" svg:x1="6.305cm" svg:y1="10.238cm" svg:x2="6.724cm" svg:y2="10.238cm">
          <text:p/>
        </draw:line>
        <draw:line draw:style-name="gr2" draw:layer="layout" svg:x1="6.305cm" svg:y1="10.028cm" svg:x2="6.305cm" svg:y2="10.238cm">
          <text:p/>
        </draw:line>
        <draw:polygon draw:style-name="gr5" draw:layer="layout" svg:width="0.313cm" svg:height="0.051cm" svg:x="7.977cm" svg:y="12.64cm" svg:viewBox="0 0 314 52" draw:points="0,0 314,0 314,52 0,52">
          <text:p/>
        </draw:polygon>
        <draw:polygon draw:style-name="gr6" draw:layer="layout" svg:width="0.313cm" svg:height="0.051cm" svg:x="7.977cm" svg:y="12.64cm" svg:viewBox="0 0 314 52" draw:points="0,0 314,0 314,52 0,52">
          <text:p/>
        </draw:polygon>
        <draw:line draw:style-name="gr1" draw:layer="layout" svg:x1="8.134cm" svg:y1="12.431cm" svg:x2="8.134cm" svg:y2="12.64cm">
          <text:p/>
        </draw:line>
        <draw:polygon draw:style-name="gr5" draw:layer="layout" svg:width="0.142cm" svg:height="0.169cm" svg:x="6.506cm" svg:y="15.045cm" svg:viewBox="0 0 143 170" draw:points="143,0 73,170 0,119">
          <text:p/>
        </draw:polygon>
        <draw:polygon draw:style-name="gr6" draw:layer="layout" svg:width="0.142cm" svg:height="0.169cm" svg:x="6.506cm" svg:y="15.045cm" svg:viewBox="0 0 143 170" draw:points="143,0 73,170 0,119">
          <text:p/>
        </draw:polygon>
        <draw:polygon draw:style-name="gr5" draw:layer="layout" svg:width="0.142cm" svg:height="0.169cm" svg:x="6.616cm" svg:y="15.119cm" svg:viewBox="0 0 143 170" draw:points="143,0 72,170 0,124">
          <text:p/>
        </draw:polygon>
        <draw:polygon draw:style-name="gr6" draw:layer="layout" svg:width="0.142cm" svg:height="0.169cm" svg:x="6.616cm" svg:y="15.119cm" svg:viewBox="0 0 143 170" draw:points="143,0 72,170 0,124">
          <text:p/>
        </draw:polygon>
        <draw:line draw:style-name="gr1" draw:layer="layout" svg:x1="6.932cm" svg:y1="15.51cm" svg:x2="6.671cm" svg:y2="15.51cm">
          <text:p/>
        </draw:line>
        <draw:frame draw:style-name="gr15" draw:layer="layout" svg:width="0.286cm" svg:height="0.255cm" svg:x="6.305cm" svg:y="9.818cm">
          <draw:text-box>
            <text:p text:style-name="P1"><text:span text:style-name="T3">R1</text:span></text:p>
          </draw:text-box>
        </draw:frame>
        <draw:line draw:style-name="gr1" draw:layer="layout" svg:x1="6.148cm" svg:y1="15.51cm" svg:x2="6.358cm" svg:y2="15.51cm">
          <text:p/>
        </draw:line>
        <draw:frame draw:style-name="gr10" draw:layer="layout" svg:width="0.061cm" svg:height="0.128cm" svg:x="6.697cm" svg:y="15.539cm">
          <draw:text-box>
            <text:p text:style-name="P1"><text:span text:style-name="T2">2</text:span></text:p>
          </draw:text-box>
        </draw:frame>
        <draw:frame draw:style-name="gr10" draw:layer="layout" svg:width="0.061cm" svg:height="0.128cm" svg:x="6.267cm" svg:y="15.539cm">
          <draw:text-box>
            <text:p text:style-name="P1"><text:span text:style-name="T2">1</text:span></text:p>
          </draw:text-box>
        </draw:frame>
        <draw:frame draw:style-name="gr42" draw:layer="layout" svg:width="0.489cm" svg:height="0.255cm" svg:x="6.098cm" svg:y="15.717cm">
          <draw:text-box>
            <text:p text:style-name="P1"><text:span text:style-name="T3">Grün</text:span></text:p>
          </draw:text-box>
        </draw:frame>
        <draw:line draw:style-name="gr2" draw:layer="layout" svg:x1="6.455cm" svg:y1="15.306cm" svg:x2="6.583cm" svg:y2="15.132cm">
          <text:p/>
        </draw:line>
        <draw:line draw:style-name="gr2" draw:layer="layout" svg:x1="6.669cm" svg:y1="15.354cm" svg:x2="6.669cm" svg:y2="15.667cm">
          <text:p/>
        </draw:line>
        <draw:line draw:style-name="gr2" draw:layer="layout" svg:x1="6.358cm" svg:y1="15.354cm" svg:x2="6.358cm" svg:y2="15.667cm">
          <text:p/>
        </draw:line>
        <draw:line draw:style-name="gr2" draw:layer="layout" svg:x1="6.672cm" svg:y1="15.511cm" svg:x2="6.358cm" svg:y2="15.354cm">
          <text:p/>
        </draw:line>
        <draw:line draw:style-name="gr2" draw:layer="layout" svg:x1="6.358cm" svg:y1="15.668cm" svg:x2="6.672cm" svg:y2="15.51cm">
          <text:p/>
        </draw:line>
        <draw:line draw:style-name="gr2" draw:layer="layout" svg:x1="6.565cm" svg:y1="15.38cm" svg:x2="6.696cm" svg:y2="15.206cm">
          <text:p/>
        </draw:line>
        <draw:line draw:style-name="gr2" draw:layer="layout" svg:x1="6.358cm" svg:y1="15.51cm" svg:x2="6.671cm" svg:y2="15.51cm">
          <text:p/>
        </draw:line>
        <draw:polygon draw:style-name="gr5" draw:layer="layout" svg:width="0.142cm" svg:height="0.169cm" svg:x="6.506cm" svg:y="12.592cm" svg:viewBox="0 0 143 170" draw:points="143,0 73,170 0,118">
          <text:p/>
        </draw:polygon>
        <draw:polygon draw:style-name="gr6" draw:layer="layout" svg:width="0.142cm" svg:height="0.169cm" svg:x="6.506cm" svg:y="12.592cm" svg:viewBox="0 0 143 170" draw:points="143,0 73,170 0,118">
          <text:p/>
        </draw:polygon>
        <draw:polygon draw:style-name="gr5" draw:layer="layout" svg:width="0.142cm" svg:height="0.169cm" svg:x="6.616cm" svg:y="12.666cm" svg:viewBox="0 0 143 170" draw:points="143,0 72,170 0,123">
          <text:p/>
        </draw:polygon>
        <draw:polygon draw:style-name="gr6" draw:layer="layout" svg:width="0.142cm" svg:height="0.169cm" svg:x="6.616cm" svg:y="12.666cm" svg:viewBox="0 0 143 170" draw:points="143,0 72,170 0,123">
          <text:p/>
        </draw:polygon>
        <draw:line draw:style-name="gr1" draw:layer="layout" svg:x1="6.932cm" svg:y1="13.057cm" svg:x2="6.671cm" svg:y2="13.057cm">
          <text:p/>
        </draw:line>
        <draw:frame draw:style-name="gr15" draw:layer="layout" svg:width="0.286cm" svg:height="0.255cm" svg:x="6.098cm" svg:y="14.881cm">
          <draw:text-box>
            <text:p text:style-name="P1"><text:span text:style-name="T3">D3</text:span></text:p>
          </draw:text-box>
        </draw:frame>
        <draw:line draw:style-name="gr1" draw:layer="layout" svg:x1="6.148cm" svg:y1="13.057cm" svg:x2="6.358cm" svg:y2="13.057cm">
          <text:p/>
        </draw:line>
        <draw:frame draw:style-name="gr10" draw:layer="layout" svg:width="0.061cm" svg:height="0.128cm" svg:x="6.697cm" svg:y="13.084cm">
          <draw:text-box>
            <text:p text:style-name="P1"><text:span text:style-name="T2">2</text:span></text:p>
          </draw:text-box>
        </draw:frame>
        <draw:frame draw:style-name="gr10" draw:layer="layout" svg:width="0.061cm" svg:height="0.128cm" svg:x="6.267cm" svg:y="13.084cm">
          <draw:text-box>
            <text:p text:style-name="P1"><text:span text:style-name="T2">1</text:span></text:p>
          </draw:text-box>
        </draw:frame>
        <draw:frame draw:style-name="gr43" draw:layer="layout" svg:width="0.345cm" svg:height="0.255cm" svg:x="6.098cm" svg:y="13.264cm">
          <draw:text-box>
            <text:p text:style-name="P1"><text:span text:style-name="T3">Rot</text:span></text:p>
          </draw:text-box>
        </draw:frame>
        <draw:line draw:style-name="gr2" draw:layer="layout" svg:x1="6.455cm" svg:y1="12.853cm" svg:x2="6.583cm" svg:y2="12.678cm">
          <text:p/>
        </draw:line>
        <draw:line draw:style-name="gr2" draw:layer="layout" svg:x1="6.669cm" svg:y1="12.901cm" svg:x2="6.669cm" svg:y2="13.214cm">
          <text:p/>
        </draw:line>
        <draw:line draw:style-name="gr2" draw:layer="layout" svg:x1="6.358cm" svg:y1="12.901cm" svg:x2="6.358cm" svg:y2="13.214cm">
          <text:p/>
        </draw:line>
        <draw:line draw:style-name="gr2" draw:layer="layout" svg:x1="6.672cm" svg:y1="13.058cm" svg:x2="6.358cm" svg:y2="12.901cm">
          <text:p/>
        </draw:line>
        <draw:line draw:style-name="gr2" draw:layer="layout" svg:x1="6.358cm" svg:y1="13.215cm" svg:x2="6.672cm" svg:y2="13.057cm">
          <text:p/>
        </draw:line>
        <draw:line draw:style-name="gr2" draw:layer="layout" svg:x1="6.565cm" svg:y1="12.927cm" svg:x2="6.696cm" svg:y2="12.752cm">
          <text:p/>
        </draw:line>
        <draw:line draw:style-name="gr2" draw:layer="layout" svg:x1="6.358cm" svg:y1="13.057cm" svg:x2="6.671cm" svg:y2="13.057cm">
          <text:p/>
        </draw:line>
        <draw:path draw:style-name="gr8" draw:layer="layout" svg:width="0.049cm" svg:height="0.049cm" svg:x="3.824cm" svg:y="9.482cm" svg:viewBox="0 0 50 50" svg:d="M0 25c0 13 11 25 25 25 13 0 25-12 25-25 0-14-12-25-25-25-14 0-25 11-25 25z">
          <text:p/>
        </draw:path>
        <draw:path draw:style-name="gr2" draw:layer="layout" svg:width="0.049cm" svg:height="0.049cm" svg:x="3.824cm" svg:y="9.482cm" svg:viewBox="0 0 50 50" svg:d="M0 25c0 13 11 25 25 25 13 0 25-12 25-25 0-14-12-25-25-25-14 0-25 11-25 25z">
          <text:p/>
        </draw:path>
        <draw:frame draw:style-name="gr15" draw:layer="layout" svg:width="0.286cm" svg:height="0.255cm" svg:x="6.098cm" svg:y="12.688cm">
          <draw:text-box>
            <text:p text:style-name="P1"><text:span text:style-name="T3">D1</text:span></text:p>
          </draw:text-box>
        </draw:frame>
        <draw:path draw:style-name="gr8" draw:layer="layout" svg:width="0.049cm" svg:height="0.048cm" svg:x="3.824cm" svg:y="9.273cm" svg:viewBox="0 0 50 49" svg:d="M0 25c0 13 11 24 25 24 13 0 25-11 25-24 0-14-12-25-25-25-14 0-25 11-25 25z">
          <text:p/>
        </draw:path>
        <draw:path draw:style-name="gr2" draw:layer="layout" svg:width="0.049cm" svg:height="0.048cm" svg:x="3.824cm" svg:y="9.273cm" svg:viewBox="0 0 50 49" svg:d="M0 25c0 13 11 24 25 24 13 0 25-11 25-24 0-14-12-25-25-25-14 0-25 11-25 25z">
          <text:p/>
        </draw:path>
        <draw:frame draw:style-name="gr9" draw:layer="layout" svg:width="0.121cm" svg:height="0.128cm" svg:x="3.875cm" svg:y="9.403cm">
          <draw:text-box>
            <text:p text:style-name="P1"><text:span text:style-name="T2">12</text:span></text:p>
          </draw:text-box>
        </draw:frame>
        <draw:path draw:style-name="gr8" draw:layer="layout" svg:width="0.049cm" svg:height="0.049cm" svg:x="3.824cm" svg:y="9.063cm" svg:viewBox="0 0 50 50" svg:d="M0 24c0 15 11 26 25 26 13 0 25-11 25-26 0-13-12-24-25-24-14 0-25 11-25 24z">
          <text:p/>
        </draw:path>
        <draw:path draw:style-name="gr2" draw:layer="layout" svg:width="0.049cm" svg:height="0.049cm" svg:x="3.824cm" svg:y="9.063cm" svg:viewBox="0 0 50 50" svg:d="M0 24c0 15 11 26 25 26 13 0 25-11 25-26 0-13-12-24-25-24-14 0-25 11-25 24z">
          <text:p/>
        </draw:path>
        <draw:frame draw:style-name="gr9" draw:layer="layout" svg:width="0.121cm" svg:height="0.128cm" svg:x="3.875cm" svg:y="9.194cm">
          <draw:text-box>
            <text:p text:style-name="P1"><text:span text:style-name="T2">11</text:span></text:p>
          </draw:text-box>
        </draw:frame>
        <draw:path draw:style-name="gr8" draw:layer="layout" svg:width="0.049cm" svg:height="0.048cm" svg:x="3.824cm" svg:y="8.856cm" svg:viewBox="0 0 50 49" svg:d="M0 24c0 13 11 25 25 25 13 0 25-12 25-25s-12-24-25-24c-14 0-25 11-25 24z">
          <text:p/>
        </draw:path>
        <draw:path draw:style-name="gr2" draw:layer="layout" svg:width="0.049cm" svg:height="0.048cm" svg:x="3.824cm" svg:y="8.856cm" svg:viewBox="0 0 50 49" svg:d="M0 24c0 13 11 25 25 25 13 0 25-12 25-25s-12-24-25-24c-14 0-25 11-25 24z">
          <text:p/>
        </draw:path>
        <draw:frame draw:style-name="gr9" draw:layer="layout" svg:width="0.121cm" svg:height="0.128cm" svg:x="3.875cm" svg:y="8.986cm">
          <draw:text-box>
            <text:p text:style-name="P1"><text:span text:style-name="T2">10</text:span></text:p>
          </draw:text-box>
        </draw:frame>
        <draw:path draw:style-name="gr8" draw:layer="layout" svg:width="0.049cm" svg:height="0.049cm" svg:x="3.824cm" svg:y="8.646cm" svg:viewBox="0 0 50 50" svg:d="M0 25c0 14 11 25 25 25 13 0 25-11 25-25s-12-25-25-25c-14 0-25 11-25 25z">
          <text:p/>
        </draw:path>
        <draw:path draw:style-name="gr2" draw:layer="layout" svg:width="0.049cm" svg:height="0.049cm" svg:x="3.824cm" svg:y="8.646cm" svg:viewBox="0 0 50 50" svg:d="M0 25c0 14 11 25 25 25 13 0 25-11 25-25s-12-25-25-25c-14 0-25 11-25 25z">
          <text:p/>
        </draw:path>
        <draw:frame draw:style-name="gr10" draw:layer="layout" svg:width="0.061cm" svg:height="0.128cm" svg:x="3.875cm" svg:y="8.777cm">
          <draw:text-box>
            <text:p text:style-name="P1"><text:span text:style-name="T2">9</text:span></text:p>
          </draw:text-box>
        </draw:frame>
        <draw:path draw:style-name="gr8" draw:layer="layout" svg:width="0.049cm" svg:height="0.048cm" svg:x="3.824cm" svg:y="8.437cm" svg:viewBox="0 0 50 49" svg:d="M0 24c0 14 11 25 25 25 13 0 25-11 25-25s-12-24-25-24c-14 0-25 10-25 24z">
          <text:p/>
        </draw:path>
        <draw:path draw:style-name="gr2" draw:layer="layout" svg:width="0.049cm" svg:height="0.048cm" svg:x="3.824cm" svg:y="8.437cm" svg:viewBox="0 0 50 49" svg:d="M0 24c0 14 11 25 25 25 13 0 25-11 25-25s-12-24-25-24c-14 0-25 10-25 24z">
          <text:p/>
        </draw:path>
        <draw:frame draw:style-name="gr10" draw:layer="layout" svg:width="0.061cm" svg:height="0.128cm" svg:x="3.875cm" svg:y="8.567cm">
          <draw:text-box>
            <text:p text:style-name="P1"><text:span text:style-name="T2">8</text:span></text:p>
          </draw:text-box>
        </draw:frame>
        <draw:path draw:style-name="gr8" draw:layer="layout" svg:width="0.049cm" svg:height="0.049cm" svg:x="3.824cm" svg:y="8.229cm" svg:viewBox="0 0 50 50" svg:d="M0 25c0 14 11 25 25 25 13 0 25-11 25-25 0-13-12-25-25-25-14 0-25 12-25 25z">
          <text:p/>
        </draw:path>
        <draw:path draw:style-name="gr2" draw:layer="layout" svg:width="0.049cm" svg:height="0.049cm" svg:x="3.824cm" svg:y="8.229cm" svg:viewBox="0 0 50 50" svg:d="M0 25c0 14 11 25 25 25 13 0 25-11 25-25 0-13-12-25-25-25-14 0-25 12-25 25z">
          <text:p/>
        </draw:path>
        <draw:frame draw:style-name="gr10" draw:layer="layout" svg:width="0.061cm" svg:height="0.128cm" svg:x="3.875cm" svg:y="8.36cm">
          <draw:text-box>
            <text:p text:style-name="P1"><text:span text:style-name="T2">7</text:span></text:p>
          </draw:text-box>
        </draw:frame>
        <draw:path draw:style-name="gr8" draw:layer="layout" svg:width="0.049cm" svg:height="0.048cm" svg:x="3.824cm" svg:y="8.02cm" svg:viewBox="0 0 50 49" svg:d="M0 25c0 13 11 24 25 24 13 0 25-11 25-24 0-15-12-25-25-25-14 0-25 10-25 25z">
          <text:p/>
        </draw:path>
        <draw:path draw:style-name="gr2" draw:layer="layout" svg:width="0.049cm" svg:height="0.048cm" svg:x="3.824cm" svg:y="8.02cm" svg:viewBox="0 0 50 49" svg:d="M0 25c0 13 11 24 25 24 13 0 25-11 25-24 0-15-12-25-25-25-14 0-25 10-25 25z">
          <text:p/>
        </draw:path>
        <draw:frame draw:style-name="gr10" draw:layer="layout" svg:width="0.061cm" svg:height="0.128cm" svg:x="3.875cm" svg:y="8.15cm">
          <draw:text-box>
            <text:p text:style-name="P1"><text:span text:style-name="T2">6</text:span></text:p>
          </draw:text-box>
        </draw:frame>
        <draw:path draw:style-name="gr8" draw:layer="layout" svg:width="0.049cm" svg:height="0.049cm" svg:x="3.824cm" svg:y="7.81cm" svg:viewBox="0 0 50 50" svg:d="M0 24c0 15 11 26 25 26 13 0 25-11 25-26 0-13-12-24-25-24-14 0-25 11-25 24z">
          <text:p/>
        </draw:path>
        <draw:path draw:style-name="gr2" draw:layer="layout" svg:width="0.049cm" svg:height="0.049cm" svg:x="3.824cm" svg:y="7.81cm" svg:viewBox="0 0 50 50" svg:d="M0 24c0 15 11 26 25 26 13 0 25-11 25-26 0-13-12-24-25-24-14 0-25 11-25 24z">
          <text:p/>
        </draw:path>
        <draw:frame draw:style-name="gr10" draw:layer="layout" svg:width="0.061cm" svg:height="0.128cm" svg:x="3.875cm" svg:y="7.941cm">
          <draw:text-box>
            <text:p text:style-name="P1"><text:span text:style-name="T2">5</text:span></text:p>
          </draw:text-box>
        </draw:frame>
        <draw:path draw:style-name="gr8" draw:layer="layout" svg:width="0.049cm" svg:height="0.048cm" svg:x="3.824cm" svg:y="7.603cm" svg:viewBox="0 0 50 49" svg:d="M0 25c0 13 11 24 25 24 13 0 25-11 25-24s-12-25-25-25c-14 0-25 12-25 25z">
          <text:p/>
        </draw:path>
        <draw:path draw:style-name="gr2" draw:layer="layout" svg:width="0.049cm" svg:height="0.048cm" svg:x="3.824cm" svg:y="7.603cm" svg:viewBox="0 0 50 49" svg:d="M0 25c0 13 11 24 25 24 13 0 25-11 25-24s-12-25-25-25c-14 0-25 12-25 25z">
          <text:p/>
        </draw:path>
        <draw:frame draw:style-name="gr10" draw:layer="layout" svg:width="0.061cm" svg:height="0.128cm" svg:x="3.875cm" svg:y="7.733cm">
          <draw:text-box>
            <text:p text:style-name="P1"><text:span text:style-name="T2">4</text:span></text:p>
          </draw:text-box>
        </draw:frame>
        <draw:path draw:style-name="gr8" draw:layer="layout" svg:width="0.049cm" svg:height="0.049cm" svg:x="3.824cm" svg:y="7.393cm" svg:viewBox="0 0 50 50" svg:d="M0 25c0 14 11 25 25 25 13 0 25-11 25-25s-12-25-25-25c-14 0-25 11-25 25z">
          <text:p/>
        </draw:path>
        <draw:path draw:style-name="gr2" draw:layer="layout" svg:width="0.049cm" svg:height="0.049cm" svg:x="3.824cm" svg:y="7.393cm" svg:viewBox="0 0 50 50" svg:d="M0 25c0 14 11 25 25 25 13 0 25-11 25-25s-12-25-25-25c-14 0-25 11-25 25z">
          <text:p/>
        </draw:path>
        <draw:frame draw:style-name="gr10" draw:layer="layout" svg:width="0.061cm" svg:height="0.128cm" svg:x="3.875cm" svg:y="7.524cm">
          <draw:text-box>
            <text:p text:style-name="P1"><text:span text:style-name="T2">3</text:span></text:p>
          </draw:text-box>
        </draw:frame>
        <draw:path draw:style-name="gr8" draw:layer="layout" svg:width="0.049cm" svg:height="0.049cm" svg:x="3.824cm" svg:y="7.183cm" svg:viewBox="0 0 50 50" svg:d="M0 25c0 13 11 25 25 25 13 0 25-12 25-25 0-14-12-25-25-25-14 0-25 11-25 25z">
          <text:p/>
        </draw:path>
        <draw:path draw:style-name="gr2" draw:layer="layout" svg:width="0.049cm" svg:height="0.049cm" svg:x="3.824cm" svg:y="7.183cm" svg:viewBox="0 0 50 50" svg:d="M0 25c0 13 11 25 25 25 13 0 25-12 25-25 0-14-12-25-25-25-14 0-25 11-25 25z">
          <text:p/>
        </draw:path>
        <draw:frame draw:style-name="gr10" draw:layer="layout" svg:width="0.061cm" svg:height="0.128cm" svg:x="3.875cm" svg:y="7.314cm">
          <draw:text-box>
            <text:p text:style-name="P1"><text:span text:style-name="T2">2</text:span></text:p>
          </draw:text-box>
        </draw:frame>
        <draw:line draw:style-name="gr2" draw:layer="layout" svg:x1="3.956cm" svg:y1="7.105cm" svg:x2="3.956cm" svg:y2="9.611cm">
          <text:p/>
        </draw:line>
        <draw:line draw:style-name="gr2" draw:layer="layout" svg:x1="3.746cm" svg:y1="9.611cm" svg:x2="3.956cm" svg:y2="9.611cm">
          <text:p/>
        </draw:line>
        <draw:line draw:style-name="gr2" draw:layer="layout" svg:x1="3.746cm" svg:y1="9.611cm" svg:x2="3.746cm" svg:y2="7.105cm">
          <text:p/>
        </draw:line>
        <draw:line draw:style-name="gr2" draw:layer="layout" svg:x1="3.956cm" svg:y1="7.105cm" svg:x2="3.746cm" svg:y2="7.105cm">
          <text:p/>
        </draw:line>
        <draw:frame draw:style-name="gr10" draw:layer="layout" svg:width="0.061cm" svg:height="0.128cm" svg:x="3.875cm" svg:y="7.107cm">
          <draw:text-box>
            <text:p text:style-name="P1"><text:span text:style-name="T2">1</text:span></text:p>
          </draw:text-box>
        </draw:frame>
        <draw:frame draw:style-name="gr11" draw:layer="layout" svg:width="0.15cm" svg:height="0.255cm" draw:transform="rotate (1.5707963267949) translate (3.542cm 7.112cm)">
          <draw:text-box>
            <text:p text:style-name="P1"><text:span text:style-name="T3">K</text:span></text:p>
          </draw:text-box>
        </draw:frame>
        <draw:frame draw:style-name="gr11" draw:layer="layout" svg:width="0.125cm" svg:height="0.255cm" draw:transform="rotate (1.5707963267949) translate (3.542cm 6.963cm)">
          <draw:text-box>
            <text:p text:style-name="P1"><text:span text:style-name="T3">1</text:span></text:p>
          </draw:text-box>
        </draw:frame>
        <draw:frame draw:style-name="gr11" draw:layer="layout" svg:width="0.15cm" svg:height="0.255cm" draw:transform="rotate (1.5707963267949) translate (3.542cm 8.693cm)">
          <draw:text-box>
            <text:p text:style-name="P1"><text:span text:style-name="T3">K</text:span></text:p>
          </draw:text-box>
        </draw:frame>
        <draw:frame draw:style-name="gr11" draw:layer="layout" svg:width="0.125cm" svg:height="0.255cm" draw:transform="rotate (1.5707963267949) translate (3.542cm 8.544cm)">
          <draw:text-box>
            <text:p text:style-name="P1"><text:span text:style-name="T3">1</text:span></text:p>
          </draw:text-box>
        </draw:frame>
        <draw:frame draw:style-name="gr11" draw:layer="layout" svg:width="0.15cm" svg:height="0.255cm" draw:transform="rotate (1.5707963267949) translate (3.542cm 8.421cm)">
          <draw:text-box>
            <text:p text:style-name="P1"><text:span text:style-name="T3">X</text:span></text:p>
          </draw:text-box>
        </draw:frame>
        <draw:frame draw:style-name="gr11" draw:layer="layout" svg:width="0.125cm" svg:height="0.255cm" draw:transform="rotate (1.5707963267949) translate (3.542cm 8.273cm)">
          <draw:text-box>
            <text:p text:style-name="P1"><text:span text:style-name="T3">1</text:span></text:p>
          </draw:text-box>
        </draw:frame>
        <draw:frame draw:style-name="gr11" draw:layer="layout" svg:width="0.125cm" svg:height="0.255cm" draw:transform="rotate (1.5707963267949) translate (3.542cm 8.149cm)">
          <draw:text-box>
            <text:p text:style-name="P1"><text:span text:style-name="T3">2</text:span></text:p>
          </draw:text-box>
        </draw:frame>
        <draw:frame draw:style-name="gr11" draw:layer="layout" svg:width="0.125cm" svg:height="0.255cm" draw:transform="rotate (1.5707963267949) translate (3.542cm 8.025cm)">
          <draw:text-box>
            <text:p text:style-name="P1"><text:span text:style-name="T3">_</text:span></text:p>
          </draw:text-box>
        </draw:frame>
        <draw:frame draw:style-name="gr11" draw:layer="layout" svg:width="0.15cm" svg:height="0.255cm" draw:transform="rotate (1.5707963267949) translate (3.542cm 7.902cm)">
          <draw:text-box>
            <text:p text:style-name="P1"><text:span text:style-name="T3">B</text:span></text:p>
          </draw:text-box>
        </draw:frame>
        <draw:frame draw:style-name="gr11" draw:layer="layout" svg:width="0.163cm" svg:height="0.255cm" draw:transform="rotate (1.5707963267949) translate (3.542cm 7.754cm)">
          <draw:text-box>
            <text:p text:style-name="P1"><text:span text:style-name="T3">U</text:span></text:p>
          </draw:text-box>
        </draw:frame>
        <draw:frame draw:style-name="gr11" draw:layer="layout" svg:width="0.163cm" svg:height="0.255cm" draw:transform="rotate (1.5707963267949) translate (3.542cm 7.593cm)">
          <draw:text-box>
            <text:p text:style-name="P1"><text:span text:style-name="T3">C</text:span></text:p>
          </draw:text-box>
        </draw:frame>
        <draw:frame draw:style-name="gr11" draw:layer="layout" svg:width="0.163cm" svg:height="0.255cm" draw:transform="rotate (1.5707963267949) translate (3.542cm 7.433cm)">
          <draw:text-box>
            <text:p text:style-name="P1"><text:span text:style-name="T3">H</text:span></text:p>
          </draw:text-box>
        </draw:frame>
        <draw:frame draw:style-name="gr11" draw:layer="layout" svg:width="0.15cm" svg:height="0.255cm" draw:transform="rotate (1.5707963267949) translate (3.542cm 7.272cm)">
          <draw:text-box>
            <text:p text:style-name="P1"><text:span text:style-name="T3">S</text:span></text:p>
          </draw:text-box>
        </draw:frame>
        <draw:path draw:style-name="gr8" draw:layer="layout" svg:width="0.048cm" svg:height="0.049cm" svg:x="1.996cm" svg:y="9.482cm" svg:viewBox="0 0 49 50" svg:d="M0 25c0 13 10 25 24 25 13 0 25-12 25-25 0-14-12-25-25-25-14 0-24 11-24 25z">
          <text:p/>
        </draw:path>
        <draw:path draw:style-name="gr2" draw:layer="layout" svg:width="0.048cm" svg:height="0.049cm" svg:x="1.996cm" svg:y="9.482cm" svg:viewBox="0 0 49 50" svg:d="M0 25c0 13 10 25 24 25 13 0 25-12 25-25 0-14-12-25-25-25-14 0-24 11-24 25z">
          <text:p/>
        </draw:path>
        <draw:frame draw:style-name="gr11" draw:layer="layout" svg:width="0.15cm" svg:height="0.255cm" draw:transform="rotate (1.5707963267949) translate (3.542cm 7.124cm)">
          <draw:text-box>
            <text:p text:style-name="P1"><text:span text:style-name="T3">E</text:span></text:p>
          </draw:text-box>
        </draw:frame>
        <draw:path draw:style-name="gr8" draw:layer="layout" svg:width="0.049cm" svg:height="0.049cm" svg:x="1.788cm" svg:y="9.482cm" svg:viewBox="0 0 50 50" svg:d="M0 25c0 13 11 25 25 25s25-12 25-25c0-14-11-25-25-25s-25 11-25 25z">
          <text:p/>
        </draw:path>
        <draw:path draw:style-name="gr2" draw:layer="layout" svg:width="0.049cm" svg:height="0.049cm" svg:x="1.788cm" svg:y="9.482cm" svg:viewBox="0 0 50 50" svg:d="M0 25c0 13 11 25 25 25s25-12 25-25c0-14-11-25-25-25s-25 11-25 25z">
          <text:p/>
        </draw:path>
        <draw:frame draw:style-name="gr9" draw:layer="layout" svg:width="0.121cm" svg:height="0.128cm" svg:x="2.046cm" svg:y="9.534cm">
          <draw:text-box>
            <text:p text:style-name="P1"><text:span text:style-name="T2">24</text:span></text:p>
          </draw:text-box>
        </draw:frame>
        <draw:path draw:style-name="gr8" draw:layer="layout" svg:width="0.048cm" svg:height="0.048cm" svg:x="1.996cm" svg:y="9.273cm" svg:viewBox="0 0 49 49" svg:d="M0 25c0 13 10 24 24 24 13 0 25-11 25-24 0-14-12-25-25-25-14 0-24 11-24 25z">
          <text:p/>
        </draw:path>
        <draw:path draw:style-name="gr2" draw:layer="layout" svg:width="0.048cm" svg:height="0.048cm" svg:x="1.996cm" svg:y="9.273cm" svg:viewBox="0 0 49 49" svg:d="M0 25c0 13 10 24 24 24 13 0 25-11 25-24 0-14-12-25-25-25-14 0-24 11-24 25z">
          <text:p/>
        </draw:path>
        <draw:frame draw:style-name="gr9" draw:layer="layout" svg:width="0.121cm" svg:height="0.128cm" svg:x="1.655cm" svg:y="9.534cm">
          <draw:text-box>
            <text:p text:style-name="P1"><text:span text:style-name="T2">23</text:span></text:p>
          </draw:text-box>
        </draw:frame>
        <draw:path draw:style-name="gr8" draw:layer="layout" svg:width="0.049cm" svg:height="0.048cm" svg:x="1.788cm" svg:y="9.273cm" svg:viewBox="0 0 50 49" svg:d="M0 25c0 13 11 24 25 24s25-11 25-24c0-14-11-25-25-25s-25 11-25 25z">
          <text:p/>
        </draw:path>
        <draw:path draw:style-name="gr2" draw:layer="layout" svg:width="0.049cm" svg:height="0.048cm" svg:x="1.788cm" svg:y="9.273cm" svg:viewBox="0 0 50 49" svg:d="M0 25c0 13 11 24 25 24s25-11 25-24c0-14-11-25-25-25s-25 11-25 25z">
          <text:p/>
        </draw:path>
        <draw:frame draw:style-name="gr9" draw:layer="layout" svg:width="0.121cm" svg:height="0.128cm" svg:x="2.046cm" svg:y="9.325cm">
          <draw:text-box>
            <text:p text:style-name="P1"><text:span text:style-name="T2">22</text:span></text:p>
          </draw:text-box>
        </draw:frame>
        <draw:path draw:style-name="gr8" draw:layer="layout" svg:width="0.048cm" svg:height="0.049cm" svg:x="1.996cm" svg:y="9.063cm" svg:viewBox="0 0 49 50" svg:d="M0 24c0 15 10 26 24 26 13 0 25-11 25-26 0-13-12-24-25-24-14 0-24 11-24 24z">
          <text:p/>
        </draw:path>
        <draw:path draw:style-name="gr2" draw:layer="layout" svg:width="0.048cm" svg:height="0.049cm" svg:x="1.996cm" svg:y="9.063cm" svg:viewBox="0 0 49 50" svg:d="M0 24c0 15 10 26 24 26 13 0 25-11 25-26 0-13-12-24-25-24-14 0-24 11-24 24z">
          <text:p/>
        </draw:path>
        <draw:frame draw:style-name="gr9" draw:layer="layout" svg:width="0.121cm" svg:height="0.128cm" svg:x="1.655cm" svg:y="9.325cm">
          <draw:text-box>
            <text:p text:style-name="P1"><text:span text:style-name="T2">21</text:span></text:p>
          </draw:text-box>
        </draw:frame>
        <draw:path draw:style-name="gr8" draw:layer="layout" svg:width="0.049cm" svg:height="0.049cm" svg:x="1.788cm" svg:y="9.063cm" svg:viewBox="0 0 50 50" svg:d="M0 24c0 15 11 26 25 26s25-11 25-26c0-13-11-24-25-24s-25 11-25 24z">
          <text:p/>
        </draw:path>
        <draw:path draw:style-name="gr2" draw:layer="layout" svg:width="0.049cm" svg:height="0.049cm" svg:x="1.788cm" svg:y="9.063cm" svg:viewBox="0 0 50 50" svg:d="M0 24c0 15 11 26 25 26s25-11 25-26c0-13-11-24-25-24s-25 11-25 24z">
          <text:p/>
        </draw:path>
        <draw:frame draw:style-name="gr9" draw:layer="layout" svg:width="0.121cm" svg:height="0.128cm" svg:x="2.046cm" svg:y="9.117cm">
          <draw:text-box>
            <text:p text:style-name="P1"><text:span text:style-name="T2">20</text:span></text:p>
          </draw:text-box>
        </draw:frame>
        <draw:path draw:style-name="gr8" draw:layer="layout" svg:width="0.048cm" svg:height="0.048cm" svg:x="1.996cm" svg:y="8.856cm" svg:viewBox="0 0 49 49" svg:d="M0 24c0 13 10 25 24 25 13 0 25-12 25-25s-12-24-25-24c-14 0-24 11-24 24z">
          <text:p/>
        </draw:path>
        <draw:path draw:style-name="gr2" draw:layer="layout" svg:width="0.048cm" svg:height="0.048cm" svg:x="1.996cm" svg:y="8.856cm" svg:viewBox="0 0 49 49" svg:d="M0 24c0 13 10 25 24 25 13 0 25-12 25-25s-12-24-25-24c-14 0-24 11-24 24z">
          <text:p/>
        </draw:path>
        <draw:frame draw:style-name="gr9" draw:layer="layout" svg:width="0.121cm" svg:height="0.128cm" svg:x="1.655cm" svg:y="9.117cm">
          <draw:text-box>
            <text:p text:style-name="P1"><text:span text:style-name="T2">19</text:span></text:p>
          </draw:text-box>
        </draw:frame>
        <draw:path draw:style-name="gr8" draw:layer="layout" svg:width="0.049cm" svg:height="0.048cm" svg:x="1.788cm" svg:y="8.856cm" svg:viewBox="0 0 50 49" svg:d="M0 24c0 13 11 25 25 25s25-12 25-25-11-24-25-24-25 11-25 24z">
          <text:p/>
        </draw:path>
        <draw:path draw:style-name="gr2" draw:layer="layout" svg:width="0.049cm" svg:height="0.048cm" svg:x="1.788cm" svg:y="8.856cm" svg:viewBox="0 0 50 49" svg:d="M0 24c0 13 11 25 25 25s25-12 25-25-11-24-25-24-25 11-25 24z">
          <text:p/>
        </draw:path>
        <draw:frame draw:style-name="gr9" draw:layer="layout" svg:width="0.121cm" svg:height="0.128cm" svg:x="2.046cm" svg:y="8.908cm">
          <draw:text-box>
            <text:p text:style-name="P1"><text:span text:style-name="T2">18</text:span></text:p>
          </draw:text-box>
        </draw:frame>
        <draw:path draw:style-name="gr8" draw:layer="layout" svg:width="0.048cm" svg:height="0.049cm" svg:x="1.996cm" svg:y="8.646cm" svg:viewBox="0 0 49 50" svg:d="M0 25c0 14 10 25 24 25 13 0 25-11 25-25s-12-25-25-25c-14 0-24 11-24 25z">
          <text:p/>
        </draw:path>
        <draw:path draw:style-name="gr2" draw:layer="layout" svg:width="0.048cm" svg:height="0.049cm" svg:x="1.996cm" svg:y="8.646cm" svg:viewBox="0 0 49 50" svg:d="M0 25c0 14 10 25 24 25 13 0 25-11 25-25s-12-25-25-25c-14 0-24 11-24 25z">
          <text:p/>
        </draw:path>
        <draw:frame draw:style-name="gr9" draw:layer="layout" svg:width="0.121cm" svg:height="0.128cm" svg:x="1.655cm" svg:y="8.908cm">
          <draw:text-box>
            <text:p text:style-name="P1"><text:span text:style-name="T2">17</text:span></text:p>
          </draw:text-box>
        </draw:frame>
        <draw:path draw:style-name="gr8" draw:layer="layout" svg:width="0.049cm" svg:height="0.049cm" svg:x="1.788cm" svg:y="8.646cm" svg:viewBox="0 0 50 50" svg:d="M0 25c0 14 11 25 25 25s25-11 25-25-11-25-25-25-25 11-25 25z">
          <text:p/>
        </draw:path>
        <draw:path draw:style-name="gr2" draw:layer="layout" svg:width="0.049cm" svg:height="0.049cm" svg:x="1.788cm" svg:y="8.646cm" svg:viewBox="0 0 50 50" svg:d="M0 25c0 14 11 25 25 25s25-11 25-25-11-25-25-25-25 11-25 25z">
          <text:p/>
        </draw:path>
        <draw:frame draw:style-name="gr9" draw:layer="layout" svg:width="0.121cm" svg:height="0.128cm" svg:x="2.046cm" svg:y="8.698cm">
          <draw:text-box>
            <text:p text:style-name="P1"><text:span text:style-name="T2">16</text:span></text:p>
          </draw:text-box>
        </draw:frame>
        <draw:path draw:style-name="gr8" draw:layer="layout" svg:width="0.048cm" svg:height="0.048cm" svg:x="1.996cm" svg:y="8.437cm" svg:viewBox="0 0 49 49" svg:d="M0 24c0 14 10 25 24 25 13 0 25-11 25-25s-12-24-25-24c-14 0-24 10-24 24z">
          <text:p/>
        </draw:path>
        <draw:path draw:style-name="gr2" draw:layer="layout" svg:width="0.048cm" svg:height="0.048cm" svg:x="1.996cm" svg:y="8.437cm" svg:viewBox="0 0 49 49" svg:d="M0 24c0 14 10 25 24 25 13 0 25-11 25-25s-12-24-25-24c-14 0-24 10-24 24z">
          <text:p/>
        </draw:path>
        <draw:frame draw:style-name="gr9" draw:layer="layout" svg:width="0.121cm" svg:height="0.128cm" svg:x="1.655cm" svg:y="8.698cm">
          <draw:text-box>
            <text:p text:style-name="P1"><text:span text:style-name="T2">15</text:span></text:p>
          </draw:text-box>
        </draw:frame>
        <draw:path draw:style-name="gr8" draw:layer="layout" svg:width="0.049cm" svg:height="0.048cm" svg:x="1.788cm" svg:y="8.437cm" svg:viewBox="0 0 50 49" svg:d="M0 24c0 14 11 25 25 25s25-11 25-25-11-24-25-24-25 10-25 24z">
          <text:p/>
        </draw:path>
        <draw:path draw:style-name="gr2" draw:layer="layout" svg:width="0.049cm" svg:height="0.048cm" svg:x="1.788cm" svg:y="8.437cm" svg:viewBox="0 0 50 49" svg:d="M0 24c0 14 11 25 25 25s25-11 25-25-11-24-25-24-25 10-25 24z">
          <text:p/>
        </draw:path>
        <draw:frame draw:style-name="gr9" draw:layer="layout" svg:width="0.121cm" svg:height="0.128cm" svg:x="2.046cm" svg:y="8.491cm">
          <draw:text-box>
            <text:p text:style-name="P1"><text:span text:style-name="T2">14</text:span></text:p>
          </draw:text-box>
        </draw:frame>
        <draw:path draw:style-name="gr8" draw:layer="layout" svg:width="0.048cm" svg:height="0.049cm" svg:x="1.996cm" svg:y="8.229cm" svg:viewBox="0 0 49 50" svg:d="M0 25c0 14 10 25 24 25 13 0 25-11 25-25 0-13-12-25-25-25-14 0-24 12-24 25z">
          <text:p/>
        </draw:path>
        <draw:path draw:style-name="gr2" draw:layer="layout" svg:width="0.048cm" svg:height="0.049cm" svg:x="1.996cm" svg:y="8.229cm" svg:viewBox="0 0 49 50" svg:d="M0 25c0 14 10 25 24 25 13 0 25-11 25-25 0-13-12-25-25-25-14 0-24 12-24 25z">
          <text:p/>
        </draw:path>
        <draw:frame draw:style-name="gr9" draw:layer="layout" svg:width="0.121cm" svg:height="0.128cm" svg:x="1.655cm" svg:y="8.491cm">
          <draw:text-box>
            <text:p text:style-name="P1"><text:span text:style-name="T2">13</text:span></text:p>
          </draw:text-box>
        </draw:frame>
        <draw:path draw:style-name="gr8" draw:layer="layout" svg:width="0.049cm" svg:height="0.049cm" svg:x="1.788cm" svg:y="8.229cm" svg:viewBox="0 0 50 50" svg:d="M0 25c0 14 11 25 25 25s25-11 25-25c0-13-11-25-25-25s-25 12-25 25z">
          <text:p/>
        </draw:path>
        <draw:path draw:style-name="gr2" draw:layer="layout" svg:width="0.049cm" svg:height="0.049cm" svg:x="1.788cm" svg:y="8.229cm" svg:viewBox="0 0 50 50" svg:d="M0 25c0 14 11 25 25 25s25-11 25-25c0-13-11-25-25-25s-25 12-25 25z">
          <text:p/>
        </draw:path>
        <draw:frame draw:style-name="gr9" draw:layer="layout" svg:width="0.121cm" svg:height="0.128cm" svg:x="2.046cm" svg:y="8.281cm">
          <draw:text-box>
            <text:p text:style-name="P1"><text:span text:style-name="T2">12</text:span></text:p>
          </draw:text-box>
        </draw:frame>
        <draw:path draw:style-name="gr8" draw:layer="layout" svg:width="0.049cm" svg:height="0.049cm" svg:x="1.788cm" svg:y="7.183cm" svg:viewBox="0 0 50 50" svg:d="M0 25c0 13 11 25 25 25s25-12 25-25c0-14-11-25-25-25s-25 11-25 25z">
          <text:p/>
        </draw:path>
        <draw:path draw:style-name="gr2" draw:layer="layout" svg:width="0.049cm" svg:height="0.049cm" svg:x="1.788cm" svg:y="7.183cm" svg:viewBox="0 0 50 50" svg:d="M0 25c0 13 11 25 25 25s25-12 25-25c0-14-11-25-25-25s-25 11-25 25z">
          <text:p/>
        </draw:path>
        <draw:frame draw:style-name="gr9" draw:layer="layout" svg:width="0.121cm" svg:height="0.128cm" svg:x="1.655cm" svg:y="8.281cm">
          <draw:text-box>
            <text:p text:style-name="P1"><text:span text:style-name="T2">11</text:span></text:p>
          </draw:text-box>
        </draw:frame>
        <draw:path draw:style-name="gr8" draw:layer="layout" svg:width="0.048cm" svg:height="0.048cm" svg:x="1.996cm" svg:y="8.02cm" svg:viewBox="0 0 49 49" svg:d="M0 25c0 13 10 24 24 24 13 0 25-11 25-24 0-15-12-25-25-25-14 0-24 10-24 25z">
          <text:p/>
        </draw:path>
        <draw:path draw:style-name="gr2" draw:layer="layout" svg:width="0.048cm" svg:height="0.048cm" svg:x="1.996cm" svg:y="8.02cm" svg:viewBox="0 0 49 49" svg:d="M0 25c0 13 10 24 24 24 13 0 25-11 25-24 0-15-12-25-25-25-14 0-24 10-24 25z">
          <text:p/>
        </draw:path>
        <draw:frame draw:style-name="gr10" draw:layer="layout" svg:width="0.061cm" svg:height="0.128cm" svg:x="1.722cm" svg:y="7.238cm">
          <draw:text-box>
            <text:p text:style-name="P1"><text:span text:style-name="T2">1</text:span></text:p>
          </draw:text-box>
        </draw:frame>
        <draw:path draw:style-name="gr8" draw:layer="layout" svg:width="0.049cm" svg:height="0.048cm" svg:x="1.788cm" svg:y="8.02cm" svg:viewBox="0 0 50 49" svg:d="M0 25c0 13 11 24 25 24s25-11 25-24c0-15-11-25-25-25s-25 10-25 25z">
          <text:p/>
        </draw:path>
        <draw:path draw:style-name="gr2" draw:layer="layout" svg:width="0.049cm" svg:height="0.048cm" svg:x="1.788cm" svg:y="8.02cm" svg:viewBox="0 0 50 49" svg:d="M0 25c0 13 11 24 25 24s25-11 25-24c0-15-11-25-25-25s-25 10-25 25z">
          <text:p/>
        </draw:path>
        <draw:frame draw:style-name="gr9" draw:layer="layout" svg:width="0.121cm" svg:height="0.128cm" svg:x="2.046cm" svg:y="8.072cm">
          <draw:text-box>
            <text:p text:style-name="P1"><text:span text:style-name="T2">10</text:span></text:p>
          </draw:text-box>
        </draw:frame>
        <draw:path draw:style-name="gr8" draw:layer="layout" svg:width="0.048cm" svg:height="0.049cm" svg:x="1.996cm" svg:y="7.81cm" svg:viewBox="0 0 49 50" svg:d="M0 24c0 15 10 26 24 26 13 0 25-11 25-26 0-13-12-24-25-24-14 0-24 11-24 24z">
          <text:p/>
        </draw:path>
        <draw:path draw:style-name="gr2" draw:layer="layout" svg:width="0.048cm" svg:height="0.049cm" svg:x="1.996cm" svg:y="7.81cm" svg:viewBox="0 0 49 50" svg:d="M0 24c0 15 10 26 24 26 13 0 25-11 25-26 0-13-12-24-25-24-14 0-24 11-24 24z">
          <text:p/>
        </draw:path>
        <draw:frame draw:style-name="gr10" draw:layer="layout" svg:width="0.061cm" svg:height="0.128cm" svg:x="1.722cm" svg:y="8.072cm">
          <draw:text-box>
            <text:p text:style-name="P1"><text:span text:style-name="T2">9</text:span></text:p>
          </draw:text-box>
        </draw:frame>
        <draw:path draw:style-name="gr8" draw:layer="layout" svg:width="0.049cm" svg:height="0.049cm" svg:x="1.788cm" svg:y="7.81cm" svg:viewBox="0 0 50 50" svg:d="M0 24c0 15 11 26 25 26s25-11 25-26c0-13-11-24-25-24s-25 11-25 24z">
          <text:p/>
        </draw:path>
        <draw:path draw:style-name="gr2" draw:layer="layout" svg:width="0.049cm" svg:height="0.049cm" svg:x="1.788cm" svg:y="7.81cm" svg:viewBox="0 0 50 50" svg:d="M0 24c0 15 11 26 25 26s25-11 25-26c0-13-11-24-25-24s-25 11-25 24z">
          <text:p/>
        </draw:path>
        <draw:frame draw:style-name="gr10" draw:layer="layout" svg:width="0.061cm" svg:height="0.128cm" svg:x="2.046cm" svg:y="7.864cm">
          <draw:text-box>
            <text:p text:style-name="P1"><text:span text:style-name="T2">8</text:span></text:p>
          </draw:text-box>
        </draw:frame>
        <draw:path draw:style-name="gr8" draw:layer="layout" svg:width="0.048cm" svg:height="0.048cm" svg:x="1.996cm" svg:y="7.603cm" svg:viewBox="0 0 49 49" svg:d="M0 25c0 13 10 24 24 24 13 0 25-11 25-24s-12-25-25-25c-14 0-24 12-24 25z">
          <text:p/>
        </draw:path>
        <draw:path draw:style-name="gr2" draw:layer="layout" svg:width="0.048cm" svg:height="0.048cm" svg:x="1.996cm" svg:y="7.603cm" svg:viewBox="0 0 49 49" svg:d="M0 25c0 13 10 24 24 24 13 0 25-11 25-24s-12-25-25-25c-14 0-24 12-24 25z">
          <text:p/>
        </draw:path>
        <draw:frame draw:style-name="gr10" draw:layer="layout" svg:width="0.061cm" svg:height="0.128cm" svg:x="1.722cm" svg:y="7.864cm">
          <draw:text-box>
            <text:p text:style-name="P1"><text:span text:style-name="T2">7</text:span></text:p>
          </draw:text-box>
        </draw:frame>
        <draw:path draw:style-name="gr8" draw:layer="layout" svg:width="0.049cm" svg:height="0.048cm" svg:x="1.788cm" svg:y="7.603cm" svg:viewBox="0 0 50 49" svg:d="M0 25c0 13 11 24 25 24s25-11 25-24-11-25-25-25-25 12-25 25z">
          <text:p/>
        </draw:path>
        <draw:path draw:style-name="gr2" draw:layer="layout" svg:width="0.049cm" svg:height="0.048cm" svg:x="1.788cm" svg:y="7.603cm" svg:viewBox="0 0 50 49" svg:d="M0 25c0 13 11 24 25 24s25-11 25-24-11-25-25-25-25 12-25 25z">
          <text:p/>
        </draw:path>
        <draw:frame draw:style-name="gr10" draw:layer="layout" svg:width="0.061cm" svg:height="0.128cm" svg:x="2.046cm" svg:y="7.655cm">
          <draw:text-box>
            <text:p text:style-name="P1"><text:span text:style-name="T2">6</text:span></text:p>
          </draw:text-box>
        </draw:frame>
        <draw:path draw:style-name="gr8" draw:layer="layout" svg:width="0.048cm" svg:height="0.049cm" svg:x="1.996cm" svg:y="7.393cm" svg:viewBox="0 0 49 50" svg:d="M0 25c0 14 10 25 24 25 13 0 25-11 25-25s-12-25-25-25c-14 0-24 11-24 25z">
          <text:p/>
        </draw:path>
        <draw:path draw:style-name="gr2" draw:layer="layout" svg:width="0.048cm" svg:height="0.049cm" svg:x="1.996cm" svg:y="7.393cm" svg:viewBox="0 0 49 50" svg:d="M0 25c0 14 10 25 24 25 13 0 25-11 25-25s-12-25-25-25c-14 0-24 11-24 25z">
          <text:p/>
        </draw:path>
        <draw:frame draw:style-name="gr10" draw:layer="layout" svg:width="0.061cm" svg:height="0.128cm" svg:x="1.722cm" svg:y="7.655cm">
          <draw:text-box>
            <text:p text:style-name="P1"><text:span text:style-name="T2">5</text:span></text:p>
          </draw:text-box>
        </draw:frame>
        <draw:path draw:style-name="gr8" draw:layer="layout" svg:width="0.049cm" svg:height="0.049cm" svg:x="1.788cm" svg:y="7.393cm" svg:viewBox="0 0 50 50" svg:d="M0 25c0 14 11 25 25 25s25-11 25-25-11-25-25-25-25 11-25 25z">
          <text:p/>
        </draw:path>
        <draw:path draw:style-name="gr2" draw:layer="layout" svg:width="0.049cm" svg:height="0.049cm" svg:x="1.788cm" svg:y="7.393cm" svg:viewBox="0 0 50 50" svg:d="M0 25c0 14 11 25 25 25s25-11 25-25-11-25-25-25-25 11-25 25z">
          <text:p/>
        </draw:path>
        <draw:frame draw:style-name="gr10" draw:layer="layout" svg:width="0.061cm" svg:height="0.128cm" svg:x="2.046cm" svg:y="7.445cm">
          <draw:text-box>
            <text:p text:style-name="P1"><text:span text:style-name="T2">4</text:span></text:p>
          </draw:text-box>
        </draw:frame>
        <draw:path draw:style-name="gr8" draw:layer="layout" svg:width="0.048cm" svg:height="0.049cm" svg:x="1.996cm" svg:y="7.183cm" svg:viewBox="0 0 49 50" svg:d="M0 25c0 13 10 25 24 25 13 0 25-12 25-25 0-14-12-25-25-25-14 0-24 11-24 25z">
          <text:p/>
        </draw:path>
        <draw:path draw:style-name="gr2" draw:layer="layout" svg:width="0.048cm" svg:height="0.049cm" svg:x="1.996cm" svg:y="7.183cm" svg:viewBox="0 0 49 50" svg:d="M0 25c0 13 10 25 24 25 13 0 25-12 25-25 0-14-12-25-25-25-14 0-24 11-24 25z">
          <text:p/>
        </draw:path>
        <draw:frame draw:style-name="gr10" draw:layer="layout" svg:width="0.061cm" svg:height="0.128cm" svg:x="1.722cm" svg:y="7.445cm">
          <draw:text-box>
            <text:p text:style-name="P1"><text:span text:style-name="T2">3</text:span></text:p>
          </draw:text-box>
        </draw:frame>
        <draw:frame draw:style-name="gr10" draw:layer="layout" svg:width="0.061cm" svg:height="0.128cm" svg:x="2.046cm" svg:y="7.238cm">
          <draw:text-box>
            <text:p text:style-name="P1"><text:span text:style-name="T2">2</text:span></text:p>
          </draw:text-box>
        </draw:frame>
        <draw:frame draw:style-name="gr44" draw:layer="layout" svg:width="1.526cm" svg:height="0.255cm" svg:x="1.187cm" svg:y="9.765cm">
          <draw:text-box>
            <text:p text:style-name="P1"><text:span text:style-name="T3">K2X12_Buchse</text:span></text:p>
          </draw:text-box>
        </draw:frame>
        <draw:line draw:style-name="gr2" draw:layer="layout" svg:x1="2.178cm" svg:y1="7.001cm" svg:x2="1.657cm" svg:y2="7.001cm">
          <text:p/>
        </draw:line>
        <draw:line draw:style-name="gr2" draw:layer="layout" svg:x1="2.178cm" svg:y1="9.715cm" svg:x2="2.178cm" svg:y2="7.001cm">
          <text:p/>
        </draw:line>
        <draw:line draw:style-name="gr2" draw:layer="layout" svg:x1="1.657cm" svg:y1="9.715cm" svg:x2="2.178cm" svg:y2="9.715cm">
          <text:p/>
        </draw:line>
        <draw:line draw:style-name="gr2" draw:layer="layout" svg:x1="1.657cm" svg:y1="7.001cm" svg:x2="1.657cm" svg:y2="9.715cm">
          <text:p/>
        </draw:line>
        <draw:line draw:style-name="gr1" draw:layer="layout" svg:x1="7.247cm" svg:y1="8.255cm" svg:x2="7.037cm" svg:y2="8.255cm">
          <text:p/>
        </draw:line>
        <draw:frame draw:style-name="gr13" draw:layer="layout" svg:width="0.273cm" svg:height="0.255cm" svg:x="1.657cm" svg:y="6.789cm">
          <draw:text-box>
            <text:p text:style-name="P1"><text:span text:style-name="T3">K5</text:span></text:p>
          </draw:text-box>
        </draw:frame>
        <draw:line draw:style-name="gr1" draw:layer="layout" svg:x1="6.305cm" svg:y1="8.255cm" svg:x2="6.515cm" svg:y2="8.255cm">
          <text:p/>
        </draw:line>
        <draw:frame draw:style-name="gr10" draw:layer="layout" svg:width="0.061cm" svg:height="0.128cm" svg:x="7.061cm" svg:y="8.281cm">
          <draw:text-box>
            <text:p text:style-name="P1"><text:span text:style-name="T2">2</text:span></text:p>
          </draw:text-box>
        </draw:frame>
        <draw:frame draw:style-name="gr10" draw:layer="layout" svg:width="0.061cm" svg:height="0.128cm" svg:x="6.424cm" svg:y="8.281cm">
          <draw:text-box>
            <text:p text:style-name="P1"><text:span text:style-name="T2">1</text:span></text:p>
          </draw:text-box>
        </draw:frame>
        <draw:frame draw:style-name="gr45" draw:layer="layout" svg:width="3.253cm" svg:height="0.255cm" svg:x="6.358cm" svg:y="8.408cm">
          <draw:text-box>
            <text:p text:style-name="P1"><text:span text:style-name="T3">PRINT-TASTER-QUADRATISCH</text:span></text:p>
          </draw:text-box>
        </draw:frame>
        <draw:line draw:style-name="gr2" draw:layer="layout" svg:x1="6.515cm" svg:y1="8.256cm" svg:x2="6.933cm" svg:y2="8.098cm">
          <text:p/>
        </draw:line>
        <draw:line draw:style-name="gr2" draw:layer="layout" svg:x1="6.881cm" svg:y1="8.255cm" svg:x2="7.037cm" svg:y2="8.255cm">
          <text:p/>
        </draw:line>
        <draw:line draw:style-name="gr2" draw:layer="layout" svg:x1="6.881cm" svg:y1="8.202cm" svg:x2="6.881cm" svg:y2="8.255cm">
          <text:p/>
        </draw:line>
        <draw:polygon draw:style-name="gr5" draw:layer="layout" svg:width="0.106cm" svg:height="0.025cm" svg:x="6.618cm" svg:y="7.823cm" svg:viewBox="0 0 107 26" draw:points="0,26 0,0 107,0 107,26">
          <text:p/>
        </draw:polygon>
        <draw:polygon draw:style-name="gr6" draw:layer="layout" svg:width="0.106cm" svg:height="0.025cm" svg:x="6.618cm" svg:y="7.823cm" svg:viewBox="0 0 107 26" draw:points="0,26 0,0 107,0 107,26">
          <text:p/>
        </draw:polygon>
        <draw:polygon draw:style-name="gr5" draw:layer="layout" svg:width="0.025cm" svg:height="0.053cm" svg:x="6.659cm" svg:y="7.835cm" svg:viewBox="0 0 26 54" draw:points="0,0 26,0 26,54 0,54">
          <text:p/>
        </draw:polygon>
        <draw:polygon draw:style-name="gr6" draw:layer="layout" svg:width="0.025cm" svg:height="0.053cm" svg:x="6.659cm" svg:y="7.835cm" svg:viewBox="0 0 26 54" draw:points="0,0 26,0 26,54 0,54">
          <text:p/>
        </draw:polygon>
        <draw:polygon draw:style-name="gr5" draw:layer="layout" svg:width="0.025cm" svg:height="0.051cm" svg:x="6.659cm" svg:y="7.941cm" svg:viewBox="0 0 26 52" draw:points="0,0 26,0 26,52 0,52">
          <text:p/>
        </draw:polygon>
        <draw:polygon draw:style-name="gr6" draw:layer="layout" svg:width="0.025cm" svg:height="0.051cm" svg:x="6.659cm" svg:y="7.941cm" svg:viewBox="0 0 26 52" draw:points="0,0 26,0 26,52 0,52">
          <text:p/>
        </draw:polygon>
        <draw:polygon draw:style-name="gr5" draw:layer="layout" svg:width="0.025cm" svg:height="0.053cm" svg:x="6.659cm" svg:y="8.045cm" svg:viewBox="0 0 26 54" draw:points="0,0 26,0 26,54 0,54">
          <text:p/>
        </draw:polygon>
        <draw:polygon draw:style-name="gr6" draw:layer="layout" svg:width="0.025cm" svg:height="0.053cm" svg:x="6.659cm" svg:y="8.045cm" svg:viewBox="0 0 26 54" draw:points="0,0 26,0 26,54 0,54">
          <text:p/>
        </draw:polygon>
        <draw:polygon draw:style-name="gr5" draw:layer="layout" svg:width="0.025cm" svg:height="0.053cm" svg:x="6.659cm" svg:y="8.149cm" svg:viewBox="0 0 26 54" draw:points="0,0 26,0 26,54 0,54">
          <text:p/>
        </draw:polygon>
        <draw:polygon draw:style-name="gr6" draw:layer="layout" svg:width="0.025cm" svg:height="0.053cm" svg:x="6.659cm" svg:y="8.149cm" svg:viewBox="0 0 26 54" draw:points="0,0 26,0 26,54 0,54">
          <text:p/>
        </draw:polygon>
        <draw:polygon draw:style-name="gr5" draw:layer="layout" svg:width="0.051cm" svg:height="0.313cm" svg:x="8.343cm" svg:y="13.997cm" svg:viewBox="0 0 52 314" draw:points="0,314 0,0 52,0 52,314">
          <text:p/>
        </draw:polygon>
        <draw:polygon draw:style-name="gr6" draw:layer="layout" svg:width="0.051cm" svg:height="0.313cm" svg:x="8.343cm" svg:y="13.997cm" svg:viewBox="0 0 52 314" draw:points="0,314 0,0 52,0 52,314">
          <text:p/>
        </draw:polygon>
        <draw:line draw:style-name="gr1" draw:layer="layout" svg:x1="8.134cm" svg:y1="14.154cm" svg:x2="8.343cm" svg:y2="14.154cm">
          <text:p/>
        </draw:line>
        <draw:polygon draw:style-name="gr5" draw:layer="layout" svg:width="0.142cm" svg:height="0.169cm" svg:x="6.506cm" svg:y="13.688cm" svg:viewBox="0 0 143 170" draw:points="143,0 73,170 0,120">
          <text:p/>
        </draw:polygon>
        <draw:polygon draw:style-name="gr6" draw:layer="layout" svg:width="0.142cm" svg:height="0.169cm" svg:x="6.506cm" svg:y="13.688cm" svg:viewBox="0 0 143 170" draw:points="143,0 73,170 0,120">
          <text:p/>
        </draw:polygon>
        <draw:polygon draw:style-name="gr5" draw:layer="layout" svg:width="0.142cm" svg:height="0.169cm" svg:x="6.616cm" svg:y="13.762cm" svg:viewBox="0 0 143 170" draw:points="143,0 72,170 0,124">
          <text:p/>
        </draw:polygon>
        <draw:polygon draw:style-name="gr6" draw:layer="layout" svg:width="0.142cm" svg:height="0.169cm" svg:x="6.616cm" svg:y="13.762cm" svg:viewBox="0 0 143 170" draw:points="143,0 72,170 0,124">
          <text:p/>
        </draw:polygon>
        <draw:line draw:style-name="gr1" draw:layer="layout" svg:x1="6.932cm" svg:y1="14.154cm" svg:x2="6.671cm" svg:y2="14.154cm">
          <text:p/>
        </draw:line>
        <draw:frame draw:style-name="gr13" draw:layer="layout" svg:width="0.273cm" svg:height="0.255cm" svg:x="6.358cm" svg:y="7.625cm">
          <draw:text-box>
            <text:p text:style-name="P1"><text:span text:style-name="T3">S2</text:span></text:p>
          </draw:text-box>
        </draw:frame>
        <draw:line draw:style-name="gr1" draw:layer="layout" svg:x1="6.148cm" svg:y1="14.154cm" svg:x2="6.358cm" svg:y2="14.154cm">
          <text:p/>
        </draw:line>
        <draw:frame draw:style-name="gr10" draw:layer="layout" svg:width="0.061cm" svg:height="0.128cm" svg:x="6.697cm" svg:y="14.18cm">
          <draw:text-box>
            <text:p text:style-name="P1"><text:span text:style-name="T2">2</text:span></text:p>
          </draw:text-box>
        </draw:frame>
        <draw:frame draw:style-name="gr10" draw:layer="layout" svg:width="0.061cm" svg:height="0.128cm" svg:x="6.267cm" svg:y="14.18cm">
          <draw:text-box>
            <text:p text:style-name="P1"><text:span text:style-name="T2">1</text:span></text:p>
          </draw:text-box>
        </draw:frame>
        <draw:frame draw:style-name="gr46" draw:layer="layout" svg:width="0.468cm" svg:height="0.255cm" svg:x="6.098cm" svg:y="14.36cm">
          <draw:text-box>
            <text:p text:style-name="P1"><text:span text:style-name="T3">Gelb</text:span></text:p>
          </draw:text-box>
        </draw:frame>
        <draw:line draw:style-name="gr2" draw:layer="layout" svg:x1="6.455cm" svg:y1="13.949cm" svg:x2="6.583cm" svg:y2="13.775cm">
          <text:p/>
        </draw:line>
        <draw:line draw:style-name="gr2" draw:layer="layout" svg:x1="6.669cm" svg:y1="13.997cm" svg:x2="6.669cm" svg:y2="14.31cm">
          <text:p/>
        </draw:line>
        <draw:line draw:style-name="gr2" draw:layer="layout" svg:x1="6.358cm" svg:y1="13.997cm" svg:x2="6.358cm" svg:y2="14.31cm">
          <text:p/>
        </draw:line>
        <draw:line draw:style-name="gr2" draw:layer="layout" svg:x1="6.672cm" svg:y1="14.155cm" svg:x2="6.358cm" svg:y2="13.997cm">
          <text:p/>
        </draw:line>
        <draw:line draw:style-name="gr2" draw:layer="layout" svg:x1="6.358cm" svg:y1="14.311cm" svg:x2="6.672cm" svg:y2="14.154cm">
          <text:p/>
        </draw:line>
        <draw:line draw:style-name="gr2" draw:layer="layout" svg:x1="6.565cm" svg:y1="14.023cm" svg:x2="6.696cm" svg:y2="13.849cm">
          <text:p/>
        </draw:line>
        <draw:line draw:style-name="gr2" draw:layer="layout" svg:x1="6.358cm" svg:y1="14.154cm" svg:x2="6.671cm" svg:y2="14.154cm">
          <text:p/>
        </draw:line>
        <draw:line draw:style-name="gr1" draw:layer="layout" svg:x1="8.343cm" svg:y1="8.255cm" svg:x2="8.553cm" svg:y2="8.255cm">
          <text:p/>
        </draw:line>
        <draw:frame draw:style-name="gr15" draw:layer="layout" svg:width="0.286cm" svg:height="0.255cm" svg:x="6.098cm" svg:y="13.681cm">
          <draw:text-box>
            <text:p text:style-name="P1"><text:span text:style-name="T3">D2</text:span></text:p>
          </draw:text-box>
        </draw:frame>
        <draw:line draw:style-name="gr2" draw:layer="layout" svg:x1="8.761cm" svg:y1="8.256cm" svg:x2="8.754cm" svg:y2="8.219cm">
          <text:p/>
        </draw:line>
        <draw:line draw:style-name="gr2" draw:layer="layout" svg:x1="8.755cm" svg:y1="8.22cm" svg:x2="8.737cm" svg:y2="8.187cm">
          <text:p/>
        </draw:line>
        <draw:line draw:style-name="gr2" draw:layer="layout" svg:x1="8.738cm" svg:y1="8.188cm" svg:x2="8.71cm" svg:y2="8.163cm">
          <text:p/>
        </draw:line>
        <draw:line draw:style-name="gr2" draw:layer="layout" svg:x1="8.711cm" svg:y1="8.164cm" svg:x2="8.674cm" svg:y2="8.151cm">
          <text:p/>
        </draw:line>
        <draw:line draw:style-name="gr2" draw:layer="layout" svg:x1="8.674cm" svg:y1="8.151cm" svg:x2="8.638cm" svg:y2="8.151cm">
          <text:p/>
        </draw:line>
        <draw:line draw:style-name="gr2" draw:layer="layout" svg:x1="8.639cm" svg:y1="8.151cm" svg:x2="8.604cm" svg:y2="8.164cm">
          <text:p/>
        </draw:line>
        <draw:line draw:style-name="gr2" draw:layer="layout" svg:x1="8.605cm" svg:y1="8.163cm" svg:x2="8.576cm" svg:y2="8.188cm">
          <text:p/>
        </draw:line>
        <draw:line draw:style-name="gr2" draw:layer="layout" svg:x1="8.577cm" svg:y1="8.187cm" svg:x2="8.559cm" svg:y2="8.22cm">
          <text:p/>
        </draw:line>
        <draw:line draw:style-name="gr2" draw:layer="layout" svg:x1="8.56cm" svg:y1="8.219cm" svg:x2="8.553cm" svg:y2="8.256cm">
          <text:p/>
        </draw:line>
        <draw:line draw:style-name="gr2" draw:layer="layout" svg:x1="8.553cm" svg:y1="8.255cm" svg:x2="8.56cm" svg:y2="8.289cm">
          <text:p/>
        </draw:line>
        <draw:line draw:style-name="gr2" draw:layer="layout" svg:x1="8.559cm" svg:y1="8.288cm" svg:x2="8.577cm" svg:y2="8.321cm">
          <text:p/>
        </draw:line>
        <draw:line draw:style-name="gr2" draw:layer="layout" svg:x1="8.576cm" svg:y1="8.32cm" svg:x2="8.605cm" svg:y2="8.344cm">
          <text:p/>
        </draw:line>
        <draw:line draw:style-name="gr2" draw:layer="layout" svg:x1="8.604cm" svg:y1="8.343cm" svg:x2="8.639cm" svg:y2="8.357cm">
          <text:p/>
        </draw:line>
        <draw:line draw:style-name="gr2" draw:layer="layout" svg:x1="8.638cm" svg:y1="8.356cm" svg:x2="8.674cm" svg:y2="8.356cm">
          <text:p/>
        </draw:line>
        <draw:line draw:style-name="gr2" draw:layer="layout" svg:x1="8.674cm" svg:y1="8.357cm" svg:x2="8.711cm" svg:y2="8.343cm">
          <text:p/>
        </draw:line>
        <draw:line draw:style-name="gr2" draw:layer="layout" svg:x1="8.71cm" svg:y1="8.344cm" svg:x2="8.738cm" svg:y2="8.32cm">
          <text:p/>
        </draw:line>
        <draw:line draw:style-name="gr2" draw:layer="layout" svg:x1="8.737cm" svg:y1="8.321cm" svg:x2="8.755cm" svg:y2="8.288cm">
          <text:p/>
        </draw:line>
        <draw:line draw:style-name="gr2" draw:layer="layout" svg:x1="8.754cm" svg:y1="8.289cm" svg:x2="8.761cm" svg:y2="8.255cm">
          <text:p/>
        </draw:line>
        <draw:line draw:style-name="gr2" draw:layer="layout" svg:x1="8.71cm" svg:y1="8.255cm" svg:x2="8.604cm" svg:y2="8.255cm">
          <text:p/>
        </draw:line>
        <draw:line draw:style-name="gr2" draw:layer="layout" svg:x1="8.657cm" svg:y1="8.202cm" svg:x2="8.657cm" svg:y2="8.305cm">
          <text:p/>
        </draw:line>
        <draw:line draw:style-name="gr1" draw:layer="layout" svg:x1="8.657cm" svg:y1="7.001cm" svg:x2="8.657cm" svg:y2="7.209cm">
          <text:p/>
        </draw:line>
        <draw:frame draw:style-name="gr7" draw:layer="layout" svg:width="0.303cm" svg:height="0.192cm" svg:x="8.854cm" svg:y="8.197cm">
          <draw:text-box>
            <text:p text:style-name="P1"><text:span text:style-name="T1">+3V</text:span></text:p>
          </draw:text-box>
        </draw:frame>
        <draw:line draw:style-name="gr2" draw:layer="layout" svg:x1="8.761cm" svg:y1="7.316cm" svg:x2="8.754cm" svg:y2="7.279cm">
          <text:p/>
        </draw:line>
        <draw:line draw:style-name="gr2" draw:layer="layout" svg:x1="8.755cm" svg:y1="7.28cm" svg:x2="8.737cm" svg:y2="7.247cm">
          <text:p/>
        </draw:line>
        <draw:line draw:style-name="gr2" draw:layer="layout" svg:x1="8.738cm" svg:y1="7.248cm" svg:x2="8.71cm" svg:y2="7.224cm">
          <text:p/>
        </draw:line>
        <draw:line draw:style-name="gr2" draw:layer="layout" svg:x1="8.711cm" svg:y1="7.225cm" svg:x2="8.674cm" svg:y2="7.211cm">
          <text:p/>
        </draw:line>
        <draw:line draw:style-name="gr2" draw:layer="layout" svg:x1="8.674cm" svg:y1="7.211cm" svg:x2="8.638cm" svg:y2="7.211cm">
          <text:p/>
        </draw:line>
        <draw:line draw:style-name="gr2" draw:layer="layout" svg:x1="8.639cm" svg:y1="7.211cm" svg:x2="8.604cm" svg:y2="7.225cm">
          <text:p/>
        </draw:line>
        <draw:line draw:style-name="gr2" draw:layer="layout" svg:x1="8.605cm" svg:y1="7.224cm" svg:x2="8.576cm" svg:y2="7.248cm">
          <text:p/>
        </draw:line>
        <draw:line draw:style-name="gr2" draw:layer="layout" svg:x1="8.577cm" svg:y1="7.247cm" svg:x2="8.559cm" svg:y2="7.28cm">
          <text:p/>
        </draw:line>
        <draw:line draw:style-name="gr2" draw:layer="layout" svg:x1="8.56cm" svg:y1="7.279cm" svg:x2="8.553cm" svg:y2="7.316cm">
          <text:p/>
        </draw:line>
        <draw:line draw:style-name="gr2" draw:layer="layout" svg:x1="8.553cm" svg:y1="7.315cm" svg:x2="8.56cm" svg:y2="7.35cm">
          <text:p/>
        </draw:line>
        <draw:line draw:style-name="gr2" draw:layer="layout" svg:x1="8.559cm" svg:y1="7.349cm" svg:x2="8.577cm" svg:y2="7.381cm">
          <text:p/>
        </draw:line>
        <draw:line draw:style-name="gr2" draw:layer="layout" svg:x1="8.576cm" svg:y1="7.38cm" svg:x2="8.605cm" svg:y2="7.405cm">
          <text:p/>
        </draw:line>
        <draw:line draw:style-name="gr2" draw:layer="layout" svg:x1="8.604cm" svg:y1="7.404cm" svg:x2="8.639cm" svg:y2="7.417cm">
          <text:p/>
        </draw:line>
        <draw:line draw:style-name="gr2" draw:layer="layout" svg:x1="8.638cm" svg:y1="7.416cm" svg:x2="8.674cm" svg:y2="7.416cm">
          <text:p/>
        </draw:line>
        <draw:line draw:style-name="gr2" draw:layer="layout" svg:x1="8.674cm" svg:y1="7.417cm" svg:x2="8.711cm" svg:y2="7.404cm">
          <text:p/>
        </draw:line>
        <draw:line draw:style-name="gr2" draw:layer="layout" svg:x1="8.71cm" svg:y1="7.405cm" svg:x2="8.738cm" svg:y2="7.38cm">
          <text:p/>
        </draw:line>
        <draw:line draw:style-name="gr2" draw:layer="layout" svg:x1="8.737cm" svg:y1="7.381cm" svg:x2="8.755cm" svg:y2="7.349cm">
          <text:p/>
        </draw:line>
        <draw:line draw:style-name="gr2" draw:layer="layout" svg:x1="8.754cm" svg:y1="7.35cm" svg:x2="8.761cm" svg:y2="7.315cm">
          <text:p/>
        </draw:line>
        <draw:line draw:style-name="gr2" draw:layer="layout" svg:x1="8.657cm" svg:y1="7.366cm" svg:x2="8.657cm" svg:y2="7.262cm">
          <text:p/>
        </draw:line>
        <draw:line draw:style-name="gr2" draw:layer="layout" svg:x1="8.71cm" svg:y1="7.315cm" svg:x2="8.604cm" svg:y2="7.315cm">
          <text:p/>
        </draw:line>
        <draw:line draw:style-name="gr1" draw:layer="layout" svg:x1="2.91cm" svg:y1="6.896cm" svg:x2="2.91cm" svg:y2="6.688cm">
          <text:p/>
        </draw:line>
        <draw:frame draw:style-name="gr7" draw:layer="layout" svg:width="0.303cm" svg:height="0.192cm" svg:x="8.504cm" svg:y="7.465cm">
          <draw:text-box>
            <text:p text:style-name="P1"><text:span text:style-name="T1">+3V</text:span></text:p>
          </draw:text-box>
        </draw:frame>
        <draw:line draw:style-name="gr2" draw:layer="layout" svg:x1="3.015cm" svg:y1="6.583cm" svg:x2="3.007cm" svg:y2="6.546cm">
          <text:p/>
        </draw:line>
        <draw:line draw:style-name="gr2" draw:layer="layout" svg:x1="3.008cm" svg:y1="6.547cm" svg:x2="2.99cm" svg:y2="6.515cm">
          <text:p/>
        </draw:line>
        <draw:line draw:style-name="gr2" draw:layer="layout" svg:x1="2.991cm" svg:y1="6.516cm" svg:x2="2.963cm" svg:y2="6.491cm">
          <text:p/>
        </draw:line>
        <draw:line draw:style-name="gr2" draw:layer="layout" svg:x1="2.964cm" svg:y1="6.492cm" svg:x2="2.929cm" svg:y2="6.481cm">
          <text:p/>
        </draw:line>
        <draw:line draw:style-name="gr2" draw:layer="layout" svg:x1="2.929cm" svg:y1="6.481cm" svg:x2="2.891cm" svg:y2="6.481cm">
          <text:p/>
        </draw:line>
        <draw:line draw:style-name="gr2" draw:layer="layout" svg:x1="2.892cm" svg:y1="6.481cm" svg:x2="2.857cm" svg:y2="6.492cm">
          <text:p/>
        </draw:line>
        <draw:line draw:style-name="gr2" draw:layer="layout" svg:x1="2.858cm" svg:y1="6.491cm" svg:x2="2.829cm" svg:y2="6.516cm">
          <text:p/>
        </draw:line>
        <draw:line draw:style-name="gr2" draw:layer="layout" svg:x1="2.83cm" svg:y1="6.515cm" svg:x2="2.813cm" svg:y2="6.547cm">
          <text:p/>
        </draw:line>
        <draw:line draw:style-name="gr2" draw:layer="layout" svg:x1="2.814cm" svg:y1="6.546cm" svg:x2="2.806cm" svg:y2="6.583cm">
          <text:p/>
        </draw:line>
        <draw:line draw:style-name="gr2" draw:layer="layout" svg:x1="2.806cm" svg:y1="6.582cm" svg:x2="2.814cm" svg:y2="6.619cm">
          <text:p/>
        </draw:line>
        <draw:line draw:style-name="gr2" draw:layer="layout" svg:x1="2.813cm" svg:y1="6.618cm" svg:x2="2.83cm" svg:y2="6.652cm">
          <text:p/>
        </draw:line>
        <draw:line draw:style-name="gr2" draw:layer="layout" svg:x1="2.829cm" svg:y1="6.65cm" svg:x2="2.858cm" svg:y2="6.674cm">
          <text:p/>
        </draw:line>
        <draw:line draw:style-name="gr2" draw:layer="layout" svg:x1="2.857cm" svg:y1="6.673cm" svg:x2="2.892cm" svg:y2="6.687cm">
          <text:p/>
        </draw:line>
        <draw:line draw:style-name="gr2" draw:layer="layout" svg:x1="2.891cm" svg:y1="6.686cm" svg:x2="2.929cm" svg:y2="6.686cm">
          <text:p/>
        </draw:line>
        <draw:line draw:style-name="gr2" draw:layer="layout" svg:x1="2.929cm" svg:y1="6.687cm" svg:x2="2.964cm" svg:y2="6.673cm">
          <text:p/>
        </draw:line>
        <draw:line draw:style-name="gr2" draw:layer="layout" svg:x1="2.963cm" svg:y1="6.674cm" svg:x2="2.991cm" svg:y2="6.65cm">
          <text:p/>
        </draw:line>
        <draw:line draw:style-name="gr2" draw:layer="layout" svg:x1="2.99cm" svg:y1="6.652cm" svg:x2="3.008cm" svg:y2="6.618cm">
          <text:p/>
        </draw:line>
        <draw:line draw:style-name="gr2" draw:layer="layout" svg:x1="3.007cm" svg:y1="6.619cm" svg:x2="3.015cm" svg:y2="6.582cm">
          <text:p/>
        </draw:line>
        <draw:line draw:style-name="gr2" draw:layer="layout" svg:x1="2.91cm" svg:y1="6.532cm" svg:x2="2.91cm" svg:y2="6.635cm">
          <text:p/>
        </draw:line>
        <draw:line draw:style-name="gr2" draw:layer="layout" svg:x1="2.857cm" svg:y1="6.582cm" svg:x2="2.963cm" svg:y2="6.582cm">
          <text:p/>
        </draw:line>
        <draw:polygon draw:style-name="gr5" draw:layer="layout" svg:width="0.313cm" svg:height="0.053cm" svg:x="1.187cm" svg:y="6.635cm" svg:viewBox="0 0 314 54" draw:points="314,54 0,54 0,0 314,0">
          <text:p/>
        </draw:polygon>
        <draw:polygon draw:style-name="gr6" draw:layer="layout" svg:width="0.313cm" svg:height="0.053cm" svg:x="1.187cm" svg:y="6.635cm" svg:viewBox="0 0 314 54" draw:points="314,54 0,54 0,0 314,0">
          <text:p/>
        </draw:polygon>
        <draw:line draw:style-name="gr1" draw:layer="layout" svg:x1="1.344cm" svg:y1="6.896cm" svg:x2="1.344cm" svg:y2="6.688cm">
          <text:p/>
        </draw:line>
        <draw:line draw:style-name="gr1" draw:layer="layout" svg:x1="7.194cm" svg:y1="6.479cm" svg:x2="7.404cm" svg:y2="6.479cm">
          <text:p/>
        </draw:line>
        <draw:frame draw:style-name="gr7" draw:layer="layout" svg:width="0.303cm" svg:height="0.192cm" svg:x="2.794cm" svg:y="6.265cm">
          <draw:text-box>
            <text:p text:style-name="P1"><text:span text:style-name="T1">+3V</text:span></text:p>
          </draw:text-box>
        </draw:frame>
        <draw:line draw:style-name="gr1" draw:layer="layout" svg:x1="8.134cm" svg:y1="6.479cm" svg:x2="7.924cm" svg:y2="6.479cm">
          <text:p/>
        </draw:line>
        <draw:frame draw:style-name="gr10" draw:layer="layout" svg:width="0.061cm" svg:height="0.128cm" svg:x="7.31cm" svg:y="6.505cm">
          <draw:text-box>
            <text:p text:style-name="P1"><text:span text:style-name="T2">1</text:span></text:p>
          </draw:text-box>
        </draw:frame>
        <draw:line draw:style-name="gr1" draw:layer="layout" svg:x1="7.194cm" svg:y1="5.539cm" svg:x2="7.404cm" svg:y2="5.539cm">
          <text:p/>
        </draw:line>
        <draw:frame draw:style-name="gr10" draw:layer="layout" svg:width="0.061cm" svg:height="0.128cm" svg:x="7.95cm" svg:y="6.505cm">
          <draw:text-box>
            <text:p text:style-name="P1"><text:span text:style-name="T2">2</text:span></text:p>
          </draw:text-box>
        </draw:frame>
        <draw:line draw:style-name="gr1" draw:layer="layout" svg:x1="8.134cm" svg:y1="5.539cm" svg:x2="7.924cm" svg:y2="5.539cm">
          <text:p/>
        </draw:line>
        <draw:frame draw:style-name="gr10" draw:layer="layout" svg:width="0.061cm" svg:height="0.128cm" svg:x="7.31cm" svg:y="5.566cm">
          <draw:text-box>
            <text:p text:style-name="P1"><text:span text:style-name="T2">6</text:span></text:p>
          </draw:text-box>
        </draw:frame>
        <draw:line draw:style-name="gr1" draw:layer="layout" svg:x1="7.194cm" svg:y1="5.852cm" svg:x2="7.404cm" svg:y2="5.852cm">
          <text:p/>
        </draw:line>
        <draw:frame draw:style-name="gr10" draw:layer="layout" svg:width="0.061cm" svg:height="0.128cm" svg:x="7.95cm" svg:y="5.566cm">
          <draw:text-box>
            <text:p text:style-name="P1"><text:span text:style-name="T2">5</text:span></text:p>
          </draw:text-box>
        </draw:frame>
        <draw:line draw:style-name="gr1" draw:layer="layout" svg:x1="7.194cm" svg:y1="6.165cm" svg:x2="7.404cm" svg:y2="6.165cm">
          <text:p/>
        </draw:line>
        <draw:frame draw:style-name="gr10" draw:layer="layout" svg:width="0.061cm" svg:height="0.128cm" svg:x="7.31cm" svg:y="5.879cm">
          <draw:text-box>
            <text:p text:style-name="P1"><text:span text:style-name="T2">3</text:span></text:p>
          </draw:text-box>
        </draw:frame>
        <draw:frame draw:style-name="gr10" draw:layer="layout" svg:width="0.061cm" svg:height="0.128cm" svg:x="7.31cm" svg:y="6.192cm">
          <draw:text-box>
            <text:p text:style-name="P1"><text:span text:style-name="T2">4</text:span></text:p>
          </draw:text-box>
        </draw:frame>
        <draw:frame draw:style-name="gr47" draw:layer="layout" svg:width="4.557cm" svg:height="0.255cm" svg:x="6.811cm" svg:y="5.282cm">
          <draw:text-box>
            <text:p text:style-name="P1"><text:span text:style-name="T3">MINIATUR-CODIERSCHALTER_TYP1_HEXA</text:span></text:p>
          </draw:text-box>
        </draw:frame>
        <draw:line draw:style-name="gr2" draw:layer="layout" svg:x1="7.925cm" svg:y1="6.479cm" svg:x2="7.507cm" svg:y2="6.636cm">
          <text:p/>
        </draw:line>
        <draw:line draw:style-name="gr2" draw:layer="layout" svg:x1="7.56cm" svg:y1="6.479cm" svg:x2="7.404cm" svg:y2="6.479cm">
          <text:p/>
        </draw:line>
        <draw:line draw:style-name="gr2" draw:layer="layout" svg:x1="7.56cm" svg:y1="6.532cm" svg:x2="7.56cm" svg:y2="6.479cm">
          <text:p/>
        </draw:line>
        <draw:frame draw:style-name="gr13" draw:layer="layout" svg:width="0.273cm" svg:height="0.255cm" svg:x="7.749cm" svg:y="6.848cm">
          <draw:text-box>
            <text:p text:style-name="P1"><text:span text:style-name="T3">S1</text:span></text:p>
          </draw:text-box>
        </draw:frame>
        <draw:frame draw:style-name="gr11" draw:layer="layout" svg:width="0.163cm" svg:height="0.255cm" svg:x="8.051cm" svg:y="6.588cm">
          <draw:text-box>
            <text:p text:style-name="P1"><text:span text:style-name="T3">C</text:span></text:p>
          </draw:text-box>
        </draw:frame>
        <draw:frame draw:style-name="gr11" draw:layer="layout" svg:width="0.163cm" svg:height="0.255cm" svg:x="8.051cm" svg:y="5.648cm">
          <draw:text-box>
            <text:p text:style-name="P1"><text:span text:style-name="T3">C</text:span></text:p>
          </draw:text-box>
        </draw:frame>
        <draw:frame draw:style-name="gr11" draw:layer="layout" svg:width="0.125cm" svg:height="0.255cm" svg:x="7.3cm" svg:y="5.595cm">
          <draw:text-box>
            <text:p text:style-name="P1"><text:span text:style-name="T3">8</text:span></text:p>
          </draw:text-box>
        </draw:frame>
        <draw:frame draw:style-name="gr11" draw:layer="layout" svg:width="0.125cm" svg:height="0.255cm" svg:x="7.3cm" svg:y="5.908cm">
          <draw:text-box>
            <text:p text:style-name="P1"><text:span text:style-name="T3">4</text:span></text:p>
          </draw:text-box>
        </draw:frame>
        <draw:frame draw:style-name="gr11" draw:layer="layout" svg:width="0.125cm" svg:height="0.255cm" svg:x="7.3cm" svg:y="6.222cm">
          <draw:text-box>
            <text:p text:style-name="P1"><text:span text:style-name="T3">2</text:span></text:p>
          </draw:text-box>
        </draw:frame>
        <draw:line draw:style-name="gr2" draw:layer="layout" svg:x1="7.924cm" svg:y1="6.165cm" svg:x2="7.924cm" svg:y2="6.479cm">
          <text:p/>
        </draw:line>
        <draw:line draw:style-name="gr2" draw:layer="layout" svg:x1="7.924cm" svg:y1="6.165cm" svg:x2="7.924cm" svg:y2="5.539cm">
          <text:p/>
        </draw:line>
        <draw:line draw:style-name="gr2" draw:layer="layout" svg:x1="7.925cm" svg:y1="5.539cm" svg:x2="7.507cm" svg:y2="5.696cm">
          <text:p/>
        </draw:line>
        <draw:line draw:style-name="gr2" draw:layer="layout" svg:x1="7.56cm" svg:y1="5.539cm" svg:x2="7.404cm" svg:y2="5.539cm">
          <text:p/>
        </draw:line>
        <draw:line draw:style-name="gr2" draw:layer="layout" svg:x1="7.56cm" svg:y1="5.592cm" svg:x2="7.56cm" svg:y2="5.539cm">
          <text:p/>
        </draw:line>
        <draw:line draw:style-name="gr2" draw:layer="layout" svg:x1="7.925cm" svg:y1="5.852cm" svg:x2="7.507cm" svg:y2="6.01cm">
          <text:p/>
        </draw:line>
        <draw:line draw:style-name="gr2" draw:layer="layout" svg:x1="7.56cm" svg:y1="5.852cm" svg:x2="7.404cm" svg:y2="5.852cm">
          <text:p/>
        </draw:line>
        <draw:line draw:style-name="gr2" draw:layer="layout" svg:x1="7.56cm" svg:y1="5.905cm" svg:x2="7.56cm" svg:y2="5.852cm">
          <text:p/>
        </draw:line>
        <draw:line draw:style-name="gr2" draw:layer="layout" svg:x1="7.925cm" svg:y1="6.165cm" svg:x2="7.507cm" svg:y2="6.323cm">
          <text:p/>
        </draw:line>
        <draw:line draw:style-name="gr2" draw:layer="layout" svg:x1="7.56cm" svg:y1="6.165cm" svg:x2="7.404cm" svg:y2="6.165cm">
          <text:p/>
        </draw:line>
        <draw:line draw:style-name="gr2" draw:layer="layout" svg:x1="7.56cm" svg:y1="6.218cm" svg:x2="7.56cm" svg:y2="6.165cm">
          <text:p/>
        </draw:line>
        <draw:line draw:style-name="gr1" draw:layer="layout" svg:x1="8.604cm" svg:y1="11.074cm" svg:x2="8.813cm" svg:y2="11.074cm">
          <text:p/>
        </draw:line>
        <draw:frame draw:style-name="gr11" draw:layer="layout" svg:width="0.125cm" svg:height="0.255cm" svg:x="7.3cm" svg:y="6.588cm">
          <draw:text-box>
            <text:p text:style-name="P1"><text:span text:style-name="T3">1</text:span></text:p>
          </draw:text-box>
        </draw:frame>
        <draw:frame draw:style-name="gr10" draw:layer="layout" svg:width="0.061cm" svg:height="0.128cm" svg:x="8.722cm" svg:y="11.101cm">
          <draw:text-box>
            <text:p text:style-name="P1"><text:span text:style-name="T2">5</text:span></text:p>
          </draw:text-box>
        </draw:frame>
        <draw:line draw:style-name="gr1" draw:layer="layout" svg:x1="8.604cm" svg:y1="10.761cm" svg:x2="8.813cm" svg:y2="10.761cm">
          <text:p/>
        </draw:line>
        <draw:frame draw:style-name="gr22" draw:layer="layout" svg:width="0.112cm" svg:height="0.192cm" svg:x="8.695cm" svg:y="10.911cm">
          <draw:text-box>
            <text:p text:style-name="P1"><text:span text:style-name="T1">E</text:span></text:p>
          </draw:text-box>
        </draw:frame>
        <draw:frame draw:style-name="gr10" draw:layer="layout" svg:width="0.061cm" svg:height="0.128cm" svg:x="8.722cm" svg:y="10.787cm">
          <draw:text-box>
            <text:p text:style-name="P1"><text:span text:style-name="T2">4</text:span></text:p>
          </draw:text-box>
        </draw:frame>
        <draw:line draw:style-name="gr1" draw:layer="layout" svg:x1="8.604cm" svg:y1="10.447cm" svg:x2="8.813cm" svg:y2="10.447cm">
          <text:p/>
        </draw:line>
        <draw:frame draw:style-name="gr22" draw:layer="layout" svg:width="0.129cm" svg:height="0.192cm" svg:x="8.695cm" svg:y="10.598cm">
          <draw:text-box>
            <text:p text:style-name="P1"><text:span text:style-name="T1">G</text:span></text:p>
          </draw:text-box>
        </draw:frame>
        <draw:frame draw:style-name="gr10" draw:layer="layout" svg:width="0.061cm" svg:height="0.128cm" svg:x="8.722cm" svg:y="10.474cm">
          <draw:text-box>
            <text:p text:style-name="P1"><text:span text:style-name="T2">3</text:span></text:p>
          </draw:text-box>
        </draw:frame>
        <draw:line draw:style-name="gr1" draw:layer="layout" svg:x1="8.604cm" svg:y1="10.134cm" svg:x2="8.813cm" svg:y2="10.134cm">
          <text:p/>
        </draw:line>
        <draw:frame draw:style-name="gr22" draw:layer="layout" svg:width="0.104cm" svg:height="0.192cm" svg:x="8.695cm" svg:y="10.284cm">
          <draw:text-box>
            <text:p text:style-name="P1"><text:span text:style-name="T1">F</text:span></text:p>
          </draw:text-box>
        </draw:frame>
        <draw:frame draw:style-name="gr10" draw:layer="layout" svg:width="0.061cm" svg:height="0.128cm" svg:x="8.722cm" svg:y="10.161cm">
          <draw:text-box>
            <text:p text:style-name="P1"><text:span text:style-name="T2">2</text:span></text:p>
          </draw:text-box>
        </draw:frame>
        <draw:line draw:style-name="gr1" draw:layer="layout" svg:x1="8.604cm" svg:y1="9.821cm" svg:x2="8.813cm" svg:y2="9.821cm">
          <text:p/>
        </draw:line>
        <draw:frame draw:style-name="gr22" draw:layer="layout" svg:width="0.121cm" svg:height="0.192cm" svg:x="8.695cm" svg:y="9.971cm">
          <draw:text-box>
            <text:p text:style-name="P1"><text:span text:style-name="T1">D</text:span></text:p>
          </draw:text-box>
        </draw:frame>
        <draw:frame draw:style-name="gr10" draw:layer="layout" svg:width="0.061cm" svg:height="0.128cm" svg:x="8.722cm" svg:y="9.848cm">
          <draw:text-box>
            <text:p text:style-name="P1"><text:span text:style-name="T2">1</text:span></text:p>
          </draw:text-box>
        </draw:frame>
        <draw:frame draw:style-name="gr22" draw:layer="layout" svg:width="0.121cm" svg:height="0.192cm" svg:x="8.695cm" svg:y="9.658cm">
          <draw:text-box>
            <text:p text:style-name="P1"><text:span text:style-name="T1">C</text:span></text:p>
          </draw:text-box>
        </draw:frame>
        <draw:frame draw:style-name="gr48" draw:layer="layout" svg:width="2.669cm" svg:height="0.255cm" svg:x="8.813cm" svg:y="11.331cm">
          <draw:text-box>
            <text:p text:style-name="P1"><text:span text:style-name="T3">KLINKENBUCHSE_3,5MM</text:span></text:p>
          </draw:text-box>
        </draw:frame>
        <draw:line draw:style-name="gr2" draw:layer="layout" svg:x1="10.172cm" svg:y1="9.611cm" svg:x2="8.813cm" svg:y2="9.611cm">
          <text:p/>
        </draw:line>
        <draw:line draw:style-name="gr2" draw:layer="layout" svg:x1="10.172cm" svg:y1="11.281cm" svg:x2="10.172cm" svg:y2="9.611cm">
          <text:p/>
        </draw:line>
        <draw:line draw:style-name="gr2" draw:layer="layout" svg:x1="8.813cm" svg:y1="11.281cm" svg:x2="10.172cm" svg:y2="11.281cm">
          <text:p/>
        </draw:line>
        <draw:line draw:style-name="gr2" draw:layer="layout" svg:x1="8.813cm" svg:y1="9.611cm" svg:x2="8.813cm" svg:y2="11.281cm">
          <text:p/>
        </draw:line>
        <draw:line draw:style-name="gr2" draw:layer="layout" svg:x1="9.023cm" svg:y1="11.075cm" svg:x2="9.075cm" svg:y2="11.021cm">
          <text:p/>
        </draw:line>
        <draw:line draw:style-name="gr2" draw:layer="layout" svg:x1="9.024cm" svg:y1="11.075cm" svg:x2="8.97cm" svg:y2="11.021cm">
          <text:p/>
        </draw:line>
        <draw:line draw:style-name="gr2" draw:layer="layout" svg:x1="9.231cm" svg:y1="10.134cm" svg:x2="9.179cm" svg:y2="10.186cm">
          <text:p/>
        </draw:line>
        <draw:line draw:style-name="gr2" draw:layer="layout" svg:x1="9.23cm" svg:y1="10.134cm" svg:x2="9.284cm" svg:y2="10.186cm">
          <text:p/>
        </draw:line>
        <draw:line draw:style-name="gr2" draw:layer="layout" svg:x1="9.023cm" svg:y1="10.761cm" svg:x2="9.023cm" svg:y2="11.074cm">
          <text:p/>
        </draw:line>
        <draw:line draw:style-name="gr2" draw:layer="layout" svg:x1="8.813cm" svg:y1="10.761cm" svg:x2="9.023cm" svg:y2="10.761cm">
          <text:p/>
        </draw:line>
        <draw:line draw:style-name="gr2" draw:layer="layout" svg:x1="8.813cm" svg:y1="11.074cm" svg:x2="9.127cm" svg:y2="11.074cm">
          <text:p/>
        </draw:line>
        <draw:line draw:style-name="gr2" draw:layer="layout" svg:x1="9.23cm" svg:y1="10.447cm" svg:x2="8.813cm" svg:y2="10.447cm">
          <text:p/>
        </draw:line>
        <draw:line draw:style-name="gr2" draw:layer="layout" svg:x1="9.23cm" svg:y1="10.134cm" svg:x2="9.23cm" svg:y2="10.447cm">
          <text:p/>
        </draw:line>
        <draw:line draw:style-name="gr2" draw:layer="layout" svg:x1="9.336cm" svg:y1="10.134cm" svg:x2="8.813cm" svg:y2="10.134cm">
          <text:p/>
        </draw:line>
        <draw:line draw:style-name="gr2" draw:layer="layout" svg:x1="9.337cm" svg:y1="11.075cm" svg:x2="9.33cm" svg:y2="11.038cm">
          <text:p/>
        </draw:line>
        <draw:line draw:style-name="gr2" draw:layer="layout" svg:x1="9.331cm" svg:y1="11.039cm" svg:x2="9.311cm" svg:y2="11.006cm">
          <text:p/>
        </draw:line>
        <draw:line draw:style-name="gr2" draw:layer="layout" svg:x1="9.312cm" svg:y1="11.007cm" svg:x2="9.283cm" svg:y2="10.983cm">
          <text:p/>
        </draw:line>
        <draw:line draw:style-name="gr2" draw:layer="layout" svg:x1="9.284cm" svg:y1="10.984cm" svg:x2="9.249cm" svg:y2="10.97cm">
          <text:p/>
        </draw:line>
        <draw:line draw:style-name="gr2" draw:layer="layout" svg:x1="9.249cm" svg:y1="10.97cm" svg:x2="9.213cm" svg:y2="10.97cm">
          <text:p/>
        </draw:line>
        <draw:line draw:style-name="gr2" draw:layer="layout" svg:x1="9.214cm" svg:y1="10.97cm" svg:x2="9.179cm" svg:y2="10.984cm">
          <text:p/>
        </draw:line>
        <draw:line draw:style-name="gr2" draw:layer="layout" svg:x1="9.18cm" svg:y1="10.983cm" svg:x2="9.152cm" svg:y2="11.007cm">
          <text:p/>
        </draw:line>
        <draw:line draw:style-name="gr2" draw:layer="layout" svg:x1="9.153cm" svg:y1="11.006cm" svg:x2="9.133cm" svg:y2="11.039cm">
          <text:p/>
        </draw:line>
        <draw:line draw:style-name="gr2" draw:layer="layout" svg:x1="9.134cm" svg:y1="11.038cm" svg:x2="9.127cm" svg:y2="11.075cm">
          <text:p/>
        </draw:line>
        <draw:line draw:style-name="gr2" draw:layer="layout" svg:x1="9.336cm" svg:y1="10.134cm" svg:x2="9.343cm" svg:y2="10.169cm">
          <text:p/>
        </draw:line>
        <draw:line draw:style-name="gr2" draw:layer="layout" svg:x1="9.342cm" svg:y1="10.168cm" svg:x2="9.36cm" svg:y2="10.201cm">
          <text:p/>
        </draw:line>
        <draw:line draw:style-name="gr2" draw:layer="layout" svg:x1="9.359cm" svg:y1="10.2cm" svg:x2="9.388cm" svg:y2="10.224cm">
          <text:p/>
        </draw:line>
        <draw:line draw:style-name="gr2" draw:layer="layout" svg:x1="9.387cm" svg:y1="10.223cm" svg:x2="9.424cm" svg:y2="10.237cm">
          <text:p/>
        </draw:line>
        <draw:line draw:style-name="gr2" draw:layer="layout" svg:x1="9.423cm" svg:y1="10.236cm" svg:x2="9.459cm" svg:y2="10.236cm">
          <text:p/>
        </draw:line>
        <draw:line draw:style-name="gr2" draw:layer="layout" svg:x1="9.459cm" svg:y1="10.237cm" svg:x2="9.494cm" svg:y2="10.223cm">
          <text:p/>
        </draw:line>
        <draw:line draw:style-name="gr2" draw:layer="layout" svg:x1="9.493cm" svg:y1="10.224cm" svg:x2="9.521cm" svg:y2="10.2cm">
          <text:p/>
        </draw:line>
        <draw:line draw:style-name="gr2" draw:layer="layout" svg:x1="9.52cm" svg:y1="10.201cm" svg:x2="9.538cm" svg:y2="10.168cm">
          <text:p/>
        </draw:line>
        <draw:line draw:style-name="gr2" draw:layer="layout" svg:x1="9.537cm" svg:y1="10.169cm" svg:x2="9.545cm" svg:y2="10.134cm">
          <text:p/>
        </draw:line>
        <draw:line draw:style-name="gr2" draw:layer="layout" svg:x1="9.753cm" svg:y1="9.977cm" svg:x2="9.963cm" svg:y2="9.977cm">
          <text:p/>
        </draw:line>
        <draw:line draw:style-name="gr2" draw:layer="layout" svg:x1="9.753cm" svg:y1="11.074cm" svg:x2="9.753cm" svg:y2="9.977cm">
          <text:p/>
        </draw:line>
        <draw:line draw:style-name="gr2" draw:layer="layout" svg:x1="9.963cm" svg:y1="11.074cm" svg:x2="9.753cm" svg:y2="11.074cm">
          <text:p/>
        </draw:line>
        <draw:line draw:style-name="gr2" draw:layer="layout" svg:x1="9.963cm" svg:y1="9.977cm" svg:x2="9.963cm" svg:y2="11.074cm">
          <text:p/>
        </draw:line>
        <draw:line draw:style-name="gr2" draw:layer="layout" svg:x1="9.859cm" svg:y1="9.821cm" svg:x2="9.859cm" svg:y2="9.977cm">
          <text:p/>
        </draw:line>
        <draw:line draw:style-name="gr2" draw:layer="layout" svg:x1="8.813cm" svg:y1="9.821cm" svg:x2="9.859cm" svg:y2="9.821cm">
          <text:p/>
        </draw:line>
        <draw:line draw:style-name="gr49" draw:layer="layout" svg:x1="15.343cm" svg:y1="13.631cm" svg:x2="15.76cm" svg:y2="13.631cm">
          <text:p/>
        </draw:line>
        <draw:line draw:style-name="gr49" draw:layer="layout" svg:x1="15.343cm" svg:y1="12.954cm" svg:x2="15.343cm" svg:y2="13.631cm">
          <text:p/>
        </draw:line>
        <draw:line draw:style-name="gr49" draw:layer="layout" svg:x1="13.305cm" svg:y1="12.954cm" svg:x2="15.343cm" svg:y2="12.954cm">
          <text:p/>
        </draw:line>
        <draw:line draw:style-name="gr49" draw:layer="layout" svg:x1="13.305cm" svg:y1="12.744cm" svg:x2="13.671cm" svg:y2="12.744cm">
          <text:p/>
        </draw:line>
        <draw:line draw:style-name="gr49" draw:layer="layout" svg:x1="16.962cm" svg:y1="13.423cm" svg:x2="16.596cm" svg:y2="13.423cm">
          <text:p/>
        </draw:line>
        <draw:line draw:style-name="gr49" draw:layer="layout" svg:x1="16.962cm" svg:y1="13.631cm" svg:x2="16.596cm" svg:y2="13.631cm">
          <text:p/>
        </draw:line>
        <draw:line draw:style-name="gr49" draw:layer="layout" svg:x1="13.671cm" svg:y1="13.161cm" svg:x2="13.305cm" svg:y2="13.161cm">
          <text:p/>
        </draw:line>
        <draw:line draw:style-name="gr49" draw:layer="layout" svg:x1="15.134cm" svg:y1="13.84cm" svg:x2="15.76cm" svg:y2="13.84cm">
          <text:p/>
        </draw:line>
        <draw:line draw:style-name="gr49" draw:layer="layout" svg:x1="15.134cm" svg:y1="13.37cm" svg:x2="15.134cm" svg:y2="13.84cm">
          <text:p/>
        </draw:line>
        <draw:line draw:style-name="gr49" draw:layer="layout" svg:x1="13.305cm" svg:y1="13.37cm" svg:x2="15.134cm" svg:y2="13.37cm">
          <text:p/>
        </draw:line>
        <draw:line draw:style-name="gr49" draw:layer="layout" svg:x1="13.671cm" svg:y1="13.58cm" svg:x2="13.305cm" svg:y2="13.58cm">
          <text:p/>
        </draw:line>
        <draw:line draw:style-name="gr49" draw:layer="layout" svg:x1="16.962cm" svg:y1="13.84cm" svg:x2="16.596cm" svg:y2="13.84cm">
          <text:p/>
        </draw:line>
        <draw:line draw:style-name="gr49" draw:layer="layout" svg:x1="16.962cm" svg:y1="14.05cm" svg:x2="16.596cm" svg:y2="14.05cm">
          <text:p/>
        </draw:line>
        <draw:line draw:style-name="gr49" draw:layer="layout" svg:x1="13.671cm" svg:y1="13.787cm" svg:x2="13.305cm" svg:y2="13.787cm">
          <text:p/>
        </draw:line>
        <draw:line draw:style-name="gr49" draw:layer="layout" svg:x1="16.962cm" svg:y1="14.257cm" svg:x2="16.596cm" svg:y2="14.257cm">
          <text:p/>
        </draw:line>
        <draw:line draw:style-name="gr49" draw:layer="layout" svg:x1="13.671cm" svg:y1="14.207cm" svg:x2="13.305cm" svg:y2="14.207cm">
          <text:p/>
        </draw:line>
        <draw:line draw:style-name="gr49" draw:layer="layout" svg:x1="16.962cm" svg:y1="14.467cm" svg:x2="16.596cm" svg:y2="14.467cm">
          <text:p/>
        </draw:line>
        <draw:line draw:style-name="gr49" draw:layer="layout" svg:x1="13.671cm" svg:y1="14.624cm" svg:x2="13.305cm" svg:y2="14.624cm">
          <text:p/>
        </draw:line>
        <draw:line draw:style-name="gr49" draw:layer="layout" svg:x1="16.962cm" svg:y1="14.676cm" svg:x2="16.596cm" svg:y2="14.676cm">
          <text:p/>
        </draw:line>
        <draw:line draw:style-name="gr49" draw:layer="layout" svg:x1="13.671cm" svg:y1="15.041cm" svg:x2="13.305cm" svg:y2="15.041cm">
          <text:p/>
        </draw:line>
        <draw:line draw:style-name="gr49" draw:layer="layout" svg:x1="16.962cm" svg:y1="14.884cm" svg:x2="16.596cm" svg:y2="14.884cm">
          <text:p/>
        </draw:line>
        <draw:line draw:style-name="gr49" draw:layer="layout" svg:x1="13.671cm" svg:y1="15.46cm" svg:x2="13.305cm" svg:y2="15.46cm">
          <text:p/>
        </draw:line>
        <draw:line draw:style-name="gr49" draw:layer="layout" svg:x1="13.305cm" svg:y1="12.534cm" svg:x2="15.553cm" svg:y2="12.534cm">
          <text:p/>
        </draw:line>
        <draw:line draw:style-name="gr49" draw:layer="layout" svg:x1="15.553cm" svg:y1="13.423cm" svg:x2="15.76cm" svg:y2="13.423cm">
          <text:p/>
        </draw:line>
        <draw:line draw:style-name="gr49" draw:layer="layout" svg:x1="15.553cm" svg:y1="12.534cm" svg:x2="15.553cm" svg:y2="13.423cm">
          <text:p/>
        </draw:line>
        <draw:line draw:style-name="gr49" draw:layer="layout" svg:x1="14.977cm" svg:y1="14.05cm" svg:x2="15.76cm" svg:y2="14.05cm">
          <text:p/>
        </draw:line>
        <draw:line draw:style-name="gr49" draw:layer="layout" svg:x1="14.977cm" svg:y1="13.997cm" svg:x2="14.977cm" svg:y2="14.05cm">
          <text:p/>
        </draw:line>
        <draw:line draw:style-name="gr49" draw:layer="layout" svg:x1="14.977cm" svg:y1="13.997cm" svg:x2="13.305cm" svg:y2="13.997cm">
          <text:p/>
        </draw:line>
        <draw:line draw:style-name="gr49" draw:layer="layout" svg:x1="15.03cm" svg:y1="14.257cm" svg:x2="15.76cm" svg:y2="14.257cm">
          <text:p/>
        </draw:line>
        <draw:line draw:style-name="gr49" draw:layer="layout" svg:x1="15.03cm" svg:y1="14.414cm" svg:x2="15.03cm" svg:y2="14.257cm">
          <text:p/>
        </draw:line>
        <draw:line draw:style-name="gr49" draw:layer="layout" svg:x1="15.03cm" svg:y1="14.414cm" svg:x2="13.305cm" svg:y2="14.414cm">
          <text:p/>
        </draw:line>
        <draw:line draw:style-name="gr49" draw:layer="layout" svg:x1="15.134cm" svg:y1="14.467cm" svg:x2="15.76cm" svg:y2="14.467cm">
          <text:p/>
        </draw:line>
        <draw:line draw:style-name="gr49" draw:layer="layout" svg:x1="15.134cm" svg:y1="14.833cm" svg:x2="15.134cm" svg:y2="14.467cm">
          <text:p/>
        </draw:line>
        <draw:line draw:style-name="gr49" draw:layer="layout" svg:x1="15.134cm" svg:y1="14.833cm" svg:x2="13.305cm" svg:y2="14.833cm">
          <text:p/>
        </draw:line>
        <draw:line draw:style-name="gr49" draw:layer="layout" svg:x1="15.29cm" svg:y1="14.676cm" svg:x2="15.76cm" svg:y2="14.676cm">
          <text:p/>
        </draw:line>
        <draw:line draw:style-name="gr49" draw:layer="layout" svg:x1="15.29cm" svg:y1="15.25cm" svg:x2="15.29cm" svg:y2="14.676cm">
          <text:p/>
        </draw:line>
        <draw:line draw:style-name="gr49" draw:layer="layout" svg:x1="15.29cm" svg:y1="15.25cm" svg:x2="13.305cm" svg:y2="15.25cm">
          <text:p/>
        </draw:line>
        <draw:line draw:style-name="gr49" draw:layer="layout" svg:x1="1.03cm" svg:y1="11.804cm" svg:x2="1.604cm" svg:y2="11.804cm">
          <text:p/>
        </draw:line>
        <draw:path draw:style-name="gr50" draw:layer="layout" svg:width="0.076cm" svg:height="0.076cm" svg:x="2.4cm" svg:y="7.588cm" svg:viewBox="0 0 77 77" svg:d="M0 38c0 22 17 39 38 39s39-17 39-39c0-21-18-38-39-38s-38 17-38 38z">
          <text:p/>
        </draw:path>
        <draw:path draw:style-name="gr49" draw:layer="layout" svg:width="0.076cm" svg:height="0.076cm" svg:x="2.4cm" svg:y="7.588cm" svg:viewBox="0 0 77 77" svg:d="M0 38c0 22 17 39 38 39s39-17 39-39c0-21-18-38-39-38s-38 17-38 38z">
          <text:p/>
        </draw:path>
        <draw:line draw:style-name="gr49" draw:layer="layout" svg:x1="2.021cm" svg:y1="7.835cm" svg:x2="2.44cm" svg:y2="7.835cm">
          <text:p/>
        </draw:line>
        <draw:line draw:style-name="gr49" draw:layer="layout" svg:x1="2.44cm" svg:y1="7.835cm" svg:x2="2.44cm" svg:y2="7.628cm">
          <text:p/>
        </draw:line>
        <draw:path draw:style-name="gr50" draw:layer="layout" svg:width="0.076cm" svg:height="0.076cm" svg:x="2.4cm" svg:y="7.378cm" svg:viewBox="0 0 77 77" svg:d="M0 39c0 21 17 38 38 38s39-17 39-38c0-22-18-39-39-39s-38 17-38 39z">
          <text:p/>
        </draw:path>
        <draw:path draw:style-name="gr49" draw:layer="layout" svg:width="0.076cm" svg:height="0.076cm" svg:x="2.4cm" svg:y="7.378cm" svg:viewBox="0 0 77 77" svg:d="M0 39c0 21 17 38 38 38s39-17 39-38c0-22-18-39-39-39s-38 17-38 39z">
          <text:p/>
        </draw:path>
        <draw:line draw:style-name="gr49" draw:layer="layout" svg:x1="2.021cm" svg:y1="7.628cm" svg:x2="2.44cm" svg:y2="7.628cm">
          <text:p/>
        </draw:line>
        <draw:line draw:style-name="gr49" draw:layer="layout" svg:x1="2.44cm" svg:y1="7.628cm" svg:x2="2.44cm" svg:y2="7.418cm">
          <text:p/>
        </draw:line>
        <draw:path draw:style-name="gr50" draw:layer="layout" svg:width="0.076cm" svg:height="0.076cm" svg:x="2.4cm" svg:y="7.171cm" svg:viewBox="0 0 77 77" svg:d="M0 39c0 21 17 38 38 38s39-17 39-38-18-39-39-39-38 18-38 39z">
          <text:p/>
        </draw:path>
        <draw:path draw:style-name="gr49" draw:layer="layout" svg:width="0.076cm" svg:height="0.076cm" svg:x="2.4cm" svg:y="7.171cm" svg:viewBox="0 0 77 77" svg:d="M0 39c0 21 17 38 38 38s39-17 39-38-18-39-39-39-38 18-38 39z">
          <text:p/>
        </draw:path>
        <draw:line draw:style-name="gr49" draw:layer="layout" svg:x1="2.021cm" svg:y1="7.418cm" svg:x2="2.44cm" svg:y2="7.418cm">
          <text:p/>
        </draw:line>
        <draw:line draw:style-name="gr49" draw:layer="layout" svg:x1="2.44cm" svg:y1="7.418cm" svg:x2="2.44cm" svg:y2="7.209cm">
          <text:p/>
        </draw:line>
        <draw:line draw:style-name="gr49" draw:layer="layout" svg:x1="2.021cm" svg:y1="7.209cm" svg:x2="2.44cm" svg:y2="7.209cm">
          <text:p/>
        </draw:line>
        <draw:line draw:style-name="gr49" draw:layer="layout" svg:x1="2.44cm" svg:y1="7.209cm" svg:x2="2.44cm" svg:y2="6.896cm">
          <text:p/>
        </draw:line>
        <draw:line draw:style-name="gr49" draw:layer="layout" svg:x1="15.656cm" svg:y1="8.619cm" svg:x2="15.656cm" svg:y2="7.785cm">
          <text:p/>
        </draw:line>
        <draw:line draw:style-name="gr49" draw:layer="layout" svg:x1="15.656cm" svg:y1="7.785cm" svg:x2="16.283cm" svg:y2="7.785cm">
          <text:p/>
        </draw:line>
        <draw:path draw:style-name="gr50" draw:layer="layout" svg:width="0.078cm" svg:height="0.077cm" svg:x="15.618cm" svg:y="7.744cm" svg:viewBox="0 0 79 78" svg:d="M0 38c0 23 18 40 39 40 22 0 40-17 40-40 0-21-18-38-40-38-21 0-39 17-39 38z">
          <text:p/>
        </draw:path>
        <draw:path draw:style-name="gr49" draw:layer="layout" svg:width="0.078cm" svg:height="0.077cm" svg:x="15.618cm" svg:y="7.744cm" svg:viewBox="0 0 79 78" svg:d="M0 38c0 23 18 40 39 40 22 0 40-17 40-40 0-21-18-38-40-38-21 0-39 17-39 38z">
          <text:p/>
        </draw:path>
        <draw:line draw:style-name="gr49" draw:layer="layout" svg:x1="15.656cm" svg:y1="7.785cm" svg:x2="14.298cm" svg:y2="7.785cm">
          <text:p/>
        </draw:line>
        <draw:line draw:style-name="gr49" draw:layer="layout" svg:x1="24.851cm" svg:y1="10.968cm" svg:x2="24.851cm" svg:y2="10.291cm">
          <text:p/>
        </draw:line>
        <draw:line draw:style-name="gr49" draw:layer="layout" svg:x1="24.851cm" svg:y1="10.291cm" svg:x2="24.225cm" svg:y2="10.291cm">
          <text:p/>
        </draw:line>
        <draw:line draw:style-name="gr49" draw:layer="layout" svg:x1="24.851cm" svg:y1="9.977cm" svg:x2="24.225cm" svg:y2="9.977cm">
          <text:p/>
        </draw:line>
        <draw:line draw:style-name="gr49" draw:layer="layout" svg:x1="25.687cm" svg:y1="9.977cm" svg:x2="26.314cm" svg:y2="9.977cm">
          <text:p/>
        </draw:line>
        <draw:line draw:style-name="gr49" draw:layer="layout" svg:x1="25.687cm" svg:y1="10.968cm" svg:x2="26.314cm" svg:y2="10.968cm">
          <text:p/>
        </draw:line>
        <draw:line draw:style-name="gr49" draw:layer="layout" svg:x1="13.934cm" svg:y1="9.611cm" svg:x2="13.934cm" svg:y2="10.028cm">
          <text:p/>
        </draw:line>
        <draw:path draw:style-name="gr50" draw:layer="layout" svg:width="0.077cm" svg:height="0.076cm" svg:x="14.729cm" svg:y="9.571cm" svg:viewBox="0 0 78 77" svg:d="M0 38c0 22 17 39 38 39 23 0 40-17 40-39 0-21-17-38-40-38-21 0-38 17-38 38z">
          <text:p/>
        </draw:path>
        <draw:path draw:style-name="gr49" draw:layer="layout" svg:width="0.077cm" svg:height="0.076cm" svg:x="14.729cm" svg:y="9.571cm" svg:viewBox="0 0 78 77" svg:d="M0 38c0 22 17 39 38 39 23 0 40-17 40-39 0-21-17-38-40-38-21 0-38 17-38 38z">
          <text:p/>
        </draw:path>
        <draw:line draw:style-name="gr49" draw:layer="layout" svg:x1="14.77cm" svg:y1="9.611cm" svg:x2="14.77cm" svg:y2="8.828cm">
          <text:p/>
        </draw:line>
        <draw:line draw:style-name="gr49" draw:layer="layout" svg:x1="14.77cm" svg:y1="9.611cm" svg:x2="13.934cm" svg:y2="9.611cm">
          <text:p/>
        </draw:line>
        <draw:line draw:style-name="gr49" draw:layer="layout" svg:x1="14.77cm" svg:y1="9.611cm" svg:x2="14.77cm" svg:y2="10.134cm">
          <text:p/>
        </draw:line>
        <draw:line draw:style-name="gr49" draw:layer="layout" svg:x1="14.298cm" svg:y1="8.828cm" svg:x2="14.77cm" svg:y2="8.828cm">
          <text:p/>
        </draw:line>
        <draw:line draw:style-name="gr49" draw:layer="layout" svg:x1="16.753cm" svg:y1="9.821cm" svg:x2="16.962cm" svg:y2="9.821cm">
          <text:p/>
        </draw:line>
        <draw:line draw:style-name="gr49" draw:layer="layout" svg:x1="16.753cm" svg:y1="7.992cm" svg:x2="16.753cm" svg:y2="9.821cm">
          <text:p/>
        </draw:line>
        <draw:path draw:style-name="gr50" draw:layer="layout" svg:width="0.076cm" svg:height="0.076cm" svg:x="16.715cm" svg:y="7.954cm" svg:viewBox="0 0 77 77" svg:d="M0 38c0 21 17 39 38 39 22 0 39-18 39-39s-17-38-39-38c-21 0-38 17-38 38z">
          <text:p/>
        </draw:path>
        <draw:path draw:style-name="gr49" draw:layer="layout" svg:width="0.076cm" svg:height="0.076cm" svg:x="16.715cm" svg:y="7.954cm" svg:viewBox="0 0 77 77" svg:d="M0 38c0 21 17 39 38 39 22 0 39-18 39-39s-17-38-39-38c-21 0-38 17-38 38z">
          <text:p/>
        </draw:path>
        <draw:line draw:style-name="gr49" draw:layer="layout" svg:x1="16.753cm" svg:y1="7.992cm" svg:x2="21.507cm" svg:y2="7.992cm">
          <text:p/>
        </draw:line>
        <draw:line draw:style-name="gr49" draw:layer="layout" svg:x1="16.753cm" svg:y1="7.992cm" svg:x2="14.298cm" svg:y2="7.992cm">
          <text:p/>
        </draw:line>
        <draw:line draw:style-name="gr49" draw:layer="layout" svg:x1="18.372cm" svg:y1="8.305cm" svg:x2="21.507cm" svg:y2="8.305cm">
          <text:p/>
        </draw:line>
        <draw:line draw:style-name="gr49" draw:layer="layout" svg:x1="18.372cm" svg:y1="8.305cm" svg:x2="18.372cm" svg:y2="8.202cm">
          <text:p/>
        </draw:line>
        <draw:line draw:style-name="gr49" draw:layer="layout" svg:x1="16.493cm" svg:y1="10.028cm" svg:x2="16.962cm" svg:y2="10.028cm">
          <text:p/>
        </draw:line>
        <draw:line draw:style-name="gr49" draw:layer="layout" svg:x1="16.493cm" svg:y1="8.202cm" svg:x2="16.493cm" svg:y2="10.028cm">
          <text:p/>
        </draw:line>
        <draw:path draw:style-name="gr50" draw:layer="layout" svg:width="0.075cm" svg:height="0.077cm" svg:x="16.454cm" svg:y="8.161cm" svg:viewBox="0 0 76 78" svg:d="M0 39c0 22 18 39 39 39 20 0 37-17 37-39 0-21-17-39-37-39-21 0-39 18-39 39z">
          <text:p/>
        </draw:path>
        <draw:path draw:style-name="gr49" draw:layer="layout" svg:width="0.075cm" svg:height="0.077cm" svg:x="16.454cm" svg:y="8.161cm" svg:viewBox="0 0 76 78" svg:d="M0 39c0 22 18 39 39 39 20 0 37-17 37-39 0-21-17-39-37-39-21 0-39 18-39 39z">
          <text:p/>
        </draw:path>
        <draw:line draw:style-name="gr49" draw:layer="layout" svg:x1="18.372cm" svg:y1="8.202cm" svg:x2="16.493cm" svg:y2="8.202cm">
          <text:p/>
        </draw:line>
        <draw:line draw:style-name="gr49" draw:layer="layout" svg:x1="16.493cm" svg:y1="8.202cm" svg:x2="14.298cm" svg:y2="8.202cm">
          <text:p/>
        </draw:line>
        <draw:path draw:style-name="gr50" draw:layer="layout" svg:width="0.076cm" svg:height="0.076cm" svg:x="20.893cm" svg:y="6.178cm" svg:viewBox="0 0 77 77" svg:d="M0 39c0 21 17 38 38 38 22 0 39-17 39-38s-17-39-39-39c-21 0-38 18-38 39z">
          <text:p/>
        </draw:path>
        <draw:path draw:style-name="gr49" draw:layer="layout" svg:width="0.076cm" svg:height="0.076cm" svg:x="20.893cm" svg:y="6.178cm" svg:viewBox="0 0 77 77" svg:d="M0 39c0 21 17 38 38 38 22 0 39-17 39-38s-17-39-39-39c-21 0-38 18-38 39z">
          <text:p/>
        </draw:path>
        <draw:line draw:style-name="gr49" draw:layer="layout" svg:x1="20.933cm" svg:y1="6.218cm" svg:x2="20.933cm" svg:y2="5.592cm">
          <text:p/>
        </draw:line>
        <draw:line draw:style-name="gr49" draw:layer="layout" svg:x1="21.56cm" svg:y1="6.218cm" svg:x2="20.933cm" svg:y2="6.218cm">
          <text:p/>
        </draw:line>
        <draw:line draw:style-name="gr49" draw:layer="layout" svg:x1="20.933cm" svg:y1="7.471cm" svg:x2="21.507cm" svg:y2="7.471cm">
          <text:p/>
        </draw:line>
        <draw:line draw:style-name="gr49" draw:layer="layout" svg:x1="20.933cm" svg:y1="6.218cm" svg:x2="20.933cm" svg:y2="7.471cm">
          <text:p/>
        </draw:line>
        <draw:line draw:style-name="gr49" draw:layer="layout" svg:x1="21.507cm" svg:y1="10.604cm" svg:x2="20.828cm" svg:y2="10.604cm">
          <text:p/>
        </draw:line>
        <draw:line draw:style-name="gr49" draw:layer="layout" svg:x1="28.666cm" svg:y1="10.968cm" svg:x2="27.097cm" svg:y2="10.968cm">
          <text:p/>
        </draw:line>
        <draw:path draw:style-name="gr50" draw:layer="layout" svg:width="0.077cm" svg:height="0.076cm" svg:x="28.625cm" svg:y="9.937cm" svg:viewBox="0 0 78 77" svg:d="M0 38c0 23 17 39 38 39 22 0 40-16 40-39 0-21-18-38-40-38-21 0-38 17-38 38z">
          <text:p/>
        </draw:path>
        <draw:path draw:style-name="gr49" draw:layer="layout" svg:width="0.077cm" svg:height="0.076cm" svg:x="28.625cm" svg:y="9.937cm" svg:viewBox="0 0 78 77" svg:d="M0 38c0 23 17 39 38 39 22 0 40-16 40-39 0-21-18-38-40-38-21 0-38 17-38 38z">
          <text:p/>
        </draw:path>
        <draw:line draw:style-name="gr49" draw:layer="layout" svg:x1="28.666cm" svg:y1="9.977cm" svg:x2="28.666cm" svg:y2="10.968cm">
          <text:p/>
        </draw:line>
        <draw:line draw:style-name="gr49" draw:layer="layout" svg:x1="28.666cm" svg:y1="9.977cm" svg:x2="27.097cm" svg:y2="9.977cm">
          <text:p/>
        </draw:line>
        <draw:line draw:style-name="gr49" draw:layer="layout" svg:x1="28.666cm" svg:y1="9.351cm" svg:x2="28.666cm" svg:y2="9.977cm">
          <text:p/>
        </draw:line>
        <draw:path draw:style-name="gr50" draw:layer="layout" svg:width="0.076cm" svg:height="0.076cm" svg:x="20.58cm" svg:y="6.178cm" svg:viewBox="0 0 77 77" svg:d="M0 39c0 21 17 38 38 38 22 0 39-17 39-38s-17-39-39-39c-21 0-38 18-38 39z">
          <text:p/>
        </draw:path>
        <draw:path draw:style-name="gr49" draw:layer="layout" svg:width="0.076cm" svg:height="0.076cm" svg:x="20.58cm" svg:y="6.178cm" svg:viewBox="0 0 77 77" svg:d="M0 39c0 21 17 38 38 38 22 0 39-17 39-38s-17-39-39-39c-21 0-38 18-38 39z">
          <text:p/>
        </draw:path>
        <draw:line draw:style-name="gr49" draw:layer="layout" svg:x1="20.62cm" svg:y1="6.218cm" svg:x2="20.62cm" svg:y2="6.949cm">
          <text:p/>
        </draw:line>
        <draw:line draw:style-name="gr49" draw:layer="layout" svg:x1="20.201cm" svg:y1="6.218cm" svg:x2="20.62cm" svg:y2="6.218cm">
          <text:p/>
        </draw:line>
        <draw:line draw:style-name="gr49" draw:layer="layout" svg:x1="20.254cm" svg:y1="6.949cm" svg:x2="20.62cm" svg:y2="6.949cm">
          <text:p/>
        </draw:line>
        <draw:path draw:style-name="gr50" draw:layer="layout" svg:width="0.076cm" svg:height="0.077cm" svg:x="20.58cm" svg:y="6.908cm" svg:viewBox="0 0 77 78" svg:d="M0 38c0 23 17 40 38 40 22 0 39-17 39-40 0-21-17-38-39-38-21 0-38 17-38 38z">
          <text:p/>
        </draw:path>
        <draw:path draw:style-name="gr49" draw:layer="layout" svg:width="0.076cm" svg:height="0.077cm" svg:x="20.58cm" svg:y="6.908cm" svg:viewBox="0 0 77 78" svg:d="M0 38c0 23 17 40 38 40 22 0 39-17 39-40 0-21-17-38-39-38-21 0-38 17-38 38z">
          <text:p/>
        </draw:path>
        <draw:line draw:style-name="gr49" draw:layer="layout" svg:x1="20.62cm" svg:y1="6.218cm" svg:x2="20.62cm" svg:y2="5.592cm">
          <text:p/>
        </draw:line>
        <draw:path draw:style-name="gr50" draw:layer="layout" svg:width="0.075cm" svg:height="0.077cm" svg:x="17.76cm" svg:y="7.744cm" svg:viewBox="0 0 76 78" svg:d="M0 38c0 23 17 40 38 40s38-17 38-40c0-21-17-38-38-38s-38 17-38 38z">
          <text:p/>
        </draw:path>
        <draw:path draw:style-name="gr49" draw:layer="layout" svg:width="0.075cm" svg:height="0.077cm" svg:x="17.76cm" svg:y="7.744cm" svg:viewBox="0 0 76 78" svg:d="M0 38c0 23 17 40 38 40s38-17 38-40c0-21-17-38-38-38s-38 17-38 38z">
          <text:p/>
        </draw:path>
        <draw:line draw:style-name="gr49" draw:layer="layout" svg:x1="17.799cm" svg:y1="7.785cm" svg:x2="17.799cm" svg:y2="7.471cm">
          <text:p/>
        </draw:line>
        <draw:line draw:style-name="gr49" draw:layer="layout" svg:x1="17.119cm" svg:y1="7.785cm" svg:x2="17.799cm" svg:y2="7.785cm">
          <text:p/>
        </draw:line>
        <draw:line draw:style-name="gr49" draw:layer="layout" svg:x1="17.799cm" svg:y1="7.785cm" svg:x2="17.799cm" svg:y2="9.402cm">
          <text:p/>
        </draw:line>
        <draw:line draw:style-name="gr49" draw:layer="layout" svg:x1="20.62cm" svg:y1="7.679cm" svg:x2="21.507cm" svg:y2="7.679cm">
          <text:p/>
        </draw:line>
        <draw:line draw:style-name="gr49" draw:layer="layout" svg:x1="20.62cm" svg:y1="6.949cm" svg:x2="20.62cm" svg:y2="7.679cm">
          <text:p/>
        </draw:line>
        <draw:line draw:style-name="gr49" draw:layer="layout" svg:x1="4.269cm" svg:y1="7.209cm" svg:x2="3.85cm" svg:y2="7.209cm">
          <text:p/>
        </draw:line>
        <draw:line draw:style-name="gr49" draw:layer="layout" svg:x1="24.904cm" svg:y1="7.785cm" svg:x2="24.225cm" svg:y2="7.785cm">
          <text:p/>
        </draw:line>
        <draw:line draw:style-name="gr49" draw:layer="layout" svg:x1="3.85cm" svg:y1="7.628cm" svg:x2="4.269cm" svg:y2="7.628cm">
          <text:p/>
        </draw:line>
        <draw:line draw:style-name="gr49" draw:layer="layout" svg:x1="24.904cm" svg:y1="7.471cm" svg:x2="24.225cm" svg:y2="7.471cm">
          <text:p/>
        </draw:line>
        <draw:line draw:style-name="gr49" draw:layer="layout" svg:x1="3.85cm" svg:y1="14.154cm" svg:x2="6.148cm" svg:y2="14.154cm">
          <text:p/>
        </draw:line>
        <draw:line draw:style-name="gr49" draw:layer="layout" svg:x1="3.85cm" svg:y1="9.508cm" svg:x2="3.85cm" svg:y2="14.154cm">
          <text:p/>
        </draw:line>
        <draw:line draw:style-name="gr49" draw:layer="layout" svg:x1="3.327cm" svg:y1="15.51cm" svg:x2="6.148cm" svg:y2="15.51cm">
          <text:p/>
        </draw:line>
        <draw:line draw:style-name="gr49" draw:layer="layout" svg:x1="3.327cm" svg:y1="9.088cm" svg:x2="3.327cm" svg:y2="15.51cm">
          <text:p/>
        </draw:line>
        <draw:line draw:style-name="gr49" draw:layer="layout" svg:x1="3.85cm" svg:y1="9.088cm" svg:x2="3.327cm" svg:y2="9.088cm">
          <text:p/>
        </draw:line>
        <draw:line draw:style-name="gr49" draw:layer="layout" svg:x1="3.536cm" svg:y1="13.057cm" svg:x2="6.148cm" svg:y2="13.057cm">
          <text:p/>
        </draw:line>
        <draw:line draw:style-name="gr49" draw:layer="layout" svg:x1="3.536cm" svg:y1="9.298cm" svg:x2="3.536cm" svg:y2="13.057cm">
          <text:p/>
        </draw:line>
        <draw:line draw:style-name="gr49" draw:layer="layout" svg:x1="3.85cm" svg:y1="9.298cm" svg:x2="3.536cm" svg:y2="9.298cm">
          <text:p/>
        </draw:line>
        <draw:line draw:style-name="gr49" draw:layer="layout" svg:x1="4.32cm" svg:y1="10.134cm" svg:x2="6.098cm" svg:y2="10.134cm">
          <text:p/>
        </draw:line>
        <draw:line draw:style-name="gr49" draw:layer="layout" svg:x1="4.32cm" svg:y1="8.881cm" svg:x2="4.32cm" svg:y2="10.134cm">
          <text:p/>
        </draw:line>
        <draw:line draw:style-name="gr49" draw:layer="layout" svg:x1="3.85cm" svg:y1="8.881cm" svg:x2="4.32cm" svg:y2="8.881cm">
          <text:p/>
        </draw:line>
        <draw:line draw:style-name="gr49" draw:layer="layout" svg:x1="5.418cm" svg:y1="11.074cm" svg:x2="6.098cm" svg:y2="11.074cm">
          <text:p/>
        </draw:line>
        <draw:line draw:style-name="gr49" draw:layer="layout" svg:x1="5.418cm" svg:y1="8.671cm" svg:x2="5.418cm" svg:y2="11.074cm">
          <text:p/>
        </draw:line>
        <draw:line draw:style-name="gr49" draw:layer="layout" svg:x1="3.85cm" svg:y1="8.671cm" svg:x2="5.418cm" svg:y2="8.671cm">
          <text:p/>
        </draw:line>
        <draw:line draw:style-name="gr49" draw:layer="layout" svg:x1="3.486cm" svg:y1="6.165cm" svg:x2="7.194cm" svg:y2="6.165cm">
          <text:p/>
        </draw:line>
        <draw:line draw:style-name="gr49" draw:layer="layout" svg:x1="3.486cm" svg:y1="8.462cm" svg:x2="3.486cm" svg:y2="6.165cm">
          <text:p/>
        </draw:line>
        <draw:line draw:style-name="gr49" draw:layer="layout" svg:x1="3.85cm" svg:y1="8.462cm" svg:x2="3.486cm" svg:y2="8.462cm">
          <text:p/>
        </draw:line>
        <draw:line draw:style-name="gr49" draw:layer="layout" svg:x1="3.85cm" svg:y1="8.255cm" svg:x2="6.305cm" svg:y2="8.255cm">
          <text:p/>
        </draw:line>
        <draw:line draw:style-name="gr49" draw:layer="layout" svg:x1="6.201cm" svg:y1="8.045cm" svg:x2="3.85cm" svg:y2="8.045cm">
          <text:p/>
        </draw:line>
        <draw:line draw:style-name="gr49" draw:layer="layout" svg:x1="6.201cm" svg:y1="5.852cm" svg:x2="6.201cm" svg:y2="8.045cm">
          <text:p/>
        </draw:line>
        <draw:line draw:style-name="gr49" draw:layer="layout" svg:x1="6.201cm" svg:y1="5.852cm" svg:x2="7.194cm" svg:y2="5.852cm">
          <text:p/>
        </draw:line>
        <draw:line draw:style-name="gr49" draw:layer="layout" svg:x1="3.276cm" svg:y1="7.835cm" svg:x2="3.85cm" svg:y2="7.835cm">
          <text:p/>
        </draw:line>
        <draw:line draw:style-name="gr49" draw:layer="layout" svg:x1="3.276cm" svg:y1="5.539cm" svg:x2="3.276cm" svg:y2="7.835cm">
          <text:p/>
        </draw:line>
        <draw:line draw:style-name="gr49" draw:layer="layout" svg:x1="7.194cm" svg:y1="5.539cm" svg:x2="3.276cm" svg:y2="5.539cm">
          <text:p/>
        </draw:line>
        <draw:line draw:style-name="gr49" draw:layer="layout" svg:x1="6.045cm" svg:y1="6.479cm" svg:x2="7.194cm" svg:y2="6.479cm">
          <text:p/>
        </draw:line>
        <draw:line draw:style-name="gr49" draw:layer="layout" svg:x1="6.045cm" svg:y1="7.418cm" svg:x2="6.045cm" svg:y2="6.479cm">
          <text:p/>
        </draw:line>
        <draw:line draw:style-name="gr49" draw:layer="layout" svg:x1="6.045cm" svg:y1="7.418cm" svg:x2="3.85cm" svg:y2="7.418cm">
          <text:p/>
        </draw:line>
        <draw:path draw:style-name="gr50" draw:layer="layout" svg:width="0.076cm" svg:height="0.076cm" svg:x="7.154cm" svg:y="10.094cm" svg:viewBox="0 0 77 77" svg:d="M0 38c0 22 17 39 39 39 21 0 38-17 38-39 0-21-17-38-38-38-22 0-39 17-39 38z">
          <text:p/>
        </draw:path>
        <draw:path draw:style-name="gr49" draw:layer="layout" svg:width="0.076cm" svg:height="0.076cm" svg:x="7.154cm" svg:y="10.094cm" svg:viewBox="0 0 77 77" svg:d="M0 38c0 22 17 39 39 39 21 0 38-17 38-39 0-21-17-38-38-38-22 0-39 17-39 38z">
          <text:p/>
        </draw:path>
        <draw:line draw:style-name="gr49" draw:layer="layout" svg:x1="6.932cm" svg:y1="10.134cm" svg:x2="7.194cm" svg:y2="10.134cm">
          <text:p/>
        </draw:line>
        <draw:line draw:style-name="gr49" draw:layer="layout" svg:x1="7.194cm" svg:y1="10.134cm" svg:x2="8.604cm" svg:y2="10.134cm">
          <text:p/>
        </draw:line>
        <draw:line draw:style-name="gr49" draw:layer="layout" svg:x1="7.194cm" svg:y1="11.544cm" svg:x2="7.194cm" svg:y2="10.134cm">
          <text:p/>
        </draw:line>
        <draw:path draw:style-name="gr50" draw:layer="layout" svg:width="0.076cm" svg:height="0.076cm" svg:x="8.096cm" svg:y="11.034cm" svg:viewBox="0 0 77 77" svg:d="M0 39c0 21 17 38 38 38s39-17 39-38c0-22-18-39-39-39s-38 17-38 39z">
          <text:p/>
        </draw:path>
        <draw:path draw:style-name="gr49" draw:layer="layout" svg:width="0.076cm" svg:height="0.076cm" svg:x="8.096cm" svg:y="11.034cm" svg:viewBox="0 0 77 77" svg:d="M0 39c0 21 17 38 38 38s39-17 39-38c0-22-18-39-39-39s-38 17-38 39z">
          <text:p/>
        </draw:path>
        <draw:line draw:style-name="gr49" draw:layer="layout" svg:x1="6.932cm" svg:y1="11.074cm" svg:x2="8.134cm" svg:y2="11.074cm">
          <text:p/>
        </draw:line>
        <draw:line draw:style-name="gr49" draw:layer="layout" svg:x1="8.134cm" svg:y1="11.074cm" svg:x2="8.604cm" svg:y2="11.074cm">
          <text:p/>
        </draw:line>
        <draw:line draw:style-name="gr49" draw:layer="layout" svg:x1="8.134cm" svg:y1="11.544cm" svg:x2="8.134cm" svg:y2="11.074cm">
          <text:p/>
        </draw:line>
        <draw:line draw:style-name="gr49" draw:layer="layout" svg:x1="15.76cm" svg:y1="14.884cm" svg:x2="15.5cm" svg:y2="14.884cm">
          <text:p/>
        </draw:line>
        <draw:line draw:style-name="gr49" draw:layer="layout" svg:x1="15.5cm" svg:y1="14.884cm" svg:x2="15.5cm" svg:y2="15.197cm">
          <text:p/>
        </draw:line>
        <draw:line draw:style-name="gr49" draw:layer="layout" svg:x1="1.604cm" svg:y1="12.014cm" svg:x2="1.344cm" svg:y2="12.014cm">
          <text:p/>
        </draw:line>
        <draw:line draw:style-name="gr49" draw:layer="layout" svg:x1="1.344cm" svg:y1="12.014cm" svg:x2="1.344cm" svg:y2="12.431cm">
          <text:p/>
        </draw:line>
        <draw:line draw:style-name="gr49" draw:layer="layout" svg:x1="19.105cm" svg:y1="6.218cm" svg:x2="19.574cm" svg:y2="6.218cm">
          <text:p/>
        </draw:line>
        <draw:path draw:style-name="gr50" draw:layer="layout" svg:width="0.075cm" svg:height="0.077cm" svg:x="19.066cm" svg:y="6.908cm" svg:viewBox="0 0 76 78" svg:d="M0 38c0 23 17 40 37 40 21 0 39-17 39-40 0-21-18-38-39-38-20 0-37 17-37 38z">
          <text:p/>
        </draw:path>
        <draw:path draw:style-name="gr49" draw:layer="layout" svg:width="0.075cm" svg:height="0.077cm" svg:x="19.066cm" svg:y="6.908cm" svg:viewBox="0 0 76 78" svg:d="M0 38c0 23 17 40 37 40 21 0 39-17 39-40 0-21-18-38-39-38-20 0-37 17-37 38z">
          <text:p/>
        </draw:path>
        <draw:line draw:style-name="gr49" draw:layer="layout" svg:x1="19.105cm" svg:y1="6.949cm" svg:x2="19.105cm" svg:y2="6.218cm">
          <text:p/>
        </draw:line>
        <draw:line draw:style-name="gr49" draw:layer="layout" svg:x1="19.105cm" svg:y1="6.949cm" svg:x2="19.627cm" svg:y2="6.949cm">
          <text:p/>
        </draw:line>
        <draw:line draw:style-name="gr49" draw:layer="layout" svg:x1="19.105cm" svg:y1="7.366cm" svg:x2="19.105cm" svg:y2="6.949cm">
          <text:p/>
        </draw:line>
        <draw:line draw:style-name="gr49" draw:layer="layout" svg:x1="22.186cm" svg:y1="6.218cm" svg:x2="23.075cm" svg:y2="6.218cm">
          <text:p/>
        </draw:line>
        <draw:line draw:style-name="gr49" draw:layer="layout" svg:x1="15.656cm" svg:y1="9.245cm" svg:x2="15.656cm" svg:y2="9.715cm">
          <text:p/>
        </draw:line>
        <draw:line draw:style-name="gr49" draw:layer="layout" svg:x1="23.283cm" svg:y1="11.857cm" svg:x2="23.283cm" svg:y2="11.648cm">
          <text:p/>
        </draw:line>
        <draw:path draw:style-name="gr50" draw:layer="layout" svg:width="0.077cm" svg:height="0.076cm" svg:x="22.931cm" svg:y="11.817cm" svg:viewBox="0 0 78 77" svg:d="M0 39c0 21 17 38 39 38s39-17 39-38-17-39-39-39-39 18-39 39z">
          <text:p/>
        </draw:path>
        <draw:path draw:style-name="gr49" draw:layer="layout" svg:width="0.077cm" svg:height="0.076cm" svg:x="22.931cm" svg:y="11.817cm" svg:viewBox="0 0 78 77" svg:d="M0 39c0 21 17 38 39 38s39-17 39-38-17-39-39-39-39 18-39 39z">
          <text:p/>
        </draw:path>
        <draw:line draw:style-name="gr49" draw:layer="layout" svg:x1="22.97cm" svg:y1="11.857cm" svg:x2="23.283cm" svg:y2="11.857cm">
          <text:p/>
        </draw:line>
        <draw:line draw:style-name="gr49" draw:layer="layout" svg:x1="22.97cm" svg:y1="11.857cm" svg:x2="22.97cm" svg:y2="11.648cm">
          <text:p/>
        </draw:line>
        <draw:line draw:style-name="gr49" draw:layer="layout" svg:x1="22.656cm" svg:y1="11.857cm" svg:x2="22.97cm" svg:y2="11.857cm">
          <text:p/>
        </draw:line>
        <draw:path draw:style-name="gr50" draw:layer="layout" svg:width="0.076cm" svg:height="0.076cm" svg:x="22.618cm" svg:y="11.817cm" svg:viewBox="0 0 77 77" svg:d="M0 39c0 21 17 38 38 38s39-17 39-38-18-39-39-39-38 18-38 39z">
          <text:p/>
        </draw:path>
        <draw:path draw:style-name="gr49" draw:layer="layout" svg:width="0.076cm" svg:height="0.076cm" svg:x="22.618cm" svg:y="11.817cm" svg:viewBox="0 0 77 77" svg:d="M0 39c0 21 17 38 38 38s39-17 39-38-18-39-39-39-38 18-38 39z">
          <text:p/>
        </draw:path>
        <draw:line draw:style-name="gr49" draw:layer="layout" svg:x1="22.03cm" svg:y1="11.648cm" svg:x2="22.03cm" svg:y2="11.857cm">
          <text:p/>
        </draw:line>
        <draw:line draw:style-name="gr49" draw:layer="layout" svg:x1="22.343cm" svg:y1="11.857cm" svg:x2="22.656cm" svg:y2="11.857cm">
          <text:p/>
        </draw:line>
        <draw:line draw:style-name="gr49" draw:layer="layout" svg:x1="22.656cm" svg:y1="11.857cm" svg:x2="22.656cm" svg:y2="11.648cm">
          <text:p/>
        </draw:line>
        <draw:line draw:style-name="gr49" draw:layer="layout" svg:x1="22.343cm" svg:y1="11.857cm" svg:x2="22.343cm" svg:y2="11.648cm">
          <text:p/>
        </draw:line>
        <draw:line draw:style-name="gr49" draw:layer="layout" svg:x1="22.343cm" svg:y1="11.857cm" svg:x2="22.03cm" svg:y2="11.857cm">
          <text:p/>
        </draw:line>
        <draw:path draw:style-name="gr50" draw:layer="layout" svg:width="0.076cm" svg:height="0.076cm" svg:x="22.305cm" svg:y="11.817cm" svg:viewBox="0 0 77 77" svg:d="M0 39c0 21 18 38 39 38s38-17 38-38-17-39-38-39-39 18-39 39z">
          <text:p/>
        </draw:path>
        <draw:path draw:style-name="gr49" draw:layer="layout" svg:width="0.076cm" svg:height="0.076cm" svg:x="22.305cm" svg:y="11.817cm" svg:viewBox="0 0 77 77" svg:d="M0 39c0 21 18 38 39 38s38-17 38-38-17-39-38-39-39 18-39 39z">
          <text:p/>
        </draw:path>
        <draw:line draw:style-name="gr49" draw:layer="layout" svg:x1="22.656cm" svg:y1="11.857cm" svg:x2="22.656cm" svg:y2="12.274cm">
          <text:p/>
        </draw:line>
        <draw:path draw:style-name="gr50" draw:layer="layout" svg:width="0.077cm" svg:height="0.074cm" svg:x="14.729cm" svg:y="10.983cm" svg:viewBox="0 0 78 75" svg:d="M0 38c0 20 17 37 38 37 23 0 40-17 40-37 0-21-17-38-40-38-21 0-38 17-38 38z">
          <text:p/>
        </draw:path>
        <draw:path draw:style-name="gr49" draw:layer="layout" svg:width="0.077cm" svg:height="0.074cm" svg:x="14.729cm" svg:y="10.983cm" svg:viewBox="0 0 78 75" svg:d="M0 38c0 20 17 37 38 37 23 0 40-17 40-37 0-21-17-38-40-38-21 0-38 17-38 38z">
          <text:p/>
        </draw:path>
        <draw:line draw:style-name="gr49" draw:layer="layout" svg:x1="14.77cm" svg:y1="11.021cm" svg:x2="14.77cm" svg:y2="10.761cm">
          <text:p/>
        </draw:line>
        <draw:line draw:style-name="gr49" draw:layer="layout" svg:x1="13.934cm" svg:y1="10.864cm" svg:x2="13.934cm" svg:y2="11.021cm">
          <text:p/>
        </draw:line>
        <draw:line draw:style-name="gr49" draw:layer="layout" svg:x1="13.934cm" svg:y1="11.021cm" svg:x2="14.77cm" svg:y2="11.021cm">
          <text:p/>
        </draw:line>
        <draw:line draw:style-name="gr49" draw:layer="layout" svg:x1="14.77cm" svg:y1="11.021cm" svg:x2="14.77cm" svg:y2="11.334cm">
          <text:p/>
        </draw:line>
        <draw:line draw:style-name="gr49" draw:layer="layout" svg:x1="14.611cm" svg:y1="8.619cm" svg:x2="14.298cm" svg:y2="8.619cm">
          <text:p/>
        </draw:line>
        <draw:line draw:style-name="gr49" draw:layer="layout" svg:x1="17.799cm" svg:y1="11.387cm" svg:x2="17.799cm" svg:y2="11.074cm">
          <text:p/>
        </draw:line>
        <draw:line draw:style-name="gr49" draw:layer="layout" svg:x1="8.604cm" svg:y1="9.821cm" svg:x2="8.604cm" svg:y2="9.351cm">
          <text:p/>
        </draw:line>
        <draw:line draw:style-name="gr49" draw:layer="layout" svg:x1="1.344cm" svg:y1="9.508cm" svg:x2="1.813cm" svg:y2="9.508cm">
          <text:p/>
        </draw:line>
        <draw:path draw:style-name="gr50" draw:layer="layout" svg:width="0.077cm" svg:height="0.076cm" svg:x="1.303cm" svg:y="9.258cm" svg:viewBox="0 0 78 77" svg:d="M0 38c0 22 17 39 39 39s39-17 39-39c0-21-17-38-39-38s-39 17-39 38z">
          <text:p/>
        </draw:path>
        <draw:path draw:style-name="gr49" draw:layer="layout" svg:width="0.077cm" svg:height="0.076cm" svg:x="1.303cm" svg:y="9.258cm" svg:viewBox="0 0 78 77" svg:d="M0 38c0 22 17 39 39 39s39-17 39-39c0-21-17-38-39-38s-39 17-39 38z">
          <text:p/>
        </draw:path>
        <draw:line draw:style-name="gr49" draw:layer="layout" svg:x1="1.344cm" svg:y1="9.298cm" svg:x2="1.344cm" svg:y2="9.508cm">
          <text:p/>
        </draw:line>
        <draw:line draw:style-name="gr49" draw:layer="layout" svg:x1="1.344cm" svg:y1="9.298cm" svg:x2="1.813cm" svg:y2="9.298cm">
          <text:p/>
        </draw:line>
        <draw:path draw:style-name="gr50" draw:layer="layout" svg:width="0.077cm" svg:height="0.077cm" svg:x="1.303cm" svg:y="9.05cm" svg:viewBox="0 0 78 78" svg:d="M0 39c0 22 17 39 39 39s39-17 39-39-17-39-39-39-39 17-39 39z">
          <text:p/>
        </draw:path>
        <draw:path draw:style-name="gr49" draw:layer="layout" svg:width="0.077cm" svg:height="0.077cm" svg:x="1.303cm" svg:y="9.05cm" svg:viewBox="0 0 78 78" svg:d="M0 39c0 22 17 39 39 39s39-17 39-39-17-39-39-39-39 17-39 39z">
          <text:p/>
        </draw:path>
        <draw:line draw:style-name="gr49" draw:layer="layout" svg:x1="1.344cm" svg:y1="9.088cm" svg:x2="1.344cm" svg:y2="9.298cm">
          <text:p/>
        </draw:line>
        <draw:line draw:style-name="gr49" draw:layer="layout" svg:x1="1.344cm" svg:y1="9.088cm" svg:x2="1.813cm" svg:y2="9.088cm">
          <text:p/>
        </draw:line>
        <draw:path draw:style-name="gr50" draw:layer="layout" svg:width="0.077cm" svg:height="0.076cm" svg:x="1.303cm" svg:y="8.841cm" svg:viewBox="0 0 78 77" svg:d="M0 39c0 21 17 38 39 38s39-17 39-38-17-39-39-39-39 18-39 39z">
          <text:p/>
        </draw:path>
        <draw:path draw:style-name="gr49" draw:layer="layout" svg:width="0.077cm" svg:height="0.076cm" svg:x="1.303cm" svg:y="8.841cm" svg:viewBox="0 0 78 77" svg:d="M0 39c0 21 17 38 39 38s39-17 39-38-17-39-39-39-39 18-39 39z">
          <text:p/>
        </draw:path>
        <draw:line draw:style-name="gr49" draw:layer="layout" svg:x1="1.344cm" svg:y1="8.881cm" svg:x2="1.344cm" svg:y2="9.088cm">
          <text:p/>
        </draw:line>
        <draw:line draw:style-name="gr49" draw:layer="layout" svg:x1="1.344cm" svg:y1="8.881cm" svg:x2="1.813cm" svg:y2="8.881cm">
          <text:p/>
        </draw:line>
        <draw:path draw:style-name="gr50" draw:layer="layout" svg:width="0.077cm" svg:height="0.076cm" svg:x="1.303cm" svg:y="8.631cm" svg:viewBox="0 0 78 77" svg:d="M0 38c0 22 17 39 39 39s39-17 39-39c0-21-17-38-39-38s-39 17-39 38z">
          <text:p/>
        </draw:path>
        <draw:path draw:style-name="gr49" draw:layer="layout" svg:width="0.077cm" svg:height="0.076cm" svg:x="1.303cm" svg:y="8.631cm" svg:viewBox="0 0 78 77" svg:d="M0 38c0 22 17 39 39 39s39-17 39-39c0-21-17-38-39-38s-39 17-39 38z">
          <text:p/>
        </draw:path>
        <draw:line draw:style-name="gr49" draw:layer="layout" svg:x1="1.344cm" svg:y1="8.671cm" svg:x2="1.344cm" svg:y2="8.881cm">
          <text:p/>
        </draw:line>
        <draw:line draw:style-name="gr49" draw:layer="layout" svg:x1="1.344cm" svg:y1="8.671cm" svg:x2="1.813cm" svg:y2="8.671cm">
          <text:p/>
        </draw:line>
        <draw:path draw:style-name="gr50" draw:layer="layout" svg:width="0.077cm" svg:height="0.076cm" svg:x="1.303cm" svg:y="8.424cm" svg:viewBox="0 0 78 77" svg:d="M0 38c0 22 17 39 39 39s39-17 39-39c0-21-17-38-39-38s-39 17-39 38z">
          <text:p/>
        </draw:path>
        <draw:path draw:style-name="gr49" draw:layer="layout" svg:width="0.077cm" svg:height="0.076cm" svg:x="1.303cm" svg:y="8.424cm" svg:viewBox="0 0 78 77" svg:d="M0 38c0 22 17 39 39 39s39-17 39-39c0-21-17-38-39-38s-39 17-39 38z">
          <text:p/>
        </draw:path>
        <draw:line draw:style-name="gr49" draw:layer="layout" svg:x1="1.344cm" svg:y1="8.462cm" svg:x2="1.344cm" svg:y2="8.671cm">
          <text:p/>
        </draw:line>
        <draw:line draw:style-name="gr49" draw:layer="layout" svg:x1="1.344cm" svg:y1="8.462cm" svg:x2="1.813cm" svg:y2="8.462cm">
          <text:p/>
        </draw:line>
        <draw:path draw:style-name="gr50" draw:layer="layout" svg:width="0.077cm" svg:height="0.076cm" svg:x="1.303cm" svg:y="8.214cm" svg:viewBox="0 0 78 77" svg:d="M0 39c0 22 17 38 39 38s39-16 39-38-17-39-39-39-39 17-39 39z">
          <text:p/>
        </draw:path>
        <draw:path draw:style-name="gr49" draw:layer="layout" svg:width="0.077cm" svg:height="0.076cm" svg:x="1.303cm" svg:y="8.214cm" svg:viewBox="0 0 78 77" svg:d="M0 39c0 22 17 38 39 38s39-16 39-38-17-39-39-39-39 17-39 39z">
          <text:p/>
        </draw:path>
        <draw:line draw:style-name="gr49" draw:layer="layout" svg:x1="1.344cm" svg:y1="8.255cm" svg:x2="1.344cm" svg:y2="8.462cm">
          <text:p/>
        </draw:line>
        <draw:line draw:style-name="gr49" draw:layer="layout" svg:x1="1.344cm" svg:y1="8.255cm" svg:x2="1.813cm" svg:y2="8.255cm">
          <text:p/>
        </draw:line>
        <draw:path draw:style-name="gr50" draw:layer="layout" svg:width="0.077cm" svg:height="0.076cm" svg:x="1.303cm" svg:y="8.005cm" svg:viewBox="0 0 78 77" svg:d="M0 39c0 21 17 38 39 38s39-17 39-38-17-39-39-39-39 18-39 39z">
          <text:p/>
        </draw:path>
        <draw:path draw:style-name="gr49" draw:layer="layout" svg:width="0.077cm" svg:height="0.076cm" svg:x="1.303cm" svg:y="8.005cm" svg:viewBox="0 0 78 77" svg:d="M0 39c0 21 17 38 39 38s39-17 39-38-17-39-39-39-39 18-39 39z">
          <text:p/>
        </draw:path>
        <draw:line draw:style-name="gr49" draw:layer="layout" svg:x1="1.344cm" svg:y1="8.045cm" svg:x2="1.344cm" svg:y2="8.255cm">
          <text:p/>
        </draw:line>
        <draw:line draw:style-name="gr49" draw:layer="layout" svg:x1="1.344cm" svg:y1="8.045cm" svg:x2="1.813cm" svg:y2="8.045cm">
          <text:p/>
        </draw:line>
        <draw:path draw:style-name="gr50" draw:layer="layout" svg:width="0.077cm" svg:height="0.077cm" svg:x="1.303cm" svg:y="7.797cm" svg:viewBox="0 0 78 78" svg:d="M0 38c0 22 17 40 39 40s39-18 39-40c0-21-17-38-39-38s-39 17-39 38z">
          <text:p/>
        </draw:path>
        <draw:path draw:style-name="gr49" draw:layer="layout" svg:width="0.077cm" svg:height="0.077cm" svg:x="1.303cm" svg:y="7.797cm" svg:viewBox="0 0 78 78" svg:d="M0 38c0 22 17 40 39 40s39-18 39-40c0-21-17-38-39-38s-39 17-39 38z">
          <text:p/>
        </draw:path>
        <draw:line draw:style-name="gr49" draw:layer="layout" svg:x1="1.344cm" svg:y1="7.835cm" svg:x2="1.344cm" svg:y2="8.045cm">
          <text:p/>
        </draw:line>
        <draw:line draw:style-name="gr49" draw:layer="layout" svg:x1="1.344cm" svg:y1="7.835cm" svg:x2="1.813cm" svg:y2="7.835cm">
          <text:p/>
        </draw:line>
        <draw:path draw:style-name="gr50" draw:layer="layout" svg:width="0.077cm" svg:height="0.076cm" svg:x="1.303cm" svg:y="7.588cm" svg:viewBox="0 0 78 77" svg:d="M0 38c0 22 17 39 39 39s39-17 39-39c0-21-17-38-39-38s-39 17-39 38z">
          <text:p/>
        </draw:path>
        <draw:path draw:style-name="gr49" draw:layer="layout" svg:width="0.077cm" svg:height="0.076cm" svg:x="1.303cm" svg:y="7.588cm" svg:viewBox="0 0 78 77" svg:d="M0 38c0 22 17 39 39 39s39-17 39-39c0-21-17-38-39-38s-39 17-39 38z">
          <text:p/>
        </draw:path>
        <draw:line draw:style-name="gr49" draw:layer="layout" svg:x1="1.344cm" svg:y1="7.628cm" svg:x2="1.344cm" svg:y2="7.835cm">
          <text:p/>
        </draw:line>
        <draw:path draw:style-name="gr50" draw:layer="layout" svg:width="0.077cm" svg:height="0.076cm" svg:x="1.303cm" svg:y="7.378cm" svg:viewBox="0 0 78 77" svg:d="M0 39c0 21 17 38 39 38s39-17 39-38c0-22-17-39-39-39s-39 17-39 39z">
          <text:p/>
        </draw:path>
        <draw:path draw:style-name="gr49" draw:layer="layout" svg:width="0.077cm" svg:height="0.076cm" svg:x="1.303cm" svg:y="7.378cm" svg:viewBox="0 0 78 77" svg:d="M0 39c0 21 17 38 39 38s39-17 39-38c0-22-17-39-39-39s-39 17-39 39z">
          <text:p/>
        </draw:path>
        <draw:line draw:style-name="gr49" draw:layer="layout" svg:x1="1.813cm" svg:y1="7.628cm" svg:x2="1.344cm" svg:y2="7.628cm">
          <text:p/>
        </draw:line>
        <draw:line draw:style-name="gr49" draw:layer="layout" svg:x1="1.344cm" svg:y1="7.628cm" svg:x2="1.344cm" svg:y2="7.418cm">
          <text:p/>
        </draw:line>
        <draw:path draw:style-name="gr50" draw:layer="layout" svg:width="0.077cm" svg:height="0.076cm" svg:x="1.303cm" svg:y="7.171cm" svg:viewBox="0 0 78 77" svg:d="M0 39c0 21 17 38 39 38s39-17 39-38-17-39-39-39-39 18-39 39z">
          <text:p/>
        </draw:path>
        <draw:path draw:style-name="gr49" draw:layer="layout" svg:width="0.077cm" svg:height="0.076cm" svg:x="1.303cm" svg:y="7.171cm" svg:viewBox="0 0 78 77" svg:d="M0 39c0 21 17 38 39 38s39-17 39-38-17-39-39-39-39 18-39 39z">
          <text:p/>
        </draw:path>
        <draw:line draw:style-name="gr49" draw:layer="layout" svg:x1="1.813cm" svg:y1="7.418cm" svg:x2="1.344cm" svg:y2="7.418cm">
          <text:p/>
        </draw:line>
        <draw:line draw:style-name="gr49" draw:layer="layout" svg:x1="1.344cm" svg:y1="7.418cm" svg:x2="1.344cm" svg:y2="7.209cm">
          <text:p/>
        </draw:line>
        <draw:line draw:style-name="gr49" draw:layer="layout" svg:x1="1.344cm" svg:y1="7.209cm" svg:x2="1.813cm" svg:y2="7.209cm">
          <text:p/>
        </draw:line>
        <draw:line draw:style-name="gr49" draw:layer="layout" svg:x1="1.344cm" svg:y1="6.896cm" svg:x2="1.344cm" svg:y2="7.209cm">
          <text:p/>
        </draw:line>
        <draw:line draw:style-name="gr49" draw:layer="layout" svg:x1="6.932cm" svg:y1="15.51cm" svg:x2="8.134cm" svg:y2="15.51cm">
          <text:p/>
        </draw:line>
        <draw:line draw:style-name="gr49" draw:layer="layout" svg:x1="8.134cm" svg:y1="15.51cm" svg:x2="8.134cm" svg:y2="14.154cm">
          <text:p/>
        </draw:line>
        <draw:path draw:style-name="gr50" draw:layer="layout" svg:width="0.076cm" svg:height="0.074cm" svg:x="8.096cm" svg:y="14.116cm" svg:viewBox="0 0 77 75" svg:d="M0 37c0 21 17 38 38 38s39-17 39-38-18-37-39-37-38 16-38 37z">
          <text:p/>
        </draw:path>
        <draw:path draw:style-name="gr49" draw:layer="layout" svg:width="0.076cm" svg:height="0.074cm" svg:x="8.096cm" svg:y="14.116cm" svg:viewBox="0 0 77 75" svg:d="M0 37c0 21 17 38 38 38s39-17 39-38-18-37-39-37-38 16-38 37z">
          <text:p/>
        </draw:path>
        <draw:line draw:style-name="gr49" draw:layer="layout" svg:x1="6.932cm" svg:y1="14.154cm" svg:x2="8.134cm" svg:y2="14.154cm">
          <text:p/>
        </draw:line>
        <draw:line draw:style-name="gr49" draw:layer="layout" svg:x1="6.932cm" svg:y1="13.057cm" svg:x2="8.134cm" svg:y2="13.057cm">
          <text:p/>
        </draw:line>
        <draw:line draw:style-name="gr49" draw:layer="layout" svg:x1="8.134cm" svg:y1="13.057cm" svg:x2="8.134cm" svg:y2="14.154cm">
          <text:p/>
        </draw:line>
        <draw:path draw:style-name="gr50" draw:layer="layout" svg:width="0.076cm" svg:height="0.074cm" svg:x="8.096cm" svg:y="12.393cm" svg:viewBox="0 0 77 75" svg:d="M0 38c0 20 17 37 38 37s39-17 39-37c0-21-18-38-39-38s-38 17-38 38z">
          <text:p/>
        </draw:path>
        <draw:path draw:style-name="gr49" draw:layer="layout" svg:width="0.076cm" svg:height="0.074cm" svg:x="8.096cm" svg:y="12.393cm" svg:viewBox="0 0 77 75" svg:d="M0 38c0 20 17 37 38 37s39-17 39-37c0-21-18-38-39-38s-38 17-38 38z">
          <text:p/>
        </draw:path>
        <draw:line draw:style-name="gr49" draw:layer="layout" svg:x1="7.194cm" svg:y1="12.17cm" svg:x2="7.194cm" svg:y2="12.431cm">
          <text:p/>
        </draw:line>
        <draw:line draw:style-name="gr49" draw:layer="layout" svg:x1="7.194cm" svg:y1="12.431cm" svg:x2="8.134cm" svg:y2="12.431cm">
          <text:p/>
        </draw:line>
        <draw:line draw:style-name="gr49" draw:layer="layout" svg:x1="8.134cm" svg:y1="12.17cm" svg:x2="8.134cm" svg:y2="12.431cm">
          <text:p/>
        </draw:line>
        <draw:line draw:style-name="gr49" draw:layer="layout" svg:x1="1.03cm" svg:y1="11.595cm" svg:x2="1.604cm" svg:y2="11.595cm">
          <text:p/>
        </draw:line>
        <draw:line draw:style-name="gr49" draw:layer="layout" svg:x1="2.91cm" svg:y1="6.896cm" svg:x2="2.91cm" svg:y2="8.255cm">
          <text:p/>
        </draw:line>
        <draw:line draw:style-name="gr49" draw:layer="layout" svg:x1="2.91cm" svg:y1="8.881cm" svg:x2="2.021cm" svg:y2="8.881cm">
          <text:p/>
        </draw:line>
        <draw:path draw:style-name="gr50" draw:layer="layout" svg:width="0.074cm" svg:height="0.076cm" svg:x="2.872cm" svg:y="8.631cm" svg:viewBox="0 0 75 77" svg:d="M0 38c0 22 16 39 37 39s38-17 38-39c0-21-17-38-38-38s-37 17-37 38z">
          <text:p/>
        </draw:path>
        <draw:path draw:style-name="gr49" draw:layer="layout" svg:width="0.074cm" svg:height="0.076cm" svg:x="2.872cm" svg:y="8.631cm" svg:viewBox="0 0 75 77" svg:d="M0 38c0 22 16 39 37 39s38-17 38-39c0-21-17-38-38-38s-37 17-37 38z">
          <text:p/>
        </draw:path>
        <draw:line draw:style-name="gr49" draw:layer="layout" svg:x1="2.91cm" svg:y1="8.671cm" svg:x2="2.91cm" svg:y2="8.881cm">
          <text:p/>
        </draw:line>
        <draw:line draw:style-name="gr49" draw:layer="layout" svg:x1="2.91cm" svg:y1="8.671cm" svg:x2="2.021cm" svg:y2="8.671cm">
          <text:p/>
        </draw:line>
        <draw:path draw:style-name="gr50" draw:layer="layout" svg:width="0.074cm" svg:height="0.076cm" svg:x="2.872cm" svg:y="8.424cm" svg:viewBox="0 0 75 77" svg:d="M0 38c0 22 16 39 37 39s38-17 38-39c0-21-17-38-38-38s-37 17-37 38z">
          <text:p/>
        </draw:path>
        <draw:path draw:style-name="gr49" draw:layer="layout" svg:width="0.074cm" svg:height="0.076cm" svg:x="2.872cm" svg:y="8.424cm" svg:viewBox="0 0 75 77" svg:d="M0 38c0 22 16 39 37 39s38-17 38-39c0-21-17-38-38-38s-37 17-37 38z">
          <text:p/>
        </draw:path>
        <draw:line draw:style-name="gr49" draw:layer="layout" svg:x1="2.91cm" svg:y1="8.462cm" svg:x2="2.91cm" svg:y2="8.671cm">
          <text:p/>
        </draw:line>
        <draw:line draw:style-name="gr49" draw:layer="layout" svg:x1="2.91cm" svg:y1="8.462cm" svg:x2="2.021cm" svg:y2="8.462cm">
          <text:p/>
        </draw:line>
        <draw:path draw:style-name="gr50" draw:layer="layout" svg:width="0.074cm" svg:height="0.076cm" svg:x="2.872cm" svg:y="8.214cm" svg:viewBox="0 0 75 77" svg:d="M0 39c0 22 16 38 37 38s38-16 38-38-17-39-38-39-37 17-37 39z">
          <text:p/>
        </draw:path>
        <draw:path draw:style-name="gr49" draw:layer="layout" svg:width="0.074cm" svg:height="0.076cm" svg:x="2.872cm" svg:y="8.214cm" svg:viewBox="0 0 75 77" svg:d="M0 39c0 22 16 38 37 38s38-16 38-38-17-39-38-39-37 17-37 39z">
          <text:p/>
        </draw:path>
        <draw:line draw:style-name="gr49" draw:layer="layout" svg:x1="2.91cm" svg:y1="8.255cm" svg:x2="2.91cm" svg:y2="8.462cm">
          <text:p/>
        </draw:line>
        <draw:line draw:style-name="gr49" draw:layer="layout" svg:x1="2.91cm" svg:y1="8.255cm" svg:x2="2.021cm" svg:y2="8.255cm">
          <text:p/>
        </draw:line>
        <draw:path draw:style-name="gr50" draw:layer="layout" svg:width="0.077cm" svg:height="0.077cm" svg:x="8.616cm" svg:y="6.438cm" svg:viewBox="0 0 78 78" svg:d="M0 39c0 21 18 39 40 39 21 0 38-18 38-39 0-22-17-39-38-39-22 0-40 17-40 39z">
          <text:p/>
        </draw:path>
        <draw:path draw:style-name="gr49" draw:layer="layout" svg:width="0.077cm" svg:height="0.077cm" svg:x="8.616cm" svg:y="6.438cm" svg:viewBox="0 0 78 78" svg:d="M0 39c0 21 18 39 40 39 21 0 38-18 38-39 0-22-17-39-38-39-22 0-40 17-40 39z">
          <text:p/>
        </draw:path>
        <draw:line draw:style-name="gr49" draw:layer="layout" svg:x1="8.134cm" svg:y1="5.539cm" svg:x2="8.657cm" svg:y2="5.539cm">
          <text:p/>
        </draw:line>
        <draw:line draw:style-name="gr49" draw:layer="layout" svg:x1="8.657cm" svg:y1="5.539cm" svg:x2="8.657cm" svg:y2="6.479cm">
          <text:p/>
        </draw:line>
        <draw:line draw:style-name="gr49" draw:layer="layout" svg:x1="8.657cm" svg:y1="6.479cm" svg:x2="8.134cm" svg:y2="6.479cm">
          <text:p/>
        </draw:line>
        <draw:line draw:style-name="gr49" draw:layer="layout" svg:x1="8.657cm" svg:y1="7.001cm" svg:x2="8.657cm" svg:y2="6.479cm">
          <text:p/>
        </draw:line>
        <draw:line draw:style-name="gr49" draw:layer="layout" svg:x1="7.247cm" svg:y1="8.255cm" svg:x2="8.343cm" svg:y2="8.255cm">
          <text:p/>
        </draw:line>
        <draw:polygon draw:style-name="gr51" draw:layer="layout" svg:width="0.848cm" svg:height="3.527cm" svg:x="12.101cm" svg:y="12.585cm" svg:viewBox="0 0 849 3528" draw:points="0,3528 849,3528 849,0 0,0">
          <text:p/>
        </draw:polygon>
        <draw:frame draw:style-name="gr13" draw:layer="layout" svg:width="0.273cm" svg:height="0.255cm" svg:x="8.813cm" svg:y="9.399cm">
          <draw:text-box>
            <text:p text:style-name="P1"><text:span text:style-name="T3">K3</text:span></text:p>
          </draw:text-box>
        </draw:frame>
        <draw:frame draw:style-name="gr52" draw:layer="layout" svg:width="0.51cm" svg:height="0.162cm" svg:x="2.82cm" svg:y="7.188cm">
          <draw:text-box>
            <text:p text:style-name="P1"><text:span text:style-name="T4">2 H33 </text:span></text:p>
          </draw:text-box>
        </draw:frame>
        <draw:frame draw:style-name="gr52" draw:layer="layout" svg:width="0.51cm" svg:height="0.162cm" svg:x="2.82cm" svg:y="7.387cm">
          <draw:text-box>
            <text:p text:style-name="P1"><text:span text:style-name="T4">4 F34 </text:span></text:p>
          </draw:text-box>
        </draw:frame>
        <draw:frame draw:style-name="gr52" draw:layer="layout" svg:width="0.51cm" svg:height="0.162cm" svg:x="2.82cm" svg:y="7.587cm">
          <draw:text-box>
            <text:p text:style-name="P1"><text:span text:style-name="T4">6 H34 </text:span></text:p>
          </draw:text-box>
        </draw:frame>
        <draw:frame draw:style-name="gr52" draw:layer="layout" svg:width="0.51cm" svg:height="0.162cm" svg:x="2.82cm" svg:y="7.786cm">
          <draw:text-box>
            <text:p text:style-name="P1"><text:span text:style-name="T4">8 G33 </text:span></text:p>
          </draw:text-box>
        </draw:frame>
        <draw:frame draw:style-name="gr53" draw:layer="layout" svg:width="0.595cm" svg:height="0.162cm" svg:x="2.82cm" svg:y="7.985cm">
          <draw:text-box>
            <text:p text:style-name="P1"><text:span text:style-name="T4">10 G32 </text:span></text:p>
          </draw:text-box>
        </draw:frame>
        <draw:frame draw:style-name="gr53" draw:layer="layout" svg:width="0.595cm" svg:height="0.162cm" svg:x="2.82cm" svg:y="8.185cm">
          <draw:text-box>
            <text:p text:style-name="P1"><text:span text:style-name="T4">12 H32 </text:span></text:p>
          </draw:text-box>
        </draw:frame>
        <draw:frame draw:style-name="gr53" draw:layer="layout" svg:width="0.595cm" svg:height="0.162cm" svg:x="2.82cm" svg:y="8.384cm">
          <draw:text-box>
            <text:p text:style-name="P1"><text:span text:style-name="T4">14 J32 </text:span></text:p>
          </draw:text-box>
        </draw:frame>
        <draw:frame draw:style-name="gr53" draw:layer="layout" svg:width="0.595cm" svg:height="0.162cm" svg:x="2.82cm" svg:y="8.584cm">
          <draw:text-box>
            <text:p text:style-name="P1"><text:span text:style-name="T4">16 J34 </text:span></text:p>
          </draw:text-box>
        </draw:frame>
        <draw:frame draw:style-name="gr53" draw:layer="layout" svg:width="0.595cm" svg:height="0.162cm" svg:x="2.82cm" svg:y="8.783cm">
          <draw:text-box>
            <text:p text:style-name="P1"><text:span text:style-name="T4">18 L33 </text:span></text:p>
          </draw:text-box>
        </draw:frame>
        <draw:frame draw:style-name="gr53" draw:layer="layout" svg:width="0.595cm" svg:height="0.162cm" svg:x="2.82cm" svg:y="8.982cm">
          <draw:text-box>
            <text:p text:style-name="P1"><text:span text:style-name="T4">20 M32 </text:span></text:p>
          </draw:text-box>
        </draw:frame>
        <draw:frame draw:style-name="gr53" draw:layer="layout" svg:width="0.595cm" svg:height="0.162cm" svg:x="2.82cm" svg:y="9.182cm">
          <draw:text-box>
            <text:p text:style-name="P1"><text:span text:style-name="T4">22 P34 </text:span></text:p>
          </draw:text-box>
        </draw:frame>
        <draw:frame draw:style-name="gr52" draw:layer="layout" svg:width="0.51cm" svg:height="0.162cm" svg:x="2.82cm" svg:y="9.381cm">
          <draw:text-box>
            <text:p text:style-name="P1"><text:span text:style-name="T4">24 N34</text:span></text:p>
          </draw:text-box>
        </draw:frame>
        <draw:frame draw:style-name="gr54" draw:text-style-name="P2" draw:layer="layout" svg:width="2.481cm" svg:height="4.252cm" svg:x="10.189cm" svg:y="11.687cm">
          <draw:text-box>
            <text:p text:style-name="P2"><text:s text:c="2"/>Peripheral Board: <text:s/>LCD</text:p>
            <text:p text:style-name="P2">====================</text:p>
            <text:p text:style-name="P2">J6 <text:s text:c="3"/>Pin <text:s text:c="2"/>K8<text:tab/>K4: <text:s/>16x2</text:p>
            <text:p text:style-name="P2">====================</text:p>
            <text:p text:style-name="P2">54 AL33 <text:s/>15<text:tab/>01: <text:s/>1.RESET</text:p>
            <text:p text:style-name="P2">52 AL34 <text:s/>14<text:tab/>02: <text:s/>2.D0</text:p>
            <text:p text:style-name="P2">50 AK32 <text:s/>13<text:tab/>03: <text:s/>3.INT</text:p>
            <text:p text:style-name="P2">48 AJ32 <text:s/>12<text:tab/>04: <text:s/>4.D1</text:p>
            <text:p text:style-name="P2">46 AK33 <text:s/>11<text:tab/>05: <text:s/>5.A1</text:p>
            <text:p text:style-name="P2">44 AK34 <text:s/>10<text:tab/>06: <text:s/>6.D2</text:p>
            <text:p text:style-name="P2">42 AH32 <text:s/>09<text:tab/>08: <text:s/>8.D3</text:p>
            <text:p text:style-name="P2">40 AG32 <text:s/>08<text:tab/>07: <text:s/>7.A0</text:p>
            <text:p text:style-name="P2">38 AE32 <text:s/>07<text:tab/>10: <text:s/>10.D4</text:p>
            <text:p text:style-name="P2">36 AH34 <text:s/>06<text:tab/>09: <text:s/>9.CE</text:p>
            <text:p text:style-name="P2">34 W32 <text:s text:c="2"/>05<text:tab/>12: <text:s/>12.D5</text:p>
            <text:p text:style-name="P2">32 Y32 <text:s text:c="3"/>04<text:tab/>11: <text:s/>11.RD</text:p>
            <text:p text:style-name="P2">30 Y34 <text:s text:c="3"/>03<text:tab/>14: <text:s/>14.D6</text:p>
            <text:p text:style-name="P2">28 AD32 <text:s/>02<text:tab/>13: <text:s/>13.WR</text:p>
            <text:p text:style-name="P2">26 AA34 <text:s/>01<text:tab/>16: <text:s/>16.D7</text:p>
            <text:p text:style-name="P2"><text:tab/>15: <text:s/>15.x</text:p>
          </draw:text-box>
        </draw:frame>
        <draw:frame draw:style-name="gr55" draw:text-style-name="P3" draw:layer="layout" svg:width="3.337cm" svg:height="1.87cm" svg:x="11.087cm" svg:y="17.045cm">
          <draw:text-box>
            <text:p text:style-name="P3">DS17 GPIO LED 0 Green H18 Yes</text:p>
            <text:p text:style-name="P3">DS16 GPIO LED 1 Green L18 Yes</text:p>
            <text:p text:style-name="P3">DS15 GPIO LED 2 Green G15 Yes</text:p>
            <text:p text:style-name="P3">DS14 GPIO LED 3 Green AD26 No</text:p>
            <text:p text:style-name="P3">DS13 GPIO LED 4 Green G16 Yes</text:p>
            <text:p text:style-name="P3">DS12 GPIO LED 5 Green AD25 No</text:p>
            <text:p text:style-name="P3">DS11 GPIO LED 6 Green AD24 No</text:p>
            <text:p text:style-name="P3">DS10 GPIO LED 7 Green AE24 No</text:p>
          </draw:text-box>
        </draw:frame>
      </draw:page>
      <draw:page draw:name="page2" draw:style-name="dp1" draw:master-page-name="master-page40">
        <draw:polygon draw:style-name="gr56" draw:layer="layout" svg:width="0.699cm" svg:height="0.698cm" svg:x="5.2cm" svg:y="27.948cm" svg:viewBox="0 0 700 699" draw:points="524,699 700,524 700,176 524,0 177,0 0,176 0,524 177,699">
          <text:p/>
        </draw:polygon>
        <draw:polygon draw:style-name="gr56" draw:layer="layout" svg:width="0.699cm" svg:height="0.698cm" svg:x="5.2cm" svg:y="26.907cm" svg:viewBox="0 0 700 699" draw:points="524,699 700,522 700,175 524,0 177,0 0,175 0,522 177,699">
          <text:p/>
        </draw:polygon>
        <draw:polygon draw:style-name="gr56" draw:layer="layout" svg:width="0.699cm" svg:height="0.699cm" svg:x="5.2cm" svg:y="25.863cm" svg:viewBox="0 0 700 700" draw:points="524,700 700,524 700,176 524,0 177,0 0,176 0,524 177,700">
          <text:p/>
        </draw:polygon>
        <draw:polygon draw:style-name="gr56" draw:layer="layout" svg:width="0.699cm" svg:height="0.698cm" svg:x="5.2cm" svg:y="24.822cm" svg:viewBox="0 0 700 699" draw:points="524,699 700,522 700,175 524,0 177,0 0,175 0,522 177,699">
          <text:p/>
        </draw:polygon>
        <draw:polygon draw:style-name="gr56" draw:layer="layout" svg:width="0.699cm" svg:height="0.699cm" svg:x="5.2cm" svg:y="23.778cm" svg:viewBox="0 0 700 700" draw:points="524,700 700,524 700,176 524,0 177,0 0,176 0,524 177,700">
          <text:p/>
        </draw:polygon>
        <draw:polygon draw:style-name="gr56" draw:layer="layout" svg:width="0.699cm" svg:height="0.698cm" svg:x="5.2cm" svg:y="22.737cm" svg:viewBox="0 0 700 699" draw:points="524,699 700,523 700,175 524,0 177,0 0,175 0,523 177,699">
          <text:p/>
        </draw:polygon>
        <draw:polygon draw:style-name="gr56" draw:layer="layout" svg:width="0.699cm" svg:height="0.699cm" svg:x="5.2cm" svg:y="21.693cm" svg:viewBox="0 0 700 700" draw:points="524,700 700,524 700,176 524,0 177,0 0,176 0,524 177,700">
          <text:p/>
        </draw:polygon>
        <draw:polygon draw:style-name="gr56" draw:layer="layout" svg:width="0.699cm" svg:height="0.698cm" svg:x="5.2cm" svg:y="20.652cm" svg:viewBox="0 0 700 699" draw:points="524,699 700,523 700,176 524,0 177,0 0,176 0,523 177,699">
          <text:p/>
        </draw:polygon>
        <draw:polygon draw:style-name="gr56" draw:layer="layout" svg:width="0.699cm" svg:height="0.699cm" svg:x="5.2cm" svg:y="19.608cm" svg:viewBox="0 0 700 700" draw:points="524,700 700,524 700,176 524,0 177,0 0,176 0,524 177,700">
          <text:p/>
        </draw:polygon>
        <draw:polygon draw:style-name="gr56" draw:layer="layout" svg:width="0.699cm" svg:height="0.698cm" svg:x="5.2cm" svg:y="18.567cm" svg:viewBox="0 0 700 699" draw:points="524,699 700,523 700,176 524,0 177,0 0,176 0,523 177,699">
          <text:p/>
        </draw:polygon>
        <draw:polygon draw:style-name="gr56" draw:layer="layout" svg:width="0.699cm" svg:height="0.699cm" svg:x="5.2cm" svg:y="17.523cm" svg:viewBox="0 0 700 700" draw:points="524,700 700,524 700,176 524,0 177,0 0,176 0,524 177,700">
          <text:p/>
        </draw:polygon>
        <draw:polygon draw:style-name="gr56" draw:layer="layout" svg:width="0.699cm" svg:height="0.698cm" svg:x="5.2cm" svg:y="16.482cm" svg:viewBox="0 0 700 699" draw:points="524,699 700,523 700,176 524,0 177,0 0,176 0,523 177,699">
          <text:p/>
        </draw:polygon>
        <draw:polygon draw:style-name="gr56" draw:layer="layout" svg:width="0.699cm" svg:height="0.699cm" svg:x="5.2cm" svg:y="15.438cm" svg:viewBox="0 0 700 700" draw:points="524,700 700,524 700,176 524,0 177,0 0,176 0,524 177,700">
          <text:p/>
        </draw:polygon>
        <draw:polygon draw:style-name="gr56" draw:layer="layout" svg:width="0.699cm" svg:height="0.699cm" svg:x="5.2cm" svg:y="14.397cm" svg:viewBox="0 0 700 700" draw:points="524,700 700,523 700,176 524,0 177,0 0,176 0,523 177,700">
          <text:p/>
        </draw:polygon>
        <draw:polygon draw:style-name="gr56" draw:layer="layout" svg:width="0.699cm" svg:height="0.698cm" svg:x="5.2cm" svg:y="13.354cm" svg:viewBox="0 0 700 699" draw:points="700,699 700,0 0,0 0,699">
          <text:p/>
        </draw:polygon>
        <draw:polygon draw:style-name="gr56" draw:layer="layout" svg:width="0.657cm" svg:height="0.656cm" svg:x="3.572cm" svg:y="17.555cm" svg:viewBox="0 0 658 657" draw:points="495,657 658,494 658,163 495,0 164,0 0,163 0,494 164,657">
          <text:p/>
        </draw:polygon>
        <draw:polygon draw:style-name="gr56" draw:layer="layout" svg:width="0.657cm" svg:height="0.656cm" svg:x="3.572cm" svg:y="16.512cm" svg:viewBox="0 0 658 657" draw:points="495,657 658,494 658,163 495,0 164,0 0,163 0,494 164,657">
          <text:p/>
        </draw:polygon>
        <draw:polygon draw:style-name="gr56" draw:layer="layout" svg:width="0.657cm" svg:height="0.656cm" svg:x="3.572cm" svg:y="15.47cm" svg:viewBox="0 0 658 657" draw:points="658,657 658,0 0,0 0,657">
          <text:p/>
        </draw:polygon>
        <draw:polygon draw:style-name="gr56" draw:layer="layout" svg:width="0.698cm" svg:height="0.698cm" svg:x="8.043cm" svg:y="17.003cm" svg:viewBox="0 0 699 699" draw:points="176,0 0,176 0,524 176,699 523,699 699,524 699,176 523,0">
          <text:p/>
        </draw:polygon>
        <draw:polygon draw:style-name="gr56" draw:layer="layout" svg:width="0.699cm" svg:height="0.698cm" svg:x="9.084cm" svg:y="17.003cm" svg:viewBox="0 0 700 699" draw:points="176,0 0,176 0,524 176,699 524,699 700,524 700,176 524,0">
          <text:p/>
        </draw:polygon>
        <draw:polygon draw:style-name="gr56" draw:layer="layout" svg:width="0.698cm" svg:height="0.699cm" svg:x="8.043cm" svg:y="18.044cm" svg:viewBox="0 0 699 700" draw:points="176,0 0,176 0,524 176,700 523,700 699,524 699,176 523,0">
          <text:p/>
        </draw:polygon>
        <draw:polygon draw:style-name="gr56" draw:layer="layout" svg:width="0.699cm" svg:height="0.699cm" svg:x="9.084cm" svg:y="18.044cm" svg:viewBox="0 0 700 700" draw:points="176,0 0,176 0,524 176,700 524,700 700,524 700,176 524,0">
          <text:p/>
        </draw:polygon>
        <draw:polygon draw:style-name="gr56" draw:layer="layout" svg:width="0.699cm" svg:height="0.698cm" svg:x="9.084cm" svg:y="19.088cm" svg:viewBox="0 0 700 699" draw:points="176,0 0,176 0,523 176,699 524,699 700,523 700,176 524,0">
          <text:p/>
        </draw:polygon>
        <draw:polygon draw:style-name="gr56" draw:layer="layout" svg:width="0.698cm" svg:height="0.698cm" svg:x="8.043cm" svg:y="19.088cm" svg:viewBox="0 0 699 699" draw:points="176,0 0,176 0,523 176,699 523,699 699,523 699,176 523,0">
          <text:p/>
        </draw:polygon>
        <draw:polygon draw:style-name="gr56" draw:layer="layout" svg:width="0.698cm" svg:height="0.699cm" svg:x="8.043cm" svg:y="20.129cm" svg:viewBox="0 0 699 700" draw:points="176,0 0,176 0,524 176,700 523,700 699,524 699,176 523,0">
          <text:p/>
        </draw:polygon>
        <draw:polygon draw:style-name="gr56" draw:layer="layout" svg:width="0.699cm" svg:height="0.699cm" svg:x="9.084cm" svg:y="20.129cm" svg:viewBox="0 0 700 700" draw:points="176,0 0,176 0,524 176,700 524,700 700,524 700,176 524,0">
          <text:p/>
        </draw:polygon>
        <draw:polygon draw:style-name="gr56" draw:layer="layout" svg:width="0.699cm" svg:height="0.698cm" svg:x="9.084cm" svg:y="21.173cm" svg:viewBox="0 0 700 699" draw:points="176,0 0,176 0,523 176,699 524,699 700,523 700,176 524,0">
          <text:p/>
        </draw:polygon>
        <draw:polygon draw:style-name="gr56" draw:layer="layout" svg:width="0.698cm" svg:height="0.698cm" svg:x="8.043cm" svg:y="21.173cm" svg:viewBox="0 0 699 699" draw:points="176,0 0,176 0,523 176,699 523,699 699,523 699,176 523,0">
          <text:p/>
        </draw:polygon>
        <draw:polygon draw:style-name="gr56" draw:layer="layout" svg:width="0.698cm" svg:height="0.698cm" svg:x="8.043cm" svg:y="22.214cm" svg:viewBox="0 0 699 699" draw:points="176,0 0,176 0,524 176,699 523,699 699,524 699,176 523,0">
          <text:p/>
        </draw:polygon>
        <draw:polygon draw:style-name="gr56" draw:layer="layout" svg:width="0.699cm" svg:height="0.698cm" svg:x="9.084cm" svg:y="22.214cm" svg:viewBox="0 0 700 699" draw:points="176,0 0,176 0,524 176,699 524,699 700,524 700,176 524,0">
          <text:p/>
        </draw:polygon>
        <draw:polygon draw:style-name="gr56" draw:layer="layout" svg:width="0.698cm" svg:height="0.699cm" svg:x="8.043cm" svg:y="23.257cm" svg:viewBox="0 0 699 700" draw:points="176,0 0,177 0,524 176,700 523,700 699,524 699,177 523,0">
          <text:p/>
        </draw:polygon>
        <draw:polygon draw:style-name="gr56" draw:layer="layout" svg:width="0.699cm" svg:height="0.699cm" svg:x="9.084cm" svg:y="23.257cm" svg:viewBox="0 0 700 700" draw:points="176,0 0,177 0,524 176,700 524,700 700,524 700,177 524,0">
          <text:p/>
        </draw:polygon>
        <draw:polygon draw:style-name="gr56" draw:layer="layout" svg:width="0.698cm" svg:height="0.698cm" svg:x="8.043cm" svg:y="24.299cm" svg:viewBox="0 0 699 699" draw:points="176,0 0,176 0,524 176,699 523,699 699,524 699,176 523,0">
          <text:p/>
        </draw:polygon>
        <draw:polygon draw:style-name="gr56" draw:layer="layout" svg:width="0.699cm" svg:height="0.698cm" svg:x="9.084cm" svg:y="24.299cm" svg:viewBox="0 0 700 699" draw:points="176,0 0,176 0,524 176,699 524,699 700,524 700,176 524,0">
          <text:p/>
        </draw:polygon>
        <draw:polygon draw:style-name="gr56" draw:layer="layout" svg:width="0.398cm" svg:height="0.334cm" svg:x="16.196cm" svg:y="3.613cm" svg:viewBox="0 0 399 335" draw:points="399,335 399,0 0,0 0,335">
          <text:p/>
        </draw:polygon>
        <draw:polygon draw:style-name="gr57" draw:layer="layout" svg:width="0.398cm" svg:height="0.334cm" svg:x="16.196cm" svg:y="3.613cm" svg:viewBox="0 0 399 335" draw:points="399,335 399,0 0,0 0,335">
          <text:p/>
        </draw:polygon>
        <draw:polygon draw:style-name="gr56" draw:layer="layout" svg:width="0.398cm" svg:height="0.335cm" svg:x="16.196cm" svg:y="3.028cm" svg:viewBox="0 0 399 336" draw:points="399,336 399,0 0,0 0,336">
          <text:p/>
        </draw:polygon>
        <draw:polygon draw:style-name="gr57" draw:layer="layout" svg:width="0.398cm" svg:height="0.335cm" svg:x="16.196cm" svg:y="3.028cm" svg:viewBox="0 0 399 336" draw:points="399,336 399,0 0,0 0,336">
          <text:p/>
        </draw:polygon>
        <draw:polygon draw:style-name="gr56" draw:layer="layout" svg:width="0.398cm" svg:height="0.335cm" svg:x="16.196cm" svg:y="1.881cm" svg:viewBox="0 0 399 336" draw:points="399,336 399,0 0,0 0,336">
          <text:p/>
        </draw:polygon>
        <draw:polygon draw:style-name="gr57" draw:layer="layout" svg:width="0.398cm" svg:height="0.335cm" svg:x="16.196cm" svg:y="1.881cm" svg:viewBox="0 0 399 336" draw:points="399,336 399,0 0,0 0,336">
          <text:p/>
        </draw:polygon>
        <draw:polygon draw:style-name="gr56" draw:layer="layout" svg:width="0.398cm" svg:height="0.334cm" svg:x="16.196cm" svg:y="1.297cm" svg:viewBox="0 0 399 335" draw:points="399,335 399,0 0,0 0,335">
          <text:p/>
        </draw:polygon>
        <draw:polygon draw:style-name="gr57" draw:layer="layout" svg:width="0.398cm" svg:height="0.334cm" svg:x="16.196cm" svg:y="1.297cm" svg:viewBox="0 0 399 335" draw:points="399,335 399,0 0,0 0,335">
          <text:p/>
        </draw:polygon>
        <draw:polygon draw:style-name="gr56" draw:layer="layout" svg:width="0.783cm" svg:height="0.784cm" svg:x="11.311cm" svg:y="4.296cm" svg:viewBox="0 0 784 785" draw:points="0,408 378,785 784,378 407,0">
          <text:p/>
        </draw:polygon>
        <draw:polygon draw:style-name="gr56" draw:layer="layout" svg:width="0.783cm" svg:height="0.783cm" svg:x="10.471cm" svg:y="3.454cm" svg:viewBox="0 0 784 784" draw:points="0,407 377,784 784,378 407,0">
          <text:p/>
        </draw:polygon>
        <draw:polygon draw:style-name="gr56" draw:layer="layout" svg:width="0.398cm" svg:height="0.335cm" svg:x="14.264cm" svg:y="2.626cm" svg:viewBox="0 0 399 336" draw:points="0,0 0,336 399,336 399,0">
          <text:p/>
        </draw:polygon>
        <draw:polygon draw:style-name="gr57" draw:layer="layout" svg:width="0.398cm" svg:height="0.335cm" svg:x="14.264cm" svg:y="2.626cm" svg:viewBox="0 0 399 336" draw:points="0,0 0,336 399,336 399,0">
          <text:p/>
        </draw:polygon>
        <draw:polygon draw:style-name="gr56" draw:layer="layout" svg:width="0.398cm" svg:height="0.335cm" svg:x="14.264cm" svg:y="3.21cm" svg:viewBox="0 0 399 336" draw:points="0,0 0,336 399,336 399,0">
          <text:p/>
        </draw:polygon>
        <draw:polygon draw:style-name="gr57" draw:layer="layout" svg:width="0.398cm" svg:height="0.335cm" svg:x="14.264cm" svg:y="3.21cm" svg:viewBox="0 0 399 336" draw:points="0,0 0,336 399,336 399,0">
          <text:p/>
        </draw:polygon>
        <draw:polygon draw:style-name="gr56" draw:layer="layout" svg:width="0.397cm" svg:height="0.335cm" svg:x="15.331cm" svg:y="3.028cm" svg:viewBox="0 0 398 336" draw:points="0,0 0,336 398,336 398,0">
          <text:p/>
        </draw:polygon>
        <draw:polygon draw:style-name="gr57" draw:layer="layout" svg:width="0.397cm" svg:height="0.335cm" svg:x="15.331cm" svg:y="3.028cm" svg:viewBox="0 0 398 336" draw:points="0,0 0,336 398,336 398,0">
          <text:p/>
        </draw:polygon>
        <draw:polygon draw:style-name="gr56" draw:layer="layout" svg:width="0.397cm" svg:height="0.334cm" svg:x="15.331cm" svg:y="3.613cm" svg:viewBox="0 0 398 335" draw:points="0,0 0,335 398,335 398,0">
          <text:p/>
        </draw:polygon>
        <draw:polygon draw:style-name="gr57" draw:layer="layout" svg:width="0.397cm" svg:height="0.334cm" svg:x="15.331cm" svg:y="3.613cm" svg:viewBox="0 0 398 335" draw:points="0,0 0,335 398,335 398,0">
          <text:p/>
        </draw:polygon>
        <draw:polygon draw:style-name="gr56" draw:layer="layout" svg:width="0.335cm" svg:height="0.398cm" svg:x="13.224cm" svg:y="4.013cm" svg:viewBox="0 0 336 399" draw:points="0,399 336,399 336,0 0,0">
          <text:p/>
        </draw:polygon>
        <draw:polygon draw:style-name="gr57" draw:layer="layout" svg:width="0.335cm" svg:height="0.398cm" svg:x="13.224cm" svg:y="4.013cm" svg:viewBox="0 0 336 399" draw:points="0,399 336,399 336,0 0,0">
          <text:p/>
        </draw:polygon>
        <draw:polygon draw:style-name="gr56" draw:layer="layout" svg:width="0.334cm" svg:height="0.398cm" svg:x="13.809cm" svg:y="4.013cm" svg:viewBox="0 0 335 399" draw:points="0,399 335,399 335,0 0,0">
          <text:p/>
        </draw:polygon>
        <draw:polygon draw:style-name="gr57" draw:layer="layout" svg:width="0.334cm" svg:height="0.398cm" svg:x="13.809cm" svg:y="4.013cm" svg:viewBox="0 0 335 399" draw:points="0,399 335,399 335,0 0,0">
          <text:p/>
        </draw:polygon>
        <draw:polygon draw:style-name="gr56" draw:layer="layout" svg:width="0.397cm" svg:height="0.334cm" svg:x="15.331cm" svg:y="1.297cm" svg:viewBox="0 0 398 335" draw:points="0,0 0,335 398,335 398,0">
          <text:p/>
        </draw:polygon>
        <draw:polygon draw:style-name="gr57" draw:layer="layout" svg:width="0.397cm" svg:height="0.334cm" svg:x="15.331cm" svg:y="1.297cm" svg:viewBox="0 0 398 335" draw:points="0,0 0,335 398,335 398,0">
          <text:p/>
        </draw:polygon>
        <draw:polygon draw:style-name="gr56" draw:layer="layout" svg:width="0.397cm" svg:height="0.335cm" svg:x="15.331cm" svg:y="1.881cm" svg:viewBox="0 0 398 336" draw:points="0,0 0,336 398,336 398,0">
          <text:p/>
        </draw:polygon>
        <draw:polygon draw:style-name="gr57" draw:layer="layout" svg:width="0.397cm" svg:height="0.335cm" svg:x="15.331cm" svg:y="1.881cm" svg:viewBox="0 0 398 336" draw:points="0,0 0,336 398,336 398,0">
          <text:p/>
        </draw:polygon>
        <draw:polygon draw:style-name="gr56" draw:layer="layout" svg:width="0.368cm" svg:height="0.119cm" svg:x="13.523cm" svg:y="1.758cm" svg:viewBox="0 0 369 120" draw:points="340,120 369,90 369,30 340,0 30,0 0,30 0,90 30,120">
          <text:p/>
        </draw:polygon>
        <draw:polygon draw:style-name="gr57" draw:layer="layout" svg:width="0.368cm" svg:height="0.119cm" svg:x="13.523cm" svg:y="1.758cm" svg:viewBox="0 0 369 120" draw:points="340,120 369,90 369,30 340,0 30,0 0,30 0,90 30,120">
          <text:p/>
        </draw:polygon>
        <draw:polygon draw:style-name="gr56" draw:layer="layout" svg:width="0.368cm" svg:height="0.118cm" svg:x="13.523cm" svg:y="1.964cm" svg:viewBox="0 0 369 119" draw:points="340,119 369,89 369,29 340,0 30,0 0,29 0,89 30,119">
          <text:p/>
        </draw:polygon>
        <draw:polygon draw:style-name="gr57" draw:layer="layout" svg:width="0.368cm" svg:height="0.118cm" svg:x="13.523cm" svg:y="1.964cm" svg:viewBox="0 0 369 119" draw:points="340,119 369,89 369,29 340,0 30,0 0,29 0,89 30,119">
          <text:p/>
        </draw:polygon>
        <draw:polygon draw:style-name="gr56" draw:layer="layout" svg:width="0.368cm" svg:height="0.119cm" svg:x="13.523cm" svg:y="2.169cm" svg:viewBox="0 0 369 120" draw:points="340,120 369,90 369,31 340,0 30,0 0,31 0,90 30,120">
          <text:p/>
        </draw:polygon>
        <draw:polygon draw:style-name="gr57" draw:layer="layout" svg:width="0.368cm" svg:height="0.119cm" svg:x="13.523cm" svg:y="2.169cm" svg:viewBox="0 0 369 120" draw:points="340,120 369,90 369,31 340,0 30,0 0,31 0,90 30,120">
          <text:p/>
        </draw:polygon>
        <draw:polygon draw:style-name="gr56" draw:layer="layout" svg:width="0.368cm" svg:height="0.119cm" svg:x="13.523cm" svg:y="2.374cm" svg:viewBox="0 0 369 120" draw:points="340,120 369,90 369,30 340,0 30,0 0,30 0,90 30,120">
          <text:p/>
        </draw:polygon>
        <draw:polygon draw:style-name="gr57" draw:layer="layout" svg:width="0.368cm" svg:height="0.119cm" svg:x="13.523cm" svg:y="2.374cm" svg:viewBox="0 0 369 120" draw:points="340,120 369,90 369,30 340,0 30,0 0,30 0,90 30,120">
          <text:p/>
        </draw:polygon>
        <draw:polygon draw:style-name="gr56" draw:layer="layout" svg:width="0.368cm" svg:height="0.118cm" svg:x="13.523cm" svg:y="2.58cm" svg:viewBox="0 0 369 119" draw:points="340,119 369,90 369,29 340,0 30,0 0,29 0,90 30,119">
          <text:p/>
        </draw:polygon>
        <draw:polygon draw:style-name="gr57" draw:layer="layout" svg:width="0.368cm" svg:height="0.118cm" svg:x="13.523cm" svg:y="2.58cm" svg:viewBox="0 0 369 119" draw:points="340,119 369,90 369,29 340,0 30,0 0,29 0,90 30,119">
          <text:p/>
        </draw:polygon>
        <draw:polygon draw:style-name="gr56" draw:layer="layout" svg:width="0.368cm" svg:height="0.119cm" svg:x="13.523cm" svg:y="2.785cm" svg:viewBox="0 0 369 120" draw:points="340,120 369,89 369,30 340,0 30,0 0,30 0,89 30,120">
          <text:p/>
        </draw:polygon>
        <draw:polygon draw:style-name="gr57" draw:layer="layout" svg:width="0.368cm" svg:height="0.119cm" svg:x="13.523cm" svg:y="2.785cm" svg:viewBox="0 0 369 120" draw:points="340,120 369,89 369,30 340,0 30,0 0,30 0,89 30,120">
          <text:p/>
        </draw:polygon>
        <draw:polygon draw:style-name="gr56" draw:layer="layout" svg:width="0.368cm" svg:height="0.119cm" svg:x="13.523cm" svg:y="2.99cm" svg:viewBox="0 0 369 120" draw:points="340,120 369,90 369,31 340,0 30,0 0,31 0,90 30,120">
          <text:p/>
        </draw:polygon>
        <draw:polygon draw:style-name="gr57" draw:layer="layout" svg:width="0.368cm" svg:height="0.119cm" svg:x="13.523cm" svg:y="2.99cm" svg:viewBox="0 0 369 120" draw:points="340,120 369,90 369,31 340,0 30,0 0,31 0,90 30,120">
          <text:p/>
        </draw:polygon>
        <draw:polygon draw:style-name="gr56" draw:layer="layout" svg:width="0.351cm" svg:height="0.118cm" svg:x="13.538cm" svg:y="3.196cm" svg:viewBox="0 0 352 119" draw:points="321,119 352,90 352,29 321,0 29,0 0,29 0,90 29,119">
          <text:p/>
        </draw:polygon>
        <draw:polygon draw:style-name="gr57" draw:layer="layout" svg:width="0.351cm" svg:height="0.118cm" svg:x="13.538cm" svg:y="3.196cm" svg:viewBox="0 0 352 119" draw:points="321,119 352,90 352,29 321,0 29,0 0,29 0,90 29,119">
          <text:p/>
        </draw:polygon>
        <draw:polygon draw:style-name="gr56" draw:layer="layout" svg:width="0.119cm" svg:height="0.351cm" svg:x="11.897cm" svg:y="1.329cm" svg:viewBox="0 0 120 352" draw:points="90,352 120,323 120,29 90,0 30,0 0,29 0,323 30,352">
          <text:p/>
        </draw:polygon>
        <draw:polygon draw:style-name="gr57" draw:layer="layout" svg:width="0.119cm" svg:height="0.351cm" svg:x="11.897cm" svg:y="1.329cm" svg:viewBox="0 0 120 352" draw:points="90,352 120,323 120,29 90,0 30,0 0,29 0,323 30,352">
          <text:p/>
        </draw:polygon>
        <draw:polygon draw:style-name="gr56" draw:layer="layout" svg:width="0.118cm" svg:height="0.369cm" svg:x="12.103cm" svg:y="1.32cm" svg:viewBox="0 0 119 370" draw:points="89,370 119,340 119,30 89,0 29,0 0,30 0,340 29,370">
          <text:p/>
        </draw:polygon>
        <draw:polygon draw:style-name="gr57" draw:layer="layout" svg:width="0.118cm" svg:height="0.369cm" svg:x="12.103cm" svg:y="1.32cm" svg:viewBox="0 0 119 370" draw:points="89,370 119,340 119,30 89,0 29,0 0,30 0,340 29,370">
          <text:p/>
        </draw:polygon>
        <draw:polygon draw:style-name="gr56" draw:layer="layout" svg:width="0.118cm" svg:height="0.369cm" svg:x="12.308cm" svg:y="1.32cm" svg:viewBox="0 0 119 370" draw:points="90,370 119,340 119,30 90,0 31,0 0,30 0,340 31,370">
          <text:p/>
        </draw:polygon>
        <draw:polygon draw:style-name="gr57" draw:layer="layout" svg:width="0.118cm" svg:height="0.369cm" svg:x="12.308cm" svg:y="1.32cm" svg:viewBox="0 0 119 370" draw:points="90,370 119,340 119,30 90,0 31,0 0,30 0,340 31,370">
          <text:p/>
        </draw:polygon>
        <draw:polygon draw:style-name="gr56" draw:layer="layout" svg:width="0.119cm" svg:height="0.369cm" svg:x="12.513cm" svg:y="1.32cm" svg:viewBox="0 0 120 370" draw:points="90,370 120,340 120,30 90,0 30,0 0,30 0,340 30,370">
          <text:p/>
        </draw:polygon>
        <draw:polygon draw:style-name="gr57" draw:layer="layout" svg:width="0.119cm" svg:height="0.369cm" svg:x="12.513cm" svg:y="1.32cm" svg:viewBox="0 0 120 370" draw:points="90,370 120,340 120,30 90,0 30,0 0,30 0,340 30,370">
          <text:p/>
        </draw:polygon>
        <draw:polygon draw:style-name="gr56" draw:layer="layout" svg:width="0.118cm" svg:height="0.369cm" svg:x="12.719cm" svg:y="1.32cm" svg:viewBox="0 0 119 370" draw:points="89,370 119,340 119,30 89,0 29,0 0,30 0,340 29,370">
          <text:p/>
        </draw:polygon>
        <draw:polygon draw:style-name="gr57" draw:layer="layout" svg:width="0.118cm" svg:height="0.369cm" svg:x="12.719cm" svg:y="1.32cm" svg:viewBox="0 0 119 370" draw:points="89,370 119,340 119,30 89,0 29,0 0,30 0,340 29,370">
          <text:p/>
        </draw:polygon>
        <draw:polygon draw:style-name="gr56" draw:layer="layout" svg:width="0.118cm" svg:height="0.369cm" svg:x="12.922cm" svg:y="1.32cm" svg:viewBox="0 0 119 370" draw:points="89,370 119,340 119,30 89,0 29,0 0,30 0,340 29,370">
          <text:p/>
        </draw:polygon>
        <draw:polygon draw:style-name="gr57" draw:layer="layout" svg:width="0.118cm" svg:height="0.369cm" svg:x="12.922cm" svg:y="1.32cm" svg:viewBox="0 0 119 370" draw:points="89,370 119,340 119,30 89,0 29,0 0,30 0,340 29,370">
          <text:p/>
        </draw:polygon>
        <draw:polygon draw:style-name="gr56" draw:layer="layout" svg:width="0.119cm" svg:height="0.369cm" svg:x="13.127cm" svg:y="1.32cm" svg:viewBox="0 0 120 370" draw:points="90,370 120,340 120,30 90,0 31,0 0,30 0,340 31,370">
          <text:p/>
        </draw:polygon>
        <draw:polygon draw:style-name="gr57" draw:layer="layout" svg:width="0.119cm" svg:height="0.369cm" svg:x="13.127cm" svg:y="1.32cm" svg:viewBox="0 0 120 370" draw:points="90,370 120,340 120,30 90,0 31,0 0,30 0,340 31,370">
          <text:p/>
        </draw:polygon>
        <draw:polygon draw:style-name="gr56" draw:layer="layout" svg:width="0.119cm" svg:height="0.369cm" svg:x="13.332cm" svg:y="1.32cm" svg:viewBox="0 0 120 370" draw:points="90,370 120,340 120,30 90,0 30,0 0,30 0,340 30,370">
          <text:p/>
        </draw:polygon>
        <draw:polygon draw:style-name="gr57" draw:layer="layout" svg:width="0.119cm" svg:height="0.369cm" svg:x="13.332cm" svg:y="1.32cm" svg:viewBox="0 0 120 370" draw:points="90,370 120,340 120,30 90,0 30,0 0,30 0,340 30,370">
          <text:p/>
        </draw:polygon>
        <draw:polygon draw:style-name="gr56" draw:layer="layout" svg:width="0.119cm" svg:height="0.368cm" svg:x="13.332cm" svg:y="3.384cm" svg:viewBox="0 0 120 369" draw:points="90,369 120,340 120,30 90,0 30,0 0,30 0,340 30,369">
          <text:p/>
        </draw:polygon>
        <draw:polygon draw:style-name="gr57" draw:layer="layout" svg:width="0.119cm" svg:height="0.368cm" svg:x="13.332cm" svg:y="3.384cm" svg:viewBox="0 0 120 369" draw:points="90,369 120,340 120,30 90,0 30,0 0,30 0,340 30,369">
          <text:p/>
        </draw:polygon>
        <draw:polygon draw:style-name="gr56" draw:layer="layout" svg:width="0.119cm" svg:height="0.368cm" svg:x="13.127cm" svg:y="3.384cm" svg:viewBox="0 0 120 369" draw:points="90,369 120,340 120,30 90,0 31,0 0,30 0,340 31,369">
          <text:p/>
        </draw:polygon>
        <draw:polygon draw:style-name="gr57" draw:layer="layout" svg:width="0.119cm" svg:height="0.368cm" svg:x="13.127cm" svg:y="3.384cm" svg:viewBox="0 0 120 369" draw:points="90,369 120,340 120,30 90,0 31,0 0,30 0,340 31,369">
          <text:p/>
        </draw:polygon>
        <draw:polygon draw:style-name="gr56" draw:layer="layout" svg:width="0.118cm" svg:height="0.368cm" svg:x="12.922cm" svg:y="3.384cm" svg:viewBox="0 0 119 369" draw:points="89,369 119,340 119,30 89,0 29,0 0,30 0,340 29,369">
          <text:p/>
        </draw:polygon>
        <draw:polygon draw:style-name="gr57" draw:layer="layout" svg:width="0.118cm" svg:height="0.368cm" svg:x="12.922cm" svg:y="3.384cm" svg:viewBox="0 0 119 369" draw:points="89,369 119,340 119,30 89,0 29,0 0,30 0,340 29,369">
          <text:p/>
        </draw:polygon>
        <draw:polygon draw:style-name="gr56" draw:layer="layout" svg:width="0.118cm" svg:height="0.368cm" svg:x="12.719cm" svg:y="3.384cm" svg:viewBox="0 0 119 369" draw:points="89,369 119,340 119,30 89,0 29,0 0,30 0,340 29,369">
          <text:p/>
        </draw:polygon>
        <draw:polygon draw:style-name="gr57" draw:layer="layout" svg:width="0.118cm" svg:height="0.368cm" svg:x="12.719cm" svg:y="3.384cm" svg:viewBox="0 0 119 369" draw:points="89,369 119,340 119,30 89,0 29,0 0,30 0,340 29,369">
          <text:p/>
        </draw:polygon>
        <draw:polygon draw:style-name="gr56" draw:layer="layout" svg:width="0.119cm" svg:height="0.368cm" svg:x="12.513cm" svg:y="3.384cm" svg:viewBox="0 0 120 369" draw:points="90,369 120,340 120,30 90,0 30,0 0,30 0,340 30,369">
          <text:p/>
        </draw:polygon>
        <draw:polygon draw:style-name="gr57" draw:layer="layout" svg:width="0.119cm" svg:height="0.368cm" svg:x="12.513cm" svg:y="3.384cm" svg:viewBox="0 0 120 369" draw:points="90,369 120,340 120,30 90,0 30,0 0,30 0,340 30,369">
          <text:p/>
        </draw:polygon>
        <draw:polygon draw:style-name="gr56" draw:layer="layout" svg:width="0.118cm" svg:height="0.368cm" svg:x="12.308cm" svg:y="3.384cm" svg:viewBox="0 0 119 369" draw:points="90,369 119,340 119,30 90,0 31,0 0,30 0,340 31,369">
          <text:p/>
        </draw:polygon>
        <draw:polygon draw:style-name="gr57" draw:layer="layout" svg:width="0.118cm" svg:height="0.368cm" svg:x="12.308cm" svg:y="3.384cm" svg:viewBox="0 0 119 369" draw:points="90,369 119,340 119,30 90,0 31,0 0,30 0,340 31,369">
          <text:p/>
        </draw:polygon>
        <draw:polygon draw:style-name="gr56" draw:layer="layout" svg:width="0.118cm" svg:height="0.368cm" svg:x="12.103cm" svg:y="3.384cm" svg:viewBox="0 0 119 369" draw:points="89,369 119,340 119,30 89,0 29,0 0,30 0,340 29,369">
          <text:p/>
        </draw:polygon>
        <draw:polygon draw:style-name="gr57" draw:layer="layout" svg:width="0.118cm" svg:height="0.368cm" svg:x="12.103cm" svg:y="3.384cm" svg:viewBox="0 0 119 369" draw:points="89,369 119,340 119,30 89,0 29,0 0,30 0,340 29,369">
          <text:p/>
        </draw:polygon>
        <draw:polygon draw:style-name="gr56" draw:layer="layout" svg:width="0.119cm" svg:height="0.368cm" svg:x="11.897cm" svg:y="3.384cm" svg:viewBox="0 0 120 369" draw:points="90,369 120,340 120,30 90,0 30,0 0,30 0,340 30,369">
          <text:p/>
        </draw:polygon>
        <draw:polygon draw:style-name="gr57" draw:layer="layout" svg:width="0.119cm" svg:height="0.368cm" svg:x="11.897cm" svg:y="3.384cm" svg:viewBox="0 0 120 369" draw:points="90,369 120,340 120,30 90,0 30,0 0,30 0,340 30,369">
          <text:p/>
        </draw:polygon>
        <draw:polygon draw:style-name="gr56" draw:layer="layout" svg:width="0.368cm" svg:height="0.118cm" svg:x="11.468cm" svg:y="3.196cm" svg:viewBox="0 0 369 119" draw:points="339,119 369,90 369,29 339,0 29,0 0,29 0,90 29,119">
          <text:p/>
        </draw:polygon>
        <draw:polygon draw:style-name="gr57" draw:layer="layout" svg:width="0.368cm" svg:height="0.118cm" svg:x="11.468cm" svg:y="3.196cm" svg:viewBox="0 0 369 119" draw:points="339,119 369,90 369,29 339,0 29,0 0,29 0,90 29,119">
          <text:p/>
        </draw:polygon>
        <draw:polygon draw:style-name="gr56" draw:layer="layout" svg:width="0.368cm" svg:height="0.119cm" svg:x="11.468cm" svg:y="2.99cm" svg:viewBox="0 0 369 120" draw:points="339,120 369,90 369,31 339,0 29,0 0,31 0,90 29,120">
          <text:p/>
        </draw:polygon>
        <draw:polygon draw:style-name="gr57" draw:layer="layout" svg:width="0.368cm" svg:height="0.119cm" svg:x="11.468cm" svg:y="2.99cm" svg:viewBox="0 0 369 120" draw:points="339,120 369,90 369,31 339,0 29,0 0,31 0,90 29,120">
          <text:p/>
        </draw:polygon>
        <draw:polygon draw:style-name="gr56" draw:layer="layout" svg:width="0.368cm" svg:height="0.119cm" svg:x="11.468cm" svg:y="2.785cm" svg:viewBox="0 0 369 120" draw:points="339,120 369,89 369,30 339,0 29,0 0,30 0,89 29,120">
          <text:p/>
        </draw:polygon>
        <draw:polygon draw:style-name="gr57" draw:layer="layout" svg:width="0.368cm" svg:height="0.119cm" svg:x="11.468cm" svg:y="2.785cm" svg:viewBox="0 0 369 120" draw:points="339,120 369,89 369,30 339,0 29,0 0,30 0,89 29,120">
          <text:p/>
        </draw:polygon>
        <draw:polygon draw:style-name="gr56" draw:layer="layout" svg:width="0.368cm" svg:height="0.118cm" svg:x="11.468cm" svg:y="2.58cm" svg:viewBox="0 0 369 119" draw:points="339,119 369,90 369,29 339,0 29,0 0,29 0,90 29,119">
          <text:p/>
        </draw:polygon>
        <draw:polygon draw:style-name="gr57" draw:layer="layout" svg:width="0.368cm" svg:height="0.118cm" svg:x="11.468cm" svg:y="2.58cm" svg:viewBox="0 0 369 119" draw:points="339,119 369,90 369,29 339,0 29,0 0,29 0,90 29,119">
          <text:p/>
        </draw:polygon>
        <draw:polygon draw:style-name="gr56" draw:layer="layout" svg:width="0.368cm" svg:height="0.119cm" svg:x="11.468cm" svg:y="2.374cm" svg:viewBox="0 0 369 120" draw:points="339,120 369,90 369,30 339,0 29,0 0,30 0,90 29,120">
          <text:p/>
        </draw:polygon>
        <draw:polygon draw:style-name="gr57" draw:layer="layout" svg:width="0.368cm" svg:height="0.119cm" svg:x="11.468cm" svg:y="2.374cm" svg:viewBox="0 0 369 120" draw:points="339,120 369,90 369,30 339,0 29,0 0,30 0,90 29,120">
          <text:p/>
        </draw:polygon>
        <draw:polygon draw:style-name="gr56" draw:layer="layout" svg:width="0.368cm" svg:height="0.119cm" svg:x="11.468cm" svg:y="2.169cm" svg:viewBox="0 0 369 120" draw:points="339,120 369,90 369,31 339,0 29,0 0,31 0,90 29,120">
          <text:p/>
        </draw:polygon>
        <draw:polygon draw:style-name="gr57" draw:layer="layout" svg:width="0.368cm" svg:height="0.119cm" svg:x="11.468cm" svg:y="2.169cm" svg:viewBox="0 0 369 120" draw:points="339,120 369,90 369,31 339,0 29,0 0,31 0,90 29,120">
          <text:p/>
        </draw:polygon>
        <draw:polygon draw:style-name="gr56" draw:layer="layout" svg:width="0.368cm" svg:height="0.118cm" svg:x="11.468cm" svg:y="1.964cm" svg:viewBox="0 0 369 119" draw:points="339,119 369,89 369,29 339,0 29,0 0,29 0,89 29,119">
          <text:p/>
        </draw:polygon>
        <draw:polygon draw:style-name="gr57" draw:layer="layout" svg:width="0.368cm" svg:height="0.118cm" svg:x="11.468cm" svg:y="1.964cm" svg:viewBox="0 0 369 119" draw:points="339,119 369,89 369,29 339,0 29,0 0,29 0,89 29,119">
          <text:p/>
        </draw:polygon>
        <draw:polygon draw:style-name="gr56" draw:layer="layout" svg:width="0.368cm" svg:height="0.119cm" svg:x="11.468cm" svg:y="1.758cm" svg:viewBox="0 0 369 120" draw:points="339,120 369,90 369,30 339,0 29,0 0,30 0,90 29,120">
          <text:p/>
        </draw:polygon>
        <draw:polygon draw:style-name="gr57" draw:layer="layout" svg:width="0.368cm" svg:height="0.119cm" svg:x="11.468cm" svg:y="1.758cm" svg:viewBox="0 0 369 120" draw:points="339,120 369,90 369,30 339,0 29,0 0,30 0,90 29,120">
          <text:p/>
        </draw:polygon>
        <draw:polygon draw:style-name="gr56" draw:layer="layout" svg:width="0.614cm" svg:height="0.614cm" svg:x="15.661cm" svg:y="11.311cm" svg:viewBox="0 0 615 615" draw:points="615,153 461,0 152,0 0,153 0,462 152,615 461,615 615,462">
          <text:p/>
        </draw:polygon>
        <draw:polygon draw:style-name="gr56" draw:layer="layout" svg:width="0.614cm" svg:height="0.614cm" svg:x="14.619cm" svg:y="11.311cm" svg:viewBox="0 0 615 615" draw:points="615,153 463,0 153,0 0,153 0,462 153,615 463,615 615,462">
          <text:p/>
        </draw:polygon>
        <draw:polygon draw:style-name="gr56" draw:layer="layout" svg:width="0.614cm" svg:height="0.614cm" svg:x="8.369cm" svg:y="11.311cm" svg:viewBox="0 0 615 615" draw:points="615,153 461,0 152,0 0,153 0,462 152,615 461,615 615,462">
          <text:p/>
        </draw:polygon>
        <draw:polygon draw:style-name="gr56" draw:layer="layout" svg:width="0.614cm" svg:height="0.614cm" svg:x="7.325cm" svg:y="11.311cm" svg:viewBox="0 0 615 615" draw:points="615,153 463,0 153,0 0,153 0,462 153,615 463,615 615,462">
          <text:p/>
        </draw:polygon>
        <draw:polygon draw:style-name="gr56" draw:layer="layout" svg:width="0.699cm" svg:height="0.699cm" svg:x="5.2cm" svg:y="12.312cm" svg:viewBox="0 0 700 700" draw:points="524,700 700,523 700,176 524,0 177,0 0,176 0,523 177,700">
          <text:p/>
        </draw:polygon>
        <draw:polygon draw:style-name="gr56" draw:layer="layout" svg:width="0.699cm" svg:height="0.698cm" svg:x="5.2cm" svg:y="11.269cm" svg:viewBox="0 0 700 699" draw:points="524,699 700,523 700,175 524,0 177,0 0,175 0,523 177,699">
          <text:p/>
        </draw:polygon>
        <draw:polygon draw:style-name="gr56" draw:layer="layout" svg:width="0.699cm" svg:height="0.699cm" svg:x="5.2cm" svg:y="10.227cm" svg:viewBox="0 0 700 700" draw:points="524,700 700,523 700,176 524,0 177,0 0,176 0,523 177,700">
          <text:p/>
        </draw:polygon>
        <draw:polygon draw:style-name="gr56" draw:layer="layout" svg:width="0.699cm" svg:height="0.698cm" svg:x="5.2cm" svg:y="9.184cm" svg:viewBox="0 0 700 699" draw:points="524,699 700,524 700,175 524,0 177,0 0,175 0,524 177,699">
          <text:p/>
        </draw:polygon>
        <draw:polygon draw:style-name="gr56" draw:layer="layout" svg:width="0.699cm" svg:height="0.699cm" svg:x="5.2cm" svg:y="8.142cm" svg:viewBox="0 0 700 700" draw:points="524,700 700,523 700,176 524,0 177,0 0,176 0,523 177,700">
          <text:p/>
        </draw:polygon>
        <draw:polygon draw:style-name="gr56" draw:layer="layout" svg:width="0.656cm" svg:height="0.656cm" svg:x="5.221cm" svg:y="7.12cm" svg:viewBox="0 0 657 657" draw:points="495,657 657,494 657,163 495,0 163,0 0,163 0,494 163,657">
          <text:p/>
        </draw:polygon>
        <draw:polygon draw:style-name="gr56" draw:layer="layout" svg:width="0.656cm" svg:height="0.656cm" svg:x="5.221cm" svg:y="6.079cm" svg:viewBox="0 0 657 657" draw:points="495,657 657,494 657,164 495,0 163,0 0,164 0,494 163,657">
          <text:p/>
        </draw:polygon>
        <draw:polygon draw:style-name="gr56" draw:layer="layout" svg:width="0.699cm" svg:height="0.698cm" svg:x="5.2cm" svg:y="5.014cm" svg:viewBox="0 0 700 699" draw:points="524,699 700,524 700,176 524,0 177,0 0,176 0,524 177,699">
          <text:p/>
        </draw:polygon>
        <draw:polygon draw:style-name="gr56" draw:layer="layout" svg:width="0.699cm" svg:height="0.699cm" svg:x="5.2cm" svg:y="3.972cm" svg:viewBox="0 0 700 700" draw:points="524,700 700,523 700,176 524,0 177,0 0,176 0,523 177,700">
          <text:p/>
        </draw:polygon>
        <draw:polygon draw:style-name="gr56" draw:layer="layout" svg:width="0.699cm" svg:height="0.698cm" svg:x="5.2cm" svg:y="2.929cm" svg:viewBox="0 0 700 699" draw:points="524,699 700,524 700,176 524,0 177,0 0,176 0,524 177,699">
          <text:p/>
        </draw:polygon>
        <draw:polygon draw:style-name="gr56" draw:layer="layout" svg:width="0.699cm" svg:height="0.698cm" svg:x="5.2cm" svg:y="1.888cm" svg:viewBox="0 0 700 699" draw:points="524,699 700,522 700,175 524,0 177,0 0,175 0,522 177,699">
          <text:p/>
        </draw:polygon>
        <draw:polygon draw:style-name="gr56" draw:layer="layout" svg:width="0.699cm" svg:height="0.699cm" svg:x="5.2cm" svg:y="0.844cm" svg:viewBox="0 0 700 700" draw:points="700,700 700,0 0,0 0,700">
          <text:p/>
        </draw:polygon>
        <draw:polygon draw:style-name="gr56" draw:layer="layout" svg:width="0.657cm" svg:height="0.656cm" svg:x="3.136cm" svg:y="12.333cm" svg:viewBox="0 0 658 657" draw:points="495,657 658,495 658,163 495,0 163,0 0,163 0,495 163,657">
          <text:p/>
        </draw:polygon>
        <draw:polygon draw:style-name="gr56" draw:layer="layout" svg:width="0.656cm" svg:height="0.656cm" svg:x="4.18cm" svg:y="12.333cm" svg:viewBox="0 0 657 657" draw:points="494,657 657,495 657,163 494,0 164,0 0,163 0,495 164,657">
          <text:p/>
        </draw:polygon>
        <draw:polygon draw:style-name="gr56" draw:layer="layout" svg:width="0.657cm" svg:height="0.656cm" svg:x="3.136cm" svg:y="11.29cm" svg:viewBox="0 0 658 657" draw:points="495,657 658,494 658,163 495,0 163,0 0,163 0,494 163,657">
          <text:p/>
        </draw:polygon>
        <draw:polygon draw:style-name="gr56" draw:layer="layout" svg:width="0.656cm" svg:height="0.656cm" svg:x="4.18cm" svg:y="11.29cm" svg:viewBox="0 0 657 657" draw:points="494,657 657,494 657,163 494,0 164,0 0,163 0,494 164,657">
          <text:p/>
        </draw:polygon>
        <draw:polygon draw:style-name="gr56" draw:layer="layout" svg:width="0.657cm" svg:height="0.657cm" svg:x="3.136cm" svg:y="10.248cm" svg:viewBox="0 0 658 658" draw:points="495,658 658,494 658,163 495,0 163,0 0,163 0,494 163,658">
          <text:p/>
        </draw:polygon>
        <draw:polygon draw:style-name="gr56" draw:layer="layout" svg:width="0.656cm" svg:height="0.657cm" svg:x="4.18cm" svg:y="10.248cm" svg:viewBox="0 0 657 658" draw:points="494,658 657,494 657,163 494,0 164,0 0,163 0,494 164,658">
          <text:p/>
        </draw:polygon>
        <draw:polygon draw:style-name="gr56" draw:layer="layout" svg:width="0.699cm" svg:height="0.698cm" svg:x="3.115cm" svg:y="9.184cm" svg:viewBox="0 0 700 699" draw:points="524,699 700,524 700,175 524,0 177,0 0,175 0,524 177,699">
          <text:p/>
        </draw:polygon>
        <draw:polygon draw:style-name="gr56" draw:layer="layout" svg:width="0.698cm" svg:height="0.698cm" svg:x="4.159cm" svg:y="9.184cm" svg:viewBox="0 0 699 699" draw:points="524,699 699,524 699,175 524,0 175,0 0,175 0,524 175,699">
          <text:p/>
        </draw:polygon>
        <draw:polygon draw:style-name="gr56" draw:layer="layout" svg:width="0.699cm" svg:height="0.699cm" svg:x="3.115cm" svg:y="8.142cm" svg:viewBox="0 0 700 700" draw:points="524,700 700,523 700,176 524,0 177,0 0,176 0,523 177,700">
          <text:p/>
        </draw:polygon>
        <draw:polygon draw:style-name="gr56" draw:layer="layout" svg:width="0.698cm" svg:height="0.699cm" svg:x="4.159cm" svg:y="8.142cm" svg:viewBox="0 0 699 700" draw:points="524,700 699,523 699,176 524,0 175,0 0,176 0,523 175,700">
          <text:p/>
        </draw:polygon>
        <draw:polygon draw:style-name="gr56" draw:layer="layout" svg:width="0.657cm" svg:height="0.656cm" svg:x="3.136cm" svg:y="7.12cm" svg:viewBox="0 0 658 657" draw:points="495,657 658,494 658,163 495,0 163,0 0,163 0,494 163,657">
          <text:p/>
        </draw:polygon>
        <draw:polygon draw:style-name="gr56" draw:layer="layout" svg:width="0.656cm" svg:height="0.656cm" svg:x="4.18cm" svg:y="7.12cm" svg:viewBox="0 0 657 657" draw:points="494,657 657,494 657,163 494,0 164,0 0,163 0,494 164,657">
          <text:p/>
        </draw:polygon>
        <draw:polygon draw:style-name="gr56" draw:layer="layout" svg:width="0.657cm" svg:height="0.656cm" svg:x="3.136cm" svg:y="6.079cm" svg:viewBox="0 0 658 657" draw:points="495,657 658,494 658,164 495,0 163,0 0,164 0,494 163,657">
          <text:p/>
        </draw:polygon>
        <draw:polygon draw:style-name="gr56" draw:layer="layout" svg:width="0.656cm" svg:height="0.656cm" svg:x="4.18cm" svg:y="6.079cm" svg:viewBox="0 0 657 657" draw:points="494,657 657,494 657,164 494,0 164,0 0,164 0,494 164,657">
          <text:p/>
        </draw:polygon>
        <draw:polygon draw:style-name="gr56" draw:layer="layout" svg:width="0.699cm" svg:height="0.698cm" svg:x="3.115cm" svg:y="5.014cm" svg:viewBox="0 0 700 699" draw:points="524,699 700,524 700,176 524,0 177,0 0,176 0,524 177,699">
          <text:p/>
        </draw:polygon>
        <draw:polygon draw:style-name="gr56" draw:layer="layout" svg:width="0.698cm" svg:height="0.698cm" svg:x="4.159cm" svg:y="5.014cm" svg:viewBox="0 0 699 699" draw:points="524,699 699,524 699,176 524,0 175,0 0,176 0,524 175,699">
          <text:p/>
        </draw:polygon>
        <draw:polygon draw:style-name="gr56" draw:layer="layout" svg:width="0.699cm" svg:height="0.699cm" svg:x="3.115cm" svg:y="3.972cm" svg:viewBox="0 0 700 700" draw:points="524,700 700,523 700,176 524,0 177,0 0,176 0,523 177,700">
          <text:p/>
        </draw:polygon>
        <draw:polygon draw:style-name="gr56" draw:layer="layout" svg:width="0.698cm" svg:height="0.699cm" svg:x="4.159cm" svg:y="3.972cm" svg:viewBox="0 0 699 700" draw:points="524,700 699,523 699,176 524,0 175,0 0,176 0,523 175,700">
          <text:p/>
        </draw:polygon>
        <draw:polygon draw:style-name="gr56" draw:layer="layout" svg:width="0.699cm" svg:height="0.698cm" svg:x="3.115cm" svg:y="2.929cm" svg:viewBox="0 0 700 699" draw:points="524,699 700,524 700,176 524,0 177,0 0,176 0,524 177,699">
          <text:p/>
        </draw:polygon>
        <draw:polygon draw:style-name="gr56" draw:layer="layout" svg:width="0.698cm" svg:height="0.698cm" svg:x="4.159cm" svg:y="2.929cm" svg:viewBox="0 0 699 699" draw:points="524,699 699,524 699,176 524,0 175,0 0,176 0,524 175,699">
          <text:p/>
        </draw:polygon>
        <draw:polygon draw:style-name="gr56" draw:layer="layout" svg:width="0.699cm" svg:height="0.698cm" svg:x="3.115cm" svg:y="1.888cm" svg:viewBox="0 0 700 699" draw:points="524,699 700,522 700,175 524,0 177,0 0,175 0,522 177,699">
          <text:p/>
        </draw:polygon>
        <draw:polygon draw:style-name="gr56" draw:layer="layout" svg:width="0.698cm" svg:height="0.698cm" svg:x="4.159cm" svg:y="1.888cm" svg:viewBox="0 0 699 699" draw:points="524,699 699,522 699,175 524,0 175,0 0,175 0,522 175,699">
          <text:p/>
        </draw:polygon>
        <draw:polygon draw:style-name="gr56" draw:layer="layout" svg:width="0.699cm" svg:height="0.699cm" svg:x="3.115cm" svg:y="0.844cm" svg:viewBox="0 0 700 700" draw:points="524,700 700,524 700,176 524,0 177,0 0,176 0,524 177,700">
          <text:p/>
        </draw:polygon>
        <draw:polygon draw:style-name="gr56" draw:layer="layout" svg:width="0.698cm" svg:height="0.699cm" svg:x="4.159cm" svg:y="0.844cm" svg:viewBox="0 0 699 700" draw:points="699,700 699,0 0,0 0,700">
          <text:p/>
        </draw:polygon>
        <draw:polygon draw:style-name="gr56" draw:layer="layout" svg:width="0.576cm" svg:height="0.576cm" svg:x="8.305cm" svg:y="7.414cm" svg:viewBox="0 0 577 577" draw:points="577,144 433,0 145,0 0,144 0,433 145,577 433,577 577,433">
          <text:p/>
        </draw:polygon>
        <draw:polygon draw:style-name="gr57" draw:layer="layout" svg:width="0.576cm" svg:height="0.576cm" svg:x="8.305cm" svg:y="7.414cm" svg:viewBox="0 0 577 577" draw:points="577,144 433,0 145,0 0,144 0,433 145,577 433,577 577,433">
          <text:p/>
        </draw:polygon>
        <draw:polygon draw:style-name="gr56" draw:layer="layout" svg:width="0.576cm" svg:height="0.576cm" svg:x="6.743cm" svg:y="5.852cm" svg:viewBox="0 0 577 577" draw:points="577,144 432,0 144,0 0,144 0,433 144,577 432,577 577,433">
          <text:p/>
        </draw:polygon>
        <draw:polygon draw:style-name="gr57" draw:layer="layout" svg:width="0.576cm" svg:height="0.576cm" svg:x="6.743cm" svg:y="5.852cm" svg:viewBox="0 0 577 577" draw:points="577,144 432,0 144,0 0,144 0,433 144,577 432,577 577,433">
          <text:p/>
        </draw:polygon>
        <draw:line draw:style-name="gr57" draw:layer="layout" svg:x1="7.031cm" svg:y1="9.266cm" svg:x2="7.031cm" svg:y2="9.268cm">
          <text:p/>
        </draw:line>
        <draw:line draw:style-name="gr57" draw:layer="layout" svg:x1="10.155cm" svg:y1="6.14cm" svg:x2="10.155cm" svg:y2="6.142cm">
          <text:p/>
        </draw:line>
        <draw:polygon draw:style-name="gr56" draw:layer="layout" svg:width="0.614cm" svg:height="0.614cm" svg:x="12.014cm" svg:y="11.311cm" svg:viewBox="0 0 615 615" draw:points="615,153 461,0 152,0 0,153 0,462 152,615 461,615 615,462">
          <text:p/>
        </draw:polygon>
        <draw:polygon draw:style-name="gr56" draw:layer="layout" svg:width="0.614cm" svg:height="0.614cm" svg:x="10.972cm" svg:y="11.311cm" svg:viewBox="0 0 615 615" draw:points="615,153 463,0 153,0 0,153 0,462 153,615 463,615 615,462">
          <text:p/>
        </draw:polygon>
        <draw:polygon draw:style-name="gr56" draw:layer="layout" svg:width="0.699cm" svg:height="0.698cm" svg:x="6.324cm" svg:y="3.454cm" svg:viewBox="0 0 700 699" draw:points="700,176 524,0 176,0 0,176 0,524 176,699 524,699 700,524">
          <text:p/>
        </draw:polygon>
        <draw:polygon draw:style-name="gr56" draw:layer="layout" svg:width="0.699cm" svg:height="0.698cm" svg:x="9.45cm" svg:y="1.369cm" svg:viewBox="0 0 700 699" draw:points="0,524 176,699 523,699 700,524 700,176 523,0 176,0 0,176">
          <text:p/>
        </draw:polygon>
        <draw:polygon draw:style-name="gr56" draw:layer="layout" svg:width="0.699cm" svg:height="0.698cm" svg:x="6.324cm" svg:y="1.369cm" svg:viewBox="0 0 700 699" draw:points="0,524 176,699 524,699 700,524 700,176 524,0 176,0 0,176">
          <text:p/>
        </draw:polygon>
        <draw:polygon draw:style-name="gr56" draw:layer="layout" svg:width="0.699cm" svg:height="0.698cm" svg:x="6.324cm" svg:y="2.413cm" svg:viewBox="0 0 700 699" draw:points="0,523 176,699 524,699 700,523 700,176 524,0 176,0 0,176">
          <text:p/>
        </draw:polygon>
        <draw:polygon draw:style-name="gr56" draw:layer="layout" svg:width="0.699cm" svg:height="0.698cm" svg:x="9.45cm" svg:y="2.413cm" svg:viewBox="0 0 700 699" draw:points="0,523 176,699 523,699 700,523 700,176 523,0 176,0 0,176">
          <text:p/>
        </draw:polygon>
        <draw:polygon draw:style-name="gr56" draw:layer="layout" svg:width="0.699cm" svg:height="0.698cm" svg:x="9.45cm" svg:y="3.454cm" svg:viewBox="0 0 700 699" draw:points="700,176 523,0 176,0 0,176 0,524 176,699 523,699 700,524">
          <text:p/>
        </draw:polygon>
        <draw:polygon draw:style-name="gr56" draw:layer="layout" svg:width="1.025cm" svg:height="1.024cm" svg:x="14.435cm" svg:y="5.336cm" svg:viewBox="0 0 1026 1025" draw:points="770,1025 1026,769 1026,256 770,0 256,0 0,256 0,769 256,1025">
          <text:p/>
        </draw:polygon>
        <draw:polygon draw:style-name="gr56" draw:layer="layout" svg:width="1.024cm" svg:height="1.025cm" svg:x="11.358cm" svg:y="5.562cm" svg:viewBox="0 0 1025 1026" draw:points="769,1026 1025,769 1025,257 769,0 256,0 0,257 0,769 256,1026">
          <text:p/>
        </draw:polygon>
        <draw:polygon draw:style-name="gr56" draw:layer="layout" svg:width="0.821cm" svg:height="0.821cm" svg:x="13.265cm" svg:y="8.466cm" svg:viewBox="0 0 822 822" draw:points="617,822 822,617 822,206 617,0 205,0 0,206 0,617 205,822">
          <text:p/>
        </draw:polygon>
        <draw:polygon draw:style-name="gr56" draw:layer="layout" svg:width="0.822cm" svg:height="0.822cm" svg:x="12.731cm" svg:y="9.376cm" svg:viewBox="0 0 823 823" draw:points="616,823 823,617 823,207 616,0 206,0 0,207 0,617 206,823">
          <text:p/>
        </draw:polygon>
        <draw:polygon draw:style-name="gr56" draw:layer="layout" svg:width="1.025cm" svg:height="1.025cm" svg:x="15.87cm" svg:y="7.306cm" svg:viewBox="0 0 1026 1026" draw:points="770,1026 1026,770 1026,256 770,0 257,0 0,256 0,770 257,1026">
          <text:p/>
        </draw:polygon>
        <draw:line draw:style-name="gr58" draw:layer="layout" svg:x1="8.913cm" svg:y1="24.128cm" svg:x2="9.434cm" svg:y2="23.607cm">
          <text:p/>
        </draw:line>
        <draw:line draw:style-name="gr58" draw:layer="layout" svg:x1="7.965cm" svg:y1="24.127cm" svg:x2="8.913cm" svg:y2="24.127cm">
          <text:p/>
        </draw:line>
        <draw:line draw:style-name="gr58" draw:layer="layout" svg:x1="7.966cm" svg:y1="24.127cm" svg:x2="5.882cm" svg:y2="26.213cm">
          <text:p/>
        </draw:line>
        <draw:line draw:style-name="gr58" draw:layer="layout" svg:x1="5.882cm" svg:y1="26.212cm" svg:x2="5.549cm" svg:y2="26.212cm">
          <text:p/>
        </draw:line>
        <draw:line draw:style-name="gr58" draw:layer="layout" svg:x1="5.786cm" svg:y1="27.256cm" svg:x2="5.549cm" svg:y2="27.256cm">
          <text:p/>
        </draw:line>
        <draw:line draw:style-name="gr58" draw:layer="layout" svg:x1="5.786cm" svg:y1="27.257cm" svg:x2="8.393cm" svg:y2="24.648cm">
          <text:p/>
        </draw:line>
        <draw:line draw:style-name="gr58" draw:layer="layout" svg:x1="7.965cm" svg:y1="23.607cm" svg:x2="8.392cm" svg:y2="23.607cm">
          <text:p/>
        </draw:line>
        <draw:line draw:style-name="gr58" draw:layer="layout" svg:x1="6.402cm" svg:y1="25.172cm" svg:x2="7.966cm" svg:y2="23.607cm">
          <text:p/>
        </draw:line>
        <draw:line draw:style-name="gr58" draw:layer="layout" svg:x1="5.549cm" svg:y1="25.171cm" svg:x2="6.402cm" svg:y2="25.171cm">
          <text:p/>
        </draw:line>
        <draw:line draw:style-name="gr58" draw:layer="layout" svg:x1="8.913cm" svg:y1="23.087cm" svg:x2="9.434cm" svg:y2="22.563cm">
          <text:p/>
        </draw:line>
        <draw:line draw:style-name="gr58" draw:layer="layout" svg:x1="7.789cm" svg:y1="23.086cm" svg:x2="8.913cm" svg:y2="23.086cm">
          <text:p/>
        </draw:line>
        <draw:line draw:style-name="gr58" draw:layer="layout" svg:x1="7.79cm" svg:y1="23.086cm" svg:x2="6.747cm" svg:y2="24.128cm">
          <text:p/>
        </draw:line>
        <draw:line draw:style-name="gr58" draw:layer="layout" svg:x1="5.549cm" svg:y1="24.127cm" svg:x2="6.747cm" svg:y2="24.127cm">
          <text:p/>
        </draw:line>
        <draw:line draw:style-name="gr58" draw:layer="layout" svg:x1="7.243cm" svg:y1="22.563cm" svg:x2="8.392cm" svg:y2="22.563cm">
          <text:p/>
        </draw:line>
        <draw:line draw:style-name="gr58" draw:layer="layout" svg:x1="6.722cm" svg:y1="23.087cm" svg:x2="7.244cm" svg:y2="22.563cm">
          <text:p/>
        </draw:line>
        <draw:line draw:style-name="gr58" draw:layer="layout" svg:x1="5.549cm" svg:y1="23.086cm" svg:x2="6.722cm" svg:y2="23.086cm">
          <text:p/>
        </draw:line>
        <draw:line draw:style-name="gr58" draw:layer="layout" svg:x1="7.342cm" svg:y1="21.522cm" svg:x2="8.392cm" svg:y2="21.522cm">
          <text:p/>
        </draw:line>
        <draw:line draw:style-name="gr58" draw:layer="layout" svg:x1="6.822cm" svg:y1="22.043cm" svg:x2="7.343cm" svg:y2="21.522cm">
          <text:p/>
        </draw:line>
        <draw:line draw:style-name="gr58" draw:layer="layout" svg:x1="5.549cm" svg:y1="22.042cm" svg:x2="6.822cm" svg:y2="22.042cm">
          <text:p/>
        </draw:line>
        <draw:line draw:style-name="gr58" draw:layer="layout" svg:x1="6.07cm" svg:y1="20.478cm" svg:x2="8.392cm" svg:y2="20.478cm">
          <text:p/>
        </draw:line>
        <draw:line draw:style-name="gr58" draw:layer="layout" svg:x1="5.549cm" svg:y1="19.958cm" svg:x2="6.071cm" svg:y2="20.479cm">
          <text:p/>
        </draw:line>
        <draw:line draw:style-name="gr58" draw:layer="layout" svg:x1="7.112cm" svg:y1="19.437cm" svg:x2="8.392cm" svg:y2="19.437cm">
          <text:p/>
        </draw:line>
        <draw:line draw:style-name="gr58" draw:layer="layout" svg:x1="5.549cm" svg:y1="17.873cm" svg:x2="7.113cm" svg:y2="19.438cm">
          <text:p/>
        </draw:line>
        <draw:line draw:style-name="gr58" draw:layer="layout" svg:x1="8.155cm" svg:y1="18.393cm" svg:x2="8.392cm" svg:y2="18.393cm">
          <text:p/>
        </draw:line>
        <draw:line draw:style-name="gr58" draw:layer="layout" svg:x1="5.549cm" svg:y1="15.788cm" svg:x2="8.156cm" svg:y2="18.394cm">
          <text:p/>
        </draw:line>
        <draw:line draw:style-name="gr58" draw:layer="layout" svg:x1="8.392cm" svg:y1="15.447cm" svg:x2="8.392cm" svg:y2="17.352cm">
          <text:p/>
        </draw:line>
        <draw:line draw:style-name="gr58" draw:layer="layout" svg:x1="6.648cm" svg:y1="13.703cm" svg:x2="8.393cm" svg:y2="15.448cm">
          <text:p/>
        </draw:line>
        <draw:line draw:style-name="gr58" draw:layer="layout" svg:x1="5.549cm" svg:y1="13.703cm" svg:x2="6.648cm" svg:y2="13.703cm">
          <text:p/>
        </draw:line>
        <draw:line draw:style-name="gr58" draw:layer="layout" svg:x1="5.786cm" svg:y1="28.297cm" svg:x2="5.549cm" svg:y2="28.297cm">
          <text:p/>
        </draw:line>
        <draw:line draw:style-name="gr58" draw:layer="layout" svg:x1="5.786cm" svg:y1="28.298cm" svg:x2="9.434cm" svg:y2="24.648cm">
          <text:p/>
        </draw:line>
        <draw:line draw:style-name="gr58" draw:layer="layout" svg:x1="5.549cm" svg:y1="21.001cm" svg:x2="8.913cm" svg:y2="21.001cm">
          <text:p/>
        </draw:line>
        <draw:line draw:style-name="gr58" draw:layer="layout" svg:x1="8.913cm" svg:y1="21.001cm" svg:x2="9.434cm" svg:y2="21.523cm">
          <text:p/>
        </draw:line>
        <draw:line draw:style-name="gr58" draw:layer="layout" svg:x1="5.545cm" svg:y1="21.001cm" svg:x2="5.549cm" svg:y2="21.001cm">
          <text:p/>
        </draw:line>
        <draw:line draw:style-name="gr58" draw:layer="layout" svg:x1="8.913cm" svg:y1="19.958cm" svg:x2="9.434cm" svg:y2="20.479cm">
          <text:p/>
        </draw:line>
        <draw:line draw:style-name="gr58" draw:layer="layout" svg:x1="6.591cm" svg:y1="19.958cm" svg:x2="8.913cm" svg:y2="19.958cm">
          <text:p/>
        </draw:line>
        <draw:line draw:style-name="gr58" draw:layer="layout" svg:x1="6.592cm" svg:y1="19.959cm" svg:x2="5.549cm" svg:y2="18.916cm">
          <text:p/>
        </draw:line>
        <draw:line draw:style-name="gr58" draw:layer="layout" svg:x1="8.913cm" svg:y1="18.916cm" svg:x2="9.434cm" svg:y2="19.438cm">
          <text:p/>
        </draw:line>
        <draw:line draw:style-name="gr58" draw:layer="layout" svg:x1="7.632cm" svg:y1="18.916cm" svg:x2="8.913cm" svg:y2="18.916cm">
          <text:p/>
        </draw:line>
        <draw:line draw:style-name="gr58" draw:layer="layout" svg:x1="7.633cm" svg:y1="18.917cm" svg:x2="5.549cm" svg:y2="16.831cm">
          <text:p/>
        </draw:line>
        <draw:line draw:style-name="gr58" draw:layer="layout" svg:x1="8.913cm" svg:y1="17.873cm" svg:x2="9.434cm" svg:y2="18.394cm">
          <text:p/>
        </draw:line>
        <draw:line draw:style-name="gr58" draw:layer="layout" svg:x1="8.068cm" svg:y1="17.873cm" svg:x2="8.913cm" svg:y2="17.873cm">
          <text:p/>
        </draw:line>
        <draw:line draw:style-name="gr58" draw:layer="layout" svg:x1="8.069cm" svg:y1="17.874cm" svg:x2="7.435cm" svg:y2="17.242cm">
          <text:p/>
        </draw:line>
        <draw:line draw:style-name="gr58" draw:layer="layout" svg:x1="7.435cm" svg:y1="16.634cm" svg:x2="7.435cm" svg:y2="17.242cm">
          <text:p/>
        </draw:line>
        <draw:line draw:style-name="gr58" draw:layer="layout" svg:x1="5.549cm" svg:y1="14.746cm" svg:x2="7.436cm" svg:y2="16.635cm">
          <text:p/>
        </draw:line>
        <draw:line draw:style-name="gr59" draw:layer="layout" svg:x1="2.925cm" svg:y1="15.864cm" svg:x2="3.902cm" svg:y2="16.841cm">
          <text:p/>
        </draw:line>
        <draw:line draw:style-name="gr59" draw:layer="layout" svg:x1="2.925cm" svg:y1="4.864cm" svg:x2="2.925cm" svg:y2="15.864cm">
          <text:p/>
        </draw:line>
        <draw:line draw:style-name="gr59" draw:layer="layout" svg:x1="3.465cm" svg:y1="4.322cm" svg:x2="2.925cm" svg:y2="4.865cm">
          <text:p/>
        </draw:line>
        <draw:line draw:style-name="gr59" draw:layer="layout" svg:x1="3.464cm" svg:y1="3.278cm" svg:x2="3.464cm" svg:y2="4.322cm">
          <text:p/>
        </draw:line>
        <draw:line draw:style-name="gr59" draw:layer="layout" svg:x1="3.464cm" svg:y1="2.237cm" svg:x2="3.464cm" svg:y2="3.278cm">
          <text:p/>
        </draw:line>
        <draw:line draw:style-name="gr59" draw:layer="layout" svg:x1="3.464cm" svg:y1="1.193cm" svg:x2="3.464cm" svg:y2="2.237cm">
          <text:p/>
        </draw:line>
        <draw:line draw:style-name="gr60" draw:layer="layout" svg:x1="15.529cm" svg:y1="2.626cm" svg:x2="15.529cm" svg:y2="3.196cm">
          <text:p/>
        </draw:line>
        <draw:line draw:style-name="gr60" draw:layer="layout" svg:x1="15.337cm" svg:y1="2.434cm" svg:x2="15.53cm" svg:y2="2.627cm">
          <text:p/>
        </draw:line>
        <draw:line draw:style-name="gr60" draw:layer="layout" svg:x1="15.337cm" svg:y1="2.434cm" svg:x2="13.707cm" svg:y2="2.434cm">
          <text:p/>
        </draw:line>
        <draw:line draw:style-name="gr60" draw:layer="layout" svg:x1="14.765cm" svg:y1="2.229cm" svg:x2="15.53cm" svg:y2="1.464cm">
          <text:p/>
        </draw:line>
        <draw:line draw:style-name="gr60" draw:layer="layout" svg:x1="13.707cm" svg:y1="2.228cm" svg:x2="14.765cm" svg:y2="2.228cm">
          <text:p/>
        </draw:line>
        <draw:line draw:style-name="gr58" draw:layer="layout" svg:x1="16.395cm" svg:y1="2.048cm" svg:x2="15.529cm" svg:y2="2.048cm">
          <text:p/>
        </draw:line>
        <draw:line draw:style-name="gr58" draw:layer="layout" svg:x1="16.395cm" svg:y1="3.78cm" svg:x2="15.529cm" svg:y2="3.78cm">
          <text:p/>
        </draw:line>
        <draw:line draw:style-name="gr60" draw:layer="layout" svg:x1="12.412cm" svg:y1="2.55cm" svg:x2="12.412cm" svg:y2="2.254cm">
          <text:p/>
        </draw:line>
        <draw:line draw:style-name="gr60" draw:layer="layout" svg:x1="13.187cm" svg:y1="3.328cm" svg:x2="12.412cm" svg:y2="2.55cm">
          <text:p/>
        </draw:line>
        <draw:line draw:style-name="gr60" draw:layer="layout" svg:x1="13.186cm" svg:y1="3.568cm" svg:x2="13.186cm" svg:y2="3.327cm">
          <text:p/>
        </draw:line>
        <draw:polygon draw:style-name="gr56" draw:layer="layout" svg:width="0.369cm" svg:height="0.368cm" svg:x="12.227cm" svg:y="2.07cm" svg:viewBox="0 0 370 369" draw:points="370,91 279,0 92,0 0,91 0,277 92,369 279,369 370,277">
          <text:p/>
        </draw:polygon>
        <draw:polygon draw:style-name="gr57" draw:layer="layout" svg:width="0.369cm" svg:height="0.368cm" svg:x="12.227cm" svg:y="2.07cm" svg:viewBox="0 0 370 369" draw:points="370,91 279,0 92,0 0,91 0,277 92,369 279,369 370,277">
          <text:p/>
        </draw:polygon>
        <draw:line draw:style-name="gr60" draw:layer="layout" svg:x1="12.981cm" svg:y1="3.949cm" svg:x2="12.981cm" svg:y2="3.568cm">
          <text:p/>
        </draw:line>
        <draw:line draw:style-name="gr60" draw:layer="layout" svg:x1="12.685cm" svg:y1="4.249cm" svg:x2="12.982cm" svg:y2="3.949cm">
          <text:p/>
        </draw:line>
        <draw:line draw:style-name="gr60" draw:layer="layout" svg:x1="12.412cm" svg:y1="4.248cm" svg:x2="12.685cm" svg:y2="4.248cm">
          <text:p/>
        </draw:line>
        <draw:polygon draw:style-name="gr61" draw:layer="layout" svg:width="0.369cm" svg:height="0.368cm" svg:x="12.227cm" svg:y="4.064cm" svg:viewBox="0 0 370 369" draw:points="370,91 279,0 92,0 0,91 0,278 92,369 279,369 370,278">
          <text:p/>
        </draw:polygon>
        <draw:polygon draw:style-name="gr57" draw:layer="layout" svg:width="0.369cm" svg:height="0.368cm" svg:x="12.227cm" svg:y="4.064cm" svg:viewBox="0 0 370 369" draw:points="370,91 279,0 92,0 0,91 0,278 92,369 279,369 370,278">
          <text:p/>
        </draw:polygon>
        <draw:polygon draw:style-name="gr57" draw:layer="layout" svg:width="0.369cm" svg:height="0.368cm" svg:x="12.227cm" svg:y="4.064cm" svg:viewBox="0 0 370 369" draw:points="370,91 279,0 92,0 0,91 0,278 92,369 279,369 370,278">
          <text:p/>
        </draw:polygon>
        <draw:line draw:style-name="gr58" draw:layer="layout" svg:x1="14.141cm" svg:y1="5.438cm" svg:x2="15.357cm" svg:y2="4.222cm">
          <text:p/>
        </draw:line>
        <draw:line draw:style-name="gr58" draw:layer="layout" svg:x1="12.412cm" svg:y1="5.437cm" svg:x2="14.141cm" svg:y2="5.437cm">
          <text:p/>
        </draw:line>
        <draw:line draw:style-name="gr58" draw:layer="layout" svg:x1="16.675cm" svg:y1="4.222cm" svg:x2="15.356cm" svg:y2="4.222cm">
          <text:p/>
        </draw:line>
        <draw:polygon draw:style-name="gr56" draw:layer="layout" svg:width="0.369cm" svg:height="0.368cm" svg:x="12.227cm" svg:y="5.253cm" svg:viewBox="0 0 370 369" draw:points="370,92 279,0 92,0 0,92 0,278 92,369 279,369 370,278">
          <text:p/>
        </draw:polygon>
        <draw:polygon draw:style-name="gr57" draw:layer="layout" svg:width="0.369cm" svg:height="0.368cm" svg:x="12.227cm" svg:y="5.253cm" svg:viewBox="0 0 370 369" draw:points="370,92 279,0 92,0 0,92 0,278 92,369 279,369 370,278">
          <text:p/>
        </draw:polygon>
        <draw:line draw:style-name="gr58" draw:layer="layout" svg:x1="12.659cm" svg:y1="4.725cm" svg:x2="13.173cm" svg:y2="4.212cm">
          <text:p/>
        </draw:line>
        <draw:line draw:style-name="gr58" draw:layer="layout" svg:x1="12.659cm" svg:y1="4.724cm" svg:x2="12.412cm" svg:y2="4.724cm">
          <text:p/>
        </draw:line>
        <draw:line draw:style-name="gr58" draw:layer="layout" svg:x1="13.172cm" svg:y1="4.212cm" svg:x2="13.392cm" svg:y2="4.212cm">
          <text:p/>
        </draw:line>
        <draw:line draw:style-name="gr60" draw:layer="layout" svg:x1="13.392cm" svg:y1="3.568cm" svg:x2="13.392cm" svg:y2="4.212cm">
          <text:p/>
        </draw:line>
        <draw:line draw:style-name="gr60" draw:layer="layout" svg:x1="12.818cm" svg:y1="2.628cm" svg:x2="12.818cm" svg:y2="2.133cm">
          <text:p/>
        </draw:line>
        <draw:line draw:style-name="gr60" draw:layer="layout" svg:x1="12.589cm" svg:y1="1.905cm" svg:x2="12.819cm" svg:y2="2.134cm">
          <text:p/>
        </draw:line>
        <draw:line draw:style-name="gr60" draw:layer="layout" svg:x1="11.959cm" svg:y1="1.905cm" svg:x2="12.589cm" svg:y2="1.905cm">
          <text:p/>
        </draw:line>
        <draw:line draw:style-name="gr60" draw:layer="layout" svg:x1="13.393cm" svg:y1="3.205cm" svg:x2="12.818cm" svg:y2="2.628cm">
          <text:p/>
        </draw:line>
        <draw:line draw:style-name="gr60" draw:layer="layout" svg:x1="11.872cm" svg:y1="1.818cm" svg:x2="11.96cm" svg:y2="1.906cm">
          <text:p/>
        </draw:line>
        <draw:line draw:style-name="gr60" draw:layer="layout" svg:x1="11.872cm" svg:y1="1.818cm" svg:x2="11.652cm" svg:y2="1.818cm">
          <text:p/>
        </draw:line>
        <draw:polygon draw:style-name="gr56" draw:layer="layout" svg:width="0.369cm" svg:height="0.368cm" svg:x="12.227cm" svg:y="4.54cm" svg:viewBox="0 0 370 369" draw:points="370,92 279,0 92,0 0,92 0,278 92,369 279,369 370,278">
          <text:p/>
        </draw:polygon>
        <draw:polygon draw:style-name="gr57" draw:layer="layout" svg:width="0.369cm" svg:height="0.368cm" svg:x="12.227cm" svg:y="4.54cm" svg:viewBox="0 0 370 369" draw:points="370,92 279,0 92,0 0,92 0,278 92,369 279,369 370,278">
          <text:p/>
        </draw:polygon>
        <draw:line draw:style-name="gr60" draw:layer="layout" svg:x1="13.392cm" svg:y1="3.204cm" svg:x2="13.392cm" svg:y2="3.568cm">
          <text:p/>
        </draw:line>
        <draw:line draw:style-name="gr58" draw:layer="layout" svg:x1="16.675cm" svg:y1="4.223cm" svg:x2="16.851cm" svg:y2="4.047cm">
          <text:p/>
        </draw:line>
        <draw:line draw:style-name="gr58" draw:layer="layout" svg:x1="16.85cm" svg:y1="4.047cm" svg:x2="16.85cm" svg:y2="3.196cm">
          <text:p/>
        </draw:line>
        <draw:line draw:style-name="gr58" draw:layer="layout" svg:x1="16.85cm" svg:y1="3.196cm" svg:x2="16.395cm" svg:y2="3.196cm">
          <text:p/>
        </draw:line>
        <draw:line draw:style-name="gr58" draw:layer="layout" svg:x1="16.85cm" svg:y1="1.67cm" svg:x2="16.85cm" svg:y2="3.196cm">
          <text:p/>
        </draw:line>
        <draw:line draw:style-name="gr58" draw:layer="layout" svg:x1="16.645cm" svg:y1="1.464cm" svg:x2="16.851cm" svg:y2="1.671cm">
          <text:p/>
        </draw:line>
        <draw:line draw:style-name="gr58" draw:layer="layout" svg:x1="16.395cm" svg:y1="1.464cm" svg:x2="16.645cm" svg:y2="1.464cm">
          <text:p/>
        </draw:line>
        <draw:line draw:style-name="gr62" draw:layer="layout" svg:x1="12.097cm" svg:y1="5.081cm" svg:x2="11.703cm" svg:y2="4.688cm">
          <text:p/>
        </draw:line>
        <draw:line draw:style-name="gr62" draw:layer="layout" svg:x1="14.003cm" svg:y1="5.08cm" svg:x2="12.096cm" svg:y2="5.08cm">
          <text:p/>
        </draw:line>
        <draw:line draw:style-name="gr62" draw:layer="layout" svg:x1="14.003cm" svg:y1="5.081cm" svg:x2="15.08cm" svg:y2="4.006cm">
          <text:p/>
        </draw:line>
        <draw:line draw:style-name="gr59" draw:layer="layout" svg:x1="11.704cm" svg:y1="4.689cm" svg:x2="11.334cm" svg:y2="4.318cm">
          <text:p/>
        </draw:line>
        <draw:line draw:style-name="gr60" draw:layer="layout" svg:x1="14.454cm" svg:y1="3.378cm" svg:x2="14.463cm" svg:y2="3.378cm">
          <text:p/>
        </draw:line>
        <draw:line draw:style-name="gr60" draw:layer="layout" svg:x1="13.921cm" svg:y1="2.844cm" svg:x2="14.455cm" svg:y2="3.379cm">
          <text:p/>
        </draw:line>
        <draw:line draw:style-name="gr62" draw:layer="layout" svg:x1="15.079cm" svg:y1="4.006cm" svg:x2="15.079cm" svg:y2="3.583cm">
          <text:p/>
        </draw:line>
        <draw:line draw:style-name="gr62" draw:layer="layout" svg:x1="14.873cm" svg:y1="3.378cm" svg:x2="15.08cm" svg:y2="3.584cm">
          <text:p/>
        </draw:line>
        <draw:line draw:style-name="gr62" draw:layer="layout" svg:x1="14.463cm" svg:y1="3.378cm" svg:x2="14.873cm" svg:y2="3.378cm">
          <text:p/>
        </draw:line>
        <draw:line draw:style-name="gr60" draw:layer="layout" svg:x1="13.921cm" svg:y1="2.844cm" svg:x2="13.707cm" svg:y2="2.844cm">
          <text:p/>
        </draw:line>
        <draw:polygon draw:style-name="gr56" draw:layer="layout" svg:width="0.491cm" svg:height="0.491cm" svg:x="11.089cm" svg:y="4.072cm" svg:viewBox="0 0 492 492" draw:points="492,124 368,0 122,0 0,124 0,369 122,492 368,492 492,369">
          <text:p/>
        </draw:polygon>
        <draw:polygon draw:style-name="gr57" draw:layer="layout" svg:width="0.491cm" svg:height="0.491cm" svg:x="11.089cm" svg:y="4.072cm" svg:viewBox="0 0 492 492" draw:points="492,124 368,0 122,0 0,124 0,369 122,492 368,492 492,369">
          <text:p/>
        </draw:polygon>
        <draw:line draw:style-name="gr60" draw:layer="layout" svg:x1="11.197cm" svg:y1="2.023cm" svg:x2="11.652cm" svg:y2="2.023cm">
          <text:p/>
        </draw:line>
        <draw:line draw:style-name="gr60" draw:layer="layout" svg:x1="10.282cm" svg:y1="1.109cm" svg:x2="11.198cm" svg:y2="2.024cm">
          <text:p/>
        </draw:line>
        <draw:line draw:style-name="gr60" draw:layer="layout" svg:x1="5.549cm" svg:y1="1.193cm" svg:x2="6.127cm" svg:y2="1.193cm">
          <text:p/>
        </draw:line>
        <draw:line draw:style-name="gr60" draw:layer="layout" svg:x1="6.215cm" svg:y1="1.109cm" svg:x2="6.127cm" svg:y2="1.194cm">
          <text:p/>
        </draw:line>
        <draw:line draw:style-name="gr60" draw:layer="layout" svg:x1="10.282cm" svg:y1="1.109cm" svg:x2="6.214cm" svg:y2="1.109cm">
          <text:p/>
        </draw:line>
        <draw:line draw:style-name="gr60" draw:layer="layout" svg:x1="12.367cm" svg:y1="1.289cm" svg:x2="12.367cm" svg:y2="1.504cm">
          <text:p/>
        </draw:line>
        <draw:line draw:style-name="gr60" draw:layer="layout" svg:x1="12.253cm" svg:y1="1.174cm" svg:x2="12.368cm" svg:y2="1.29cm">
          <text:p/>
        </draw:line>
        <draw:line draw:style-name="gr60" draw:layer="layout" svg:x1="12.253cm" svg:y1="1.174cm" svg:x2="11.074cm" svg:y2="1.174cm">
          <text:p/>
        </draw:line>
        <draw:line draw:style-name="gr60" draw:layer="layout" svg:x1="10.579cm" svg:y1="0.677cm" svg:x2="11.075cm" svg:y2="1.175cm">
          <text:p/>
        </draw:line>
        <draw:line draw:style-name="gr60" draw:layer="layout" svg:x1="5.55cm" svg:y1="3.279cm" svg:x2="5.029cm" svg:y2="2.758cm">
          <text:p/>
        </draw:line>
        <draw:line draw:style-name="gr60" draw:layer="layout" svg:x1="5.029cm" svg:y1="0.8cm" svg:x2="5.029cm" svg:y2="2.758cm">
          <text:p/>
        </draw:line>
        <draw:line draw:style-name="gr60" draw:layer="layout" svg:x1="5.152cm" svg:y1="0.677cm" svg:x2="5.029cm" svg:y2="0.801cm">
          <text:p/>
        </draw:line>
        <draw:line draw:style-name="gr60" draw:layer="layout" svg:x1="5.151cm" svg:y1="0.677cm" svg:x2="10.579cm" svg:y2="0.677cm">
          <text:p/>
        </draw:line>
        <draw:line draw:style-name="gr58" draw:layer="layout" svg:x1="10.238cm" svg:y1="12.662cm" svg:x2="11.28cm" svg:y2="11.618cm">
          <text:p/>
        </draw:line>
        <draw:line draw:style-name="gr58" draw:layer="layout" svg:x1="5.549cm" svg:y1="12.661cm" svg:x2="10.238cm" svg:y2="12.661cm">
          <text:p/>
        </draw:line>
        <draw:line draw:style-name="gr58" draw:layer="layout" svg:x1="13.885cm" svg:y1="10.576cm" svg:x2="14.927cm" svg:y2="11.619cm">
          <text:p/>
        </draw:line>
        <draw:line draw:style-name="gr58" draw:layer="layout" svg:x1="5.549cm" svg:y1="10.576cm" svg:x2="13.885cm" svg:y2="10.576cm">
          <text:p/>
        </draw:line>
        <draw:line draw:style-name="gr58" draw:layer="layout" svg:x1="5.549cm" svg:y1="11.618cm" svg:x2="7.632cm" svg:y2="11.618cm">
          <text:p/>
        </draw:line>
        <draw:line draw:style-name="gr58" draw:layer="layout" svg:x1="9.118cm" svg:y1="4.486cm" svg:x2="9.801cm" svg:y2="3.803cm">
          <text:p/>
        </draw:line>
        <draw:line draw:style-name="gr58" draw:layer="layout" svg:x1="9.118cm" svg:y1="7.967cm" svg:x2="9.118cm" svg:y2="4.485cm">
          <text:p/>
        </draw:line>
        <draw:line draw:style-name="gr58" draw:layer="layout" svg:x1="8.873cm" svg:y1="8.213cm" svg:x2="9.119cm" svg:y2="7.967cm">
          <text:p/>
        </draw:line>
        <draw:line draw:style-name="gr58" draw:layer="layout" svg:x1="8.339cm" svg:y1="8.212cm" svg:x2="8.873cm" svg:y2="8.212cm">
          <text:p/>
        </draw:line>
        <draw:line draw:style-name="gr58" draw:layer="layout" svg:x1="7.575cm" svg:y1="7.448cm" svg:x2="8.34cm" svg:y2="8.213cm">
          <text:p/>
        </draw:line>
        <draw:line draw:style-name="gr58" draw:layer="layout" svg:x1="5.549cm" svg:y1="7.448cm" svg:x2="7.575cm" svg:y2="7.448cm">
          <text:p/>
        </draw:line>
        <draw:line draw:style-name="gr58" draw:layer="layout" svg:x1="6.764cm" svg:y1="6.408cm" svg:x2="7.032cm" svg:y2="6.14cm">
          <text:p/>
        </draw:line>
        <draw:line draw:style-name="gr58" draw:layer="layout" svg:x1="5.549cm" svg:y1="6.407cm" svg:x2="6.764cm" svg:y2="6.407cm">
          <text:p/>
        </draw:line>
        <draw:line draw:style-name="gr58" draw:layer="layout" svg:x1="6.673cm" svg:y1="4.239cm" svg:x2="6.673cm" svg:y2="3.803cm">
          <text:p/>
        </draw:line>
        <draw:line draw:style-name="gr58" draw:layer="layout" svg:x1="5.549cm" svg:y1="5.364cm" svg:x2="6.674cm" svg:y2="4.239cm">
          <text:p/>
        </draw:line>
        <draw:line draw:style-name="gr58" draw:layer="layout" svg:x1="6.345cm" svg:y1="2.241cm" svg:x2="9.262cm" svg:y2="2.241cm">
          <text:p/>
        </draw:line>
        <draw:line draw:style-name="gr58" draw:layer="layout" svg:x1="5.55cm" svg:y1="4.323cm" svg:x2="5.537cm" svg:y2="4.318cm">
          <text:p/>
        </draw:line>
        <draw:line draw:style-name="gr58" draw:layer="layout" svg:x1="9.801cm" svg:y1="1.719cm" svg:x2="9.787cm" svg:y2="1.716cm">
          <text:p/>
        </draw:line>
        <draw:line draw:style-name="gr58" draw:layer="layout" svg:x1="9.262cm" svg:y1="2.242cm" svg:x2="9.788cm" svg:y2="1.716cm">
          <text:p/>
        </draw:line>
        <draw:line draw:style-name="gr58" draw:layer="layout" svg:x1="6.346cm" svg:y1="2.241cm" svg:x2="6.096cm" svg:y2="2.492cm">
          <text:p/>
        </draw:line>
        <draw:line draw:style-name="gr58" draw:layer="layout" svg:x1="6.096cm" svg:y1="3.759cm" svg:x2="6.096cm" svg:y2="2.491cm">
          <text:p/>
        </draw:line>
        <draw:line draw:style-name="gr58" draw:layer="layout" svg:x1="5.537cm" svg:y1="4.319cm" svg:x2="6.097cm" svg:y2="3.759cm">
          <text:p/>
        </draw:line>
        <draw:line draw:style-name="gr58" draw:layer="layout" svg:x1="6.066cm" svg:y1="1.718cm" svg:x2="6.673cm" svg:y2="1.718cm">
          <text:p/>
        </draw:line>
        <draw:line draw:style-name="gr58" draw:layer="layout" svg:x1="5.549cm" svg:y1="2.238cm" svg:x2="6.067cm" svg:y2="1.718cm">
          <text:p/>
        </draw:line>
        <draw:line draw:style-name="gr60" draw:layer="layout" svg:x1="13.836cm" svg:y1="3.255cm" svg:x2="13.713cm" svg:y2="3.255cm">
          <text:p/>
        </draw:line>
        <draw:polyline draw:style-name="gr58" draw:layer="layout" svg:width="0cm" svg:height="0cm" svg:x="13.976cm" svg:y="4.212cm" svg:viewBox="0 0 0 0" draw:points="0,0">
          <text:p/>
        </draw:polyline>
        <draw:line draw:style-name="gr62" draw:layer="layout" svg:x1="10.648cm" svg:y1="4.059cm" svg:x2="10.648cm" svg:y2="4.671cm">
          <text:p/>
        </draw:line>
        <draw:line draw:style-name="gr62" draw:layer="layout" svg:x1="10.863cm" svg:y1="3.845cm" svg:x2="10.648cm" svg:y2="4.06cm">
          <text:p/>
        </draw:line>
        <draw:line draw:style-name="gr60" draw:layer="layout" svg:x1="11.652cm" svg:y1="2.434cm" svg:x2="11.231cm" svg:y2="2.434cm">
          <text:p/>
        </draw:line>
        <draw:polygon draw:style-name="gr56" draw:layer="layout" svg:width="0.369cm" svg:height="0.368cm" svg:x="11.046cm" svg:y="2.25cm" svg:viewBox="0 0 370 369" draw:points="370,91 279,0 91,0 0,91 0,278 91,369 279,369 370,278">
          <text:p/>
        </draw:polygon>
        <draw:polygon draw:style-name="gr57" draw:layer="layout" svg:width="0.369cm" svg:height="0.368cm" svg:x="11.046cm" svg:y="2.25cm" svg:viewBox="0 0 370 369" draw:points="370,91 279,0 91,0 0,91 0,278 91,369 279,369 370,278">
          <text:p/>
        </draw:polygon>
        <draw:polygon draw:style-name="gr56" draw:layer="layout" svg:width="0.491cm" svg:height="0.492cm" svg:x="10.403cm" svg:y="4.425cm" svg:viewBox="0 0 492 493" draw:points="492,123 369,0 123,0 0,123 0,370 123,493 369,493 492,370">
          <text:p/>
        </draw:polygon>
        <draw:polygon draw:style-name="gr57" draw:layer="layout" svg:width="0.491cm" svg:height="0.492cm" svg:x="10.403cm" svg:y="4.425cm" svg:viewBox="0 0 492 493" draw:points="492,123 369,0 123,0 0,123 0,370 123,493 369,493 492,370">
          <text:p/>
        </draw:polygon>
        <draw:line draw:style-name="gr58" draw:layer="layout" svg:x1="14.202cm" svg:y1="4.213cm" svg:x2="14.55cm" svg:y2="3.867cm">
          <text:p/>
        </draw:line>
        <draw:line draw:style-name="gr58" draw:layer="layout" svg:x1="13.976cm" svg:y1="4.212cm" svg:x2="14.202cm" svg:y2="4.212cm">
          <text:p/>
        </draw:line>
        <draw:polygon draw:style-name="gr56" draw:layer="layout" svg:width="0.369cm" svg:height="0.368cm" svg:x="14.365cm" svg:y="3.683cm" svg:viewBox="0 0 370 369" draw:points="370,91 279,0 91,0 0,91 0,278 91,369 279,369 370,278">
          <text:p/>
        </draw:polygon>
        <draw:polygon draw:style-name="gr57" draw:layer="layout" svg:width="0.369cm" svg:height="0.368cm" svg:x="14.365cm" svg:y="3.683cm" svg:viewBox="0 0 370 369" draw:points="370,91 279,0 91,0 0,91 0,278 91,369 279,369 370,278">
          <text:p/>
        </draw:polygon>
        <draw:line draw:style-name="gr60" draw:layer="layout" svg:x1="12.888cm" svg:y1="0.812cm" svg:x2="11.904cm" svg:y2="0.812cm">
          <text:p/>
        </draw:line>
        <draw:line draw:style-name="gr60" draw:layer="layout" svg:x1="13.187cm" svg:y1="1.112cm" svg:x2="12.888cm" svg:y2="0.812cm">
          <text:p/>
        </draw:line>
        <draw:line draw:style-name="gr60" draw:layer="layout" svg:x1="13.186cm" svg:y1="1.504cm" svg:x2="13.186cm" svg:y2="1.111cm">
          <text:p/>
        </draw:line>
        <draw:polygon draw:style-name="gr56" draw:layer="layout" svg:width="0.369cm" svg:height="0.368cm" svg:x="11.719cm" svg:y="0.628cm" svg:viewBox="0 0 370 369" draw:points="370,91 279,0 92,0 0,91 0,277 92,369 279,369 370,277">
          <text:p/>
        </draw:polygon>
        <draw:polygon draw:style-name="gr57" draw:layer="layout" svg:width="0.369cm" svg:height="0.368cm" svg:x="11.719cm" svg:y="0.628cm" svg:viewBox="0 0 370 369" draw:points="370,91 279,0 92,0 0,91 0,277 92,369 279,369 370,277">
          <text:p/>
        </draw:polygon>
        <draw:line draw:style-name="gr58" draw:layer="layout" svg:x1="14.935cm" svg:y1="2.794cm" svg:x2="14.993cm" svg:y2="2.854cm">
          <text:p/>
        </draw:line>
        <draw:line draw:style-name="gr58" draw:layer="layout" svg:x1="14.463cm" svg:y1="2.794cm" svg:x2="14.935cm" svg:y2="2.794cm">
          <text:p/>
        </draw:line>
        <draw:line draw:style-name="gr60" draw:layer="layout" svg:x1="13.707cm" svg:y1="1.818cm" svg:x2="14.393cm" svg:y2="1.818cm">
          <text:p/>
        </draw:line>
        <draw:polygon draw:style-name="gr56" draw:layer="layout" svg:width="0.368cm" svg:height="0.368cm" svg:x="14.209cm" svg:y="1.634cm" svg:viewBox="0 0 369 369" draw:points="369,92 277,0 91,0 0,92 0,278 91,369 277,369 369,278">
          <text:p/>
        </draw:polygon>
        <draw:polygon draw:style-name="gr57" draw:layer="layout" svg:width="0.368cm" svg:height="0.368cm" svg:x="14.209cm" svg:y="1.634cm" svg:viewBox="0 0 369 369" draw:points="369,92 277,0 91,0 0,92 0,278 91,369 277,369 369,278">
          <text:p/>
        </draw:polygon>
        <draw:line draw:style-name="gr60" draw:layer="layout" svg:x1="14.065cm" svg:y1="2.639cm" svg:x2="13.707cm" svg:y2="2.639cm">
          <text:p/>
        </draw:line>
        <draw:line draw:style-name="gr60" draw:layer="layout" svg:x1="14.22cm" svg:y1="2.795cm" svg:x2="14.065cm" svg:y2="2.639cm">
          <text:p/>
        </draw:line>
        <draw:line draw:style-name="gr60" draw:layer="layout" svg:x1="14.219cm" svg:y1="2.794cm" svg:x2="14.463cm" svg:y2="2.794cm">
          <text:p/>
        </draw:line>
        <draw:polygon draw:style-name="gr56" draw:layer="layout" svg:width="0.368cm" svg:height="0.368cm" svg:x="14.808cm" svg:y="2.669cm" svg:viewBox="0 0 369 369" draw:points="369,92 278,0 91,0 0,92 0,278 91,369 278,369 369,278">
          <text:p/>
        </draw:polygon>
        <draw:polygon draw:style-name="gr57" draw:layer="layout" svg:width="0.368cm" svg:height="0.368cm" svg:x="14.808cm" svg:y="2.669cm" svg:viewBox="0 0 369 369" draw:points="369,92 278,0 91,0 0,92 0,278 91,369 278,369 369,278">
          <text:p/>
        </draw:polygon>
        <draw:line draw:style-name="gr60" draw:layer="layout" svg:x1="13.977cm" svg:y1="3.396cm" svg:x2="13.836cm" svg:y2="3.255cm">
          <text:p/>
        </draw:line>
        <draw:line draw:style-name="gr60" draw:layer="layout" svg:x1="13.976cm" svg:y1="3.395cm" svg:x2="13.976cm" svg:y2="4.212cm">
          <text:p/>
        </draw:line>
        <draw:line draw:style-name="gr59" draw:layer="layout" svg:x1="4.566cm" svg:y1="17.216cm" svg:x2="3.901cm" svg:y2="17.884cm">
          <text:p/>
        </draw:line>
        <draw:line draw:style-name="gr59" draw:layer="layout" svg:x1="4.565cm" svg:y1="14.039cm" svg:x2="4.565cm" svg:y2="17.216cm">
          <text:p/>
        </draw:line>
        <draw:line draw:style-name="gr59" draw:layer="layout" svg:x1="3.987cm" svg:y1="13.462cm" svg:x2="4.566cm" svg:y2="14.04cm">
          <text:p/>
        </draw:line>
        <draw:line draw:style-name="gr59" draw:layer="layout" svg:x1="3.987cm" svg:y1="10.054cm" svg:x2="3.987cm" svg:y2="13.462cm">
          <text:p/>
        </draw:line>
        <draw:line draw:style-name="gr59" draw:layer="layout" svg:x1="3.988cm" svg:y1="10.055cm" svg:x2="3.464cm" svg:y2="9.533cm">
          <text:p/>
        </draw:line>
        <draw:line draw:style-name="gr59" draw:layer="layout" svg:x1="3.464cm" svg:y1="6.927cm" svg:x2="3.464cm" svg:y2="6.407cm">
          <text:p/>
        </draw:line>
        <draw:line draw:style-name="gr59" draw:layer="layout" svg:x1="3.464cm" svg:y1="7.448cm" svg:x2="3.464cm" svg:y2="6.927cm">
          <text:p/>
        </draw:line>
        <draw:line draw:style-name="gr59" draw:layer="layout" svg:x1="7.818cm" svg:y1="2.762cm" svg:x2="9.8cm" svg:y2="2.762cm">
          <text:p/>
        </draw:line>
        <draw:line draw:style-name="gr59" draw:layer="layout" svg:x1="7.818cm" svg:y1="2.762cm" svg:x2="6.673cm" svg:y2="2.762cm">
          <text:p/>
        </draw:line>
        <draw:line draw:style-name="gr59" draw:layer="layout" svg:x1="7.818cm" svg:y1="6.927cm" svg:x2="7.818cm" svg:y2="2.762cm">
          <text:p/>
        </draw:line>
        <draw:line draw:style-name="gr59" draw:layer="layout" svg:x1="7.818cm" svg:y1="6.927cm" svg:x2="3.464cm" svg:y2="6.927cm">
          <text:p/>
        </draw:line>
        <draw:line draw:style-name="gr59" draw:layer="layout" svg:x1="8.594cm" svg:y1="7.703cm" svg:x2="7.818cm" svg:y2="6.927cm">
          <text:p/>
        </draw:line>
        <draw:line draw:style-name="gr59" draw:layer="layout" svg:x1="3.464cm" svg:y1="8.492cm" svg:x2="3.464cm" svg:y2="7.448cm">
          <text:p/>
        </draw:line>
        <draw:line draw:style-name="gr59" draw:layer="layout" svg:x1="3.464cm" svg:y1="9.533cm" svg:x2="3.464cm" svg:y2="8.492cm">
          <text:p/>
        </draw:line>
        <draw:line draw:style-name="gr63" draw:layer="layout" svg:x1="4.942cm" svg:y1="18.404cm" svg:x2="2.597cm" svg:y2="18.404cm">
          <text:p/>
        </draw:line>
        <draw:line draw:style-name="gr63" draw:layer="layout" svg:x1="4.942cm" svg:y1="15.275cm" svg:x2="4.942cm" svg:y2="18.404cm">
          <text:p/>
        </draw:line>
        <draw:line draw:style-name="gr63" draw:layer="layout" svg:x1="2.597cm" svg:y1="15.275cm" svg:x2="4.942cm" svg:y2="15.275cm">
          <text:p/>
        </draw:line>
        <draw:line draw:style-name="gr63" draw:layer="layout" svg:x1="3.481cm" svg:y1="15.798cm" svg:x2="3.481cm" svg:y2="17.883cm">
          <text:p/>
        </draw:line>
        <draw:line draw:style-name="gr63" draw:layer="layout" svg:x1="2.597cm" svg:y1="18.404cm" svg:x2="2.597cm" svg:y2="15.275cm">
          <text:p/>
        </draw:line>
        <draw:line draw:style-name="gr63" draw:layer="layout" svg:x1="3.481cm" svg:y1="15.798cm" svg:x2="2.597cm" svg:y2="15.798cm">
          <text:p/>
        </draw:line>
        <draw:line draw:style-name="gr63" draw:layer="layout" svg:x1="3.481cm" svg:y1="17.883cm" svg:x2="2.597cm" svg:y2="17.883cm">
          <text:p/>
        </draw:line>
        <draw:line draw:style-name="gr63" draw:layer="layout" svg:x1="6.985cm" svg:y1="15.267cm" svg:x2="6.985cm" svg:y2="26.733cm">
          <text:p/>
        </draw:line>
        <draw:line draw:style-name="gr63" draw:layer="layout" svg:x1="10.841cm" svg:y1="18.916cm" svg:x2="10.841cm" svg:y2="15.267cm">
          <text:p/>
        </draw:line>
        <draw:line draw:style-name="gr63" draw:layer="layout" svg:x1="10.841cm" svg:y1="26.733cm" svg:x2="10.841cm" svg:y2="22.042cm">
          <text:p/>
        </draw:line>
        <draw:line draw:style-name="gr63" draw:layer="layout" svg:x1="10.841cm" svg:y1="22.042cm" svg:x2="10.841cm" svg:y2="21.835cm">
          <text:p/>
        </draw:line>
        <draw:line draw:style-name="gr63" draw:layer="layout" svg:x1="10.841cm" svg:y1="18.916cm" svg:x2="10.841cm" svg:y2="20.167cm">
          <text:p/>
        </draw:line>
        <draw:line draw:style-name="gr63" draw:layer="layout" svg:x1="10.841cm" svg:y1="21.835cm" svg:x2="10.424cm" svg:y2="21.835cm">
          <text:p/>
        </draw:line>
        <draw:line draw:style-name="gr63" draw:layer="layout" svg:x1="10.424cm" svg:y1="20.167cm" svg:x2="10.424cm" svg:y2="21.835cm">
          <text:p/>
        </draw:line>
        <draw:line draw:style-name="gr63" draw:layer="layout" svg:x1="10.841cm" svg:y1="20.167cm" svg:x2="10.424cm" svg:y2="20.167cm">
          <text:p/>
        </draw:line>
        <draw:line draw:style-name="gr63" draw:layer="layout" svg:x1="6.985cm" svg:y1="15.267cm" svg:x2="10.841cm" svg:y2="15.267cm">
          <text:p/>
        </draw:line>
        <draw:line draw:style-name="gr63" draw:layer="layout" svg:x1="6.985cm" svg:y1="26.733cm" svg:x2="10.841cm" svg:y2="26.733cm">
          <text:p/>
        </draw:line>
        <draw:line draw:style-name="gr63" draw:layer="layout" svg:x1="16.728cm" svg:y1="4.083cm" svg:x2="16.061cm" svg:y2="4.083cm">
          <text:p/>
        </draw:line>
        <draw:line draw:style-name="gr63" draw:layer="layout" svg:x1="16.728cm" svg:y1="2.893cm" svg:x2="16.061cm" svg:y2="2.893cm">
          <text:p/>
        </draw:line>
        <draw:line draw:style-name="gr63" draw:layer="layout" svg:x1="16.061cm" svg:y1="2.893cm" svg:x2="16.061cm" svg:y2="4.083cm">
          <text:p/>
        </draw:line>
        <draw:line draw:style-name="gr63" draw:layer="layout" svg:x1="16.728cm" svg:y1="4.083cm" svg:x2="16.728cm" svg:y2="2.893cm">
          <text:p/>
        </draw:line>
        <draw:line draw:style-name="gr63" draw:layer="layout" svg:x1="16.916cm" svg:y1="4.271cm" svg:x2="16.656cm" svg:y2="4.271cm">
          <text:p/>
        </draw:line>
        <draw:frame draw:style-name="gr64" draw:layer="layout" svg:width="2.123cm" svg:height="0.933cm" svg:x="14.882cm" svg:y="4.268cm">
          <draw:text-box>
            <text:p text:style-name="P1"><text:span text:style-name="T5">RX,gr</text:span></text:p>
          </draw:text-box>
        </draw:frame>
        <draw:line draw:style-name="gr63" draw:layer="layout" svg:x1="16.728cm" svg:y1="2.351cm" svg:x2="16.061cm" svg:y2="2.351cm">
          <text:p/>
        </draw:line>
        <draw:line draw:style-name="gr63" draw:layer="layout" svg:x1="16.728cm" svg:y1="1.162cm" svg:x2="16.061cm" svg:y2="1.162cm">
          <text:p/>
        </draw:line>
        <draw:line draw:style-name="gr63" draw:layer="layout" svg:x1="16.061cm" svg:y1="1.162cm" svg:x2="16.061cm" svg:y2="2.351cm">
          <text:p/>
        </draw:line>
        <draw:line draw:style-name="gr63" draw:layer="layout" svg:x1="16.728cm" svg:y1="2.351cm" svg:x2="16.728cm" svg:y2="1.162cm">
          <text:p/>
        </draw:line>
        <draw:line draw:style-name="gr63" draw:layer="layout" svg:x1="16.916cm" svg:y1="2.537cm" svg:x2="16.656cm" svg:y2="2.537cm">
          <text:p/>
        </draw:line>
        <draw:frame draw:style-name="gr65" draw:layer="layout" svg:width="2.258cm" svg:height="0.933cm" svg:x="14.693cm" svg:y="0.454cm">
          <draw:text-box>
            <text:p text:style-name="P1"><text:span text:style-name="T5">TX,rot</text:span></text:p>
          </draw:text-box>
        </draw:frame>
        <draw:frame draw:style-name="gr66" draw:layer="layout" svg:width="0.463cm" svg:height="0.933cm" draw:transform="rotate (1.5707963267949) translate (10.423cm 2.546cm)">
          <draw:text-box>
            <text:p text:style-name="P1"><text:span text:style-name="T5">4</text:span></text:p>
          </draw:text-box>
        </draw:frame>
        <draw:frame draw:style-name="gr66" draw:layer="layout" svg:width="0.231cm" svg:height="0.933cm" draw:transform="rotate (1.5707963267949) translate (10.423cm 2.085cm)">
          <draw:text-box>
            <text:p text:style-name="P1"><text:span text:style-name="T5">,</text:span></text:p>
          </draw:text-box>
        </draw:frame>
        <draw:frame draw:style-name="gr66" draw:layer="layout" svg:width="0.463cm" svg:height="0.933cm" draw:transform="rotate (1.5707963267949) translate (10.423cm 1.854cm)">
          <draw:text-box>
            <text:p text:style-name="P1"><text:span text:style-name="T5">7</text:span></text:p>
          </draw:text-box>
        </draw:frame>
        <draw:frame draw:style-name="gr66" draw:layer="layout" svg:width="0.48cm" svg:height="0.933cm" draw:transform="rotate (1.5707963267949) translate (10.423cm 1.393cm)">
          <draw:text-box>
            <text:p text:style-name="P1"><text:span text:style-name="T5">µ</text:span></text:p>
          </draw:text-box>
        </draw:frame>
        <draw:line draw:style-name="gr63" draw:layer="layout" svg:x1="12.008cm" svg:y1="4.471cm" svg:x2="11.078cm" svg:y2="3.541cm">
          <text:p/>
        </draw:line>
        <draw:line draw:style-name="gr63" draw:layer="layout" svg:x1="11.486cm" svg:y1="4.994cm" svg:x2="10.557cm" svg:y2="4.064cm">
          <text:p/>
        </draw:line>
        <draw:line draw:style-name="gr63" draw:layer="layout" svg:x1="10.573cm" svg:y1="4.049cm" svg:x2="10.557cm" svg:y2="4.065cm">
          <text:p/>
        </draw:line>
        <draw:line draw:style-name="gr63" draw:layer="layout" svg:x1="11.079cm" svg:y1="3.541cm" svg:x2="11.065cm" svg:y2="3.557cm">
          <text:p/>
        </draw:line>
        <draw:line draw:style-name="gr63" draw:layer="layout" svg:x1="11.485cm" svg:y1="4.994cm" svg:x2="11.5cm" svg:y2="4.978cm">
          <text:p/>
        </draw:line>
        <draw:line draw:style-name="gr63" draw:layer="layout" svg:x1="12.008cm" svg:y1="4.47cm" svg:x2="11.993cm" svg:y2="4.486cm">
          <text:p/>
        </draw:line>
        <draw:line draw:style-name="gr67" draw:layer="layout" svg:x1="11.324cm" svg:y1="5.107cm" svg:x2="11.522cm" svg:y2="5.303cm">
          <text:p/>
        </draw:line>
        <draw:line draw:style-name="gr67" draw:layer="layout" svg:x1="11.522cm" svg:y1="5.103cm" svg:x2="11.319cm" svg:y2="5.303cm">
          <text:p/>
        </draw:line>
        <draw:line draw:style-name="gr63" draw:layer="layout" svg:x1="11.203cm" svg:y1="4.712cm" svg:x2="11.727cm" svg:y2="4.188cm">
          <text:p/>
        </draw:line>
        <draw:line draw:style-name="gr63" draw:layer="layout" svg:x1="14.13cm" svg:y1="2.491cm" svg:x2="14.797cm" svg:y2="2.491cm">
          <text:p/>
        </draw:line>
        <draw:line draw:style-name="gr63" draw:layer="layout" svg:x1="14.13cm" svg:y1="3.68cm" svg:x2="14.797cm" svg:y2="3.68cm">
          <text:p/>
        </draw:line>
        <draw:line draw:style-name="gr63" draw:layer="layout" svg:x1="14.797cm" svg:y1="3.68cm" svg:x2="14.797cm" svg:y2="2.491cm">
          <text:p/>
        </draw:line>
        <draw:line draw:style-name="gr63" draw:layer="layout" svg:x1="14.13cm" svg:y1="2.491cm" svg:x2="14.13cm" svg:y2="3.68cm">
          <text:p/>
        </draw:line>
        <draw:polygon draw:style-name="gr68" draw:layer="layout" svg:width="0.667cm" svg:height="0.225cm" svg:x="14.13cm" svg:y="2.973cm" svg:viewBox="0 0 668 226" draw:points="0,226 0,0 668,0 668,226">
          <text:p/>
        </draw:polygon>
        <draw:polygon draw:style-name="gr6" draw:layer="layout" svg:width="0.667cm" svg:height="0.225cm" svg:x="14.13cm" svg:y="2.973cm" svg:viewBox="0 0 668 226" draw:points="0,226 0,0 668,0 668,226">
          <text:p/>
        </draw:polygon>
        <draw:polygon draw:style-name="gr6" draw:layer="layout" svg:width="0.667cm" svg:height="0.225cm" svg:x="14.13cm" svg:y="2.973cm" svg:viewBox="0 0 668 226" draw:points="0,226 0,0 668,0 668,226">
          <text:p/>
        </draw:polygon>
        <draw:line draw:style-name="gr63" draw:layer="layout" svg:x1="15.195cm" svg:y1="2.893cm" svg:x2="15.862cm" svg:y2="2.893cm">
          <text:p/>
        </draw:line>
        <draw:line draw:style-name="gr63" draw:layer="layout" svg:x1="15.195cm" svg:y1="4.083cm" svg:x2="15.862cm" svg:y2="4.083cm">
          <text:p/>
        </draw:line>
        <draw:line draw:style-name="gr63" draw:layer="layout" svg:x1="15.862cm" svg:y1="4.083cm" svg:x2="15.862cm" svg:y2="2.893cm">
          <text:p/>
        </draw:line>
        <draw:line draw:style-name="gr63" draw:layer="layout" svg:x1="15.195cm" svg:y1="2.893cm" svg:x2="15.195cm" svg:y2="4.083cm">
          <text:p/>
        </draw:line>
        <draw:line draw:style-name="gr63" draw:layer="layout" svg:x1="13.091cm" svg:y1="4.546cm" svg:x2="13.091cm" svg:y2="3.877cm">
          <text:p/>
        </draw:line>
        <draw:line draw:style-name="gr63" draw:layer="layout" svg:x1="14.279cm" svg:y1="4.546cm" svg:x2="14.279cm" svg:y2="3.877cm">
          <text:p/>
        </draw:line>
        <draw:line draw:style-name="gr63" draw:layer="layout" svg:x1="14.279cm" svg:y1="3.877cm" svg:x2="13.091cm" svg:y2="3.877cm">
          <text:p/>
        </draw:line>
        <draw:line draw:style-name="gr63" draw:layer="layout" svg:x1="13.091cm" svg:y1="4.546cm" svg:x2="14.279cm" svg:y2="4.546cm">
          <text:p/>
        </draw:line>
        <draw:polygon draw:style-name="gr5" draw:layer="layout" svg:width="0.224cm" svg:height="0.669cm" svg:x="13.572cm" svg:y="3.877cm" svg:viewBox="0 0 225 670" draw:points="225,670 0,670 0,0 225,0">
          <text:p/>
        </draw:polygon>
        <draw:polygon draw:style-name="gr6" draw:layer="layout" svg:width="0.224cm" svg:height="0.669cm" svg:x="13.572cm" svg:y="3.877cm" svg:viewBox="0 0 225 670" draw:points="225,670 0,670 0,0 225,0">
          <text:p/>
        </draw:polygon>
        <draw:frame draw:style-name="gr66" draw:layer="layout" svg:width="0.51cm" svg:height="0.933cm" draw:transform="rotate (1.5707963267949) translate (10.423cm 0.915cm)">
          <draw:text-box>
            <text:p text:style-name="P1"><text:span text:style-name="T5">F</text:span></text:p>
          </draw:text-box>
        </draw:frame>
        <draw:frame draw:style-name="gr66" draw:layer="layout" svg:width="0.463cm" svg:height="0.933cm" draw:transform="rotate (1.5707963267949) translate (14.483cm 1.517cm)">
          <draw:text-box>
            <text:p text:style-name="P1"><text:span text:style-name="T5">2</text:span></text:p>
          </draw:text-box>
        </draw:frame>
        <draw:frame draw:style-name="gr66" draw:layer="layout" svg:width="0.463cm" svg:height="0.933cm" draw:transform="rotate (1.5707963267949) translate (14.483cm 1.056cm)">
          <draw:text-box>
            <text:p text:style-name="P1"><text:span text:style-name="T5">7</text:span></text:p>
          </draw:text-box>
        </draw:frame>
        <draw:line draw:style-name="gr63" draw:layer="layout" svg:x1="15.195cm" svg:y1="1.162cm" svg:x2="15.862cm" svg:y2="1.162cm">
          <text:p/>
        </draw:line>
        <draw:line draw:style-name="gr63" draw:layer="layout" svg:x1="15.195cm" svg:y1="2.351cm" svg:x2="15.862cm" svg:y2="2.351cm">
          <text:p/>
        </draw:line>
        <draw:line draw:style-name="gr63" draw:layer="layout" svg:x1="15.862cm" svg:y1="2.351cm" svg:x2="15.862cm" svg:y2="1.162cm">
          <text:p/>
        </draw:line>
        <draw:line draw:style-name="gr63" draw:layer="layout" svg:x1="15.195cm" svg:y1="1.162cm" svg:x2="15.195cm" svg:y2="2.351cm">
          <text:p/>
        </draw:line>
        <draw:line draw:style-name="gr63" draw:layer="layout" svg:x1="13.576cm" svg:y1="3.439cm" svg:x2="11.772cm" svg:y2="3.439cm">
          <text:p/>
        </draw:line>
        <draw:line draw:style-name="gr63" draw:layer="layout" svg:x1="13.576cm" svg:y1="1.634cm" svg:x2="13.576cm" svg:y2="3.439cm">
          <text:p/>
        </draw:line>
        <draw:line draw:style-name="gr63" draw:layer="layout" svg:x1="11.772cm" svg:y1="1.785cm" svg:x2="11.924cm" svg:y2="1.634cm">
          <text:p/>
        </draw:line>
        <draw:line draw:style-name="gr63" draw:layer="layout" svg:x1="11.923cm" svg:y1="1.634cm" svg:x2="13.576cm" svg:y2="1.634cm">
          <text:p/>
        </draw:line>
        <draw:line draw:style-name="gr63" draw:layer="layout" svg:x1="11.772cm" svg:y1="3.439cm" svg:x2="11.772cm" svg:y2="1.784cm">
          <text:p/>
        </draw:line>
        <draw:frame draw:style-name="gr66" draw:layer="layout" svg:width="0.463cm" svg:height="0.933cm" draw:transform="rotate (1.5707963267949) translate (14.483cm 0.594cm)">
          <draw:text-box>
            <text:p text:style-name="P1"><text:span text:style-name="T5">0</text:span></text:p>
          </draw:text-box>
        </draw:frame>
        <draw:line draw:style-name="gr63" draw:layer="layout" svg:x1="16.295cm" svg:y1="11.041cm" svg:x2="16.272cm" svg:y2="11.01cm">
          <text:p/>
        </draw:line>
        <draw:line draw:style-name="gr63" draw:layer="layout" svg:x1="16.273cm" svg:y1="11.011cm" svg:x2="16.251cm" svg:y2="10.981cm">
          <text:p/>
        </draw:line>
        <draw:line draw:style-name="gr63" draw:layer="layout" svg:x1="16.252cm" svg:y1="10.982cm" svg:x2="16.228cm" svg:y2="10.953cm">
          <text:p/>
        </draw:line>
        <draw:line draw:style-name="gr63" draw:layer="layout" svg:x1="16.229cm" svg:y1="10.954cm" svg:x2="16.205cm" svg:y2="10.926cm">
          <text:p/>
        </draw:line>
        <draw:line draw:style-name="gr63" draw:layer="layout" svg:x1="16.206cm" svg:y1="10.927cm" svg:x2="16.179cm" svg:y2="10.9cm">
          <text:p/>
        </draw:line>
        <draw:line draw:style-name="gr63" draw:layer="layout" svg:x1="16.18cm" svg:y1="10.901cm" svg:x2="16.154cm" svg:y2="10.875cm">
          <text:p/>
        </draw:line>
        <draw:line draw:style-name="gr63" draw:layer="layout" svg:x1="16.155cm" svg:y1="10.876cm" svg:x2="16.129cm" svg:y2="10.852cm">
          <text:p/>
        </draw:line>
        <draw:line draw:style-name="gr63" draw:layer="layout" svg:x1="16.13cm" svg:y1="10.853cm" svg:x2="16.101cm" svg:y2="10.828cm">
          <text:p/>
        </draw:line>
        <draw:line draw:style-name="gr63" draw:layer="layout" svg:x1="16.102cm" svg:y1="10.829cm" svg:x2="16.073cm" svg:y2="10.805cm">
          <text:p/>
        </draw:line>
        <draw:line draw:style-name="gr63" draw:layer="layout" svg:x1="16.074cm" svg:y1="10.806cm" svg:x2="16.044cm" svg:y2="10.784cm">
          <text:p/>
        </draw:line>
        <draw:line draw:style-name="gr63" draw:layer="layout" svg:x1="16.045cm" svg:y1="10.785cm" svg:x2="16.014cm" svg:y2="10.763cm">
          <text:p/>
        </draw:line>
        <draw:line draw:style-name="gr63" draw:layer="layout" svg:x1="16.015cm" svg:y1="10.764cm" svg:x2="15.985cm" svg:y2="10.744cm">
          <text:p/>
        </draw:line>
        <draw:line draw:style-name="gr63" draw:layer="layout" svg:x1="15.986cm" svg:y1="10.745cm" svg:x2="15.953cm" svg:y2="10.725cm">
          <text:p/>
        </draw:line>
        <draw:line draw:style-name="gr63" draw:layer="layout" svg:x1="15.954cm" svg:y1="10.726cm" svg:x2="15.921cm" svg:y2="10.708cm">
          <text:p/>
        </draw:line>
        <draw:line draw:style-name="gr63" draw:layer="layout" svg:x1="15.922cm" svg:y1="10.709cm" svg:x2="15.889cm" svg:y2="10.693cm">
          <text:p/>
        </draw:line>
        <draw:line draw:style-name="gr63" draw:layer="layout" svg:x1="15.89cm" svg:y1="10.694cm" svg:x2="15.855cm" svg:y2="10.678cm">
          <text:p/>
        </draw:line>
        <draw:line draw:style-name="gr63" draw:layer="layout" svg:x1="15.856cm" svg:y1="10.679cm" svg:x2="15.824cm" svg:y2="10.663cm">
          <text:p/>
        </draw:line>
        <draw:line draw:style-name="gr63" draw:layer="layout" svg:x1="15.826cm" svg:y1="10.664cm" svg:x2="15.79cm" svg:y2="10.651cm">
          <text:p/>
        </draw:line>
        <draw:line draw:style-name="gr63" draw:layer="layout" svg:x1="15.791cm" svg:y1="10.652cm" svg:x2="15.756cm" svg:y2="10.64cm">
          <text:p/>
        </draw:line>
        <draw:line draw:style-name="gr63" draw:layer="layout" svg:x1="15.757cm" svg:y1="10.641cm" svg:x2="15.72cm" svg:y2="10.629cm">
          <text:p/>
        </draw:line>
        <draw:line draw:style-name="gr63" draw:layer="layout" svg:x1="15.721cm" svg:y1="10.63cm" svg:x2="15.686cm" svg:y2="10.621cm">
          <text:p/>
        </draw:line>
        <draw:line draw:style-name="gr63" draw:layer="layout" svg:x1="15.687cm" svg:y1="10.622cm" svg:x2="15.65cm" svg:y2="10.612cm">
          <text:p/>
        </draw:line>
        <draw:line draw:style-name="gr63" draw:layer="layout" svg:x1="15.651cm" svg:y1="10.613cm" svg:x2="15.616cm" svg:y2="10.606cm">
          <text:p/>
        </draw:line>
        <draw:line draw:style-name="gr63" draw:layer="layout" svg:x1="15.617cm" svg:y1="10.607cm" svg:x2="15.58cm" svg:y2="10.602cm">
          <text:p/>
        </draw:line>
        <draw:line draw:style-name="gr63" draw:layer="layout" svg:x1="15.581cm" svg:y1="10.603cm" svg:x2="15.544cm" svg:y2="10.598cm">
          <text:p/>
        </draw:line>
        <draw:line draw:style-name="gr63" draw:layer="layout" svg:x1="15.545cm" svg:y1="10.6cm" svg:x2="15.508cm" svg:y2="10.593cm">
          <text:p/>
        </draw:line>
        <draw:line draw:style-name="gr63" draw:layer="layout" svg:x1="15.508cm" svg:y1="10.593cm" svg:x2="15.472cm" svg:y2="10.593cm">
          <text:p/>
        </draw:line>
        <draw:line draw:style-name="gr63" draw:layer="layout" svg:x1="15.472cm" svg:y1="10.593cm" svg:x2="15.436cm" svg:y2="10.593cm">
          <text:p/>
        </draw:line>
        <draw:line draw:style-name="gr63" draw:layer="layout" svg:x1="15.436cm" svg:y1="10.593cm" svg:x2="15.4cm" svg:y2="10.593cm">
          <text:p/>
        </draw:line>
        <draw:line draw:style-name="gr63" draw:layer="layout" svg:x1="15.401cm" svg:y1="10.593cm" svg:x2="15.364cm" svg:y2="10.597cm">
          <text:p/>
        </draw:line>
        <draw:line draw:style-name="gr63" draw:layer="layout" svg:x1="15.365cm" svg:y1="10.596cm" svg:x2="15.328cm" svg:y2="10.601cm">
          <text:p/>
        </draw:line>
        <draw:line draw:style-name="gr63" draw:layer="layout" svg:x1="15.329cm" svg:y1="10.6cm" svg:x2="15.292cm" svg:y2="10.605cm">
          <text:p/>
        </draw:line>
        <draw:line draw:style-name="gr63" draw:layer="layout" svg:x1="15.293cm" svg:y1="10.604cm" svg:x2="15.259cm" svg:y2="10.611cm">
          <text:p/>
        </draw:line>
        <draw:line draw:style-name="gr63" draw:layer="layout" svg:x1="15.26cm" svg:y1="10.61cm" svg:x2="15.223cm" svg:y2="10.619cm">
          <text:p/>
        </draw:line>
        <draw:line draw:style-name="gr63" draw:layer="layout" svg:x1="15.224cm" svg:y1="10.617cm" svg:x2="15.187cm" svg:y2="10.626cm">
          <text:p/>
        </draw:line>
        <draw:line draw:style-name="gr63" draw:layer="layout" svg:x1="15.188cm" svg:y1="10.625cm" svg:x2="15.153cm" svg:y2="10.637cm">
          <text:p/>
        </draw:line>
        <draw:line draw:style-name="gr63" draw:layer="layout" svg:x1="15.154cm" svg:y1="10.636cm" svg:x2="15.119cm" svg:y2="10.647cm">
          <text:p/>
        </draw:line>
        <draw:line draw:style-name="gr63" draw:layer="layout" svg:x1="15.12cm" svg:y1="10.646cm" svg:x2="15.085cm" svg:y2="10.66cm">
          <text:p/>
        </draw:line>
        <draw:line draw:style-name="gr63" draw:layer="layout" svg:x1="15.086cm" svg:y1="10.659cm" svg:x2="15.051cm" svg:y2="10.673cm">
          <text:p/>
        </draw:line>
        <draw:line draw:style-name="gr63" draw:layer="layout" svg:x1="15.053cm" svg:y1="10.672cm" svg:x2="15.019cm" svg:y2="10.688cm">
          <text:p/>
        </draw:line>
        <draw:line draw:style-name="gr63" draw:layer="layout" svg:x1="15.02cm" svg:y1="10.687cm" svg:x2="14.986cm" svg:y2="10.702cm">
          <text:p/>
        </draw:line>
        <draw:line draw:style-name="gr63" draw:layer="layout" svg:x1="14.987cm" svg:y1="10.701cm" svg:x2="14.954cm" svg:y2="10.719cm">
          <text:p/>
        </draw:line>
        <draw:line draw:style-name="gr63" draw:layer="layout" svg:x1="14.955cm" svg:y1="10.718cm" svg:x2="14.924cm" svg:y2="10.738cm">
          <text:p/>
        </draw:line>
        <draw:line draw:style-name="gr63" draw:layer="layout" svg:x1="14.925cm" svg:y1="10.737cm" svg:x2="14.892cm" svg:y2="10.757cm">
          <text:p/>
        </draw:line>
        <draw:line draw:style-name="gr63" draw:layer="layout" svg:x1="14.893cm" svg:y1="10.756cm" svg:x2="14.863cm" svg:y2="10.776cm">
          <text:p/>
        </draw:line>
        <draw:line draw:style-name="gr63" draw:layer="layout" svg:x1="14.865cm" svg:y1="10.775cm" svg:x2="14.833cm" svg:y2="10.798cm">
          <text:p/>
        </draw:line>
        <draw:line draw:style-name="gr63" draw:layer="layout" svg:x1="14.834cm" svg:y1="10.797cm" svg:x2="14.806cm" svg:y2="10.819cm">
          <text:p/>
        </draw:line>
        <draw:line draw:style-name="gr63" draw:layer="layout" svg:x1="14.807cm" svg:y1="10.818cm" svg:x2="14.778cm" svg:y2="10.842cm">
          <text:p/>
        </draw:line>
        <draw:line draw:style-name="gr63" draw:layer="layout" svg:x1="14.779cm" svg:y1="10.841cm" svg:x2="14.751cm" svg:y2="10.867cm">
          <text:p/>
        </draw:line>
        <draw:line draw:style-name="gr63" draw:layer="layout" svg:x1="14.752cm" svg:y1="10.866cm" svg:x2="14.725cm" svg:y2="10.891cm">
          <text:p/>
        </draw:line>
        <draw:line draw:style-name="gr63" draw:layer="layout" svg:x1="14.726cm" svg:y1="10.89cm" svg:x2="14.7cm" svg:y2="10.916cm">
          <text:p/>
        </draw:line>
        <draw:line draw:style-name="gr63" draw:layer="layout" svg:x1="14.701cm" svg:y1="10.915cm" svg:x2="14.676cm" svg:y2="10.944cm">
          <text:p/>
        </draw:line>
        <draw:line draw:style-name="gr63" draw:layer="layout" svg:x1="14.677cm" svg:y1="10.943cm" svg:x2="14.653cm" svg:y2="10.971cm">
          <text:p/>
        </draw:line>
        <draw:line draw:style-name="gr63" draw:layer="layout" svg:x1="14.654cm" svg:y1="10.97cm" svg:x2="14.63cm" svg:y2="10.999cm">
          <text:p/>
        </draw:line>
        <draw:line draw:style-name="gr63" draw:layer="layout" svg:x1="14.631cm" svg:y1="10.998cm" svg:x2="14.609cm" svg:y2="11.028cm">
          <text:p/>
        </draw:line>
        <draw:line draw:style-name="gr63" draw:layer="layout" svg:x1="14.61cm" svg:y1="11.027cm" svg:x2="14.59cm" svg:y2="11.058cm">
          <text:p/>
        </draw:line>
        <draw:line draw:style-name="gr63" draw:layer="layout" svg:x1="14.591cm" svg:y1="11.057cm" svg:x2="14.569cm" svg:y2="11.09cm">
          <text:p/>
        </draw:line>
        <draw:line draw:style-name="gr63" draw:layer="layout" svg:x1="14.57cm" svg:y1="11.089cm" svg:x2="14.552cm" svg:y2="11.119cm">
          <text:p/>
        </draw:line>
        <draw:line draw:style-name="gr63" draw:layer="layout" svg:x1="14.554cm" svg:y1="11.118cm" svg:x2="14.535cm" svg:y2="11.151cm">
          <text:p/>
        </draw:line>
        <draw:line draw:style-name="gr63" draw:layer="layout" svg:x1="14.536cm" svg:y1="11.15cm" svg:x2="14.518cm" svg:y2="11.185cm">
          <text:p/>
        </draw:line>
        <draw:line draw:style-name="gr63" draw:layer="layout" svg:x1="14.519cm" svg:y1="11.184cm" svg:x2="14.505cm" svg:y2="11.217cm">
          <text:p/>
        </draw:line>
        <draw:line draw:style-name="gr63" draw:layer="layout" svg:x1="14.506cm" svg:y1="11.216cm" svg:x2="14.49cm" svg:y2="11.251cm">
          <text:p/>
        </draw:line>
        <draw:line draw:style-name="gr63" draw:layer="layout" svg:x1="14.491cm" svg:y1="11.25cm" svg:x2="14.478cm" svg:y2="11.284cm">
          <text:p/>
        </draw:line>
        <draw:line draw:style-name="gr63" draw:layer="layout" svg:x1="14.479cm" svg:y1="11.283cm" svg:x2="14.467cm" svg:y2="11.318cm">
          <text:p/>
        </draw:line>
        <draw:line draw:style-name="gr63" draw:layer="layout" svg:x1="14.468cm" svg:y1="11.317cm" svg:x2="14.456cm" svg:y2="11.352cm">
          <text:p/>
        </draw:line>
        <draw:line draw:style-name="gr63" draw:layer="layout" svg:x1="14.457cm" svg:y1="11.351cm" svg:x2="14.448cm" svg:y2="11.388cm">
          <text:p/>
        </draw:line>
        <draw:line draw:style-name="gr63" draw:layer="layout" svg:x1="14.449cm" svg:y1="11.387cm" svg:x2="14.442cm" svg:y2="11.422cm">
          <text:p/>
        </draw:line>
        <draw:line draw:style-name="gr63" draw:layer="layout" svg:x1="14.443cm" svg:y1="11.421cm" svg:x2="14.435cm" svg:y2="11.458cm">
          <text:p/>
        </draw:line>
        <draw:line draw:style-name="gr63" draw:layer="layout" svg:x1="14.436cm" svg:y1="11.457cm" svg:x2="14.429cm" svg:y2="11.494cm">
          <text:p/>
        </draw:line>
        <draw:line draw:style-name="gr63" draw:layer="layout" svg:x1="14.43cm" svg:y1="11.493cm" svg:x2="14.427cm" svg:y2="11.53cm">
          <text:p/>
        </draw:line>
        <draw:line draw:style-name="gr63" draw:layer="layout" svg:x1="14.429cm" svg:y1="11.529cm" svg:x2="14.422cm" svg:y2="11.566cm">
          <text:p/>
        </draw:line>
        <draw:line draw:style-name="gr63" draw:layer="layout" svg:x1="14.422cm" svg:y1="11.565cm" svg:x2="14.422cm" svg:y2="11.601cm">
          <text:p/>
        </draw:line>
        <draw:line draw:style-name="gr63" draw:layer="layout" svg:x1="14.422cm" svg:y1="11.601cm" svg:x2="14.422cm" svg:y2="11.637cm">
          <text:p/>
        </draw:line>
        <draw:line draw:style-name="gr63" draw:layer="layout" svg:x1="14.422cm" svg:y1="11.637cm" svg:x2="14.422cm" svg:y2="11.673cm">
          <text:p/>
        </draw:line>
        <draw:line draw:style-name="gr63" draw:layer="layout" svg:x1="14.422cm" svg:y1="11.673cm" svg:x2="14.428cm" svg:y2="11.71cm">
          <text:p/>
        </draw:line>
        <draw:line draw:style-name="gr63" draw:layer="layout" svg:x1="14.427cm" svg:y1="11.709cm" svg:x2="14.429cm" svg:y2="11.746cm">
          <text:p/>
        </draw:line>
        <draw:line draw:style-name="gr63" draw:layer="layout" svg:x1="14.429cm" svg:y1="11.745cm" svg:x2="14.436cm" svg:y2="11.78cm">
          <text:p/>
        </draw:line>
        <draw:line draw:style-name="gr63" draw:layer="layout" svg:x1="14.435cm" svg:y1="11.779cm" svg:x2="14.443cm" svg:y2="11.816cm">
          <text:p/>
        </draw:line>
        <draw:line draw:style-name="gr63" draw:layer="layout" svg:x1="14.442cm" svg:y1="11.815cm" svg:x2="14.449cm" svg:y2="11.852cm">
          <text:p/>
        </draw:line>
        <draw:line draw:style-name="gr63" draw:layer="layout" svg:x1="14.448cm" svg:y1="11.851cm" svg:x2="14.457cm" svg:y2="11.886cm">
          <text:p/>
        </draw:line>
        <draw:line draw:style-name="gr63" draw:layer="layout" svg:x1="14.456cm" svg:y1="11.885cm" svg:x2="14.468cm" svg:y2="11.922cm">
          <text:p/>
        </draw:line>
        <draw:line draw:style-name="gr63" draw:layer="layout" svg:x1="14.467cm" svg:y1="11.921cm" svg:x2="14.479cm" svg:y2="11.955cm">
          <text:p/>
        </draw:line>
        <draw:line draw:style-name="gr63" draw:layer="layout" svg:x1="14.478cm" svg:y1="11.954cm" svg:x2="14.491cm" svg:y2="11.989cm">
          <text:p/>
        </draw:line>
        <draw:line draw:style-name="gr63" draw:layer="layout" svg:x1="14.49cm" svg:y1="11.988cm" svg:x2="14.506cm" svg:y2="12.021cm">
          <text:p/>
        </draw:line>
        <draw:line draw:style-name="gr63" draw:layer="layout" svg:x1="14.505cm" svg:y1="12.02cm" svg:x2="14.519cm" svg:y2="12.055cm">
          <text:p/>
        </draw:line>
        <draw:line draw:style-name="gr63" draw:layer="layout" svg:x1="14.518cm" svg:y1="12.054cm" svg:x2="14.536cm" svg:y2="12.087cm">
          <text:p/>
        </draw:line>
        <draw:line draw:style-name="gr63" draw:layer="layout" svg:x1="14.535cm" svg:y1="12.086cm" svg:x2="14.554cm" svg:y2="12.118cm">
          <text:p/>
        </draw:line>
        <draw:line draw:style-name="gr63" draw:layer="layout" svg:x1="14.552cm" svg:y1="12.117cm" svg:x2="14.57cm" svg:y2="12.15cm">
          <text:p/>
        </draw:line>
        <draw:line draw:style-name="gr63" draw:layer="layout" svg:x1="14.569cm" svg:y1="12.149cm" svg:x2="14.591cm" svg:y2="12.18cm">
          <text:p/>
        </draw:line>
        <draw:line draw:style-name="gr63" draw:layer="layout" svg:x1="14.59cm" svg:y1="12.179cm" svg:x2="14.61cm" svg:y2="12.209cm">
          <text:p/>
        </draw:line>
        <draw:line draw:style-name="gr63" draw:layer="layout" svg:x1="14.609cm" svg:y1="12.208cm" svg:x2="14.631cm" svg:y2="12.239cm">
          <text:p/>
        </draw:line>
        <draw:line draw:style-name="gr63" draw:layer="layout" svg:x1="14.63cm" svg:y1="12.238cm" svg:x2="14.654cm" svg:y2="12.267cm">
          <text:p/>
        </draw:line>
        <draw:line draw:style-name="gr63" draw:layer="layout" svg:x1="14.653cm" svg:y1="12.266cm" svg:x2="14.677cm" svg:y2="12.294cm">
          <text:p/>
        </draw:line>
        <draw:line draw:style-name="gr63" draw:layer="layout" svg:x1="14.676cm" svg:y1="12.293cm" svg:x2="14.701cm" svg:y2="12.322cm">
          <text:p/>
        </draw:line>
        <draw:line draw:style-name="gr63" draw:layer="layout" svg:x1="14.7cm" svg:y1="12.321cm" svg:x2="14.726cm" svg:y2="12.347cm">
          <text:p/>
        </draw:line>
        <draw:line draw:style-name="gr63" draw:layer="layout" svg:x1="14.725cm" svg:y1="12.346cm" svg:x2="14.752cm" svg:y2="12.372cm">
          <text:p/>
        </draw:line>
        <draw:line draw:style-name="gr63" draw:layer="layout" svg:x1="14.751cm" svg:y1="12.371cm" svg:x2="14.779cm" svg:y2="12.396cm">
          <text:p/>
        </draw:line>
        <draw:line draw:style-name="gr63" draw:layer="layout" svg:x1="14.778cm" svg:y1="12.395cm" svg:x2="14.807cm" svg:y2="12.419cm">
          <text:p/>
        </draw:line>
        <draw:line draw:style-name="gr63" draw:layer="layout" svg:x1="14.806cm" svg:y1="12.418cm" svg:x2="14.834cm" svg:y2="12.442cm">
          <text:p/>
        </draw:line>
        <draw:line draw:style-name="gr63" draw:layer="layout" svg:x1="14.833cm" svg:y1="12.441cm" svg:x2="14.865cm" svg:y2="12.461cm">
          <text:p/>
        </draw:line>
        <draw:line draw:style-name="gr63" draw:layer="layout" svg:x1="14.863cm" svg:y1="12.46cm" svg:x2="14.893cm" svg:y2="12.482cm">
          <text:p/>
        </draw:line>
        <draw:line draw:style-name="gr63" draw:layer="layout" svg:x1="14.892cm" svg:y1="12.481cm" svg:x2="14.925cm" svg:y2="12.502cm">
          <text:p/>
        </draw:line>
        <draw:line draw:style-name="gr63" draw:layer="layout" svg:x1="14.924cm" svg:y1="12.501cm" svg:x2="14.955cm" svg:y2="12.518cm">
          <text:p/>
        </draw:line>
        <draw:line draw:style-name="gr63" draw:layer="layout" svg:x1="14.954cm" svg:y1="12.517cm" svg:x2="14.987cm" svg:y2="12.535cm">
          <text:p/>
        </draw:line>
        <draw:line draw:style-name="gr63" draw:layer="layout" svg:x1="14.986cm" svg:y1="12.534cm" svg:x2="15.02cm" svg:y2="12.552cm">
          <text:p/>
        </draw:line>
        <draw:line draw:style-name="gr63" draw:layer="layout" svg:x1="15.019cm" svg:y1="12.551cm" svg:x2="15.053cm" svg:y2="12.565cm">
          <text:p/>
        </draw:line>
        <draw:line draw:style-name="gr63" draw:layer="layout" svg:x1="15.051cm" svg:y1="12.564cm" svg:x2="15.086cm" svg:y2="12.581cm">
          <text:p/>
        </draw:line>
        <draw:line draw:style-name="gr63" draw:layer="layout" svg:x1="15.085cm" svg:y1="12.579cm" svg:x2="15.12cm" svg:y2="12.59cm">
          <text:p/>
        </draw:line>
        <draw:line draw:style-name="gr63" draw:layer="layout" svg:x1="15.119cm" svg:y1="12.589cm" svg:x2="15.154cm" svg:y2="12.603cm">
          <text:p/>
        </draw:line>
        <draw:line draw:style-name="gr63" draw:layer="layout" svg:x1="15.153cm" svg:y1="12.602cm" svg:x2="15.188cm" svg:y2="12.612cm">
          <text:p/>
        </draw:line>
        <draw:line draw:style-name="gr63" draw:layer="layout" svg:x1="15.187cm" svg:y1="12.611cm" svg:x2="15.224cm" svg:y2="12.62cm">
          <text:p/>
        </draw:line>
        <draw:line draw:style-name="gr63" draw:layer="layout" svg:x1="15.223cm" svg:y1="12.619cm" svg:x2="15.26cm" svg:y2="12.63cm">
          <text:p/>
        </draw:line>
        <draw:line draw:style-name="gr63" draw:layer="layout" svg:x1="15.259cm" svg:y1="12.628cm" svg:x2="15.293cm" svg:y2="12.633cm">
          <text:p/>
        </draw:line>
        <draw:line draw:style-name="gr63" draw:layer="layout" svg:x1="15.292cm" svg:y1="12.632cm" svg:x2="15.329cm" svg:y2="12.639cm">
          <text:p/>
        </draw:line>
        <draw:line draw:style-name="gr63" draw:layer="layout" svg:x1="15.328cm" svg:y1="12.638cm" svg:x2="15.365cm" svg:y2="12.641cm">
          <text:p/>
        </draw:line>
        <draw:line draw:style-name="gr63" draw:layer="layout" svg:x1="15.364cm" svg:y1="12.64cm" svg:x2="15.401cm" svg:y2="12.643cm">
          <text:p/>
        </draw:line>
        <draw:line draw:style-name="gr63" draw:layer="layout" svg:x1="15.4cm" svg:y1="12.642cm" svg:x2="15.437cm" svg:y2="12.645cm">
          <text:p/>
        </draw:line>
        <draw:line draw:style-name="gr63" draw:layer="layout" svg:x1="15.436cm" svg:y1="12.644cm" svg:x2="15.472cm" svg:y2="12.644cm">
          <text:p/>
        </draw:line>
        <draw:line draw:style-name="gr63" draw:layer="layout" svg:x1="15.472cm" svg:y1="12.645cm" svg:x2="15.509cm" svg:y2="12.642cm">
          <text:p/>
        </draw:line>
        <draw:line draw:style-name="gr63" draw:layer="layout" svg:x1="15.508cm" svg:y1="12.643cm" svg:x2="15.545cm" svg:y2="12.64cm">
          <text:p/>
        </draw:line>
        <draw:line draw:style-name="gr63" draw:layer="layout" svg:x1="15.544cm" svg:y1="12.641cm" svg:x2="15.581cm" svg:y2="12.636cm">
          <text:p/>
        </draw:line>
        <draw:line draw:style-name="gr63" draw:layer="layout" svg:x1="15.58cm" svg:y1="12.637cm" svg:x2="15.617cm" svg:y2="12.63cm">
          <text:p/>
        </draw:line>
        <draw:line draw:style-name="gr63" draw:layer="layout" svg:x1="15.616cm" svg:y1="12.631cm" svg:x2="15.651cm" svg:y2="12.623cm">
          <text:p/>
        </draw:line>
        <draw:line draw:style-name="gr63" draw:layer="layout" svg:x1="15.65cm" svg:y1="12.624cm" svg:x2="15.687cm" svg:y2="12.617cm">
          <text:p/>
        </draw:line>
        <draw:line draw:style-name="gr63" draw:layer="layout" svg:x1="15.686cm" svg:y1="12.618cm" svg:x2="15.721cm" svg:y2="12.606cm">
          <text:p/>
        </draw:line>
        <draw:line draw:style-name="gr63" draw:layer="layout" svg:x1="15.72cm" svg:y1="12.607cm" svg:x2="15.757cm" svg:y2="12.598cm">
          <text:p/>
        </draw:line>
        <draw:line draw:style-name="gr63" draw:layer="layout" svg:x1="15.756cm" svg:y1="12.599cm" svg:x2="15.791cm" svg:y2="12.585cm">
          <text:p/>
        </draw:line>
        <draw:line draw:style-name="gr63" draw:layer="layout" svg:x1="15.79cm" svg:y1="12.586cm" svg:x2="15.826cm" svg:y2="12.573cm">
          <text:p/>
        </draw:line>
        <draw:line draw:style-name="gr63" draw:layer="layout" svg:x1="15.824cm" svg:y1="12.574cm" svg:x2="15.856cm" svg:y2="12.56cm">
          <text:p/>
        </draw:line>
        <draw:line draw:style-name="gr63" draw:layer="layout" svg:x1="15.855cm" svg:y1="12.561cm" svg:x2="15.89cm" svg:y2="12.545cm">
          <text:p/>
        </draw:line>
        <draw:line draw:style-name="gr63" draw:layer="layout" svg:x1="15.889cm" svg:y1="12.546cm" svg:x2="15.922cm" svg:y2="12.528cm">
          <text:p/>
        </draw:line>
        <draw:line draw:style-name="gr63" draw:layer="layout" svg:x1="15.921cm" svg:y1="12.529cm" svg:x2="15.954cm" svg:y2="12.511cm">
          <text:p/>
        </draw:line>
        <draw:line draw:style-name="gr63" draw:layer="layout" svg:x1="15.953cm" svg:y1="12.512cm" svg:x2="15.986cm" svg:y2="12.492cm">
          <text:p/>
        </draw:line>
        <draw:line draw:style-name="gr63" draw:layer="layout" svg:x1="15.985cm" svg:y1="12.493cm" svg:x2="16.015cm" svg:y2="12.473cm">
          <text:p/>
        </draw:line>
        <draw:line draw:style-name="gr63" draw:layer="layout" svg:x1="16.014cm" svg:y1="12.474cm" svg:x2="16.045cm" svg:y2="12.454cm">
          <text:p/>
        </draw:line>
        <draw:line draw:style-name="gr63" draw:layer="layout" svg:x1="16.044cm" svg:y1="12.455cm" svg:x2="16.074cm" svg:y2="12.431cm">
          <text:p/>
        </draw:line>
        <draw:line draw:style-name="gr63" draw:layer="layout" svg:x1="16.073cm" svg:y1="12.432cm" svg:x2="16.102cm" svg:y2="12.41cm">
          <text:p/>
        </draw:line>
        <draw:line draw:style-name="gr63" draw:layer="layout" svg:x1="16.101cm" svg:y1="12.411cm" svg:x2="16.13cm" svg:y2="12.386cm">
          <text:p/>
        </draw:line>
        <draw:line draw:style-name="gr63" draw:layer="layout" svg:x1="16.129cm" svg:y1="12.387cm" svg:x2="16.155cm" svg:y2="12.361cm">
          <text:p/>
        </draw:line>
        <draw:line draw:style-name="gr63" draw:layer="layout" svg:x1="16.154cm" svg:y1="12.362cm" svg:x2="16.18cm" svg:y2="12.335cm">
          <text:p/>
        </draw:line>
        <draw:line draw:style-name="gr63" draw:layer="layout" svg:x1="16.179cm" svg:y1="12.336cm" svg:x2="16.206cm" svg:y2="12.31cm">
          <text:p/>
        </draw:line>
        <draw:line draw:style-name="gr63" draw:layer="layout" svg:x1="16.205cm" svg:y1="12.311cm" svg:x2="16.229cm" svg:y2="12.283cm">
          <text:p/>
        </draw:line>
        <draw:line draw:style-name="gr63" draw:layer="layout" svg:x1="16.228cm" svg:y1="12.284cm" svg:x2="16.252cm" svg:y2="12.255cm">
          <text:p/>
        </draw:line>
        <draw:line draw:style-name="gr63" draw:layer="layout" svg:x1="16.251cm" svg:y1="12.256cm" svg:x2="16.273cm" svg:y2="12.227cm">
          <text:p/>
        </draw:line>
        <draw:line draw:style-name="gr63" draw:layer="layout" svg:x1="16.272cm" svg:y1="12.228cm" svg:x2="16.295cm" svg:y2="12.198cm">
          <text:p/>
        </draw:line>
        <draw:line draw:style-name="gr63" draw:layer="layout" svg:x1="16.294cm" svg:y1="11.04cm" svg:x2="16.294cm" svg:y2="12.198cm">
          <text:p/>
        </draw:line>
        <draw:frame draw:style-name="gr69" draw:layer="layout" svg:width="1.844cm" svg:height="0.933cm" svg:x="14.497cm" svg:y="12.889cm">
          <draw:text-box>
            <text:p text:style-name="P1"><text:span text:style-name="T5">Grün</text:span></text:p>
          </draw:text-box>
        </draw:frame>
        <draw:line draw:style-name="gr63" draw:layer="layout" svg:x1="9.001cm" svg:y1="11.041cm" svg:x2="8.981cm" svg:y2="11.01cm">
          <text:p/>
        </draw:line>
        <draw:line draw:style-name="gr63" draw:layer="layout" svg:x1="8.982cm" svg:y1="11.011cm" svg:x2="8.957cm" svg:y2="10.981cm">
          <text:p/>
        </draw:line>
        <draw:line draw:style-name="gr63" draw:layer="layout" svg:x1="8.958cm" svg:y1="10.982cm" svg:x2="8.936cm" svg:y2="10.953cm">
          <text:p/>
        </draw:line>
        <draw:line draw:style-name="gr63" draw:layer="layout" svg:x1="8.937cm" svg:y1="10.954cm" svg:x2="8.911cm" svg:y2="10.926cm">
          <text:p/>
        </draw:line>
        <draw:line draw:style-name="gr63" draw:layer="layout" svg:x1="8.912cm" svg:y1="10.927cm" svg:x2="8.887cm" svg:y2="10.9cm">
          <text:p/>
        </draw:line>
        <draw:line draw:style-name="gr63" draw:layer="layout" svg:x1="8.888cm" svg:y1="10.901cm" svg:x2="8.862cm" svg:y2="10.875cm">
          <text:p/>
        </draw:line>
        <draw:line draw:style-name="gr63" draw:layer="layout" svg:x1="8.863cm" svg:y1="10.876cm" svg:x2="8.834cm" svg:y2="10.852cm">
          <text:p/>
        </draw:line>
        <draw:line draw:style-name="gr63" draw:layer="layout" svg:x1="8.835cm" svg:y1="10.853cm" svg:x2="8.807cm" svg:y2="10.828cm">
          <text:p/>
        </draw:line>
        <draw:line draw:style-name="gr63" draw:layer="layout" svg:x1="8.808cm" svg:y1="10.829cm" svg:x2="8.779cm" svg:y2="10.805cm">
          <text:p/>
        </draw:line>
        <draw:line draw:style-name="gr63" draw:layer="layout" svg:x1="8.78cm" svg:y1="10.806cm" svg:x2="8.75cm" svg:y2="10.784cm">
          <text:p/>
        </draw:line>
        <draw:line draw:style-name="gr63" draw:layer="layout" svg:x1="8.751cm" svg:y1="10.785cm" svg:x2="8.72cm" svg:y2="10.763cm">
          <text:p/>
        </draw:line>
        <draw:line draw:style-name="gr63" draw:layer="layout" svg:x1="8.721cm" svg:y1="10.764cm" svg:x2="8.691cm" svg:y2="10.744cm">
          <text:p/>
        </draw:line>
        <draw:line draw:style-name="gr63" draw:layer="layout" svg:x1="8.692cm" svg:y1="10.745cm" svg:x2="8.659cm" svg:y2="10.725cm">
          <text:p/>
        </draw:line>
        <draw:line draw:style-name="gr63" draw:layer="layout" svg:x1="8.66cm" svg:y1="10.726cm" svg:x2="8.627cm" svg:y2="10.708cm">
          <text:p/>
        </draw:line>
        <draw:line draw:style-name="gr63" draw:layer="layout" svg:x1="8.628cm" svg:y1="10.709cm" svg:x2="8.595cm" svg:y2="10.693cm">
          <text:p/>
        </draw:line>
        <draw:line draw:style-name="gr63" draw:layer="layout" svg:x1="8.596cm" svg:y1="10.694cm" svg:x2="8.564cm" svg:y2="10.678cm">
          <text:p/>
        </draw:line>
        <draw:line draw:style-name="gr63" draw:layer="layout" svg:x1="8.566cm" svg:y1="10.679cm" svg:x2="8.53cm" svg:y2="10.663cm">
          <text:p/>
        </draw:line>
        <draw:line draw:style-name="gr63" draw:layer="layout" svg:x1="8.531cm" svg:y1="10.664cm" svg:x2="8.496cm" svg:y2="10.651cm">
          <text:p/>
        </draw:line>
        <draw:line draw:style-name="gr63" draw:layer="layout" svg:x1="8.497cm" svg:y1="10.652cm" svg:x2="8.462cm" svg:y2="10.64cm">
          <text:p/>
        </draw:line>
        <draw:line draw:style-name="gr63" draw:layer="layout" svg:x1="8.463cm" svg:y1="10.641cm" svg:x2="8.428cm" svg:y2="10.629cm">
          <text:p/>
        </draw:line>
        <draw:line draw:style-name="gr63" draw:layer="layout" svg:x1="8.429cm" svg:y1="10.63cm" svg:x2="8.392cm" svg:y2="10.621cm">
          <text:p/>
        </draw:line>
        <draw:line draw:style-name="gr63" draw:layer="layout" svg:x1="8.393cm" svg:y1="10.622cm" svg:x2="8.358cm" svg:y2="10.612cm">
          <text:p/>
        </draw:line>
        <draw:line draw:style-name="gr63" draw:layer="layout" svg:x1="8.359cm" svg:y1="10.613cm" svg:x2="8.322cm" svg:y2="10.606cm">
          <text:p/>
        </draw:line>
        <draw:line draw:style-name="gr63" draw:layer="layout" svg:x1="8.323cm" svg:y1="10.607cm" svg:x2="8.286cm" svg:y2="10.602cm">
          <text:p/>
        </draw:line>
        <draw:line draw:style-name="gr63" draw:layer="layout" svg:x1="8.287cm" svg:y1="10.603cm" svg:x2="8.25cm" svg:y2="10.598cm">
          <text:p/>
        </draw:line>
        <draw:line draw:style-name="gr63" draw:layer="layout" svg:x1="8.251cm" svg:y1="10.6cm" svg:x2="8.214cm" svg:y2="10.593cm">
          <text:p/>
        </draw:line>
        <draw:line draw:style-name="gr63" draw:layer="layout" svg:x1="8.214cm" svg:y1="10.593cm" svg:x2="8.178cm" svg:y2="10.593cm">
          <text:p/>
        </draw:line>
        <draw:line draw:style-name="gr63" draw:layer="layout" svg:x1="8.178cm" svg:y1="10.593cm" svg:x2="8.142cm" svg:y2="10.593cm">
          <text:p/>
        </draw:line>
        <draw:line draw:style-name="gr63" draw:layer="layout" svg:x1="8.142cm" svg:y1="10.593cm" svg:x2="8.106cm" svg:y2="10.593cm">
          <text:p/>
        </draw:line>
        <draw:line draw:style-name="gr63" draw:layer="layout" svg:x1="8.107cm" svg:y1="10.593cm" svg:x2="8.07cm" svg:y2="10.597cm">
          <text:p/>
        </draw:line>
        <draw:line draw:style-name="gr63" draw:layer="layout" svg:x1="8.071cm" svg:y1="10.596cm" svg:x2="8.036cm" svg:y2="10.601cm">
          <text:p/>
        </draw:line>
        <draw:line draw:style-name="gr63" draw:layer="layout" svg:x1="8.037cm" svg:y1="10.6cm" svg:x2="8.001cm" svg:y2="10.605cm">
          <text:p/>
        </draw:line>
        <draw:line draw:style-name="gr63" draw:layer="layout" svg:x1="8.002cm" svg:y1="10.604cm" svg:x2="7.965cm" svg:y2="10.611cm">
          <text:p/>
        </draw:line>
        <draw:line draw:style-name="gr63" draw:layer="layout" svg:x1="7.966cm" svg:y1="10.61cm" svg:x2="7.929cm" svg:y2="10.619cm">
          <text:p/>
        </draw:line>
        <draw:line draw:style-name="gr63" draw:layer="layout" svg:x1="7.93cm" svg:y1="10.617cm" svg:x2="7.895cm" svg:y2="10.626cm">
          <text:p/>
        </draw:line>
        <draw:line draw:style-name="gr63" draw:layer="layout" svg:x1="7.896cm" svg:y1="10.625cm" svg:x2="7.859cm" svg:y2="10.637cm">
          <text:p/>
        </draw:line>
        <draw:line draw:style-name="gr63" draw:layer="layout" svg:x1="7.86cm" svg:y1="10.636cm" svg:x2="7.825cm" svg:y2="10.647cm">
          <text:p/>
        </draw:line>
        <draw:line draw:style-name="gr63" draw:layer="layout" svg:x1="7.826cm" svg:y1="10.646cm" svg:x2="7.791cm" svg:y2="10.66cm">
          <text:p/>
        </draw:line>
        <draw:line draw:style-name="gr63" draw:layer="layout" svg:x1="7.792cm" svg:y1="10.659cm" svg:x2="7.759cm" svg:y2="10.673cm">
          <text:p/>
        </draw:line>
        <draw:line draw:style-name="gr63" draw:layer="layout" svg:x1="7.76cm" svg:y1="10.672cm" svg:x2="7.725cm" svg:y2="10.688cm">
          <text:p/>
        </draw:line>
        <draw:line draw:style-name="gr63" draw:layer="layout" svg:x1="7.726cm" svg:y1="10.687cm" svg:x2="7.694cm" svg:y2="10.702cm">
          <text:p/>
        </draw:line>
        <draw:line draw:style-name="gr63" draw:layer="layout" svg:x1="7.695cm" svg:y1="10.701cm" svg:x2="7.662cm" svg:y2="10.719cm">
          <text:p/>
        </draw:line>
        <draw:line draw:style-name="gr63" draw:layer="layout" svg:x1="7.663cm" svg:y1="10.718cm" svg:x2="7.63cm" svg:y2="10.738cm">
          <text:p/>
        </draw:line>
        <draw:line draw:style-name="gr63" draw:layer="layout" svg:x1="7.631cm" svg:y1="10.737cm" svg:x2="7.598cm" svg:y2="10.757cm">
          <text:p/>
        </draw:line>
        <draw:line draw:style-name="gr63" draw:layer="layout" svg:x1="7.599cm" svg:y1="10.756cm" svg:x2="7.569cm" svg:y2="10.776cm">
          <text:p/>
        </draw:line>
        <draw:line draw:style-name="gr63" draw:layer="layout" svg:x1="7.57cm" svg:y1="10.775cm" svg:x2="7.541cm" svg:y2="10.798cm">
          <text:p/>
        </draw:line>
        <draw:line draw:style-name="gr63" draw:layer="layout" svg:x1="7.542cm" svg:y1="10.797cm" svg:x2="7.512cm" svg:y2="10.819cm">
          <text:p/>
        </draw:line>
        <draw:line draw:style-name="gr63" draw:layer="layout" svg:x1="7.513cm" svg:y1="10.818cm" svg:x2="7.484cm" svg:y2="10.842cm">
          <text:p/>
        </draw:line>
        <draw:line draw:style-name="gr63" draw:layer="layout" svg:x1="7.485cm" svg:y1="10.841cm" svg:x2="7.457cm" svg:y2="10.867cm">
          <text:p/>
        </draw:line>
        <draw:line draw:style-name="gr63" draw:layer="layout" svg:x1="7.458cm" svg:y1="10.866cm" svg:x2="7.431cm" svg:y2="10.891cm">
          <text:p/>
        </draw:line>
        <draw:line draw:style-name="gr63" draw:layer="layout" svg:x1="7.432cm" svg:y1="10.89cm" svg:x2="7.406cm" svg:y2="10.916cm">
          <text:p/>
        </draw:line>
        <draw:line draw:style-name="gr63" draw:layer="layout" svg:x1="7.407cm" svg:y1="10.915cm" svg:x2="7.382cm" svg:y2="10.944cm">
          <text:p/>
        </draw:line>
        <draw:line draw:style-name="gr63" draw:layer="layout" svg:x1="7.383cm" svg:y1="10.943cm" svg:x2="7.359cm" svg:y2="10.971cm">
          <text:p/>
        </draw:line>
        <draw:line draw:style-name="gr63" draw:layer="layout" svg:x1="7.36cm" svg:y1="10.97cm" svg:x2="7.336cm" svg:y2="10.999cm">
          <text:p/>
        </draw:line>
        <draw:line draw:style-name="gr63" draw:layer="layout" svg:x1="7.337cm" svg:y1="10.998cm" svg:x2="7.315cm" svg:y2="11.028cm">
          <text:p/>
        </draw:line>
        <draw:line draw:style-name="gr63" draw:layer="layout" svg:x1="7.316cm" svg:y1="11.027cm" svg:x2="7.296cm" svg:y2="11.058cm">
          <text:p/>
        </draw:line>
        <draw:line draw:style-name="gr63" draw:layer="layout" svg:x1="7.297cm" svg:y1="11.057cm" svg:x2="7.277cm" svg:y2="11.09cm">
          <text:p/>
        </draw:line>
        <draw:line draw:style-name="gr63" draw:layer="layout" svg:x1="7.278cm" svg:y1="11.089cm" svg:x2="7.258cm" svg:y2="11.119cm">
          <text:p/>
        </draw:line>
        <draw:line draw:style-name="gr63" draw:layer="layout" svg:x1="7.259cm" svg:y1="11.118cm" svg:x2="7.241cm" svg:y2="11.151cm">
          <text:p/>
        </draw:line>
        <draw:line draw:style-name="gr63" draw:layer="layout" svg:x1="7.242cm" svg:y1="11.15cm" svg:x2="7.226cm" svg:y2="11.185cm">
          <text:p/>
        </draw:line>
        <draw:line draw:style-name="gr63" draw:layer="layout" svg:x1="7.227cm" svg:y1="11.184cm" svg:x2="7.211cm" svg:y2="11.217cm">
          <text:p/>
        </draw:line>
        <draw:line draw:style-name="gr63" draw:layer="layout" svg:x1="7.212cm" svg:y1="11.216cm" svg:x2="7.198cm" svg:y2="11.251cm">
          <text:p/>
        </draw:line>
        <draw:line draw:style-name="gr63" draw:layer="layout" svg:x1="7.199cm" svg:y1="11.25cm" svg:x2="7.186cm" svg:y2="11.284cm">
          <text:p/>
        </draw:line>
        <draw:line draw:style-name="gr63" draw:layer="layout" svg:x1="7.187cm" svg:y1="11.283cm" svg:x2="7.173cm" svg:y2="11.318cm">
          <text:p/>
        </draw:line>
        <draw:line draw:style-name="gr63" draw:layer="layout" svg:x1="7.174cm" svg:y1="11.317cm" svg:x2="7.164cm" svg:y2="11.352cm">
          <text:p/>
        </draw:line>
        <draw:line draw:style-name="gr63" draw:layer="layout" svg:x1="7.165cm" svg:y1="11.351cm" svg:x2="7.156cm" svg:y2="11.388cm">
          <text:p/>
        </draw:line>
        <draw:line draw:style-name="gr63" draw:layer="layout" svg:x1="7.158cm" svg:y1="11.387cm" svg:x2="7.147cm" svg:y2="11.422cm">
          <text:p/>
        </draw:line>
        <draw:line draw:style-name="gr63" draw:layer="layout" svg:x1="7.148cm" svg:y1="11.421cm" svg:x2="7.141cm" svg:y2="11.458cm">
          <text:p/>
        </draw:line>
        <draw:line draw:style-name="gr63" draw:layer="layout" svg:x1="7.142cm" svg:y1="11.457cm" svg:x2="7.137cm" svg:y2="11.494cm">
          <text:p/>
        </draw:line>
        <draw:line draw:style-name="gr63" draw:layer="layout" svg:x1="7.138cm" svg:y1="11.493cm" svg:x2="7.133cm" svg:y2="11.53cm">
          <text:p/>
        </draw:line>
        <draw:line draw:style-name="gr63" draw:layer="layout" svg:x1="7.134cm" svg:y1="11.529cm" svg:x2="7.131cm" svg:y2="11.566cm">
          <text:p/>
        </draw:line>
        <draw:line draw:style-name="gr63" draw:layer="layout" svg:x1="7.133cm" svg:y1="11.565cm" svg:x2="7.128cm" svg:y2="11.602cm">
          <text:p/>
        </draw:line>
        <draw:line draw:style-name="gr63" draw:layer="layout" svg:x1="7.128cm" svg:y1="11.601cm" svg:x2="7.128cm" svg:y2="11.637cm">
          <text:p/>
        </draw:line>
        <draw:line draw:style-name="gr63" draw:layer="layout" svg:x1="7.128cm" svg:y1="11.637cm" svg:x2="7.133cm" svg:y2="11.675cm">
          <text:p/>
        </draw:line>
        <draw:line draw:style-name="gr63" draw:layer="layout" svg:x1="7.131cm" svg:y1="11.673cm" svg:x2="7.134cm" svg:y2="11.71cm">
          <text:p/>
        </draw:line>
        <draw:line draw:style-name="gr63" draw:layer="layout" svg:x1="7.133cm" svg:y1="11.709cm" svg:x2="7.138cm" svg:y2="11.746cm">
          <text:p/>
        </draw:line>
        <draw:line draw:style-name="gr63" draw:layer="layout" svg:x1="7.137cm" svg:y1="11.745cm" svg:x2="7.142cm" svg:y2="11.78cm">
          <text:p/>
        </draw:line>
        <draw:line draw:style-name="gr63" draw:layer="layout" svg:x1="7.141cm" svg:y1="11.779cm" svg:x2="7.148cm" svg:y2="11.816cm">
          <text:p/>
        </draw:line>
        <draw:line draw:style-name="gr63" draw:layer="layout" svg:x1="7.147cm" svg:y1="11.815cm" svg:x2="7.158cm" svg:y2="11.852cm">
          <text:p/>
        </draw:line>
        <draw:line draw:style-name="gr63" draw:layer="layout" svg:x1="7.156cm" svg:y1="11.851cm" svg:x2="7.165cm" svg:y2="11.886cm">
          <text:p/>
        </draw:line>
        <draw:line draw:style-name="gr63" draw:layer="layout" svg:x1="7.164cm" svg:y1="11.885cm" svg:x2="7.174cm" svg:y2="11.922cm">
          <text:p/>
        </draw:line>
        <draw:line draw:style-name="gr63" draw:layer="layout" svg:x1="7.173cm" svg:y1="11.921cm" svg:x2="7.187cm" svg:y2="11.955cm">
          <text:p/>
        </draw:line>
        <draw:line draw:style-name="gr63" draw:layer="layout" svg:x1="7.186cm" svg:y1="11.954cm" svg:x2="7.199cm" svg:y2="11.989cm">
          <text:p/>
        </draw:line>
        <draw:line draw:style-name="gr63" draw:layer="layout" svg:x1="7.198cm" svg:y1="11.988cm" svg:x2="7.212cm" svg:y2="12.021cm">
          <text:p/>
        </draw:line>
        <draw:line draw:style-name="gr63" draw:layer="layout" svg:x1="7.211cm" svg:y1="12.02cm" svg:x2="7.227cm" svg:y2="12.055cm">
          <text:p/>
        </draw:line>
        <draw:line draw:style-name="gr63" draw:layer="layout" svg:x1="7.226cm" svg:y1="12.054cm" svg:x2="7.242cm" svg:y2="12.087cm">
          <text:p/>
        </draw:line>
        <draw:line draw:style-name="gr63" draw:layer="layout" svg:x1="7.241cm" svg:y1="12.086cm" svg:x2="7.259cm" svg:y2="12.118cm">
          <text:p/>
        </draw:line>
        <draw:line draw:style-name="gr63" draw:layer="layout" svg:x1="7.258cm" svg:y1="12.117cm" svg:x2="7.278cm" svg:y2="12.15cm">
          <text:p/>
        </draw:line>
        <draw:line draw:style-name="gr63" draw:layer="layout" svg:x1="7.277cm" svg:y1="12.149cm" svg:x2="7.297cm" svg:y2="12.18cm">
          <text:p/>
        </draw:line>
        <draw:line draw:style-name="gr63" draw:layer="layout" svg:x1="7.296cm" svg:y1="12.179cm" svg:x2="7.316cm" svg:y2="12.209cm">
          <text:p/>
        </draw:line>
        <draw:line draw:style-name="gr63" draw:layer="layout" svg:x1="7.315cm" svg:y1="12.208cm" svg:x2="7.337cm" svg:y2="12.239cm">
          <text:p/>
        </draw:line>
        <draw:line draw:style-name="gr63" draw:layer="layout" svg:x1="7.336cm" svg:y1="12.238cm" svg:x2="7.36cm" svg:y2="12.267cm">
          <text:p/>
        </draw:line>
        <draw:line draw:style-name="gr63" draw:layer="layout" svg:x1="7.359cm" svg:y1="12.266cm" svg:x2="7.383cm" svg:y2="12.294cm">
          <text:p/>
        </draw:line>
        <draw:line draw:style-name="gr63" draw:layer="layout" svg:x1="7.382cm" svg:y1="12.293cm" svg:x2="7.407cm" svg:y2="12.322cm">
          <text:p/>
        </draw:line>
        <draw:line draw:style-name="gr63" draw:layer="layout" svg:x1="7.406cm" svg:y1="12.321cm" svg:x2="7.432cm" svg:y2="12.347cm">
          <text:p/>
        </draw:line>
        <draw:line draw:style-name="gr63" draw:layer="layout" svg:x1="7.431cm" svg:y1="12.346cm" svg:x2="7.458cm" svg:y2="12.372cm">
          <text:p/>
        </draw:line>
        <draw:line draw:style-name="gr63" draw:layer="layout" svg:x1="7.457cm" svg:y1="12.371cm" svg:x2="7.485cm" svg:y2="12.396cm">
          <text:p/>
        </draw:line>
        <draw:line draw:style-name="gr63" draw:layer="layout" svg:x1="7.484cm" svg:y1="12.395cm" svg:x2="7.513cm" svg:y2="12.419cm">
          <text:p/>
        </draw:line>
        <draw:line draw:style-name="gr63" draw:layer="layout" svg:x1="7.512cm" svg:y1="12.418cm" svg:x2="7.542cm" svg:y2="12.442cm">
          <text:p/>
        </draw:line>
        <draw:line draw:style-name="gr63" draw:layer="layout" svg:x1="7.541cm" svg:y1="12.441cm" svg:x2="7.57cm" svg:y2="12.461cm">
          <text:p/>
        </draw:line>
        <draw:line draw:style-name="gr63" draw:layer="layout" svg:x1="7.569cm" svg:y1="12.46cm" svg:x2="7.599cm" svg:y2="12.482cm">
          <text:p/>
        </draw:line>
        <draw:line draw:style-name="gr63" draw:layer="layout" svg:x1="7.598cm" svg:y1="12.481cm" svg:x2="7.631cm" svg:y2="12.502cm">
          <text:p/>
        </draw:line>
        <draw:line draw:style-name="gr63" draw:layer="layout" svg:x1="7.63cm" svg:y1="12.501cm" svg:x2="7.663cm" svg:y2="12.518cm">
          <text:p/>
        </draw:line>
        <draw:line draw:style-name="gr63" draw:layer="layout" svg:x1="7.662cm" svg:y1="12.517cm" svg:x2="7.695cm" svg:y2="12.535cm">
          <text:p/>
        </draw:line>
        <draw:line draw:style-name="gr63" draw:layer="layout" svg:x1="7.694cm" svg:y1="12.534cm" svg:x2="7.726cm" svg:y2="12.552cm">
          <text:p/>
        </draw:line>
        <draw:line draw:style-name="gr63" draw:layer="layout" svg:x1="7.725cm" svg:y1="12.551cm" svg:x2="7.76cm" svg:y2="12.565cm">
          <text:p/>
        </draw:line>
        <draw:line draw:style-name="gr63" draw:layer="layout" svg:x1="7.759cm" svg:y1="12.564cm" svg:x2="7.792cm" svg:y2="12.581cm">
          <text:p/>
        </draw:line>
        <draw:line draw:style-name="gr63" draw:layer="layout" svg:x1="7.791cm" svg:y1="12.579cm" svg:x2="7.826cm" svg:y2="12.59cm">
          <text:p/>
        </draw:line>
        <draw:line draw:style-name="gr63" draw:layer="layout" svg:x1="7.825cm" svg:y1="12.589cm" svg:x2="7.86cm" svg:y2="12.603cm">
          <text:p/>
        </draw:line>
        <draw:line draw:style-name="gr63" draw:layer="layout" svg:x1="7.859cm" svg:y1="12.602cm" svg:x2="7.896cm" svg:y2="12.612cm">
          <text:p/>
        </draw:line>
        <draw:line draw:style-name="gr63" draw:layer="layout" svg:x1="7.895cm" svg:y1="12.611cm" svg:x2="7.93cm" svg:y2="12.62cm">
          <text:p/>
        </draw:line>
        <draw:line draw:style-name="gr63" draw:layer="layout" svg:x1="7.929cm" svg:y1="12.619cm" svg:x2="7.966cm" svg:y2="12.63cm">
          <text:p/>
        </draw:line>
        <draw:line draw:style-name="gr63" draw:layer="layout" svg:x1="7.965cm" svg:y1="12.628cm" svg:x2="8.002cm" svg:y2="12.633cm">
          <text:p/>
        </draw:line>
        <draw:line draw:style-name="gr63" draw:layer="layout" svg:x1="8.001cm" svg:y1="12.632cm" svg:x2="8.037cm" svg:y2="12.639cm">
          <text:p/>
        </draw:line>
        <draw:line draw:style-name="gr63" draw:layer="layout" svg:x1="8.036cm" svg:y1="12.638cm" svg:x2="8.071cm" svg:y2="12.641cm">
          <text:p/>
        </draw:line>
        <draw:line draw:style-name="gr63" draw:layer="layout" svg:x1="8.07cm" svg:y1="12.64cm" svg:x2="8.107cm" svg:y2="12.643cm">
          <text:p/>
        </draw:line>
        <draw:line draw:style-name="gr63" draw:layer="layout" svg:x1="8.106cm" svg:y1="12.642cm" svg:x2="8.143cm" svg:y2="12.645cm">
          <text:p/>
        </draw:line>
        <draw:line draw:style-name="gr63" draw:layer="layout" svg:x1="8.142cm" svg:y1="12.644cm" svg:x2="8.178cm" svg:y2="12.644cm">
          <text:p/>
        </draw:line>
        <draw:line draw:style-name="gr63" draw:layer="layout" svg:x1="8.178cm" svg:y1="12.645cm" svg:x2="8.215cm" svg:y2="12.642cm">
          <text:p/>
        </draw:line>
        <draw:line draw:style-name="gr63" draw:layer="layout" svg:x1="8.214cm" svg:y1="12.643cm" svg:x2="8.251cm" svg:y2="12.64cm">
          <text:p/>
        </draw:line>
        <draw:line draw:style-name="gr63" draw:layer="layout" svg:x1="8.25cm" svg:y1="12.641cm" svg:x2="8.287cm" svg:y2="12.636cm">
          <text:p/>
        </draw:line>
        <draw:line draw:style-name="gr63" draw:layer="layout" svg:x1="8.286cm" svg:y1="12.637cm" svg:x2="8.323cm" svg:y2="12.63cm">
          <text:p/>
        </draw:line>
        <draw:line draw:style-name="gr63" draw:layer="layout" svg:x1="8.322cm" svg:y1="12.631cm" svg:x2="8.359cm" svg:y2="12.623cm">
          <text:p/>
        </draw:line>
        <draw:line draw:style-name="gr63" draw:layer="layout" svg:x1="8.358cm" svg:y1="12.624cm" svg:x2="8.393cm" svg:y2="12.617cm">
          <text:p/>
        </draw:line>
        <draw:line draw:style-name="gr63" draw:layer="layout" svg:x1="8.392cm" svg:y1="12.618cm" svg:x2="8.429cm" svg:y2="12.606cm">
          <text:p/>
        </draw:line>
        <draw:line draw:style-name="gr63" draw:layer="layout" svg:x1="8.428cm" svg:y1="12.607cm" svg:x2="8.463cm" svg:y2="12.598cm">
          <text:p/>
        </draw:line>
        <draw:line draw:style-name="gr63" draw:layer="layout" svg:x1="8.462cm" svg:y1="12.599cm" svg:x2="8.497cm" svg:y2="12.585cm">
          <text:p/>
        </draw:line>
        <draw:line draw:style-name="gr63" draw:layer="layout" svg:x1="8.496cm" svg:y1="12.586cm" svg:x2="8.531cm" svg:y2="12.573cm">
          <text:p/>
        </draw:line>
        <draw:line draw:style-name="gr63" draw:layer="layout" svg:x1="8.53cm" svg:y1="12.574cm" svg:x2="8.566cm" svg:y2="12.56cm">
          <text:p/>
        </draw:line>
        <draw:line draw:style-name="gr63" draw:layer="layout" svg:x1="8.564cm" svg:y1="12.561cm" svg:x2="8.596cm" svg:y2="12.545cm">
          <text:p/>
        </draw:line>
        <draw:line draw:style-name="gr63" draw:layer="layout" svg:x1="8.595cm" svg:y1="12.546cm" svg:x2="8.628cm" svg:y2="12.528cm">
          <text:p/>
        </draw:line>
        <draw:line draw:style-name="gr63" draw:layer="layout" svg:x1="8.627cm" svg:y1="12.529cm" svg:x2="8.66cm" svg:y2="12.511cm">
          <text:p/>
        </draw:line>
        <draw:line draw:style-name="gr63" draw:layer="layout" svg:x1="8.659cm" svg:y1="12.512cm" svg:x2="8.692cm" svg:y2="12.492cm">
          <text:p/>
        </draw:line>
        <draw:line draw:style-name="gr63" draw:layer="layout" svg:x1="8.691cm" svg:y1="12.493cm" svg:x2="8.721cm" svg:y2="12.473cm">
          <text:p/>
        </draw:line>
        <draw:line draw:style-name="gr63" draw:layer="layout" svg:x1="8.72cm" svg:y1="12.474cm" svg:x2="8.751cm" svg:y2="12.454cm">
          <text:p/>
        </draw:line>
        <draw:line draw:style-name="gr63" draw:layer="layout" svg:x1="8.75cm" svg:y1="12.455cm" svg:x2="8.78cm" svg:y2="12.431cm">
          <text:p/>
        </draw:line>
        <draw:line draw:style-name="gr63" draw:layer="layout" svg:x1="8.779cm" svg:y1="12.432cm" svg:x2="8.808cm" svg:y2="12.41cm">
          <text:p/>
        </draw:line>
        <draw:line draw:style-name="gr63" draw:layer="layout" svg:x1="8.807cm" svg:y1="12.411cm" svg:x2="8.835cm" svg:y2="12.386cm">
          <text:p/>
        </draw:line>
        <draw:line draw:style-name="gr63" draw:layer="layout" svg:x1="8.834cm" svg:y1="12.387cm" svg:x2="8.863cm" svg:y2="12.361cm">
          <text:p/>
        </draw:line>
        <draw:line draw:style-name="gr63" draw:layer="layout" svg:x1="8.862cm" svg:y1="12.362cm" svg:x2="8.888cm" svg:y2="12.335cm">
          <text:p/>
        </draw:line>
        <draw:line draw:style-name="gr63" draw:layer="layout" svg:x1="8.887cm" svg:y1="12.336cm" svg:x2="8.912cm" svg:y2="12.31cm">
          <text:p/>
        </draw:line>
        <draw:line draw:style-name="gr63" draw:layer="layout" svg:x1="8.911cm" svg:y1="12.311cm" svg:x2="8.937cm" svg:y2="12.283cm">
          <text:p/>
        </draw:line>
        <draw:line draw:style-name="gr63" draw:layer="layout" svg:x1="8.936cm" svg:y1="12.284cm" svg:x2="8.958cm" svg:y2="12.255cm">
          <text:p/>
        </draw:line>
        <draw:line draw:style-name="gr63" draw:layer="layout" svg:x1="8.957cm" svg:y1="12.256cm" svg:x2="8.982cm" svg:y2="12.227cm">
          <text:p/>
        </draw:line>
        <draw:line draw:style-name="gr63" draw:layer="layout" svg:x1="8.981cm" svg:y1="12.228cm" svg:x2="9.001cm" svg:y2="12.198cm">
          <text:p/>
        </draw:line>
        <draw:line draw:style-name="gr63" draw:layer="layout" svg:x1="9cm" svg:y1="11.04cm" svg:x2="9cm" svg:y2="12.198cm">
          <text:p/>
        </draw:line>
        <draw:line draw:style-name="gr63" draw:layer="layout" svg:x1="11.068cm" svg:y1="5.228cm" svg:x2="6.119cm" svg:y2="5.228cm">
          <text:p/>
        </draw:line>
        <draw:line draw:style-name="gr63" draw:layer="layout" svg:x1="11.068cm" svg:y1="10.179cm" svg:x2="11.068cm" svg:y2="5.228cm">
          <text:p/>
        </draw:line>
        <draw:line draw:style-name="gr63" draw:layer="layout" svg:x1="11.068cm" svg:y1="10.179cm" svg:x2="6.119cm" svg:y2="10.179cm">
          <text:p/>
        </draw:line>
        <draw:line draw:style-name="gr63" draw:layer="layout" svg:x1="6.119cm" svg:y1="10.179cm" svg:x2="6.119cm" svg:y2="5.228cm">
          <text:p/>
        </draw:line>
        <draw:frame draw:style-name="gr70" draw:layer="layout" svg:width="1.293cm" svg:height="0.933cm" svg:x="7.548cm" svg:y="12.889cm">
          <draw:text-box>
            <text:p text:style-name="P1"><text:span text:style-name="T5">Rot</text:span></text:p>
          </draw:text-box>
        </draw:frame>
        <draw:line draw:style-name="gr63" draw:layer="layout" svg:x1="12.648cm" svg:y1="11.041cm" svg:x2="12.625cm" svg:y2="11.01cm">
          <text:p/>
        </draw:line>
        <draw:line draw:style-name="gr63" draw:layer="layout" svg:x1="12.626cm" svg:y1="11.011cm" svg:x2="12.604cm" svg:y2="10.981cm">
          <text:p/>
        </draw:line>
        <draw:line draw:style-name="gr63" draw:layer="layout" svg:x1="12.605cm" svg:y1="10.982cm" svg:x2="12.581cm" svg:y2="10.953cm">
          <text:p/>
        </draw:line>
        <draw:line draw:style-name="gr63" draw:layer="layout" svg:x1="12.582cm" svg:y1="10.954cm" svg:x2="12.558cm" svg:y2="10.926cm">
          <text:p/>
        </draw:line>
        <draw:line draw:style-name="gr63" draw:layer="layout" svg:x1="12.559cm" svg:y1="10.927cm" svg:x2="12.532cm" svg:y2="10.9cm">
          <text:p/>
        </draw:line>
        <draw:line draw:style-name="gr63" draw:layer="layout" svg:x1="12.533cm" svg:y1="10.901cm" svg:x2="12.507cm" svg:y2="10.875cm">
          <text:p/>
        </draw:line>
        <draw:line draw:style-name="gr63" draw:layer="layout" svg:x1="12.508cm" svg:y1="10.876cm" svg:x2="12.481cm" svg:y2="10.852cm">
          <text:p/>
        </draw:line>
        <draw:line draw:style-name="gr63" draw:layer="layout" svg:x1="12.482cm" svg:y1="10.853cm" svg:x2="12.454cm" svg:y2="10.828cm">
          <text:p/>
        </draw:line>
        <draw:line draw:style-name="gr63" draw:layer="layout" svg:x1="12.455cm" svg:y1="10.829cm" svg:x2="12.426cm" svg:y2="10.805cm">
          <text:p/>
        </draw:line>
        <draw:line draw:style-name="gr63" draw:layer="layout" svg:x1="12.427cm" svg:y1="10.806cm" svg:x2="12.397cm" svg:y2="10.784cm">
          <text:p/>
        </draw:line>
        <draw:line draw:style-name="gr63" draw:layer="layout" svg:x1="12.398cm" svg:y1="10.785cm" svg:x2="12.367cm" svg:y2="10.763cm">
          <text:p/>
        </draw:line>
        <draw:line draw:style-name="gr63" draw:layer="layout" svg:x1="12.368cm" svg:y1="10.764cm" svg:x2="12.338cm" svg:y2="10.744cm">
          <text:p/>
        </draw:line>
        <draw:line draw:style-name="gr63" draw:layer="layout" svg:x1="12.339cm" svg:y1="10.745cm" svg:x2="12.306cm" svg:y2="10.725cm">
          <text:p/>
        </draw:line>
        <draw:line draw:style-name="gr63" draw:layer="layout" svg:x1="12.307cm" svg:y1="10.726cm" svg:x2="12.274cm" svg:y2="10.708cm">
          <text:p/>
        </draw:line>
        <draw:line draw:style-name="gr63" draw:layer="layout" svg:x1="12.275cm" svg:y1="10.709cm" svg:x2="12.242cm" svg:y2="10.693cm">
          <text:p/>
        </draw:line>
        <draw:line draw:style-name="gr63" draw:layer="layout" svg:x1="12.243cm" svg:y1="10.694cm" svg:x2="12.211cm" svg:y2="10.678cm">
          <text:p/>
        </draw:line>
        <draw:line draw:style-name="gr63" draw:layer="layout" svg:x1="12.212cm" svg:y1="10.679cm" svg:x2="12.177cm" svg:y2="10.663cm">
          <text:p/>
        </draw:line>
        <draw:line draw:style-name="gr63" draw:layer="layout" svg:x1="12.178cm" svg:y1="10.664cm" svg:x2="12.143cm" svg:y2="10.651cm">
          <text:p/>
        </draw:line>
        <draw:line draw:style-name="gr63" draw:layer="layout" svg:x1="12.144cm" svg:y1="10.652cm" svg:x2="12.109cm" svg:y2="10.64cm">
          <text:p/>
        </draw:line>
        <draw:line draw:style-name="gr63" draw:layer="layout" svg:x1="12.11cm" svg:y1="10.641cm" svg:x2="12.075cm" svg:y2="10.629cm">
          <text:p/>
        </draw:line>
        <draw:line draw:style-name="gr63" draw:layer="layout" svg:x1="12.076cm" svg:y1="10.63cm" svg:x2="12.039cm" svg:y2="10.621cm">
          <text:p/>
        </draw:line>
        <draw:line draw:style-name="gr63" draw:layer="layout" svg:x1="12.04cm" svg:y1="10.622cm" svg:x2="12.003cm" svg:y2="10.612cm">
          <text:p/>
        </draw:line>
        <draw:line draw:style-name="gr63" draw:layer="layout" svg:x1="12.004cm" svg:y1="10.613cm" svg:x2="11.969cm" svg:y2="10.606cm">
          <text:p/>
        </draw:line>
        <draw:line draw:style-name="gr63" draw:layer="layout" svg:x1="11.97cm" svg:y1="10.607cm" svg:x2="11.933cm" svg:y2="10.602cm">
          <text:p/>
        </draw:line>
        <draw:line draw:style-name="gr63" draw:layer="layout" svg:x1="11.934cm" svg:y1="10.603cm" svg:x2="11.897cm" svg:y2="10.598cm">
          <text:p/>
        </draw:line>
        <draw:line draw:style-name="gr63" draw:layer="layout" svg:x1="11.898cm" svg:y1="10.6cm" svg:x2="11.861cm" svg:y2="10.593cm">
          <text:p/>
        </draw:line>
        <draw:line draw:style-name="gr63" draw:layer="layout" svg:x1="11.861cm" svg:y1="10.593cm" svg:x2="11.825cm" svg:y2="10.593cm">
          <text:p/>
        </draw:line>
        <draw:line draw:style-name="gr63" draw:layer="layout" svg:x1="11.825cm" svg:y1="10.593cm" svg:x2="11.789cm" svg:y2="10.593cm">
          <text:p/>
        </draw:line>
        <draw:line draw:style-name="gr63" draw:layer="layout" svg:x1="11.789cm" svg:y1="10.593cm" svg:x2="11.753cm" svg:y2="10.593cm">
          <text:p/>
        </draw:line>
        <draw:line draw:style-name="gr63" draw:layer="layout" svg:x1="11.754cm" svg:y1="10.593cm" svg:x2="11.717cm" svg:y2="10.597cm">
          <text:p/>
        </draw:line>
        <draw:line draw:style-name="gr63" draw:layer="layout" svg:x1="11.718cm" svg:y1="10.596cm" svg:x2="11.681cm" svg:y2="10.601cm">
          <text:p/>
        </draw:line>
        <draw:line draw:style-name="gr63" draw:layer="layout" svg:x1="11.682cm" svg:y1="10.6cm" svg:x2="11.648cm" svg:y2="10.605cm">
          <text:p/>
        </draw:line>
        <draw:line draw:style-name="gr63" draw:layer="layout" svg:x1="11.649cm" svg:y1="10.604cm" svg:x2="11.612cm" svg:y2="10.611cm">
          <text:p/>
        </draw:line>
        <draw:line draw:style-name="gr63" draw:layer="layout" svg:x1="11.613cm" svg:y1="10.61cm" svg:x2="11.576cm" svg:y2="10.619cm">
          <text:p/>
        </draw:line>
        <draw:line draw:style-name="gr63" draw:layer="layout" svg:x1="11.577cm" svg:y1="10.617cm" svg:x2="11.542cm" svg:y2="10.626cm">
          <text:p/>
        </draw:line>
        <draw:line draw:style-name="gr63" draw:layer="layout" svg:x1="11.543cm" svg:y1="10.625cm" svg:x2="11.506cm" svg:y2="10.637cm">
          <text:p/>
        </draw:line>
        <draw:line draw:style-name="gr63" draw:layer="layout" svg:x1="11.507cm" svg:y1="10.636cm" svg:x2="11.472cm" svg:y2="10.647cm">
          <text:p/>
        </draw:line>
        <draw:line draw:style-name="gr63" draw:layer="layout" svg:x1="11.473cm" svg:y1="10.646cm" svg:x2="11.438cm" svg:y2="10.66cm">
          <text:p/>
        </draw:line>
        <draw:line draw:style-name="gr63" draw:layer="layout" svg:x1="11.439cm" svg:y1="10.659cm" svg:x2="11.404cm" svg:y2="10.673cm">
          <text:p/>
        </draw:line>
        <draw:line draw:style-name="gr63" draw:layer="layout" svg:x1="11.405cm" svg:y1="10.672cm" svg:x2="11.372cm" svg:y2="10.688cm">
          <text:p/>
        </draw:line>
        <draw:line draw:style-name="gr63" draw:layer="layout" svg:x1="11.373cm" svg:y1="10.687cm" svg:x2="11.341cm" svg:y2="10.702cm">
          <text:p/>
        </draw:line>
        <draw:line draw:style-name="gr63" draw:layer="layout" svg:x1="11.342cm" svg:y1="10.701cm" svg:x2="11.307cm" svg:y2="10.719cm">
          <text:p/>
        </draw:line>
        <draw:line draw:style-name="gr63" draw:layer="layout" svg:x1="11.308cm" svg:y1="10.718cm" svg:x2="11.277cm" svg:y2="10.738cm">
          <text:p/>
        </draw:line>
        <draw:line draw:style-name="gr63" draw:layer="layout" svg:x1="11.278cm" svg:y1="10.737cm" svg:x2="11.245cm" svg:y2="10.757cm">
          <text:p/>
        </draw:line>
        <draw:line draw:style-name="gr63" draw:layer="layout" svg:x1="11.246cm" svg:y1="10.756cm" svg:x2="11.216cm" svg:y2="10.776cm">
          <text:p/>
        </draw:line>
        <draw:line draw:style-name="gr63" draw:layer="layout" svg:x1="11.217cm" svg:y1="10.775cm" svg:x2="11.186cm" svg:y2="10.798cm">
          <text:p/>
        </draw:line>
        <draw:line draw:style-name="gr63" draw:layer="layout" svg:x1="11.187cm" svg:y1="10.797cm" svg:x2="11.159cm" svg:y2="10.819cm">
          <text:p/>
        </draw:line>
        <draw:line draw:style-name="gr63" draw:layer="layout" svg:x1="11.16cm" svg:y1="10.818cm" svg:x2="11.131cm" svg:y2="10.842cm">
          <text:p/>
        </draw:line>
        <draw:line draw:style-name="gr63" draw:layer="layout" svg:x1="11.132cm" svg:y1="10.841cm" svg:x2="11.104cm" svg:y2="10.867cm">
          <text:p/>
        </draw:line>
        <draw:line draw:style-name="gr63" draw:layer="layout" svg:x1="11.105cm" svg:y1="10.866cm" svg:x2="11.078cm" svg:y2="10.891cm">
          <text:p/>
        </draw:line>
        <draw:line draw:style-name="gr63" draw:layer="layout" svg:x1="11.079cm" svg:y1="10.89cm" svg:x2="11.053cm" svg:y2="10.916cm">
          <text:p/>
        </draw:line>
        <draw:line draw:style-name="gr63" draw:layer="layout" svg:x1="11.054cm" svg:y1="10.915cm" svg:x2="11.029cm" svg:y2="10.944cm">
          <text:p/>
        </draw:line>
        <draw:line draw:style-name="gr63" draw:layer="layout" svg:x1="11.03cm" svg:y1="10.943cm" svg:x2="11.006cm" svg:y2="10.971cm">
          <text:p/>
        </draw:line>
        <draw:line draw:style-name="gr63" draw:layer="layout" svg:x1="11.007cm" svg:y1="10.97cm" svg:x2="10.983cm" svg:y2="10.999cm">
          <text:p/>
        </draw:line>
        <draw:line draw:style-name="gr63" draw:layer="layout" svg:x1="10.984cm" svg:y1="10.998cm" svg:x2="10.962cm" svg:y2="11.028cm">
          <text:p/>
        </draw:line>
        <draw:line draw:style-name="gr63" draw:layer="layout" svg:x1="10.963cm" svg:y1="11.027cm" svg:x2="10.943cm" svg:y2="11.058cm">
          <text:p/>
        </draw:line>
        <draw:line draw:style-name="gr63" draw:layer="layout" svg:x1="10.944cm" svg:y1="11.057cm" svg:x2="10.924cm" svg:y2="11.09cm">
          <text:p/>
        </draw:line>
        <draw:line draw:style-name="gr63" draw:layer="layout" svg:x1="10.925cm" svg:y1="11.089cm" svg:x2="10.905cm" svg:y2="11.119cm">
          <text:p/>
        </draw:line>
        <draw:line draw:style-name="gr63" draw:layer="layout" svg:x1="10.906cm" svg:y1="11.118cm" svg:x2="10.888cm" svg:y2="11.151cm">
          <text:p/>
        </draw:line>
        <draw:line draw:style-name="gr63" draw:layer="layout" svg:x1="10.889cm" svg:y1="11.15cm" svg:x2="10.873cm" svg:y2="11.185cm">
          <text:p/>
        </draw:line>
        <draw:line draw:style-name="gr63" draw:layer="layout" svg:x1="10.874cm" svg:y1="11.184cm" svg:x2="10.858cm" svg:y2="11.217cm">
          <text:p/>
        </draw:line>
        <draw:line draw:style-name="gr63" draw:layer="layout" svg:x1="10.859cm" svg:y1="11.216cm" svg:x2="10.843cm" svg:y2="11.251cm">
          <text:p/>
        </draw:line>
        <draw:line draw:style-name="gr63" draw:layer="layout" svg:x1="10.844cm" svg:y1="11.25cm" svg:x2="10.833cm" svg:y2="11.284cm">
          <text:p/>
        </draw:line>
        <draw:line draw:style-name="gr63" draw:layer="layout" svg:x1="10.834cm" svg:y1="11.283cm" svg:x2="10.82cm" svg:y2="11.318cm">
          <text:p/>
        </draw:line>
        <draw:line draw:style-name="gr63" draw:layer="layout" svg:x1="10.822cm" svg:y1="11.317cm" svg:x2="10.811cm" svg:y2="11.352cm">
          <text:p/>
        </draw:line>
        <draw:line draw:style-name="gr63" draw:layer="layout" svg:x1="10.812cm" svg:y1="11.351cm" svg:x2="10.801cm" svg:y2="11.388cm">
          <text:p/>
        </draw:line>
        <draw:line draw:style-name="gr63" draw:layer="layout" svg:x1="10.802cm" svg:y1="11.387cm" svg:x2="10.795cm" svg:y2="11.422cm">
          <text:p/>
        </draw:line>
        <draw:line draw:style-name="gr63" draw:layer="layout" svg:x1="10.796cm" svg:y1="11.421cm" svg:x2="10.788cm" svg:y2="11.458cm">
          <text:p/>
        </draw:line>
        <draw:line draw:style-name="gr63" draw:layer="layout" svg:x1="10.789cm" svg:y1="11.457cm" svg:x2="10.784cm" svg:y2="11.494cm">
          <text:p/>
        </draw:line>
        <draw:line draw:style-name="gr63" draw:layer="layout" svg:x1="10.785cm" svg:y1="11.493cm" svg:x2="10.78cm" svg:y2="11.53cm">
          <text:p/>
        </draw:line>
        <draw:line draw:style-name="gr63" draw:layer="layout" svg:x1="10.781cm" svg:y1="11.529cm" svg:x2="10.778cm" svg:y2="11.566cm">
          <text:p/>
        </draw:line>
        <draw:line draw:style-name="gr63" draw:layer="layout" svg:x1="10.779cm" svg:y1="11.565cm" svg:x2="10.775cm" svg:y2="11.602cm">
          <text:p/>
        </draw:line>
        <draw:line draw:style-name="gr63" draw:layer="layout" svg:x1="10.775cm" svg:y1="11.601cm" svg:x2="10.775cm" svg:y2="11.637cm">
          <text:p/>
        </draw:line>
        <draw:line draw:style-name="gr63" draw:layer="layout" svg:x1="10.775cm" svg:y1="11.637cm" svg:x2="10.779cm" svg:y2="11.675cm">
          <text:p/>
        </draw:line>
        <draw:line draw:style-name="gr63" draw:layer="layout" svg:x1="10.778cm" svg:y1="11.673cm" svg:x2="10.781cm" svg:y2="11.71cm">
          <text:p/>
        </draw:line>
        <draw:line draw:style-name="gr63" draw:layer="layout" svg:x1="10.78cm" svg:y1="11.709cm" svg:x2="10.785cm" svg:y2="11.746cm">
          <text:p/>
        </draw:line>
        <draw:line draw:style-name="gr63" draw:layer="layout" svg:x1="10.784cm" svg:y1="11.745cm" svg:x2="10.789cm" svg:y2="11.78cm">
          <text:p/>
        </draw:line>
        <draw:line draw:style-name="gr63" draw:layer="layout" svg:x1="10.788cm" svg:y1="11.779cm" svg:x2="10.796cm" svg:y2="11.816cm">
          <text:p/>
        </draw:line>
        <draw:line draw:style-name="gr63" draw:layer="layout" svg:x1="10.795cm" svg:y1="11.815cm" svg:x2="10.802cm" svg:y2="11.852cm">
          <text:p/>
        </draw:line>
        <draw:line draw:style-name="gr63" draw:layer="layout" svg:x1="10.801cm" svg:y1="11.851cm" svg:x2="10.812cm" svg:y2="11.886cm">
          <text:p/>
        </draw:line>
        <draw:line draw:style-name="gr63" draw:layer="layout" svg:x1="10.811cm" svg:y1="11.885cm" svg:x2="10.822cm" svg:y2="11.922cm">
          <text:p/>
        </draw:line>
        <draw:line draw:style-name="gr63" draw:layer="layout" svg:x1="10.82cm" svg:y1="11.921cm" svg:x2="10.834cm" svg:y2="11.955cm">
          <text:p/>
        </draw:line>
        <draw:line draw:style-name="gr63" draw:layer="layout" svg:x1="10.833cm" svg:y1="11.954cm" svg:x2="10.844cm" svg:y2="11.989cm">
          <text:p/>
        </draw:line>
        <draw:line draw:style-name="gr63" draw:layer="layout" svg:x1="10.843cm" svg:y1="11.988cm" svg:x2="10.859cm" svg:y2="12.021cm">
          <text:p/>
        </draw:line>
        <draw:line draw:style-name="gr63" draw:layer="layout" svg:x1="10.858cm" svg:y1="12.02cm" svg:x2="10.874cm" svg:y2="12.055cm">
          <text:p/>
        </draw:line>
        <draw:line draw:style-name="gr63" draw:layer="layout" svg:x1="10.873cm" svg:y1="12.054cm" svg:x2="10.889cm" svg:y2="12.087cm">
          <text:p/>
        </draw:line>
        <draw:line draw:style-name="gr63" draw:layer="layout" svg:x1="10.888cm" svg:y1="12.086cm" svg:x2="10.906cm" svg:y2="12.118cm">
          <text:p/>
        </draw:line>
        <draw:line draw:style-name="gr63" draw:layer="layout" svg:x1="10.905cm" svg:y1="12.117cm" svg:x2="10.925cm" svg:y2="12.15cm">
          <text:p/>
        </draw:line>
        <draw:line draw:style-name="gr63" draw:layer="layout" svg:x1="10.924cm" svg:y1="12.149cm" svg:x2="10.944cm" svg:y2="12.18cm">
          <text:p/>
        </draw:line>
        <draw:line draw:style-name="gr63" draw:layer="layout" svg:x1="10.943cm" svg:y1="12.179cm" svg:x2="10.963cm" svg:y2="12.209cm">
          <text:p/>
        </draw:line>
        <draw:line draw:style-name="gr63" draw:layer="layout" svg:x1="10.962cm" svg:y1="12.208cm" svg:x2="10.984cm" svg:y2="12.239cm">
          <text:p/>
        </draw:line>
        <draw:line draw:style-name="gr63" draw:layer="layout" svg:x1="10.983cm" svg:y1="12.238cm" svg:x2="11.007cm" svg:y2="12.267cm">
          <text:p/>
        </draw:line>
        <draw:line draw:style-name="gr63" draw:layer="layout" svg:x1="11.006cm" svg:y1="12.266cm" svg:x2="11.03cm" svg:y2="12.294cm">
          <text:p/>
        </draw:line>
        <draw:line draw:style-name="gr63" draw:layer="layout" svg:x1="11.029cm" svg:y1="12.293cm" svg:x2="11.054cm" svg:y2="12.322cm">
          <text:p/>
        </draw:line>
        <draw:line draw:style-name="gr63" draw:layer="layout" svg:x1="11.053cm" svg:y1="12.321cm" svg:x2="11.079cm" svg:y2="12.347cm">
          <text:p/>
        </draw:line>
        <draw:line draw:style-name="gr63" draw:layer="layout" svg:x1="11.078cm" svg:y1="12.346cm" svg:x2="11.105cm" svg:y2="12.372cm">
          <text:p/>
        </draw:line>
        <draw:line draw:style-name="gr63" draw:layer="layout" svg:x1="11.104cm" svg:y1="12.371cm" svg:x2="11.132cm" svg:y2="12.396cm">
          <text:p/>
        </draw:line>
        <draw:line draw:style-name="gr63" draw:layer="layout" svg:x1="11.131cm" svg:y1="12.395cm" svg:x2="11.16cm" svg:y2="12.419cm">
          <text:p/>
        </draw:line>
        <draw:line draw:style-name="gr63" draw:layer="layout" svg:x1="11.159cm" svg:y1="12.418cm" svg:x2="11.187cm" svg:y2="12.442cm">
          <text:p/>
        </draw:line>
        <draw:line draw:style-name="gr63" draw:layer="layout" svg:x1="11.186cm" svg:y1="12.441cm" svg:x2="11.217cm" svg:y2="12.461cm">
          <text:p/>
        </draw:line>
        <draw:line draw:style-name="gr63" draw:layer="layout" svg:x1="11.216cm" svg:y1="12.46cm" svg:x2="11.246cm" svg:y2="12.482cm">
          <text:p/>
        </draw:line>
        <draw:line draw:style-name="gr63" draw:layer="layout" svg:x1="11.245cm" svg:y1="12.481cm" svg:x2="11.278cm" svg:y2="12.502cm">
          <text:p/>
        </draw:line>
        <draw:line draw:style-name="gr63" draw:layer="layout" svg:x1="11.277cm" svg:y1="12.501cm" svg:x2="11.308cm" svg:y2="12.518cm">
          <text:p/>
        </draw:line>
        <draw:line draw:style-name="gr63" draw:layer="layout" svg:x1="11.307cm" svg:y1="12.517cm" svg:x2="11.342cm" svg:y2="12.535cm">
          <text:p/>
        </draw:line>
        <draw:line draw:style-name="gr63" draw:layer="layout" svg:x1="11.341cm" svg:y1="12.534cm" svg:x2="11.373cm" svg:y2="12.552cm">
          <text:p/>
        </draw:line>
        <draw:line draw:style-name="gr63" draw:layer="layout" svg:x1="11.372cm" svg:y1="12.551cm" svg:x2="11.405cm" svg:y2="12.565cm">
          <text:p/>
        </draw:line>
        <draw:line draw:style-name="gr63" draw:layer="layout" svg:x1="11.404cm" svg:y1="12.564cm" svg:x2="11.439cm" svg:y2="12.581cm">
          <text:p/>
        </draw:line>
        <draw:line draw:style-name="gr63" draw:layer="layout" svg:x1="11.438cm" svg:y1="12.579cm" svg:x2="11.473cm" svg:y2="12.59cm">
          <text:p/>
        </draw:line>
        <draw:line draw:style-name="gr63" draw:layer="layout" svg:x1="11.472cm" svg:y1="12.589cm" svg:x2="11.507cm" svg:y2="12.603cm">
          <text:p/>
        </draw:line>
        <draw:line draw:style-name="gr63" draw:layer="layout" svg:x1="11.506cm" svg:y1="12.602cm" svg:x2="11.543cm" svg:y2="12.612cm">
          <text:p/>
        </draw:line>
        <draw:line draw:style-name="gr63" draw:layer="layout" svg:x1="11.542cm" svg:y1="12.611cm" svg:x2="11.577cm" svg:y2="12.62cm">
          <text:p/>
        </draw:line>
        <draw:line draw:style-name="gr63" draw:layer="layout" svg:x1="11.576cm" svg:y1="12.619cm" svg:x2="11.613cm" svg:y2="12.63cm">
          <text:p/>
        </draw:line>
        <draw:line draw:style-name="gr63" draw:layer="layout" svg:x1="11.612cm" svg:y1="12.628cm" svg:x2="11.649cm" svg:y2="12.633cm">
          <text:p/>
        </draw:line>
        <draw:line draw:style-name="gr63" draw:layer="layout" svg:x1="11.648cm" svg:y1="12.632cm" svg:x2="11.682cm" svg:y2="12.639cm">
          <text:p/>
        </draw:line>
        <draw:line draw:style-name="gr63" draw:layer="layout" svg:x1="11.681cm" svg:y1="12.638cm" svg:x2="11.718cm" svg:y2="12.641cm">
          <text:p/>
        </draw:line>
        <draw:line draw:style-name="gr63" draw:layer="layout" svg:x1="11.717cm" svg:y1="12.64cm" svg:x2="11.754cm" svg:y2="12.643cm">
          <text:p/>
        </draw:line>
        <draw:line draw:style-name="gr63" draw:layer="layout" svg:x1="11.753cm" svg:y1="12.642cm" svg:x2="11.79cm" svg:y2="12.645cm">
          <text:p/>
        </draw:line>
        <draw:line draw:style-name="gr63" draw:layer="layout" svg:x1="11.789cm" svg:y1="12.644cm" svg:x2="11.825cm" svg:y2="12.644cm">
          <text:p/>
        </draw:line>
        <draw:line draw:style-name="gr63" draw:layer="layout" svg:x1="11.825cm" svg:y1="12.645cm" svg:x2="11.862cm" svg:y2="12.642cm">
          <text:p/>
        </draw:line>
        <draw:line draw:style-name="gr63" draw:layer="layout" svg:x1="11.861cm" svg:y1="12.643cm" svg:x2="11.898cm" svg:y2="12.64cm">
          <text:p/>
        </draw:line>
        <draw:line draw:style-name="gr63" draw:layer="layout" svg:x1="11.897cm" svg:y1="12.641cm" svg:x2="11.934cm" svg:y2="12.636cm">
          <text:p/>
        </draw:line>
        <draw:line draw:style-name="gr63" draw:layer="layout" svg:x1="11.933cm" svg:y1="12.637cm" svg:x2="11.97cm" svg:y2="12.63cm">
          <text:p/>
        </draw:line>
        <draw:line draw:style-name="gr63" draw:layer="layout" svg:x1="11.969cm" svg:y1="12.631cm" svg:x2="12.004cm" svg:y2="12.623cm">
          <text:p/>
        </draw:line>
        <draw:line draw:style-name="gr63" draw:layer="layout" svg:x1="12.003cm" svg:y1="12.624cm" svg:x2="12.04cm" svg:y2="12.617cm">
          <text:p/>
        </draw:line>
        <draw:line draw:style-name="gr63" draw:layer="layout" svg:x1="12.039cm" svg:y1="12.618cm" svg:x2="12.076cm" svg:y2="12.606cm">
          <text:p/>
        </draw:line>
        <draw:line draw:style-name="gr63" draw:layer="layout" svg:x1="12.075cm" svg:y1="12.607cm" svg:x2="12.11cm" svg:y2="12.598cm">
          <text:p/>
        </draw:line>
        <draw:line draw:style-name="gr63" draw:layer="layout" svg:x1="12.109cm" svg:y1="12.599cm" svg:x2="12.144cm" svg:y2="12.585cm">
          <text:p/>
        </draw:line>
        <draw:line draw:style-name="gr63" draw:layer="layout" svg:x1="12.143cm" svg:y1="12.586cm" svg:x2="12.178cm" svg:y2="12.573cm">
          <text:p/>
        </draw:line>
        <draw:line draw:style-name="gr63" draw:layer="layout" svg:x1="12.177cm" svg:y1="12.574cm" svg:x2="12.212cm" svg:y2="12.56cm">
          <text:p/>
        </draw:line>
        <draw:line draw:style-name="gr63" draw:layer="layout" svg:x1="12.211cm" svg:y1="12.561cm" svg:x2="12.243cm" svg:y2="12.545cm">
          <text:p/>
        </draw:line>
        <draw:line draw:style-name="gr63" draw:layer="layout" svg:x1="12.242cm" svg:y1="12.546cm" svg:x2="12.275cm" svg:y2="12.528cm">
          <text:p/>
        </draw:line>
        <draw:line draw:style-name="gr63" draw:layer="layout" svg:x1="12.274cm" svg:y1="12.529cm" svg:x2="12.307cm" svg:y2="12.511cm">
          <text:p/>
        </draw:line>
        <draw:line draw:style-name="gr63" draw:layer="layout" svg:x1="12.306cm" svg:y1="12.512cm" svg:x2="12.339cm" svg:y2="12.492cm">
          <text:p/>
        </draw:line>
        <draw:line draw:style-name="gr63" draw:layer="layout" svg:x1="12.338cm" svg:y1="12.493cm" svg:x2="12.368cm" svg:y2="12.473cm">
          <text:p/>
        </draw:line>
        <draw:line draw:style-name="gr63" draw:layer="layout" svg:x1="12.367cm" svg:y1="12.474cm" svg:x2="12.398cm" svg:y2="12.454cm">
          <text:p/>
        </draw:line>
        <draw:line draw:style-name="gr63" draw:layer="layout" svg:x1="12.397cm" svg:y1="12.455cm" svg:x2="12.427cm" svg:y2="12.431cm">
          <text:p/>
        </draw:line>
        <draw:line draw:style-name="gr63" draw:layer="layout" svg:x1="12.426cm" svg:y1="12.432cm" svg:x2="12.455cm" svg:y2="12.41cm">
          <text:p/>
        </draw:line>
        <draw:line draw:style-name="gr63" draw:layer="layout" svg:x1="12.454cm" svg:y1="12.411cm" svg:x2="12.482cm" svg:y2="12.386cm">
          <text:p/>
        </draw:line>
        <draw:line draw:style-name="gr63" draw:layer="layout" svg:x1="12.481cm" svg:y1="12.387cm" svg:x2="12.508cm" svg:y2="12.361cm">
          <text:p/>
        </draw:line>
        <draw:line draw:style-name="gr63" draw:layer="layout" svg:x1="12.507cm" svg:y1="12.362cm" svg:x2="12.533cm" svg:y2="12.335cm">
          <text:p/>
        </draw:line>
        <draw:line draw:style-name="gr63" draw:layer="layout" svg:x1="12.532cm" svg:y1="12.336cm" svg:x2="12.559cm" svg:y2="12.31cm">
          <text:p/>
        </draw:line>
        <draw:line draw:style-name="gr63" draw:layer="layout" svg:x1="12.558cm" svg:y1="12.311cm" svg:x2="12.582cm" svg:y2="12.283cm">
          <text:p/>
        </draw:line>
        <draw:line draw:style-name="gr63" draw:layer="layout" svg:x1="12.581cm" svg:y1="12.284cm" svg:x2="12.605cm" svg:y2="12.255cm">
          <text:p/>
        </draw:line>
        <draw:line draw:style-name="gr63" draw:layer="layout" svg:x1="12.604cm" svg:y1="12.256cm" svg:x2="12.626cm" svg:y2="12.227cm">
          <text:p/>
        </draw:line>
        <draw:line draw:style-name="gr63" draw:layer="layout" svg:x1="12.625cm" svg:y1="12.228cm" svg:x2="12.648cm" svg:y2="12.198cm">
          <text:p/>
        </draw:line>
        <draw:line draw:style-name="gr63" draw:layer="layout" svg:x1="12.647cm" svg:y1="11.04cm" svg:x2="12.647cm" svg:y2="12.198cm">
          <text:p/>
        </draw:line>
        <draw:line draw:style-name="gr63" draw:layer="layout" svg:x1="9.8cm" svg:y1="0.677cm" svg:x2="6.153cm" svg:y2="0.677cm">
          <text:p/>
        </draw:line>
        <draw:line draw:style-name="gr63" draw:layer="layout" svg:x1="10.32cm" svg:y1="1.198cm" svg:x2="10.32cm" svg:y2="4.847cm">
          <text:p/>
        </draw:line>
        <draw:polygon draw:style-name="gr5" draw:layer="layout" svg:width="0.209cm" svg:height="1.041cm" svg:x="8.132cm" svg:y="2.345cm" svg:viewBox="0 0 210 1042" draw:points="210,1042 0,1042 0,0 210,0">
          <text:p/>
        </draw:polygon>
        <draw:polygon draw:style-name="gr6" draw:layer="layout" svg:width="0.209cm" svg:height="1.041cm" svg:x="8.132cm" svg:y="2.345cm" svg:viewBox="0 0 210 1042" draw:points="210,1042 0,1042 0,0 210,0">
          <text:p/>
        </draw:polygon>
        <draw:line draw:style-name="gr63" draw:layer="layout" svg:x1="8.977cm" svg:y1="2.763cm" svg:x2="8.974cm" svg:y2="2.726cm">
          <text:p/>
        </draw:line>
        <draw:line draw:style-name="gr63" draw:layer="layout" svg:x1="8.975cm" svg:y1="2.727cm" svg:x2="8.972cm" svg:y2="2.69cm">
          <text:p/>
        </draw:line>
        <draw:line draw:style-name="gr63" draw:layer="layout" svg:x1="8.973cm" svg:y1="2.691cm" svg:x2="8.968cm" svg:y2="2.654cm">
          <text:p/>
        </draw:line>
        <draw:line draw:style-name="gr63" draw:layer="layout" svg:x1="8.969cm" svg:y1="2.655cm" svg:x2="8.961cm" svg:y2="2.618cm">
          <text:p/>
        </draw:line>
        <draw:line draw:style-name="gr63" draw:layer="layout" svg:x1="8.962cm" svg:y1="2.619cm" svg:x2="8.953cm" svg:y2="2.584cm">
          <text:p/>
        </draw:line>
        <draw:line draw:style-name="gr63" draw:layer="layout" svg:x1="8.954cm" svg:y1="2.585cm" svg:x2="8.945cm" svg:y2="2.548cm">
          <text:p/>
        </draw:line>
        <draw:line draw:style-name="gr63" draw:layer="layout" svg:x1="8.947cm" svg:y1="2.549cm" svg:x2="8.934cm" svg:y2="2.514cm">
          <text:p/>
        </draw:line>
        <draw:line draw:style-name="gr63" draw:layer="layout" svg:x1="8.936cm" svg:y1="2.515cm" svg:x2="8.921cm" svg:y2="2.48cm">
          <text:p/>
        </draw:line>
        <draw:line draw:style-name="gr63" draw:layer="layout" svg:x1="8.922cm" svg:y1="2.481cm" svg:x2="8.906cm" svg:y2="2.448cm">
          <text:p/>
        </draw:line>
        <draw:line draw:style-name="gr63" draw:layer="layout" svg:x1="8.907cm" svg:y1="2.449cm" svg:x2="8.89cm" svg:y2="2.415cm">
          <text:p/>
        </draw:line>
        <draw:line draw:style-name="gr63" draw:layer="layout" svg:x1="8.891cm" svg:y1="2.416cm" svg:x2="8.873cm" svg:y2="2.383cm">
          <text:p/>
        </draw:line>
        <draw:line draw:style-name="gr63" draw:layer="layout" svg:x1="8.874cm" svg:y1="2.384cm" svg:x2="8.854cm" svg:y2="2.353cm">
          <text:p/>
        </draw:line>
        <draw:line draw:style-name="gr63" draw:layer="layout" svg:x1="8.855cm" svg:y1="2.354cm" svg:x2="8.832cm" svg:y2="2.324cm">
          <text:p/>
        </draw:line>
        <draw:line draw:style-name="gr63" draw:layer="layout" svg:x1="8.833cm" svg:y1="2.325cm" svg:x2="8.811cm" svg:y2="2.296cm">
          <text:p/>
        </draw:line>
        <draw:line draw:style-name="gr63" draw:layer="layout" svg:x1="8.812cm" svg:y1="2.297cm" svg:x2="8.788cm" svg:y2="2.269cm">
          <text:p/>
        </draw:line>
        <draw:line draw:style-name="gr63" draw:layer="layout" svg:x1="8.789cm" svg:y1="2.27cm" svg:x2="8.763cm" svg:y2="2.241cm">
          <text:p/>
        </draw:line>
        <draw:line draw:style-name="gr63" draw:layer="layout" svg:x1="8.765cm" svg:y1="2.242cm" svg:x2="8.737cm" svg:y2="2.216cm">
          <text:p/>
        </draw:line>
        <draw:line draw:style-name="gr63" draw:layer="layout" svg:x1="8.738cm" svg:y1="2.217cm" svg:x2="8.71cm" svg:y2="2.192cm">
          <text:p/>
        </draw:line>
        <draw:line draw:style-name="gr63" draw:layer="layout" svg:x1="8.711cm" svg:y1="2.193cm" svg:x2="8.68cm" svg:y2="2.171cm">
          <text:p/>
        </draw:line>
        <draw:line draw:style-name="gr63" draw:layer="layout" svg:x1="8.681cm" svg:y1="2.172cm" svg:x2="8.652cm" svg:y2="2.15cm">
          <text:p/>
        </draw:line>
        <draw:line draw:style-name="gr63" draw:layer="layout" svg:x1="8.653cm" svg:y1="2.151cm" svg:x2="8.621cm" svg:y2="2.131cm">
          <text:p/>
        </draw:line>
        <draw:line draw:style-name="gr63" draw:layer="layout" svg:x1="8.622cm" svg:y1="2.132cm" svg:x2="8.591cm" svg:y2="2.112cm">
          <text:p/>
        </draw:line>
        <draw:line draw:style-name="gr63" draw:layer="layout" svg:x1="8.592cm" svg:y1="2.113cm" svg:x2="8.557cm" svg:y2="2.095cm">
          <text:p/>
        </draw:line>
        <draw:line draw:style-name="gr63" draw:layer="layout" svg:x1="8.558cm" svg:y1="2.096cm" svg:x2="8.525cm" svg:y2="2.08cm">
          <text:p/>
        </draw:line>
        <draw:line draw:style-name="gr63" draw:layer="layout" svg:x1="8.526cm" svg:y1="2.081cm" svg:x2="8.492cm" svg:y2="2.067cm">
          <text:p/>
        </draw:line>
        <draw:line draw:style-name="gr63" draw:layer="layout" svg:x1="8.493cm" svg:y1="2.068cm" svg:x2="8.458cm" svg:y2="2.055cm">
          <text:p/>
        </draw:line>
        <draw:line draw:style-name="gr63" draw:layer="layout" svg:x1="8.459cm" svg:y1="2.056cm" svg:x2="8.424cm" svg:y2="2.046cm">
          <text:p/>
        </draw:line>
        <draw:line draw:style-name="gr63" draw:layer="layout" svg:x1="8.425cm" svg:y1="2.047cm" svg:x2="8.388cm" svg:y2="2.038cm">
          <text:p/>
        </draw:line>
        <draw:line draw:style-name="gr63" draw:layer="layout" svg:x1="8.389cm" svg:y1="2.039cm" svg:x2="8.352cm" svg:y2="2.032cm">
          <text:p/>
        </draw:line>
        <draw:line draw:style-name="gr63" draw:layer="layout" svg:x1="8.353cm" svg:y1="2.033cm" svg:x2="8.318cm" svg:y2="2.025cm">
          <text:p/>
        </draw:line>
        <draw:line draw:style-name="gr63" draw:layer="layout" svg:x1="8.319cm" svg:y1="2.026cm" svg:x2="8.282cm" svg:y2="2.023cm">
          <text:p/>
        </draw:line>
        <draw:line draw:style-name="gr63" draw:layer="layout" svg:x1="8.283cm" svg:y1="2.024cm" svg:x2="8.246cm" svg:y2="2.021cm">
          <text:p/>
        </draw:line>
        <draw:line draw:style-name="gr63" draw:layer="layout" svg:x1="8.247cm" svg:y1="2.021cm" svg:x2="8.21cm" svg:y2="2.024cm">
          <text:p/>
        </draw:line>
        <draw:line draw:style-name="gr63" draw:layer="layout" svg:x1="8.211cm" svg:y1="2.023cm" svg:x2="8.174cm" svg:y2="2.026cm">
          <text:p/>
        </draw:line>
        <draw:line draw:style-name="gr63" draw:layer="layout" svg:x1="8.175cm" svg:y1="2.025cm" svg:x2="8.138cm" svg:y2="2.028cm">
          <text:p/>
        </draw:line>
        <draw:line draw:style-name="gr63" draw:layer="layout" svg:x1="8.14cm" svg:y1="2.027cm" svg:x2="8.102cm" svg:y2="2.035cm">
          <text:p/>
        </draw:line>
        <draw:line draw:style-name="gr63" draw:layer="layout" svg:x1="8.103cm" svg:y1="2.034cm" svg:x2="8.066cm" svg:y2="2.043cm">
          <text:p/>
        </draw:line>
        <draw:line draw:style-name="gr63" draw:layer="layout" svg:x1="8.067cm" svg:y1="2.042cm" svg:x2="8.032cm" svg:y2="2.052cm">
          <text:p/>
        </draw:line>
        <draw:line draw:style-name="gr63" draw:layer="layout" svg:x1="8.033cm" svg:y1="2.051cm" svg:x2="7.996cm" svg:y2="2.062cm">
          <text:p/>
        </draw:line>
        <draw:line draw:style-name="gr63" draw:layer="layout" svg:x1="7.997cm" svg:y1="2.061cm" svg:x2="7.965cm" svg:y2="2.075cm">
          <text:p/>
        </draw:line>
        <draw:line draw:style-name="gr63" draw:layer="layout" svg:x1="7.966cm" svg:y1="2.074cm" svg:x2="7.931cm" svg:y2="2.09cm">
          <text:p/>
        </draw:line>
        <draw:line draw:style-name="gr63" draw:layer="layout" svg:x1="7.932cm" svg:y1="2.089cm" svg:x2="7.899cm" svg:y2="2.104cm">
          <text:p/>
        </draw:line>
        <draw:line draw:style-name="gr63" draw:layer="layout" svg:x1="7.9cm" svg:y1="2.103cm" svg:x2="7.867cm" svg:y2="2.122cm">
          <text:p/>
        </draw:line>
        <draw:line draw:style-name="gr63" draw:layer="layout" svg:x1="7.868cm" svg:y1="2.12cm" svg:x2="7.835cm" svg:y2="2.14cm">
          <text:p/>
        </draw:line>
        <draw:line draw:style-name="gr63" draw:layer="layout" svg:x1="7.836cm" svg:y1="2.139cm" svg:x2="7.806cm" svg:y2="2.162cm">
          <text:p/>
        </draw:line>
        <draw:line draw:style-name="gr63" draw:layer="layout" svg:x1="7.807cm" svg:y1="2.161cm" svg:x2="7.776cm" svg:y2="2.183cm">
          <text:p/>
        </draw:line>
        <draw:line draw:style-name="gr63" draw:layer="layout" svg:x1="7.777cm" svg:y1="2.182cm" svg:x2="7.749cm" svg:y2="2.206cm">
          <text:p/>
        </draw:line>
        <draw:line draw:style-name="gr63" draw:layer="layout" svg:x1="7.75cm" svg:y1="2.205cm" svg:x2="7.723cm" svg:y2="2.229cm">
          <text:p/>
        </draw:line>
        <draw:line draw:style-name="gr63" draw:layer="layout" svg:x1="7.724cm" svg:y1="2.228cm" svg:x2="7.698cm" svg:y2="2.255cm">
          <text:p/>
        </draw:line>
        <draw:line draw:style-name="gr63" draw:layer="layout" svg:x1="7.699cm" svg:y1="2.254cm" svg:x2="7.672cm" svg:y2="2.282cm">
          <text:p/>
        </draw:line>
        <draw:line draw:style-name="gr63" draw:layer="layout" svg:x1="7.673cm" svg:y1="2.281cm" svg:x2="7.651cm" svg:y2="2.311cm">
          <text:p/>
        </draw:line>
        <draw:line draw:style-name="gr63" draw:layer="layout" svg:x1="7.652cm" svg:y1="2.309cm" svg:x2="7.63cm" svg:y2="2.339cm">
          <text:p/>
        </draw:line>
        <draw:line draw:style-name="gr63" draw:layer="layout" svg:x1="7.631cm" svg:y1="2.338cm" svg:x2="7.609cm" svg:y2="2.369cm">
          <text:p/>
        </draw:line>
        <draw:line draw:style-name="gr63" draw:layer="layout" svg:x1="7.61cm" svg:y1="2.368cm" svg:x2="7.592cm" svg:y2="2.401cm">
          <text:p/>
        </draw:line>
        <draw:line draw:style-name="gr63" draw:layer="layout" svg:x1="7.594cm" svg:y1="2.4cm" svg:x2="7.575cm" svg:y2="2.433cm">
          <text:p/>
        </draw:line>
        <draw:line draw:style-name="gr63" draw:layer="layout" svg:x1="7.576cm" svg:y1="2.432cm" svg:x2="7.558cm" svg:y2="2.464cm">
          <text:p/>
        </draw:line>
        <draw:line draw:style-name="gr63" draw:layer="layout" svg:x1="7.559cm" svg:y1="2.463cm" svg:x2="7.545cm" svg:y2="2.498cm">
          <text:p/>
        </draw:line>
        <draw:line draw:style-name="gr63" draw:layer="layout" svg:x1="7.546cm" svg:y1="2.497cm" svg:x2="7.533cm" svg:y2="2.532cm">
          <text:p/>
        </draw:line>
        <draw:line draw:style-name="gr63" draw:layer="layout" svg:x1="7.534cm" svg:y1="2.531cm" svg:x2="7.522cm" svg:y2="2.566cm">
          <text:p/>
        </draw:line>
        <draw:line draw:style-name="gr63" draw:layer="layout" svg:x1="7.523cm" svg:y1="2.565cm" svg:x2="7.514cm" svg:y2="2.602cm">
          <text:p/>
        </draw:line>
        <draw:line draw:style-name="gr63" draw:layer="layout" svg:x1="7.515cm" svg:y1="2.601cm" svg:x2="7.507cm" svg:y2="2.638cm">
          <text:p/>
        </draw:line>
        <draw:line draw:style-name="gr63" draw:layer="layout" svg:x1="7.508cm" svg:y1="2.637cm" svg:x2="7.501cm" svg:y2="2.672cm">
          <text:p/>
        </draw:line>
        <draw:line draw:style-name="gr63" draw:layer="layout" svg:x1="7.503cm" svg:y1="2.671cm" svg:x2="7.499cm" svg:y2="2.708cm">
          <text:p/>
        </draw:line>
        <draw:line draw:style-name="gr63" draw:layer="layout" svg:x1="7.5cm" svg:y1="2.707cm" svg:x2="7.497cm" svg:y2="2.744cm">
          <text:p/>
        </draw:line>
        <draw:line draw:style-name="gr63" draw:layer="layout" svg:x1="7.497cm" svg:y1="2.743cm" svg:x2="7.497cm" svg:y2="2.779cm">
          <text:p/>
        </draw:line>
        <draw:line draw:style-name="gr63" draw:layer="layout" svg:x1="7.497cm" svg:y1="2.779cm" svg:x2="7.499cm" svg:y2="2.816cm">
          <text:p/>
        </draw:line>
        <draw:line draw:style-name="gr63" draw:layer="layout" svg:x1="7.499cm" svg:y1="2.815cm" svg:x2="7.502cm" svg:y2="2.852cm">
          <text:p/>
        </draw:line>
        <draw:line draw:style-name="gr63" draw:layer="layout" svg:x1="7.501cm" svg:y1="2.851cm" svg:x2="7.508cm" svg:y2="2.888cm">
          <text:p/>
        </draw:line>
        <draw:line draw:style-name="gr63" draw:layer="layout" svg:x1="7.507cm" svg:y1="2.887cm" svg:x2="7.515cm" svg:y2="2.925cm">
          <text:p/>
        </draw:line>
        <draw:line draw:style-name="gr63" draw:layer="layout" svg:x1="7.514cm" svg:y1="2.923cm" svg:x2="7.523cm" svg:y2="2.957cm">
          <text:p/>
        </draw:line>
        <draw:line draw:style-name="gr63" draw:layer="layout" svg:x1="7.522cm" svg:y1="2.956cm" svg:x2="7.534cm" svg:y2="2.993cm">
          <text:p/>
        </draw:line>
        <draw:line draw:style-name="gr63" draw:layer="layout" svg:x1="7.533cm" svg:y1="2.992cm" svg:x2="7.546cm" svg:y2="3.027cm">
          <text:p/>
        </draw:line>
        <draw:line draw:style-name="gr63" draw:layer="layout" svg:x1="7.545cm" svg:y1="3.026cm" svg:x2="7.559cm" svg:y2="3.061cm">
          <text:p/>
        </draw:line>
        <draw:line draw:style-name="gr63" draw:layer="layout" svg:x1="7.558cm" svg:y1="3.06cm" svg:x2="7.576cm" svg:y2="3.093cm">
          <text:p/>
        </draw:line>
        <draw:line draw:style-name="gr63" draw:layer="layout" svg:x1="7.575cm" svg:y1="3.092cm" svg:x2="7.594cm" svg:y2="3.125cm">
          <text:p/>
        </draw:line>
        <draw:line draw:style-name="gr63" draw:layer="layout" svg:x1="7.592cm" svg:y1="3.124cm" svg:x2="7.61cm" svg:y2="3.156cm">
          <text:p/>
        </draw:line>
        <draw:line draw:style-name="gr63" draw:layer="layout" svg:x1="7.609cm" svg:y1="3.155cm" svg:x2="7.631cm" svg:y2="3.186cm">
          <text:p/>
        </draw:line>
        <draw:line draw:style-name="gr63" draw:layer="layout" svg:x1="7.63cm" svg:y1="3.185cm" svg:x2="7.652cm" svg:y2="3.216cm">
          <text:p/>
        </draw:line>
        <draw:line draw:style-name="gr63" draw:layer="layout" svg:x1="7.651cm" svg:y1="3.215cm" svg:x2="7.673cm" svg:y2="3.243cm">
          <text:p/>
        </draw:line>
        <draw:line draw:style-name="gr63" draw:layer="layout" svg:x1="7.672cm" svg:y1="3.242cm" svg:x2="7.699cm" svg:y2="3.271cm">
          <text:p/>
        </draw:line>
        <draw:line draw:style-name="gr63" draw:layer="layout" svg:x1="7.698cm" svg:y1="3.27cm" svg:x2="7.724cm" svg:y2="3.296cm">
          <text:p/>
        </draw:line>
        <draw:line draw:style-name="gr63" draw:layer="layout" svg:x1="7.723cm" svg:y1="3.295cm" svg:x2="7.75cm" svg:y2="3.319cm">
          <text:p/>
        </draw:line>
        <draw:line draw:style-name="gr63" draw:layer="layout" svg:x1="7.749cm" svg:y1="3.318cm" svg:x2="7.777cm" svg:y2="3.343cm">
          <text:p/>
        </draw:line>
        <draw:line draw:style-name="gr63" draw:layer="layout" svg:x1="7.776cm" svg:y1="3.342cm" svg:x2="7.807cm" svg:y2="3.364cm">
          <text:p/>
        </draw:line>
        <draw:line draw:style-name="gr63" draw:layer="layout" svg:x1="7.806cm" svg:y1="3.363cm" svg:x2="7.836cm" svg:y2="3.385cm">
          <text:p/>
        </draw:line>
        <draw:line draw:style-name="gr63" draw:layer="layout" svg:x1="7.835cm" svg:y1="3.384cm" svg:x2="7.868cm" svg:y2="3.404cm">
          <text:p/>
        </draw:line>
        <draw:line draw:style-name="gr63" draw:layer="layout" svg:x1="7.867cm" svg:y1="3.403cm" svg:x2="7.9cm" svg:y2="3.421cm">
          <text:p/>
        </draw:line>
        <draw:line draw:style-name="gr63" draw:layer="layout" svg:x1="7.899cm" svg:y1="3.42cm" svg:x2="7.932cm" svg:y2="3.436cm">
          <text:p/>
        </draw:line>
        <draw:line draw:style-name="gr63" draw:layer="layout" svg:x1="7.931cm" svg:y1="3.435cm" svg:x2="7.966cm" svg:y2="3.451cm">
          <text:p/>
        </draw:line>
        <draw:line draw:style-name="gr63" draw:layer="layout" svg:x1="7.965cm" svg:y1="3.45cm" svg:x2="7.997cm" svg:y2="3.463cm">
          <text:p/>
        </draw:line>
        <draw:line draw:style-name="gr63" draw:layer="layout" svg:x1="7.996cm" svg:y1="3.462cm" svg:x2="8.033cm" svg:y2="3.474cm">
          <text:p/>
        </draw:line>
        <draw:line draw:style-name="gr63" draw:layer="layout" svg:x1="8.032cm" svg:y1="3.473cm" svg:x2="8.067cm" svg:y2="3.482cm">
          <text:p/>
        </draw:line>
        <draw:line draw:style-name="gr63" draw:layer="layout" svg:x1="8.066cm" svg:y1="3.481cm" svg:x2="8.103cm" svg:y2="3.491cm">
          <text:p/>
        </draw:line>
        <draw:line draw:style-name="gr63" draw:layer="layout" svg:x1="8.102cm" svg:y1="3.49cm" svg:x2="8.14cm" svg:y2="3.495cm">
          <text:p/>
        </draw:line>
        <draw:line draw:style-name="gr63" draw:layer="layout" svg:x1="8.138cm" svg:y1="3.494cm" svg:x2="8.175cm" svg:y2="3.498cm">
          <text:p/>
        </draw:line>
        <draw:line draw:style-name="gr63" draw:layer="layout" svg:x1="8.174cm" svg:y1="3.498cm" svg:x2="8.211cm" svg:y2="3.501cm">
          <text:p/>
        </draw:line>
        <draw:line draw:style-name="gr63" draw:layer="layout" svg:x1="8.21cm" svg:y1="3.5cm" svg:x2="8.247cm" svg:y2="3.505cm">
          <text:p/>
        </draw:line>
        <draw:line draw:style-name="gr63" draw:layer="layout" svg:x1="8.246cm" svg:y1="3.505cm" svg:x2="8.283cm" svg:y2="3.5cm">
          <text:p/>
        </draw:line>
        <draw:line draw:style-name="gr63" draw:layer="layout" svg:x1="8.282cm" svg:y1="3.501cm" svg:x2="8.319cm" svg:y2="3.496cm">
          <text:p/>
        </draw:line>
        <draw:line draw:style-name="gr63" draw:layer="layout" svg:x1="8.318cm" svg:y1="3.497cm" svg:x2="8.353cm" svg:y2="3.492cm">
          <text:p/>
        </draw:line>
        <draw:line draw:style-name="gr63" draw:layer="layout" svg:x1="8.352cm" svg:y1="3.493cm" svg:x2="8.389cm" svg:y2="3.486cm">
          <text:p/>
        </draw:line>
        <draw:line draw:style-name="gr63" draw:layer="layout" svg:x1="8.388cm" svg:y1="3.487cm" svg:x2="8.425cm" svg:y2="3.477cm">
          <text:p/>
        </draw:line>
        <draw:line draw:style-name="gr63" draw:layer="layout" svg:x1="8.424cm" svg:y1="3.478cm" svg:x2="8.459cm" svg:y2="3.467cm">
          <text:p/>
        </draw:line>
        <draw:line draw:style-name="gr63" draw:layer="layout" svg:x1="8.458cm" svg:y1="3.468cm" svg:x2="8.493cm" svg:y2="3.456cm">
          <text:p/>
        </draw:line>
        <draw:line draw:style-name="gr63" draw:layer="layout" svg:x1="8.492cm" svg:y1="3.457cm" svg:x2="8.526cm" svg:y2="3.443cm">
          <text:p/>
        </draw:line>
        <draw:line draw:style-name="gr63" draw:layer="layout" svg:x1="8.525cm" svg:y1="3.444cm" svg:x2="8.558cm" svg:y2="3.429cm">
          <text:p/>
        </draw:line>
        <draw:line draw:style-name="gr63" draw:layer="layout" svg:x1="8.557cm" svg:y1="3.43cm" svg:x2="8.592cm" svg:y2="3.412cm">
          <text:p/>
        </draw:line>
        <draw:line draw:style-name="gr63" draw:layer="layout" svg:x1="8.591cm" svg:y1="3.413cm" svg:x2="8.622cm" svg:y2="3.393cm">
          <text:p/>
        </draw:line>
        <draw:line draw:style-name="gr63" draw:layer="layout" svg:x1="8.621cm" svg:y1="3.394cm" svg:x2="8.653cm" svg:y2="3.373cm">
          <text:p/>
        </draw:line>
        <draw:line draw:style-name="gr63" draw:layer="layout" svg:x1="8.652cm" svg:y1="3.374cm" svg:x2="8.681cm" svg:y2="3.352cm">
          <text:p/>
        </draw:line>
        <draw:line draw:style-name="gr63" draw:layer="layout" svg:x1="8.68cm" svg:y1="3.353cm" svg:x2="8.711cm" svg:y2="3.331cm">
          <text:p/>
        </draw:line>
        <draw:line draw:style-name="gr63" draw:layer="layout" svg:x1="8.71cm" svg:y1="3.332cm" svg:x2="8.738cm" svg:y2="3.306cm">
          <text:p/>
        </draw:line>
        <draw:line draw:style-name="gr63" draw:layer="layout" svg:x1="8.737cm" svg:y1="3.307cm" svg:x2="8.765cm" svg:y2="3.282cm">
          <text:p/>
        </draw:line>
        <draw:line draw:style-name="gr63" draw:layer="layout" svg:x1="8.763cm" svg:y1="3.283cm" svg:x2="8.789cm" svg:y2="3.255cm">
          <text:p/>
        </draw:line>
        <draw:line draw:style-name="gr63" draw:layer="layout" svg:x1="8.788cm" svg:y1="3.256cm" svg:x2="8.812cm" svg:y2="3.227cm">
          <text:p/>
        </draw:line>
        <draw:line draw:style-name="gr63" draw:layer="layout" svg:x1="8.811cm" svg:y1="3.228cm" svg:x2="8.833cm" svg:y2="3.2cm">
          <text:p/>
        </draw:line>
        <draw:line draw:style-name="gr63" draw:layer="layout" svg:x1="8.832cm" svg:y1="3.201cm" svg:x2="8.855cm" svg:y2="3.17cm">
          <text:p/>
        </draw:line>
        <draw:line draw:style-name="gr63" draw:layer="layout" svg:x1="8.854cm" svg:y1="3.171cm" svg:x2="8.874cm" svg:y2="3.139cm">
          <text:p/>
        </draw:line>
        <draw:line draw:style-name="gr63" draw:layer="layout" svg:x1="8.873cm" svg:y1="3.14cm" svg:x2="8.891cm" svg:y2="3.109cm">
          <text:p/>
        </draw:line>
        <draw:line draw:style-name="gr63" draw:layer="layout" svg:x1="8.89cm" svg:y1="3.11cm" svg:x2="8.907cm" svg:y2="3.075cm">
          <text:p/>
        </draw:line>
        <draw:line draw:style-name="gr63" draw:layer="layout" svg:x1="8.906cm" svg:y1="3.076cm" svg:x2="8.922cm" svg:y2="3.043cm">
          <text:p/>
        </draw:line>
        <draw:line draw:style-name="gr63" draw:layer="layout" svg:x1="8.921cm" svg:y1="3.044cm" svg:x2="8.936cm" svg:y2="3.009cm">
          <text:p/>
        </draw:line>
        <draw:line draw:style-name="gr63" draw:layer="layout" svg:x1="8.934cm" svg:y1="3.01cm" svg:x2="8.947cm" svg:y2="2.976cm">
          <text:p/>
        </draw:line>
        <draw:line draw:style-name="gr63" draw:layer="layout" svg:x1="8.945cm" svg:y1="2.977cm" svg:x2="8.954cm" svg:y2="2.94cm">
          <text:p/>
        </draw:line>
        <draw:line draw:style-name="gr63" draw:layer="layout" svg:x1="8.953cm" svg:y1="2.941cm" svg:x2="8.962cm" svg:y2="2.906cm">
          <text:p/>
        </draw:line>
        <draw:line draw:style-name="gr63" draw:layer="layout" svg:x1="8.961cm" svg:y1="2.907cm" svg:x2="8.969cm" svg:y2="2.87cm">
          <text:p/>
        </draw:line>
        <draw:line draw:style-name="gr63" draw:layer="layout" svg:x1="8.968cm" svg:y1="2.871cm" svg:x2="8.973cm" svg:y2="2.834cm">
          <text:p/>
        </draw:line>
        <draw:line draw:style-name="gr63" draw:layer="layout" svg:x1="8.972cm" svg:y1="2.835cm" svg:x2="8.975cm" svg:y2="2.798cm">
          <text:p/>
        </draw:line>
        <draw:line draw:style-name="gr63" draw:layer="layout" svg:x1="8.974cm" svg:y1="2.799cm" svg:x2="8.977cm" svg:y2="2.762cm">
          <text:p/>
        </draw:line>
        <draw:line draw:style-name="gr63" draw:layer="layout" svg:x1="8.235cm" svg:y1="2.156cm" svg:x2="8.235cm" svg:y2="2.209cm">
          <text:p/>
        </draw:line>
        <draw:line draw:style-name="gr63" draw:layer="layout" svg:x1="8.341cm" svg:y1="2.262cm" svg:x2="8.132cm" svg:y2="2.262cm">
          <text:p/>
        </draw:line>
        <draw:line draw:style-name="gr63" draw:layer="layout" svg:x1="8.235cm" svg:y1="2.01cm" svg:x2="8.235cm" svg:y2="1.864cm">
          <text:p/>
        </draw:line>
        <draw:line draw:style-name="gr63" draw:layer="layout" svg:x1="8.028cm" svg:y1="2.313cm" svg:x2="8.445cm" svg:y2="2.313cm">
          <text:p/>
        </draw:line>
        <draw:line draw:style-name="gr63" draw:layer="layout" svg:x1="8.236cm" svg:y1="2.106cm" svg:x2="8.028cm" svg:y2="2.314cm">
          <text:p/>
        </draw:line>
        <draw:line draw:style-name="gr63" draw:layer="layout" svg:x1="8.446cm" svg:y1="2.314cm" svg:x2="8.235cm" svg:y2="2.106cm">
          <text:p/>
        </draw:line>
        <draw:line draw:style-name="gr63" draw:layer="layout" svg:x1="10.32cm" svg:y1="0.677cm" svg:x2="10.32cm" svg:y2="1.198cm">
          <text:p/>
        </draw:line>
        <draw:line draw:style-name="gr63" draw:layer="layout" svg:x1="6.153cm" svg:y1="4.847cm" svg:x2="10.32cm" svg:y2="4.847cm">
          <text:p/>
        </draw:line>
        <draw:line draw:style-name="gr63" draw:layer="layout" svg:x1="6.153cm" svg:y1="0.677cm" svg:x2="6.153cm" svg:y2="4.847cm">
          <text:p/>
        </draw:line>
        <draw:line draw:style-name="gr63" draw:layer="layout" svg:x1="10.32cm" svg:y1="0.677cm" svg:x2="9.8cm" svg:y2="0.677cm">
          <text:p/>
        </draw:line>
        <draw:line draw:style-name="gr63" draw:layer="layout" svg:x1="6.153cm" svg:y1="1.199cm" svg:x2="6.674cm" svg:y2="0.677cm">
          <text:p/>
        </draw:line>
        <draw:line draw:style-name="gr71" draw:layer="layout" svg:x1="8.271cm" svg:y1="1.128cm" svg:x2="8.271cm" svg:y2="1.572cm">
          <text:p/>
        </draw:line>
        <draw:line draw:style-name="gr71" draw:layer="layout" svg:x1="8.272cm" svg:y1="1.129cm" svg:x2="8.267cm" svg:y2="1.094cm">
          <text:p/>
        </draw:line>
        <draw:line draw:style-name="gr71" draw:layer="layout" svg:x1="8.268cm" svg:y1="1.095cm" svg:x2="8.255cm" svg:y2="1.06cm">
          <text:p/>
        </draw:line>
        <draw:line draw:style-name="gr71" draw:layer="layout" svg:x1="8.256cm" svg:y1="1.061cm" svg:x2="8.233cm" svg:y2="1.03cm">
          <text:p/>
        </draw:line>
        <draw:line draw:style-name="gr71" draw:layer="layout" svg:x1="8.234cm" svg:y1="1.031cm" svg:x2="8.208cm" svg:y2="1.007cm">
          <text:p/>
        </draw:line>
        <draw:line draw:style-name="gr71" draw:layer="layout" svg:x1="8.209cm" svg:y1="1.008cm" svg:x2="8.176cm" svg:y2="0.99cm">
          <text:p/>
        </draw:line>
        <draw:line draw:style-name="gr71" draw:layer="layout" svg:x1="8.177cm" svg:y1="0.991cm" svg:x2="8.14cm" svg:y2="0.982cm">
          <text:p/>
        </draw:line>
        <draw:line draw:style-name="gr71" draw:layer="layout" svg:x1="8.14cm" svg:y1="0.982cm" svg:x2="8.106cm" svg:y2="0.982cm">
          <text:p/>
        </draw:line>
        <draw:line draw:style-name="gr71" draw:layer="layout" svg:x1="8.107cm" svg:y1="0.982cm" svg:x2="8.07cm" svg:y2="0.991cm">
          <text:p/>
        </draw:line>
        <draw:line draw:style-name="gr71" draw:layer="layout" svg:x1="8.071cm" svg:y1="0.99cm" svg:x2="8.039cm" svg:y2="1.008cm">
          <text:p/>
        </draw:line>
        <draw:line draw:style-name="gr71" draw:layer="layout" svg:x1="8.04cm" svg:y1="1.007cm" svg:x2="8.013cm" svg:y2="1.031cm">
          <text:p/>
        </draw:line>
        <draw:line draw:style-name="gr71" draw:layer="layout" svg:x1="8.014cm" svg:y1="1.03cm" svg:x2="7.992cm" svg:y2="1.061cm">
          <text:p/>
        </draw:line>
        <draw:line draw:style-name="gr71" draw:layer="layout" svg:x1="7.993cm" svg:y1="1.06cm" svg:x2="7.979cm" svg:y2="1.095cm">
          <text:p/>
        </draw:line>
        <draw:line draw:style-name="gr71" draw:layer="layout" svg:x1="7.98cm" svg:y1="1.094cm" svg:x2="7.975cm" svg:y2="1.129cm">
          <text:p/>
        </draw:line>
        <draw:line draw:style-name="gr71" draw:layer="layout" svg:x1="7.975cm" svg:y1="1.572cm" svg:x2="7.975cm" svg:y2="1.128cm">
          <text:p/>
        </draw:line>
        <draw:line draw:style-name="gr71" draw:layer="layout" svg:x1="7.975cm" svg:y1="1.572cm" svg:x2="7.98cm" svg:y2="1.607cm">
          <text:p/>
        </draw:line>
        <draw:line draw:style-name="gr71" draw:layer="layout" svg:x1="7.979cm" svg:y1="1.606cm" svg:x2="7.993cm" svg:y2="1.641cm">
          <text:p/>
        </draw:line>
        <draw:line draw:style-name="gr71" draw:layer="layout" svg:x1="7.992cm" svg:y1="1.64cm" svg:x2="8.014cm" svg:y2="1.671cm">
          <text:p/>
        </draw:line>
        <draw:line draw:style-name="gr71" draw:layer="layout" svg:x1="8.013cm" svg:y1="1.67cm" svg:x2="8.04cm" svg:y2="1.694cm">
          <text:p/>
        </draw:line>
        <draw:line draw:style-name="gr71" draw:layer="layout" svg:x1="8.039cm" svg:y1="1.693cm" svg:x2="8.071cm" svg:y2="1.711cm">
          <text:p/>
        </draw:line>
        <draw:line draw:style-name="gr71" draw:layer="layout" svg:x1="8.07cm" svg:y1="1.71cm" svg:x2="8.107cm" svg:y2="1.719cm">
          <text:p/>
        </draw:line>
        <draw:line draw:style-name="gr71" draw:layer="layout" svg:x1="8.106cm" svg:y1="1.718cm" svg:x2="8.14cm" svg:y2="1.718cm">
          <text:p/>
        </draw:line>
        <draw:line draw:style-name="gr71" draw:layer="layout" svg:x1="8.14cm" svg:y1="1.719cm" svg:x2="8.177cm" svg:y2="1.71cm">
          <text:p/>
        </draw:line>
        <draw:line draw:style-name="gr71" draw:layer="layout" svg:x1="8.176cm" svg:y1="1.711cm" svg:x2="8.209cm" svg:y2="1.693cm">
          <text:p/>
        </draw:line>
        <draw:line draw:style-name="gr71" draw:layer="layout" svg:x1="8.208cm" svg:y1="1.694cm" svg:x2="8.234cm" svg:y2="1.67cm">
          <text:p/>
        </draw:line>
        <draw:line draw:style-name="gr71" draw:layer="layout" svg:x1="8.233cm" svg:y1="1.671cm" svg:x2="8.256cm" svg:y2="1.64cm">
          <text:p/>
        </draw:line>
        <draw:line draw:style-name="gr71" draw:layer="layout" svg:x1="8.255cm" svg:y1="1.641cm" svg:x2="8.268cm" svg:y2="1.606cm">
          <text:p/>
        </draw:line>
        <draw:line draw:style-name="gr71" draw:layer="layout" svg:x1="8.267cm" svg:y1="1.607cm" svg:x2="8.272cm" svg:y2="1.572cm">
          <text:p/>
        </draw:line>
        <draw:line draw:style-name="gr63" draw:layer="layout" svg:x1="18.679cm" svg:y1="9.048cm" svg:x2="17.204cm" svg:y2="9.048cm">
          <text:p/>
        </draw:line>
        <draw:line draw:style-name="gr63" draw:layer="layout" svg:x1="18.679cm" svg:y1="6.587cm" svg:x2="18.679cm" svg:y2="9.048cm">
          <text:p/>
        </draw:line>
        <draw:line draw:style-name="gr63" draw:layer="layout" svg:x1="17.204cm" svg:y1="6.587cm" svg:x2="18.679cm" svg:y2="6.587cm">
          <text:p/>
        </draw:line>
        <draw:line draw:style-name="gr63" draw:layer="layout" svg:x1="17.204cm" svg:y1="10.179cm" svg:x2="17.204cm" svg:y2="5.458cm">
          <text:p/>
        </draw:line>
        <draw:line draw:style-name="gr63" draw:layer="layout" svg:x1="11.419cm" svg:y1="10.179cm" svg:x2="17.204cm" svg:y2="10.179cm">
          <text:p/>
        </draw:line>
        <draw:line draw:style-name="gr63" draw:layer="layout" svg:x1="11.419cm" svg:y1="5.458cm" svg:x2="11.419cm" svg:y2="10.179cm">
          <text:p/>
        </draw:line>
        <draw:line draw:style-name="gr63" draw:layer="layout" svg:x1="17.204cm" svg:y1="5.458cm" svg:x2="11.419cm" svg:y2="5.458cm">
          <text:p/>
        </draw:line>
        <draw:line draw:style-name="gr72" draw:layer="layout" svg:x1="17.201cm" svg:y1="1.072cm" svg:x2="17.197cm" svg:y2="1.035cm">
          <text:p/>
        </draw:line>
        <draw:line draw:style-name="gr72" draw:layer="layout" svg:x1="17.198cm" svg:y1="1.036cm" svg:x2="17.195cm" svg:y2="0.999cm">
          <text:p/>
        </draw:line>
        <draw:line draw:style-name="gr72" draw:layer="layout" svg:x1="17.196cm" svg:y1="1cm" svg:x2="17.191cm" svg:y2="0.963cm">
          <text:p/>
        </draw:line>
        <draw:line draw:style-name="gr72" draw:layer="layout" svg:x1="17.192cm" svg:y1="0.964cm" svg:x2="17.187cm" svg:y2="0.929cm">
          <text:p/>
        </draw:line>
        <draw:line draw:style-name="gr72" draw:layer="layout" svg:x1="17.188cm" svg:y1="0.93cm" svg:x2="17.178cm" svg:y2="0.893cm">
          <text:p/>
        </draw:line>
        <draw:line draw:style-name="gr72" draw:layer="layout" svg:x1="17.179cm" svg:y1="0.894cm" svg:x2="17.17cm" svg:y2="0.859cm">
          <text:p/>
        </draw:line>
        <draw:line draw:style-name="gr72" draw:layer="layout" svg:x1="17.171cm" svg:y1="0.86cm" svg:x2="17.161cm" svg:y2="0.823cm">
          <text:p/>
        </draw:line>
        <draw:line draw:style-name="gr72" draw:layer="layout" svg:x1="17.162cm" svg:y1="0.824cm" svg:x2="17.149cm" svg:y2="0.789cm">
          <text:p/>
        </draw:line>
        <draw:line draw:style-name="gr72" draw:layer="layout" svg:x1="17.15cm" svg:y1="0.79cm" svg:x2="17.136cm" svg:y2="0.757cm">
          <text:p/>
        </draw:line>
        <draw:line draw:style-name="gr72" draw:layer="layout" svg:x1="17.137cm" svg:y1="0.758cm" svg:x2="17.121cm" svg:y2="0.723cm">
          <text:p/>
        </draw:line>
        <draw:line draw:style-name="gr72" draw:layer="layout" svg:x1="17.122cm" svg:y1="0.724cm" svg:x2="17.106cm" svg:y2="0.692cm">
          <text:p/>
        </draw:line>
        <draw:line draw:style-name="gr72" draw:layer="layout" svg:x1="17.107cm" svg:y1="0.693cm" svg:x2="17.089cm" svg:y2="0.66cm">
          <text:p/>
        </draw:line>
        <draw:line draw:style-name="gr72" draw:layer="layout" svg:x1="17.09cm" svg:y1="0.661cm" svg:x2="17.07cm" svg:y2="0.63cm">
          <text:p/>
        </draw:line>
        <draw:line draw:style-name="gr72" draw:layer="layout" svg:x1="17.071cm" svg:y1="0.631cm" svg:x2="17.051cm" svg:y2="0.601cm">
          <text:p/>
        </draw:line>
        <draw:line draw:style-name="gr72" draw:layer="layout" svg:x1="17.052cm" svg:y1="0.602cm" svg:x2="17.03cm" svg:y2="0.571cm">
          <text:p/>
        </draw:line>
        <draw:line draw:style-name="gr72" draw:layer="layout" svg:x1="17.031cm" svg:y1="0.572cm" svg:x2="17.007cm" svg:y2="0.543cm">
          <text:p/>
        </draw:line>
        <draw:line draw:style-name="gr72" draw:layer="layout" svg:x1="17.008cm" svg:y1="0.544cm" svg:x2="16.984cm" svg:y2="0.516cm">
          <text:p/>
        </draw:line>
        <draw:line draw:style-name="gr72" draw:layer="layout" svg:x1="16.985cm" svg:y1="0.517cm" svg:x2="16.958cm" svg:y2="0.491cm">
          <text:p/>
        </draw:line>
        <draw:line draw:style-name="gr72" draw:layer="layout" svg:x1="16.959cm" svg:y1="0.492cm" svg:x2="16.933cm" svg:y2="0.465cm">
          <text:p/>
        </draw:line>
        <draw:line draw:style-name="gr72" draw:layer="layout" svg:x1="16.934cm" svg:y1="0.466cm" svg:x2="16.905cm" svg:y2="0.442cm">
          <text:p/>
        </draw:line>
        <draw:line draw:style-name="gr72" draw:layer="layout" svg:x1="16.906cm" svg:y1="0.443cm" svg:x2="16.878cm" svg:y2="0.419cm">
          <text:p/>
        </draw:line>
        <draw:line draw:style-name="gr72" draw:layer="layout" svg:x1="16.879cm" svg:y1="0.42cm" svg:x2="16.848cm" svg:y2="0.397cm">
          <text:p/>
        </draw:line>
        <draw:line draw:style-name="gr72" draw:layer="layout" svg:x1="16.849cm" svg:y1="0.398cm" svg:x2="16.819cm" svg:y2="0.378cm">
          <text:p/>
        </draw:line>
        <draw:line draw:style-name="gr72" draw:layer="layout" svg:x1="16.82cm" svg:y1="0.379cm" svg:x2="16.789cm" svg:y2="0.359cm">
          <text:p/>
        </draw:line>
        <draw:line draw:style-name="gr72" draw:layer="layout" svg:x1="16.79cm" svg:y1="0.36cm" svg:x2="16.757cm" svg:y2="0.342cm">
          <text:p/>
        </draw:line>
        <draw:line draw:style-name="gr72" draw:layer="layout" svg:x1="16.758cm" svg:y1="0.343cm" svg:x2="16.725cm" svg:y2="0.328cm">
          <text:p/>
        </draw:line>
        <draw:line draw:style-name="gr72" draw:layer="layout" svg:x1="16.726cm" svg:y1="0.329cm" svg:x2="16.692cm" svg:y2="0.313cm">
          <text:p/>
        </draw:line>
        <draw:line draw:style-name="gr72" draw:layer="layout" svg:x1="16.693cm" svg:y1="0.314cm" svg:x2="16.66cm" svg:y2="0.3cm">
          <text:p/>
        </draw:line>
        <draw:line draw:style-name="gr72" draw:layer="layout" svg:x1="16.661cm" svg:y1="0.301cm" svg:x2="16.626cm" svg:y2="0.287cm">
          <text:p/>
        </draw:line>
        <draw:line draw:style-name="gr72" draw:layer="layout" svg:x1="16.627cm" svg:y1="0.288cm" svg:x2="16.59cm" svg:y2="0.279cm">
          <text:p/>
        </draw:line>
        <draw:line draw:style-name="gr72" draw:layer="layout" svg:x1="16.591cm" svg:y1="0.28cm" svg:x2="16.556cm" svg:y2="0.268cm">
          <text:p/>
        </draw:line>
        <draw:line draw:style-name="gr72" draw:layer="layout" svg:x1="16.557cm" svg:y1="0.269cm" svg:x2="16.52cm" svg:y2="0.262cm">
          <text:p/>
        </draw:line>
        <draw:line draw:style-name="gr72" draw:layer="layout" svg:x1="16.521cm" svg:y1="0.263cm" svg:x2="16.486cm" svg:y2="0.258cm">
          <text:p/>
        </draw:line>
        <draw:line draw:style-name="gr72" draw:layer="layout" svg:x1="16.487cm" svg:y1="0.259cm" svg:x2="16.45cm" svg:y2="0.254cm">
          <text:p/>
        </draw:line>
        <draw:line draw:style-name="gr72" draw:layer="layout" svg:x1="16.451cm" svg:y1="0.256cm" svg:x2="16.414cm" svg:y2="0.251cm">
          <text:p/>
        </draw:line>
        <draw:line draw:style-name="gr72" draw:layer="layout" svg:x1="16.415cm" svg:y1="0.252cm" svg:x2="16.378cm" svg:y2="0.249cm">
          <text:p/>
        </draw:line>
        <draw:line draw:style-name="gr72" draw:layer="layout" svg:x1="3.131cm" svg:y1="0.249cm" svg:x2="3.094cm" svg:y2="0.251cm">
          <text:p/>
        </draw:line>
        <draw:line draw:style-name="gr72" draw:layer="layout" svg:x1="3.095cm" svg:y1="0.251cm" svg:x2="3.058cm" svg:y2="0.255cm">
          <text:p/>
        </draw:line>
        <draw:line draw:style-name="gr72" draw:layer="layout" svg:x1="3.059cm" svg:y1="0.254cm" svg:x2="3.022cm" svg:y2="0.259cm">
          <text:p/>
        </draw:line>
        <draw:line draw:style-name="gr72" draw:layer="layout" svg:x1="3.023cm" svg:y1="0.258cm" svg:x2="2.986cm" svg:y2="0.263cm">
          <text:p/>
        </draw:line>
        <draw:line draw:style-name="gr72" draw:layer="layout" svg:x1="2.987cm" svg:y1="0.262cm" svg:x2="2.952cm" svg:y2="0.269cm">
          <text:p/>
        </draw:line>
        <draw:line draw:style-name="gr72" draw:layer="layout" svg:x1="2.953cm" svg:y1="0.268cm" svg:x2="2.916cm" svg:y2="0.28cm">
          <text:p/>
        </draw:line>
        <draw:line draw:style-name="gr72" draw:layer="layout" svg:x1="2.917cm" svg:y1="0.279cm" svg:x2="2.882cm" svg:y2="0.288cm">
          <text:p/>
        </draw:line>
        <draw:line draw:style-name="gr72" draw:layer="layout" svg:x1="2.883cm" svg:y1="0.287cm" svg:x2="2.849cm" svg:y2="0.301cm">
          <text:p/>
        </draw:line>
        <draw:line draw:style-name="gr72" draw:layer="layout" svg:x1="2.85cm" svg:y1="0.3cm" svg:x2="2.815cm" svg:y2="0.314cm">
          <text:p/>
        </draw:line>
        <draw:line draw:style-name="gr72" draw:layer="layout" svg:x1="2.816cm" svg:y1="0.313cm" svg:x2="2.783cm" svg:y2="0.329cm">
          <text:p/>
        </draw:line>
        <draw:line draw:style-name="gr72" draw:layer="layout" svg:x1="2.784cm" svg:y1="0.328cm" svg:x2="2.751cm" svg:y2="0.343cm">
          <text:p/>
        </draw:line>
        <draw:line draw:style-name="gr72" draw:layer="layout" svg:x1="2.752cm" svg:y1="0.342cm" svg:x2="2.719cm" svg:y2="0.36cm">
          <text:p/>
        </draw:line>
        <draw:line draw:style-name="gr72" draw:layer="layout" svg:x1="2.72cm" svg:y1="0.359cm" svg:x2="2.688cm" svg:y2="0.379cm">
          <text:p/>
        </draw:line>
        <draw:line draw:style-name="gr72" draw:layer="layout" svg:x1="2.689cm" svg:y1="0.378cm" svg:x2="2.658cm" svg:y2="0.398cm">
          <text:p/>
        </draw:line>
        <draw:line draw:style-name="gr72" draw:layer="layout" svg:x1="2.659cm" svg:y1="0.397cm" svg:x2="2.631cm" svg:y2="0.42cm">
          <text:p/>
        </draw:line>
        <draw:line draw:style-name="gr72" draw:layer="layout" svg:x1="2.632cm" svg:y1="0.419cm" svg:x2="2.601cm" svg:y2="0.443cm">
          <text:p/>
        </draw:line>
        <draw:line draw:style-name="gr72" draw:layer="layout" svg:x1="2.602cm" svg:y1="0.442cm" svg:x2="2.575cm" svg:y2="0.466cm">
          <text:p/>
        </draw:line>
        <draw:line draw:style-name="gr72" draw:layer="layout" svg:x1="2.576cm" svg:y1="0.465cm" svg:x2="2.55cm" svg:y2="0.492cm">
          <text:p/>
        </draw:line>
        <draw:line draw:style-name="gr72" draw:layer="layout" svg:x1="2.551cm" svg:y1="0.491cm" svg:x2="2.525cm" svg:y2="0.517cm">
          <text:p/>
        </draw:line>
        <draw:line draw:style-name="gr72" draw:layer="layout" svg:x1="2.526cm" svg:y1="0.516cm" svg:x2="2.501cm" svg:y2="0.544cm">
          <text:p/>
        </draw:line>
        <draw:line draw:style-name="gr72" draw:layer="layout" svg:x1="2.502cm" svg:y1="0.543cm" svg:x2="2.478cm" svg:y2="0.572cm">
          <text:p/>
        </draw:line>
        <draw:line draw:style-name="gr72" draw:layer="layout" svg:x1="2.479cm" svg:y1="0.571cm" svg:x2="2.457cm" svg:y2="0.602cm">
          <text:p/>
        </draw:line>
        <draw:line draw:style-name="gr72" draw:layer="layout" svg:x1="2.458cm" svg:y1="0.601cm" svg:x2="2.438cm" svg:y2="0.631cm">
          <text:p/>
        </draw:line>
        <draw:line draw:style-name="gr72" draw:layer="layout" svg:x1="2.439cm" svg:y1="0.63cm" svg:x2="2.419cm" svg:y2="0.661cm">
          <text:p/>
        </draw:line>
        <draw:line draw:style-name="gr72" draw:layer="layout" svg:x1="2.42cm" svg:y1="0.66cm" svg:x2="2.402cm" svg:y2="0.693cm">
          <text:p/>
        </draw:line>
        <draw:line draw:style-name="gr72" draw:layer="layout" svg:x1="2.403cm" svg:y1="0.692cm" svg:x2="2.385cm" svg:y2="0.724cm">
          <text:p/>
        </draw:line>
        <draw:line draw:style-name="gr72" draw:layer="layout" svg:x1="2.386cm" svg:y1="0.723cm" svg:x2="2.372cm" svg:y2="0.758cm">
          <text:p/>
        </draw:line>
        <draw:line draw:style-name="gr72" draw:layer="layout" svg:x1="2.373cm" svg:y1="0.757cm" svg:x2="2.357cm" svg:y2="0.79cm">
          <text:p/>
        </draw:line>
        <draw:line draw:style-name="gr72" draw:layer="layout" svg:x1="2.358cm" svg:y1="0.789cm" svg:x2="2.347cm" svg:y2="0.824cm">
          <text:p/>
        </draw:line>
        <draw:line draw:style-name="gr72" draw:layer="layout" svg:x1="2.348cm" svg:y1="0.823cm" svg:x2="2.336cm" svg:y2="0.86cm">
          <text:p/>
        </draw:line>
        <draw:line draw:style-name="gr72" draw:layer="layout" svg:x1="2.337cm" svg:y1="0.859cm" svg:x2="2.328cm" svg:y2="0.894cm">
          <text:p/>
        </draw:line>
        <draw:line draw:style-name="gr72" draw:layer="layout" svg:x1="2.329cm" svg:y1="0.893cm" svg:x2="2.321cm" svg:y2="0.93cm">
          <text:p/>
        </draw:line>
        <draw:line draw:style-name="gr72" draw:layer="layout" svg:x1="2.322cm" svg:y1="0.929cm" svg:x2="2.315cm" svg:y2="0.964cm">
          <text:p/>
        </draw:line>
        <draw:line draw:style-name="gr72" draw:layer="layout" svg:x1="2.316cm" svg:y1="0.963cm" svg:x2="2.311cm" svg:y2="1cm">
          <text:p/>
        </draw:line>
        <draw:line draw:style-name="gr72" draw:layer="layout" svg:x1="2.312cm" svg:y1="0.999cm" svg:x2="2.309cm" svg:y2="1.036cm">
          <text:p/>
        </draw:line>
        <draw:line draw:style-name="gr72" draw:layer="layout" svg:x1="2.309cm" svg:y1="1.035cm" svg:x2="2.309cm" svg:y2="1.071cm">
          <text:p/>
        </draw:line>
        <draw:line draw:style-name="gr72" draw:layer="layout" svg:x1="2.309cm" svg:y1="28.632cm" svg:x2="2.309cm" svg:y2="28.668cm">
          <text:p/>
        </draw:line>
        <draw:line draw:style-name="gr72" draw:layer="layout" svg:x1="2.309cm" svg:y1="28.668cm" svg:x2="2.312cm" svg:y2="28.705cm">
          <text:p/>
        </draw:line>
        <draw:line draw:style-name="gr72" draw:layer="layout" svg:x1="2.311cm" svg:y1="28.704cm" svg:x2="2.316cm" svg:y2="28.741cm">
          <text:p/>
        </draw:line>
        <draw:line draw:style-name="gr72" draw:layer="layout" svg:x1="2.315cm" svg:y1="28.74cm" svg:x2="2.322cm" svg:y2="28.777cm">
          <text:p/>
        </draw:line>
        <draw:line draw:style-name="gr72" draw:layer="layout" svg:x1="2.321cm" svg:y1="28.776cm" svg:x2="2.329cm" svg:y2="28.81cm">
          <text:p/>
        </draw:line>
        <draw:line draw:style-name="gr72" draw:layer="layout" svg:x1="2.328cm" svg:y1="28.809cm" svg:x2="2.337cm" svg:y2="28.846cm">
          <text:p/>
        </draw:line>
        <draw:line draw:style-name="gr72" draw:layer="layout" svg:x1="2.336cm" svg:y1="28.845cm" svg:x2="2.348cm" svg:y2="28.88cm">
          <text:p/>
        </draw:line>
        <draw:line draw:style-name="gr72" draw:layer="layout" svg:x1="2.347cm" svg:y1="28.879cm" svg:x2="2.358cm" svg:y2="28.914cm">
          <text:p/>
        </draw:line>
        <draw:line draw:style-name="gr72" draw:layer="layout" svg:x1="2.357cm" svg:y1="28.913cm" svg:x2="2.373cm" svg:y2="28.948cm">
          <text:p/>
        </draw:line>
        <draw:line draw:style-name="gr72" draw:layer="layout" svg:x1="2.372cm" svg:y1="28.947cm" svg:x2="2.386cm" svg:y2="28.98cm">
          <text:p/>
        </draw:line>
        <draw:line draw:style-name="gr72" draw:layer="layout" svg:x1="2.385cm" svg:y1="28.979cm" svg:x2="2.403cm" svg:y2="29.012cm">
          <text:p/>
        </draw:line>
        <draw:line draw:style-name="gr72" draw:layer="layout" svg:x1="2.402cm" svg:y1="29.011cm" svg:x2="2.42cm" svg:y2="29.043cm">
          <text:p/>
        </draw:line>
        <draw:line draw:style-name="gr72" draw:layer="layout" svg:x1="2.419cm" svg:y1="29.042cm" svg:x2="2.439cm" svg:y2="29.075cm">
          <text:p/>
        </draw:line>
        <draw:line draw:style-name="gr72" draw:layer="layout" svg:x1="2.438cm" svg:y1="29.074cm" svg:x2="2.458cm" svg:y2="29.105cm">
          <text:p/>
        </draw:line>
        <draw:line draw:style-name="gr72" draw:layer="layout" svg:x1="2.457cm" svg:y1="29.104cm" svg:x2="2.479cm" svg:y2="29.132cm">
          <text:p/>
        </draw:line>
        <draw:line draw:style-name="gr72" draw:layer="layout" svg:x1="2.478cm" svg:y1="29.131cm" svg:x2="2.502cm" svg:y2="29.16cm">
          <text:p/>
        </draw:line>
        <draw:line draw:style-name="gr72" draw:layer="layout" svg:x1="2.501cm" svg:y1="29.159cm" svg:x2="2.526cm" svg:y2="29.187cm">
          <text:p/>
        </draw:line>
        <draw:line draw:style-name="gr72" draw:layer="layout" svg:x1="2.525cm" svg:y1="29.186cm" svg:x2="2.551cm" svg:y2="29.213cm">
          <text:p/>
        </draw:line>
        <draw:line draw:style-name="gr72" draw:layer="layout" svg:x1="2.55cm" svg:y1="29.212cm" svg:x2="2.576cm" svg:y2="29.238cm">
          <text:p/>
        </draw:line>
        <draw:line draw:style-name="gr72" draw:layer="layout" svg:x1="2.575cm" svg:y1="29.237cm" svg:x2="2.602cm" svg:y2="29.261cm">
          <text:p/>
        </draw:line>
        <draw:line draw:style-name="gr72" draw:layer="layout" svg:x1="2.601cm" svg:y1="29.26cm" svg:x2="2.632cm" svg:y2="29.285cm">
          <text:p/>
        </draw:line>
        <draw:line draw:style-name="gr72" draw:layer="layout" svg:x1="2.631cm" svg:y1="29.284cm" svg:x2="2.659cm" svg:y2="29.306cm">
          <text:p/>
        </draw:line>
        <draw:line draw:style-name="gr72" draw:layer="layout" svg:x1="2.658cm" svg:y1="29.305cm" svg:x2="2.689cm" svg:y2="29.325cm">
          <text:p/>
        </draw:line>
        <draw:line draw:style-name="gr72" draw:layer="layout" svg:x1="2.688cm" svg:y1="29.324cm" svg:x2="2.72cm" svg:y2="29.344cm">
          <text:p/>
        </draw:line>
        <draw:line draw:style-name="gr72" draw:layer="layout" svg:x1="2.719cm" svg:y1="29.343cm" svg:x2="2.752cm" svg:y2="29.361cm">
          <text:p/>
        </draw:line>
        <draw:line draw:style-name="gr72" draw:layer="layout" svg:x1="2.751cm" svg:y1="29.36cm" svg:x2="2.784cm" svg:y2="29.378cm">
          <text:p/>
        </draw:line>
        <draw:line draw:style-name="gr72" draw:layer="layout" svg:x1="2.783cm" svg:y1="29.377cm" svg:x2="2.816cm" svg:y2="29.39cm">
          <text:p/>
        </draw:line>
        <draw:line draw:style-name="gr72" draw:layer="layout" svg:x1="2.815cm" svg:y1="29.389cm" svg:x2="2.85cm" svg:y2="29.405cm">
          <text:p/>
        </draw:line>
        <draw:line draw:style-name="gr72" draw:layer="layout" svg:x1="2.849cm" svg:y1="29.404cm" svg:x2="2.883cm" svg:y2="29.416cm">
          <text:p/>
        </draw:line>
        <draw:line draw:style-name="gr72" draw:layer="layout" svg:x1="2.882cm" svg:y1="29.415cm" svg:x2="2.917cm" svg:y2="29.426cm">
          <text:p/>
        </draw:line>
        <draw:line draw:style-name="gr72" draw:layer="layout" svg:x1="2.916cm" svg:y1="29.425cm" svg:x2="2.953cm" svg:y2="29.435cm">
          <text:p/>
        </draw:line>
        <draw:line draw:style-name="gr72" draw:layer="layout" svg:x1="2.952cm" svg:y1="29.434cm" svg:x2="2.987cm" svg:y2="29.441cm">
          <text:p/>
        </draw:line>
        <draw:line draw:style-name="gr72" draw:layer="layout" svg:x1="2.986cm" svg:y1="29.44cm" svg:x2="3.023cm" svg:y2="29.448cm">
          <text:p/>
        </draw:line>
        <draw:line draw:style-name="gr72" draw:layer="layout" svg:x1="3.022cm" svg:y1="29.447cm" svg:x2="3.059cm" svg:y2="29.452cm">
          <text:p/>
        </draw:line>
        <draw:line draw:style-name="gr72" draw:layer="layout" svg:x1="3.058cm" svg:y1="29.451cm" svg:x2="3.095cm" svg:y2="29.453cm">
          <text:p/>
        </draw:line>
        <draw:line draw:style-name="gr72" draw:layer="layout" svg:x1="3.094cm" svg:y1="29.453cm" svg:x2="3.13cm" svg:y2="29.453cm">
          <text:p/>
        </draw:line>
        <draw:line draw:style-name="gr72" draw:layer="layout" svg:x1="11.457cm" svg:y1="29.453cm" svg:x2="11.491cm" svg:y2="29.453cm">
          <text:p/>
        </draw:line>
        <draw:line draw:style-name="gr72" draw:layer="layout" svg:x1="11.491cm" svg:y1="29.454cm" svg:x2="11.528cm" svg:y2="29.451cm">
          <text:p/>
        </draw:line>
        <draw:line draw:style-name="gr72" draw:layer="layout" svg:x1="11.527cm" svg:y1="29.452cm" svg:x2="11.564cm" svg:y2="29.447cm">
          <text:p/>
        </draw:line>
        <draw:line draw:style-name="gr72" draw:layer="layout" svg:x1="11.563cm" svg:y1="29.448cm" svg:x2="11.6cm" svg:y2="29.44cm">
          <text:p/>
        </draw:line>
        <draw:line draw:style-name="gr72" draw:layer="layout" svg:x1="11.599cm" svg:y1="29.441cm" svg:x2="11.635cm" svg:y2="29.434cm">
          <text:p/>
        </draw:line>
        <draw:line draw:style-name="gr72" draw:layer="layout" svg:x1="11.633cm" svg:y1="29.435cm" svg:x2="11.67cm" svg:y2="29.425cm">
          <text:p/>
        </draw:line>
        <draw:line draw:style-name="gr72" draw:layer="layout" svg:x1="11.669cm" svg:y1="29.426cm" svg:x2="11.704cm" svg:y2="29.415cm">
          <text:p/>
        </draw:line>
        <draw:line draw:style-name="gr72" draw:layer="layout" svg:x1="11.703cm" svg:y1="29.417cm" svg:x2="11.737cm" svg:y2="29.404cm">
          <text:p/>
        </draw:line>
        <draw:line draw:style-name="gr72" draw:layer="layout" svg:x1="11.736cm" svg:y1="29.405cm" svg:x2="11.771cm" svg:y2="29.389cm">
          <text:p/>
        </draw:line>
        <draw:line draw:style-name="gr72" draw:layer="layout" svg:x1="11.77cm" svg:y1="29.39cm" svg:x2="11.803cm" svg:y2="29.377cm">
          <text:p/>
        </draw:line>
        <draw:line draw:style-name="gr72" draw:layer="layout" svg:x1="11.802cm" svg:y1="29.378cm" svg:x2="11.837cm" svg:y2="29.36cm">
          <text:p/>
        </draw:line>
        <draw:line draw:style-name="gr72" draw:layer="layout" svg:x1="11.836cm" svg:y1="29.361cm" svg:x2="11.867cm" svg:y2="29.343cm">
          <text:p/>
        </draw:line>
        <draw:line draw:style-name="gr72" draw:layer="layout" svg:x1="11.866cm" svg:y1="29.344cm" svg:x2="11.898cm" svg:y2="29.324cm">
          <text:p/>
        </draw:line>
        <draw:line draw:style-name="gr72" draw:layer="layout" svg:x1="11.897cm" svg:y1="29.325cm" svg:x2="11.928cm" svg:y2="29.305cm">
          <text:p/>
        </draw:line>
        <draw:line draw:style-name="gr72" draw:layer="layout" svg:x1="11.927cm" svg:y1="29.306cm" svg:x2="11.958cm" svg:y2="29.284cm">
          <text:p/>
        </draw:line>
        <draw:line draw:style-name="gr72" draw:layer="layout" svg:x1="11.957cm" svg:y1="29.285cm" svg:x2="11.985cm" svg:y2="29.26cm">
          <text:p/>
        </draw:line>
        <draw:line draw:style-name="gr72" draw:layer="layout" svg:x1="11.984cm" svg:y1="29.261cm" svg:x2="12.01cm" svg:y2="29.237cm">
          <text:p/>
        </draw:line>
        <draw:line draw:style-name="gr72" draw:layer="layout" svg:x1="12.009cm" svg:y1="29.238cm" svg:x2="12.038cm" svg:y2="29.212cm">
          <text:p/>
        </draw:line>
        <draw:line draw:style-name="gr72" draw:layer="layout" svg:x1="12.037cm" svg:y1="29.213cm" svg:x2="12.061cm" svg:y2="29.186cm">
          <text:p/>
        </draw:line>
        <draw:line draw:style-name="gr72" draw:layer="layout" svg:x1="12.06cm" svg:y1="29.187cm" svg:x2="12.085cm" svg:y2="29.159cm">
          <text:p/>
        </draw:line>
        <draw:line draw:style-name="gr72" draw:layer="layout" svg:x1="12.084cm" svg:y1="29.16cm" svg:x2="12.108cm" svg:y2="29.131cm">
          <text:p/>
        </draw:line>
        <draw:line draw:style-name="gr72" draw:layer="layout" svg:x1="12.107cm" svg:y1="29.132cm" svg:x2="12.129cm" svg:y2="29.104cm">
          <text:p/>
        </draw:line>
        <draw:line draw:style-name="gr72" draw:layer="layout" svg:x1="12.128cm" svg:y1="29.105cm" svg:x2="12.148cm" svg:y2="29.074cm">
          <text:p/>
        </draw:line>
        <draw:line draw:style-name="gr72" draw:layer="layout" svg:x1="12.147cm" svg:y1="29.075cm" svg:x2="12.167cm" svg:y2="29.042cm">
          <text:p/>
        </draw:line>
        <draw:line draw:style-name="gr72" draw:layer="layout" svg:x1="12.166cm" svg:y1="29.043cm" svg:x2="12.184cm" svg:y2="29.011cm">
          <text:p/>
        </draw:line>
        <draw:line draw:style-name="gr72" draw:layer="layout" svg:x1="12.183cm" svg:y1="29.012cm" svg:x2="12.202cm" svg:y2="28.979cm">
          <text:p/>
        </draw:line>
        <draw:line draw:style-name="gr72" draw:layer="layout" svg:x1="12.2cm" svg:y1="28.98cm" svg:x2="12.217cm" svg:y2="28.947cm">
          <text:p/>
        </draw:line>
        <draw:line draw:style-name="gr72" draw:layer="layout" svg:x1="12.215cm" svg:y1="28.948cm" svg:x2="12.228cm" svg:y2="28.913cm">
          <text:p/>
        </draw:line>
        <draw:line draw:style-name="gr72" draw:layer="layout" svg:x1="12.227cm" svg:y1="28.914cm" svg:x2="12.239cm" svg:y2="28.879cm">
          <text:p/>
        </draw:line>
        <draw:line draw:style-name="gr72" draw:layer="layout" svg:x1="12.238cm" svg:y1="28.88cm" svg:x2="12.25cm" svg:y2="28.845cm">
          <text:p/>
        </draw:line>
        <draw:line draw:style-name="gr72" draw:layer="layout" svg:x1="12.249cm" svg:y1="28.846cm" svg:x2="12.258cm" svg:y2="28.809cm">
          <text:p/>
        </draw:line>
        <draw:line draw:style-name="gr72" draw:layer="layout" svg:x1="12.257cm" svg:y1="28.81cm" svg:x2="12.264cm" svg:y2="28.776cm">
          <text:p/>
        </draw:line>
        <draw:line draw:style-name="gr72" draw:layer="layout" svg:x1="12.263cm" svg:y1="28.777cm" svg:x2="12.271cm" svg:y2="28.74cm">
          <text:p/>
        </draw:line>
        <draw:line draw:style-name="gr72" draw:layer="layout" svg:x1="12.27cm" svg:y1="28.741cm" svg:x2="12.275cm" svg:y2="28.704cm">
          <text:p/>
        </draw:line>
        <draw:line draw:style-name="gr72" draw:layer="layout" svg:x1="12.274cm" svg:y1="28.705cm" svg:x2="12.277cm" svg:y2="28.668cm">
          <text:p/>
        </draw:line>
        <draw:line draw:style-name="gr72" draw:layer="layout" svg:x1="12.276cm" svg:y1="28.668cm" svg:x2="12.276cm" svg:y2="28.632cm">
          <text:p/>
        </draw:line>
        <draw:line draw:style-name="gr72" draw:layer="layout" svg:x1="13.097cm" svg:y1="14.861cm" svg:x2="13.061cm" svg:y2="14.861cm">
          <text:p/>
        </draw:line>
        <draw:line draw:style-name="gr72" draw:layer="layout" svg:x1="13.062cm" svg:y1="14.861cm" svg:x2="13.025cm" svg:y2="14.863cm">
          <text:p/>
        </draw:line>
        <draw:line draw:style-name="gr72" draw:layer="layout" svg:x1="13.026cm" svg:y1="14.863cm" svg:x2="12.989cm" svg:y2="14.868cm">
          <text:p/>
        </draw:line>
        <draw:line draw:style-name="gr72" draw:layer="layout" svg:x1="12.99cm" svg:y1="14.867cm" svg:x2="12.954cm" svg:y2="14.874cm">
          <text:p/>
        </draw:line>
        <draw:line draw:style-name="gr72" draw:layer="layout" svg:x1="12.955cm" svg:y1="14.873cm" svg:x2="12.92cm" svg:y2="14.881cm">
          <text:p/>
        </draw:line>
        <draw:line draw:style-name="gr72" draw:layer="layout" svg:x1="12.921cm" svg:y1="14.88cm" svg:x2="12.884cm" svg:y2="14.889cm">
          <text:p/>
        </draw:line>
        <draw:line draw:style-name="gr72" draw:layer="layout" svg:x1="12.885cm" svg:y1="14.888cm" svg:x2="12.85cm" svg:y2="14.9cm">
          <text:p/>
        </draw:line>
        <draw:line draw:style-name="gr72" draw:layer="layout" svg:x1="12.851cm" svg:y1="14.899cm" svg:x2="12.816cm" svg:y2="14.91cm">
          <text:p/>
        </draw:line>
        <draw:line draw:style-name="gr72" draw:layer="layout" svg:x1="12.817cm" svg:y1="14.909cm" svg:x2="12.782cm" svg:y2="14.925cm">
          <text:p/>
        </draw:line>
        <draw:line draw:style-name="gr72" draw:layer="layout" svg:x1="12.783cm" svg:y1="14.924cm" svg:x2="12.75cm" svg:y2="14.938cm">
          <text:p/>
        </draw:line>
        <draw:line draw:style-name="gr72" draw:layer="layout" svg:x1="12.751cm" svg:y1="14.937cm" svg:x2="12.719cm" svg:y2="14.955cm">
          <text:p/>
        </draw:line>
        <draw:line draw:style-name="gr72" draw:layer="layout" svg:x1="12.72cm" svg:y1="14.954cm" svg:x2="12.687cm" svg:y2="14.972cm">
          <text:p/>
        </draw:line>
        <draw:line draw:style-name="gr72" draw:layer="layout" svg:x1="12.688cm" svg:y1="14.971cm" svg:x2="12.655cm" svg:y2="14.991cm">
          <text:p/>
        </draw:line>
        <draw:line draw:style-name="gr72" draw:layer="layout" svg:x1="12.656cm" svg:y1="14.99cm" svg:x2="12.625cm" svg:y2="15.01cm">
          <text:p/>
        </draw:line>
        <draw:line draw:style-name="gr72" draw:layer="layout" svg:x1="12.626cm" svg:y1="15.009cm" svg:x2="12.598cm" svg:y2="15.031cm">
          <text:p/>
        </draw:line>
        <draw:line draw:style-name="gr72" draw:layer="layout" svg:x1="12.599cm" svg:y1="15.03cm" svg:x2="12.57cm" svg:y2="15.054cm">
          <text:p/>
        </draw:line>
        <draw:line draw:style-name="gr72" draw:layer="layout" svg:x1="12.571cm" svg:y1="15.053cm" svg:x2="12.543cm" svg:y2="15.079cm">
          <text:p/>
        </draw:line>
        <draw:line draw:style-name="gr72" draw:layer="layout" svg:x1="12.544cm" svg:y1="15.077cm" svg:x2="12.517cm" svg:y2="15.103cm">
          <text:p/>
        </draw:line>
        <draw:line draw:style-name="gr72" draw:layer="layout" svg:x1="12.518cm" svg:y1="15.102cm" svg:x2="12.492cm" svg:y2="15.128cm">
          <text:p/>
        </draw:line>
        <draw:line draw:style-name="gr72" draw:layer="layout" svg:x1="12.493cm" svg:y1="15.127cm" svg:x2="12.469cm" svg:y2="15.156cm">
          <text:p/>
        </draw:line>
        <draw:line draw:style-name="gr72" draw:layer="layout" svg:x1="12.47cm" svg:y1="15.155cm" svg:x2="12.446cm" svg:y2="15.183cm">
          <text:p/>
        </draw:line>
        <draw:line draw:style-name="gr72" draw:layer="layout" svg:x1="12.447cm" svg:y1="15.182cm" svg:x2="12.424cm" svg:y2="15.211cm">
          <text:p/>
        </draw:line>
        <draw:line draw:style-name="gr72" draw:layer="layout" svg:x1="12.425cm" svg:y1="15.21cm" svg:x2="12.405cm" svg:y2="15.242cm">
          <text:p/>
        </draw:line>
        <draw:line draw:style-name="gr72" draw:layer="layout" svg:x1="12.406cm" svg:y1="15.24cm" svg:x2="12.386cm" svg:y2="15.272cm">
          <text:p/>
        </draw:line>
        <draw:line draw:style-name="gr72" draw:layer="layout" svg:x1="12.387cm" svg:y1="15.271cm" svg:x2="12.369cm" svg:y2="15.304cm">
          <text:p/>
        </draw:line>
        <draw:line draw:style-name="gr72" draw:layer="layout" svg:x1="12.37cm" svg:y1="15.303cm" svg:x2="12.352cm" svg:y2="15.336cm">
          <text:p/>
        </draw:line>
        <draw:line draw:style-name="gr72" draw:layer="layout" svg:x1="12.353cm" svg:y1="15.335cm" svg:x2="12.34cm" svg:y2="15.368cm">
          <text:p/>
        </draw:line>
        <draw:line draw:style-name="gr72" draw:layer="layout" svg:x1="12.341cm" svg:y1="15.367cm" svg:x2="12.327cm" svg:y2="15.401cm">
          <text:p/>
        </draw:line>
        <draw:line draw:style-name="gr72" draw:layer="layout" svg:x1="12.328cm" svg:y1="15.4cm" svg:x2="12.314cm" svg:y2="15.435cm">
          <text:p/>
        </draw:line>
        <draw:line draw:style-name="gr72" draw:layer="layout" svg:x1="12.315cm" svg:y1="15.434cm" svg:x2="12.304cm" svg:y2="15.469cm">
          <text:p/>
        </draw:line>
        <draw:line draw:style-name="gr72" draw:layer="layout" svg:x1="12.305cm" svg:y1="15.468cm" svg:x2="12.295cm" svg:y2="15.505cm">
          <text:p/>
        </draw:line>
        <draw:line draw:style-name="gr72" draw:layer="layout" svg:x1="12.296cm" svg:y1="15.504cm" svg:x2="12.289cm" svg:y2="15.539cm">
          <text:p/>
        </draw:line>
        <draw:line draw:style-name="gr72" draw:layer="layout" svg:x1="12.29cm" svg:y1="15.538cm" svg:x2="12.283cm" svg:y2="15.575cm">
          <text:p/>
        </draw:line>
        <draw:line draw:style-name="gr72" draw:layer="layout" svg:x1="12.285cm" svg:y1="15.574cm" svg:x2="12.28cm" svg:y2="15.611cm">
          <text:p/>
        </draw:line>
        <draw:line draw:style-name="gr72" draw:layer="layout" svg:x1="12.281cm" svg:y1="15.61cm" svg:x2="12.278cm" svg:y2="15.647cm">
          <text:p/>
        </draw:line>
        <draw:line draw:style-name="gr72" draw:layer="layout" svg:x1="12.279cm" svg:y1="15.646cm" svg:x2="12.276cm" svg:y2="15.683cm">
          <text:p/>
        </draw:line>
        <draw:line draw:style-name="gr72" draw:layer="layout" svg:x1="16.378cm" svg:y1="14.861cm" svg:x2="16.414cm" svg:y2="14.861cm">
          <text:p/>
        </draw:line>
        <draw:line draw:style-name="gr72" draw:layer="layout" svg:x1="16.414cm" svg:y1="14.863cm" svg:x2="16.451cm" svg:y2="14.859cm">
          <text:p/>
        </draw:line>
        <draw:line draw:style-name="gr72" draw:layer="layout" svg:x1="16.45cm" svg:y1="14.86cm" svg:x2="16.487cm" svg:y2="14.854cm">
          <text:p/>
        </draw:line>
        <draw:line draw:style-name="gr72" draw:layer="layout" svg:x1="16.486cm" svg:y1="14.855cm" svg:x2="16.521cm" svg:y2="14.848cm">
          <text:p/>
        </draw:line>
        <draw:line draw:style-name="gr72" draw:layer="layout" svg:x1="16.52cm" svg:y1="14.849cm" svg:x2="16.557cm" svg:y2="14.842cm">
          <text:p/>
        </draw:line>
        <draw:line draw:style-name="gr72" draw:layer="layout" svg:x1="16.556cm" svg:y1="14.843cm" svg:x2="16.591cm" svg:y2="14.833cm">
          <text:p/>
        </draw:line>
        <draw:line draw:style-name="gr72" draw:layer="layout" svg:x1="16.59cm" svg:y1="14.834cm" svg:x2="16.627cm" svg:y2="14.823cm">
          <text:p/>
        </draw:line>
        <draw:line draw:style-name="gr72" draw:layer="layout" svg:x1="16.626cm" svg:y1="14.824cm" svg:x2="16.661cm" svg:y2="14.812cm">
          <text:p/>
        </draw:line>
        <draw:line draw:style-name="gr72" draw:layer="layout" svg:x1="16.66cm" svg:y1="14.813cm" svg:x2="16.693cm" svg:y2="14.797cm">
          <text:p/>
        </draw:line>
        <draw:line draw:style-name="gr72" draw:layer="layout" svg:x1="16.692cm" svg:y1="14.798cm" svg:x2="16.726cm" svg:y2="14.784cm">
          <text:p/>
        </draw:line>
        <draw:line draw:style-name="gr72" draw:layer="layout" svg:x1="16.725cm" svg:y1="14.785cm" svg:x2="16.758cm" svg:y2="14.767cm">
          <text:p/>
        </draw:line>
        <draw:line draw:style-name="gr72" draw:layer="layout" svg:x1="16.757cm" svg:y1="14.768cm" svg:x2="16.79cm" svg:y2="14.751cm">
          <text:p/>
        </draw:line>
        <draw:line draw:style-name="gr72" draw:layer="layout" svg:x1="16.789cm" svg:y1="14.752cm" svg:x2="16.82cm" svg:y2="14.732cm">
          <text:p/>
        </draw:line>
        <draw:line draw:style-name="gr72" draw:layer="layout" svg:x1="16.819cm" svg:y1="14.733cm" svg:x2="16.849cm" svg:y2="14.712cm">
          <text:p/>
        </draw:line>
        <draw:line draw:style-name="gr72" draw:layer="layout" svg:x1="16.848cm" svg:y1="14.713cm" svg:x2="16.879cm" svg:y2="14.691cm">
          <text:p/>
        </draw:line>
        <draw:line draw:style-name="gr72" draw:layer="layout" svg:x1="16.878cm" svg:y1="14.692cm" svg:x2="16.906cm" svg:y2="14.668cm">
          <text:p/>
        </draw:line>
        <draw:line draw:style-name="gr72" draw:layer="layout" svg:x1="16.905cm" svg:y1="14.669cm" svg:x2="16.934cm" svg:y2="14.645cm">
          <text:p/>
        </draw:line>
        <draw:line draw:style-name="gr72" draw:layer="layout" svg:x1="16.933cm" svg:y1="14.646cm" svg:x2="16.959cm" svg:y2="14.619cm">
          <text:p/>
        </draw:line>
        <draw:line draw:style-name="gr72" draw:layer="layout" svg:x1="16.958cm" svg:y1="14.62cm" svg:x2="16.985cm" svg:y2="14.594cm">
          <text:p/>
        </draw:line>
        <draw:line draw:style-name="gr72" draw:layer="layout" svg:x1="16.984cm" svg:y1="14.596cm" svg:x2="17.008cm" svg:y2="14.566cm">
          <text:p/>
        </draw:line>
        <draw:line draw:style-name="gr72" draw:layer="layout" svg:x1="17.007cm" svg:y1="14.567cm" svg:x2="17.031cm" svg:y2="14.539cm">
          <text:p/>
        </draw:line>
        <draw:line draw:style-name="gr72" draw:layer="layout" svg:x1="17.03cm" svg:y1="14.54cm" svg:x2="17.052cm" svg:y2="14.511cm">
          <text:p/>
        </draw:line>
        <draw:line draw:style-name="gr72" draw:layer="layout" svg:x1="17.051cm" svg:y1="14.512cm" svg:x2="17.071cm" svg:y2="14.482cm">
          <text:p/>
        </draw:line>
        <draw:line draw:style-name="gr72" draw:layer="layout" svg:x1="17.07cm" svg:y1="14.483cm" svg:x2="17.09cm" svg:y2="14.45cm">
          <text:p/>
        </draw:line>
        <draw:line draw:style-name="gr72" draw:layer="layout" svg:x1="17.089cm" svg:y1="14.451cm" svg:x2="17.107cm" svg:y2="14.418cm">
          <text:p/>
        </draw:line>
        <draw:line draw:style-name="gr72" draw:layer="layout" svg:x1="17.106cm" svg:y1="14.419cm" svg:x2="17.122cm" svg:y2="14.386cm">
          <text:p/>
        </draw:line>
        <draw:line draw:style-name="gr72" draw:layer="layout" svg:x1="17.121cm" svg:y1="14.387cm" svg:x2="17.137cm" svg:y2="14.355cm">
          <text:p/>
        </draw:line>
        <draw:line draw:style-name="gr72" draw:layer="layout" svg:x1="17.136cm" svg:y1="14.356cm" svg:x2="17.15cm" svg:y2="14.321cm">
          <text:p/>
        </draw:line>
        <draw:line draw:style-name="gr72" draw:layer="layout" svg:x1="17.149cm" svg:y1="14.322cm" svg:x2="17.162cm" svg:y2="14.287cm">
          <text:p/>
        </draw:line>
        <draw:line draw:style-name="gr72" draw:layer="layout" svg:x1="17.161cm" svg:y1="14.288cm" svg:x2="17.171cm" svg:y2="14.253cm">
          <text:p/>
        </draw:line>
        <draw:line draw:style-name="gr72" draw:layer="layout" svg:x1="17.17cm" svg:y1="14.254cm" svg:x2="17.179cm" svg:y2="14.217cm">
          <text:p/>
        </draw:line>
        <draw:line draw:style-name="gr72" draw:layer="layout" svg:x1="17.178cm" svg:y1="14.218cm" svg:x2="17.188cm" svg:y2="14.183cm">
          <text:p/>
        </draw:line>
        <draw:line draw:style-name="gr72" draw:layer="layout" svg:x1="17.187cm" svg:y1="14.184cm" svg:x2="17.192cm" svg:y2="14.147cm">
          <text:p/>
        </draw:line>
        <draw:line draw:style-name="gr72" draw:layer="layout" svg:x1="17.191cm" svg:y1="14.148cm" svg:x2="17.196cm" svg:y2="14.111cm">
          <text:p/>
        </draw:line>
        <draw:line draw:style-name="gr72" draw:layer="layout" svg:x1="17.195cm" svg:y1="14.112cm" svg:x2="17.198cm" svg:y2="14.075cm">
          <text:p/>
        </draw:line>
        <draw:line draw:style-name="gr72" draw:layer="layout" svg:x1="17.197cm" svg:y1="14.076cm" svg:x2="17.201cm" svg:y2="14.039cm">
          <text:p/>
        </draw:line>
        <draw:line draw:style-name="gr72" draw:layer="layout" svg:x1="16.378cm" svg:y1="14.861cm" svg:x2="13.097cm" svg:y2="14.861cm">
          <text:p/>
        </draw:line>
        <draw:line draw:style-name="gr72" draw:layer="layout" svg:x1="17.2cm" svg:y1="14.039cm" svg:x2="17.2cm" svg:y2="1.071cm">
          <text:p/>
        </draw:line>
        <draw:line draw:style-name="gr72" draw:layer="layout" svg:x1="3.13cm" svg:y1="0.249cm" svg:x2="16.378cm" svg:y2="0.249cm">
          <text:p/>
        </draw:line>
        <draw:line draw:style-name="gr72" draw:layer="layout" svg:x1="12.276cm" svg:y1="15.682cm" svg:x2="12.276cm" svg:y2="28.632cm">
          <text:p/>
        </draw:line>
        <draw:line draw:style-name="gr72" draw:layer="layout" svg:x1="11.457cm" svg:y1="29.453cm" svg:x2="3.13cm" svg:y2="29.453cm">
          <text:p/>
        </draw:line>
        <draw:line draw:style-name="gr72" draw:layer="layout" svg:x1="2.309cm" svg:y1="28.632cm" svg:x2="2.309cm" svg:y2="1.071cm">
          <text:p/>
        </draw:line>
        <draw:path draw:style-name="gr73" draw:layer="layout" svg:width="0.322cm" svg:height="0.322cm" svg:x="5.386cm" svg:y="28.136cm" svg:viewBox="0 0 323 323" svg:d="M0 161c0 89 72 162 161 162 90 0 162-73 162-162s-72-161-162-161c-89 0-161 72-161 161z">
          <text:p/>
        </draw:path>
        <draw:path draw:style-name="gr72" draw:layer="layout" svg:width="0.322cm" svg:height="0.322cm" svg:x="5.386cm" svg:y="28.136cm" svg:viewBox="0 0 323 323" svg:d="M0 161c0 89 72 162 161 162 90 0 162-73 162-162s-72-161-162-161c-89 0-161 72-161 161z">
          <text:p/>
        </draw:path>
        <draw:path draw:style-name="gr73" draw:layer="layout" svg:width="0.322cm" svg:height="0.322cm" svg:x="5.386cm" svg:y="28.136cm" svg:viewBox="0 0 323 323" svg:d="M0 161c0 89 72 162 161 162 90 0 162-73 162-162s-72-161-162-161c-89 0-161 72-161 161z">
          <text:p/>
        </draw:path>
        <draw:path draw:style-name="gr72" draw:layer="layout" svg:width="0.322cm" svg:height="0.322cm" svg:x="5.386cm" svg:y="28.136cm" svg:viewBox="0 0 323 323" svg:d="M0 161c0 89 72 162 161 162 90 0 162-73 162-162s-72-161-162-161c-89 0-161 72-161 161z">
          <text:p/>
        </draw:path>
        <draw:path draw:style-name="gr73" draw:layer="layout" svg:width="0.322cm" svg:height="0.322cm" svg:x="5.386cm" svg:y="27.093cm" svg:viewBox="0 0 323 323" svg:d="M0 162c0 89 72 161 161 161 90 0 162-72 162-161s-72-162-162-162c-89 0-161 73-161 162z">
          <text:p/>
        </draw:path>
        <draw:path draw:style-name="gr72" draw:layer="layout" svg:width="0.322cm" svg:height="0.322cm" svg:x="5.386cm" svg:y="27.093cm" svg:viewBox="0 0 323 323" svg:d="M0 162c0 89 72 161 161 161 90 0 162-72 162-161s-72-162-162-162c-89 0-161 73-161 162z">
          <text:p/>
        </draw:path>
        <draw:path draw:style-name="gr73" draw:layer="layout" svg:width="0.322cm" svg:height="0.322cm" svg:x="5.386cm" svg:y="27.093cm" svg:viewBox="0 0 323 323" svg:d="M0 162c0 89 72 161 161 161 90 0 162-72 162-161s-72-162-162-162c-89 0-161 73-161 162z">
          <text:p/>
        </draw:path>
        <draw:path draw:style-name="gr72" draw:layer="layout" svg:width="0.322cm" svg:height="0.322cm" svg:x="5.386cm" svg:y="27.093cm" svg:viewBox="0 0 323 323" svg:d="M0 162c0 89 72 161 161 161 90 0 162-72 162-161s-72-162-162-162c-89 0-161 73-161 162z">
          <text:p/>
        </draw:path>
        <draw:path draw:style-name="gr73" draw:layer="layout" svg:width="0.322cm" svg:height="0.322cm" svg:x="5.386cm" svg:y="26.051cm" svg:viewBox="0 0 323 323" svg:d="M0 162c0 89 72 161 161 161 90 0 162-72 162-161 0-90-72-162-162-162-89 0-161 72-161 162z">
          <text:p/>
        </draw:path>
        <draw:path draw:style-name="gr72" draw:layer="layout" svg:width="0.322cm" svg:height="0.322cm" svg:x="5.386cm" svg:y="26.051cm" svg:viewBox="0 0 323 323" svg:d="M0 162c0 89 72 161 161 161 90 0 162-72 162-161 0-90-72-162-162-162-89 0-161 72-161 162z">
          <text:p/>
        </draw:path>
        <draw:path draw:style-name="gr73" draw:layer="layout" svg:width="0.322cm" svg:height="0.322cm" svg:x="5.386cm" svg:y="26.051cm" svg:viewBox="0 0 323 323" svg:d="M0 162c0 89 72 161 161 161 90 0 162-72 162-161 0-90-72-162-162-162-89 0-161 72-161 162z">
          <text:p/>
        </draw:path>
        <draw:path draw:style-name="gr72" draw:layer="layout" svg:width="0.322cm" svg:height="0.322cm" svg:x="5.386cm" svg:y="26.051cm" svg:viewBox="0 0 323 323" svg:d="M0 162c0 89 72 161 161 161 90 0 162-72 162-161 0-90-72-162-162-162-89 0-161 72-161 162z">
          <text:p/>
        </draw:path>
        <draw:path draw:style-name="gr73" draw:layer="layout" svg:width="0.322cm" svg:height="0.322cm" svg:x="5.386cm" svg:y="25.008cm" svg:viewBox="0 0 323 323" svg:d="M0 161c0 90 72 162 161 162 90 0 162-72 162-162 0-89-72-161-162-161-89 0-161 72-161 161z">
          <text:p/>
        </draw:path>
        <draw:path draw:style-name="gr72" draw:layer="layout" svg:width="0.322cm" svg:height="0.322cm" svg:x="5.386cm" svg:y="25.008cm" svg:viewBox="0 0 323 323" svg:d="M0 161c0 90 72 162 161 162 90 0 162-72 162-162 0-89-72-161-162-161-89 0-161 72-161 161z">
          <text:p/>
        </draw:path>
        <draw:path draw:style-name="gr73" draw:layer="layout" svg:width="0.322cm" svg:height="0.322cm" svg:x="5.386cm" svg:y="25.008cm" svg:viewBox="0 0 323 323" svg:d="M0 161c0 90 72 162 161 162 90 0 162-72 162-162 0-89-72-161-162-161-89 0-161 72-161 161z">
          <text:p/>
        </draw:path>
        <draw:path draw:style-name="gr72" draw:layer="layout" svg:width="0.322cm" svg:height="0.322cm" svg:x="5.386cm" svg:y="25.008cm" svg:viewBox="0 0 323 323" svg:d="M0 161c0 90 72 162 161 162 90 0 162-72 162-162 0-89-72-161-162-161-89 0-161 72-161 161z">
          <text:p/>
        </draw:path>
        <draw:path draw:style-name="gr73" draw:layer="layout" svg:width="0.322cm" svg:height="0.321cm" svg:x="5.386cm" svg:y="23.967cm" svg:viewBox="0 0 323 322" svg:d="M0 160c0 89 72 162 161 162 90 0 162-73 162-162s-72-160-162-160c-89 0-161 71-161 160z">
          <text:p/>
        </draw:path>
        <draw:path draw:style-name="gr72" draw:layer="layout" svg:width="0.322cm" svg:height="0.321cm" svg:x="5.386cm" svg:y="23.967cm" svg:viewBox="0 0 323 322" svg:d="M0 160c0 89 72 162 161 162 90 0 162-73 162-162s-72-160-162-160c-89 0-161 71-161 160z">
          <text:p/>
        </draw:path>
        <draw:path draw:style-name="gr73" draw:layer="layout" svg:width="0.322cm" svg:height="0.321cm" svg:x="5.386cm" svg:y="23.967cm" svg:viewBox="0 0 323 322" svg:d="M0 160c0 89 72 162 161 162 90 0 162-73 162-162s-72-160-162-160c-89 0-161 71-161 160z">
          <text:p/>
        </draw:path>
        <draw:path draw:style-name="gr72" draw:layer="layout" svg:width="0.322cm" svg:height="0.321cm" svg:x="5.386cm" svg:y="23.967cm" svg:viewBox="0 0 323 322" svg:d="M0 160c0 89 72 162 161 162 90 0 162-73 162-162s-72-160-162-160c-89 0-161 71-161 160z">
          <text:p/>
        </draw:path>
        <draw:path draw:style-name="gr73" draw:layer="layout" svg:width="0.322cm" svg:height="0.322cm" svg:x="5.386cm" svg:y="22.923cm" svg:viewBox="0 0 323 323" svg:d="M0 162c0 89 72 161 161 161 90 0 162-72 162-161s-72-162-162-162c-89 0-161 73-161 162z">
          <text:p/>
        </draw:path>
        <draw:path draw:style-name="gr72" draw:layer="layout" svg:width="0.322cm" svg:height="0.322cm" svg:x="5.386cm" svg:y="22.923cm" svg:viewBox="0 0 323 323" svg:d="M0 162c0 89 72 161 161 161 90 0 162-72 162-161s-72-162-162-162c-89 0-161 73-161 162z">
          <text:p/>
        </draw:path>
        <draw:path draw:style-name="gr73" draw:layer="layout" svg:width="0.322cm" svg:height="0.322cm" svg:x="5.386cm" svg:y="22.923cm" svg:viewBox="0 0 323 323" svg:d="M0 162c0 89 72 161 161 161 90 0 162-72 162-161s-72-162-162-162c-89 0-161 73-161 162z">
          <text:p/>
        </draw:path>
        <draw:path draw:style-name="gr72" draw:layer="layout" svg:width="0.322cm" svg:height="0.322cm" svg:x="5.386cm" svg:y="22.923cm" svg:viewBox="0 0 323 323" svg:d="M0 162c0 89 72 161 161 161 90 0 162-72 162-161s-72-162-162-162c-89 0-161 73-161 162z">
          <text:p/>
        </draw:path>
        <draw:path draw:style-name="gr73" draw:layer="layout" svg:width="0.322cm" svg:height="0.321cm" svg:x="5.386cm" svg:y="21.882cm" svg:viewBox="0 0 323 322" svg:d="M0 161c0 89 72 161 161 161 90 0 162-72 162-161s-72-161-162-161c-89 0-161 72-161 161z">
          <text:p/>
        </draw:path>
        <draw:path draw:style-name="gr72" draw:layer="layout" svg:width="0.322cm" svg:height="0.321cm" svg:x="5.386cm" svg:y="21.882cm" svg:viewBox="0 0 323 322" svg:d="M0 161c0 89 72 161 161 161 90 0 162-72 162-161s-72-161-162-161c-89 0-161 72-161 161z">
          <text:p/>
        </draw:path>
        <draw:path draw:style-name="gr73" draw:layer="layout" svg:width="0.322cm" svg:height="0.321cm" svg:x="5.386cm" svg:y="21.882cm" svg:viewBox="0 0 323 322" svg:d="M0 161c0 89 72 161 161 161 90 0 162-72 162-161s-72-161-162-161c-89 0-161 72-161 161z">
          <text:p/>
        </draw:path>
        <draw:path draw:style-name="gr72" draw:layer="layout" svg:width="0.322cm" svg:height="0.321cm" svg:x="5.386cm" svg:y="21.882cm" svg:viewBox="0 0 323 322" svg:d="M0 161c0 89 72 161 161 161 90 0 162-72 162-161s-72-161-162-161c-89 0-161 72-161 161z">
          <text:p/>
        </draw:path>
        <draw:path draw:style-name="gr73" draw:layer="layout" svg:width="0.322cm" svg:height="0.322cm" svg:x="5.386cm" svg:y="20.838cm" svg:viewBox="0 0 323 323" svg:d="M0 161c0 90 72 162 161 162 90 0 162-72 162-162 0-89-72-161-162-161-89 0-161 72-161 161z">
          <text:p/>
        </draw:path>
        <draw:path draw:style-name="gr72" draw:layer="layout" svg:width="0.322cm" svg:height="0.322cm" svg:x="5.386cm" svg:y="20.838cm" svg:viewBox="0 0 323 323" svg:d="M0 161c0 90 72 162 161 162 90 0 162-72 162-162 0-89-72-161-162-161-89 0-161 72-161 161z">
          <text:p/>
        </draw:path>
        <draw:path draw:style-name="gr73" draw:layer="layout" svg:width="0.322cm" svg:height="0.322cm" svg:x="5.386cm" svg:y="20.838cm" svg:viewBox="0 0 323 323" svg:d="M0 161c0 90 72 162 161 162 90 0 162-72 162-162 0-89-72-161-162-161-89 0-161 72-161 161z">
          <text:p/>
        </draw:path>
        <draw:path draw:style-name="gr72" draw:layer="layout" svg:width="0.322cm" svg:height="0.322cm" svg:x="5.386cm" svg:y="20.838cm" svg:viewBox="0 0 323 323" svg:d="M0 161c0 90 72 162 161 162 90 0 162-72 162-162 0-89-72-161-162-161-89 0-161 72-161 161z">
          <text:p/>
        </draw:path>
        <draw:path draw:style-name="gr73" draw:layer="layout" svg:width="0.322cm" svg:height="0.321cm" svg:x="5.386cm" svg:y="19.797cm" svg:viewBox="0 0 323 322" svg:d="M0 161c0 88 72 161 161 161 90 0 162-73 162-161 0-89-72-161-162-161-89 0-161 72-161 161z">
          <text:p/>
        </draw:path>
        <draw:path draw:style-name="gr72" draw:layer="layout" svg:width="0.322cm" svg:height="0.321cm" svg:x="5.386cm" svg:y="19.797cm" svg:viewBox="0 0 323 322" svg:d="M0 161c0 88 72 161 161 161 90 0 162-73 162-161 0-89-72-161-162-161-89 0-161 72-161 161z">
          <text:p/>
        </draw:path>
        <draw:path draw:style-name="gr73" draw:layer="layout" svg:width="0.322cm" svg:height="0.321cm" svg:x="5.386cm" svg:y="19.797cm" svg:viewBox="0 0 323 322" svg:d="M0 161c0 88 72 161 161 161 90 0 162-73 162-161 0-89-72-161-162-161-89 0-161 72-161 161z">
          <text:p/>
        </draw:path>
        <draw:path draw:style-name="gr72" draw:layer="layout" svg:width="0.322cm" svg:height="0.321cm" svg:x="5.386cm" svg:y="19.797cm" svg:viewBox="0 0 323 322" svg:d="M0 161c0 88 72 161 161 161 90 0 162-73 162-161 0-89-72-161-162-161-89 0-161 72-161 161z">
          <text:p/>
        </draw:path>
        <draw:path draw:style-name="gr73" draw:layer="layout" svg:width="0.322cm" svg:height="0.322cm" svg:x="5.386cm" svg:y="18.753cm" svg:viewBox="0 0 323 323" svg:d="M0 162c0 89 72 161 161 161 90 0 162-72 162-161s-72-162-162-162c-89 0-161 73-161 162z">
          <text:p/>
        </draw:path>
        <draw:path draw:style-name="gr72" draw:layer="layout" svg:width="0.322cm" svg:height="0.322cm" svg:x="5.386cm" svg:y="18.753cm" svg:viewBox="0 0 323 323" svg:d="M0 162c0 89 72 161 161 161 90 0 162-72 162-161s-72-162-162-162c-89 0-161 73-161 162z">
          <text:p/>
        </draw:path>
        <draw:path draw:style-name="gr73" draw:layer="layout" svg:width="0.322cm" svg:height="0.322cm" svg:x="5.386cm" svg:y="18.753cm" svg:viewBox="0 0 323 323" svg:d="M0 162c0 89 72 161 161 161 90 0 162-72 162-161s-72-162-162-162c-89 0-161 73-161 162z">
          <text:p/>
        </draw:path>
        <draw:path draw:style-name="gr72" draw:layer="layout" svg:width="0.322cm" svg:height="0.322cm" svg:x="5.386cm" svg:y="18.753cm" svg:viewBox="0 0 323 323" svg:d="M0 162c0 89 72 161 161 161 90 0 162-72 162-161s-72-162-162-162c-89 0-161 73-161 162z">
          <text:p/>
        </draw:path>
        <draw:path draw:style-name="gr73" draw:layer="layout" svg:width="0.322cm" svg:height="0.322cm" svg:x="5.386cm" svg:y="17.712cm" svg:viewBox="0 0 323 323" svg:d="M0 162c0 89 72 161 161 161 90 0 162-72 162-161 0-90-72-162-162-162-89 0-161 72-161 162z">
          <text:p/>
        </draw:path>
        <draw:path draw:style-name="gr72" draw:layer="layout" svg:width="0.322cm" svg:height="0.322cm" svg:x="5.386cm" svg:y="17.712cm" svg:viewBox="0 0 323 323" svg:d="M0 162c0 89 72 161 161 161 90 0 162-72 162-161 0-90-72-162-162-162-89 0-161 72-161 162z">
          <text:p/>
        </draw:path>
        <draw:path draw:style-name="gr73" draw:layer="layout" svg:width="0.322cm" svg:height="0.322cm" svg:x="5.386cm" svg:y="17.712cm" svg:viewBox="0 0 323 323" svg:d="M0 162c0 89 72 161 161 161 90 0 162-72 162-161 0-90-72-162-162-162-89 0-161 72-161 162z">
          <text:p/>
        </draw:path>
        <draw:path draw:style-name="gr72" draw:layer="layout" svg:width="0.322cm" svg:height="0.322cm" svg:x="5.386cm" svg:y="17.712cm" svg:viewBox="0 0 323 323" svg:d="M0 162c0 89 72 161 161 161 90 0 162-72 162-161 0-90-72-162-162-162-89 0-161 72-161 162z">
          <text:p/>
        </draw:path>
        <draw:path draw:style-name="gr73" draw:layer="layout" svg:width="0.322cm" svg:height="0.322cm" svg:x="5.386cm" svg:y="16.668cm" svg:viewBox="0 0 323 323" svg:d="M0 161c0 90 72 162 161 162 90 0 162-72 162-162 0-89-72-161-162-161-89 0-161 72-161 161z">
          <text:p/>
        </draw:path>
        <draw:path draw:style-name="gr72" draw:layer="layout" svg:width="0.322cm" svg:height="0.322cm" svg:x="5.386cm" svg:y="16.668cm" svg:viewBox="0 0 323 323" svg:d="M0 161c0 90 72 162 161 162 90 0 162-72 162-162 0-89-72-161-162-161-89 0-161 72-161 161z">
          <text:p/>
        </draw:path>
        <draw:path draw:style-name="gr73" draw:layer="layout" svg:width="0.322cm" svg:height="0.322cm" svg:x="5.386cm" svg:y="16.668cm" svg:viewBox="0 0 323 323" svg:d="M0 161c0 90 72 162 161 162 90 0 162-72 162-162 0-89-72-161-162-161-89 0-161 72-161 161z">
          <text:p/>
        </draw:path>
        <draw:path draw:style-name="gr72" draw:layer="layout" svg:width="0.322cm" svg:height="0.322cm" svg:x="5.386cm" svg:y="16.668cm" svg:viewBox="0 0 323 323" svg:d="M0 161c0 90 72 162 161 162 90 0 162-72 162-162 0-89-72-161-162-161-89 0-161 72-161 161z">
          <text:p/>
        </draw:path>
        <draw:path draw:style-name="gr73" draw:layer="layout" svg:width="0.322cm" svg:height="0.322cm" svg:x="5.386cm" svg:y="15.627cm" svg:viewBox="0 0 323 323" svg:d="M0 161c0 89 72 162 161 162 90 0 162-73 162-162s-72-161-162-161c-89 0-161 72-161 161z">
          <text:p/>
        </draw:path>
        <draw:path draw:style-name="gr72" draw:layer="layout" svg:width="0.322cm" svg:height="0.322cm" svg:x="5.386cm" svg:y="15.627cm" svg:viewBox="0 0 323 323" svg:d="M0 161c0 89 72 162 161 162 90 0 162-73 162-162s-72-161-162-161c-89 0-161 72-161 161z">
          <text:p/>
        </draw:path>
        <draw:path draw:style-name="gr73" draw:layer="layout" svg:width="0.322cm" svg:height="0.322cm" svg:x="5.386cm" svg:y="15.627cm" svg:viewBox="0 0 323 323" svg:d="M0 161c0 89 72 162 161 162 90 0 162-73 162-162s-72-161-162-161c-89 0-161 72-161 161z">
          <text:p/>
        </draw:path>
        <draw:path draw:style-name="gr72" draw:layer="layout" svg:width="0.322cm" svg:height="0.322cm" svg:x="5.386cm" svg:y="15.627cm" svg:viewBox="0 0 323 323" svg:d="M0 161c0 89 72 162 161 162 90 0 162-73 162-162s-72-161-162-161c-89 0-161 72-161 161z">
          <text:p/>
        </draw:path>
        <draw:path draw:style-name="gr73" draw:layer="layout" svg:width="0.322cm" svg:height="0.322cm" svg:x="5.386cm" svg:y="14.583cm" svg:viewBox="0 0 323 323" svg:d="M0 162c0 89 72 161 161 161 90 0 162-72 162-161s-72-162-162-162c-89 0-161 73-161 162z">
          <text:p/>
        </draw:path>
        <draw:path draw:style-name="gr72" draw:layer="layout" svg:width="0.322cm" svg:height="0.322cm" svg:x="5.386cm" svg:y="14.583cm" svg:viewBox="0 0 323 323" svg:d="M0 162c0 89 72 161 161 161 90 0 162-72 162-161s-72-162-162-162c-89 0-161 73-161 162z">
          <text:p/>
        </draw:path>
        <draw:path draw:style-name="gr73" draw:layer="layout" svg:width="0.322cm" svg:height="0.322cm" svg:x="5.386cm" svg:y="14.583cm" svg:viewBox="0 0 323 323" svg:d="M0 162c0 89 72 161 161 161 90 0 162-72 162-161s-72-162-162-162c-89 0-161 73-161 162z">
          <text:p/>
        </draw:path>
        <draw:path draw:style-name="gr72" draw:layer="layout" svg:width="0.322cm" svg:height="0.322cm" svg:x="5.386cm" svg:y="14.583cm" svg:viewBox="0 0 323 323" svg:d="M0 162c0 89 72 161 161 161 90 0 162-72 162-161s-72-162-162-162c-89 0-161 73-161 162z">
          <text:p/>
        </draw:path>
        <draw:path draw:style-name="gr73" draw:layer="layout" svg:width="0.322cm" svg:height="0.322cm" svg:x="5.386cm" svg:y="13.542cm" svg:viewBox="0 0 323 323" svg:d="M0 162c0 89 72 161 161 161 90 0 162-72 162-161 0-90-72-162-162-162-89 0-161 72-161 162z">
          <text:p/>
        </draw:path>
        <draw:path draw:style-name="gr72" draw:layer="layout" svg:width="0.322cm" svg:height="0.322cm" svg:x="5.386cm" svg:y="13.542cm" svg:viewBox="0 0 323 323" svg:d="M0 162c0 89 72 161 161 161 90 0 162-72 162-161 0-90-72-162-162-162-89 0-161 72-161 162z">
          <text:p/>
        </draw:path>
        <draw:path draw:style-name="gr73" draw:layer="layout" svg:width="0.322cm" svg:height="0.322cm" svg:x="5.386cm" svg:y="13.542cm" svg:viewBox="0 0 323 323" svg:d="M0 162c0 89 72 161 161 161 90 0 162-72 162-161 0-90-72-162-162-162-89 0-161 72-161 162z">
          <text:p/>
        </draw:path>
        <draw:path draw:style-name="gr72" draw:layer="layout" svg:width="0.322cm" svg:height="0.322cm" svg:x="5.386cm" svg:y="13.542cm" svg:viewBox="0 0 323 323" svg:d="M0 162c0 89 72 161 161 161 90 0 162-72 162-161 0-90-72-162-162-162-89 0-161 72-161 162z">
          <text:p/>
        </draw:path>
        <draw:path draw:style-name="gr73" draw:layer="layout" svg:width="0.402cm" svg:height="0.404cm" svg:x="3.697cm" svg:y="17.68cm" svg:viewBox="0 0 403 405" svg:d="M0 202c0 113 90 203 202 203s201-90 201-203c0-111-89-202-201-202s-202 91-202 202z">
          <text:p/>
        </draw:path>
        <draw:path draw:style-name="gr72" draw:layer="layout" svg:width="0.402cm" svg:height="0.404cm" svg:x="3.697cm" svg:y="17.68cm" svg:viewBox="0 0 403 405" svg:d="M0 202c0 113 90 203 202 203s201-90 201-203c0-111-89-202-201-202s-202 91-202 202z">
          <text:p/>
        </draw:path>
        <draw:path draw:style-name="gr73" draw:layer="layout" svg:width="0.402cm" svg:height="0.404cm" svg:x="3.697cm" svg:y="17.68cm" svg:viewBox="0 0 403 405" svg:d="M0 202c0 113 90 203 202 203s201-90 201-203c0-111-89-202-201-202s-202 91-202 202z">
          <text:p/>
        </draw:path>
        <draw:path draw:style-name="gr72" draw:layer="layout" svg:width="0.402cm" svg:height="0.404cm" svg:x="3.697cm" svg:y="17.68cm" svg:viewBox="0 0 403 405" svg:d="M0 202c0 113 90 203 202 203s201-90 201-203c0-111-89-202-201-202s-202 91-202 202z">
          <text:p/>
        </draw:path>
        <draw:path draw:style-name="gr73" draw:layer="layout" svg:width="0.402cm" svg:height="0.404cm" svg:x="3.697cm" svg:y="16.637cm" svg:viewBox="0 0 403 405" svg:d="M0 203c0 111 90 202 202 202s201-91 201-202c0-113-89-203-201-203s-202 90-202 203z">
          <text:p/>
        </draw:path>
        <draw:path draw:style-name="gr72" draw:layer="layout" svg:width="0.402cm" svg:height="0.404cm" svg:x="3.697cm" svg:y="16.637cm" svg:viewBox="0 0 403 405" svg:d="M0 203c0 111 90 202 202 202s201-91 201-202c0-113-89-203-201-203s-202 90-202 203z">
          <text:p/>
        </draw:path>
        <draw:path draw:style-name="gr73" draw:layer="layout" svg:width="0.402cm" svg:height="0.404cm" svg:x="3.697cm" svg:y="16.637cm" svg:viewBox="0 0 403 405" svg:d="M0 203c0 111 90 202 202 202s201-91 201-202c0-113-89-203-201-203s-202 90-202 203z">
          <text:p/>
        </draw:path>
        <draw:path draw:style-name="gr72" draw:layer="layout" svg:width="0.402cm" svg:height="0.404cm" svg:x="3.697cm" svg:y="16.637cm" svg:viewBox="0 0 403 405" svg:d="M0 203c0 111 90 202 202 202s201-91 201-202c0-113-89-203-201-203s-202 90-202 203z">
          <text:p/>
        </draw:path>
        <draw:path draw:style-name="gr73" draw:layer="layout" svg:width="0.402cm" svg:height="0.404cm" svg:x="3.697cm" svg:y="15.595cm" svg:viewBox="0 0 403 405" svg:d="M0 202c0 112 90 203 202 203s201-91 201-203c0-111-89-202-201-202s-202 91-202 202z">
          <text:p/>
        </draw:path>
        <draw:path draw:style-name="gr72" draw:layer="layout" svg:width="0.402cm" svg:height="0.404cm" svg:x="3.697cm" svg:y="15.595cm" svg:viewBox="0 0 403 405" svg:d="M0 202c0 112 90 203 202 203s201-91 201-203c0-111-89-202-201-202s-202 91-202 202z">
          <text:p/>
        </draw:path>
        <draw:path draw:style-name="gr73" draw:layer="layout" svg:width="0.402cm" svg:height="0.404cm" svg:x="3.697cm" svg:y="15.595cm" svg:viewBox="0 0 403 405" svg:d="M0 202c0 112 90 203 202 203s201-91 201-203c0-111-89-202-201-202s-202 91-202 202z">
          <text:p/>
        </draw:path>
        <draw:path draw:style-name="gr72" draw:layer="layout" svg:width="0.402cm" svg:height="0.404cm" svg:x="3.697cm" svg:y="15.595cm" svg:viewBox="0 0 403 405" svg:d="M0 202c0 112 90 203 202 203s201-91 201-203c0-111-89-202-201-202s-202 91-202 202z">
          <text:p/>
        </draw:path>
        <draw:path draw:style-name="gr73" draw:layer="layout" svg:width="0.446cm" svg:height="0.446cm" svg:x="8.168cm" svg:y="17.128cm" svg:viewBox="0 0 447 447" svg:d="M0 224c0 123 101 223 224 223s223-100 223-223c0-124-100-224-223-224s-224 100-224 224z">
          <text:p/>
        </draw:path>
        <draw:path draw:style-name="gr72" draw:layer="layout" svg:width="0.446cm" svg:height="0.446cm" svg:x="8.168cm" svg:y="17.128cm" svg:viewBox="0 0 447 447" svg:d="M0 224c0 123 101 223 224 223s223-100 223-223c0-124-100-224-223-224s-224 100-224 224z">
          <text:p/>
        </draw:path>
        <draw:path draw:style-name="gr73" draw:layer="layout" svg:width="0.446cm" svg:height="0.446cm" svg:x="8.168cm" svg:y="17.128cm" svg:viewBox="0 0 447 447" svg:d="M0 224c0 123 101 223 224 223s223-100 223-223c0-124-100-224-223-224s-224 100-224 224z">
          <text:p/>
        </draw:path>
        <draw:path draw:style-name="gr72" draw:layer="layout" svg:width="0.446cm" svg:height="0.446cm" svg:x="8.168cm" svg:y="17.128cm" svg:viewBox="0 0 447 447" svg:d="M0 224c0 123 101 223 224 223s223-100 223-223c0-124-100-224-223-224s-224 100-224 224z">
          <text:p/>
        </draw:path>
        <draw:path draw:style-name="gr73" draw:layer="layout" svg:width="0.445cm" svg:height="0.446cm" svg:x="9.211cm" svg:y="17.128cm" svg:viewBox="0 0 446 447" svg:d="M0 224c0 123 100 223 222 223 124 0 224-100 224-223 0-124-100-224-224-224-122 0-222 100-222 224z">
          <text:p/>
        </draw:path>
        <draw:path draw:style-name="gr72" draw:layer="layout" svg:width="0.445cm" svg:height="0.446cm" svg:x="9.211cm" svg:y="17.128cm" svg:viewBox="0 0 446 447" svg:d="M0 224c0 123 100 223 222 223 124 0 224-100 224-223 0-124-100-224-224-224-122 0-222 100-222 224z">
          <text:p/>
        </draw:path>
        <draw:path draw:style-name="gr73" draw:layer="layout" svg:width="0.445cm" svg:height="0.446cm" svg:x="9.211cm" svg:y="17.128cm" svg:viewBox="0 0 446 447" svg:d="M0 224c0 123 100 223 222 223 124 0 224-100 224-223 0-124-100-224-224-224-122 0-222 100-222 224z">
          <text:p/>
        </draw:path>
        <draw:path draw:style-name="gr72" draw:layer="layout" svg:width="0.445cm" svg:height="0.446cm" svg:x="9.211cm" svg:y="17.128cm" svg:viewBox="0 0 446 447" svg:d="M0 224c0 123 100 223 222 223 124 0 224-100 224-223 0-124-100-224-224-224-122 0-222 100-222 224z">
          <text:p/>
        </draw:path>
        <draw:path draw:style-name="gr73" draw:layer="layout" svg:width="0.446cm" svg:height="0.445cm" svg:x="8.168cm" svg:y="18.171cm" svg:viewBox="0 0 447 446" svg:d="M0 222c0 124 101 224 224 224s223-100 223-224c0-122-100-222-223-222s-224 100-224 222z">
          <text:p/>
        </draw:path>
        <draw:path draw:style-name="gr72" draw:layer="layout" svg:width="0.446cm" svg:height="0.445cm" svg:x="8.168cm" svg:y="18.171cm" svg:viewBox="0 0 447 446" svg:d="M0 222c0 124 101 224 224 224s223-100 223-224c0-122-100-222-223-222s-224 100-224 222z">
          <text:p/>
        </draw:path>
        <draw:path draw:style-name="gr73" draw:layer="layout" svg:width="0.446cm" svg:height="0.445cm" svg:x="8.168cm" svg:y="18.171cm" svg:viewBox="0 0 447 446" svg:d="M0 222c0 124 101 224 224 224s223-100 223-224c0-122-100-222-223-222s-224 100-224 222z">
          <text:p/>
        </draw:path>
        <draw:path draw:style-name="gr72" draw:layer="layout" svg:width="0.446cm" svg:height="0.445cm" svg:x="8.168cm" svg:y="18.171cm" svg:viewBox="0 0 447 446" svg:d="M0 222c0 124 101 224 224 224s223-100 223-224c0-122-100-222-223-222s-224 100-224 222z">
          <text:p/>
        </draw:path>
        <draw:path draw:style-name="gr73" draw:layer="layout" svg:width="0.445cm" svg:height="0.445cm" svg:x="9.211cm" svg:y="18.171cm" svg:viewBox="0 0 446 446" svg:d="M0 222c0 124 100 224 222 224 124 0 224-100 224-224 0-122-100-222-224-222-122 0-222 100-222 222z">
          <text:p/>
        </draw:path>
        <draw:path draw:style-name="gr72" draw:layer="layout" svg:width="0.445cm" svg:height="0.445cm" svg:x="9.211cm" svg:y="18.171cm" svg:viewBox="0 0 446 446" svg:d="M0 222c0 124 100 224 222 224 124 0 224-100 224-224 0-122-100-222-224-222-122 0-222 100-222 222z">
          <text:p/>
        </draw:path>
        <draw:path draw:style-name="gr73" draw:layer="layout" svg:width="0.445cm" svg:height="0.445cm" svg:x="9.211cm" svg:y="18.171cm" svg:viewBox="0 0 446 446" svg:d="M0 222c0 124 100 224 222 224 124 0 224-100 224-224 0-122-100-222-224-222-122 0-222 100-222 222z">
          <text:p/>
        </draw:path>
        <draw:path draw:style-name="gr72" draw:layer="layout" svg:width="0.445cm" svg:height="0.445cm" svg:x="9.211cm" svg:y="18.171cm" svg:viewBox="0 0 446 446" svg:d="M0 222c0 124 100 224 222 224 124 0 224-100 224-224 0-122-100-222-224-222-122 0-222 100-222 222z">
          <text:p/>
        </draw:path>
        <draw:path draw:style-name="gr73" draw:layer="layout" svg:width="0.445cm" svg:height="0.447cm" svg:x="9.211cm" svg:y="19.212cm" svg:viewBox="0 0 446 448" svg:d="M0 225c0 123 100 223 222 223 124 0 224-100 224-223 0-125-100-225-224-225-122 0-222 100-222 225z">
          <text:p/>
        </draw:path>
        <draw:path draw:style-name="gr72" draw:layer="layout" svg:width="0.445cm" svg:height="0.447cm" svg:x="9.211cm" svg:y="19.212cm" svg:viewBox="0 0 446 448" svg:d="M0 225c0 123 100 223 222 223 124 0 224-100 224-223 0-125-100-225-224-225-122 0-222 100-222 225z">
          <text:p/>
        </draw:path>
        <draw:path draw:style-name="gr73" draw:layer="layout" svg:width="0.445cm" svg:height="0.447cm" svg:x="9.211cm" svg:y="19.212cm" svg:viewBox="0 0 446 448" svg:d="M0 225c0 123 100 223 222 223 124 0 224-100 224-223 0-125-100-225-224-225-122 0-222 100-222 225z">
          <text:p/>
        </draw:path>
        <draw:path draw:style-name="gr72" draw:layer="layout" svg:width="0.445cm" svg:height="0.447cm" svg:x="9.211cm" svg:y="19.212cm" svg:viewBox="0 0 446 448" svg:d="M0 225c0 123 100 223 222 223 124 0 224-100 224-223 0-125-100-225-224-225-122 0-222 100-222 225z">
          <text:p/>
        </draw:path>
        <draw:path draw:style-name="gr73" draw:layer="layout" svg:width="0.446cm" svg:height="0.447cm" svg:x="8.168cm" svg:y="19.212cm" svg:viewBox="0 0 447 448" svg:d="M0 225c0 123 101 223 224 223s223-100 223-223c0-125-100-225-223-225s-224 100-224 225z">
          <text:p/>
        </draw:path>
        <draw:path draw:style-name="gr72" draw:layer="layout" svg:width="0.446cm" svg:height="0.447cm" svg:x="8.168cm" svg:y="19.212cm" svg:viewBox="0 0 447 448" svg:d="M0 225c0 123 101 223 224 223s223-100 223-223c0-125-100-225-223-225s-224 100-224 225z">
          <text:p/>
        </draw:path>
        <draw:path draw:style-name="gr73" draw:layer="layout" svg:width="0.446cm" svg:height="0.447cm" svg:x="8.168cm" svg:y="19.212cm" svg:viewBox="0 0 447 448" svg:d="M0 225c0 123 101 223 224 223s223-100 223-223c0-125-100-225-223-225s-224 100-224 225z">
          <text:p/>
        </draw:path>
        <draw:path draw:style-name="gr72" draw:layer="layout" svg:width="0.446cm" svg:height="0.447cm" svg:x="8.168cm" svg:y="19.212cm" svg:viewBox="0 0 447 448" svg:d="M0 225c0 123 101 223 224 223s223-100 223-223c0-125-100-225-223-225s-224 100-224 225z">
          <text:p/>
        </draw:path>
        <draw:path draw:style-name="gr73" draw:layer="layout" svg:width="0.446cm" svg:height="0.445cm" svg:x="8.168cm" svg:y="20.256cm" svg:viewBox="0 0 447 446" svg:d="M0 222c0 123 101 224 224 224s223-101 223-224-100-222-223-222-224 99-224 222z">
          <text:p/>
        </draw:path>
        <draw:path draw:style-name="gr72" draw:layer="layout" svg:width="0.446cm" svg:height="0.445cm" svg:x="8.168cm" svg:y="20.256cm" svg:viewBox="0 0 447 446" svg:d="M0 222c0 123 101 224 224 224s223-101 223-224-100-222-223-222-224 99-224 222z">
          <text:p/>
        </draw:path>
        <draw:path draw:style-name="gr73" draw:layer="layout" svg:width="0.446cm" svg:height="0.445cm" svg:x="8.168cm" svg:y="20.256cm" svg:viewBox="0 0 447 446" svg:d="M0 222c0 123 101 224 224 224s223-101 223-224-100-222-223-222-224 99-224 222z">
          <text:p/>
        </draw:path>
        <draw:path draw:style-name="gr72" draw:layer="layout" svg:width="0.446cm" svg:height="0.445cm" svg:x="8.168cm" svg:y="20.256cm" svg:viewBox="0 0 447 446" svg:d="M0 222c0 123 101 224 224 224s223-101 223-224-100-222-223-222-224 99-224 222z">
          <text:p/>
        </draw:path>
        <draw:path draw:style-name="gr73" draw:layer="layout" svg:width="0.445cm" svg:height="0.445cm" svg:x="9.211cm" svg:y="20.256cm" svg:viewBox="0 0 446 446" svg:d="M0 222c0 123 100 224 222 224 124 0 224-101 224-224s-100-222-224-222c-122 0-222 99-222 222z">
          <text:p/>
        </draw:path>
        <draw:path draw:style-name="gr72" draw:layer="layout" svg:width="0.445cm" svg:height="0.445cm" svg:x="9.211cm" svg:y="20.256cm" svg:viewBox="0 0 446 446" svg:d="M0 222c0 123 100 224 222 224 124 0 224-101 224-224s-100-222-224-222c-122 0-222 99-222 222z">
          <text:p/>
        </draw:path>
        <draw:path draw:style-name="gr73" draw:layer="layout" svg:width="0.445cm" svg:height="0.445cm" svg:x="9.211cm" svg:y="20.256cm" svg:viewBox="0 0 446 446" svg:d="M0 222c0 123 100 224 222 224 124 0 224-101 224-224s-100-222-224-222c-122 0-222 99-222 222z">
          <text:p/>
        </draw:path>
        <draw:path draw:style-name="gr72" draw:layer="layout" svg:width="0.445cm" svg:height="0.445cm" svg:x="9.211cm" svg:y="20.256cm" svg:viewBox="0 0 446 446" svg:d="M0 222c0 123 100 224 222 224 124 0 224-101 224-224s-100-222-224-222c-122 0-222 99-222 222z">
          <text:p/>
        </draw:path>
        <draw:path draw:style-name="gr73" draw:layer="layout" svg:width="0.445cm" svg:height="0.447cm" svg:x="9.211cm" svg:y="21.297cm" svg:viewBox="0 0 446 448" svg:d="M0 224c0 124 100 224 222 224 124 0 224-100 224-224s-100-224-224-224c-122 0-222 100-222 224z">
          <text:p/>
        </draw:path>
        <draw:path draw:style-name="gr72" draw:layer="layout" svg:width="0.445cm" svg:height="0.447cm" svg:x="9.211cm" svg:y="21.297cm" svg:viewBox="0 0 446 448" svg:d="M0 224c0 124 100 224 222 224 124 0 224-100 224-224s-100-224-224-224c-122 0-222 100-222 224z">
          <text:p/>
        </draw:path>
        <draw:path draw:style-name="gr73" draw:layer="layout" svg:width="0.445cm" svg:height="0.447cm" svg:x="9.211cm" svg:y="21.297cm" svg:viewBox="0 0 446 448" svg:d="M0 224c0 124 100 224 222 224 124 0 224-100 224-224s-100-224-224-224c-122 0-222 100-222 224z">
          <text:p/>
        </draw:path>
        <draw:path draw:style-name="gr72" draw:layer="layout" svg:width="0.445cm" svg:height="0.447cm" svg:x="9.211cm" svg:y="21.297cm" svg:viewBox="0 0 446 448" svg:d="M0 224c0 124 100 224 222 224 124 0 224-100 224-224s-100-224-224-224c-122 0-222 100-222 224z">
          <text:p/>
        </draw:path>
        <draw:path draw:style-name="gr73" draw:layer="layout" svg:width="0.446cm" svg:height="0.447cm" svg:x="8.168cm" svg:y="21.297cm" svg:viewBox="0 0 447 448" svg:d="M0 224c0 124 101 224 224 224s223-100 223-224-100-224-223-224-224 100-224 224z">
          <text:p/>
        </draw:path>
        <draw:path draw:style-name="gr72" draw:layer="layout" svg:width="0.446cm" svg:height="0.447cm" svg:x="8.168cm" svg:y="21.297cm" svg:viewBox="0 0 447 448" svg:d="M0 224c0 124 101 224 224 224s223-100 223-224-100-224-223-224-224 100-224 224z">
          <text:p/>
        </draw:path>
        <draw:path draw:style-name="gr73" draw:layer="layout" svg:width="0.446cm" svg:height="0.447cm" svg:x="8.168cm" svg:y="21.297cm" svg:viewBox="0 0 447 448" svg:d="M0 224c0 124 101 224 224 224s223-100 223-224-100-224-223-224-224 100-224 224z">
          <text:p/>
        </draw:path>
        <draw:path draw:style-name="gr72" draw:layer="layout" svg:width="0.446cm" svg:height="0.447cm" svg:x="8.168cm" svg:y="21.297cm" svg:viewBox="0 0 447 448" svg:d="M0 224c0 124 101 224 224 224s223-100 223-224-100-224-223-224-224 100-224 224z">
          <text:p/>
        </draw:path>
        <draw:path draw:style-name="gr73" draw:layer="layout" svg:width="0.446cm" svg:height="0.444cm" svg:x="8.168cm" svg:y="22.341cm" svg:viewBox="0 0 447 445" svg:d="M0 223c0 123 101 222 224 222s223-99 223-222-100-223-223-223-224 100-224 223z">
          <text:p/>
        </draw:path>
        <draw:path draw:style-name="gr72" draw:layer="layout" svg:width="0.446cm" svg:height="0.444cm" svg:x="8.168cm" svg:y="22.341cm" svg:viewBox="0 0 447 445" svg:d="M0 223c0 123 101 222 224 222s223-99 223-222-100-223-223-223-224 100-224 223z">
          <text:p/>
        </draw:path>
        <draw:path draw:style-name="gr73" draw:layer="layout" svg:width="0.446cm" svg:height="0.444cm" svg:x="8.168cm" svg:y="22.341cm" svg:viewBox="0 0 447 445" svg:d="M0 223c0 123 101 222 224 222s223-99 223-222-100-223-223-223-224 100-224 223z">
          <text:p/>
        </draw:path>
        <draw:path draw:style-name="gr72" draw:layer="layout" svg:width="0.446cm" svg:height="0.444cm" svg:x="8.168cm" svg:y="22.341cm" svg:viewBox="0 0 447 445" svg:d="M0 223c0 123 101 222 224 222s223-99 223-222-100-223-223-223-224 100-224 223z">
          <text:p/>
        </draw:path>
        <draw:path draw:style-name="gr73" draw:layer="layout" svg:width="0.445cm" svg:height="0.444cm" svg:x="9.211cm" svg:y="22.341cm" svg:viewBox="0 0 446 445" svg:d="M0 223c0 123 100 222 222 222 124 0 224-99 224-222s-100-223-224-223c-122 0-222 100-222 223z">
          <text:p/>
        </draw:path>
        <draw:path draw:style-name="gr72" draw:layer="layout" svg:width="0.445cm" svg:height="0.444cm" svg:x="9.211cm" svg:y="22.341cm" svg:viewBox="0 0 446 445" svg:d="M0 223c0 123 100 222 222 222 124 0 224-99 224-222s-100-223-224-223c-122 0-222 100-222 223z">
          <text:p/>
        </draw:path>
        <draw:path draw:style-name="gr73" draw:layer="layout" svg:width="0.445cm" svg:height="0.444cm" svg:x="9.211cm" svg:y="22.341cm" svg:viewBox="0 0 446 445" svg:d="M0 223c0 123 100 222 222 222 124 0 224-99 224-222s-100-223-224-223c-122 0-222 100-222 223z">
          <text:p/>
        </draw:path>
        <draw:path draw:style-name="gr72" draw:layer="layout" svg:width="0.445cm" svg:height="0.444cm" svg:x="9.211cm" svg:y="22.341cm" svg:viewBox="0 0 446 445" svg:d="M0 223c0 123 100 222 222 222 124 0 224-99 224-222s-100-223-224-223c-122 0-222 100-222 223z">
          <text:p/>
        </draw:path>
        <draw:path draw:style-name="gr73" draw:layer="layout" svg:width="0.446cm" svg:height="0.447cm" svg:x="8.168cm" svg:y="23.382cm" svg:viewBox="0 0 447 448" svg:d="M0 225c0 123 101 223 224 223s223-100 223-223c0-124-100-225-223-225s-224 101-224 225z">
          <text:p/>
        </draw:path>
        <draw:path draw:style-name="gr72" draw:layer="layout" svg:width="0.446cm" svg:height="0.447cm" svg:x="8.168cm" svg:y="23.382cm" svg:viewBox="0 0 447 448" svg:d="M0 225c0 123 101 223 224 223s223-100 223-223c0-124-100-225-223-225s-224 101-224 225z">
          <text:p/>
        </draw:path>
        <draw:path draw:style-name="gr73" draw:layer="layout" svg:width="0.446cm" svg:height="0.447cm" svg:x="8.168cm" svg:y="23.382cm" svg:viewBox="0 0 447 448" svg:d="M0 225c0 123 101 223 224 223s223-100 223-223c0-124-100-225-223-225s-224 101-224 225z">
          <text:p/>
        </draw:path>
        <draw:path draw:style-name="gr72" draw:layer="layout" svg:width="0.446cm" svg:height="0.447cm" svg:x="8.168cm" svg:y="23.382cm" svg:viewBox="0 0 447 448" svg:d="M0 225c0 123 101 223 224 223s223-100 223-223c0-124-100-225-223-225s-224 101-224 225z">
          <text:p/>
        </draw:path>
        <draw:path draw:style-name="gr73" draw:layer="layout" svg:width="0.445cm" svg:height="0.447cm" svg:x="9.211cm" svg:y="23.382cm" svg:viewBox="0 0 446 448" svg:d="M0 225c0 123 100 223 222 223 124 0 224-100 224-223 0-124-100-225-224-225-122 0-222 101-222 225z">
          <text:p/>
        </draw:path>
        <draw:path draw:style-name="gr72" draw:layer="layout" svg:width="0.445cm" svg:height="0.447cm" svg:x="9.211cm" svg:y="23.382cm" svg:viewBox="0 0 446 448" svg:d="M0 225c0 123 100 223 222 223 124 0 224-100 224-223 0-124-100-225-224-225-122 0-222 101-222 225z">
          <text:p/>
        </draw:path>
        <draw:path draw:style-name="gr73" draw:layer="layout" svg:width="0.445cm" svg:height="0.447cm" svg:x="9.211cm" svg:y="23.382cm" svg:viewBox="0 0 446 448" svg:d="M0 225c0 123 100 223 222 223 124 0 224-100 224-223 0-124-100-225-224-225-122 0-222 101-222 225z">
          <text:p/>
        </draw:path>
        <draw:path draw:style-name="gr72" draw:layer="layout" svg:width="0.445cm" svg:height="0.447cm" svg:x="9.211cm" svg:y="23.382cm" svg:viewBox="0 0 446 448" svg:d="M0 225c0 123 100 223 222 223 124 0 224-100 224-223 0-124-100-225-224-225-122 0-222 101-222 225z">
          <text:p/>
        </draw:path>
        <draw:path draw:style-name="gr73" draw:layer="layout" svg:width="0.446cm" svg:height="0.444cm" svg:x="8.168cm" svg:y="24.426cm" svg:viewBox="0 0 447 445" svg:d="M0 223c0 123 101 222 224 222s223-99 223-222c0-124-100-223-223-223s-224 99-224 223z">
          <text:p/>
        </draw:path>
        <draw:path draw:style-name="gr72" draw:layer="layout" svg:width="0.446cm" svg:height="0.444cm" svg:x="8.168cm" svg:y="24.426cm" svg:viewBox="0 0 447 445" svg:d="M0 223c0 123 101 222 224 222s223-99 223-222c0-124-100-223-223-223s-224 99-224 223z">
          <text:p/>
        </draw:path>
        <draw:path draw:style-name="gr73" draw:layer="layout" svg:width="0.446cm" svg:height="0.444cm" svg:x="8.168cm" svg:y="24.426cm" svg:viewBox="0 0 447 445" svg:d="M0 223c0 123 101 222 224 222s223-99 223-222c0-124-100-223-223-223s-224 99-224 223z">
          <text:p/>
        </draw:path>
        <draw:path draw:style-name="gr72" draw:layer="layout" svg:width="0.446cm" svg:height="0.444cm" svg:x="8.168cm" svg:y="24.426cm" svg:viewBox="0 0 447 445" svg:d="M0 223c0 123 101 222 224 222s223-99 223-222c0-124-100-223-223-223s-224 99-224 223z">
          <text:p/>
        </draw:path>
        <draw:path draw:style-name="gr73" draw:layer="layout" svg:width="0.445cm" svg:height="0.444cm" svg:x="9.211cm" svg:y="24.426cm" svg:viewBox="0 0 446 445" svg:d="M0 223c0 123 100 222 222 222 124 0 224-99 224-222 0-124-100-223-224-223-122 0-222 99-222 223z">
          <text:p/>
        </draw:path>
        <draw:path draw:style-name="gr72" draw:layer="layout" svg:width="0.445cm" svg:height="0.444cm" svg:x="9.211cm" svg:y="24.426cm" svg:viewBox="0 0 446 445" svg:d="M0 223c0 123 100 222 222 222 124 0 224-99 224-222 0-124-100-223-224-223-122 0-222 99-222 223z">
          <text:p/>
        </draw:path>
        <draw:path draw:style-name="gr73" draw:layer="layout" svg:width="0.445cm" svg:height="0.444cm" svg:x="9.211cm" svg:y="24.426cm" svg:viewBox="0 0 446 445" svg:d="M0 223c0 123 100 222 222 222 124 0 224-99 224-222 0-124-100-223-224-223-122 0-222 99-222 223z">
          <text:p/>
        </draw:path>
        <draw:path draw:style-name="gr72" draw:layer="layout" svg:width="0.445cm" svg:height="0.444cm" svg:x="9.211cm" svg:y="24.426cm" svg:viewBox="0 0 446 445" svg:d="M0 223c0 123 100 222 222 222 124 0 224-99 224-222 0-124-100-223-224-223-122 0-222 99-222 223z">
          <text:p/>
        </draw:path>
        <draw:path draw:style-name="gr73" draw:layer="layout" svg:width="0.322cm" svg:height="0.322cm" svg:x="15.807cm" svg:y="11.457cm" svg:viewBox="0 0 323 323" svg:d="M0 161c0 89 72 162 162 162 89 0 161-73 161-162s-72-161-161-161c-90 0-162 72-162 161z">
          <text:p/>
        </draw:path>
        <draw:path draw:style-name="gr72" draw:layer="layout" svg:width="0.322cm" svg:height="0.322cm" svg:x="15.807cm" svg:y="11.457cm" svg:viewBox="0 0 323 323" svg:d="M0 161c0 89 72 162 162 162 89 0 161-73 161-162s-72-161-161-161c-90 0-162 72-162 161z">
          <text:p/>
        </draw:path>
        <draw:path draw:style-name="gr73" draw:layer="layout" svg:width="0.322cm" svg:height="0.322cm" svg:x="15.807cm" svg:y="11.457cm" svg:viewBox="0 0 323 323" svg:d="M0 161c0 89 72 162 162 162 89 0 161-73 161-162s-72-161-161-161c-90 0-162 72-162 161z">
          <text:p/>
        </draw:path>
        <draw:path draw:style-name="gr72" draw:layer="layout" svg:width="0.322cm" svg:height="0.322cm" svg:x="15.807cm" svg:y="11.457cm" svg:viewBox="0 0 323 323" svg:d="M0 161c0 89 72 162 162 162 89 0 161-73 161-162s-72-161-161-161c-90 0-162 72-162 161z">
          <text:p/>
        </draw:path>
        <draw:path draw:style-name="gr73" draw:layer="layout" svg:width="0.322cm" svg:height="0.322cm" svg:x="14.765cm" svg:y="11.457cm" svg:viewBox="0 0 323 323" svg:d="M0 161c0 89 72 162 161 162 90 0 162-73 162-162s-72-161-162-161c-89 0-161 72-161 161z">
          <text:p/>
        </draw:path>
        <draw:path draw:style-name="gr72" draw:layer="layout" svg:width="0.322cm" svg:height="0.322cm" svg:x="14.765cm" svg:y="11.457cm" svg:viewBox="0 0 323 323" svg:d="M0 161c0 89 72 162 161 162 90 0 162-73 162-162s-72-161-162-161c-89 0-161 72-161 161z">
          <text:p/>
        </draw:path>
        <draw:path draw:style-name="gr73" draw:layer="layout" svg:width="0.322cm" svg:height="0.322cm" svg:x="14.765cm" svg:y="11.457cm" svg:viewBox="0 0 323 323" svg:d="M0 161c0 89 72 162 161 162 90 0 162-73 162-162s-72-161-162-161c-89 0-161 72-161 161z">
          <text:p/>
        </draw:path>
        <draw:path draw:style-name="gr72" draw:layer="layout" svg:width="0.322cm" svg:height="0.322cm" svg:x="14.765cm" svg:y="11.457cm" svg:viewBox="0 0 323 323" svg:d="M0 161c0 89 72 162 161 162 90 0 162-73 162-162s-72-161-162-161c-89 0-161 72-161 161z">
          <text:p/>
        </draw:path>
        <draw:path draw:style-name="gr73" draw:layer="layout" svg:width="0.321cm" svg:height="0.322cm" svg:x="8.513cm" svg:y="11.457cm" svg:viewBox="0 0 322 323" svg:d="M0 161c0 89 72 162 161 162s161-73 161-162-72-161-161-161-161 72-161 161z">
          <text:p/>
        </draw:path>
        <draw:path draw:style-name="gr72" draw:layer="layout" svg:width="0.321cm" svg:height="0.322cm" svg:x="8.513cm" svg:y="11.457cm" svg:viewBox="0 0 322 323" svg:d="M0 161c0 89 72 162 161 162s161-73 161-162-72-161-161-161-161 72-161 161z">
          <text:p/>
        </draw:path>
        <draw:path draw:style-name="gr73" draw:layer="layout" svg:width="0.321cm" svg:height="0.322cm" svg:x="8.513cm" svg:y="11.457cm" svg:viewBox="0 0 322 323" svg:d="M0 161c0 89 72 162 161 162s161-73 161-162-72-161-161-161-161 72-161 161z">
          <text:p/>
        </draw:path>
        <draw:path draw:style-name="gr72" draw:layer="layout" svg:width="0.321cm" svg:height="0.322cm" svg:x="8.513cm" svg:y="11.457cm" svg:viewBox="0 0 322 323" svg:d="M0 161c0 89 72 162 161 162s161-73 161-162-72-161-161-161-161 72-161 161z">
          <text:p/>
        </draw:path>
        <draw:path draw:style-name="gr73" draw:layer="layout" svg:width="0.322cm" svg:height="0.322cm" svg:x="7.471cm" svg:y="11.457cm" svg:viewBox="0 0 323 323" svg:d="M0 161c0 89 72 162 162 162 89 0 161-73 161-162s-72-161-161-161c-90 0-162 72-162 161z">
          <text:p/>
        </draw:path>
        <draw:path draw:style-name="gr72" draw:layer="layout" svg:width="0.322cm" svg:height="0.322cm" svg:x="7.471cm" svg:y="11.457cm" svg:viewBox="0 0 323 323" svg:d="M0 161c0 89 72 162 162 162 89 0 161-73 161-162s-72-161-161-161c-90 0-162 72-162 161z">
          <text:p/>
        </draw:path>
        <draw:path draw:style-name="gr73" draw:layer="layout" svg:width="0.322cm" svg:height="0.322cm" svg:x="7.471cm" svg:y="11.457cm" svg:viewBox="0 0 323 323" svg:d="M0 161c0 89 72 162 162 162 89 0 161-73 161-162s-72-161-161-161c-90 0-162 72-162 161z">
          <text:p/>
        </draw:path>
        <draw:path draw:style-name="gr72" draw:layer="layout" svg:width="0.322cm" svg:height="0.322cm" svg:x="7.471cm" svg:y="11.457cm" svg:viewBox="0 0 323 323" svg:d="M0 161c0 89 72 162 162 162 89 0 161-73 161-162s-72-161-161-161c-90 0-162 72-162 161z">
          <text:p/>
        </draw:path>
        <draw:path draw:style-name="gr73" draw:layer="layout" svg:width="0.322cm" svg:height="0.322cm" svg:x="5.386cm" svg:y="12.498cm" svg:viewBox="0 0 323 323" svg:d="M0 161c0 90 72 162 161 162 90 0 162-72 162-162 0-89-72-161-162-161-89 0-161 72-161 161z">
          <text:p/>
        </draw:path>
        <draw:path draw:style-name="gr72" draw:layer="layout" svg:width="0.322cm" svg:height="0.322cm" svg:x="5.386cm" svg:y="12.498cm" svg:viewBox="0 0 323 323" svg:d="M0 161c0 90 72 162 161 162 90 0 162-72 162-162 0-89-72-161-162-161-89 0-161 72-161 161z">
          <text:p/>
        </draw:path>
        <draw:path draw:style-name="gr73" draw:layer="layout" svg:width="0.322cm" svg:height="0.322cm" svg:x="5.386cm" svg:y="12.498cm" svg:viewBox="0 0 323 323" svg:d="M0 161c0 90 72 162 161 162 90 0 162-72 162-162 0-89-72-161-162-161-89 0-161 72-161 161z">
          <text:p/>
        </draw:path>
        <draw:path draw:style-name="gr72" draw:layer="layout" svg:width="0.322cm" svg:height="0.322cm" svg:x="5.386cm" svg:y="12.498cm" svg:viewBox="0 0 323 323" svg:d="M0 161c0 90 72 162 161 162 90 0 162-72 162-162 0-89-72-161-162-161-89 0-161 72-161 161z">
          <text:p/>
        </draw:path>
        <draw:path draw:style-name="gr73" draw:layer="layout" svg:width="0.322cm" svg:height="0.322cm" svg:x="5.386cm" svg:y="11.457cm" svg:viewBox="0 0 323 323" svg:d="M0 161c0 89 72 162 161 162 90 0 162-73 162-162s-72-161-162-161c-89 0-161 72-161 161z">
          <text:p/>
        </draw:path>
        <draw:path draw:style-name="gr72" draw:layer="layout" svg:width="0.322cm" svg:height="0.322cm" svg:x="5.386cm" svg:y="11.457cm" svg:viewBox="0 0 323 323" svg:d="M0 161c0 89 72 162 161 162 90 0 162-73 162-162s-72-161-162-161c-89 0-161 72-161 161z">
          <text:p/>
        </draw:path>
        <draw:path draw:style-name="gr73" draw:layer="layout" svg:width="0.322cm" svg:height="0.322cm" svg:x="5.386cm" svg:y="11.457cm" svg:viewBox="0 0 323 323" svg:d="M0 161c0 89 72 162 161 162 90 0 162-73 162-162s-72-161-162-161c-89 0-161 72-161 161z">
          <text:p/>
        </draw:path>
        <draw:path draw:style-name="gr72" draw:layer="layout" svg:width="0.322cm" svg:height="0.322cm" svg:x="5.386cm" svg:y="11.457cm" svg:viewBox="0 0 323 323" svg:d="M0 161c0 89 72 162 161 162 90 0 162-73 162-162s-72-161-162-161c-89 0-161 72-161 161z">
          <text:p/>
        </draw:path>
        <draw:path draw:style-name="gr73" draw:layer="layout" svg:width="0.322cm" svg:height="0.321cm" svg:x="5.386cm" svg:y="10.414cm" svg:viewBox="0 0 323 322" svg:d="M0 161c0 89 72 161 161 161 90 0 162-72 162-161s-72-161-162-161c-89 0-161 72-161 161z">
          <text:p/>
        </draw:path>
        <draw:path draw:style-name="gr72" draw:layer="layout" svg:width="0.322cm" svg:height="0.321cm" svg:x="5.386cm" svg:y="10.414cm" svg:viewBox="0 0 323 322" svg:d="M0 161c0 89 72 161 161 161 90 0 162-72 162-161s-72-161-162-161c-89 0-161 72-161 161z">
          <text:p/>
        </draw:path>
        <draw:path draw:style-name="gr73" draw:layer="layout" svg:width="0.322cm" svg:height="0.321cm" svg:x="5.386cm" svg:y="10.414cm" svg:viewBox="0 0 323 322" svg:d="M0 161c0 89 72 161 161 161 90 0 162-72 162-161s-72-161-162-161c-89 0-161 72-161 161z">
          <text:p/>
        </draw:path>
        <draw:path draw:style-name="gr72" draw:layer="layout" svg:width="0.322cm" svg:height="0.321cm" svg:x="5.386cm" svg:y="10.414cm" svg:viewBox="0 0 323 322" svg:d="M0 161c0 89 72 161 161 161 90 0 162-72 162-161s-72-161-162-161c-89 0-161 72-161 161z">
          <text:p/>
        </draw:path>
        <draw:path draw:style-name="gr73" draw:layer="layout" svg:width="0.322cm" svg:height="0.322cm" svg:x="5.386cm" svg:y="9.372cm" svg:viewBox="0 0 323 323" svg:d="M0 162c0 89 72 161 161 161 90 0 162-72 162-161 0-90-72-162-162-162-89 0-161 72-161 162z">
          <text:p/>
        </draw:path>
        <draw:path draw:style-name="gr72" draw:layer="layout" svg:width="0.322cm" svg:height="0.322cm" svg:x="5.386cm" svg:y="9.372cm" svg:viewBox="0 0 323 323" svg:d="M0 162c0 89 72 161 161 161 90 0 162-72 162-161 0-90-72-162-162-162-89 0-161 72-161 162z">
          <text:p/>
        </draw:path>
        <draw:path draw:style-name="gr73" draw:layer="layout" svg:width="0.322cm" svg:height="0.322cm" svg:x="5.386cm" svg:y="9.372cm" svg:viewBox="0 0 323 323" svg:d="M0 162c0 89 72 161 161 161 90 0 162-72 162-161 0-90-72-162-162-162-89 0-161 72-161 162z">
          <text:p/>
        </draw:path>
        <draw:path draw:style-name="gr72" draw:layer="layout" svg:width="0.322cm" svg:height="0.322cm" svg:x="5.386cm" svg:y="9.372cm" svg:viewBox="0 0 323 323" svg:d="M0 162c0 89 72 161 161 161 90 0 162-72 162-161 0-90-72-162-162-162-89 0-161 72-161 162z">
          <text:p/>
        </draw:path>
        <draw:path draw:style-name="gr73" draw:layer="layout" svg:width="0.322cm" svg:height="0.321cm" svg:x="5.386cm" svg:y="8.329cm" svg:viewBox="0 0 323 322" svg:d="M0 160c0 90 72 162 161 162 90 0 162-72 162-162 0-88-72-160-162-160-89 0-161 72-161 160z">
          <text:p/>
        </draw:path>
        <draw:path draw:style-name="gr72" draw:layer="layout" svg:width="0.322cm" svg:height="0.321cm" svg:x="5.386cm" svg:y="8.329cm" svg:viewBox="0 0 323 322" svg:d="M0 160c0 90 72 162 161 162 90 0 162-72 162-162 0-88-72-160-162-160-89 0-161 72-161 160z">
          <text:p/>
        </draw:path>
        <draw:path draw:style-name="gr73" draw:layer="layout" svg:width="0.322cm" svg:height="0.321cm" svg:x="5.386cm" svg:y="8.329cm" svg:viewBox="0 0 323 322" svg:d="M0 160c0 90 72 162 161 162 90 0 162-72 162-162 0-88-72-160-162-160-89 0-161 72-161 160z">
          <text:p/>
        </draw:path>
        <draw:path draw:style-name="gr72" draw:layer="layout" svg:width="0.322cm" svg:height="0.321cm" svg:x="5.386cm" svg:y="8.329cm" svg:viewBox="0 0 323 322" svg:d="M0 160c0 90 72 162 161 162 90 0 162-72 162-162 0-88-72-160-162-160-89 0-161 72-161 160z">
          <text:p/>
        </draw:path>
        <draw:path draw:style-name="gr73" draw:layer="layout" svg:width="0.322cm" svg:height="0.322cm" svg:x="5.386cm" svg:y="7.287cm" svg:viewBox="0 0 323 323" svg:d="M0 161c0 89 72 162 161 162 90 0 162-73 162-162s-72-161-162-161c-89 0-161 72-161 161z">
          <text:p/>
        </draw:path>
        <draw:path draw:style-name="gr72" draw:layer="layout" svg:width="0.322cm" svg:height="0.322cm" svg:x="5.386cm" svg:y="7.287cm" svg:viewBox="0 0 323 323" svg:d="M0 161c0 89 72 162 161 162 90 0 162-73 162-162s-72-161-162-161c-89 0-161 72-161 161z">
          <text:p/>
        </draw:path>
        <draw:path draw:style-name="gr73" draw:layer="layout" svg:width="0.322cm" svg:height="0.322cm" svg:x="5.386cm" svg:y="7.287cm" svg:viewBox="0 0 323 323" svg:d="M0 161c0 89 72 162 161 162 90 0 162-73 162-162s-72-161-162-161c-89 0-161 72-161 161z">
          <text:p/>
        </draw:path>
        <draw:path draw:style-name="gr72" draw:layer="layout" svg:width="0.322cm" svg:height="0.322cm" svg:x="5.386cm" svg:y="7.287cm" svg:viewBox="0 0 323 323" svg:d="M0 161c0 89 72 162 161 162 90 0 162-73 162-162s-72-161-162-161c-89 0-161 72-161 161z">
          <text:p/>
        </draw:path>
        <draw:path draw:style-name="gr73" draw:layer="layout" svg:width="0.322cm" svg:height="0.321cm" svg:x="5.386cm" svg:y="6.244cm" svg:viewBox="0 0 323 322" svg:d="M0 162c0 88 72 160 161 160 90 0 162-72 162-160 0-89-72-162-162-162-89 0-161 73-161 162z">
          <text:p/>
        </draw:path>
        <draw:path draw:style-name="gr72" draw:layer="layout" svg:width="0.322cm" svg:height="0.321cm" svg:x="5.386cm" svg:y="6.244cm" svg:viewBox="0 0 323 322" svg:d="M0 162c0 88 72 160 161 160 90 0 162-72 162-160 0-89-72-162-162-162-89 0-161 73-161 162z">
          <text:p/>
        </draw:path>
        <draw:path draw:style-name="gr73" draw:layer="layout" svg:width="0.322cm" svg:height="0.321cm" svg:x="5.386cm" svg:y="6.244cm" svg:viewBox="0 0 323 322" svg:d="M0 162c0 88 72 160 161 160 90 0 162-72 162-160 0-89-72-162-162-162-89 0-161 73-161 162z">
          <text:p/>
        </draw:path>
        <draw:path draw:style-name="gr72" draw:layer="layout" svg:width="0.322cm" svg:height="0.321cm" svg:x="5.386cm" svg:y="6.244cm" svg:viewBox="0 0 323 322" svg:d="M0 162c0 88 72 160 161 160 90 0 162-72 162-160 0-89-72-162-162-162-89 0-161 73-161 162z">
          <text:p/>
        </draw:path>
        <draw:path draw:style-name="gr73" draw:layer="layout" svg:width="0.322cm" svg:height="0.322cm" svg:x="5.386cm" svg:y="5.202cm" svg:viewBox="0 0 323 323" svg:d="M0 162c0 89 72 161 161 161 90 0 162-72 162-161 0-90-72-162-162-162-89 0-161 72-161 162z">
          <text:p/>
        </draw:path>
        <draw:path draw:style-name="gr72" draw:layer="layout" svg:width="0.322cm" svg:height="0.322cm" svg:x="5.386cm" svg:y="5.202cm" svg:viewBox="0 0 323 323" svg:d="M0 162c0 89 72 161 161 161 90 0 162-72 162-161 0-90-72-162-162-162-89 0-161 72-161 162z">
          <text:p/>
        </draw:path>
        <draw:path draw:style-name="gr73" draw:layer="layout" svg:width="0.322cm" svg:height="0.322cm" svg:x="5.386cm" svg:y="5.202cm" svg:viewBox="0 0 323 323" svg:d="M0 162c0 89 72 161 161 161 90 0 162-72 162-161 0-90-72-162-162-162-89 0-161 72-161 162z">
          <text:p/>
        </draw:path>
        <draw:path draw:style-name="gr72" draw:layer="layout" svg:width="0.322cm" svg:height="0.322cm" svg:x="5.386cm" svg:y="5.202cm" svg:viewBox="0 0 323 323" svg:d="M0 162c0 89 72 161 161 161 90 0 162-72 162-161 0-90-72-162-162-162-89 0-161 72-161 162z">
          <text:p/>
        </draw:path>
        <draw:path draw:style-name="gr73" draw:layer="layout" svg:width="0.322cm" svg:height="0.321cm" svg:x="5.386cm" svg:y="4.159cm" svg:viewBox="0 0 323 322" svg:d="M0 161c0 90 72 161 161 161 90 0 162-71 162-161 0-89-72-161-162-161-89 0-161 72-161 161z">
          <text:p/>
        </draw:path>
        <draw:path draw:style-name="gr72" draw:layer="layout" svg:width="0.322cm" svg:height="0.321cm" svg:x="5.386cm" svg:y="4.159cm" svg:viewBox="0 0 323 322" svg:d="M0 161c0 90 72 161 161 161 90 0 162-71 162-161 0-89-72-161-162-161-89 0-161 72-161 161z">
          <text:p/>
        </draw:path>
        <draw:path draw:style-name="gr73" draw:layer="layout" svg:width="0.322cm" svg:height="0.321cm" svg:x="5.386cm" svg:y="4.159cm" svg:viewBox="0 0 323 322" svg:d="M0 161c0 90 72 161 161 161 90 0 162-71 162-161 0-89-72-161-162-161-89 0-161 72-161 161z">
          <text:p/>
        </draw:path>
        <draw:path draw:style-name="gr72" draw:layer="layout" svg:width="0.322cm" svg:height="0.321cm" svg:x="5.386cm" svg:y="4.159cm" svg:viewBox="0 0 323 322" svg:d="M0 161c0 90 72 161 161 161 90 0 162-71 162-161 0-89-72-161-162-161-89 0-161 72-161 161z">
          <text:p/>
        </draw:path>
        <draw:path draw:style-name="gr73" draw:layer="layout" svg:width="0.322cm" svg:height="0.322cm" svg:x="5.386cm" svg:y="3.117cm" svg:viewBox="0 0 323 323" svg:d="M0 161c0 89 72 162 161 162 90 0 162-73 162-162s-72-161-162-161c-89 0-161 72-161 161z">
          <text:p/>
        </draw:path>
        <draw:path draw:style-name="gr72" draw:layer="layout" svg:width="0.322cm" svg:height="0.322cm" svg:x="5.386cm" svg:y="3.117cm" svg:viewBox="0 0 323 323" svg:d="M0 161c0 89 72 162 161 162 90 0 162-73 162-162s-72-161-162-161c-89 0-161 72-161 161z">
          <text:p/>
        </draw:path>
        <draw:path draw:style-name="gr73" draw:layer="layout" svg:width="0.322cm" svg:height="0.322cm" svg:x="5.386cm" svg:y="3.117cm" svg:viewBox="0 0 323 323" svg:d="M0 161c0 89 72 162 161 162 90 0 162-73 162-162s-72-161-162-161c-89 0-161 72-161 161z">
          <text:p/>
        </draw:path>
        <draw:path draw:style-name="gr72" draw:layer="layout" svg:width="0.322cm" svg:height="0.322cm" svg:x="5.386cm" svg:y="3.117cm" svg:viewBox="0 0 323 323" svg:d="M0 161c0 89 72 162 161 162 90 0 162-73 162-162s-72-161-162-161c-89 0-161 72-161 161z">
          <text:p/>
        </draw:path>
        <draw:path draw:style-name="gr73" draw:layer="layout" svg:width="0.322cm" svg:height="0.322cm" svg:x="5.386cm" svg:y="2.074cm" svg:viewBox="0 0 323 323" svg:d="M0 162c0 89 72 161 161 161 90 0 162-72 162-161s-72-162-162-162c-89 0-161 73-161 162z">
          <text:p/>
        </draw:path>
        <draw:path draw:style-name="gr72" draw:layer="layout" svg:width="0.322cm" svg:height="0.322cm" svg:x="5.386cm" svg:y="2.074cm" svg:viewBox="0 0 323 323" svg:d="M0 162c0 89 72 161 161 161 90 0 162-72 162-161s-72-162-162-162c-89 0-161 73-161 162z">
          <text:p/>
        </draw:path>
        <draw:path draw:style-name="gr73" draw:layer="layout" svg:width="0.322cm" svg:height="0.322cm" svg:x="5.386cm" svg:y="2.074cm" svg:viewBox="0 0 323 323" svg:d="M0 162c0 89 72 161 161 161 90 0 162-72 162-161s-72-162-162-162c-89 0-161 73-161 162z">
          <text:p/>
        </draw:path>
        <draw:path draw:style-name="gr72" draw:layer="layout" svg:width="0.322cm" svg:height="0.322cm" svg:x="5.386cm" svg:y="2.074cm" svg:viewBox="0 0 323 323" svg:d="M0 162c0 89 72 161 161 161 90 0 162-72 162-161s-72-162-162-162c-89 0-161 73-161 162z">
          <text:p/>
        </draw:path>
        <draw:path draw:style-name="gr73" draw:layer="layout" svg:width="0.322cm" svg:height="0.322cm" svg:x="5.386cm" svg:y="1.032cm" svg:viewBox="0 0 323 323" svg:d="M0 162c0 89 72 161 161 161 90 0 162-72 162-161 0-90-72-162-162-162-89 0-161 72-161 162z">
          <text:p/>
        </draw:path>
        <draw:path draw:style-name="gr72" draw:layer="layout" svg:width="0.322cm" svg:height="0.322cm" svg:x="5.386cm" svg:y="1.032cm" svg:viewBox="0 0 323 323" svg:d="M0 162c0 89 72 161 161 161 90 0 162-72 162-161 0-90-72-162-162-162-89 0-161 72-161 162z">
          <text:p/>
        </draw:path>
        <draw:path draw:style-name="gr73" draw:layer="layout" svg:width="0.322cm" svg:height="0.322cm" svg:x="5.386cm" svg:y="1.032cm" svg:viewBox="0 0 323 323" svg:d="M0 162c0 89 72 161 161 161 90 0 162-72 162-161 0-90-72-162-162-162-89 0-161 72-161 162z">
          <text:p/>
        </draw:path>
        <draw:path draw:style-name="gr72" draw:layer="layout" svg:width="0.322cm" svg:height="0.322cm" svg:x="5.386cm" svg:y="1.032cm" svg:viewBox="0 0 323 323" svg:d="M0 162c0 89 72 161 161 161 90 0 162-72 162-161 0-90-72-162-162-162-89 0-161 72-161 162z">
          <text:p/>
        </draw:path>
        <draw:path draw:style-name="gr73" draw:layer="layout" svg:width="0.321cm" svg:height="0.322cm" svg:x="3.304cm" svg:y="12.498cm" svg:viewBox="0 0 322 323" svg:d="M0 161c0 90 73 162 161 162 89 0 161-72 161-162 0-89-72-161-161-161-88 0-161 72-161 161z">
          <text:p/>
        </draw:path>
        <draw:path draw:style-name="gr72" draw:layer="layout" svg:width="0.321cm" svg:height="0.322cm" svg:x="3.304cm" svg:y="12.498cm" svg:viewBox="0 0 322 323" svg:d="M0 161c0 90 73 162 161 162 89 0 161-72 161-162 0-89-72-161-161-161-88 0-161 72-161 161z">
          <text:p/>
        </draw:path>
        <draw:path draw:style-name="gr73" draw:layer="layout" svg:width="0.321cm" svg:height="0.322cm" svg:x="3.304cm" svg:y="12.498cm" svg:viewBox="0 0 322 323" svg:d="M0 161c0 90 73 162 161 162 89 0 161-72 161-162 0-89-72-161-161-161-88 0-161 72-161 161z">
          <text:p/>
        </draw:path>
        <draw:path draw:style-name="gr72" draw:layer="layout" svg:width="0.321cm" svg:height="0.322cm" svg:x="3.304cm" svg:y="12.498cm" svg:viewBox="0 0 322 323" svg:d="M0 161c0 90 73 162 161 162 89 0 161-72 161-162 0-89-72-161-161-161-88 0-161 72-161 161z">
          <text:p/>
        </draw:path>
        <draw:path draw:style-name="gr73" draw:layer="layout" svg:width="0.322cm" svg:height="0.322cm" svg:x="4.345cm" svg:y="12.498cm" svg:viewBox="0 0 323 323" svg:d="M0 161c0 90 72 162 161 162s162-72 162-162c0-89-73-161-162-161s-161 72-161 161z">
          <text:p/>
        </draw:path>
        <draw:path draw:style-name="gr72" draw:layer="layout" svg:width="0.322cm" svg:height="0.322cm" svg:x="4.345cm" svg:y="12.498cm" svg:viewBox="0 0 323 323" svg:d="M0 161c0 90 72 162 161 162s162-72 162-162c0-89-73-161-162-161s-161 72-161 161z">
          <text:p/>
        </draw:path>
        <draw:path draw:style-name="gr73" draw:layer="layout" svg:width="0.322cm" svg:height="0.322cm" svg:x="4.345cm" svg:y="12.498cm" svg:viewBox="0 0 323 323" svg:d="M0 161c0 90 72 162 161 162s162-72 162-162c0-89-73-161-162-161s-161 72-161 161z">
          <text:p/>
        </draw:path>
        <draw:path draw:style-name="gr72" draw:layer="layout" svg:width="0.322cm" svg:height="0.322cm" svg:x="4.345cm" svg:y="12.498cm" svg:viewBox="0 0 323 323" svg:d="M0 161c0 90 72 162 161 162s162-72 162-162c0-89-73-161-162-161s-161 72-161 161z">
          <text:p/>
        </draw:path>
        <draw:path draw:style-name="gr73" draw:layer="layout" svg:width="0.321cm" svg:height="0.322cm" svg:x="3.304cm" svg:y="11.457cm" svg:viewBox="0 0 322 323" svg:d="M0 161c0 89 73 162 161 162 89 0 161-73 161-162s-72-161-161-161c-88 0-161 72-161 161z">
          <text:p/>
        </draw:path>
        <draw:path draw:style-name="gr72" draw:layer="layout" svg:width="0.321cm" svg:height="0.322cm" svg:x="3.304cm" svg:y="11.457cm" svg:viewBox="0 0 322 323" svg:d="M0 161c0 89 73 162 161 162 89 0 161-73 161-162s-72-161-161-161c-88 0-161 72-161 161z">
          <text:p/>
        </draw:path>
        <draw:path draw:style-name="gr73" draw:layer="layout" svg:width="0.321cm" svg:height="0.322cm" svg:x="3.304cm" svg:y="11.457cm" svg:viewBox="0 0 322 323" svg:d="M0 161c0 89 73 162 161 162 89 0 161-73 161-162s-72-161-161-161c-88 0-161 72-161 161z">
          <text:p/>
        </draw:path>
        <draw:path draw:style-name="gr72" draw:layer="layout" svg:width="0.321cm" svg:height="0.322cm" svg:x="3.304cm" svg:y="11.457cm" svg:viewBox="0 0 322 323" svg:d="M0 161c0 89 73 162 161 162 89 0 161-73 161-162s-72-161-161-161c-88 0-161 72-161 161z">
          <text:p/>
        </draw:path>
        <draw:path draw:style-name="gr73" draw:layer="layout" svg:width="0.322cm" svg:height="0.322cm" svg:x="4.345cm" svg:y="11.457cm" svg:viewBox="0 0 323 323" svg:d="M0 161c0 89 72 162 161 162s162-73 162-162-73-161-162-161-161 72-161 161z">
          <text:p/>
        </draw:path>
        <draw:path draw:style-name="gr72" draw:layer="layout" svg:width="0.322cm" svg:height="0.322cm" svg:x="4.345cm" svg:y="11.457cm" svg:viewBox="0 0 323 323" svg:d="M0 161c0 89 72 162 161 162s162-73 162-162-73-161-162-161-161 72-161 161z">
          <text:p/>
        </draw:path>
        <draw:path draw:style-name="gr73" draw:layer="layout" svg:width="0.322cm" svg:height="0.322cm" svg:x="4.345cm" svg:y="11.457cm" svg:viewBox="0 0 323 323" svg:d="M0 161c0 89 72 162 161 162s162-73 162-162-73-161-162-161-161 72-161 161z">
          <text:p/>
        </draw:path>
        <draw:path draw:style-name="gr72" draw:layer="layout" svg:width="0.322cm" svg:height="0.322cm" svg:x="4.345cm" svg:y="11.457cm" svg:viewBox="0 0 323 323" svg:d="M0 161c0 89 72 162 161 162s162-73 162-162-73-161-162-161-161 72-161 161z">
          <text:p/>
        </draw:path>
        <draw:path draw:style-name="gr73" draw:layer="layout" svg:width="0.321cm" svg:height="0.321cm" svg:x="3.304cm" svg:y="10.414cm" svg:viewBox="0 0 322 322" svg:d="M0 161c0 89 73 161 161 161 89 0 161-72 161-161s-72-161-161-161c-88 0-161 72-161 161z">
          <text:p/>
        </draw:path>
        <draw:path draw:style-name="gr72" draw:layer="layout" svg:width="0.321cm" svg:height="0.321cm" svg:x="3.304cm" svg:y="10.414cm" svg:viewBox="0 0 322 322" svg:d="M0 161c0 89 73 161 161 161 89 0 161-72 161-161s-72-161-161-161c-88 0-161 72-161 161z">
          <text:p/>
        </draw:path>
        <draw:path draw:style-name="gr73" draw:layer="layout" svg:width="0.321cm" svg:height="0.321cm" svg:x="3.304cm" svg:y="10.414cm" svg:viewBox="0 0 322 322" svg:d="M0 161c0 89 73 161 161 161 89 0 161-72 161-161s-72-161-161-161c-88 0-161 72-161 161z">
          <text:p/>
        </draw:path>
        <draw:path draw:style-name="gr72" draw:layer="layout" svg:width="0.321cm" svg:height="0.321cm" svg:x="3.304cm" svg:y="10.414cm" svg:viewBox="0 0 322 322" svg:d="M0 161c0 89 73 161 161 161 89 0 161-72 161-161s-72-161-161-161c-88 0-161 72-161 161z">
          <text:p/>
        </draw:path>
        <draw:path draw:style-name="gr73" draw:layer="layout" svg:width="0.322cm" svg:height="0.321cm" svg:x="4.345cm" svg:y="10.414cm" svg:viewBox="0 0 323 322" svg:d="M0 161c0 89 72 161 161 161s162-72 162-161-73-161-162-161-161 72-161 161z">
          <text:p/>
        </draw:path>
        <draw:path draw:style-name="gr72" draw:layer="layout" svg:width="0.322cm" svg:height="0.321cm" svg:x="4.345cm" svg:y="10.414cm" svg:viewBox="0 0 323 322" svg:d="M0 161c0 89 72 161 161 161s162-72 162-161-73-161-162-161-161 72-161 161z">
          <text:p/>
        </draw:path>
        <draw:path draw:style-name="gr73" draw:layer="layout" svg:width="0.322cm" svg:height="0.321cm" svg:x="4.345cm" svg:y="10.414cm" svg:viewBox="0 0 323 322" svg:d="M0 161c0 89 72 161 161 161s162-72 162-161-73-161-162-161-161 72-161 161z">
          <text:p/>
        </draw:path>
        <draw:path draw:style-name="gr72" draw:layer="layout" svg:width="0.322cm" svg:height="0.321cm" svg:x="4.345cm" svg:y="10.414cm" svg:viewBox="0 0 323 322" svg:d="M0 161c0 89 72 161 161 161s162-72 162-161-73-161-162-161-161 72-161 161z">
          <text:p/>
        </draw:path>
        <draw:path draw:style-name="gr73" draw:layer="layout" svg:width="0.321cm" svg:height="0.322cm" svg:x="3.304cm" svg:y="9.372cm" svg:viewBox="0 0 322 323" svg:d="M0 162c0 89 73 161 161 161 89 0 161-72 161-161 0-90-72-162-161-162-88 0-161 72-161 162z">
          <text:p/>
        </draw:path>
        <draw:path draw:style-name="gr72" draw:layer="layout" svg:width="0.321cm" svg:height="0.322cm" svg:x="3.304cm" svg:y="9.372cm" svg:viewBox="0 0 322 323" svg:d="M0 162c0 89 73 161 161 161 89 0 161-72 161-161 0-90-72-162-161-162-88 0-161 72-161 162z">
          <text:p/>
        </draw:path>
        <draw:path draw:style-name="gr73" draw:layer="layout" svg:width="0.321cm" svg:height="0.322cm" svg:x="3.304cm" svg:y="9.372cm" svg:viewBox="0 0 322 323" svg:d="M0 162c0 89 73 161 161 161 89 0 161-72 161-161 0-90-72-162-161-162-88 0-161 72-161 162z">
          <text:p/>
        </draw:path>
        <draw:path draw:style-name="gr72" draw:layer="layout" svg:width="0.321cm" svg:height="0.322cm" svg:x="3.304cm" svg:y="9.372cm" svg:viewBox="0 0 322 323" svg:d="M0 162c0 89 73 161 161 161 89 0 161-72 161-161 0-90-72-162-161-162-88 0-161 72-161 162z">
          <text:p/>
        </draw:path>
        <draw:path draw:style-name="gr73" draw:layer="layout" svg:width="0.322cm" svg:height="0.322cm" svg:x="4.345cm" svg:y="9.372cm" svg:viewBox="0 0 323 323" svg:d="M0 162c0 89 72 161 161 161s162-72 162-161c0-90-73-162-162-162s-161 72-161 162z">
          <text:p/>
        </draw:path>
        <draw:path draw:style-name="gr72" draw:layer="layout" svg:width="0.322cm" svg:height="0.322cm" svg:x="4.345cm" svg:y="9.372cm" svg:viewBox="0 0 323 323" svg:d="M0 162c0 89 72 161 161 161s162-72 162-161c0-90-73-162-162-162s-161 72-161 162z">
          <text:p/>
        </draw:path>
        <draw:path draw:style-name="gr73" draw:layer="layout" svg:width="0.322cm" svg:height="0.322cm" svg:x="4.345cm" svg:y="9.372cm" svg:viewBox="0 0 323 323" svg:d="M0 162c0 89 72 161 161 161s162-72 162-161c0-90-73-162-162-162s-161 72-161 162z">
          <text:p/>
        </draw:path>
        <draw:path draw:style-name="gr72" draw:layer="layout" svg:width="0.322cm" svg:height="0.322cm" svg:x="4.345cm" svg:y="9.372cm" svg:viewBox="0 0 323 323" svg:d="M0 162c0 89 72 161 161 161s162-72 162-161c0-90-73-162-162-162s-161 72-161 162z">
          <text:p/>
        </draw:path>
        <draw:path draw:style-name="gr73" draw:layer="layout" svg:width="0.321cm" svg:height="0.321cm" svg:x="3.304cm" svg:y="8.329cm" svg:viewBox="0 0 322 322" svg:d="M0 160c0 90 73 162 161 162 89 0 161-72 161-162 0-88-72-160-161-160-88 0-161 72-161 160z">
          <text:p/>
        </draw:path>
        <draw:path draw:style-name="gr72" draw:layer="layout" svg:width="0.321cm" svg:height="0.321cm" svg:x="3.304cm" svg:y="8.329cm" svg:viewBox="0 0 322 322" svg:d="M0 160c0 90 73 162 161 162 89 0 161-72 161-162 0-88-72-160-161-160-88 0-161 72-161 160z">
          <text:p/>
        </draw:path>
        <draw:path draw:style-name="gr73" draw:layer="layout" svg:width="0.321cm" svg:height="0.321cm" svg:x="3.304cm" svg:y="8.329cm" svg:viewBox="0 0 322 322" svg:d="M0 160c0 90 73 162 161 162 89 0 161-72 161-162 0-88-72-160-161-160-88 0-161 72-161 160z">
          <text:p/>
        </draw:path>
        <draw:path draw:style-name="gr72" draw:layer="layout" svg:width="0.321cm" svg:height="0.321cm" svg:x="3.304cm" svg:y="8.329cm" svg:viewBox="0 0 322 322" svg:d="M0 160c0 90 73 162 161 162 89 0 161-72 161-162 0-88-72-160-161-160-88 0-161 72-161 160z">
          <text:p/>
        </draw:path>
        <draw:path draw:style-name="gr73" draw:layer="layout" svg:width="0.322cm" svg:height="0.321cm" svg:x="4.345cm" svg:y="8.329cm" svg:viewBox="0 0 323 322" svg:d="M0 160c0 90 72 162 161 162s162-72 162-162c0-88-73-160-162-160s-161 72-161 160z">
          <text:p/>
        </draw:path>
        <draw:path draw:style-name="gr72" draw:layer="layout" svg:width="0.322cm" svg:height="0.321cm" svg:x="4.345cm" svg:y="8.329cm" svg:viewBox="0 0 323 322" svg:d="M0 160c0 90 72 162 161 162s162-72 162-162c0-88-73-160-162-160s-161 72-161 160z">
          <text:p/>
        </draw:path>
        <draw:path draw:style-name="gr73" draw:layer="layout" svg:width="0.322cm" svg:height="0.321cm" svg:x="4.345cm" svg:y="8.329cm" svg:viewBox="0 0 323 322" svg:d="M0 160c0 90 72 162 161 162s162-72 162-162c0-88-73-160-162-160s-161 72-161 160z">
          <text:p/>
        </draw:path>
        <draw:path draw:style-name="gr72" draw:layer="layout" svg:width="0.322cm" svg:height="0.321cm" svg:x="4.345cm" svg:y="8.329cm" svg:viewBox="0 0 323 322" svg:d="M0 160c0 90 72 162 161 162s162-72 162-162c0-88-73-160-162-160s-161 72-161 160z">
          <text:p/>
        </draw:path>
        <draw:path draw:style-name="gr73" draw:layer="layout" svg:width="0.321cm" svg:height="0.322cm" svg:x="3.304cm" svg:y="7.287cm" svg:viewBox="0 0 322 323" svg:d="M0 161c0 89 73 162 161 162 89 0 161-73 161-162s-72-161-161-161c-88 0-161 72-161 161z">
          <text:p/>
        </draw:path>
        <draw:path draw:style-name="gr72" draw:layer="layout" svg:width="0.321cm" svg:height="0.322cm" svg:x="3.304cm" svg:y="7.287cm" svg:viewBox="0 0 322 323" svg:d="M0 161c0 89 73 162 161 162 89 0 161-73 161-162s-72-161-161-161c-88 0-161 72-161 161z">
          <text:p/>
        </draw:path>
        <draw:path draw:style-name="gr73" draw:layer="layout" svg:width="0.321cm" svg:height="0.322cm" svg:x="3.304cm" svg:y="7.287cm" svg:viewBox="0 0 322 323" svg:d="M0 161c0 89 73 162 161 162 89 0 161-73 161-162s-72-161-161-161c-88 0-161 72-161 161z">
          <text:p/>
        </draw:path>
        <draw:path draw:style-name="gr72" draw:layer="layout" svg:width="0.321cm" svg:height="0.322cm" svg:x="3.304cm" svg:y="7.287cm" svg:viewBox="0 0 322 323" svg:d="M0 161c0 89 73 162 161 162 89 0 161-73 161-162s-72-161-161-161c-88 0-161 72-161 161z">
          <text:p/>
        </draw:path>
        <draw:path draw:style-name="gr73" draw:layer="layout" svg:width="0.322cm" svg:height="0.322cm" svg:x="4.345cm" svg:y="7.287cm" svg:viewBox="0 0 323 323" svg:d="M0 161c0 89 72 162 161 162s162-73 162-162-73-161-162-161-161 72-161 161z">
          <text:p/>
        </draw:path>
        <draw:path draw:style-name="gr72" draw:layer="layout" svg:width="0.322cm" svg:height="0.322cm" svg:x="4.345cm" svg:y="7.287cm" svg:viewBox="0 0 323 323" svg:d="M0 161c0 89 72 162 161 162s162-73 162-162-73-161-162-161-161 72-161 161z">
          <text:p/>
        </draw:path>
        <draw:path draw:style-name="gr73" draw:layer="layout" svg:width="0.322cm" svg:height="0.322cm" svg:x="4.345cm" svg:y="7.287cm" svg:viewBox="0 0 323 323" svg:d="M0 161c0 89 72 162 161 162s162-73 162-162-73-161-162-161-161 72-161 161z">
          <text:p/>
        </draw:path>
        <draw:path draw:style-name="gr72" draw:layer="layout" svg:width="0.322cm" svg:height="0.322cm" svg:x="4.345cm" svg:y="7.287cm" svg:viewBox="0 0 323 323" svg:d="M0 161c0 89 72 162 161 162s162-73 162-162-73-161-162-161-161 72-161 161z">
          <text:p/>
        </draw:path>
        <draw:path draw:style-name="gr73" draw:layer="layout" svg:width="0.321cm" svg:height="0.321cm" svg:x="3.304cm" svg:y="6.244cm" svg:viewBox="0 0 322 322" svg:d="M0 162c0 88 73 160 161 160 89 0 161-72 161-160 0-89-72-162-161-162-88 0-161 73-161 162z">
          <text:p/>
        </draw:path>
        <draw:path draw:style-name="gr72" draw:layer="layout" svg:width="0.321cm" svg:height="0.321cm" svg:x="3.304cm" svg:y="6.244cm" svg:viewBox="0 0 322 322" svg:d="M0 162c0 88 73 160 161 160 89 0 161-72 161-160 0-89-72-162-161-162-88 0-161 73-161 162z">
          <text:p/>
        </draw:path>
        <draw:path draw:style-name="gr73" draw:layer="layout" svg:width="0.321cm" svg:height="0.321cm" svg:x="3.304cm" svg:y="6.244cm" svg:viewBox="0 0 322 322" svg:d="M0 162c0 88 73 160 161 160 89 0 161-72 161-160 0-89-72-162-161-162-88 0-161 73-161 162z">
          <text:p/>
        </draw:path>
        <draw:path draw:style-name="gr72" draw:layer="layout" svg:width="0.321cm" svg:height="0.321cm" svg:x="3.304cm" svg:y="6.244cm" svg:viewBox="0 0 322 322" svg:d="M0 162c0 88 73 160 161 160 89 0 161-72 161-160 0-89-72-162-161-162-88 0-161 73-161 162z">
          <text:p/>
        </draw:path>
        <draw:path draw:style-name="gr73" draw:layer="layout" svg:width="0.322cm" svg:height="0.321cm" svg:x="4.345cm" svg:y="6.244cm" svg:viewBox="0 0 323 322" svg:d="M0 162c0 88 72 160 161 160s162-72 162-160c0-89-73-162-162-162s-161 73-161 162z">
          <text:p/>
        </draw:path>
        <draw:path draw:style-name="gr72" draw:layer="layout" svg:width="0.322cm" svg:height="0.321cm" svg:x="4.345cm" svg:y="6.244cm" svg:viewBox="0 0 323 322" svg:d="M0 162c0 88 72 160 161 160s162-72 162-160c0-89-73-162-162-162s-161 73-161 162z">
          <text:p/>
        </draw:path>
        <draw:path draw:style-name="gr73" draw:layer="layout" svg:width="0.322cm" svg:height="0.321cm" svg:x="4.345cm" svg:y="6.244cm" svg:viewBox="0 0 323 322" svg:d="M0 162c0 88 72 160 161 160s162-72 162-160c0-89-73-162-162-162s-161 73-161 162z">
          <text:p/>
        </draw:path>
        <draw:path draw:style-name="gr72" draw:layer="layout" svg:width="0.322cm" svg:height="0.321cm" svg:x="4.345cm" svg:y="6.244cm" svg:viewBox="0 0 323 322" svg:d="M0 162c0 88 72 160 161 160s162-72 162-160c0-89-73-162-162-162s-161 73-161 162z">
          <text:p/>
        </draw:path>
        <draw:path draw:style-name="gr73" draw:layer="layout" svg:width="0.321cm" svg:height="0.322cm" svg:x="3.304cm" svg:y="5.202cm" svg:viewBox="0 0 322 323" svg:d="M0 162c0 89 73 161 161 161 89 0 161-72 161-161 0-90-72-162-161-162-88 0-161 72-161 162z">
          <text:p/>
        </draw:path>
        <draw:path draw:style-name="gr72" draw:layer="layout" svg:width="0.321cm" svg:height="0.322cm" svg:x="3.304cm" svg:y="5.202cm" svg:viewBox="0 0 322 323" svg:d="M0 162c0 89 73 161 161 161 89 0 161-72 161-161 0-90-72-162-161-162-88 0-161 72-161 162z">
          <text:p/>
        </draw:path>
        <draw:path draw:style-name="gr73" draw:layer="layout" svg:width="0.321cm" svg:height="0.322cm" svg:x="3.304cm" svg:y="5.202cm" svg:viewBox="0 0 322 323" svg:d="M0 162c0 89 73 161 161 161 89 0 161-72 161-161 0-90-72-162-161-162-88 0-161 72-161 162z">
          <text:p/>
        </draw:path>
        <draw:path draw:style-name="gr72" draw:layer="layout" svg:width="0.321cm" svg:height="0.322cm" svg:x="3.304cm" svg:y="5.202cm" svg:viewBox="0 0 322 323" svg:d="M0 162c0 89 73 161 161 161 89 0 161-72 161-161 0-90-72-162-161-162-88 0-161 72-161 162z">
          <text:p/>
        </draw:path>
        <draw:path draw:style-name="gr73" draw:layer="layout" svg:width="0.322cm" svg:height="0.322cm" svg:x="4.345cm" svg:y="5.202cm" svg:viewBox="0 0 323 323" svg:d="M0 162c0 89 72 161 161 161s162-72 162-161c0-90-73-162-162-162s-161 72-161 162z">
          <text:p/>
        </draw:path>
        <draw:path draw:style-name="gr72" draw:layer="layout" svg:width="0.322cm" svg:height="0.322cm" svg:x="4.345cm" svg:y="5.202cm" svg:viewBox="0 0 323 323" svg:d="M0 162c0 89 72 161 161 161s162-72 162-161c0-90-73-162-162-162s-161 72-161 162z">
          <text:p/>
        </draw:path>
        <draw:path draw:style-name="gr73" draw:layer="layout" svg:width="0.322cm" svg:height="0.322cm" svg:x="4.345cm" svg:y="5.202cm" svg:viewBox="0 0 323 323" svg:d="M0 162c0 89 72 161 161 161s162-72 162-161c0-90-73-162-162-162s-161 72-161 162z">
          <text:p/>
        </draw:path>
        <draw:path draw:style-name="gr72" draw:layer="layout" svg:width="0.322cm" svg:height="0.322cm" svg:x="4.345cm" svg:y="5.202cm" svg:viewBox="0 0 323 323" svg:d="M0 162c0 89 72 161 161 161s162-72 162-161c0-90-73-162-162-162s-161 72-161 162z">
          <text:p/>
        </draw:path>
        <draw:path draw:style-name="gr73" draw:layer="layout" svg:width="0.321cm" svg:height="0.321cm" svg:x="3.304cm" svg:y="4.159cm" svg:viewBox="0 0 322 322" svg:d="M0 161c0 90 73 161 161 161 89 0 161-71 161-161 0-89-72-161-161-161-88 0-161 72-161 161z">
          <text:p/>
        </draw:path>
        <draw:path draw:style-name="gr72" draw:layer="layout" svg:width="0.321cm" svg:height="0.321cm" svg:x="3.304cm" svg:y="4.159cm" svg:viewBox="0 0 322 322" svg:d="M0 161c0 90 73 161 161 161 89 0 161-71 161-161 0-89-72-161-161-161-88 0-161 72-161 161z">
          <text:p/>
        </draw:path>
        <draw:path draw:style-name="gr73" draw:layer="layout" svg:width="0.321cm" svg:height="0.321cm" svg:x="3.304cm" svg:y="4.159cm" svg:viewBox="0 0 322 322" svg:d="M0 161c0 90 73 161 161 161 89 0 161-71 161-161 0-89-72-161-161-161-88 0-161 72-161 161z">
          <text:p/>
        </draw:path>
        <draw:path draw:style-name="gr72" draw:layer="layout" svg:width="0.321cm" svg:height="0.321cm" svg:x="3.304cm" svg:y="4.159cm" svg:viewBox="0 0 322 322" svg:d="M0 161c0 90 73 161 161 161 89 0 161-71 161-161 0-89-72-161-161-161-88 0-161 72-161 161z">
          <text:p/>
        </draw:path>
        <draw:path draw:style-name="gr73" draw:layer="layout" svg:width="0.322cm" svg:height="0.321cm" svg:x="4.345cm" svg:y="4.159cm" svg:viewBox="0 0 323 322" svg:d="M0 161c0 90 72 161 161 161s162-71 162-161c0-89-73-161-162-161s-161 72-161 161z">
          <text:p/>
        </draw:path>
        <draw:path draw:style-name="gr72" draw:layer="layout" svg:width="0.322cm" svg:height="0.321cm" svg:x="4.345cm" svg:y="4.159cm" svg:viewBox="0 0 323 322" svg:d="M0 161c0 90 72 161 161 161s162-71 162-161c0-89-73-161-162-161s-161 72-161 161z">
          <text:p/>
        </draw:path>
        <draw:path draw:style-name="gr73" draw:layer="layout" svg:width="0.322cm" svg:height="0.321cm" svg:x="4.345cm" svg:y="4.159cm" svg:viewBox="0 0 323 322" svg:d="M0 161c0 90 72 161 161 161s162-71 162-161c0-89-73-161-162-161s-161 72-161 161z">
          <text:p/>
        </draw:path>
        <draw:path draw:style-name="gr72" draw:layer="layout" svg:width="0.322cm" svg:height="0.321cm" svg:x="4.345cm" svg:y="4.159cm" svg:viewBox="0 0 323 322" svg:d="M0 161c0 90 72 161 161 161s162-71 162-161c0-89-73-161-162-161s-161 72-161 161z">
          <text:p/>
        </draw:path>
        <draw:path draw:style-name="gr73" draw:layer="layout" svg:width="0.321cm" svg:height="0.322cm" svg:x="3.304cm" svg:y="3.117cm" svg:viewBox="0 0 322 323" svg:d="M0 161c0 89 73 162 161 162 89 0 161-73 161-162s-72-161-161-161c-88 0-161 72-161 161z">
          <text:p/>
        </draw:path>
        <draw:path draw:style-name="gr72" draw:layer="layout" svg:width="0.321cm" svg:height="0.322cm" svg:x="3.304cm" svg:y="3.117cm" svg:viewBox="0 0 322 323" svg:d="M0 161c0 89 73 162 161 162 89 0 161-73 161-162s-72-161-161-161c-88 0-161 72-161 161z">
          <text:p/>
        </draw:path>
        <draw:path draw:style-name="gr73" draw:layer="layout" svg:width="0.321cm" svg:height="0.322cm" svg:x="3.304cm" svg:y="3.117cm" svg:viewBox="0 0 322 323" svg:d="M0 161c0 89 73 162 161 162 89 0 161-73 161-162s-72-161-161-161c-88 0-161 72-161 161z">
          <text:p/>
        </draw:path>
        <draw:path draw:style-name="gr72" draw:layer="layout" svg:width="0.321cm" svg:height="0.322cm" svg:x="3.304cm" svg:y="3.117cm" svg:viewBox="0 0 322 323" svg:d="M0 161c0 89 73 162 161 162 89 0 161-73 161-162s-72-161-161-161c-88 0-161 72-161 161z">
          <text:p/>
        </draw:path>
        <draw:path draw:style-name="gr73" draw:layer="layout" svg:width="0.322cm" svg:height="0.322cm" svg:x="4.345cm" svg:y="3.117cm" svg:viewBox="0 0 323 323" svg:d="M0 161c0 89 72 162 161 162s162-73 162-162-73-161-162-161-161 72-161 161z">
          <text:p/>
        </draw:path>
        <draw:path draw:style-name="gr72" draw:layer="layout" svg:width="0.322cm" svg:height="0.322cm" svg:x="4.345cm" svg:y="3.117cm" svg:viewBox="0 0 323 323" svg:d="M0 161c0 89 72 162 161 162s162-73 162-162-73-161-162-161-161 72-161 161z">
          <text:p/>
        </draw:path>
        <draw:path draw:style-name="gr73" draw:layer="layout" svg:width="0.322cm" svg:height="0.322cm" svg:x="4.345cm" svg:y="3.117cm" svg:viewBox="0 0 323 323" svg:d="M0 161c0 89 72 162 161 162s162-73 162-162-73-161-162-161-161 72-161 161z">
          <text:p/>
        </draw:path>
        <draw:path draw:style-name="gr72" draw:layer="layout" svg:width="0.322cm" svg:height="0.322cm" svg:x="4.345cm" svg:y="3.117cm" svg:viewBox="0 0 323 323" svg:d="M0 161c0 89 72 162 161 162s162-73 162-162-73-161-162-161-161 72-161 161z">
          <text:p/>
        </draw:path>
        <draw:path draw:style-name="gr73" draw:layer="layout" svg:width="0.321cm" svg:height="0.322cm" svg:x="3.304cm" svg:y="2.074cm" svg:viewBox="0 0 322 323" svg:d="M0 162c0 89 73 161 161 161 89 0 161-72 161-161s-72-162-161-162c-88 0-161 73-161 162z">
          <text:p/>
        </draw:path>
        <draw:path draw:style-name="gr72" draw:layer="layout" svg:width="0.321cm" svg:height="0.322cm" svg:x="3.304cm" svg:y="2.074cm" svg:viewBox="0 0 322 323" svg:d="M0 162c0 89 73 161 161 161 89 0 161-72 161-161s-72-162-161-162c-88 0-161 73-161 162z">
          <text:p/>
        </draw:path>
        <draw:path draw:style-name="gr73" draw:layer="layout" svg:width="0.321cm" svg:height="0.322cm" svg:x="3.304cm" svg:y="2.074cm" svg:viewBox="0 0 322 323" svg:d="M0 162c0 89 73 161 161 161 89 0 161-72 161-161s-72-162-161-162c-88 0-161 73-161 162z">
          <text:p/>
        </draw:path>
        <draw:path draw:style-name="gr72" draw:layer="layout" svg:width="0.321cm" svg:height="0.322cm" svg:x="3.304cm" svg:y="2.074cm" svg:viewBox="0 0 322 323" svg:d="M0 162c0 89 73 161 161 161 89 0 161-72 161-161s-72-162-161-162c-88 0-161 73-161 162z">
          <text:p/>
        </draw:path>
        <draw:path draw:style-name="gr73" draw:layer="layout" svg:width="0.322cm" svg:height="0.322cm" svg:x="4.345cm" svg:y="2.074cm" svg:viewBox="0 0 323 323" svg:d="M0 162c0 89 72 161 161 161s162-72 162-161-73-162-162-162-161 73-161 162z">
          <text:p/>
        </draw:path>
        <draw:path draw:style-name="gr72" draw:layer="layout" svg:width="0.322cm" svg:height="0.322cm" svg:x="4.345cm" svg:y="2.074cm" svg:viewBox="0 0 323 323" svg:d="M0 162c0 89 72 161 161 161s162-72 162-161-73-162-162-162-161 73-161 162z">
          <text:p/>
        </draw:path>
        <draw:path draw:style-name="gr73" draw:layer="layout" svg:width="0.322cm" svg:height="0.322cm" svg:x="4.345cm" svg:y="2.074cm" svg:viewBox="0 0 323 323" svg:d="M0 162c0 89 72 161 161 161s162-72 162-161-73-162-162-162-161 73-161 162z">
          <text:p/>
        </draw:path>
        <draw:path draw:style-name="gr72" draw:layer="layout" svg:width="0.322cm" svg:height="0.322cm" svg:x="4.345cm" svg:y="2.074cm" svg:viewBox="0 0 323 323" svg:d="M0 162c0 89 72 161 161 161s162-72 162-161-73-162-162-162-161 73-161 162z">
          <text:p/>
        </draw:path>
        <draw:path draw:style-name="gr73" draw:layer="layout" svg:width="0.321cm" svg:height="0.322cm" svg:x="3.304cm" svg:y="1.032cm" svg:viewBox="0 0 322 323" svg:d="M0 162c0 89 73 161 161 161 89 0 161-72 161-161 0-90-72-162-161-162-88 0-161 72-161 162z">
          <text:p/>
        </draw:path>
        <draw:path draw:style-name="gr72" draw:layer="layout" svg:width="0.321cm" svg:height="0.322cm" svg:x="3.304cm" svg:y="1.032cm" svg:viewBox="0 0 322 323" svg:d="M0 162c0 89 73 161 161 161 89 0 161-72 161-161 0-90-72-162-161-162-88 0-161 72-161 162z">
          <text:p/>
        </draw:path>
        <draw:path draw:style-name="gr73" draw:layer="layout" svg:width="0.321cm" svg:height="0.322cm" svg:x="3.304cm" svg:y="1.032cm" svg:viewBox="0 0 322 323" svg:d="M0 162c0 89 73 161 161 161 89 0 161-72 161-161 0-90-72-162-161-162-88 0-161 72-161 162z">
          <text:p/>
        </draw:path>
        <draw:path draw:style-name="gr72" draw:layer="layout" svg:width="0.321cm" svg:height="0.322cm" svg:x="3.304cm" svg:y="1.032cm" svg:viewBox="0 0 322 323" svg:d="M0 162c0 89 73 161 161 161 89 0 161-72 161-161 0-90-72-162-161-162-88 0-161 72-161 162z">
          <text:p/>
        </draw:path>
        <draw:path draw:style-name="gr73" draw:layer="layout" svg:width="0.322cm" svg:height="0.322cm" svg:x="4.345cm" svg:y="1.032cm" svg:viewBox="0 0 323 323" svg:d="M0 162c0 89 72 161 161 161s162-72 162-161c0-90-73-162-162-162s-161 72-161 162z">
          <text:p/>
        </draw:path>
        <draw:path draw:style-name="gr72" draw:layer="layout" svg:width="0.322cm" svg:height="0.322cm" svg:x="4.345cm" svg:y="1.032cm" svg:viewBox="0 0 323 323" svg:d="M0 162c0 89 72 161 161 161s162-72 162-161c0-90-73-162-162-162s-161 72-161 162z">
          <text:p/>
        </draw:path>
        <draw:path draw:style-name="gr73" draw:layer="layout" svg:width="0.322cm" svg:height="0.322cm" svg:x="4.345cm" svg:y="1.032cm" svg:viewBox="0 0 323 323" svg:d="M0 162c0 89 72 161 161 161s162-72 162-161c0-90-73-162-162-162s-161 72-161 162z">
          <text:p/>
        </draw:path>
        <draw:path draw:style-name="gr72" draw:layer="layout" svg:width="0.322cm" svg:height="0.322cm" svg:x="4.345cm" svg:y="1.032cm" svg:viewBox="0 0 323 323" svg:d="M0 162c0 89 72 161 161 161s162-72 162-161c0-90-73-162-162-162s-161 72-161 162z">
          <text:p/>
        </draw:path>
        <draw:path draw:style-name="gr73" draw:layer="layout" svg:width="0.322cm" svg:height="0.322cm" svg:x="8.43cm" svg:y="7.541cm" svg:viewBox="0 0 323 323" svg:d="M0 162c0 89 72 161 162 161 89 0 161-72 161-161s-72-162-161-162c-90 0-162 73-162 162z">
          <text:p/>
        </draw:path>
        <draw:path draw:style-name="gr72" draw:layer="layout" svg:width="0.322cm" svg:height="0.322cm" svg:x="8.43cm" svg:y="7.541cm" svg:viewBox="0 0 323 323" svg:d="M0 162c0 89 72 161 162 161 89 0 161-72 161-161s-72-162-161-162c-90 0-162 73-162 162z">
          <text:p/>
        </draw:path>
        <draw:path draw:style-name="gr73" draw:layer="layout" svg:width="0.322cm" svg:height="0.322cm" svg:x="8.43cm" svg:y="7.541cm" svg:viewBox="0 0 323 323" svg:d="M0 162c0 89 72 161 162 161 89 0 161-72 161-161s-72-162-161-162c-90 0-162 73-162 162z">
          <text:p/>
        </draw:path>
        <draw:path draw:style-name="gr72" draw:layer="layout" svg:width="0.322cm" svg:height="0.322cm" svg:x="8.43cm" svg:y="7.541cm" svg:viewBox="0 0 323 323" svg:d="M0 162c0 89 72 161 162 161 89 0 161-72 161-161s-72-162-161-162c-90 0-162 73-162 162z">
          <text:p/>
        </draw:path>
        <draw:path draw:style-name="gr73" draw:layer="layout" svg:width="0.322cm" svg:height="0.322cm" svg:x="6.868cm" svg:y="5.977cm" svg:viewBox="0 0 323 323" svg:d="M0 161c0 89 73 162 162 162s161-73 161-162-72-161-161-161-162 72-162 161z">
          <text:p/>
        </draw:path>
        <draw:path draw:style-name="gr72" draw:layer="layout" svg:width="0.322cm" svg:height="0.322cm" svg:x="6.868cm" svg:y="5.977cm" svg:viewBox="0 0 323 323" svg:d="M0 161c0 89 73 162 162 162s161-73 161-162-72-161-161-161-162 72-162 161z">
          <text:p/>
        </draw:path>
        <draw:path draw:style-name="gr73" draw:layer="layout" svg:width="0.322cm" svg:height="0.322cm" svg:x="6.868cm" svg:y="5.977cm" svg:viewBox="0 0 323 323" svg:d="M0 161c0 89 73 162 162 162s161-73 161-162-72-161-161-161-162 72-162 161z">
          <text:p/>
        </draw:path>
        <draw:path draw:style-name="gr72" draw:layer="layout" svg:width="0.322cm" svg:height="0.322cm" svg:x="6.868cm" svg:y="5.977cm" svg:viewBox="0 0 323 323" svg:d="M0 161c0 89 73 162 162 162s161-73 161-162-72-161-161-161-162 72-162 161z">
          <text:p/>
        </draw:path>
        <draw:path draw:style-name="gr73" draw:layer="layout" svg:width="0.486cm" svg:height="0.487cm" svg:x="6.786cm" svg:y="9.023cm" svg:viewBox="0 0 487 488" svg:d="M0 243c0 135 109 245 243 245 135 0 244-110 244-245 0-134-109-243-244-243-134 0-243 109-243 243z">
          <text:p/>
        </draw:path>
        <draw:path draw:style-name="gr72" draw:layer="layout" svg:width="0.486cm" svg:height="0.487cm" svg:x="6.786cm" svg:y="9.023cm" svg:viewBox="0 0 487 488" svg:d="M0 243c0 135 109 245 243 245 135 0 244-110 244-245 0-134-109-243-244-243-134 0-243 109-243 243z">
          <text:p/>
        </draw:path>
        <draw:path draw:style-name="gr73" draw:layer="layout" svg:width="0.486cm" svg:height="0.487cm" svg:x="6.786cm" svg:y="9.023cm" svg:viewBox="0 0 487 488" svg:d="M0 243c0 135 109 245 243 245 135 0 244-110 244-245 0-134-109-243-244-243-134 0-243 109-243 243z">
          <text:p/>
        </draw:path>
        <draw:path draw:style-name="gr72" draw:layer="layout" svg:width="0.486cm" svg:height="0.487cm" svg:x="6.786cm" svg:y="9.023cm" svg:viewBox="0 0 487 488" svg:d="M0 243c0 135 109 245 243 245 135 0 244-110 244-245 0-134-109-243-244-243-134 0-243 109-243 243z">
          <text:p/>
        </draw:path>
        <draw:path draw:style-name="gr73" draw:layer="layout" svg:width="0.487cm" svg:height="0.487cm" svg:x="9.912cm" svg:y="5.894cm" svg:viewBox="0 0 488 488" svg:d="M0 245c0 134 110 243 244 243 135 0 244-109 244-243 0-136-109-245-244-245-134 0-244 109-244 245z">
          <text:p/>
        </draw:path>
        <draw:path draw:style-name="gr72" draw:layer="layout" svg:width="0.487cm" svg:height="0.487cm" svg:x="9.912cm" svg:y="5.894cm" svg:viewBox="0 0 488 488" svg:d="M0 245c0 134 110 243 244 243 135 0 244-109 244-243 0-136-109-245-244-245-134 0-244 109-244 245z">
          <text:p/>
        </draw:path>
        <draw:path draw:style-name="gr73" draw:layer="layout" svg:width="0.487cm" svg:height="0.487cm" svg:x="9.912cm" svg:y="5.894cm" svg:viewBox="0 0 488 488" svg:d="M0 245c0 134 110 243 244 243 135 0 244-109 244-243 0-136-109-245-244-245-134 0-244 109-244 245z">
          <text:p/>
        </draw:path>
        <draw:path draw:style-name="gr72" draw:layer="layout" svg:width="0.487cm" svg:height="0.487cm" svg:x="9.912cm" svg:y="5.894cm" svg:viewBox="0 0 488 488" svg:d="M0 245c0 134 110 243 244 243 135 0 244-109 244-243 0-136-109-245-244-245-134 0-244 109-244 245z">
          <text:p/>
        </draw:path>
        <draw:path draw:style-name="gr73" draw:layer="layout" svg:width="0.321cm" svg:height="0.322cm" svg:x="12.16cm" svg:y="11.457cm" svg:viewBox="0 0 322 323" svg:d="M0 161c0 89 72 162 161 162 90 0 161-73 161-162s-71-161-161-161c-89 0-161 72-161 161z">
          <text:p/>
        </draw:path>
        <draw:path draw:style-name="gr72" draw:layer="layout" svg:width="0.321cm" svg:height="0.322cm" svg:x="12.16cm" svg:y="11.457cm" svg:viewBox="0 0 322 323" svg:d="M0 161c0 89 72 162 161 162 90 0 161-73 161-162s-71-161-161-161c-89 0-161 72-161 161z">
          <text:p/>
        </draw:path>
        <draw:path draw:style-name="gr73" draw:layer="layout" svg:width="0.321cm" svg:height="0.322cm" svg:x="12.16cm" svg:y="11.457cm" svg:viewBox="0 0 322 323" svg:d="M0 161c0 89 72 162 161 162 90 0 161-73 161-162s-71-161-161-161c-89 0-161 72-161 161z">
          <text:p/>
        </draw:path>
        <draw:path draw:style-name="gr72" draw:layer="layout" svg:width="0.321cm" svg:height="0.322cm" svg:x="12.16cm" svg:y="11.457cm" svg:viewBox="0 0 322 323" svg:d="M0 161c0 89 72 162 161 162 90 0 161-73 161-162s-71-161-161-161c-89 0-161 72-161 161z">
          <text:p/>
        </draw:path>
        <draw:path draw:style-name="gr73" draw:layer="layout" svg:width="0.322cm" svg:height="0.322cm" svg:x="11.118cm" svg:y="11.457cm" svg:viewBox="0 0 323 323" svg:d="M0 161c0 89 72 162 161 162s162-73 162-162-73-161-162-161-161 72-161 161z">
          <text:p/>
        </draw:path>
        <draw:path draw:style-name="gr72" draw:layer="layout" svg:width="0.322cm" svg:height="0.322cm" svg:x="11.118cm" svg:y="11.457cm" svg:viewBox="0 0 323 323" svg:d="M0 161c0 89 72 162 161 162s162-73 162-162-73-161-162-161-161 72-161 161z">
          <text:p/>
        </draw:path>
        <draw:path draw:style-name="gr73" draw:layer="layout" svg:width="0.322cm" svg:height="0.322cm" svg:x="11.118cm" svg:y="11.457cm" svg:viewBox="0 0 323 323" svg:d="M0 161c0 89 72 162 161 162s162-73 162-162-73-161-162-161-161 72-161 161z">
          <text:p/>
        </draw:path>
        <draw:path draw:style-name="gr72" draw:layer="layout" svg:width="0.322cm" svg:height="0.322cm" svg:x="11.118cm" svg:y="11.457cm" svg:viewBox="0 0 323 323" svg:d="M0 161c0 89 72 162 161 162s162-73 162-162-73-161-162-161-161 72-161 161z">
          <text:p/>
        </draw:path>
        <draw:path draw:style-name="gr73" draw:layer="layout" svg:width="0.485cm" svg:height="0.487cm" svg:x="6.43cm" svg:y="3.56cm" svg:viewBox="0 0 486 488" svg:d="M0 244c0 135 110 244 243 244 134 0 243-109 243-244 0-134-109-244-243-244-133 0-243 110-243 244z">
          <text:p/>
        </draw:path>
        <draw:path draw:style-name="gr72" draw:layer="layout" svg:width="0.485cm" svg:height="0.487cm" svg:x="6.43cm" svg:y="3.56cm" svg:viewBox="0 0 486 488" svg:d="M0 244c0 135 110 244 243 244 134 0 243-109 243-244 0-134-109-244-243-244-133 0-243 110-243 244z">
          <text:p/>
        </draw:path>
        <draw:path draw:style-name="gr73" draw:layer="layout" svg:width="0.485cm" svg:height="0.487cm" svg:x="6.43cm" svg:y="3.56cm" svg:viewBox="0 0 486 488" svg:d="M0 244c0 135 110 244 243 244 134 0 243-109 243-244 0-134-109-244-243-244-133 0-243 110-243 244z">
          <text:p/>
        </draw:path>
        <draw:path draw:style-name="gr72" draw:layer="layout" svg:width="0.485cm" svg:height="0.487cm" svg:x="6.43cm" svg:y="3.56cm" svg:viewBox="0 0 486 488" svg:d="M0 244c0 135 110 244 243 244 134 0 243-109 243-244 0-134-109-244-243-244-133 0-243 110-243 244z">
          <text:p/>
        </draw:path>
        <draw:path draw:style-name="gr73" draw:layer="layout" svg:width="0.487cm" svg:height="0.487cm" svg:x="9.554cm" svg:y="1.475cm" svg:viewBox="0 0 488 488" svg:d="M0 244c0 135 109 244 244 244 134 0 244-109 244-244s-110-244-244-244c-135 0-244 109-244 244z">
          <text:p/>
        </draw:path>
        <draw:path draw:style-name="gr72" draw:layer="layout" svg:width="0.487cm" svg:height="0.487cm" svg:x="9.554cm" svg:y="1.475cm" svg:viewBox="0 0 488 488" svg:d="M0 244c0 135 109 244 244 244 134 0 244-109 244-244s-110-244-244-244c-135 0-244 109-244 244z">
          <text:p/>
        </draw:path>
        <draw:path draw:style-name="gr73" draw:layer="layout" svg:width="0.487cm" svg:height="0.487cm" svg:x="9.554cm" svg:y="1.475cm" svg:viewBox="0 0 488 488" svg:d="M0 244c0 135 109 244 244 244 134 0 244-109 244-244s-110-244-244-244c-135 0-244 109-244 244z">
          <text:p/>
        </draw:path>
        <draw:path draw:style-name="gr72" draw:layer="layout" svg:width="0.487cm" svg:height="0.487cm" svg:x="9.554cm" svg:y="1.475cm" svg:viewBox="0 0 488 488" svg:d="M0 244c0 135 109 244 244 244 134 0 244-109 244-244s-110-244-244-244c-135 0-244 109-244 244z">
          <text:p/>
        </draw:path>
        <draw:path draw:style-name="gr73" draw:layer="layout" svg:width="0.485cm" svg:height="0.487cm" svg:x="6.43cm" svg:y="1.475cm" svg:viewBox="0 0 486 488" svg:d="M0 244c0 135 110 244 243 244 134 0 243-109 243-244s-109-244-243-244c-133 0-243 109-243 244z">
          <text:p/>
        </draw:path>
        <draw:path draw:style-name="gr72" draw:layer="layout" svg:width="0.485cm" svg:height="0.487cm" svg:x="6.43cm" svg:y="1.475cm" svg:viewBox="0 0 486 488" svg:d="M0 244c0 135 110 244 243 244 134 0 243-109 243-244s-109-244-243-244c-133 0-243 109-243 244z">
          <text:p/>
        </draw:path>
        <draw:path draw:style-name="gr73" draw:layer="layout" svg:width="0.485cm" svg:height="0.487cm" svg:x="6.43cm" svg:y="1.475cm" svg:viewBox="0 0 486 488" svg:d="M0 244c0 135 110 244 243 244 134 0 243-109 243-244s-109-244-243-244c-133 0-243 109-243 244z">
          <text:p/>
        </draw:path>
        <draw:path draw:style-name="gr72" draw:layer="layout" svg:width="0.485cm" svg:height="0.487cm" svg:x="6.43cm" svg:y="1.475cm" svg:viewBox="0 0 486 488" svg:d="M0 244c0 135 110 244 243 244 134 0 243-109 243-244s-109-244-243-244c-133 0-243 109-243 244z">
          <text:p/>
        </draw:path>
        <draw:path draw:style-name="gr73" draw:layer="layout" svg:width="0.485cm" svg:height="0.485cm" svg:x="6.43cm" svg:y="2.518cm" svg:viewBox="0 0 486 486" svg:d="M0 244c0 133 110 242 243 242 134 0 243-109 243-242 0-135-109-244-243-244-133 0-243 109-243 244z">
          <text:p/>
        </draw:path>
        <draw:path draw:style-name="gr72" draw:layer="layout" svg:width="0.485cm" svg:height="0.485cm" svg:x="6.43cm" svg:y="2.518cm" svg:viewBox="0 0 486 486" svg:d="M0 244c0 133 110 242 243 242 134 0 243-109 243-242 0-135-109-244-243-244-133 0-243 109-243 244z">
          <text:p/>
        </draw:path>
        <draw:path draw:style-name="gr73" draw:layer="layout" svg:width="0.485cm" svg:height="0.485cm" svg:x="6.43cm" svg:y="2.518cm" svg:viewBox="0 0 486 486" svg:d="M0 244c0 133 110 242 243 242 134 0 243-109 243-242 0-135-109-244-243-244-133 0-243 109-243 244z">
          <text:p/>
        </draw:path>
        <draw:path draw:style-name="gr72" draw:layer="layout" svg:width="0.485cm" svg:height="0.485cm" svg:x="6.43cm" svg:y="2.518cm" svg:viewBox="0 0 486 486" svg:d="M0 244c0 133 110 242 243 242 134 0 243-109 243-242 0-135-109-244-243-244-133 0-243 109-243 244z">
          <text:p/>
        </draw:path>
        <draw:path draw:style-name="gr73" draw:layer="layout" svg:width="0.487cm" svg:height="0.485cm" svg:x="9.554cm" svg:y="2.518cm" svg:viewBox="0 0 488 486" svg:d="M0 244c0 133 109 242 244 242 134 0 244-109 244-242 0-135-110-244-244-244-135 0-244 109-244 244z">
          <text:p/>
        </draw:path>
        <draw:path draw:style-name="gr72" draw:layer="layout" svg:width="0.487cm" svg:height="0.485cm" svg:x="9.554cm" svg:y="2.518cm" svg:viewBox="0 0 488 486" svg:d="M0 244c0 133 109 242 244 242 134 0 244-109 244-242 0-135-110-244-244-244-135 0-244 109-244 244z">
          <text:p/>
        </draw:path>
        <draw:path draw:style-name="gr73" draw:layer="layout" svg:width="0.487cm" svg:height="0.485cm" svg:x="9.554cm" svg:y="2.518cm" svg:viewBox="0 0 488 486" svg:d="M0 244c0 133 109 242 244 242 134 0 244-109 244-242 0-135-110-244-244-244-135 0-244 109-244 244z">
          <text:p/>
        </draw:path>
        <draw:path draw:style-name="gr72" draw:layer="layout" svg:width="0.487cm" svg:height="0.485cm" svg:x="9.554cm" svg:y="2.518cm" svg:viewBox="0 0 488 486" svg:d="M0 244c0 133 109 242 244 242 134 0 244-109 244-242 0-135-110-244-244-244-135 0-244 109-244 244z">
          <text:p/>
        </draw:path>
        <draw:path draw:style-name="gr73" draw:layer="layout" svg:width="0.487cm" svg:height="0.487cm" svg:x="9.554cm" svg:y="3.56cm" svg:viewBox="0 0 488 488" svg:d="M0 244c0 135 109 244 244 244 134 0 244-109 244-244 0-134-110-244-244-244-135 0-244 110-244 244z">
          <text:p/>
        </draw:path>
        <draw:path draw:style-name="gr72" draw:layer="layout" svg:width="0.487cm" svg:height="0.487cm" svg:x="9.554cm" svg:y="3.56cm" svg:viewBox="0 0 488 488" svg:d="M0 244c0 135 109 244 244 244 134 0 244-109 244-244 0-134-110-244-244-244-135 0-244 110-244 244z">
          <text:p/>
        </draw:path>
        <draw:path draw:style-name="gr73" draw:layer="layout" svg:width="0.487cm" svg:height="0.487cm" svg:x="9.554cm" svg:y="3.56cm" svg:viewBox="0 0 488 488" svg:d="M0 244c0 135 109 244 244 244 134 0 244-109 244-244 0-134-110-244-244-244-135 0-244 110-244 244z">
          <text:p/>
        </draw:path>
        <draw:path draw:style-name="gr72" draw:layer="layout" svg:width="0.487cm" svg:height="0.487cm" svg:x="9.554cm" svg:y="3.56cm" svg:viewBox="0 0 488 488" svg:d="M0 244c0 135 109 244 244 244 134 0 244-109 244-244 0-134-110-244-244-244-135 0-244 110-244 244z">
          <text:p/>
        </draw:path>
        <draw:path draw:style-name="gr73" draw:layer="layout" svg:width="0.61cm" svg:height="0.608cm" svg:x="14.64cm" svg:y="5.543cm" svg:viewBox="0 0 611 609" svg:d="M0 305c0 168 137 304 306 304s305-136 305-304c0-169-136-305-305-305s-306 136-306 305z">
          <text:p/>
        </draw:path>
        <draw:path draw:style-name="gr72" draw:layer="layout" svg:width="0.61cm" svg:height="0.608cm" svg:x="14.64cm" svg:y="5.543cm" svg:viewBox="0 0 611 609" svg:d="M0 305c0 168 137 304 306 304s305-136 305-304c0-169-136-305-305-305s-306 136-306 305z">
          <text:p/>
        </draw:path>
        <draw:path draw:style-name="gr73" draw:layer="layout" svg:width="0.61cm" svg:height="0.608cm" svg:x="14.64cm" svg:y="5.543cm" svg:viewBox="0 0 611 609" svg:d="M0 305c0 168 137 304 306 304s305-136 305-304c0-169-136-305-305-305s-306 136-306 305z">
          <text:p/>
        </draw:path>
        <draw:path draw:style-name="gr72" draw:layer="layout" svg:width="0.61cm" svg:height="0.608cm" svg:x="14.64cm" svg:y="5.543cm" svg:viewBox="0 0 611 609" svg:d="M0 305c0 168 137 304 306 304s305-136 305-304c0-169-136-305-305-305s-306 136-306 305z">
          <text:p/>
        </draw:path>
        <draw:path draw:style-name="gr73" draw:layer="layout" svg:width="0.61cm" svg:height="0.61cm" svg:x="11.565cm" svg:y="5.767cm" svg:viewBox="0 0 611 611" svg:d="M0 306c0 168 136 305 305 305s306-137 306-305-137-306-306-306-305 138-305 306z">
          <text:p/>
        </draw:path>
        <draw:path draw:style-name="gr72" draw:layer="layout" svg:width="0.61cm" svg:height="0.61cm" svg:x="11.565cm" svg:y="5.767cm" svg:viewBox="0 0 611 611" svg:d="M0 306c0 168 136 305 305 305s306-137 306-305-137-306-306-306-305 138-305 306z">
          <text:p/>
        </draw:path>
        <draw:path draw:style-name="gr73" draw:layer="layout" svg:width="0.61cm" svg:height="0.61cm" svg:x="11.565cm" svg:y="5.767cm" svg:viewBox="0 0 611 611" svg:d="M0 306c0 168 136 305 305 305s306-137 306-305-137-306-306-306-305 138-305 306z">
          <text:p/>
        </draw:path>
        <draw:path draw:style-name="gr72" draw:layer="layout" svg:width="0.61cm" svg:height="0.61cm" svg:x="11.565cm" svg:y="5.767cm" svg:viewBox="0 0 611 611" svg:d="M0 306c0 168 136 305 305 305s306-137 306-305-137-306-306-306-305 138-305 306z">
          <text:p/>
        </draw:path>
        <draw:path draw:style-name="gr73" draw:layer="layout" svg:width="0.608cm" svg:height="0.607cm" svg:x="13.37cm" svg:y="8.572cm" svg:viewBox="0 0 609 608" svg:d="M0 305c0 168 136 303 305 303 168 0 304-135 304-303 0-169-136-305-304-305-169 0-305 136-305 305z">
          <text:p/>
        </draw:path>
        <draw:path draw:style-name="gr72" draw:layer="layout" svg:width="0.608cm" svg:height="0.607cm" svg:x="13.37cm" svg:y="8.572cm" svg:viewBox="0 0 609 608" svg:d="M0 305c0 168 136 303 305 303 168 0 304-135 304-303 0-169-136-305-304-305-169 0-305 136-305 305z">
          <text:p/>
        </draw:path>
        <draw:path draw:style-name="gr73" draw:layer="layout" svg:width="0.608cm" svg:height="0.607cm" svg:x="13.37cm" svg:y="8.572cm" svg:viewBox="0 0 609 608" svg:d="M0 305c0 168 136 303 305 303 168 0 304-135 304-303 0-169-136-305-304-305-169 0-305 136-305 305z">
          <text:p/>
        </draw:path>
        <draw:path draw:style-name="gr72" draw:layer="layout" svg:width="0.608cm" svg:height="0.607cm" svg:x="13.37cm" svg:y="8.572cm" svg:viewBox="0 0 609 608" svg:d="M0 305c0 168 136 303 305 303 168 0 304-135 304-303 0-169-136-305-304-305-169 0-305 136-305 305z">
          <text:p/>
        </draw:path>
        <draw:path draw:style-name="gr73" draw:layer="layout" svg:width="0.608cm" svg:height="0.61cm" svg:x="12.837cm" svg:y="9.482cm" svg:viewBox="0 0 609 611" svg:d="M0 305c0 168 136 306 305 306 168 0 304-138 304-306s-136-305-304-305c-169 0-305 137-305 305z">
          <text:p/>
        </draw:path>
        <draw:path draw:style-name="gr72" draw:layer="layout" svg:width="0.608cm" svg:height="0.61cm" svg:x="12.837cm" svg:y="9.482cm" svg:viewBox="0 0 609 611" svg:d="M0 305c0 168 136 306 305 306 168 0 304-138 304-306s-136-305-304-305c-169 0-305 137-305 305z">
          <text:p/>
        </draw:path>
        <draw:path draw:style-name="gr73" draw:layer="layout" svg:width="0.608cm" svg:height="0.61cm" svg:x="12.837cm" svg:y="9.482cm" svg:viewBox="0 0 609 611" svg:d="M0 305c0 168 136 306 305 306 168 0 304-138 304-306s-136-305-304-305c-169 0-305 137-305 305z">
          <text:p/>
        </draw:path>
        <draw:path draw:style-name="gr72" draw:layer="layout" svg:width="0.608cm" svg:height="0.61cm" svg:x="12.837cm" svg:y="9.482cm" svg:viewBox="0 0 609 611" svg:d="M0 305c0 168 136 306 305 306 168 0 304-138 304-306s-136-305-304-305c-169 0-305 137-305 305z">
          <text:p/>
        </draw:path>
        <draw:path draw:style-name="gr73" draw:layer="layout" svg:width="0.607cm" svg:height="0.609cm" svg:x="16.078cm" svg:y="7.512cm" svg:viewBox="0 0 608 610" svg:d="M0 305c0 169 137 305 304 305 168 0 304-136 304-305 0-168-136-305-304-305-167 0-304 137-304 305z">
          <text:p/>
        </draw:path>
        <draw:path draw:style-name="gr72" draw:layer="layout" svg:width="0.607cm" svg:height="0.609cm" svg:x="16.078cm" svg:y="7.512cm" svg:viewBox="0 0 608 610" svg:d="M0 305c0 169 137 305 304 305 168 0 304-136 304-305 0-168-136-305-304-305-167 0-304 137-304 305z">
          <text:p/>
        </draw:path>
        <draw:path draw:style-name="gr73" draw:layer="layout" svg:width="0.607cm" svg:height="0.609cm" svg:x="16.078cm" svg:y="7.512cm" svg:viewBox="0 0 608 610" svg:d="M0 305c0 169 137 305 304 305 168 0 304-136 304-305 0-168-136-305-304-305-167 0-304 137-304 305z">
          <text:p/>
        </draw:path>
        <draw:path draw:style-name="gr72" draw:layer="layout" svg:width="0.607cm" svg:height="0.609cm" svg:x="16.078cm" svg:y="7.512cm" svg:viewBox="0 0 608 610" svg:d="M0 305c0 169 137 305 304 305 168 0 304-136 304-305 0-168-136-305-304-305-167 0-304 137-304 305z">
          <text:p/>
        </draw:path>
        <draw:path draw:style-name="gr73" draw:layer="layout" svg:width="0.159cm" svg:height="0.157cm" svg:x="12.331cm" svg:y="2.173cm" svg:viewBox="0 0 160 158" svg:d="M0 79c0 44 36 79 81 79 43 0 79-35 79-79s-36-79-79-79c-45 0-81 35-81 79z">
          <text:p/>
        </draw:path>
        <draw:path draw:style-name="gr72" draw:layer="layout" svg:width="0.159cm" svg:height="0.157cm" svg:x="12.331cm" svg:y="2.173cm" svg:viewBox="0 0 160 158" svg:d="M0 79c0 44 36 79 81 79 43 0 79-35 79-79s-36-79-79-79c-45 0-81 35-81 79z">
          <text:p/>
        </draw:path>
        <draw:path draw:style-name="gr73" draw:layer="layout" svg:width="0.159cm" svg:height="0.157cm" svg:x="12.331cm" svg:y="2.173cm" svg:viewBox="0 0 160 158" svg:d="M0 79c0 44 36 79 81 79 43 0 79-35 79-79s-36-79-79-79c-45 0-81 35-81 79z">
          <text:p/>
        </draw:path>
        <draw:path draw:style-name="gr72" draw:layer="layout" svg:width="0.159cm" svg:height="0.157cm" svg:x="12.331cm" svg:y="2.173cm" svg:viewBox="0 0 160 158" svg:d="M0 79c0 44 36 79 81 79 43 0 79-35 79-79s-36-79-79-79c-45 0-81 35-81 79z">
          <text:p/>
        </draw:path>
        <draw:path draw:style-name="gr73" draw:layer="layout" svg:width="0.159cm" svg:height="0.159cm" svg:x="12.331cm" svg:y="4.167cm" svg:viewBox="0 0 160 160" svg:d="M0 81c0 43 36 79 81 79 43 0 79-36 79-79 0-44-36-81-79-81-45 0-81 37-81 81z">
          <text:p/>
        </draw:path>
        <draw:path draw:style-name="gr72" draw:layer="layout" svg:width="0.159cm" svg:height="0.159cm" svg:x="12.331cm" svg:y="4.167cm" svg:viewBox="0 0 160 160" svg:d="M0 81c0 43 36 79 81 79 43 0 79-36 79-79 0-44-36-81-79-81-45 0-81 37-81 81z">
          <text:p/>
        </draw:path>
        <draw:path draw:style-name="gr73" draw:layer="layout" svg:width="0.159cm" svg:height="0.159cm" svg:x="12.331cm" svg:y="4.167cm" svg:viewBox="0 0 160 160" svg:d="M0 81c0 43 36 79 81 79 43 0 79-36 79-79 0-44-36-81-79-81-45 0-81 37-81 81z">
          <text:p/>
        </draw:path>
        <draw:path draw:style-name="gr72" draw:layer="layout" svg:width="0.159cm" svg:height="0.159cm" svg:x="12.331cm" svg:y="4.167cm" svg:viewBox="0 0 160 160" svg:d="M0 81c0 43 36 79 81 79 43 0 79-36 79-79 0-44-36-81-79-81-45 0-81 37-81 81z">
          <text:p/>
        </draw:path>
        <draw:path draw:style-name="gr73" draw:layer="layout" svg:width="0.159cm" svg:height="0.159cm" svg:x="12.331cm" svg:y="5.357cm" svg:viewBox="0 0 160 160" svg:d="M0 79c0 45 36 81 81 81 43 0 79-36 79-81 0-44-36-79-79-79-45 0-81 35-81 79z">
          <text:p/>
        </draw:path>
        <draw:path draw:style-name="gr72" draw:layer="layout" svg:width="0.159cm" svg:height="0.159cm" svg:x="12.331cm" svg:y="5.357cm" svg:viewBox="0 0 160 160" svg:d="M0 79c0 45 36 81 81 81 43 0 79-36 79-81 0-44-36-79-79-79-45 0-81 35-81 79z">
          <text:p/>
        </draw:path>
        <draw:path draw:style-name="gr73" draw:layer="layout" svg:width="0.159cm" svg:height="0.159cm" svg:x="12.331cm" svg:y="5.357cm" svg:viewBox="0 0 160 160" svg:d="M0 79c0 45 36 81 81 81 43 0 79-36 79-81 0-44-36-79-79-79-45 0-81 35-81 79z">
          <text:p/>
        </draw:path>
        <draw:path draw:style-name="gr72" draw:layer="layout" svg:width="0.159cm" svg:height="0.159cm" svg:x="12.331cm" svg:y="5.357cm" svg:viewBox="0 0 160 160" svg:d="M0 79c0 45 36 81 81 81 43 0 79-36 79-81 0-44-36-79-79-79-45 0-81 35-81 79z">
          <text:p/>
        </draw:path>
        <draw:path draw:style-name="gr73" draw:layer="layout" svg:width="0.159cm" svg:height="0.159cm" svg:x="12.331cm" svg:y="4.643cm" svg:viewBox="0 0 160 160" svg:d="M0 81c0 44 36 79 81 79 43 0 79-35 79-79s-36-81-79-81c-45 0-81 37-81 81z">
          <text:p/>
        </draw:path>
        <draw:path draw:style-name="gr72" draw:layer="layout" svg:width="0.159cm" svg:height="0.159cm" svg:x="12.331cm" svg:y="4.643cm" svg:viewBox="0 0 160 160" svg:d="M0 81c0 44 36 79 81 79 43 0 79-35 79-79s-36-81-79-81c-45 0-81 37-81 81z">
          <text:p/>
        </draw:path>
        <draw:path draw:style-name="gr73" draw:layer="layout" svg:width="0.159cm" svg:height="0.159cm" svg:x="12.331cm" svg:y="4.643cm" svg:viewBox="0 0 160 160" svg:d="M0 81c0 44 36 79 81 79 43 0 79-35 79-79s-36-81-79-81c-45 0-81 37-81 81z">
          <text:p/>
        </draw:path>
        <draw:path draw:style-name="gr72" draw:layer="layout" svg:width="0.159cm" svg:height="0.159cm" svg:x="12.331cm" svg:y="4.643cm" svg:viewBox="0 0 160 160" svg:d="M0 81c0 44 36 79 81 79 43 0 79-35 79-79s-36-81-79-81c-45 0-81 37-81 81z">
          <text:p/>
        </draw:path>
        <draw:path draw:style-name="gr73" draw:layer="layout" svg:width="0.242cm" svg:height="0.239cm" svg:x="11.211cm" svg:y="4.197cm" svg:viewBox="0 0 243 240" svg:d="M0 119c0 66 54 121 121 121s122-55 122-121-55-119-122-119-121 53-121 119z">
          <text:p/>
        </draw:path>
        <draw:path draw:style-name="gr72" draw:layer="layout" svg:width="0.242cm" svg:height="0.239cm" svg:x="11.211cm" svg:y="4.197cm" svg:viewBox="0 0 243 240" svg:d="M0 119c0 66 54 121 121 121s122-55 122-121-55-119-122-119-121 53-121 119z">
          <text:p/>
        </draw:path>
        <draw:path draw:style-name="gr73" draw:layer="layout" svg:width="0.242cm" svg:height="0.239cm" svg:x="11.211cm" svg:y="4.197cm" svg:viewBox="0 0 243 240" svg:d="M0 119c0 66 54 121 121 121s122-55 122-121-55-119-122-119-121 53-121 119z">
          <text:p/>
        </draw:path>
        <draw:path draw:style-name="gr72" draw:layer="layout" svg:width="0.242cm" svg:height="0.239cm" svg:x="11.211cm" svg:y="4.197cm" svg:viewBox="0 0 243 240" svg:d="M0 119c0 66 54 121 121 121s122-55 122-121-55-119-122-119-121 53-121 119z">
          <text:p/>
        </draw:path>
        <draw:path draw:style-name="gr73" draw:layer="layout" svg:width="0.159cm" svg:height="0.159cm" svg:x="11.15cm" svg:y="2.353cm" svg:viewBox="0 0 160 160" svg:d="M0 80c0 44 36 80 79 80 44 0 81-36 81-80s-37-80-81-80c-43 0-79 36-79 80z">
          <text:p/>
        </draw:path>
        <draw:path draw:style-name="gr72" draw:layer="layout" svg:width="0.159cm" svg:height="0.159cm" svg:x="11.15cm" svg:y="2.353cm" svg:viewBox="0 0 160 160" svg:d="M0 80c0 44 36 80 79 80 44 0 81-36 81-80s-37-80-81-80c-43 0-79 36-79 80z">
          <text:p/>
        </draw:path>
        <draw:path draw:style-name="gr73" draw:layer="layout" svg:width="0.159cm" svg:height="0.159cm" svg:x="11.15cm" svg:y="2.353cm" svg:viewBox="0 0 160 160" svg:d="M0 80c0 44 36 80 79 80 44 0 81-36 81-80s-37-80-81-80c-43 0-79 36-79 80z">
          <text:p/>
        </draw:path>
        <draw:path draw:style-name="gr72" draw:layer="layout" svg:width="0.159cm" svg:height="0.159cm" svg:x="11.15cm" svg:y="2.353cm" svg:viewBox="0 0 160 160" svg:d="M0 80c0 44 36 80 79 80 44 0 81-36 81-80s-37-80-81-80c-43 0-79 36-79 80z">
          <text:p/>
        </draw:path>
        <draw:path draw:style-name="gr73" draw:layer="layout" svg:width="0.239cm" svg:height="0.242cm" svg:x="10.528cm" svg:y="4.548cm" svg:viewBox="0 0 240 243" svg:d="M0 121c0 68 53 122 120 122 66 0 120-54 120-122 0-67-54-121-120-121-67 0-120 54-120 121z">
          <text:p/>
        </draw:path>
        <draw:path draw:style-name="gr72" draw:layer="layout" svg:width="0.239cm" svg:height="0.242cm" svg:x="10.528cm" svg:y="4.548cm" svg:viewBox="0 0 240 243" svg:d="M0 121c0 68 53 122 120 122 66 0 120-54 120-122 0-67-54-121-120-121-67 0-120 54-120 121z">
          <text:p/>
        </draw:path>
        <draw:path draw:style-name="gr73" draw:layer="layout" svg:width="0.239cm" svg:height="0.242cm" svg:x="10.528cm" svg:y="4.548cm" svg:viewBox="0 0 240 243" svg:d="M0 121c0 68 53 122 120 122 66 0 120-54 120-122 0-67-54-121-120-121-67 0-120 54-120 121z">
          <text:p/>
        </draw:path>
        <draw:path draw:style-name="gr72" draw:layer="layout" svg:width="0.239cm" svg:height="0.242cm" svg:x="10.528cm" svg:y="4.548cm" svg:viewBox="0 0 240 243" svg:d="M0 121c0 68 53 122 120 122 66 0 120-54 120-122 0-67-54-121-120-121-67 0-120 54-120 121z">
          <text:p/>
        </draw:path>
        <draw:path draw:style-name="gr73" draw:layer="layout" svg:width="0.159cm" svg:height="0.157cm" svg:x="14.469cm" svg:y="3.786cm" svg:viewBox="0 0 160 158" svg:d="M0 80c0 43 36 78 79 78 44 0 81-35 81-78 0-45-37-80-81-80-43 0-79 35-79 80z">
          <text:p/>
        </draw:path>
        <draw:path draw:style-name="gr72" draw:layer="layout" svg:width="0.159cm" svg:height="0.157cm" svg:x="14.469cm" svg:y="3.786cm" svg:viewBox="0 0 160 158" svg:d="M0 80c0 43 36 78 79 78 44 0 81-35 81-78 0-45-37-80-81-80-43 0-79 35-79 80z">
          <text:p/>
        </draw:path>
        <draw:path draw:style-name="gr73" draw:layer="layout" svg:width="0.159cm" svg:height="0.157cm" svg:x="14.469cm" svg:y="3.786cm" svg:viewBox="0 0 160 158" svg:d="M0 80c0 43 36 78 79 78 44 0 81-35 81-78 0-45-37-80-81-80-43 0-79 35-79 80z">
          <text:p/>
        </draw:path>
        <draw:path draw:style-name="gr72" draw:layer="layout" svg:width="0.159cm" svg:height="0.157cm" svg:x="14.469cm" svg:y="3.786cm" svg:viewBox="0 0 160 158" svg:d="M0 80c0 43 36 78 79 78 44 0 81-35 81-78 0-45-37-80-81-80-43 0-79 35-79 80z">
          <text:p/>
        </draw:path>
        <draw:path draw:style-name="gr73" draw:layer="layout" svg:width="0.159cm" svg:height="0.159cm" svg:x="11.823cm" svg:y="0.732cm" svg:viewBox="0 0 160 160" svg:d="M0 79c0 44 36 81 80 81s80-37 80-81-36-79-80-79-80 35-80 79z">
          <text:p/>
        </draw:path>
        <draw:path draw:style-name="gr72" draw:layer="layout" svg:width="0.159cm" svg:height="0.159cm" svg:x="11.823cm" svg:y="0.732cm" svg:viewBox="0 0 160 160" svg:d="M0 79c0 44 36 81 80 81s80-37 80-81-36-79-80-79-80 35-80 79z">
          <text:p/>
        </draw:path>
        <draw:path draw:style-name="gr73" draw:layer="layout" svg:width="0.159cm" svg:height="0.159cm" svg:x="11.823cm" svg:y="0.732cm" svg:viewBox="0 0 160 160" svg:d="M0 79c0 44 36 81 80 81s80-37 80-81-36-79-80-79-80 35-80 79z">
          <text:p/>
        </draw:path>
        <draw:path draw:style-name="gr72" draw:layer="layout" svg:width="0.159cm" svg:height="0.159cm" svg:x="11.823cm" svg:y="0.732cm" svg:viewBox="0 0 160 160" svg:d="M0 79c0 44 36 81 80 81s80-37 80-81-36-79-80-79-80 35-80 79z">
          <text:p/>
        </draw:path>
        <draw:path draw:style-name="gr73" draw:layer="layout" svg:width="0.159cm" svg:height="0.159cm" svg:x="14.312cm" svg:y="1.737cm" svg:viewBox="0 0 160 160" svg:d="M0 81c0 43 36 79 80 79s80-36 80-79c0-45-36-81-80-81s-80 36-80 81z">
          <text:p/>
        </draw:path>
        <draw:path draw:style-name="gr72" draw:layer="layout" svg:width="0.159cm" svg:height="0.159cm" svg:x="14.312cm" svg:y="1.737cm" svg:viewBox="0 0 160 160" svg:d="M0 81c0 43 36 79 80 79s80-36 80-79c0-45-36-81-80-81s-80 36-80 81z">
          <text:p/>
        </draw:path>
        <draw:path draw:style-name="gr73" draw:layer="layout" svg:width="0.159cm" svg:height="0.159cm" svg:x="14.312cm" svg:y="1.737cm" svg:viewBox="0 0 160 160" svg:d="M0 81c0 43 36 79 80 79s80-36 80-79c0-45-36-81-80-81s-80 36-80 81z">
          <text:p/>
        </draw:path>
        <draw:path draw:style-name="gr72" draw:layer="layout" svg:width="0.159cm" svg:height="0.159cm" svg:x="14.312cm" svg:y="1.737cm" svg:viewBox="0 0 160 160" svg:d="M0 81c0 43 36 79 80 79s80-36 80-79c0-45-36-81-80-81s-80 36-80 81z">
          <text:p/>
        </draw:path>
        <draw:path draw:style-name="gr73" draw:layer="layout" svg:width="0.159cm" svg:height="0.157cm" svg:x="14.911cm" svg:y="2.772cm" svg:viewBox="0 0 160 158" svg:d="M0 79c0 44 37 79 81 79s79-35 79-79-35-79-79-79-81 35-81 79z">
          <text:p/>
        </draw:path>
        <draw:path draw:style-name="gr72" draw:layer="layout" svg:width="0.159cm" svg:height="0.157cm" svg:x="14.911cm" svg:y="2.772cm" svg:viewBox="0 0 160 158" svg:d="M0 79c0 44 37 79 81 79s79-35 79-79-35-79-79-79-81 35-81 79z">
          <text:p/>
        </draw:path>
        <draw:path draw:style-name="gr73" draw:layer="layout" svg:width="0.159cm" svg:height="0.157cm" svg:x="14.911cm" svg:y="2.772cm" svg:viewBox="0 0 160 158" svg:d="M0 79c0 44 37 79 81 79s79-35 79-79-35-79-79-79-81 35-81 79z">
          <text:p/>
        </draw:path>
        <draw:path draw:style-name="gr72" draw:layer="layout" svg:width="0.159cm" svg:height="0.157cm" svg:x="14.911cm" svg:y="2.772cm" svg:viewBox="0 0 160 158" svg:d="M0 79c0 44 37 79 81 79s79-35 79-79-35-79-79-79-81 35-81 79z">
          <text:p/>
        </draw:path>
        <draw:frame draw:style-name="gr74" draw:layer="layout" svg:width="1.755cm" svg:height="0.933cm" svg:x="10.934cm" svg:y="12.889cm">
          <draw:text-box>
            <text:p text:style-name="P1"><text:span text:style-name="T5">Gelb</text:span></text:p>
          </draw:text-box>
        </draw:frame>
        <draw:frame draw:style-name="gr75" draw:layer="layout" svg:width="1.306cm" svg:height="1.314cm" svg:x="5.003cm" svg:y="27.889cm">
          <draw:text-box>
            <text:p text:style-name="P1"><text:span text:style-name="T6">15</text:span></text:p>
          </draw:text-box>
        </draw:frame>
        <draw:frame draw:style-name="gr75" draw:layer="layout" svg:width="1.306cm" svg:height="1.314cm" svg:x="5.003cm" svg:y="27.889cm">
          <draw:text-box>
            <text:p text:style-name="P1"><text:span text:style-name="T6">15</text:span></text:p>
          </draw:text-box>
        </draw:frame>
        <draw:frame draw:style-name="gr75" draw:layer="layout" svg:width="1.306cm" svg:height="1.314cm" svg:x="5.003cm" svg:y="26.848cm">
          <draw:text-box>
            <text:p text:style-name="P1"><text:span text:style-name="T6">14</text:span></text:p>
          </draw:text-box>
        </draw:frame>
        <draw:frame draw:style-name="gr75" draw:layer="layout" svg:width="1.306cm" svg:height="1.314cm" svg:x="5.003cm" svg:y="26.848cm">
          <draw:text-box>
            <text:p text:style-name="P1"><text:span text:style-name="T6">14</text:span></text:p>
          </draw:text-box>
        </draw:frame>
        <draw:frame draw:style-name="gr75" draw:layer="layout" svg:width="1.306cm" svg:height="1.314cm" svg:x="5.003cm" svg:y="25.804cm">
          <draw:text-box>
            <text:p text:style-name="P1"><text:span text:style-name="T6">13</text:span></text:p>
          </draw:text-box>
        </draw:frame>
        <draw:frame draw:style-name="gr75" draw:layer="layout" svg:width="1.306cm" svg:height="1.314cm" svg:x="5.003cm" svg:y="25.804cm">
          <draw:text-box>
            <text:p text:style-name="P1"><text:span text:style-name="T6">13</text:span></text:p>
          </draw:text-box>
        </draw:frame>
        <draw:frame draw:style-name="gr75" draw:layer="layout" svg:width="1.306cm" svg:height="1.314cm" svg:x="5.003cm" svg:y="24.763cm">
          <draw:text-box>
            <text:p text:style-name="P1"><text:span text:style-name="T6">12</text:span></text:p>
          </draw:text-box>
        </draw:frame>
        <draw:frame draw:style-name="gr75" draw:layer="layout" svg:width="1.306cm" svg:height="1.314cm" svg:x="5.003cm" svg:y="24.763cm">
          <draw:text-box>
            <text:p text:style-name="P1"><text:span text:style-name="T6">12</text:span></text:p>
          </draw:text-box>
        </draw:frame>
        <draw:frame draw:style-name="gr75" draw:layer="layout" svg:width="1.306cm" svg:height="1.314cm" svg:x="5.003cm" svg:y="23.719cm">
          <draw:text-box>
            <text:p text:style-name="P1"><text:span text:style-name="T6">11</text:span></text:p>
          </draw:text-box>
        </draw:frame>
        <draw:frame draw:style-name="gr75" draw:layer="layout" svg:width="1.306cm" svg:height="1.314cm" svg:x="5.003cm" svg:y="23.719cm">
          <draw:text-box>
            <text:p text:style-name="P1"><text:span text:style-name="T6">11</text:span></text:p>
          </draw:text-box>
        </draw:frame>
        <draw:frame draw:style-name="gr75" draw:layer="layout" svg:width="1.306cm" svg:height="1.314cm" svg:x="5.003cm" svg:y="22.678cm">
          <draw:text-box>
            <text:p text:style-name="P1"><text:span text:style-name="T6">10</text:span></text:p>
          </draw:text-box>
        </draw:frame>
        <draw:frame draw:style-name="gr75" draw:layer="layout" svg:width="1.306cm" svg:height="1.314cm" svg:x="5.003cm" svg:y="22.678cm">
          <draw:text-box>
            <text:p text:style-name="P1"><text:span text:style-name="T6">10</text:span></text:p>
          </draw:text-box>
        </draw:frame>
        <draw:frame draw:style-name="gr76" draw:layer="layout" svg:width="1.306cm" svg:height="1.314cm" svg:x="5.276cm" svg:y="21.634cm">
          <draw:text-box>
            <text:p text:style-name="P1"><text:span text:style-name="T6">99</text:span></text:p>
          </draw:text-box>
        </draw:frame>
        <draw:frame draw:style-name="gr76" draw:layer="layout" svg:width="1.306cm" svg:height="1.314cm" svg:x="5.276cm" svg:y="20.593cm">
          <draw:text-box>
            <text:p text:style-name="P1"><text:span text:style-name="T6">88</text:span></text:p>
          </draw:text-box>
        </draw:frame>
        <draw:frame draw:style-name="gr76" draw:layer="layout" svg:width="1.306cm" svg:height="1.314cm" svg:x="5.276cm" svg:y="19.55cm">
          <draw:text-box>
            <text:p text:style-name="P1"><text:span text:style-name="T6">77</text:span></text:p>
          </draw:text-box>
        </draw:frame>
        <draw:frame draw:style-name="gr76" draw:layer="layout" svg:width="1.306cm" svg:height="1.314cm" svg:x="5.276cm" svg:y="18.508cm">
          <draw:text-box>
            <text:p text:style-name="P1"><text:span text:style-name="T6">66</text:span></text:p>
          </draw:text-box>
        </draw:frame>
        <draw:frame draw:style-name="gr76" draw:layer="layout" svg:width="1.306cm" svg:height="1.314cm" svg:x="5.276cm" svg:y="17.465cm">
          <draw:text-box>
            <text:p text:style-name="P1"><text:span text:style-name="T6">55</text:span></text:p>
          </draw:text-box>
        </draw:frame>
        <draw:frame draw:style-name="gr76" draw:layer="layout" svg:width="1.306cm" svg:height="1.314cm" svg:x="5.276cm" svg:y="16.423cm">
          <draw:text-box>
            <text:p text:style-name="P1"><text:span text:style-name="T6">44</text:span></text:p>
          </draw:text-box>
        </draw:frame>
        <draw:frame draw:style-name="gr76" draw:layer="layout" svg:width="1.306cm" svg:height="1.314cm" svg:x="5.276cm" svg:y="15.38cm">
          <draw:text-box>
            <text:p text:style-name="P1"><text:span text:style-name="T6">33</text:span></text:p>
          </draw:text-box>
        </draw:frame>
        <draw:frame draw:style-name="gr76" draw:layer="layout" svg:width="1.306cm" svg:height="1.314cm" svg:x="5.276cm" svg:y="14.338cm">
          <draw:text-box>
            <text:p text:style-name="P1"><text:span text:style-name="T6">22</text:span></text:p>
          </draw:text-box>
        </draw:frame>
        <draw:frame draw:style-name="gr76" draw:layer="layout" svg:width="1.306cm" svg:height="1.314cm" svg:x="5.276cm" svg:y="13.295cm">
          <draw:text-box>
            <text:p text:style-name="P1"><text:span text:style-name="T6">11</text:span></text:p>
          </draw:text-box>
        </draw:frame>
        <draw:frame draw:style-name="gr76" draw:layer="layout" svg:width="1.306cm" svg:height="1.314cm" svg:x="3.627cm" svg:y="17.475cm">
          <draw:text-box>
            <text:p text:style-name="P1"><text:span text:style-name="T6">33</text:span></text:p>
          </draw:text-box>
        </draw:frame>
        <draw:frame draw:style-name="gr76" draw:layer="layout" svg:width="1.306cm" svg:height="1.314cm" svg:x="3.627cm" svg:y="16.432cm">
          <draw:text-box>
            <text:p text:style-name="P1"><text:span text:style-name="T6">22</text:span></text:p>
          </draw:text-box>
        </draw:frame>
        <draw:frame draw:style-name="gr76" draw:layer="layout" svg:width="1.306cm" svg:height="1.314cm" svg:x="3.627cm" svg:y="15.39cm">
          <draw:text-box>
            <text:p text:style-name="P1"><text:span text:style-name="T6">11</text:span></text:p>
          </draw:text-box>
        </draw:frame>
        <draw:frame draw:style-name="gr75" draw:layer="layout" svg:width="1.306cm" svg:height="1.314cm" svg:x="7.846cm" svg:y="16.944cm">
          <draw:text-box>
            <text:p text:style-name="P1"><text:span text:style-name="T6">16</text:span></text:p>
          </draw:text-box>
        </draw:frame>
        <draw:frame draw:style-name="gr77" draw:layer="layout" svg:width="2.61cm" svg:height="1.314cm" svg:x="7.846cm" svg:y="16.944cm">
          <draw:text-box>
            <text:p text:style-name="P1"><text:span text:style-name="T6">1615</text:span></text:p>
          </draw:text-box>
        </draw:frame>
        <draw:frame draw:style-name="gr75" draw:layer="layout" svg:width="1.306cm" svg:height="1.314cm" svg:x="8.887cm" svg:y="16.944cm">
          <draw:text-box>
            <text:p text:style-name="P1"><text:span text:style-name="T6">15</text:span></text:p>
          </draw:text-box>
        </draw:frame>
        <draw:frame draw:style-name="gr75" draw:layer="layout" svg:width="1.306cm" svg:height="1.314cm" svg:x="7.846cm" svg:y="17.987cm">
          <draw:text-box>
            <text:p text:style-name="P1"><text:span text:style-name="T6">14</text:span></text:p>
          </draw:text-box>
        </draw:frame>
        <draw:frame draw:style-name="gr77" draw:layer="layout" svg:width="2.61cm" svg:height="1.314cm" svg:x="7.846cm" svg:y="17.987cm">
          <draw:text-box>
            <text:p text:style-name="P1"><text:span text:style-name="T6">1413</text:span></text:p>
          </draw:text-box>
        </draw:frame>
        <draw:frame draw:style-name="gr75" draw:layer="layout" svg:width="1.306cm" svg:height="1.314cm" svg:x="8.887cm" svg:y="17.987cm">
          <draw:text-box>
            <text:p text:style-name="P1"><text:span text:style-name="T6">13</text:span></text:p>
          </draw:text-box>
        </draw:frame>
        <draw:frame draw:style-name="gr75" draw:layer="layout" svg:width="1.306cm" svg:height="1.314cm" svg:x="8.887cm" svg:y="19.029cm">
          <draw:text-box>
            <text:p text:style-name="P1"><text:span text:style-name="T6">11</text:span></text:p>
          </draw:text-box>
        </draw:frame>
        <draw:frame draw:style-name="gr75" draw:layer="layout" svg:width="1.306cm" svg:height="1.314cm" svg:x="8.887cm" svg:y="19.029cm">
          <draw:text-box>
            <text:p text:style-name="P1"><text:span text:style-name="T6">11</text:span></text:p>
          </draw:text-box>
        </draw:frame>
        <draw:frame draw:style-name="gr75" draw:layer="layout" svg:width="1.306cm" svg:height="1.314cm" svg:x="7.846cm" svg:y="19.029cm">
          <draw:text-box>
            <text:p text:style-name="P1"><text:span text:style-name="T6">12</text:span></text:p>
          </draw:text-box>
        </draw:frame>
        <draw:frame draw:style-name="gr75" draw:layer="layout" svg:width="1.306cm" svg:height="1.314cm" svg:x="7.846cm" svg:y="19.029cm">
          <draw:text-box>
            <text:p text:style-name="P1"><text:span text:style-name="T6">12</text:span></text:p>
          </draw:text-box>
        </draw:frame>
        <draw:frame draw:style-name="gr75" draw:layer="layout" svg:width="1.306cm" svg:height="1.314cm" svg:x="7.846cm" svg:y="20.072cm">
          <draw:text-box>
            <text:p text:style-name="P1"><text:span text:style-name="T6">10</text:span></text:p>
          </draw:text-box>
        </draw:frame>
        <draw:frame draw:style-name="gr78" draw:layer="layout" svg:width="2.61cm" svg:height="1.314cm" svg:x="7.846cm" svg:y="20.072cm">
          <draw:text-box>
            <text:p text:style-name="P1"><text:span text:style-name="T6">1099</text:span></text:p>
          </draw:text-box>
        </draw:frame>
        <draw:frame draw:style-name="gr76" draw:layer="layout" svg:width="1.306cm" svg:height="1.314cm" svg:x="9.16cm" svg:y="21.114cm">
          <draw:text-box>
            <text:p text:style-name="P1"><text:span text:style-name="T6">77</text:span></text:p>
          </draw:text-box>
        </draw:frame>
        <draw:frame draw:style-name="gr76" draw:layer="layout" svg:width="1.306cm" svg:height="1.314cm" svg:x="8.119cm" svg:y="21.114cm">
          <draw:text-box>
            <text:p text:style-name="P1"><text:span text:style-name="T6">88</text:span></text:p>
          </draw:text-box>
        </draw:frame>
        <draw:frame draw:style-name="gr79" draw:layer="layout" svg:width="2.61cm" svg:height="1.314cm" svg:x="8.119cm" svg:y="22.157cm">
          <draw:text-box>
            <text:p text:style-name="P1"><text:span text:style-name="T6">6655</text:span></text:p>
          </draw:text-box>
        </draw:frame>
        <draw:frame draw:style-name="gr79" draw:layer="layout" svg:width="2.61cm" svg:height="1.314cm" svg:x="8.119cm" svg:y="23.199cm">
          <draw:text-box>
            <text:p text:style-name="P1"><text:span text:style-name="T6">4433</text:span></text:p>
          </draw:text-box>
        </draw:frame>
        <draw:frame draw:style-name="gr79" draw:layer="layout" svg:width="2.61cm" svg:height="1.314cm" svg:x="8.119cm" svg:y="24.242cm">
          <draw:text-box>
            <text:p text:style-name="P1"><text:span text:style-name="T6">2211</text:span></text:p>
          </draw:text-box>
        </draw:frame>
        <draw:frame draw:style-name="gr76" draw:layer="layout" svg:width="0.654cm" svg:height="1.314cm" svg:x="16.122cm" svg:y="3.372cm">
          <draw:text-box>
            <text:p text:style-name="P1"><text:span text:style-name="T6">2</text:span></text:p>
          </draw:text-box>
        </draw:frame>
        <draw:frame draw:style-name="gr76" draw:layer="layout" svg:width="0.654cm" svg:height="1.314cm" svg:x="16.122cm" svg:y="2.788cm">
          <draw:text-box>
            <text:p text:style-name="P1"><text:span text:style-name="T6">1</text:span></text:p>
          </draw:text-box>
        </draw:frame>
        <draw:frame draw:style-name="gr76" draw:layer="layout" svg:width="0.654cm" svg:height="1.314cm" svg:x="16.122cm" svg:y="1.64cm">
          <draw:text-box>
            <text:p text:style-name="P1"><text:span text:style-name="T6">2</text:span></text:p>
          </draw:text-box>
        </draw:frame>
        <draw:frame draw:style-name="gr76" draw:layer="layout" svg:width="0.654cm" svg:height="1.314cm" svg:x="16.122cm" svg:y="1.056cm">
          <draw:text-box>
            <text:p text:style-name="P1"><text:span text:style-name="T6">1</text:span></text:p>
          </draw:text-box>
        </draw:frame>
        <draw:frame draw:style-name="gr76" draw:layer="layout" svg:width="0.654cm" svg:height="1.314cm" svg:x="11.43cm" svg:y="4.28cm">
          <draw:text-box>
            <text:p text:style-name="P1"><text:span text:style-name="T6">1</text:span></text:p>
          </draw:text-box>
        </draw:frame>
        <draw:frame draw:style-name="gr76" draw:layer="layout" svg:width="0.654cm" svg:height="1.314cm" svg:x="10.589cm" svg:y="3.437cm">
          <draw:text-box>
            <text:p text:style-name="P1"><text:span text:style-name="T6">2</text:span></text:p>
          </draw:text-box>
        </draw:frame>
        <draw:frame draw:style-name="gr76" draw:layer="layout" svg:width="0.654cm" svg:height="1.314cm" svg:x="14.19cm" svg:y="2.385cm">
          <draw:text-box>
            <text:p text:style-name="P1"><text:span text:style-name="T6">2</text:span></text:p>
          </draw:text-box>
        </draw:frame>
        <draw:frame draw:style-name="gr76" draw:layer="layout" svg:width="0.654cm" svg:height="1.314cm" svg:x="14.19cm" svg:y="2.97cm">
          <draw:text-box>
            <text:p text:style-name="P1"><text:span text:style-name="T6">1</text:span></text:p>
          </draw:text-box>
        </draw:frame>
        <draw:frame draw:style-name="gr76" draw:layer="layout" svg:width="0.654cm" svg:height="1.314cm" svg:x="15.256cm" svg:y="2.788cm">
          <draw:text-box>
            <text:p text:style-name="P1"><text:span text:style-name="T6">2</text:span></text:p>
          </draw:text-box>
        </draw:frame>
        <draw:frame draw:style-name="gr76" draw:layer="layout" svg:width="0.654cm" svg:height="1.314cm" svg:x="15.256cm" svg:y="3.372cm">
          <draw:text-box>
            <text:p text:style-name="P1"><text:span text:style-name="T6">1</text:span></text:p>
          </draw:text-box>
        </draw:frame>
        <draw:frame draw:style-name="gr80" draw:layer="layout" svg:width="1.306cm" svg:height="1.314cm" svg:x="13.119cm" svg:y="3.804cm">
          <draw:text-box>
            <text:p text:style-name="P1"><text:span text:style-name="T6">21</text:span></text:p>
          </draw:text-box>
        </draw:frame>
        <draw:frame draw:style-name="gr76" draw:layer="layout" svg:width="0.654cm" svg:height="1.314cm" svg:x="15.256cm" svg:y="1.056cm">
          <draw:text-box>
            <text:p text:style-name="P1"><text:span text:style-name="T6">2</text:span></text:p>
          </draw:text-box>
        </draw:frame>
        <draw:frame draw:style-name="gr76" draw:layer="layout" svg:width="0.654cm" svg:height="1.314cm" svg:x="15.256cm" svg:y="1.64cm">
          <draw:text-box>
            <text:p text:style-name="P1"><text:span text:style-name="T6">1</text:span></text:p>
          </draw:text-box>
        </draw:frame>
        <draw:frame draw:style-name="gr75" draw:layer="layout" svg:width="1.306cm" svg:height="1.314cm" svg:x="13.161cm" svg:y="1.41cm">
          <draw:text-box>
            <text:p text:style-name="P1"><text:span text:style-name="T6">24</text:span></text:p>
          </draw:text-box>
        </draw:frame>
        <draw:frame draw:style-name="gr75" draw:layer="layout" svg:width="1.306cm" svg:height="1.314cm" svg:x="13.161cm" svg:y="1.615cm">
          <draw:text-box>
            <text:p text:style-name="P1"><text:span text:style-name="T6">23</text:span></text:p>
          </draw:text-box>
        </draw:frame>
        <draw:frame draw:style-name="gr75" draw:layer="layout" svg:width="1.306cm" svg:height="1.314cm" svg:x="13.161cm" svg:y="1.82cm">
          <draw:text-box>
            <text:p text:style-name="P1"><text:span text:style-name="T6">22</text:span></text:p>
          </draw:text-box>
        </draw:frame>
        <draw:frame draw:style-name="gr75" draw:layer="layout" svg:width="1.306cm" svg:height="1.314cm" svg:x="13.161cm" svg:y="2.026cm">
          <draw:text-box>
            <text:p text:style-name="P1"><text:span text:style-name="T6">21</text:span></text:p>
          </draw:text-box>
        </draw:frame>
        <draw:frame draw:style-name="gr75" draw:layer="layout" svg:width="1.306cm" svg:height="1.314cm" svg:x="13.161cm" svg:y="2.231cm">
          <draw:text-box>
            <text:p text:style-name="P1"><text:span text:style-name="T6">20</text:span></text:p>
          </draw:text-box>
        </draw:frame>
        <draw:frame draw:style-name="gr75" draw:layer="layout" svg:width="1.306cm" svg:height="1.314cm" svg:x="13.161cm" svg:y="2.436cm">
          <draw:text-box>
            <text:p text:style-name="P1"><text:span text:style-name="T6">19</text:span></text:p>
          </draw:text-box>
        </draw:frame>
        <draw:frame draw:style-name="gr75" draw:layer="layout" svg:width="1.306cm" svg:height="1.314cm" svg:x="13.161cm" svg:y="2.642cm">
          <draw:text-box>
            <text:p text:style-name="P1"><text:span text:style-name="T6">18</text:span></text:p>
          </draw:text-box>
        </draw:frame>
        <draw:frame draw:style-name="gr75" draw:layer="layout" svg:width="1.306cm" svg:height="1.314cm" svg:x="13.167cm" svg:y="2.847cm">
          <draw:text-box>
            <text:p text:style-name="P1"><text:span text:style-name="T6">17</text:span></text:p>
          </draw:text-box>
        </draw:frame>
        <draw:frame draw:style-name="gr75" draw:layer="layout" svg:width="1.306cm" svg:height="1.314cm" svg:x="11.41cm" svg:y="1.096cm">
          <draw:text-box>
            <text:p text:style-name="P1"><text:span text:style-name="T6">32</text:span></text:p>
          </draw:text-box>
        </draw:frame>
        <draw:frame draw:style-name="gr75" draw:layer="layout" svg:width="1.306cm" svg:height="1.314cm" svg:x="11.616cm" svg:y="1.096cm">
          <draw:text-box>
            <text:p text:style-name="P1"><text:span text:style-name="T6">31</text:span></text:p>
          </draw:text-box>
        </draw:frame>
        <draw:frame draw:style-name="gr75" draw:layer="layout" svg:width="1.306cm" svg:height="1.314cm" svg:x="11.821cm" svg:y="1.096cm">
          <draw:text-box>
            <text:p text:style-name="P1"><text:span text:style-name="T6">30</text:span></text:p>
          </draw:text-box>
        </draw:frame>
        <draw:frame draw:style-name="gr75" draw:layer="layout" svg:width="1.306cm" svg:height="1.314cm" svg:x="12.026cm" svg:y="1.096cm">
          <draw:text-box>
            <text:p text:style-name="P1"><text:span text:style-name="T6">29</text:span></text:p>
          </draw:text-box>
        </draw:frame>
        <draw:frame draw:style-name="gr75" draw:layer="layout" svg:width="1.306cm" svg:height="1.314cm" svg:x="12.232cm" svg:y="1.096cm">
          <draw:text-box>
            <text:p text:style-name="P1"><text:span text:style-name="T6">28</text:span></text:p>
          </draw:text-box>
        </draw:frame>
        <draw:frame draw:style-name="gr75" draw:layer="layout" svg:width="1.306cm" svg:height="1.314cm" svg:x="12.435cm" svg:y="1.096cm">
          <draw:text-box>
            <text:p text:style-name="P1"><text:span text:style-name="T6">27</text:span></text:p>
          </draw:text-box>
        </draw:frame>
        <draw:frame draw:style-name="gr75" draw:layer="layout" svg:width="1.306cm" svg:height="1.314cm" svg:x="12.64cm" svg:y="1.096cm">
          <draw:text-box>
            <text:p text:style-name="P1"><text:span text:style-name="T6">26</text:span></text:p>
          </draw:text-box>
        </draw:frame>
        <draw:frame draw:style-name="gr75" draw:layer="layout" svg:width="1.306cm" svg:height="1.314cm" svg:x="12.846cm" svg:y="1.096cm">
          <draw:text-box>
            <text:p text:style-name="P1"><text:span text:style-name="T6">25</text:span></text:p>
          </draw:text-box>
        </draw:frame>
        <draw:frame draw:style-name="gr75" draw:layer="layout" svg:width="1.306cm" svg:height="1.314cm" svg:x="12.846cm" svg:y="3.16cm">
          <draw:text-box>
            <text:p text:style-name="P1"><text:span text:style-name="T6">16</text:span></text:p>
          </draw:text-box>
        </draw:frame>
        <draw:frame draw:style-name="gr75" draw:layer="layout" svg:width="1.306cm" svg:height="1.314cm" svg:x="12.64cm" svg:y="3.16cm">
          <draw:text-box>
            <text:p text:style-name="P1"><text:span text:style-name="T6">15</text:span></text:p>
          </draw:text-box>
        </draw:frame>
        <draw:frame draw:style-name="gr75" draw:layer="layout" svg:width="1.306cm" svg:height="1.314cm" svg:x="12.435cm" svg:y="3.16cm">
          <draw:text-box>
            <text:p text:style-name="P1"><text:span text:style-name="T6">14</text:span></text:p>
          </draw:text-box>
        </draw:frame>
        <draw:frame draw:style-name="gr75" draw:layer="layout" svg:width="1.306cm" svg:height="1.314cm" svg:x="12.232cm" svg:y="3.16cm">
          <draw:text-box>
            <text:p text:style-name="P1"><text:span text:style-name="T6">13</text:span></text:p>
          </draw:text-box>
        </draw:frame>
        <draw:frame draw:style-name="gr75" draw:layer="layout" svg:width="1.306cm" svg:height="1.314cm" svg:x="12.026cm" svg:y="3.16cm">
          <draw:text-box>
            <text:p text:style-name="P1"><text:span text:style-name="T6">12</text:span></text:p>
          </draw:text-box>
        </draw:frame>
        <draw:frame draw:style-name="gr75" draw:layer="layout" svg:width="1.306cm" svg:height="1.314cm" svg:x="11.821cm" svg:y="3.16cm">
          <draw:text-box>
            <text:p text:style-name="P1"><text:span text:style-name="T6">11</text:span></text:p>
          </draw:text-box>
        </draw:frame>
        <draw:frame draw:style-name="gr75" draw:layer="layout" svg:width="1.306cm" svg:height="1.314cm" svg:x="11.616cm" svg:y="3.16cm">
          <draw:text-box>
            <text:p text:style-name="P1"><text:span text:style-name="T6">10</text:span></text:p>
          </draw:text-box>
        </draw:frame>
        <draw:frame draw:style-name="gr76" draw:layer="layout" svg:width="0.654cm" svg:height="1.314cm" svg:x="11.684cm" svg:y="3.16cm">
          <draw:text-box>
            <text:p text:style-name="P1"><text:span text:style-name="T6">9</text:span></text:p>
          </draw:text-box>
        </draw:frame>
        <draw:frame draw:style-name="gr76" draw:layer="layout" svg:width="0.654cm" svg:height="1.314cm" svg:x="11.379cm" svg:y="2.847cm">
          <draw:text-box>
            <text:p text:style-name="P1"><text:span text:style-name="T6">8</text:span></text:p>
          </draw:text-box>
        </draw:frame>
        <draw:frame draw:style-name="gr76" draw:layer="layout" svg:width="0.654cm" svg:height="1.314cm" svg:x="11.379cm" svg:y="2.642cm">
          <draw:text-box>
            <text:p text:style-name="P1"><text:span text:style-name="T6">7</text:span></text:p>
          </draw:text-box>
        </draw:frame>
        <draw:frame draw:style-name="gr76" draw:layer="layout" svg:width="0.654cm" svg:height="1.314cm" svg:x="11.379cm" svg:y="2.436cm">
          <draw:text-box>
            <text:p text:style-name="P1"><text:span text:style-name="T6">6</text:span></text:p>
          </draw:text-box>
        </draw:frame>
        <draw:frame draw:style-name="gr76" draw:layer="layout" svg:width="0.654cm" svg:height="1.314cm" svg:x="11.379cm" svg:y="2.231cm">
          <draw:text-box>
            <text:p text:style-name="P1"><text:span text:style-name="T6">5</text:span></text:p>
          </draw:text-box>
        </draw:frame>
        <draw:frame draw:style-name="gr76" draw:layer="layout" svg:width="0.654cm" svg:height="1.314cm" svg:x="11.379cm" svg:y="2.026cm">
          <draw:text-box>
            <text:p text:style-name="P1"><text:span text:style-name="T6">4</text:span></text:p>
          </draw:text-box>
        </draw:frame>
        <draw:frame draw:style-name="gr76" draw:layer="layout" svg:width="0.654cm" svg:height="1.314cm" svg:x="11.379cm" svg:y="1.82cm">
          <draw:text-box>
            <text:p text:style-name="P1"><text:span text:style-name="T6">3</text:span></text:p>
          </draw:text-box>
        </draw:frame>
        <draw:frame draw:style-name="gr76" draw:layer="layout" svg:width="0.654cm" svg:height="1.314cm" svg:x="11.379cm" svg:y="1.615cm">
          <draw:text-box>
            <text:p text:style-name="P1"><text:span text:style-name="T6">2</text:span></text:p>
          </draw:text-box>
        </draw:frame>
        <draw:frame draw:style-name="gr76" draw:layer="layout" svg:width="0.654cm" svg:height="1.314cm" svg:x="11.379cm" svg:y="1.41cm">
          <draw:text-box>
            <text:p text:style-name="P1"><text:span text:style-name="T6">1</text:span></text:p>
          </draw:text-box>
        </draw:frame>
        <draw:frame draw:style-name="gr76" draw:layer="layout" svg:width="1.306cm" svg:height="1.314cm" svg:x="15.695cm" svg:y="11.21cm">
          <draw:text-box>
            <text:p text:style-name="P1"><text:span text:style-name="T6">22</text:span></text:p>
          </draw:text-box>
        </draw:frame>
        <draw:frame draw:style-name="gr76" draw:layer="layout" svg:width="1.306cm" svg:height="1.314cm" svg:x="14.653cm" svg:y="11.21cm">
          <draw:text-box>
            <text:p text:style-name="P1"><text:span text:style-name="T6">11</text:span></text:p>
          </draw:text-box>
        </draw:frame>
        <draw:frame draw:style-name="gr76" draw:layer="layout" svg:width="1.306cm" svg:height="1.314cm" svg:x="8.403cm" svg:y="11.21cm">
          <draw:text-box>
            <text:p text:style-name="P1"><text:span text:style-name="T6">22</text:span></text:p>
          </draw:text-box>
        </draw:frame>
        <draw:frame draw:style-name="gr76" draw:layer="layout" svg:width="1.306cm" svg:height="1.314cm" svg:x="7.359cm" svg:y="11.21cm">
          <draw:text-box>
            <text:p text:style-name="P1"><text:span text:style-name="T6">11</text:span></text:p>
          </draw:text-box>
        </draw:frame>
        <draw:frame draw:style-name="gr75" draw:layer="layout" svg:width="1.306cm" svg:height="1.314cm" svg:x="5.003cm" svg:y="12.253cm">
          <draw:text-box>
            <text:p text:style-name="P1"><text:span text:style-name="T6">12</text:span></text:p>
          </draw:text-box>
        </draw:frame>
        <draw:frame draw:style-name="gr75" draw:layer="layout" svg:width="1.306cm" svg:height="1.314cm" svg:x="5.003cm" svg:y="12.253cm">
          <draw:text-box>
            <text:p text:style-name="P1"><text:span text:style-name="T6">12</text:span></text:p>
          </draw:text-box>
        </draw:frame>
        <draw:frame draw:style-name="gr75" draw:layer="layout" svg:width="1.306cm" svg:height="1.314cm" svg:x="5.003cm" svg:y="11.21cm">
          <draw:text-box>
            <text:p text:style-name="P1"><text:span text:style-name="T6">11</text:span></text:p>
          </draw:text-box>
        </draw:frame>
        <draw:frame draw:style-name="gr75" draw:layer="layout" svg:width="1.306cm" svg:height="1.314cm" svg:x="5.003cm" svg:y="11.21cm">
          <draw:text-box>
            <text:p text:style-name="P1"><text:span text:style-name="T6">11</text:span></text:p>
          </draw:text-box>
        </draw:frame>
        <draw:frame draw:style-name="gr75" draw:layer="layout" svg:width="1.306cm" svg:height="1.314cm" svg:x="5.003cm" svg:y="10.168cm">
          <draw:text-box>
            <text:p text:style-name="P1"><text:span text:style-name="T6">10</text:span></text:p>
          </draw:text-box>
        </draw:frame>
        <draw:frame draw:style-name="gr75" draw:layer="layout" svg:width="1.306cm" svg:height="1.314cm" svg:x="5.003cm" svg:y="10.168cm">
          <draw:text-box>
            <text:p text:style-name="P1"><text:span text:style-name="T6">10</text:span></text:p>
          </draw:text-box>
        </draw:frame>
        <draw:frame draw:style-name="gr76" draw:layer="layout" svg:width="1.306cm" svg:height="1.314cm" svg:x="5.276cm" svg:y="9.125cm">
          <draw:text-box>
            <text:p text:style-name="P1"><text:span text:style-name="T6">99</text:span></text:p>
          </draw:text-box>
        </draw:frame>
        <draw:frame draw:style-name="gr76" draw:layer="layout" svg:width="1.306cm" svg:height="1.314cm" svg:x="5.276cm" svg:y="8.084cm">
          <draw:text-box>
            <text:p text:style-name="P1"><text:span text:style-name="T6">88</text:span></text:p>
          </draw:text-box>
        </draw:frame>
        <draw:frame draw:style-name="gr76" draw:layer="layout" svg:width="1.306cm" svg:height="1.314cm" svg:x="5.276cm" svg:y="7.04cm">
          <draw:text-box>
            <text:p text:style-name="P1"><text:span text:style-name="T6">77</text:span></text:p>
          </draw:text-box>
        </draw:frame>
        <draw:frame draw:style-name="gr76" draw:layer="layout" svg:width="1.306cm" svg:height="1.314cm" svg:x="5.276cm" svg:y="5.999cm">
          <draw:text-box>
            <text:p text:style-name="P1"><text:span text:style-name="T6">66</text:span></text:p>
          </draw:text-box>
        </draw:frame>
        <draw:frame draw:style-name="gr76" draw:layer="layout" svg:width="1.306cm" svg:height="1.314cm" svg:x="5.276cm" svg:y="4.955cm">
          <draw:text-box>
            <text:p text:style-name="P1"><text:span text:style-name="T6">55</text:span></text:p>
          </draw:text-box>
        </draw:frame>
        <draw:frame draw:style-name="gr76" draw:layer="layout" svg:width="1.306cm" svg:height="1.314cm" svg:x="5.276cm" svg:y="3.914cm">
          <draw:text-box>
            <text:p text:style-name="P1"><text:span text:style-name="T6">44</text:span></text:p>
          </draw:text-box>
        </draw:frame>
        <draw:frame draw:style-name="gr76" draw:layer="layout" svg:width="1.306cm" svg:height="1.314cm" svg:x="5.276cm" svg:y="2.87cm">
          <draw:text-box>
            <text:p text:style-name="P1"><text:span text:style-name="T6">33</text:span></text:p>
          </draw:text-box>
        </draw:frame>
        <draw:frame draw:style-name="gr76" draw:layer="layout" svg:width="1.306cm" svg:height="1.314cm" svg:x="5.276cm" svg:y="1.829cm">
          <draw:text-box>
            <text:p text:style-name="P1"><text:span text:style-name="T6">22</text:span></text:p>
          </draw:text-box>
        </draw:frame>
        <draw:frame draw:style-name="gr76" draw:layer="layout" svg:width="1.306cm" svg:height="1.314cm" svg:x="5.276cm" svg:y="0.785cm">
          <draw:text-box>
            <text:p text:style-name="P1"><text:span text:style-name="T6">11</text:span></text:p>
          </draw:text-box>
        </draw:frame>
        <draw:frame draw:style-name="gr75" draw:layer="layout" svg:width="1.306cm" svg:height="1.314cm" svg:x="2.918cm" svg:y="12.253cm">
          <draw:text-box>
            <text:p text:style-name="P1"><text:span text:style-name="T6">24</text:span></text:p>
          </draw:text-box>
        </draw:frame>
        <draw:frame draw:style-name="gr81" draw:layer="layout" svg:width="2.61cm" svg:height="1.314cm" svg:x="2.918cm" svg:y="12.253cm">
          <draw:text-box>
            <text:p text:style-name="P1"><text:span text:style-name="T6">2423</text:span></text:p>
          </draw:text-box>
        </draw:frame>
        <draw:frame draw:style-name="gr75" draw:layer="layout" svg:width="1.306cm" svg:height="1.314cm" svg:x="3.962cm" svg:y="12.253cm">
          <draw:text-box>
            <text:p text:style-name="P1"><text:span text:style-name="T6">23</text:span></text:p>
          </draw:text-box>
        </draw:frame>
        <draw:frame draw:style-name="gr75" draw:layer="layout" svg:width="1.306cm" svg:height="1.314cm" svg:x="2.918cm" svg:y="11.21cm">
          <draw:text-box>
            <text:p text:style-name="P1"><text:span text:style-name="T6">22</text:span></text:p>
          </draw:text-box>
        </draw:frame>
        <draw:frame draw:style-name="gr81" draw:layer="layout" svg:width="2.61cm" svg:height="1.314cm" svg:x="2.918cm" svg:y="11.21cm">
          <draw:text-box>
            <text:p text:style-name="P1"><text:span text:style-name="T6">2221</text:span></text:p>
          </draw:text-box>
        </draw:frame>
        <draw:frame draw:style-name="gr75" draw:layer="layout" svg:width="1.306cm" svg:height="1.314cm" svg:x="3.962cm" svg:y="11.21cm">
          <draw:text-box>
            <text:p text:style-name="P1"><text:span text:style-name="T6">21</text:span></text:p>
          </draw:text-box>
        </draw:frame>
        <draw:frame draw:style-name="gr75" draw:layer="layout" svg:width="1.306cm" svg:height="1.314cm" svg:x="2.918cm" svg:y="10.168cm">
          <draw:text-box>
            <text:p text:style-name="P1"><text:span text:style-name="T6">20</text:span></text:p>
          </draw:text-box>
        </draw:frame>
        <draw:frame draw:style-name="gr81" draw:layer="layout" svg:width="2.61cm" svg:height="1.314cm" svg:x="2.918cm" svg:y="10.168cm">
          <draw:text-box>
            <text:p text:style-name="P1"><text:span text:style-name="T6">2019</text:span></text:p>
          </draw:text-box>
        </draw:frame>
        <draw:frame draw:style-name="gr75" draw:layer="layout" svg:width="1.306cm" svg:height="1.314cm" svg:x="3.962cm" svg:y="10.168cm">
          <draw:text-box>
            <text:p text:style-name="P1"><text:span text:style-name="T6">19</text:span></text:p>
          </draw:text-box>
        </draw:frame>
        <draw:frame draw:style-name="gr75" draw:layer="layout" svg:width="1.306cm" svg:height="1.314cm" svg:x="2.918cm" svg:y="9.125cm">
          <draw:text-box>
            <text:p text:style-name="P1"><text:span text:style-name="T6">18</text:span></text:p>
          </draw:text-box>
        </draw:frame>
        <draw:frame draw:style-name="gr81" draw:layer="layout" svg:width="2.61cm" svg:height="1.314cm" svg:x="2.918cm" svg:y="9.125cm">
          <draw:text-box>
            <text:p text:style-name="P1"><text:span text:style-name="T6">1817</text:span></text:p>
          </draw:text-box>
        </draw:frame>
        <draw:frame draw:style-name="gr75" draw:layer="layout" svg:width="1.306cm" svg:height="1.314cm" svg:x="3.962cm" svg:y="9.125cm">
          <draw:text-box>
            <text:p text:style-name="P1"><text:span text:style-name="T6">17</text:span></text:p>
          </draw:text-box>
        </draw:frame>
        <draw:frame draw:style-name="gr75" draw:layer="layout" svg:width="1.306cm" svg:height="1.314cm" svg:x="2.918cm" svg:y="8.084cm">
          <draw:text-box>
            <text:p text:style-name="P1"><text:span text:style-name="T6">16</text:span></text:p>
          </draw:text-box>
        </draw:frame>
        <draw:frame draw:style-name="gr81" draw:layer="layout" svg:width="2.61cm" svg:height="1.314cm" svg:x="2.918cm" svg:y="8.084cm">
          <draw:text-box>
            <text:p text:style-name="P1"><text:span text:style-name="T6">1615</text:span></text:p>
          </draw:text-box>
        </draw:frame>
        <draw:frame draw:style-name="gr75" draw:layer="layout" svg:width="1.306cm" svg:height="1.314cm" svg:x="3.962cm" svg:y="8.084cm">
          <draw:text-box>
            <text:p text:style-name="P1"><text:span text:style-name="T6">15</text:span></text:p>
          </draw:text-box>
        </draw:frame>
        <draw:frame draw:style-name="gr75" draw:layer="layout" svg:width="1.306cm" svg:height="1.314cm" svg:x="2.918cm" svg:y="7.04cm">
          <draw:text-box>
            <text:p text:style-name="P1"><text:span text:style-name="T6">14</text:span></text:p>
          </draw:text-box>
        </draw:frame>
        <draw:frame draw:style-name="gr81" draw:layer="layout" svg:width="2.61cm" svg:height="1.314cm" svg:x="2.918cm" svg:y="7.04cm">
          <draw:text-box>
            <text:p text:style-name="P1"><text:span text:style-name="T6">1413</text:span></text:p>
          </draw:text-box>
        </draw:frame>
        <draw:frame draw:style-name="gr75" draw:layer="layout" svg:width="1.306cm" svg:height="1.314cm" svg:x="3.962cm" svg:y="7.04cm">
          <draw:text-box>
            <text:p text:style-name="P1"><text:span text:style-name="T6">13</text:span></text:p>
          </draw:text-box>
        </draw:frame>
        <draw:frame draw:style-name="gr75" draw:layer="layout" svg:width="1.306cm" svg:height="1.314cm" svg:x="2.918cm" svg:y="5.999cm">
          <draw:text-box>
            <text:p text:style-name="P1"><text:span text:style-name="T6">12</text:span></text:p>
          </draw:text-box>
        </draw:frame>
        <draw:frame draw:style-name="gr81" draw:layer="layout" svg:width="2.61cm" svg:height="1.314cm" svg:x="2.918cm" svg:y="5.999cm">
          <draw:text-box>
            <text:p text:style-name="P1"><text:span text:style-name="T6">1211</text:span></text:p>
          </draw:text-box>
        </draw:frame>
        <draw:frame draw:style-name="gr75" draw:layer="layout" svg:width="1.306cm" svg:height="1.314cm" svg:x="3.962cm" svg:y="5.999cm">
          <draw:text-box>
            <text:p text:style-name="P1"><text:span text:style-name="T6">11</text:span></text:p>
          </draw:text-box>
        </draw:frame>
        <draw:frame draw:style-name="gr75" draw:layer="layout" svg:width="1.306cm" svg:height="1.314cm" svg:x="2.918cm" svg:y="4.955cm">
          <draw:text-box>
            <text:p text:style-name="P1"><text:span text:style-name="T6">10</text:span></text:p>
          </draw:text-box>
        </draw:frame>
        <draw:frame draw:style-name="gr82" draw:layer="layout" svg:width="2.61cm" svg:height="1.314cm" svg:x="2.918cm" svg:y="4.955cm">
          <draw:text-box>
            <text:p text:style-name="P1"><text:span text:style-name="T6">1099</text:span></text:p>
          </draw:text-box>
        </draw:frame>
        <draw:frame draw:style-name="gr83" draw:layer="layout" svg:width="2.61cm" svg:height="1.314cm" svg:x="3.191cm" svg:y="3.914cm">
          <draw:text-box>
            <text:p text:style-name="P1"><text:span text:style-name="T6">8877</text:span></text:p>
          </draw:text-box>
        </draw:frame>
        <draw:frame draw:style-name="gr83" draw:layer="layout" svg:width="2.61cm" svg:height="1.314cm" svg:x="3.191cm" svg:y="2.87cm">
          <draw:text-box>
            <text:p text:style-name="P1"><text:span text:style-name="T6">6655</text:span></text:p>
          </draw:text-box>
        </draw:frame>
        <draw:frame draw:style-name="gr83" draw:layer="layout" svg:width="2.61cm" svg:height="1.314cm" svg:x="3.191cm" svg:y="1.829cm">
          <draw:text-box>
            <text:p text:style-name="P1"><text:span text:style-name="T6">4433</text:span></text:p>
          </draw:text-box>
        </draw:frame>
        <draw:frame draw:style-name="gr83" draw:layer="layout" svg:width="2.61cm" svg:height="1.314cm" svg:x="3.191cm" svg:y="0.785cm">
          <draw:text-box>
            <text:p text:style-name="P1"><text:span text:style-name="T6">2211</text:span></text:p>
          </draw:text-box>
        </draw:frame>
        <draw:frame draw:style-name="gr76" draw:layer="layout" svg:width="1.306cm" svg:height="1.314cm" svg:x="8.32cm" svg:y="7.296cm">
          <draw:text-box>
            <text:p text:style-name="P1"><text:span text:style-name="T6">22</text:span></text:p>
          </draw:text-box>
        </draw:frame>
        <draw:frame draw:style-name="gr76" draw:layer="layout" svg:width="1.306cm" svg:height="1.314cm" svg:x="6.758cm" svg:y="5.732cm">
          <draw:text-box>
            <text:p text:style-name="P1"><text:span text:style-name="T6">11</text:span></text:p>
          </draw:text-box>
        </draw:frame>
        <draw:frame draw:style-name="gr76" draw:layer="layout" svg:width="1.306cm" svg:height="1.314cm" svg:x="12.048cm" svg:y="11.21cm">
          <draw:text-box>
            <text:p text:style-name="P1"><text:span text:style-name="T6">22</text:span></text:p>
          </draw:text-box>
        </draw:frame>
        <draw:frame draw:style-name="gr76" draw:layer="layout" svg:width="1.306cm" svg:height="1.314cm" svg:x="11.006cm" svg:y="11.21cm">
          <draw:text-box>
            <text:p text:style-name="P1"><text:span text:style-name="T6">11</text:span></text:p>
          </draw:text-box>
        </draw:frame>
        <draw:frame draw:style-name="gr76" draw:layer="layout" svg:width="1.306cm" svg:height="1.314cm" svg:x="6.4cm" svg:y="3.397cm">
          <draw:text-box>
            <text:p text:style-name="P1"><text:span text:style-name="T6">33</text:span></text:p>
          </draw:text-box>
        </draw:frame>
        <draw:frame draw:style-name="gr76" draw:layer="layout" svg:width="1.306cm" svg:height="1.314cm" svg:x="9.527cm" svg:y="1.312cm">
          <draw:text-box>
            <text:p text:style-name="P1"><text:span text:style-name="T6">66</text:span></text:p>
          </draw:text-box>
        </draw:frame>
        <draw:frame draw:style-name="gr76" draw:layer="layout" svg:width="1.306cm" svg:height="1.314cm" svg:x="6.4cm" svg:y="1.312cm">
          <draw:text-box>
            <text:p text:style-name="P1"><text:span text:style-name="T6">11</text:span></text:p>
          </draw:text-box>
        </draw:frame>
        <draw:frame draw:style-name="gr76" draw:layer="layout" svg:width="1.306cm" svg:height="1.314cm" svg:x="6.4cm" svg:y="2.354cm">
          <draw:text-box>
            <text:p text:style-name="P1"><text:span text:style-name="T6">22</text:span></text:p>
          </draw:text-box>
        </draw:frame>
        <draw:frame draw:style-name="gr76" draw:layer="layout" svg:width="1.306cm" svg:height="1.314cm" svg:x="9.527cm" svg:y="2.354cm">
          <draw:text-box>
            <text:p text:style-name="P1"><text:span text:style-name="T6">55</text:span></text:p>
          </draw:text-box>
        </draw:frame>
        <draw:frame draw:style-name="gr76" draw:layer="layout" svg:width="1.306cm" svg:height="1.314cm" svg:x="9.527cm" svg:y="3.397cm">
          <draw:text-box>
            <text:p text:style-name="P1"><text:span text:style-name="T6">44</text:span></text:p>
          </draw:text-box>
        </draw:frame>
        <draw:frame draw:style-name="gr76" draw:layer="layout" svg:width="1.306cm" svg:height="1.314cm" svg:x="14.674cm" svg:y="5.44cm">
          <draw:text-box>
            <text:p text:style-name="P1"><text:span text:style-name="T6">55</text:span></text:p>
          </draw:text-box>
        </draw:frame>
        <draw:frame draw:style-name="gr76" draw:layer="layout" svg:width="1.306cm" svg:height="1.314cm" svg:x="11.597cm" svg:y="5.666cm">
          <draw:text-box>
            <text:p text:style-name="P1"><text:span text:style-name="T6">44</text:span></text:p>
          </draw:text-box>
        </draw:frame>
        <draw:frame draw:style-name="gr76" draw:layer="layout" svg:width="1.306cm" svg:height="1.314cm" svg:x="13.402cm" svg:y="8.469cm">
          <draw:text-box>
            <text:p text:style-name="P1"><text:span text:style-name="T6">33</text:span></text:p>
          </draw:text-box>
        </draw:frame>
        <draw:frame draw:style-name="gr76" draw:layer="layout" svg:width="1.306cm" svg:height="1.314cm" svg:x="12.869cm" svg:y="9.381cm">
          <draw:text-box>
            <text:p text:style-name="P1"><text:span text:style-name="T6">22</text:span></text:p>
          </draw:text-box>
        </draw:frame>
        <draw:frame draw:style-name="gr76" draw:layer="layout" svg:width="1.306cm" svg:height="1.314cm" svg:x="16.109cm" svg:y="7.41cm">
          <draw:text-box>
            <text:p text:style-name="P1"><text:span text:style-name="T6">11</text:span></text:p>
          </draw:text-box>
        </draw:frame>
      </draw:page>
      <draw:page draw:name="page3" draw:style-name="dp1" draw:master-page-name="master-page73">
        <draw:polygon draw:style-name="gr84" draw:layer="layout" svg:width="0.698cm" svg:height="0.698cm" svg:x="14.351cm" svg:y="27.948cm" svg:viewBox="0 0 699 699" draw:points="175,699 0,524 0,176 175,0 522,0 699,176 699,524 522,699">
          <text:p/>
        </draw:polygon>
        <draw:polygon draw:style-name="gr84" draw:layer="layout" svg:width="0.698cm" svg:height="0.698cm" svg:x="14.351cm" svg:y="26.907cm" svg:viewBox="0 0 699 699" draw:points="175,699 0,522 0,175 175,0 522,0 699,175 699,522 522,699">
          <text:p/>
        </draw:polygon>
        <draw:polygon draw:style-name="gr84" draw:layer="layout" svg:width="0.698cm" svg:height="0.699cm" svg:x="14.351cm" svg:y="25.863cm" svg:viewBox="0 0 699 700" draw:points="175,700 0,524 0,176 175,0 522,0 699,176 699,524 522,700">
          <text:p/>
        </draw:polygon>
        <draw:polygon draw:style-name="gr84" draw:layer="layout" svg:width="0.698cm" svg:height="0.698cm" svg:x="14.351cm" svg:y="24.822cm" svg:viewBox="0 0 699 699" draw:points="175,699 0,522 0,175 175,0 522,0 699,175 699,522 522,699">
          <text:p/>
        </draw:polygon>
        <draw:polygon draw:style-name="gr84" draw:layer="layout" svg:width="0.698cm" svg:height="0.699cm" svg:x="14.351cm" svg:y="23.778cm" svg:viewBox="0 0 699 700" draw:points="175,700 0,524 0,176 175,0 522,0 699,176 699,524 522,700">
          <text:p/>
        </draw:polygon>
        <draw:polygon draw:style-name="gr84" draw:layer="layout" svg:width="0.698cm" svg:height="0.698cm" svg:x="14.351cm" svg:y="22.737cm" svg:viewBox="0 0 699 699" draw:points="175,699 0,523 0,175 175,0 522,0 699,175 699,523 522,699">
          <text:p/>
        </draw:polygon>
        <draw:polygon draw:style-name="gr84" draw:layer="layout" svg:width="0.698cm" svg:height="0.699cm" svg:x="14.351cm" svg:y="21.693cm" svg:viewBox="0 0 699 700" draw:points="175,700 0,524 0,176 175,0 522,0 699,176 699,524 522,700">
          <text:p/>
        </draw:polygon>
        <draw:polygon draw:style-name="gr84" draw:layer="layout" svg:width="0.698cm" svg:height="0.698cm" svg:x="14.351cm" svg:y="20.652cm" svg:viewBox="0 0 699 699" draw:points="175,699 0,523 0,176 175,0 522,0 699,176 699,523 522,699">
          <text:p/>
        </draw:polygon>
        <draw:polygon draw:style-name="gr84" draw:layer="layout" svg:width="0.698cm" svg:height="0.699cm" svg:x="14.351cm" svg:y="19.608cm" svg:viewBox="0 0 699 700" draw:points="175,700 0,524 0,176 175,0 522,0 699,176 699,524 522,700">
          <text:p/>
        </draw:polygon>
        <draw:polygon draw:style-name="gr84" draw:layer="layout" svg:width="0.698cm" svg:height="0.698cm" svg:x="14.351cm" svg:y="18.567cm" svg:viewBox="0 0 699 699" draw:points="175,699 0,523 0,176 175,0 522,0 699,176 699,523 522,699">
          <text:p/>
        </draw:polygon>
        <draw:polygon draw:style-name="gr84" draw:layer="layout" svg:width="0.698cm" svg:height="0.699cm" svg:x="14.351cm" svg:y="17.523cm" svg:viewBox="0 0 699 700" draw:points="175,700 0,524 0,176 175,0 522,0 699,176 699,524 522,700">
          <text:p/>
        </draw:polygon>
        <draw:polygon draw:style-name="gr84" draw:layer="layout" svg:width="0.698cm" svg:height="0.698cm" svg:x="14.351cm" svg:y="16.482cm" svg:viewBox="0 0 699 699" draw:points="175,699 0,523 0,176 175,0 522,0 699,176 699,523 522,699">
          <text:p/>
        </draw:polygon>
        <draw:polygon draw:style-name="gr84" draw:layer="layout" svg:width="0.698cm" svg:height="0.699cm" svg:x="14.351cm" svg:y="15.438cm" svg:viewBox="0 0 699 700" draw:points="175,700 0,524 0,176 175,0 522,0 699,176 699,524 522,700">
          <text:p/>
        </draw:polygon>
        <draw:polygon draw:style-name="gr84" draw:layer="layout" svg:width="0.698cm" svg:height="0.699cm" svg:x="14.351cm" svg:y="14.397cm" svg:viewBox="0 0 699 700" draw:points="175,700 0,523 0,176 175,0 522,0 699,176 699,523 522,700">
          <text:p/>
        </draw:polygon>
        <draw:polygon draw:style-name="gr84" draw:layer="layout" svg:width="0.698cm" svg:height="0.698cm" svg:x="14.351cm" svg:y="13.354cm" svg:viewBox="0 0 699 699" draw:points="0,699 0,0 699,0 699,699">
          <text:p/>
        </draw:polygon>
        <draw:polygon draw:style-name="gr84" draw:layer="layout" svg:width="0.656cm" svg:height="0.656cm" svg:x="16.021cm" svg:y="17.555cm" svg:viewBox="0 0 657 657" draw:points="164,657 0,494 0,163 164,0 494,0 657,163 657,494 494,657">
          <text:p/>
        </draw:polygon>
        <draw:polygon draw:style-name="gr84" draw:layer="layout" svg:width="0.656cm" svg:height="0.656cm" svg:x="16.021cm" svg:y="16.512cm" svg:viewBox="0 0 657 657" draw:points="164,657 0,494 0,163 164,0 494,0 657,163 657,494 494,657">
          <text:p/>
        </draw:polygon>
        <draw:polygon draw:style-name="gr84" draw:layer="layout" svg:width="0.656cm" svg:height="0.656cm" svg:x="16.021cm" svg:y="15.47cm" svg:viewBox="0 0 657 657" draw:points="0,657 0,0 657,0 657,657">
          <text:p/>
        </draw:polygon>
        <draw:polygon draw:style-name="gr84" draw:layer="layout" svg:width="0.698cm" svg:height="0.698cm" svg:x="11.508cm" svg:y="17.003cm" svg:viewBox="0 0 699 699" draw:points="524,0 699,176 699,524 524,699 177,699 0,524 0,176 177,0">
          <text:p/>
        </draw:polygon>
        <draw:polygon draw:style-name="gr84" draw:layer="layout" svg:width="0.699cm" svg:height="0.698cm" svg:x="10.466cm" svg:y="17.003cm" svg:viewBox="0 0 700 699" draw:points="524,0 700,176 700,524 524,699 176,699 0,524 0,176 176,0">
          <text:p/>
        </draw:polygon>
        <draw:polygon draw:style-name="gr84" draw:layer="layout" svg:width="0.698cm" svg:height="0.699cm" svg:x="11.508cm" svg:y="18.044cm" svg:viewBox="0 0 699 700" draw:points="524,0 699,176 699,524 524,700 177,700 0,524 0,176 177,0">
          <text:p/>
        </draw:polygon>
        <draw:polygon draw:style-name="gr84" draw:layer="layout" svg:width="0.699cm" svg:height="0.699cm" svg:x="10.466cm" svg:y="18.044cm" svg:viewBox="0 0 700 700" draw:points="524,0 700,176 700,524 524,700 176,700 0,524 0,176 176,0">
          <text:p/>
        </draw:polygon>
        <draw:polygon draw:style-name="gr84" draw:layer="layout" svg:width="0.699cm" svg:height="0.698cm" svg:x="10.466cm" svg:y="19.088cm" svg:viewBox="0 0 700 699" draw:points="524,0 700,176 700,523 524,699 176,699 0,523 0,176 176,0">
          <text:p/>
        </draw:polygon>
        <draw:polygon draw:style-name="gr84" draw:layer="layout" svg:width="0.698cm" svg:height="0.698cm" svg:x="11.508cm" svg:y="19.088cm" svg:viewBox="0 0 699 699" draw:points="524,0 699,176 699,523 524,699 177,699 0,523 0,176 177,0">
          <text:p/>
        </draw:polygon>
        <draw:polygon draw:style-name="gr84" draw:layer="layout" svg:width="0.698cm" svg:height="0.699cm" svg:x="11.508cm" svg:y="20.129cm" svg:viewBox="0 0 699 700" draw:points="524,0 699,176 699,524 524,700 177,700 0,524 0,176 177,0">
          <text:p/>
        </draw:polygon>
        <draw:polygon draw:style-name="gr84" draw:layer="layout" svg:width="0.699cm" svg:height="0.699cm" svg:x="10.466cm" svg:y="20.129cm" svg:viewBox="0 0 700 700" draw:points="524,0 700,176 700,524 524,700 176,700 0,524 0,176 176,0">
          <text:p/>
        </draw:polygon>
        <draw:polygon draw:style-name="gr84" draw:layer="layout" svg:width="0.699cm" svg:height="0.698cm" svg:x="10.466cm" svg:y="21.173cm" svg:viewBox="0 0 700 699" draw:points="524,0 700,176 700,523 524,699 176,699 0,523 0,176 176,0">
          <text:p/>
        </draw:polygon>
        <draw:polygon draw:style-name="gr84" draw:layer="layout" svg:width="0.698cm" svg:height="0.698cm" svg:x="11.508cm" svg:y="21.173cm" svg:viewBox="0 0 699 699" draw:points="524,0 699,176 699,523 524,699 177,699 0,523 0,176 177,0">
          <text:p/>
        </draw:polygon>
        <draw:polygon draw:style-name="gr84" draw:layer="layout" svg:width="0.698cm" svg:height="0.698cm" svg:x="11.508cm" svg:y="22.214cm" svg:viewBox="0 0 699 699" draw:points="524,0 699,176 699,524 524,699 177,699 0,524 0,176 177,0">
          <text:p/>
        </draw:polygon>
        <draw:polygon draw:style-name="gr84" draw:layer="layout" svg:width="0.699cm" svg:height="0.698cm" svg:x="10.466cm" svg:y="22.214cm" svg:viewBox="0 0 700 699" draw:points="524,0 700,176 700,524 524,699 176,699 0,524 0,176 176,0">
          <text:p/>
        </draw:polygon>
        <draw:polygon draw:style-name="gr84" draw:layer="layout" svg:width="0.698cm" svg:height="0.699cm" svg:x="11.508cm" svg:y="23.257cm" svg:viewBox="0 0 699 700" draw:points="524,0 699,177 699,524 524,700 177,700 0,524 0,177 177,0">
          <text:p/>
        </draw:polygon>
        <draw:polygon draw:style-name="gr84" draw:layer="layout" svg:width="0.699cm" svg:height="0.699cm" svg:x="10.466cm" svg:y="23.257cm" svg:viewBox="0 0 700 700" draw:points="524,0 700,177 700,524 524,700 176,700 0,524 0,177 176,0">
          <text:p/>
        </draw:polygon>
        <draw:polygon draw:style-name="gr84" draw:layer="layout" svg:width="0.698cm" svg:height="0.698cm" svg:x="11.508cm" svg:y="24.299cm" svg:viewBox="0 0 699 699" draw:points="524,0 699,176 699,524 524,699 177,699 0,524 0,176 177,0">
          <text:p/>
        </draw:polygon>
        <draw:polygon draw:style-name="gr84" draw:layer="layout" svg:width="0.699cm" svg:height="0.698cm" svg:x="10.466cm" svg:y="24.299cm" svg:viewBox="0 0 700 699" draw:points="524,0 700,176 700,524 524,699 176,699 0,524 0,176 176,0">
          <text:p/>
        </draw:polygon>
        <draw:polygon draw:style-name="gr84" draw:layer="layout" svg:width="0.398cm" svg:height="0.334cm" svg:x="7.38cm" svg:y="1.437cm" svg:viewBox="0 0 399 335" draw:points="0,335 0,0 399,0 399,335">
          <text:p/>
        </draw:polygon>
        <draw:polygon draw:style-name="gr85" draw:layer="layout" svg:width="0.398cm" svg:height="0.334cm" svg:x="7.38cm" svg:y="1.437cm" svg:viewBox="0 0 399 335" draw:points="0,335 0,0 399,0 399,335">
          <text:p/>
        </draw:polygon>
        <draw:polygon draw:style-name="gr84" draw:layer="layout" svg:width="0.398cm" svg:height="0.334cm" svg:x="7.38cm" svg:y="0.855cm" svg:viewBox="0 0 399 335" draw:points="0,335 0,0 399,0 399,335">
          <text:p/>
        </draw:polygon>
        <draw:polygon draw:style-name="gr85" draw:layer="layout" svg:width="0.398cm" svg:height="0.334cm" svg:x="7.38cm" svg:y="0.855cm" svg:viewBox="0 0 399 335" draw:points="0,335 0,0 399,0 399,335">
          <text:p/>
        </draw:polygon>
        <draw:polygon draw:style-name="gr84" draw:layer="layout" svg:width="0.52cm" svg:height="0.52cm" svg:x="8.276cm" svg:y="1.344cm" svg:viewBox="0 0 521 521" draw:points="521,521 0,521 0,0 521,0">
          <text:p/>
        </draw:polygon>
        <draw:polygon draw:style-name="gr85" draw:layer="layout" svg:width="0.52cm" svg:height="0.52cm" svg:x="8.276cm" svg:y="1.344cm" svg:viewBox="0 0 521 521" draw:points="521,521 0,521 0,0 521,0">
          <text:p/>
        </draw:polygon>
        <draw:polygon draw:style-name="gr84" draw:layer="layout" svg:width="0.521cm" svg:height="0.52cm" svg:x="9.15cm" svg:y="1.344cm" svg:viewBox="0 0 522 521" draw:points="522,521 0,521 0,0 522,0">
          <text:p/>
        </draw:polygon>
        <draw:polygon draw:style-name="gr85" draw:layer="layout" svg:width="0.521cm" svg:height="0.52cm" svg:x="9.15cm" svg:y="1.344cm" svg:viewBox="0 0 522 521" draw:points="522,521 0,521 0,0 522,0">
          <text:p/>
        </draw:polygon>
        <draw:polygon draw:style-name="gr84" draw:layer="layout" svg:width="0.398cm" svg:height="0.334cm" svg:x="4.034cm" svg:y="5.389cm" svg:viewBox="0 0 399 335" draw:points="399,0 399,335 0,335 0,0">
          <text:p/>
        </draw:polygon>
        <draw:polygon draw:style-name="gr85" draw:layer="layout" svg:width="0.398cm" svg:height="0.334cm" svg:x="4.034cm" svg:y="5.389cm" svg:viewBox="0 0 399 335" draw:points="399,0 399,335 0,335 0,0">
          <text:p/>
        </draw:polygon>
        <draw:polygon draw:style-name="gr84" draw:layer="layout" svg:width="0.398cm" svg:height="0.334cm" svg:x="4.034cm" svg:y="5.973cm" svg:viewBox="0 0 399 335" draw:points="399,0 399,335 0,335 0,0">
          <text:p/>
        </draw:polygon>
        <draw:polygon draw:style-name="gr85" draw:layer="layout" svg:width="0.398cm" svg:height="0.334cm" svg:x="4.034cm" svg:y="5.973cm" svg:viewBox="0 0 399 335" draw:points="399,0 399,335 0,335 0,0">
          <text:p/>
        </draw:polygon>
        <draw:polygon draw:style-name="gr84" draw:layer="layout" svg:width="0.398cm" svg:height="0.334cm" svg:x="6.502cm" svg:y="5.389cm" svg:viewBox="0 0 399 335" draw:points="399,0 399,335 0,335 0,0">
          <text:p/>
        </draw:polygon>
        <draw:polygon draw:style-name="gr85" draw:layer="layout" svg:width="0.398cm" svg:height="0.334cm" svg:x="6.502cm" svg:y="5.389cm" svg:viewBox="0 0 399 335" draw:points="399,0 399,335 0,335 0,0">
          <text:p/>
        </draw:polygon>
        <draw:polygon draw:style-name="gr84" draw:layer="layout" svg:width="0.398cm" svg:height="0.334cm" svg:x="6.502cm" svg:y="5.973cm" svg:viewBox="0 0 399 335" draw:points="399,0 399,335 0,335 0,0">
          <text:p/>
        </draw:polygon>
        <draw:polygon draw:style-name="gr85" draw:layer="layout" svg:width="0.398cm" svg:height="0.334cm" svg:x="6.502cm" svg:y="5.973cm" svg:viewBox="0 0 399 335" draw:points="399,0 399,335 0,335 0,0">
          <text:p/>
        </draw:polygon>
        <draw:polygon draw:style-name="gr8" draw:layer="layout" svg:width="0.411cm" svg:height="0.576cm" svg:x="7.632cm" svg:y="2.575cm" svg:viewBox="0 0 412 577" draw:points="0,372 0,207 2,175 11,143 23,114 40,86 59,61 85,42 112,25 142,11 174,3 206,0 237,3 269,11 299,25 326,42 352,61 372,86 389,114 401,143 410,175 412,207 412,372 410,404 401,435 389,465 372,493 352,518 326,537 299,554 269,567 237,575 206,577 174,575 142,567 112,554 85,537 59,518 40,493 23,465 11,435 2,404">
          <text:p/>
        </draw:polygon>
        <draw:polygon draw:style-name="gr85" draw:layer="layout" svg:width="0.411cm" svg:height="0.576cm" svg:x="7.632cm" svg:y="2.575cm" svg:viewBox="0 0 412 577" draw:points="0,372 0,207 2,175 11,143 23,114 40,86 59,61 85,42 112,25 142,11 174,3 206,0 237,3 269,11 299,25 326,42 352,61 372,86 389,114 401,143 410,175 412,207 412,372 410,404 401,435 389,465 372,493 352,518 326,537 299,554 269,567 237,575 206,577 174,575 142,567 112,554 85,537 59,518 40,493 23,465 11,435 2,404">
          <text:p/>
        </draw:polygon>
        <draw:polygon draw:style-name="gr8" draw:layer="layout" svg:width="0.491cm" svg:height="0.576cm" svg:x="8.288cm" svg:y="2.575cm" svg:viewBox="0 0 492 577" draw:points="0,332 0,247 2,209 13,171 28,135 47,103 72,73 102,48 134,29 170,14 208,3 246,0 284,3 323,14 359,29 391,48 420,73 446,103 465,135 480,171 490,209 492,247 492,332 490,370 480,408 465,444 446,476 420,505 391,531 359,550 323,565 284,575 246,577 208,575 170,565 134,550 102,531 72,505 47,476 28,444 13,408 2,370">
          <text:p/>
        </draw:polygon>
        <draw:polygon draw:style-name="gr85" draw:layer="layout" svg:width="0.491cm" svg:height="0.576cm" svg:x="8.288cm" svg:y="2.575cm" svg:viewBox="0 0 492 577" draw:points="0,332 0,247 2,209 13,171 28,135 47,103 72,73 102,48 134,29 170,14 208,3 246,0 284,3 323,14 359,29 391,48 420,73 446,103 465,135 480,171 490,209 492,247 492,332 490,370 480,408 465,444 446,476 420,505 391,531 359,550 323,565 284,575 246,577 208,575 170,565 134,550 102,531 72,505 47,476 28,444 13,408 2,370">
          <text:p/>
        </draw:polygon>
        <draw:polygon draw:style-name="gr8" draw:layer="layout" svg:width="0.411cm" svg:height="0.576cm" svg:x="7.632cm" svg:y="3.479cm" svg:viewBox="0 0 412 577" draw:points="0,372 0,206 2,174 11,142 23,112 40,85 59,60 85,41 112,24 142,11 174,2 206,0 237,2 269,11 299,24 326,41 352,60 372,85 389,112 401,142 410,174 412,206 412,372 410,403 401,435 389,465 372,492 352,518 326,537 299,554 269,566 237,575 206,577 174,575 142,566 112,554 85,537 59,518 40,492 23,465 11,435 2,403">
          <text:p/>
        </draw:polygon>
        <draw:polygon draw:style-name="gr85" draw:layer="layout" svg:width="0.411cm" svg:height="0.576cm" svg:x="7.632cm" svg:y="3.479cm" svg:viewBox="0 0 412 577" draw:points="0,372 0,206 2,174 11,142 23,112 40,85 59,60 85,41 112,24 142,11 174,2 206,0 237,2 269,11 299,24 326,41 352,60 372,85 389,112 401,142 410,174 412,206 412,372 410,403 401,435 389,465 372,492 352,518 326,537 299,554 269,566 237,575 206,577 174,575 142,566 112,554 85,537 59,518 40,492 23,465 11,435 2,403">
          <text:p/>
        </draw:polygon>
        <draw:polygon draw:style-name="gr8" draw:layer="layout" svg:width="0.411cm" svg:height="0.576cm" svg:x="8.411cm" svg:y="3.479cm" svg:viewBox="0 0 412 577" draw:points="0,372 0,206 2,174 11,142 23,112 40,85 59,60 85,41 112,24 142,11 174,2 205,0 237,2 269,11 299,24 326,41 352,60 371,85 387,112 400,142 410,174 412,206 412,372 410,403 400,435 387,465 371,492 352,518 326,537 299,554 269,566 237,575 205,577 174,575 142,566 112,554 85,537 59,518 40,492 23,465 11,435 2,403">
          <text:p/>
        </draw:polygon>
        <draw:polygon draw:style-name="gr85" draw:layer="layout" svg:width="0.411cm" svg:height="0.576cm" svg:x="8.411cm" svg:y="3.479cm" svg:viewBox="0 0 412 577" draw:points="0,372 0,206 2,174 11,142 23,112 40,85 59,60 85,41 112,24 142,11 174,2 205,0 237,2 269,11 299,24 326,41 352,60 371,85 387,112 400,142 410,174 412,206 412,372 410,403 400,435 387,465 371,492 352,518 326,537 299,554 269,566 237,575 205,577 174,575 142,566 112,554 85,537 59,518 40,492 23,465 11,435 2,403">
          <text:p/>
        </draw:polygon>
        <draw:polygon draw:style-name="gr84" draw:layer="layout" svg:width="0.576cm" svg:height="0.241cm" svg:x="6.43cm" svg:y="3.31cm" svg:viewBox="0 0 577 242" draw:points="577,242 0,242 0,0 577,0">
          <text:p/>
        </draw:polygon>
        <draw:polygon draw:style-name="gr85" draw:layer="layout" svg:width="0.576cm" svg:height="0.241cm" svg:x="6.43cm" svg:y="3.31cm" svg:viewBox="0 0 577 242" draw:points="577,242 0,242 0,0 577,0">
          <text:p/>
        </draw:polygon>
        <draw:polygon draw:style-name="gr84" draw:layer="layout" svg:width="0.576cm" svg:height="0.241cm" svg:x="6.43cm" svg:y="2.982cm" svg:viewBox="0 0 577 242" draw:points="577,242 0,242 0,0 577,0">
          <text:p/>
        </draw:polygon>
        <draw:polygon draw:style-name="gr85" draw:layer="layout" svg:width="0.576cm" svg:height="0.241cm" svg:x="6.43cm" svg:y="2.982cm" svg:viewBox="0 0 577 242" draw:points="577,242 0,242 0,0 577,0">
          <text:p/>
        </draw:polygon>
        <draw:polygon draw:style-name="gr84" draw:layer="layout" svg:width="0.576cm" svg:height="0.241cm" svg:x="6.43cm" svg:y="2.654cm" svg:viewBox="0 0 577 242" draw:points="577,242 0,242 0,0 577,0">
          <text:p/>
        </draw:polygon>
        <draw:polygon draw:style-name="gr85" draw:layer="layout" svg:width="0.576cm" svg:height="0.241cm" svg:x="6.43cm" svg:y="2.654cm" svg:viewBox="0 0 577 242" draw:points="577,242 0,242 0,0 577,0">
          <text:p/>
        </draw:polygon>
        <draw:polygon draw:style-name="gr84" draw:layer="layout" svg:width="0.576cm" svg:height="0.241cm" svg:x="6.43cm" svg:y="2.326cm" svg:viewBox="0 0 577 242" draw:points="577,242 0,242 0,0 577,0">
          <text:p/>
        </draw:polygon>
        <draw:polygon draw:style-name="gr85" draw:layer="layout" svg:width="0.576cm" svg:height="0.241cm" svg:x="6.43cm" svg:y="2.326cm" svg:viewBox="0 0 577 242" draw:points="577,242 0,242 0,0 577,0">
          <text:p/>
        </draw:polygon>
        <draw:polygon draw:style-name="gr84" draw:layer="layout" svg:width="0.576cm" svg:height="0.241cm" svg:x="6.43cm" svg:y="1.998cm" svg:viewBox="0 0 577 242" draw:points="577,242 0,242 0,0 577,0">
          <text:p/>
        </draw:polygon>
        <draw:polygon draw:style-name="gr85" draw:layer="layout" svg:width="0.576cm" svg:height="0.241cm" svg:x="6.43cm" svg:y="1.998cm" svg:viewBox="0 0 577 242" draw:points="577,242 0,242 0,0 577,0">
          <text:p/>
        </draw:polygon>
        <draw:polygon draw:style-name="gr84" draw:layer="layout" svg:width="1.024cm" svg:height="0.821cm" svg:x="4.265cm" svg:y="4.191cm" svg:viewBox="0 0 1025 822" draw:points="1025,822 0,822 0,0 1025,0">
          <text:p/>
        </draw:polygon>
        <draw:polygon draw:style-name="gr84" draw:layer="layout" svg:width="1.024cm" svg:height="0.821cm" svg:x="4.265cm" svg:y="0.537cm" svg:viewBox="0 0 1025 822" draw:points="1025,822 0,822 0,0 1025,0">
          <text:p/>
        </draw:polygon>
        <draw:polygon draw:style-name="gr84" draw:layer="layout" svg:width="0.944cm" svg:height="0.821cm" svg:x="6cm" svg:y="0.537cm" svg:viewBox="0 0 945 822" draw:points="945,822 0,822 0,0 945,0">
          <text:p/>
        </draw:polygon>
        <draw:polygon draw:style-name="gr84" draw:layer="layout" svg:width="0.944cm" svg:height="0.821cm" svg:x="6cm" svg:y="4.191cm" svg:viewBox="0 0 945 822" draw:points="945,822 0,822 0,0 945,0">
          <text:p/>
        </draw:polygon>
        <draw:polygon draw:style-name="gr8" draw:layer="layout" svg:width="0.369cm" svg:height="0.656cm" svg:x="4.095cm" svg:y="9.103cm" svg:viewBox="0 0 370 657" draw:points="36,0 334,0 340,0 344,2 351,5 355,7 359,11 363,15 365,19 367,26 370,30 370,36 370,621 370,628 367,632 365,638 363,643 359,647 355,651 351,653 344,655 340,657 334,657 36,657 30,657 26,655 19,653 15,651 11,647 7,643 4,638 2,632 0,628 0,621 0,36 0,30 2,26 4,19 7,15 11,11 15,7 19,5 26,2 30,0">
          <text:p/>
        </draw:polygon>
        <draw:polygon draw:style-name="gr85" draw:layer="layout" svg:width="0.369cm" svg:height="0.656cm" svg:x="4.095cm" svg:y="9.103cm" svg:viewBox="0 0 370 657" draw:points="36,0 334,0 340,0 344,2 351,5 355,7 359,11 363,15 365,19 367,26 370,30 370,36 370,621 370,628 367,632 365,638 363,643 359,647 355,651 351,653 344,655 340,657 334,657 36,657 30,657 26,655 19,653 15,651 11,647 7,643 4,638 2,632 0,628 0,621 0,36 0,30 2,26 4,19 7,15 11,11 15,7 19,5 26,2 30,0">
          <text:p/>
        </draw:polygon>
        <draw:polygon draw:style-name="gr8" draw:layer="layout" svg:width="0.368cm" svg:height="0.656cm" svg:x="5.285cm" svg:y="9.103cm" svg:viewBox="0 0 369 657" draw:points="36,0 333,0 339,0 344,2 350,5 354,7 359,11 363,15 365,19 367,26 369,30 369,36 369,621 369,628 367,632 365,638 363,643 359,647 354,651 350,653 344,655 339,657 333,657 36,657 29,657 25,655 19,653 15,651 10,647 6,643 4,638 2,632 0,628 0,621 0,36 0,30 2,26 4,19 6,15 10,11 15,7 19,5 25,2 29,0">
          <text:p/>
        </draw:polygon>
        <draw:polygon draw:style-name="gr85" draw:layer="layout" svg:width="0.368cm" svg:height="0.656cm" svg:x="5.285cm" svg:y="9.103cm" svg:viewBox="0 0 369 657" draw:points="36,0 333,0 339,0 344,2 350,5 354,7 359,11 363,15 365,19 367,26 369,30 369,36 369,621 369,628 367,632 365,638 363,643 359,647 354,651 350,653 344,655 339,657 333,657 36,657 29,657 25,655 19,653 15,651 10,647 6,643 4,638 2,632 0,628 0,621 0,36 0,30 2,26 4,19 6,15 10,11 15,7 19,5 25,2 29,0">
          <text:p/>
        </draw:polygon>
        <draw:polygon draw:style-name="gr8" draw:layer="layout" svg:width="0.656cm" svg:height="0.369cm" svg:x="4.974cm" svg:y="7.979cm" svg:viewBox="0 0 657 370" draw:points="0,334 0,36 0,30 2,26 4,19 6,15 10,11 14,7 19,5 25,2 29,0 36,0 621,0 627,0 631,2 638,5 642,7 646,11 650,15 653,19 655,26 657,30 657,36 657,334 657,340 655,344 653,351 650,355 646,359 642,363 638,365 631,368 627,370 621,370 36,370 29,370 25,368 19,365 14,363 10,359 6,355 4,351 2,344 0,340">
          <text:p/>
        </draw:polygon>
        <draw:polygon draw:style-name="gr85" draw:layer="layout" svg:width="0.656cm" svg:height="0.369cm" svg:x="4.974cm" svg:y="7.979cm" svg:viewBox="0 0 657 370" draw:points="0,334 0,36 0,30 2,26 4,19 6,15 10,11 14,7 19,5 25,2 29,0 36,0 621,0 627,0 631,2 638,5 642,7 646,11 650,15 653,19 655,26 657,30 657,36 657,334 657,340 655,344 653,351 650,355 646,359 642,363 638,365 631,368 627,370 621,370 36,370 29,370 25,368 19,365 14,363 10,359 6,355 4,351 2,344 0,340">
          <text:p/>
        </draw:polygon>
        <draw:polygon draw:style-name="gr8" draw:layer="layout" svg:width="0.656cm" svg:height="0.368cm" svg:x="4.974cm" svg:y="6.788cm" svg:viewBox="0 0 657 369" draw:points="0,333 0,37 0,30 2,26 4,19 6,14 10,10 14,6 19,4 25,2 29,0 36,0 621,0 627,0 631,2 638,4 642,6 646,10 650,14 653,19 655,26 657,30 657,37 657,333 657,339 655,344 653,350 650,354 646,358 642,363 638,365 631,367 627,369 621,369 36,369 29,369 25,367 19,365 14,363 10,358 6,354 4,350 2,344 0,339">
          <text:p/>
        </draw:polygon>
        <draw:polygon draw:style-name="gr85" draw:layer="layout" svg:width="0.656cm" svg:height="0.368cm" svg:x="4.974cm" svg:y="6.788cm" svg:viewBox="0 0 657 369" draw:points="0,333 0,37 0,30 2,26 4,19 6,14 10,10 14,6 19,4 25,2 29,0 36,0 621,0 627,0 631,2 638,4 642,6 646,10 650,14 653,19 655,26 657,30 657,37 657,333 657,339 655,344 653,350 650,354 646,358 642,363 638,365 631,367 627,369 621,369 36,369 29,369 25,367 19,365 14,363 10,358 6,354 4,350 2,344 0,339">
          <text:p/>
        </draw:polygon>
        <draw:polygon draw:style-name="gr84" draw:layer="layout" svg:width="0.334cm" svg:height="0.398cm" svg:x="8.293cm" svg:y="7.205cm" svg:viewBox="0 0 335 399" draw:points="0,0 335,0 335,399 0,399">
          <text:p/>
        </draw:polygon>
        <draw:polygon draw:style-name="gr85" draw:layer="layout" svg:width="0.334cm" svg:height="0.398cm" svg:x="8.293cm" svg:y="7.205cm" svg:viewBox="0 0 335 399" draw:points="0,0 335,0 335,399 0,399">
          <text:p/>
        </draw:polygon>
        <draw:polygon draw:style-name="gr84" draw:layer="layout" svg:width="0.334cm" svg:height="0.398cm" svg:x="8.875cm" svg:y="7.205cm" svg:viewBox="0 0 335 399" draw:points="0,0 335,0 335,399 0,399">
          <text:p/>
        </draw:polygon>
        <draw:polygon draw:style-name="gr85" draw:layer="layout" svg:width="0.334cm" svg:height="0.398cm" svg:x="8.875cm" svg:y="7.205cm" svg:viewBox="0 0 335 399" draw:points="0,0 335,0 335,399 0,399">
          <text:p/>
        </draw:polygon>
        <draw:polygon draw:style-name="gr84" draw:layer="layout" svg:width="0.335cm" svg:height="0.398cm" svg:x="8.288cm" svg:y="8.608cm" svg:viewBox="0 0 336 399" draw:points="0,0 336,0 336,399 0,399">
          <text:p/>
        </draw:polygon>
        <draw:polygon draw:style-name="gr85" draw:layer="layout" svg:width="0.335cm" svg:height="0.398cm" svg:x="8.288cm" svg:y="8.608cm" svg:viewBox="0 0 336 399" draw:points="0,0 336,0 336,399 0,399">
          <text:p/>
        </draw:polygon>
        <draw:polygon draw:style-name="gr84" draw:layer="layout" svg:width="0.334cm" svg:height="0.398cm" svg:x="8.873cm" svg:y="8.608cm" svg:viewBox="0 0 335 399" draw:points="0,0 335,0 335,399 0,399">
          <text:p/>
        </draw:polygon>
        <draw:polygon draw:style-name="gr85" draw:layer="layout" svg:width="0.334cm" svg:height="0.398cm" svg:x="8.873cm" svg:y="8.608cm" svg:viewBox="0 0 335 399" draw:points="0,0 335,0 335,399 0,399">
          <text:p/>
        </draw:polygon>
        <draw:polygon draw:style-name="gr84" draw:layer="layout" svg:width="0.613cm" svg:height="0.614cm" svg:x="3.975cm" svg:y="11.311cm" svg:viewBox="0 0 614 615" draw:points="0,153 153,0 462,0 614,153 614,462 462,615 153,615 0,462">
          <text:p/>
        </draw:polygon>
        <draw:polygon draw:style-name="gr84" draw:layer="layout" svg:width="0.614cm" svg:height="0.614cm" svg:x="5.016cm" svg:y="11.311cm" svg:viewBox="0 0 615 615" draw:points="0,153 152,0 462,0 615,153 615,462 462,615 152,615 0,462">
          <text:p/>
        </draw:polygon>
        <draw:polygon draw:style-name="gr84" draw:layer="layout" svg:width="0.613cm" svg:height="0.614cm" svg:x="11.267cm" svg:y="11.311cm" svg:viewBox="0 0 614 615" draw:points="0,153 153,0 462,0 614,153 614,462 462,615 153,615 0,462">
          <text:p/>
        </draw:polygon>
        <draw:polygon draw:style-name="gr84" draw:layer="layout" svg:width="0.614cm" svg:height="0.614cm" svg:x="12.31cm" svg:y="11.311cm" svg:viewBox="0 0 615 615" draw:points="0,153 152,0 462,0 615,153 615,462 462,615 152,615 0,462">
          <text:p/>
        </draw:polygon>
        <draw:polygon draw:style-name="gr84" draw:layer="layout" svg:width="0.698cm" svg:height="0.699cm" svg:x="14.351cm" svg:y="12.312cm" svg:viewBox="0 0 699 700" draw:points="175,700 0,523 0,176 175,0 522,0 699,176 699,523 522,700">
          <text:p/>
        </draw:polygon>
        <draw:polygon draw:style-name="gr84" draw:layer="layout" svg:width="0.698cm" svg:height="0.698cm" svg:x="14.351cm" svg:y="11.269cm" svg:viewBox="0 0 699 699" draw:points="175,699 0,523 0,175 175,0 522,0 699,175 699,523 522,699">
          <text:p/>
        </draw:polygon>
        <draw:polygon draw:style-name="gr84" draw:layer="layout" svg:width="0.698cm" svg:height="0.699cm" svg:x="14.351cm" svg:y="10.227cm" svg:viewBox="0 0 699 700" draw:points="175,700 0,523 0,176 175,0 522,0 699,176 699,523 522,700">
          <text:p/>
        </draw:polygon>
        <draw:polygon draw:style-name="gr84" draw:layer="layout" svg:width="0.698cm" svg:height="0.698cm" svg:x="14.351cm" svg:y="9.184cm" svg:viewBox="0 0 699 699" draw:points="175,699 0,524 0,175 175,0 522,0 699,175 699,524 522,699">
          <text:p/>
        </draw:polygon>
        <draw:polygon draw:style-name="gr84" draw:layer="layout" svg:width="0.698cm" svg:height="0.699cm" svg:x="14.351cm" svg:y="8.142cm" svg:viewBox="0 0 699 700" draw:points="175,700 0,523 0,176 175,0 522,0 699,176 699,523 522,700">
          <text:p/>
        </draw:polygon>
        <draw:polygon draw:style-name="gr84" draw:layer="layout" svg:width="0.656cm" svg:height="0.656cm" svg:x="14.372cm" svg:y="7.12cm" svg:viewBox="0 0 657 657" draw:points="163,657 0,494 0,163 163,0 494,0 657,163 657,494 494,657">
          <text:p/>
        </draw:polygon>
        <draw:polygon draw:style-name="gr84" draw:layer="layout" svg:width="0.656cm" svg:height="0.656cm" svg:x="14.372cm" svg:y="6.079cm" svg:viewBox="0 0 657 657" draw:points="163,657 0,494 0,164 163,0 494,0 657,164 657,494 494,657">
          <text:p/>
        </draw:polygon>
        <draw:polygon draw:style-name="gr84" draw:layer="layout" svg:width="0.698cm" svg:height="0.698cm" svg:x="14.351cm" svg:y="5.014cm" svg:viewBox="0 0 699 699" draw:points="175,699 0,524 0,176 175,0 522,0 699,176 699,524 522,699">
          <text:p/>
        </draw:polygon>
        <draw:polygon draw:style-name="gr84" draw:layer="layout" svg:width="0.698cm" svg:height="0.699cm" svg:x="14.351cm" svg:y="3.972cm" svg:viewBox="0 0 699 700" draw:points="175,700 0,523 0,176 175,0 522,0 699,176 699,523 522,700">
          <text:p/>
        </draw:polygon>
        <draw:polygon draw:style-name="gr84" draw:layer="layout" svg:width="0.698cm" svg:height="0.698cm" svg:x="14.351cm" svg:y="2.929cm" svg:viewBox="0 0 699 699" draw:points="175,699 0,524 0,176 175,0 522,0 699,176 699,524 522,699">
          <text:p/>
        </draw:polygon>
        <draw:polygon draw:style-name="gr84" draw:layer="layout" svg:width="0.698cm" svg:height="0.698cm" svg:x="14.351cm" svg:y="1.888cm" svg:viewBox="0 0 699 699" draw:points="175,699 0,522 0,175 175,0 522,0 699,175 699,522 522,699">
          <text:p/>
        </draw:polygon>
        <draw:polygon draw:style-name="gr84" draw:layer="layout" svg:width="0.698cm" svg:height="0.699cm" svg:x="14.351cm" svg:y="0.844cm" svg:viewBox="0 0 699 700" draw:points="0,700 0,0 699,0 699,700">
          <text:p/>
        </draw:polygon>
        <draw:polygon draw:style-name="gr84" draw:layer="layout" svg:width="0.656cm" svg:height="0.656cm" svg:x="16.457cm" svg:y="12.333cm" svg:viewBox="0 0 657 657" draw:points="163,657 0,495 0,163 163,0 494,0 657,163 657,495 494,657">
          <text:p/>
        </draw:polygon>
        <draw:polygon draw:style-name="gr84" draw:layer="layout" svg:width="0.656cm" svg:height="0.656cm" svg:x="15.413cm" svg:y="12.333cm" svg:viewBox="0 0 657 657" draw:points="164,657 0,495 0,163 164,0 494,0 657,163 657,495 494,657">
          <text:p/>
        </draw:polygon>
        <draw:polygon draw:style-name="gr84" draw:layer="layout" svg:width="0.656cm" svg:height="0.656cm" svg:x="16.457cm" svg:y="11.29cm" svg:viewBox="0 0 657 657" draw:points="163,657 0,494 0,163 163,0 494,0 657,163 657,494 494,657">
          <text:p/>
        </draw:polygon>
        <draw:polygon draw:style-name="gr84" draw:layer="layout" svg:width="0.656cm" svg:height="0.656cm" svg:x="15.413cm" svg:y="11.29cm" svg:viewBox="0 0 657 657" draw:points="164,657 0,494 0,163 164,0 494,0 657,163 657,494 494,657">
          <text:p/>
        </draw:polygon>
        <draw:polygon draw:style-name="gr84" draw:layer="layout" svg:width="0.656cm" svg:height="0.657cm" svg:x="16.457cm" svg:y="10.248cm" svg:viewBox="0 0 657 658" draw:points="163,658 0,494 0,163 163,0 494,0 657,163 657,494 494,658">
          <text:p/>
        </draw:polygon>
        <draw:polygon draw:style-name="gr84" draw:layer="layout" svg:width="0.656cm" svg:height="0.657cm" svg:x="15.413cm" svg:y="10.248cm" svg:viewBox="0 0 657 658" draw:points="164,658 0,494 0,163 164,0 494,0 657,163 657,494 494,658">
          <text:p/>
        </draw:polygon>
        <draw:polygon draw:style-name="gr84" draw:layer="layout" svg:width="0.699cm" svg:height="0.698cm" svg:x="16.435cm" svg:y="9.184cm" svg:viewBox="0 0 700 699" draw:points="176,699 0,524 0,175 176,0 523,0 700,175 700,524 523,699">
          <text:p/>
        </draw:polygon>
        <draw:polygon draw:style-name="gr84" draw:layer="layout" svg:width="0.698cm" svg:height="0.698cm" svg:x="15.392cm" svg:y="9.184cm" svg:viewBox="0 0 699 699" draw:points="176,699 0,524 0,175 176,0 524,0 699,175 699,524 524,699">
          <text:p/>
        </draw:polygon>
        <draw:polygon draw:style-name="gr84" draw:layer="layout" svg:width="0.699cm" svg:height="0.699cm" svg:x="16.435cm" svg:y="8.142cm" svg:viewBox="0 0 700 700" draw:points="176,700 0,523 0,176 176,0 523,0 700,176 700,523 523,700">
          <text:p/>
        </draw:polygon>
        <draw:polygon draw:style-name="gr84" draw:layer="layout" svg:width="0.698cm" svg:height="0.699cm" svg:x="15.392cm" svg:y="8.142cm" svg:viewBox="0 0 699 700" draw:points="176,700 0,523 0,176 176,0 524,0 699,176 699,523 524,700">
          <text:p/>
        </draw:polygon>
        <draw:polygon draw:style-name="gr84" draw:layer="layout" svg:width="0.656cm" svg:height="0.656cm" svg:x="16.457cm" svg:y="7.12cm" svg:viewBox="0 0 657 657" draw:points="163,657 0,494 0,163 163,0 494,0 657,163 657,494 494,657">
          <text:p/>
        </draw:polygon>
        <draw:polygon draw:style-name="gr84" draw:layer="layout" svg:width="0.656cm" svg:height="0.656cm" svg:x="15.413cm" svg:y="7.12cm" svg:viewBox="0 0 657 657" draw:points="164,657 0,494 0,163 164,0 494,0 657,163 657,494 494,657">
          <text:p/>
        </draw:polygon>
        <draw:polygon draw:style-name="gr84" draw:layer="layout" svg:width="0.656cm" svg:height="0.656cm" svg:x="16.457cm" svg:y="6.079cm" svg:viewBox="0 0 657 657" draw:points="163,657 0,494 0,164 163,0 494,0 657,164 657,494 494,657">
          <text:p/>
        </draw:polygon>
        <draw:polygon draw:style-name="gr84" draw:layer="layout" svg:width="0.656cm" svg:height="0.656cm" svg:x="15.413cm" svg:y="6.079cm" svg:viewBox="0 0 657 657" draw:points="164,657 0,494 0,164 164,0 494,0 657,164 657,494 494,657">
          <text:p/>
        </draw:polygon>
        <draw:polygon draw:style-name="gr84" draw:layer="layout" svg:width="0.699cm" svg:height="0.698cm" svg:x="16.435cm" svg:y="5.014cm" svg:viewBox="0 0 700 699" draw:points="176,699 0,524 0,176 176,0 523,0 700,176 700,524 523,699">
          <text:p/>
        </draw:polygon>
        <draw:polygon draw:style-name="gr84" draw:layer="layout" svg:width="0.698cm" svg:height="0.698cm" svg:x="15.392cm" svg:y="5.014cm" svg:viewBox="0 0 699 699" draw:points="176,699 0,524 0,176 176,0 524,0 699,176 699,524 524,699">
          <text:p/>
        </draw:polygon>
        <draw:polygon draw:style-name="gr84" draw:layer="layout" svg:width="0.699cm" svg:height="0.699cm" svg:x="16.435cm" svg:y="3.972cm" svg:viewBox="0 0 700 700" draw:points="176,700 0,523 0,176 176,0 523,0 700,176 700,523 523,700">
          <text:p/>
        </draw:polygon>
        <draw:polygon draw:style-name="gr84" draw:layer="layout" svg:width="0.698cm" svg:height="0.699cm" svg:x="15.392cm" svg:y="3.972cm" svg:viewBox="0 0 699 700" draw:points="176,700 0,523 0,176 176,0 524,0 699,176 699,523 524,700">
          <text:p/>
        </draw:polygon>
        <draw:polygon draw:style-name="gr84" draw:layer="layout" svg:width="0.699cm" svg:height="0.698cm" svg:x="16.435cm" svg:y="2.929cm" svg:viewBox="0 0 700 699" draw:points="176,699 0,524 0,176 176,0 523,0 700,176 700,524 523,699">
          <text:p/>
        </draw:polygon>
        <draw:polygon draw:style-name="gr84" draw:layer="layout" svg:width="0.698cm" svg:height="0.698cm" svg:x="15.392cm" svg:y="2.929cm" svg:viewBox="0 0 699 699" draw:points="176,699 0,524 0,176 176,0 524,0 699,176 699,524 524,699">
          <text:p/>
        </draw:polygon>
        <draw:polygon draw:style-name="gr84" draw:layer="layout" svg:width="0.699cm" svg:height="0.698cm" svg:x="16.435cm" svg:y="1.888cm" svg:viewBox="0 0 700 699" draw:points="176,699 0,522 0,175 176,0 523,0 700,175 700,522 523,699">
          <text:p/>
        </draw:polygon>
        <draw:polygon draw:style-name="gr84" draw:layer="layout" svg:width="0.698cm" svg:height="0.698cm" svg:x="15.392cm" svg:y="1.888cm" svg:viewBox="0 0 699 699" draw:points="176,699 0,522 0,175 176,0 524,0 699,175 699,522 524,699">
          <text:p/>
        </draw:polygon>
        <draw:polygon draw:style-name="gr84" draw:layer="layout" svg:width="0.699cm" svg:height="0.699cm" svg:x="16.435cm" svg:y="0.844cm" svg:viewBox="0 0 700 700" draw:points="176,700 0,524 0,176 176,0 523,0 700,176 700,524 523,700">
          <text:p/>
        </draw:polygon>
        <draw:polygon draw:style-name="gr84" draw:layer="layout" svg:width="0.698cm" svg:height="0.699cm" svg:x="15.392cm" svg:y="0.844cm" svg:viewBox="0 0 699 700" draw:points="0,700 0,0 699,0 699,700">
          <text:p/>
        </draw:polygon>
        <draw:polygon draw:style-name="gr84" draw:layer="layout" svg:width="0.576cm" svg:height="0.576cm" svg:x="11.368cm" svg:y="7.414cm" svg:viewBox="0 0 577 577" draw:points="0,144 144,0 433,0 577,144 577,433 433,577 144,577 0,433">
          <text:p/>
        </draw:polygon>
        <draw:polygon draw:style-name="gr85" draw:layer="layout" svg:width="0.576cm" svg:height="0.576cm" svg:x="11.368cm" svg:y="7.414cm" svg:viewBox="0 0 577 577" draw:points="0,144 144,0 433,0 577,144 577,433 433,577 144,577 0,433">
          <text:p/>
        </draw:polygon>
        <draw:polygon draw:style-name="gr84" draw:layer="layout" svg:width="0.576cm" svg:height="0.576cm" svg:x="12.93cm" svg:y="5.852cm" svg:viewBox="0 0 577 577" draw:points="0,144 145,0 433,0 577,144 577,433 433,577 145,577 0,433">
          <text:p/>
        </draw:polygon>
        <draw:polygon draw:style-name="gr85" draw:layer="layout" svg:width="0.576cm" svg:height="0.576cm" svg:x="12.93cm" svg:y="5.852cm" svg:viewBox="0 0 577 577" draw:points="0,144 145,0 433,0 577,144 577,433 433,577 145,577 0,433">
          <text:p/>
        </draw:polygon>
        <draw:line draw:style-name="gr85" draw:layer="layout" svg:x1="13.218cm" svg:y1="9.266cm" svg:x2="13.218cm" svg:y2="9.268cm">
          <text:p/>
        </draw:line>
        <draw:line draw:style-name="gr85" draw:layer="layout" svg:x1="10.094cm" svg:y1="6.14cm" svg:x2="10.094cm" svg:y2="6.142cm">
          <text:p/>
        </draw:line>
        <draw:polygon draw:style-name="gr84" draw:layer="layout" svg:width="0.613cm" svg:height="0.614cm" svg:x="7.622cm" svg:y="11.311cm" svg:viewBox="0 0 614 615" draw:points="0,153 153,0 462,0 614,153 614,462 462,615 153,615 0,462">
          <text:p/>
        </draw:polygon>
        <draw:polygon draw:style-name="gr84" draw:layer="layout" svg:width="0.614cm" svg:height="0.614cm" svg:x="8.663cm" svg:y="11.311cm" svg:viewBox="0 0 615 615" draw:points="0,153 152,0 462,0 615,153 615,462 462,615 152,615 0,462">
          <text:p/>
        </draw:polygon>
        <draw:polygon draw:style-name="gr84" draw:layer="layout" svg:width="0.698cm" svg:height="0.698cm" svg:x="13.227cm" svg:y="3.454cm" svg:viewBox="0 0 699 699" draw:points="0,176 175,0 523,0 699,176 699,524 523,699 175,699 0,524">
          <text:p/>
        </draw:polygon>
        <draw:polygon draw:style-name="gr84" draw:layer="layout" svg:width="0.699cm" svg:height="0.698cm" svg:x="10.1cm" svg:y="1.369cm" svg:viewBox="0 0 700 699" draw:points="700,524 524,699 177,699 0,524 0,176 177,0 524,0 700,176">
          <text:p/>
        </draw:polygon>
        <draw:polygon draw:style-name="gr84" draw:layer="layout" svg:width="0.698cm" svg:height="0.698cm" svg:x="13.227cm" svg:y="1.369cm" svg:viewBox="0 0 699 699" draw:points="699,524 523,699 175,699 0,524 0,176 175,0 523,0 699,176">
          <text:p/>
        </draw:polygon>
        <draw:polygon draw:style-name="gr84" draw:layer="layout" svg:width="0.698cm" svg:height="0.698cm" svg:x="13.227cm" svg:y="2.413cm" svg:viewBox="0 0 699 699" draw:points="699,523 523,699 175,699 0,523 0,176 175,0 523,0 699,176">
          <text:p/>
        </draw:polygon>
        <draw:polygon draw:style-name="gr84" draw:layer="layout" svg:width="0.699cm" svg:height="0.698cm" svg:x="10.1cm" svg:y="2.413cm" svg:viewBox="0 0 700 699" draw:points="700,523 524,699 177,699 0,523 0,176 177,0 524,0 700,176">
          <text:p/>
        </draw:polygon>
        <draw:polygon draw:style-name="gr84" draw:layer="layout" svg:width="0.699cm" svg:height="0.698cm" svg:x="10.1cm" svg:y="3.454cm" svg:viewBox="0 0 700 699" draw:points="0,176 177,0 524,0 700,176 700,524 524,699 177,699 0,524">
          <text:p/>
        </draw:polygon>
        <draw:polygon draw:style-name="gr84" draw:layer="layout" svg:width="1.024cm" svg:height="1.024cm" svg:x="4.79cm" svg:y="5.336cm" svg:viewBox="0 0 1025 1025" draw:points="256,1025 0,769 0,256 256,0 768,0 1025,256 1025,769 768,1025">
          <text:p/>
        </draw:polygon>
        <draw:polygon draw:style-name="gr84" draw:layer="layout" svg:width="1.025cm" svg:height="1.025cm" svg:x="7.867cm" svg:y="5.562cm" svg:viewBox="0 0 1026 1026" draw:points="256,1026 0,769 0,257 256,0 769,0 1026,257 1026,769 769,1026">
          <text:p/>
        </draw:polygon>
        <draw:polygon draw:style-name="gr84" draw:layer="layout" svg:width="0.822cm" svg:height="0.821cm" svg:x="6.163cm" svg:y="8.466cm" svg:viewBox="0 0 823 822" draw:points="206,822 0,617 0,206 206,0 616,0 823,206 823,617 616,822">
          <text:p/>
        </draw:polygon>
        <draw:polygon draw:style-name="gr84" draw:layer="layout" svg:width="0.821cm" svg:height="0.822cm" svg:x="6.697cm" svg:y="9.376cm" svg:viewBox="0 0 822 823" draw:points="205,823 0,617 0,207 205,0 617,0 822,207 822,617 617,823">
          <text:p/>
        </draw:polygon>
        <draw:polygon draw:style-name="gr84" draw:layer="layout" svg:width="1.025cm" svg:height="1.025cm" svg:x="3.354cm" svg:y="7.306cm" svg:viewBox="0 0 1026 1026" draw:points="258,1026 0,770 0,256 258,0 770,0 1026,256 1026,770 770,1026">
          <text:p/>
        </draw:polygon>
        <draw:line draw:style-name="gr86" draw:layer="layout" svg:x1="7.579cm" svg:y1="1.604cm" svg:x2="8.536cm" svg:y2="1.604cm">
          <text:p/>
        </draw:line>
        <draw:line draw:style-name="gr86" draw:layer="layout" svg:x1="7.579cm" svg:y1="1.913cm" svg:x2="7.579cm" svg:y2="1.604cm">
          <text:p/>
        </draw:line>
        <draw:line draw:style-name="gr86" draw:layer="layout" svg:x1="7.374cm" svg:y1="2.119cm" svg:x2="7.58cm" svg:y2="1.913cm">
          <text:p/>
        </draw:line>
        <draw:line draw:style-name="gr86" draw:layer="layout" svg:x1="7.374cm" svg:y1="2.118cm" svg:x2="6.718cm" svg:y2="2.118cm">
          <text:p/>
        </draw:line>
        <draw:line draw:style-name="gr87" draw:layer="layout" svg:x1="4.778cm" svg:y1="5.012cm" svg:x2="4.233cm" svg:y2="5.557cm">
          <text:p/>
        </draw:line>
        <draw:line draw:style-name="gr87" draw:layer="layout" svg:x1="4.777cm" svg:y1="4.601cm" svg:x2="4.777cm" svg:y2="5.012cm">
          <text:p/>
        </draw:line>
        <draw:line draw:style-name="gr87" draw:layer="layout" svg:x1="6.701cm" svg:y1="5.314cm" svg:x2="6.701cm" svg:y2="5.556cm">
          <text:p/>
        </draw:line>
        <draw:line draw:style-name="gr87" draw:layer="layout" svg:x1="6.472cm" svg:y1="5.084cm" svg:x2="6.702cm" svg:y2="5.315cm">
          <text:p/>
        </draw:line>
        <draw:line draw:style-name="gr87" draw:layer="layout" svg:x1="6.472cm" svg:y1="5.084cm" svg:x2="6.472cm" svg:y2="4.601cm">
          <text:p/>
        </draw:line>
        <draw:line draw:style-name="gr87" draw:layer="layout" svg:x1="7.838cm" svg:y1="2.863cm" svg:x2="7.838cm" svg:y2="2.254cm">
          <text:p/>
        </draw:line>
        <draw:line draw:style-name="gr87" draw:layer="layout" svg:x1="7.537cm" svg:y1="2.863cm" svg:x2="7.838cm" svg:y2="2.863cm">
          <text:p/>
        </draw:line>
        <draw:line draw:style-name="gr87" draw:layer="layout" svg:x1="7.12cm" svg:y1="2.446cm" svg:x2="7.538cm" svg:y2="2.864cm">
          <text:p/>
        </draw:line>
        <draw:line draw:style-name="gr87" draw:layer="layout" svg:x1="7.12cm" svg:y1="2.446cm" svg:x2="6.718cm" svg:y2="2.446cm">
          <text:p/>
        </draw:line>
        <draw:polygon draw:style-name="gr84" draw:layer="layout" svg:width="0.369cm" svg:height="0.368cm" svg:x="7.653cm" svg:y="2.07cm" svg:viewBox="0 0 370 369" draw:points="0,91 91,0 279,0 370,91 370,277 279,369 91,369 0,277">
          <text:p/>
        </draw:polygon>
        <draw:polygon draw:style-name="gr85" draw:layer="layout" svg:width="0.369cm" svg:height="0.368cm" svg:x="7.653cm" svg:y="2.07cm" svg:viewBox="0 0 370 369" draw:points="0,91 91,0 279,0 370,91 370,277 279,369 91,369 0,277">
          <text:p/>
        </draw:polygon>
        <draw:line draw:style-name="gr87" draw:layer="layout" svg:x1="7.838cm" svg:y1="3.53cm" svg:x2="7.838cm" svg:y2="3.767cm">
          <text:p/>
        </draw:line>
        <draw:line draw:style-name="gr87" draw:layer="layout" svg:x1="7.838cm" svg:y1="3.767cm" svg:x2="7.838cm" svg:y2="4.248cm">
          <text:p/>
        </draw:line>
        <draw:line draw:style-name="gr87" draw:layer="layout" svg:x1="7.839cm" svg:y1="3.531cm" svg:x2="7.082cm" svg:y2="2.774cm">
          <text:p/>
        </draw:line>
        <draw:line draw:style-name="gr87" draw:layer="layout" svg:x1="7.082cm" svg:y1="2.774cm" svg:x2="6.718cm" svg:y2="2.774cm">
          <text:p/>
        </draw:line>
        <draw:polygon draw:style-name="gr84" draw:layer="layout" svg:width="0.369cm" svg:height="0.368cm" svg:x="7.653cm" svg:y="4.064cm" svg:viewBox="0 0 370 369" draw:points="0,91 91,0 279,0 370,91 370,278 279,369 91,369 0,278">
          <text:p/>
        </draw:polygon>
        <draw:polygon draw:style-name="gr85" draw:layer="layout" svg:width="0.369cm" svg:height="0.368cm" svg:x="7.653cm" svg:y="4.064cm" svg:viewBox="0 0 370 369" draw:points="0,91 91,0 279,0 370,91 370,278 279,369 91,369 0,278">
          <text:p/>
        </draw:polygon>
        <draw:line draw:style-name="gr87" draw:layer="layout" svg:x1="7.838cm" svg:y1="4.724cm" svg:x2="7.838cm" svg:y2="5.437cm">
          <text:p/>
        </draw:line>
        <draw:polygon draw:style-name="gr84" draw:layer="layout" svg:width="0.369cm" svg:height="0.368cm" svg:x="7.653cm" svg:y="5.253cm" svg:viewBox="0 0 370 369" draw:points="0,92 91,0 279,0 370,92 370,278 279,369 91,369 0,278">
          <text:p/>
        </draw:polygon>
        <draw:polygon draw:style-name="gr85" draw:layer="layout" svg:width="0.369cm" svg:height="0.368cm" svg:x="7.653cm" svg:y="5.253cm" svg:viewBox="0 0 370 369" draw:points="0,92 91,0 279,0 370,92 370,278 279,369 91,369 0,278">
          <text:p/>
        </draw:polygon>
        <draw:polygon draw:style-name="gr84" draw:layer="layout" svg:width="0.369cm" svg:height="0.368cm" svg:x="7.653cm" svg:y="4.54cm" svg:viewBox="0 0 370 369" draw:points="0,92 91,0 279,0 370,92 370,278 279,369 91,369 0,278">
          <text:p/>
        </draw:polygon>
        <draw:polygon draw:style-name="gr85" draw:layer="layout" svg:width="0.369cm" svg:height="0.368cm" svg:x="7.653cm" svg:y="4.54cm" svg:viewBox="0 0 370 369" draw:points="0,92 91,0 279,0 370,92 370,278 279,369 91,369 0,278">
          <text:p/>
        </draw:polygon>
        <draw:line draw:style-name="gr86" draw:layer="layout" svg:x1="9.41cm" svg:y1="3.822cm" svg:x2="9.41cm" svg:y2="3.767cm">
          <text:p/>
        </draw:line>
        <draw:line draw:style-name="gr86" draw:layer="layout" svg:x1="8.915cm" svg:y1="4.319cm" svg:x2="9.411cm" svg:y2="3.822cm">
          <text:p/>
        </draw:line>
        <draw:line draw:style-name="gr87" draw:layer="layout" svg:x1="9.41cm" svg:y1="3.767cm" svg:x2="8.616cm" svg:y2="3.767cm">
          <text:p/>
        </draw:line>
        <draw:line draw:style-name="gr86" draw:layer="layout" svg:x1="9.41cm" svg:y1="1.604cm" svg:x2="9.41cm" svg:y2="3.767cm">
          <text:p/>
        </draw:line>
        <draw:polygon draw:style-name="gr84" draw:layer="layout" svg:width="0.491cm" svg:height="0.491cm" svg:x="8.669cm" svg:y="4.072cm" svg:viewBox="0 0 492 492" draw:points="0,124 123,0 369,0 492,124 492,369 369,492 123,492 0,369">
          <text:p/>
        </draw:polygon>
        <draw:polygon draw:style-name="gr85" draw:layer="layout" svg:width="0.491cm" svg:height="0.491cm" svg:x="8.669cm" svg:y="4.072cm" svg:viewBox="0 0 492 492" draw:points="0,124 123,0 369,0 492,124 492,369 369,492 123,492 0,369">
          <text:p/>
        </draw:polygon>
        <draw:line draw:style-name="gr87" draw:layer="layout" svg:x1="13.974cm" svg:y1="8.807cm" svg:x2="9.04cm" svg:y2="8.807cm">
          <text:p/>
        </draw:line>
        <draw:line draw:style-name="gr87" draw:layer="layout" svg:x1="13.974cm" svg:y1="8.807cm" svg:x2="14.701cm" svg:y2="9.534cm">
          <text:p/>
        </draw:line>
        <draw:line draw:style-name="gr87" draw:layer="layout" svg:x1="11.094cm" svg:y1="8.224cm" svg:x2="10.274cm" svg:y2="7.404cm">
          <text:p/>
        </draw:line>
        <draw:line draw:style-name="gr87" draw:layer="layout" svg:x1="14.431cm" svg:y1="8.223cm" svg:x2="11.093cm" svg:y2="8.223cm">
          <text:p/>
        </draw:line>
        <draw:line draw:style-name="gr87" draw:layer="layout" svg:x1="14.701cm" svg:y1="8.493cm" svg:x2="14.431cm" svg:y2="8.223cm">
          <text:p/>
        </draw:line>
        <draw:line draw:style-name="gr87" draw:layer="layout" svg:x1="10.274cm" svg:y1="7.404cm" svg:x2="9.042cm" svg:y2="7.404cm">
          <text:p/>
        </draw:line>
        <draw:line draw:style-name="gr87" draw:layer="layout" svg:x1="8.087cm" svg:y1="8.807cm" svg:x2="8.456cm" svg:y2="8.807cm">
          <text:p/>
        </draw:line>
        <draw:line draw:style-name="gr87" draw:layer="layout" svg:x1="7.833cm" svg:y1="9.062cm" svg:x2="8.088cm" svg:y2="8.807cm">
          <text:p/>
        </draw:line>
        <draw:line draw:style-name="gr87" draw:layer="layout" svg:x1="5.926cm" svg:y1="9.431cm" svg:x2="5.469cm" svg:y2="9.431cm">
          <text:p/>
        </draw:line>
        <draw:line draw:style-name="gr87" draw:layer="layout" svg:x1="6.283cm" svg:y1="9.788cm" svg:x2="5.926cm" svg:y2="9.431cm">
          <text:p/>
        </draw:line>
        <draw:line draw:style-name="gr87" draw:layer="layout" svg:x1="7.107cm" svg:y1="9.787cm" svg:x2="6.282cm" svg:y2="9.787cm">
          <text:p/>
        </draw:line>
        <draw:line draw:style-name="gr87" draw:layer="layout" svg:x1="7.834cm" svg:y1="9.061cm" svg:x2="7.107cm" svg:y2="9.788cm">
          <text:p/>
        </draw:line>
        <draw:line draw:style-name="gr87" draw:layer="layout" svg:x1="5.734cm" svg:y1="7.404cm" svg:x2="8.46cm" svg:y2="7.404cm">
          <text:p/>
        </draw:line>
        <draw:line draw:style-name="gr87" draw:layer="layout" svg:x1="5.302cm" svg:y1="6.972cm" svg:x2="5.302cm" svg:y2="5.848cm">
          <text:p/>
        </draw:line>
        <draw:line draw:style-name="gr87" draw:layer="layout" svg:x1="5.735cm" svg:y1="7.405cm" svg:x2="5.302cm" svg:y2="6.972cm">
          <text:p/>
        </draw:line>
        <draw:line draw:style-name="gr88" draw:layer="layout" svg:x1="15.875cm" svg:y1="15.798cm" svg:x2="15.875cm" svg:y2="16.186cm">
          <text:p/>
        </draw:line>
        <draw:line draw:style-name="gr88" draw:layer="layout" svg:x1="16.349cm" svg:y1="15.324cm" svg:x2="15.961cm" svg:y2="15.324cm">
          <text:p/>
        </draw:line>
        <draw:line draw:style-name="gr88" draw:layer="layout" svg:x1="16.825cm" svg:y1="15.798cm" svg:x2="16.825cm" svg:y2="15.409cm">
          <text:p/>
        </draw:line>
        <draw:line draw:style-name="gr88" draw:layer="layout" svg:x1="16.349cm" svg:y1="16.272cm" svg:x2="16.738cm" svg:y2="16.272cm">
          <text:p/>
        </draw:line>
        <draw:line draw:style-name="gr88" draw:layer="layout" svg:x1="10.32cm" svg:y1="17.352cm" svg:x2="10.32cm" svg:y2="17.587cm">
          <text:p/>
        </draw:line>
        <draw:line draw:style-name="gr88" draw:layer="layout" svg:x1="10.816cm" svg:y1="16.857cm" svg:x2="10.581cm" svg:y2="16.857cm">
          <text:p/>
        </draw:line>
        <draw:line draw:style-name="gr88" draw:layer="layout" svg:x1="11.311cm" svg:y1="17.352cm" svg:x2="11.311cm" svg:y2="17.117cm">
          <text:p/>
        </draw:line>
        <draw:line draw:style-name="gr88" draw:layer="layout" svg:x1="10.816cm" svg:y1="17.847cm" svg:x2="11.051cm" svg:y2="17.847cm">
          <text:p/>
        </draw:line>
        <draw:line draw:style-name="gr88" draw:layer="layout" svg:x1="7.251cm" svg:y1="1.022cm" svg:x2="7.251cm" svg:y2="1.242cm">
          <text:p/>
        </draw:line>
        <draw:line draw:style-name="gr88" draw:layer="layout" svg:x1="7.579cm" svg:y1="0.726cm" svg:x2="7.327cm" svg:y2="0.726cm">
          <text:p/>
        </draw:line>
        <draw:line draw:style-name="gr88" draw:layer="layout" svg:x1="7.907cm" svg:y1="1.022cm" svg:x2="7.907cm" svg:y2="0.8cm">
          <text:p/>
        </draw:line>
        <draw:line draw:style-name="gr88" draw:layer="layout" svg:x1="3.907cm" svg:y1="6.14cm" svg:x2="3.907cm" svg:y2="6.36cm">
          <text:p/>
        </draw:line>
        <draw:line draw:style-name="gr88" draw:layer="layout" svg:x1="4.561cm" svg:y1="6.14cm" svg:x2="4.561cm" svg:y2="5.92cm">
          <text:p/>
        </draw:line>
        <draw:line draw:style-name="gr88" draw:layer="layout" svg:x1="6.375cm" svg:y1="6.14cm" svg:x2="6.375cm" svg:y2="6.36cm">
          <text:p/>
        </draw:line>
        <draw:line draw:style-name="gr88" draw:layer="layout" svg:x1="7.029cm" svg:y1="6.14cm" svg:x2="7.029cm" svg:y2="5.92cm">
          <text:p/>
        </draw:line>
        <draw:line draw:style-name="gr88" draw:layer="layout" svg:x1="6.701cm" svg:y1="6.436cm" svg:x2="6.953cm" svg:y2="6.436cm">
          <text:p/>
        </draw:line>
        <draw:line draw:style-name="gr88" draw:layer="layout" svg:x1="8.534cm" svg:y1="2.446cm" svg:x2="8.46cm" svg:y2="2.446cm">
          <text:p/>
        </draw:line>
        <draw:line draw:style-name="gr88" draw:layer="layout" svg:x1="8.911cm" svg:y1="2.863cm" svg:x2="8.911cm" svg:y2="2.749cm">
          <text:p/>
        </draw:line>
        <draw:line draw:style-name="gr88" draw:layer="layout" svg:x1="8.534cm" svg:y1="3.28cm" svg:x2="8.61cm" svg:y2="3.28cm">
          <text:p/>
        </draw:line>
        <draw:line draw:style-name="gr88" draw:layer="layout" svg:x1="6.263cm" svg:y1="3.431cm" svg:x2="6.263cm" svg:y2="3.621cm">
          <text:p/>
        </draw:line>
        <draw:line draw:style-name="gr88" draw:layer="layout" svg:x1="7.171cm" svg:y1="3.431cm" svg:x2="7.171cm" svg:y2="3.187cm">
          <text:p/>
        </draw:line>
        <draw:line draw:style-name="gr88" draw:layer="layout" svg:x1="6.718cm" svg:y1="3.718cm" svg:x2="7.073cm" svg:y2="3.718cm">
          <text:p/>
        </draw:line>
        <draw:line draw:style-name="gr88" draw:layer="layout" svg:x1="3.928cm" svg:y1="9.431cm" svg:x2="3.928cm" svg:y2="9.827cm">
          <text:p/>
        </draw:line>
        <draw:line draw:style-name="gr88" draw:layer="layout" svg:x1="4.279cm" svg:y1="8.936cm" svg:x2="4.025cm" svg:y2="8.936cm">
          <text:p/>
        </draw:line>
        <draw:line draw:style-name="gr88" draw:layer="layout" svg:x1="4.631cm" svg:y1="9.431cm" svg:x2="4.631cm" svg:y2="9.033cm">
          <text:p/>
        </draw:line>
        <draw:line draw:style-name="gr88" draw:layer="layout" svg:x1="4.279cm" svg:y1="9.927cm" svg:x2="4.533cm" svg:y2="9.927cm">
          <text:p/>
        </draw:line>
        <draw:line draw:style-name="gr88" draw:layer="layout" svg:x1="4.828cm" svg:y1="8.163cm" svg:x2="4.828cm" svg:y2="8.407cm">
          <text:p/>
        </draw:line>
        <draw:line draw:style-name="gr88" draw:layer="layout" svg:x1="5.302cm" svg:y1="7.831cm" svg:x2="4.914cm" svg:y2="7.831cm">
          <text:p/>
        </draw:line>
        <draw:line draw:style-name="gr88" draw:layer="layout" svg:x1="5.776cm" svg:y1="8.163cm" svg:x2="5.776cm" svg:y2="7.918cm">
          <text:p/>
        </draw:line>
        <draw:line draw:style-name="gr88" draw:layer="layout" svg:x1="5.302cm" svg:y1="8.494cm" svg:x2="5.691cm" svg:y2="8.494cm">
          <text:p/>
        </draw:line>
        <draw:line draw:style-name="gr88" draw:layer="layout" svg:x1="3.826cm" svg:y1="11.618cm" svg:x2="3.826cm" svg:y2="11.834cm">
          <text:p/>
        </draw:line>
        <draw:line draw:style-name="gr88" draw:layer="layout" svg:x1="4.282cm" svg:y1="11.165cm" svg:x2="4.066cm" svg:y2="11.165cm">
          <text:p/>
        </draw:line>
        <draw:line draw:style-name="gr88" draw:layer="layout" svg:x1="4.734cm" svg:y1="11.618cm" svg:x2="4.734cm" svg:y2="11.404cm">
          <text:p/>
        </draw:line>
        <draw:line draw:style-name="gr88" draw:layer="layout" svg:x1="4.282cm" svg:y1="12.073cm" svg:x2="4.495cm" svg:y2="12.073cm">
          <text:p/>
        </draw:line>
        <draw:line draw:style-name="gr88" draw:layer="layout" svg:x1="11.12cm" svg:y1="11.618cm" svg:x2="11.12cm" svg:y2="11.834cm">
          <text:p/>
        </draw:line>
        <draw:line draw:style-name="gr88" draw:layer="layout" svg:x1="11.573cm" svg:y1="11.165cm" svg:x2="11.36cm" svg:y2="11.165cm">
          <text:p/>
        </draw:line>
        <draw:line draw:style-name="gr88" draw:layer="layout" svg:x1="12.029cm" svg:y1="11.618cm" svg:x2="12.029cm" svg:y2="11.404cm">
          <text:p/>
        </draw:line>
        <draw:line draw:style-name="gr88" draw:layer="layout" svg:x1="11.573cm" svg:y1="12.073cm" svg:x2="11.789cm" svg:y2="12.073cm">
          <text:p/>
        </draw:line>
        <draw:line draw:style-name="gr88" draw:layer="layout" svg:x1="15.267cm" svg:y1="12.661cm" svg:x2="15.267cm" svg:y2="12.886cm">
          <text:p/>
        </draw:line>
        <draw:line draw:style-name="gr88" draw:layer="layout" svg:x1="15.741cm" svg:y1="12.187cm" svg:x2="15.517cm" svg:y2="12.187cm">
          <text:p/>
        </draw:line>
        <draw:line draw:style-name="gr88" draw:layer="layout" svg:x1="16.215cm" svg:y1="12.661cm" svg:x2="16.215cm" svg:y2="12.437cm">
          <text:p/>
        </draw:line>
        <draw:line draw:style-name="gr88" draw:layer="layout" svg:x1="15.741cm" svg:y1="13.136cm" svg:x2="15.966cm" svg:y2="13.136cm">
          <text:p/>
        </draw:line>
        <draw:line draw:style-name="gr88" draw:layer="layout" svg:x1="15.267cm" svg:y1="11.618cm" svg:x2="15.267cm" svg:y2="11.842cm">
          <text:p/>
        </draw:line>
        <draw:line draw:style-name="gr88" draw:layer="layout" svg:x1="15.741cm" svg:y1="11.144cm" svg:x2="15.517cm" svg:y2="11.144cm">
          <text:p/>
        </draw:line>
        <draw:line draw:style-name="gr88" draw:layer="layout" svg:x1="16.215cm" svg:y1="11.618cm" svg:x2="16.215cm" svg:y2="11.394cm">
          <text:p/>
        </draw:line>
        <draw:line draw:style-name="gr88" draw:layer="layout" svg:x1="15.741cm" svg:y1="12.092cm" svg:x2="15.966cm" svg:y2="12.092cm">
          <text:p/>
        </draw:line>
        <draw:line draw:style-name="gr88" draw:layer="layout" svg:x1="15.267cm" svg:y1="10.576cm" svg:x2="15.267cm" svg:y2="10.801cm">
          <text:p/>
        </draw:line>
        <draw:line draw:style-name="gr88" draw:layer="layout" svg:x1="15.741cm" svg:y1="10.102cm" svg:x2="15.517cm" svg:y2="10.102cm">
          <text:p/>
        </draw:line>
        <draw:line draw:style-name="gr88" draw:layer="layout" svg:x1="16.215cm" svg:y1="10.576cm" svg:x2="16.215cm" svg:y2="10.352cm">
          <text:p/>
        </draw:line>
        <draw:line draw:style-name="gr88" draw:layer="layout" svg:x1="15.741cm" svg:y1="11.051cm" svg:x2="15.966cm" svg:y2="11.051cm">
          <text:p/>
        </draw:line>
        <draw:line draw:style-name="gr88" draw:layer="layout" svg:x1="15.248cm" svg:y1="9.533cm" svg:x2="15.248cm" svg:y2="9.768cm">
          <text:p/>
        </draw:line>
        <draw:line draw:style-name="gr88" draw:layer="layout" svg:x1="15.741cm" svg:y1="9.038cm" svg:x2="15.506cm" svg:y2="9.038cm">
          <text:p/>
        </draw:line>
        <draw:line draw:style-name="gr88" draw:layer="layout" svg:x1="16.236cm" svg:y1="9.533cm" svg:x2="16.236cm" svg:y2="9.298cm">
          <text:p/>
        </draw:line>
        <draw:line draw:style-name="gr88" draw:layer="layout" svg:x1="15.741cm" svg:y1="10.028cm" svg:x2="15.976cm" svg:y2="10.028cm">
          <text:p/>
        </draw:line>
        <draw:line draw:style-name="gr88" draw:layer="layout" svg:x1="15.248cm" svg:y1="8.492cm" svg:x2="15.248cm" svg:y2="8.727cm">
          <text:p/>
        </draw:line>
        <draw:line draw:style-name="gr88" draw:layer="layout" svg:x1="15.741cm" svg:y1="7.996cm" svg:x2="15.506cm" svg:y2="7.996cm">
          <text:p/>
        </draw:line>
        <draw:line draw:style-name="gr88" draw:layer="layout" svg:x1="16.236cm" svg:y1="8.492cm" svg:x2="16.236cm" svg:y2="8.257cm">
          <text:p/>
        </draw:line>
        <draw:line draw:style-name="gr88" draw:layer="layout" svg:x1="15.741cm" svg:y1="8.987cm" svg:x2="15.976cm" svg:y2="8.987cm">
          <text:p/>
        </draw:line>
        <draw:line draw:style-name="gr88" draw:layer="layout" svg:x1="15.267cm" svg:y1="7.448cm" svg:x2="15.267cm" svg:y2="7.672cm">
          <text:p/>
        </draw:line>
        <draw:line draw:style-name="gr88" draw:layer="layout" svg:x1="15.741cm" svg:y1="6.974cm" svg:x2="15.517cm" svg:y2="6.974cm">
          <text:p/>
        </draw:line>
        <draw:line draw:style-name="gr88" draw:layer="layout" svg:x1="16.215cm" svg:y1="7.448cm" svg:x2="16.215cm" svg:y2="7.224cm">
          <text:p/>
        </draw:line>
        <draw:line draw:style-name="gr88" draw:layer="layout" svg:x1="15.741cm" svg:y1="7.922cm" svg:x2="15.966cm" svg:y2="7.922cm">
          <text:p/>
        </draw:line>
        <draw:line draw:style-name="gr88" draw:layer="layout" svg:x1="15.267cm" svg:y1="6.407cm" svg:x2="15.267cm" svg:y2="6.631cm">
          <text:p/>
        </draw:line>
        <draw:line draw:style-name="gr88" draw:layer="layout" svg:x1="15.741cm" svg:y1="5.933cm" svg:x2="15.517cm" svg:y2="5.933cm">
          <text:p/>
        </draw:line>
        <draw:line draw:style-name="gr88" draw:layer="layout" svg:x1="16.215cm" svg:y1="6.407cm" svg:x2="16.215cm" svg:y2="6.182cm">
          <text:p/>
        </draw:line>
        <draw:line draw:style-name="gr88" draw:layer="layout" svg:x1="15.741cm" svg:y1="6.881cm" svg:x2="15.966cm" svg:y2="6.881cm">
          <text:p/>
        </draw:line>
        <draw:line draw:style-name="gr88" draw:layer="layout" svg:x1="15.248cm" svg:y1="1.193cm" svg:x2="15.248cm" svg:y2="1.604cm">
          <text:p/>
        </draw:line>
        <draw:line draw:style-name="gr88" draw:layer="layout" svg:x1="15.741cm" svg:y1="0.698cm" svg:x2="15.333cm" svg:y2="0.698cm">
          <text:p/>
        </draw:line>
        <draw:line draw:style-name="gr88" draw:layer="layout" svg:x1="16.236cm" svg:y1="1.193cm" svg:x2="16.236cm" svg:y2="0.785cm">
          <text:p/>
        </draw:line>
        <draw:line draw:style-name="gr88" draw:layer="layout" svg:x1="15.741cm" svg:y1="1.689cm" svg:x2="16.152cm" svg:y2="1.689cm">
          <text:p/>
        </draw:line>
        <draw:line draw:style-name="gr88" draw:layer="layout" svg:x1="15.248cm" svg:y1="5.363cm" svg:x2="15.248cm" svg:y2="5.598cm">
          <text:p/>
        </draw:line>
        <draw:line draw:style-name="gr88" draw:layer="layout" svg:x1="15.741cm" svg:y1="4.868cm" svg:x2="15.506cm" svg:y2="4.868cm">
          <text:p/>
        </draw:line>
        <draw:line draw:style-name="gr88" draw:layer="layout" svg:x1="16.236cm" svg:y1="5.363cm" svg:x2="16.236cm" svg:y2="5.128cm">
          <text:p/>
        </draw:line>
        <draw:line draw:style-name="gr88" draw:layer="layout" svg:x1="15.741cm" svg:y1="5.858cm" svg:x2="15.976cm" svg:y2="5.858cm">
          <text:p/>
        </draw:line>
        <draw:line draw:style-name="gr88" draw:layer="layout" svg:x1="15.248cm" svg:y1="4.322cm" svg:x2="15.248cm" svg:y2="4.557cm">
          <text:p/>
        </draw:line>
        <draw:line draw:style-name="gr88" draw:layer="layout" svg:x1="15.741cm" svg:y1="3.826cm" svg:x2="15.506cm" svg:y2="3.826cm">
          <text:p/>
        </draw:line>
        <draw:line draw:style-name="gr88" draw:layer="layout" svg:x1="16.236cm" svg:y1="4.322cm" svg:x2="16.236cm" svg:y2="4.087cm">
          <text:p/>
        </draw:line>
        <draw:line draw:style-name="gr88" draw:layer="layout" svg:x1="15.741cm" svg:y1="4.817cm" svg:x2="15.976cm" svg:y2="4.817cm">
          <text:p/>
        </draw:line>
        <draw:line draw:style-name="gr88" draw:layer="layout" svg:x1="15.248cm" svg:y1="3.278cm" svg:x2="15.248cm" svg:y2="3.513cm">
          <text:p/>
        </draw:line>
        <draw:line draw:style-name="gr88" draw:layer="layout" svg:x1="15.741cm" svg:y1="2.783cm" svg:x2="15.506cm" svg:y2="2.783cm">
          <text:p/>
        </draw:line>
        <draw:line draw:style-name="gr88" draw:layer="layout" svg:x1="16.236cm" svg:y1="3.278cm" svg:x2="16.236cm" svg:y2="3.043cm">
          <text:p/>
        </draw:line>
        <draw:line draw:style-name="gr88" draw:layer="layout" svg:x1="15.741cm" svg:y1="3.774cm" svg:x2="15.976cm" svg:y2="3.774cm">
          <text:p/>
        </draw:line>
        <draw:line draw:style-name="gr88" draw:layer="layout" svg:x1="15.248cm" svg:y1="2.237cm" svg:x2="15.248cm" svg:y2="2.472cm">
          <text:p/>
        </draw:line>
        <draw:line draw:style-name="gr88" draw:layer="layout" svg:x1="15.741cm" svg:y1="1.742cm" svg:x2="15.506cm" svg:y2="1.742cm">
          <text:p/>
        </draw:line>
        <draw:line draw:style-name="gr88" draw:layer="layout" svg:x1="16.236cm" svg:y1="2.237cm" svg:x2="16.236cm" svg:y2="2.002cm">
          <text:p/>
        </draw:line>
        <draw:line draw:style-name="gr88" draw:layer="layout" svg:x1="15.741cm" svg:y1="2.732cm" svg:x2="15.976cm" svg:y2="2.732cm">
          <text:p/>
        </draw:line>
        <draw:line draw:style-name="gr88" draw:layer="layout" svg:x1="7.473cm" svg:y1="11.618cm" svg:x2="7.473cm" svg:y2="11.834cm">
          <text:p/>
        </draw:line>
        <draw:line draw:style-name="gr88" draw:layer="layout" svg:x1="7.929cm" svg:y1="11.165cm" svg:x2="7.713cm" svg:y2="11.165cm">
          <text:p/>
        </draw:line>
        <draw:line draw:style-name="gr88" draw:layer="layout" svg:x1="8.382cm" svg:y1="11.618cm" svg:x2="8.382cm" svg:y2="11.404cm">
          <text:p/>
        </draw:line>
        <draw:line draw:style-name="gr88" draw:layer="layout" svg:x1="7.929cm" svg:y1="12.073cm" svg:x2="8.142cm" svg:y2="12.073cm">
          <text:p/>
        </draw:line>
        <draw:line draw:style-name="gr88" draw:layer="layout" svg:x1="3.867cm" svg:y1="7.139cm" svg:x2="3.541cm" svg:y2="7.139cm">
          <text:p/>
        </draw:line>
        <draw:line draw:style-name="gr88" draw:layer="layout" svg:x1="4.546cm" svg:y1="7.818cm" svg:x2="4.546cm" svg:y2="7.493cm">
          <text:p/>
        </draw:line>
        <draw:line draw:style-name="gr88" draw:layer="layout" svg:x1="3.867cm" svg:y1="8.498cm" svg:x2="4.193cm" svg:y2="8.498cm">
          <text:p/>
        </draw:line>
        <draw:polygon draw:style-name="gr84" draw:layer="layout" svg:width="8.52cm" svg:height="0.046cm" svg:x="8.576cm" svg:y="29.157cm" svg:viewBox="0 0 8521 47" draw:points="242,47 0,0 8521,47">
          <text:p/>
        </draw:polygon>
        <draw:polygon draw:style-name="gr85" draw:layer="layout" svg:width="8.52cm" svg:height="0.046cm" svg:x="8.576cm" svg:y="29.157cm" svg:viewBox="0 0 8521 47" draw:points="242,47 0,0 8521,47">
          <text:p/>
        </draw:polygon>
        <draw:polygon draw:style-name="gr84" draw:layer="layout" svg:width="8.761cm" svg:height="0.046cm" svg:x="8.576cm" svg:y="29.157cm" svg:viewBox="0 0 8762 47" draw:points="8521,47 0,0 8762,0">
          <text:p/>
        </draw:polygon>
        <draw:polygon draw:style-name="gr85" draw:layer="layout" svg:width="8.761cm" svg:height="0.046cm" svg:x="8.576cm" svg:y="29.157cm" svg:viewBox="0 0 8762 47" draw:points="8521,47 0,0 8762,0">
          <text:p/>
        </draw:polygon>
        <draw:polygon draw:style-name="gr84" draw:layer="layout" svg:width="8.945cm" svg:height="0.123cm" svg:x="8.392cm" svg:y="29.034cm" svg:viewBox="0 0 8946 124" draw:points="184,124 0,0 8946,124">
          <text:p/>
        </draw:polygon>
        <draw:polygon draw:style-name="gr85" draw:layer="layout" svg:width="8.945cm" svg:height="0.123cm" svg:x="8.392cm" svg:y="29.034cm" svg:viewBox="0 0 8946 124" draw:points="184,124 0,0 8946,124">
          <text:p/>
        </draw:polygon>
        <draw:polygon draw:style-name="gr84" draw:layer="layout" svg:width="9.129cm" svg:height="0.123cm" svg:x="8.392cm" svg:y="29.034cm" svg:viewBox="0 0 9130 124" draw:points="8946,124 0,0 9130,0">
          <text:p/>
        </draw:polygon>
        <draw:polygon draw:style-name="gr85" draw:layer="layout" svg:width="9.129cm" svg:height="0.123cm" svg:x="8.392cm" svg:y="29.034cm" svg:viewBox="0 0 9130 124" draw:points="8946,124 0,0 9130,0">
          <text:p/>
        </draw:polygon>
        <draw:polygon draw:style-name="gr84" draw:layer="layout" svg:width="9.252cm" svg:height="0.184cm" svg:x="8.269cm" svg:y="28.85cm" svg:viewBox="0 0 9253 185" draw:points="123,185 0,0 9253,185">
          <text:p/>
        </draw:polygon>
        <draw:polygon draw:style-name="gr85" draw:layer="layout" svg:width="9.252cm" svg:height="0.184cm" svg:x="8.269cm" svg:y="28.85cm" svg:viewBox="0 0 9253 185" draw:points="123,185 0,0 9253,185">
          <text:p/>
        </draw:polygon>
        <draw:polygon draw:style-name="gr84" draw:layer="layout" svg:width="9.375cm" svg:height="0.184cm" svg:x="8.269cm" svg:y="28.85cm" svg:viewBox="0 0 9376 185" draw:points="9253,185 0,0 9376,0">
          <text:p/>
        </draw:polygon>
        <draw:polygon draw:style-name="gr85" draw:layer="layout" svg:width="9.375cm" svg:height="0.184cm" svg:x="8.269cm" svg:y="28.85cm" svg:viewBox="0 0 9376 185" draw:points="9253,185 0,0 9376,0">
          <text:p/>
        </draw:polygon>
        <draw:polygon draw:style-name="gr84" draw:layer="layout" svg:width="9.375cm" svg:height="0.036cm" svg:x="8.269cm" svg:y="28.814cm" svg:viewBox="0 0 9376 37" draw:points="0,37 6188,0 9376,37">
          <text:p/>
        </draw:polygon>
        <draw:polygon draw:style-name="gr85" draw:layer="layout" svg:width="9.375cm" svg:height="0.036cm" svg:x="8.269cm" svg:y="28.814cm" svg:viewBox="0 0 9376 37" draw:points="0,37 6188,0 9376,37">
          <text:p/>
        </draw:polygon>
        <draw:polygon draw:style-name="gr84" draw:layer="layout" svg:width="6.235cm" svg:height="0.242cm" svg:x="8.221cm" svg:y="28.608cm" svg:viewBox="0 0 6236 243" draw:points="48,243 0,0 6236,207">
          <text:p/>
        </draw:polygon>
        <draw:polygon draw:style-name="gr85" draw:layer="layout" svg:width="6.235cm" svg:height="0.242cm" svg:x="8.221cm" svg:y="28.608cm" svg:viewBox="0 0 6236 243" draw:points="48,243 0,0 6236,207">
          <text:p/>
        </draw:polygon>
        <draw:polygon draw:style-name="gr84" draw:layer="layout" svg:width="3.188cm" svg:height="0.036cm" svg:x="14.456cm" svg:y="28.814cm" svg:viewBox="0 0 3189 37" draw:points="3189,37 0,0 487,0">
          <text:p/>
        </draw:polygon>
        <draw:polygon draw:style-name="gr85" draw:layer="layout" svg:width="3.188cm" svg:height="0.036cm" svg:x="14.456cm" svg:y="28.814cm" svg:viewBox="0 0 3189 37" draw:points="3189,37 0,0 487,0">
          <text:p/>
        </draw:polygon>
        <draw:polygon draw:style-name="gr84" draw:layer="layout" svg:width="2.75cm" svg:height="0.242cm" svg:x="14.943cm" svg:y="28.608cm" svg:viewBox="0 0 2751 243" draw:points="2702,243 0,207 2751,0">
          <text:p/>
        </draw:polygon>
        <draw:polygon draw:style-name="gr85" draw:layer="layout" svg:width="2.75cm" svg:height="0.242cm" svg:x="14.943cm" svg:y="28.608cm" svg:viewBox="0 0 2751 243" draw:points="2702,243 0,207 2751,0">
          <text:p/>
        </draw:polygon>
        <draw:polygon draw:style-name="gr84" draw:layer="layout" svg:width="6.235cm" svg:height="0.273cm" svg:x="8.221cm" svg:y="28.541cm" svg:viewBox="0 0 6236 274" draw:points="6236,274 0,67 5965,0">
          <text:p/>
        </draw:polygon>
        <draw:polygon draw:style-name="gr85" draw:layer="layout" svg:width="6.235cm" svg:height="0.273cm" svg:x="8.221cm" svg:y="28.541cm" svg:viewBox="0 0 6236 274" draw:points="6236,274 0,67 5965,0">
          <text:p/>
        </draw:polygon>
        <draw:polygon draw:style-name="gr84" draw:layer="layout" svg:width="2.75cm" svg:height="0.273cm" svg:x="14.943cm" svg:y="28.541cm" svg:viewBox="0 0 2751 274" draw:points="0,274 272,0 2751,67">
          <text:p/>
        </draw:polygon>
        <draw:polygon draw:style-name="gr85" draw:layer="layout" svg:width="2.75cm" svg:height="0.273cm" svg:x="14.943cm" svg:y="28.541cm" svg:viewBox="0 0 2751 274" draw:points="0,274 272,0 2751,67">
          <text:p/>
        </draw:polygon>
        <draw:polygon draw:style-name="gr84" draw:layer="layout" svg:width="5.964cm" svg:height="3.443cm" svg:x="8.221cm" svg:y="25.165cm" svg:viewBox="0 0 5965 3444" draw:points="0,3444 2352,0 5965,3377">
          <text:p/>
        </draw:polygon>
        <draw:polygon draw:style-name="gr84" draw:layer="layout" svg:width="2.351cm" svg:height="3.716cm" svg:x="8.221cm" svg:y="24.892cm" svg:viewBox="0 0 2352 3717" draw:points="0,3717 2079,0 2352,273">
          <text:p/>
        </draw:polygon>
        <draw:polygon draw:style-name="gr84" draw:layer="layout" svg:width="2.078cm" svg:height="12.852cm" svg:x="8.221cm" svg:y="15.756cm" svg:viewBox="0 0 2079 12853" draw:points="0,12853 0,0 2079,9137">
          <text:p/>
        </draw:polygon>
        <draw:polygon draw:style-name="gr84" draw:layer="layout" svg:width="2.479cm" svg:height="10.492cm" svg:x="15.214cm" svg:y="18.116cm" svg:viewBox="0 0 2480 10493" draw:points="2480,10493 0,10426 1631,0">
          <text:p/>
        </draw:polygon>
        <draw:polygon draw:style-name="gr84" draw:layer="layout" svg:width="0.849cm" svg:height="15.714cm" svg:x="16.844cm" svg:y="12.894cm" svg:viewBox="0 0 850 15715" draw:points="850,15715 0,5222 434,0">
          <text:p/>
        </draw:polygon>
        <draw:polygon draw:style-name="gr84" draw:layer="layout" svg:width="0.415cm" svg:height="27.512cm" svg:x="17.278cm" svg:y="1.096cm" svg:viewBox="0 0 416 27513" draw:points="416,27513 0,11798 416,0">
          <text:p/>
        </draw:polygon>
        <draw:polygon draw:style-name="gr85" draw:layer="layout" svg:width="0.415cm" svg:height="27.512cm" svg:x="17.278cm" svg:y="1.096cm" svg:viewBox="0 0 416 27513" draw:points="416,27513 0,11798 416,0">
          <text:p/>
        </draw:polygon>
        <draw:polygon draw:style-name="gr84" draw:layer="layout" svg:width="3.613cm" svg:height="3.376cm" svg:x="10.572cm" svg:y="25.165cm" svg:viewBox="0 0 3614 3377" draw:points="3614,3377 0,0 3614,2890">
          <text:p/>
        </draw:polygon>
        <draw:polygon draw:style-name="gr84" draw:layer="layout" svg:width="1.63cm" svg:height="10.425cm" svg:x="15.214cm" svg:y="18.116cm" svg:viewBox="0 0 1631 10426" draw:points="0,10426 0,9939 1631,0">
          <text:p/>
        </draw:polygon>
        <draw:polygon draw:style-name="gr84" draw:layer="layout" svg:width="3.884cm" svg:height="2.889cm" svg:x="10.572cm" svg:y="25.165cm" svg:viewBox="0 0 3885 2890" draw:points="3614,2890 0,0 3885,2619">
          <text:p/>
        </draw:polygon>
        <draw:polygon draw:style-name="gr84" draw:layer="layout" svg:width="1.63cm" svg:height="9.938cm" svg:x="15.214cm" svg:y="18.116cm" svg:viewBox="0 0 1631 9939" draw:points="0,9939 0,9384 1631,0">
          <text:p/>
        </draw:polygon>
        <draw:polygon draw:style-name="gr84" draw:layer="layout" svg:width="0.271cm" svg:height="0.555cm" svg:x="14.943cm" svg:y="27.499cm" svg:viewBox="0 0 272 556" draw:points="272,556 0,284 272,0">
          <text:p/>
        </draw:polygon>
        <draw:polygon draw:style-name="gr85" draw:layer="layout" svg:width="0.271cm" svg:height="0.555cm" svg:x="14.943cm" svg:y="27.499cm" svg:viewBox="0 0 272 556" draw:points="272,556 0,284 272,0">
          <text:p/>
        </draw:polygon>
        <draw:polygon draw:style-name="gr84" draw:layer="layout" svg:width="3.884cm" svg:height="2.618cm" svg:x="10.572cm" svg:y="25.165cm" svg:viewBox="0 0 3885 2619" draw:points="3885,2619 0,0 3885,2606">
          <text:p/>
        </draw:polygon>
        <draw:polygon draw:style-name="gr84" draw:layer="layout" svg:width="0.487cm" svg:height="0.013cm" svg:x="14.456cm" svg:y="27.77cm" svg:viewBox="0 0 488 14" draw:points="0,14 0,0 488,14">
          <text:p/>
        </draw:polygon>
        <draw:polygon draw:style-name="gr85" draw:layer="layout" svg:width="0.487cm" svg:height="0.013cm" svg:x="14.456cm" svg:y="27.77cm" svg:viewBox="0 0 488 14" draw:points="0,14 0,0 488,14">
          <text:p/>
        </draw:polygon>
        <draw:polygon draw:style-name="gr84" draw:layer="layout" svg:width="0.271cm" svg:height="0.284cm" svg:x="14.943cm" svg:y="27.499cm" svg:viewBox="0 0 272 285" draw:points="0,285 0,272 272,0">
          <text:p/>
        </draw:polygon>
        <draw:polygon draw:style-name="gr85" draw:layer="layout" svg:width="0.271cm" svg:height="0.284cm" svg:x="14.943cm" svg:y="27.499cm" svg:viewBox="0 0 272 285" draw:points="0,285 0,272 272,0">
          <text:p/>
        </draw:polygon>
        <draw:polygon draw:style-name="gr84" draw:layer="layout" svg:width="0.487cm" svg:height="0.013cm" svg:x="14.456cm" svg:y="27.77cm" svg:viewBox="0 0 488 14" draw:points="488,14 0,0 488,0">
          <text:p/>
        </draw:polygon>
        <draw:polygon draw:style-name="gr85" draw:layer="layout" svg:width="0.487cm" svg:height="0.013cm" svg:x="14.456cm" svg:y="27.77cm" svg:viewBox="0 0 488 14" draw:points="488,14 0,0 488,0">
          <text:p/>
        </draw:polygon>
        <draw:polygon draw:style-name="gr84" draw:layer="layout" svg:width="3.884cm" svg:height="2.605cm" svg:x="10.572cm" svg:y="25.165cm" svg:viewBox="0 0 3885 2606" draw:points="3885,2606 0,0 3614,2335">
          <text:p/>
        </draw:polygon>
        <draw:polygon draw:style-name="gr84" draw:layer="layout" svg:width="3.613cm" svg:height="2.334cm" svg:x="10.572cm" svg:y="25.165cm" svg:viewBox="0 0 3614 2335" draw:points="3614,2335 0,0 3614,1848">
          <text:p/>
        </draw:polygon>
        <draw:polygon draw:style-name="gr84" draw:layer="layout" svg:width="1.63cm" svg:height="9.383cm" svg:x="15.214cm" svg:y="18.116cm" svg:viewBox="0 0 1631 9384" draw:points="0,9384 0,8897 1631,0">
          <text:p/>
        </draw:polygon>
        <draw:polygon draw:style-name="gr84" draw:layer="layout" svg:width="3.884cm" svg:height="1.847cm" svg:x="10.572cm" svg:y="25.165cm" svg:viewBox="0 0 3885 1848" draw:points="3614,1848 0,0 3885,1574">
          <text:p/>
        </draw:polygon>
        <draw:polygon draw:style-name="gr84" draw:layer="layout" svg:width="1.63cm" svg:height="8.896cm" svg:x="15.214cm" svg:y="18.116cm" svg:viewBox="0 0 1631 8897" draw:points="0,8897 0,8341 1631,0">
          <text:p/>
        </draw:polygon>
        <draw:polygon draw:style-name="gr84" draw:layer="layout" svg:width="0.271cm" svg:height="0.556cm" svg:x="14.943cm" svg:y="26.456cm" svg:viewBox="0 0 272 557" draw:points="272,557 0,283 272,0">
          <text:p/>
        </draw:polygon>
        <draw:polygon draw:style-name="gr85" draw:layer="layout" svg:width="0.271cm" svg:height="0.556cm" svg:x="14.943cm" svg:y="26.456cm" svg:viewBox="0 0 272 557" draw:points="272,557 0,283 272,0">
          <text:p/>
        </draw:polygon>
        <draw:polygon draw:style-name="gr84" draw:layer="layout" svg:width="3.884cm" svg:height="1.574cm" svg:x="10.572cm" svg:y="25.165cm" svg:viewBox="0 0 3885 1575" draw:points="3885,1575 0,0 3885,1565">
          <text:p/>
        </draw:polygon>
        <draw:polygon draw:style-name="gr84" draw:layer="layout" svg:width="0.487cm" svg:height="0.01cm" svg:x="14.456cm" svg:y="26.729cm" svg:viewBox="0 0 488 11" draw:points="0,11 0,0 488,11">
          <text:p/>
        </draw:polygon>
        <draw:polygon draw:style-name="gr85" draw:layer="layout" svg:width="0.487cm" svg:height="0.01cm" svg:x="14.456cm" svg:y="26.729cm" svg:viewBox="0 0 488 11" draw:points="0,11 0,0 488,11">
          <text:p/>
        </draw:polygon>
        <draw:polygon draw:style-name="gr84" draw:layer="layout" svg:width="0.271cm" svg:height="0.283cm" svg:x="14.943cm" svg:y="26.456cm" svg:viewBox="0 0 272 284" draw:points="0,284 0,274 272,0">
          <text:p/>
        </draw:polygon>
        <draw:polygon draw:style-name="gr85" draw:layer="layout" svg:width="0.271cm" svg:height="0.283cm" svg:x="14.943cm" svg:y="26.456cm" svg:viewBox="0 0 272 284" draw:points="0,284 0,274 272,0">
          <text:p/>
        </draw:polygon>
        <draw:polygon draw:style-name="gr84" draw:layer="layout" svg:width="0.487cm" svg:height="0.01cm" svg:x="14.456cm" svg:y="26.729cm" svg:viewBox="0 0 488 11" draw:points="488,11 0,0 488,0">
          <text:p/>
        </draw:polygon>
        <draw:polygon draw:style-name="gr85" draw:layer="layout" svg:width="0.487cm" svg:height="0.01cm" svg:x="14.456cm" svg:y="26.729cm" svg:viewBox="0 0 488 11" draw:points="488,11 0,0 488,0">
          <text:p/>
        </draw:polygon>
        <draw:polygon draw:style-name="gr84" draw:layer="layout" svg:width="3.884cm" svg:height="1.564cm" svg:x="10.572cm" svg:y="25.165cm" svg:viewBox="0 0 3885 1565" draw:points="3885,1565 0,0 3614,1292">
          <text:p/>
        </draw:polygon>
        <draw:polygon draw:style-name="gr84" draw:layer="layout" svg:width="3.613cm" svg:height="1.291cm" svg:x="10.572cm" svg:y="25.165cm" svg:viewBox="0 0 3614 1292" draw:points="3614,1292 0,0 3614,805">
          <text:p/>
        </draw:polygon>
        <draw:polygon draw:style-name="gr84" draw:layer="layout" svg:width="1.63cm" svg:height="8.34cm" svg:x="15.214cm" svg:y="18.116cm" svg:viewBox="0 0 1631 8341" draw:points="0,8341 0,7854 1631,0">
          <text:p/>
        </draw:polygon>
        <draw:polygon draw:style-name="gr84" draw:layer="layout" svg:width="3.884cm" svg:height="0.804cm" svg:x="10.572cm" svg:y="25.165cm" svg:viewBox="0 0 3885 805" draw:points="3614,805 0,0 3885,534">
          <text:p/>
        </draw:polygon>
        <draw:polygon draw:style-name="gr84" draw:layer="layout" svg:width="1.63cm" svg:height="7.853cm" svg:x="15.214cm" svg:y="18.116cm" svg:viewBox="0 0 1631 7854" draw:points="0,7854 0,7299 1631,0">
          <text:p/>
        </draw:polygon>
        <draw:polygon draw:style-name="gr84" draw:layer="layout" svg:width="0.271cm" svg:height="0.555cm" svg:x="14.943cm" svg:y="25.414cm" svg:viewBox="0 0 272 556" draw:points="272,556 0,284 272,0">
          <text:p/>
        </draw:polygon>
        <draw:polygon draw:style-name="gr85" draw:layer="layout" svg:width="0.271cm" svg:height="0.555cm" svg:x="14.943cm" svg:y="25.414cm" svg:viewBox="0 0 272 556" draw:points="272,556 0,284 272,0">
          <text:p/>
        </draw:polygon>
        <draw:polygon draw:style-name="gr84" draw:layer="layout" svg:width="3.884cm" svg:height="0.533cm" svg:x="10.572cm" svg:y="25.165cm" svg:viewBox="0 0 3885 534" draw:points="3885,534 0,0 3885,521">
          <text:p/>
        </draw:polygon>
        <draw:polygon draw:style-name="gr84" draw:layer="layout" svg:width="0.487cm" svg:height="0.013cm" svg:x="14.456cm" svg:y="25.685cm" svg:viewBox="0 0 488 14" draw:points="0,14 0,0 488,14">
          <text:p/>
        </draw:polygon>
        <draw:polygon draw:style-name="gr85" draw:layer="layout" svg:width="0.487cm" svg:height="0.013cm" svg:x="14.456cm" svg:y="25.685cm" svg:viewBox="0 0 488 14" draw:points="0,14 0,0 488,14">
          <text:p/>
        </draw:polygon>
        <draw:polygon draw:style-name="gr84" draw:layer="layout" svg:width="0.271cm" svg:height="0.284cm" svg:x="14.943cm" svg:y="25.414cm" svg:viewBox="0 0 272 285" draw:points="0,285 0,272 272,0">
          <text:p/>
        </draw:polygon>
        <draw:polygon draw:style-name="gr85" draw:layer="layout" svg:width="0.271cm" svg:height="0.284cm" svg:x="14.943cm" svg:y="25.414cm" svg:viewBox="0 0 272 285" draw:points="0,285 0,272 272,0">
          <text:p/>
        </draw:polygon>
        <draw:polygon draw:style-name="gr84" draw:layer="layout" svg:width="0.487cm" svg:height="0.013cm" svg:x="14.456cm" svg:y="25.685cm" svg:viewBox="0 0 488 14" draw:points="488,14 0,0 488,0">
          <text:p/>
        </draw:polygon>
        <draw:polygon draw:style-name="gr85" draw:layer="layout" svg:width="0.487cm" svg:height="0.013cm" svg:x="14.456cm" svg:y="25.685cm" svg:viewBox="0 0 488 14" draw:points="488,14 0,0 488,0">
          <text:p/>
        </draw:polygon>
        <draw:polygon draw:style-name="gr84" draw:layer="layout" svg:width="3.884cm" svg:height="0.52cm" svg:x="10.572cm" svg:y="25.165cm" svg:viewBox="0 0 3885 521" draw:points="3885,521 0,0 3614,250">
          <text:p/>
        </draw:polygon>
        <draw:polygon draw:style-name="gr84" draw:layer="layout" svg:width="3.613cm" svg:height="0.249cm" svg:x="10.572cm" svg:y="25.165cm" svg:viewBox="0 0 3614 250" draw:points="3614,250 0,0 1528,0">
          <text:p/>
        </draw:polygon>
        <draw:polygon draw:style-name="gr85" draw:layer="layout" svg:width="3.613cm" svg:height="0.249cm" svg:x="10.572cm" svg:y="25.165cm" svg:viewBox="0 0 3614 250" draw:points="3614,250 0,0 1528,0">
          <text:p/>
        </draw:polygon>
        <draw:polygon draw:style-name="gr84" draw:layer="layout" svg:width="2.085cm" svg:height="0.487cm" svg:x="12.1cm" svg:y="24.927cm" svg:viewBox="0 0 2086 488" draw:points="2086,488 0,239 2086,0">
          <text:p/>
        </draw:polygon>
        <draw:polygon draw:style-name="gr84" draw:layer="layout" svg:width="1.63cm" svg:height="7.298cm" svg:x="15.214cm" svg:y="18.116cm" svg:viewBox="0 0 1631 7299" draw:points="0,7299 0,6812 1631,0">
          <text:p/>
        </draw:polygon>
        <draw:polygon draw:style-name="gr84" draw:layer="layout" svg:width="0.555cm" svg:height="0.273cm" svg:x="11.059cm" svg:y="24.892cm" svg:viewBox="0 0 556 274" draw:points="0,274 271,0 556,274">
          <text:p/>
        </draw:polygon>
        <draw:polygon draw:style-name="gr85" draw:layer="layout" svg:width="0.555cm" svg:height="0.273cm" svg:x="11.059cm" svg:y="24.892cm" svg:viewBox="0 0 556 274" draw:points="0,274 271,0 556,274">
          <text:p/>
        </draw:polygon>
        <draw:polygon draw:style-name="gr84" draw:layer="layout" svg:width="0.284cm" svg:height="0.273cm" svg:x="11.33cm" svg:y="24.892cm" svg:viewBox="0 0 285 274" draw:points="285,274 0,0 13,0">
          <text:p/>
        </draw:polygon>
        <draw:polygon draw:style-name="gr85" draw:layer="layout" svg:width="0.284cm" svg:height="0.273cm" svg:x="11.33cm" svg:y="24.892cm" svg:viewBox="0 0 285 274" draw:points="285,274 0,0 13,0">
          <text:p/>
        </draw:polygon>
        <draw:polygon draw:style-name="gr84" draw:layer="layout" svg:width="2.085cm" svg:height="0.273cm" svg:x="12.1cm" svg:y="24.892cm" svg:viewBox="0 0 2086 274" draw:points="0,274 271,0 2086,35">
          <text:p/>
        </draw:polygon>
        <draw:polygon draw:style-name="gr85" draw:layer="layout" svg:width="2.085cm" svg:height="0.273cm" svg:x="12.1cm" svg:y="24.892cm" svg:viewBox="0 0 2086 274" draw:points="0,274 271,0 2086,35">
          <text:p/>
        </draw:polygon>
        <draw:polygon draw:style-name="gr84" draw:layer="layout" svg:width="2.085cm" svg:height="0.273cm" svg:x="12.371cm" svg:y="24.654cm" svg:viewBox="0 0 2086 274" draw:points="1815,274 0,239 2086,0">
          <text:p/>
        </draw:polygon>
        <draw:polygon draw:style-name="gr85" draw:layer="layout" svg:width="2.085cm" svg:height="0.273cm" svg:x="12.371cm" svg:y="24.654cm" svg:viewBox="0 0 2086 274" draw:points="1815,274 0,239 2086,0">
          <text:p/>
        </draw:polygon>
        <draw:polygon draw:style-name="gr84" draw:layer="layout" svg:width="1.63cm" svg:height="6.811cm" svg:x="15.214cm" svg:y="18.116cm" svg:viewBox="0 0 1631 6812" draw:points="0,6812 0,6256 1631,0">
          <text:p/>
        </draw:polygon>
        <draw:polygon draw:style-name="gr84" draw:layer="layout" svg:width="0.271cm" svg:height="0.556cm" svg:x="14.943cm" svg:y="24.371cm" svg:viewBox="0 0 272 557" draw:points="272,557 0,283 272,0">
          <text:p/>
        </draw:polygon>
        <draw:polygon draw:style-name="gr85" draw:layer="layout" svg:width="0.271cm" svg:height="0.556cm" svg:x="14.943cm" svg:y="24.371cm" svg:viewBox="0 0 272 557" draw:points="272,557 0,283 272,0">
          <text:p/>
        </draw:polygon>
        <draw:polygon draw:style-name="gr84" draw:layer="layout" svg:width="2.078cm" svg:height="9.136cm" svg:x="8.221cm" svg:y="15.756cm" svg:viewBox="0 0 2079 9137" draw:points="2079,9137 0,0 2079,8650">
          <text:p/>
        </draw:polygon>
        <draw:polygon draw:style-name="gr84" draw:layer="layout" svg:width="0.013cm" svg:height="0.487cm" svg:x="11.33cm" svg:y="24.405cm" svg:viewBox="0 0 14 488" draw:points="0,488 0,0 14,488">
          <text:p/>
        </draw:polygon>
        <draw:polygon draw:style-name="gr85" draw:layer="layout" svg:width="0.013cm" svg:height="0.487cm" svg:x="11.33cm" svg:y="24.405cm" svg:viewBox="0 0 14 488" draw:points="0,488 0,0 14,488">
          <text:p/>
        </draw:polygon>
        <draw:polygon draw:style-name="gr84" draw:layer="layout" svg:width="0.013cm" svg:height="0.487cm" svg:x="11.33cm" svg:y="24.405cm" svg:viewBox="0 0 14 488" draw:points="14,488 0,0 14,0">
          <text:p/>
        </draw:polygon>
        <draw:polygon draw:style-name="gr85" draw:layer="layout" svg:width="0.013cm" svg:height="0.487cm" svg:x="11.33cm" svg:y="24.405cm" svg:viewBox="0 0 14 488" draw:points="14,488 0,0 14,0">
          <text:p/>
        </draw:polygon>
        <draw:polygon draw:style-name="gr84" draw:layer="layout" svg:width="2.085cm" svg:height="0.487cm" svg:x="12.371cm" svg:y="24.405cm" svg:viewBox="0 0 2086 488" draw:points="0,488 0,0 2086,250">
          <text:p/>
        </draw:polygon>
        <draw:polygon draw:style-name="gr84" draw:layer="layout" svg:width="2.085cm" svg:height="0.249cm" svg:x="12.371cm" svg:y="24.405cm" svg:viewBox="0 0 2086 250" draw:points="2086,250 0,0 2086,240">
          <text:p/>
        </draw:polygon>
        <draw:polygon draw:style-name="gr85" draw:layer="layout" svg:width="2.085cm" svg:height="0.249cm" svg:x="12.371cm" svg:y="24.405cm" svg:viewBox="0 0 2086 250" draw:points="2086,250 0,0 2086,240">
          <text:p/>
        </draw:polygon>
        <draw:polygon draw:style-name="gr84" draw:layer="layout" svg:width="0.487cm" svg:height="0.01cm" svg:x="14.456cm" svg:y="24.644cm" svg:viewBox="0 0 488 11" draw:points="0,11 0,0 488,11">
          <text:p/>
        </draw:polygon>
        <draw:polygon draw:style-name="gr85" draw:layer="layout" svg:width="0.487cm" svg:height="0.01cm" svg:x="14.456cm" svg:y="24.644cm" svg:viewBox="0 0 488 11" draw:points="0,11 0,0 488,11">
          <text:p/>
        </draw:polygon>
        <draw:polygon draw:style-name="gr84" draw:layer="layout" svg:width="0.271cm" svg:height="0.283cm" svg:x="14.943cm" svg:y="24.371cm" svg:viewBox="0 0 272 284" draw:points="0,284 0,274 272,0">
          <text:p/>
        </draw:polygon>
        <draw:polygon draw:style-name="gr85" draw:layer="layout" svg:width="0.271cm" svg:height="0.283cm" svg:x="14.943cm" svg:y="24.371cm" svg:viewBox="0 0 272 284" draw:points="0,284 0,274 272,0">
          <text:p/>
        </draw:polygon>
        <draw:polygon draw:style-name="gr84" draw:layer="layout" svg:width="0.487cm" svg:height="0.01cm" svg:x="14.456cm" svg:y="24.644cm" svg:viewBox="0 0 488 11" draw:points="488,11 0,0 488,0">
          <text:p/>
        </draw:polygon>
        <draw:polygon draw:style-name="gr85" draw:layer="layout" svg:width="0.487cm" svg:height="0.01cm" svg:x="14.456cm" svg:y="24.644cm" svg:viewBox="0 0 488 11" draw:points="488,11 0,0 488,0">
          <text:p/>
        </draw:polygon>
        <draw:polygon draw:style-name="gr84" draw:layer="layout" svg:width="2.085cm" svg:height="0.273cm" svg:x="12.371cm" svg:y="24.371cm" svg:viewBox="0 0 2086 274" draw:points="2086,274 0,34 1815,0">
          <text:p/>
        </draw:polygon>
        <draw:polygon draw:style-name="gr85" draw:layer="layout" svg:width="2.085cm" svg:height="0.273cm" svg:x="12.371cm" svg:y="24.371cm" svg:viewBox="0 0 2086 274" draw:points="2086,274 0,34 1815,0">
          <text:p/>
        </draw:polygon>
        <draw:polygon draw:style-name="gr84" draw:layer="layout" svg:width="2.078cm" svg:height="8.649cm" svg:x="8.221cm" svg:y="15.756cm" svg:viewBox="0 0 2079 8650" draw:points="2079,8650 0,0 2079,8095">
          <text:p/>
        </draw:polygon>
        <draw:polygon draw:style-name="gr84" draw:layer="layout" svg:width="0.273cm" svg:height="0.555cm" svg:x="10.299cm" svg:y="23.85cm" svg:viewBox="0 0 274 556" draw:points="0,556 0,0 274,285">
          <text:p/>
        </draw:polygon>
        <draw:polygon draw:style-name="gr85" draw:layer="layout" svg:width="0.273cm" svg:height="0.555cm" svg:x="10.299cm" svg:y="23.85cm" svg:viewBox="0 0 274 556" draw:points="0,556 0,0 274,285">
          <text:p/>
        </draw:polygon>
        <draw:polygon draw:style-name="gr84" draw:layer="layout" svg:width="0.284cm" svg:height="0.271cm" svg:x="11.059cm" svg:y="24.134cm" svg:viewBox="0 0 285 272" draw:points="272,272 0,0 285,272">
          <text:p/>
        </draw:polygon>
        <draw:polygon draw:style-name="gr85" draw:layer="layout" svg:width="0.284cm" svg:height="0.271cm" svg:x="11.059cm" svg:y="24.134cm" svg:viewBox="0 0 285 272" draw:points="272,272 0,0 285,272">
          <text:p/>
        </draw:polygon>
        <draw:polygon draw:style-name="gr84" draw:layer="layout" svg:width="0.555cm" svg:height="0.271cm" svg:x="11.059cm" svg:y="24.134cm" svg:viewBox="0 0 556 272" draw:points="284,272 0,0 556,0">
          <text:p/>
        </draw:polygon>
        <draw:polygon draw:style-name="gr85" draw:layer="layout" svg:width="0.555cm" svg:height="0.271cm" svg:x="11.059cm" svg:y="24.134cm" svg:viewBox="0 0 556 272" draw:points="284,272 0,0 556,0">
          <text:p/>
        </draw:polygon>
        <draw:polygon draw:style-name="gr84" draw:layer="layout" svg:width="2.085cm" svg:height="0.271cm" svg:x="12.1cm" svg:y="24.134cm" svg:viewBox="0 0 2086 272" draw:points="271,272 0,0 2086,238">
          <text:p/>
        </draw:polygon>
        <draw:polygon draw:style-name="gr85" draw:layer="layout" svg:width="2.085cm" svg:height="0.271cm" svg:x="12.1cm" svg:y="24.134cm" svg:viewBox="0 0 2086 272" draw:points="271,272 0,0 2086,238">
          <text:p/>
        </draw:polygon>
        <draw:polygon draw:style-name="gr84" draw:layer="layout" svg:width="2.085cm" svg:height="0.487cm" svg:x="12.1cm" svg:y="23.884cm" svg:viewBox="0 0 2086 488" draw:points="2086,488 0,251 2086,0">
          <text:p/>
        </draw:polygon>
        <draw:polygon draw:style-name="gr84" draw:layer="layout" svg:width="1.63cm" svg:height="6.255cm" svg:x="15.214cm" svg:y="18.116cm" svg:viewBox="0 0 1631 6256" draw:points="0,6256 0,5769 1631,0">
          <text:p/>
        </draw:polygon>
        <draw:polygon draw:style-name="gr84" draw:layer="layout" svg:width="0.273cm" svg:height="0.284cm" svg:x="10.299cm" svg:y="23.85cm" svg:viewBox="0 0 274 285" draw:points="274,285 0,0 274,272">
          <text:p/>
        </draw:polygon>
        <draw:polygon draw:style-name="gr85" draw:layer="layout" svg:width="0.273cm" svg:height="0.284cm" svg:x="10.299cm" svg:y="23.85cm" svg:viewBox="0 0 274 285" draw:points="274,285 0,0 274,272">
          <text:p/>
        </draw:polygon>
        <draw:polygon draw:style-name="gr84" draw:layer="layout" svg:width="0.487cm" svg:height="0.013cm" svg:x="10.572cm" svg:y="24.121cm" svg:viewBox="0 0 488 14" draw:points="0,14 0,0 488,14">
          <text:p/>
        </draw:polygon>
        <draw:polygon draw:style-name="gr85" draw:layer="layout" svg:width="0.487cm" svg:height="0.013cm" svg:x="10.572cm" svg:y="24.121cm" svg:viewBox="0 0 488 14" draw:points="0,14 0,0 488,14">
          <text:p/>
        </draw:polygon>
        <draw:polygon draw:style-name="gr84" draw:layer="layout" svg:width="1.042cm" svg:height="0.013cm" svg:x="10.572cm" svg:y="24.121cm" svg:viewBox="0 0 1043 14" draw:points="488,14 0,0 1043,14">
          <text:p/>
        </draw:polygon>
        <draw:polygon draw:style-name="gr85" draw:layer="layout" svg:width="1.042cm" svg:height="0.013cm" svg:x="10.572cm" svg:y="24.121cm" svg:viewBox="0 0 1043 14" draw:points="488,14 0,0 1043,14">
          <text:p/>
        </draw:polygon>
        <draw:polygon draw:style-name="gr84" draw:layer="layout" svg:width="1.528cm" svg:height="0.013cm" svg:x="10.572cm" svg:y="24.121cm" svg:viewBox="0 0 1529 14" draw:points="1043,14 0,0 1529,14">
          <text:p/>
        </draw:polygon>
        <draw:polygon draw:style-name="gr85" draw:layer="layout" svg:width="1.528cm" svg:height="0.013cm" svg:x="10.572cm" svg:y="24.121cm" svg:viewBox="0 0 1529 14" draw:points="1043,14 0,0 1529,14">
          <text:p/>
        </draw:polygon>
        <draw:polygon draw:style-name="gr84" draw:layer="layout" svg:width="2.085cm" svg:height="0.25cm" svg:x="12.1cm" svg:y="23.884cm" svg:viewBox="0 0 2086 251" draw:points="0,251 0,238 2086,0">
          <text:p/>
        </draw:polygon>
        <draw:polygon draw:style-name="gr85" draw:layer="layout" svg:width="2.085cm" svg:height="0.25cm" svg:x="12.1cm" svg:y="23.884cm" svg:viewBox="0 0 2086 251" draw:points="0,251 0,238 2086,0">
          <text:p/>
        </draw:polygon>
        <draw:polygon draw:style-name="gr84" draw:layer="layout" svg:width="1.528cm" svg:height="0.013cm" svg:x="10.572cm" svg:y="24.121cm" svg:viewBox="0 0 1529 14" draw:points="1529,14 0,0 1529,0">
          <text:p/>
        </draw:polygon>
        <draw:polygon draw:style-name="gr85" draw:layer="layout" svg:width="1.528cm" svg:height="0.013cm" svg:x="10.572cm" svg:y="24.121cm" svg:viewBox="0 0 1529 14" draw:points="1529,14 0,0 1529,0">
          <text:p/>
        </draw:polygon>
        <draw:polygon draw:style-name="gr84" draw:layer="layout" svg:width="0.555cm" svg:height="0.271cm" svg:x="11.059cm" svg:y="23.85cm" svg:viewBox="0 0 556 272" draw:points="0,272 271,0 556,272">
          <text:p/>
        </draw:polygon>
        <draw:polygon draw:style-name="gr85" draw:layer="layout" svg:width="0.555cm" svg:height="0.271cm" svg:x="11.059cm" svg:y="23.85cm" svg:viewBox="0 0 556 272" draw:points="0,272 271,0 556,272">
          <text:p/>
        </draw:polygon>
        <draw:polygon draw:style-name="gr84" draw:layer="layout" svg:width="0.284cm" svg:height="0.271cm" svg:x="11.33cm" svg:y="23.85cm" svg:viewBox="0 0 285 272" draw:points="285,272 0,0 13,0">
          <text:p/>
        </draw:polygon>
        <draw:polygon draw:style-name="gr85" draw:layer="layout" svg:width="0.284cm" svg:height="0.271cm" svg:x="11.33cm" svg:y="23.85cm" svg:viewBox="0 0 285 272" draw:points="285,272 0,0 13,0">
          <text:p/>
        </draw:polygon>
        <draw:polygon draw:style-name="gr84" draw:layer="layout" svg:width="2.085cm" svg:height="0.271cm" svg:x="12.1cm" svg:y="23.85cm" svg:viewBox="0 0 2086 272" draw:points="0,272 271,0 2086,34">
          <text:p/>
        </draw:polygon>
        <draw:polygon draw:style-name="gr85" draw:layer="layout" svg:width="2.085cm" svg:height="0.271cm" svg:x="12.1cm" svg:y="23.85cm" svg:viewBox="0 0 2086 272" draw:points="0,272 271,0 2086,34">
          <text:p/>
        </draw:polygon>
        <draw:polygon draw:style-name="gr84" draw:layer="layout" svg:width="2.085cm" svg:height="0.271cm" svg:x="12.371cm" svg:y="23.613cm" svg:viewBox="0 0 2086 272" draw:points="1815,272 0,238 2086,0">
          <text:p/>
        </draw:polygon>
        <draw:polygon draw:style-name="gr85" draw:layer="layout" svg:width="2.085cm" svg:height="0.271cm" svg:x="12.371cm" svg:y="23.613cm" svg:viewBox="0 0 2086 272" draw:points="1815,272 0,238 2086,0">
          <text:p/>
        </draw:polygon>
        <draw:polygon draw:style-name="gr84" draw:layer="layout" svg:width="1.63cm" svg:height="5.768cm" svg:x="15.214cm" svg:y="18.116cm" svg:viewBox="0 0 1631 5769" draw:points="0,5769 0,5214 1631,0">
          <text:p/>
        </draw:polygon>
        <draw:polygon draw:style-name="gr84" draw:layer="layout" svg:width="0.271cm" svg:height="0.555cm" svg:x="14.943cm" svg:y="23.329cm" svg:viewBox="0 0 272 556" draw:points="272,556 0,285 272,0">
          <text:p/>
        </draw:polygon>
        <draw:polygon draw:style-name="gr85" draw:layer="layout" svg:width="0.271cm" svg:height="0.555cm" svg:x="14.943cm" svg:y="23.329cm" svg:viewBox="0 0 272 556" draw:points="272,556 0,285 272,0">
          <text:p/>
        </draw:polygon>
        <draw:polygon draw:style-name="gr84" draw:layer="layout" svg:width="2.078cm" svg:height="8.094cm" svg:x="8.221cm" svg:y="15.756cm" svg:viewBox="0 0 2079 8095" draw:points="2079,8095 0,0 2079,7608">
          <text:p/>
        </draw:polygon>
        <draw:polygon draw:style-name="gr84" draw:layer="layout" svg:width="0.013cm" svg:height="0.487cm" svg:x="11.33cm" svg:y="23.363cm" svg:viewBox="0 0 14 488" draw:points="0,488 0,0 14,488">
          <text:p/>
        </draw:polygon>
        <draw:polygon draw:style-name="gr85" draw:layer="layout" svg:width="0.013cm" svg:height="0.487cm" svg:x="11.33cm" svg:y="23.363cm" svg:viewBox="0 0 14 488" draw:points="0,488 0,0 14,488">
          <text:p/>
        </draw:polygon>
        <draw:polygon draw:style-name="gr84" draw:layer="layout" svg:width="0.013cm" svg:height="0.487cm" svg:x="11.33cm" svg:y="23.363cm" svg:viewBox="0 0 14 488" draw:points="14,488 0,0 14,0">
          <text:p/>
        </draw:polygon>
        <draw:polygon draw:style-name="gr85" draw:layer="layout" svg:width="0.013cm" svg:height="0.487cm" svg:x="11.33cm" svg:y="23.363cm" svg:viewBox="0 0 14 488" draw:points="14,488 0,0 14,0">
          <text:p/>
        </draw:polygon>
        <draw:polygon draw:style-name="gr84" draw:layer="layout" svg:width="2.085cm" svg:height="0.487cm" svg:x="12.371cm" svg:y="23.363cm" svg:viewBox="0 0 2086 488" draw:points="0,488 0,0 2086,251">
          <text:p/>
        </draw:polygon>
        <draw:polygon draw:style-name="gr84" draw:layer="layout" svg:width="2.085cm" svg:height="0.25cm" svg:x="12.371cm" svg:y="23.363cm" svg:viewBox="0 0 2086 251" draw:points="2086,251 0,0 2086,238">
          <text:p/>
        </draw:polygon>
        <draw:polygon draw:style-name="gr85" draw:layer="layout" svg:width="2.085cm" svg:height="0.25cm" svg:x="12.371cm" svg:y="23.363cm" svg:viewBox="0 0 2086 251" draw:points="2086,251 0,0 2086,238">
          <text:p/>
        </draw:polygon>
        <draw:polygon draw:style-name="gr84" draw:layer="layout" svg:width="0.487cm" svg:height="0.013cm" svg:x="14.456cm" svg:y="23.6cm" svg:viewBox="0 0 488 14" draw:points="0,14 0,0 488,14">
          <text:p/>
        </draw:polygon>
        <draw:polygon draw:style-name="gr85" draw:layer="layout" svg:width="0.487cm" svg:height="0.013cm" svg:x="14.456cm" svg:y="23.6cm" svg:viewBox="0 0 488 14" draw:points="0,14 0,0 488,14">
          <text:p/>
        </draw:polygon>
        <draw:polygon draw:style-name="gr84" draw:layer="layout" svg:width="0.271cm" svg:height="0.284cm" svg:x="14.943cm" svg:y="23.329cm" svg:viewBox="0 0 272 285" draw:points="0,285 0,272 272,0">
          <text:p/>
        </draw:polygon>
        <draw:polygon draw:style-name="gr85" draw:layer="layout" svg:width="0.271cm" svg:height="0.284cm" svg:x="14.943cm" svg:y="23.329cm" svg:viewBox="0 0 272 285" draw:points="0,285 0,272 272,0">
          <text:p/>
        </draw:polygon>
        <draw:polygon draw:style-name="gr84" draw:layer="layout" svg:width="0.487cm" svg:height="0.013cm" svg:x="14.456cm" svg:y="23.6cm" svg:viewBox="0 0 488 14" draw:points="488,14 0,0 488,0">
          <text:p/>
        </draw:polygon>
        <draw:polygon draw:style-name="gr85" draw:layer="layout" svg:width="0.487cm" svg:height="0.013cm" svg:x="14.456cm" svg:y="23.6cm" svg:viewBox="0 0 488 14" draw:points="488,14 0,0 488,0">
          <text:p/>
        </draw:polygon>
        <draw:polygon draw:style-name="gr84" draw:layer="layout" svg:width="2.085cm" svg:height="0.271cm" svg:x="12.371cm" svg:y="23.329cm" svg:viewBox="0 0 2086 272" draw:points="2086,272 0,35 1815,0">
          <text:p/>
        </draw:polygon>
        <draw:polygon draw:style-name="gr85" draw:layer="layout" svg:width="2.085cm" svg:height="0.271cm" svg:x="12.371cm" svg:y="23.329cm" svg:viewBox="0 0 2086 272" draw:points="2086,272 0,35 1815,0">
          <text:p/>
        </draw:polygon>
        <draw:polygon draw:style-name="gr84" draw:layer="layout" svg:width="2.078cm" svg:height="7.607cm" svg:x="8.221cm" svg:y="15.756cm" svg:viewBox="0 0 2079 7608" draw:points="2079,7608 0,0 2079,7052">
          <text:p/>
        </draw:polygon>
        <draw:polygon draw:style-name="gr84" draw:layer="layout" svg:width="0.273cm" svg:height="0.556cm" svg:x="10.299cm" svg:y="22.807cm" svg:viewBox="0 0 274 557" draw:points="0,557 0,0 274,284">
          <text:p/>
        </draw:polygon>
        <draw:polygon draw:style-name="gr85" draw:layer="layout" svg:width="0.273cm" svg:height="0.556cm" svg:x="10.299cm" svg:y="22.807cm" svg:viewBox="0 0 274 557" draw:points="0,557 0,0 274,284">
          <text:p/>
        </draw:polygon>
        <draw:polygon draw:style-name="gr84" draw:layer="layout" svg:width="0.284cm" svg:height="0.273cm" svg:x="11.059cm" svg:y="23.09cm" svg:viewBox="0 0 285 274" draw:points="272,274 0,0 285,274">
          <text:p/>
        </draw:polygon>
        <draw:polygon draw:style-name="gr85" draw:layer="layout" svg:width="0.284cm" svg:height="0.273cm" svg:x="11.059cm" svg:y="23.09cm" svg:viewBox="0 0 285 274" draw:points="272,274 0,0 285,274">
          <text:p/>
        </draw:polygon>
        <draw:polygon draw:style-name="gr84" draw:layer="layout" svg:width="0.555cm" svg:height="0.273cm" svg:x="11.059cm" svg:y="23.09cm" svg:viewBox="0 0 556 274" draw:points="284,274 0,0 556,0">
          <text:p/>
        </draw:polygon>
        <draw:polygon draw:style-name="gr85" draw:layer="layout" svg:width="0.555cm" svg:height="0.273cm" svg:x="11.059cm" svg:y="23.09cm" svg:viewBox="0 0 556 274" draw:points="284,274 0,0 556,0">
          <text:p/>
        </draw:polygon>
        <draw:polygon draw:style-name="gr84" draw:layer="layout" svg:width="2.085cm" svg:height="0.273cm" svg:x="12.1cm" svg:y="23.09cm" svg:viewBox="0 0 2086 274" draw:points="271,274 0,0 2086,239">
          <text:p/>
        </draw:polygon>
        <draw:polygon draw:style-name="gr85" draw:layer="layout" svg:width="2.085cm" svg:height="0.273cm" svg:x="12.1cm" svg:y="23.09cm" svg:viewBox="0 0 2086 274" draw:points="271,274 0,0 2086,239">
          <text:p/>
        </draw:polygon>
        <draw:polygon draw:style-name="gr84" draw:layer="layout" svg:width="2.085cm" svg:height="0.486cm" svg:x="12.1cm" svg:y="22.843cm" svg:viewBox="0 0 2086 487" draw:points="2086,487 0,248 2086,0">
          <text:p/>
        </draw:polygon>
        <draw:polygon draw:style-name="gr84" draw:layer="layout" svg:width="1.63cm" svg:height="5.213cm" svg:x="15.214cm" svg:y="18.116cm" svg:viewBox="0 0 1631 5214" draw:points="0,5214 0,4728 1631,0">
          <text:p/>
        </draw:polygon>
        <draw:polygon draw:style-name="gr84" draw:layer="layout" svg:width="0.273cm" svg:height="0.283cm" svg:x="10.299cm" svg:y="22.807cm" svg:viewBox="0 0 274 284" draw:points="274,284 0,0 274,274">
          <text:p/>
        </draw:polygon>
        <draw:polygon draw:style-name="gr85" draw:layer="layout" svg:width="0.273cm" svg:height="0.283cm" svg:x="10.299cm" svg:y="22.807cm" svg:viewBox="0 0 274 284" draw:points="274,284 0,0 274,274">
          <text:p/>
        </draw:polygon>
        <draw:polygon draw:style-name="gr84" draw:layer="layout" svg:width="0.487cm" svg:height="0.01cm" svg:x="10.572cm" svg:y="23.08cm" svg:viewBox="0 0 488 11" draw:points="0,11 0,0 488,11">
          <text:p/>
        </draw:polygon>
        <draw:polygon draw:style-name="gr85" draw:layer="layout" svg:width="0.487cm" svg:height="0.01cm" svg:x="10.572cm" svg:y="23.08cm" svg:viewBox="0 0 488 11" draw:points="0,11 0,0 488,11">
          <text:p/>
        </draw:polygon>
        <draw:polygon draw:style-name="gr84" draw:layer="layout" svg:width="1.042cm" svg:height="0.01cm" svg:x="10.572cm" svg:y="23.08cm" svg:viewBox="0 0 1043 11" draw:points="488,11 0,0 1043,11">
          <text:p/>
        </draw:polygon>
        <draw:polygon draw:style-name="gr85" draw:layer="layout" svg:width="1.042cm" svg:height="0.01cm" svg:x="10.572cm" svg:y="23.08cm" svg:viewBox="0 0 1043 11" draw:points="488,11 0,0 1043,11">
          <text:p/>
        </draw:polygon>
        <draw:polygon draw:style-name="gr84" draw:layer="layout" svg:width="1.528cm" svg:height="0.01cm" svg:x="10.572cm" svg:y="23.08cm" svg:viewBox="0 0 1529 11" draw:points="1043,11 0,0 1529,11">
          <text:p/>
        </draw:polygon>
        <draw:polygon draw:style-name="gr85" draw:layer="layout" svg:width="1.528cm" svg:height="0.01cm" svg:x="10.572cm" svg:y="23.08cm" svg:viewBox="0 0 1529 11" draw:points="1043,11 0,0 1529,11">
          <text:p/>
        </draw:polygon>
        <draw:polygon draw:style-name="gr84" draw:layer="layout" svg:width="2.085cm" svg:height="0.247cm" svg:x="12.1cm" svg:y="22.843cm" svg:viewBox="0 0 2086 248" draw:points="0,248 0,238 2086,0">
          <text:p/>
        </draw:polygon>
        <draw:polygon draw:style-name="gr85" draw:layer="layout" svg:width="2.085cm" svg:height="0.247cm" svg:x="12.1cm" svg:y="22.843cm" svg:viewBox="0 0 2086 248" draw:points="0,248 0,238 2086,0">
          <text:p/>
        </draw:polygon>
        <draw:polygon draw:style-name="gr84" draw:layer="layout" svg:width="1.528cm" svg:height="0.01cm" svg:x="10.572cm" svg:y="23.08cm" svg:viewBox="0 0 1529 11" draw:points="1529,11 0,0 1529,0">
          <text:p/>
        </draw:polygon>
        <draw:polygon draw:style-name="gr85" draw:layer="layout" svg:width="1.528cm" svg:height="0.01cm" svg:x="10.572cm" svg:y="23.08cm" svg:viewBox="0 0 1529 11" draw:points="1529,11 0,0 1529,0">
          <text:p/>
        </draw:polygon>
        <draw:polygon draw:style-name="gr84" draw:layer="layout" svg:width="0.555cm" svg:height="0.273cm" svg:x="11.059cm" svg:y="22.807cm" svg:viewBox="0 0 556 274" draw:points="0,274 271,0 556,274">
          <text:p/>
        </draw:polygon>
        <draw:polygon draw:style-name="gr85" draw:layer="layout" svg:width="0.555cm" svg:height="0.273cm" svg:x="11.059cm" svg:y="22.807cm" svg:viewBox="0 0 556 274" draw:points="0,274 271,0 556,274">
          <text:p/>
        </draw:polygon>
        <draw:polygon draw:style-name="gr84" draw:layer="layout" svg:width="0.284cm" svg:height="0.273cm" svg:x="11.33cm" svg:y="22.807cm" svg:viewBox="0 0 285 274" draw:points="285,274 0,0 13,0">
          <text:p/>
        </draw:polygon>
        <draw:polygon draw:style-name="gr85" draw:layer="layout" svg:width="0.284cm" svg:height="0.273cm" svg:x="11.33cm" svg:y="22.807cm" svg:viewBox="0 0 285 274" draw:points="285,274 0,0 13,0">
          <text:p/>
        </draw:polygon>
        <draw:polygon draw:style-name="gr84" draw:layer="layout" svg:width="2.085cm" svg:height="0.273cm" svg:x="12.1cm" svg:y="22.807cm" svg:viewBox="0 0 2086 274" draw:points="0,274 271,0 2086,36">
          <text:p/>
        </draw:polygon>
        <draw:polygon draw:style-name="gr85" draw:layer="layout" svg:width="2.085cm" svg:height="0.273cm" svg:x="12.1cm" svg:y="22.807cm" svg:viewBox="0 0 2086 274" draw:points="0,274 271,0 2086,36">
          <text:p/>
        </draw:polygon>
        <draw:polygon draw:style-name="gr84" draw:layer="layout" svg:width="2.085cm" svg:height="0.273cm" svg:x="12.371cm" svg:y="22.57cm" svg:viewBox="0 0 2086 274" draw:points="1815,274 0,238 2086,0">
          <text:p/>
        </draw:polygon>
        <draw:polygon draw:style-name="gr85" draw:layer="layout" svg:width="2.085cm" svg:height="0.273cm" svg:x="12.371cm" svg:y="22.57cm" svg:viewBox="0 0 2086 274" draw:points="1815,274 0,238 2086,0">
          <text:p/>
        </draw:polygon>
        <draw:polygon draw:style-name="gr84" draw:layer="layout" svg:width="1.63cm" svg:height="4.727cm" svg:x="15.214cm" svg:y="18.116cm" svg:viewBox="0 0 1631 4728" draw:points="0,4728 0,4171 1631,0">
          <text:p/>
        </draw:polygon>
        <draw:polygon draw:style-name="gr84" draw:layer="layout" svg:width="0.271cm" svg:height="0.557cm" svg:x="14.943cm" svg:y="22.286cm" svg:viewBox="0 0 272 558" draw:points="272,558 0,285 272,0">
          <text:p/>
        </draw:polygon>
        <draw:polygon draw:style-name="gr85" draw:layer="layout" svg:width="0.271cm" svg:height="0.557cm" svg:x="14.943cm" svg:y="22.286cm" svg:viewBox="0 0 272 558" draw:points="272,558 0,285 272,0">
          <text:p/>
        </draw:polygon>
        <draw:polygon draw:style-name="gr84" draw:layer="layout" svg:width="2.078cm" svg:height="7.051cm" svg:x="8.221cm" svg:y="15.756cm" svg:viewBox="0 0 2079 7052" draw:points="2079,7052 0,0 2079,6565">
          <text:p/>
        </draw:polygon>
        <draw:polygon draw:style-name="gr84" draw:layer="layout" svg:width="0.013cm" svg:height="0.487cm" svg:x="11.33cm" svg:y="22.32cm" svg:viewBox="0 0 14 488" draw:points="0,488 0,0 14,488">
          <text:p/>
        </draw:polygon>
        <draw:polygon draw:style-name="gr85" draw:layer="layout" svg:width="0.013cm" svg:height="0.487cm" svg:x="11.33cm" svg:y="22.32cm" svg:viewBox="0 0 14 488" draw:points="0,488 0,0 14,488">
          <text:p/>
        </draw:polygon>
        <draw:polygon draw:style-name="gr84" draw:layer="layout" svg:width="0.013cm" svg:height="0.487cm" svg:x="11.33cm" svg:y="22.32cm" svg:viewBox="0 0 14 488" draw:points="14,488 0,0 14,0">
          <text:p/>
        </draw:polygon>
        <draw:polygon draw:style-name="gr85" draw:layer="layout" svg:width="0.013cm" svg:height="0.487cm" svg:x="11.33cm" svg:y="22.32cm" svg:viewBox="0 0 14 488" draw:points="14,488 0,0 14,0">
          <text:p/>
        </draw:polygon>
        <draw:polygon draw:style-name="gr84" draw:layer="layout" svg:width="2.085cm" svg:height="0.487cm" svg:x="12.371cm" svg:y="22.32cm" svg:viewBox="0 0 2086 488" draw:points="0,488 0,0 2086,250">
          <text:p/>
        </draw:polygon>
        <draw:polygon draw:style-name="gr84" draw:layer="layout" svg:width="2.085cm" svg:height="0.25cm" svg:x="12.371cm" svg:y="22.32cm" svg:viewBox="0 0 2086 251" draw:points="2086,251 0,0 2086,240">
          <text:p/>
        </draw:polygon>
        <draw:polygon draw:style-name="gr85" draw:layer="layout" svg:width="2.085cm" svg:height="0.25cm" svg:x="12.371cm" svg:y="22.32cm" svg:viewBox="0 0 2086 251" draw:points="2086,251 0,0 2086,240">
          <text:p/>
        </draw:polygon>
        <draw:polygon draw:style-name="gr84" draw:layer="layout" svg:width="0.487cm" svg:height="0.011cm" svg:x="14.456cm" svg:y="22.559cm" svg:viewBox="0 0 488 12" draw:points="0,12 0,0 488,12">
          <text:p/>
        </draw:polygon>
        <draw:polygon draw:style-name="gr85" draw:layer="layout" svg:width="0.487cm" svg:height="0.011cm" svg:x="14.456cm" svg:y="22.559cm" svg:viewBox="0 0 488 12" draw:points="0,12 0,0 488,12">
          <text:p/>
        </draw:polygon>
        <draw:polygon draw:style-name="gr84" draw:layer="layout" svg:width="0.271cm" svg:height="0.284cm" svg:x="14.943cm" svg:y="22.286cm" svg:viewBox="0 0 272 285" draw:points="0,285 0,274 272,0">
          <text:p/>
        </draw:polygon>
        <draw:polygon draw:style-name="gr85" draw:layer="layout" svg:width="0.271cm" svg:height="0.284cm" svg:x="14.943cm" svg:y="22.286cm" svg:viewBox="0 0 272 285" draw:points="0,285 0,274 272,0">
          <text:p/>
        </draw:polygon>
        <draw:polygon draw:style-name="gr84" draw:layer="layout" svg:width="0.487cm" svg:height="0.011cm" svg:x="14.456cm" svg:y="22.559cm" svg:viewBox="0 0 488 12" draw:points="488,12 0,0 488,0">
          <text:p/>
        </draw:polygon>
        <draw:polygon draw:style-name="gr85" draw:layer="layout" svg:width="0.487cm" svg:height="0.011cm" svg:x="14.456cm" svg:y="22.559cm" svg:viewBox="0 0 488 12" draw:points="488,12 0,0 488,0">
          <text:p/>
        </draw:polygon>
        <draw:polygon draw:style-name="gr84" draw:layer="layout" svg:width="2.085cm" svg:height="0.273cm" svg:x="12.371cm" svg:y="22.286cm" svg:viewBox="0 0 2086 274" draw:points="2086,274 0,34 1815,0">
          <text:p/>
        </draw:polygon>
        <draw:polygon draw:style-name="gr85" draw:layer="layout" svg:width="2.085cm" svg:height="0.273cm" svg:x="12.371cm" svg:y="22.286cm" svg:viewBox="0 0 2086 274" draw:points="2086,274 0,34 1815,0">
          <text:p/>
        </draw:polygon>
        <draw:polygon draw:style-name="gr84" draw:layer="layout" svg:width="2.078cm" svg:height="6.564cm" svg:x="8.221cm" svg:y="15.756cm" svg:viewBox="0 0 2079 6565" draw:points="2079,6565 0,0 2079,6010">
          <text:p/>
        </draw:polygon>
        <draw:polygon draw:style-name="gr84" draw:layer="layout" svg:width="0.273cm" svg:height="0.555cm" svg:x="10.299cm" svg:y="21.765cm" svg:viewBox="0 0 274 556" draw:points="0,556 0,0 274,285">
          <text:p/>
        </draw:polygon>
        <draw:polygon draw:style-name="gr85" draw:layer="layout" svg:width="0.273cm" svg:height="0.555cm" svg:x="10.299cm" svg:y="21.765cm" svg:viewBox="0 0 274 556" draw:points="0,556 0,0 274,285">
          <text:p/>
        </draw:polygon>
        <draw:polygon draw:style-name="gr84" draw:layer="layout" svg:width="0.284cm" svg:height="0.271cm" svg:x="11.059cm" svg:y="22.049cm" svg:viewBox="0 0 285 272" draw:points="272,272 0,0 285,272">
          <text:p/>
        </draw:polygon>
        <draw:polygon draw:style-name="gr85" draw:layer="layout" svg:width="0.284cm" svg:height="0.271cm" svg:x="11.059cm" svg:y="22.049cm" svg:viewBox="0 0 285 272" draw:points="272,272 0,0 285,272">
          <text:p/>
        </draw:polygon>
        <draw:polygon draw:style-name="gr84" draw:layer="layout" svg:width="0.555cm" svg:height="0.271cm" svg:x="11.059cm" svg:y="22.049cm" svg:viewBox="0 0 556 272" draw:points="284,272 0,0 556,0">
          <text:p/>
        </draw:polygon>
        <draw:polygon draw:style-name="gr85" draw:layer="layout" svg:width="0.555cm" svg:height="0.271cm" svg:x="11.059cm" svg:y="22.049cm" svg:viewBox="0 0 556 272" draw:points="284,272 0,0 556,0">
          <text:p/>
        </draw:polygon>
        <draw:polygon draw:style-name="gr84" draw:layer="layout" svg:width="2.085cm" svg:height="0.271cm" svg:x="12.1cm" svg:y="22.049cm" svg:viewBox="0 0 2086 272" draw:points="271,272 0,0 2086,238">
          <text:p/>
        </draw:polygon>
        <draw:polygon draw:style-name="gr85" draw:layer="layout" svg:width="2.085cm" svg:height="0.271cm" svg:x="12.1cm" svg:y="22.049cm" svg:viewBox="0 0 2086 272" draw:points="271,272 0,0 2086,238">
          <text:p/>
        </draw:polygon>
        <draw:polygon draw:style-name="gr84" draw:layer="layout" svg:width="2.085cm" svg:height="0.487cm" svg:x="12.1cm" svg:y="21.799cm" svg:viewBox="0 0 2086 488" draw:points="2086,488 0,250 2086,0">
          <text:p/>
        </draw:polygon>
        <draw:polygon draw:style-name="gr84" draw:layer="layout" svg:width="1.63cm" svg:height="4.17cm" svg:x="15.214cm" svg:y="18.116cm" svg:viewBox="0 0 1631 4171" draw:points="0,4171 0,3684 1631,0">
          <text:p/>
        </draw:polygon>
        <draw:polygon draw:style-name="gr84" draw:layer="layout" svg:width="0.273cm" svg:height="0.284cm" svg:x="10.299cm" svg:y="21.765cm" svg:viewBox="0 0 274 285" draw:points="274,285 0,0 274,274">
          <text:p/>
        </draw:polygon>
        <draw:polygon draw:style-name="gr85" draw:layer="layout" svg:width="0.273cm" svg:height="0.284cm" svg:x="10.299cm" svg:y="21.765cm" svg:viewBox="0 0 274 285" draw:points="274,285 0,0 274,274">
          <text:p/>
        </draw:polygon>
        <draw:polygon draw:style-name="gr84" draw:layer="layout" svg:width="0.487cm" svg:height="0.011cm" svg:x="10.572cm" svg:y="22.038cm" svg:viewBox="0 0 488 12" draw:points="0,12 0,0 488,12">
          <text:p/>
        </draw:polygon>
        <draw:polygon draw:style-name="gr85" draw:layer="layout" svg:width="0.487cm" svg:height="0.011cm" svg:x="10.572cm" svg:y="22.038cm" svg:viewBox="0 0 488 12" draw:points="0,12 0,0 488,12">
          <text:p/>
        </draw:polygon>
        <draw:polygon draw:style-name="gr84" draw:layer="layout" svg:width="1.042cm" svg:height="0.011cm" svg:x="10.572cm" svg:y="22.038cm" svg:viewBox="0 0 1043 12" draw:points="488,12 0,0 1043,12">
          <text:p/>
        </draw:polygon>
        <draw:polygon draw:style-name="gr85" draw:layer="layout" svg:width="1.042cm" svg:height="0.011cm" svg:x="10.572cm" svg:y="22.038cm" svg:viewBox="0 0 1043 12" draw:points="488,12 0,0 1043,12">
          <text:p/>
        </draw:polygon>
        <draw:polygon draw:style-name="gr84" draw:layer="layout" svg:width="1.528cm" svg:height="0.011cm" svg:x="10.572cm" svg:y="22.038cm" svg:viewBox="0 0 1529 12" draw:points="1043,12 0,0 1529,12">
          <text:p/>
        </draw:polygon>
        <draw:polygon draw:style-name="gr85" draw:layer="layout" svg:width="1.528cm" svg:height="0.011cm" svg:x="10.572cm" svg:y="22.038cm" svg:viewBox="0 0 1529 12" draw:points="1043,12 0,0 1529,12">
          <text:p/>
        </draw:polygon>
        <draw:polygon draw:style-name="gr84" draw:layer="layout" svg:width="2.085cm" svg:height="0.25cm" svg:x="12.1cm" svg:y="21.799cm" svg:viewBox="0 0 2086 251" draw:points="0,251 0,240 2086,0">
          <text:p/>
        </draw:polygon>
        <draw:polygon draw:style-name="gr85" draw:layer="layout" svg:width="2.085cm" svg:height="0.25cm" svg:x="12.1cm" svg:y="21.799cm" svg:viewBox="0 0 2086 251" draw:points="0,251 0,240 2086,0">
          <text:p/>
        </draw:polygon>
        <draw:polygon draw:style-name="gr84" draw:layer="layout" svg:width="1.528cm" svg:height="0.011cm" svg:x="10.572cm" svg:y="22.038cm" svg:viewBox="0 0 1529 12" draw:points="1529,12 0,0 1529,0">
          <text:p/>
        </draw:polygon>
        <draw:polygon draw:style-name="gr85" draw:layer="layout" svg:width="1.528cm" svg:height="0.011cm" svg:x="10.572cm" svg:y="22.038cm" svg:viewBox="0 0 1529 12" draw:points="1529,12 0,0 1529,0">
          <text:p/>
        </draw:polygon>
        <draw:polygon draw:style-name="gr84" draw:layer="layout" svg:width="0.555cm" svg:height="0.273cm" svg:x="11.059cm" svg:y="21.765cm" svg:viewBox="0 0 556 274" draw:points="0,274 271,0 556,274">
          <text:p/>
        </draw:polygon>
        <draw:polygon draw:style-name="gr85" draw:layer="layout" svg:width="0.555cm" svg:height="0.273cm" svg:x="11.059cm" svg:y="21.765cm" svg:viewBox="0 0 556 274" draw:points="0,274 271,0 556,274">
          <text:p/>
        </draw:polygon>
        <draw:polygon draw:style-name="gr84" draw:layer="layout" svg:width="0.284cm" svg:height="0.273cm" svg:x="11.33cm" svg:y="21.765cm" svg:viewBox="0 0 285 274" draw:points="285,274 0,0 13,0">
          <text:p/>
        </draw:polygon>
        <draw:polygon draw:style-name="gr85" draw:layer="layout" svg:width="0.284cm" svg:height="0.273cm" svg:x="11.33cm" svg:y="21.765cm" svg:viewBox="0 0 285 274" draw:points="285,274 0,0 13,0">
          <text:p/>
        </draw:polygon>
        <draw:polygon draw:style-name="gr84" draw:layer="layout" svg:width="2.085cm" svg:height="0.273cm" svg:x="12.1cm" svg:y="21.765cm" svg:viewBox="0 0 2086 274" draw:points="0,274 271,0 2086,34">
          <text:p/>
        </draw:polygon>
        <draw:polygon draw:style-name="gr85" draw:layer="layout" svg:width="2.085cm" svg:height="0.273cm" svg:x="12.1cm" svg:y="21.765cm" svg:viewBox="0 0 2086 274" draw:points="0,274 271,0 2086,34">
          <text:p/>
        </draw:polygon>
        <draw:polygon draw:style-name="gr84" draw:layer="layout" svg:width="2.085cm" svg:height="0.271cm" svg:x="12.371cm" svg:y="21.528cm" svg:viewBox="0 0 2086 272" draw:points="1815,272 0,238 2086,0">
          <text:p/>
        </draw:polygon>
        <draw:polygon draw:style-name="gr85" draw:layer="layout" svg:width="2.085cm" svg:height="0.271cm" svg:x="12.371cm" svg:y="21.528cm" svg:viewBox="0 0 2086 272" draw:points="1815,272 0,238 2086,0">
          <text:p/>
        </draw:polygon>
        <draw:polygon draw:style-name="gr84" draw:layer="layout" svg:width="1.63cm" svg:height="3.683cm" svg:x="15.214cm" svg:y="18.116cm" svg:viewBox="0 0 1631 3684" draw:points="0,3684 0,3129 1631,0">
          <text:p/>
        </draw:polygon>
        <draw:polygon draw:style-name="gr84" draw:layer="layout" svg:width="0.271cm" svg:height="0.555cm" svg:x="14.943cm" svg:y="21.244cm" svg:viewBox="0 0 272 556" draw:points="272,556 0,285 272,0">
          <text:p/>
        </draw:polygon>
        <draw:polygon draw:style-name="gr85" draw:layer="layout" svg:width="0.271cm" svg:height="0.555cm" svg:x="14.943cm" svg:y="21.244cm" svg:viewBox="0 0 272 556" draw:points="272,556 0,285 272,0">
          <text:p/>
        </draw:polygon>
        <draw:polygon draw:style-name="gr84" draw:layer="layout" svg:width="2.078cm" svg:height="6.009cm" svg:x="8.221cm" svg:y="15.756cm" svg:viewBox="0 0 2079 6010" draw:points="2079,6010 0,0 2079,5523">
          <text:p/>
        </draw:polygon>
        <draw:polygon draw:style-name="gr84" draw:layer="layout" svg:width="0.013cm" svg:height="0.487cm" svg:x="11.33cm" svg:y="21.278cm" svg:viewBox="0 0 14 488" draw:points="0,488 0,0 14,488">
          <text:p/>
        </draw:polygon>
        <draw:polygon draw:style-name="gr85" draw:layer="layout" svg:width="0.013cm" svg:height="0.487cm" svg:x="11.33cm" svg:y="21.278cm" svg:viewBox="0 0 14 488" draw:points="0,488 0,0 14,488">
          <text:p/>
        </draw:polygon>
        <draw:polygon draw:style-name="gr84" draw:layer="layout" svg:width="0.013cm" svg:height="0.487cm" svg:x="11.33cm" svg:y="21.278cm" svg:viewBox="0 0 14 488" draw:points="14,488 0,0 14,0">
          <text:p/>
        </draw:polygon>
        <draw:polygon draw:style-name="gr85" draw:layer="layout" svg:width="0.013cm" svg:height="0.487cm" svg:x="11.33cm" svg:y="21.278cm" svg:viewBox="0 0 14 488" draw:points="14,488 0,0 14,0">
          <text:p/>
        </draw:polygon>
        <draw:polygon draw:style-name="gr84" draw:layer="layout" svg:width="2.085cm" svg:height="0.487cm" svg:x="12.371cm" svg:y="21.278cm" svg:viewBox="0 0 2086 488" draw:points="0,488 0,0 2086,250">
          <text:p/>
        </draw:polygon>
        <draw:polygon draw:style-name="gr84" draw:layer="layout" svg:width="2.085cm" svg:height="0.25cm" svg:x="12.371cm" svg:y="21.278cm" svg:viewBox="0 0 2086 251" draw:points="2086,251 0,0 2086,238">
          <text:p/>
        </draw:polygon>
        <draw:polygon draw:style-name="gr85" draw:layer="layout" svg:width="2.085cm" svg:height="0.25cm" svg:x="12.371cm" svg:y="21.278cm" svg:viewBox="0 0 2086 251" draw:points="2086,251 0,0 2086,238">
          <text:p/>
        </draw:polygon>
        <draw:polygon draw:style-name="gr84" draw:layer="layout" svg:width="0.487cm" svg:height="0.013cm" svg:x="14.456cm" svg:y="21.515cm" svg:viewBox="0 0 488 14" draw:points="0,14 0,0 488,14">
          <text:p/>
        </draw:polygon>
        <draw:polygon draw:style-name="gr85" draw:layer="layout" svg:width="0.487cm" svg:height="0.013cm" svg:x="14.456cm" svg:y="21.515cm" svg:viewBox="0 0 488 14" draw:points="0,14 0,0 488,14">
          <text:p/>
        </draw:polygon>
        <draw:polygon draw:style-name="gr84" draw:layer="layout" svg:width="0.271cm" svg:height="0.284cm" svg:x="14.943cm" svg:y="21.244cm" svg:viewBox="0 0 272 285" draw:points="0,285 0,272 272,0">
          <text:p/>
        </draw:polygon>
        <draw:polygon draw:style-name="gr85" draw:layer="layout" svg:width="0.271cm" svg:height="0.284cm" svg:x="14.943cm" svg:y="21.244cm" svg:viewBox="0 0 272 285" draw:points="0,285 0,272 272,0">
          <text:p/>
        </draw:polygon>
        <draw:polygon draw:style-name="gr84" draw:layer="layout" svg:width="0.487cm" svg:height="0.013cm" svg:x="14.456cm" svg:y="21.515cm" svg:viewBox="0 0 488 14" draw:points="488,14 0,0 488,0">
          <text:p/>
        </draw:polygon>
        <draw:polygon draw:style-name="gr85" draw:layer="layout" svg:width="0.487cm" svg:height="0.013cm" svg:x="14.456cm" svg:y="21.515cm" svg:viewBox="0 0 488 14" draw:points="488,14 0,0 488,0">
          <text:p/>
        </draw:polygon>
        <draw:polygon draw:style-name="gr84" draw:layer="layout" svg:width="2.085cm" svg:height="0.271cm" svg:x="12.371cm" svg:y="21.244cm" svg:viewBox="0 0 2086 272" draw:points="2086,272 0,34 1815,0">
          <text:p/>
        </draw:polygon>
        <draw:polygon draw:style-name="gr85" draw:layer="layout" svg:width="2.085cm" svg:height="0.271cm" svg:x="12.371cm" svg:y="21.244cm" svg:viewBox="0 0 2086 272" draw:points="2086,272 0,34 1815,0">
          <text:p/>
        </draw:polygon>
        <draw:polygon draw:style-name="gr84" draw:layer="layout" svg:width="2.078cm" svg:height="5.522cm" svg:x="8.221cm" svg:y="15.756cm" svg:viewBox="0 0 2079 5523" draw:points="2079,5523 0,0 2079,4967">
          <text:p/>
        </draw:polygon>
        <draw:polygon draw:style-name="gr84" draw:layer="layout" svg:width="0.273cm" svg:height="0.556cm" svg:x="10.299cm" svg:y="20.722cm" svg:viewBox="0 0 274 557" draw:points="0,557 0,0 274,284">
          <text:p/>
        </draw:polygon>
        <draw:polygon draw:style-name="gr85" draw:layer="layout" svg:width="0.273cm" svg:height="0.556cm" svg:x="10.299cm" svg:y="20.722cm" svg:viewBox="0 0 274 557" draw:points="0,557 0,0 274,284">
          <text:p/>
        </draw:polygon>
        <draw:polygon draw:style-name="gr84" draw:layer="layout" svg:width="0.284cm" svg:height="0.273cm" svg:x="11.059cm" svg:y="21.005cm" svg:viewBox="0 0 285 274" draw:points="272,274 0,0 285,274">
          <text:p/>
        </draw:polygon>
        <draw:polygon draw:style-name="gr85" draw:layer="layout" svg:width="0.284cm" svg:height="0.273cm" svg:x="11.059cm" svg:y="21.005cm" svg:viewBox="0 0 285 274" draw:points="272,274 0,0 285,274">
          <text:p/>
        </draw:polygon>
        <draw:polygon draw:style-name="gr84" draw:layer="layout" svg:width="0.555cm" svg:height="0.273cm" svg:x="11.059cm" svg:y="21.005cm" svg:viewBox="0 0 556 274" draw:points="284,274 0,0 556,0">
          <text:p/>
        </draw:polygon>
        <draw:polygon draw:style-name="gr85" draw:layer="layout" svg:width="0.555cm" svg:height="0.273cm" svg:x="11.059cm" svg:y="21.005cm" svg:viewBox="0 0 556 274" draw:points="284,274 0,0 556,0">
          <text:p/>
        </draw:polygon>
        <draw:polygon draw:style-name="gr84" draw:layer="layout" svg:width="2.085cm" svg:height="0.273cm" svg:x="12.1cm" svg:y="21.005cm" svg:viewBox="0 0 2086 274" draw:points="271,274 0,0 2086,240">
          <text:p/>
        </draw:polygon>
        <draw:polygon draw:style-name="gr85" draw:layer="layout" svg:width="2.085cm" svg:height="0.273cm" svg:x="12.1cm" svg:y="21.005cm" svg:viewBox="0 0 2086 274" draw:points="271,274 0,0 2086,240">
          <text:p/>
        </draw:polygon>
        <draw:polygon draw:style-name="gr84" draw:layer="layout" svg:width="2.085cm" svg:height="0.486cm" svg:x="12.1cm" svg:y="20.758cm" svg:viewBox="0 0 2086 487" draw:points="2086,487 0,247 2086,0">
          <text:p/>
        </draw:polygon>
        <draw:polygon draw:style-name="gr84" draw:layer="layout" svg:width="1.63cm" svg:height="3.128cm" svg:x="15.214cm" svg:y="18.116cm" svg:viewBox="0 0 1631 3129" draw:points="0,3129 0,2643 1631,0">
          <text:p/>
        </draw:polygon>
        <draw:polygon draw:style-name="gr84" draw:layer="layout" svg:width="0.273cm" svg:height="0.283cm" svg:x="10.299cm" svg:y="20.722cm" svg:viewBox="0 0 274 284" draw:points="274,284 0,0 274,274">
          <text:p/>
        </draw:polygon>
        <draw:polygon draw:style-name="gr85" draw:layer="layout" svg:width="0.273cm" svg:height="0.283cm" svg:x="10.299cm" svg:y="20.722cm" svg:viewBox="0 0 274 284" draw:points="274,284 0,0 274,274">
          <text:p/>
        </draw:polygon>
        <draw:polygon draw:style-name="gr84" draw:layer="layout" svg:width="0.487cm" svg:height="0.01cm" svg:x="10.572cm" svg:y="20.995cm" svg:viewBox="0 0 488 11" draw:points="0,11 0,0 488,11">
          <text:p/>
        </draw:polygon>
        <draw:polygon draw:style-name="gr85" draw:layer="layout" svg:width="0.487cm" svg:height="0.01cm" svg:x="10.572cm" svg:y="20.995cm" svg:viewBox="0 0 488 11" draw:points="0,11 0,0 488,11">
          <text:p/>
        </draw:polygon>
        <draw:polygon draw:style-name="gr84" draw:layer="layout" svg:width="1.042cm" svg:height="0.01cm" svg:x="10.572cm" svg:y="20.995cm" svg:viewBox="0 0 1043 11" draw:points="488,11 0,0 1043,11">
          <text:p/>
        </draw:polygon>
        <draw:polygon draw:style-name="gr85" draw:layer="layout" svg:width="1.042cm" svg:height="0.01cm" svg:x="10.572cm" svg:y="20.995cm" svg:viewBox="0 0 1043 11" draw:points="488,11 0,0 1043,11">
          <text:p/>
        </draw:polygon>
        <draw:polygon draw:style-name="gr84" draw:layer="layout" svg:width="1.528cm" svg:height="0.01cm" svg:x="10.572cm" svg:y="20.995cm" svg:viewBox="0 0 1529 11" draw:points="1043,11 0,0 1529,11">
          <text:p/>
        </draw:polygon>
        <draw:polygon draw:style-name="gr85" draw:layer="layout" svg:width="1.528cm" svg:height="0.01cm" svg:x="10.572cm" svg:y="20.995cm" svg:viewBox="0 0 1529 11" draw:points="1043,11 0,0 1529,11">
          <text:p/>
        </draw:polygon>
        <draw:polygon draw:style-name="gr84" draw:layer="layout" svg:width="2.085cm" svg:height="0.247cm" svg:x="12.1cm" svg:y="20.758cm" svg:viewBox="0 0 2086 248" draw:points="0,248 0,238 2086,0">
          <text:p/>
        </draw:polygon>
        <draw:polygon draw:style-name="gr85" draw:layer="layout" svg:width="2.085cm" svg:height="0.247cm" svg:x="12.1cm" svg:y="20.758cm" svg:viewBox="0 0 2086 248" draw:points="0,248 0,238 2086,0">
          <text:p/>
        </draw:polygon>
        <draw:polygon draw:style-name="gr84" draw:layer="layout" svg:width="1.528cm" svg:height="0.01cm" svg:x="10.572cm" svg:y="20.995cm" svg:viewBox="0 0 1529 11" draw:points="1529,11 0,0 1529,0">
          <text:p/>
        </draw:polygon>
        <draw:polygon draw:style-name="gr85" draw:layer="layout" svg:width="1.528cm" svg:height="0.01cm" svg:x="10.572cm" svg:y="20.995cm" svg:viewBox="0 0 1529 11" draw:points="1529,11 0,0 1529,0">
          <text:p/>
        </draw:polygon>
        <draw:polygon draw:style-name="gr84" draw:layer="layout" svg:width="0.555cm" svg:height="0.273cm" svg:x="11.059cm" svg:y="20.722cm" svg:viewBox="0 0 556 274" draw:points="0,274 271,0 556,274">
          <text:p/>
        </draw:polygon>
        <draw:polygon draw:style-name="gr85" draw:layer="layout" svg:width="0.555cm" svg:height="0.273cm" svg:x="11.059cm" svg:y="20.722cm" svg:viewBox="0 0 556 274" draw:points="0,274 271,0 556,274">
          <text:p/>
        </draw:polygon>
        <draw:polygon draw:style-name="gr84" draw:layer="layout" svg:width="0.284cm" svg:height="0.273cm" svg:x="11.33cm" svg:y="20.722cm" svg:viewBox="0 0 285 274" draw:points="285,274 0,0 13,0">
          <text:p/>
        </draw:polygon>
        <draw:polygon draw:style-name="gr85" draw:layer="layout" svg:width="0.284cm" svg:height="0.273cm" svg:x="11.33cm" svg:y="20.722cm" svg:viewBox="0 0 285 274" draw:points="285,274 0,0 13,0">
          <text:p/>
        </draw:polygon>
        <draw:polygon draw:style-name="gr84" draw:layer="layout" svg:width="2.085cm" svg:height="0.273cm" svg:x="12.1cm" svg:y="20.722cm" svg:viewBox="0 0 2086 274" draw:points="0,274 271,0 2086,36">
          <text:p/>
        </draw:polygon>
        <draw:polygon draw:style-name="gr85" draw:layer="layout" svg:width="2.085cm" svg:height="0.273cm" svg:x="12.1cm" svg:y="20.722cm" svg:viewBox="0 0 2086 274" draw:points="0,274 271,0 2086,36">
          <text:p/>
        </draw:polygon>
        <draw:polygon draw:style-name="gr84" draw:layer="layout" svg:width="2.085cm" svg:height="0.273cm" svg:x="12.371cm" svg:y="20.485cm" svg:viewBox="0 0 2086 274" draw:points="1815,274 0,238 2086,0">
          <text:p/>
        </draw:polygon>
        <draw:polygon draw:style-name="gr85" draw:layer="layout" svg:width="2.085cm" svg:height="0.273cm" svg:x="12.371cm" svg:y="20.485cm" svg:viewBox="0 0 2086 274" draw:points="1815,274 0,238 2086,0">
          <text:p/>
        </draw:polygon>
        <draw:polygon draw:style-name="gr84" draw:layer="layout" svg:width="1.63cm" svg:height="2.642cm" svg:x="15.214cm" svg:y="18.116cm" svg:viewBox="0 0 1631 2643" draw:points="0,2643 0,2086 1631,0">
          <text:p/>
        </draw:polygon>
        <draw:polygon draw:style-name="gr84" draw:layer="layout" svg:width="0.271cm" svg:height="0.557cm" svg:x="14.943cm" svg:y="20.201cm" svg:viewBox="0 0 272 558" draw:points="272,558 0,285 272,0">
          <text:p/>
        </draw:polygon>
        <draw:polygon draw:style-name="gr85" draw:layer="layout" svg:width="0.271cm" svg:height="0.557cm" svg:x="14.943cm" svg:y="20.201cm" svg:viewBox="0 0 272 558" draw:points="272,558 0,285 272,0">
          <text:p/>
        </draw:polygon>
        <draw:polygon draw:style-name="gr84" draw:layer="layout" svg:width="2.078cm" svg:height="4.966cm" svg:x="8.221cm" svg:y="15.756cm" svg:viewBox="0 0 2079 4967" draw:points="2079,4967 0,0 2079,4480">
          <text:p/>
        </draw:polygon>
        <draw:polygon draw:style-name="gr84" draw:layer="layout" svg:width="0.013cm" svg:height="0.487cm" svg:x="11.33cm" svg:y="20.235cm" svg:viewBox="0 0 14 488" draw:points="0,488 0,0 14,488">
          <text:p/>
        </draw:polygon>
        <draw:polygon draw:style-name="gr85" draw:layer="layout" svg:width="0.013cm" svg:height="0.487cm" svg:x="11.33cm" svg:y="20.235cm" svg:viewBox="0 0 14 488" draw:points="0,488 0,0 14,488">
          <text:p/>
        </draw:polygon>
        <draw:polygon draw:style-name="gr84" draw:layer="layout" svg:width="0.013cm" svg:height="0.487cm" svg:x="11.33cm" svg:y="20.235cm" svg:viewBox="0 0 14 488" draw:points="14,488 0,0 14,0">
          <text:p/>
        </draw:polygon>
        <draw:polygon draw:style-name="gr85" draw:layer="layout" svg:width="0.013cm" svg:height="0.487cm" svg:x="11.33cm" svg:y="20.235cm" svg:viewBox="0 0 14 488" draw:points="14,488 0,0 14,0">
          <text:p/>
        </draw:polygon>
        <draw:polygon draw:style-name="gr84" draw:layer="layout" svg:width="2.085cm" svg:height="0.487cm" svg:x="12.371cm" svg:y="20.235cm" svg:viewBox="0 0 2086 488" draw:points="0,488 0,0 2086,250">
          <text:p/>
        </draw:polygon>
        <draw:polygon draw:style-name="gr84" draw:layer="layout" svg:width="2.085cm" svg:height="0.25cm" svg:x="12.371cm" svg:y="20.235cm" svg:viewBox="0 0 2086 251" draw:points="2086,251 0,0 2086,240">
          <text:p/>
        </draw:polygon>
        <draw:polygon draw:style-name="gr85" draw:layer="layout" svg:width="2.085cm" svg:height="0.25cm" svg:x="12.371cm" svg:y="20.235cm" svg:viewBox="0 0 2086 251" draw:points="2086,251 0,0 2086,240">
          <text:p/>
        </draw:polygon>
        <draw:polygon draw:style-name="gr84" draw:layer="layout" svg:width="0.487cm" svg:height="0.012cm" svg:x="14.456cm" svg:y="20.474cm" svg:viewBox="0 0 488 13" draw:points="0,13 0,0 488,13">
          <text:p/>
        </draw:polygon>
        <draw:polygon draw:style-name="gr85" draw:layer="layout" svg:width="0.487cm" svg:height="0.012cm" svg:x="14.456cm" svg:y="20.474cm" svg:viewBox="0 0 488 13" draw:points="0,13 0,0 488,13">
          <text:p/>
        </draw:polygon>
        <draw:polygon draw:style-name="gr84" draw:layer="layout" svg:width="0.271cm" svg:height="0.284cm" svg:x="14.943cm" svg:y="20.201cm" svg:viewBox="0 0 272 285" draw:points="0,285 0,274 272,0">
          <text:p/>
        </draw:polygon>
        <draw:polygon draw:style-name="gr85" draw:layer="layout" svg:width="0.271cm" svg:height="0.284cm" svg:x="14.943cm" svg:y="20.201cm" svg:viewBox="0 0 272 285" draw:points="0,285 0,274 272,0">
          <text:p/>
        </draw:polygon>
        <draw:polygon draw:style-name="gr84" draw:layer="layout" svg:width="0.487cm" svg:height="0.012cm" svg:x="14.456cm" svg:y="20.474cm" svg:viewBox="0 0 488 13" draw:points="488,13 0,0 488,0">
          <text:p/>
        </draw:polygon>
        <draw:polygon draw:style-name="gr85" draw:layer="layout" svg:width="0.487cm" svg:height="0.012cm" svg:x="14.456cm" svg:y="20.474cm" svg:viewBox="0 0 488 13" draw:points="488,13 0,0 488,0">
          <text:p/>
        </draw:polygon>
        <draw:polygon draw:style-name="gr84" draw:layer="layout" svg:width="2.085cm" svg:height="0.273cm" svg:x="12.371cm" svg:y="20.201cm" svg:viewBox="0 0 2086 274" draw:points="2086,274 0,34 1815,0">
          <text:p/>
        </draw:polygon>
        <draw:polygon draw:style-name="gr85" draw:layer="layout" svg:width="2.085cm" svg:height="0.273cm" svg:x="12.371cm" svg:y="20.201cm" svg:viewBox="0 0 2086 274" draw:points="2086,274 0,34 1815,0">
          <text:p/>
        </draw:polygon>
        <draw:polygon draw:style-name="gr84" draw:layer="layout" svg:width="2.078cm" svg:height="4.479cm" svg:x="8.221cm" svg:y="15.756cm" svg:viewBox="0 0 2079 4480" draw:points="2079,4480 0,0 2079,3924">
          <text:p/>
        </draw:polygon>
        <draw:polygon draw:style-name="gr84" draw:layer="layout" svg:width="0.273cm" svg:height="0.555cm" svg:x="10.299cm" svg:y="19.68cm" svg:viewBox="0 0 274 556" draw:points="0,556 0,0 274,284">
          <text:p/>
        </draw:polygon>
        <draw:polygon draw:style-name="gr85" draw:layer="layout" svg:width="0.273cm" svg:height="0.555cm" svg:x="10.299cm" svg:y="19.68cm" svg:viewBox="0 0 274 556" draw:points="0,556 0,0 274,284">
          <text:p/>
        </draw:polygon>
        <draw:polygon draw:style-name="gr84" draw:layer="layout" svg:width="0.284cm" svg:height="0.271cm" svg:x="11.059cm" svg:y="19.964cm" svg:viewBox="0 0 285 272" draw:points="272,272 0,0 285,272">
          <text:p/>
        </draw:polygon>
        <draw:polygon draw:style-name="gr85" draw:layer="layout" svg:width="0.284cm" svg:height="0.271cm" svg:x="11.059cm" svg:y="19.964cm" svg:viewBox="0 0 285 272" draw:points="272,272 0,0 285,272">
          <text:p/>
        </draw:polygon>
        <draw:polygon draw:style-name="gr84" draw:layer="layout" svg:width="0.555cm" svg:height="0.271cm" svg:x="11.059cm" svg:y="19.964cm" svg:viewBox="0 0 556 272" draw:points="284,272 0,0 556,0">
          <text:p/>
        </draw:polygon>
        <draw:polygon draw:style-name="gr85" draw:layer="layout" svg:width="0.555cm" svg:height="0.271cm" svg:x="11.059cm" svg:y="19.964cm" svg:viewBox="0 0 556 272" draw:points="284,272 0,0 556,0">
          <text:p/>
        </draw:polygon>
        <draw:polygon draw:style-name="gr8" draw:layer="layout" svg:width="2.085cm" svg:height="0.271cm" svg:x="12.1cm" svg:y="19.964cm" svg:viewBox="0 0 2086 272" draw:points="271,272 0,0 2086,238">
          <text:p/>
        </draw:polygon>
        <draw:polygon draw:style-name="gr85" draw:layer="layout" svg:width="2.085cm" svg:height="0.271cm" svg:x="12.1cm" svg:y="19.964cm" svg:viewBox="0 0 2086 272" draw:points="271,272 0,0 2086,238">
          <text:p/>
        </draw:polygon>
        <draw:polygon draw:style-name="gr85" draw:layer="layout" svg:width="2.085cm" svg:height="0.271cm" svg:x="12.1cm" svg:y="19.964cm" svg:viewBox="0 0 2086 272" draw:points="271,272 0,0 2086,238">
          <text:p/>
        </draw:polygon>
        <draw:polygon draw:style-name="gr84" draw:layer="layout" svg:width="2.085cm" svg:height="0.487cm" svg:x="12.1cm" svg:y="19.714cm" svg:viewBox="0 0 2086 488" draw:points="2086,488 0,250 2086,0">
          <text:p/>
        </draw:polygon>
        <draw:polygon draw:style-name="gr84" draw:layer="layout" svg:width="1.63cm" svg:height="2.085cm" svg:x="15.214cm" svg:y="18.116cm" svg:viewBox="0 0 1631 2086" draw:points="0,2086 1371,263 1631,0">
          <text:p/>
        </draw:polygon>
        <draw:polygon draw:style-name="gr84" draw:layer="layout" svg:width="1.37cm" svg:height="1.822cm" svg:x="15.214cm" svg:y="18.379cm" svg:viewBox="0 0 1371 1823" draw:points="0,1823 0,1336 1371,0">
          <text:p/>
        </draw:polygon>
        <draw:polygon draw:style-name="gr84" draw:layer="layout" svg:width="0.273cm" svg:height="0.284cm" svg:x="10.299cm" svg:y="19.68cm" svg:viewBox="0 0 274 285" draw:points="274,285 0,0 274,274">
          <text:p/>
        </draw:polygon>
        <draw:polygon draw:style-name="gr85" draw:layer="layout" svg:width="0.273cm" svg:height="0.284cm" svg:x="10.299cm" svg:y="19.68cm" svg:viewBox="0 0 274 285" draw:points="274,285 0,0 274,274">
          <text:p/>
        </draw:polygon>
        <draw:polygon draw:style-name="gr84" draw:layer="layout" svg:width="0.487cm" svg:height="0.011cm" svg:x="10.572cm" svg:y="19.953cm" svg:viewBox="0 0 488 12" draw:points="0,12 0,0 488,12">
          <text:p/>
        </draw:polygon>
        <draw:polygon draw:style-name="gr85" draw:layer="layout" svg:width="0.487cm" svg:height="0.011cm" svg:x="10.572cm" svg:y="19.953cm" svg:viewBox="0 0 488 12" draw:points="0,12 0,0 488,12">
          <text:p/>
        </draw:polygon>
        <draw:polygon draw:style-name="gr84" draw:layer="layout" svg:width="1.042cm" svg:height="0.011cm" svg:x="10.572cm" svg:y="19.953cm" svg:viewBox="0 0 1043 12" draw:points="488,12 0,0 1043,12">
          <text:p/>
        </draw:polygon>
        <draw:polygon draw:style-name="gr85" draw:layer="layout" svg:width="1.042cm" svg:height="0.011cm" svg:x="10.572cm" svg:y="19.953cm" svg:viewBox="0 0 1043 12" draw:points="488,12 0,0 1043,12">
          <text:p/>
        </draw:polygon>
        <draw:polygon draw:style-name="gr84" draw:layer="layout" svg:width="1.528cm" svg:height="0.011cm" svg:x="10.572cm" svg:y="19.953cm" svg:viewBox="0 0 1529 12" draw:points="1043,12 0,0 1529,12">
          <text:p/>
        </draw:polygon>
        <draw:polygon draw:style-name="gr85" draw:layer="layout" svg:width="1.528cm" svg:height="0.011cm" svg:x="10.572cm" svg:y="19.953cm" svg:viewBox="0 0 1529 12" draw:points="1043,12 0,0 1529,12">
          <text:p/>
        </draw:polygon>
        <draw:polygon draw:style-name="gr84" draw:layer="layout" svg:width="2.085cm" svg:height="0.25cm" svg:x="12.1cm" svg:y="19.714cm" svg:viewBox="0 0 2086 251" draw:points="0,251 0,240 2086,0">
          <text:p/>
        </draw:polygon>
        <draw:polygon draw:style-name="gr85" draw:layer="layout" svg:width="2.085cm" svg:height="0.25cm" svg:x="12.1cm" svg:y="19.714cm" svg:viewBox="0 0 2086 251" draw:points="0,251 0,240 2086,0">
          <text:p/>
        </draw:polygon>
        <draw:polygon draw:style-name="gr84" draw:layer="layout" svg:width="1.528cm" svg:height="0.011cm" svg:x="10.572cm" svg:y="19.953cm" svg:viewBox="0 0 1529 12" draw:points="1529,12 0,0 1529,0">
          <text:p/>
        </draw:polygon>
        <draw:polygon draw:style-name="gr85" draw:layer="layout" svg:width="1.528cm" svg:height="0.011cm" svg:x="10.572cm" svg:y="19.953cm" svg:viewBox="0 0 1529 12" draw:points="1529,12 0,0 1529,0">
          <text:p/>
        </draw:polygon>
        <draw:polygon draw:style-name="gr84" draw:layer="layout" svg:width="0.555cm" svg:height="0.273cm" svg:x="11.059cm" svg:y="19.68cm" svg:viewBox="0 0 556 274" draw:points="0,274 271,0 556,274">
          <text:p/>
        </draw:polygon>
        <draw:polygon draw:style-name="gr85" draw:layer="layout" svg:width="0.555cm" svg:height="0.273cm" svg:x="11.059cm" svg:y="19.68cm" svg:viewBox="0 0 556 274" draw:points="0,274 271,0 556,274">
          <text:p/>
        </draw:polygon>
        <draw:polygon draw:style-name="gr84" draw:layer="layout" svg:width="0.284cm" svg:height="0.273cm" svg:x="11.33cm" svg:y="19.68cm" svg:viewBox="0 0 285 274" draw:points="285,274 0,0 13,0">
          <text:p/>
        </draw:polygon>
        <draw:polygon draw:style-name="gr85" draw:layer="layout" svg:width="0.284cm" svg:height="0.273cm" svg:x="11.33cm" svg:y="19.68cm" svg:viewBox="0 0 285 274" draw:points="285,274 0,0 13,0">
          <text:p/>
        </draw:polygon>
        <draw:polygon draw:style-name="gr84" draw:layer="layout" svg:width="2.085cm" svg:height="0.273cm" svg:x="12.1cm" svg:y="19.68cm" svg:viewBox="0 0 2086 274" draw:points="0,274 271,0 2086,34">
          <text:p/>
        </draw:polygon>
        <draw:polygon draw:style-name="gr85" draw:layer="layout" svg:width="2.085cm" svg:height="0.273cm" svg:x="12.1cm" svg:y="19.68cm" svg:viewBox="0 0 2086 274" draw:points="0,274 271,0 2086,34">
          <text:p/>
        </draw:polygon>
        <draw:polygon draw:style-name="gr84" draw:layer="layout" svg:width="2.085cm" svg:height="0.271cm" svg:x="12.371cm" svg:y="19.443cm" svg:viewBox="0 0 2086 272" draw:points="1815,272 0,238 2086,0">
          <text:p/>
        </draw:polygon>
        <draw:polygon draw:style-name="gr85" draw:layer="layout" svg:width="2.085cm" svg:height="0.271cm" svg:x="12.371cm" svg:y="19.443cm" svg:viewBox="0 0 2086 272" draw:points="1815,272 0,238 2086,0">
          <text:p/>
        </draw:polygon>
        <draw:polygon draw:style-name="gr84" draw:layer="layout" svg:width="1.641cm" svg:height="1.335cm" svg:x="14.943cm" svg:y="18.379cm" svg:viewBox="0 0 1642 1336" draw:points="271,1336 0,1065 1642,0">
          <text:p/>
        </draw:polygon>
        <draw:polygon draw:style-name="gr84" draw:layer="layout" svg:width="2.078cm" svg:height="3.924cm" svg:x="8.221cm" svg:y="15.756cm" svg:viewBox="0 0 2079 3925" draw:points="2079,3925 0,0 2079,3438">
          <text:p/>
        </draw:polygon>
        <draw:polygon draw:style-name="gr84" draw:layer="layout" svg:width="0.013cm" svg:height="0.487cm" svg:x="11.33cm" svg:y="19.193cm" svg:viewBox="0 0 14 488" draw:points="0,488 0,0 14,488">
          <text:p/>
        </draw:polygon>
        <draw:polygon draw:style-name="gr85" draw:layer="layout" svg:width="0.013cm" svg:height="0.487cm" svg:x="11.33cm" svg:y="19.193cm" svg:viewBox="0 0 14 488" draw:points="0,488 0,0 14,488">
          <text:p/>
        </draw:polygon>
        <draw:polygon draw:style-name="gr84" draw:layer="layout" svg:width="0.013cm" svg:height="0.487cm" svg:x="11.33cm" svg:y="19.193cm" svg:viewBox="0 0 14 488" draw:points="14,488 0,0 14,0">
          <text:p/>
        </draw:polygon>
        <draw:polygon draw:style-name="gr85" draw:layer="layout" svg:width="0.013cm" svg:height="0.487cm" svg:x="11.33cm" svg:y="19.193cm" svg:viewBox="0 0 14 488" draw:points="14,488 0,0 14,0">
          <text:p/>
        </draw:polygon>
        <draw:polygon draw:style-name="gr84" draw:layer="layout" svg:width="2.085cm" svg:height="0.487cm" svg:x="12.371cm" svg:y="19.193cm" svg:viewBox="0 0 2086 488" draw:points="0,488 0,0 2086,251">
          <text:p/>
        </draw:polygon>
        <draw:polygon draw:style-name="gr84" draw:layer="layout" svg:width="2.085cm" svg:height="0.25cm" svg:x="12.371cm" svg:y="19.193cm" svg:viewBox="0 0 2086 251" draw:points="2086,251 0,0 2086,239">
          <text:p/>
        </draw:polygon>
        <draw:polygon draw:style-name="gr85" draw:layer="layout" svg:width="2.085cm" svg:height="0.25cm" svg:x="12.371cm" svg:y="19.193cm" svg:viewBox="0 0 2086 251" draw:points="2086,251 0,0 2086,239">
          <text:p/>
        </draw:polygon>
        <draw:polygon draw:style-name="gr84" draw:layer="layout" svg:width="0.487cm" svg:height="0.012cm" svg:x="14.456cm" svg:y="19.431cm" svg:viewBox="0 0 488 13" draw:points="0,13 0,0 488,13">
          <text:p/>
        </draw:polygon>
        <draw:polygon draw:style-name="gr85" draw:layer="layout" svg:width="0.487cm" svg:height="0.012cm" svg:x="14.456cm" svg:y="19.431cm" svg:viewBox="0 0 488 13" draw:points="0,13 0,0 488,13">
          <text:p/>
        </draw:polygon>
        <draw:polygon draw:style-name="gr84" draw:layer="layout" svg:width="1.641cm" svg:height="1.064cm" svg:x="14.943cm" svg:y="18.379cm" svg:viewBox="0 0 1642 1065" draw:points="0,1065 0,1053 1642,0">
          <text:p/>
        </draw:polygon>
        <draw:polygon draw:style-name="gr84" draw:layer="layout" svg:width="0.487cm" svg:height="0.012cm" svg:x="14.456cm" svg:y="19.431cm" svg:viewBox="0 0 488 13" draw:points="488,13 0,0 488,0">
          <text:p/>
        </draw:polygon>
        <draw:polygon draw:style-name="gr85" draw:layer="layout" svg:width="0.487cm" svg:height="0.012cm" svg:x="14.456cm" svg:y="19.431cm" svg:viewBox="0 0 488 13" draw:points="488,13 0,0 488,0">
          <text:p/>
        </draw:polygon>
        <draw:polygon draw:style-name="gr84" draw:layer="layout" svg:width="2.085cm" svg:height="0.271cm" svg:x="12.371cm" svg:y="19.16cm" svg:viewBox="0 0 2086 272" draw:points="2086,272 0,33 1815,0">
          <text:p/>
        </draw:polygon>
        <draw:polygon draw:style-name="gr85" draw:layer="layout" svg:width="2.085cm" svg:height="0.271cm" svg:x="12.371cm" svg:y="19.16cm" svg:viewBox="0 0 2086 272" draw:points="2086,272 0,33 1815,0">
          <text:p/>
        </draw:polygon>
        <draw:polygon draw:style-name="gr84" draw:layer="layout" svg:width="1.641cm" svg:height="1.052cm" svg:x="14.943cm" svg:y="18.379cm" svg:viewBox="0 0 1642 1053" draw:points="0,1053 271,782 1642,0">
          <text:p/>
        </draw:polygon>
        <draw:polygon draw:style-name="gr84" draw:layer="layout" svg:width="2.078cm" svg:height="3.437cm" svg:x="8.221cm" svg:y="15.756cm" svg:viewBox="0 0 2079 3438" draw:points="2079,3438 0,0 2079,2881">
          <text:p/>
        </draw:polygon>
        <draw:polygon draw:style-name="gr84" draw:layer="layout" svg:width="0.273cm" svg:height="0.556cm" svg:x="10.299cm" svg:y="18.637cm" svg:viewBox="0 0 274 557" draw:points="0,557 0,0 274,283">
          <text:p/>
        </draw:polygon>
        <draw:polygon draw:style-name="gr85" draw:layer="layout" svg:width="0.273cm" svg:height="0.556cm" svg:x="10.299cm" svg:y="18.637cm" svg:viewBox="0 0 274 557" draw:points="0,557 0,0 274,283">
          <text:p/>
        </draw:polygon>
        <draw:polygon draw:style-name="gr84" draw:layer="layout" svg:width="0.284cm" svg:height="0.273cm" svg:x="11.059cm" svg:y="18.92cm" svg:viewBox="0 0 285 274" draw:points="272,274 0,0 285,274">
          <text:p/>
        </draw:polygon>
        <draw:polygon draw:style-name="gr85" draw:layer="layout" svg:width="0.284cm" svg:height="0.273cm" svg:x="11.059cm" svg:y="18.92cm" svg:viewBox="0 0 285 274" draw:points="272,274 0,0 285,274">
          <text:p/>
        </draw:polygon>
        <draw:polygon draw:style-name="gr84" draw:layer="layout" svg:width="0.555cm" svg:height="0.273cm" svg:x="11.059cm" svg:y="18.92cm" svg:viewBox="0 0 556 274" draw:points="284,274 0,0 556,0">
          <text:p/>
        </draw:polygon>
        <draw:polygon draw:style-name="gr85" draw:layer="layout" svg:width="0.555cm" svg:height="0.273cm" svg:x="11.059cm" svg:y="18.92cm" svg:viewBox="0 0 556 274" draw:points="284,274 0,0 556,0">
          <text:p/>
        </draw:polygon>
        <draw:polygon draw:style-name="gr84" draw:layer="layout" svg:width="2.085cm" svg:height="0.273cm" svg:x="12.1cm" svg:y="18.92cm" svg:viewBox="0 0 2086 274" draw:points="271,274 0,0 2086,241">
          <text:p/>
        </draw:polygon>
        <draw:polygon draw:style-name="gr85" draw:layer="layout" svg:width="2.085cm" svg:height="0.273cm" svg:x="12.1cm" svg:y="18.92cm" svg:viewBox="0 0 2086 274" draw:points="271,274 0,0 2086,241">
          <text:p/>
        </draw:polygon>
        <draw:polygon draw:style-name="gr84" draw:layer="layout" svg:width="2.085cm" svg:height="0.487cm" svg:x="12.1cm" svg:y="18.673cm" svg:viewBox="0 0 2086 488" draw:points="2086,488 0,248 2086,0">
          <text:p/>
        </draw:polygon>
        <draw:polygon draw:style-name="gr84" draw:layer="layout" svg:width="1.37cm" svg:height="0.781cm" svg:x="15.214cm" svg:y="18.379cm" svg:viewBox="0 0 1371 782" draw:points="0,782 0,294 1371,0">
          <text:p/>
        </draw:polygon>
        <draw:polygon draw:style-name="gr84" draw:layer="layout" svg:width="0.273cm" svg:height="0.283cm" svg:x="10.299cm" svg:y="18.637cm" svg:viewBox="0 0 274 284" draw:points="274,284 0,0 274,274">
          <text:p/>
        </draw:polygon>
        <draw:polygon draw:style-name="gr85" draw:layer="layout" svg:width="0.273cm" svg:height="0.283cm" svg:x="10.299cm" svg:y="18.637cm" svg:viewBox="0 0 274 284" draw:points="274,284 0,0 274,274">
          <text:p/>
        </draw:polygon>
        <draw:polygon draw:style-name="gr84" draw:layer="layout" svg:width="0.487cm" svg:height="0.01cm" svg:x="10.572cm" svg:y="18.91cm" svg:viewBox="0 0 488 11" draw:points="0,11 0,0 488,11">
          <text:p/>
        </draw:polygon>
        <draw:polygon draw:style-name="gr85" draw:layer="layout" svg:width="0.487cm" svg:height="0.01cm" svg:x="10.572cm" svg:y="18.91cm" svg:viewBox="0 0 488 11" draw:points="0,11 0,0 488,11">
          <text:p/>
        </draw:polygon>
        <draw:polygon draw:style-name="gr84" draw:layer="layout" svg:width="1.042cm" svg:height="0.01cm" svg:x="10.572cm" svg:y="18.91cm" svg:viewBox="0 0 1043 11" draw:points="488,11 0,0 1043,11">
          <text:p/>
        </draw:polygon>
        <draw:polygon draw:style-name="gr85" draw:layer="layout" svg:width="1.042cm" svg:height="0.01cm" svg:x="10.572cm" svg:y="18.91cm" svg:viewBox="0 0 1043 11" draw:points="488,11 0,0 1043,11">
          <text:p/>
        </draw:polygon>
        <draw:polygon draw:style-name="gr84" draw:layer="layout" svg:width="1.528cm" svg:height="0.01cm" svg:x="10.572cm" svg:y="18.91cm" svg:viewBox="0 0 1529 11" draw:points="1043,11 0,0 1529,11">
          <text:p/>
        </draw:polygon>
        <draw:polygon draw:style-name="gr85" draw:layer="layout" svg:width="1.528cm" svg:height="0.01cm" svg:x="10.572cm" svg:y="18.91cm" svg:viewBox="0 0 1529 11" draw:points="1043,11 0,0 1529,11">
          <text:p/>
        </draw:polygon>
        <draw:polygon draw:style-name="gr84" draw:layer="layout" svg:width="2.085cm" svg:height="0.247cm" svg:x="12.1cm" svg:y="18.673cm" svg:viewBox="0 0 2086 248" draw:points="0,248 0,238 2086,0">
          <text:p/>
        </draw:polygon>
        <draw:polygon draw:style-name="gr85" draw:layer="layout" svg:width="2.085cm" svg:height="0.247cm" svg:x="12.1cm" svg:y="18.673cm" svg:viewBox="0 0 2086 248" draw:points="0,248 0,238 2086,0">
          <text:p/>
        </draw:polygon>
        <draw:polygon draw:style-name="gr84" draw:layer="layout" svg:width="1.528cm" svg:height="0.01cm" svg:x="10.572cm" svg:y="18.91cm" svg:viewBox="0 0 1529 11" draw:points="1529,11 0,0 1529,0">
          <text:p/>
        </draw:polygon>
        <draw:polygon draw:style-name="gr85" draw:layer="layout" svg:width="1.528cm" svg:height="0.01cm" svg:x="10.572cm" svg:y="18.91cm" svg:viewBox="0 0 1529 11" draw:points="1529,11 0,0 1529,0">
          <text:p/>
        </draw:polygon>
        <draw:polygon draw:style-name="gr84" draw:layer="layout" svg:width="0.555cm" svg:height="0.273cm" svg:x="11.059cm" svg:y="18.637cm" svg:viewBox="0 0 556 274" draw:points="0,274 271,0 556,274">
          <text:p/>
        </draw:polygon>
        <draw:polygon draw:style-name="gr85" draw:layer="layout" svg:width="0.555cm" svg:height="0.273cm" svg:x="11.059cm" svg:y="18.637cm" svg:viewBox="0 0 556 274" draw:points="0,274 271,0 556,274">
          <text:p/>
        </draw:polygon>
        <draw:polygon draw:style-name="gr84" draw:layer="layout" svg:width="0.284cm" svg:height="0.273cm" svg:x="11.33cm" svg:y="18.637cm" svg:viewBox="0 0 285 274" draw:points="285,274 0,0 13,0">
          <text:p/>
        </draw:polygon>
        <draw:polygon draw:style-name="gr85" draw:layer="layout" svg:width="0.284cm" svg:height="0.273cm" svg:x="11.33cm" svg:y="18.637cm" svg:viewBox="0 0 285 274" draw:points="285,274 0,0 13,0">
          <text:p/>
        </draw:polygon>
        <draw:polygon draw:style-name="gr84" draw:layer="layout" svg:width="2.085cm" svg:height="0.273cm" svg:x="12.1cm" svg:y="18.637cm" svg:viewBox="0 0 2086 274" draw:points="0,274 271,0 2086,36">
          <text:p/>
        </draw:polygon>
        <draw:polygon draw:style-name="gr85" draw:layer="layout" svg:width="2.085cm" svg:height="0.273cm" svg:x="12.1cm" svg:y="18.637cm" svg:viewBox="0 0 2086 274" draw:points="0,274 271,0 2086,36">
          <text:p/>
        </draw:polygon>
        <draw:polygon draw:style-name="gr8" draw:layer="layout" svg:width="2.085cm" svg:height="0.273cm" svg:x="12.371cm" svg:y="18.4cm" svg:viewBox="0 0 2086 274" draw:points="1815,274 0,238 2086,0">
          <text:p/>
        </draw:polygon>
        <draw:polygon draw:style-name="gr85" draw:layer="layout" svg:width="2.085cm" svg:height="0.273cm" svg:x="12.371cm" svg:y="18.4cm" svg:viewBox="0 0 2086 274" draw:points="1815,274 0,238 2086,0">
          <text:p/>
        </draw:polygon>
        <draw:polygon draw:style-name="gr85" draw:layer="layout" svg:width="2.085cm" svg:height="0.273cm" svg:x="12.371cm" svg:y="18.4cm" svg:viewBox="0 0 2086 274" draw:points="1815,274 0,238 2086,0">
          <text:p/>
        </draw:polygon>
        <draw:polygon draw:style-name="gr84" draw:layer="layout" svg:width="1.641cm" svg:height="0.294cm" svg:x="14.943cm" svg:y="18.379cm" svg:viewBox="0 0 1642 295" draw:points="271,295 0,21 1642,0">
          <text:p/>
        </draw:polygon>
        <draw:polygon draw:style-name="gr85" draw:layer="layout" svg:width="1.641cm" svg:height="0.294cm" svg:x="14.943cm" svg:y="18.379cm" svg:viewBox="0 0 1642 295" draw:points="271,295 0,21 1642,0">
          <text:p/>
        </draw:polygon>
        <draw:polygon draw:style-name="gr84" draw:layer="layout" svg:width="2.078cm" svg:height="2.881cm" svg:x="8.221cm" svg:y="15.756cm" svg:viewBox="0 0 2079 2882" draw:points="2079,2882 0,0 2079,2395">
          <text:p/>
        </draw:polygon>
        <draw:polygon draw:style-name="gr84" draw:layer="layout" svg:width="0.013cm" svg:height="0.487cm" svg:x="11.33cm" svg:y="18.15cm" svg:viewBox="0 0 14 488" draw:points="0,488 0,0 14,488">
          <text:p/>
        </draw:polygon>
        <draw:polygon draw:style-name="gr85" draw:layer="layout" svg:width="0.013cm" svg:height="0.487cm" svg:x="11.33cm" svg:y="18.15cm" svg:viewBox="0 0 14 488" draw:points="0,488 0,0 14,488">
          <text:p/>
        </draw:polygon>
        <draw:polygon draw:style-name="gr84" draw:layer="layout" svg:width="0.013cm" svg:height="0.487cm" svg:x="11.33cm" svg:y="18.15cm" svg:viewBox="0 0 14 488" draw:points="14,488 0,0 14,0">
          <text:p/>
        </draw:polygon>
        <draw:polygon draw:style-name="gr85" draw:layer="layout" svg:width="0.013cm" svg:height="0.487cm" svg:x="11.33cm" svg:y="18.15cm" svg:viewBox="0 0 14 488" draw:points="14,488 0,0 14,0">
          <text:p/>
        </draw:polygon>
        <draw:polygon draw:style-name="gr84" draw:layer="layout" svg:width="2.085cm" svg:height="0.487cm" svg:x="12.371cm" svg:y="18.15cm" svg:viewBox="0 0 2086 488" draw:points="0,488 0,0 2086,251">
          <text:p/>
        </draw:polygon>
        <draw:polygon draw:style-name="gr84" draw:layer="layout" svg:width="2.085cm" svg:height="0.25cm" svg:x="12.371cm" svg:y="18.15cm" svg:viewBox="0 0 2086 251" draw:points="2086,251 0,0 2086,240">
          <text:p/>
        </draw:polygon>
        <draw:polygon draw:style-name="gr85" draw:layer="layout" svg:width="2.085cm" svg:height="0.25cm" svg:x="12.371cm" svg:y="18.15cm" svg:viewBox="0 0 2086 251" draw:points="2086,251 0,0 2086,240">
          <text:p/>
        </draw:polygon>
        <draw:polygon draw:style-name="gr84" draw:layer="layout" svg:width="0.487cm" svg:height="0.011cm" svg:x="14.456cm" svg:y="18.389cm" svg:viewBox="0 0 488 12" draw:points="0,12 0,0 488,12">
          <text:p/>
        </draw:polygon>
        <draw:polygon draw:style-name="gr85" draw:layer="layout" svg:width="0.487cm" svg:height="0.011cm" svg:x="14.456cm" svg:y="18.389cm" svg:viewBox="0 0 488 12" draw:points="0,12 0,0 488,12">
          <text:p/>
        </draw:polygon>
        <draw:polygon draw:style-name="gr84" draw:layer="layout" svg:width="1.641cm" svg:height="0.021cm" svg:x="14.943cm" svg:y="18.379cm" svg:viewBox="0 0 1642 22" draw:points="0,22 0,11 1642,0">
          <text:p/>
        </draw:polygon>
        <draw:polygon draw:style-name="gr85" draw:layer="layout" svg:width="1.641cm" svg:height="0.021cm" svg:x="14.943cm" svg:y="18.379cm" svg:viewBox="0 0 1642 22" draw:points="0,22 0,11 1642,0">
          <text:p/>
        </draw:polygon>
        <draw:polygon draw:style-name="gr84" draw:layer="layout" svg:width="0.487cm" svg:height="0.011cm" svg:x="14.456cm" svg:y="18.389cm" svg:viewBox="0 0 488 12" draw:points="488,12 0,0 488,0">
          <text:p/>
        </draw:polygon>
        <draw:polygon draw:style-name="gr85" draw:layer="layout" svg:width="0.487cm" svg:height="0.011cm" svg:x="14.456cm" svg:y="18.389cm" svg:viewBox="0 0 488 12" draw:points="488,12 0,0 488,0">
          <text:p/>
        </draw:polygon>
        <draw:polygon draw:style-name="gr84" draw:layer="layout" svg:width="2.085cm" svg:height="0.273cm" svg:x="12.371cm" svg:y="18.116cm" svg:viewBox="0 0 2086 274" draw:points="2086,274 0,34 1815,0">
          <text:p/>
        </draw:polygon>
        <draw:polygon draw:style-name="gr85" draw:layer="layout" svg:width="2.085cm" svg:height="0.273cm" svg:x="12.371cm" svg:y="18.116cm" svg:viewBox="0 0 2086 274" draw:points="2086,274 0,34 1815,0">
          <text:p/>
        </draw:polygon>
        <draw:polygon draw:style-name="gr84" draw:layer="layout" svg:width="1.641cm" svg:height="0.01cm" svg:x="14.943cm" svg:y="18.379cm" svg:viewBox="0 0 1642 11" draw:points="0,11 1174,0 1642,0">
          <text:p/>
        </draw:polygon>
        <draw:polygon draw:style-name="gr85" draw:layer="layout" svg:width="1.641cm" svg:height="0.01cm" svg:x="14.943cm" svg:y="18.379cm" svg:viewBox="0 0 1642 11" draw:points="0,11 1174,0 1642,0">
          <text:p/>
        </draw:polygon>
        <draw:polygon draw:style-name="gr84" draw:layer="layout" svg:width="1.173cm" svg:height="0.273cm" svg:x="14.943cm" svg:y="18.116cm" svg:viewBox="0 0 1174 274" draw:points="0,274 271,0 1174,264">
          <text:p/>
        </draw:polygon>
        <draw:polygon draw:style-name="gr85" draw:layer="layout" svg:width="1.173cm" svg:height="0.273cm" svg:x="14.943cm" svg:y="18.116cm" svg:viewBox="0 0 1174 274" draw:points="0,274 271,0 1174,264">
          <text:p/>
        </draw:polygon>
        <draw:polygon draw:style-name="gr84" draw:layer="layout" svg:width="0.902cm" svg:height="0.263cm" svg:x="15.214cm" svg:y="18.116cm" svg:viewBox="0 0 903 264" draw:points="903,264 0,0 642,0">
          <text:p/>
        </draw:polygon>
        <draw:polygon draw:style-name="gr85" draw:layer="layout" svg:width="0.902cm" svg:height="0.263cm" svg:x="15.214cm" svg:y="18.116cm" svg:viewBox="0 0 903 264" draw:points="903,264 0,0 642,0">
          <text:p/>
        </draw:polygon>
        <draw:polygon draw:style-name="gr84" draw:layer="layout" svg:width="2.351cm" svg:height="2.394cm" svg:x="8.221cm" svg:y="15.756cm" svg:viewBox="0 0 2352 2395" draw:points="2079,2395 0,0 2352,2123">
          <text:p/>
        </draw:polygon>
        <draw:polygon draw:style-name="gr84" draw:layer="layout" svg:width="0.284cm" svg:height="0.271cm" svg:x="11.059cm" svg:y="17.879cm" svg:viewBox="0 0 285 272" draw:points="272,272 0,0 285,272">
          <text:p/>
        </draw:polygon>
        <draw:polygon draw:style-name="gr85" draw:layer="layout" svg:width="0.284cm" svg:height="0.271cm" svg:x="11.059cm" svg:y="17.879cm" svg:viewBox="0 0 285 272" draw:points="272,272 0,0 285,272">
          <text:p/>
        </draw:polygon>
        <draw:polygon draw:style-name="gr84" draw:layer="layout" svg:width="0.555cm" svg:height="0.271cm" svg:x="11.059cm" svg:y="17.879cm" svg:viewBox="0 0 556 272" draw:points="284,272 0,0 556,0">
          <text:p/>
        </draw:polygon>
        <draw:polygon draw:style-name="gr85" draw:layer="layout" svg:width="0.555cm" svg:height="0.271cm" svg:x="11.059cm" svg:y="17.879cm" svg:viewBox="0 0 556 272" draw:points="284,272 0,0 556,0">
          <text:p/>
        </draw:polygon>
        <draw:polygon draw:style-name="gr84" draw:layer="layout" svg:width="2.085cm" svg:height="0.271cm" svg:x="12.1cm" svg:y="17.879cm" svg:viewBox="0 0 2086 272" draw:points="271,272 0,0 2086,238">
          <text:p/>
        </draw:polygon>
        <draw:polygon draw:style-name="gr85" draw:layer="layout" svg:width="2.085cm" svg:height="0.271cm" svg:x="12.1cm" svg:y="17.879cm" svg:viewBox="0 0 2086 272" draw:points="271,272 0,0 2086,238">
          <text:p/>
        </draw:polygon>
        <draw:polygon draw:style-name="gr84" draw:layer="layout" svg:width="2.085cm" svg:height="0.487cm" svg:x="12.1cm" svg:y="17.629cm" svg:viewBox="0 0 2086 488" draw:points="2086,488 0,251 2086,0">
          <text:p/>
        </draw:polygon>
        <draw:polygon draw:style-name="gr84" draw:layer="layout" svg:width="0.641cm" svg:height="0.487cm" svg:x="15.214cm" svg:y="17.629cm" svg:viewBox="0 0 642 488" draw:points="0,488 0,0 642,488">
          <text:p/>
        </draw:polygon>
        <draw:polygon draw:style-name="gr85" draw:layer="layout" svg:width="0.641cm" svg:height="0.487cm" svg:x="15.214cm" svg:y="17.629cm" svg:viewBox="0 0 642 488" draw:points="0,488 0,0 642,488">
          <text:p/>
        </draw:polygon>
        <draw:polygon draw:style-name="gr8" draw:layer="layout" svg:width="0.641cm" svg:height="0.487cm" svg:x="15.214cm" svg:y="17.629cm" svg:viewBox="0 0 642 488" draw:points="642,488 0,0 642,19">
          <text:p/>
        </draw:polygon>
        <draw:polygon draw:style-name="gr85" draw:layer="layout" svg:width="0.641cm" svg:height="0.487cm" svg:x="15.214cm" svg:y="17.629cm" svg:viewBox="0 0 642 488" draw:points="642,488 0,0 642,19">
          <text:p/>
        </draw:polygon>
        <draw:polygon draw:style-name="gr85" draw:layer="layout" svg:width="0.641cm" svg:height="0.487cm" svg:x="15.214cm" svg:y="17.629cm" svg:viewBox="0 0 642 488" draw:points="642,488 0,0 642,19">
          <text:p/>
        </draw:polygon>
        <draw:polygon draw:style-name="gr84" draw:layer="layout" svg:width="0.434cm" svg:height="5.222cm" svg:x="16.844cm" svg:y="12.894cm" svg:viewBox="0 0 435 5223" draw:points="0,5223 0,4755 435,0">
          <text:p/>
        </draw:polygon>
        <draw:polygon draw:style-name="gr84" draw:layer="layout" svg:width="2.36cm" svg:height="2.123cm" svg:x="8.221cm" svg:y="15.756cm" svg:viewBox="0 0 2361 2124" draw:points="2352,2124 0,0 2361,2092">
          <text:p/>
        </draw:polygon>
        <draw:polygon draw:style-name="gr84" draw:layer="layout" svg:width="0.487cm" svg:height="0.032cm" svg:x="10.572cm" svg:y="17.847cm" svg:viewBox="0 0 488 33" draw:points="0,33 9,0 488,33">
          <text:p/>
        </draw:polygon>
        <draw:polygon draw:style-name="gr85" draw:layer="layout" svg:width="0.487cm" svg:height="0.032cm" svg:x="10.572cm" svg:y="17.847cm" svg:viewBox="0 0 488 33" draw:points="0,33 9,0 488,33">
          <text:p/>
        </draw:polygon>
        <draw:polygon draw:style-name="gr84" draw:layer="layout" svg:width="1.033cm" svg:height="0.032cm" svg:x="10.581cm" svg:y="17.847cm" svg:viewBox="0 0 1034 33" draw:points="479,33 0,0 1034,33">
          <text:p/>
        </draw:polygon>
        <draw:polygon draw:style-name="gr85" draw:layer="layout" svg:width="1.033cm" svg:height="0.032cm" svg:x="10.581cm" svg:y="17.847cm" svg:viewBox="0 0 1034 33" draw:points="479,33 0,0 1034,33">
          <text:p/>
        </draw:polygon>
        <draw:polygon draw:style-name="gr84" draw:layer="layout" svg:width="1.519cm" svg:height="0.032cm" svg:x="10.581cm" svg:y="17.847cm" svg:viewBox="0 0 1520 33" draw:points="1034,33 0,0 1520,33">
          <text:p/>
        </draw:polygon>
        <draw:polygon draw:style-name="gr85" draw:layer="layout" svg:width="1.519cm" svg:height="0.032cm" svg:x="10.581cm" svg:y="17.847cm" svg:viewBox="0 0 1520 33" draw:points="1034,33 0,0 1520,33">
          <text:p/>
        </draw:polygon>
        <draw:polygon draw:style-name="gr84" draw:layer="layout" svg:width="2.085cm" svg:height="0.25cm" svg:x="12.1cm" svg:y="17.629cm" svg:viewBox="0 0 2086 251" draw:points="0,251 0,240 2086,0">
          <text:p/>
        </draw:polygon>
        <draw:polygon draw:style-name="gr85" draw:layer="layout" svg:width="2.085cm" svg:height="0.25cm" svg:x="12.1cm" svg:y="17.629cm" svg:viewBox="0 0 2086 251" draw:points="0,251 0,240 2086,0">
          <text:p/>
        </draw:polygon>
        <draw:polygon draw:style-name="gr84" draw:layer="layout" svg:width="0.486cm" svg:height="0.011cm" svg:x="11.614cm" svg:y="17.868cm" svg:viewBox="0 0 487 12" draw:points="487,12 0,0 487,0">
          <text:p/>
        </draw:polygon>
        <draw:polygon draw:style-name="gr85" draw:layer="layout" svg:width="0.486cm" svg:height="0.011cm" svg:x="11.614cm" svg:y="17.868cm" svg:viewBox="0 0 487 12" draw:points="487,12 0,0 487,0">
          <text:p/>
        </draw:polygon>
        <draw:polygon draw:style-name="gr84" draw:layer="layout" svg:width="1.519cm" svg:height="0.032cm" svg:x="10.581cm" svg:y="17.847cm" svg:viewBox="0 0 1520 33" draw:points="1520,33 0,0 1034,21">
          <text:p/>
        </draw:polygon>
        <draw:polygon draw:style-name="gr85" draw:layer="layout" svg:width="1.519cm" svg:height="0.032cm" svg:x="10.581cm" svg:y="17.847cm" svg:viewBox="0 0 1520 33" draw:points="1520,33 0,0 1034,21">
          <text:p/>
        </draw:polygon>
        <draw:polygon draw:style-name="gr84" draw:layer="layout" svg:width="1.033cm" svg:height="0.021cm" svg:x="10.581cm" svg:y="17.847cm" svg:viewBox="0 0 1034 22" draw:points="1034,22 0,0 471,0">
          <text:p/>
        </draw:polygon>
        <draw:polygon draw:style-name="gr85" draw:layer="layout" svg:width="1.033cm" svg:height="0.021cm" svg:x="10.581cm" svg:y="17.847cm" svg:viewBox="0 0 1034 22" draw:points="1034,22 0,0 471,0">
          <text:p/>
        </draw:polygon>
        <draw:polygon draw:style-name="gr84" draw:layer="layout" svg:width="0.563cm" svg:height="0.273cm" svg:x="11.051cm" svg:y="17.595cm" svg:viewBox="0 0 564 274" draw:points="564,274 0,253 292,0">
          <text:p/>
        </draw:polygon>
        <draw:polygon draw:style-name="gr85" draw:layer="layout" svg:width="0.563cm" svg:height="0.273cm" svg:x="11.051cm" svg:y="17.595cm" svg:viewBox="0 0 564 274" draw:points="564,274 0,253 292,0">
          <text:p/>
        </draw:polygon>
        <draw:polygon draw:style-name="gr84" draw:layer="layout" svg:width="2.085cm" svg:height="0.273cm" svg:x="12.1cm" svg:y="17.595cm" svg:viewBox="0 0 2086 274" draw:points="0,274 271,0 2086,35">
          <text:p/>
        </draw:polygon>
        <draw:polygon draw:style-name="gr85" draw:layer="layout" svg:width="2.085cm" svg:height="0.273cm" svg:x="12.1cm" svg:y="17.595cm" svg:viewBox="0 0 2086 274" draw:points="0,274 271,0 2086,35">
          <text:p/>
        </draw:polygon>
        <draw:polygon draw:style-name="gr84" draw:layer="layout" svg:width="2.36cm" svg:height="2.091cm" svg:x="8.221cm" svg:y="15.756cm" svg:viewBox="0 0 2361 2092" draw:points="2361,2092 0,0 2100,1831">
          <text:p/>
        </draw:polygon>
        <draw:polygon draw:style-name="gr84" draw:layer="layout" svg:width="0.292cm" svg:height="0.26cm" svg:x="11.051cm" svg:y="17.587cm" svg:viewBox="0 0 293 261" draw:points="0,261 261,0 293,8">
          <text:p/>
        </draw:polygon>
        <draw:polygon draw:style-name="gr85" draw:layer="layout" svg:width="0.292cm" svg:height="0.26cm" svg:x="11.051cm" svg:y="17.587cm" svg:viewBox="0 0 293 261" draw:points="0,261 261,0 293,8">
          <text:p/>
        </draw:polygon>
        <draw:polygon draw:style-name="gr84" draw:layer="layout" svg:width="0.902cm" svg:height="0.26cm" svg:x="15.214cm" svg:y="17.388cm" svg:viewBox="0 0 903 261" draw:points="642,261 0,242 903,0">
          <text:p/>
        </draw:polygon>
        <draw:polygon draw:style-name="gr85" draw:layer="layout" svg:width="0.902cm" svg:height="0.26cm" svg:x="15.214cm" svg:y="17.388cm" svg:viewBox="0 0 903 261" draw:points="642,261 0,242 903,0">
          <text:p/>
        </draw:polygon>
        <draw:polygon draw:style-name="gr84" draw:layer="layout" svg:width="0.434cm" svg:height="4.754cm" svg:x="16.844cm" svg:y="12.894cm" svg:viewBox="0 0 435 4755" draw:points="0,4755 0,4180 435,0">
          <text:p/>
        </draw:polygon>
        <draw:polygon draw:style-name="gr84" draw:layer="layout" svg:width="0.26cm" svg:height="0.575cm" svg:x="16.584cm" svg:y="17.073cm" svg:viewBox="0 0 261 576" draw:points="261,576 0,315 261,0">
          <text:p/>
        </draw:polygon>
        <draw:polygon draw:style-name="gr85" draw:layer="layout" svg:width="0.26cm" svg:height="0.575cm" svg:x="16.584cm" svg:y="17.073cm" svg:viewBox="0 0 261 576" draw:points="261,576 0,315 261,0">
          <text:p/>
        </draw:polygon>
        <draw:polygon draw:style-name="gr84" draw:layer="layout" svg:width="2.085cm" svg:height="0.271cm" svg:x="12.371cm" svg:y="17.358cm" svg:viewBox="0 0 2086 272" draw:points="1815,272 0,238 2086,0">
          <text:p/>
        </draw:polygon>
        <draw:polygon draw:style-name="gr85" draw:layer="layout" svg:width="2.085cm" svg:height="0.271cm" svg:x="12.371cm" svg:y="17.358cm" svg:viewBox="0 0 2086 272" draw:points="1815,272 0,238 2086,0">
          <text:p/>
        </draw:polygon>
        <draw:polygon draw:style-name="gr84" draw:layer="layout" svg:width="1.173cm" svg:height="0.271cm" svg:x="14.943cm" svg:y="17.358cm" svg:viewBox="0 0 1174 272" draw:points="271,272 0,0 1174,30">
          <text:p/>
        </draw:polygon>
        <draw:polygon draw:style-name="gr85" draw:layer="layout" svg:width="1.173cm" svg:height="0.271cm" svg:x="14.943cm" svg:y="17.358cm" svg:viewBox="0 0 1174 272" draw:points="271,272 0,0 1174,30">
          <text:p/>
        </draw:polygon>
        <draw:polygon draw:style-name="gr84" draw:layer="layout" svg:width="0.032cm" svg:height="0.486cm" svg:x="11.311cm" svg:y="17.109cm" svg:viewBox="0 0 33 487" draw:points="33,487 0,479 33,0">
          <text:p/>
        </draw:polygon>
        <draw:polygon draw:style-name="gr85" draw:layer="layout" svg:width="0.032cm" svg:height="0.486cm" svg:x="11.311cm" svg:y="17.109cm" svg:viewBox="0 0 33 487" draw:points="33,487 0,479 33,0">
          <text:p/>
        </draw:polygon>
        <draw:polygon draw:style-name="gr8" draw:layer="layout" svg:width="2.085cm" svg:height="0.486cm" svg:x="12.371cm" svg:y="17.109cm" svg:viewBox="0 0 2086 487" draw:points="0,487 0,0 2086,250">
          <text:p/>
        </draw:polygon>
        <draw:polygon draw:style-name="gr85" draw:layer="layout" svg:width="2.085cm" svg:height="0.486cm" svg:x="12.371cm" svg:y="17.109cm" svg:viewBox="0 0 2086 487" draw:points="0,487 0,0 2086,250">
          <text:p/>
        </draw:polygon>
        <draw:polygon draw:style-name="gr84" draw:layer="layout" svg:width="2.099cm" svg:height="1.831cm" svg:x="8.221cm" svg:y="15.756cm" svg:viewBox="0 0 2100 1832" draw:points="2100,1832 0,0 2100,1361">
          <text:p/>
        </draw:polygon>
        <draw:polygon draw:style-name="gr84" draw:layer="layout" svg:width="0.032cm" svg:height="0.478cm" svg:x="11.311cm" svg:y="17.109cm" svg:viewBox="0 0 33 479" draw:points="0,479 0,8 33,0">
          <text:p/>
        </draw:polygon>
        <draw:polygon draw:style-name="gr85" draw:layer="layout" svg:width="0.032cm" svg:height="0.478cm" svg:x="11.311cm" svg:y="17.109cm" svg:viewBox="0 0 33 479" draw:points="0,479 0,8 33,0">
          <text:p/>
        </draw:polygon>
        <draw:polygon draw:style-name="gr84" draw:layer="layout" svg:width="1.641cm" svg:height="0.03cm" svg:x="14.943cm" svg:y="17.358cm" svg:viewBox="0 0 1642 31" draw:points="1174,31 0,0 1642,31">
          <text:p/>
        </draw:polygon>
        <draw:polygon draw:style-name="gr85" draw:layer="layout" svg:width="1.641cm" svg:height="0.03cm" svg:x="14.943cm" svg:y="17.358cm" svg:viewBox="0 0 1642 31" draw:points="1174,31 0,0 1642,31">
          <text:p/>
        </draw:polygon>
        <draw:polygon draw:style-name="gr84" draw:layer="layout" svg:width="0.26cm" svg:height="0.315cm" svg:x="16.584cm" svg:y="17.073cm" svg:viewBox="0 0 261 316" draw:points="0,316 0,263 261,0">
          <text:p/>
        </draw:polygon>
        <draw:polygon draw:style-name="gr85" draw:layer="layout" svg:width="0.26cm" svg:height="0.315cm" svg:x="16.584cm" svg:y="17.073cm" svg:viewBox="0 0 261 316" draw:points="0,316 0,263 261,0">
          <text:p/>
        </draw:polygon>
        <draw:polygon draw:style-name="gr84" draw:layer="layout" svg:width="1.641cm" svg:height="0.053cm" svg:x="14.943cm" svg:y="17.335cm" svg:viewBox="0 0 1642 54" draw:points="1642,54 0,24 1642,0">
          <text:p/>
        </draw:polygon>
        <draw:polygon draw:style-name="gr85" draw:layer="layout" svg:width="1.641cm" svg:height="0.053cm" svg:x="14.943cm" svg:y="17.335cm" svg:viewBox="0 0 1642 54" draw:points="1642,54 0,24 1642,0">
          <text:p/>
        </draw:polygon>
        <draw:polygon draw:style-name="gr84" draw:layer="layout" svg:width="2.085cm" svg:height="0.249cm" svg:x="12.371cm" svg:y="17.109cm" svg:viewBox="0 0 2086 250" draw:points="2086,250 0,0 2086,238">
          <text:p/>
        </draw:polygon>
        <draw:polygon draw:style-name="gr85" draw:layer="layout" svg:width="2.085cm" svg:height="0.249cm" svg:x="12.371cm" svg:y="17.109cm" svg:viewBox="0 0 2086 250" draw:points="2086,250 0,0 2086,238">
          <text:p/>
        </draw:polygon>
        <draw:polygon draw:style-name="gr84" draw:layer="layout" svg:width="0.487cm" svg:height="0.012cm" svg:x="14.456cm" svg:y="17.346cm" svg:viewBox="0 0 488 13" draw:points="0,13 0,0 488,13">
          <text:p/>
        </draw:polygon>
        <draw:polygon draw:style-name="gr85" draw:layer="layout" svg:width="0.487cm" svg:height="0.012cm" svg:x="14.456cm" svg:y="17.346cm" svg:viewBox="0 0 488 13" draw:points="0,13 0,0 488,13">
          <text:p/>
        </draw:polygon>
        <draw:polygon draw:style-name="gr84" draw:layer="layout" svg:width="1.641cm" svg:height="0.023cm" svg:x="14.943cm" svg:y="17.335cm" svg:viewBox="0 0 1642 24" draw:points="0,24 0,11 1642,0">
          <text:p/>
        </draw:polygon>
        <draw:polygon draw:style-name="gr85" draw:layer="layout" svg:width="1.641cm" svg:height="0.023cm" svg:x="14.943cm" svg:y="17.335cm" svg:viewBox="0 0 1642 24" draw:points="0,24 0,11 1642,0">
          <text:p/>
        </draw:polygon>
        <draw:polygon draw:style-name="gr84" draw:layer="layout" svg:width="0.487cm" svg:height="0.012cm" svg:x="14.456cm" svg:y="17.346cm" svg:viewBox="0 0 488 13" draw:points="488,13 0,0 488,0">
          <text:p/>
        </draw:polygon>
        <draw:polygon draw:style-name="gr85" draw:layer="layout" svg:width="0.487cm" svg:height="0.012cm" svg:x="14.456cm" svg:y="17.346cm" svg:viewBox="0 0 488 13" draw:points="488,13 0,0 488,0">
          <text:p/>
        </draw:polygon>
        <draw:polygon draw:style-name="gr84" draw:layer="layout" svg:width="2.085cm" svg:height="0.271cm" svg:x="12.371cm" svg:y="17.075cm" svg:viewBox="0 0 2086 272" draw:points="2086,272 0,34 1815,0">
          <text:p/>
        </draw:polygon>
        <draw:polygon draw:style-name="gr85" draw:layer="layout" svg:width="2.085cm" svg:height="0.271cm" svg:x="12.371cm" svg:y="17.075cm" svg:viewBox="0 0 2086 272" draw:points="2086,272 0,34 1815,0">
          <text:p/>
        </draw:polygon>
        <draw:polygon draw:style-name="gr84" draw:layer="layout" svg:width="1.641cm" svg:height="0.011cm" svg:x="14.943cm" svg:y="17.335cm" svg:viewBox="0 0 1642 12" draw:points="0,12 1174,0 1642,0">
          <text:p/>
        </draw:polygon>
        <draw:polygon draw:style-name="gr85" draw:layer="layout" svg:width="1.641cm" svg:height="0.011cm" svg:x="14.943cm" svg:y="17.335cm" svg:viewBox="0 0 1642 12" draw:points="0,12 1174,0 1642,0">
          <text:p/>
        </draw:polygon>
        <draw:polygon draw:style-name="gr84" draw:layer="layout" svg:width="1.173cm" svg:height="0.271cm" svg:x="14.943cm" svg:y="17.075cm" svg:viewBox="0 0 1174 272" draw:points="0,272 271,0 1174,261">
          <text:p/>
        </draw:polygon>
        <draw:polygon draw:style-name="gr85" draw:layer="layout" svg:width="1.173cm" svg:height="0.271cm" svg:x="14.943cm" svg:y="17.075cm" svg:viewBox="0 0 1174 272" draw:points="0,272 271,0 1174,261">
          <text:p/>
        </draw:polygon>
        <draw:polygon draw:style-name="gr84" draw:layer="layout" svg:width="0.902cm" svg:height="0.262cm" svg:x="15.214cm" svg:y="17.073cm" svg:viewBox="0 0 903 263" draw:points="903,263 0,2 642,0">
          <text:p/>
        </draw:polygon>
        <draw:polygon draw:style-name="gr85" draw:layer="layout" svg:width="0.902cm" svg:height="0.262cm" svg:x="15.214cm" svg:y="17.073cm" svg:viewBox="0 0 903 263" draw:points="903,263 0,2 642,0">
          <text:p/>
        </draw:polygon>
        <draw:polygon draw:style-name="gr84" draw:layer="layout" svg:width="2.36cm" svg:height="1.361cm" svg:x="8.221cm" svg:y="15.756cm" svg:viewBox="0 0 2361 1362" draw:points="2100,1362 0,0 2361,1101">
          <text:p/>
        </draw:polygon>
        <draw:polygon draw:style-name="gr84" draw:layer="layout" svg:width="0.292cm" svg:height="0.26cm" svg:x="11.051cm" svg:y="16.857cm" svg:viewBox="0 0 293 261" draw:points="261,261 0,0 293,253">
          <text:p/>
        </draw:polygon>
        <draw:polygon draw:style-name="gr85" draw:layer="layout" svg:width="0.292cm" svg:height="0.26cm" svg:x="11.051cm" svg:y="16.857cm" svg:viewBox="0 0 293 261" draw:points="261,261 0,0 293,253">
          <text:p/>
        </draw:polygon>
        <draw:polygon draw:style-name="gr84" draw:layer="layout" svg:width="0.563cm" svg:height="0.274cm" svg:x="11.051cm" svg:y="16.835cm" svg:viewBox="0 0 564 275" draw:points="292,275 0,22 564,0">
          <text:p/>
        </draw:polygon>
        <draw:polygon draw:style-name="gr85" draw:layer="layout" svg:width="0.563cm" svg:height="0.274cm" svg:x="11.051cm" svg:y="16.835cm" svg:viewBox="0 0 564 275" draw:points="292,275 0,22 564,0">
          <text:p/>
        </draw:polygon>
        <draw:polygon draw:style-name="gr84" draw:layer="layout" svg:width="2.085cm" svg:height="0.274cm" svg:x="12.1cm" svg:y="16.835cm" svg:viewBox="0 0 2086 275" draw:points="271,275 0,0 2086,241">
          <text:p/>
        </draw:polygon>
        <draw:polygon draw:style-name="gr85" draw:layer="layout" svg:width="2.085cm" svg:height="0.274cm" svg:x="12.1cm" svg:y="16.835cm" svg:viewBox="0 0 2086 275" draw:points="271,275 0,0 2086,241">
          <text:p/>
        </draw:polygon>
        <draw:polygon draw:style-name="gr84" draw:layer="layout" svg:width="2.085cm" svg:height="0.487cm" svg:x="12.1cm" svg:y="16.588cm" svg:viewBox="0 0 2086 488" draw:points="2086,488 0,248 2086,0">
          <text:p/>
        </draw:polygon>
        <draw:polygon draw:style-name="gr84" draw:layer="layout" svg:width="0.641cm" svg:height="0.487cm" svg:x="15.214cm" svg:y="16.588cm" svg:viewBox="0 0 642 488" draw:points="0,488 0,0 642,486">
          <text:p/>
        </draw:polygon>
        <draw:polygon draw:style-name="gr85" draw:layer="layout" svg:width="0.641cm" svg:height="0.487cm" svg:x="15.214cm" svg:y="16.588cm" svg:viewBox="0 0 642 488" draw:points="0,488 0,0 642,486">
          <text:p/>
        </draw:polygon>
        <draw:polygon draw:style-name="gr8" draw:layer="layout" svg:width="0.641cm" svg:height="0.485cm" svg:x="15.214cm" svg:y="16.588cm" svg:viewBox="0 0 642 486" draw:points="642,486 0,0 642,19">
          <text:p/>
        </draw:polygon>
        <draw:polygon draw:style-name="gr85" draw:layer="layout" svg:width="0.641cm" svg:height="0.485cm" svg:x="15.214cm" svg:y="16.588cm" svg:viewBox="0 0 642 486" draw:points="642,486 0,0 642,19">
          <text:p/>
        </draw:polygon>
        <draw:polygon draw:style-name="gr85" draw:layer="layout" svg:width="0.641cm" svg:height="0.485cm" svg:x="15.214cm" svg:y="16.588cm" svg:viewBox="0 0 642 486" draw:points="642,486 0,0 642,19">
          <text:p/>
        </draw:polygon>
        <draw:polygon draw:style-name="gr84" draw:layer="layout" svg:width="0.434cm" svg:height="4.179cm" svg:x="16.844cm" svg:y="12.894cm" svg:viewBox="0 0 435 4180" draw:points="0,4180 0,3714 435,0">
          <text:p/>
        </draw:polygon>
        <draw:polygon draw:style-name="gr84" draw:layer="layout" svg:width="2.83cm" svg:height="1.101cm" svg:x="8.221cm" svg:y="15.756cm" svg:viewBox="0 0 2831 1102" draw:points="2361,1102 0,0 2831,1102">
          <text:p/>
        </draw:polygon>
        <draw:polygon draw:style-name="gr84" draw:layer="layout" svg:width="3.393cm" svg:height="1.101cm" svg:x="8.221cm" svg:y="15.756cm" svg:viewBox="0 0 3394 1102" draw:points="2831,1102 0,0 3394,1080">
          <text:p/>
        </draw:polygon>
        <draw:polygon draw:style-name="gr84" draw:layer="layout" svg:width="3.879cm" svg:height="1.079cm" svg:x="8.221cm" svg:y="15.756cm" svg:viewBox="0 0 3880 1080" draw:points="3394,1080 0,0 3880,1080">
          <text:p/>
        </draw:polygon>
        <draw:polygon draw:style-name="gr84" draw:layer="layout" svg:width="5.964cm" svg:height="1.079cm" svg:x="8.221cm" svg:y="15.756cm" svg:viewBox="0 0 5965 1080" draw:points="3880,1080 0,0 5965,832">
          <text:p/>
        </draw:polygon>
        <draw:polygon draw:style-name="gr84" draw:layer="layout" svg:width="0.902cm" svg:height="0.263cm" svg:x="15.214cm" svg:y="16.344cm" svg:viewBox="0 0 903 264" draw:points="642,264 0,245 903,0">
          <text:p/>
        </draw:polygon>
        <draw:polygon draw:style-name="gr85" draw:layer="layout" svg:width="0.902cm" svg:height="0.263cm" svg:x="15.214cm" svg:y="16.344cm" svg:viewBox="0 0 903 264" draw:points="642,264 0,245 903,0">
          <text:p/>
        </draw:polygon>
        <draw:polygon draw:style-name="gr84" draw:layer="layout" svg:width="0.453cm" svg:height="3.713cm" svg:x="16.825cm" svg:y="12.894cm" svg:viewBox="0 0 454 3714" draw:points="19,3714 0,3293 454,0">
          <text:p/>
        </draw:polygon>
        <draw:polygon draw:style-name="gr84" draw:layer="layout" svg:width="0.106cm" svg:height="0.421cm" svg:x="16.738cm" svg:y="16.186cm" svg:viewBox="0 0 107 422" draw:points="107,422 0,87 88,0">
          <text:p/>
        </draw:polygon>
        <draw:polygon draw:style-name="gr85" draw:layer="layout" svg:width="0.106cm" svg:height="0.421cm" svg:x="16.738cm" svg:y="16.186cm" svg:viewBox="0 0 107 422" draw:points="107,422 0,87 88,0">
          <text:p/>
        </draw:polygon>
        <draw:polygon draw:style-name="gr84" draw:layer="layout" svg:width="0.26cm" svg:height="0.335cm" svg:x="16.584cm" svg:y="16.272cm" svg:viewBox="0 0 261 336" draw:points="261,336 0,72 154,0">
          <text:p/>
        </draw:polygon>
        <draw:polygon draw:style-name="gr85" draw:layer="layout" svg:width="0.26cm" svg:height="0.335cm" svg:x="16.584cm" svg:y="16.272cm" svg:viewBox="0 0 261 336" draw:points="261,336 0,72 154,0">
          <text:p/>
        </draw:polygon>
        <draw:polygon draw:style-name="gr84" draw:layer="layout" svg:width="6.235cm" svg:height="0.832cm" svg:x="8.221cm" svg:y="15.756cm" svg:viewBox="0 0 6236 833" draw:points="5965,833 0,0 6236,560">
          <text:p/>
        </draw:polygon>
        <draw:polygon draw:style-name="gr84" draw:layer="layout" svg:width="1.173cm" svg:height="0.273cm" svg:x="14.943cm" svg:y="16.315cm" svg:viewBox="0 0 1174 274" draw:points="271,274 0,0 1174,29">
          <text:p/>
        </draw:polygon>
        <draw:polygon draw:style-name="gr85" draw:layer="layout" svg:width="1.173cm" svg:height="0.273cm" svg:x="14.943cm" svg:y="16.315cm" svg:viewBox="0 0 1174 274" draw:points="271,274 0,0 1174,29">
          <text:p/>
        </draw:polygon>
        <draw:polygon draw:style-name="gr84" draw:layer="layout" svg:width="1.641cm" svg:height="0.029cm" svg:x="14.943cm" svg:y="16.315cm" svg:viewBox="0 0 1642 30" draw:points="1174,30 0,0 1642,30">
          <text:p/>
        </draw:polygon>
        <draw:polygon draw:style-name="gr85" draw:layer="layout" svg:width="1.641cm" svg:height="0.029cm" svg:x="14.943cm" svg:y="16.315cm" svg:viewBox="0 0 1642 30" draw:points="1174,30 0,0 1642,30">
          <text:p/>
        </draw:polygon>
        <draw:polygon draw:style-name="gr84" draw:layer="layout" svg:width="1.795cm" svg:height="0.072cm" svg:x="14.943cm" svg:y="16.272cm" svg:viewBox="0 0 1796 73" draw:points="1642,73 0,44 1796,0">
          <text:p/>
        </draw:polygon>
        <draw:polygon draw:style-name="gr85" draw:layer="layout" svg:width="1.795cm" svg:height="0.072cm" svg:x="14.943cm" svg:y="16.272cm" svg:viewBox="0 0 1796 73" draw:points="1642,73 0,44 1796,0">
          <text:p/>
        </draw:polygon>
        <draw:polygon draw:style-name="gr84" draw:layer="layout" svg:width="6.235cm" svg:height="0.559cm" svg:x="8.221cm" svg:y="15.756cm" svg:viewBox="0 0 6236 560" draw:points="6236,560 0,0 6236,549">
          <text:p/>
        </draw:polygon>
        <draw:polygon draw:style-name="gr84" draw:layer="layout" svg:width="0.487cm" svg:height="0.012cm" svg:x="14.456cm" svg:y="16.304cm" svg:viewBox="0 0 488 13" draw:points="0,13 0,0 488,13">
          <text:p/>
        </draw:polygon>
        <draw:polygon draw:style-name="gr85" draw:layer="layout" svg:width="0.487cm" svg:height="0.012cm" svg:x="14.456cm" svg:y="16.304cm" svg:viewBox="0 0 488 13" draw:points="0,13 0,0 488,13">
          <text:p/>
        </draw:polygon>
        <draw:polygon draw:style-name="gr84" draw:layer="layout" svg:width="1.795cm" svg:height="0.043cm" svg:x="14.943cm" svg:y="16.272cm" svg:viewBox="0 0 1796 44" draw:points="0,44 0,33 1796,0">
          <text:p/>
        </draw:polygon>
        <draw:polygon draw:style-name="gr85" draw:layer="layout" svg:width="1.795cm" svg:height="0.043cm" svg:x="14.943cm" svg:y="16.272cm" svg:viewBox="0 0 1796 44" draw:points="0,44 0,33 1796,0">
          <text:p/>
        </draw:polygon>
        <draw:polygon draw:style-name="gr84" draw:layer="layout" svg:width="0.487cm" svg:height="0.012cm" svg:x="14.456cm" svg:y="16.304cm" svg:viewBox="0 0 488 13" draw:points="488,13 0,0 488,0">
          <text:p/>
        </draw:polygon>
        <draw:polygon draw:style-name="gr85" draw:layer="layout" svg:width="0.487cm" svg:height="0.012cm" svg:x="14.456cm" svg:y="16.304cm" svg:viewBox="0 0 488 13" draw:points="488,13 0,0 488,0">
          <text:p/>
        </draw:polygon>
        <draw:polygon draw:style-name="gr84" draw:layer="layout" svg:width="6.235cm" svg:height="0.548cm" svg:x="8.221cm" svg:y="15.756cm" svg:viewBox="0 0 6236 549" draw:points="6236,549 0,0 5965,275">
          <text:p/>
        </draw:polygon>
        <draw:polygon draw:style-name="gr84" draw:layer="layout" svg:width="1.795cm" svg:height="0.032cm" svg:x="14.943cm" svg:y="16.272cm" svg:viewBox="0 0 1796 33" draw:points="0,33 1019,0 1796,0">
          <text:p/>
        </draw:polygon>
        <draw:polygon draw:style-name="gr85" draw:layer="layout" svg:width="1.795cm" svg:height="0.032cm" svg:x="14.943cm" svg:y="16.272cm" svg:viewBox="0 0 1796 33" draw:points="0,33 1019,0 1796,0">
          <text:p/>
        </draw:polygon>
        <draw:polygon draw:style-name="gr84" draw:layer="layout" svg:width="1.018cm" svg:height="0.273cm" svg:x="14.943cm" svg:y="16.031cm" svg:viewBox="0 0 1019 274" draw:points="0,274 271,0 1019,242">
          <text:p/>
        </draw:polygon>
        <draw:polygon draw:style-name="gr85" draw:layer="layout" svg:width="1.018cm" svg:height="0.273cm" svg:x="14.943cm" svg:y="16.031cm" svg:viewBox="0 0 1019 274" draw:points="0,274 271,0 1019,242">
          <text:p/>
        </draw:polygon>
        <draw:polygon draw:style-name="gr84" draw:layer="layout" svg:width="0.747cm" svg:height="0.241cm" svg:x="15.214cm" svg:y="16.031cm" svg:viewBox="0 0 748 242" draw:points="748,242 0,0 662,155">
          <text:p/>
        </draw:polygon>
        <draw:polygon draw:style-name="gr85" draw:layer="layout" svg:width="0.747cm" svg:height="0.241cm" svg:x="15.214cm" svg:y="16.031cm" svg:viewBox="0 0 748 242" draw:points="748,242 0,0 662,155">
          <text:p/>
        </draw:polygon>
        <draw:polygon draw:style-name="gr84" draw:layer="layout" svg:width="0.661cm" svg:height="0.777cm" svg:x="15.214cm" svg:y="15.409cm" svg:viewBox="0 0 662 778" draw:points="662,778 0,623 662,0">
          <text:p/>
        </draw:polygon>
        <draw:polygon draw:style-name="gr84" draw:layer="layout" svg:width="0.453cm" svg:height="3.292cm" svg:x="16.825cm" svg:y="12.894cm" svg:viewBox="0 0 454 3293" draw:points="0,3293 0,2516 454,0">
          <text:p/>
        </draw:polygon>
        <draw:polygon draw:style-name="gr84" draw:layer="layout" svg:width="5.964cm" svg:height="0.487cm" svg:x="8.221cm" svg:y="15.544cm" svg:viewBox="0 0 5965 488" draw:points="5965,488 0,212 5965,0">
          <text:p/>
        </draw:polygon>
        <draw:polygon draw:style-name="gr84" draw:layer="layout" svg:width="0.661cm" svg:height="0.622cm" svg:x="15.214cm" svg:y="15.409cm" svg:viewBox="0 0 662 623" draw:points="0,623 0,135 662,0">
          <text:p/>
        </draw:polygon>
        <draw:polygon draw:style-name="gr84" draw:layer="layout" svg:width="5.964cm" svg:height="0.212cm" svg:x="8.221cm" svg:y="15.544cm" svg:viewBox="0 0 5965 213" draw:points="0,213 17,192 5965,0">
          <text:p/>
        </draw:polygon>
        <draw:polygon draw:style-name="gr85" draw:layer="layout" svg:width="5.964cm" svg:height="0.212cm" svg:x="8.221cm" svg:y="15.544cm" svg:viewBox="0 0 5965 213" draw:points="0,213 17,192 5965,0">
          <text:p/>
        </draw:polygon>
        <draw:polygon draw:style-name="gr84" draw:layer="layout" svg:width="5.964cm" svg:height="0.191cm" svg:x="8.221cm" svg:y="15.544cm" svg:viewBox="0 0 5965 192" draw:points="17,192 0,112 5965,0">
          <text:p/>
        </draw:polygon>
        <draw:polygon draw:style-name="gr85" draw:layer="layout" svg:width="5.964cm" svg:height="0.191cm" svg:x="8.221cm" svg:y="15.544cm" svg:viewBox="0 0 5965 192" draw:points="17,192 0,112 5965,0">
          <text:p/>
        </draw:polygon>
        <draw:polygon draw:style-name="gr84" draw:layer="layout" svg:width="5.964cm" svg:height="0.112cm" svg:x="8.221cm" svg:y="15.544cm" svg:viewBox="0 0 5965 113" draw:points="0,113 0,34 5965,0">
          <text:p/>
        </draw:polygon>
        <draw:polygon draw:style-name="gr85" draw:layer="layout" svg:width="5.964cm" svg:height="0.112cm" svg:x="8.221cm" svg:y="15.544cm" svg:viewBox="0 0 5965 113" draw:points="0,113 0,34 5965,0">
          <text:p/>
        </draw:polygon>
        <draw:polygon draw:style-name="gr84" draw:layer="layout" svg:width="5.983cm" svg:height="0.034cm" svg:x="8.202cm" svg:y="15.544cm" svg:viewBox="0 0 5984 35" draw:points="19,35 0,15 5984,0">
          <text:p/>
        </draw:polygon>
        <draw:polygon draw:style-name="gr85" draw:layer="layout" svg:width="5.983cm" svg:height="0.034cm" svg:x="8.202cm" svg:y="15.544cm" svg:viewBox="0 0 5984 35" draw:points="19,35 0,15 5984,0">
          <text:p/>
        </draw:polygon>
        <draw:polygon draw:style-name="gr84" draw:layer="layout" svg:width="6.022cm" svg:height="0.192cm" svg:x="8.163cm" svg:y="15.367cm" svg:viewBox="0 0 6023 193" draw:points="39,193 0,0 6023,178">
          <text:p/>
        </draw:polygon>
        <draw:polygon draw:style-name="gr85" draw:layer="layout" svg:width="6.022cm" svg:height="0.192cm" svg:x="8.163cm" svg:y="15.367cm" svg:viewBox="0 0 6023 193" draw:points="39,193 0,0 6023,178">
          <text:p/>
        </draw:polygon>
        <draw:polygon draw:style-name="gr84" draw:layer="layout" svg:width="6.293cm" svg:height="0.271cm" svg:x="8.163cm" svg:y="15.273cm" svg:viewBox="0 0 6294 272" draw:points="6023,272 0,94 6294,0">
          <text:p/>
        </draw:polygon>
        <draw:polygon draw:style-name="gr85" draw:layer="layout" svg:width="6.293cm" svg:height="0.271cm" svg:x="8.163cm" svg:y="15.273cm" svg:viewBox="0 0 6294 272" draw:points="6023,272 0,94 6294,0">
          <text:p/>
        </draw:polygon>
        <draw:polygon draw:style-name="gr84" draw:layer="layout" svg:width="0.932cm" svg:height="0.271cm" svg:x="14.943cm" svg:y="15.273cm" svg:viewBox="0 0 933 272" draw:points="271,272 0,0 933,136">
          <text:p/>
        </draw:polygon>
        <draw:polygon draw:style-name="gr85" draw:layer="layout" svg:width="0.932cm" svg:height="0.271cm" svg:x="14.943cm" svg:y="15.273cm" svg:viewBox="0 0 933 272" draw:points="271,272 0,0 933,136">
          <text:p/>
        </draw:polygon>
        <draw:polygon draw:style-name="gr84" draw:layer="layout" svg:width="1.018cm" svg:height="0.136cm" svg:x="14.943cm" svg:y="15.273cm" svg:viewBox="0 0 1019 137" draw:points="933,137 0,0 1019,52">
          <text:p/>
        </draw:polygon>
        <draw:polygon draw:style-name="gr85" draw:layer="layout" svg:width="1.018cm" svg:height="0.136cm" svg:x="14.943cm" svg:y="15.273cm" svg:viewBox="0 0 1019 137" draw:points="933,137 0,0 1019,52">
          <text:p/>
        </draw:polygon>
        <draw:polygon draw:style-name="gr84" draw:layer="layout" svg:width="0.54cm" svg:height="2.515cm" svg:x="16.738cm" svg:y="12.894cm" svg:viewBox="0 0 541 2516" draw:points="87,2516 0,2431 541,0">
          <text:p/>
        </draw:polygon>
        <draw:polygon draw:style-name="gr84" draw:layer="layout" svg:width="6.293cm" svg:height="0.094cm" svg:x="8.163cm" svg:y="15.273cm" svg:viewBox="0 0 6294 95" draw:points="0,95 11,44 6294,0">
          <text:p/>
        </draw:polygon>
        <draw:polygon draw:style-name="gr85" draw:layer="layout" svg:width="6.293cm" svg:height="0.094cm" svg:x="8.163cm" svg:y="15.273cm" svg:viewBox="0 0 6294 95" draw:points="0,95 11,44 6294,0">
          <text:p/>
        </draw:polygon>
        <draw:polygon draw:style-name="gr84" draw:layer="layout" svg:width="1.795cm" svg:height="0.051cm" svg:x="14.943cm" svg:y="15.273cm" svg:viewBox="0 0 1796 52" draw:points="1019,52 0,0 1796,52">
          <text:p/>
        </draw:polygon>
        <draw:polygon draw:style-name="gr85" draw:layer="layout" svg:width="1.795cm" svg:height="0.051cm" svg:x="14.943cm" svg:y="15.273cm" svg:viewBox="0 0 1796 52" draw:points="1019,52 0,0 1796,52">
          <text:p/>
        </draw:polygon>
        <draw:polygon draw:style-name="gr84" draw:layer="layout" svg:width="2.335cm" svg:height="2.43cm" svg:x="14.943cm" svg:y="12.894cm" svg:viewBox="0 0 2336 2431" draw:points="1796,2431 0,2380 2336,0">
          <text:p/>
        </draw:polygon>
        <draw:polygon draw:style-name="gr84" draw:layer="layout" svg:width="6.312cm" svg:height="0.045cm" svg:x="8.144cm" svg:y="15.271cm" svg:viewBox="0 0 6313 46" draw:points="30,46 0,0 6313,2">
          <text:p/>
        </draw:polygon>
        <draw:polygon draw:style-name="gr85" draw:layer="layout" svg:width="6.312cm" svg:height="0.045cm" svg:x="8.144cm" svg:y="15.271cm" svg:viewBox="0 0 6313 46" draw:points="30,46 0,0 6313,2">
          <text:p/>
        </draw:polygon>
        <draw:polygon draw:style-name="gr84" draw:layer="layout" svg:width="6.799cm" svg:height="0.002cm" svg:x="8.144cm" svg:y="15.271cm" svg:viewBox="0 0 6800 3" draw:points="6313,3 0,0 6800,3">
          <text:p/>
        </draw:polygon>
        <draw:polygon draw:style-name="gr85" draw:layer="layout" svg:width="6.799cm" svg:height="0.002cm" svg:x="8.144cm" svg:y="15.271cm" svg:viewBox="0 0 6800 3" draw:points="6313,3 0,0 6800,3">
          <text:p/>
        </draw:polygon>
        <draw:polygon draw:style-name="gr84" draw:layer="layout" svg:width="2.335cm" svg:height="2.379cm" svg:x="14.943cm" svg:y="12.894cm" svg:viewBox="0 0 2336 2380" draw:points="0,2380 272,2097 2336,0">
          <text:p/>
        </draw:polygon>
        <draw:polygon draw:style-name="gr84" draw:layer="layout" svg:width="0.271cm" svg:height="0.283cm" svg:x="14.943cm" svg:y="14.99cm" svg:viewBox="0 0 272 284" draw:points="0,284 0,272 272,0">
          <text:p/>
        </draw:polygon>
        <draw:polygon draw:style-name="gr85" draw:layer="layout" svg:width="0.271cm" svg:height="0.283cm" svg:x="14.943cm" svg:y="14.99cm" svg:viewBox="0 0 272 284" draw:points="0,284 0,272 272,0">
          <text:p/>
        </draw:polygon>
        <draw:polygon draw:style-name="gr84" draw:layer="layout" svg:width="6.799cm" svg:height="0.012cm" svg:x="8.144cm" svg:y="15.261cm" svg:viewBox="0 0 6800 13" draw:points="6800,13 0,11 6800,0">
          <text:p/>
        </draw:polygon>
        <draw:polygon draw:style-name="gr85" draw:layer="layout" svg:width="6.799cm" svg:height="0.012cm" svg:x="8.144cm" svg:y="15.261cm" svg:viewBox="0 0 6800 13" draw:points="6800,13 0,11 6800,0">
          <text:p/>
        </draw:polygon>
        <draw:polygon draw:style-name="gr84" draw:layer="layout" svg:width="6.799cm" svg:height="0.01cm" svg:x="8.144cm" svg:y="15.261cm" svg:viewBox="0 0 6800 11" draw:points="0,11 6313,0 6800,0">
          <text:p/>
        </draw:polygon>
        <draw:polygon draw:style-name="gr85" draw:layer="layout" svg:width="6.799cm" svg:height="0.01cm" svg:x="8.144cm" svg:y="15.261cm" svg:viewBox="0 0 6800 11" draw:points="0,11 6313,0 6800,0">
          <text:p/>
        </draw:polygon>
        <draw:polygon draw:style-name="gr84" draw:layer="layout" svg:width="6.322cm" svg:height="0.053cm" svg:x="8.134cm" svg:y="15.218cm" svg:viewBox="0 0 6323 54" draw:points="10,54 0,0 6323,43">
          <text:p/>
        </draw:polygon>
        <draw:polygon draw:style-name="gr85" draw:layer="layout" svg:width="6.322cm" svg:height="0.053cm" svg:x="8.134cm" svg:y="15.218cm" svg:viewBox="0 0 6323 54" draw:points="10,54 0,0 6323,43">
          <text:p/>
        </draw:polygon>
        <draw:polygon draw:style-name="gr84" draw:layer="layout" svg:width="6.322cm" svg:height="0.271cm" svg:x="8.134cm" svg:y="14.99cm" svg:viewBox="0 0 6323 272" draw:points="6323,272 0,228 6052,0">
          <text:p/>
        </draw:polygon>
        <draw:polygon draw:style-name="gr85" draw:layer="layout" svg:width="6.322cm" svg:height="0.271cm" svg:x="8.134cm" svg:y="14.99cm" svg:viewBox="0 0 6323 272" draw:points="6323,272 0,228 6052,0">
          <text:p/>
        </draw:polygon>
        <draw:polygon draw:style-name="gr84" draw:layer="layout" svg:width="6.096cm" svg:height="0.228cm" svg:x="8.089cm" svg:y="14.99cm" svg:viewBox="0 0 6097 229" draw:points="45,229 0,200 6097,0">
          <text:p/>
        </draw:polygon>
        <draw:polygon draw:style-name="gr85" draw:layer="layout" svg:width="6.096cm" svg:height="0.228cm" svg:x="8.089cm" svg:y="14.99cm" svg:viewBox="0 0 6097 229" draw:points="45,229 0,200 6097,0">
          <text:p/>
        </draw:polygon>
        <draw:polygon draw:style-name="gr84" draw:layer="layout" svg:width="6.218cm" svg:height="0.199cm" svg:x="7.967cm" svg:y="14.99cm" svg:viewBox="0 0 6219 200" draw:points="122,200 0,15 6219,0">
          <text:p/>
        </draw:polygon>
        <draw:polygon draw:style-name="gr85" draw:layer="layout" svg:width="6.218cm" svg:height="0.199cm" svg:x="7.967cm" svg:y="14.99cm" svg:viewBox="0 0 6219 200" draw:points="122,200 0,15 6219,0">
          <text:p/>
        </draw:polygon>
        <draw:polygon draw:style-name="gr84" draw:layer="layout" svg:width="6.229cm" svg:height="0.053cm" svg:x="7.956cm" svg:y="14.952cm" svg:viewBox="0 0 6230 54" draw:points="11,54 0,0 6230,38">
          <text:p/>
        </draw:polygon>
        <draw:polygon draw:style-name="gr85" draw:layer="layout" svg:width="6.229cm" svg:height="0.053cm" svg:x="7.956cm" svg:y="14.952cm" svg:viewBox="0 0 6230 54" draw:points="11,54 0,0 6230,38">
          <text:p/>
        </draw:polygon>
        <draw:polygon draw:style-name="gr84" draw:layer="layout" svg:width="6.229cm" svg:height="0.487cm" svg:x="7.956cm" svg:y="14.503cm" svg:viewBox="0 0 6230 488" draw:points="6230,488 0,450 6230,0">
          <text:p/>
        </draw:polygon>
        <draw:polygon draw:style-name="gr84" draw:layer="layout" svg:width="2.064cm" svg:height="2.096cm" svg:x="15.214cm" svg:y="12.894cm" svg:viewBox="0 0 2065 2097" draw:points="0,2097 1805,263 2065,0">
          <text:p/>
        </draw:polygon>
        <draw:polygon draw:style-name="gr84" draw:layer="layout" svg:width="1.804cm" svg:height="1.833cm" svg:x="15.214cm" svg:y="13.157cm" svg:viewBox="0 0 1805 1834" draw:points="0,1834 0,1347 1805,0">
          <text:p/>
        </draw:polygon>
        <draw:polygon draw:style-name="gr84" draw:layer="layout" svg:width="6.273cm" svg:height="0.449cm" svg:x="7.912cm" svg:y="14.503cm" svg:viewBox="0 0 6274 450" draw:points="44,450 0,420 6274,0">
          <text:p/>
        </draw:polygon>
        <draw:polygon draw:style-name="gr84" draw:layer="layout" svg:width="6.303cm" svg:height="0.419cm" svg:x="7.882cm" svg:y="14.503cm" svg:viewBox="0 0 6304 420" draw:points="30,420 0,376 6304,0">
          <text:p/>
        </draw:polygon>
        <draw:polygon draw:style-name="gr85" draw:layer="layout" svg:width="6.303cm" svg:height="0.419cm" svg:x="7.882cm" svg:y="14.503cm" svg:viewBox="0 0 6304 420" draw:points="30,420 0,376 6304,0">
          <text:p/>
        </draw:polygon>
        <draw:polygon draw:style-name="gr84" draw:layer="layout" svg:width="6.356cm" svg:height="0.375cm" svg:x="7.829cm" svg:y="14.503cm" svg:viewBox="0 0 6357 376" draw:points="53,376 0,365 6357,0">
          <text:p/>
        </draw:polygon>
        <draw:polygon draw:style-name="gr85" draw:layer="layout" svg:width="6.356cm" svg:height="0.375cm" svg:x="7.829cm" svg:y="14.503cm" svg:viewBox="0 0 6357 376" draw:points="53,376 0,365 6357,0">
          <text:p/>
        </draw:polygon>
        <draw:polygon draw:style-name="gr84" draw:layer="layout" svg:width="6.54cm" svg:height="0.364cm" svg:x="7.645cm" svg:y="14.503cm" svg:viewBox="0 0 6541 365" draw:points="184,365 0,242 6541,0">
          <text:p/>
        </draw:polygon>
        <draw:polygon draw:style-name="gr85" draw:layer="layout" svg:width="6.54cm" svg:height="0.364cm" svg:x="7.645cm" svg:y="14.503cm" svg:viewBox="0 0 6541 365" draw:points="184,365 0,242 6541,0">
          <text:p/>
        </draw:polygon>
        <draw:polygon draw:style-name="gr84" draw:layer="layout" svg:width="6.57cm" svg:height="0.241cm" svg:x="7.615cm" svg:y="14.503cm" svg:viewBox="0 0 6571 242" draw:points="30,242 0,198 6571,0">
          <text:p/>
        </draw:polygon>
        <draw:polygon draw:style-name="gr85" draw:layer="layout" svg:width="6.57cm" svg:height="0.241cm" svg:x="7.615cm" svg:y="14.503cm" svg:viewBox="0 0 6571 242" draw:points="30,242 0,198 6571,0">
          <text:p/>
        </draw:polygon>
        <draw:polygon draw:style-name="gr84" draw:layer="layout" svg:width="6.623cm" svg:height="0.197cm" svg:x="7.562cm" svg:y="14.503cm" svg:viewBox="0 0 6624 198" draw:points="53,198 0,187 6624,0">
          <text:p/>
        </draw:polygon>
        <draw:polygon draw:style-name="gr85" draw:layer="layout" svg:width="6.623cm" svg:height="0.197cm" svg:x="7.562cm" svg:y="14.503cm" svg:viewBox="0 0 6624 198" draw:points="53,198 0,187 6624,0">
          <text:p/>
        </draw:polygon>
        <draw:polygon draw:style-name="gr84" draw:layer="layout" svg:width="6.667cm" svg:height="0.186cm" svg:x="7.518cm" svg:y="14.503cm" svg:viewBox="0 0 6668 187" draw:points="44,187 0,158 6668,0">
          <text:p/>
        </draw:polygon>
        <draw:polygon draw:style-name="gr85" draw:layer="layout" svg:width="6.667cm" svg:height="0.186cm" svg:x="7.518cm" svg:y="14.503cm" svg:viewBox="0 0 6668 187" draw:points="44,187 0,158 6668,0">
          <text:p/>
        </draw:polygon>
        <draw:polygon draw:style-name="gr84" draw:layer="layout" svg:width="0.244cm" svg:height="0.038cm" svg:x="7.274cm" svg:y="14.632cm" svg:viewBox="0 0 245 39" draw:points="194,39 0,0 245,29">
          <text:p/>
        </draw:polygon>
        <draw:polygon draw:style-name="gr85" draw:layer="layout" svg:width="0.244cm" svg:height="0.038cm" svg:x="7.274cm" svg:y="14.632cm" svg:viewBox="0 0 245 39" draw:points="194,39 0,0 245,29">
          <text:p/>
        </draw:polygon>
        <draw:polygon draw:style-name="gr84" draw:layer="layout" svg:width="6.911cm" svg:height="0.157cm" svg:x="7.274cm" svg:y="14.503cm" svg:viewBox="0 0 6912 158" draw:points="244,158 0,130 6912,0">
          <text:p/>
        </draw:polygon>
        <draw:polygon draw:style-name="gr85" draw:layer="layout" svg:width="6.911cm" svg:height="0.157cm" svg:x="7.274cm" svg:y="14.503cm" svg:viewBox="0 0 6912 158" draw:points="244,158 0,130 6912,0">
          <text:p/>
        </draw:polygon>
        <draw:polygon draw:style-name="gr84" draw:layer="layout" svg:width="6.93cm" svg:height="0.129cm" svg:x="7.255cm" svg:y="14.503cm" svg:viewBox="0 0 6931 130" draw:points="19,130 0,111 6931,0">
          <text:p/>
        </draw:polygon>
        <draw:polygon draw:style-name="gr85" draw:layer="layout" svg:width="6.93cm" svg:height="0.129cm" svg:x="7.255cm" svg:y="14.503cm" svg:viewBox="0 0 6931 130" draw:points="19,130 0,111 6931,0">
          <text:p/>
        </draw:polygon>
        <draw:polygon draw:style-name="gr84" draw:layer="layout" svg:width="3.425cm" svg:height="0.049cm" svg:x="3.653cm" svg:y="14.564cm" svg:viewBox="0 0 3426 50" draw:points="241,50 0,0 3426,50">
          <text:p/>
        </draw:polygon>
        <draw:polygon draw:style-name="gr85" draw:layer="layout" svg:width="3.425cm" svg:height="0.049cm" svg:x="3.653cm" svg:y="14.564cm" svg:viewBox="0 0 3426 50" draw:points="241,50 0,0 3426,50">
          <text:p/>
        </draw:polygon>
        <draw:polygon draw:style-name="gr84" draw:layer="layout" svg:width="3.446cm" svg:height="0.049cm" svg:x="3.653cm" svg:y="14.564cm" svg:viewBox="0 0 3447 50" draw:points="3426,50 0,0 3447,33">
          <text:p/>
        </draw:polygon>
        <draw:polygon draw:style-name="gr85" draw:layer="layout" svg:width="3.446cm" svg:height="0.049cm" svg:x="3.653cm" svg:y="14.564cm" svg:viewBox="0 0 3447 50" draw:points="3426,50 0,0 3447,33">
          <text:p/>
        </draw:polygon>
        <draw:polygon draw:style-name="gr84" draw:layer="layout" svg:width="0.156cm" svg:height="0.017cm" svg:x="7.099cm" svg:y="14.596cm" svg:viewBox="0 0 157 18" draw:points="78,18 0,0 157,18">
          <text:p/>
        </draw:polygon>
        <draw:polygon draw:style-name="gr85" draw:layer="layout" svg:width="0.156cm" svg:height="0.017cm" svg:x="7.099cm" svg:y="14.596cm" svg:viewBox="0 0 157 18" draw:points="78,18 0,0 157,18">
          <text:p/>
        </draw:polygon>
        <draw:polygon draw:style-name="gr84" draw:layer="layout" svg:width="7.086cm" svg:height="0.11cm" svg:x="7.099cm" svg:y="14.503cm" svg:viewBox="0 0 7087 111" draw:points="156,111 0,94 7087,0">
          <text:p/>
        </draw:polygon>
        <draw:polygon draw:style-name="gr85" draw:layer="layout" svg:width="7.086cm" svg:height="0.11cm" svg:x="7.099cm" svg:y="14.503cm" svg:viewBox="0 0 7087 111" draw:points="156,111 0,94 7087,0">
          <text:p/>
        </draw:polygon>
        <draw:polygon draw:style-name="gr84" draw:layer="layout" svg:width="10.532cm" svg:height="0.093cm" svg:x="3.653cm" svg:y="14.503cm" svg:viewBox="0 0 10533 94" draw:points="3447,94 0,62 10533,0">
          <text:p/>
        </draw:polygon>
        <draw:polygon draw:style-name="gr85" draw:layer="layout" svg:width="10.532cm" svg:height="0.093cm" svg:x="3.653cm" svg:y="14.503cm" svg:viewBox="0 0 10533 94" draw:points="3447,94 0,62 10533,0">
          <text:p/>
        </draw:polygon>
        <draw:polygon draw:style-name="gr84" draw:layer="layout" svg:width="10.714cm" svg:height="0.122cm" svg:x="3.471cm" svg:y="14.442cm" svg:viewBox="0 0 10715 123" draw:points="182,123 0,0 10715,62">
          <text:p/>
        </draw:polygon>
        <draw:polygon draw:style-name="gr85" draw:layer="layout" svg:width="10.714cm" svg:height="0.122cm" svg:x="3.471cm" svg:y="14.442cm" svg:viewBox="0 0 10715 123" draw:points="182,123 0,0 10715,62">
          <text:p/>
        </draw:polygon>
        <draw:polygon draw:style-name="gr84" draw:layer="layout" svg:width="10.985cm" svg:height="0.273cm" svg:x="3.471cm" svg:y="14.23cm" svg:viewBox="0 0 10986 274" draw:points="10715,274 0,213 10986,0">
          <text:p/>
        </draw:polygon>
        <draw:polygon draw:style-name="gr85" draw:layer="layout" svg:width="10.985cm" svg:height="0.273cm" svg:x="3.471cm" svg:y="14.23cm" svg:viewBox="0 0 10986 274" draw:points="10715,274 0,213 10986,0">
          <text:p/>
        </draw:polygon>
        <draw:polygon draw:style-name="gr84" draw:layer="layout" svg:width="1.901cm" svg:height="1.346cm" svg:x="15.117cm" svg:y="13.157cm" svg:viewBox="0 0 1902 1347" draw:points="97,1347 0,1063 1902,0">
          <text:p/>
        </draw:polygon>
        <draw:polygon draw:style-name="gr84" draw:layer="layout" svg:width="0.271cm" svg:height="0.284cm" svg:x="14.943cm" svg:y="14.219cm" svg:viewBox="0 0 272 285" draw:points="272,285 0,11 175,0">
          <text:p/>
        </draw:polygon>
        <draw:polygon draw:style-name="gr85" draw:layer="layout" svg:width="0.271cm" svg:height="0.284cm" svg:x="14.943cm" svg:y="14.219cm" svg:viewBox="0 0 272 285" draw:points="272,285 0,11 175,0">
          <text:p/>
        </draw:polygon>
        <draw:polygon draw:style-name="gr84" draw:layer="layout" svg:width="11.11cm" svg:height="0.212cm" svg:x="3.346cm" svg:y="14.23cm" svg:viewBox="0 0 11111 213" draw:points="125,213 0,28 11111,0">
          <text:p/>
        </draw:polygon>
        <draw:polygon draw:style-name="gr85" draw:layer="layout" svg:width="11.11cm" svg:height="0.212cm" svg:x="3.346cm" svg:y="14.23cm" svg:viewBox="0 0 11111 213" draw:points="125,213 0,28 11111,0">
          <text:p/>
        </draw:polygon>
        <draw:polygon draw:style-name="gr84" draw:layer="layout" svg:width="11.157cm" svg:height="0.241cm" svg:x="3.299cm" svg:y="14.016cm" svg:viewBox="0 0 11158 242" draw:points="47,242 0,0 11158,215">
          <text:p/>
        </draw:polygon>
        <draw:polygon draw:style-name="gr85" draw:layer="layout" svg:width="11.157cm" svg:height="0.241cm" svg:x="3.299cm" svg:y="14.016cm" svg:viewBox="0 0 11158 242" draw:points="47,242 0,0 11158,215">
          <text:p/>
        </draw:polygon>
        <draw:polygon draw:style-name="gr84" draw:layer="layout" svg:width="11.157cm" svg:height="0.214cm" svg:x="3.299cm" svg:y="14.016cm" svg:viewBox="0 0 11158 215" draw:points="11158,215 0,0 10985,204">
          <text:p/>
        </draw:polygon>
        <draw:polygon draw:style-name="gr85" draw:layer="layout" svg:width="11.157cm" svg:height="0.214cm" svg:x="3.299cm" svg:y="14.016cm" svg:viewBox="0 0 11158 215" draw:points="11158,215 0,0 10985,204">
          <text:p/>
        </draw:polygon>
        <draw:polygon draw:style-name="gr84" draw:layer="layout" svg:width="0.66cm" svg:height="0.011cm" svg:x="14.283cm" svg:y="14.219cm" svg:viewBox="0 0 661 12" draw:points="173,12 0,0 661,12">
          <text:p/>
        </draw:polygon>
        <draw:polygon draw:style-name="gr85" draw:layer="layout" svg:width="0.66cm" svg:height="0.011cm" svg:x="14.283cm" svg:y="14.219cm" svg:viewBox="0 0 661 12" draw:points="173,12 0,0 661,12">
          <text:p/>
        </draw:polygon>
        <draw:polygon draw:style-name="gr84" draw:layer="layout" svg:width="0.834cm" svg:height="0.011cm" svg:x="14.283cm" svg:y="14.219cm" svg:viewBox="0 0 835 12" draw:points="661,12 0,0 835,0">
          <text:p/>
        </draw:polygon>
        <draw:polygon draw:style-name="gr85" draw:layer="layout" svg:width="0.834cm" svg:height="0.011cm" svg:x="14.283cm" svg:y="14.219cm" svg:viewBox="0 0 835 12" draw:points="661,12 0,0 835,0">
          <text:p/>
        </draw:polygon>
        <draw:polygon draw:style-name="gr84" draw:layer="layout" svg:width="10.984cm" svg:height="0.203cm" svg:x="3.299cm" svg:y="14.016cm" svg:viewBox="0 0 10985 204" draw:points="10985,204 0,0 10887,107">
          <text:p/>
        </draw:polygon>
        <draw:polygon draw:style-name="gr85" draw:layer="layout" svg:width="10.984cm" svg:height="0.203cm" svg:x="3.299cm" svg:y="14.016cm" svg:viewBox="0 0 10985 204" draw:points="10985,204 0,0 10887,107">
          <text:p/>
        </draw:polygon>
        <draw:polygon draw:style-name="gr84" draw:layer="layout" svg:width="1.901cm" svg:height="1.062cm" svg:x="15.117cm" svg:y="13.157cm" svg:viewBox="0 0 1902 1063" draw:points="0,1063 97,966 1902,0">
          <text:p/>
        </draw:polygon>
        <draw:polygon draw:style-name="gr84" draw:layer="layout" svg:width="10.886cm" svg:height="0.836cm" svg:x="3.299cm" svg:y="13.286cm" svg:viewBox="0 0 10887 837" draw:points="10887,837 0,731 10887,0">
          <text:p/>
        </draw:polygon>
        <draw:polygon draw:style-name="gr84" draw:layer="layout" svg:width="1.804cm" svg:height="0.965cm" svg:x="15.214cm" svg:y="13.157cm" svg:viewBox="0 0 1805 966" draw:points="0,966 0,129 1805,0">
          <text:p/>
        </draw:polygon>
        <draw:polygon draw:style-name="gr84" draw:layer="layout" svg:width="10.886cm" svg:height="1.943cm" svg:x="3.299cm" svg:y="12.073cm" svg:viewBox="0 0 10887 1944" draw:points="0,1944 767,0 10887,1214">
          <text:p/>
        </draw:polygon>
        <draw:polygon draw:style-name="gr84" draw:layer="layout" svg:width="0.767cm" svg:height="2.182cm" svg:x="3.299cm" svg:y="11.834cm" svg:viewBox="0 0 768 2183" draw:points="0,2183 528,0 768,240">
          <text:p/>
        </draw:polygon>
        <draw:polygon draw:style-name="gr84" draw:layer="layout" svg:width="0.527cm" svg:height="5.761cm" svg:x="3.299cm" svg:y="8.255cm" svg:viewBox="0 0 528 5762" draw:points="0,5762 0,0 528,3580">
          <text:p/>
        </draw:polygon>
        <draw:polygon draw:style-name="gr84" draw:layer="layout" svg:width="10.217cm" svg:height="1.213cm" svg:x="4.066cm" svg:y="12.073cm" svg:viewBox="0 0 10218 1214" draw:points="10120,1214 0,0 10218,1116">
          <text:p/>
        </draw:polygon>
        <draw:polygon draw:style-name="gr8" draw:layer="layout" svg:width="1.901cm" svg:height="0.129cm" svg:x="15.117cm" svg:y="13.157cm" svg:viewBox="0 0 1902 130" draw:points="97,130 0,31 1902,0">
          <text:p/>
        </draw:polygon>
        <draw:polygon draw:style-name="gr85" draw:layer="layout" svg:width="1.901cm" svg:height="0.129cm" svg:x="15.117cm" svg:y="13.157cm" svg:viewBox="0 0 1902 130" draw:points="97,130 0,31 1902,0">
          <text:p/>
        </draw:polygon>
        <draw:polygon draw:style-name="gr85" draw:layer="layout" svg:width="1.901cm" svg:height="0.129cm" svg:x="15.117cm" svg:y="13.157cm" svg:viewBox="0 0 1902 130" draw:points="97,130 0,31 1902,0">
          <text:p/>
        </draw:polygon>
        <draw:polygon draw:style-name="gr84" draw:layer="layout" svg:width="10.39cm" svg:height="1.115cm" svg:x="4.066cm" svg:y="12.073cm" svg:viewBox="0 0 10391 1116" draw:points="10218,1116 0,0 10391,1104">
          <text:p/>
        </draw:polygon>
        <draw:polygon draw:style-name="gr84" draw:layer="layout" svg:width="0.834cm" svg:height="0.012cm" svg:x="14.283cm" svg:y="13.176cm" svg:viewBox="0 0 835 13" draw:points="0,13 173,0 835,13">
          <text:p/>
        </draw:polygon>
        <draw:polygon draw:style-name="gr85" draw:layer="layout" svg:width="0.834cm" svg:height="0.012cm" svg:x="14.283cm" svg:y="13.176cm" svg:viewBox="0 0 835 13" draw:points="0,13 173,0 835,13">
          <text:p/>
        </draw:polygon>
        <draw:polygon draw:style-name="gr84" draw:layer="layout" svg:width="2.075cm" svg:height="0.031cm" svg:x="14.943cm" svg:y="13.157cm" svg:viewBox="0 0 2076 32" draw:points="174,32 0,20 2076,0">
          <text:p/>
        </draw:polygon>
        <draw:polygon draw:style-name="gr85" draw:layer="layout" svg:width="2.075cm" svg:height="0.031cm" svg:x="14.943cm" svg:y="13.157cm" svg:viewBox="0 0 2076 32" draw:points="174,32 0,20 2076,0">
          <text:p/>
        </draw:polygon>
        <draw:polygon draw:style-name="gr84" draw:layer="layout" svg:width="0.661cm" svg:height="0.012cm" svg:x="14.456cm" svg:y="13.176cm" svg:viewBox="0 0 662 13" draw:points="662,13 0,0 488,0">
          <text:p/>
        </draw:polygon>
        <draw:polygon draw:style-name="gr85" draw:layer="layout" svg:width="0.661cm" svg:height="0.012cm" svg:x="14.456cm" svg:y="13.176cm" svg:viewBox="0 0 662 13" draw:points="662,13 0,0 488,0">
          <text:p/>
        </draw:polygon>
        <draw:polygon draw:style-name="gr84" draw:layer="layout" svg:width="10.39cm" svg:height="1.103cm" svg:x="4.066cm" svg:y="12.073cm" svg:viewBox="0 0 10391 1104" draw:points="10391,1104 0,0 10120,833">
          <text:p/>
        </draw:polygon>
        <draw:polygon draw:style-name="gr84" draw:layer="layout" svg:width="2.075cm" svg:height="0.019cm" svg:x="14.943cm" svg:y="13.157cm" svg:viewBox="0 0 2076 20" draw:points="0,20 1608,0 2076,0">
          <text:p/>
        </draw:polygon>
        <draw:polygon draw:style-name="gr85" draw:layer="layout" svg:width="2.075cm" svg:height="0.019cm" svg:x="14.943cm" svg:y="13.157cm" svg:viewBox="0 0 2076 20" draw:points="0,20 1608,0 2076,0">
          <text:p/>
        </draw:polygon>
        <draw:polygon draw:style-name="gr84" draw:layer="layout" svg:width="1.607cm" svg:height="0.04cm" svg:x="14.943cm" svg:y="13.136cm" svg:viewBox="0 0 1608 41" draw:points="0,41 575,0 1608,22">
          <text:p/>
        </draw:polygon>
        <draw:polygon draw:style-name="gr85" draw:layer="layout" svg:width="1.607cm" svg:height="0.04cm" svg:x="14.943cm" svg:y="13.136cm" svg:viewBox="0 0 1608 41" draw:points="0,41 575,0 1608,22">
          <text:p/>
        </draw:polygon>
        <draw:polygon draw:style-name="gr84" draw:layer="layout" svg:width="0.574cm" svg:height="0.271cm" svg:x="14.943cm" svg:y="12.905cm" svg:viewBox="0 0 575 272" draw:points="0,272 272,0 575,232">
          <text:p/>
        </draw:polygon>
        <draw:polygon draw:style-name="gr85" draw:layer="layout" svg:width="0.574cm" svg:height="0.271cm" svg:x="14.943cm" svg:y="12.905cm" svg:viewBox="0 0 575 272" draw:points="0,272 272,0 575,232">
          <text:p/>
        </draw:polygon>
        <draw:polygon draw:style-name="gr84" draw:layer="layout" svg:width="1.033cm" svg:height="0.021cm" svg:x="15.517cm" svg:y="13.136cm" svg:viewBox="0 0 1034 22" draw:points="1034,22 0,0 449,0">
          <text:p/>
        </draw:polygon>
        <draw:polygon draw:style-name="gr85" draw:layer="layout" svg:width="1.033cm" svg:height="0.021cm" svg:x="15.517cm" svg:y="13.136cm" svg:viewBox="0 0 1034 22" draw:points="1034,22 0,0 449,0">
          <text:p/>
        </draw:polygon>
        <draw:polygon draw:style-name="gr8" draw:layer="layout" svg:width="0.584cm" svg:height="0.263cm" svg:x="15.966cm" svg:y="12.894cm" svg:viewBox="0 0 585 264" draw:points="585,264 0,243 324,0">
          <text:p/>
        </draw:polygon>
        <draw:polygon draw:style-name="gr85" draw:layer="layout" svg:width="0.584cm" svg:height="0.263cm" svg:x="15.966cm" svg:y="12.894cm" svg:viewBox="0 0 585 264" draw:points="585,264 0,243 324,0">
          <text:p/>
        </draw:polygon>
        <draw:polygon draw:style-name="gr85" draw:layer="layout" svg:width="0.584cm" svg:height="0.263cm" svg:x="15.966cm" svg:y="12.894cm" svg:viewBox="0 0 585 264" draw:points="585,264 0,243 324,0">
          <text:p/>
        </draw:polygon>
        <draw:polygon draw:style-name="gr84" draw:layer="layout" svg:width="0.303cm" svg:height="0.25cm" svg:x="15.214cm" svg:y="12.886cm" svg:viewBox="0 0 304 251" draw:points="304,251 0,19 54,0">
          <text:p/>
        </draw:polygon>
        <draw:polygon draw:style-name="gr85" draw:layer="layout" svg:width="0.303cm" svg:height="0.25cm" svg:x="15.214cm" svg:y="12.886cm" svg:viewBox="0 0 304 251" draw:points="304,251 0,19 54,0">
          <text:p/>
        </draw:polygon>
        <draw:polygon draw:style-name="gr84" draw:layer="layout" svg:width="0.323cm" svg:height="0.25cm" svg:x="15.966cm" svg:y="12.886cm" svg:viewBox="0 0 324 251" draw:points="0,251 250,0 324,8">
          <text:p/>
        </draw:polygon>
        <draw:polygon draw:style-name="gr85" draw:layer="layout" svg:width="0.323cm" svg:height="0.25cm" svg:x="15.966cm" svg:y="12.886cm" svg:viewBox="0 0 324 251" draw:points="0,251 250,0 324,8">
          <text:p/>
        </draw:polygon>
        <draw:polygon draw:style-name="gr84" draw:layer="layout" svg:width="10.119cm" svg:height="0.832cm" svg:x="4.066cm" svg:y="12.073cm" svg:viewBox="0 0 10120 833" draw:points="10120,833 0,0 10120,345">
          <text:p/>
        </draw:polygon>
        <draw:polygon draw:style-name="gr84" draw:layer="layout" svg:width="0.053cm" svg:height="0.487cm" svg:x="15.214cm" svg:y="12.418cm" svg:viewBox="0 0 54 488" draw:points="0,488 0,0 54,469">
          <text:p/>
        </draw:polygon>
        <draw:polygon draw:style-name="gr85" draw:layer="layout" svg:width="0.053cm" svg:height="0.487cm" svg:x="15.214cm" svg:y="12.418cm" svg:viewBox="0 0 54 488" draw:points="0,488 0,0 54,469">
          <text:p/>
        </draw:polygon>
        <draw:polygon draw:style-name="gr84" draw:layer="layout" svg:width="0.074cm" svg:height="0.465cm" svg:x="16.215cm" svg:y="12.429cm" svg:viewBox="0 0 75 466" draw:points="75,466 0,458 75,0">
          <text:p/>
        </draw:polygon>
        <draw:polygon draw:style-name="gr85" draw:layer="layout" svg:width="0.074cm" svg:height="0.465cm" svg:x="16.215cm" svg:y="12.429cm" svg:viewBox="0 0 75 466" draw:points="75,466 0,458 75,0">
          <text:p/>
        </draw:polygon>
        <draw:polygon draw:style-name="gr84" draw:layer="layout" svg:width="0.415cm" svg:height="11.798cm" svg:x="17.278cm" svg:y="1.096cm" svg:viewBox="0 0 416 11799" draw:points="0,11799 0,11334 416,0">
          <text:p/>
        </draw:polygon>
        <draw:polygon draw:style-name="gr85" draw:layer="layout" svg:width="0.415cm" svg:height="11.798cm" svg:x="17.278cm" svg:y="1.096cm" svg:viewBox="0 0 416 11799" draw:points="0,11799 0,11334 416,0">
          <text:p/>
        </draw:polygon>
        <draw:polygon draw:style-name="gr84" draw:layer="layout" svg:width="0.053cm" svg:height="0.468cm" svg:x="15.214cm" svg:y="12.418cm" svg:viewBox="0 0 54 469" draw:points="54,469 0,0 54,19">
          <text:p/>
        </draw:polygon>
        <draw:polygon draw:style-name="gr85" draw:layer="layout" svg:width="0.053cm" svg:height="0.468cm" svg:x="15.214cm" svg:y="12.418cm" svg:viewBox="0 0 54 469" draw:points="54,469 0,0 54,19">
          <text:p/>
        </draw:polygon>
        <draw:polygon draw:style-name="gr84" draw:layer="layout" svg:width="0.074cm" svg:height="0.457cm" svg:x="16.215cm" svg:y="12.429cm" svg:viewBox="0 0 75 458" draw:points="0,458 0,8 75,0">
          <text:p/>
        </draw:polygon>
        <draw:polygon draw:style-name="gr85" draw:layer="layout" svg:width="0.074cm" svg:height="0.457cm" svg:x="16.215cm" svg:y="12.429cm" svg:viewBox="0 0 75 458" draw:points="0,458 0,8 75,0">
          <text:p/>
        </draw:polygon>
        <draw:polygon draw:style-name="gr84" draw:layer="layout" svg:width="0.303cm" svg:height="0.25cm" svg:x="15.214cm" svg:y="12.187cm" svg:viewBox="0 0 304 251" draw:points="54,251 0,232 304,0">
          <text:p/>
        </draw:polygon>
        <draw:polygon draw:style-name="gr85" draw:layer="layout" svg:width="0.303cm" svg:height="0.25cm" svg:x="15.214cm" svg:y="12.187cm" svg:viewBox="0 0 304 251" draw:points="54,251 0,232 304,0">
          <text:p/>
        </draw:polygon>
        <draw:polygon draw:style-name="gr84" draw:layer="layout" svg:width="0.323cm" svg:height="0.25cm" svg:x="15.966cm" svg:y="12.187cm" svg:viewBox="0 0 324 251" draw:points="250,251 0,0 324,243">
          <text:p/>
        </draw:polygon>
        <draw:polygon draw:style-name="gr85" draw:layer="layout" svg:width="0.323cm" svg:height="0.25cm" svg:x="15.966cm" svg:y="12.187cm" svg:viewBox="0 0 324 251" draw:points="250,251 0,0 324,243">
          <text:p/>
        </draw:polygon>
        <draw:polygon draw:style-name="gr84" draw:layer="layout" svg:width="0.584cm" svg:height="0.263cm" svg:x="15.966cm" svg:y="12.166cm" svg:viewBox="0 0 585 264" draw:points="324,264 0,22 585,0">
          <text:p/>
        </draw:polygon>
        <draw:polygon draw:style-name="gr85" draw:layer="layout" svg:width="0.584cm" svg:height="0.263cm" svg:x="15.966cm" svg:y="12.166cm" svg:viewBox="0 0 585 264" draw:points="324,264 0,22 585,0">
          <text:p/>
        </draw:polygon>
        <draw:polygon draw:style-name="gr84" draw:layer="layout" svg:width="0.415cm" svg:height="11.333cm" svg:x="17.278cm" svg:y="1.096cm" svg:viewBox="0 0 416 11334" draw:points="0,11334 0,10756 416,0">
          <text:p/>
        </draw:polygon>
        <draw:polygon draw:style-name="gr85" draw:layer="layout" svg:width="0.415cm" svg:height="11.333cm" svg:x="17.278cm" svg:y="1.096cm" svg:viewBox="0 0 416 11334" draw:points="0,11334 0,10756 416,0">
          <text:p/>
        </draw:polygon>
        <draw:polygon draw:style-name="gr84" draw:layer="layout" svg:width="0.26cm" svg:height="0.578cm" svg:x="17.018cm" svg:y="11.851cm" svg:viewBox="0 0 261 579" draw:points="261,579 0,315 261,0">
          <text:p/>
        </draw:polygon>
        <draw:polygon draw:style-name="gr85" draw:layer="layout" svg:width="0.26cm" svg:height="0.578cm" svg:x="17.018cm" svg:y="11.851cm" svg:viewBox="0 0 261 579" draw:points="261,579 0,315 261,0">
          <text:p/>
        </draw:polygon>
        <draw:polygon draw:style-name="gr84" draw:layer="layout" svg:width="10.119cm" svg:height="0.345cm" svg:x="4.066cm" svg:y="12.073cm" svg:viewBox="0 0 10120 346" draw:points="10120,346 0,0 1036,19">
          <text:p/>
        </draw:polygon>
        <draw:polygon draw:style-name="gr85" draw:layer="layout" svg:width="10.119cm" svg:height="0.345cm" svg:x="4.066cm" svg:y="12.073cm" svg:viewBox="0 0 10120 346" draw:points="10120,346 0,0 1036,19">
          <text:p/>
        </draw:polygon>
        <draw:polygon draw:style-name="gr84" draw:layer="layout" svg:width="9.355cm" svg:height="0.326cm" svg:x="5.101cm" svg:y="12.092cm" svg:viewBox="0 0 9356 327" draw:points="9085,327 0,0 9356,53">
          <text:p/>
        </draw:polygon>
        <draw:polygon draw:style-name="gr85" draw:layer="layout" svg:width="9.355cm" svg:height="0.326cm" svg:x="5.101cm" svg:y="12.092cm" svg:viewBox="0 0 9356 327" draw:points="9085,327 0,0 9356,53">
          <text:p/>
        </draw:polygon>
        <draw:polygon draw:style-name="gr84" draw:layer="layout" svg:width="0.574cm" svg:height="0.273cm" svg:x="14.943cm" svg:y="12.145cm" svg:viewBox="0 0 575 274" draw:points="272,274 0,0 575,43">
          <text:p/>
        </draw:polygon>
        <draw:polygon draw:style-name="gr85" draw:layer="layout" svg:width="0.574cm" svg:height="0.273cm" svg:x="14.943cm" svg:y="12.145cm" svg:viewBox="0 0 575 274" draw:points="272,274 0,0 575,43">
          <text:p/>
        </draw:polygon>
        <draw:polygon draw:style-name="gr84" draw:layer="layout" svg:width="1.023cm" svg:height="0.042cm" svg:x="14.943cm" svg:y="12.145cm" svg:viewBox="0 0 1024 43" draw:points="574,43 0,0 1024,43">
          <text:p/>
        </draw:polygon>
        <draw:polygon draw:style-name="gr85" draw:layer="layout" svg:width="1.023cm" svg:height="0.042cm" svg:x="14.943cm" svg:y="12.145cm" svg:viewBox="0 0 1024 43" draw:points="574,43 0,0 1024,43">
          <text:p/>
        </draw:polygon>
        <draw:polygon draw:style-name="gr84" draw:layer="layout" svg:width="1.607cm" svg:height="0.042cm" svg:x="14.943cm" svg:y="12.145cm" svg:viewBox="0 0 1608 43" draw:points="1024,43 0,0 1608,22">
          <text:p/>
        </draw:polygon>
        <draw:polygon draw:style-name="gr85" draw:layer="layout" svg:width="1.607cm" svg:height="0.042cm" svg:x="14.943cm" svg:y="12.145cm" svg:viewBox="0 0 1608 43" draw:points="1024,43 0,0 1608,22">
          <text:p/>
        </draw:polygon>
        <draw:polygon draw:style-name="gr84" draw:layer="layout" svg:width="2.075cm" svg:height="0.021cm" svg:x="14.943cm" svg:y="12.145cm" svg:viewBox="0 0 2076 22" draw:points="1608,22 0,0 2076,22">
          <text:p/>
        </draw:polygon>
        <draw:polygon draw:style-name="gr85" draw:layer="layout" svg:width="2.075cm" svg:height="0.021cm" svg:x="14.943cm" svg:y="12.145cm" svg:viewBox="0 0 2076 22" draw:points="1608,22 0,0 2076,22">
          <text:p/>
        </draw:polygon>
        <draw:polygon draw:style-name="gr84" draw:layer="layout" svg:width="0.26cm" svg:height="0.315cm" svg:x="17.018cm" svg:y="11.851cm" svg:viewBox="0 0 261 316" draw:points="0,316 0,262 261,0">
          <text:p/>
        </draw:polygon>
        <draw:polygon draw:style-name="gr85" draw:layer="layout" svg:width="0.26cm" svg:height="0.315cm" svg:x="17.018cm" svg:y="11.851cm" svg:viewBox="0 0 261 316" draw:points="0,316 0,262 261,0">
          <text:p/>
        </draw:polygon>
        <draw:polygon draw:style-name="gr84" draw:layer="layout" svg:width="2.075cm" svg:height="0.053cm" svg:x="14.943cm" svg:y="12.113cm" svg:viewBox="0 0 2076 54" draw:points="2076,54 0,33 2076,0">
          <text:p/>
        </draw:polygon>
        <draw:polygon draw:style-name="gr85" draw:layer="layout" svg:width="2.075cm" svg:height="0.053cm" svg:x="14.943cm" svg:y="12.113cm" svg:viewBox="0 0 2076 54" draw:points="2076,54 0,33 2076,0">
          <text:p/>
        </draw:polygon>
        <draw:polygon draw:style-name="gr84" draw:layer="layout" svg:width="9.842cm" svg:height="0.053cm" svg:x="5.101cm" svg:y="12.092cm" svg:viewBox="0 0 9843 54" draw:points="9355,54 0,0 9843,54">
          <text:p/>
        </draw:polygon>
        <draw:polygon draw:style-name="gr85" draw:layer="layout" svg:width="9.842cm" svg:height="0.053cm" svg:x="5.101cm" svg:y="12.092cm" svg:viewBox="0 0 9843 54" draw:points="9355,54 0,0 9843,54">
          <text:p/>
        </draw:polygon>
        <draw:polygon draw:style-name="gr84" draw:layer="layout" svg:width="2.075cm" svg:height="0.032cm" svg:x="14.943cm" svg:y="12.113cm" svg:viewBox="0 0 2076 33" draw:points="0,33 0,21 2076,0">
          <text:p/>
        </draw:polygon>
        <draw:polygon draw:style-name="gr85" draw:layer="layout" svg:width="2.075cm" svg:height="0.032cm" svg:x="14.943cm" svg:y="12.113cm" svg:viewBox="0 0 2076 33" draw:points="0,33 0,21 2076,0">
          <text:p/>
        </draw:polygon>
        <draw:polygon draw:style-name="gr84" draw:layer="layout" svg:width="0.487cm" svg:height="0.012cm" svg:x="14.456cm" svg:y="12.134cm" svg:viewBox="0 0 488 13" draw:points="488,13 0,0 488,0">
          <text:p/>
        </draw:polygon>
        <draw:polygon draw:style-name="gr85" draw:layer="layout" svg:width="0.487cm" svg:height="0.012cm" svg:x="14.456cm" svg:y="12.134cm" svg:viewBox="0 0 488 13" draw:points="488,13 0,0 488,0">
          <text:p/>
        </draw:polygon>
        <draw:polygon draw:style-name="gr84" draw:layer="layout" svg:width="9.842cm" svg:height="0.053cm" svg:x="5.101cm" svg:y="12.092cm" svg:viewBox="0 0 9843 54" draw:points="9843,54 0,0 9355,42">
          <text:p/>
        </draw:polygon>
        <draw:polygon draw:style-name="gr85" draw:layer="layout" svg:width="9.842cm" svg:height="0.053cm" svg:x="5.101cm" svg:y="12.092cm" svg:viewBox="0 0 9843 54" draw:points="9843,54 0,0 9355,42">
          <text:p/>
        </draw:polygon>
        <draw:polygon draw:style-name="gr84" draw:layer="layout" svg:width="9.355cm" svg:height="0.042cm" svg:x="5.101cm" svg:y="12.092cm" svg:viewBox="0 0 9356 43" draw:points="9356,43 0,0 7738,0">
          <text:p/>
        </draw:polygon>
        <draw:polygon draw:style-name="gr85" draw:layer="layout" svg:width="9.355cm" svg:height="0.042cm" svg:x="5.101cm" svg:y="12.092cm" svg:viewBox="0 0 9356 43" draw:points="9356,43 0,0 7738,0">
          <text:p/>
        </draw:polygon>
        <draw:polygon draw:style-name="gr84" draw:layer="layout" svg:width="1.617cm" svg:height="0.273cm" svg:x="12.839cm" svg:y="11.861cm" svg:viewBox="0 0 1618 274" draw:points="1618,274 0,232 1347,0">
          <text:p/>
        </draw:polygon>
        <draw:polygon draw:style-name="gr85" draw:layer="layout" svg:width="1.617cm" svg:height="0.273cm" svg:x="12.839cm" svg:y="11.861cm" svg:viewBox="0 0 1618 274" draw:points="1618,274 0,232 1347,0">
          <text:p/>
        </draw:polygon>
        <draw:polygon draw:style-name="gr84" draw:layer="layout" svg:width="2.075cm" svg:height="0.021cm" svg:x="14.943cm" svg:y="12.113cm" svg:viewBox="0 0 2076 22" draw:points="0,22 1608,0 2076,0">
          <text:p/>
        </draw:polygon>
        <draw:polygon draw:style-name="gr85" draw:layer="layout" svg:width="2.075cm" svg:height="0.021cm" svg:x="14.943cm" svg:y="12.113cm" svg:viewBox="0 0 2076 22" draw:points="0,22 1608,0 2076,0">
          <text:p/>
        </draw:polygon>
        <draw:polygon draw:style-name="gr84" draw:layer="layout" svg:width="1.607cm" svg:height="0.042cm" svg:x="14.943cm" svg:y="12.092cm" svg:viewBox="0 0 1608 43" draw:points="0,43 575,0 1608,21">
          <text:p/>
        </draw:polygon>
        <draw:polygon draw:style-name="gr85" draw:layer="layout" svg:width="1.607cm" svg:height="0.042cm" svg:x="14.943cm" svg:y="12.092cm" svg:viewBox="0 0 1608 43" draw:points="0,43 575,0 1608,21">
          <text:p/>
        </draw:polygon>
        <draw:polygon draw:style-name="gr84" draw:layer="layout" svg:width="0.574cm" svg:height="0.273cm" svg:x="14.943cm" svg:y="11.861cm" svg:viewBox="0 0 575 274" draw:points="0,274 272,0 575,232">
          <text:p/>
        </draw:polygon>
        <draw:polygon draw:style-name="gr85" draw:layer="layout" svg:width="0.574cm" svg:height="0.273cm" svg:x="14.943cm" svg:y="11.861cm" svg:viewBox="0 0 575 274" draw:points="0,274 272,0 575,232">
          <text:p/>
        </draw:polygon>
        <draw:polygon draw:style-name="gr84" draw:layer="layout" svg:width="1.033cm" svg:height="0.021cm" svg:x="15.517cm" svg:y="12.092cm" svg:viewBox="0 0 1034 22" draw:points="1034,22 0,0 449,0">
          <text:p/>
        </draw:polygon>
        <draw:polygon draw:style-name="gr85" draw:layer="layout" svg:width="1.033cm" svg:height="0.021cm" svg:x="15.517cm" svg:y="12.092cm" svg:viewBox="0 0 1034 22" draw:points="1034,22 0,0 449,0">
          <text:p/>
        </draw:polygon>
        <draw:polygon draw:style-name="gr84" draw:layer="layout" svg:width="0.584cm" svg:height="0.262cm" svg:x="15.966cm" svg:y="11.851cm" svg:viewBox="0 0 585 263" draw:points="585,263 0,242 324,0">
          <text:p/>
        </draw:polygon>
        <draw:polygon draw:style-name="gr85" draw:layer="layout" svg:width="0.584cm" svg:height="0.262cm" svg:x="15.966cm" svg:y="11.851cm" svg:viewBox="0 0 585 263" draw:points="585,263 0,242 324,0">
          <text:p/>
        </draw:polygon>
        <draw:polygon draw:style-name="gr84" draw:layer="layout" svg:width="1.035cm" svg:height="0.019cm" svg:x="4.066cm" svg:y="12.073cm" svg:viewBox="0 0 1036 20" draw:points="1036,20 0,0 429,0">
          <text:p/>
        </draw:polygon>
        <draw:polygon draw:style-name="gr85" draw:layer="layout" svg:width="1.035cm" svg:height="0.019cm" svg:x="4.066cm" svg:y="12.073cm" svg:viewBox="0 0 1036 20" draw:points="1036,20 0,0 429,0">
          <text:p/>
        </draw:polygon>
        <draw:polygon draw:style-name="gr84" draw:layer="layout" svg:width="0.606cm" svg:height="0.25cm" svg:x="4.495cm" svg:y="11.842cm" svg:viewBox="0 0 607 251" draw:points="607,251 0,231 355,0">
          <text:p/>
        </draw:polygon>
        <draw:polygon draw:style-name="gr85" draw:layer="layout" svg:width="0.606cm" svg:height="0.25cm" svg:x="4.495cm" svg:y="11.842cm" svg:viewBox="0 0 607 251" draw:points="607,251 0,231 355,0">
          <text:p/>
        </draw:polygon>
        <draw:polygon draw:style-name="gr84" draw:layer="layout" svg:width="3.201cm" svg:height="0.019cm" svg:x="5.545cm" svg:y="12.073cm" svg:viewBox="0 0 3202 20" draw:points="0,20 2168,0 3202,20">
          <text:p/>
        </draw:polygon>
        <draw:polygon draw:style-name="gr85" draw:layer="layout" svg:width="3.201cm" svg:height="0.019cm" svg:x="5.545cm" svg:y="12.073cm" svg:viewBox="0 0 3202 20" draw:points="0,20 2168,0 3202,20">
          <text:p/>
        </draw:polygon>
        <draw:polygon draw:style-name="gr84" draw:layer="layout" svg:width="2.168cm" svg:height="0.25cm" svg:x="5.545cm" svg:y="11.842cm" svg:viewBox="0 0 2169 251" draw:points="0,251 252,0 2169,231">
          <text:p/>
        </draw:polygon>
        <draw:polygon draw:style-name="gr85" draw:layer="layout" svg:width="2.168cm" svg:height="0.25cm" svg:x="5.545cm" svg:y="11.842cm" svg:viewBox="0 0 2169 251" draw:points="0,251 252,0 2169,231">
          <text:p/>
        </draw:polygon>
        <draw:polygon draw:style-name="gr84" draw:layer="layout" svg:width="1.033cm" svg:height="0.019cm" svg:x="7.713cm" svg:y="12.073cm" svg:viewBox="0 0 1034 20" draw:points="1034,20 0,0 430,0">
          <text:p/>
        </draw:polygon>
        <draw:polygon draw:style-name="gr85" draw:layer="layout" svg:width="1.033cm" svg:height="0.019cm" svg:x="7.713cm" svg:y="12.073cm" svg:viewBox="0 0 1034 20" draw:points="1034,20 0,0 430,0">
          <text:p/>
        </draw:polygon>
        <draw:polygon draw:style-name="gr84" draw:layer="layout" svg:width="0.604cm" svg:height="0.25cm" svg:x="8.142cm" svg:y="11.842cm" svg:viewBox="0 0 605 251" draw:points="605,251 0,231 354,0">
          <text:p/>
        </draw:polygon>
        <draw:polygon draw:style-name="gr85" draw:layer="layout" svg:width="0.604cm" svg:height="0.25cm" svg:x="8.142cm" svg:y="11.842cm" svg:viewBox="0 0 605 251" draw:points="605,251 0,231 354,0">
          <text:p/>
        </draw:polygon>
        <draw:polygon draw:style-name="gr84" draw:layer="layout" svg:width="3.201cm" svg:height="0.019cm" svg:x="9.192cm" svg:y="12.073cm" svg:viewBox="0 0 3202 20" draw:points="0,20 2169,0 3202,20">
          <text:p/>
        </draw:polygon>
        <draw:polygon draw:style-name="gr85" draw:layer="layout" svg:width="3.201cm" svg:height="0.019cm" svg:x="9.192cm" svg:y="12.073cm" svg:viewBox="0 0 3202 20" draw:points="0,20 2169,0 3202,20">
          <text:p/>
        </draw:polygon>
        <draw:polygon draw:style-name="gr84" draw:layer="layout" svg:width="2.168cm" svg:height="0.25cm" svg:x="9.192cm" svg:y="11.842cm" svg:viewBox="0 0 2169 251" draw:points="0,251 252,0 2169,231">
          <text:p/>
        </draw:polygon>
        <draw:polygon draw:style-name="gr85" draw:layer="layout" svg:width="2.168cm" svg:height="0.25cm" svg:x="9.192cm" svg:y="11.842cm" svg:viewBox="0 0 2169 251" draw:points="0,251 252,0 2169,231">
          <text:p/>
        </draw:polygon>
        <draw:polygon draw:style-name="gr84" draw:layer="layout" svg:width="1.033cm" svg:height="0.019cm" svg:x="11.36cm" svg:y="12.073cm" svg:viewBox="0 0 1034 20" draw:points="1034,20 0,0 429,0">
          <text:p/>
        </draw:polygon>
        <draw:polygon draw:style-name="gr85" draw:layer="layout" svg:width="1.033cm" svg:height="0.019cm" svg:x="11.36cm" svg:y="12.073cm" svg:viewBox="0 0 1034 20" draw:points="1034,20 0,0 429,0">
          <text:p/>
        </draw:polygon>
        <draw:polygon draw:style-name="gr84" draw:layer="layout" svg:width="0.604cm" svg:height="0.25cm" svg:x="11.789cm" svg:y="11.842cm" svg:viewBox="0 0 605 251" draw:points="605,251 0,231 354,0">
          <text:p/>
        </draw:polygon>
        <draw:polygon draw:style-name="gr85" draw:layer="layout" svg:width="0.604cm" svg:height="0.25cm" svg:x="11.789cm" svg:y="11.842cm" svg:viewBox="0 0 605 251" draw:points="605,251 0,231 354,0">
          <text:p/>
        </draw:polygon>
        <draw:polygon draw:style-name="gr84" draw:layer="layout" svg:width="1.346cm" svg:height="0.25cm" svg:x="12.839cm" svg:y="11.842cm" svg:viewBox="0 0 1347 251" draw:points="0,251 252,0 1347,19">
          <text:p/>
        </draw:polygon>
        <draw:polygon draw:style-name="gr85" draw:layer="layout" svg:width="1.346cm" svg:height="0.25cm" svg:x="12.839cm" svg:y="11.842cm" svg:viewBox="0 0 1347 251" draw:points="0,251 252,0 1347,19">
          <text:p/>
        </draw:polygon>
        <draw:polygon draw:style-name="gr84" draw:layer="layout" svg:width="0.303cm" svg:height="0.25cm" svg:x="15.214cm" svg:y="11.842cm" svg:viewBox="0 0 304 251" draw:points="304,251 0,19 54,0">
          <text:p/>
        </draw:polygon>
        <draw:polygon draw:style-name="gr85" draw:layer="layout" svg:width="0.303cm" svg:height="0.25cm" svg:x="15.214cm" svg:y="11.842cm" svg:viewBox="0 0 304 251" draw:points="304,251 0,19 54,0">
          <text:p/>
        </draw:polygon>
        <draw:polygon draw:style-name="gr84" draw:layer="layout" svg:width="0.323cm" svg:height="0.25cm" svg:x="15.966cm" svg:y="11.842cm" svg:viewBox="0 0 324 251" draw:points="0,251 250,0 324,9">
          <text:p/>
        </draw:polygon>
        <draw:polygon draw:style-name="gr85" draw:layer="layout" svg:width="0.323cm" svg:height="0.25cm" svg:x="15.966cm" svg:y="11.842cm" svg:viewBox="0 0 324 251" draw:points="0,251 250,0 324,9">
          <text:p/>
        </draw:polygon>
        <draw:polygon draw:style-name="gr84" draw:layer="layout" svg:width="0.354cm" svg:height="0.239cm" svg:x="4.495cm" svg:y="11.834cm" svg:viewBox="0 0 355 240" draw:points="0,240 239,0 355,8">
          <text:p/>
        </draw:polygon>
        <draw:polygon draw:style-name="gr85" draw:layer="layout" svg:width="0.354cm" svg:height="0.239cm" svg:x="4.495cm" svg:y="11.834cm" svg:viewBox="0 0 355 240" draw:points="0,240 239,0 355,8">
          <text:p/>
        </draw:polygon>
        <draw:polygon draw:style-name="gr8" draw:layer="layout" svg:width="1.916cm" svg:height="0.239cm" svg:x="5.797cm" svg:y="11.834cm" svg:viewBox="0 0 1917 240" draw:points="1917,240 0,8 1677,0">
          <text:p/>
        </draw:polygon>
        <draw:polygon draw:style-name="gr85" draw:layer="layout" svg:width="1.916cm" svg:height="0.239cm" svg:x="5.797cm" svg:y="11.834cm" svg:viewBox="0 0 1917 240" draw:points="1917,240 0,8 1677,0">
          <text:p/>
        </draw:polygon>
        <draw:polygon draw:style-name="gr85" draw:layer="layout" svg:width="1.916cm" svg:height="0.239cm" svg:x="5.797cm" svg:y="11.834cm" svg:viewBox="0 0 1917 240" draw:points="1917,240 0,8 1677,0">
          <text:p/>
        </draw:polygon>
        <draw:polygon draw:style-name="gr84" draw:layer="layout" svg:width="0.354cm" svg:height="0.239cm" svg:x="8.142cm" svg:y="11.834cm" svg:viewBox="0 0 355 240" draw:points="0,240 241,0 355,8">
          <text:p/>
        </draw:polygon>
        <draw:polygon draw:style-name="gr85" draw:layer="layout" svg:width="0.354cm" svg:height="0.239cm" svg:x="8.142cm" svg:y="11.834cm" svg:viewBox="0 0 355 240" draw:points="0,240 241,0 355,8">
          <text:p/>
        </draw:polygon>
        <draw:polygon draw:style-name="gr84" draw:layer="layout" svg:width="1.916cm" svg:height="0.239cm" svg:x="9.444cm" svg:y="11.834cm" svg:viewBox="0 0 1917 240" draw:points="1917,240 0,8 1677,0">
          <text:p/>
        </draw:polygon>
        <draw:polygon draw:style-name="gr85" draw:layer="layout" svg:width="1.916cm" svg:height="0.239cm" svg:x="9.444cm" svg:y="11.834cm" svg:viewBox="0 0 1917 240" draw:points="1917,240 0,8 1677,0">
          <text:p/>
        </draw:polygon>
        <draw:polygon draw:style-name="gr84" draw:layer="layout" svg:width="0.354cm" svg:height="0.239cm" svg:x="11.789cm" svg:y="11.834cm" svg:viewBox="0 0 355 240" draw:points="0,240 241,0 355,8">
          <text:p/>
        </draw:polygon>
        <draw:polygon draw:style-name="gr85" draw:layer="layout" svg:width="0.354cm" svg:height="0.239cm" svg:x="11.789cm" svg:y="11.834cm" svg:viewBox="0 0 355 240" draw:points="0,240 241,0 355,8">
          <text:p/>
        </draw:polygon>
        <draw:polygon draw:style-name="gr84" draw:layer="layout" svg:width="1.094cm" svg:height="0.487cm" svg:x="13.091cm" svg:y="11.374cm" svg:viewBox="0 0 1095 488" draw:points="1095,488 0,469 1095,0">
          <text:p/>
        </draw:polygon>
        <draw:polygon draw:style-name="gr84" draw:layer="layout" svg:width="0.053cm" svg:height="0.487cm" svg:x="15.214cm" svg:y="11.374cm" svg:viewBox="0 0 54 488" draw:points="0,488 0,0 54,469">
          <text:p/>
        </draw:polygon>
        <draw:polygon draw:style-name="gr85" draw:layer="layout" svg:width="0.053cm" svg:height="0.487cm" svg:x="15.214cm" svg:y="11.374cm" svg:viewBox="0 0 54 488" draw:points="0,488 0,0 54,469">
          <text:p/>
        </draw:polygon>
        <draw:polygon draw:style-name="gr84" draw:layer="layout" svg:width="0.074cm" svg:height="0.466cm" svg:x="16.215cm" svg:y="11.385cm" svg:viewBox="0 0 75 467" draw:points="75,467 0,458 75,0">
          <text:p/>
        </draw:polygon>
        <draw:polygon draw:style-name="gr85" draw:layer="layout" svg:width="0.074cm" svg:height="0.466cm" svg:x="16.215cm" svg:y="11.385cm" svg:viewBox="0 0 75 467" draw:points="75,467 0,458 75,0">
          <text:p/>
        </draw:polygon>
        <draw:polygon draw:style-name="gr84" draw:layer="layout" svg:width="0.415cm" svg:height="10.755cm" svg:x="17.278cm" svg:y="1.096cm" svg:viewBox="0 0 416 10756" draw:points="0,10756 0,10290 416,0">
          <text:p/>
        </draw:polygon>
        <draw:polygon draw:style-name="gr85" draw:layer="layout" svg:width="0.415cm" svg:height="10.755cm" svg:x="17.278cm" svg:y="1.096cm" svg:viewBox="0 0 416 10756" draw:points="0,10756 0,10290 416,0">
          <text:p/>
        </draw:polygon>
        <draw:polygon draw:style-name="gr84" draw:layer="layout" svg:width="0.053cm" svg:height="0.468cm" svg:x="15.214cm" svg:y="11.374cm" svg:viewBox="0 0 54 469" draw:points="54,469 0,0 54,20">
          <text:p/>
        </draw:polygon>
        <draw:polygon draw:style-name="gr85" draw:layer="layout" svg:width="0.053cm" svg:height="0.468cm" svg:x="15.214cm" svg:y="11.374cm" svg:viewBox="0 0 54 469" draw:points="54,469 0,0 54,20">
          <text:p/>
        </draw:polygon>
        <draw:polygon draw:style-name="gr84" draw:layer="layout" svg:width="0.074cm" svg:height="0.457cm" svg:x="16.215cm" svg:y="11.385cm" svg:viewBox="0 0 75 458" draw:points="0,458 0,9 75,0">
          <text:p/>
        </draw:polygon>
        <draw:polygon draw:style-name="gr85" draw:layer="layout" svg:width="0.074cm" svg:height="0.457cm" svg:x="16.215cm" svg:y="11.385cm" svg:viewBox="0 0 75 458" draw:points="0,458 0,9 75,0">
          <text:p/>
        </draw:polygon>
        <draw:polygon draw:style-name="gr84" draw:layer="layout" svg:width="0.115cm" svg:height="0.446cm" svg:x="4.734cm" svg:y="11.396cm" svg:viewBox="0 0 116 447" draw:points="116,447 0,439 116,0">
          <text:p/>
        </draw:polygon>
        <draw:polygon draw:style-name="gr85" draw:layer="layout" svg:width="0.115cm" svg:height="0.446cm" svg:x="4.734cm" svg:y="11.396cm" svg:viewBox="0 0 116 447" draw:points="116,447 0,439 116,0">
          <text:p/>
        </draw:polygon>
        <draw:polygon draw:style-name="gr84" draw:layer="layout" svg:width="1.676cm" svg:height="0.446cm" svg:x="5.797cm" svg:y="11.396cm" svg:viewBox="0 0 1677 447" draw:points="0,447 0,0 1677,439">
          <text:p/>
        </draw:polygon>
        <draw:polygon draw:style-name="gr84" draw:layer="layout" svg:width="0.114cm" svg:height="0.446cm" svg:x="8.382cm" svg:y="11.396cm" svg:viewBox="0 0 115 447" draw:points="115,447 0,439 115,0">
          <text:p/>
        </draw:polygon>
        <draw:polygon draw:style-name="gr85" draw:layer="layout" svg:width="0.114cm" svg:height="0.446cm" svg:x="8.382cm" svg:y="11.396cm" svg:viewBox="0 0 115 447" draw:points="115,447 0,439 115,0">
          <text:p/>
        </draw:polygon>
        <draw:polygon draw:style-name="gr84" draw:layer="layout" svg:width="1.676cm" svg:height="0.446cm" svg:x="9.444cm" svg:y="11.396cm" svg:viewBox="0 0 1677 447" draw:points="0,447 0,0 1677,439">
          <text:p/>
        </draw:polygon>
        <draw:polygon draw:style-name="gr84" draw:layer="layout" svg:width="0.114cm" svg:height="0.446cm" svg:x="12.029cm" svg:y="11.396cm" svg:viewBox="0 0 115 447" draw:points="115,447 0,439 115,0">
          <text:p/>
        </draw:polygon>
        <draw:polygon draw:style-name="gr85" draw:layer="layout" svg:width="0.114cm" svg:height="0.446cm" svg:x="12.029cm" svg:y="11.396cm" svg:viewBox="0 0 115 447" draw:points="115,447 0,439 115,0">
          <text:p/>
        </draw:polygon>
        <draw:polygon draw:style-name="gr84" draw:layer="layout" svg:width="1.094cm" svg:height="0.468cm" svg:x="13.091cm" svg:y="11.374cm" svg:viewBox="0 0 1095 469" draw:points="0,469 0,22 1095,0">
          <text:p/>
        </draw:polygon>
        <draw:polygon draw:style-name="gr84" draw:layer="layout" svg:width="0.527cm" svg:height="3.579cm" svg:x="3.299cm" svg:y="8.255cm" svg:viewBox="0 0 528 3580" draw:points="528,3580 0,0 528,3150">
          <text:p/>
        </draw:polygon>
        <draw:polygon draw:style-name="gr84" draw:layer="layout" svg:width="0.115cm" svg:height="0.438cm" svg:x="4.734cm" svg:y="11.396cm" svg:viewBox="0 0 116 439" draw:points="0,439 0,8 116,0">
          <text:p/>
        </draw:polygon>
        <draw:polygon draw:style-name="gr85" draw:layer="layout" svg:width="0.115cm" svg:height="0.438cm" svg:x="4.734cm" svg:y="11.396cm" svg:viewBox="0 0 116 439" draw:points="0,439 0,8 116,0">
          <text:p/>
        </draw:polygon>
        <draw:polygon draw:style-name="gr84" draw:layer="layout" svg:width="1.676cm" svg:height="0.438cm" svg:x="5.797cm" svg:y="11.396cm" svg:viewBox="0 0 1677 439" draw:points="1677,439 0,0 1677,8">
          <text:p/>
        </draw:polygon>
        <draw:polygon draw:style-name="gr84" draw:layer="layout" svg:width="0.114cm" svg:height="0.438cm" svg:x="8.382cm" svg:y="11.396cm" svg:viewBox="0 0 115 439" draw:points="0,439 0,8 115,0">
          <text:p/>
        </draw:polygon>
        <draw:polygon draw:style-name="gr85" draw:layer="layout" svg:width="0.114cm" svg:height="0.438cm" svg:x="8.382cm" svg:y="11.396cm" svg:viewBox="0 0 115 439" draw:points="0,439 0,8 115,0">
          <text:p/>
        </draw:polygon>
        <draw:polygon draw:style-name="gr84" draw:layer="layout" svg:width="1.676cm" svg:height="0.438cm" svg:x="9.444cm" svg:y="11.396cm" svg:viewBox="0 0 1677 439" draw:points="1677,439 0,0 1677,8">
          <text:p/>
        </draw:polygon>
        <draw:polygon draw:style-name="gr84" draw:layer="layout" svg:width="0.114cm" svg:height="0.438cm" svg:x="12.029cm" svg:y="11.396cm" svg:viewBox="0 0 115 439" draw:points="0,439 0,8 115,0">
          <text:p/>
        </draw:polygon>
        <draw:polygon draw:style-name="gr85" draw:layer="layout" svg:width="0.114cm" svg:height="0.438cm" svg:x="12.029cm" svg:y="11.396cm" svg:viewBox="0 0 115 439" draw:points="0,439 0,8 115,0">
          <text:p/>
        </draw:polygon>
        <draw:polygon draw:style-name="gr84" draw:layer="layout" svg:width="0.767cm" svg:height="3.149cm" svg:x="3.299cm" svg:y="8.255cm" svg:viewBox="0 0 768 3150" draw:points="528,3150 0,0 768,2911">
          <text:p/>
        </draw:polygon>
        <draw:polygon draw:style-name="gr84" draw:layer="layout" svg:width="0.354cm" svg:height="0.239cm" svg:x="4.495cm" svg:y="11.165cm" svg:viewBox="0 0 355 240" draw:points="239,240 0,0 355,232">
          <text:p/>
        </draw:polygon>
        <draw:polygon draw:style-name="gr85" draw:layer="layout" svg:width="0.354cm" svg:height="0.239cm" svg:x="4.495cm" svg:y="11.165cm" svg:viewBox="0 0 355 240" draw:points="239,240 0,0 355,232">
          <text:p/>
        </draw:polygon>
        <draw:polygon draw:style-name="gr84" draw:layer="layout" svg:width="1.916cm" svg:height="0.239cm" svg:x="5.797cm" svg:y="11.165cm" svg:viewBox="0 0 1917 240" draw:points="1677,240 0,232 1917,0">
          <text:p/>
        </draw:polygon>
        <draw:polygon draw:style-name="gr85" draw:layer="layout" svg:width="1.916cm" svg:height="0.239cm" svg:x="5.797cm" svg:y="11.165cm" svg:viewBox="0 0 1917 240" draw:points="1677,240 0,232 1917,0">
          <text:p/>
        </draw:polygon>
        <draw:polygon draw:style-name="gr84" draw:layer="layout" svg:width="0.354cm" svg:height="0.239cm" svg:x="8.142cm" svg:y="11.165cm" svg:viewBox="0 0 355 240" draw:points="241,240 0,0 355,232">
          <text:p/>
        </draw:polygon>
        <draw:polygon draw:style-name="gr85" draw:layer="layout" svg:width="0.354cm" svg:height="0.239cm" svg:x="8.142cm" svg:y="11.165cm" svg:viewBox="0 0 355 240" draw:points="241,240 0,0 355,232">
          <text:p/>
        </draw:polygon>
        <draw:polygon draw:style-name="gr84" draw:layer="layout" svg:width="1.916cm" svg:height="0.239cm" svg:x="9.444cm" svg:y="11.165cm" svg:viewBox="0 0 1917 240" draw:points="1677,240 0,232 1917,0">
          <text:p/>
        </draw:polygon>
        <draw:polygon draw:style-name="gr85" draw:layer="layout" svg:width="1.916cm" svg:height="0.239cm" svg:x="9.444cm" svg:y="11.165cm" svg:viewBox="0 0 1917 240" draw:points="1677,240 0,232 1917,0">
          <text:p/>
        </draw:polygon>
        <draw:polygon draw:style-name="gr84" draw:layer="layout" svg:width="0.354cm" svg:height="0.239cm" svg:x="11.789cm" svg:y="11.165cm" svg:viewBox="0 0 355 240" draw:points="241,240 0,0 355,232">
          <text:p/>
        </draw:polygon>
        <draw:polygon draw:style-name="gr85" draw:layer="layout" svg:width="0.354cm" svg:height="0.239cm" svg:x="11.789cm" svg:y="11.165cm" svg:viewBox="0 0 355 240" draw:points="241,240 0,0 355,232">
          <text:p/>
        </draw:polygon>
        <draw:polygon draw:style-name="gr84" draw:layer="layout" svg:width="0.606cm" svg:height="0.252cm" svg:x="4.495cm" svg:y="11.144cm" svg:viewBox="0 0 607 253" draw:points="355,253 0,21 607,0">
          <text:p/>
        </draw:polygon>
        <draw:polygon draw:style-name="gr85" draw:layer="layout" svg:width="0.606cm" svg:height="0.252cm" svg:x="4.495cm" svg:y="11.144cm" svg:viewBox="0 0 607 253" draw:points="355,253 0,21 607,0">
          <text:p/>
        </draw:polygon>
        <draw:polygon draw:style-name="gr84" draw:layer="layout" svg:width="2.168cm" svg:height="0.252cm" svg:x="5.545cm" svg:y="11.144cm" svg:viewBox="0 0 2169 253" draw:points="252,253 0,0 2169,21">
          <text:p/>
        </draw:polygon>
        <draw:polygon draw:style-name="gr85" draw:layer="layout" svg:width="2.168cm" svg:height="0.252cm" svg:x="5.545cm" svg:y="11.144cm" svg:viewBox="0 0 2169 253" draw:points="252,253 0,0 2169,21">
          <text:p/>
        </draw:polygon>
        <draw:polygon draw:style-name="gr84" draw:layer="layout" svg:width="0.604cm" svg:height="0.252cm" svg:x="8.142cm" svg:y="11.144cm" svg:viewBox="0 0 605 253" draw:points="354,253 0,21 605,0">
          <text:p/>
        </draw:polygon>
        <draw:polygon draw:style-name="gr85" draw:layer="layout" svg:width="0.604cm" svg:height="0.252cm" svg:x="8.142cm" svg:y="11.144cm" svg:viewBox="0 0 605 253" draw:points="354,253 0,21 605,0">
          <text:p/>
        </draw:polygon>
        <draw:polygon draw:style-name="gr84" draw:layer="layout" svg:width="2.168cm" svg:height="0.252cm" svg:x="9.192cm" svg:y="11.144cm" svg:viewBox="0 0 2169 253" draw:points="252,253 0,0 2169,21">
          <text:p/>
        </draw:polygon>
        <draw:polygon draw:style-name="gr85" draw:layer="layout" svg:width="2.168cm" svg:height="0.252cm" svg:x="9.192cm" svg:y="11.144cm" svg:viewBox="0 0 2169 253" draw:points="252,253 0,0 2169,21">
          <text:p/>
        </draw:polygon>
        <draw:polygon draw:style-name="gr84" draw:layer="layout" svg:width="0.604cm" svg:height="0.252cm" svg:x="11.789cm" svg:y="11.144cm" svg:viewBox="0 0 605 253" draw:points="354,253 0,21 605,0">
          <text:p/>
        </draw:polygon>
        <draw:polygon draw:style-name="gr85" draw:layer="layout" svg:width="0.604cm" svg:height="0.252cm" svg:x="11.789cm" svg:y="11.144cm" svg:viewBox="0 0 605 253" draw:points="354,253 0,21 605,0">
          <text:p/>
        </draw:polygon>
        <draw:polygon draw:style-name="gr84" draw:layer="layout" svg:width="1.346cm" svg:height="0.252cm" svg:x="12.839cm" svg:y="11.144cm" svg:viewBox="0 0 1347 253" draw:points="252,253 0,0 1347,231">
          <text:p/>
        </draw:polygon>
        <draw:polygon draw:style-name="gr85" draw:layer="layout" svg:width="1.346cm" svg:height="0.252cm" svg:x="12.839cm" svg:y="11.144cm" svg:viewBox="0 0 1347 253" draw:points="252,253 0,0 1347,231">
          <text:p/>
        </draw:polygon>
        <draw:polygon draw:style-name="gr84" draw:layer="layout" svg:width="0.303cm" svg:height="0.25cm" svg:x="15.214cm" svg:y="11.144cm" svg:viewBox="0 0 304 251" draw:points="54,251 0,231 304,0">
          <text:p/>
        </draw:polygon>
        <draw:polygon draw:style-name="gr85" draw:layer="layout" svg:width="0.303cm" svg:height="0.25cm" svg:x="15.214cm" svg:y="11.144cm" svg:viewBox="0 0 304 251" draw:points="54,251 0,231 304,0">
          <text:p/>
        </draw:polygon>
        <draw:polygon draw:style-name="gr84" draw:layer="layout" svg:width="0.323cm" svg:height="0.25cm" svg:x="15.966cm" svg:y="11.144cm" svg:viewBox="0 0 324 251" draw:points="250,251 0,0 324,242">
          <text:p/>
        </draw:polygon>
        <draw:polygon draw:style-name="gr85" draw:layer="layout" svg:width="0.323cm" svg:height="0.25cm" svg:x="15.966cm" svg:y="11.144cm" svg:viewBox="0 0 324 251" draw:points="250,251 0,0 324,242">
          <text:p/>
        </draw:polygon>
        <draw:polygon draw:style-name="gr84" draw:layer="layout" svg:width="0.584cm" svg:height="0.262cm" svg:x="15.966cm" svg:y="11.123cm" svg:viewBox="0 0 585 263" draw:points="324,263 0,22 585,0">
          <text:p/>
        </draw:polygon>
        <draw:polygon draw:style-name="gr85" draw:layer="layout" svg:width="0.584cm" svg:height="0.262cm" svg:x="15.966cm" svg:y="11.123cm" svg:viewBox="0 0 585 263" draw:points="324,263 0,22 585,0">
          <text:p/>
        </draw:polygon>
        <draw:polygon draw:style-name="gr84" draw:layer="layout" svg:width="0.415cm" svg:height="10.289cm" svg:x="17.278cm" svg:y="1.096cm" svg:viewBox="0 0 416 10290" draw:points="0,10290 0,9714 416,0">
          <text:p/>
        </draw:polygon>
        <draw:polygon draw:style-name="gr85" draw:layer="layout" svg:width="0.415cm" svg:height="10.289cm" svg:x="17.278cm" svg:y="1.096cm" svg:viewBox="0 0 416 10290" draw:points="0,10290 0,9714 416,0">
          <text:p/>
        </draw:polygon>
        <draw:polygon draw:style-name="gr84" draw:layer="layout" svg:width="0.26cm" svg:height="0.576cm" svg:x="17.018cm" svg:y="10.809cm" svg:viewBox="0 0 261 577" draw:points="261,577 0,314 261,0">
          <text:p/>
        </draw:polygon>
        <draw:polygon draw:style-name="gr85" draw:layer="layout" svg:width="0.26cm" svg:height="0.576cm" svg:x="17.018cm" svg:y="10.809cm" svg:viewBox="0 0 261 577" draw:points="261,577 0,314 261,0">
          <text:p/>
        </draw:polygon>
        <draw:polygon draw:style-name="gr84" draw:layer="layout" svg:width="1.617cm" svg:height="0.27cm" svg:x="12.839cm" svg:y="11.104cm" svg:viewBox="0 0 1618 271" draw:points="1347,271 0,40 1618,0">
          <text:p/>
        </draw:polygon>
        <draw:polygon draw:style-name="gr85" draw:layer="layout" svg:width="1.617cm" svg:height="0.27cm" svg:x="12.839cm" svg:y="11.104cm" svg:viewBox="0 0 1618 271" draw:points="1347,271 0,40 1618,0">
          <text:p/>
        </draw:polygon>
        <draw:polygon draw:style-name="gr8" draw:layer="layout" svg:width="0.574cm" svg:height="0.27cm" svg:x="14.943cm" svg:y="11.104cm" svg:viewBox="0 0 575 271" draw:points="272,271 0,0 575,40">
          <text:p/>
        </draw:polygon>
        <draw:polygon draw:style-name="gr85" draw:layer="layout" svg:width="0.574cm" svg:height="0.27cm" svg:x="14.943cm" svg:y="11.104cm" svg:viewBox="0 0 575 271" draw:points="272,271 0,0 575,40">
          <text:p/>
        </draw:polygon>
        <draw:polygon draw:style-name="gr85" draw:layer="layout" svg:width="0.574cm" svg:height="0.27cm" svg:x="14.943cm" svg:y="11.104cm" svg:viewBox="0 0 575 271" draw:points="272,271 0,0 575,40">
          <text:p/>
        </draw:polygon>
        <draw:polygon draw:style-name="gr84" draw:layer="layout" svg:width="0.767cm" svg:height="2.91cm" svg:x="3.299cm" svg:y="8.255cm" svg:viewBox="0 0 768 2911" draw:points="768,2911 0,0 630,1572">
          <text:p/>
        </draw:polygon>
        <draw:polygon draw:style-name="gr84" draw:layer="layout" svg:width="0.567cm" svg:height="1.338cm" svg:x="3.928cm" svg:y="9.827cm" svg:viewBox="0 0 568 1339" draw:points="138,1339 0,0 568,1339">
          <text:p/>
        </draw:polygon>
        <draw:polygon draw:style-name="gr84" draw:layer="layout" svg:width="1.173cm" svg:height="1.338cm" svg:x="3.928cm" svg:y="9.827cm" svg:viewBox="0 0 1174 1339" draw:points="568,1339 0,0 1174,1318">
          <text:p/>
        </draw:polygon>
        <draw:polygon draw:style-name="gr84" draw:layer="layout" svg:width="2.597cm" svg:height="0.021cm" svg:x="5.545cm" svg:y="11.144cm" svg:viewBox="0 0 2598 22" draw:points="2169,22 0,0 2598,22">
          <text:p/>
        </draw:polygon>
        <draw:polygon draw:style-name="gr85" draw:layer="layout" svg:width="2.597cm" svg:height="0.021cm" svg:x="5.545cm" svg:y="11.144cm" svg:viewBox="0 0 2598 22" draw:points="2169,22 0,0 2598,22">
          <text:p/>
        </draw:polygon>
        <draw:polygon draw:style-name="gr84" draw:layer="layout" svg:width="3.201cm" svg:height="0.021cm" svg:x="5.545cm" svg:y="11.144cm" svg:viewBox="0 0 3202 22" draw:points="2598,22 0,0 3202,0">
          <text:p/>
        </draw:polygon>
        <draw:polygon draw:style-name="gr85" draw:layer="layout" svg:width="3.201cm" svg:height="0.021cm" svg:x="5.545cm" svg:y="11.144cm" svg:viewBox="0 0 3202 22" draw:points="2598,22 0,0 3202,0">
          <text:p/>
        </draw:polygon>
        <draw:polygon draw:style-name="gr84" draw:layer="layout" svg:width="2.597cm" svg:height="0.021cm" svg:x="9.192cm" svg:y="11.144cm" svg:viewBox="0 0 2598 22" draw:points="2168,22 0,0 2598,22">
          <text:p/>
        </draw:polygon>
        <draw:polygon draw:style-name="gr85" draw:layer="layout" svg:width="2.597cm" svg:height="0.021cm" svg:x="9.192cm" svg:y="11.144cm" svg:viewBox="0 0 2598 22" draw:points="2168,22 0,0 2598,22">
          <text:p/>
        </draw:polygon>
        <draw:polygon draw:style-name="gr84" draw:layer="layout" svg:width="3.201cm" svg:height="0.021cm" svg:x="9.192cm" svg:y="11.144cm" svg:viewBox="0 0 3202 22" draw:points="2598,22 0,0 3202,0">
          <text:p/>
        </draw:polygon>
        <draw:polygon draw:style-name="gr85" draw:layer="layout" svg:width="3.201cm" svg:height="0.021cm" svg:x="9.192cm" svg:y="11.144cm" svg:viewBox="0 0 3202 22" draw:points="2598,22 0,0 3202,0">
          <text:p/>
        </draw:polygon>
        <draw:polygon draw:style-name="gr84" draw:layer="layout" svg:width="1.173cm" svg:height="1.317cm" svg:x="3.928cm" svg:y="9.827cm" svg:viewBox="0 0 1174 1318" draw:points="1174,1318 0,0 97,101">
          <text:p/>
        </draw:polygon>
        <draw:polygon draw:style-name="gr84" draw:layer="layout" svg:width="1.52cm" svg:height="1.217cm" svg:x="4.025cm" svg:y="9.927cm" svg:viewBox="0 0 1521 1218" draw:points="1076,1218 0,0 1521,1218">
          <text:p/>
        </draw:polygon>
        <draw:polygon draw:style-name="gr84" draw:layer="layout" svg:width="4.721cm" svg:height="1.217cm" svg:x="4.025cm" svg:y="9.927cm" svg:viewBox="0 0 4722 1218" draw:points="1520,1218 0,0 4722,1218">
          <text:p/>
        </draw:polygon>
        <draw:polygon draw:style-name="gr84" draw:layer="layout" svg:width="5.167cm" svg:height="1.217cm" svg:x="4.025cm" svg:y="9.927cm" svg:viewBox="0 0 5168 1218" draw:points="4722,1218 0,0 5168,1218">
          <text:p/>
        </draw:polygon>
        <draw:polygon draw:style-name="gr84" draw:layer="layout" svg:width="5.561cm" svg:height="0.779cm" svg:x="6.832cm" svg:y="10.365cm" svg:viewBox="0 0 5562 780" draw:points="2361,780 0,0 5562,780">
          <text:p/>
        </draw:polygon>
        <draw:polygon draw:style-name="gr84" draw:layer="layout" svg:width="5.167cm" svg:height="1.217cm" svg:x="4.025cm" svg:y="9.927cm" svg:viewBox="0 0 5168 1218" draw:points="5168,1218 0,0 2807,439">
          <text:p/>
        </draw:polygon>
        <draw:polygon draw:style-name="gr84" draw:layer="layout" svg:width="6.007cm" svg:height="0.779cm" svg:x="6.832cm" svg:y="10.365cm" svg:viewBox="0 0 6008 780" draw:points="5562,780 0,0 6008,780">
          <text:p/>
        </draw:polygon>
        <draw:polygon draw:style-name="gr84" draw:layer="layout" svg:width="7.624cm" svg:height="0.779cm" svg:x="6.832cm" svg:y="10.365cm" svg:viewBox="0 0 7625 780" draw:points="6008,780 0,0 7625,740">
          <text:p/>
        </draw:polygon>
        <draw:polygon draw:style-name="gr84" draw:layer="layout" svg:width="1.023cm" svg:height="0.04cm" svg:x="14.943cm" svg:y="11.104cm" svg:viewBox="0 0 1024 41" draw:points="574,41 0,0 1024,41">
          <text:p/>
        </draw:polygon>
        <draw:polygon draw:style-name="gr85" draw:layer="layout" svg:width="1.023cm" svg:height="0.04cm" svg:x="14.943cm" svg:y="11.104cm" svg:viewBox="0 0 1024 41" draw:points="574,41 0,0 1024,41">
          <text:p/>
        </draw:polygon>
        <draw:polygon draw:style-name="gr84" draw:layer="layout" svg:width="1.607cm" svg:height="0.04cm" svg:x="14.943cm" svg:y="11.104cm" svg:viewBox="0 0 1608 41" draw:points="1024,41 0,0 1608,19">
          <text:p/>
        </draw:polygon>
        <draw:polygon draw:style-name="gr85" draw:layer="layout" svg:width="1.607cm" svg:height="0.04cm" svg:x="14.943cm" svg:y="11.104cm" svg:viewBox="0 0 1608 41" draw:points="1024,41 0,0 1608,19">
          <text:p/>
        </draw:polygon>
        <draw:polygon draw:style-name="gr84" draw:layer="layout" svg:width="2.075cm" svg:height="0.019cm" svg:x="14.943cm" svg:y="11.104cm" svg:viewBox="0 0 2076 20" draw:points="1608,20 0,0 2076,20">
          <text:p/>
        </draw:polygon>
        <draw:polygon draw:style-name="gr85" draw:layer="layout" svg:width="2.075cm" svg:height="0.019cm" svg:x="14.943cm" svg:y="11.104cm" svg:viewBox="0 0 2076 20" draw:points="1608,20 0,0 2076,20">
          <text:p/>
        </draw:polygon>
        <draw:polygon draw:style-name="gr84" draw:layer="layout" svg:width="0.26cm" svg:height="0.314cm" svg:x="17.018cm" svg:y="10.809cm" svg:viewBox="0 0 261 315" draw:points="0,315 0,263 261,0">
          <text:p/>
        </draw:polygon>
        <draw:polygon draw:style-name="gr85" draw:layer="layout" svg:width="0.26cm" svg:height="0.314cm" svg:x="17.018cm" svg:y="10.809cm" svg:viewBox="0 0 261 315" draw:points="0,315 0,263 261,0">
          <text:p/>
        </draw:polygon>
        <draw:polygon draw:style-name="gr84" draw:layer="layout" svg:width="2.075cm" svg:height="0.051cm" svg:x="14.943cm" svg:y="11.072cm" svg:viewBox="0 0 2076 52" draw:points="2076,52 0,33 2076,0">
          <text:p/>
        </draw:polygon>
        <draw:polygon draw:style-name="gr85" draw:layer="layout" svg:width="2.075cm" svg:height="0.051cm" svg:x="14.943cm" svg:y="11.072cm" svg:viewBox="0 0 2076 52" draw:points="2076,52 0,33 2076,0">
          <text:p/>
        </draw:polygon>
        <draw:polygon draw:style-name="gr84" draw:layer="layout" svg:width="7.624cm" svg:height="0.739cm" svg:x="6.832cm" svg:y="10.365cm" svg:viewBox="0 0 7625 740" draw:points="7625,740 0,0 7625,727">
          <text:p/>
        </draw:polygon>
        <draw:polygon draw:style-name="gr84" draw:layer="layout" svg:width="0.487cm" svg:height="0.013cm" svg:x="14.456cm" svg:y="11.091cm" svg:viewBox="0 0 488 14" draw:points="0,14 0,0 488,14">
          <text:p/>
        </draw:polygon>
        <draw:polygon draw:style-name="gr85" draw:layer="layout" svg:width="0.487cm" svg:height="0.013cm" svg:x="14.456cm" svg:y="11.091cm" svg:viewBox="0 0 488 14" draw:points="0,14 0,0 488,14">
          <text:p/>
        </draw:polygon>
        <draw:polygon draw:style-name="gr84" draw:layer="layout" svg:width="2.075cm" svg:height="0.032cm" svg:x="14.943cm" svg:y="11.072cm" svg:viewBox="0 0 2076 33" draw:points="0,33 0,20 2076,0">
          <text:p/>
        </draw:polygon>
        <draw:polygon draw:style-name="gr85" draw:layer="layout" svg:width="2.075cm" svg:height="0.032cm" svg:x="14.943cm" svg:y="11.072cm" svg:viewBox="0 0 2076 33" draw:points="0,33 0,20 2076,0">
          <text:p/>
        </draw:polygon>
        <draw:polygon draw:style-name="gr84" draw:layer="layout" svg:width="0.487cm" svg:height="0.013cm" svg:x="14.456cm" svg:y="11.091cm" svg:viewBox="0 0 488 14" draw:points="488,14 0,0 488,0">
          <text:p/>
        </draw:polygon>
        <draw:polygon draw:style-name="gr85" draw:layer="layout" svg:width="0.487cm" svg:height="0.013cm" svg:x="14.456cm" svg:y="11.091cm" svg:viewBox="0 0 488 14" draw:points="488,14 0,0 488,0">
          <text:p/>
        </draw:polygon>
        <draw:polygon draw:style-name="gr84" draw:layer="layout" svg:width="7.624cm" svg:height="0.726cm" svg:x="6.832cm" svg:y="10.365cm" svg:viewBox="0 0 7625 727" draw:points="7625,727 0,0 7354,456">
          <text:p/>
        </draw:polygon>
        <draw:polygon draw:style-name="gr84" draw:layer="layout" svg:width="2.075cm" svg:height="0.019cm" svg:x="14.943cm" svg:y="11.072cm" svg:viewBox="0 0 2076 20" draw:points="0,20 1608,0 2076,0">
          <text:p/>
        </draw:polygon>
        <draw:polygon draw:style-name="gr85" draw:layer="layout" svg:width="2.075cm" svg:height="0.019cm" svg:x="14.943cm" svg:y="11.072cm" svg:viewBox="0 0 2076 20" draw:points="0,20 1608,0 2076,0">
          <text:p/>
        </draw:polygon>
        <draw:polygon draw:style-name="gr84" draw:layer="layout" svg:width="1.607cm" svg:height="0.04cm" svg:x="14.943cm" svg:y="11.051cm" svg:viewBox="0 0 1608 41" draw:points="0,41 575,0 1608,22">
          <text:p/>
        </draw:polygon>
        <draw:polygon draw:style-name="gr85" draw:layer="layout" svg:width="1.607cm" svg:height="0.04cm" svg:x="14.943cm" svg:y="11.051cm" svg:viewBox="0 0 1608 41" draw:points="0,41 575,0 1608,22">
          <text:p/>
        </draw:polygon>
        <draw:polygon draw:style-name="gr84" draw:layer="layout" svg:width="0.574cm" svg:height="0.271cm" svg:x="14.943cm" svg:y="10.82cm" svg:viewBox="0 0 575 272" draw:points="0,272 272,0 575,232">
          <text:p/>
        </draw:polygon>
        <draw:polygon draw:style-name="gr85" draw:layer="layout" svg:width="0.574cm" svg:height="0.271cm" svg:x="14.943cm" svg:y="10.82cm" svg:viewBox="0 0 575 272" draw:points="0,272 272,0 575,232">
          <text:p/>
        </draw:polygon>
        <draw:polygon draw:style-name="gr84" draw:layer="layout" svg:width="1.033cm" svg:height="0.021cm" svg:x="15.517cm" svg:y="11.051cm" svg:viewBox="0 0 1034 22" draw:points="1034,22 0,0 449,0">
          <text:p/>
        </draw:polygon>
        <draw:polygon draw:style-name="gr85" draw:layer="layout" svg:width="1.033cm" svg:height="0.021cm" svg:x="15.517cm" svg:y="11.051cm" svg:viewBox="0 0 1034 22" draw:points="1034,22 0,0 449,0">
          <text:p/>
        </draw:polygon>
        <draw:polygon draw:style-name="gr84" draw:layer="layout" svg:width="0.584cm" svg:height="0.263cm" svg:x="15.966cm" svg:y="10.809cm" svg:viewBox="0 0 585 264" draw:points="585,264 0,243 324,0">
          <text:p/>
        </draw:polygon>
        <draw:polygon draw:style-name="gr85" draw:layer="layout" svg:width="0.584cm" svg:height="0.263cm" svg:x="15.966cm" svg:y="10.809cm" svg:viewBox="0 0 585 264" draw:points="585,264 0,243 324,0">
          <text:p/>
        </draw:polygon>
        <draw:polygon draw:style-name="gr84" draw:layer="layout" svg:width="0.303cm" svg:height="0.25cm" svg:x="15.214cm" svg:y="10.801cm" svg:viewBox="0 0 304 251" draw:points="304,251 0,19 54,0">
          <text:p/>
        </draw:polygon>
        <draw:polygon draw:style-name="gr85" draw:layer="layout" svg:width="0.303cm" svg:height="0.25cm" svg:x="15.214cm" svg:y="10.801cm" svg:viewBox="0 0 304 251" draw:points="304,251 0,19 54,0">
          <text:p/>
        </draw:polygon>
        <draw:polygon draw:style-name="gr84" draw:layer="layout" svg:width="0.323cm" svg:height="0.25cm" svg:x="15.966cm" svg:y="10.801cm" svg:viewBox="0 0 324 251" draw:points="0,251 250,0 324,8">
          <text:p/>
        </draw:polygon>
        <draw:polygon draw:style-name="gr85" draw:layer="layout" svg:width="0.323cm" svg:height="0.25cm" svg:x="15.966cm" svg:y="10.801cm" svg:viewBox="0 0 324 251" draw:points="0,251 250,0 324,8">
          <text:p/>
        </draw:polygon>
        <draw:polygon draw:style-name="gr84" draw:layer="layout" svg:width="7.353cm" svg:height="0.455cm" svg:x="6.832cm" svg:y="10.365cm" svg:viewBox="0 0 7354 456" draw:points="7354,456 0,0 548,0">
          <text:p/>
        </draw:polygon>
        <draw:polygon draw:style-name="gr84" draw:layer="layout" svg:width="6.805cm" svg:height="0.487cm" svg:x="7.38cm" svg:y="10.333cm" svg:viewBox="0 0 6806 488" draw:points="6806,488 0,32 6806,0">
          <text:p/>
        </draw:polygon>
        <draw:polygon draw:style-name="gr84" draw:layer="layout" svg:width="0.053cm" svg:height="0.487cm" svg:x="15.214cm" svg:y="10.333cm" svg:viewBox="0 0 54 488" draw:points="0,488 0,0 54,469">
          <text:p/>
        </draw:polygon>
        <draw:polygon draw:style-name="gr85" draw:layer="layout" svg:width="0.053cm" svg:height="0.487cm" svg:x="15.214cm" svg:y="10.333cm" svg:viewBox="0 0 54 488" draw:points="0,488 0,0 54,469">
          <text:p/>
        </draw:polygon>
        <draw:polygon draw:style-name="gr84" draw:layer="layout" svg:width="0.074cm" svg:height="0.465cm" svg:x="16.215cm" svg:y="10.344cm" svg:viewBox="0 0 75 466" draw:points="75,466 0,458 75,0">
          <text:p/>
        </draw:polygon>
        <draw:polygon draw:style-name="gr85" draw:layer="layout" svg:width="0.074cm" svg:height="0.465cm" svg:x="16.215cm" svg:y="10.344cm" svg:viewBox="0 0 75 466" draw:points="75,466 0,458 75,0">
          <text:p/>
        </draw:polygon>
        <draw:polygon draw:style-name="gr84" draw:layer="layout" svg:width="0.415cm" svg:height="9.713cm" svg:x="17.278cm" svg:y="1.096cm" svg:viewBox="0 0 416 9714" draw:points="0,9714 0,9249 416,0">
          <text:p/>
        </draw:polygon>
        <draw:polygon draw:style-name="gr85" draw:layer="layout" svg:width="0.415cm" svg:height="9.713cm" svg:x="17.278cm" svg:y="1.096cm" svg:viewBox="0 0 416 9714" draw:points="0,9714 0,9249 416,0">
          <text:p/>
        </draw:polygon>
        <draw:polygon draw:style-name="gr84" draw:layer="layout" svg:width="0.053cm" svg:height="0.468cm" svg:x="15.214cm" svg:y="10.333cm" svg:viewBox="0 0 54 469" draw:points="54,469 0,0 54,19">
          <text:p/>
        </draw:polygon>
        <draw:polygon draw:style-name="gr85" draw:layer="layout" svg:width="0.053cm" svg:height="0.468cm" svg:x="15.214cm" svg:y="10.333cm" svg:viewBox="0 0 54 469" draw:points="54,469 0,0 54,19">
          <text:p/>
        </draw:polygon>
        <draw:polygon draw:style-name="gr84" draw:layer="layout" svg:width="0.074cm" svg:height="0.457cm" svg:x="16.215cm" svg:y="10.344cm" svg:viewBox="0 0 75 458" draw:points="0,458 0,8 75,0">
          <text:p/>
        </draw:polygon>
        <draw:polygon draw:style-name="gr85" draw:layer="layout" svg:width="0.074cm" svg:height="0.457cm" svg:x="16.215cm" svg:y="10.344cm" svg:viewBox="0 0 75 458" draw:points="0,458 0,8 75,0">
          <text:p/>
        </draw:polygon>
        <draw:polygon draw:style-name="gr84" draw:layer="layout" svg:width="2.807cm" svg:height="0.438cm" svg:x="4.025cm" svg:y="9.927cm" svg:viewBox="0 0 2808 439" draw:points="2808,439 0,0 2505,135">
          <text:p/>
        </draw:polygon>
        <draw:polygon draw:style-name="gr84" draw:layer="layout" svg:width="6.805cm" svg:height="0.303cm" svg:x="7.38cm" svg:y="10.062cm" svg:viewBox="0 0 6806 304" draw:points="0,304 303,0 6806,272">
          <text:p/>
        </draw:polygon>
        <draw:polygon draw:style-name="gr85" draw:layer="layout" svg:width="6.805cm" svg:height="0.303cm" svg:x="7.38cm" svg:y="10.062cm" svg:viewBox="0 0 6806 304" draw:points="0,304 303,0 6806,272">
          <text:p/>
        </draw:polygon>
        <draw:polygon draw:style-name="gr84" draw:layer="layout" svg:width="0.303cm" svg:height="0.25cm" svg:x="15.214cm" svg:y="10.102cm" svg:viewBox="0 0 304 251" draw:points="54,251 0,231 304,0">
          <text:p/>
        </draw:polygon>
        <draw:polygon draw:style-name="gr85" draw:layer="layout" svg:width="0.303cm" svg:height="0.25cm" svg:x="15.214cm" svg:y="10.102cm" svg:viewBox="0 0 304 251" draw:points="54,251 0,231 304,0">
          <text:p/>
        </draw:polygon>
        <draw:polygon draw:style-name="gr84" draw:layer="layout" svg:width="0.323cm" svg:height="0.25cm" svg:x="15.966cm" svg:y="10.102cm" svg:viewBox="0 0 324 251" draw:points="250,251 0,0 324,243">
          <text:p/>
        </draw:polygon>
        <draw:polygon draw:style-name="gr85" draw:layer="layout" svg:width="0.323cm" svg:height="0.25cm" svg:x="15.966cm" svg:y="10.102cm" svg:viewBox="0 0 324 251" draw:points="250,251 0,0 324,243">
          <text:p/>
        </draw:polygon>
        <draw:polygon draw:style-name="gr84" draw:layer="layout" svg:width="0.584cm" svg:height="0.263cm" svg:x="15.966cm" svg:y="10.081cm" svg:viewBox="0 0 585 264" draw:points="324,264 0,22 585,0">
          <text:p/>
        </draw:polygon>
        <draw:polygon draw:style-name="gr85" draw:layer="layout" svg:width="0.584cm" svg:height="0.263cm" svg:x="15.966cm" svg:y="10.081cm" svg:viewBox="0 0 585 264" draw:points="324,264 0,22 585,0">
          <text:p/>
        </draw:polygon>
        <draw:polygon draw:style-name="gr84" draw:layer="layout" svg:width="0.415cm" svg:height="9.248cm" svg:x="17.278cm" svg:y="1.096cm" svg:viewBox="0 0 416 9249" draw:points="0,9249 21,8681 416,0">
          <text:p/>
        </draw:polygon>
        <draw:polygon draw:style-name="gr85" draw:layer="layout" svg:width="0.415cm" svg:height="9.248cm" svg:x="17.278cm" svg:y="1.096cm" svg:viewBox="0 0 416 9249" draw:points="0,9249 21,8681 416,0">
          <text:p/>
        </draw:polygon>
        <draw:polygon draw:style-name="gr84" draw:layer="layout" svg:width="0.281cm" svg:height="0.568cm" svg:x="17.018cm" svg:y="9.776cm" svg:viewBox="0 0 282 569" draw:points="260,569 0,306 282,0">
          <text:p/>
        </draw:polygon>
        <draw:polygon draw:style-name="gr85" draw:layer="layout" svg:width="0.281cm" svg:height="0.568cm" svg:x="17.018cm" svg:y="9.776cm" svg:viewBox="0 0 282 569" draw:points="260,569 0,306 282,0">
          <text:p/>
        </draw:polygon>
        <draw:polygon draw:style-name="gr84" draw:layer="layout" svg:width="6.773cm" svg:height="0.273cm" svg:x="7.683cm" svg:y="10.06cm" svg:viewBox="0 0 6774 274" draw:points="6503,274 0,2 6774,0">
          <text:p/>
        </draw:polygon>
        <draw:polygon draw:style-name="gr85" draw:layer="layout" svg:width="6.773cm" svg:height="0.273cm" svg:x="7.683cm" svg:y="10.06cm" svg:viewBox="0 0 6774 274" draw:points="6503,274 0,2 6774,0">
          <text:p/>
        </draw:polygon>
        <draw:polygon draw:style-name="gr84" draw:layer="layout" svg:width="0.574cm" svg:height="0.273cm" svg:x="14.943cm" svg:y="10.06cm" svg:viewBox="0 0 575 274" draw:points="272,274 0,0 575,42">
          <text:p/>
        </draw:polygon>
        <draw:polygon draw:style-name="gr85" draw:layer="layout" svg:width="0.574cm" svg:height="0.273cm" svg:x="14.943cm" svg:y="10.06cm" svg:viewBox="0 0 575 274" draw:points="272,274 0,0 575,42">
          <text:p/>
        </draw:polygon>
        <draw:polygon draw:style-name="gr84" draw:layer="layout" svg:width="1.023cm" svg:height="0.042cm" svg:x="14.943cm" svg:y="10.06cm" svg:viewBox="0 0 1024 43" draw:points="574,43 0,0 1024,43">
          <text:p/>
        </draw:polygon>
        <draw:polygon draw:style-name="gr85" draw:layer="layout" svg:width="1.023cm" svg:height="0.042cm" svg:x="14.943cm" svg:y="10.06cm" svg:viewBox="0 0 1024 43" draw:points="574,43 0,0 1024,43">
          <text:p/>
        </draw:polygon>
        <draw:polygon draw:style-name="gr84" draw:layer="layout" svg:width="1.607cm" svg:height="0.042cm" svg:x="14.943cm" svg:y="10.06cm" svg:viewBox="0 0 1608 43" draw:points="1024,43 0,0 1608,21">
          <text:p/>
        </draw:polygon>
        <draw:polygon draw:style-name="gr85" draw:layer="layout" svg:width="1.607cm" svg:height="0.042cm" svg:x="14.943cm" svg:y="10.06cm" svg:viewBox="0 0 1608 43" draw:points="1024,43 0,0 1608,21">
          <text:p/>
        </draw:polygon>
        <draw:polygon draw:style-name="gr84" draw:layer="layout" svg:width="2.075cm" svg:height="0.021cm" svg:x="14.943cm" svg:y="10.06cm" svg:viewBox="0 0 2076 22" draw:points="1608,22 0,0 2076,22">
          <text:p/>
        </draw:polygon>
        <draw:polygon draw:style-name="gr85" draw:layer="layout" svg:width="2.075cm" svg:height="0.021cm" svg:x="14.943cm" svg:y="10.06cm" svg:viewBox="0 0 2076 22" draw:points="1608,22 0,0 2076,22">
          <text:p/>
        </draw:polygon>
        <draw:polygon draw:style-name="gr84" draw:layer="layout" svg:width="0.281cm" svg:height="0.305cm" svg:x="17.018cm" svg:y="9.776cm" svg:viewBox="0 0 282 306" draw:points="0,306 8,274 282,0">
          <text:p/>
        </draw:polygon>
        <draw:polygon draw:style-name="gr85" draw:layer="layout" svg:width="0.281cm" svg:height="0.305cm" svg:x="17.018cm" svg:y="9.776cm" svg:viewBox="0 0 282 306" draw:points="0,306 8,274 282,0">
          <text:p/>
        </draw:polygon>
        <draw:polygon draw:style-name="gr84" draw:layer="layout" svg:width="2.083cm" svg:height="0.032cm" svg:x="14.943cm" svg:y="10.049cm" svg:viewBox="0 0 2084 33" draw:points="2076,33 0,12 2084,0">
          <text:p/>
        </draw:polygon>
        <draw:polygon draw:style-name="gr85" draw:layer="layout" svg:width="2.083cm" svg:height="0.032cm" svg:x="14.943cm" svg:y="10.049cm" svg:viewBox="0 0 2084 33" draw:points="2076,33 0,12 2084,0">
          <text:p/>
        </draw:polygon>
        <draw:polygon draw:style-name="gr84" draw:layer="layout" svg:width="2.504cm" svg:height="0.135cm" svg:x="4.025cm" svg:y="9.927cm" svg:viewBox="0 0 2505 136" draw:points="2505,136 0,0 2164,89">
          <text:p/>
        </draw:polygon>
        <draw:polygon draw:style-name="gr85" draw:layer="layout" svg:width="2.504cm" svg:height="0.135cm" svg:x="4.025cm" svg:y="9.927cm" svg:viewBox="0 0 2505 136" draw:points="2505,136 0,0 2164,89">
          <text:p/>
        </draw:polygon>
        <draw:polygon draw:style-name="gr84" draw:layer="layout" svg:width="0.34cm" svg:height="0.046cm" svg:x="6.189cm" svg:y="10.016cm" svg:viewBox="0 0 341 47" draw:points="341,47 0,0 341,0">
          <text:p/>
        </draw:polygon>
        <draw:polygon draw:style-name="gr85" draw:layer="layout" svg:width="0.34cm" svg:height="0.046cm" svg:x="6.189cm" svg:y="10.016cm" svg:viewBox="0 0 341 47" draw:points="341,47 0,0 341,0">
          <text:p/>
        </draw:polygon>
        <draw:polygon draw:style-name="gr84" draw:layer="layout" svg:width="6.773cm" svg:height="0.529cm" svg:x="7.683cm" svg:y="9.533cm" svg:viewBox="0 0 6774 530" draw:points="0,530 0,0 6774,528">
          <text:p/>
        </draw:polygon>
        <draw:polygon draw:style-name="gr84" draw:layer="layout" svg:width="6.773cm" svg:height="0.527cm" svg:x="7.683cm" svg:y="9.533cm" svg:viewBox="0 0 6774 528" draw:points="6774,528 0,0 6774,517">
          <text:p/>
        </draw:polygon>
        <draw:polygon draw:style-name="gr84" draw:layer="layout" svg:width="0.487cm" svg:height="0.011cm" svg:x="14.456cm" svg:y="10.049cm" svg:viewBox="0 0 488 12" draw:points="0,12 0,0 488,12">
          <text:p/>
        </draw:polygon>
        <draw:polygon draw:style-name="gr85" draw:layer="layout" svg:width="0.487cm" svg:height="0.011cm" svg:x="14.456cm" svg:y="10.049cm" svg:viewBox="0 0 488 12" draw:points="0,12 0,0 488,12">
          <text:p/>
        </draw:polygon>
        <draw:polygon draw:style-name="gr84" draw:layer="layout" svg:width="2.57cm" svg:height="0.011cm" svg:x="14.456cm" svg:y="10.049cm" svg:viewBox="0 0 2571 12" draw:points="487,12 0,0 2571,0">
          <text:p/>
        </draw:polygon>
        <draw:polygon draw:style-name="gr85" draw:layer="layout" svg:width="2.57cm" svg:height="0.011cm" svg:x="14.456cm" svg:y="10.049cm" svg:viewBox="0 0 2571 12" draw:points="487,12 0,0 2571,0">
          <text:p/>
        </draw:polygon>
        <draw:polygon draw:style-name="gr84" draw:layer="layout" svg:width="6.773cm" svg:height="0.516cm" svg:x="7.683cm" svg:y="9.533cm" svg:viewBox="0 0 6774 517" draw:points="6774,517 0,0 6503,244">
          <text:p/>
        </draw:polygon>
        <draw:polygon draw:style-name="gr84" draw:layer="layout" svg:width="1.598cm" svg:height="0.021cm" svg:x="14.943cm" svg:y="10.028cm" svg:viewBox="0 0 1599 22" draw:points="0,22 564,0 1599,22">
          <text:p/>
        </draw:polygon>
        <draw:polygon draw:style-name="gr85" draw:layer="layout" svg:width="1.598cm" svg:height="0.021cm" svg:x="14.943cm" svg:y="10.028cm" svg:viewBox="0 0 1599 22" draw:points="0,22 564,0 1599,22">
          <text:p/>
        </draw:polygon>
        <draw:polygon draw:style-name="gr84" draw:layer="layout" svg:width="0.563cm" svg:height="0.273cm" svg:x="14.943cm" svg:y="9.776cm" svg:viewBox="0 0 564 274" draw:points="0,274 271,0 564,253">
          <text:p/>
        </draw:polygon>
        <draw:polygon draw:style-name="gr85" draw:layer="layout" svg:width="0.563cm" svg:height="0.273cm" svg:x="14.943cm" svg:y="9.776cm" svg:viewBox="0 0 564 274" draw:points="0,274 271,0 564,253">
          <text:p/>
        </draw:polygon>
        <draw:polygon draw:style-name="gr84" draw:layer="layout" svg:width="1.035cm" svg:height="0.021cm" svg:x="15.506cm" svg:y="10.028cm" svg:viewBox="0 0 1036 22" draw:points="1036,22 0,0 470,0">
          <text:p/>
        </draw:polygon>
        <draw:polygon draw:style-name="gr85" draw:layer="layout" svg:width="1.035cm" svg:height="0.021cm" svg:x="15.506cm" svg:y="10.028cm" svg:viewBox="0 0 1036 22" draw:points="1036,22 0,0 470,0">
          <text:p/>
        </draw:polygon>
        <draw:polygon draw:style-name="gr84" draw:layer="layout" svg:width="0.565cm" svg:height="0.273cm" svg:x="15.976cm" svg:y="9.776cm" svg:viewBox="0 0 566 274" draw:points="566,274 0,253 293,0">
          <text:p/>
        </draw:polygon>
        <draw:polygon draw:style-name="gr85" draw:layer="layout" svg:width="0.565cm" svg:height="0.273cm" svg:x="15.976cm" svg:y="9.776cm" svg:viewBox="0 0 566 274" draw:points="566,274 0,253 293,0">
          <text:p/>
        </draw:polygon>
        <draw:polygon draw:style-name="gr84" draw:layer="layout" svg:width="0.292cm" svg:height="0.26cm" svg:x="15.214cm" svg:y="9.768cm" svg:viewBox="0 0 293 261" draw:points="293,261 0,8 34,0">
          <text:p/>
        </draw:polygon>
        <draw:polygon draw:style-name="gr85" draw:layer="layout" svg:width="0.292cm" svg:height="0.26cm" svg:x="15.214cm" svg:y="9.768cm" svg:viewBox="0 0 293 261" draw:points="293,261 0,8 34,0">
          <text:p/>
        </draw:polygon>
        <draw:polygon draw:style-name="gr84" draw:layer="layout" svg:width="0.292cm" svg:height="0.26cm" svg:x="15.976cm" svg:y="9.768cm" svg:viewBox="0 0 293 261" draw:points="0,261 261,0 293,8">
          <text:p/>
        </draw:polygon>
        <draw:polygon draw:style-name="gr85" draw:layer="layout" svg:width="0.292cm" svg:height="0.26cm" svg:x="15.976cm" svg:y="9.768cm" svg:viewBox="0 0 293 261" draw:points="0,261 261,0 293,8">
          <text:p/>
        </draw:polygon>
        <draw:polygon draw:style-name="gr84" draw:layer="layout" svg:width="2.164cm" svg:height="0.089cm" svg:x="4.025cm" svg:y="9.927cm" svg:viewBox="0 0 2165 90" draw:points="2165,90 0,0 1699,0">
          <text:p/>
        </draw:polygon>
        <draw:polygon draw:style-name="gr85" draw:layer="layout" svg:width="2.164cm" svg:height="0.089cm" svg:x="4.025cm" svg:y="9.927cm" svg:viewBox="0 0 2165 90" draw:points="2165,90 0,0 1699,0">
          <text:p/>
        </draw:polygon>
        <draw:polygon draw:style-name="gr84" draw:layer="layout" svg:width="0.466cm" svg:height="0.134cm" svg:x="5.723cm" svg:y="9.882cm" svg:viewBox="0 0 467 135" draw:points="467,135 0,46 333,0">
          <text:p/>
        </draw:polygon>
        <draw:polygon draw:style-name="gr85" draw:layer="layout" svg:width="0.466cm" svg:height="0.134cm" svg:x="5.723cm" svg:y="9.882cm" svg:viewBox="0 0 467 135" draw:points="467,135 0,46 333,0">
          <text:p/>
        </draw:polygon>
        <draw:polygon draw:style-name="gr84" draw:layer="layout" svg:width="0.682cm" svg:height="0.1cm" svg:x="4.533cm" svg:y="9.827cm" svg:viewBox="0 0 683 101" draw:points="0,101 98,0 683,101">
          <text:p/>
        </draw:polygon>
        <draw:polygon draw:style-name="gr85" draw:layer="layout" svg:width="0.682cm" svg:height="0.1cm" svg:x="4.533cm" svg:y="9.827cm" svg:viewBox="0 0 683 101" draw:points="0,101 98,0 683,101">
          <text:p/>
        </draw:polygon>
        <draw:polygon draw:style-name="gr84" draw:layer="layout" svg:width="0.584cm" svg:height="0.1cm" svg:x="4.631cm" svg:y="9.827cm" svg:viewBox="0 0 585 101" draw:points="585,101 0,0 488,0">
          <text:p/>
        </draw:polygon>
        <draw:polygon draw:style-name="gr85" draw:layer="layout" svg:width="0.584cm" svg:height="0.1cm" svg:x="4.631cm" svg:y="9.827cm" svg:viewBox="0 0 585 101" draw:points="585,101 0,0 488,0">
          <text:p/>
        </draw:polygon>
        <draw:polygon draw:style-name="gr84" draw:layer="layout" svg:width="0.332cm" svg:height="0.1cm" svg:x="5.723cm" svg:y="9.827cm" svg:viewBox="0 0 333 101" draw:points="0,101 98,0 333,56">
          <text:p/>
        </draw:polygon>
        <draw:polygon draw:style-name="gr85" draw:layer="layout" svg:width="0.332cm" svg:height="0.1cm" svg:x="5.723cm" svg:y="9.827cm" svg:viewBox="0 0 333 101" draw:points="0,101 98,0 333,56">
          <text:p/>
        </draw:polygon>
        <draw:polygon draw:style-name="gr84" draw:layer="layout" svg:width="0.235cm" svg:height="0.055cm" svg:x="5.82cm" svg:y="9.827cm" svg:viewBox="0 0 236 56" draw:points="236,56 0,0">
          <text:p/>
        </draw:polygon>
        <draw:polygon draw:style-name="gr85" draw:layer="layout" svg:width="0.235cm" svg:height="0.055cm" svg:x="5.82cm" svg:y="9.827cm" svg:viewBox="0 0 236 56" draw:points="236,56 0,0">
          <text:p/>
        </draw:polygon>
        <draw:polygon draw:style-name="gr84" draw:layer="layout" svg:width="0.235cm" svg:height="0.222cm" svg:x="5.82cm" svg:y="9.66cm" svg:viewBox="0 0 236 223" draw:points="236,223 0,167 11,0">
          <text:p/>
        </draw:polygon>
        <draw:polygon draw:style-name="gr85" draw:layer="layout" svg:width="0.235cm" svg:height="0.222cm" svg:x="5.82cm" svg:y="9.66cm" svg:viewBox="0 0 236 223" draw:points="236,223 0,167 11,0">
          <text:p/>
        </draw:polygon>
        <draw:polygon draw:style-name="gr84" draw:layer="layout" svg:width="0.629cm" svg:height="1.572cm" svg:x="3.299cm" svg:y="8.255cm" svg:viewBox="0 0 630 1573" draw:points="630,1573 0,0 630,779">
          <text:p/>
        </draw:polygon>
        <draw:polygon draw:style-name="gr84" draw:layer="layout" svg:width="0.487cm" svg:height="0.794cm" svg:x="4.631cm" svg:y="9.033cm" svg:viewBox="0 0 488 795" draw:points="0,795 0,0 488,795">
          <text:p/>
        </draw:polygon>
        <draw:polygon draw:style-name="gr84" draw:layer="layout" svg:width="0.487cm" svg:height="0.794cm" svg:x="4.631cm" svg:y="9.033cm" svg:viewBox="0 0 488 795" draw:points="488,795 0,0 488,0">
          <text:p/>
        </draw:polygon>
        <draw:polygon draw:style-name="gr84" draw:layer="layout" svg:width="0.011cm" svg:height="0.167cm" svg:x="5.82cm" svg:y="9.66cm" svg:viewBox="0 0 12 168" draw:points="0,168 0,0 12,0">
          <text:p/>
        </draw:polygon>
        <draw:polygon draw:style-name="gr85" draw:layer="layout" svg:width="0.011cm" svg:height="0.167cm" svg:x="5.82cm" svg:y="9.66cm" svg:viewBox="0 0 12 168" draw:points="0,168 0,0 12,0">
          <text:p/>
        </draw:polygon>
        <draw:polygon draw:style-name="gr84" draw:layer="layout" svg:width="6.502cm" svg:height="0.243cm" svg:x="7.683cm" svg:y="9.533cm" svg:viewBox="0 0 6503 244" draw:points="6503,244 0,0 5454,147">
          <text:p/>
        </draw:polygon>
        <draw:polygon draw:style-name="gr85" draw:layer="layout" svg:width="6.502cm" svg:height="0.243cm" svg:x="7.683cm" svg:y="9.533cm" svg:viewBox="0 0 6503 244" draw:points="6503,244 0,0 5454,147">
          <text:p/>
        </draw:polygon>
        <draw:polygon draw:style-name="gr84" draw:layer="layout" svg:width="1.049cm" svg:height="0.097cm" svg:x="13.136cm" svg:y="9.679cm" svg:viewBox="0 0 1050 98" draw:points="1050,98 0,0 165,0">
          <text:p/>
        </draw:polygon>
        <draw:polygon draw:style-name="gr85" draw:layer="layout" svg:width="1.049cm" svg:height="0.097cm" svg:x="13.136cm" svg:y="9.679cm" svg:viewBox="0 0 1050 98" draw:points="1050,98 0,0 165,0">
          <text:p/>
        </draw:polygon>
        <draw:polygon draw:style-name="gr84" draw:layer="layout" svg:width="0.884cm" svg:height="0.154cm" svg:x="13.301cm" svg:y="9.622cm" svg:viewBox="0 0 885 155" draw:points="885,155 0,58 158,0">
          <text:p/>
        </draw:polygon>
        <draw:polygon draw:style-name="gr85" draw:layer="layout" svg:width="0.884cm" svg:height="0.154cm" svg:x="13.301cm" svg:y="9.622cm" svg:viewBox="0 0 885 155" draw:points="885,155 0,58 158,0">
          <text:p/>
        </draw:polygon>
        <draw:polygon draw:style-name="gr84" draw:layer="layout" svg:width="0.726cm" svg:height="0.436cm" svg:x="13.459cm" svg:y="9.34cm" svg:viewBox="0 0 727 437" draw:points="727,437 0,283 727,0">
          <text:p/>
        </draw:polygon>
        <draw:polygon draw:style-name="gr85" draw:layer="layout" svg:width="0.726cm" svg:height="0.436cm" svg:x="13.459cm" svg:y="9.34cm" svg:viewBox="0 0 727 437" draw:points="727,437 0,283 727,0">
          <text:p/>
        </draw:polygon>
        <draw:polygon draw:style-name="gr84" draw:layer="layout" svg:width="0.034cm" svg:height="0.486cm" svg:x="15.214cm" svg:y="9.29cm" svg:viewBox="0 0 35 487" draw:points="0,487 0,0 35,479">
          <text:p/>
        </draw:polygon>
        <draw:polygon draw:style-name="gr85" draw:layer="layout" svg:width="0.034cm" svg:height="0.486cm" svg:x="15.214cm" svg:y="9.29cm" svg:viewBox="0 0 35 487" draw:points="0,487 0,0 35,479">
          <text:p/>
        </draw:polygon>
        <draw:polygon draw:style-name="gr84" draw:layer="layout" svg:width="0.032cm" svg:height="0.486cm" svg:x="16.236cm" svg:y="9.29cm" svg:viewBox="0 0 33 487" draw:points="33,487 0,479 33,0">
          <text:p/>
        </draw:polygon>
        <draw:polygon draw:style-name="gr85" draw:layer="layout" svg:width="0.032cm" svg:height="0.486cm" svg:x="16.236cm" svg:y="9.29cm" svg:viewBox="0 0 33 487" draw:points="33,487 0,479 33,0">
          <text:p/>
        </draw:polygon>
        <draw:polygon draw:style-name="gr84" draw:layer="layout" svg:width="0.394cm" svg:height="8.68cm" svg:x="17.299cm" svg:y="1.096cm" svg:viewBox="0 0 395 8681" draw:points="0,8681 0,8195 395,0">
          <text:p/>
        </draw:polygon>
        <draw:polygon draw:style-name="gr85" draw:layer="layout" svg:width="0.394cm" svg:height="8.68cm" svg:x="17.299cm" svg:y="1.096cm" svg:viewBox="0 0 395 8681" draw:points="0,8681 0,8195 395,0">
          <text:p/>
        </draw:polygon>
        <draw:polygon draw:style-name="gr84" draw:layer="layout" svg:width="0.034cm" svg:height="0.478cm" svg:x="15.214cm" svg:y="9.29cm" svg:viewBox="0 0 35 479" draw:points="35,479 0,0 35,8">
          <text:p/>
        </draw:polygon>
        <draw:polygon draw:style-name="gr85" draw:layer="layout" svg:width="0.034cm" svg:height="0.478cm" svg:x="15.214cm" svg:y="9.29cm" svg:viewBox="0 0 35 479" draw:points="35,479 0,0 35,8">
          <text:p/>
        </draw:polygon>
        <draw:polygon draw:style-name="gr84" draw:layer="layout" svg:width="0.032cm" svg:height="0.478cm" svg:x="16.236cm" svg:y="9.29cm" svg:viewBox="0 0 33 479" draw:points="0,479 0,8 33,0">
          <text:p/>
        </draw:polygon>
        <draw:polygon draw:style-name="gr85" draw:layer="layout" svg:width="0.032cm" svg:height="0.478cm" svg:x="16.236cm" svg:y="9.29cm" svg:viewBox="0 0 33 479" draw:points="0,479 0,8 33,0">
          <text:p/>
        </draw:polygon>
        <draw:polygon draw:style-name="gr84" draw:layer="layout" svg:width="5.453cm" svg:height="0.146cm" svg:x="7.683cm" svg:y="9.533cm" svg:viewBox="0 0 5454 147" draw:points="5454,147 0,0 5297,90">
          <text:p/>
        </draw:polygon>
        <draw:polygon draw:style-name="gr85" draw:layer="layout" svg:width="5.453cm" svg:height="0.146cm" svg:x="7.683cm" svg:y="9.533cm" svg:viewBox="0 0 5454 147" draw:points="5454,147 0,0 5297,90">
          <text:p/>
        </draw:polygon>
        <draw:polygon draw:style-name="gr84" draw:layer="layout" svg:width="5.296cm" svg:height="0.117cm" svg:x="7.683cm" svg:y="9.505cm" svg:viewBox="0 0 5297 118" draw:points="5297,118 0,28 5183,0">
          <text:p/>
        </draw:polygon>
        <draw:polygon draw:style-name="gr85" draw:layer="layout" svg:width="5.296cm" svg:height="0.117cm" svg:x="7.683cm" svg:y="9.505cm" svg:viewBox="0 0 5297 118" draw:points="5297,118 0,28 5183,0">
          <text:p/>
        </draw:polygon>
        <draw:polygon draw:style-name="gr84" draw:layer="layout" svg:width="0.726cm" svg:height="0.282cm" svg:x="13.459cm" svg:y="9.34cm" svg:viewBox="0 0 727 283" draw:points="0,283 115,166 727,0">
          <text:p/>
        </draw:polygon>
        <draw:polygon draw:style-name="gr85" draw:layer="layout" svg:width="0.726cm" svg:height="0.282cm" svg:x="13.459cm" svg:y="9.34cm" svg:viewBox="0 0 727 283" draw:points="0,283 115,166 727,0">
          <text:p/>
        </draw:polygon>
        <draw:polygon draw:style-name="gr84" draw:layer="layout" svg:width="5.182cm" svg:height="0.243cm" svg:x="7.683cm" svg:y="9.29cm" svg:viewBox="0 0 5183 244" draw:points="0,244 247,0 5183,216">
          <text:p/>
        </draw:polygon>
        <draw:polygon draw:style-name="gr85" draw:layer="layout" svg:width="5.182cm" svg:height="0.243cm" svg:x="7.683cm" svg:y="9.29cm" svg:viewBox="0 0 5183 244" draw:points="0,244 247,0 5183,216">
          <text:p/>
        </draw:polygon>
        <draw:polygon draw:style-name="gr84" draw:layer="layout" svg:width="4.936cm" svg:height="0.215cm" svg:x="7.929cm" svg:y="9.29cm" svg:viewBox="0 0 4937 216" draw:points="4937,216 0,0 4877,59">
          <text:p/>
        </draw:polygon>
        <draw:polygon draw:style-name="gr85" draw:layer="layout" svg:width="4.936cm" svg:height="0.215cm" svg:x="7.929cm" svg:y="9.29cm" svg:viewBox="0 0 4937 216" draw:points="4937,216 0,0 4877,59">
          <text:p/>
        </draw:polygon>
        <draw:polygon draw:style-name="gr84" draw:layer="layout" svg:width="0.611cm" svg:height="0.165cm" svg:x="13.574cm" svg:y="9.34cm" svg:viewBox="0 0 612 166" draw:points="0,166 57,9 612,0">
          <text:p/>
        </draw:polygon>
        <draw:polygon draw:style-name="gr85" draw:layer="layout" svg:width="0.611cm" svg:height="0.165cm" svg:x="13.574cm" svg:y="9.34cm" svg:viewBox="0 0 612 166" draw:points="0,166 57,9 612,0">
          <text:p/>
        </draw:polygon>
        <draw:polygon draw:style-name="gr84" draw:layer="layout" svg:width="4.876cm" svg:height="0.059cm" svg:x="7.929cm" svg:y="9.29cm" svg:viewBox="0 0 4877 60" draw:points="4877,60 0,0">
          <text:p/>
        </draw:polygon>
        <draw:polygon draw:style-name="gr85" draw:layer="layout" svg:width="4.876cm" svg:height="0.059cm" svg:x="7.929cm" svg:y="9.29cm" svg:viewBox="0 0 4877 60" draw:points="4877,60 0,0">
          <text:p/>
        </draw:polygon>
        <draw:polygon draw:style-name="gr84" draw:layer="layout" svg:width="4.876cm" svg:height="0.165cm" svg:x="7.929cm" svg:y="9.184cm" svg:viewBox="0 0 4877 166" draw:points="4877,166 0,106 4877,0">
          <text:p/>
        </draw:polygon>
        <draw:polygon draw:style-name="gr85" draw:layer="layout" svg:width="4.876cm" svg:height="0.165cm" svg:x="7.929cm" svg:y="9.184cm" svg:viewBox="0 0 4877 166" draw:points="4877,166 0,106 4877,0">
          <text:p/>
        </draw:polygon>
        <draw:polygon draw:style-name="gr84" draw:layer="layout" svg:width="0.554cm" svg:height="0.165cm" svg:x="13.631cm" svg:y="9.184cm" svg:viewBox="0 0 555 166" draw:points="0,166 0,0 555,157">
          <text:p/>
        </draw:polygon>
        <draw:polygon draw:style-name="gr85" draw:layer="layout" svg:width="0.554cm" svg:height="0.165cm" svg:x="13.631cm" svg:y="9.184cm" svg:viewBox="0 0 555 166" draw:points="0,166 0,0 555,157">
          <text:p/>
        </draw:polygon>
        <draw:polygon draw:style-name="gr84" draw:layer="layout" svg:width="0.554cm" svg:height="0.304cm" svg:x="13.631cm" svg:y="9.036cm" svg:viewBox="0 0 555 305" draw:points="555,305 0,148 247,0">
          <text:p/>
        </draw:polygon>
        <draw:polygon draw:style-name="gr85" draw:layer="layout" svg:width="0.554cm" svg:height="0.304cm" svg:x="13.631cm" svg:y="9.036cm" svg:viewBox="0 0 555 305" draw:points="555,305 0,148 247,0">
          <text:p/>
        </draw:polygon>
        <draw:polygon draw:style-name="gr84" draw:layer="layout" svg:width="0.292cm" svg:height="0.26cm" svg:x="15.214cm" svg:y="9.038cm" svg:viewBox="0 0 293 261" draw:points="34,261 0,253 293,0">
          <text:p/>
        </draw:polygon>
        <draw:polygon draw:style-name="gr85" draw:layer="layout" svg:width="0.292cm" svg:height="0.26cm" svg:x="15.214cm" svg:y="9.038cm" svg:viewBox="0 0 293 261" draw:points="34,261 0,253 293,0">
          <text:p/>
        </draw:polygon>
        <draw:polygon draw:style-name="gr84" draw:layer="layout" svg:width="0.292cm" svg:height="0.26cm" svg:x="15.976cm" svg:y="9.038cm" svg:viewBox="0 0 293 261" draw:points="261,261 0,0 293,253">
          <text:p/>
        </draw:polygon>
        <draw:polygon draw:style-name="gr85" draw:layer="layout" svg:width="0.292cm" svg:height="0.26cm" svg:x="15.976cm" svg:y="9.038cm" svg:viewBox="0 0 293 261" draw:points="261,261 0,0 293,253">
          <text:p/>
        </draw:polygon>
        <draw:polygon draw:style-name="gr84" draw:layer="layout" svg:width="0.563cm" svg:height="0.271cm" svg:x="14.943cm" svg:y="9.019cm" svg:viewBox="0 0 564 272" draw:points="271,272 0,0 564,19">
          <text:p/>
        </draw:polygon>
        <draw:polygon draw:style-name="gr85" draw:layer="layout" svg:width="0.563cm" svg:height="0.271cm" svg:x="14.943cm" svg:y="9.019cm" svg:viewBox="0 0 564 272" draw:points="271,272 0,0 564,19">
          <text:p/>
        </draw:polygon>
        <draw:polygon draw:style-name="gr84" draw:layer="layout" svg:width="0.565cm" svg:height="0.271cm" svg:x="15.976cm" svg:y="9.019cm" svg:viewBox="0 0 566 272" draw:points="293,272 0,19 566,0">
          <text:p/>
        </draw:polygon>
        <draw:polygon draw:style-name="gr85" draw:layer="layout" svg:width="0.565cm" svg:height="0.271cm" svg:x="15.976cm" svg:y="9.019cm" svg:viewBox="0 0 566 272" draw:points="293,272 0,19 566,0">
          <text:p/>
        </draw:polygon>
        <draw:polygon draw:style-name="gr84" draw:layer="layout" svg:width="0.394cm" svg:height="8.194cm" svg:x="17.299cm" svg:y="1.096cm" svg:viewBox="0 0 395 8195" draw:points="0,8195 0,7640 395,0">
          <text:p/>
        </draw:polygon>
        <draw:polygon draw:style-name="gr85" draw:layer="layout" svg:width="0.394cm" svg:height="8.194cm" svg:x="17.299cm" svg:y="1.096cm" svg:viewBox="0 0 395 8195" draw:points="0,8195 0,7640 395,0">
          <text:p/>
        </draw:polygon>
        <draw:polygon draw:style-name="gr84" draw:layer="layout" svg:width="0.273cm" svg:height="0.555cm" svg:x="17.026cm" svg:y="8.735cm" svg:viewBox="0 0 274 556" draw:points="274,556 0,284 274,0">
          <text:p/>
        </draw:polygon>
        <draw:polygon draw:style-name="gr85" draw:layer="layout" svg:width="0.273cm" svg:height="0.555cm" svg:x="17.026cm" svg:y="8.735cm" svg:viewBox="0 0 274 556" draw:points="274,556 0,284 274,0">
          <text:p/>
        </draw:polygon>
        <draw:polygon draw:style-name="gr84" draw:layer="layout" svg:width="4.876cm" svg:height="0.119cm" svg:x="7.929cm" svg:y="9.171cm" svg:viewBox="0 0 4877 120" draw:points="0,120 292,0 4877,13">
          <text:p/>
        </draw:polygon>
        <draw:polygon draw:style-name="gr85" draw:layer="layout" svg:width="4.876cm" svg:height="0.119cm" svg:x="7.929cm" svg:y="9.171cm" svg:viewBox="0 0 4877 120" draw:points="0,120 292,0 4877,13">
          <text:p/>
        </draw:polygon>
        <draw:polygon draw:style-name="gr84" draw:layer="layout" svg:width="0.292cm" svg:height="0.206cm" svg:x="7.929cm" svg:y="9.084cm" svg:viewBox="0 0 293 207" draw:points="0,207 204,0 293,88">
          <text:p/>
        </draw:polygon>
        <draw:polygon draw:style-name="gr85" draw:layer="layout" svg:width="0.292cm" svg:height="0.206cm" svg:x="7.929cm" svg:y="9.084cm" svg:viewBox="0 0 293 207" draw:points="0,207 204,0 293,88">
          <text:p/>
        </draw:polygon>
        <draw:polygon draw:style-name="gr84" draw:layer="layout" svg:width="0.271cm" svg:height="0.059cm" svg:x="7.09cm" svg:y="9.152cm" svg:viewBox="0 0 272 60" draw:points="0,60 62,0 272,60">
          <text:p/>
        </draw:polygon>
        <draw:polygon draw:style-name="gr85" draw:layer="layout" svg:width="0.271cm" svg:height="0.059cm" svg:x="7.09cm" svg:y="9.152cm" svg:viewBox="0 0 272 60" draw:points="0,60 62,0 272,60">
          <text:p/>
        </draw:polygon>
        <draw:polygon draw:style-name="gr84" draw:layer="layout" svg:width="0.453cm" svg:height="0.243cm" svg:x="7.152cm" svg:y="8.968cm" svg:viewBox="0 0 454 244" draw:points="209,244 0,185 454,0">
          <text:p/>
        </draw:polygon>
        <draw:polygon draw:style-name="gr85" draw:layer="layout" svg:width="0.453cm" svg:height="0.243cm" svg:x="7.152cm" svg:y="8.968cm" svg:viewBox="0 0 454 244" draw:points="209,244 0,185 454,0">
          <text:p/>
        </draw:polygon>
        <draw:polygon draw:style-name="gr84" draw:layer="layout" svg:width="0.113cm" svg:height="0.17cm" svg:x="5.82cm" svg:y="9.033cm" svg:viewBox="0 0 114 171" draw:points="0,171 0,0 114,171">
          <text:p/>
        </draw:polygon>
        <draw:polygon draw:style-name="gr85" draw:layer="layout" svg:width="0.113cm" svg:height="0.17cm" svg:x="5.82cm" svg:y="9.033cm" svg:viewBox="0 0 114 171" draw:points="0,171 0,0 114,171">
          <text:p/>
        </draw:polygon>
        <draw:polygon draw:style-name="gr84" draw:layer="layout" svg:width="0.178cm" svg:height="0.17cm" svg:x="5.82cm" svg:y="9.033cm" svg:viewBox="0 0 179 171" draw:points="114,171 0,0 179,105">
          <text:p/>
        </draw:polygon>
        <draw:polygon draw:style-name="gr85" draw:layer="layout" svg:width="0.178cm" svg:height="0.17cm" svg:x="5.82cm" svg:y="9.033cm" svg:viewBox="0 0 179 171" draw:points="114,171 0,0 179,105">
          <text:p/>
        </draw:polygon>
        <draw:polygon draw:style-name="gr84" draw:layer="layout" svg:width="4.584cm" svg:height="0.013cm" svg:x="8.221cm" svg:y="9.171cm" svg:viewBox="0 0 4585 14" draw:points="4585,14 0,0 1054,0">
          <text:p/>
        </draw:polygon>
        <draw:polygon draw:style-name="gr85" draw:layer="layout" svg:width="4.584cm" svg:height="0.013cm" svg:x="8.221cm" svg:y="9.171cm" svg:viewBox="0 0 4585 14" draw:points="4585,14 0,0 1054,0">
          <text:p/>
        </draw:polygon>
        <draw:polygon draw:style-name="gr84" draw:layer="layout" svg:width="3.585cm" svg:height="0.148cm" svg:x="9.275cm" svg:y="9.036cm" svg:viewBox="0 0 3586 149" draw:points="3531,149 0,136 3586,0">
          <text:p/>
        </draw:polygon>
        <draw:polygon draw:style-name="gr85" draw:layer="layout" svg:width="3.585cm" svg:height="0.148cm" svg:x="9.275cm" svg:y="9.036cm" svg:viewBox="0 0 3586 149" draw:points="3531,149 0,136 3586,0">
          <text:p/>
        </draw:polygon>
        <draw:polygon draw:style-name="gr84" draw:layer="layout" svg:width="0.3cm" svg:height="0.148cm" svg:x="13.578cm" svg:y="9.036cm" svg:viewBox="0 0 301 149" draw:points="53,149 0,0 301,0">
          <text:p/>
        </draw:polygon>
        <draw:polygon draw:style-name="gr85" draw:layer="layout" svg:width="0.3cm" svg:height="0.148cm" svg:x="13.578cm" svg:y="9.036cm" svg:viewBox="0 0 301 149" draw:points="53,149 0,0 301,0">
          <text:p/>
        </draw:polygon>
        <draw:polygon draw:style-name="gr84" draw:layer="layout" svg:width="0.112cm" svg:height="0.055cm" svg:x="8.691cm" svg:y="9.116cm" svg:viewBox="0 0 113 56" draw:points="0,56 57,0 113,56">
          <text:p/>
        </draw:polygon>
        <draw:polygon draw:style-name="gr85" draw:layer="layout" svg:width="0.112cm" svg:height="0.055cm" svg:x="8.691cm" svg:y="9.116cm" svg:viewBox="0 0 113 56" draw:points="0,56 57,0 113,56">
          <text:p/>
        </draw:polygon>
        <draw:polygon draw:style-name="gr84" draw:layer="layout" svg:width="3.585cm" svg:height="0.135cm" svg:x="9.275cm" svg:y="9.036cm" svg:viewBox="0 0 3586 136" draw:points="0,136 97,38 3586,0">
          <text:p/>
        </draw:polygon>
        <draw:polygon draw:style-name="gr85" draw:layer="layout" svg:width="3.585cm" svg:height="0.135cm" svg:x="9.275cm" svg:y="9.036cm" svg:viewBox="0 0 3586 136" draw:points="0,136 97,38 3586,0">
          <text:p/>
        </draw:polygon>
        <draw:polygon draw:style-name="gr84" draw:layer="layout" svg:width="0.453cm" svg:height="0.55cm" svg:x="7.152cm" svg:y="8.602cm" svg:viewBox="0 0 454 551" draw:points="0,551 0,0 454,366">
          <text:p/>
        </draw:polygon>
        <draw:polygon draw:style-name="gr85" draw:layer="layout" svg:width="0.453cm" svg:height="0.55cm" svg:x="7.152cm" svg:y="8.602cm" svg:viewBox="0 0 454 551" draw:points="0,551 0,0 454,366">
          <text:p/>
        </draw:polygon>
        <draw:polygon draw:style-name="gr84" draw:layer="layout" svg:width="0.178cm" svg:height="0.535cm" svg:x="5.82cm" svg:y="8.602cm" svg:viewBox="0 0 179 536" draw:points="179,536 0,432 179,0">
          <text:p/>
        </draw:polygon>
        <draw:polygon draw:style-name="gr85" draw:layer="layout" svg:width="0.178cm" svg:height="0.535cm" svg:x="5.82cm" svg:y="8.602cm" svg:viewBox="0 0 179 536" draw:points="179,536 0,432 179,0">
          <text:p/>
        </draw:polygon>
        <draw:polygon draw:style-name="gr84" draw:layer="layout" svg:width="3.488cm" svg:height="0.038cm" svg:x="9.372cm" svg:y="9.036cm" svg:viewBox="0 0 3489 39" draw:points="0,39 0,0 3489,0">
          <text:p/>
        </draw:polygon>
        <draw:polygon draw:style-name="gr85" draw:layer="layout" svg:width="3.488cm" svg:height="0.038cm" svg:x="9.372cm" svg:y="9.036cm" svg:viewBox="0 0 3489 39" draw:points="0,39 0,0 3489,0">
          <text:p/>
        </draw:polygon>
        <draw:polygon draw:style-name="gr84" draw:layer="layout" svg:width="1.033cm" svg:height="0.019cm" svg:x="14.943cm" svg:y="9.019cm" svg:viewBox="0 0 1034 20" draw:points="564,20 0,0 1034,20">
          <text:p/>
        </draw:polygon>
        <draw:polygon draw:style-name="gr85" draw:layer="layout" svg:width="1.033cm" svg:height="0.019cm" svg:x="14.943cm" svg:y="9.019cm" svg:viewBox="0 0 1034 20" draw:points="564,20 0,0 1034,20">
          <text:p/>
        </draw:polygon>
        <draw:polygon draw:style-name="gr84" draw:layer="layout" svg:width="1.598cm" svg:height="0.019cm" svg:x="14.943cm" svg:y="9.019cm" svg:viewBox="0 0 1599 20" draw:points="1034,20 0,0 1599,0">
          <text:p/>
        </draw:polygon>
        <draw:polygon draw:style-name="gr85" draw:layer="layout" svg:width="1.598cm" svg:height="0.019cm" svg:x="14.943cm" svg:y="9.019cm" svg:viewBox="0 0 1599 20" draw:points="1034,20 0,0 1599,0">
          <text:p/>
        </draw:polygon>
        <draw:polygon draw:style-name="gr84" draw:layer="layout" svg:width="0.629cm" svg:height="0.778cm" svg:x="3.299cm" svg:y="8.255cm" svg:viewBox="0 0 630 779" draw:points="630,779 0,0 243,243">
          <text:p/>
        </draw:polygon>
        <draw:polygon draw:style-name="gr84" draw:layer="layout" svg:width="0.484cm" svg:height="0.535cm" svg:x="3.541cm" svg:y="8.498cm" svg:viewBox="0 0 485 536" draw:points="388,536 0,0 485,439">
          <text:p/>
        </draw:polygon>
        <draw:polygon draw:style-name="gr85" draw:layer="layout" svg:width="0.484cm" svg:height="0.535cm" svg:x="3.541cm" svg:y="8.498cm" svg:viewBox="0 0 485 536" draw:points="388,536 0,0 485,439">
          <text:p/>
        </draw:polygon>
        <draw:polygon draw:style-name="gr84" draw:layer="layout" svg:width="0.585cm" svg:height="0.097cm" svg:x="4.533cm" svg:y="8.936cm" svg:viewBox="0 0 586 98" draw:points="98,98 0,0 586,98">
          <text:p/>
        </draw:polygon>
        <draw:polygon draw:style-name="gr85" draw:layer="layout" svg:width="0.585cm" svg:height="0.097cm" svg:x="4.533cm" svg:y="8.936cm" svg:viewBox="0 0 586 98" draw:points="98,98 0,0 586,98">
          <text:p/>
        </draw:polygon>
        <draw:polygon draw:style-name="gr84" draw:layer="layout" svg:width="0.682cm" svg:height="0.097cm" svg:x="4.533cm" svg:y="8.936cm" svg:viewBox="0 0 683 98" draw:points="586,98 0,0 683,0">
          <text:p/>
        </draw:polygon>
        <draw:polygon draw:style-name="gr85" draw:layer="layout" svg:width="0.682cm" svg:height="0.097cm" svg:x="4.533cm" svg:y="8.936cm" svg:viewBox="0 0 683 98" draw:points="586,98 0,0 683,0">
          <text:p/>
        </draw:polygon>
        <draw:polygon draw:style-name="gr84" draw:layer="layout" svg:width="0.275cm" svg:height="0.431cm" svg:x="5.723cm" svg:y="8.602cm" svg:viewBox="0 0 276 432" draw:points="97,432 0,335 276,0">
          <text:p/>
        </draw:polygon>
        <draw:polygon draw:style-name="gr85" draw:layer="layout" svg:width="0.275cm" svg:height="0.431cm" svg:x="5.723cm" svg:y="8.602cm" svg:viewBox="0 0 276 432" draw:points="97,432 0,335 276,0">
          <text:p/>
        </draw:polygon>
        <draw:polygon draw:style-name="gr84" draw:layer="layout" svg:width="0.446cm" svg:height="0.013cm" svg:x="14.497cm" svg:y="9.006cm" svg:viewBox="0 0 447 14" draw:points="10,14 0,0 447,14">
          <text:p/>
        </draw:polygon>
        <draw:polygon draw:style-name="gr85" draw:layer="layout" svg:width="0.446cm" svg:height="0.013cm" svg:x="14.497cm" svg:y="9.006cm" svg:viewBox="0 0 447 14" draw:points="10,14 0,0 447,14">
          <text:p/>
        </draw:polygon>
        <draw:polygon draw:style-name="gr84" draw:layer="layout" svg:width="2.044cm" svg:height="0.013cm" svg:x="14.497cm" svg:y="9.006cm" svg:viewBox="0 0 2045 14" draw:points="446,14 0,0 2045,14">
          <text:p/>
        </draw:polygon>
        <draw:polygon draw:style-name="gr85" draw:layer="layout" svg:width="2.044cm" svg:height="0.013cm" svg:x="14.497cm" svg:y="9.006cm" svg:viewBox="0 0 2045 14" draw:points="446,14 0,0 2045,14">
          <text:p/>
        </draw:polygon>
        <draw:polygon draw:style-name="gr84" draw:layer="layout" svg:width="2.529cm" svg:height="0.013cm" svg:x="14.497cm" svg:y="9.006cm" svg:viewBox="0 0 2530 14" draw:points="2045,14 0,0 2530,14">
          <text:p/>
        </draw:polygon>
        <draw:polygon draw:style-name="gr85" draw:layer="layout" svg:width="2.529cm" svg:height="0.013cm" svg:x="14.497cm" svg:y="9.006cm" svg:viewBox="0 0 2530 14" draw:points="2045,14 0,0 2530,14">
          <text:p/>
        </draw:polygon>
        <draw:polygon draw:style-name="gr84" draw:layer="layout" svg:width="0.273cm" svg:height="0.284cm" svg:x="17.026cm" svg:y="8.735cm" svg:viewBox="0 0 274 285" draw:points="0,285 0,272 274,0">
          <text:p/>
        </draw:polygon>
        <draw:polygon draw:style-name="gr85" draw:layer="layout" svg:width="0.273cm" svg:height="0.284cm" svg:x="17.026cm" svg:y="8.735cm" svg:viewBox="0 0 274 285" draw:points="0,285 0,272 274,0">
          <text:p/>
        </draw:polygon>
        <draw:polygon draw:style-name="gr84" draw:layer="layout" svg:width="2.529cm" svg:height="0.013cm" svg:x="14.497cm" svg:y="9.006cm" svg:viewBox="0 0 2530 14" draw:points="2530,14 0,0 2530,0">
          <text:p/>
        </draw:polygon>
        <draw:polygon draw:style-name="gr85" draw:layer="layout" svg:width="2.529cm" svg:height="0.013cm" svg:x="14.497cm" svg:y="9.006cm" svg:viewBox="0 0 2530 14" draw:points="2530,14 0,0 2530,0">
          <text:p/>
        </draw:polygon>
        <draw:polygon draw:style-name="gr84" draw:layer="layout" svg:width="1.598cm" svg:height="0.019cm" svg:x="14.943cm" svg:y="8.987cm" svg:viewBox="0 0 1599 20" draw:points="0,20 564,0 1599,20">
          <text:p/>
        </draw:polygon>
        <draw:polygon draw:style-name="gr85" draw:layer="layout" svg:width="1.598cm" svg:height="0.019cm" svg:x="14.943cm" svg:y="8.987cm" svg:viewBox="0 0 1599 20" draw:points="0,20 564,0 1599,20">
          <text:p/>
        </draw:polygon>
        <draw:polygon draw:style-name="gr84" draw:layer="layout" svg:width="0.563cm" svg:height="0.271cm" svg:x="14.943cm" svg:y="8.735cm" svg:viewBox="0 0 564 272" draw:points="0,272 271,0 564,253">
          <text:p/>
        </draw:polygon>
        <draw:polygon draw:style-name="gr85" draw:layer="layout" svg:width="0.563cm" svg:height="0.271cm" svg:x="14.943cm" svg:y="8.735cm" svg:viewBox="0 0 564 272" draw:points="0,272 271,0 564,253">
          <text:p/>
        </draw:polygon>
        <draw:polygon draw:style-name="gr84" draw:layer="layout" svg:width="1.035cm" svg:height="0.019cm" svg:x="15.506cm" svg:y="8.987cm" svg:viewBox="0 0 1036 20" draw:points="1036,20 0,0 470,0">
          <text:p/>
        </draw:polygon>
        <draw:polygon draw:style-name="gr85" draw:layer="layout" svg:width="1.035cm" svg:height="0.019cm" svg:x="15.506cm" svg:y="8.987cm" svg:viewBox="0 0 1036 20" draw:points="1036,20 0,0 470,0">
          <text:p/>
        </draw:polygon>
        <draw:polygon draw:style-name="gr84" draw:layer="layout" svg:width="0.565cm" svg:height="0.271cm" svg:x="15.976cm" svg:y="8.735cm" svg:viewBox="0 0 566 272" draw:points="566,272 0,253 293,0">
          <text:p/>
        </draw:polygon>
        <draw:polygon draw:style-name="gr85" draw:layer="layout" svg:width="0.565cm" svg:height="0.271cm" svg:x="15.976cm" svg:y="8.735cm" svg:viewBox="0 0 566 272" draw:points="566,272 0,253 293,0">
          <text:p/>
        </draw:polygon>
        <draw:polygon draw:style-name="gr84" draw:layer="layout" svg:width="0.292cm" svg:height="0.26cm" svg:x="15.214cm" svg:y="8.727cm" svg:viewBox="0 0 293 261" draw:points="293,261 0,8 34,0">
          <text:p/>
        </draw:polygon>
        <draw:polygon draw:style-name="gr85" draw:layer="layout" svg:width="0.292cm" svg:height="0.26cm" svg:x="15.214cm" svg:y="8.727cm" svg:viewBox="0 0 293 261" draw:points="293,261 0,8 34,0">
          <text:p/>
        </draw:polygon>
        <draw:polygon draw:style-name="gr84" draw:layer="layout" svg:width="0.292cm" svg:height="0.26cm" svg:x="15.976cm" svg:y="8.727cm" svg:viewBox="0 0 293 261" draw:points="0,261 261,0 293,8">
          <text:p/>
        </draw:polygon>
        <draw:polygon draw:style-name="gr85" draw:layer="layout" svg:width="0.292cm" svg:height="0.26cm" svg:x="15.976cm" svg:y="8.727cm" svg:viewBox="0 0 293 261" draw:points="0,261 261,0 293,8">
          <text:p/>
        </draw:polygon>
        <draw:polygon draw:style-name="gr84" draw:layer="layout" svg:width="0.453cm" svg:height="0.366cm" svg:x="7.152cm" svg:y="8.602cm" svg:viewBox="0 0 454 367" draw:points="454,367 0,0">
          <text:p/>
        </draw:polygon>
        <draw:polygon draw:style-name="gr85" draw:layer="layout" svg:width="0.453cm" svg:height="0.366cm" svg:x="7.152cm" svg:y="8.602cm" svg:viewBox="0 0 454 367" draw:points="454,367 0,0">
          <text:p/>
        </draw:polygon>
        <draw:polygon draw:style-name="gr84" draw:layer="layout" svg:width="0.84cm" svg:height="0.39cm" svg:x="7.152cm" svg:y="8.578cm" svg:viewBox="0 0 841 391" draw:points="453,391 0,24 841,0">
          <text:p/>
        </draw:polygon>
        <draw:polygon draw:style-name="gr85" draw:layer="layout" svg:width="0.84cm" svg:height="0.39cm" svg:x="7.152cm" svg:y="8.578cm" svg:viewBox="0 0 841 391" draw:points="453,391 0,24 841,0">
          <text:p/>
        </draw:polygon>
        <draw:polygon draw:style-name="gr84" draw:layer="layout" svg:width="0.992cm" svg:height="0.438cm" svg:x="3.541cm" svg:y="8.498cm" svg:viewBox="0 0 993 439" draw:points="484,439 0,0 993,439">
          <text:p/>
        </draw:polygon>
        <draw:polygon draw:style-name="gr84" draw:layer="layout" svg:width="1.674cm" svg:height="0.438cm" svg:x="3.541cm" svg:y="8.498cm" svg:viewBox="0 0 1675 439" draw:points="993,439 0,0 1675,439">
          <text:p/>
        </draw:polygon>
        <draw:polygon draw:style-name="gr84" draw:layer="layout" svg:width="2.182cm" svg:height="0.438cm" svg:x="3.541cm" svg:y="8.498cm" svg:viewBox="0 0 2183 439" draw:points="1674,439 0,0 2183,439">
          <text:p/>
        </draw:polygon>
        <draw:polygon draw:style-name="gr84" draw:layer="layout" svg:width="2.457cm" svg:height="0.438cm" svg:x="3.541cm" svg:y="8.498cm" svg:viewBox="0 0 2458 439" draw:points="2183,439 0,0 2458,105">
          <text:p/>
        </draw:polygon>
        <draw:polygon draw:style-name="gr84" draw:layer="layout" svg:width="0.034cm" svg:height="0.487cm" svg:x="15.214cm" svg:y="8.248cm" svg:viewBox="0 0 35 488" draw:points="0,488 0,0 35,480">
          <text:p/>
        </draw:polygon>
        <draw:polygon draw:style-name="gr85" draw:layer="layout" svg:width="0.034cm" svg:height="0.487cm" svg:x="15.214cm" svg:y="8.248cm" svg:viewBox="0 0 35 488" draw:points="0,488 0,0 35,480">
          <text:p/>
        </draw:polygon>
        <draw:polygon draw:style-name="gr84" draw:layer="layout" svg:width="0.032cm" svg:height="0.487cm" svg:x="16.236cm" svg:y="8.248cm" svg:viewBox="0 0 33 488" draw:points="33,488 0,480 33,0">
          <text:p/>
        </draw:polygon>
        <draw:polygon draw:style-name="gr85" draw:layer="layout" svg:width="0.032cm" svg:height="0.487cm" svg:x="16.236cm" svg:y="8.248cm" svg:viewBox="0 0 33 488" draw:points="33,488 0,480 33,0">
          <text:p/>
        </draw:polygon>
        <draw:polygon draw:style-name="gr84" draw:layer="layout" svg:width="0.394cm" svg:height="7.639cm" svg:x="17.299cm" svg:y="1.096cm" svg:viewBox="0 0 395 7640" draw:points="0,7640 0,7153 395,0">
          <text:p/>
        </draw:polygon>
        <draw:polygon draw:style-name="gr85" draw:layer="layout" svg:width="0.394cm" svg:height="7.639cm" svg:x="17.299cm" svg:y="1.096cm" svg:viewBox="0 0 395 7640" draw:points="0,7640 0,7153 395,0">
          <text:p/>
        </draw:polygon>
        <draw:polygon draw:style-name="gr84" draw:layer="layout" svg:width="0.034cm" svg:height="0.479cm" svg:x="15.214cm" svg:y="8.248cm" svg:viewBox="0 0 35 480" draw:points="35,480 0,0 35,9">
          <text:p/>
        </draw:polygon>
        <draw:polygon draw:style-name="gr85" draw:layer="layout" svg:width="0.034cm" svg:height="0.479cm" svg:x="15.214cm" svg:y="8.248cm" svg:viewBox="0 0 35 480" draw:points="35,480 0,0 35,9">
          <text:p/>
        </draw:polygon>
        <draw:polygon draw:style-name="gr84" draw:layer="layout" svg:width="0.032cm" svg:height="0.479cm" svg:x="16.236cm" svg:y="8.248cm" svg:viewBox="0 0 33 480" draw:points="0,480 0,9 33,0">
          <text:p/>
        </draw:polygon>
        <draw:polygon draw:style-name="gr85" draw:layer="layout" svg:width="0.032cm" svg:height="0.479cm" svg:x="16.236cm" svg:y="8.248cm" svg:viewBox="0 0 33 480" draw:points="0,480 0,9 33,0">
          <text:p/>
        </draw:polygon>
        <draw:polygon draw:style-name="gr84" draw:layer="layout" svg:width="0.116cm" svg:height="0.244cm" svg:x="14.069cm" svg:y="8.451cm" svg:viewBox="0 0 117 245" draw:points="117,245 0,127 117,0">
          <text:p/>
        </draw:polygon>
        <draw:polygon draw:style-name="gr85" draw:layer="layout" svg:width="0.116cm" svg:height="0.244cm" svg:x="14.069cm" svg:y="8.451cm" svg:viewBox="0 0 117 245" draw:points="117,245 0,127 117,0">
          <text:p/>
        </draw:polygon>
        <draw:polygon draw:style-name="gr84" draw:layer="layout" svg:width="2.457cm" svg:height="0.104cm" svg:x="3.541cm" svg:y="8.498cm" svg:viewBox="0 0 2458 105" draw:points="2458,105 0,0 653,0">
          <text:p/>
        </draw:polygon>
        <draw:polygon draw:style-name="gr85" draw:layer="layout" svg:width="2.457cm" svg:height="0.104cm" svg:x="3.541cm" svg:y="8.498cm" svg:viewBox="0 0 2458 105" draw:points="2458,105 0,0 653,0">
          <text:p/>
        </draw:polygon>
        <draw:polygon draw:style-name="gr84" draw:layer="layout" svg:width="1.805cm" svg:height="0.108cm" svg:x="4.193cm" svg:y="8.494cm" svg:viewBox="0 0 1806 109" draw:points="1806,109 0,4 1499,0">
          <text:p/>
        </draw:polygon>
        <draw:polygon draw:style-name="gr85" draw:layer="layout" svg:width="1.805cm" svg:height="0.108cm" svg:x="4.193cm" svg:y="8.494cm" svg:viewBox="0 0 1806 109" draw:points="1806,109 0,4 1499,0">
          <text:p/>
        </draw:polygon>
        <draw:polygon draw:style-name="gr84" draw:layer="layout" svg:width="0.61cm" svg:height="0.303cm" svg:x="5.691cm" svg:y="8.299cm" svg:viewBox="0 0 611 304" draw:points="308,304 0,196 611,0">
          <text:p/>
        </draw:polygon>
        <draw:polygon draw:style-name="gr85" draw:layer="layout" svg:width="0.61cm" svg:height="0.303cm" svg:x="5.691cm" svg:y="8.299cm" svg:viewBox="0 0 611 304" draw:points="308,304 0,196 611,0">
          <text:p/>
        </draw:polygon>
        <draw:polygon draw:style-name="gr84" draw:layer="layout" svg:width="1.143cm" svg:height="0.303cm" svg:x="6.849cm" svg:y="8.299cm" svg:viewBox="0 0 1144 304" draw:points="303,304 0,0 1144,280">
          <text:p/>
        </draw:polygon>
        <draw:polygon draw:style-name="gr85" draw:layer="layout" svg:width="1.143cm" svg:height="0.303cm" svg:x="6.849cm" svg:y="8.299cm" svg:viewBox="0 0 1144 304" draw:points="303,304 0,0 1144,280">
          <text:p/>
        </draw:polygon>
        <draw:polygon draw:style-name="gr84" draw:layer="layout" svg:width="4.697cm" svg:height="0.038cm" svg:x="9.372cm" svg:y="8.54cm" svg:viewBox="0 0 4698 39" draw:points="0,39 0,0 4698,39">
          <text:p/>
        </draw:polygon>
        <draw:polygon draw:style-name="gr85" draw:layer="layout" svg:width="4.697cm" svg:height="0.038cm" svg:x="9.372cm" svg:y="8.54cm" svg:viewBox="0 0 4698 39" draw:points="0,39 0,0 4698,39">
          <text:p/>
        </draw:polygon>
        <draw:polygon draw:style-name="gr84" draw:layer="layout" svg:width="4.813cm" svg:height="0.127cm" svg:x="9.372cm" svg:y="8.451cm" svg:viewBox="0 0 4814 128" draw:points="4698,128 0,90 4814,0">
          <text:p/>
        </draw:polygon>
        <draw:polygon draw:style-name="gr85" draw:layer="layout" svg:width="4.813cm" svg:height="0.127cm" svg:x="9.372cm" svg:y="8.451cm" svg:viewBox="0 0 4814 128" draw:points="4698,128 0,90 4814,0">
          <text:p/>
        </draw:polygon>
        <draw:polygon draw:style-name="gr84" draw:layer="layout" svg:width="1.272cm" svg:height="0.279cm" svg:x="6.849cm" svg:y="8.299cm" svg:viewBox="0 0 1273 280" draw:points="1144,280 0,0 1273,280">
          <text:p/>
        </draw:polygon>
        <draw:polygon draw:style-name="gr85" draw:layer="layout" svg:width="1.272cm" svg:height="0.279cm" svg:x="6.849cm" svg:y="8.299cm" svg:viewBox="0 0 1273 280" draw:points="1144,280 0,0 1273,280">
          <text:p/>
        </draw:polygon>
        <draw:polygon draw:style-name="gr84" draw:layer="layout" svg:width="1.272cm" svg:height="0.279cm" svg:x="6.849cm" svg:y="8.299cm" svg:viewBox="0 0 1273 280" draw:points="1273,280 0,0 1273,242">
          <text:p/>
        </draw:polygon>
        <draw:polygon draw:style-name="gr85" draw:layer="layout" svg:width="1.272cm" svg:height="0.279cm" svg:x="6.849cm" svg:y="8.299cm" svg:viewBox="0 0 1273 280" draw:points="1273,280 0,0 1273,242">
          <text:p/>
        </draw:polygon>
        <draw:polygon draw:style-name="gr84" draw:layer="layout" svg:width="1.372cm" svg:height="0.241cm" svg:x="6.849cm" svg:y="8.299cm" svg:viewBox="0 0 1373 242" draw:points="1273,242 0,0 1373,145">
          <text:p/>
        </draw:polygon>
        <draw:polygon draw:style-name="gr85" draw:layer="layout" svg:width="1.372cm" svg:height="0.241cm" svg:x="6.849cm" svg:y="8.299cm" svg:viewBox="0 0 1373 242" draw:points="1273,242 0,0 1373,145">
          <text:p/>
        </draw:polygon>
        <draw:polygon draw:style-name="gr84" draw:layer="layout" svg:width="4.813cm" svg:height="0.089cm" svg:x="9.372cm" svg:y="8.451cm" svg:viewBox="0 0 4814 90" draw:points="0,90 1626,0 4814,0">
          <text:p/>
        </draw:polygon>
        <draw:polygon draw:style-name="gr85" draw:layer="layout" svg:width="4.813cm" svg:height="0.089cm" svg:x="9.372cm" svg:y="8.451cm" svg:viewBox="0 0 4814 90" draw:points="0,90 1626,0 4814,0">
          <text:p/>
        </draw:polygon>
        <draw:polygon draw:style-name="gr84" draw:layer="layout" svg:width="1.723cm" svg:height="0.097cm" svg:x="9.275cm" svg:y="8.443cm" svg:viewBox="0 0 1724 98" draw:points="97,98 0,0 1724,8">
          <text:p/>
        </draw:polygon>
        <draw:polygon draw:style-name="gr85" draw:layer="layout" svg:width="1.723cm" svg:height="0.097cm" svg:x="9.275cm" svg:y="8.443cm" svg:viewBox="0 0 1724 98" draw:points="97,98 0,0 1724,8">
          <text:p/>
        </draw:polygon>
        <draw:polygon draw:style-name="gr84" draw:layer="layout" svg:width="0.112cm" svg:height="0.055cm" svg:x="8.691cm" svg:y="8.443cm" svg:viewBox="0 0 113 56" draw:points="57,56 0,0 113,0">
          <text:p/>
        </draw:polygon>
        <draw:polygon draw:style-name="gr85" draw:layer="layout" svg:width="0.112cm" svg:height="0.055cm" svg:x="8.691cm" svg:y="8.443cm" svg:viewBox="0 0 113 56" draw:points="57,56 0,0 113,0">
          <text:p/>
        </draw:polygon>
        <draw:polygon draw:style-name="gr84" draw:layer="layout" svg:width="1.498cm" svg:height="0.004cm" svg:x="4.193cm" svg:y="8.494cm" svg:viewBox="0 0 1499 5" draw:points="0,5 721,0 1499,0">
          <text:p/>
        </draw:polygon>
        <draw:polygon draw:style-name="gr85" draw:layer="layout" svg:width="1.498cm" svg:height="0.004cm" svg:x="4.193cm" svg:y="8.494cm" svg:viewBox="0 0 1499 5" draw:points="0,5 721,0 1499,0">
          <text:p/>
        </draw:polygon>
        <draw:polygon draw:style-name="gr84" draw:layer="layout" svg:width="0.721cm" svg:height="0.354cm" svg:x="4.193cm" svg:y="8.144cm" svg:viewBox="0 0 722 355" draw:points="0,355 353,0 722,351">
          <text:p/>
        </draw:polygon>
        <draw:polygon draw:style-name="gr85" draw:layer="layout" svg:width="0.721cm" svg:height="0.354cm" svg:x="4.193cm" svg:y="8.144cm" svg:viewBox="0 0 722 355" draw:points="0,355 353,0 722,351">
          <text:p/>
        </draw:polygon>
        <draw:polygon draw:style-name="gr84" draw:layer="layout" svg:width="0.368cm" svg:height="0.35cm" svg:x="4.546cm" svg:y="8.144cm" svg:viewBox="0 0 369 351" draw:points="369,351 0,0 283,264">
          <text:p/>
        </draw:polygon>
        <draw:polygon draw:style-name="gr85" draw:layer="layout" svg:width="0.368cm" svg:height="0.35cm" svg:x="4.546cm" svg:y="8.144cm" svg:viewBox="0 0 369 351" draw:points="369,351 0,0 283,264">
          <text:p/>
        </draw:polygon>
        <draw:polygon draw:style-name="gr84" draw:layer="layout" svg:width="0.61cm" svg:height="0.195cm" svg:x="5.691cm" svg:y="8.299cm" svg:viewBox="0 0 611 196" draw:points="0,196 85,108 611,0">
          <text:p/>
        </draw:polygon>
        <draw:polygon draw:style-name="gr85" draw:layer="layout" svg:width="0.61cm" svg:height="0.195cm" svg:x="5.691cm" svg:y="8.299cm" svg:viewBox="0 0 611 196" draw:points="0,196 85,108 611,0">
          <text:p/>
        </draw:polygon>
        <draw:polygon draw:style-name="gr8" draw:layer="layout" svg:width="1.723cm" svg:height="0.135cm" svg:x="9.275cm" svg:y="8.316cm" svg:viewBox="0 0 1724 136" draw:points="1724,136 0,128 1590,0">
          <text:p/>
        </draw:polygon>
        <draw:polygon draw:style-name="gr85" draw:layer="layout" svg:width="1.723cm" svg:height="0.135cm" svg:x="9.275cm" svg:y="8.316cm" svg:viewBox="0 0 1724 136" draw:points="1724,136 0,128 1590,0">
          <text:p/>
        </draw:polygon>
        <draw:polygon draw:style-name="gr85" draw:layer="layout" svg:width="1.723cm" svg:height="0.135cm" svg:x="9.275cm" svg:y="8.316cm" svg:viewBox="0 0 1724 136" draw:points="1724,136 0,128 1590,0">
          <text:p/>
        </draw:polygon>
        <draw:polygon draw:style-name="gr84" draw:layer="layout" svg:width="1.842cm" svg:height="0.144cm" svg:x="6.849cm" svg:y="8.299cm" svg:viewBox="0 0 1843 145" draw:points="1372,145 0,0 1843,145">
          <text:p/>
        </draw:polygon>
        <draw:polygon draw:style-name="gr85" draw:layer="layout" svg:width="1.842cm" svg:height="0.144cm" svg:x="6.849cm" svg:y="8.299cm" svg:viewBox="0 0 1843 145" draw:points="1372,145 0,0 1843,145">
          <text:p/>
        </draw:polygon>
        <draw:polygon draw:style-name="gr84" draw:layer="layout" svg:width="1.954cm" svg:height="0.144cm" svg:x="6.849cm" svg:y="8.299cm" svg:viewBox="0 0 1955 145" draw:points="1842,145 0,0 1955,145">
          <text:p/>
        </draw:polygon>
        <draw:polygon draw:style-name="gr85" draw:layer="layout" svg:width="1.954cm" svg:height="0.144cm" svg:x="6.849cm" svg:y="8.299cm" svg:viewBox="0 0 1955 145" draw:points="1842,145 0,0 1955,145">
          <text:p/>
        </draw:polygon>
        <draw:polygon draw:style-name="gr84" draw:layer="layout" svg:width="2.426cm" svg:height="0.144cm" svg:x="6.849cm" svg:y="8.299cm" svg:viewBox="0 0 2427 145" draw:points="1955,145 0,0 2427,145">
          <text:p/>
        </draw:polygon>
        <draw:polygon draw:style-name="gr85" draw:layer="layout" svg:width="2.426cm" svg:height="0.144cm" svg:x="6.849cm" svg:y="8.299cm" svg:viewBox="0 0 2427 145" draw:points="1955,145 0,0 2427,145">
          <text:p/>
        </draw:polygon>
        <draw:polygon draw:style-name="gr84" draw:layer="layout" svg:width="4.015cm" svg:height="0.144cm" svg:x="6.849cm" svg:y="8.299cm" svg:viewBox="0 0 4016 145" draw:points="2426,145 0,0 4016,17">
          <text:p/>
        </draw:polygon>
        <draw:polygon draw:style-name="gr85" draw:layer="layout" svg:width="4.015cm" svg:height="0.144cm" svg:x="6.849cm" svg:y="8.299cm" svg:viewBox="0 0 4016 145" draw:points="2426,145 0,0 4016,17">
          <text:p/>
        </draw:polygon>
        <draw:polygon draw:style-name="gr84" draw:layer="layout" svg:width="0.282cm" svg:height="0.489cm" svg:x="4.546cm" svg:y="7.918cm" svg:viewBox="0 0 283 490" draw:points="283,490 0,227 283,0">
          <text:p/>
        </draw:polygon>
        <draw:polygon draw:style-name="gr85" draw:layer="layout" svg:width="0.282cm" svg:height="0.489cm" svg:x="4.546cm" svg:y="7.918cm" svg:viewBox="0 0 283 490" draw:points="283,490 0,227 283,0">
          <text:p/>
        </draw:polygon>
        <draw:polygon draw:style-name="gr84" draw:layer="layout" svg:width="0.525cm" svg:height="0.489cm" svg:x="5.776cm" svg:y="7.918cm" svg:viewBox="0 0 526 490" draw:points="0,490 0,0 526,382">
          <text:p/>
        </draw:polygon>
        <draw:polygon draw:style-name="gr85" draw:layer="layout" svg:width="0.525cm" svg:height="0.489cm" svg:x="5.776cm" svg:y="7.918cm" svg:viewBox="0 0 526 490" draw:points="0,490 0,0 526,382">
          <text:p/>
        </draw:polygon>
        <draw:polygon draw:style-name="gr84" draw:layer="layout" svg:width="4.015cm" svg:height="0.017cm" svg:x="6.849cm" svg:y="8.299cm" svg:viewBox="0 0 4016 18" draw:points="4016,18 0,0">
          <text:p/>
        </draw:polygon>
        <draw:polygon draw:style-name="gr85" draw:layer="layout" svg:width="4.015cm" svg:height="0.017cm" svg:x="6.849cm" svg:y="8.299cm" svg:viewBox="0 0 4016 18" draw:points="4016,18 0,0">
          <text:p/>
        </draw:polygon>
        <draw:polygon draw:style-name="gr84" draw:layer="layout" svg:width="4.015cm" svg:height="0.684cm" svg:x="6.849cm" svg:y="7.632cm" svg:viewBox="0 0 4016 685" draw:points="4016,685 0,668 3331,0">
          <text:p/>
        </draw:polygon>
        <draw:polygon draw:style-name="gr84" draw:layer="layout" svg:width="1.073cm" svg:height="0.381cm" svg:x="5.776cm" svg:y="7.918cm" svg:viewBox="0 0 1074 382" draw:points="526,382 0,0 1074,382">
          <text:p/>
        </draw:polygon>
        <draw:polygon draw:style-name="gr85" draw:layer="layout" svg:width="1.073cm" svg:height="0.381cm" svg:x="5.776cm" svg:y="7.918cm" svg:viewBox="0 0 1074 382" draw:points="526,382 0,0 1074,382">
          <text:p/>
        </draw:polygon>
        <draw:polygon draw:style-name="gr84" draw:layer="layout" svg:width="3.33cm" svg:height="0.667cm" svg:x="6.849cm" svg:y="7.632cm" svg:viewBox="0 0 3331 668" draw:points="0,668 2431,137 3331,0">
          <text:p/>
        </draw:polygon>
        <draw:polygon draw:style-name="gr84" draw:layer="layout" svg:width="3.503cm" svg:height="0.531cm" svg:x="5.776cm" svg:y="7.768cm" svg:viewBox="0 0 3504 532" draw:points="1073,532 0,150 3504,0">
          <text:p/>
        </draw:polygon>
        <draw:polygon draw:style-name="gr84" draw:layer="layout" svg:width="0.292cm" svg:height="0.261cm" svg:x="15.214cm" svg:y="7.996cm" svg:viewBox="0 0 293 262" draw:points="34,262 0,253 293,0">
          <text:p/>
        </draw:polygon>
        <draw:polygon draw:style-name="gr85" draw:layer="layout" svg:width="0.292cm" svg:height="0.261cm" svg:x="15.214cm" svg:y="7.996cm" svg:viewBox="0 0 293 262" draw:points="34,262 0,253 293,0">
          <text:p/>
        </draw:polygon>
        <draw:polygon draw:style-name="gr84" draw:layer="layout" svg:width="0.292cm" svg:height="0.261cm" svg:x="15.976cm" svg:y="7.996cm" svg:viewBox="0 0 293 262" draw:points="261,262 0,0 293,253">
          <text:p/>
        </draw:polygon>
        <draw:polygon draw:style-name="gr85" draw:layer="layout" svg:width="0.292cm" svg:height="0.261cm" svg:x="15.976cm" svg:y="7.996cm" svg:viewBox="0 0 293 262" draw:points="261,262 0,0 293,253">
          <text:p/>
        </draw:polygon>
        <draw:polygon draw:style-name="gr84" draw:layer="layout" svg:width="0.563cm" svg:height="0.273cm" svg:x="14.943cm" svg:y="7.975cm" svg:viewBox="0 0 564 274" draw:points="271,274 0,0 564,21">
          <text:p/>
        </draw:polygon>
        <draw:polygon draw:style-name="gr85" draw:layer="layout" svg:width="0.563cm" svg:height="0.273cm" svg:x="14.943cm" svg:y="7.975cm" svg:viewBox="0 0 564 274" draw:points="271,274 0,0 564,21">
          <text:p/>
        </draw:polygon>
        <draw:polygon draw:style-name="gr84" draw:layer="layout" svg:width="0.565cm" svg:height="0.273cm" svg:x="15.976cm" svg:y="7.975cm" svg:viewBox="0 0 566 274" draw:points="293,274 0,21 566,0">
          <text:p/>
        </draw:polygon>
        <draw:polygon draw:style-name="gr85" draw:layer="layout" svg:width="0.565cm" svg:height="0.273cm" svg:x="15.976cm" svg:y="7.975cm" svg:viewBox="0 0 566 274" draw:points="293,274 0,21 566,0">
          <text:p/>
        </draw:polygon>
        <draw:polygon draw:style-name="gr84" draw:layer="layout" svg:width="0.415cm" svg:height="7.152cm" svg:x="17.278cm" svg:y="1.096cm" svg:viewBox="0 0 416 7153" draw:points="21,7153 0,6586 416,0">
          <text:p/>
        </draw:polygon>
        <draw:polygon draw:style-name="gr85" draw:layer="layout" svg:width="0.415cm" svg:height="7.152cm" svg:x="17.278cm" svg:y="1.096cm" svg:viewBox="0 0 416 7153" draw:points="21,7153 0,6586 416,0">
          <text:p/>
        </draw:polygon>
        <draw:polygon draw:style-name="gr84" draw:layer="layout" svg:width="0.273cm" svg:height="0.567cm" svg:x="17.026cm" svg:y="7.681cm" svg:viewBox="0 0 274 568" draw:points="274,568 0,294 253,0">
          <text:p/>
        </draw:polygon>
        <draw:polygon draw:style-name="gr85" draw:layer="layout" svg:width="0.273cm" svg:height="0.567cm" svg:x="17.026cm" svg:y="7.681cm" svg:viewBox="0 0 274 568" draw:points="274,568 0,294 253,0">
          <text:p/>
        </draw:polygon>
        <draw:polygon draw:style-name="gr84" draw:layer="layout" svg:width="0.282cm" svg:height="0.651cm" svg:x="4.546cm" svg:y="7.493cm" svg:viewBox="0 0 283 652" draw:points="0,652 0,0 283,425">
          <text:p/>
        </draw:polygon>
        <draw:polygon draw:style-name="gr85" draw:layer="layout" svg:width="0.282cm" svg:height="0.651cm" svg:x="4.546cm" svg:y="7.493cm" svg:viewBox="0 0 283 652" draw:points="0,652 0,0 283,425">
          <text:p/>
        </draw:polygon>
        <draw:polygon draw:style-name="gr84" draw:layer="layout" svg:width="1.033cm" svg:height="0.021cm" svg:x="14.943cm" svg:y="7.975cm" svg:viewBox="0 0 1034 22" draw:points="564,22 0,0 1034,22">
          <text:p/>
        </draw:polygon>
        <draw:polygon draw:style-name="gr85" draw:layer="layout" svg:width="1.033cm" svg:height="0.021cm" svg:x="14.943cm" svg:y="7.975cm" svg:viewBox="0 0 1034 22" draw:points="564,22 0,0 1034,22">
          <text:p/>
        </draw:polygon>
        <draw:polygon draw:style-name="gr84" draw:layer="layout" svg:width="1.598cm" svg:height="0.021cm" svg:x="14.943cm" svg:y="7.975cm" svg:viewBox="0 0 1599 22" draw:points="1034,22 0,0 1599,0">
          <text:p/>
        </draw:polygon>
        <draw:polygon draw:style-name="gr85" draw:layer="layout" svg:width="1.598cm" svg:height="0.021cm" svg:x="14.943cm" svg:y="7.975cm" svg:viewBox="0 0 1599 22" draw:points="1034,22 0,0 1599,0">
          <text:p/>
        </draw:polygon>
        <draw:polygon draw:style-name="gr84" draw:layer="layout" svg:width="0.78cm" svg:height="0.686cm" svg:x="10.502cm" svg:y="7.308cm" svg:viewBox="0 0 781 687" draw:points="685,687 0,0 781,687">
          <text:p/>
        </draw:polygon>
        <draw:polygon draw:style-name="gr84" draw:layer="layout" svg:width="0.78cm" svg:height="0.686cm" svg:x="10.502cm" svg:y="7.308cm" svg:viewBox="0 0 781 687" draw:points="781,687 0,0 702,609">
          <text:p/>
        </draw:polygon>
        <draw:polygon draw:style-name="gr84" draw:layer="layout" svg:width="2.406cm" svg:height="0.078cm" svg:x="12.031cm" svg:y="7.916cm" svg:viewBox="0 0 2407 79" draw:points="0,79 78,0 2407,79">
          <text:p/>
        </draw:polygon>
        <draw:polygon draw:style-name="gr85" draw:layer="layout" svg:width="2.406cm" svg:height="0.078cm" svg:x="12.031cm" svg:y="7.916cm" svg:viewBox="0 0 2407 79" draw:points="0,79 78,0 2407,79">
          <text:p/>
        </draw:polygon>
        <draw:polygon draw:style-name="gr84" draw:layer="layout" svg:width="2.347cm" svg:height="0.078cm" svg:x="12.109cm" svg:y="7.916cm" svg:viewBox="0 0 2348 79" draw:points="2329,79 0,0 2348,60">
          <text:p/>
        </draw:polygon>
        <draw:polygon draw:style-name="gr85" draw:layer="layout" svg:width="2.347cm" svg:height="0.078cm" svg:x="12.109cm" svg:y="7.916cm" svg:viewBox="0 0 2348 79" draw:points="2329,79 0,0 2348,60">
          <text:p/>
        </draw:polygon>
        <draw:polygon draw:style-name="gr84" draw:layer="layout" svg:width="2.834cm" svg:height="0.059cm" svg:x="12.109cm" svg:y="7.916cm" svg:viewBox="0 0 2835 60" draw:points="2348,60 0,0 2835,60">
          <text:p/>
        </draw:polygon>
        <draw:polygon draw:style-name="gr85" draw:layer="layout" svg:width="2.834cm" svg:height="0.059cm" svg:x="12.109cm" svg:y="7.916cm" svg:viewBox="0 0 2835 60" draw:points="2348,60 0,0 2835,60">
          <text:p/>
        </draw:polygon>
        <draw:polygon draw:style-name="gr84" draw:layer="layout" svg:width="4.432cm" svg:height="0.059cm" svg:x="12.109cm" svg:y="7.916cm" svg:viewBox="0 0 4433 60" draw:points="2834,60 0,0 4433,60">
          <text:p/>
        </draw:polygon>
        <draw:polygon draw:style-name="gr85" draw:layer="layout" svg:width="4.432cm" svg:height="0.059cm" svg:x="12.109cm" svg:y="7.916cm" svg:viewBox="0 0 4433 60" draw:points="2834,60 0,0 4433,60">
          <text:p/>
        </draw:polygon>
        <draw:polygon draw:style-name="gr84" draw:layer="layout" svg:width="4.917cm" svg:height="0.059cm" svg:x="12.109cm" svg:y="7.916cm" svg:viewBox="0 0 4918 60" draw:points="4433,60 0,0 4918,60">
          <text:p/>
        </draw:polygon>
        <draw:polygon draw:style-name="gr85" draw:layer="layout" svg:width="4.917cm" svg:height="0.059cm" svg:x="12.109cm" svg:y="7.916cm" svg:viewBox="0 0 4918 60" draw:points="4433,60 0,0 4918,60">
          <text:p/>
        </draw:polygon>
        <draw:polygon draw:style-name="gr84" draw:layer="layout" svg:width="0.26cm" svg:height="0.294cm" svg:x="17.018cm" svg:y="7.681cm" svg:viewBox="0 0 261 295" draw:points="8,295 0,263 261,0">
          <text:p/>
        </draw:polygon>
        <draw:polygon draw:style-name="gr85" draw:layer="layout" svg:width="0.26cm" svg:height="0.294cm" svg:x="17.018cm" svg:y="7.681cm" svg:viewBox="0 0 261 295" draw:points="8,295 0,263 261,0">
          <text:p/>
        </draw:polygon>
        <draw:polygon draw:style-name="gr84" draw:layer="layout" svg:width="2.559cm" svg:height="0.032cm" svg:x="14.467cm" svg:y="7.943cm" svg:viewBox="0 0 2560 33" draw:points="2560,33 0,0 2552,0">
          <text:p/>
        </draw:polygon>
        <draw:polygon draw:style-name="gr85" draw:layer="layout" svg:width="2.559cm" svg:height="0.032cm" svg:x="14.467cm" svg:y="7.943cm" svg:viewBox="0 0 2560 33" draw:points="2560,33 0,0 2552,0">
          <text:p/>
        </draw:polygon>
        <draw:polygon draw:style-name="gr84" draw:layer="layout" svg:width="4.917cm" svg:height="0.059cm" svg:x="12.109cm" svg:y="7.916cm" svg:viewBox="0 0 4918 60" draw:points="4918,60 0,0 2359,28">
          <text:p/>
        </draw:polygon>
        <draw:polygon draw:style-name="gr85" draw:layer="layout" svg:width="4.917cm" svg:height="0.059cm" svg:x="12.109cm" svg:y="7.916cm" svg:viewBox="0 0 4918 60" draw:points="4918,60 0,0 2359,28">
          <text:p/>
        </draw:polygon>
        <draw:polygon draw:style-name="gr84" draw:layer="layout" svg:width="2.358cm" svg:height="0.262cm" svg:x="12.109cm" svg:y="7.681cm" svg:viewBox="0 0 2359 263" draw:points="2359,263 0,236 2096,0">
          <text:p/>
        </draw:polygon>
        <draw:polygon draw:style-name="gr85" draw:layer="layout" svg:width="2.358cm" svg:height="0.262cm" svg:x="12.109cm" svg:y="7.681cm" svg:viewBox="0 0 2359 263" draw:points="2359,263 0,236 2096,0">
          <text:p/>
        </draw:polygon>
        <draw:polygon draw:style-name="gr84" draw:layer="layout" svg:width="1.617cm" svg:height="0.021cm" svg:x="14.933cm" svg:y="7.922cm" svg:viewBox="0 0 1618 22" draw:points="0,22 585,0 1618,22">
          <text:p/>
        </draw:polygon>
        <draw:polygon draw:style-name="gr85" draw:layer="layout" svg:width="1.617cm" svg:height="0.021cm" svg:x="14.933cm" svg:y="7.922cm" svg:viewBox="0 0 1618 22" draw:points="0,22 585,0 1618,22">
          <text:p/>
        </draw:polygon>
        <draw:polygon draw:style-name="gr84" draw:layer="layout" svg:width="0.584cm" svg:height="0.262cm" svg:x="14.933cm" svg:y="7.681cm" svg:viewBox="0 0 585 263" draw:points="0,263 262,0 585,242">
          <text:p/>
        </draw:polygon>
        <draw:polygon draw:style-name="gr85" draw:layer="layout" svg:width="0.584cm" svg:height="0.262cm" svg:x="14.933cm" svg:y="7.681cm" svg:viewBox="0 0 585 263" draw:points="0,263 262,0 585,242">
          <text:p/>
        </draw:polygon>
        <draw:polygon draw:style-name="gr84" draw:layer="layout" svg:width="1.033cm" svg:height="0.021cm" svg:x="15.517cm" svg:y="7.922cm" svg:viewBox="0 0 1034 22" draw:points="1034,22 0,0 449,0">
          <text:p/>
        </draw:polygon>
        <draw:polygon draw:style-name="gr85" draw:layer="layout" svg:width="1.033cm" svg:height="0.021cm" svg:x="15.517cm" svg:y="7.922cm" svg:viewBox="0 0 1034 22" draw:points="1034,22 0,0 449,0">
          <text:p/>
        </draw:polygon>
        <draw:polygon draw:style-name="gr84" draw:layer="layout" svg:width="0.584cm" svg:height="0.262cm" svg:x="15.966cm" svg:y="7.681cm" svg:viewBox="0 0 585 263" draw:points="585,263 0,242 324,0">
          <text:p/>
        </draw:polygon>
        <draw:polygon draw:style-name="gr85" draw:layer="layout" svg:width="0.584cm" svg:height="0.262cm" svg:x="15.966cm" svg:y="7.681cm" svg:viewBox="0 0 585 263" draw:points="585,263 0,242 324,0">
          <text:p/>
        </draw:polygon>
        <draw:polygon draw:style-name="gr84" draw:layer="layout" svg:width="0.322cm" svg:height="0.25cm" svg:x="15.195cm" svg:y="7.672cm" svg:viewBox="0 0 323 251" draw:points="323,251 0,9 73,0">
          <text:p/>
        </draw:polygon>
        <draw:polygon draw:style-name="gr85" draw:layer="layout" svg:width="0.322cm" svg:height="0.25cm" svg:x="15.195cm" svg:y="7.672cm" svg:viewBox="0 0 323 251" draw:points="323,251 0,9 73,0">
          <text:p/>
        </draw:polygon>
        <draw:polygon draw:style-name="gr84" draw:layer="layout" svg:width="0.323cm" svg:height="0.25cm" svg:x="15.966cm" svg:y="7.672cm" svg:viewBox="0 0 324 251" draw:points="0,251 250,0 324,9">
          <text:p/>
        </draw:polygon>
        <draw:polygon draw:style-name="gr85" draw:layer="layout" svg:width="0.323cm" svg:height="0.25cm" svg:x="15.966cm" svg:y="7.672cm" svg:viewBox="0 0 324 251" draw:points="0,251 250,0 324,9">
          <text:p/>
        </draw:polygon>
        <draw:polygon draw:style-name="gr84" draw:layer="layout" svg:width="0.368cm" svg:height="0.425cm" svg:x="4.546cm" svg:y="7.493cm" svg:viewBox="0 0 369 426" draw:points="283,426 0,0 369,338">
          <text:p/>
        </draw:polygon>
        <draw:polygon draw:style-name="gr85" draw:layer="layout" svg:width="0.368cm" svg:height="0.425cm" svg:x="4.546cm" svg:y="7.493cm" svg:viewBox="0 0 369 426" draw:points="283,426 0,0 369,338">
          <text:p/>
        </draw:polygon>
        <draw:polygon draw:style-name="gr84" draw:layer="layout" svg:width="3.588cm" svg:height="0.15cm" svg:x="5.691cm" svg:y="7.768cm" svg:viewBox="0 0 3589 151" draw:points="85,151 0,63 3589,0">
          <text:p/>
        </draw:polygon>
        <draw:polygon draw:style-name="gr85" draw:layer="layout" svg:width="3.588cm" svg:height="0.15cm" svg:x="5.691cm" svg:y="7.768cm" svg:viewBox="0 0 3589 151" draw:points="85,151 0,63 3589,0">
          <text:p/>
        </draw:polygon>
        <draw:polygon draw:style-name="gr84" draw:layer="layout" svg:width="0.701cm" svg:height="0.608cm" svg:x="10.502cm" svg:y="7.308cm" svg:viewBox="0 0 702 609" draw:points="702,609 0,0 702,182">
          <text:p/>
        </draw:polygon>
        <draw:polygon draw:style-name="gr84" draw:layer="layout" svg:width="2.095cm" svg:height="0.426cm" svg:x="12.109cm" svg:y="7.49cm" svg:viewBox="0 0 2096 427" draw:points="0,427 0,0 2096,191">
          <text:p/>
        </draw:polygon>
        <draw:polygon draw:style-name="gr84" draw:layer="layout" svg:width="1.145cm" svg:height="0.338cm" svg:x="4.546cm" svg:y="7.493cm" svg:viewBox="0 0 1146 339" draw:points="368,339 0,0 1146,339">
          <text:p/>
        </draw:polygon>
        <draw:polygon draw:style-name="gr85" draw:layer="layout" svg:width="1.145cm" svg:height="0.338cm" svg:x="4.546cm" svg:y="7.493cm" svg:viewBox="0 0 1146 339" draw:points="368,339 0,0 1146,339">
          <text:p/>
        </draw:polygon>
        <draw:polygon draw:style-name="gr84" draw:layer="layout" svg:width="3.588cm" svg:height="0.063cm" svg:x="5.691cm" svg:y="7.768cm" svg:viewBox="0 0 3589 64" draw:points="0,64 2532,0 3589,0">
          <text:p/>
        </draw:polygon>
        <draw:polygon draw:style-name="gr85" draw:layer="layout" svg:width="3.588cm" svg:height="0.063cm" svg:x="5.691cm" svg:y="7.768cm" svg:viewBox="0 0 3589 64" draw:points="0,64 2532,0 3589,0">
          <text:p/>
        </draw:polygon>
        <draw:polygon draw:style-name="gr84" draw:layer="layout" svg:width="2.585cm" svg:height="0.199cm" svg:x="5.638cm" svg:y="7.632cm" svg:viewBox="0 0 2586 200" draw:points="53,200 0,0 2586,136">
          <text:p/>
        </draw:polygon>
        <draw:polygon draw:style-name="gr85" draw:layer="layout" svg:width="2.585cm" svg:height="0.199cm" svg:x="5.638cm" svg:y="7.632cm" svg:viewBox="0 0 2586 200" draw:points="53,200 0,0 2586,136">
          <text:p/>
        </draw:polygon>
        <draw:polygon draw:style-name="gr84" draw:layer="layout" svg:width="1.145cm" svg:height="0.338cm" svg:x="4.546cm" svg:y="7.493cm" svg:viewBox="0 0 1146 339" draw:points="1146,339 0,0 1093,140">
          <text:p/>
        </draw:polygon>
        <draw:polygon draw:style-name="gr85" draw:layer="layout" svg:width="1.145cm" svg:height="0.338cm" svg:x="4.546cm" svg:y="7.493cm" svg:viewBox="0 0 1146 339" draw:points="1146,339 0,0 1093,140">
          <text:p/>
        </draw:polygon>
        <draw:polygon draw:style-name="gr84" draw:layer="layout" svg:width="2.585cm" svg:height="0.136cm" svg:x="5.638cm" svg:y="7.632cm" svg:viewBox="0 0 2586 137" draw:points="2586,137 0,0 2488,38">
          <text:p/>
        </draw:polygon>
        <draw:polygon draw:style-name="gr85" draw:layer="layout" svg:width="2.585cm" svg:height="0.136cm" svg:x="5.638cm" svg:y="7.632cm" svg:viewBox="0 0 2586 137" draw:points="2586,137 0,0 2488,38">
          <text:p/>
        </draw:polygon>
        <draw:polygon draw:style-name="gr84" draw:layer="layout" svg:width="0.112cm" svg:height="0.055cm" svg:x="8.695cm" svg:y="7.713cm" svg:viewBox="0 0 113 56" draw:points="0,56 57,0 113,56">
          <text:p/>
        </draw:polygon>
        <draw:polygon draw:style-name="gr85" draw:layer="layout" svg:width="0.112cm" svg:height="0.055cm" svg:x="8.695cm" svg:y="7.713cm" svg:viewBox="0 0 113 56" draw:points="0,56 57,0 113,56">
          <text:p/>
        </draw:polygon>
        <draw:polygon draw:style-name="gr84" draw:layer="layout" svg:width="0.9cm" svg:height="0.136cm" svg:x="9.279cm" svg:y="7.632cm" svg:viewBox="0 0 901 137" draw:points="0,137 97,38 901,0">
          <text:p/>
        </draw:polygon>
        <draw:polygon draw:style-name="gr85" draw:layer="layout" svg:width="0.9cm" svg:height="0.136cm" svg:x="9.279cm" svg:y="7.632cm" svg:viewBox="0 0 901 137" draw:points="0,137 97,38 901,0">
          <text:p/>
        </draw:polygon>
        <draw:polygon draw:style-name="gr84" draw:layer="layout" svg:width="2.095cm" svg:height="0.466cm" svg:x="12.109cm" svg:y="7.215cm" svg:viewBox="0 0 2096 467" draw:points="2096,467 0,275 2096,0">
          <text:p/>
        </draw:polygon>
        <draw:polygon draw:style-name="gr84" draw:layer="layout" svg:width="0.072cm" svg:height="0.466cm" svg:x="15.195cm" svg:y="7.215cm" svg:viewBox="0 0 73 467" draw:points="0,467 0,0 73,457">
          <text:p/>
        </draw:polygon>
        <draw:polygon draw:style-name="gr85" draw:layer="layout" svg:width="0.072cm" svg:height="0.466cm" svg:x="15.195cm" svg:y="7.215cm" svg:viewBox="0 0 73 467" draw:points="0,467 0,0 73,457">
          <text:p/>
        </draw:polygon>
        <draw:polygon draw:style-name="gr84" draw:layer="layout" svg:width="0.074cm" svg:height="0.466cm" svg:x="16.215cm" svg:y="7.215cm" svg:viewBox="0 0 75 467" draw:points="75,467 0,457 75,0">
          <text:p/>
        </draw:polygon>
        <draw:polygon draw:style-name="gr85" draw:layer="layout" svg:width="0.074cm" svg:height="0.466cm" svg:x="16.215cm" svg:y="7.215cm" svg:viewBox="0 0 75 467" draw:points="75,467 0,457 75,0">
          <text:p/>
        </draw:polygon>
        <draw:polygon draw:style-name="gr84" draw:layer="layout" svg:width="0.415cm" svg:height="6.585cm" svg:x="17.278cm" svg:y="1.096cm" svg:viewBox="0 0 416 6586" draw:points="0,6586 0,6120 416,0">
          <text:p/>
        </draw:polygon>
        <draw:polygon draw:style-name="gr85" draw:layer="layout" svg:width="0.415cm" svg:height="6.585cm" svg:x="17.278cm" svg:y="1.096cm" svg:viewBox="0 0 416 6586" draw:points="0,6586 0,6120 416,0">
          <text:p/>
        </draw:polygon>
        <draw:polygon draw:style-name="gr84" draw:layer="layout" svg:width="0.072cm" svg:height="0.457cm" svg:x="15.195cm" svg:y="7.215cm" svg:viewBox="0 0 73 458" draw:points="73,458 0,0 73,9">
          <text:p/>
        </draw:polygon>
        <draw:polygon draw:style-name="gr85" draw:layer="layout" svg:width="0.072cm" svg:height="0.457cm" svg:x="15.195cm" svg:y="7.215cm" svg:viewBox="0 0 73 458" draw:points="73,458 0,0 73,9">
          <text:p/>
        </draw:polygon>
        <draw:polygon draw:style-name="gr84" draw:layer="layout" svg:width="0.074cm" svg:height="0.457cm" svg:x="16.215cm" svg:y="7.215cm" svg:viewBox="0 0 75 458" draw:points="0,458 0,9 75,0">
          <text:p/>
        </draw:polygon>
        <draw:polygon draw:style-name="gr85" draw:layer="layout" svg:width="0.074cm" svg:height="0.457cm" svg:x="16.215cm" svg:y="7.215cm" svg:viewBox="0 0 75 458" draw:points="0,458 0,9 75,0">
          <text:p/>
        </draw:polygon>
        <draw:polygon draw:style-name="gr84" draw:layer="layout" svg:width="2.487cm" svg:height="0.038cm" svg:x="5.638cm" svg:y="7.632cm" svg:viewBox="0 0 2488 39" draw:points="2488,39 0,0 2488,0">
          <text:p/>
        </draw:polygon>
        <draw:polygon draw:style-name="gr85" draw:layer="layout" svg:width="2.487cm" svg:height="0.038cm" svg:x="5.638cm" svg:y="7.632cm" svg:viewBox="0 0 2488 39" draw:points="2488,39 0,0 2488,0">
          <text:p/>
        </draw:polygon>
        <draw:polygon draw:style-name="gr84" draw:layer="layout" svg:width="0.803cm" svg:height="0.038cm" svg:x="9.376cm" svg:y="7.632cm" svg:viewBox="0 0 804 39" draw:points="0,39 0,0 804,0">
          <text:p/>
        </draw:polygon>
        <draw:polygon draw:style-name="gr85" draw:layer="layout" svg:width="0.803cm" svg:height="0.038cm" svg:x="9.376cm" svg:y="7.632cm" svg:viewBox="0 0 804 39" draw:points="0,39 0,0 804,0">
          <text:p/>
        </draw:polygon>
        <draw:polygon draw:style-name="gr84" draw:layer="layout" svg:width="1.092cm" svg:height="0.139cm" svg:x="4.546cm" svg:y="7.493cm" svg:viewBox="0 0 1093 140" draw:points="1093,140 0,0 960,6">
          <text:p/>
        </draw:polygon>
        <draw:polygon draw:style-name="gr85" draw:layer="layout" svg:width="1.092cm" svg:height="0.139cm" svg:x="4.546cm" svg:y="7.493cm" svg:viewBox="0 0 1093 140" draw:points="1093,140 0,0 960,6">
          <text:p/>
        </draw:polygon>
        <draw:polygon draw:style-name="gr84" draw:layer="layout" svg:width="0.959cm" svg:height="0.006cm" svg:x="4.546cm" svg:y="7.493cm" svg:viewBox="0 0 960 7" draw:points="960,7 0,0">
          <text:p/>
        </draw:polygon>
        <draw:polygon draw:style-name="gr85" draw:layer="layout" svg:width="0.959cm" svg:height="0.006cm" svg:x="4.546cm" svg:y="7.493cm" svg:viewBox="0 0 960 7" draw:points="960,7 0,0">
          <text:p/>
        </draw:polygon>
        <draw:polygon draw:style-name="gr84" draw:layer="layout" svg:width="0.959cm" svg:height="0.176cm" svg:x="4.546cm" svg:y="7.323cm" svg:viewBox="0 0 960 177" draw:points="960,177 0,171 786,0">
          <text:p/>
        </draw:polygon>
        <draw:polygon draw:style-name="gr85" draw:layer="layout" svg:width="0.959cm" svg:height="0.176cm" svg:x="4.546cm" svg:y="7.323cm" svg:viewBox="0 0 960 177" draw:points="960,177 0,171 786,0">
          <text:p/>
        </draw:polygon>
        <draw:polygon draw:style-name="gr84" draw:layer="layout" svg:width="0.785cm" svg:height="0.17cm" svg:x="4.546cm" svg:y="7.323cm" svg:viewBox="0 0 786 171" draw:points="0,171 360,0 786,0">
          <text:p/>
        </draw:polygon>
        <draw:polygon draw:style-name="gr85" draw:layer="layout" svg:width="0.785cm" svg:height="0.17cm" svg:x="4.546cm" svg:y="7.323cm" svg:viewBox="0 0 786 171" draw:points="0,171 360,0 786,0">
          <text:p/>
        </draw:polygon>
        <draw:polygon draw:style-name="gr84" draw:layer="layout" svg:width="0.713cm" svg:height="0.354cm" svg:x="4.193cm" svg:y="7.139cm" svg:viewBox="0 0 714 355" draw:points="353,355 0,0 714,185">
          <text:p/>
        </draw:polygon>
        <draw:polygon draw:style-name="gr85" draw:layer="layout" svg:width="0.713cm" svg:height="0.354cm" svg:x="4.193cm" svg:y="7.139cm" svg:viewBox="0 0 714 355" draw:points="353,355 0,0 714,185">
          <text:p/>
        </draw:polygon>
        <draw:polygon draw:style-name="gr84" draw:layer="layout" svg:width="0.942cm" svg:height="0.241cm" svg:x="10.502cm" svg:y="7.249cm" svg:viewBox="0 0 943 242" draw:points="702,242 0,59 943,0">
          <text:p/>
        </draw:polygon>
        <draw:polygon draw:style-name="gr85" draw:layer="layout" svg:width="0.942cm" svg:height="0.241cm" svg:x="10.502cm" svg:y="7.249cm" svg:viewBox="0 0 943 242" draw:points="702,242 0,59 943,0">
          <text:p/>
        </draw:polygon>
        <draw:polygon draw:style-name="gr84" draw:layer="layout" svg:width="2.334cm" svg:height="0.275cm" svg:x="11.87cm" svg:y="7.215cm" svg:viewBox="0 0 2335 276" draw:points="239,276 0,34 2335,0">
          <text:p/>
        </draw:polygon>
        <draw:polygon draw:style-name="gr85" draw:layer="layout" svg:width="2.334cm" svg:height="0.275cm" svg:x="11.87cm" svg:y="7.215cm" svg:viewBox="0 0 2335 276" draw:points="239,276 0,34 2335,0">
          <text:p/>
        </draw:polygon>
        <draw:polygon draw:style-name="gr84" draw:layer="layout" svg:width="0.242cm" svg:height="6.206cm" svg:x="3.299cm" svg:y="1.174cm" svg:viewBox="0 0 243 6207" draw:points="0,6207 0,0 243,5966">
          <text:p/>
        </draw:polygon>
        <draw:polygon draw:style-name="gr85" draw:layer="layout" svg:width="0.242cm" svg:height="6.206cm" svg:x="3.299cm" svg:y="1.174cm" svg:viewBox="0 0 243 6207" draw:points="0,6207 0,0 243,5966">
          <text:p/>
        </draw:polygon>
        <draw:polygon draw:style-name="gr84" draw:layer="layout" svg:width="0.713cm" svg:height="0.184cm" svg:x="4.193cm" svg:y="7.139cm" svg:viewBox="0 0 714 185" draw:points="714,185 0,0 617,87">
          <text:p/>
        </draw:polygon>
        <draw:polygon draw:style-name="gr85" draw:layer="layout" svg:width="0.713cm" svg:height="0.184cm" svg:x="4.193cm" svg:y="7.139cm" svg:viewBox="0 0 714 185" draw:points="714,185 0,0 617,87">
          <text:p/>
        </draw:polygon>
        <draw:polygon draw:style-name="gr84" draw:layer="layout" svg:width="0.942cm" svg:height="0.059cm" svg:x="10.502cm" svg:y="7.249cm" svg:viewBox="0 0 943 60" draw:points="0,60 943,0">
          <text:p/>
        </draw:polygon>
        <draw:polygon draw:style-name="gr85" draw:layer="layout" svg:width="0.942cm" svg:height="0.059cm" svg:x="10.502cm" svg:y="7.249cm" svg:viewBox="0 0 943 60" draw:points="0,60 943,0">
          <text:p/>
        </draw:polygon>
        <draw:polygon draw:style-name="gr84" draw:layer="layout" svg:width="1.075cm" svg:height="0.133cm" svg:x="10.369cm" svg:y="7.175cm" svg:viewBox="0 0 1076 134" draw:points="133,134 0,0 1076,75">
          <text:p/>
        </draw:polygon>
        <draw:polygon draw:style-name="gr85" draw:layer="layout" svg:width="1.075cm" svg:height="0.133cm" svg:x="10.369cm" svg:y="7.175cm" svg:viewBox="0 0 1076 134" draw:points="133,134 0,0 1076,75">
          <text:p/>
        </draw:polygon>
        <draw:polygon draw:style-name="gr84" draw:layer="layout" svg:width="1.501cm" svg:height="0.074cm" svg:x="10.369cm" svg:y="7.175cm" svg:viewBox="0 0 1502 75" draw:points="1076,75 0,0 1502,75">
          <text:p/>
        </draw:polygon>
        <draw:polygon draw:style-name="gr85" draw:layer="layout" svg:width="1.501cm" svg:height="0.074cm" svg:x="10.369cm" svg:y="7.175cm" svg:viewBox="0 0 1502 75" draw:points="1076,75 0,0 1502,75">
          <text:p/>
        </draw:polygon>
        <draw:polygon draw:style-name="gr84" draw:layer="layout" svg:width="3.835cm" svg:height="0.074cm" svg:x="10.369cm" svg:y="7.175cm" svg:viewBox="0 0 3836 75" draw:points="1501,75 0,0 3836,41">
          <text:p/>
        </draw:polygon>
        <draw:polygon draw:style-name="gr85" draw:layer="layout" svg:width="3.835cm" svg:height="0.074cm" svg:x="10.369cm" svg:y="7.175cm" svg:viewBox="0 0 3836 75" draw:points="1501,75 0,0 3836,41">
          <text:p/>
        </draw:polygon>
        <draw:polygon draw:style-name="gr84" draw:layer="layout" svg:width="0.616cm" svg:height="0.508cm" svg:x="4.193cm" svg:y="6.718cm" svg:viewBox="0 0 617 509" draw:points="617,509 0,422 617,0">
          <text:p/>
        </draw:polygon>
        <draw:polygon draw:style-name="gr85" draw:layer="layout" svg:width="0.616cm" svg:height="0.508cm" svg:x="4.193cm" svg:y="6.718cm" svg:viewBox="0 0 617 509" draw:points="617,509 0,422 617,0">
          <text:p/>
        </draw:polygon>
        <draw:polygon draw:style-name="gr84" draw:layer="layout" svg:width="0.322cm" svg:height="0.25cm" svg:x="15.195cm" svg:y="6.974cm" svg:viewBox="0 0 323 251" draw:points="73,251 0,242 323,0">
          <text:p/>
        </draw:polygon>
        <draw:polygon draw:style-name="gr85" draw:layer="layout" svg:width="0.322cm" svg:height="0.25cm" svg:x="15.195cm" svg:y="6.974cm" svg:viewBox="0 0 323 251" draw:points="73,251 0,242 323,0">
          <text:p/>
        </draw:polygon>
        <draw:polygon draw:style-name="gr84" draw:layer="layout" svg:width="0.323cm" svg:height="0.25cm" svg:x="15.966cm" svg:y="6.974cm" svg:viewBox="0 0 324 251" draw:points="250,251 0,0 324,242">
          <text:p/>
        </draw:polygon>
        <draw:polygon draw:style-name="gr85" draw:layer="layout" svg:width="0.323cm" svg:height="0.25cm" svg:x="15.966cm" svg:y="6.974cm" svg:viewBox="0 0 324 251" draw:points="250,251 0,0 324,242">
          <text:p/>
        </draw:polygon>
        <draw:polygon draw:style-name="gr84" draw:layer="layout" svg:width="4.098cm" svg:height="0.262cm" svg:x="10.369cm" svg:y="6.953cm" svg:viewBox="0 0 4099 263" draw:points="3835,263 0,222 4099,0">
          <text:p/>
        </draw:polygon>
        <draw:polygon draw:style-name="gr85" draw:layer="layout" svg:width="4.098cm" svg:height="0.262cm" svg:x="10.369cm" svg:y="6.953cm" svg:viewBox="0 0 4099 263" draw:points="3835,263 0,222 4099,0">
          <text:p/>
        </draw:polygon>
        <draw:polygon draw:style-name="gr84" draw:layer="layout" svg:width="0.584cm" svg:height="0.262cm" svg:x="14.933cm" svg:y="6.953cm" svg:viewBox="0 0 585 263" draw:points="262,263 0,0 585,21">
          <text:p/>
        </draw:polygon>
        <draw:polygon draw:style-name="gr85" draw:layer="layout" svg:width="0.584cm" svg:height="0.262cm" svg:x="14.933cm" svg:y="6.953cm" svg:viewBox="0 0 585 263" draw:points="262,263 0,0 585,21">
          <text:p/>
        </draw:polygon>
        <draw:polygon draw:style-name="gr84" draw:layer="layout" svg:width="0.584cm" svg:height="0.262cm" svg:x="15.966cm" svg:y="6.953cm" svg:viewBox="0 0 585 263" draw:points="324,263 0,21 585,0">
          <text:p/>
        </draw:polygon>
        <draw:polygon draw:style-name="gr85" draw:layer="layout" svg:width="0.584cm" svg:height="0.262cm" svg:x="15.966cm" svg:y="6.953cm" svg:viewBox="0 0 585 263" draw:points="324,263 0,21 585,0">
          <text:p/>
        </draw:polygon>
        <draw:polygon draw:style-name="gr84" draw:layer="layout" svg:width="0.415cm" svg:height="6.119cm" svg:x="17.278cm" svg:y="1.096cm" svg:viewBox="0 0 416 6120" draw:points="0,6120 0,5544 416,0">
          <text:p/>
        </draw:polygon>
        <draw:polygon draw:style-name="gr85" draw:layer="layout" svg:width="0.415cm" svg:height="6.119cm" svg:x="17.278cm" svg:y="1.096cm" svg:viewBox="0 0 416 6120" draw:points="0,6120 0,5544 416,0">
          <text:p/>
        </draw:polygon>
        <draw:polygon draw:style-name="gr84" draw:layer="layout" svg:width="0.26cm" svg:height="0.576cm" svg:x="17.018cm" svg:y="6.639cm" svg:viewBox="0 0 261 577" draw:points="261,577 0,314 261,0">
          <text:p/>
        </draw:polygon>
        <draw:polygon draw:style-name="gr85" draw:layer="layout" svg:width="0.26cm" svg:height="0.576cm" svg:x="17.018cm" svg:y="6.639cm" svg:viewBox="0 0 261 577" draw:points="261,577 0,314 261,0">
          <text:p/>
        </draw:polygon>
        <draw:polygon draw:style-name="gr84" draw:layer="layout" svg:width="2.328cm" svg:height="0.03cm" svg:x="5.797cm" svg:y="7.145cm" svg:viewBox="0 0 2329 31" draw:points="31,31 0,0 2329,31">
          <text:p/>
        </draw:polygon>
        <draw:polygon draw:style-name="gr85" draw:layer="layout" svg:width="2.328cm" svg:height="0.03cm" svg:x="5.797cm" svg:y="7.145cm" svg:viewBox="0 0 2329 31" draw:points="31,31 0,0 2329,31">
          <text:p/>
        </draw:polygon>
        <draw:polygon draw:style-name="gr84" draw:layer="layout" svg:width="2.328cm" svg:height="0.038cm" svg:x="5.797cm" svg:y="7.137cm" svg:viewBox="0 0 2329 39" draw:points="2329,39 0,8 2329,0">
          <text:p/>
        </draw:polygon>
        <draw:polygon draw:style-name="gr85" draw:layer="layout" svg:width="2.328cm" svg:height="0.038cm" svg:x="5.797cm" svg:y="7.137cm" svg:viewBox="0 0 2329 39" draw:points="2329,39 0,8 2329,0">
          <text:p/>
        </draw:polygon>
        <draw:polygon draw:style-name="gr84" draw:layer="layout" svg:width="0.993cm" svg:height="0.038cm" svg:x="9.376cm" svg:y="7.137cm" svg:viewBox="0 0 994 39" draw:points="0,39 0,0 994,39">
          <text:p/>
        </draw:polygon>
        <draw:polygon draw:style-name="gr85" draw:layer="layout" svg:width="0.993cm" svg:height="0.038cm" svg:x="9.376cm" svg:y="7.137cm" svg:viewBox="0 0 994 39" draw:points="0,39 0,0 994,39">
          <text:p/>
        </draw:polygon>
        <draw:polygon draw:style-name="gr84" draw:layer="layout" svg:width="5.091cm" svg:height="0.222cm" svg:x="9.376cm" svg:y="6.953cm" svg:viewBox="0 0 5092 223" draw:points="993,223 0,185 5092,0">
          <text:p/>
        </draw:polygon>
        <draw:polygon draw:style-name="gr85" draw:layer="layout" svg:width="5.091cm" svg:height="0.222cm" svg:x="9.376cm" svg:y="6.953cm" svg:viewBox="0 0 5092 223" draw:points="993,223 0,185 5092,0">
          <text:p/>
        </draw:polygon>
        <draw:polygon draw:style-name="gr84" draw:layer="layout" svg:width="2.328cm" svg:height="0.427cm" svg:x="5.797cm" svg:y="6.718cm" svg:viewBox="0 0 2329 428" draw:points="0,428 0,0 2329,420">
          <text:p/>
        </draw:polygon>
        <draw:polygon draw:style-name="gr84" draw:layer="layout" svg:width="0.608cm" svg:height="5.965cm" svg:x="3.299cm" svg:y="1.174cm" svg:viewBox="0 0 609 5966" draw:points="243,5966 0,0 609,5187">
          <text:p/>
        </draw:polygon>
        <draw:polygon draw:style-name="gr84" draw:layer="layout" svg:width="0.652cm" svg:height="0.779cm" svg:x="3.541cm" svg:y="6.36cm" svg:viewBox="0 0 653 780" draw:points="0,780 367,0 653,780">
          <text:p/>
        </draw:polygon>
        <draw:polygon draw:style-name="gr84" draw:layer="layout" svg:width="0.826cm" svg:height="0.703cm" svg:x="3.983cm" svg:y="6.436cm" svg:viewBox="0 0 827 704" draw:points="210,704 0,0 827,283">
          <text:p/>
        </draw:polygon>
        <draw:polygon draw:style-name="gr84" draw:layer="layout" svg:width="0.286cm" svg:height="0.779cm" svg:x="3.907cm" svg:y="6.36cm" svg:viewBox="0 0 287 780" draw:points="287,780 0,0 76,76">
          <text:p/>
        </draw:polygon>
        <draw:polygon draw:style-name="gr85" draw:layer="layout" svg:width="0.286cm" svg:height="0.779cm" svg:x="3.907cm" svg:y="6.36cm" svg:viewBox="0 0 287 780" draw:points="287,780 0,0 76,76">
          <text:p/>
        </draw:polygon>
        <draw:polygon draw:style-name="gr84" draw:layer="layout" svg:width="2.426cm" svg:height="0.419cm" svg:x="5.797cm" svg:y="6.718cm" svg:viewBox="0 0 2427 420" draw:points="2329,420 0,0 2427,323">
          <text:p/>
        </draw:polygon>
        <draw:polygon draw:style-name="gr85" draw:layer="layout" svg:width="2.426cm" svg:height="0.419cm" svg:x="5.797cm" svg:y="6.718cm" svg:viewBox="0 0 2427 420" draw:points="2329,420 0,0 2427,323">
          <text:p/>
        </draw:polygon>
        <draw:polygon draw:style-name="gr84" draw:layer="layout" svg:width="5.188cm" svg:height="0.184cm" svg:x="9.279cm" svg:y="6.953cm" svg:viewBox="0 0 5189 185" draw:points="97,185 0,87 5189,0">
          <text:p/>
        </draw:polygon>
        <draw:polygon draw:style-name="gr85" draw:layer="layout" svg:width="5.188cm" svg:height="0.184cm" svg:x="9.279cm" svg:y="6.953cm" svg:viewBox="0 0 5189 185" draw:points="97,185 0,87 5189,0">
          <text:p/>
        </draw:polygon>
        <draw:polygon draw:style-name="gr84" draw:layer="layout" svg:width="0.112cm" svg:height="0.055cm" svg:x="8.695cm" svg:y="7.04cm" svg:viewBox="0 0 113 56" draw:points="57,56 0,0 113,0">
          <text:p/>
        </draw:polygon>
        <draw:polygon draw:style-name="gr85" draw:layer="layout" svg:width="0.112cm" svg:height="0.055cm" svg:x="8.695cm" svg:y="7.04cm" svg:viewBox="0 0 113 56" draw:points="57,56 0,0 113,0">
          <text:p/>
        </draw:polygon>
        <draw:polygon draw:style-name="gr84" draw:layer="layout" svg:width="2.898cm" svg:height="0.322cm" svg:x="5.797cm" svg:y="6.718cm" svg:viewBox="0 0 2899 323" draw:points="2427,323 0,0 2899,323">
          <text:p/>
        </draw:polygon>
        <draw:polygon draw:style-name="gr85" draw:layer="layout" svg:width="2.898cm" svg:height="0.322cm" svg:x="5.797cm" svg:y="6.718cm" svg:viewBox="0 0 2899 323" draw:points="2427,323 0,0 2899,323">
          <text:p/>
        </draw:polygon>
        <draw:polygon draw:style-name="gr84" draw:layer="layout" svg:width="3.01cm" svg:height="0.322cm" svg:x="5.797cm" svg:y="6.718cm" svg:viewBox="0 0 3011 323" draw:points="2899,323 0,0 3011,323">
          <text:p/>
        </draw:polygon>
        <draw:polygon draw:style-name="gr85" draw:layer="layout" svg:width="3.01cm" svg:height="0.322cm" svg:x="5.797cm" svg:y="6.718cm" svg:viewBox="0 0 3011 323" draw:points="2899,323 0,0 3011,323">
          <text:p/>
        </draw:polygon>
        <draw:polygon draw:style-name="gr84" draw:layer="layout" svg:width="3.482cm" svg:height="0.322cm" svg:x="5.797cm" svg:y="6.718cm" svg:viewBox="0 0 3483 323" draw:points="3011,323 0,0 3483,323">
          <text:p/>
        </draw:polygon>
        <draw:polygon draw:style-name="gr85" draw:layer="layout" svg:width="3.482cm" svg:height="0.322cm" svg:x="5.797cm" svg:y="6.718cm" svg:viewBox="0 0 3483 323" draw:points="3011,323 0,0 3483,323">
          <text:p/>
        </draw:polygon>
        <draw:polygon draw:style-name="gr84" draw:layer="layout" svg:width="8.67cm" svg:height="0.322cm" svg:x="5.797cm" svg:y="6.718cm" svg:viewBox="0 0 8671 323" draw:points="3482,323 0,0 8671,236">
          <text:p/>
        </draw:polygon>
        <draw:polygon draw:style-name="gr85" draw:layer="layout" svg:width="8.67cm" svg:height="0.322cm" svg:x="5.797cm" svg:y="6.718cm" svg:viewBox="0 0 8671 323" draw:points="3482,323 0,0 8671,236">
          <text:p/>
        </draw:polygon>
        <draw:polygon draw:style-name="gr84" draw:layer="layout" svg:width="1.033cm" svg:height="0.021cm" svg:x="14.933cm" svg:y="6.953cm" svg:viewBox="0 0 1034 22" draw:points="585,22 0,0 1034,22">
          <text:p/>
        </draw:polygon>
        <draw:polygon draw:style-name="gr85" draw:layer="layout" svg:width="1.033cm" svg:height="0.021cm" svg:x="14.933cm" svg:y="6.953cm" svg:viewBox="0 0 1034 22" draw:points="585,22 0,0 1034,22">
          <text:p/>
        </draw:polygon>
        <draw:polygon draw:style-name="gr84" draw:layer="layout" svg:width="1.617cm" svg:height="0.021cm" svg:x="14.933cm" svg:y="6.953cm" svg:viewBox="0 0 1618 22" draw:points="1034,22 0,0 1618,0">
          <text:p/>
        </draw:polygon>
        <draw:polygon draw:style-name="gr85" draw:layer="layout" svg:width="1.617cm" svg:height="0.021cm" svg:x="14.933cm" svg:y="6.953cm" svg:viewBox="0 0 1618 22" draw:points="1034,22 0,0 1618,0">
          <text:p/>
        </draw:polygon>
        <draw:polygon draw:style-name="gr84" draw:layer="layout" svg:width="9.136cm" svg:height="0.235cm" svg:x="5.797cm" svg:y="6.718cm" svg:viewBox="0 0 9137 236" draw:points="8671,236 0,0 9137,236">
          <text:p/>
        </draw:polygon>
        <draw:polygon draw:style-name="gr85" draw:layer="layout" svg:width="9.136cm" svg:height="0.235cm" svg:x="5.797cm" svg:y="6.718cm" svg:viewBox="0 0 9137 236" draw:points="8671,236 0,0 9137,236">
          <text:p/>
        </draw:polygon>
        <draw:polygon draw:style-name="gr84" draw:layer="layout" svg:width="10.753cm" svg:height="0.235cm" svg:x="5.797cm" svg:y="6.718cm" svg:viewBox="0 0 10754 236" draw:points="9136,236 0,0 10754,236">
          <text:p/>
        </draw:polygon>
        <draw:polygon draw:style-name="gr85" draw:layer="layout" svg:width="10.753cm" svg:height="0.235cm" svg:x="5.797cm" svg:y="6.718cm" svg:viewBox="0 0 10754 236" draw:points="9136,236 0,0 10754,236">
          <text:p/>
        </draw:polygon>
        <draw:polygon draw:style-name="gr84" draw:layer="layout" svg:width="10.753cm" svg:height="0.235cm" svg:x="5.797cm" svg:y="6.718cm" svg:viewBox="0 0 10754 236" draw:points="10754,236 0,0 8670,184">
          <text:p/>
        </draw:polygon>
        <draw:polygon draw:style-name="gr85" draw:layer="layout" svg:width="10.753cm" svg:height="0.235cm" svg:x="5.797cm" svg:y="6.718cm" svg:viewBox="0 0 10754 236" draw:points="10754,236 0,0 8670,184">
          <text:p/>
        </draw:polygon>
        <draw:polygon draw:style-name="gr84" draw:layer="layout" svg:width="2.551cm" svg:height="0.051cm" svg:x="14.467cm" svg:y="6.902cm" svg:viewBox="0 0 2552 52" draw:points="2083,52 0,0 2552,52">
          <text:p/>
        </draw:polygon>
        <draw:polygon draw:style-name="gr85" draw:layer="layout" svg:width="2.551cm" svg:height="0.051cm" svg:x="14.467cm" svg:y="6.902cm" svg:viewBox="0 0 2552 52" draw:points="2083,52 0,0 2552,52">
          <text:p/>
        </draw:polygon>
        <draw:polygon draw:style-name="gr84" draw:layer="layout" svg:width="0.26cm" svg:height="0.314cm" svg:x="17.018cm" svg:y="6.639cm" svg:viewBox="0 0 261 315" draw:points="0,315 0,264 261,0">
          <text:p/>
        </draw:polygon>
        <draw:polygon draw:style-name="gr85" draw:layer="layout" svg:width="0.26cm" svg:height="0.314cm" svg:x="17.018cm" svg:y="6.639cm" svg:viewBox="0 0 261 315" draw:points="0,315 0,264 261,0">
          <text:p/>
        </draw:polygon>
        <draw:polygon draw:style-name="gr84" draw:layer="layout" svg:width="2.551cm" svg:height="0.051cm" svg:x="14.467cm" svg:y="6.902cm" svg:viewBox="0 0 2552 52" draw:points="2552,52 0,0 2552,0">
          <text:p/>
        </draw:polygon>
        <draw:polygon draw:style-name="gr85" draw:layer="layout" svg:width="2.551cm" svg:height="0.051cm" svg:x="14.467cm" svg:y="6.902cm" svg:viewBox="0 0 2552 52" draw:points="2552,52 0,0 2552,0">
          <text:p/>
        </draw:polygon>
        <draw:polygon draw:style-name="gr84" draw:layer="layout" svg:width="8.67cm" svg:height="0.184cm" svg:x="5.797cm" svg:y="6.718cm" svg:viewBox="0 0 8671 185" draw:points="8671,185 0,0 2256,36">
          <text:p/>
        </draw:polygon>
        <draw:polygon draw:style-name="gr85" draw:layer="layout" svg:width="8.67cm" svg:height="0.184cm" svg:x="5.797cm" svg:y="6.718cm" svg:viewBox="0 0 8671 185" draw:points="8671,185 0,0 2256,36">
          <text:p/>
        </draw:polygon>
        <draw:polygon draw:style-name="gr84" draw:layer="layout" svg:width="6.414cm" svg:height="0.148cm" svg:x="8.053cm" svg:y="6.754cm" svg:viewBox="0 0 6415 149" draw:points="6415,149 0,0 650,0">
          <text:p/>
        </draw:polygon>
        <draw:polygon draw:style-name="gr85" draw:layer="layout" svg:width="6.414cm" svg:height="0.148cm" svg:x="8.053cm" svg:y="6.754cm" svg:viewBox="0 0 6415 149" draw:points="6415,149 0,0 650,0">
          <text:p/>
        </draw:polygon>
        <draw:polygon draw:style-name="gr84" draw:layer="layout" svg:width="5.764cm" svg:height="0.263cm" svg:x="8.703cm" svg:y="6.639cm" svg:viewBox="0 0 5765 264" draw:points="5765,264 0,116 5501,0">
          <text:p/>
        </draw:polygon>
        <draw:polygon draw:style-name="gr85" draw:layer="layout" svg:width="5.764cm" svg:height="0.263cm" svg:x="8.703cm" svg:y="6.639cm" svg:viewBox="0 0 5765 264" draw:points="5765,264 0,116 5501,0">
          <text:p/>
        </draw:polygon>
        <draw:polygon draw:style-name="gr84" draw:layer="layout" svg:width="1.617cm" svg:height="0.021cm" svg:x="14.933cm" svg:y="6.881cm" svg:viewBox="0 0 1618 22" draw:points="0,22 585,0 1618,22">
          <text:p/>
        </draw:polygon>
        <draw:polygon draw:style-name="gr85" draw:layer="layout" svg:width="1.617cm" svg:height="0.021cm" svg:x="14.933cm" svg:y="6.881cm" svg:viewBox="0 0 1618 22" draw:points="0,22 585,0 1618,22">
          <text:p/>
        </draw:polygon>
        <draw:polygon draw:style-name="gr84" draw:layer="layout" svg:width="0.584cm" svg:height="0.263cm" svg:x="14.933cm" svg:y="6.639cm" svg:viewBox="0 0 585 264" draw:points="0,264 262,0 585,243">
          <text:p/>
        </draw:polygon>
        <draw:polygon draw:style-name="gr85" draw:layer="layout" svg:width="0.584cm" svg:height="0.263cm" svg:x="14.933cm" svg:y="6.639cm" svg:viewBox="0 0 585 264" draw:points="0,264 262,0 585,243">
          <text:p/>
        </draw:polygon>
        <draw:polygon draw:style-name="gr84" draw:layer="layout" svg:width="1.033cm" svg:height="0.021cm" svg:x="15.517cm" svg:y="6.881cm" svg:viewBox="0 0 1034 22" draw:points="1034,22 0,0 449,0">
          <text:p/>
        </draw:polygon>
        <draw:polygon draw:style-name="gr85" draw:layer="layout" svg:width="1.033cm" svg:height="0.021cm" svg:x="15.517cm" svg:y="6.881cm" svg:viewBox="0 0 1034 22" draw:points="1034,22 0,0 449,0">
          <text:p/>
        </draw:polygon>
        <draw:polygon draw:style-name="gr84" draw:layer="layout" svg:width="0.584cm" svg:height="0.263cm" svg:x="15.966cm" svg:y="6.639cm" svg:viewBox="0 0 585 264" draw:points="585,264 0,243 324,0">
          <text:p/>
        </draw:polygon>
        <draw:polygon draw:style-name="gr85" draw:layer="layout" svg:width="0.584cm" svg:height="0.263cm" svg:x="15.966cm" svg:y="6.639cm" svg:viewBox="0 0 585 264" draw:points="585,264 0,243 324,0">
          <text:p/>
        </draw:polygon>
        <draw:polygon draw:style-name="gr84" draw:layer="layout" svg:width="0.322cm" svg:height="0.25cm" svg:x="15.195cm" svg:y="6.631cm" svg:viewBox="0 0 323 251" draw:points="323,251 0,8 73,0">
          <text:p/>
        </draw:polygon>
        <draw:polygon draw:style-name="gr85" draw:layer="layout" svg:width="0.322cm" svg:height="0.25cm" svg:x="15.195cm" svg:y="6.631cm" svg:viewBox="0 0 323 251" draw:points="323,251 0,8 73,0">
          <text:p/>
        </draw:polygon>
        <draw:polygon draw:style-name="gr84" draw:layer="layout" svg:width="0.323cm" svg:height="0.25cm" svg:x="15.966cm" svg:y="6.631cm" svg:viewBox="0 0 324 251" draw:points="0,251 250,0 324,8">
          <text:p/>
        </draw:polygon>
        <draw:polygon draw:style-name="gr85" draw:layer="layout" svg:width="0.323cm" svg:height="0.25cm" svg:x="15.966cm" svg:y="6.631cm" svg:viewBox="0 0 324 251" draw:points="0,251 250,0 324,8">
          <text:p/>
        </draw:polygon>
        <draw:polygon draw:style-name="gr84" draw:layer="layout" svg:width="2.256cm" svg:height="0.356cm" svg:x="5.797cm" svg:y="6.398cm" svg:viewBox="0 0 2257 357" draw:points="2257,357 0,321 1903,0">
          <text:p/>
        </draw:polygon>
        <draw:polygon draw:style-name="gr85" draw:layer="layout" svg:width="2.256cm" svg:height="0.356cm" svg:x="5.797cm" svg:y="6.398cm" svg:viewBox="0 0 2257 357" draw:points="2257,357 0,321 1903,0">
          <text:p/>
        </draw:polygon>
        <draw:polygon draw:style-name="gr84" draw:layer="layout" svg:width="5.501cm" svg:height="0.201cm" svg:x="8.703cm" svg:y="6.553cm" svg:viewBox="0 0 5502 202" draw:points="0,202 1308,0 5502,86">
          <text:p/>
        </draw:polygon>
        <draw:polygon draw:style-name="gr85" draw:layer="layout" svg:width="5.501cm" svg:height="0.201cm" svg:x="8.703cm" svg:y="6.553cm" svg:viewBox="0 0 5502 202" draw:points="0,202 1308,0 5502,86">
          <text:p/>
        </draw:polygon>
        <draw:polygon draw:style-name="gr84" draw:layer="layout" svg:width="1.308cm" svg:height="0.356cm" svg:x="8.703cm" svg:y="6.398cm" svg:viewBox="0 0 1309 357" draw:points="0,357 356,0 1309,155">
          <text:p/>
        </draw:polygon>
        <draw:polygon draw:style-name="gr85" draw:layer="layout" svg:width="1.308cm" svg:height="0.356cm" svg:x="8.703cm" svg:y="6.398cm" svg:viewBox="0 0 1309 357" draw:points="0,357 356,0 1309,155">
          <text:p/>
        </draw:polygon>
        <draw:polygon draw:style-name="gr84" draw:layer="layout" svg:width="0.923cm" svg:height="0.282cm" svg:x="3.983cm" svg:y="6.436cm" svg:viewBox="0 0 924 283" draw:points="827,283 0,0 924,185">
          <text:p/>
        </draw:polygon>
        <draw:polygon draw:style-name="gr85" draw:layer="layout" svg:width="0.923cm" svg:height="0.282cm" svg:x="3.983cm" svg:y="6.436cm" svg:viewBox="0 0 924 283" draw:points="827,283 0,0 924,185">
          <text:p/>
        </draw:polygon>
        <draw:polygon draw:style-name="gr84" draw:layer="layout" svg:width="2cm" svg:height="0.32cm" svg:x="5.7cm" svg:y="6.398cm" svg:viewBox="0 0 2001 321" draw:points="97,321 0,223 2001,0">
          <text:p/>
        </draw:polygon>
        <draw:polygon draw:style-name="gr85" draw:layer="layout" svg:width="2cm" svg:height="0.32cm" svg:x="5.7cm" svg:y="6.398cm" svg:viewBox="0 0 2001 321" draw:points="97,321 0,223 2001,0">
          <text:p/>
        </draw:polygon>
        <draw:polygon draw:style-name="gr84" draw:layer="layout" svg:width="4.193cm" svg:height="0.086cm" svg:x="10.011cm" svg:y="6.553cm" svg:viewBox="0 0 4194 87" draw:points="4194,87 0,0 2996,41">
          <text:p/>
        </draw:polygon>
        <draw:polygon draw:style-name="gr85" draw:layer="layout" svg:width="4.193cm" svg:height="0.086cm" svg:x="10.011cm" svg:y="6.553cm" svg:viewBox="0 0 4194 87" draw:points="4194,87 0,0 2996,41">
          <text:p/>
        </draw:polygon>
        <draw:polygon draw:style-name="gr84" draw:layer="layout" svg:width="1.198cm" svg:height="0.046cm" svg:x="13.006cm" svg:y="6.593cm" svg:viewBox="0 0 1199 47" draw:points="1199,47 0,0 426,0">
          <text:p/>
        </draw:polygon>
        <draw:polygon draw:style-name="gr85" draw:layer="layout" svg:width="1.198cm" svg:height="0.046cm" svg:x="13.006cm" svg:y="6.593cm" svg:viewBox="0 0 1199 47" draw:points="1199,47 0,0 426,0">
          <text:p/>
        </draw:polygon>
        <draw:polygon draw:style-name="gr84" draw:layer="layout" svg:width="0.772cm" svg:height="0.465cm" svg:x="13.432cm" svg:y="6.174cm" svg:viewBox="0 0 773 466" draw:points="773,466 0,420 773,0">
          <text:p/>
        </draw:polygon>
        <draw:polygon draw:style-name="gr85" draw:layer="layout" svg:width="0.772cm" svg:height="0.465cm" svg:x="13.432cm" svg:y="6.174cm" svg:viewBox="0 0 773 466" draw:points="773,466 0,420 773,0">
          <text:p/>
        </draw:polygon>
        <draw:polygon draw:style-name="gr84" draw:layer="layout" svg:width="0.072cm" svg:height="0.465cm" svg:x="15.195cm" svg:y="6.174cm" svg:viewBox="0 0 73 466" draw:points="0,466 0,0 73,458">
          <text:p/>
        </draw:polygon>
        <draw:polygon draw:style-name="gr85" draw:layer="layout" svg:width="0.072cm" svg:height="0.465cm" svg:x="15.195cm" svg:y="6.174cm" svg:viewBox="0 0 73 466" draw:points="0,466 0,0 73,458">
          <text:p/>
        </draw:polygon>
        <draw:polygon draw:style-name="gr84" draw:layer="layout" svg:width="0.074cm" svg:height="0.465cm" svg:x="16.215cm" svg:y="6.174cm" svg:viewBox="0 0 75 466" draw:points="75,466 0,458 75,0">
          <text:p/>
        </draw:polygon>
        <draw:polygon draw:style-name="gr85" draw:layer="layout" svg:width="0.074cm" svg:height="0.465cm" svg:x="16.215cm" svg:y="6.174cm" svg:viewBox="0 0 75 466" draw:points="75,466 0,458 75,0">
          <text:p/>
        </draw:polygon>
        <draw:polygon draw:style-name="gr84" draw:layer="layout" svg:width="0.415cm" svg:height="5.543cm" svg:x="17.278cm" svg:y="1.096cm" svg:viewBox="0 0 416 5544" draw:points="0,5544 0,5079 416,0">
          <text:p/>
        </draw:polygon>
        <draw:polygon draw:style-name="gr85" draw:layer="layout" svg:width="0.415cm" svg:height="5.543cm" svg:x="17.278cm" svg:y="1.096cm" svg:viewBox="0 0 416 5544" draw:points="0,5544 0,5079 416,0">
          <text:p/>
        </draw:polygon>
        <draw:polygon draw:style-name="gr84" draw:layer="layout" svg:width="0.072cm" svg:height="0.457cm" svg:x="15.195cm" svg:y="6.174cm" svg:viewBox="0 0 73 458" draw:points="73,458 0,0 73,8">
          <text:p/>
        </draw:polygon>
        <draw:polygon draw:style-name="gr85" draw:layer="layout" svg:width="0.072cm" svg:height="0.457cm" svg:x="15.195cm" svg:y="6.174cm" svg:viewBox="0 0 73 458" draw:points="73,458 0,0 73,8">
          <text:p/>
        </draw:polygon>
        <draw:polygon draw:style-name="gr84" draw:layer="layout" svg:width="0.074cm" svg:height="0.457cm" svg:x="16.215cm" svg:y="6.174cm" svg:viewBox="0 0 75 458" draw:points="0,458 0,8 75,0">
          <text:p/>
        </draw:polygon>
        <draw:polygon draw:style-name="gr85" draw:layer="layout" svg:width="0.074cm" svg:height="0.457cm" svg:x="16.215cm" svg:y="6.174cm" svg:viewBox="0 0 75 458" draw:points="0,458 0,8 75,0">
          <text:p/>
        </draw:polygon>
        <draw:polygon draw:style-name="gr84" draw:layer="layout" svg:width="1.092cm" svg:height="0.184cm" svg:x="3.983cm" svg:y="6.436cm" svg:viewBox="0 0 1093 185" draw:points="923,185 0,0 1093,185">
          <text:p/>
        </draw:polygon>
        <draw:polygon draw:style-name="gr85" draw:layer="layout" svg:width="1.092cm" svg:height="0.184cm" svg:x="3.983cm" svg:y="6.436cm" svg:viewBox="0 0 1093 185" draw:points="923,185 0,0 1093,185">
          <text:p/>
        </draw:polygon>
        <draw:polygon draw:style-name="gr84" draw:layer="layout" svg:width="1.092cm" svg:height="0.184cm" svg:x="3.983cm" svg:y="6.436cm" svg:viewBox="0 0 1093 185" draw:points="1093,185 0,0 996,91">
          <text:p/>
        </draw:polygon>
        <draw:polygon draw:style-name="gr85" draw:layer="layout" svg:width="1.092cm" svg:height="0.184cm" svg:x="3.983cm" svg:y="6.436cm" svg:viewBox="0 0 1093 185" draw:points="1093,185 0,0 996,91">
          <text:p/>
        </draw:polygon>
        <draw:polygon draw:style-name="gr84" draw:layer="layout" svg:width="0.097cm" svg:height="0.093cm" svg:x="4.978cm" svg:y="6.527cm" svg:viewBox="0 0 98 94" draw:points="98,94 0,0 98,0">
          <text:p/>
        </draw:polygon>
        <draw:polygon draw:style-name="gr85" draw:layer="layout" svg:width="0.097cm" svg:height="0.093cm" svg:x="4.978cm" svg:y="6.527cm" svg:viewBox="0 0 98 94" draw:points="98,94 0,0 98,0">
          <text:p/>
        </draw:polygon>
        <draw:polygon draw:style-name="gr84" draw:layer="layout" svg:width="0.17cm" svg:height="0.093cm" svg:x="5.53cm" svg:y="6.527cm" svg:viewBox="0 0 171 94" draw:points="0,94 0,0 171,94">
          <text:p/>
        </draw:polygon>
        <draw:polygon draw:style-name="gr85" draw:layer="layout" svg:width="0.17cm" svg:height="0.093cm" svg:x="5.53cm" svg:y="6.527cm" svg:viewBox="0 0 171 94" draw:points="0,94 0,0 171,94">
          <text:p/>
        </draw:polygon>
        <draw:polygon draw:style-name="gr84" draw:layer="layout" svg:width="2.072cm" svg:height="0.222cm" svg:x="5.628cm" svg:y="6.398cm" svg:viewBox="0 0 2073 223" draw:points="72,223 0,129 2073,0">
          <text:p/>
        </draw:polygon>
        <draw:polygon draw:style-name="gr85" draw:layer="layout" svg:width="2.072cm" svg:height="0.222cm" svg:x="5.628cm" svg:y="6.398cm" svg:viewBox="0 0 2073 223" draw:points="72,223 0,129 2073,0">
          <text:p/>
        </draw:polygon>
        <draw:polygon draw:style-name="gr84" draw:layer="layout" svg:width="0.17cm" svg:height="0.093cm" svg:x="5.53cm" svg:y="6.527cm" svg:viewBox="0 0 171 94" draw:points="171,94 0,0 98,0">
          <text:p/>
        </draw:polygon>
        <draw:polygon draw:style-name="gr85" draw:layer="layout" svg:width="0.17cm" svg:height="0.093cm" svg:x="5.53cm" svg:y="6.527cm" svg:viewBox="0 0 171 94" draw:points="171,94 0,0 98,0">
          <text:p/>
        </draw:polygon>
        <draw:polygon draw:style-name="gr84" draw:layer="layout" svg:width="2.995cm" svg:height="0.04cm" svg:x="10.011cm" svg:y="6.553cm" svg:viewBox="0 0 2996 41" draw:points="2996,41 0,0 165,0">
          <text:p/>
        </draw:polygon>
        <draw:polygon draw:style-name="gr85" draw:layer="layout" svg:width="2.995cm" svg:height="0.04cm" svg:x="10.011cm" svg:y="6.553cm" svg:viewBox="0 0 2996 41" draw:points="2996,41 0,0 165,0">
          <text:p/>
        </draw:polygon>
        <draw:polygon draw:style-name="gr84" draw:layer="layout" svg:width="2.83cm" svg:height="0.241cm" svg:x="10.176cm" svg:y="6.352cm" svg:viewBox="0 0 2831 242" draw:points="2831,242 0,202 2590,0">
          <text:p/>
        </draw:polygon>
        <draw:polygon draw:style-name="gr85" draw:layer="layout" svg:width="2.83cm" svg:height="0.241cm" svg:x="10.176cm" svg:y="6.352cm" svg:viewBox="0 0 2831 242" draw:points="2831,242 0,202 2590,0">
          <text:p/>
        </draw:polygon>
        <draw:polygon draw:style-name="gr84" draw:layer="layout" svg:width="0.772cm" svg:height="0.419cm" svg:x="13.432cm" svg:y="6.174cm" svg:viewBox="0 0 773 420" draw:points="0,420 242,178 773,0">
          <text:p/>
        </draw:polygon>
        <draw:polygon draw:style-name="gr85" draw:layer="layout" svg:width="0.772cm" svg:height="0.419cm" svg:x="13.432cm" svg:y="6.174cm" svg:viewBox="0 0 773 420" draw:points="0,420 242,178 773,0">
          <text:p/>
        </draw:polygon>
        <draw:polygon draw:style-name="gr84" draw:layer="layout" svg:width="0.952cm" svg:height="0.155cm" svg:x="9.059cm" svg:y="6.398cm" svg:viewBox="0 0 953 156" draw:points="953,156 0,0 796,95">
          <text:p/>
        </draw:polygon>
        <draw:polygon draw:style-name="gr85" draw:layer="layout" svg:width="0.952cm" svg:height="0.155cm" svg:x="9.059cm" svg:y="6.398cm" svg:viewBox="0 0 953 156" draw:points="953,156 0,0 796,95">
          <text:p/>
        </draw:polygon>
        <draw:polygon draw:style-name="gr84" draw:layer="layout" svg:width="2.589cm" svg:height="0.201cm" svg:x="10.176cm" svg:y="6.352cm" svg:viewBox="0 0 2590 202" draw:points="0,202 157,141 2590,0">
          <text:p/>
        </draw:polygon>
        <draw:polygon draw:style-name="gr85" draw:layer="layout" svg:width="2.589cm" svg:height="0.201cm" svg:x="10.176cm" svg:y="6.352cm" svg:viewBox="0 0 2590 202" draw:points="0,202 157,141 2590,0">
          <text:p/>
        </draw:polygon>
        <draw:polygon draw:style-name="gr84" draw:layer="layout" svg:width="0.995cm" svg:height="0.091cm" svg:x="3.983cm" svg:y="6.436cm" svg:viewBox="0 0 996 92" draw:points="996,92 0,0 503,0">
          <text:p/>
        </draw:polygon>
        <draw:polygon draw:style-name="gr85" draw:layer="layout" svg:width="0.995cm" svg:height="0.091cm" svg:x="3.983cm" svg:y="6.436cm" svg:viewBox="0 0 996 92" draw:points="996,92 0,0 503,0">
          <text:p/>
        </draw:polygon>
        <draw:polygon draw:style-name="gr84" draw:layer="layout" svg:width="0.493cm" svg:height="0.167cm" svg:x="4.485cm" svg:y="6.36cm" svg:viewBox="0 0 494 168" draw:points="494,168 0,77 76,0">
          <text:p/>
        </draw:polygon>
        <draw:polygon draw:style-name="gr85" draw:layer="layout" svg:width="0.493cm" svg:height="0.167cm" svg:x="4.485cm" svg:y="6.36cm" svg:viewBox="0 0 494 168" draw:points="494,168 0,77 76,0">
          <text:p/>
        </draw:polygon>
        <draw:polygon draw:style-name="gr84" draw:layer="layout" svg:width="0.417cm" svg:height="0.353cm" svg:x="4.561cm" svg:y="6.174cm" svg:viewBox="0 0 418 354" draw:points="418,354 0,187 61,0">
          <text:p/>
        </draw:polygon>
        <draw:polygon draw:style-name="gr85" draw:layer="layout" svg:width="0.417cm" svg:height="0.353cm" svg:x="4.561cm" svg:y="6.174cm" svg:viewBox="0 0 418 354" draw:points="418,354 0,187 61,0">
          <text:p/>
        </draw:polygon>
        <draw:polygon draw:style-name="gr84" draw:layer="layout" svg:width="2.072cm" svg:height="0.129cm" svg:x="5.628cm" svg:y="6.398cm" svg:viewBox="0 0 2073 130" draw:points="0,130 1325,38 2073,0">
          <text:p/>
        </draw:polygon>
        <draw:polygon draw:style-name="gr85" draw:layer="layout" svg:width="2.072cm" svg:height="0.129cm" svg:x="5.628cm" svg:y="6.398cm" svg:viewBox="0 0 2073 130" draw:points="0,130 1325,38 2073,0">
          <text:p/>
        </draw:polygon>
        <draw:polygon draw:style-name="gr84" draw:layer="layout" svg:width="1.325cm" svg:height="0.091cm" svg:x="5.628cm" svg:y="6.436cm" svg:viewBox="0 0 1326 92" draw:points="0,92 824,0 1326,0">
          <text:p/>
        </draw:polygon>
        <draw:polygon draw:style-name="gr85" draw:layer="layout" svg:width="1.325cm" svg:height="0.091cm" svg:x="5.628cm" svg:y="6.436cm" svg:viewBox="0 0 1326 92" draw:points="0,92 824,0 1326,0">
          <text:p/>
        </draw:polygon>
        <draw:polygon draw:style-name="gr84" draw:layer="layout" svg:width="0.823cm" svg:height="0.353cm" svg:x="5.628cm" svg:y="6.174cm" svg:viewBox="0 0 824 354" draw:points="0,354 353,0 824,263">
          <text:p/>
        </draw:polygon>
        <draw:polygon draw:style-name="gr85" draw:layer="layout" svg:width="0.823cm" svg:height="0.353cm" svg:x="5.628cm" svg:y="6.174cm" svg:viewBox="0 0 824 354" draw:points="0,354 353,0 824,263">
          <text:p/>
        </draw:polygon>
        <draw:polygon draw:style-name="gr84" draw:layer="layout" svg:width="0.796cm" svg:height="0.114cm" svg:x="9.059cm" svg:y="6.379cm" svg:viewBox="0 0 797 115" draw:points="797,115 0,19 680,0">
          <text:p/>
        </draw:polygon>
        <draw:polygon draw:style-name="gr85" draw:layer="layout" svg:width="0.796cm" svg:height="0.114cm" svg:x="9.059cm" svg:y="6.379cm" svg:viewBox="0 0 797 115" draw:points="797,115 0,19 680,0">
          <text:p/>
        </draw:polygon>
        <draw:polygon draw:style-name="gr84" draw:layer="layout" svg:width="2.432cm" svg:height="0.141cm" svg:x="10.333cm" svg:y="6.352cm" svg:viewBox="0 0 2433 142" draw:points="0,142 114,27 2433,0">
          <text:p/>
        </draw:polygon>
        <draw:polygon draw:style-name="gr85" draw:layer="layout" svg:width="2.432cm" svg:height="0.141cm" svg:x="10.333cm" svg:y="6.352cm" svg:viewBox="0 0 2433 142" draw:points="0,142 114,27 2433,0">
          <text:p/>
        </draw:polygon>
        <draw:polygon draw:style-name="gr84" draw:layer="layout" svg:width="0.47cm" svg:height="0.262cm" svg:x="5.981cm" svg:y="6.174cm" svg:viewBox="0 0 471 263" draw:points="471,263 0,0 395,186">
          <text:p/>
        </draw:polygon>
        <draw:polygon draw:style-name="gr85" draw:layer="layout" svg:width="0.47cm" svg:height="0.262cm" svg:x="5.981cm" svg:y="6.174cm" svg:viewBox="0 0 471 263" draw:points="471,263 0,0 395,186">
          <text:p/>
        </draw:polygon>
        <draw:polygon draw:style-name="gr84" draw:layer="layout" svg:width="0.747cm" svg:height="0.076cm" svg:x="6.953cm" svg:y="6.36cm" svg:viewBox="0 0 748 77" draw:points="0,77 76,0 748,38">
          <text:p/>
        </draw:polygon>
        <draw:polygon draw:style-name="gr85" draw:layer="layout" svg:width="0.747cm" svg:height="0.076cm" svg:x="6.953cm" svg:y="6.36cm" svg:viewBox="0 0 748 77" draw:points="0,77 76,0 748,38">
          <text:p/>
        </draw:polygon>
        <draw:polygon draw:style-name="gr84" draw:layer="layout" svg:width="0.671cm" svg:height="0.645cm" svg:x="7.029cm" svg:y="5.753cm" svg:viewBox="0 0 672 646" draw:points="672,646 0,608 672,0">
          <text:p/>
        </draw:polygon>
        <draw:polygon draw:style-name="gr84" draw:layer="layout" svg:width="0.679cm" svg:height="0.65cm" svg:x="9.059cm" svg:y="5.748cm" svg:viewBox="0 0 680 651" draw:points="0,651 0,0 680,632">
          <text:p/>
        </draw:polygon>
        <draw:polygon draw:style-name="gr84" draw:layer="layout" svg:width="0.679cm" svg:height="0.631cm" svg:x="9.059cm" svg:y="5.748cm" svg:viewBox="0 0 680 632" draw:points="680,632 0,0 623,476">
          <text:p/>
        </draw:polygon>
        <draw:polygon draw:style-name="gr84" draw:layer="layout" svg:width="2.318cm" svg:height="0.156cm" svg:x="10.447cm" svg:y="6.223cm" svg:viewBox="0 0 2319 157" draw:points="0,157 60,0 2319,130">
          <text:p/>
        </draw:polygon>
        <draw:polygon draw:style-name="gr85" draw:layer="layout" svg:width="2.318cm" svg:height="0.156cm" svg:x="10.447cm" svg:y="6.223cm" svg:viewBox="0 0 2319 157" draw:points="0,157 60,0 2319,130">
          <text:p/>
        </draw:polygon>
        <draw:polygon draw:style-name="gr84" draw:layer="layout" svg:width="0.608cm" svg:height="5.186cm" svg:x="3.299cm" svg:y="1.174cm" svg:viewBox="0 0 609 5187" draw:points="609,5187 0,0 571,4620">
          <text:p/>
        </draw:polygon>
        <draw:polygon draw:style-name="gr84" draw:layer="layout" svg:width="0.038cm" svg:height="0.567cm" svg:x="3.869cm" svg:y="5.793cm" svg:viewBox="0 0 39 568" draw:points="39,568 0,0 39,127">
          <text:p/>
        </draw:polygon>
        <draw:polygon draw:style-name="gr85" draw:layer="layout" svg:width="0.038cm" svg:height="0.567cm" svg:x="3.869cm" svg:y="5.793cm" svg:viewBox="0 0 39 568" draw:points="39,568 0,0 39,127">
          <text:p/>
        </draw:polygon>
        <draw:polygon draw:style-name="gr84" draw:layer="layout" svg:width="0.061cm" svg:height="0.44cm" svg:x="4.561cm" svg:y="5.92cm" svg:viewBox="0 0 62 441" draw:points="0,441 0,0 62,255">
          <text:p/>
        </draw:polygon>
        <draw:polygon draw:style-name="gr85" draw:layer="layout" svg:width="0.061cm" svg:height="0.44cm" svg:x="4.561cm" svg:y="5.92cm" svg:viewBox="0 0 62 441" draw:points="0,441 0,0 62,255">
          <text:p/>
        </draw:polygon>
        <draw:polygon draw:style-name="gr84" draw:layer="layout" svg:width="0.394cm" svg:height="0.44cm" svg:x="5.981cm" svg:y="5.92cm" svg:viewBox="0 0 395 441" draw:points="395,441 0,255 395,0">
          <text:p/>
        </draw:polygon>
        <draw:polygon draw:style-name="gr85" draw:layer="layout" svg:width="0.394cm" svg:height="0.44cm" svg:x="5.981cm" svg:y="5.92cm" svg:viewBox="0 0 395 441" draw:points="395,441 0,255 395,0">
          <text:p/>
        </draw:polygon>
        <draw:polygon draw:style-name="gr84" draw:layer="layout" svg:width="0.671cm" svg:height="0.607cm" svg:x="7.029cm" svg:y="5.753cm" svg:viewBox="0 0 672 608" draw:points="0,608 0,168 672,0">
          <text:p/>
        </draw:polygon>
        <draw:polygon draw:style-name="gr84" draw:layer="layout" svg:width="2.258cm" svg:height="0.426cm" svg:x="10.507cm" svg:y="5.926cm" svg:viewBox="0 0 2259 427" draw:points="2259,427 0,298 2259,0">
          <text:p/>
        </draw:polygon>
        <draw:polygon draw:style-name="gr84" draw:layer="layout" svg:width="0.531cm" svg:height="0.426cm" svg:x="13.673cm" svg:y="5.926cm" svg:viewBox="0 0 532 427" draw:points="0,427 0,0 532,249">
          <text:p/>
        </draw:polygon>
        <draw:polygon draw:style-name="gr85" draw:layer="layout" svg:width="0.531cm" svg:height="0.426cm" svg:x="13.673cm" svg:y="5.926cm" svg:viewBox="0 0 532 427" draw:points="0,427 0,0 532,249">
          <text:p/>
        </draw:polygon>
        <draw:polygon draw:style-name="gr84" draw:layer="layout" svg:width="0.622cm" svg:height="0.475cm" svg:x="9.059cm" svg:y="5.748cm" svg:viewBox="0 0 623 476" draw:points="623,476 0,0 623,310">
          <text:p/>
        </draw:polygon>
        <draw:polygon draw:style-name="gr85" draw:layer="layout" svg:width="0.622cm" svg:height="0.475cm" svg:x="9.059cm" svg:y="5.748cm" svg:viewBox="0 0 623 476" draw:points="623,476 0,0 623,310">
          <text:p/>
        </draw:polygon>
        <draw:polygon draw:style-name="gr84" draw:layer="layout" svg:width="2.258cm" svg:height="0.297cm" svg:x="10.507cm" svg:y="5.926cm" svg:viewBox="0 0 2259 298" draw:points="0,298 0,131 2259,0">
          <text:p/>
        </draw:polygon>
        <draw:polygon draw:style-name="gr85" draw:layer="layout" svg:width="2.258cm" svg:height="0.297cm" svg:x="10.507cm" svg:y="5.926cm" svg:viewBox="0 0 2259 298" draw:points="0,298 0,131 2259,0">
          <text:p/>
        </draw:polygon>
        <draw:polygon draw:style-name="gr84" draw:layer="layout" svg:width="0.322cm" svg:height="0.249cm" svg:x="15.195cm" svg:y="5.933cm" svg:viewBox="0 0 323 250" draw:points="73,250 0,242 323,0">
          <text:p/>
        </draw:polygon>
        <draw:polygon draw:style-name="gr85" draw:layer="layout" svg:width="0.322cm" svg:height="0.249cm" svg:x="15.195cm" svg:y="5.933cm" svg:viewBox="0 0 323 250" draw:points="73,250 0,242 323,0">
          <text:p/>
        </draw:polygon>
        <draw:polygon draw:style-name="gr84" draw:layer="layout" svg:width="0.323cm" svg:height="0.249cm" svg:x="15.966cm" svg:y="5.933cm" svg:viewBox="0 0 324 250" draw:points="250,250 0,0 324,242">
          <text:p/>
        </draw:polygon>
        <draw:polygon draw:style-name="gr85" draw:layer="layout" svg:width="0.323cm" svg:height="0.249cm" svg:x="15.966cm" svg:y="5.933cm" svg:viewBox="0 0 324 250" draw:points="250,250 0,0 324,242">
          <text:p/>
        </draw:polygon>
        <draw:polygon draw:style-name="gr84" draw:layer="layout" svg:width="0.061cm" svg:height="0.32cm" svg:x="4.561cm" svg:y="5.854cm" svg:viewBox="0 0 62 321" draw:points="62,321 0,67 62,0">
          <text:p/>
        </draw:polygon>
        <draw:polygon draw:style-name="gr85" draw:layer="layout" svg:width="0.061cm" svg:height="0.32cm" svg:x="4.561cm" svg:y="5.854cm" svg:viewBox="0 0 62 321" draw:points="62,321 0,67 62,0">
          <text:p/>
        </draw:polygon>
        <draw:polygon draw:style-name="gr84" draw:layer="layout" svg:width="0.394cm" svg:height="0.652cm" svg:x="5.981cm" svg:y="5.522cm" svg:viewBox="0 0 395 653" draw:points="0,653 0,0 395,399">
          <text:p/>
        </draw:polygon>
        <draw:polygon draw:style-name="gr85" draw:layer="layout" svg:width="0.394cm" svg:height="0.652cm" svg:x="5.981cm" svg:y="5.522cm" svg:viewBox="0 0 395 653" draw:points="0,653 0,0 395,399">
          <text:p/>
        </draw:polygon>
        <draw:polygon draw:style-name="gr84" draw:layer="layout" svg:width="0.794cm" svg:height="0.263cm" svg:x="13.673cm" svg:y="5.911cm" svg:viewBox="0 0 795 264" draw:points="532,264 0,15 795,0">
          <text:p/>
        </draw:polygon>
        <draw:polygon draw:style-name="gr85" draw:layer="layout" svg:width="0.794cm" svg:height="0.263cm" svg:x="13.673cm" svg:y="5.911cm" svg:viewBox="0 0 795 264" draw:points="532,264 0,15 795,0">
          <text:p/>
        </draw:polygon>
        <draw:polygon draw:style-name="gr84" draw:layer="layout" svg:width="0.584cm" svg:height="0.263cm" svg:x="14.933cm" svg:y="5.911cm" svg:viewBox="0 0 585 264" draw:points="262,264 0,0 585,22">
          <text:p/>
        </draw:polygon>
        <draw:polygon draw:style-name="gr85" draw:layer="layout" svg:width="0.584cm" svg:height="0.263cm" svg:x="14.933cm" svg:y="5.911cm" svg:viewBox="0 0 585 264" draw:points="262,264 0,0 585,22">
          <text:p/>
        </draw:polygon>
        <draw:polygon draw:style-name="gr84" draw:layer="layout" svg:width="0.584cm" svg:height="0.263cm" svg:x="15.966cm" svg:y="5.911cm" svg:viewBox="0 0 585 264" draw:points="324,264 0,22 585,0">
          <text:p/>
        </draw:polygon>
        <draw:polygon draw:style-name="gr85" draw:layer="layout" svg:width="0.584cm" svg:height="0.263cm" svg:x="15.966cm" svg:y="5.911cm" svg:viewBox="0 0 585 264" draw:points="324,264 0,22 585,0">
          <text:p/>
        </draw:polygon>
        <draw:polygon draw:style-name="gr84" draw:layer="layout" svg:width="0.415cm" svg:height="5.078cm" svg:x="17.278cm" svg:y="1.096cm" svg:viewBox="0 0 416 5079" draw:points="0,5079 21,4512 416,0">
          <text:p/>
        </draw:polygon>
        <draw:polygon draw:style-name="gr85" draw:layer="layout" svg:width="0.415cm" svg:height="5.078cm" svg:x="17.278cm" svg:y="1.096cm" svg:viewBox="0 0 416 5079" draw:points="0,5079 21,4512 416,0">
          <text:p/>
        </draw:polygon>
        <draw:polygon draw:style-name="gr84" draw:layer="layout" svg:width="0.281cm" svg:height="0.567cm" svg:x="17.018cm" svg:y="5.607cm" svg:viewBox="0 0 282 568" draw:points="260,568 0,304 282,0">
          <text:p/>
        </draw:polygon>
        <draw:polygon draw:style-name="gr85" draw:layer="layout" svg:width="0.281cm" svg:height="0.567cm" svg:x="17.018cm" svg:y="5.607cm" svg:viewBox="0 0 282 568" draw:points="260,568 0,304 282,0">
          <text:p/>
        </draw:polygon>
        <draw:polygon draw:style-name="gr84" draw:layer="layout" svg:width="0.679cm" svg:height="0.309cm" svg:x="9.059cm" svg:y="5.748cm" svg:viewBox="0 0 680 310" draw:points="623,310 0,0 680,153">
          <text:p/>
        </draw:polygon>
        <draw:polygon draw:style-name="gr85" draw:layer="layout" svg:width="0.679cm" svg:height="0.309cm" svg:x="9.059cm" svg:y="5.748cm" svg:viewBox="0 0 680 310" draw:points="623,310 0,0 680,153">
          <text:p/>
        </draw:polygon>
        <draw:polygon draw:style-name="gr84" draw:layer="layout" svg:width="2.318cm" svg:height="0.156cm" svg:x="10.447cm" svg:y="5.901cm" svg:viewBox="0 0 2319 157" draw:points="60,157 0,0 2319,25">
          <text:p/>
        </draw:polygon>
        <draw:polygon draw:style-name="gr85" draw:layer="layout" svg:width="2.318cm" svg:height="0.156cm" svg:x="10.447cm" svg:y="5.901cm" svg:viewBox="0 0 2319 157" draw:points="60,157 0,0 2319,25">
          <text:p/>
        </draw:polygon>
        <draw:polygon draw:style-name="gr84" draw:layer="layout" svg:width="1.033cm" svg:height="0.023cm" svg:x="14.933cm" svg:y="5.911cm" svg:viewBox="0 0 1034 24" draw:points="585,24 0,0 1034,24">
          <text:p/>
        </draw:polygon>
        <draw:polygon draw:style-name="gr85" draw:layer="layout" svg:width="1.033cm" svg:height="0.023cm" svg:x="14.933cm" svg:y="5.911cm" svg:viewBox="0 0 1034 24" draw:points="585,24 0,0 1034,24">
          <text:p/>
        </draw:polygon>
        <draw:polygon draw:style-name="gr84" draw:layer="layout" svg:width="1.617cm" svg:height="0.023cm" svg:x="14.933cm" svg:y="5.911cm" svg:viewBox="0 0 1618 24" draw:points="1034,24 0,0 1618,0">
          <text:p/>
        </draw:polygon>
        <draw:polygon draw:style-name="gr85" draw:layer="layout" svg:width="1.617cm" svg:height="0.023cm" svg:x="14.933cm" svg:y="5.911cm" svg:viewBox="0 0 1618 24" draw:points="1034,24 0,0 1618,0">
          <text:p/>
        </draw:polygon>
        <draw:polygon draw:style-name="gr84" draw:layer="layout" svg:width="2.559cm" svg:height="0.241cm" svg:x="10.447cm" svg:y="5.685cm" svg:viewBox="0 0 2560 242" draw:points="2319,242 0,216 2560,0">
          <text:p/>
        </draw:polygon>
        <draw:polygon draw:style-name="gr85" draw:layer="layout" svg:width="2.559cm" svg:height="0.241cm" svg:x="10.447cm" svg:y="5.685cm" svg:viewBox="0 0 2560 242" draw:points="2319,242 0,216 2560,0">
          <text:p/>
        </draw:polygon>
        <draw:polygon draw:style-name="gr84" draw:layer="layout" svg:width="1.035cm" svg:height="0.241cm" svg:x="13.432cm" svg:y="5.685cm" svg:viewBox="0 0 1036 242" draw:points="241,242 0,0 1036,227">
          <text:p/>
        </draw:polygon>
        <draw:polygon draw:style-name="gr85" draw:layer="layout" svg:width="1.035cm" svg:height="0.241cm" svg:x="13.432cm" svg:y="5.685cm" svg:viewBox="0 0 1036 242" draw:points="241,242 0,0 1036,227">
          <text:p/>
        </draw:polygon>
        <draw:polygon draw:style-name="gr84" draw:layer="layout" svg:width="0.082cm" svg:height="0.127cm" svg:x="3.869cm" svg:y="5.793cm" svg:viewBox="0 0 83 128" draw:points="39,128 0,0 83,80">
          <text:p/>
        </draw:polygon>
        <draw:polygon draw:style-name="gr85" draw:layer="layout" svg:width="0.082cm" svg:height="0.127cm" svg:x="3.869cm" svg:y="5.793cm" svg:viewBox="0 0 83 128" draw:points="39,128 0,0 83,80">
          <text:p/>
        </draw:polygon>
        <draw:polygon draw:style-name="gr84" draw:layer="layout" svg:width="0.106cm" svg:height="0.066cm" svg:x="4.516cm" svg:y="5.854cm" svg:viewBox="0 0 107 67" draw:points="45,67 0,19 107,0">
          <text:p/>
        </draw:polygon>
        <draw:polygon draw:style-name="gr85" draw:layer="layout" svg:width="0.106cm" svg:height="0.066cm" svg:x="4.516cm" svg:y="5.854cm" svg:viewBox="0 0 107 67" draw:points="45,67 0,19 107,0">
          <text:p/>
        </draw:polygon>
        <draw:polygon draw:style-name="gr84" draw:layer="layout" svg:width="0.438cm" svg:height="0.398cm" svg:x="5.981cm" svg:y="5.522cm" svg:viewBox="0 0 439 399" draw:points="395,399 0,0 439,352">
          <text:p/>
        </draw:polygon>
        <draw:polygon draw:style-name="gr85" draw:layer="layout" svg:width="0.438cm" svg:height="0.398cm" svg:x="5.981cm" svg:y="5.522cm" svg:viewBox="0 0 439 399" draw:points="395,399 0,0 439,352">
          <text:p/>
        </draw:polygon>
        <draw:polygon draw:style-name="gr84" draw:layer="layout" svg:width="0.715cm" svg:height="0.167cm" svg:x="6.985cm" svg:y="5.753cm" svg:viewBox="0 0 716 168" draw:points="44,168 0,121 716,0">
          <text:p/>
        </draw:polygon>
        <draw:polygon draw:style-name="gr85" draw:layer="layout" svg:width="0.715cm" svg:height="0.167cm" svg:x="6.985cm" svg:y="5.753cm" svg:viewBox="0 0 716 168" draw:points="44,168 0,121 716,0">
          <text:p/>
        </draw:polygon>
        <draw:polygon draw:style-name="gr84" draw:layer="layout" svg:width="1.035cm" svg:height="0.226cm" svg:x="13.432cm" svg:y="5.685cm" svg:viewBox="0 0 1036 227" draw:points="1036,227 0,0 1025,196">
          <text:p/>
        </draw:polygon>
        <draw:polygon draw:style-name="gr85" draw:layer="layout" svg:width="1.035cm" svg:height="0.226cm" svg:x="13.432cm" svg:y="5.685cm" svg:viewBox="0 0 1036 227" draw:points="1036,227 0,0 1025,196">
          <text:p/>
        </draw:polygon>
        <draw:polygon draw:style-name="gr84" draw:layer="layout" svg:width="0.477cm" svg:height="0.031cm" svg:x="14.456cm" svg:y="5.88cm" svg:viewBox="0 0 478 32" draw:points="11,32 0,0 478,32">
          <text:p/>
        </draw:polygon>
        <draw:polygon draw:style-name="gr85" draw:layer="layout" svg:width="0.477cm" svg:height="0.031cm" svg:x="14.456cm" svg:y="5.88cm" svg:viewBox="0 0 478 32" draw:points="11,32 0,0 478,32">
          <text:p/>
        </draw:polygon>
        <draw:polygon draw:style-name="gr84" draw:layer="layout" svg:width="2.094cm" svg:height="0.031cm" svg:x="14.456cm" svg:y="5.88cm" svg:viewBox="0 0 2095 32" draw:points="477,32 0,0 2095,32">
          <text:p/>
        </draw:polygon>
        <draw:polygon draw:style-name="gr85" draw:layer="layout" svg:width="2.094cm" svg:height="0.031cm" svg:x="14.456cm" svg:y="5.88cm" svg:viewBox="0 0 2095 32" draw:points="477,32 0,0 2095,32">
          <text:p/>
        </draw:polygon>
        <draw:polygon draw:style-name="gr84" draw:layer="layout" svg:width="2.562cm" svg:height="0.031cm" svg:x="14.456cm" svg:y="5.88cm" svg:viewBox="0 0 2563 32" draw:points="2094,32 0,0 2563,32">
          <text:p/>
        </draw:polygon>
        <draw:polygon draw:style-name="gr85" draw:layer="layout" svg:width="2.562cm" svg:height="0.031cm" svg:x="14.456cm" svg:y="5.88cm" svg:viewBox="0 0 2563 32" draw:points="2094,32 0,0 2563,32">
          <text:p/>
        </draw:polygon>
        <draw:polygon draw:style-name="gr84" draw:layer="layout" svg:width="0.281cm" svg:height="0.304cm" svg:x="17.018cm" svg:y="5.607cm" svg:viewBox="0 0 282 305" draw:points="0,305 8,274 282,0">
          <text:p/>
        </draw:polygon>
        <draw:polygon draw:style-name="gr85" draw:layer="layout" svg:width="0.281cm" svg:height="0.304cm" svg:x="17.018cm" svg:y="5.607cm" svg:viewBox="0 0 282 305" draw:points="0,305 8,274 282,0">
          <text:p/>
        </draw:polygon>
        <draw:polygon draw:style-name="gr84" draw:layer="layout" svg:width="2.57cm" svg:height="0.031cm" svg:x="14.456cm" svg:y="5.88cm" svg:viewBox="0 0 2571 32" draw:points="2563,32 0,0 2571,0">
          <text:p/>
        </draw:polygon>
        <draw:polygon draw:style-name="gr85" draw:layer="layout" svg:width="2.57cm" svg:height="0.031cm" svg:x="14.456cm" svg:y="5.88cm" svg:viewBox="0 0 2571 32" draw:points="2563,32 0,0 2571,0">
          <text:p/>
        </draw:polygon>
        <draw:polygon draw:style-name="gr84" draw:layer="layout" svg:width="0.796cm" svg:height="0.153cm" svg:x="9.059cm" svg:y="5.748cm" svg:viewBox="0 0 797 154" draw:points="680,154 0,0 797,36">
          <text:p/>
        </draw:polygon>
        <draw:polygon draw:style-name="gr85" draw:layer="layout" svg:width="0.796cm" svg:height="0.153cm" svg:x="9.059cm" svg:y="5.748cm" svg:viewBox="0 0 797 154" draw:points="680,154 0,0 797,36">
          <text:p/>
        </draw:polygon>
        <draw:polygon draw:style-name="gr84" draw:layer="layout" svg:width="2.673cm" svg:height="0.216cm" svg:x="10.333cm" svg:y="5.685cm" svg:viewBox="0 0 2674 217" draw:points="114,217 0,100 2674,0">
          <text:p/>
        </draw:polygon>
        <draw:polygon draw:style-name="gr85" draw:layer="layout" svg:width="2.673cm" svg:height="0.216cm" svg:x="10.333cm" svg:y="5.685cm" svg:viewBox="0 0 2674 217" draw:points="114,217 0,100 2674,0">
          <text:p/>
        </draw:polygon>
        <draw:polygon draw:style-name="gr84" draw:layer="layout" svg:width="1.024cm" svg:height="0.273cm" svg:x="13.432cm" svg:y="5.607cm" svg:viewBox="0 0 1025 274" draw:points="1025,274 0,78 754,0">
          <text:p/>
        </draw:polygon>
        <draw:polygon draw:style-name="gr85" draw:layer="layout" svg:width="1.024cm" svg:height="0.273cm" svg:x="13.432cm" svg:y="5.607cm" svg:viewBox="0 0 1025 274" draw:points="1025,274 0,78 754,0">
          <text:p/>
        </draw:polygon>
        <draw:polygon draw:style-name="gr84" draw:layer="layout" svg:width="1.598cm" svg:height="0.022cm" svg:x="14.943cm" svg:y="5.858cm" svg:viewBox="0 0 1599 23" draw:points="0,23 564,0 1599,23">
          <text:p/>
        </draw:polygon>
        <draw:polygon draw:style-name="gr85" draw:layer="layout" svg:width="1.598cm" svg:height="0.022cm" svg:x="14.943cm" svg:y="5.858cm" svg:viewBox="0 0 1599 23" draw:points="0,23 564,0 1599,23">
          <text:p/>
        </draw:polygon>
        <draw:polygon draw:style-name="gr84" draw:layer="layout" svg:width="0.563cm" svg:height="0.273cm" svg:x="14.943cm" svg:y="5.607cm" svg:viewBox="0 0 564 274" draw:points="0,274 271,0 564,251">
          <text:p/>
        </draw:polygon>
        <draw:polygon draw:style-name="gr85" draw:layer="layout" svg:width="0.563cm" svg:height="0.273cm" svg:x="14.943cm" svg:y="5.607cm" svg:viewBox="0 0 564 274" draw:points="0,274 271,0 564,251">
          <text:p/>
        </draw:polygon>
        <draw:polygon draw:style-name="gr8" draw:layer="layout" svg:width="1.035cm" svg:height="0.022cm" svg:x="15.506cm" svg:y="5.858cm" svg:viewBox="0 0 1036 23" draw:points="1036,23 0,0 470,0">
          <text:p/>
        </draw:polygon>
        <draw:polygon draw:style-name="gr85" draw:layer="layout" svg:width="1.035cm" svg:height="0.022cm" svg:x="15.506cm" svg:y="5.858cm" svg:viewBox="0 0 1036 23" draw:points="1036,23 0,0 470,0">
          <text:p/>
        </draw:polygon>
        <draw:polygon draw:style-name="gr85" draw:layer="layout" svg:width="1.035cm" svg:height="0.022cm" svg:x="15.506cm" svg:y="5.858cm" svg:viewBox="0 0 1036 23" draw:points="1036,23 0,0 470,0">
          <text:p/>
        </draw:polygon>
        <draw:polygon draw:style-name="gr84" draw:layer="layout" svg:width="0.565cm" svg:height="0.273cm" svg:x="15.976cm" svg:y="5.607cm" svg:viewBox="0 0 566 274" draw:points="566,274 0,251 293,0">
          <text:p/>
        </draw:polygon>
        <draw:polygon draw:style-name="gr85" draw:layer="layout" svg:width="0.565cm" svg:height="0.273cm" svg:x="15.976cm" svg:y="5.607cm" svg:viewBox="0 0 566 274" draw:points="566,274 0,251 293,0">
          <text:p/>
        </draw:polygon>
        <draw:polygon draw:style-name="gr84" draw:layer="layout" svg:width="0.106cm" svg:height="0.019cm" svg:x="4.516cm" svg:y="5.854cm" svg:viewBox="0 0 107 20" draw:points="0,20 20,0 107,0">
          <text:p/>
        </draw:polygon>
        <draw:polygon draw:style-name="gr85" draw:layer="layout" svg:width="0.106cm" svg:height="0.019cm" svg:x="4.516cm" svg:y="5.854cm" svg:viewBox="0 0 107 20" draw:points="0,20 20,0 107,0">
          <text:p/>
        </draw:polygon>
        <draw:polygon draw:style-name="gr84" draw:layer="layout" svg:width="0.438cm" svg:height="0.351cm" svg:x="5.981cm" svg:y="5.522cm" svg:viewBox="0 0 439 352" draw:points="439,352 0,0 356,272">
          <text:p/>
        </draw:polygon>
        <draw:polygon draw:style-name="gr85" draw:layer="layout" svg:width="0.438cm" svg:height="0.351cm" svg:x="5.981cm" svg:y="5.522cm" svg:viewBox="0 0 439 352" draw:points="439,352 0,0 356,272">
          <text:p/>
        </draw:polygon>
        <draw:polygon draw:style-name="gr84" draw:layer="layout" svg:width="0.715cm" svg:height="0.12cm" svg:x="6.985cm" svg:y="5.753cm" svg:viewBox="0 0 716 121" draw:points="0,121 82,40 716,0">
          <text:p/>
        </draw:polygon>
        <draw:polygon draw:style-name="gr85" draw:layer="layout" svg:width="0.715cm" svg:height="0.12cm" svg:x="6.985cm" svg:y="5.753cm" svg:viewBox="0 0 716 121" draw:points="0,121 82,40 716,0">
          <text:p/>
        </draw:polygon>
        <draw:polygon draw:style-name="gr84" draw:layer="layout" svg:width="0.292cm" svg:height="0.26cm" svg:x="15.214cm" svg:y="5.598cm" svg:viewBox="0 0 293 261" draw:points="293,261 0,9 34,0">
          <text:p/>
        </draw:polygon>
        <draw:polygon draw:style-name="gr85" draw:layer="layout" svg:width="0.292cm" svg:height="0.26cm" svg:x="15.214cm" svg:y="5.598cm" svg:viewBox="0 0 293 261" draw:points="293,261 0,9 34,0">
          <text:p/>
        </draw:polygon>
        <draw:polygon draw:style-name="gr84" draw:layer="layout" svg:width="0.292cm" svg:height="0.26cm" svg:x="15.976cm" svg:y="5.598cm" svg:viewBox="0 0 293 261" draw:points="0,261 261,0 293,9">
          <text:p/>
        </draw:polygon>
        <draw:polygon draw:style-name="gr85" draw:layer="layout" svg:width="0.292cm" svg:height="0.26cm" svg:x="15.976cm" svg:y="5.598cm" svg:viewBox="0 0 293 261" draw:points="0,261 261,0 293,9">
          <text:p/>
        </draw:polygon>
        <draw:polygon draw:style-name="gr84" draw:layer="layout" svg:width="0.57cm" svg:height="4.619cm" svg:x="3.299cm" svg:y="1.174cm" svg:viewBox="0 0 571 4620" draw:points="571,4620 0,0 571,4148">
          <text:p/>
        </draw:polygon>
        <draw:polygon draw:style-name="gr84" draw:layer="layout" svg:width="0.356cm" svg:height="0.472cm" svg:x="5.981cm" svg:y="5.321cm" svg:viewBox="0 0 357 473" draw:points="357,473 0,202 357,0">
          <text:p/>
        </draw:polygon>
        <draw:polygon draw:style-name="gr85" draw:layer="layout" svg:width="0.356cm" svg:height="0.472cm" svg:x="5.981cm" svg:y="5.321cm" svg:viewBox="0 0 357 473" draw:points="357,473 0,202 357,0">
          <text:p/>
        </draw:polygon>
        <draw:polygon draw:style-name="gr84" draw:layer="layout" svg:width="0.633cm" svg:height="0.04cm" svg:x="7.067cm" svg:y="5.753cm" svg:viewBox="0 0 634 41" draw:points="0,41 625,0 634,0">
          <text:p/>
        </draw:polygon>
        <draw:polygon draw:style-name="gr85" draw:layer="layout" svg:width="0.633cm" svg:height="0.04cm" svg:x="7.067cm" svg:y="5.753cm" svg:viewBox="0 0 634 41" draw:points="0,41 625,0 634,0">
          <text:p/>
        </draw:polygon>
        <draw:polygon draw:style-name="gr84" draw:layer="layout" svg:width="0.624cm" svg:height="0.472cm" svg:x="7.067cm" svg:y="5.321cm" svg:viewBox="0 0 625 473" draw:points="0,473 0,0 625,433">
          <text:p/>
        </draw:polygon>
        <draw:polygon draw:style-name="gr85" draw:layer="layout" svg:width="0.624cm" svg:height="0.472cm" svg:x="7.067cm" svg:y="5.321cm" svg:viewBox="0 0 625 473" draw:points="0,473 0,0 625,433">
          <text:p/>
        </draw:polygon>
        <draw:polygon draw:style-name="gr84" draw:layer="layout" svg:width="0.952cm" svg:height="0.057cm" svg:x="9.059cm" svg:y="5.727cm" svg:viewBox="0 0 953 58" draw:points="796,58 0,22 953,0">
          <text:p/>
        </draw:polygon>
        <draw:polygon draw:style-name="gr85" draw:layer="layout" svg:width="0.952cm" svg:height="0.057cm" svg:x="9.059cm" svg:y="5.727cm" svg:viewBox="0 0 953 58" draw:points="796,58 0,22 953,0">
          <text:p/>
        </draw:polygon>
        <draw:polygon draw:style-name="gr84" draw:layer="layout" svg:width="2.83cm" svg:height="0.099cm" svg:x="10.176cm" svg:y="5.685cm" svg:viewBox="0 0 2831 100" draw:points="157,100 0,43 2831,0">
          <text:p/>
        </draw:polygon>
        <draw:polygon draw:style-name="gr85" draw:layer="layout" svg:width="2.83cm" svg:height="0.099cm" svg:x="10.176cm" svg:y="5.685cm" svg:viewBox="0 0 2831 100" draw:points="157,100 0,43 2831,0">
          <text:p/>
        </draw:polygon>
        <draw:polygon draw:style-name="gr84" draw:layer="layout" svg:width="0.624cm" svg:height="0.432cm" svg:x="7.067cm" svg:y="5.321cm" svg:viewBox="0 0 625 433" draw:points="625,433 0,0 456,263">
          <text:p/>
        </draw:polygon>
        <draw:polygon draw:style-name="gr85" draw:layer="layout" svg:width="0.624cm" svg:height="0.432cm" svg:x="7.067cm" svg:y="5.321cm" svg:viewBox="0 0 625 433" draw:points="625,433 0,0 456,263">
          <text:p/>
        </draw:polygon>
        <draw:polygon draw:style-name="gr84" draw:layer="layout" svg:width="1.308cm" svg:height="0.353cm" svg:x="8.703cm" svg:y="5.395cm" svg:viewBox="0 0 1309 354" draw:points="356,354 0,0 1309,333">
          <text:p/>
        </draw:polygon>
        <draw:polygon draw:style-name="gr85" draw:layer="layout" svg:width="1.308cm" svg:height="0.353cm" svg:x="8.703cm" svg:y="5.395cm" svg:viewBox="0 0 1309 354" draw:points="356,354 0,0 1309,333">
          <text:p/>
        </draw:polygon>
        <draw:polygon draw:style-name="gr84" draw:layer="layout" svg:width="1.473cm" svg:height="0.332cm" svg:x="8.703cm" svg:y="5.395cm" svg:viewBox="0 0 1474 333" draw:points="1309,333 0,0 1474,333">
          <text:p/>
        </draw:polygon>
        <draw:polygon draw:style-name="gr85" draw:layer="layout" svg:width="1.473cm" svg:height="0.332cm" svg:x="8.703cm" svg:y="5.395cm" svg:viewBox="0 0 1474 333" draw:points="1309,333 0,0 1474,333">
          <text:p/>
        </draw:polygon>
        <draw:polygon draw:style-name="gr84" draw:layer="layout" svg:width="4.303cm" svg:height="0.332cm" svg:x="8.703cm" svg:y="5.395cm" svg:viewBox="0 0 4304 333" draw:points="1473,333 0,0 4304,291">
          <text:p/>
        </draw:polygon>
        <draw:polygon draw:style-name="gr85" draw:layer="layout" svg:width="4.303cm" svg:height="0.332cm" svg:x="8.703cm" svg:y="5.395cm" svg:viewBox="0 0 4304 333" draw:points="1473,333 0,0 4304,291">
          <text:p/>
        </draw:polygon>
        <draw:polygon draw:style-name="gr84" draw:layer="layout" svg:width="4.729cm" svg:height="0.29cm" svg:x="8.703cm" svg:y="5.395cm" svg:viewBox="0 0 4730 291" draw:points="4304,291 0,0 4730,291">
          <text:p/>
        </draw:polygon>
        <draw:polygon draw:style-name="gr85" draw:layer="layout" svg:width="4.729cm" svg:height="0.29cm" svg:x="8.703cm" svg:y="5.395cm" svg:viewBox="0 0 4730 291" draw:points="4304,291 0,0 4730,291">
          <text:p/>
        </draw:polygon>
        <draw:polygon draw:style-name="gr84" draw:layer="layout" svg:width="5.482cm" svg:height="0.29cm" svg:x="8.703cm" svg:y="5.395cm" svg:viewBox="0 0 5483 291" draw:points="4729,291 0,0 5483,212">
          <text:p/>
        </draw:polygon>
        <draw:polygon draw:style-name="gr85" draw:layer="layout" svg:width="5.482cm" svg:height="0.29cm" svg:x="8.703cm" svg:y="5.395cm" svg:viewBox="0 0 5483 291" draw:points="4729,291 0,0 5483,212">
          <text:p/>
        </draw:polygon>
        <draw:polygon draw:style-name="gr84" draw:layer="layout" svg:width="5.482cm" svg:height="0.487cm" svg:x="8.703cm" svg:y="5.12cm" svg:viewBox="0 0 5483 488" draw:points="5483,488 0,275 5483,0">
          <text:p/>
        </draw:polygon>
        <draw:polygon draw:style-name="gr84" draw:layer="layout" svg:width="0.034cm" svg:height="0.487cm" svg:x="15.214cm" svg:y="5.12cm" svg:viewBox="0 0 35 488" draw:points="0,488 0,0 35,479">
          <text:p/>
        </draw:polygon>
        <draw:polygon draw:style-name="gr85" draw:layer="layout" svg:width="0.034cm" svg:height="0.487cm" svg:x="15.214cm" svg:y="5.12cm" svg:viewBox="0 0 35 488" draw:points="0,488 0,0 35,479">
          <text:p/>
        </draw:polygon>
        <draw:polygon draw:style-name="gr84" draw:layer="layout" svg:width="0.032cm" svg:height="0.487cm" svg:x="16.236cm" svg:y="5.12cm" svg:viewBox="0 0 33 488" draw:points="33,488 0,479 33,0">
          <text:p/>
        </draw:polygon>
        <draw:polygon draw:style-name="gr85" draw:layer="layout" svg:width="0.032cm" svg:height="0.487cm" svg:x="16.236cm" svg:y="5.12cm" svg:viewBox="0 0 33 488" draw:points="33,488 0,479 33,0">
          <text:p/>
        </draw:polygon>
        <draw:polygon draw:style-name="gr84" draw:layer="layout" svg:width="0.394cm" svg:height="4.511cm" svg:x="17.299cm" svg:y="1.096cm" svg:viewBox="0 0 395 4512" draw:points="0,4512 0,4025 395,0">
          <text:p/>
        </draw:polygon>
        <draw:polygon draw:style-name="gr85" draw:layer="layout" svg:width="0.394cm" svg:height="4.511cm" svg:x="17.299cm" svg:y="1.096cm" svg:viewBox="0 0 395 4512" draw:points="0,4512 0,4025 395,0">
          <text:p/>
        </draw:polygon>
        <draw:polygon draw:style-name="gr84" draw:layer="layout" svg:width="0.034cm" svg:height="0.478cm" svg:x="15.214cm" svg:y="5.12cm" svg:viewBox="0 0 35 479" draw:points="35,479 0,0 35,8">
          <text:p/>
        </draw:polygon>
        <draw:polygon draw:style-name="gr85" draw:layer="layout" svg:width="0.034cm" svg:height="0.478cm" svg:x="15.214cm" svg:y="5.12cm" svg:viewBox="0 0 35 479" draw:points="35,479 0,0 35,8">
          <text:p/>
        </draw:polygon>
        <draw:polygon draw:style-name="gr84" draw:layer="layout" svg:width="0.032cm" svg:height="0.478cm" svg:x="16.236cm" svg:y="5.12cm" svg:viewBox="0 0 33 479" draw:points="0,479 0,8 33,0">
          <text:p/>
        </draw:polygon>
        <draw:polygon draw:style-name="gr85" draw:layer="layout" svg:width="0.032cm" svg:height="0.478cm" svg:x="16.236cm" svg:y="5.12cm" svg:viewBox="0 0 33 479" draw:points="0,479 0,8 33,0">
          <text:p/>
        </draw:polygon>
        <draw:polygon draw:style-name="gr84" draw:layer="layout" svg:width="0.455cm" svg:height="0.292cm" svg:x="7.067cm" svg:y="5.291cm" svg:viewBox="0 0 456 293" draw:points="456,293 0,30 456,0">
          <text:p/>
        </draw:polygon>
        <draw:polygon draw:style-name="gr85" draw:layer="layout" svg:width="0.455cm" svg:height="0.292cm" svg:x="7.067cm" svg:y="5.291cm" svg:viewBox="0 0 456 293" draw:points="456,293 0,30 456,0">
          <text:p/>
        </draw:polygon>
        <draw:polygon draw:style-name="gr84" draw:layer="layout" svg:width="0.709cm" svg:height="0.354cm" svg:x="5.628cm" svg:y="5.168cm" svg:viewBox="0 0 710 355" draw:points="353,355 0,0 710,153">
          <text:p/>
        </draw:polygon>
        <draw:polygon draw:style-name="gr85" draw:layer="layout" svg:width="0.709cm" svg:height="0.354cm" svg:x="5.628cm" svg:y="5.168cm" svg:viewBox="0 0 710 355" draw:points="353,355 0,0 710,153">
          <text:p/>
        </draw:polygon>
        <draw:polygon draw:style-name="gr84" draw:layer="layout" svg:width="0.552cm" svg:height="0.104cm" svg:x="8.151cm" svg:y="5.291cm" svg:viewBox="0 0 553 105" draw:points="0,105 0,0 553,105">
          <text:p/>
        </draw:polygon>
        <draw:polygon draw:style-name="gr85" draw:layer="layout" svg:width="0.552cm" svg:height="0.104cm" svg:x="8.151cm" svg:y="5.291cm" svg:viewBox="0 0 553 105" draw:points="0,105 0,0 553,105">
          <text:p/>
        </draw:polygon>
        <draw:polygon draw:style-name="gr84" draw:layer="layout" svg:width="6.034cm" svg:height="0.275cm" svg:x="8.151cm" svg:y="5.12cm" svg:viewBox="0 0 6035 276" draw:points="552,276 0,171 6035,0">
          <text:p/>
        </draw:polygon>
        <draw:polygon draw:style-name="gr85" draw:layer="layout" svg:width="6.034cm" svg:height="0.275cm" svg:x="8.151cm" svg:y="5.12cm" svg:viewBox="0 0 6035 276" draw:points="552,276 0,171 6035,0">
          <text:p/>
        </draw:polygon>
        <draw:polygon draw:style-name="gr84" draw:layer="layout" svg:width="0.667cm" svg:height="4.147cm" svg:x="3.299cm" svg:y="1.174cm" svg:viewBox="0 0 668 4148" draw:points="571,4148 0,0 668,4050">
          <text:p/>
        </draw:polygon>
        <draw:polygon draw:style-name="gr84" draw:layer="layout" svg:width="0.732cm" svg:height="0.153cm" svg:x="5.628cm" svg:y="5.168cm" svg:viewBox="0 0 733 154" draw:points="710,154 0,0 733,131">
          <text:p/>
        </draw:polygon>
        <draw:polygon draw:style-name="gr85" draw:layer="layout" svg:width="0.732cm" svg:height="0.153cm" svg:x="5.628cm" svg:y="5.168cm" svg:viewBox="0 0 733 154" draw:points="710,154 0,0 733,131">
          <text:p/>
        </draw:polygon>
        <draw:polygon draw:style-name="gr84" draw:layer="layout" svg:width="0.552cm" svg:height="0.098cm" svg:x="6.97cm" svg:y="5.223cm" svg:viewBox="0 0 553 99" draw:points="97,99 0,0 553,69">
          <text:p/>
        </draw:polygon>
        <draw:polygon draw:style-name="gr85" draw:layer="layout" svg:width="0.552cm" svg:height="0.098cm" svg:x="6.97cm" svg:y="5.223cm" svg:viewBox="0 0 553 99" draw:points="97,99 0,0 553,69">
          <text:p/>
        </draw:polygon>
        <draw:polygon draw:style-name="gr84" draw:layer="layout" svg:width="0.732cm" svg:height="0.13cm" svg:x="5.628cm" svg:y="5.168cm" svg:viewBox="0 0 733 131" draw:points="733,131 0,0 302,9">
          <text:p/>
        </draw:polygon>
        <draw:polygon draw:style-name="gr85" draw:layer="layout" svg:width="0.732cm" svg:height="0.13cm" svg:x="5.628cm" svg:y="5.168cm" svg:viewBox="0 0 733 131" draw:points="733,131 0,0 302,9">
          <text:p/>
        </draw:polygon>
        <draw:polygon draw:style-name="gr84" draw:layer="layout" svg:width="0.43cm" svg:height="0.121cm" svg:x="5.93cm" svg:y="5.177cm" svg:viewBox="0 0 431 122" draw:points="431,122 0,0 315,2">
          <text:p/>
        </draw:polygon>
        <draw:polygon draw:style-name="gr85" draw:layer="layout" svg:width="0.43cm" svg:height="0.121cm" svg:x="5.93cm" svg:y="5.177cm" svg:viewBox="0 0 431 122" draw:points="431,122 0,0 315,2">
          <text:p/>
        </draw:polygon>
        <draw:polygon draw:style-name="gr84" draw:layer="layout" svg:width="0.639cm" svg:height="0.087cm" svg:x="6.97cm" svg:y="5.204cm" svg:viewBox="0 0 640 88" draw:points="553,88 0,19 640,0">
          <text:p/>
        </draw:polygon>
        <draw:polygon draw:style-name="gr85" draw:layer="layout" svg:width="0.639cm" svg:height="0.087cm" svg:x="6.97cm" svg:y="5.204cm" svg:viewBox="0 0 640 88" draw:points="553,88 0,19 640,0">
          <text:p/>
        </draw:polygon>
        <draw:polygon draw:style-name="gr84" draw:layer="layout" svg:width="6.119cm" svg:height="0.171cm" svg:x="8.066cm" svg:y="5.12cm" svg:viewBox="0 0 6120 172" draw:points="85,172 0,84 6120,0">
          <text:p/>
        </draw:polygon>
        <draw:polygon draw:style-name="gr85" draw:layer="layout" svg:width="6.119cm" svg:height="0.171cm" svg:x="8.066cm" svg:y="5.12cm" svg:viewBox="0 0 6120 172" draw:points="85,172 0,84 6120,0">
          <text:p/>
        </draw:polygon>
        <draw:polygon draw:style-name="gr84" draw:layer="layout" svg:width="0.798cm" svg:height="4.049cm" svg:x="3.299cm" svg:y="1.174cm" svg:viewBox="0 0 799 4050" draw:points="668,4050 0,0 799,3907">
          <text:p/>
        </draw:polygon>
        <draw:polygon draw:style-name="gr84" draw:layer="layout" svg:width="0.229cm" svg:height="0.143cm" svg:x="3.966cm" svg:y="5.08cm" svg:viewBox="0 0 230 144" draw:points="0,144 132,0 230,97">
          <text:p/>
        </draw:polygon>
        <draw:polygon draw:style-name="gr85" draw:layer="layout" svg:width="0.229cm" svg:height="0.143cm" svg:x="3.966cm" svg:y="5.08cm" svg:viewBox="0 0 230 144" draw:points="0,144 132,0 230,97">
          <text:p/>
        </draw:polygon>
        <draw:polygon draw:style-name="gr84" draw:layer="layout" svg:width="0.28cm" svg:height="0.046cm" svg:x="3.966cm" svg:y="5.177cm" svg:viewBox="0 0 281 47" draw:points="0,47 230,0 281,47">
          <text:p/>
        </draw:polygon>
        <draw:polygon draw:style-name="gr85" draw:layer="layout" svg:width="0.28cm" svg:height="0.046cm" svg:x="3.966cm" svg:y="5.177cm" svg:viewBox="0 0 281 47" draw:points="0,47 230,0 281,47">
          <text:p/>
        </draw:polygon>
        <draw:polygon draw:style-name="gr84" draw:layer="layout" svg:width="0.095cm" svg:height="0.046cm" svg:x="4.195cm" svg:y="5.177cm" svg:viewBox="0 0 96 47" draw:points="52,47 0,0 96,0">
          <text:p/>
        </draw:polygon>
        <draw:polygon draw:style-name="gr85" draw:layer="layout" svg:width="0.095cm" svg:height="0.046cm" svg:x="4.195cm" svg:y="5.177cm" svg:viewBox="0 0 96 47" draw:points="52,47 0,0 96,0">
          <text:p/>
        </draw:polygon>
        <draw:polygon draw:style-name="gr84" draw:layer="layout" svg:width="0.041cm" svg:height="0.002cm" svg:x="6.929cm" svg:y="5.221cm" svg:viewBox="0 0 42 3" draw:points="0,3 0,0 42,3">
          <text:p/>
        </draw:polygon>
        <draw:polygon draw:style-name="gr85" draw:layer="layout" svg:width="0.041cm" svg:height="0.002cm" svg:x="6.929cm" svg:y="5.221cm" svg:viewBox="0 0 42 3" draw:points="0,3 0,0 42,3">
          <text:p/>
        </draw:polygon>
        <draw:polygon draw:style-name="gr84" draw:layer="layout" svg:width="0.68cm" svg:height="0.019cm" svg:x="6.929cm" svg:y="5.204cm" svg:viewBox="0 0 681 20" draw:points="41,20 0,18 681,0">
          <text:p/>
        </draw:polygon>
        <draw:polygon draw:style-name="gr85" draw:layer="layout" svg:width="0.68cm" svg:height="0.019cm" svg:x="6.929cm" svg:y="5.204cm" svg:viewBox="0 0 681 20" draw:points="41,20 0,18 681,0">
          <text:p/>
        </draw:polygon>
        <draw:polygon draw:style-name="gr84" draw:layer="layout" svg:width="0.722cm" svg:height="0.044cm" svg:x="6.887cm" svg:y="5.177cm" svg:viewBox="0 0 723 45" draw:points="42,45 0,0 723,27">
          <text:p/>
        </draw:polygon>
        <draw:polygon draw:style-name="gr85" draw:layer="layout" svg:width="0.722cm" svg:height="0.044cm" svg:x="6.887cm" svg:y="5.177cm" svg:viewBox="0 0 723 45" draw:points="42,45 0,0 723,27">
          <text:p/>
        </draw:polygon>
        <draw:polygon draw:style-name="gr84" draw:layer="layout" svg:width="0.722cm" svg:height="0.027cm" svg:x="6.887cm" svg:y="5.177cm" svg:viewBox="0 0 723 28" draw:points="723,28 0,0 125,0">
          <text:p/>
        </draw:polygon>
        <draw:polygon draw:style-name="gr85" draw:layer="layout" svg:width="0.722cm" svg:height="0.027cm" svg:x="6.887cm" svg:y="5.177cm" svg:viewBox="0 0 723 28" draw:points="723,28 0,0 125,0">
          <text:p/>
        </draw:polygon>
        <draw:polygon draw:style-name="gr84" draw:layer="layout" svg:width="0.597cm" svg:height="0.226cm" svg:x="7.012cm" svg:y="4.978cm" svg:viewBox="0 0 598 227" draw:points="598,227 0,200 598,0">
          <text:p/>
        </draw:polygon>
        <draw:polygon draw:style-name="gr85" draw:layer="layout" svg:width="0.597cm" svg:height="0.226cm" svg:x="7.012cm" svg:y="4.978cm" svg:viewBox="0 0 598 227" draw:points="598,227 0,200 598,0">
          <text:p/>
        </draw:polygon>
        <draw:polygon draw:style-name="gr84" draw:layer="layout" svg:width="6.119cm" svg:height="0.226cm" svg:x="8.066cm" svg:y="4.978cm" svg:viewBox="0 0 6120 227" draw:points="0,227 0,0 6120,143">
          <text:p/>
        </draw:polygon>
        <draw:polygon draw:style-name="gr85" draw:layer="layout" svg:width="6.119cm" svg:height="0.226cm" svg:x="8.066cm" svg:y="4.978cm" svg:viewBox="0 0 6120 227" draw:points="0,227 0,0 6120,143">
          <text:p/>
        </draw:polygon>
        <draw:polygon draw:style-name="gr84" draw:layer="layout" svg:width="0.314cm" svg:height="0.002cm" svg:x="5.93cm" svg:y="5.177cm" svg:viewBox="0 0 315 3" draw:points="315,3 0,0 315,0">
          <text:p/>
        </draw:polygon>
        <draw:polygon draw:style-name="gr85" draw:layer="layout" svg:width="0.314cm" svg:height="0.002cm" svg:x="5.93cm" svg:y="5.177cm" svg:viewBox="0 0 315 3" draw:points="315,3 0,0 315,0">
          <text:p/>
        </draw:polygon>
        <draw:polygon draw:style-name="gr84" draw:layer="layout" svg:width="0.302cm" svg:height="0.097cm" svg:x="5.628cm" svg:y="5.08cm" svg:viewBox="0 0 303 98" draw:points="303,98 0,89 205,0">
          <text:p/>
        </draw:polygon>
        <draw:polygon draw:style-name="gr85" draw:layer="layout" svg:width="0.302cm" svg:height="0.097cm" svg:x="5.628cm" svg:y="5.08cm" svg:viewBox="0 0 303 98" draw:points="303,98 0,89 205,0">
          <text:p/>
        </draw:polygon>
        <draw:polygon draw:style-name="gr8" draw:layer="layout" svg:width="0.597cm" svg:height="0.199cm" svg:x="7.012cm" svg:y="4.978cm" svg:viewBox="0 0 598 200" draw:points="0,200 97,103 598,0">
          <text:p/>
        </draw:polygon>
        <draw:polygon draw:style-name="gr85" draw:layer="layout" svg:width="0.597cm" svg:height="0.199cm" svg:x="7.012cm" svg:y="4.978cm" svg:viewBox="0 0 598 200" draw:points="0,200 97,103 598,0">
          <text:p/>
        </draw:polygon>
        <draw:polygon draw:style-name="gr85" draw:layer="layout" svg:width="0.597cm" svg:height="0.199cm" svg:x="7.012cm" svg:y="4.978cm" svg:viewBox="0 0 598 200" draw:points="0,200 97,103 598,0">
          <text:p/>
        </draw:polygon>
        <draw:polygon draw:style-name="gr84" draw:layer="layout" svg:width="0.261cm" svg:height="0.088cm" svg:x="5.367cm" svg:y="5.08cm" svg:viewBox="0 0 262 89" draw:points="0,89 89,0 262,89">
          <text:p/>
        </draw:polygon>
        <draw:polygon draw:style-name="gr85" draw:layer="layout" svg:width="0.261cm" svg:height="0.088cm" svg:x="5.367cm" svg:y="5.08cm" svg:viewBox="0 0 262 89" draw:points="0,89 89,0 262,89">
          <text:p/>
        </draw:polygon>
        <draw:polygon draw:style-name="gr84" draw:layer="layout" svg:width="0.377cm" svg:height="0.088cm" svg:x="5.456cm" svg:y="5.08cm" svg:viewBox="0 0 378 89" draw:points="172,89 0,0 378,0">
          <text:p/>
        </draw:polygon>
        <draw:polygon draw:style-name="gr85" draw:layer="layout" svg:width="0.377cm" svg:height="0.088cm" svg:x="5.456cm" svg:y="5.08cm" svg:viewBox="0 0 378 89" draw:points="172,89 0,0 378,0">
          <text:p/>
        </draw:polygon>
        <draw:polygon draw:style-name="gr84" draw:layer="layout" svg:width="0.292cm" svg:height="0.26cm" svg:x="15.214cm" svg:y="4.868cm" svg:viewBox="0 0 293 261" draw:points="34,261 0,253 293,0">
          <text:p/>
        </draw:polygon>
        <draw:polygon draw:style-name="gr85" draw:layer="layout" svg:width="0.292cm" svg:height="0.26cm" svg:x="15.214cm" svg:y="4.868cm" svg:viewBox="0 0 293 261" draw:points="34,261 0,253 293,0">
          <text:p/>
        </draw:polygon>
        <draw:polygon draw:style-name="gr84" draw:layer="layout" svg:width="0.292cm" svg:height="0.26cm" svg:x="15.976cm" svg:y="4.868cm" svg:viewBox="0 0 293 261" draw:points="261,261 0,0 293,253">
          <text:p/>
        </draw:polygon>
        <draw:polygon draw:style-name="gr85" draw:layer="layout" svg:width="0.292cm" svg:height="0.26cm" svg:x="15.976cm" svg:y="4.868cm" svg:viewBox="0 0 293 261" draw:points="261,261 0,0 293,253">
          <text:p/>
        </draw:polygon>
        <draw:polygon draw:style-name="gr84" draw:layer="layout" svg:width="6.39cm" svg:height="0.271cm" svg:x="8.066cm" svg:y="4.849cm" svg:viewBox="0 0 6391 272" draw:points="6120,272 0,129 6391,0">
          <text:p/>
        </draw:polygon>
        <draw:polygon draw:style-name="gr85" draw:layer="layout" svg:width="6.39cm" svg:height="0.271cm" svg:x="8.066cm" svg:y="4.849cm" svg:viewBox="0 0 6391 272" draw:points="6120,272 0,129 6391,0">
          <text:p/>
        </draw:polygon>
        <draw:polygon draw:style-name="gr84" draw:layer="layout" svg:width="0.563cm" svg:height="0.271cm" svg:x="14.943cm" svg:y="4.849cm" svg:viewBox="0 0 564 272" draw:points="271,272 0,0 564,19">
          <text:p/>
        </draw:polygon>
        <draw:polygon draw:style-name="gr85" draw:layer="layout" svg:width="0.563cm" svg:height="0.271cm" svg:x="14.943cm" svg:y="4.849cm" svg:viewBox="0 0 564 272" draw:points="271,272 0,0 564,19">
          <text:p/>
        </draw:polygon>
        <draw:polygon draw:style-name="gr84" draw:layer="layout" svg:width="0.565cm" svg:height="0.271cm" svg:x="15.976cm" svg:y="4.849cm" svg:viewBox="0 0 566 272" draw:points="293,272 0,19 566,0">
          <text:p/>
        </draw:polygon>
        <draw:polygon draw:style-name="gr85" draw:layer="layout" svg:width="0.565cm" svg:height="0.271cm" svg:x="15.976cm" svg:y="4.849cm" svg:viewBox="0 0 566 272" draw:points="293,272 0,19 566,0">
          <text:p/>
        </draw:polygon>
        <draw:polygon draw:style-name="gr84" draw:layer="layout" svg:width="0.394cm" svg:height="4.024cm" svg:x="17.299cm" svg:y="1.096cm" svg:viewBox="0 0 395 4025" draw:points="0,4025 0,3470 395,0">
          <text:p/>
        </draw:polygon>
        <draw:polygon draw:style-name="gr85" draw:layer="layout" svg:width="0.394cm" svg:height="4.024cm" svg:x="17.299cm" svg:y="1.096cm" svg:viewBox="0 0 395 4025" draw:points="0,4025 0,3470 395,0">
          <text:p/>
        </draw:polygon>
        <draw:polygon draw:style-name="gr84" draw:layer="layout" svg:width="0.273cm" svg:height="0.555cm" svg:x="17.026cm" svg:y="4.565cm" svg:viewBox="0 0 274 556" draw:points="274,556 0,285 274,0">
          <text:p/>
        </draw:polygon>
        <draw:polygon draw:style-name="gr85" draw:layer="layout" svg:width="0.273cm" svg:height="0.555cm" svg:x="17.026cm" svg:y="4.565cm" svg:viewBox="0 0 274 556" draw:points="274,556 0,285 274,0">
          <text:p/>
        </draw:polygon>
        <draw:polygon draw:style-name="gr84" draw:layer="layout" svg:width="0.798cm" svg:height="3.906cm" svg:x="3.299cm" svg:y="1.174cm" svg:viewBox="0 0 799 3907" draw:points="799,3907 0,0 799,2948">
          <text:p/>
        </draw:polygon>
        <draw:polygon draw:style-name="gr84" draw:layer="layout" svg:width="0.377cm" svg:height="0.959cm" svg:x="5.456cm" svg:y="4.121cm" svg:viewBox="0 0 378 960" draw:points="0,960 0,0 378,960">
          <text:p/>
        </draw:polygon>
        <draw:polygon draw:style-name="gr85" draw:layer="layout" svg:width="0.377cm" svg:height="0.959cm" svg:x="5.456cm" svg:y="4.121cm" svg:viewBox="0 0 378 960" draw:points="0,960 0,0 378,960">
          <text:p/>
        </draw:polygon>
        <draw:polygon draw:style-name="gr84" draw:layer="layout" svg:width="0.377cm" svg:height="0.959cm" svg:x="5.456cm" svg:y="4.121cm" svg:viewBox="0 0 378 960" draw:points="378,960 0,0 378,0">
          <text:p/>
        </draw:polygon>
        <draw:polygon draw:style-name="gr85" draw:layer="layout" svg:width="0.377cm" svg:height="0.959cm" svg:x="5.456cm" svg:y="4.121cm" svg:viewBox="0 0 378 960" draw:points="378,960 0,0 378,0">
          <text:p/>
        </draw:polygon>
        <draw:polygon draw:style-name="gr84" draw:layer="layout" svg:width="0.5cm" svg:height="0.204cm" svg:x="7.109cm" svg:y="4.876cm" svg:viewBox="0 0 501 205" draw:points="0,205 399,0 501,103">
          <text:p/>
        </draw:polygon>
        <draw:polygon draw:style-name="gr85" draw:layer="layout" svg:width="0.5cm" svg:height="0.204cm" svg:x="7.109cm" svg:y="4.876cm" svg:viewBox="0 0 501 205" draw:points="0,205 399,0 501,103">
          <text:p/>
        </draw:polygon>
        <draw:polygon draw:style-name="gr84" draw:layer="layout" svg:width="0.398cm" svg:height="0.959cm" svg:x="7.109cm" svg:y="4.121cm" svg:viewBox="0 0 399 960" draw:points="0,960 0,0 399,756">
          <text:p/>
        </draw:polygon>
        <draw:polygon draw:style-name="gr85" draw:layer="layout" svg:width="0.398cm" svg:height="0.959cm" svg:x="7.109cm" svg:y="4.121cm" svg:viewBox="0 0 399 960" draw:points="0,960 0,0 399,756">
          <text:p/>
        </draw:polygon>
        <draw:polygon draw:style-name="gr84" draw:layer="layout" svg:width="6.39cm" svg:height="0.129cm" svg:x="8.066cm" svg:y="4.849cm" svg:viewBox="0 0 6391 130" draw:points="0,130 102,27 6391,0">
          <text:p/>
        </draw:polygon>
        <draw:polygon draw:style-name="gr85" draw:layer="layout" svg:width="6.39cm" svg:height="0.129cm" svg:x="8.066cm" svg:y="4.849cm" svg:viewBox="0 0 6391 130" draw:points="0,130 102,27 6391,0">
          <text:p/>
        </draw:polygon>
        <draw:polygon draw:style-name="gr84" draw:layer="layout" svg:width="0.398cm" svg:height="0.755cm" svg:x="7.109cm" svg:y="4.121cm" svg:viewBox="0 0 399 756" draw:points="399,756 0,0 399,452">
          <text:p/>
        </draw:polygon>
        <draw:polygon draw:style-name="gr85" draw:layer="layout" svg:width="0.398cm" svg:height="0.755cm" svg:x="7.109cm" svg:y="4.121cm" svg:viewBox="0 0 399 756" draw:points="399,756 0,0 399,452">
          <text:p/>
        </draw:polygon>
        <draw:polygon draw:style-name="gr84" draw:layer="layout" svg:width="6.288cm" svg:height="0.146cm" svg:x="8.168cm" svg:y="4.73cm" svg:viewBox="0 0 6289 147" draw:points="0,147 556,0 6289,120">
          <text:p/>
        </draw:polygon>
        <draw:polygon draw:style-name="gr85" draw:layer="layout" svg:width="6.288cm" svg:height="0.146cm" svg:x="8.168cm" svg:y="4.73cm" svg:viewBox="0 0 6289 147" draw:points="0,147 556,0 6289,120">
          <text:p/>
        </draw:polygon>
        <draw:polygon draw:style-name="gr84" draw:layer="layout" svg:width="0.556cm" svg:height="0.304cm" svg:x="8.168cm" svg:y="4.572cm" svg:viewBox="0 0 557 305" draw:points="0,305 0,0 557,159">
          <text:p/>
        </draw:polygon>
        <draw:polygon draw:style-name="gr85" draw:layer="layout" svg:width="0.556cm" svg:height="0.304cm" svg:x="8.168cm" svg:y="4.572cm" svg:viewBox="0 0 557 305" draw:points="0,305 0,0 557,159">
          <text:p/>
        </draw:polygon>
        <draw:polygon draw:style-name="gr8" draw:layer="layout" svg:width="1.033cm" svg:height="0.019cm" svg:x="14.943cm" svg:y="4.849cm" svg:viewBox="0 0 1034 20" draw:points="564,20 0,0 1034,20">
          <text:p/>
        </draw:polygon>
        <draw:polygon draw:style-name="gr85" draw:layer="layout" svg:width="1.033cm" svg:height="0.019cm" svg:x="14.943cm" svg:y="4.849cm" svg:viewBox="0 0 1034 20" draw:points="564,20 0,0 1034,20">
          <text:p/>
        </draw:polygon>
        <draw:polygon draw:style-name="gr85" draw:layer="layout" svg:width="1.033cm" svg:height="0.019cm" svg:x="14.943cm" svg:y="4.849cm" svg:viewBox="0 0 1034 20" draw:points="564,20 0,0 1034,20">
          <text:p/>
        </draw:polygon>
        <draw:polygon draw:style-name="gr84" draw:layer="layout" svg:width="1.598cm" svg:height="0.019cm" svg:x="14.943cm" svg:y="4.849cm" svg:viewBox="0 0 1599 20" draw:points="1034,20 0,0 1599,0">
          <text:p/>
        </draw:polygon>
        <draw:polygon draw:style-name="gr85" draw:layer="layout" svg:width="1.598cm" svg:height="0.019cm" svg:x="14.943cm" svg:y="4.849cm" svg:viewBox="0 0 1599 20" draw:points="1034,20 0,0 1599,0">
          <text:p/>
        </draw:polygon>
        <draw:polygon draw:style-name="gr84" draw:layer="layout" svg:width="6.219cm" svg:height="0.119cm" svg:x="8.724cm" svg:y="4.73cm" svg:viewBox="0 0 6220 120" draw:points="5733,120 0,0 6220,120">
          <text:p/>
        </draw:polygon>
        <draw:polygon draw:style-name="gr85" draw:layer="layout" svg:width="6.219cm" svg:height="0.119cm" svg:x="8.724cm" svg:y="4.73cm" svg:viewBox="0 0 6220 120" draw:points="5733,120 0,0 6220,120">
          <text:p/>
        </draw:polygon>
        <draw:polygon draw:style-name="gr84" draw:layer="layout" svg:width="2.085cm" svg:height="0.013cm" svg:x="14.456cm" svg:y="4.836cm" svg:viewBox="0 0 2086 14" draw:points="487,14 0,0 2086,14">
          <text:p/>
        </draw:polygon>
        <draw:polygon draw:style-name="gr85" draw:layer="layout" svg:width="2.085cm" svg:height="0.013cm" svg:x="14.456cm" svg:y="4.836cm" svg:viewBox="0 0 2086 14" draw:points="487,14 0,0 2086,14">
          <text:p/>
        </draw:polygon>
        <draw:polygon draw:style-name="gr84" draw:layer="layout" svg:width="6.219cm" svg:height="0.119cm" svg:x="8.724cm" svg:y="4.73cm" svg:viewBox="0 0 6220 120" draw:points="6220,120 0,0 5733,107">
          <text:p/>
        </draw:polygon>
        <draw:polygon draw:style-name="gr85" draw:layer="layout" svg:width="6.219cm" svg:height="0.119cm" svg:x="8.724cm" svg:y="4.73cm" svg:viewBox="0 0 6220 120" draw:points="6220,120 0,0 5733,107">
          <text:p/>
        </draw:polygon>
        <draw:polygon draw:style-name="gr84" draw:layer="layout" svg:width="2.57cm" svg:height="0.013cm" svg:x="14.456cm" svg:y="4.836cm" svg:viewBox="0 0 2571 14" draw:points="2085,14 0,0 2571,14">
          <text:p/>
        </draw:polygon>
        <draw:polygon draw:style-name="gr85" draw:layer="layout" svg:width="2.57cm" svg:height="0.013cm" svg:x="14.456cm" svg:y="4.836cm" svg:viewBox="0 0 2571 14" draw:points="2085,14 0,0 2571,14">
          <text:p/>
        </draw:polygon>
        <draw:polygon draw:style-name="gr84" draw:layer="layout" svg:width="0.273cm" svg:height="0.284cm" svg:x="17.026cm" svg:y="4.565cm" svg:viewBox="0 0 274 285" draw:points="0,285 0,272 274,0">
          <text:p/>
        </draw:polygon>
        <draw:polygon draw:style-name="gr85" draw:layer="layout" svg:width="0.273cm" svg:height="0.284cm" svg:x="17.026cm" svg:y="4.565cm" svg:viewBox="0 0 274 285" draw:points="0,285 0,272 274,0">
          <text:p/>
        </draw:polygon>
        <draw:polygon draw:style-name="gr84" draw:layer="layout" svg:width="2.57cm" svg:height="0.013cm" svg:x="14.456cm" svg:y="4.836cm" svg:viewBox="0 0 2571 14" draw:points="2571,14 0,0 2571,0">
          <text:p/>
        </draw:polygon>
        <draw:polygon draw:style-name="gr85" draw:layer="layout" svg:width="2.57cm" svg:height="0.013cm" svg:x="14.456cm" svg:y="4.836cm" svg:viewBox="0 0 2571 14" draw:points="2571,14 0,0 2571,0">
          <text:p/>
        </draw:polygon>
        <draw:polygon draw:style-name="gr84" draw:layer="layout" svg:width="5.732cm" svg:height="0.106cm" svg:x="8.724cm" svg:y="4.73cm" svg:viewBox="0 0 5733 107" draw:points="5733,107 0,0 384,0">
          <text:p/>
        </draw:polygon>
        <draw:polygon draw:style-name="gr85" draw:layer="layout" svg:width="5.732cm" svg:height="0.106cm" svg:x="8.724cm" svg:y="4.73cm" svg:viewBox="0 0 5733 107" draw:points="5733,107 0,0 384,0">
          <text:p/>
        </draw:polygon>
        <draw:polygon draw:style-name="gr84" draw:layer="layout" svg:width="5.348cm" svg:height="0.271cm" svg:x="9.108cm" svg:y="4.565cm" svg:viewBox="0 0 5349 272" draw:points="5349,272 0,166 5078,0">
          <text:p/>
        </draw:polygon>
        <draw:polygon draw:style-name="gr85" draw:layer="layout" svg:width="5.348cm" svg:height="0.271cm" svg:x="9.108cm" svg:y="4.565cm" svg:viewBox="0 0 5349 272" draw:points="5349,272 0,166 5078,0">
          <text:p/>
        </draw:polygon>
        <draw:polygon draw:style-name="gr84" draw:layer="layout" svg:width="1.598cm" svg:height="0.019cm" svg:x="14.943cm" svg:y="4.817cm" svg:viewBox="0 0 1599 20" draw:points="0,20 564,0 1599,20">
          <text:p/>
        </draw:polygon>
        <draw:polygon draw:style-name="gr85" draw:layer="layout" svg:width="1.598cm" svg:height="0.019cm" svg:x="14.943cm" svg:y="4.817cm" svg:viewBox="0 0 1599 20" draw:points="0,20 564,0 1599,20">
          <text:p/>
        </draw:polygon>
        <draw:polygon draw:style-name="gr84" draw:layer="layout" svg:width="0.563cm" svg:height="0.271cm" svg:x="14.943cm" svg:y="4.565cm" svg:viewBox="0 0 564 272" draw:points="0,272 271,0 564,253">
          <text:p/>
        </draw:polygon>
        <draw:polygon draw:style-name="gr85" draw:layer="layout" svg:width="0.563cm" svg:height="0.271cm" svg:x="14.943cm" svg:y="4.565cm" svg:viewBox="0 0 564 272" draw:points="0,272 271,0 564,253">
          <text:p/>
        </draw:polygon>
        <draw:polygon draw:style-name="gr84" draw:layer="layout" svg:width="1.035cm" svg:height="0.019cm" svg:x="15.506cm" svg:y="4.817cm" svg:viewBox="0 0 1036 20" draw:points="1036,20 0,0 470,0">
          <text:p/>
        </draw:polygon>
        <draw:polygon draw:style-name="gr85" draw:layer="layout" svg:width="1.035cm" svg:height="0.019cm" svg:x="15.506cm" svg:y="4.817cm" svg:viewBox="0 0 1036 20" draw:points="1036,20 0,0 470,0">
          <text:p/>
        </draw:polygon>
        <draw:polygon draw:style-name="gr84" draw:layer="layout" svg:width="0.565cm" svg:height="0.271cm" svg:x="15.976cm" svg:y="4.565cm" svg:viewBox="0 0 566 272" draw:points="566,272 0,253 293,0">
          <text:p/>
        </draw:polygon>
        <draw:polygon draw:style-name="gr85" draw:layer="layout" svg:width="0.565cm" svg:height="0.271cm" svg:x="15.976cm" svg:y="4.565cm" svg:viewBox="0 0 566 272" draw:points="566,272 0,253 293,0">
          <text:p/>
        </draw:polygon>
        <draw:polygon draw:style-name="gr84" draw:layer="layout" svg:width="0.292cm" svg:height="0.26cm" svg:x="15.214cm" svg:y="4.557cm" svg:viewBox="0 0 293 261" draw:points="293,261 0,8 34,0">
          <text:p/>
        </draw:polygon>
        <draw:polygon draw:style-name="gr85" draw:layer="layout" svg:width="0.292cm" svg:height="0.26cm" svg:x="15.214cm" svg:y="4.557cm" svg:viewBox="0 0 293 261" draw:points="293,261 0,8 34,0">
          <text:p/>
        </draw:polygon>
        <draw:polygon draw:style-name="gr84" draw:layer="layout" svg:width="0.292cm" svg:height="0.26cm" svg:x="15.976cm" svg:y="4.557cm" svg:viewBox="0 0 293 261" draw:points="0,261 261,0 293,8">
          <text:p/>
        </draw:polygon>
        <draw:polygon draw:style-name="gr85" draw:layer="layout" svg:width="0.292cm" svg:height="0.26cm" svg:x="15.976cm" svg:y="4.557cm" svg:viewBox="0 0 293 261" draw:points="0,261 261,0 293,8">
          <text:p/>
        </draw:polygon>
        <draw:polygon draw:style-name="gr84" draw:layer="layout" svg:width="0.556cm" svg:height="0.22cm" svg:x="8.168cm" svg:y="4.51cm" svg:viewBox="0 0 557 221" draw:points="557,221 0,62 334,0">
          <text:p/>
        </draw:polygon>
        <draw:polygon draw:style-name="gr85" draw:layer="layout" svg:width="0.556cm" svg:height="0.22cm" svg:x="8.168cm" svg:y="4.51cm" svg:viewBox="0 0 557 221" draw:points="557,221 0,62 334,0">
          <text:p/>
        </draw:polygon>
        <draw:polygon draw:style-name="gr84" draw:layer="layout" svg:width="5.077cm" svg:height="0.22cm" svg:x="9.108cm" svg:y="4.51cm" svg:viewBox="0 0 5078 221" draw:points="0,221 220,0 5078,55">
          <text:p/>
        </draw:polygon>
        <draw:polygon draw:style-name="gr85" draw:layer="layout" svg:width="5.077cm" svg:height="0.22cm" svg:x="9.108cm" svg:y="4.51cm" svg:viewBox="0 0 5078 221" draw:points="0,221 220,0 5078,55">
          <text:p/>
        </draw:polygon>
        <draw:polygon draw:style-name="gr84" draw:layer="layout" svg:width="0.483cm" svg:height="0.451cm" svg:x="7.109cm" svg:y="4.121cm" svg:viewBox="0 0 484 452" draw:points="399,452 0,0 484,365">
          <text:p/>
        </draw:polygon>
        <draw:polygon draw:style-name="gr85" draw:layer="layout" svg:width="0.483cm" svg:height="0.451cm" svg:x="7.109cm" svg:y="4.121cm" svg:viewBox="0 0 484 452" draw:points="399,452 0,0 484,365">
          <text:p/>
        </draw:polygon>
        <draw:polygon draw:style-name="gr84" draw:layer="layout" svg:width="0.419cm" svg:height="0.087cm" svg:x="8.083cm" svg:y="4.485cm" svg:viewBox="0 0 420 88" draw:points="85,88 0,0 420,25">
          <text:p/>
        </draw:polygon>
        <draw:polygon draw:style-name="gr85" draw:layer="layout" svg:width="0.419cm" svg:height="0.087cm" svg:x="8.083cm" svg:y="4.485cm" svg:viewBox="0 0 420 88" draw:points="85,88 0,0 420,25">
          <text:p/>
        </draw:polygon>
        <draw:polygon draw:style-name="gr84" draw:layer="layout" svg:width="4.857cm" svg:height="0.254cm" svg:x="9.328cm" svg:y="4.311cm" svg:viewBox="0 0 4858 255" draw:points="4858,255 0,200 4488,0">
          <text:p/>
        </draw:polygon>
        <draw:polygon draw:style-name="gr85" draw:layer="layout" svg:width="4.857cm" svg:height="0.254cm" svg:x="9.328cm" svg:y="4.311cm" svg:viewBox="0 0 4858 255" draw:points="4858,255 0,200 4488,0">
          <text:p/>
        </draw:polygon>
        <draw:polygon draw:style-name="gr84" draw:layer="layout" svg:width="0.37cm" svg:height="0.487cm" svg:x="13.815cm" svg:y="4.078cm" svg:viewBox="0 0 371 488" draw:points="371,488 0,234 371,0">
          <text:p/>
        </draw:polygon>
        <draw:polygon draw:style-name="gr85" draw:layer="layout" svg:width="0.37cm" svg:height="0.487cm" svg:x="13.815cm" svg:y="4.078cm" svg:viewBox="0 0 371 488" draw:points="371,488 0,234 371,0">
          <text:p/>
        </draw:polygon>
        <draw:polygon draw:style-name="gr84" draw:layer="layout" svg:width="0.034cm" svg:height="0.487cm" svg:x="15.214cm" svg:y="4.078cm" svg:viewBox="0 0 35 488" draw:points="0,488 0,0 35,480">
          <text:p/>
        </draw:polygon>
        <draw:polygon draw:style-name="gr85" draw:layer="layout" svg:width="0.034cm" svg:height="0.487cm" svg:x="15.214cm" svg:y="4.078cm" svg:viewBox="0 0 35 488" draw:points="0,488 0,0 35,480">
          <text:p/>
        </draw:polygon>
        <draw:polygon draw:style-name="gr84" draw:layer="layout" svg:width="0.032cm" svg:height="0.487cm" svg:x="16.236cm" svg:y="4.078cm" svg:viewBox="0 0 33 488" draw:points="33,488 0,480 33,0">
          <text:p/>
        </draw:polygon>
        <draw:polygon draw:style-name="gr85" draw:layer="layout" svg:width="0.032cm" svg:height="0.487cm" svg:x="16.236cm" svg:y="4.078cm" svg:viewBox="0 0 33 488" draw:points="33,488 0,480 33,0">
          <text:p/>
        </draw:polygon>
        <draw:polygon draw:style-name="gr84" draw:layer="layout" svg:width="0.394cm" svg:height="3.469cm" svg:x="17.299cm" svg:y="1.096cm" svg:viewBox="0 0 395 3470" draw:points="0,3470 0,2983 395,0">
          <text:p/>
        </draw:polygon>
        <draw:polygon draw:style-name="gr85" draw:layer="layout" svg:width="0.394cm" svg:height="3.469cm" svg:x="17.299cm" svg:y="1.096cm" svg:viewBox="0 0 395 3470" draw:points="0,3470 0,2983 395,0">
          <text:p/>
        </draw:polygon>
        <draw:polygon draw:style-name="gr84" draw:layer="layout" svg:width="0.034cm" svg:height="0.479cm" svg:x="15.214cm" svg:y="4.078cm" svg:viewBox="0 0 35 480" draw:points="35,480 0,0 35,9">
          <text:p/>
        </draw:polygon>
        <draw:polygon draw:style-name="gr85" draw:layer="layout" svg:width="0.034cm" svg:height="0.479cm" svg:x="15.214cm" svg:y="4.078cm" svg:viewBox="0 0 35 480" draw:points="35,480 0,0 35,9">
          <text:p/>
        </draw:polygon>
        <draw:polygon draw:style-name="gr84" draw:layer="layout" svg:width="0.032cm" svg:height="0.479cm" svg:x="16.236cm" svg:y="4.078cm" svg:viewBox="0 0 33 480" draw:points="0,480 0,9 33,0">
          <text:p/>
        </draw:polygon>
        <draw:polygon draw:style-name="gr85" draw:layer="layout" svg:width="0.032cm" svg:height="0.479cm" svg:x="16.236cm" svg:y="4.078cm" svg:viewBox="0 0 33 480" draw:points="0,480 0,9 33,0">
          <text:p/>
        </draw:polygon>
        <draw:polygon draw:style-name="gr84" draw:layer="layout" svg:width="0.419cm" svg:height="0.326cm" svg:x="8.083cm" svg:y="4.184cm" svg:viewBox="0 0 420 327" draw:points="420,327 0,302 420,0">
          <text:p/>
        </draw:polygon>
        <draw:polygon draw:style-name="gr85" draw:layer="layout" svg:width="0.419cm" svg:height="0.326cm" svg:x="8.083cm" svg:y="4.184cm" svg:viewBox="0 0 420 327" draw:points="420,327 0,302 420,0">
          <text:p/>
        </draw:polygon>
        <draw:polygon draw:style-name="gr8" draw:layer="layout" svg:width="4.487cm" svg:height="0.199cm" svg:x="9.328cm" svg:y="4.311cm" svg:viewBox="0 0 4488 200" draw:points="0,200 882,0 4488,0">
          <text:p/>
        </draw:polygon>
        <draw:polygon draw:style-name="gr85" draw:layer="layout" svg:width="4.487cm" svg:height="0.199cm" svg:x="9.328cm" svg:y="4.311cm" svg:viewBox="0 0 4488 200" draw:points="0,200 882,0 4488,0">
          <text:p/>
        </draw:polygon>
        <draw:polygon draw:style-name="gr85" draw:layer="layout" svg:width="4.487cm" svg:height="0.199cm" svg:x="9.328cm" svg:y="4.311cm" svg:viewBox="0 0 4488 200" draw:points="0,200 882,0 4488,0">
          <text:p/>
        </draw:polygon>
        <draw:polygon draw:style-name="gr84" draw:layer="layout" svg:width="0.882cm" svg:height="0.254cm" svg:x="9.328cm" svg:y="4.256cm" svg:viewBox="0 0 883 255" draw:points="0,255 0,0 883,55">
          <text:p/>
        </draw:polygon>
        <draw:polygon draw:style-name="gr85" draw:layer="layout" svg:width="0.882cm" svg:height="0.254cm" svg:x="9.328cm" svg:y="4.256cm" svg:viewBox="0 0 883 255" draw:points="0,255 0,0 883,55">
          <text:p/>
        </draw:polygon>
        <draw:polygon draw:style-name="gr84" draw:layer="layout" svg:width="0.483cm" svg:height="0.364cm" svg:x="7.109cm" svg:y="4.121cm" svg:viewBox="0 0 484 365" draw:points="484,365 0,0 399,280">
          <text:p/>
        </draw:polygon>
        <draw:polygon draw:style-name="gr85" draw:layer="layout" svg:width="0.483cm" svg:height="0.364cm" svg:x="7.109cm" svg:y="4.121cm" svg:viewBox="0 0 484 365" draw:points="484,365 0,0 399,280">
          <text:p/>
        </draw:polygon>
        <draw:polygon draw:style-name="gr84" draw:layer="layout" svg:width="0.419cm" svg:height="0.301cm" svg:x="8.083cm" svg:y="4.184cm" svg:viewBox="0 0 420 302" draw:points="0,302 85,217 420,0">
          <text:p/>
        </draw:polygon>
        <draw:polygon draw:style-name="gr85" draw:layer="layout" svg:width="0.419cm" svg:height="0.301cm" svg:x="8.083cm" svg:y="4.184cm" svg:viewBox="0 0 420 302" draw:points="0,302 85,217 420,0">
          <text:p/>
        </draw:polygon>
        <draw:polygon draw:style-name="gr84" draw:layer="layout" svg:width="0.398cm" svg:height="0.305cm" svg:x="7.109cm" svg:y="4.095cm" svg:viewBox="0 0 399 306" draw:points="399,306 0,27 399,0">
          <text:p/>
        </draw:polygon>
        <draw:polygon draw:style-name="gr85" draw:layer="layout" svg:width="0.398cm" svg:height="0.305cm" svg:x="7.109cm" svg:y="4.095cm" svg:viewBox="0 0 399 306" draw:points="399,306 0,27 399,0">
          <text:p/>
        </draw:polygon>
        <draw:polygon draw:style-name="gr84" draw:layer="layout" svg:width="0.334cm" svg:height="0.305cm" svg:x="8.168cm" svg:y="4.095cm" svg:viewBox="0 0 335 306" draw:points="0,306 0,0 335,90">
          <text:p/>
        </draw:polygon>
        <draw:polygon draw:style-name="gr85" draw:layer="layout" svg:width="0.334cm" svg:height="0.305cm" svg:x="8.168cm" svg:y="4.095cm" svg:viewBox="0 0 335 306" draw:points="0,306 0,0 335,90">
          <text:p/>
        </draw:polygon>
        <draw:polygon draw:style-name="gr84" draw:layer="layout" svg:width="0.882cm" svg:height="0.267cm" svg:x="9.328cm" svg:y="4.044cm" svg:viewBox="0 0 883 268" draw:points="883,268 0,213 616,0">
          <text:p/>
        </draw:polygon>
        <draw:polygon draw:style-name="gr85" draw:layer="layout" svg:width="0.882cm" svg:height="0.267cm" svg:x="9.328cm" svg:y="4.044cm" svg:viewBox="0 0 883 268" draw:points="883,268 0,213 616,0">
          <text:p/>
        </draw:polygon>
        <draw:polygon draw:style-name="gr84" draw:layer="layout" svg:width="2.646cm" svg:height="0.267cm" svg:x="10.691cm" svg:y="4.044cm" svg:viewBox="0 0 2647 268" draw:points="0,268 266,0 2647,268">
          <text:p/>
        </draw:polygon>
        <draw:polygon draw:style-name="gr85" draw:layer="layout" svg:width="2.646cm" svg:height="0.267cm" svg:x="10.691cm" svg:y="4.044cm" svg:viewBox="0 0 2647 268" draw:points="0,268 266,0 2647,268">
          <text:p/>
        </draw:polygon>
        <draw:polygon draw:style-name="gr84" draw:layer="layout" svg:width="2.38cm" svg:height="0.267cm" svg:x="10.957cm" svg:y="4.044cm" svg:viewBox="0 0 2381 268" draw:points="2381,268 0,0 2113,0">
          <text:p/>
        </draw:polygon>
        <draw:polygon draw:style-name="gr85" draw:layer="layout" svg:width="2.38cm" svg:height="0.267cm" svg:x="10.957cm" svg:y="4.044cm" svg:viewBox="0 0 2381 268" draw:points="2381,268 0,0 2113,0">
          <text:p/>
        </draw:polygon>
        <draw:polygon draw:style-name="gr84" draw:layer="layout" svg:width="0.37cm" svg:height="0.267cm" svg:x="13.815cm" svg:y="4.044cm" svg:viewBox="0 0 371 268" draw:points="0,268 270,0 371,34">
          <text:p/>
        </draw:polygon>
        <draw:polygon draw:style-name="gr85" draw:layer="layout" svg:width="0.37cm" svg:height="0.267cm" svg:x="13.815cm" svg:y="4.044cm" svg:viewBox="0 0 371 268" draw:points="0,268 270,0 371,34">
          <text:p/>
        </draw:polygon>
        <draw:polygon draw:style-name="gr84" draw:layer="layout" svg:width="0.616cm" svg:height="0.33cm" svg:x="9.328cm" svg:y="3.926cm" svg:viewBox="0 0 617 331" draw:points="0,331 333,0 617,118">
          <text:p/>
        </draw:polygon>
        <draw:polygon draw:style-name="gr85" draw:layer="layout" svg:width="0.616cm" svg:height="0.33cm" svg:x="9.328cm" svg:y="3.926cm" svg:viewBox="0 0 617 331" draw:points="0,331 333,0 617,118">
          <text:p/>
        </draw:polygon>
        <draw:polygon draw:style-name="gr84" draw:layer="layout" svg:width="0.334cm" svg:height="0.089cm" svg:x="8.168cm" svg:y="4.095cm" svg:viewBox="0 0 335 90" draw:points="335,90 0,0 246,57">
          <text:p/>
        </draw:polygon>
        <draw:polygon draw:style-name="gr85" draw:layer="layout" svg:width="0.334cm" svg:height="0.089cm" svg:x="8.168cm" svg:y="4.095cm" svg:viewBox="0 0 335 90" draw:points="335,90 0,0 246,57">
          <text:p/>
        </draw:polygon>
        <draw:polygon draw:style-name="gr84" draw:layer="layout" svg:width="0.245cm" svg:height="0.099cm" svg:x="8.168cm" svg:y="4.053cm" svg:viewBox="0 0 246 100" draw:points="246,100 0,42 147,0">
          <text:p/>
        </draw:polygon>
        <draw:polygon draw:style-name="gr85" draw:layer="layout" svg:width="0.245cm" svg:height="0.099cm" svg:x="8.168cm" svg:y="4.053cm" svg:viewBox="0 0 246 100" draw:points="246,100 0,42 147,0">
          <text:p/>
        </draw:polygon>
        <draw:polygon draw:style-name="gr84" draw:layer="layout" svg:width="0.896cm" svg:height="2.947cm" svg:x="3.299cm" svg:y="1.174cm" svg:viewBox="0 0 897 2948" draw:points="799,2948 0,0 897,2850">
          <text:p/>
        </draw:polygon>
        <draw:polygon draw:style-name="gr84" draw:layer="layout" svg:width="0.474cm" svg:height="0.098cm" svg:x="5.359cm" svg:y="4.023cm" svg:viewBox="0 0 475 99" draw:points="98,99 0,0 475,99">
          <text:p/>
        </draw:polygon>
        <draw:polygon draw:style-name="gr85" draw:layer="layout" svg:width="0.474cm" svg:height="0.098cm" svg:x="5.359cm" svg:y="4.023cm" svg:viewBox="0 0 475 99" draw:points="98,99 0,0 475,99">
          <text:p/>
        </draw:polygon>
        <draw:polygon draw:style-name="gr84" draw:layer="layout" svg:width="0.571cm" svg:height="0.098cm" svg:x="5.359cm" svg:y="4.023cm" svg:viewBox="0 0 572 99" draw:points="475,99 0,0 572,0">
          <text:p/>
        </draw:polygon>
        <draw:polygon draw:style-name="gr85" draw:layer="layout" svg:width="0.571cm" svg:height="0.098cm" svg:x="5.359cm" svg:y="4.023cm" svg:viewBox="0 0 572 99" draw:points="475,99 0,0 572,0">
          <text:p/>
        </draw:polygon>
        <draw:polygon draw:style-name="gr84" draw:layer="layout" svg:width="0.495cm" svg:height="0.098cm" svg:x="7.012cm" svg:y="4.023cm" svg:viewBox="0 0 496 99" draw:points="97,99 0,0 496,73">
          <text:p/>
        </draw:polygon>
        <draw:polygon draw:style-name="gr85" draw:layer="layout" svg:width="0.495cm" svg:height="0.098cm" svg:x="7.012cm" svg:y="4.023cm" svg:viewBox="0 0 496 99" draw:points="97,99 0,0 496,73">
          <text:p/>
        </draw:polygon>
        <draw:polygon draw:style-name="gr84" draw:layer="layout" svg:width="0.529cm" svg:height="0.072cm" svg:x="7.012cm" svg:y="4.023cm" svg:viewBox="0 0 530 73" draw:points="496,73 0,0 530,36">
          <text:p/>
        </draw:polygon>
        <draw:polygon draw:style-name="gr85" draw:layer="layout" svg:width="0.529cm" svg:height="0.072cm" svg:x="7.012cm" svg:y="4.023cm" svg:viewBox="0 0 530 73" draw:points="496,73 0,0 530,36">
          <text:p/>
        </draw:polygon>
        <draw:polygon draw:style-name="gr84" draw:layer="layout" svg:width="0.18cm" svg:height="0.043cm" svg:x="8.134cm" svg:y="4.053cm" svg:viewBox="0 0 181 44" draw:points="35,44 0,7 181,0">
          <text:p/>
        </draw:polygon>
        <draw:polygon draw:style-name="gr85" draw:layer="layout" svg:width="0.18cm" svg:height="0.043cm" svg:x="8.134cm" svg:y="4.053cm" svg:viewBox="0 0 181 44" draw:points="35,44 0,7 181,0">
          <text:p/>
        </draw:polygon>
        <draw:polygon draw:style-name="gr8" draw:layer="layout" svg:width="0.292cm" svg:height="0.261cm" svg:x="15.214cm" svg:y="3.826cm" svg:viewBox="0 0 293 262" draw:points="34,262 0,253 293,0">
          <text:p/>
        </draw:polygon>
        <draw:polygon draw:style-name="gr85" draw:layer="layout" svg:width="0.292cm" svg:height="0.261cm" svg:x="15.214cm" svg:y="3.826cm" svg:viewBox="0 0 293 262" draw:points="34,262 0,253 293,0">
          <text:p/>
        </draw:polygon>
        <draw:polygon draw:style-name="gr85" draw:layer="layout" svg:width="0.292cm" svg:height="0.261cm" svg:x="15.214cm" svg:y="3.826cm" svg:viewBox="0 0 293 262" draw:points="34,262 0,253 293,0">
          <text:p/>
        </draw:polygon>
        <draw:polygon draw:style-name="gr84" draw:layer="layout" svg:width="0.292cm" svg:height="0.261cm" svg:x="15.976cm" svg:y="3.826cm" svg:viewBox="0 0 293 262" draw:points="261,262 0,0 293,253">
          <text:p/>
        </draw:polygon>
        <draw:polygon draw:style-name="gr85" draw:layer="layout" svg:width="0.292cm" svg:height="0.261cm" svg:x="15.976cm" svg:y="3.826cm" svg:viewBox="0 0 293 262" draw:points="261,262 0,0 293,253">
          <text:p/>
        </draw:polygon>
        <draw:polygon draw:style-name="gr84" draw:layer="layout" svg:width="0.372cm" svg:height="0.273cm" svg:x="14.084cm" svg:y="3.805cm" svg:viewBox="0 0 373 274" draw:points="101,274 0,240 373,0">
          <text:p/>
        </draw:polygon>
        <draw:polygon draw:style-name="gr85" draw:layer="layout" svg:width="0.372cm" svg:height="0.273cm" svg:x="14.084cm" svg:y="3.805cm" svg:viewBox="0 0 373 274" draw:points="101,274 0,240 373,0">
          <text:p/>
        </draw:polygon>
        <draw:polygon draw:style-name="gr84" draw:layer="layout" svg:width="0.563cm" svg:height="0.273cm" svg:x="14.943cm" svg:y="3.805cm" svg:viewBox="0 0 564 274" draw:points="271,274 0,0 564,21">
          <text:p/>
        </draw:polygon>
        <draw:polygon draw:style-name="gr85" draw:layer="layout" svg:width="0.563cm" svg:height="0.273cm" svg:x="14.943cm" svg:y="3.805cm" svg:viewBox="0 0 564 274" draw:points="271,274 0,0 564,21">
          <text:p/>
        </draw:polygon>
        <draw:polygon draw:style-name="gr84" draw:layer="layout" svg:width="0.565cm" svg:height="0.273cm" svg:x="15.976cm" svg:y="3.805cm" svg:viewBox="0 0 566 274" draw:points="293,274 0,21 566,0">
          <text:p/>
        </draw:polygon>
        <draw:polygon draw:style-name="gr85" draw:layer="layout" svg:width="0.565cm" svg:height="0.273cm" svg:x="15.976cm" svg:y="3.805cm" svg:viewBox="0 0 566 274" draw:points="293,274 0,21 566,0">
          <text:p/>
        </draw:polygon>
        <draw:polygon draw:style-name="gr84" draw:layer="layout" svg:width="0.394cm" svg:height="2.982cm" svg:x="17.299cm" svg:y="1.096cm" svg:viewBox="0 0 395 2983" draw:points="0,2983 0,2427 395,0">
          <text:p/>
        </draw:polygon>
        <draw:polygon draw:style-name="gr85" draw:layer="layout" svg:width="0.394cm" svg:height="2.982cm" svg:x="17.299cm" svg:y="1.096cm" svg:viewBox="0 0 395 2983" draw:points="0,2983 0,2427 395,0">
          <text:p/>
        </draw:polygon>
        <draw:polygon draw:style-name="gr84" draw:layer="layout" svg:width="0.273cm" svg:height="0.556cm" svg:x="17.026cm" svg:y="3.522cm" svg:viewBox="0 0 274 557" draw:points="274,557 0,284 274,0">
          <text:p/>
        </draw:polygon>
        <draw:polygon draw:style-name="gr85" draw:layer="layout" svg:width="0.273cm" svg:height="0.556cm" svg:x="17.026cm" svg:y="3.522cm" svg:viewBox="0 0 274 557" draw:points="274,557 0,284 274,0">
          <text:p/>
        </draw:polygon>
        <draw:polygon draw:style-name="gr84" draw:layer="layout" svg:width="0.529cm" svg:height="0.036cm" svg:x="7.012cm" svg:y="4.023cm" svg:viewBox="0 0 530 37" draw:points="530,37 0,0 524,31">
          <text:p/>
        </draw:polygon>
        <draw:polygon draw:style-name="gr85" draw:layer="layout" svg:width="0.529cm" svg:height="0.036cm" svg:x="7.012cm" svg:y="4.023cm" svg:viewBox="0 0 530 37" draw:points="530,37 0,0 524,31">
          <text:p/>
        </draw:polygon>
        <draw:polygon draw:style-name="gr84" draw:layer="layout" svg:width="0.18cm" svg:height="0.006cm" svg:x="8.134cm" svg:y="4.053cm" svg:viewBox="0 0 181 7" draw:points="0,7 6,0 181,0">
          <text:p/>
        </draw:polygon>
        <draw:polygon draw:style-name="gr85" draw:layer="layout" svg:width="0.18cm" svg:height="0.006cm" svg:x="8.134cm" svg:y="4.053cm" svg:viewBox="0 0 181 7" draw:points="0,7 6,0 181,0">
          <text:p/>
        </draw:polygon>
        <draw:polygon draw:style-name="gr84" draw:layer="layout" svg:width="0.523cm" svg:height="0.133cm" svg:x="7.012cm" svg:y="3.92cm" svg:viewBox="0 0 524 134" draw:points="524,134 0,104 475,0">
          <text:p/>
        </draw:polygon>
        <draw:polygon draw:style-name="gr85" draw:layer="layout" svg:width="0.523cm" svg:height="0.133cm" svg:x="7.012cm" svg:y="3.92cm" svg:viewBox="0 0 524 134" draw:points="524,134 0,104 475,0">
          <text:p/>
        </draw:polygon>
        <draw:polygon draw:style-name="gr84" draw:layer="layout" svg:width="0.174cm" svg:height="0.133cm" svg:x="8.14cm" svg:y="3.92cm" svg:viewBox="0 0 175 134" draw:points="0,134 49,0 175,134">
          <text:p/>
        </draw:polygon>
        <draw:polygon draw:style-name="gr85" draw:layer="layout" svg:width="0.174cm" svg:height="0.133cm" svg:x="8.14cm" svg:y="3.92cm" svg:viewBox="0 0 175 134" draw:points="0,134 49,0 175,134">
          <text:p/>
        </draw:polygon>
        <draw:polygon draw:style-name="gr84" draw:layer="layout" svg:width="0.125cm" svg:height="0.133cm" svg:x="8.189cm" svg:y="3.92cm" svg:viewBox="0 0 126 134" draw:points="126,134 0,0 77,0">
          <text:p/>
        </draw:polygon>
        <draw:polygon draw:style-name="gr85" draw:layer="layout" svg:width="0.125cm" svg:height="0.133cm" svg:x="8.189cm" svg:y="3.92cm" svg:viewBox="0 0 126 134" draw:points="126,134 0,0 77,0">
          <text:p/>
        </draw:polygon>
        <draw:polygon draw:style-name="gr84" draw:layer="layout" svg:width="0.284cm" svg:height="0.48cm" svg:x="9.66cm" svg:y="3.564cm" svg:viewBox="0 0 285 481" draw:points="285,481 0,363 285,0">
          <text:p/>
        </draw:polygon>
        <draw:polygon draw:style-name="gr85" draw:layer="layout" svg:width="0.284cm" svg:height="0.48cm" svg:x="9.66cm" svg:y="3.564cm" svg:viewBox="0 0 285 481" draw:points="285,481 0,363 285,0">
          <text:p/>
        </draw:polygon>
        <draw:polygon draw:style-name="gr84" draw:layer="layout" svg:width="2.113cm" svg:height="0.48cm" svg:x="10.957cm" svg:y="3.564cm" svg:viewBox="0 0 2114 481" draw:points="0,481 0,0 2114,481">
          <text:p/>
        </draw:polygon>
        <draw:polygon draw:style-name="gr84" draw:layer="layout" svg:width="2.113cm" svg:height="0.48cm" svg:x="10.957cm" svg:y="3.564cm" svg:viewBox="0 0 2114 481" draw:points="2114,481 0,0 2114,0">
          <text:p/>
        </draw:polygon>
        <draw:polygon draw:style-name="gr84" draw:layer="layout" svg:width="0.372cm" svg:height="0.48cm" svg:x="14.084cm" svg:y="3.564cm" svg:viewBox="0 0 373 481" draw:points="0,481 0,0 373,242">
          <text:p/>
        </draw:polygon>
        <draw:polygon draw:style-name="gr85" draw:layer="layout" svg:width="0.372cm" svg:height="0.48cm" svg:x="14.084cm" svg:y="3.564cm" svg:viewBox="0 0 373 481" draw:points="0,481 0,0 373,242">
          <text:p/>
        </draw:polygon>
        <draw:polygon draw:style-name="gr84" draw:layer="layout" svg:width="2.06cm" svg:height="2.849cm" svg:x="3.299cm" svg:y="1.174cm" svg:viewBox="0 0 2061 2850" draw:points="896,2850 0,0 2061,2850">
          <text:p/>
        </draw:polygon>
        <draw:polygon draw:style-name="gr84" draw:layer="layout" svg:width="2.631cm" svg:height="2.849cm" svg:x="3.299cm" svg:y="1.174cm" svg:viewBox="0 0 2632 2850" draw:points="2061,2850 0,0 2632,2850">
          <text:p/>
        </draw:polygon>
        <draw:polygon draw:style-name="gr84" draw:layer="layout" svg:width="3.063cm" svg:height="2.849cm" svg:x="3.299cm" svg:y="1.174cm" svg:viewBox="0 0 3064 2850" draw:points="2632,2850 0,0 3064,2545">
          <text:p/>
        </draw:polygon>
        <draw:polygon draw:style-name="gr84" draw:layer="layout" svg:width="1.082cm" svg:height="0.305cm" svg:x="5.93cm" svg:y="3.718cm" svg:viewBox="0 0 1083 306" draw:points="0,306 433,0 1083,306">
          <text:p/>
        </draw:polygon>
        <draw:polygon draw:style-name="gr85" draw:layer="layout" svg:width="1.082cm" svg:height="0.305cm" svg:x="5.93cm" svg:y="3.718cm" svg:viewBox="0 0 1083 306" draw:points="0,306 433,0 1083,306">
          <text:p/>
        </draw:polygon>
        <draw:polygon draw:style-name="gr84" draw:layer="layout" svg:width="1.124cm" svg:height="0.305cm" svg:x="6.362cm" svg:y="3.718cm" svg:viewBox="0 0 1125 306" draw:points="650,306 0,0 1125,203">
          <text:p/>
        </draw:polygon>
        <draw:polygon draw:style-name="gr85" draw:layer="layout" svg:width="1.124cm" svg:height="0.305cm" svg:x="6.362cm" svg:y="3.718cm" svg:viewBox="0 0 1125 306" draw:points="650,306 0,0 1125,203">
          <text:p/>
        </draw:polygon>
        <draw:polygon draw:style-name="gr84" draw:layer="layout" svg:width="0.284cm" svg:height="1.914cm" svg:x="9.66cm" svg:y="2.012cm" svg:viewBox="0 0 285 1915" draw:points="0,1915 0,0 285,1553">
          <text:p/>
        </draw:polygon>
        <draw:polygon draw:style-name="gr85" draw:layer="layout" svg:width="0.284cm" svg:height="1.914cm" svg:x="9.66cm" svg:y="2.012cm" svg:viewBox="0 0 285 1915" draw:points="0,1915 0,0 285,1553">
          <text:p/>
        </draw:polygon>
        <draw:polygon draw:style-name="gr84" draw:layer="layout" svg:width="1.124cm" svg:height="0.203cm" svg:x="6.362cm" svg:y="3.718cm" svg:viewBox="0 0 1125 204" draw:points="1125,204 0,0 711,0">
          <text:p/>
        </draw:polygon>
        <draw:polygon draw:style-name="gr85" draw:layer="layout" svg:width="1.124cm" svg:height="0.203cm" svg:x="6.362cm" svg:y="3.718cm" svg:viewBox="0 0 1125 204" draw:points="1125,204 0,0 711,0">
          <text:p/>
        </draw:polygon>
        <draw:polygon draw:style-name="gr84" draw:layer="layout" svg:width="0.413cm" svg:height="0.305cm" svg:x="7.073cm" svg:y="3.615cm" svg:viewBox="0 0 414 306" draw:points="414,306 0,103 414,0">
          <text:p/>
        </draw:polygon>
        <draw:polygon draw:style-name="gr85" draw:layer="layout" svg:width="0.413cm" svg:height="0.305cm" svg:x="7.073cm" svg:y="3.615cm" svg:viewBox="0 0 414 306" draw:points="414,306 0,103 414,0">
          <text:p/>
        </draw:polygon>
        <draw:polygon draw:style-name="gr84" draw:layer="layout" svg:width="0.076cm" svg:height="0.305cm" svg:x="8.189cm" svg:y="3.615cm" svg:viewBox="0 0 77 306" draw:points="0,306 0,0 77,306">
          <text:p/>
        </draw:polygon>
        <draw:polygon draw:style-name="gr85" draw:layer="layout" svg:width="0.076cm" svg:height="0.305cm" svg:x="8.189cm" svg:y="3.615cm" svg:viewBox="0 0 77 306" draw:points="0,306 0,0 77,306">
          <text:p/>
        </draw:polygon>
        <draw:polygon draw:style-name="gr84" draw:layer="layout" svg:width="0.076cm" svg:height="0.305cm" svg:x="8.189cm" svg:y="3.615cm" svg:viewBox="0 0 77 306" draw:points="77,306 0,0 77,0">
          <text:p/>
        </draw:polygon>
        <draw:polygon draw:style-name="gr85" draw:layer="layout" svg:width="0.076cm" svg:height="0.305cm" svg:x="8.189cm" svg:y="3.615cm" svg:viewBox="0 0 77 306" draw:points="77,306 0,0 77,0">
          <text:p/>
        </draw:polygon>
        <draw:polygon draw:style-name="gr84" draw:layer="layout" svg:width="1.033cm" svg:height="0.021cm" svg:x="14.943cm" svg:y="3.805cm" svg:viewBox="0 0 1034 22" draw:points="564,22 0,0 1034,22">
          <text:p/>
        </draw:polygon>
        <draw:polygon draw:style-name="gr85" draw:layer="layout" svg:width="1.033cm" svg:height="0.021cm" svg:x="14.943cm" svg:y="3.805cm" svg:viewBox="0 0 1034 22" draw:points="564,22 0,0 1034,22">
          <text:p/>
        </draw:polygon>
        <draw:polygon draw:style-name="gr84" draw:layer="layout" svg:width="1.598cm" svg:height="0.021cm" svg:x="14.943cm" svg:y="3.805cm" svg:viewBox="0 0 1599 22" draw:points="1034,22 0,0 1599,0">
          <text:p/>
        </draw:polygon>
        <draw:polygon draw:style-name="gr85" draw:layer="layout" svg:width="1.598cm" svg:height="0.021cm" svg:x="14.943cm" svg:y="3.805cm" svg:viewBox="0 0 1599 22" draw:points="1034,22 0,0 1599,0">
          <text:p/>
        </draw:polygon>
        <draw:polygon draw:style-name="gr84" draw:layer="layout" svg:width="0.372cm" svg:height="0.241cm" svg:x="14.084cm" svg:y="3.564cm" svg:viewBox="0 0 373 242" draw:points="373,242 0,0 373,232">
          <text:p/>
        </draw:polygon>
        <draw:polygon draw:style-name="gr85" draw:layer="layout" svg:width="0.372cm" svg:height="0.241cm" svg:x="14.084cm" svg:y="3.564cm" svg:viewBox="0 0 373 242" draw:points="373,242 0,0 373,232">
          <text:p/>
        </draw:polygon>
        <draw:polygon draw:style-name="gr84" draw:layer="layout" svg:width="0.487cm" svg:height="0.01cm" svg:x="14.456cm" svg:y="3.795cm" svg:viewBox="0 0 488 11" draw:points="0,11 0,0 488,11">
          <text:p/>
        </draw:polygon>
        <draw:polygon draw:style-name="gr85" draw:layer="layout" svg:width="0.487cm" svg:height="0.01cm" svg:x="14.456cm" svg:y="3.795cm" svg:viewBox="0 0 488 11" draw:points="0,11 0,0 488,11">
          <text:p/>
        </draw:polygon>
        <draw:polygon draw:style-name="gr84" draw:layer="layout" svg:width="2.085cm" svg:height="0.01cm" svg:x="14.456cm" svg:y="3.795cm" svg:viewBox="0 0 2086 11" draw:points="487,11 0,0 2086,11">
          <text:p/>
        </draw:polygon>
        <draw:polygon draw:style-name="gr85" draw:layer="layout" svg:width="2.085cm" svg:height="0.01cm" svg:x="14.456cm" svg:y="3.795cm" svg:viewBox="0 0 2086 11" draw:points="487,11 0,0 2086,11">
          <text:p/>
        </draw:polygon>
        <draw:polygon draw:style-name="gr84" draw:layer="layout" svg:width="2.57cm" svg:height="0.01cm" svg:x="14.456cm" svg:y="3.795cm" svg:viewBox="0 0 2571 11" draw:points="2085,11 0,0 2571,11">
          <text:p/>
        </draw:polygon>
        <draw:polygon draw:style-name="gr85" draw:layer="layout" svg:width="2.57cm" svg:height="0.01cm" svg:x="14.456cm" svg:y="3.795cm" svg:viewBox="0 0 2571 11" draw:points="2085,11 0,0 2571,11">
          <text:p/>
        </draw:polygon>
        <draw:polygon draw:style-name="gr84" draw:layer="layout" svg:width="0.273cm" svg:height="0.283cm" svg:x="17.026cm" svg:y="3.522cm" svg:viewBox="0 0 274 284" draw:points="0,284 0,274 274,0">
          <text:p/>
        </draw:polygon>
        <draw:polygon draw:style-name="gr85" draw:layer="layout" svg:width="0.273cm" svg:height="0.283cm" svg:x="17.026cm" svg:y="3.522cm" svg:viewBox="0 0 274 284" draw:points="0,284 0,274 274,0">
          <text:p/>
        </draw:polygon>
        <draw:polygon draw:style-name="gr84" draw:layer="layout" svg:width="2.57cm" svg:height="0.01cm" svg:x="14.456cm" svg:y="3.795cm" svg:viewBox="0 0 2571 11" draw:points="2571,11 0,0 2571,0">
          <text:p/>
        </draw:polygon>
        <draw:polygon draw:style-name="gr85" draw:layer="layout" svg:width="2.57cm" svg:height="0.01cm" svg:x="14.456cm" svg:y="3.795cm" svg:viewBox="0 0 2571 11" draw:points="2571,11 0,0 2571,0">
          <text:p/>
        </draw:polygon>
        <draw:polygon draw:style-name="gr84" draw:layer="layout" svg:width="0.372cm" svg:height="0.273cm" svg:x="14.084cm" svg:y="3.522cm" svg:viewBox="0 0 373 274" draw:points="373,274 0,42 101,0">
          <text:p/>
        </draw:polygon>
        <draw:polygon draw:style-name="gr85" draw:layer="layout" svg:width="0.372cm" svg:height="0.273cm" svg:x="14.084cm" svg:y="3.522cm" svg:viewBox="0 0 373 274" draw:points="373,274 0,42 101,0">
          <text:p/>
        </draw:polygon>
        <draw:polygon draw:style-name="gr84" draw:layer="layout" svg:width="1.598cm" svg:height="0.021cm" svg:x="14.943cm" svg:y="3.774cm" svg:viewBox="0 0 1599 22" draw:points="0,22 564,0 1599,22">
          <text:p/>
        </draw:polygon>
        <draw:polygon draw:style-name="gr85" draw:layer="layout" svg:width="1.598cm" svg:height="0.021cm" svg:x="14.943cm" svg:y="3.774cm" svg:viewBox="0 0 1599 22" draw:points="0,22 564,0 1599,22">
          <text:p/>
        </draw:polygon>
        <draw:polygon draw:style-name="gr84" draw:layer="layout" svg:width="0.563cm" svg:height="0.273cm" svg:x="14.943cm" svg:y="3.522cm" svg:viewBox="0 0 564 274" draw:points="0,274 271,0 564,253">
          <text:p/>
        </draw:polygon>
        <draw:polygon draw:style-name="gr85" draw:layer="layout" svg:width="0.563cm" svg:height="0.273cm" svg:x="14.943cm" svg:y="3.522cm" svg:viewBox="0 0 564 274" draw:points="0,274 271,0 564,253">
          <text:p/>
        </draw:polygon>
        <draw:polygon draw:style-name="gr84" draw:layer="layout" svg:width="1.035cm" svg:height="0.021cm" svg:x="15.506cm" svg:y="3.774cm" svg:viewBox="0 0 1036 22" draw:points="1036,22 0,0 470,0">
          <text:p/>
        </draw:polygon>
        <draw:polygon draw:style-name="gr85" draw:layer="layout" svg:width="1.035cm" svg:height="0.021cm" svg:x="15.506cm" svg:y="3.774cm" svg:viewBox="0 0 1036 22" draw:points="1036,22 0,0 470,0">
          <text:p/>
        </draw:polygon>
        <draw:polygon draw:style-name="gr84" draw:layer="layout" svg:width="0.565cm" svg:height="0.273cm" svg:x="15.976cm" svg:y="3.522cm" svg:viewBox="0 0 566 274" draw:points="566,274 0,253 293,0">
          <text:p/>
        </draw:polygon>
        <draw:polygon draw:style-name="gr85" draw:layer="layout" svg:width="0.565cm" svg:height="0.273cm" svg:x="15.976cm" svg:y="3.522cm" svg:viewBox="0 0 566 274" draw:points="566,274 0,253 293,0">
          <text:p/>
        </draw:polygon>
        <draw:polygon draw:style-name="gr84" draw:layer="layout" svg:width="0.292cm" svg:height="0.261cm" svg:x="15.214cm" svg:y="3.513cm" svg:viewBox="0 0 293 262" draw:points="293,262 0,9 34,0">
          <text:p/>
        </draw:polygon>
        <draw:polygon draw:style-name="gr85" draw:layer="layout" svg:width="0.292cm" svg:height="0.261cm" svg:x="15.214cm" svg:y="3.513cm" svg:viewBox="0 0 293 262" draw:points="293,262 0,9 34,0">
          <text:p/>
        </draw:polygon>
        <draw:polygon draw:style-name="gr84" draw:layer="layout" svg:width="0.292cm" svg:height="0.261cm" svg:x="15.976cm" svg:y="3.513cm" svg:viewBox="0 0 293 262" draw:points="0,262 261,0 293,9">
          <text:p/>
        </draw:polygon>
        <draw:polygon draw:style-name="gr85" draw:layer="layout" svg:width="0.292cm" svg:height="0.261cm" svg:x="15.976cm" svg:y="3.513cm" svg:viewBox="0 0 293 262" draw:points="0,262 261,0 293,9">
          <text:p/>
        </draw:polygon>
        <draw:polygon draw:style-name="gr84" draw:layer="layout" svg:width="3.063cm" svg:height="2.544cm" svg:x="3.299cm" svg:y="1.174cm" svg:viewBox="0 0 3064 2545" draw:points="3064,2545 0,0 2965,2448">
          <text:p/>
        </draw:polygon>
        <draw:polygon draw:style-name="gr84" draw:layer="layout" svg:width="0.413cm" svg:height="0.103cm" svg:x="7.073cm" svg:y="3.615cm" svg:viewBox="0 0 414 104" draw:points="0,104 98,6 414,0">
          <text:p/>
        </draw:polygon>
        <draw:polygon draw:style-name="gr85" draw:layer="layout" svg:width="0.413cm" svg:height="0.103cm" svg:x="7.073cm" svg:y="3.615cm" svg:viewBox="0 0 414 104" draw:points="0,104 98,6 414,0">
          <text:p/>
        </draw:polygon>
        <draw:polygon draw:style-name="gr84" draw:layer="layout" svg:width="2.964cm" svg:height="2.447cm" svg:x="3.299cm" svg:y="1.174cm" svg:viewBox="0 0 2965 2448" draw:points="2965,2448 0,0 896,353">
          <text:p/>
        </draw:polygon>
        <draw:polygon draw:style-name="gr84" draw:layer="layout" svg:width="2.068cm" svg:height="2.095cm" svg:x="4.195cm" svg:y="1.526cm" svg:viewBox="0 0 2069 2096" draw:points="2069,2096 0,0 2069,402">
          <text:p/>
        </draw:polygon>
        <draw:polygon draw:style-name="gr84" draw:layer="layout" svg:width="0.315cm" svg:height="0.434cm" svg:x="7.171cm" svg:y="3.187cm" svg:viewBox="0 0 316 435" draw:points="0,435 0,0 316,429">
          <text:p/>
        </draw:polygon>
        <draw:polygon draw:style-name="gr85" draw:layer="layout" svg:width="0.315cm" svg:height="0.434cm" svg:x="7.171cm" svg:y="3.187cm" svg:viewBox="0 0 316 435" draw:points="0,435 0,0 316,429">
          <text:p/>
        </draw:polygon>
        <draw:polygon draw:style-name="gr84" draw:layer="layout" svg:width="0.345cm" svg:height="0.428cm" svg:x="7.171cm" svg:y="3.187cm" svg:viewBox="0 0 346 429" draw:points="316,429 0,0 346,346">
          <text:p/>
        </draw:polygon>
        <draw:polygon draw:style-name="gr85" draw:layer="layout" svg:width="0.345cm" svg:height="0.428cm" svg:x="7.171cm" svg:y="3.187cm" svg:viewBox="0 0 346 429" draw:points="316,429 0,0 346,346">
          <text:p/>
        </draw:polygon>
        <draw:polygon draw:style-name="gr84" draw:layer="layout" svg:width="0.125cm" svg:height="0.134cm" svg:x="8.14cm" svg:y="3.481cm" svg:viewBox="0 0 126 135" draw:points="49,135 0,0 126,135">
          <text:p/>
        </draw:polygon>
        <draw:polygon draw:style-name="gr85" draw:layer="layout" svg:width="0.125cm" svg:height="0.134cm" svg:x="8.14cm" svg:y="3.481cm" svg:viewBox="0 0 126 135" draw:points="49,135 0,0 126,135">
          <text:p/>
        </draw:polygon>
        <draw:polygon draw:style-name="gr84" draw:layer="layout" svg:width="0.174cm" svg:height="0.134cm" svg:x="8.14cm" svg:y="3.481cm" svg:viewBox="0 0 175 135" draw:points="126,135 0,0 175,0">
          <text:p/>
        </draw:polygon>
        <draw:polygon draw:style-name="gr85" draw:layer="layout" svg:width="0.174cm" svg:height="0.134cm" svg:x="8.14cm" svg:y="3.481cm" svg:viewBox="0 0 175 135" draw:points="126,135 0,0 175,0">
          <text:p/>
        </draw:polygon>
        <draw:polygon draw:style-name="gr84" draw:layer="layout" svg:width="0.284cm" svg:height="1.552cm" svg:x="9.66cm" svg:y="2.012cm" svg:viewBox="0 0 285 1553" draw:points="285,1553 0,0 285,990">
          <text:p/>
        </draw:polygon>
        <draw:polygon draw:style-name="gr85" draw:layer="layout" svg:width="0.284cm" svg:height="1.552cm" svg:x="9.66cm" svg:y="2.012cm" svg:viewBox="0 0 285 1553" draw:points="285,1553 0,0 285,990">
          <text:p/>
        </draw:polygon>
        <draw:polygon draw:style-name="gr84" draw:layer="layout" svg:width="0.266cm" svg:height="0.563cm" svg:x="9.944cm" svg:y="3.001cm" svg:viewBox="0 0 267 564" draw:points="0,564 0,0 267,297">
          <text:p/>
        </draw:polygon>
        <draw:polygon draw:style-name="gr85" draw:layer="layout" svg:width="0.266cm" svg:height="0.563cm" svg:x="9.944cm" svg:y="3.001cm" svg:viewBox="0 0 267 564" draw:points="0,564 0,0 267,297">
          <text:p/>
        </draw:polygon>
        <draw:polygon draw:style-name="gr84" draw:layer="layout" svg:width="2.379cm" svg:height="0.267cm" svg:x="10.691cm" svg:y="3.297cm" svg:viewBox="0 0 2380 268" draw:points="267,268 0,0 2380,268">
          <text:p/>
        </draw:polygon>
        <draw:polygon draw:style-name="gr85" draw:layer="layout" svg:width="2.379cm" svg:height="0.267cm" svg:x="10.691cm" svg:y="3.297cm" svg:viewBox="0 0 2380 268" draw:points="267,268 0,0 2380,268">
          <text:p/>
        </draw:polygon>
        <draw:polygon draw:style-name="gr84" draw:layer="layout" svg:width="2.646cm" svg:height="0.267cm" svg:x="10.691cm" svg:y="3.297cm" svg:viewBox="0 0 2647 268" draw:points="2380,268 0,0 2647,0">
          <text:p/>
        </draw:polygon>
        <draw:polygon draw:style-name="gr85" draw:layer="layout" svg:width="2.646cm" svg:height="0.267cm" svg:x="10.691cm" svg:y="3.297cm" svg:viewBox="0 0 2647 268" draw:points="2380,268 0,0 2647,0">
          <text:p/>
        </draw:polygon>
        <draw:polygon draw:style-name="gr84" draw:layer="layout" svg:width="0.37cm" svg:height="0.267cm" svg:x="13.815cm" svg:y="3.297cm" svg:viewBox="0 0 371 268" draw:points="270,268 0,0 371,226">
          <text:p/>
        </draw:polygon>
        <draw:polygon draw:style-name="gr85" draw:layer="layout" svg:width="0.37cm" svg:height="0.267cm" svg:x="13.815cm" svg:y="3.297cm" svg:viewBox="0 0 371 268" draw:points="270,268 0,0 371,226">
          <text:p/>
        </draw:polygon>
        <draw:polygon draw:style-name="gr8" draw:layer="layout" svg:width="0.244cm" svg:height="0.058cm" svg:x="8.919cm" svg:y="3.481cm" svg:viewBox="0 0 245 59" draw:points="21,59 0,0 245,59">
          <text:p/>
        </draw:polygon>
        <draw:polygon draw:style-name="gr85" draw:layer="layout" svg:width="0.244cm" svg:height="0.058cm" svg:x="8.919cm" svg:y="3.481cm" svg:viewBox="0 0 245 59" draw:points="21,59 0,0 245,59">
          <text:p/>
        </draw:polygon>
        <draw:polygon draw:style-name="gr85" draw:layer="layout" svg:width="0.244cm" svg:height="0.058cm" svg:x="8.919cm" svg:y="3.481cm" svg:viewBox="0 0 245 59" draw:points="21,59 0,0 245,59">
          <text:p/>
        </draw:polygon>
        <draw:polygon draw:style-name="gr84" draw:layer="layout" svg:width="0.244cm" svg:height="1.527cm" svg:x="8.919cm" svg:y="2.012cm" svg:viewBox="0 0 245 1528" draw:points="245,1528 0,1470 245,0">
          <text:p/>
        </draw:polygon>
        <draw:polygon draw:style-name="gr85" draw:layer="layout" svg:width="0.244cm" svg:height="1.527cm" svg:x="8.919cm" svg:y="2.012cm" svg:viewBox="0 0 245 1528" draw:points="245,1528 0,1470 245,0">
          <text:p/>
        </draw:polygon>
        <draw:polygon draw:style-name="gr84" draw:layer="layout" svg:width="0.37cm" svg:height="0.487cm" svg:x="13.815cm" svg:y="3.035cm" svg:viewBox="0 0 371 488" draw:points="371,488 0,263 371,0">
          <text:p/>
        </draw:polygon>
        <draw:polygon draw:style-name="gr85" draw:layer="layout" svg:width="0.37cm" svg:height="0.487cm" svg:x="13.815cm" svg:y="3.035cm" svg:viewBox="0 0 371 488" draw:points="371,488 0,263 371,0">
          <text:p/>
        </draw:polygon>
        <draw:polygon draw:style-name="gr84" draw:layer="layout" svg:width="0.034cm" svg:height="0.487cm" svg:x="15.214cm" svg:y="3.035cm" svg:viewBox="0 0 35 488" draw:points="0,488 0,0 35,479">
          <text:p/>
        </draw:polygon>
        <draw:polygon draw:style-name="gr85" draw:layer="layout" svg:width="0.034cm" svg:height="0.487cm" svg:x="15.214cm" svg:y="3.035cm" svg:viewBox="0 0 35 488" draw:points="0,488 0,0 35,479">
          <text:p/>
        </draw:polygon>
        <draw:polygon draw:style-name="gr84" draw:layer="layout" svg:width="0.032cm" svg:height="0.487cm" svg:x="16.236cm" svg:y="3.035cm" svg:viewBox="0 0 33 488" draw:points="33,488 0,479 33,0">
          <text:p/>
        </draw:polygon>
        <draw:polygon draw:style-name="gr85" draw:layer="layout" svg:width="0.032cm" svg:height="0.487cm" svg:x="16.236cm" svg:y="3.035cm" svg:viewBox="0 0 33 488" draw:points="33,488 0,479 33,0">
          <text:p/>
        </draw:polygon>
        <draw:polygon draw:style-name="gr84" draw:layer="layout" svg:width="0.394cm" svg:height="2.426cm" svg:x="17.299cm" svg:y="1.096cm" svg:viewBox="0 0 395 2427" draw:points="0,2427 0,1940 395,0">
          <text:p/>
        </draw:polygon>
        <draw:polygon draw:style-name="gr85" draw:layer="layout" svg:width="0.394cm" svg:height="2.426cm" svg:x="17.299cm" svg:y="1.096cm" svg:viewBox="0 0 395 2427" draw:points="0,2427 0,1940 395,0">
          <text:p/>
        </draw:polygon>
        <draw:polygon draw:style-name="gr84" draw:layer="layout" svg:width="0.034cm" svg:height="0.478cm" svg:x="15.214cm" svg:y="3.035cm" svg:viewBox="0 0 35 479" draw:points="35,479 0,0 35,8">
          <text:p/>
        </draw:polygon>
        <draw:polygon draw:style-name="gr85" draw:layer="layout" svg:width="0.034cm" svg:height="0.478cm" svg:x="15.214cm" svg:y="3.035cm" svg:viewBox="0 0 35 479" draw:points="35,479 0,0 35,8">
          <text:p/>
        </draw:polygon>
        <draw:polygon draw:style-name="gr84" draw:layer="layout" svg:width="0.032cm" svg:height="0.478cm" svg:x="16.236cm" svg:y="3.035cm" svg:viewBox="0 0 33 479" draw:points="0,479 0,8 33,0">
          <text:p/>
        </draw:polygon>
        <draw:polygon draw:style-name="gr85" draw:layer="layout" svg:width="0.032cm" svg:height="0.478cm" svg:x="16.236cm" svg:y="3.035cm" svg:viewBox="0 0 33 479" draw:points="0,479 0,8 33,0">
          <text:p/>
        </draw:polygon>
        <draw:polygon draw:style-name="gr84" draw:layer="layout" svg:width="0.273cm" svg:height="0.099cm" svg:x="8.041cm" svg:y="3.382cm" svg:viewBox="0 0 274 100" draw:points="100,100 0,0 274,100">
          <text:p/>
        </draw:polygon>
        <draw:polygon draw:style-name="gr85" draw:layer="layout" svg:width="0.273cm" svg:height="0.099cm" svg:x="8.041cm" svg:y="3.382cm" svg:viewBox="0 0 274 100" draw:points="100,100 0,0 274,100">
          <text:p/>
        </draw:polygon>
        <draw:polygon draw:style-name="gr84" draw:layer="layout" svg:width="0.372cm" svg:height="0.099cm" svg:x="8.041cm" svg:y="3.382cm" svg:viewBox="0 0 373 100" draw:points="273,100 0,0 373,0">
          <text:p/>
        </draw:polygon>
        <draw:polygon draw:style-name="gr85" draw:layer="layout" svg:width="0.372cm" svg:height="0.099cm" svg:x="8.041cm" svg:y="3.382cm" svg:viewBox="0 0 373 100" draw:points="273,100 0,0 373,0">
          <text:p/>
        </draw:polygon>
        <draw:polygon draw:style-name="gr84" draw:layer="layout" svg:width="0.343cm" svg:height="1.469cm" svg:x="8.82cm" svg:y="2.012cm" svg:viewBox="0 0 344 1470" draw:points="99,1470 0,1371 344,0">
          <text:p/>
        </draw:polygon>
        <draw:polygon draw:style-name="gr85" draw:layer="layout" svg:width="0.343cm" svg:height="1.469cm" svg:x="8.82cm" svg:y="2.012cm" svg:viewBox="0 0 344 1470" draw:points="99,1470 0,1371 344,0">
          <text:p/>
        </draw:polygon>
        <draw:polygon draw:style-name="gr84" draw:layer="layout" svg:width="0.417cm" svg:height="0.015cm" svg:x="7.996cm" svg:y="3.367cm" svg:viewBox="0 0 418 16" draw:points="45,16 0,0 418,16">
          <text:p/>
        </draw:polygon>
        <draw:polygon draw:style-name="gr85" draw:layer="layout" svg:width="0.417cm" svg:height="0.015cm" svg:x="7.996cm" svg:y="3.367cm" svg:viewBox="0 0 418 16" draw:points="45,16 0,0 418,16">
          <text:p/>
        </draw:polygon>
        <draw:polygon draw:style-name="gr84" draw:layer="layout" svg:width="0.551cm" svg:height="0.049cm" svg:x="7.996cm" svg:y="3.333cm" svg:viewBox="0 0 552 50" draw:points="417,50 0,35 552,0">
          <text:p/>
        </draw:polygon>
        <draw:polygon draw:style-name="gr85" draw:layer="layout" svg:width="0.551cm" svg:height="0.049cm" svg:x="7.996cm" svg:y="3.333cm" svg:viewBox="0 0 552 50" draw:points="417,50 0,35 552,0">
          <text:p/>
        </draw:polygon>
        <draw:polygon draw:style-name="gr84" draw:layer="layout" svg:width="0.343cm" svg:height="1.37cm" svg:x="8.82cm" svg:y="2.012cm" svg:viewBox="0 0 344 1371" draw:points="0,1371 91,969 344,0">
          <text:p/>
        </draw:polygon>
        <draw:polygon draw:style-name="gr85" draw:layer="layout" svg:width="0.343cm" svg:height="1.37cm" svg:x="8.82cm" svg:y="2.012cm" svg:viewBox="0 0 344 1371" draw:points="0,1371 91,969 344,0">
          <text:p/>
        </draw:polygon>
        <draw:polygon draw:style-name="gr84" draw:layer="layout" svg:width="0.091cm" svg:height="0.402cm" svg:x="8.82cm" svg:y="2.98cm" svg:viewBox="0 0 92 403" draw:points="0,403 38,145 92,0">
          <text:p/>
        </draw:polygon>
        <draw:polygon draw:style-name="gr85" draw:layer="layout" svg:width="0.091cm" svg:height="0.402cm" svg:x="8.82cm" svg:y="2.98cm" svg:viewBox="0 0 92 403" draw:points="0,403 38,145 92,0">
          <text:p/>
        </draw:polygon>
        <draw:polygon draw:style-name="gr84" draw:layer="layout" svg:width="0.172cm" svg:height="0.258cm" svg:x="8.686cm" svg:y="3.124cm" svg:viewBox="0 0 173 259" draw:points="135,259 0,210 173,0">
          <text:p/>
        </draw:polygon>
        <draw:polygon draw:style-name="gr85" draw:layer="layout" svg:width="0.172cm" svg:height="0.258cm" svg:x="8.686cm" svg:y="3.124cm" svg:viewBox="0 0 173 259" draw:points="135,259 0,210 173,0">
          <text:p/>
        </draw:polygon>
        <draw:polygon draw:style-name="gr84" draw:layer="layout" svg:width="0.614cm" svg:height="0.065cm" svg:x="7.933cm" svg:y="3.302cm" svg:viewBox="0 0 615 66" draw:points="63,66 0,0 615,31">
          <text:p/>
        </draw:polygon>
        <draw:polygon draw:style-name="gr85" draw:layer="layout" svg:width="0.614cm" svg:height="0.065cm" svg:x="7.933cm" svg:y="3.302cm" svg:viewBox="0 0 615 66" draw:points="63,66 0,0 615,31">
          <text:p/>
        </draw:polygon>
        <draw:polygon draw:style-name="gr84" draw:layer="layout" svg:width="0.753cm" svg:height="0.031cm" svg:x="7.933cm" svg:y="3.302cm" svg:viewBox="0 0 754 32" draw:points="614,32 0,0 754,32">
          <text:p/>
        </draw:polygon>
        <draw:polygon draw:style-name="gr85" draw:layer="layout" svg:width="0.753cm" svg:height="0.031cm" svg:x="7.933cm" svg:y="3.302cm" svg:viewBox="0 0 754 32" draw:points="614,32 0,0 754,32">
          <text:p/>
        </draw:polygon>
        <draw:polygon draw:style-name="gr84" draw:layer="layout" svg:width="0.172cm" svg:height="0.209cm" svg:x="8.686cm" svg:y="3.124cm" svg:viewBox="0 0 173 210" draw:points="0,210 66,106 173,0">
          <text:p/>
        </draw:polygon>
        <draw:polygon draw:style-name="gr85" draw:layer="layout" svg:width="0.172cm" svg:height="0.209cm" svg:x="8.686cm" svg:y="3.124cm" svg:viewBox="0 0 173 210" draw:points="0,210 66,106 173,0">
          <text:p/>
        </draw:polygon>
        <draw:polygon draw:style-name="gr84" draw:layer="layout" svg:width="0.142cm" svg:height="0.103cm" svg:x="8.61cm" svg:y="3.23cm" svg:viewBox="0 0 143 104" draw:points="77,104 0,51 143,0">
          <text:p/>
        </draw:polygon>
        <draw:polygon draw:style-name="gr85" draw:layer="layout" svg:width="0.142cm" svg:height="0.103cm" svg:x="8.61cm" svg:y="3.23cm" svg:viewBox="0 0 143 104" draw:points="77,104 0,51 143,0">
          <text:p/>
        </draw:polygon>
        <draw:polygon draw:style-name="gr84" draw:layer="layout" svg:width="0.753cm" svg:height="0.053cm" svg:x="7.933cm" svg:y="3.28cm" svg:viewBox="0 0 754 54" draw:points="754,54 0,23 677,0">
          <text:p/>
        </draw:polygon>
        <draw:polygon draw:style-name="gr85" draw:layer="layout" svg:width="0.753cm" svg:height="0.053cm" svg:x="7.933cm" svg:y="3.28cm" svg:viewBox="0 0 754 54" draw:points="754,54 0,23 677,0">
          <text:p/>
        </draw:polygon>
        <draw:polygon draw:style-name="gr84" draw:layer="layout" svg:width="0.011cm" svg:height="0.009cm" svg:x="7.922cm" svg:y="3.293cm" svg:viewBox="0 0 12 10" draw:points="12,10 0,0">
          <text:p/>
        </draw:polygon>
        <draw:polygon draw:style-name="gr85" draw:layer="layout" svg:width="0.011cm" svg:height="0.009cm" svg:x="7.922cm" svg:y="3.293cm" svg:viewBox="0 0 12 10" draw:points="12,10 0,0">
          <text:p/>
        </draw:polygon>
        <draw:polygon draw:style-name="gr84" draw:layer="layout" svg:width="0.688cm" svg:height="0.022cm" svg:x="7.922cm" svg:y="3.28cm" svg:viewBox="0 0 689 23" draw:points="11,23 0,14 689,0">
          <text:p/>
        </draw:polygon>
        <draw:polygon draw:style-name="gr85" draw:layer="layout" svg:width="0.688cm" svg:height="0.022cm" svg:x="7.922cm" svg:y="3.28cm" svg:viewBox="0 0 689 23" draw:points="11,23 0,14 689,0">
          <text:p/>
        </draw:polygon>
        <draw:polygon draw:style-name="gr84" draw:layer="layout" svg:width="0.266cm" svg:height="0.296cm" svg:x="9.944cm" svg:y="3.001cm" svg:viewBox="0 0 267 297" draw:points="267,297 0,0 267,270">
          <text:p/>
        </draw:polygon>
        <draw:polygon draw:style-name="gr85" draw:layer="layout" svg:width="0.266cm" svg:height="0.296cm" svg:x="9.944cm" svg:y="3.001cm" svg:viewBox="0 0 267 297" draw:points="267,297 0,0 267,270">
          <text:p/>
        </draw:polygon>
        <draw:polygon draw:style-name="gr84" draw:layer="layout" svg:width="0.481cm" svg:height="0.027cm" svg:x="10.21cm" svg:y="3.27cm" svg:viewBox="0 0 482 28" draw:points="0,28 0,0 482,28">
          <text:p/>
        </draw:polygon>
        <draw:polygon draw:style-name="gr85" draw:layer="layout" svg:width="0.481cm" svg:height="0.027cm" svg:x="10.21cm" svg:y="3.27cm" svg:viewBox="0 0 482 28" draw:points="0,28 0,0 482,28">
          <text:p/>
        </draw:polygon>
        <draw:polygon draw:style-name="gr84" draw:layer="layout" svg:width="3.127cm" svg:height="0.027cm" svg:x="10.21cm" svg:y="3.27cm" svg:viewBox="0 0 3128 28" draw:points="481,28 0,0 3128,28">
          <text:p/>
        </draw:polygon>
        <draw:polygon draw:style-name="gr85" draw:layer="layout" svg:width="3.127cm" svg:height="0.027cm" svg:x="10.21cm" svg:y="3.27cm" svg:viewBox="0 0 3128 28" draw:points="481,28 0,0 3128,28">
          <text:p/>
        </draw:polygon>
        <draw:polygon draw:style-name="gr84" draw:layer="layout" svg:width="3.605cm" svg:height="0.027cm" svg:x="10.21cm" svg:y="3.27cm" svg:viewBox="0 0 3606 28" draw:points="3128,28 0,0 3606,28">
          <text:p/>
        </draw:polygon>
        <draw:polygon draw:style-name="gr85" draw:layer="layout" svg:width="3.605cm" svg:height="0.027cm" svg:x="10.21cm" svg:y="3.27cm" svg:viewBox="0 0 3606 28" draw:points="3128,28 0,0 3606,28">
          <text:p/>
        </draw:polygon>
        <draw:polygon draw:style-name="gr84" draw:layer="layout" svg:width="0.37cm" svg:height="0.262cm" svg:x="13.815cm" svg:y="3.035cm" svg:viewBox="0 0 371 263" draw:points="0,263 0,235 371,0">
          <text:p/>
        </draw:polygon>
        <draw:polygon draw:style-name="gr85" draw:layer="layout" svg:width="0.37cm" svg:height="0.262cm" svg:x="13.815cm" svg:y="3.035cm" svg:viewBox="0 0 371 263" draw:points="0,263 0,235 371,0">
          <text:p/>
        </draw:polygon>
        <draw:polygon draw:style-name="gr84" draw:layer="layout" svg:width="3.605cm" svg:height="0.027cm" svg:x="10.21cm" svg:y="3.27cm" svg:viewBox="0 0 3606 28" draw:points="3606,28 0,0 3606,0">
          <text:p/>
        </draw:polygon>
        <draw:polygon draw:style-name="gr85" draw:layer="layout" svg:width="3.605cm" svg:height="0.027cm" svg:x="10.21cm" svg:y="3.27cm" svg:viewBox="0 0 3606 28" draw:points="3606,28 0,0 3606,0">
          <text:p/>
        </draw:polygon>
        <draw:polygon draw:style-name="gr84" draw:layer="layout" svg:width="0.688cm" svg:height="0.013cm" svg:x="7.922cm" svg:y="3.28cm" svg:viewBox="0 0 689 14" draw:points="0,14 538,0 689,0">
          <text:p/>
        </draw:polygon>
        <draw:polygon draw:style-name="gr85" draw:layer="layout" svg:width="0.688cm" svg:height="0.013cm" svg:x="7.922cm" svg:y="3.28cm" svg:viewBox="0 0 689 14" draw:points="0,14 538,0 689,0">
          <text:p/>
        </draw:polygon>
        <draw:polygon draw:style-name="gr84" draw:layer="layout" svg:width="0.538cm" svg:height="0.044cm" svg:x="7.922cm" svg:y="3.249cm" svg:viewBox="0 0 539 45" draw:points="0,45 119,0 539,32">
          <text:p/>
        </draw:polygon>
        <draw:polygon draw:style-name="gr85" draw:layer="layout" svg:width="0.538cm" svg:height="0.044cm" svg:x="7.922cm" svg:y="3.249cm" svg:viewBox="0 0 539 45" draw:points="0,45 119,0 539,32">
          <text:p/>
        </draw:polygon>
        <draw:polygon draw:style-name="gr84" draw:layer="layout" svg:width="0.419cm" svg:height="0.05cm" svg:x="8.041cm" svg:y="3.23cm" svg:viewBox="0 0 420 51" draw:points="420,51 0,19 276,0">
          <text:p/>
        </draw:polygon>
        <draw:polygon draw:style-name="gr85" draw:layer="layout" svg:width="0.419cm" svg:height="0.05cm" svg:x="8.041cm" svg:y="3.23cm" svg:viewBox="0 0 420 51" draw:points="420,51 0,19 276,0">
          <text:p/>
        </draw:polygon>
        <draw:polygon draw:style-name="gr84" draw:layer="layout" svg:width="2.646cm" svg:height="0.269cm" svg:x="10.691cm" svg:y="3.001cm" svg:viewBox="0 0 2647 270" draw:points="0,270 266,0 2647,270">
          <text:p/>
        </draw:polygon>
        <draw:polygon draw:style-name="gr85" draw:layer="layout" svg:width="2.646cm" svg:height="0.269cm" svg:x="10.691cm" svg:y="3.001cm" svg:viewBox="0 0 2647 270" draw:points="0,270 266,0 2647,270">
          <text:p/>
        </draw:polygon>
        <draw:polygon draw:style-name="gr84" draw:layer="layout" svg:width="2.38cm" svg:height="0.269cm" svg:x="10.957cm" svg:y="3.001cm" svg:viewBox="0 0 2381 270" draw:points="2381,270 0,0 2113,0">
          <text:p/>
        </draw:polygon>
        <draw:polygon draw:style-name="gr85" draw:layer="layout" svg:width="2.38cm" svg:height="0.269cm" svg:x="10.957cm" svg:y="3.001cm" svg:viewBox="0 0 2381 270" draw:points="2381,270 0,0 2113,0">
          <text:p/>
        </draw:polygon>
        <draw:polygon draw:style-name="gr84" draw:layer="layout" svg:width="0.37cm" svg:height="0.269cm" svg:x="13.815cm" svg:y="3.001cm" svg:viewBox="0 0 371 270" draw:points="0,270 270,0 371,34">
          <text:p/>
        </draw:polygon>
        <draw:polygon draw:style-name="gr85" draw:layer="layout" svg:width="0.37cm" svg:height="0.269cm" svg:x="13.815cm" svg:y="3.001cm" svg:viewBox="0 0 371 270" draw:points="0,270 270,0 371,34">
          <text:p/>
        </draw:polygon>
        <draw:polygon draw:style-name="gr84" draw:layer="layout" svg:width="0.275cm" svg:height="0.1cm" svg:x="8.041cm" svg:y="3.149cm" svg:viewBox="0 0 276 101" draw:points="0,101 100,0 276,82">
          <text:p/>
        </draw:polygon>
        <draw:polygon draw:style-name="gr85" draw:layer="layout" svg:width="0.275cm" svg:height="0.1cm" svg:x="8.041cm" svg:y="3.149cm" svg:viewBox="0 0 276 101" draw:points="0,101 100,0 276,82">
          <text:p/>
        </draw:polygon>
        <draw:polygon draw:style-name="gr84" draw:layer="layout" svg:width="0.176cm" svg:height="0.106cm" svg:x="8.14cm" svg:y="3.124cm" svg:viewBox="0 0 177 107" draw:points="177,107 0,25 72,0">
          <text:p/>
        </draw:polygon>
        <draw:polygon draw:style-name="gr85" draw:layer="layout" svg:width="0.176cm" svg:height="0.106cm" svg:x="8.14cm" svg:y="3.124cm" svg:viewBox="0 0 177 107" draw:points="177,107 0,25 72,0">
          <text:p/>
        </draw:polygon>
        <draw:polygon draw:style-name="gr84" draw:layer="layout" svg:width="0.072cm" svg:height="0.11cm" svg:x="8.14cm" svg:y="3.039cm" svg:viewBox="0 0 73 111" draw:points="0,111 40,0 73,85">
          <text:p/>
        </draw:polygon>
        <draw:polygon draw:style-name="gr85" draw:layer="layout" svg:width="0.072cm" svg:height="0.11cm" svg:x="8.14cm" svg:y="3.039cm" svg:viewBox="0 0 73 111" draw:points="0,111 40,0 73,85">
          <text:p/>
        </draw:polygon>
        <draw:polygon draw:style-name="gr84" draw:layer="layout" svg:width="0.292cm" svg:height="0.26cm" svg:x="15.214cm" svg:y="2.783cm" svg:viewBox="0 0 293 261" draw:points="34,261 0,253 293,0">
          <text:p/>
        </draw:polygon>
        <draw:polygon draw:style-name="gr85" draw:layer="layout" svg:width="0.292cm" svg:height="0.26cm" svg:x="15.214cm" svg:y="2.783cm" svg:viewBox="0 0 293 261" draw:points="34,261 0,253 293,0">
          <text:p/>
        </draw:polygon>
        <draw:polygon draw:style-name="gr84" draw:layer="layout" svg:width="0.292cm" svg:height="0.26cm" svg:x="15.976cm" svg:y="2.783cm" svg:viewBox="0 0 293 261" draw:points="261,261 0,0 293,253">
          <text:p/>
        </draw:polygon>
        <draw:polygon draw:style-name="gr85" draw:layer="layout" svg:width="0.292cm" svg:height="0.26cm" svg:x="15.976cm" svg:y="2.783cm" svg:viewBox="0 0 293 261" draw:points="261,261 0,0 293,253">
          <text:p/>
        </draw:polygon>
        <draw:polygon draw:style-name="gr84" draw:layer="layout" svg:width="0.372cm" svg:height="0.271cm" svg:x="14.084cm" svg:y="2.764cm" svg:viewBox="0 0 373 272" draw:points="101,272 0,238 373,0">
          <text:p/>
        </draw:polygon>
        <draw:polygon draw:style-name="gr85" draw:layer="layout" svg:width="0.372cm" svg:height="0.271cm" svg:x="14.084cm" svg:y="2.764cm" svg:viewBox="0 0 373 272" draw:points="101,272 0,238 373,0">
          <text:p/>
        </draw:polygon>
        <draw:polygon draw:style-name="gr84" draw:layer="layout" svg:width="0.563cm" svg:height="0.271cm" svg:x="14.943cm" svg:y="2.764cm" svg:viewBox="0 0 564 272" draw:points="271,272 0,0 564,19">
          <text:p/>
        </draw:polygon>
        <draw:polygon draw:style-name="gr85" draw:layer="layout" svg:width="0.563cm" svg:height="0.271cm" svg:x="14.943cm" svg:y="2.764cm" svg:viewBox="0 0 564 272" draw:points="271,272 0,0 564,19">
          <text:p/>
        </draw:polygon>
        <draw:polygon draw:style-name="gr84" draw:layer="layout" svg:width="0.565cm" svg:height="0.271cm" svg:x="15.976cm" svg:y="2.764cm" svg:viewBox="0 0 566 272" draw:points="293,272 0,19 566,0">
          <text:p/>
        </draw:polygon>
        <draw:polygon draw:style-name="gr85" draw:layer="layout" svg:width="0.565cm" svg:height="0.271cm" svg:x="15.976cm" svg:y="2.764cm" svg:viewBox="0 0 566 272" draw:points="293,272 0,19 566,0">
          <text:p/>
        </draw:polygon>
        <draw:polygon draw:style-name="gr84" draw:layer="layout" svg:width="0.394cm" svg:height="1.939cm" svg:x="17.299cm" svg:y="1.096cm" svg:viewBox="0 0 395 1940" draw:points="0,1940 0,1384 395,0">
          <text:p/>
        </draw:polygon>
        <draw:polygon draw:style-name="gr85" draw:layer="layout" svg:width="0.394cm" svg:height="1.939cm" svg:x="17.299cm" svg:y="1.096cm" svg:viewBox="0 0 395 1940" draw:points="0,1940 0,1384 395,0">
          <text:p/>
        </draw:polygon>
        <draw:polygon draw:style-name="gr84" draw:layer="layout" svg:width="0.273cm" svg:height="0.555cm" svg:x="17.026cm" svg:y="2.48cm" svg:viewBox="0 0 274 556" draw:points="274,556 0,285 274,0">
          <text:p/>
        </draw:polygon>
        <draw:polygon draw:style-name="gr85" draw:layer="layout" svg:width="0.273cm" svg:height="0.555cm" svg:x="17.026cm" svg:y="2.48cm" svg:viewBox="0 0 274 556" draw:points="274,556 0,285 274,0">
          <text:p/>
        </draw:polygon>
        <draw:polygon draw:style-name="gr84" draw:layer="layout" svg:width="0.284cm" svg:height="0.989cm" svg:x="9.66cm" svg:y="2.012cm" svg:viewBox="0 0 285 990" draw:points="285,990 0,0 285,512">
          <text:p/>
        </draw:polygon>
        <draw:polygon draw:style-name="gr85" draw:layer="layout" svg:width="0.284cm" svg:height="0.989cm" svg:x="9.66cm" svg:y="2.012cm" svg:viewBox="0 0 285 990" draw:points="285,990 0,0 285,512">
          <text:p/>
        </draw:polygon>
        <draw:polygon draw:style-name="gr84" draw:layer="layout" svg:width="2.113cm" svg:height="0.478cm" svg:x="10.957cm" svg:y="2.523cm" svg:viewBox="0 0 2114 479" draw:points="0,479 0,0 2114,479">
          <text:p/>
        </draw:polygon>
        <draw:polygon draw:style-name="gr84" draw:layer="layout" svg:width="2.113cm" svg:height="0.478cm" svg:x="10.957cm" svg:y="2.523cm" svg:viewBox="0 0 2114 479" draw:points="2114,479 0,0 2114,0">
          <text:p/>
        </draw:polygon>
        <draw:polygon draw:style-name="gr84" draw:layer="layout" svg:width="0.372cm" svg:height="0.478cm" svg:x="14.084cm" svg:y="2.523cm" svg:viewBox="0 0 373 479" draw:points="0,479 0,0 373,242">
          <text:p/>
        </draw:polygon>
        <draw:polygon draw:style-name="gr85" draw:layer="layout" svg:width="0.372cm" svg:height="0.478cm" svg:x="14.084cm" svg:y="2.523cm" svg:viewBox="0 0 373 479" draw:points="0,479 0,0 373,242">
          <text:p/>
        </draw:polygon>
        <draw:polygon draw:style-name="gr84" draw:layer="layout" svg:width="0.252cm" svg:height="0.968cm" svg:x="8.911cm" svg:y="2.012cm" svg:viewBox="0 0 253 969" draw:points="0,969 0,738 253,0">
          <text:p/>
        </draw:polygon>
        <draw:polygon draw:style-name="gr85" draw:layer="layout" svg:width="0.252cm" svg:height="0.968cm" svg:x="8.911cm" svg:y="2.012cm" svg:viewBox="0 0 253 969" draw:points="0,969 0,738 253,0">
          <text:p/>
        </draw:polygon>
        <draw:polygon draw:style-name="gr84" draw:layer="layout" svg:width="1.033cm" svg:height="0.019cm" svg:x="14.943cm" svg:y="2.764cm" svg:viewBox="0 0 1034 20" draw:points="564,20 0,0 1034,20">
          <text:p/>
        </draw:polygon>
        <draw:polygon draw:style-name="gr85" draw:layer="layout" svg:width="1.033cm" svg:height="0.019cm" svg:x="14.943cm" svg:y="2.764cm" svg:viewBox="0 0 1034 20" draw:points="564,20 0,0 1034,20">
          <text:p/>
        </draw:polygon>
        <draw:polygon draw:style-name="gr84" draw:layer="layout" svg:width="1.598cm" svg:height="0.019cm" svg:x="14.943cm" svg:y="2.764cm" svg:viewBox="0 0 1599 20" draw:points="1034,20 0,0 1599,0">
          <text:p/>
        </draw:polygon>
        <draw:polygon draw:style-name="gr85" draw:layer="layout" svg:width="1.598cm" svg:height="0.019cm" svg:x="14.943cm" svg:y="2.764cm" svg:viewBox="0 0 1599 20" draw:points="1034,20 0,0 1599,0">
          <text:p/>
        </draw:polygon>
        <draw:polygon draw:style-name="gr84" draw:layer="layout" svg:width="0.372cm" svg:height="0.241cm" svg:x="14.084cm" svg:y="2.523cm" svg:viewBox="0 0 373 242" draw:points="373,242 0,0 373,229">
          <text:p/>
        </draw:polygon>
        <draw:polygon draw:style-name="gr85" draw:layer="layout" svg:width="0.372cm" svg:height="0.241cm" svg:x="14.084cm" svg:y="2.523cm" svg:viewBox="0 0 373 242" draw:points="373,242 0,0 373,229">
          <text:p/>
        </draw:polygon>
        <draw:polygon draw:style-name="gr84" draw:layer="layout" svg:width="0.487cm" svg:height="0.013cm" svg:x="14.456cm" svg:y="2.751cm" svg:viewBox="0 0 488 14" draw:points="0,14 0,0 488,14">
          <text:p/>
        </draw:polygon>
        <draw:polygon draw:style-name="gr85" draw:layer="layout" svg:width="0.487cm" svg:height="0.013cm" svg:x="14.456cm" svg:y="2.751cm" svg:viewBox="0 0 488 14" draw:points="0,14 0,0 488,14">
          <text:p/>
        </draw:polygon>
        <draw:polygon draw:style-name="gr84" draw:layer="layout" svg:width="2.085cm" svg:height="0.013cm" svg:x="14.456cm" svg:y="2.751cm" svg:viewBox="0 0 2086 14" draw:points="487,14 0,0 2086,14">
          <text:p/>
        </draw:polygon>
        <draw:polygon draw:style-name="gr85" draw:layer="layout" svg:width="2.085cm" svg:height="0.013cm" svg:x="14.456cm" svg:y="2.751cm" svg:viewBox="0 0 2086 14" draw:points="487,14 0,0 2086,14">
          <text:p/>
        </draw:polygon>
        <draw:polygon draw:style-name="gr84" draw:layer="layout" svg:width="2.57cm" svg:height="0.013cm" svg:x="14.456cm" svg:y="2.751cm" svg:viewBox="0 0 2571 14" draw:points="2085,14 0,0 2571,14">
          <text:p/>
        </draw:polygon>
        <draw:polygon draw:style-name="gr85" draw:layer="layout" svg:width="2.57cm" svg:height="0.013cm" svg:x="14.456cm" svg:y="2.751cm" svg:viewBox="0 0 2571 14" draw:points="2085,14 0,0 2571,14">
          <text:p/>
        </draw:polygon>
        <draw:polygon draw:style-name="gr84" draw:layer="layout" svg:width="0.273cm" svg:height="0.284cm" svg:x="17.026cm" svg:y="2.48cm" svg:viewBox="0 0 274 285" draw:points="0,285 0,272 274,0">
          <text:p/>
        </draw:polygon>
        <draw:polygon draw:style-name="gr85" draw:layer="layout" svg:width="0.273cm" svg:height="0.284cm" svg:x="17.026cm" svg:y="2.48cm" svg:viewBox="0 0 274 285" draw:points="0,285 0,272 274,0">
          <text:p/>
        </draw:polygon>
        <draw:polygon draw:style-name="gr84" draw:layer="layout" svg:width="2.57cm" svg:height="0.013cm" svg:x="14.456cm" svg:y="2.751cm" svg:viewBox="0 0 2571 14" draw:points="2571,14 0,0 2571,0">
          <text:p/>
        </draw:polygon>
        <draw:polygon draw:style-name="gr85" draw:layer="layout" svg:width="2.57cm" svg:height="0.013cm" svg:x="14.456cm" svg:y="2.751cm" svg:viewBox="0 0 2571 14" draw:points="2571,14 0,0 2571,0">
          <text:p/>
        </draw:polygon>
        <draw:polygon draw:style-name="gr84" draw:layer="layout" svg:width="0.372cm" svg:height="0.271cm" svg:x="14.084cm" svg:y="2.48cm" svg:viewBox="0 0 373 272" draw:points="373,272 0,43 101,0">
          <text:p/>
        </draw:polygon>
        <draw:polygon draw:style-name="gr85" draw:layer="layout" svg:width="0.372cm" svg:height="0.271cm" svg:x="14.084cm" svg:y="2.48cm" svg:viewBox="0 0 373 272" draw:points="373,272 0,43 101,0">
          <text:p/>
        </draw:polygon>
        <draw:polygon draw:style-name="gr84" draw:layer="layout" svg:width="1.598cm" svg:height="0.019cm" svg:x="14.943cm" svg:y="2.732cm" svg:viewBox="0 0 1599 20" draw:points="0,20 564,0 1599,20">
          <text:p/>
        </draw:polygon>
        <draw:polygon draw:style-name="gr85" draw:layer="layout" svg:width="1.598cm" svg:height="0.019cm" svg:x="14.943cm" svg:y="2.732cm" svg:viewBox="0 0 1599 20" draw:points="0,20 564,0 1599,20">
          <text:p/>
        </draw:polygon>
        <draw:polygon draw:style-name="gr84" draw:layer="layout" svg:width="0.563cm" svg:height="0.271cm" svg:x="14.943cm" svg:y="2.48cm" svg:viewBox="0 0 564 272" draw:points="0,272 271,0 564,253">
          <text:p/>
        </draw:polygon>
        <draw:polygon draw:style-name="gr85" draw:layer="layout" svg:width="0.563cm" svg:height="0.271cm" svg:x="14.943cm" svg:y="2.48cm" svg:viewBox="0 0 564 272" draw:points="0,272 271,0 564,253">
          <text:p/>
        </draw:polygon>
        <draw:polygon draw:style-name="gr84" draw:layer="layout" svg:width="1.035cm" svg:height="0.019cm" svg:x="15.506cm" svg:y="2.732cm" svg:viewBox="0 0 1036 20" draw:points="1036,20 0,0 470,0">
          <text:p/>
        </draw:polygon>
        <draw:polygon draw:style-name="gr85" draw:layer="layout" svg:width="1.035cm" svg:height="0.019cm" svg:x="15.506cm" svg:y="2.732cm" svg:viewBox="0 0 1036 20" draw:points="1036,20 0,0 470,0">
          <text:p/>
        </draw:polygon>
        <draw:polygon draw:style-name="gr84" draw:layer="layout" svg:width="0.565cm" svg:height="0.271cm" svg:x="15.976cm" svg:y="2.48cm" svg:viewBox="0 0 566 272" draw:points="566,272 0,253 293,0">
          <text:p/>
        </draw:polygon>
        <draw:polygon draw:style-name="gr85" draw:layer="layout" svg:width="0.565cm" svg:height="0.271cm" svg:x="15.976cm" svg:y="2.48cm" svg:viewBox="0 0 566 272" draw:points="566,272 0,253 293,0">
          <text:p/>
        </draw:polygon>
        <draw:polygon draw:style-name="gr84" draw:layer="layout" svg:width="0.305cm" svg:height="0.737cm" svg:x="8.858cm" svg:y="2.012cm" svg:viewBox="0 0 306 738" draw:points="53,738 0,594 306,0">
          <text:p/>
        </draw:polygon>
        <draw:polygon draw:style-name="gr85" draw:layer="layout" svg:width="0.305cm" svg:height="0.737cm" svg:x="8.858cm" svg:y="2.012cm" svg:viewBox="0 0 306 738" draw:points="53,738 0,594 306,0">
          <text:p/>
        </draw:polygon>
        <draw:polygon draw:style-name="gr84" draw:layer="layout" svg:width="0.292cm" svg:height="0.26cm" svg:x="15.214cm" svg:y="2.472cm" svg:viewBox="0 0 293 261" draw:points="293,261 0,8 34,0">
          <text:p/>
        </draw:polygon>
        <draw:polygon draw:style-name="gr85" draw:layer="layout" svg:width="0.292cm" svg:height="0.26cm" svg:x="15.214cm" svg:y="2.472cm" svg:viewBox="0 0 293 261" draw:points="293,261 0,8 34,0">
          <text:p/>
        </draw:polygon>
        <draw:polygon draw:style-name="gr84" draw:layer="layout" svg:width="0.292cm" svg:height="0.26cm" svg:x="15.976cm" svg:y="2.472cm" svg:viewBox="0 0 293 261" draw:points="0,261 261,0 293,8">
          <text:p/>
        </draw:polygon>
        <draw:polygon draw:style-name="gr85" draw:layer="layout" svg:width="0.292cm" svg:height="0.26cm" svg:x="15.976cm" svg:y="2.472cm" svg:viewBox="0 0 293 261" draw:points="0,261 261,0 293,8">
          <text:p/>
        </draw:polygon>
        <draw:polygon draw:style-name="gr84" draw:layer="layout" svg:width="0.072cm" svg:height="0.112cm" svg:x="8.14cm" svg:y="2.578cm" svg:viewBox="0 0 73 113" draw:points="40,113 0,0 73,27">
          <text:p/>
        </draw:polygon>
        <draw:polygon draw:style-name="gr85" draw:layer="layout" svg:width="0.072cm" svg:height="0.112cm" svg:x="8.14cm" svg:y="2.578cm" svg:viewBox="0 0 73 113" draw:points="40,113 0,0 73,27">
          <text:p/>
        </draw:polygon>
        <draw:polygon draw:style-name="gr84" draw:layer="layout" svg:width="0.176cm" svg:height="0.106cm" svg:x="8.14cm" svg:y="2.499cm" svg:viewBox="0 0 177 107" draw:points="72,107 0,80 177,0">
          <text:p/>
        </draw:polygon>
        <draw:polygon draw:style-name="gr85" draw:layer="layout" svg:width="0.176cm" svg:height="0.106cm" svg:x="8.14cm" svg:y="2.499cm" svg:viewBox="0 0 177 107" draw:points="72,107 0,80 177,0">
          <text:p/>
        </draw:polygon>
        <draw:polygon draw:style-name="gr84" draw:layer="layout" svg:width="0.411cm" svg:height="0.593cm" svg:x="8.752cm" svg:y="2.012cm" svg:viewBox="0 0 412 594" draw:points="107,594 0,488 412,0">
          <text:p/>
        </draw:polygon>
        <draw:polygon draw:style-name="gr85" draw:layer="layout" svg:width="0.411cm" svg:height="0.593cm" svg:x="8.752cm" svg:y="2.012cm" svg:viewBox="0 0 412 594" draw:points="107,594 0,488 412,0">
          <text:p/>
        </draw:polygon>
        <draw:polygon draw:style-name="gr84" draw:layer="layout" svg:width="0.235cm" svg:height="0.079cm" svg:x="8.081cm" svg:y="2.499cm" svg:viewBox="0 0 236 80" draw:points="59,80 0,21 236,0">
          <text:p/>
        </draw:polygon>
        <draw:polygon draw:style-name="gr85" draw:layer="layout" svg:width="0.235cm" svg:height="0.079cm" svg:x="8.081cm" svg:y="2.499cm" svg:viewBox="0 0 236 80" draw:points="59,80 0,21 236,0">
          <text:p/>
        </draw:polygon>
        <draw:polygon draw:style-name="gr84" draw:layer="layout" svg:width="0.55cm" svg:height="0.511cm" svg:x="9.66cm" svg:y="2.012cm" svg:viewBox="0 0 551 512" draw:points="284,512 0,0 551,242">
          <text:p/>
        </draw:polygon>
        <draw:polygon draw:style-name="gr85" draw:layer="layout" svg:width="0.55cm" svg:height="0.511cm" svg:x="9.66cm" svg:y="2.012cm" svg:viewBox="0 0 551 512" draw:points="284,512 0,0 551,242">
          <text:p/>
        </draw:polygon>
        <draw:polygon draw:style-name="gr84" draw:layer="layout" svg:width="2.379cm" svg:height="0.269cm" svg:x="10.691cm" svg:y="2.254cm" svg:viewBox="0 0 2380 270" draw:points="267,270 0,0 2380,270">
          <text:p/>
        </draw:polygon>
        <draw:polygon draw:style-name="gr85" draw:layer="layout" svg:width="2.379cm" svg:height="0.269cm" svg:x="10.691cm" svg:y="2.254cm" svg:viewBox="0 0 2380 270" draw:points="267,270 0,0 2380,270">
          <text:p/>
        </draw:polygon>
        <draw:polygon draw:style-name="gr84" draw:layer="layout" svg:width="2.646cm" svg:height="0.269cm" svg:x="10.691cm" svg:y="2.254cm" svg:viewBox="0 0 2647 270" draw:points="2380,270 0,0 2647,0">
          <text:p/>
        </draw:polygon>
        <draw:polygon draw:style-name="gr85" draw:layer="layout" svg:width="2.646cm" svg:height="0.269cm" svg:x="10.691cm" svg:y="2.254cm" svg:viewBox="0 0 2647 270" draw:points="2380,270 0,0 2647,0">
          <text:p/>
        </draw:polygon>
        <draw:polygon draw:style-name="gr84" draw:layer="layout" svg:width="0.37cm" svg:height="0.269cm" svg:x="13.815cm" svg:y="2.254cm" svg:viewBox="0 0 371 270" draw:points="270,270 0,0 371,227">
          <text:p/>
        </draw:polygon>
        <draw:polygon draw:style-name="gr85" draw:layer="layout" svg:width="0.37cm" svg:height="0.269cm" svg:x="13.815cm" svg:y="2.254cm" svg:viewBox="0 0 371 270" draw:points="270,270 0,0 371,227">
          <text:p/>
        </draw:polygon>
        <draw:polygon draw:style-name="gr84" draw:layer="layout" svg:width="0.235cm" svg:height="0.105cm" svg:x="8.081cm" svg:y="2.415cm" svg:viewBox="0 0 236 106" draw:points="0,106 108,0 236,85">
          <text:p/>
        </draw:polygon>
        <draw:polygon draw:style-name="gr85" draw:layer="layout" svg:width="0.235cm" svg:height="0.105cm" svg:x="8.081cm" svg:y="2.415cm" svg:viewBox="0 0 236 106" draw:points="0,106 108,0 236,85">
          <text:p/>
        </draw:polygon>
        <draw:polygon draw:style-name="gr84" draw:layer="layout" svg:width="0.271cm" svg:height="0.084cm" svg:x="8.189cm" svg:y="2.415cm" svg:viewBox="0 0 272 85" draw:points="128,85 0,0 272,31">
          <text:p/>
        </draw:polygon>
        <draw:polygon draw:style-name="gr85" draw:layer="layout" svg:width="0.271cm" svg:height="0.084cm" svg:x="8.189cm" svg:y="2.415cm" svg:viewBox="0 0 272 85" draw:points="128,85 0,0 272,31">
          <text:p/>
        </draw:polygon>
        <draw:polygon draw:style-name="gr84" draw:layer="layout" svg:width="0.553cm" svg:height="0.487cm" svg:x="8.61cm" svg:y="2.012cm" svg:viewBox="0 0 554 488" draw:points="142,488 0,435 554,0">
          <text:p/>
        </draw:polygon>
        <draw:polygon draw:style-name="gr85" draw:layer="layout" svg:width="0.553cm" svg:height="0.487cm" svg:x="8.61cm" svg:y="2.012cm" svg:viewBox="0 0 554 488" draw:points="142,488 0,435 554,0">
          <text:p/>
        </draw:polygon>
        <draw:polygon draw:style-name="gr84" draw:layer="layout" svg:width="0.37cm" svg:height="0.487cm" svg:x="13.815cm" svg:y="1.993cm" svg:viewBox="0 0 371 488" draw:points="371,488 0,262 371,0">
          <text:p/>
        </draw:polygon>
        <draw:polygon draw:style-name="gr85" draw:layer="layout" svg:width="0.37cm" svg:height="0.487cm" svg:x="13.815cm" svg:y="1.993cm" svg:viewBox="0 0 371 488" draw:points="371,488 0,262 371,0">
          <text:p/>
        </draw:polygon>
        <draw:polygon draw:style-name="gr84" draw:layer="layout" svg:width="0.034cm" svg:height="0.487cm" svg:x="15.214cm" svg:y="1.993cm" svg:viewBox="0 0 35 488" draw:points="0,488 0,0 35,480">
          <text:p/>
        </draw:polygon>
        <draw:polygon draw:style-name="gr85" draw:layer="layout" svg:width="0.034cm" svg:height="0.487cm" svg:x="15.214cm" svg:y="1.993cm" svg:viewBox="0 0 35 488" draw:points="0,488 0,0 35,480">
          <text:p/>
        </draw:polygon>
        <draw:polygon draw:style-name="gr84" draw:layer="layout" svg:width="0.032cm" svg:height="0.487cm" svg:x="16.236cm" svg:y="1.993cm" svg:viewBox="0 0 33 488" draw:points="33,488 0,480 33,0">
          <text:p/>
        </draw:polygon>
        <draw:polygon draw:style-name="gr85" draw:layer="layout" svg:width="0.032cm" svg:height="0.487cm" svg:x="16.236cm" svg:y="1.993cm" svg:viewBox="0 0 33 488" draw:points="33,488 0,480 33,0">
          <text:p/>
        </draw:polygon>
        <draw:polygon draw:style-name="gr84" draw:layer="layout" svg:width="0.394cm" svg:height="1.384cm" svg:x="17.299cm" svg:y="1.096cm" svg:viewBox="0 0 395 1385" draw:points="0,1385 0,897 395,0">
          <text:p/>
        </draw:polygon>
        <draw:polygon draw:style-name="gr85" draw:layer="layout" svg:width="0.394cm" svg:height="1.384cm" svg:x="17.299cm" svg:y="1.096cm" svg:viewBox="0 0 395 1385" draw:points="0,1385 0,897 395,0">
          <text:p/>
        </draw:polygon>
        <draw:polygon draw:style-name="gr84" draw:layer="layout" svg:width="0.034cm" svg:height="0.479cm" svg:x="15.214cm" svg:y="1.993cm" svg:viewBox="0 0 35 480" draw:points="35,480 0,0 35,9">
          <text:p/>
        </draw:polygon>
        <draw:polygon draw:style-name="gr85" draw:layer="layout" svg:width="0.034cm" svg:height="0.479cm" svg:x="15.214cm" svg:y="1.993cm" svg:viewBox="0 0 35 480" draw:points="35,480 0,0 35,9">
          <text:p/>
        </draw:polygon>
        <draw:polygon draw:style-name="gr84" draw:layer="layout" svg:width="0.032cm" svg:height="0.479cm" svg:x="16.236cm" svg:y="1.993cm" svg:viewBox="0 0 33 480" draw:points="0,480 0,9 33,0">
          <text:p/>
        </draw:polygon>
        <draw:polygon draw:style-name="gr85" draw:layer="layout" svg:width="0.032cm" svg:height="0.479cm" svg:x="16.236cm" svg:y="1.993cm" svg:viewBox="0 0 33 480" draw:points="0,480 0,9 33,0">
          <text:p/>
        </draw:polygon>
        <draw:polygon draw:style-name="gr84" draw:layer="layout" svg:width="0.421cm" svg:height="0.031cm" svg:x="8.189cm" svg:y="2.415cm" svg:viewBox="0 0 422 32" draw:points="272,32 0,0 422,32">
          <text:p/>
        </draw:polygon>
        <draw:polygon draw:style-name="gr85" draw:layer="layout" svg:width="0.421cm" svg:height="0.031cm" svg:x="8.189cm" svg:y="2.415cm" svg:viewBox="0 0 422 32" draw:points="272,32 0,0 422,32">
          <text:p/>
        </draw:polygon>
        <draw:polygon draw:style-name="gr84" draw:layer="layout" svg:width="0.974cm" svg:height="0.434cm" svg:x="8.189cm" svg:y="2.012cm" svg:viewBox="0 0 975 435" draw:points="422,435 0,404 975,0">
          <text:p/>
        </draw:polygon>
        <draw:polygon draw:style-name="gr84" draw:layer="layout" svg:width="0.974cm" svg:height="0.403cm" svg:x="8.189cm" svg:y="2.012cm" svg:viewBox="0 0 975 404" draw:points="0,404 0,79 975,0">
          <text:p/>
        </draw:polygon>
        <draw:polygon draw:style-name="gr85" draw:layer="layout" svg:width="0.974cm" svg:height="0.403cm" svg:x="8.189cm" svg:y="2.012cm" svg:viewBox="0 0 975 404" draw:points="0,404 0,79 975,0">
          <text:p/>
        </draw:polygon>
        <draw:polygon draw:style-name="gr84" draw:layer="layout" svg:width="0.55cm" svg:height="0.242cm" svg:x="9.66cm" svg:y="2.012cm" svg:viewBox="0 0 551 243" draw:points="551,243 0,0 551,215">
          <text:p/>
        </draw:polygon>
        <draw:polygon draw:style-name="gr85" draw:layer="layout" svg:width="0.55cm" svg:height="0.242cm" svg:x="9.66cm" svg:y="2.012cm" svg:viewBox="0 0 551 243" draw:points="551,243 0,0 551,215">
          <text:p/>
        </draw:polygon>
        <draw:polygon draw:style-name="gr84" draw:layer="layout" svg:width="0.481cm" svg:height="0.028cm" svg:x="10.21cm" svg:y="2.226cm" svg:viewBox="0 0 482 29" draw:points="0,29 0,0 482,29">
          <text:p/>
        </draw:polygon>
        <draw:polygon draw:style-name="gr85" draw:layer="layout" svg:width="0.481cm" svg:height="0.028cm" svg:x="10.21cm" svg:y="2.226cm" svg:viewBox="0 0 482 29" draw:points="0,29 0,0 482,29">
          <text:p/>
        </draw:polygon>
        <draw:polygon draw:style-name="gr84" draw:layer="layout" svg:width="3.127cm" svg:height="0.028cm" svg:x="10.21cm" svg:y="2.226cm" svg:viewBox="0 0 3128 29" draw:points="481,29 0,0 3128,29">
          <text:p/>
        </draw:polygon>
        <draw:polygon draw:style-name="gr85" draw:layer="layout" svg:width="3.127cm" svg:height="0.028cm" svg:x="10.21cm" svg:y="2.226cm" svg:viewBox="0 0 3128 29" draw:points="481,29 0,0 3128,29">
          <text:p/>
        </draw:polygon>
        <draw:polygon draw:style-name="gr84" draw:layer="layout" svg:width="3.605cm" svg:height="0.028cm" svg:x="10.21cm" svg:y="2.226cm" svg:viewBox="0 0 3606 29" draw:points="3128,29 0,0 3606,29">
          <text:p/>
        </draw:polygon>
        <draw:polygon draw:style-name="gr85" draw:layer="layout" svg:width="3.605cm" svg:height="0.028cm" svg:x="10.21cm" svg:y="2.226cm" svg:viewBox="0 0 3606 29" draw:points="3128,29 0,0 3606,29">
          <text:p/>
        </draw:polygon>
        <draw:polygon draw:style-name="gr84" draw:layer="layout" svg:width="0.37cm" svg:height="0.261cm" svg:x="13.815cm" svg:y="1.993cm" svg:viewBox="0 0 371 262" draw:points="0,262 0,234 371,0">
          <text:p/>
        </draw:polygon>
        <draw:polygon draw:style-name="gr85" draw:layer="layout" svg:width="0.37cm" svg:height="0.261cm" svg:x="13.815cm" svg:y="1.993cm" svg:viewBox="0 0 371 262" draw:points="0,262 0,234 371,0">
          <text:p/>
        </draw:polygon>
        <draw:polygon draw:style-name="gr84" draw:layer="layout" svg:width="3.605cm" svg:height="0.028cm" svg:x="10.21cm" svg:y="2.226cm" svg:viewBox="0 0 3606 29" draw:points="3606,29 0,0 3606,0">
          <text:p/>
        </draw:polygon>
        <draw:polygon draw:style-name="gr85" draw:layer="layout" svg:width="3.605cm" svg:height="0.028cm" svg:x="10.21cm" svg:y="2.226cm" svg:viewBox="0 0 3606 29" draw:points="3606,29 0,0 3606,0">
          <text:p/>
        </draw:polygon>
        <draw:polygon draw:style-name="gr84" draw:layer="layout" svg:width="0.55cm" svg:height="0.214cm" svg:x="9.66cm" svg:y="2.012cm" svg:viewBox="0 0 551 215" draw:points="551,215 0,0 72,0">
          <text:p/>
        </draw:polygon>
        <draw:polygon draw:style-name="gr85" draw:layer="layout" svg:width="0.55cm" svg:height="0.214cm" svg:x="9.66cm" svg:y="2.012cm" svg:viewBox="0 0 551 215" draw:points="551,215 0,0 72,0">
          <text:p/>
        </draw:polygon>
        <draw:polygon draw:style-name="gr84" draw:layer="layout" svg:width="0.478cm" svg:height="0.266cm" svg:x="9.732cm" svg:y="1.96cm" svg:viewBox="0 0 479 267" draw:points="479,267 0,53 213,0">
          <text:p/>
        </draw:polygon>
        <draw:polygon draw:style-name="gr85" draw:layer="layout" svg:width="0.478cm" svg:height="0.266cm" svg:x="9.732cm" svg:y="1.96cm" svg:viewBox="0 0 479 267" draw:points="479,267 0,53 213,0">
          <text:p/>
        </draw:polygon>
        <draw:polygon draw:style-name="gr84" draw:layer="layout" svg:width="2.646cm" svg:height="0.266cm" svg:x="10.691cm" svg:y="1.96cm" svg:viewBox="0 0 2647 267" draw:points="0,267 266,0 2647,267">
          <text:p/>
        </draw:polygon>
        <draw:polygon draw:style-name="gr85" draw:layer="layout" svg:width="2.646cm" svg:height="0.266cm" svg:x="10.691cm" svg:y="1.96cm" svg:viewBox="0 0 2647 267" draw:points="0,267 266,0 2647,267">
          <text:p/>
        </draw:polygon>
        <draw:polygon draw:style-name="gr84" draw:layer="layout" svg:width="2.38cm" svg:height="0.266cm" svg:x="10.957cm" svg:y="1.96cm" svg:viewBox="0 0 2381 267" draw:points="2381,267 0,0 2113,0">
          <text:p/>
        </draw:polygon>
        <draw:polygon draw:style-name="gr85" draw:layer="layout" svg:width="2.38cm" svg:height="0.266cm" svg:x="10.957cm" svg:y="1.96cm" svg:viewBox="0 0 2381 267" draw:points="2381,267 0,0 2113,0">
          <text:p/>
        </draw:polygon>
        <draw:polygon draw:style-name="gr84" draw:layer="layout" svg:width="0.37cm" svg:height="0.266cm" svg:x="13.815cm" svg:y="1.96cm" svg:viewBox="0 0 371 267" draw:points="0,267 270,0 371,33">
          <text:p/>
        </draw:polygon>
        <draw:polygon draw:style-name="gr85" draw:layer="layout" svg:width="0.37cm" svg:height="0.266cm" svg:x="13.815cm" svg:y="1.96cm" svg:viewBox="0 0 371 267" draw:points="0,267 270,0 371,33">
          <text:p/>
        </draw:polygon>
        <draw:polygon draw:style-name="gr84" draw:layer="layout" svg:width="0.974cm" svg:height="0.079cm" svg:x="8.189cm" svg:y="2.012cm" svg:viewBox="0 0 975 80" draw:points="0,80 25,0 975,0">
          <text:p/>
        </draw:polygon>
        <draw:polygon draw:style-name="gr85" draw:layer="layout" svg:width="0.974cm" svg:height="0.079cm" svg:x="8.189cm" svg:y="2.012cm" svg:viewBox="0 0 975 80" draw:points="0,80 25,0 975,0">
          <text:p/>
        </draw:polygon>
        <draw:polygon draw:style-name="gr84" draw:layer="layout" svg:width="0.216cm" svg:height="0.189cm" svg:x="7.998cm" svg:y="1.902cm" svg:viewBox="0 0 217 190" draw:points="192,190 0,0 217,111">
          <text:p/>
        </draw:polygon>
        <draw:polygon draw:style-name="gr85" draw:layer="layout" svg:width="0.216cm" svg:height="0.189cm" svg:x="7.998cm" svg:y="1.902cm" svg:viewBox="0 0 217 190" draw:points="192,190 0,0 217,111">
          <text:p/>
        </draw:polygon>
        <draw:polygon draw:style-name="gr84" draw:layer="layout" svg:width="0.216cm" svg:height="0.11cm" svg:x="7.998cm" svg:y="1.902cm" svg:viewBox="0 0 217 111" draw:points="217,111 0,0 133,25">
          <text:p/>
        </draw:polygon>
        <draw:polygon draw:style-name="gr85" draw:layer="layout" svg:width="0.216cm" svg:height="0.11cm" svg:x="7.998cm" svg:y="1.902cm" svg:viewBox="0 0 217 111" draw:points="217,111 0,0 133,25">
          <text:p/>
        </draw:polygon>
        <draw:polygon draw:style-name="gr84" draw:layer="layout" svg:width="0.233cm" svg:height="0.086cm" svg:x="8.858cm" svg:y="1.926cm" svg:viewBox="0 0 234 87" draw:points="0,87 85,0 234,87">
          <text:p/>
        </draw:polygon>
        <draw:polygon draw:style-name="gr85" draw:layer="layout" svg:width="0.233cm" svg:height="0.086cm" svg:x="8.858cm" svg:y="1.926cm" svg:viewBox="0 0 234 87" draw:points="0,87 85,0 234,87">
          <text:p/>
        </draw:polygon>
        <draw:polygon draw:style-name="gr84" draw:layer="layout" svg:width="0.149cm" svg:height="0.086cm" svg:x="8.942cm" svg:y="1.926cm" svg:viewBox="0 0 150 87" draw:points="150,87 0,0 63,0">
          <text:p/>
        </draw:polygon>
        <draw:polygon draw:style-name="gr85" draw:layer="layout" svg:width="0.149cm" svg:height="0.086cm" svg:x="8.942cm" svg:y="1.926cm" svg:viewBox="0 0 150 87" draw:points="150,87 0,0 63,0">
          <text:p/>
        </draw:polygon>
        <draw:polygon draw:style-name="gr84" draw:layer="layout" svg:width="0.212cm" svg:height="0.086cm" svg:x="9.732cm" svg:y="1.926cm" svg:viewBox="0 0 213 87" draw:points="0,87 88,0 213,35">
          <text:p/>
        </draw:polygon>
        <draw:polygon draw:style-name="gr85" draw:layer="layout" svg:width="0.212cm" svg:height="0.086cm" svg:x="9.732cm" svg:y="1.926cm" svg:viewBox="0 0 213 87" draw:points="0,87 88,0 213,35">
          <text:p/>
        </draw:polygon>
        <draw:polygon draw:style-name="gr84" draw:layer="layout" svg:width="0.292cm" svg:height="0.26cm" svg:x="15.214cm" svg:y="1.742cm" svg:viewBox="0 0 293 261" draw:points="34,261 0,252 293,0">
          <text:p/>
        </draw:polygon>
        <draw:polygon draw:style-name="gr85" draw:layer="layout" svg:width="0.292cm" svg:height="0.26cm" svg:x="15.214cm" svg:y="1.742cm" svg:viewBox="0 0 293 261" draw:points="34,261 0,252 293,0">
          <text:p/>
        </draw:polygon>
        <draw:polygon draw:style-name="gr84" draw:layer="layout" svg:width="0.292cm" svg:height="0.26cm" svg:x="15.976cm" svg:y="1.742cm" svg:viewBox="0 0 293 261" draw:points="261,261 0,0 293,252">
          <text:p/>
        </draw:polygon>
        <draw:polygon draw:style-name="gr85" draw:layer="layout" svg:width="0.292cm" svg:height="0.26cm" svg:x="15.976cm" svg:y="1.742cm" svg:viewBox="0 0 293 261" draw:points="261,261 0,0 293,252">
          <text:p/>
        </draw:polygon>
        <draw:polygon draw:style-name="gr84" draw:layer="layout" svg:width="0.372cm" svg:height="0.273cm" svg:x="14.084cm" svg:y="1.72cm" svg:viewBox="0 0 373 274" draw:points="101,274 0,241 373,0">
          <text:p/>
        </draw:polygon>
        <draw:polygon draw:style-name="gr85" draw:layer="layout" svg:width="0.372cm" svg:height="0.273cm" svg:x="14.084cm" svg:y="1.72cm" svg:viewBox="0 0 373 274" draw:points="101,274 0,241 373,0">
          <text:p/>
        </draw:polygon>
        <draw:polygon draw:style-name="gr84" draw:layer="layout" svg:width="0.563cm" svg:height="0.273cm" svg:x="14.943cm" svg:y="1.72cm" svg:viewBox="0 0 564 274" draw:points="271,274 0,0 564,22">
          <text:p/>
        </draw:polygon>
        <draw:polygon draw:style-name="gr85" draw:layer="layout" svg:width="0.563cm" svg:height="0.273cm" svg:x="14.943cm" svg:y="1.72cm" svg:viewBox="0 0 564 274" draw:points="271,274 0,0 564,22">
          <text:p/>
        </draw:polygon>
        <draw:polygon draw:style-name="gr84" draw:layer="layout" svg:width="0.565cm" svg:height="0.273cm" svg:x="15.976cm" svg:y="1.72cm" svg:viewBox="0 0 566 274" draw:points="293,274 0,22 566,0">
          <text:p/>
        </draw:polygon>
        <draw:polygon draw:style-name="gr85" draw:layer="layout" svg:width="0.565cm" svg:height="0.273cm" svg:x="15.976cm" svg:y="1.72cm" svg:viewBox="0 0 566 274" draw:points="293,274 0,22 566,0">
          <text:p/>
        </draw:polygon>
        <draw:polygon draw:style-name="gr84" draw:layer="layout" svg:width="0.667cm" svg:height="0.897cm" svg:x="17.026cm" svg:y="1.096cm" svg:viewBox="0 0 668 898" draw:points="273,898 0,625 668,0">
          <text:p/>
        </draw:polygon>
        <draw:polygon draw:style-name="gr84" draw:layer="layout" svg:width="0.125cm" svg:height="0.481cm" svg:x="9.819cm" svg:y="1.479cm" svg:viewBox="0 0 126 482" draw:points="126,482 0,448 126,0">
          <text:p/>
        </draw:polygon>
        <draw:polygon draw:style-name="gr85" draw:layer="layout" svg:width="0.125cm" svg:height="0.481cm" svg:x="9.819cm" svg:y="1.479cm" svg:viewBox="0 0 126 482" draw:points="126,482 0,448 126,0">
          <text:p/>
        </draw:polygon>
        <draw:polygon draw:style-name="gr84" draw:layer="layout" svg:width="2.113cm" svg:height="0.481cm" svg:x="10.957cm" svg:y="1.479cm" svg:viewBox="0 0 2114 482" draw:points="0,482 0,0 2114,482">
          <text:p/>
        </draw:polygon>
        <draw:polygon draw:style-name="gr84" draw:layer="layout" svg:width="2.113cm" svg:height="0.481cm" svg:x="10.957cm" svg:y="1.479cm" svg:viewBox="0 0 2114 482" draw:points="2114,482 0,0 2114,0">
          <text:p/>
        </draw:polygon>
        <draw:polygon draw:style-name="gr84" draw:layer="layout" svg:width="0.372cm" svg:height="0.25cm" svg:x="14.084cm" svg:y="1.71cm" svg:viewBox="0 0 373 251" draw:points="0,251 199,0 373,10">
          <text:p/>
        </draw:polygon>
        <draw:polygon draw:style-name="gr85" draw:layer="layout" svg:width="0.372cm" svg:height="0.25cm" svg:x="14.084cm" svg:y="1.71cm" svg:viewBox="0 0 373 251" draw:points="0,251 199,0 373,10">
          <text:p/>
        </draw:polygon>
        <draw:polygon draw:style-name="gr84" draw:layer="layout" svg:width="0.199cm" svg:height="0.348cm" svg:x="14.084cm" svg:y="1.612cm" svg:viewBox="0 0 200 349" draw:points="0,349 102,0 200,98">
          <text:p/>
        </draw:polygon>
        <draw:polygon draw:style-name="gr85" draw:layer="layout" svg:width="0.199cm" svg:height="0.348cm" svg:x="14.084cm" svg:y="1.612cm" svg:viewBox="0 0 200 349" draw:points="0,349 102,0 200,98">
          <text:p/>
        </draw:polygon>
        <draw:polygon draw:style-name="gr84" draw:layer="layout" svg:width="0.101cm" svg:height="0.481cm" svg:x="14.084cm" svg:y="1.479cm" svg:viewBox="0 0 102 482" draw:points="0,482 0,0 102,133">
          <text:p/>
        </draw:polygon>
        <draw:polygon draw:style-name="gr85" draw:layer="layout" svg:width="0.101cm" svg:height="0.481cm" svg:x="14.084cm" svg:y="1.479cm" svg:viewBox="0 0 102 482" draw:points="0,482 0,0 102,133">
          <text:p/>
        </draw:polygon>
        <draw:polygon draw:style-name="gr84" draw:layer="layout" svg:width="2.167cm" svg:height="0.402cm" svg:x="4.195cm" svg:y="1.526cm" svg:viewBox="0 0 2168 403" draw:points="2069,403 0,0 2168,305">
          <text:p/>
        </draw:polygon>
        <draw:polygon draw:style-name="gr85" draw:layer="layout" svg:width="2.167cm" svg:height="0.402cm" svg:x="4.195cm" svg:y="1.526cm" svg:viewBox="0 0 2168 403" draw:points="2069,403 0,0 2168,305">
          <text:p/>
        </draw:polygon>
        <draw:polygon draw:style-name="gr84" draw:layer="layout" svg:width="0.132cm" svg:height="0.072cm" svg:x="7.998cm" svg:y="1.854cm" svg:viewBox="0 0 133 73" draw:points="133,73 0,49 133,0">
          <text:p/>
        </draw:polygon>
        <draw:polygon draw:style-name="gr85" draw:layer="layout" svg:width="0.132cm" svg:height="0.072cm" svg:x="7.998cm" svg:y="1.854cm" svg:viewBox="0 0 133 73" draw:points="133,73 0,49 133,0">
          <text:p/>
        </draw:polygon>
        <draw:polygon draw:style-name="gr84" draw:layer="layout" svg:width="0.062cm" svg:height="0.642cm" svg:x="8.942cm" svg:y="1.284cm" svg:viewBox="0 0 63 643" draw:points="0,643 0,0 63,643">
          <text:p/>
        </draw:polygon>
        <draw:polygon draw:style-name="gr85" draw:layer="layout" svg:width="0.062cm" svg:height="0.642cm" svg:x="8.942cm" svg:y="1.284cm" svg:viewBox="0 0 63 643" draw:points="0,643 0,0 63,643">
          <text:p/>
        </draw:polygon>
        <draw:polygon draw:style-name="gr84" draw:layer="layout" svg:width="0.062cm" svg:height="0.642cm" svg:x="8.942cm" svg:y="1.284cm" svg:viewBox="0 0 63 643" draw:points="63,643 0,0 63,0">
          <text:p/>
        </draw:polygon>
        <draw:polygon draw:style-name="gr85" draw:layer="layout" svg:width="0.062cm" svg:height="0.642cm" svg:x="8.942cm" svg:y="1.284cm" svg:viewBox="0 0 63 643" draw:points="63,643 0,0 63,0">
          <text:p/>
        </draw:polygon>
        <draw:polygon draw:style-name="gr84" draw:layer="layout" svg:width="0.125cm" svg:height="0.642cm" svg:x="9.819cm" svg:y="1.284cm" svg:viewBox="0 0 126 643" draw:points="0,643 0,0 126,195">
          <text:p/>
        </draw:polygon>
        <draw:polygon draw:style-name="gr85" draw:layer="layout" svg:width="0.125cm" svg:height="0.642cm" svg:x="9.819cm" svg:y="1.284cm" svg:viewBox="0 0 126 643" draw:points="0,643 0,0 126,195">
          <text:p/>
        </draw:polygon>
        <draw:polygon draw:style-name="gr84" draw:layer="layout" svg:width="0.171cm" svg:height="0.002cm" svg:x="7.827cm" svg:y="1.9cm" svg:viewBox="0 0 172 3" draw:points="0,3 0,0 172,3">
          <text:p/>
        </draw:polygon>
        <draw:polygon draw:style-name="gr85" draw:layer="layout" svg:width="0.171cm" svg:height="0.002cm" svg:x="7.827cm" svg:y="1.9cm" svg:viewBox="0 0 172 3" draw:points="0,3 0,0 172,3">
          <text:p/>
        </draw:polygon>
        <draw:polygon draw:style-name="gr84" draw:layer="layout" svg:width="0.299cm" svg:height="0.048cm" svg:x="7.831cm" svg:y="1.854cm" svg:viewBox="0 0 300 49" draw:points="168,49 0,47 300,0">
          <text:p/>
        </draw:polygon>
        <draw:polygon draw:style-name="gr85" draw:layer="layout" svg:width="0.299cm" svg:height="0.048cm" svg:x="7.831cm" svg:y="1.854cm" svg:viewBox="0 0 300 49" draw:points="168,49 0,47 300,0">
          <text:p/>
        </draw:polygon>
        <draw:polygon draw:style-name="gr84" draw:layer="layout" svg:width="0.171cm" svg:height="0.002cm" svg:x="7.827cm" svg:y="1.9cm" svg:viewBox="0 0 172 3" draw:points="172,3 0,0 4,0">
          <text:p/>
        </draw:polygon>
        <draw:polygon draw:style-name="gr85" draw:layer="layout" svg:width="0.171cm" svg:height="0.002cm" svg:x="7.827cm" svg:y="1.9cm" svg:viewBox="0 0 172 3" draw:points="172,3 0,0 4,0">
          <text:p/>
        </draw:polygon>
        <draw:polygon draw:style-name="gr84" draw:layer="layout" svg:width="0.299cm" svg:height="0.046cm" svg:x="7.831cm" svg:y="1.854cm" svg:viewBox="0 0 300 47" draw:points="0,47 47,0 300,0">
          <text:p/>
        </draw:polygon>
        <draw:polygon draw:style-name="gr85" draw:layer="layout" svg:width="0.299cm" svg:height="0.046cm" svg:x="7.831cm" svg:y="1.854cm" svg:viewBox="0 0 300 47" draw:points="0,47 47,0 300,0">
          <text:p/>
        </draw:polygon>
        <draw:polygon draw:style-name="gr84" draw:layer="layout" svg:width="0.197cm" svg:height="0.039cm" svg:x="7.073cm" svg:y="1.83cm" svg:viewBox="0 0 198 40" draw:points="41,40 0,0 198,40">
          <text:p/>
        </draw:polygon>
        <draw:polygon draw:style-name="gr85" draw:layer="layout" svg:width="0.197cm" svg:height="0.039cm" svg:x="7.073cm" svg:y="1.83cm" svg:viewBox="0 0 198 40" draw:points="41,40 0,0 198,40">
          <text:p/>
        </draw:polygon>
        <draw:polygon draw:style-name="gr84" draw:layer="layout" svg:width="0.21cm" svg:height="0.039cm" svg:x="7.073cm" svg:y="1.83cm" svg:viewBox="0 0 211 40" draw:points="198,40 0,0 211,27">
          <text:p/>
        </draw:polygon>
        <draw:polygon draw:style-name="gr85" draw:layer="layout" svg:width="0.21cm" svg:height="0.039cm" svg:x="7.073cm" svg:y="1.83cm" svg:viewBox="0 0 211 40" draw:points="198,40 0,0 211,27">
          <text:p/>
        </draw:polygon>
        <draw:polygon draw:style-name="gr84" draw:layer="layout" svg:width="0.21cm" svg:height="0.03cm" svg:x="7.073cm" svg:y="1.826cm" svg:viewBox="0 0 211 31" draw:points="211,31 0,4 179,0">
          <text:p/>
        </draw:polygon>
        <draw:polygon draw:style-name="gr85" draw:layer="layout" svg:width="0.21cm" svg:height="0.03cm" svg:x="7.073cm" svg:y="1.826cm" svg:viewBox="0 0 211 31" draw:points="211,31 0,4 179,0">
          <text:p/>
        </draw:polygon>
        <draw:polygon draw:style-name="gr84" draw:layer="layout" svg:width="2.878cm" svg:height="0.304cm" svg:x="4.195cm" svg:y="1.526cm" svg:viewBox="0 0 2879 305" draw:points="2168,305 0,0 2879,305">
          <text:p/>
        </draw:polygon>
        <draw:polygon draw:style-name="gr85" draw:layer="layout" svg:width="2.878cm" svg:height="0.304cm" svg:x="4.195cm" svg:y="1.526cm" svg:viewBox="0 0 2879 305" draw:points="2168,305 0,0 2879,305">
          <text:p/>
        </draw:polygon>
        <draw:polygon draw:style-name="gr84" draw:layer="layout" svg:width="3.056cm" svg:height="0.304cm" svg:x="4.195cm" svg:y="1.526cm" svg:viewBox="0 0 3057 305" draw:points="2879,305 0,0 3057,301">
          <text:p/>
        </draw:polygon>
        <draw:polygon draw:style-name="gr85" draw:layer="layout" svg:width="3.056cm" svg:height="0.304cm" svg:x="4.195cm" svg:y="1.526cm" svg:viewBox="0 0 3057 305" draw:points="2879,305 0,0 3057,301">
          <text:p/>
        </draw:polygon>
        <draw:polygon draw:style-name="gr84" draw:layer="layout" svg:width="3.056cm" svg:height="0.3cm" svg:x="4.195cm" svg:y="1.526cm" svg:viewBox="0 0 3057 301" draw:points="3057,301 0,0 2818,0">
          <text:p/>
        </draw:polygon>
        <draw:polygon draw:style-name="gr85" draw:layer="layout" svg:width="3.056cm" svg:height="0.3cm" svg:x="4.195cm" svg:y="1.526cm" svg:viewBox="0 0 3057 301" draw:points="3057,301 0,0 2818,0">
          <text:p/>
        </draw:polygon>
        <draw:polygon draw:style-name="gr84" draw:layer="layout" svg:width="0.239cm" svg:height="0.442cm" svg:x="7.012cm" svg:y="1.384cm" svg:viewBox="0 0 240 443" draw:points="240,443 0,142 240,0">
          <text:p/>
        </draw:polygon>
        <draw:polygon draw:style-name="gr85" draw:layer="layout" svg:width="0.239cm" svg:height="0.442cm" svg:x="7.012cm" svg:y="1.384cm" svg:viewBox="0 0 240 443" draw:points="240,443 0,142 240,0">
          <text:p/>
        </draw:polygon>
        <draw:polygon draw:style-name="gr84" draw:layer="layout" svg:width="1.033cm" svg:height="0.022cm" svg:x="14.943cm" svg:y="1.72cm" svg:viewBox="0 0 1034 23" draw:points="564,23 0,0 1034,23">
          <text:p/>
        </draw:polygon>
        <draw:polygon draw:style-name="gr85" draw:layer="layout" svg:width="1.033cm" svg:height="0.022cm" svg:x="14.943cm" svg:y="1.72cm" svg:viewBox="0 0 1034 23" draw:points="564,23 0,0 1034,23">
          <text:p/>
        </draw:polygon>
        <draw:polygon draw:style-name="gr84" draw:layer="layout" svg:width="1.598cm" svg:height="0.022cm" svg:x="14.943cm" svg:y="1.72cm" svg:viewBox="0 0 1599 23" draw:points="1034,23 0,0 1599,0">
          <text:p/>
        </draw:polygon>
        <draw:polygon draw:style-name="gr85" draw:layer="layout" svg:width="1.598cm" svg:height="0.022cm" svg:x="14.943cm" svg:y="1.72cm" svg:viewBox="0 0 1599 23" draw:points="1034,23 0,0 1599,0">
          <text:p/>
        </draw:polygon>
        <draw:polygon draw:style-name="gr84" draw:layer="layout" svg:width="0.66cm" svg:height="0.01cm" svg:x="14.283cm" svg:y="1.71cm" svg:viewBox="0 0 661 11" draw:points="173,11 0,0 661,11">
          <text:p/>
        </draw:polygon>
        <draw:polygon draw:style-name="gr85" draw:layer="layout" svg:width="0.66cm" svg:height="0.01cm" svg:x="14.283cm" svg:y="1.71cm" svg:viewBox="0 0 661 11" draw:points="173,11 0,0 661,11">
          <text:p/>
        </draw:polygon>
        <draw:polygon draw:style-name="gr84" draw:layer="layout" svg:width="2.258cm" svg:height="0.01cm" svg:x="14.283cm" svg:y="1.71cm" svg:viewBox="0 0 2259 11" draw:points="661,11 0,0 2259,11">
          <text:p/>
        </draw:polygon>
        <draw:polygon draw:style-name="gr85" draw:layer="layout" svg:width="2.258cm" svg:height="0.01cm" svg:x="14.283cm" svg:y="1.71cm" svg:viewBox="0 0 2259 11" draw:points="661,11 0,0 2259,11">
          <text:p/>
        </draw:polygon>
        <draw:polygon draw:style-name="gr84" draw:layer="layout" svg:width="2.743cm" svg:height="0.01cm" svg:x="14.283cm" svg:y="1.71cm" svg:viewBox="0 0 2744 11" draw:points="2259,11 0,0 2744,11">
          <text:p/>
        </draw:polygon>
        <draw:polygon draw:style-name="gr85" draw:layer="layout" svg:width="2.743cm" svg:height="0.01cm" svg:x="14.283cm" svg:y="1.71cm" svg:viewBox="0 0 2744 11" draw:points="2259,11 0,0 2744,11">
          <text:p/>
        </draw:polygon>
        <draw:polygon draw:style-name="gr84" draw:layer="layout" svg:width="0.667cm" svg:height="0.624cm" svg:x="17.026cm" svg:y="1.096cm" svg:viewBox="0 0 668 625" draw:points="0,625 0,615 668,0">
          <text:p/>
        </draw:polygon>
        <draw:polygon draw:style-name="gr84" draw:layer="layout" svg:width="2.743cm" svg:height="0.01cm" svg:x="14.283cm" svg:y="1.71cm" svg:viewBox="0 0 2744 11" draw:points="2744,11 0,0 2744,0">
          <text:p/>
        </draw:polygon>
        <draw:polygon draw:style-name="gr85" draw:layer="layout" svg:width="2.743cm" svg:height="0.01cm" svg:x="14.283cm" svg:y="1.71cm" svg:viewBox="0 0 2744 11" draw:points="2744,11 0,0 2744,0">
          <text:p/>
        </draw:polygon>
        <draw:polygon draw:style-name="gr84" draw:layer="layout" svg:width="1.424cm" svg:height="0.021cm" svg:x="15.117cm" svg:y="1.689cm" svg:viewBox="0 0 1425 22" draw:points="0,22 216,0 1425,22">
          <text:p/>
        </draw:polygon>
        <draw:polygon draw:style-name="gr85" draw:layer="layout" svg:width="1.424cm" svg:height="0.021cm" svg:x="15.117cm" svg:y="1.689cm" svg:viewBox="0 0 1425 22" draw:points="0,22 216,0 1425,22">
          <text:p/>
        </draw:polygon>
        <draw:polygon draw:style-name="gr84" draw:layer="layout" svg:width="0.216cm" svg:height="0.098cm" svg:x="15.117cm" svg:y="1.612cm" svg:viewBox="0 0 217 99" draw:points="0,99 98,0 217,77">
          <text:p/>
        </draw:polygon>
        <draw:polygon draw:style-name="gr85" draw:layer="layout" svg:width="0.216cm" svg:height="0.098cm" svg:x="15.117cm" svg:y="1.612cm" svg:viewBox="0 0 217 99" draw:points="0,99 98,0 217,77">
          <text:p/>
        </draw:polygon>
        <draw:polygon draw:style-name="gr84" draw:layer="layout" svg:width="1.208cm" svg:height="0.021cm" svg:x="15.333cm" svg:y="1.689cm" svg:viewBox="0 0 1209 22" draw:points="1209,22 0,0 819,0">
          <text:p/>
        </draw:polygon>
        <draw:polygon draw:style-name="gr85" draw:layer="layout" svg:width="1.208cm" svg:height="0.021cm" svg:x="15.333cm" svg:y="1.689cm" svg:viewBox="0 0 1209 22" draw:points="1209,22 0,0 819,0">
          <text:p/>
        </draw:polygon>
        <draw:polygon draw:style-name="gr84" draw:layer="layout" svg:width="0.389cm" svg:height="0.106cm" svg:x="16.152cm" svg:y="1.604cm" svg:viewBox="0 0 390 107" draw:points="390,107 0,86 84,0">
          <text:p/>
        </draw:polygon>
        <draw:polygon draw:style-name="gr85" draw:layer="layout" svg:width="0.389cm" svg:height="0.106cm" svg:x="16.152cm" svg:y="1.604cm" svg:viewBox="0 0 390 107" draw:points="390,107 0,86 84,0">
          <text:p/>
        </draw:polygon>
        <draw:polygon draw:style-name="gr84" draw:layer="layout" svg:width="0.305cm" svg:height="0.273cm" svg:x="16.236cm" svg:y="1.437cm" svg:viewBox="0 0 306 274" draw:points="306,274 0,168 33,0">
          <text:p/>
        </draw:polygon>
        <draw:polygon draw:style-name="gr85" draw:layer="layout" svg:width="0.305cm" svg:height="0.273cm" svg:x="16.236cm" svg:y="1.437cm" svg:viewBox="0 0 306 274" draw:points="306,274 0,168 33,0">
          <text:p/>
        </draw:polygon>
        <draw:polygon draw:style-name="gr84" draw:layer="layout" svg:width="0.667cm" svg:height="0.614cm" svg:x="17.026cm" svg:y="1.096cm" svg:viewBox="0 0 668 615" draw:points="0,615 273,341 668,0">
          <text:p/>
        </draw:polygon>
        <draw:polygon draw:style-name="gr84" draw:layer="layout" svg:width="0.119cm" svg:height="0.085cm" svg:x="15.214cm" svg:y="1.604cm" svg:viewBox="0 0 120 86" draw:points="120,86 0,8 34,0">
          <text:p/>
        </draw:polygon>
        <draw:polygon draw:style-name="gr85" draw:layer="layout" svg:width="0.119cm" svg:height="0.085cm" svg:x="15.214cm" svg:y="1.604cm" svg:viewBox="0 0 120 86" draw:points="120,86 0,8 34,0">
          <text:p/>
        </draw:polygon>
        <draw:polygon draw:style-name="gr84" draw:layer="layout" svg:width="0.101cm" svg:height="0.836cm" svg:x="14.084cm" svg:y="0.776cm" svg:viewBox="0 0 102 837" draw:points="102,837 0,704 102,0">
          <text:p/>
        </draw:polygon>
        <draw:polygon draw:style-name="gr85" draw:layer="layout" svg:width="0.101cm" svg:height="0.836cm" svg:x="14.084cm" svg:y="0.776cm" svg:viewBox="0 0 102 837" draw:points="102,837 0,704 102,0">
          <text:p/>
        </draw:polygon>
        <draw:polygon draw:style-name="gr84" draw:layer="layout" svg:width="0.034cm" svg:height="0.836cm" svg:x="15.214cm" svg:y="0.776cm" svg:viewBox="0 0 35 837" draw:points="0,837 0,0 35,829">
          <text:p/>
        </draw:polygon>
        <draw:polygon draw:style-name="gr85" draw:layer="layout" svg:width="0.034cm" svg:height="0.836cm" svg:x="15.214cm" svg:y="0.776cm" svg:viewBox="0 0 35 837" draw:points="0,837 0,0 35,829">
          <text:p/>
        </draw:polygon>
        <draw:polygon draw:style-name="gr84" draw:layer="layout" svg:width="0.034cm" svg:height="0.828cm" svg:x="15.214cm" svg:y="0.776cm" svg:viewBox="0 0 35 829" draw:points="35,829 0,0 35,9">
          <text:p/>
        </draw:polygon>
        <draw:polygon draw:style-name="gr85" draw:layer="layout" svg:width="0.034cm" svg:height="0.828cm" svg:x="15.214cm" svg:y="0.776cm" svg:viewBox="0 0 35 829" draw:points="35,829 0,0 35,9">
          <text:p/>
        </draw:polygon>
        <draw:polygon draw:style-name="gr84" draw:layer="layout" svg:width="0.032cm" svg:height="0.819cm" svg:x="16.236cm" svg:y="0.785cm" svg:viewBox="0 0 33 820" draw:points="0,820 0,0 33,653">
          <text:p/>
        </draw:polygon>
        <draw:polygon draw:style-name="gr85" draw:layer="layout" svg:width="0.032cm" svg:height="0.819cm" svg:x="16.236cm" svg:y="0.785cm" svg:viewBox="0 0 33 820" draw:points="0,820 0,0 33,653">
          <text:p/>
        </draw:polygon>
        <draw:polygon draw:style-name="gr84" draw:layer="layout" svg:width="0.896cm" svg:height="0.352cm" svg:x="3.299cm" svg:y="1.174cm" svg:viewBox="0 0 897 353" draw:points="897,353 0,0 799,253">
          <text:p/>
        </draw:polygon>
        <draw:polygon draw:style-name="gr85" draw:layer="layout" svg:width="0.896cm" svg:height="0.352cm" svg:x="3.299cm" svg:y="1.174cm" svg:viewBox="0 0 897 353" draw:points="897,353 0,0 799,253">
          <text:p/>
        </draw:polygon>
        <draw:polygon draw:style-name="gr84" draw:layer="layout" svg:width="0.571cm" svg:height="0.1cm" svg:x="5.359cm" svg:y="1.426cm" svg:viewBox="0 0 572 101" draw:points="0,101 98,0 572,101">
          <text:p/>
        </draw:polygon>
        <draw:polygon draw:style-name="gr85" draw:layer="layout" svg:width="0.571cm" svg:height="0.1cm" svg:x="5.359cm" svg:y="1.426cm" svg:viewBox="0 0 572 101" draw:points="0,101 98,0 572,101">
          <text:p/>
        </draw:polygon>
        <draw:polygon draw:style-name="gr84" draw:layer="layout" svg:width="0.474cm" svg:height="0.1cm" svg:x="5.456cm" svg:y="1.426cm" svg:viewBox="0 0 475 101" draw:points="475,101 0,0 377,0">
          <text:p/>
        </draw:polygon>
        <draw:polygon draw:style-name="gr85" draw:layer="layout" svg:width="0.474cm" svg:height="0.1cm" svg:x="5.456cm" svg:y="1.426cm" svg:viewBox="0 0 475 101" draw:points="475,101 0,0 377,0">
          <text:p/>
        </draw:polygon>
        <draw:polygon draw:style-name="gr84" draw:layer="layout" svg:width="0.239cm" svg:height="0.142cm" svg:x="7.012cm" svg:y="1.384cm" svg:viewBox="0 0 240 143" draw:points="0,143 98,42 240,0">
          <text:p/>
        </draw:polygon>
        <draw:polygon draw:style-name="gr85" draw:layer="layout" svg:width="0.239cm" svg:height="0.142cm" svg:x="7.012cm" svg:y="1.384cm" svg:viewBox="0 0 240 143" draw:points="0,143 98,42 240,0">
          <text:p/>
        </draw:polygon>
        <draw:polygon draw:style-name="gr84" draw:layer="layout" svg:width="0.391cm" svg:height="0.267cm" svg:x="9.819cm" svg:y="1.212cm" svg:viewBox="0 0 392 268" draw:points="125,268 0,72 392,0">
          <text:p/>
        </draw:polygon>
        <draw:polygon draw:style-name="gr85" draw:layer="layout" svg:width="0.391cm" svg:height="0.267cm" svg:x="9.819cm" svg:y="1.212cm" svg:viewBox="0 0 392 268" draw:points="125,268 0,72 392,0">
          <text:p/>
        </draw:polygon>
        <draw:polygon draw:style-name="gr84" draw:layer="layout" svg:width="2.379cm" svg:height="0.267cm" svg:x="10.691cm" svg:y="1.212cm" svg:viewBox="0 0 2380 268" draw:points="267,268 0,0 2380,268">
          <text:p/>
        </draw:polygon>
        <draw:polygon draw:style-name="gr85" draw:layer="layout" svg:width="2.379cm" svg:height="0.267cm" svg:x="10.691cm" svg:y="1.212cm" svg:viewBox="0 0 2380 268" draw:points="267,268 0,0 2380,268">
          <text:p/>
        </draw:polygon>
        <draw:polygon draw:style-name="gr84" draw:layer="layout" svg:width="2.646cm" svg:height="0.267cm" svg:x="10.691cm" svg:y="1.212cm" svg:viewBox="0 0 2647 268" draw:points="2380,268 0,0 2647,0">
          <text:p/>
        </draw:polygon>
        <draw:polygon draw:style-name="gr85" draw:layer="layout" svg:width="2.646cm" svg:height="0.267cm" svg:x="10.691cm" svg:y="1.212cm" svg:viewBox="0 0 2647 268" draw:points="2380,268 0,0 2647,0">
          <text:p/>
        </draw:polygon>
        <draw:polygon draw:style-name="gr84" draw:layer="layout" svg:width="0.37cm" svg:height="0.703cm" svg:x="13.815cm" svg:y="0.776cm" svg:viewBox="0 0 371 704" draw:points="270,704 0,437 371,0">
          <text:p/>
        </draw:polygon>
        <draw:polygon draw:style-name="gr85" draw:layer="layout" svg:width="0.37cm" svg:height="0.703cm" svg:x="13.815cm" svg:y="0.776cm" svg:viewBox="0 0 371 704" draw:points="270,704 0,437 371,0">
          <text:p/>
        </draw:polygon>
        <draw:polygon draw:style-name="gr84" draw:layer="layout" svg:width="0.032cm" svg:height="0.652cm" svg:x="16.236cm" svg:y="0.785cm" svg:viewBox="0 0 33 653" draw:points="33,653 0,0 33,165">
          <text:p/>
        </draw:polygon>
        <draw:polygon draw:style-name="gr85" draw:layer="layout" svg:width="0.032cm" svg:height="0.652cm" svg:x="16.236cm" svg:y="0.785cm" svg:viewBox="0 0 33 653" draw:points="33,653 0,0 33,165">
          <text:p/>
        </draw:polygon>
        <draw:polygon draw:style-name="gr84" draw:layer="layout" svg:width="0.394cm" svg:height="0.487cm" svg:x="17.299cm" svg:y="0.95cm" svg:viewBox="0 0 395 488" draw:points="0,488 0,0 395,146">
          <text:p/>
        </draw:polygon>
        <draw:polygon draw:style-name="gr85" draw:layer="layout" svg:width="0.394cm" svg:height="0.487cm" svg:x="17.299cm" svg:y="0.95cm" svg:viewBox="0 0 395 488" draw:points="0,488 0,0 395,146">
          <text:p/>
        </draw:polygon>
        <draw:polygon draw:style-name="gr84" draw:layer="layout" svg:width="0.798cm" svg:height="0.927cm" svg:x="3.299cm" svg:y="0.499cm" svg:viewBox="0 0 799 928" draw:points="799,928 0,675 799,0">
          <text:p/>
        </draw:polygon>
        <draw:polygon draw:style-name="gr84" draw:layer="layout" svg:width="0.377cm" svg:height="0.927cm" svg:x="5.456cm" svg:y="0.499cm" svg:viewBox="0 0 378 928" draw:points="0,928 0,0 378,928">
          <text:p/>
        </draw:polygon>
        <draw:polygon draw:style-name="gr85" draw:layer="layout" svg:width="0.377cm" svg:height="0.927cm" svg:x="5.456cm" svg:y="0.499cm" svg:viewBox="0 0 378 928" draw:points="0,928 0,0 378,928">
          <text:p/>
        </draw:polygon>
        <draw:polygon draw:style-name="gr84" draw:layer="layout" svg:width="0.377cm" svg:height="0.927cm" svg:x="5.456cm" svg:y="0.499cm" svg:viewBox="0 0 378 928" draw:points="378,928 0,0 378,0">
          <text:p/>
        </draw:polygon>
        <draw:polygon draw:style-name="gr85" draw:layer="layout" svg:width="0.377cm" svg:height="0.927cm" svg:x="5.456cm" svg:y="0.499cm" svg:viewBox="0 0 378 928" draw:points="378,928 0,0 378,0">
          <text:p/>
        </draw:polygon>
        <draw:polygon draw:style-name="gr84" draw:layer="layout" svg:width="0.142cm" svg:height="0.927cm" svg:x="7.109cm" svg:y="0.499cm" svg:viewBox="0 0 143 928" draw:points="0,928 0,0 143,885">
          <text:p/>
        </draw:polygon>
        <draw:polygon draw:style-name="gr85" draw:layer="layout" svg:width="0.142cm" svg:height="0.927cm" svg:x="7.109cm" svg:y="0.499cm" svg:viewBox="0 0 143 928" draw:points="0,928 0,0 143,885">
          <text:p/>
        </draw:polygon>
        <draw:polygon draw:style-name="gr84" draw:layer="layout" svg:width="0.142cm" svg:height="0.885cm" svg:x="7.109cm" svg:y="0.499cm" svg:viewBox="0 0 143 886" draw:points="143,886 0,0 143,743">
          <text:p/>
        </draw:polygon>
        <draw:polygon draw:style-name="gr85" draw:layer="layout" svg:width="0.142cm" svg:height="0.885cm" svg:x="7.109cm" svg:y="0.499cm" svg:viewBox="0 0 143 886" draw:points="143,886 0,0 143,743">
          <text:p/>
        </draw:polygon>
        <draw:polygon draw:style-name="gr84" draw:layer="layout" svg:width="0.072cm" svg:height="0.142cm" svg:x="7.251cm" svg:y="1.242cm" svg:viewBox="0 0 73 143" draw:points="0,143 0,0 73,70">
          <text:p/>
        </draw:polygon>
        <draw:polygon draw:style-name="gr85" draw:layer="layout" svg:width="0.072cm" svg:height="0.142cm" svg:x="7.251cm" svg:y="1.242cm" svg:viewBox="0 0 73 143" draw:points="0,143 0,0 73,70">
          <text:p/>
        </draw:polygon>
        <draw:polygon draw:style-name="gr84" draw:layer="layout" svg:width="0.295cm" svg:height="0.044cm" svg:x="7.835cm" svg:y="1.312cm" svg:viewBox="0 0 296 45" draw:points="43,45 0,0 296,45">
          <text:p/>
        </draw:polygon>
        <draw:polygon draw:style-name="gr85" draw:layer="layout" svg:width="0.295cm" svg:height="0.044cm" svg:x="7.835cm" svg:y="1.312cm" svg:viewBox="0 0 296 45" draw:points="43,45 0,0 296,45">
          <text:p/>
        </draw:polygon>
        <draw:polygon draw:style-name="gr84" draw:layer="layout" svg:width="0.295cm" svg:height="0.072cm" svg:x="7.835cm" svg:y="1.284cm" svg:viewBox="0 0 296 73" draw:points="296,73 0,28 296,0">
          <text:p/>
        </draw:polygon>
        <draw:polygon draw:style-name="gr85" draw:layer="layout" svg:width="0.295cm" svg:height="0.072cm" svg:x="7.835cm" svg:y="1.284cm" svg:viewBox="0 0 296 73" draw:points="296,73 0,28 296,0">
          <text:p/>
        </draw:polygon>
        <draw:polygon draw:style-name="gr84" draw:layer="layout" svg:width="0.295cm" svg:height="0.07cm" svg:x="7.835cm" svg:y="1.242cm" svg:viewBox="0 0 296 71" draw:points="0,71 72,0 296,43">
          <text:p/>
        </draw:polygon>
        <draw:polygon draw:style-name="gr85" draw:layer="layout" svg:width="0.295cm" svg:height="0.07cm" svg:x="7.835cm" svg:y="1.242cm" svg:viewBox="0 0 296 71" draw:points="0,71 72,0 296,43">
          <text:p/>
        </draw:polygon>
        <draw:polygon draw:style-name="gr84" draw:layer="layout" svg:width="0.307cm" svg:height="0.086cm" svg:x="7.907cm" svg:y="1.198cm" svg:viewBox="0 0 308 87" draw:points="224,87 0,44 308,0">
          <text:p/>
        </draw:polygon>
        <draw:polygon draw:style-name="gr85" draw:layer="layout" svg:width="0.307cm" svg:height="0.086cm" svg:x="7.907cm" svg:y="1.198cm" svg:viewBox="0 0 308 87" draw:points="224,87 0,44 308,0">
          <text:p/>
        </draw:polygon>
        <draw:polygon draw:style-name="gr84" draw:layer="layout" svg:width="0.146cm" svg:height="0.086cm" svg:x="8.858cm" svg:y="1.198cm" svg:viewBox="0 0 147 87" draw:points="84,87 0,0 147,87">
          <text:p/>
        </draw:polygon>
        <draw:polygon draw:style-name="gr85" draw:layer="layout" svg:width="0.146cm" svg:height="0.086cm" svg:x="8.858cm" svg:y="1.198cm" svg:viewBox="0 0 147 87" draw:points="84,87 0,0 147,87">
          <text:p/>
        </draw:polygon>
        <draw:polygon draw:style-name="gr84" draw:layer="layout" svg:width="0.233cm" svg:height="0.086cm" svg:x="8.858cm" svg:y="1.198cm" svg:viewBox="0 0 234 87" draw:points="147,87 0,0 234,0">
          <text:p/>
        </draw:polygon>
        <draw:polygon draw:style-name="gr85" draw:layer="layout" svg:width="0.233cm" svg:height="0.086cm" svg:x="8.858cm" svg:y="1.198cm" svg:viewBox="0 0 234 87" draw:points="147,87 0,0 234,0">
          <text:p/>
        </draw:polygon>
        <draw:polygon draw:style-name="gr8" draw:layer="layout" svg:width="0.478cm" svg:height="0.086cm" svg:x="9.732cm" svg:y="1.198cm" svg:viewBox="0 0 479 87" draw:points="88,87 0,0 479,14">
          <text:p/>
        </draw:polygon>
        <draw:polygon draw:style-name="gr85" draw:layer="layout" svg:width="0.478cm" svg:height="0.086cm" svg:x="9.732cm" svg:y="1.198cm" svg:viewBox="0 0 479 87" draw:points="88,87 0,0 479,14">
          <text:p/>
        </draw:polygon>
        <draw:polygon draw:style-name="gr85" draw:layer="layout" svg:width="0.478cm" svg:height="0.086cm" svg:x="9.732cm" svg:y="1.198cm" svg:viewBox="0 0 479 87" draw:points="88,87 0,0 479,14">
          <text:p/>
        </draw:polygon>
        <draw:polygon draw:style-name="gr84" draw:layer="layout" svg:width="0.142cm" svg:height="0.743cm" svg:x="7.109cm" svg:y="0.499cm" svg:viewBox="0 0 143 744" draw:points="143,744 0,0 143,301">
          <text:p/>
        </draw:polygon>
        <draw:polygon draw:style-name="gr85" draw:layer="layout" svg:width="0.142cm" svg:height="0.743cm" svg:x="7.109cm" svg:y="0.499cm" svg:viewBox="0 0 143 744" draw:points="143,744 0,0 143,301">
          <text:p/>
        </draw:polygon>
        <draw:polygon draw:style-name="gr84" draw:layer="layout" svg:width="0.307cm" svg:height="0.442cm" svg:x="7.907cm" svg:y="0.8cm" svg:viewBox="0 0 308 443" draw:points="0,443 0,0 308,399">
          <text:p/>
        </draw:polygon>
        <draw:polygon draw:style-name="gr85" draw:layer="layout" svg:width="0.307cm" svg:height="0.442cm" svg:x="7.907cm" svg:y="0.8cm" svg:viewBox="0 0 308 443" draw:points="0,443 0,0 308,399">
          <text:p/>
        </draw:polygon>
        <draw:polygon draw:style-name="gr84" draw:layer="layout" svg:width="0.959cm" svg:height="0.014cm" svg:x="9.732cm" svg:y="1.198cm" svg:viewBox="0 0 960 15" draw:points="479,15 0,0 960,15">
          <text:p/>
        </draw:polygon>
        <draw:polygon draw:style-name="gr85" draw:layer="layout" svg:width="0.959cm" svg:height="0.014cm" svg:x="9.732cm" svg:y="1.198cm" svg:viewBox="0 0 960 15" draw:points="479,15 0,0 960,15">
          <text:p/>
        </draw:polygon>
        <draw:polygon draw:style-name="gr84" draw:layer="layout" svg:width="3.605cm" svg:height="0.014cm" svg:x="9.732cm" svg:y="1.198cm" svg:viewBox="0 0 3606 15" draw:points="959,15 0,0 3606,15">
          <text:p/>
        </draw:polygon>
        <draw:polygon draw:style-name="gr85" draw:layer="layout" svg:width="3.605cm" svg:height="0.014cm" svg:x="9.732cm" svg:y="1.198cm" svg:viewBox="0 0 3606 15" draw:points="959,15 0,0 3606,15">
          <text:p/>
        </draw:polygon>
        <draw:polygon draw:style-name="gr84" draw:layer="layout" svg:width="4.083cm" svg:height="0.014cm" svg:x="9.732cm" svg:y="1.198cm" svg:viewBox="0 0 4084 15" draw:points="3606,15 0,0 4084,15">
          <text:p/>
        </draw:polygon>
        <draw:polygon draw:style-name="gr85" draw:layer="layout" svg:width="4.083cm" svg:height="0.014cm" svg:x="9.732cm" svg:y="1.198cm" svg:viewBox="0 0 4084 15" draw:points="3606,15 0,0 4084,15">
          <text:p/>
        </draw:polygon>
        <draw:polygon draw:style-name="gr84" draw:layer="layout" svg:width="4.453cm" svg:height="0.436cm" svg:x="9.732cm" svg:y="0.776cm" svg:viewBox="0 0 4454 437" draw:points="4084,437 0,423 4454,0">
          <text:p/>
        </draw:polygon>
        <draw:polygon draw:style-name="gr84" draw:layer="layout" svg:width="0.951cm" svg:height="0.398cm" svg:x="7.907cm" svg:y="0.8cm" svg:viewBox="0 0 952 399" draw:points="308,399 0,0 952,399">
          <text:p/>
        </draw:polygon>
        <draw:polygon draw:style-name="gr85" draw:layer="layout" svg:width="0.951cm" svg:height="0.398cm" svg:x="7.907cm" svg:y="0.8cm" svg:viewBox="0 0 952 399" draw:points="308,399 0,0 952,399">
          <text:p/>
        </draw:polygon>
        <draw:polygon draw:style-name="gr84" draw:layer="layout" svg:width="1.184cm" svg:height="0.398cm" svg:x="7.907cm" svg:y="0.8cm" svg:viewBox="0 0 1185 399" draw:points="951,399 0,0 1185,399">
          <text:p/>
        </draw:polygon>
        <draw:polygon draw:style-name="gr85" draw:layer="layout" svg:width="1.184cm" svg:height="0.398cm" svg:x="7.907cm" svg:y="0.8cm" svg:viewBox="0 0 1185 399" draw:points="951,399 0,0 1185,399">
          <text:p/>
        </draw:polygon>
        <draw:polygon draw:style-name="gr84" draw:layer="layout" svg:width="1.825cm" svg:height="0.398cm" svg:x="7.907cm" svg:y="0.8cm" svg:viewBox="0 0 1826 399" draw:points="1185,399 0,0 1826,399">
          <text:p/>
        </draw:polygon>
        <draw:polygon draw:style-name="gr85" draw:layer="layout" svg:width="1.825cm" svg:height="0.398cm" svg:x="7.907cm" svg:y="0.8cm" svg:viewBox="0 0 1826 399" draw:points="1185,399 0,0 1826,399">
          <text:p/>
        </draw:polygon>
        <draw:polygon draw:style-name="gr84" draw:layer="layout" svg:width="6.278cm" svg:height="0.422cm" svg:x="7.907cm" svg:y="0.776cm" svg:viewBox="0 0 6279 423" draw:points="1826,423 0,24 6279,0">
          <text:p/>
        </draw:polygon>
        <draw:polygon draw:style-name="gr85" draw:layer="layout" svg:width="6.278cm" svg:height="0.422cm" svg:x="7.907cm" svg:y="0.776cm" svg:viewBox="0 0 6279 423" draw:points="1826,423 0,24 6279,0">
          <text:p/>
        </draw:polygon>
        <draw:polygon draw:style-name="gr84" draw:layer="layout" svg:width="0.798cm" svg:height="0.675cm" svg:x="3.299cm" svg:y="0.499cm" svg:viewBox="0 0 799 676" draw:points="0,676 799,0">
          <text:p/>
        </draw:polygon>
        <draw:polygon draw:style-name="gr84" draw:layer="layout" svg:width="0.798cm" svg:height="0.675cm" svg:x="3.299cm" svg:y="0.499cm" svg:viewBox="0 0 799 676" draw:points="0,676 0,573 799,0">
          <text:p/>
        </draw:polygon>
        <draw:polygon draw:style-name="gr84" draw:layer="layout" svg:width="0.394cm" svg:height="0.241cm" svg:x="17.299cm" svg:y="0.855cm" svg:viewBox="0 0 395 242" draw:points="395,242 0,95 346,0">
          <text:p/>
        </draw:polygon>
        <draw:polygon draw:style-name="gr85" draw:layer="layout" svg:width="0.394cm" svg:height="0.241cm" svg:x="17.299cm" svg:y="0.855cm" svg:viewBox="0 0 395 242" draw:points="395,242 0,95 346,0">
          <text:p/>
        </draw:polygon>
        <draw:polygon draw:style-name="gr84" draw:layer="layout" svg:width="0.798cm" svg:height="0.572cm" svg:x="3.299cm" svg:y="0.499cm" svg:viewBox="0 0 799 573" draw:points="0,573 77,286 799,0">
          <text:p/>
        </draw:polygon>
        <draw:polygon draw:style-name="gr84" draw:layer="layout" svg:width="0.305cm" svg:height="0.271cm" svg:x="16.236cm" svg:y="0.679cm" svg:viewBox="0 0 306 272" draw:points="33,272 0,106 306,0">
          <text:p/>
        </draw:polygon>
        <draw:polygon draw:style-name="gr85" draw:layer="layout" svg:width="0.305cm" svg:height="0.271cm" svg:x="16.236cm" svg:y="0.679cm" svg:viewBox="0 0 306 272" draw:points="33,272 0,106 306,0">
          <text:p/>
        </draw:polygon>
        <draw:polygon draw:style-name="gr84" draw:layer="layout" svg:width="0.618cm" svg:height="0.271cm" svg:x="17.026cm" svg:y="0.679cm" svg:viewBox="0 0 619 272" draw:points="273,272 0,0 619,176">
          <text:p/>
        </draw:polygon>
        <draw:polygon draw:style-name="gr85" draw:layer="layout" svg:width="0.618cm" svg:height="0.271cm" svg:x="17.026cm" svg:y="0.679cm" svg:viewBox="0 0 619 272" draw:points="273,272 0,0 619,176">
          <text:p/>
        </draw:polygon>
        <draw:polygon draw:style-name="gr84" draw:layer="layout" svg:width="0.618cm" svg:height="0.185cm" svg:x="17.026cm" svg:y="0.67cm" svg:viewBox="0 0 619 186" draw:points="619,186 0,9 495,0">
          <text:p/>
        </draw:polygon>
        <draw:polygon draw:style-name="gr85" draw:layer="layout" svg:width="0.618cm" svg:height="0.185cm" svg:x="17.026cm" svg:y="0.67cm" svg:viewBox="0 0 619 186" draw:points="619,186 0,9 495,0">
          <text:p/>
        </draw:polygon>
        <draw:polygon draw:style-name="gr84" draw:layer="layout" svg:width="0.218cm" svg:height="0.301cm" svg:x="7.109cm" svg:y="0.499cm" svg:viewBox="0 0 219 302" draw:points="142,302 0,0 219,227">
          <text:p/>
        </draw:polygon>
        <draw:polygon draw:style-name="gr85" draw:layer="layout" svg:width="0.218cm" svg:height="0.301cm" svg:x="7.109cm" svg:y="0.499cm" svg:viewBox="0 0 219 302" draw:points="142,302 0,0 219,227">
          <text:p/>
        </draw:polygon>
        <draw:polygon draw:style-name="gr84" draw:layer="layout" svg:width="6.354cm" svg:height="0.074cm" svg:x="7.831cm" svg:y="0.726cm" svg:viewBox="0 0 6355 75" draw:points="76,75 0,0 6355,50">
          <text:p/>
        </draw:polygon>
        <draw:polygon draw:style-name="gr85" draw:layer="layout" svg:width="6.354cm" svg:height="0.074cm" svg:x="7.831cm" svg:y="0.726cm" svg:viewBox="0 0 6355 75" draw:points="76,75 0,0 6355,50">
          <text:p/>
        </draw:polygon>
        <draw:polygon draw:style-name="gr84" draw:layer="layout" svg:width="0.721cm" svg:height="0.286cm" svg:x="3.376cm" svg:y="0.499cm" svg:viewBox="0 0 722 287" draw:points="0,287 209,76 722,0">
          <text:p/>
        </draw:polygon>
        <draw:polygon draw:style-name="gr85" draw:layer="layout" svg:width="0.721cm" svg:height="0.286cm" svg:x="3.376cm" svg:y="0.499cm" svg:viewBox="0 0 722 287" draw:points="0,287 209,76 722,0">
          <text:p/>
        </draw:polygon>
        <draw:polygon draw:style-name="gr84" draw:layer="layout" svg:width="0.119cm" svg:height="0.087cm" svg:x="15.214cm" svg:y="0.698cm" svg:viewBox="0 0 120 88" draw:points="34,88 0,79 120,0">
          <text:p/>
        </draw:polygon>
        <draw:polygon draw:style-name="gr85" draw:layer="layout" svg:width="0.119cm" svg:height="0.087cm" svg:x="15.214cm" svg:y="0.698cm" svg:viewBox="0 0 120 88" draw:points="34,88 0,79 120,0">
          <text:p/>
        </draw:polygon>
        <draw:polygon draw:style-name="gr84" draw:layer="layout" svg:width="0.389cm" svg:height="0.106cm" svg:x="16.152cm" svg:y="0.679cm" svg:viewBox="0 0 390 107" draw:points="84,107 0,20 390,0">
          <text:p/>
        </draw:polygon>
        <draw:polygon draw:style-name="gr85" draw:layer="layout" svg:width="0.389cm" svg:height="0.106cm" svg:x="16.152cm" svg:y="0.679cm" svg:viewBox="0 0 390 107" draw:points="84,107 0,20 390,0">
          <text:p/>
        </draw:polygon>
        <draw:polygon draw:style-name="gr84" draw:layer="layout" svg:width="6.452cm" svg:height="0.097cm" svg:x="7.831cm" svg:y="0.679cm" svg:viewBox="0 0 6453 98" draw:points="6355,98 0,47 6453,0">
          <text:p/>
        </draw:polygon>
        <draw:polygon draw:style-name="gr85" draw:layer="layout" svg:width="6.452cm" svg:height="0.097cm" svg:x="7.831cm" svg:y="0.679cm" svg:viewBox="0 0 6453 98" draw:points="6355,98 0,47 6453,0">
          <text:p/>
        </draw:polygon>
        <draw:polygon draw:style-name="gr84" draw:layer="layout" svg:width="0.216cm" svg:height="0.097cm" svg:x="15.117cm" svg:y="0.679cm" svg:viewBox="0 0 217 98" draw:points="98,98 0,0 217,19">
          <text:p/>
        </draw:polygon>
        <draw:polygon draw:style-name="gr85" draw:layer="layout" svg:width="0.216cm" svg:height="0.097cm" svg:x="15.117cm" svg:y="0.679cm" svg:viewBox="0 0 217 98" draw:points="98,98 0,0 217,19">
          <text:p/>
        </draw:polygon>
        <draw:polygon draw:style-name="gr84" draw:layer="layout" svg:width="0.722cm" svg:height="0.227cm" svg:x="7.109cm" svg:y="0.499cm" svg:viewBox="0 0 723 228" draw:points="218,228 0,0 723,228">
          <text:p/>
        </draw:polygon>
        <draw:polygon draw:style-name="gr85" draw:layer="layout" svg:width="0.722cm" svg:height="0.227cm" svg:x="7.109cm" svg:y="0.499cm" svg:viewBox="0 0 723 228" draw:points="218,228 0,0 723,228">
          <text:p/>
        </draw:polygon>
        <draw:polygon draw:style-name="gr84" draw:layer="layout" svg:width="7.174cm" svg:height="0.227cm" svg:x="7.109cm" svg:y="0.499cm" svg:viewBox="0 0 7175 228" draw:points="722,228 0,0 7175,181">
          <text:p/>
        </draw:polygon>
        <draw:polygon draw:style-name="gr85" draw:layer="layout" svg:width="7.174cm" svg:height="0.227cm" svg:x="7.109cm" svg:y="0.499cm" svg:viewBox="0 0 7175 228" draw:points="722,228 0,0 7175,181">
          <text:p/>
        </draw:polygon>
        <draw:polygon draw:style-name="gr84" draw:layer="layout" svg:width="1.035cm" svg:height="0.019cm" svg:x="15.117cm" svg:y="0.679cm" svg:viewBox="0 0 1036 20" draw:points="216,20 0,0 1036,20">
          <text:p/>
        </draw:polygon>
        <draw:polygon draw:style-name="gr85" draw:layer="layout" svg:width="1.035cm" svg:height="0.019cm" svg:x="15.117cm" svg:y="0.679cm" svg:viewBox="0 0 1036 20" draw:points="216,20 0,0 1036,20">
          <text:p/>
        </draw:polygon>
        <draw:polygon draw:style-name="gr84" draw:layer="layout" svg:width="1.424cm" svg:height="0.019cm" svg:x="15.117cm" svg:y="0.679cm" svg:viewBox="0 0 1425 20" draw:points="1035,20 0,0 1425,0">
          <text:p/>
        </draw:polygon>
        <draw:polygon draw:style-name="gr85" draw:layer="layout" svg:width="1.424cm" svg:height="0.019cm" svg:x="15.117cm" svg:y="0.679cm" svg:viewBox="0 0 1425 20" draw:points="1035,20 0,0 1425,0">
          <text:p/>
        </draw:polygon>
        <draw:polygon draw:style-name="gr84" draw:layer="layout" svg:width="8.008cm" svg:height="0.18cm" svg:x="7.109cm" svg:y="0.499cm" svg:viewBox="0 0 8009 181" draw:points="7175,181 0,0 8009,181">
          <text:p/>
        </draw:polygon>
        <draw:polygon draw:style-name="gr85" draw:layer="layout" svg:width="8.008cm" svg:height="0.18cm" svg:x="7.109cm" svg:y="0.499cm" svg:viewBox="0 0 8009 181" draw:points="7175,181 0,0 8009,181">
          <text:p/>
        </draw:polygon>
        <draw:polygon draw:style-name="gr84" draw:layer="layout" svg:width="9.432cm" svg:height="0.18cm" svg:x="7.109cm" svg:y="0.499cm" svg:viewBox="0 0 9433 181" draw:points="8009,181 0,0 9433,181">
          <text:p/>
        </draw:polygon>
        <draw:polygon draw:style-name="gr85" draw:layer="layout" svg:width="9.432cm" svg:height="0.18cm" svg:x="7.109cm" svg:y="0.499cm" svg:viewBox="0 0 9433 181" draw:points="8009,181 0,0 9433,181">
          <text:p/>
        </draw:polygon>
        <draw:polygon draw:style-name="gr84" draw:layer="layout" svg:width="9.917cm" svg:height="0.18cm" svg:x="7.109cm" svg:y="0.499cm" svg:viewBox="0 0 9918 181" draw:points="9433,181 0,0 9918,181">
          <text:p/>
        </draw:polygon>
        <draw:polygon draw:style-name="gr85" draw:layer="layout" svg:width="9.917cm" svg:height="0.18cm" svg:x="7.109cm" svg:y="0.499cm" svg:viewBox="0 0 9918 181" draw:points="9433,181 0,0 9918,181">
          <text:p/>
        </draw:polygon>
        <draw:polygon draw:style-name="gr84" draw:layer="layout" svg:width="10.412cm" svg:height="0.18cm" svg:x="7.109cm" svg:y="0.499cm" svg:viewBox="0 0 10413 181" draw:points="9918,181 0,0 10413,172">
          <text:p/>
        </draw:polygon>
        <draw:polygon draw:style-name="gr85" draw:layer="layout" svg:width="10.412cm" svg:height="0.18cm" svg:x="7.109cm" svg:y="0.499cm" svg:viewBox="0 0 10413 181" draw:points="9918,181 0,0 10413,172">
          <text:p/>
        </draw:polygon>
        <draw:polygon draw:style-name="gr84" draw:layer="layout" svg:width="10.412cm" svg:height="0.171cm" svg:x="7.109cm" svg:y="0.499cm" svg:viewBox="0 0 10413 172" draw:points="10413,172 0,0 10229,49">
          <text:p/>
        </draw:polygon>
        <draw:polygon draw:style-name="gr85" draw:layer="layout" svg:width="10.412cm" svg:height="0.171cm" svg:x="7.109cm" svg:y="0.499cm" svg:viewBox="0 0 10413 172" draw:points="10413,172 0,0 10229,49">
          <text:p/>
        </draw:polygon>
        <draw:polygon draw:style-name="gr84" draw:layer="layout" svg:width="0.512cm" svg:height="0.076cm" svg:x="3.585cm" svg:y="0.499cm" svg:viewBox="0 0 513 77" draw:points="0,77 391,0 513,0">
          <text:p/>
        </draw:polygon>
        <draw:polygon draw:style-name="gr85" draw:layer="layout" svg:width="0.512cm" svg:height="0.076cm" svg:x="3.585cm" svg:y="0.499cm" svg:viewBox="0 0 513 77" draw:points="0,77 391,0 513,0">
          <text:p/>
        </draw:polygon>
        <draw:polygon draw:style-name="gr84" draw:layer="layout" svg:width="0.39cm" svg:height="0.076cm" svg:x="3.585cm" svg:y="0.499cm" svg:viewBox="0 0 391 77" draw:points="0,77 287,0 391,0">
          <text:p/>
        </draw:polygon>
        <draw:polygon draw:style-name="gr85" draw:layer="layout" svg:width="0.39cm" svg:height="0.076cm" svg:x="3.585cm" svg:y="0.499cm" svg:viewBox="0 0 391 77" draw:points="0,77 287,0 391,0">
          <text:p/>
        </draw:polygon>
        <draw:polygon draw:style-name="gr84" draw:layer="layout" svg:width="10.228cm" svg:height="0.049cm" svg:x="7.109cm" svg:y="0.499cm" svg:viewBox="0 0 10229 50" draw:points="10229,50 0,0 9988,0">
          <text:p/>
        </draw:polygon>
        <draw:polygon draw:style-name="gr85" draw:layer="layout" svg:width="10.228cm" svg:height="0.049cm" svg:x="7.109cm" svg:y="0.499cm" svg:viewBox="0 0 10229 50" draw:points="10229,50 0,0 9988,0">
          <text:p/>
        </draw:polygon>
        <draw:polygon draw:style-name="gr84" draw:layer="layout" svg:width="0.121cm" svg:height="0cm" svg:x="3.975cm" svg:y="0.499cm" svg:viewBox="0 0 122 0" draw:points="0,0 122,0">
          <text:p/>
        </draw:polygon>
        <draw:polygon draw:style-name="gr85" draw:layer="layout" svg:width="0.121cm" svg:height="0cm" svg:x="3.975cm" svg:y="0.499cm" svg:viewBox="0 0 122 0" draw:points="0,0 122,0">
          <text:p/>
        </draw:polygon>
        <draw:line draw:style-name="gr88" draw:layer="layout" svg:x1="17.299cm" svg:y1="1.437cm" svg:x2="17.299cm" svg:y2="0.95cm">
          <text:p/>
        </draw:line>
        <draw:line draw:style-name="gr88" draw:layer="layout" svg:x1="17.026cm" svg:y1="1.711cm" svg:x2="17.3cm" svg:y2="1.437cm">
          <text:p/>
        </draw:line>
        <draw:line draw:style-name="gr88" draw:layer="layout" svg:x1="16.541cm" svg:y1="1.71cm" svg:x2="17.026cm" svg:y2="1.71cm">
          <text:p/>
        </draw:line>
        <draw:line draw:style-name="gr88" draw:layer="layout" svg:x1="16.268cm" svg:y1="1.437cm" svg:x2="16.542cm" svg:y2="1.711cm">
          <text:p/>
        </draw:line>
        <draw:line draw:style-name="gr88" draw:layer="layout" svg:x1="16.268cm" svg:y1="0.95cm" svg:x2="16.268cm" svg:y2="1.437cm">
          <text:p/>
        </draw:line>
        <draw:line draw:style-name="gr88" draw:layer="layout" svg:x1="16.542cm" svg:y1="0.679cm" svg:x2="16.268cm" svg:y2="0.951cm">
          <text:p/>
        </draw:line>
        <draw:line draw:style-name="gr88" draw:layer="layout" svg:x1="17.026cm" svg:y1="0.679cm" svg:x2="16.541cm" svg:y2="0.679cm">
          <text:p/>
        </draw:line>
        <draw:line draw:style-name="gr88" draw:layer="layout" svg:x1="17.3cm" svg:y1="0.951cm" svg:x2="17.026cm" svg:y2="0.679cm">
          <text:p/>
        </draw:line>
        <draw:line draw:style-name="gr88" draw:layer="layout" svg:x1="15.214cm" svg:y1="1.612cm" svg:x2="15.214cm" svg:y2="0.776cm">
          <text:p/>
        </draw:line>
        <draw:line draw:style-name="gr88" draw:layer="layout" svg:x1="15.117cm" svg:y1="1.711cm" svg:x2="15.215cm" svg:y2="1.612cm">
          <text:p/>
        </draw:line>
        <draw:line draw:style-name="gr88" draw:layer="layout" svg:x1="14.283cm" svg:y1="1.71cm" svg:x2="15.117cm" svg:y2="1.71cm">
          <text:p/>
        </draw:line>
        <draw:line draw:style-name="gr88" draw:layer="layout" svg:x1="14.185cm" svg:y1="1.612cm" svg:x2="14.284cm" svg:y2="1.711cm">
          <text:p/>
        </draw:line>
        <draw:line draw:style-name="gr88" draw:layer="layout" svg:x1="14.185cm" svg:y1="0.776cm" svg:x2="14.185cm" svg:y2="1.612cm">
          <text:p/>
        </draw:line>
        <draw:line draw:style-name="gr88" draw:layer="layout" svg:x1="14.284cm" svg:y1="0.679cm" svg:x2="14.185cm" svg:y2="0.777cm">
          <text:p/>
        </draw:line>
        <draw:line draw:style-name="gr88" draw:layer="layout" svg:x1="15.117cm" svg:y1="0.679cm" svg:x2="14.283cm" svg:y2="0.679cm">
          <text:p/>
        </draw:line>
        <draw:line draw:style-name="gr88" draw:layer="layout" svg:x1="15.215cm" svg:y1="0.777cm" svg:x2="15.117cm" svg:y2="0.679cm">
          <text:p/>
        </draw:line>
        <draw:line draw:style-name="gr88" draw:layer="layout" svg:x1="16.236cm" svg:y1="1.604cm" svg:x2="16.236cm" svg:y2="1.193cm">
          <text:p/>
        </draw:line>
        <draw:line draw:style-name="gr88" draw:layer="layout" svg:x1="16.152cm" svg:y1="1.69cm" svg:x2="16.237cm" svg:y2="1.604cm">
          <text:p/>
        </draw:line>
        <draw:line draw:style-name="gr88" draw:layer="layout" svg:x1="15.333cm" svg:y1="1.689cm" svg:x2="15.741cm" svg:y2="1.689cm">
          <text:p/>
        </draw:line>
        <draw:line draw:style-name="gr88" draw:layer="layout" svg:x1="15.248cm" svg:y1="1.604cm" svg:x2="15.334cm" svg:y2="1.69cm">
          <text:p/>
        </draw:line>
        <draw:line draw:style-name="gr88" draw:layer="layout" svg:x1="15.248cm" svg:y1="0.785cm" svg:x2="15.248cm" svg:y2="1.193cm">
          <text:p/>
        </draw:line>
        <draw:line draw:style-name="gr88" draw:layer="layout" svg:x1="15.334cm" svg:y1="0.698cm" svg:x2="15.248cm" svg:y2="0.786cm">
          <text:p/>
        </draw:line>
        <draw:line draw:style-name="gr88" draw:layer="layout" svg:x1="16.152cm" svg:y1="0.698cm" svg:x2="15.741cm" svg:y2="0.698cm">
          <text:p/>
        </draw:line>
        <draw:line draw:style-name="gr88" draw:layer="layout" svg:x1="16.237cm" svg:y1="0.786cm" svg:x2="16.152cm" svg:y2="0.698cm">
          <text:p/>
        </draw:line>
        <draw:line draw:style-name="gr88" draw:layer="layout" svg:x1="7.907cm" svg:y1="1.242cm" svg:x2="7.907cm" svg:y2="1.022cm">
          <text:p/>
        </draw:line>
        <draw:line draw:style-name="gr88" draw:layer="layout" svg:x1="7.835cm" svg:y1="1.313cm" svg:x2="7.908cm" svg:y2="1.242cm">
          <text:p/>
        </draw:line>
        <draw:line draw:style-name="gr88" draw:layer="layout" svg:x1="7.879cm" svg:y1="1.357cm" svg:x2="7.835cm" svg:y2="1.312cm">
          <text:p/>
        </draw:line>
        <draw:line draw:style-name="gr88" draw:layer="layout" svg:x1="8.13cm" svg:y1="1.356cm" svg:x2="7.878cm" svg:y2="1.356cm">
          <text:p/>
        </draw:line>
        <draw:line draw:style-name="gr88" draw:layer="layout" svg:x1="8.13cm" svg:y1="1.284cm" svg:x2="8.13cm" svg:y2="1.356cm">
          <text:p/>
        </draw:line>
        <draw:line draw:style-name="gr88" draw:layer="layout" svg:x1="8.215cm" svg:y1="1.198cm" svg:x2="8.13cm" svg:y2="1.285cm">
          <text:p/>
        </draw:line>
        <draw:line draw:style-name="gr88" draw:layer="layout" svg:x1="8.858cm" svg:y1="1.198cm" svg:x2="8.214cm" svg:y2="1.198cm">
          <text:p/>
        </draw:line>
        <draw:line draw:style-name="gr88" draw:layer="layout" svg:x1="8.943cm" svg:y1="1.285cm" svg:x2="8.858cm" svg:y2="1.198cm">
          <text:p/>
        </draw:line>
        <draw:line draw:style-name="gr88" draw:layer="layout" svg:x1="8.942cm" svg:y1="1.926cm" svg:x2="8.942cm" svg:y2="1.284cm">
          <text:p/>
        </draw:line>
        <draw:line draw:style-name="gr88" draw:layer="layout" svg:x1="8.858cm" svg:y1="2.013cm" svg:x2="8.943cm" svg:y2="1.926cm">
          <text:p/>
        </draw:line>
        <draw:line draw:style-name="gr88" draw:layer="layout" svg:x1="8.214cm" svg:y1="2.012cm" svg:x2="8.858cm" svg:y2="2.012cm">
          <text:p/>
        </draw:line>
        <draw:line draw:style-name="gr88" draw:layer="layout" svg:x1="8.13cm" svg:y1="1.926cm" svg:x2="8.215cm" svg:y2="2.013cm">
          <text:p/>
        </draw:line>
        <draw:line draw:style-name="gr88" draw:layer="layout" svg:x1="8.13cm" svg:y1="1.854cm" svg:x2="8.13cm" svg:y2="1.926cm">
          <text:p/>
        </draw:line>
        <draw:line draw:style-name="gr88" draw:layer="layout" svg:x1="7.878cm" svg:y1="1.854cm" svg:x2="8.13cm" svg:y2="1.854cm">
          <text:p/>
        </draw:line>
        <draw:line draw:style-name="gr88" draw:layer="layout" svg:x1="7.831cm" svg:y1="1.901cm" svg:x2="7.879cm" svg:y2="1.854cm">
          <text:p/>
        </draw:line>
        <draw:line draw:style-name="gr88" draw:layer="layout" svg:x1="7.827cm" svg:y1="1.9cm" svg:x2="7.831cm" svg:y2="1.9cm">
          <text:p/>
        </draw:line>
        <draw:line draw:style-name="gr88" draw:layer="layout" svg:x1="7.827cm" svg:y1="1.902cm" svg:x2="7.827cm" svg:y2="1.9cm">
          <text:p/>
        </draw:line>
        <draw:line draw:style-name="gr88" draw:layer="layout" svg:x1="7.998cm" svg:y1="1.902cm" svg:x2="7.827cm" svg:y2="1.902cm">
          <text:p/>
        </draw:line>
        <draw:line draw:style-name="gr88" draw:layer="layout" svg:x1="8.19cm" svg:y1="2.092cm" svg:x2="7.998cm" svg:y2="1.902cm">
          <text:p/>
        </draw:line>
        <draw:line draw:style-name="gr88" draw:layer="layout" svg:x1="8.189cm" svg:y1="2.415cm" svg:x2="8.189cm" svg:y2="2.091cm">
          <text:p/>
        </draw:line>
        <draw:line draw:style-name="gr88" draw:layer="layout" svg:x1="8.081cm" svg:y1="2.521cm" svg:x2="8.19cm" svg:y2="2.415cm">
          <text:p/>
        </draw:line>
        <draw:line draw:style-name="gr88" draw:layer="layout" svg:x1="8.141cm" svg:y1="2.579cm" svg:x2="8.081cm" svg:y2="2.52cm">
          <text:p/>
        </draw:line>
        <draw:line draw:style-name="gr88" draw:layer="layout" svg:x1="8.181cm" svg:y1="2.691cm" svg:x2="8.14cm" svg:y2="2.578cm">
          <text:p/>
        </draw:line>
        <draw:line draw:style-name="gr88" draw:layer="layout" svg:x1="8.213cm" svg:y1="2.605cm" svg:x2="8.18cm" svg:y2="2.691cm">
          <text:p/>
        </draw:line>
        <draw:line draw:style-name="gr88" draw:layer="layout" svg:x1="8.317cm" svg:y1="2.499cm" svg:x2="8.212cm" svg:y2="2.606cm">
          <text:p/>
        </draw:line>
        <draw:line draw:style-name="gr88" draw:layer="layout" svg:x1="8.461cm" svg:y1="2.446cm" svg:x2="8.316cm" svg:y2="2.5cm">
          <text:p/>
        </draw:line>
        <draw:line draw:style-name="gr88" draw:layer="layout" svg:x1="8.61cm" svg:y1="2.446cm" svg:x2="8.534cm" svg:y2="2.446cm">
          <text:p/>
        </draw:line>
        <draw:line draw:style-name="gr88" draw:layer="layout" svg:x1="8.753cm" svg:y1="2.5cm" svg:x2="8.61cm" svg:y2="2.446cm">
          <text:p/>
        </draw:line>
        <draw:line draw:style-name="gr88" draw:layer="layout" svg:x1="8.859cm" svg:y1="2.606cm" svg:x2="8.752cm" svg:y2="2.499cm">
          <text:p/>
        </draw:line>
        <draw:line draw:style-name="gr88" draw:layer="layout" svg:x1="8.912cm" svg:y1="2.75cm" svg:x2="8.858cm" svg:y2="2.605cm">
          <text:p/>
        </draw:line>
        <draw:line draw:style-name="gr88" draw:layer="layout" svg:x1="8.911cm" svg:y1="2.98cm" svg:x2="8.911cm" svg:y2="2.863cm">
          <text:p/>
        </draw:line>
        <draw:line draw:style-name="gr88" draw:layer="layout" svg:x1="8.858cm" svg:y1="3.125cm" svg:x2="8.912cm" svg:y2="2.98cm">
          <text:p/>
        </draw:line>
        <draw:line draw:style-name="gr88" draw:layer="layout" svg:x1="8.752cm" svg:y1="3.231cm" svg:x2="8.859cm" svg:y2="3.124cm">
          <text:p/>
        </draw:line>
        <draw:line draw:style-name="gr88" draw:layer="layout" svg:x1="8.61cm" svg:y1="3.281cm" svg:x2="8.753cm" svg:y2="3.23cm">
          <text:p/>
        </draw:line>
        <draw:line draw:style-name="gr88" draw:layer="layout" svg:x1="8.46cm" svg:y1="3.28cm" svg:x2="8.534cm" svg:y2="3.28cm">
          <text:p/>
        </draw:line>
        <draw:line draw:style-name="gr88" draw:layer="layout" svg:x1="8.316cm" svg:y1="3.23cm" svg:x2="8.461cm" svg:y2="3.281cm">
          <text:p/>
        </draw:line>
        <draw:line draw:style-name="gr88" draw:layer="layout" svg:x1="8.212cm" svg:y1="3.124cm" svg:x2="8.317cm" svg:y2="3.231cm">
          <text:p/>
        </draw:line>
        <draw:line draw:style-name="gr88" draw:layer="layout" svg:x1="8.18cm" svg:y1="3.039cm" svg:x2="8.213cm" svg:y2="3.125cm">
          <text:p/>
        </draw:line>
        <draw:line draw:style-name="gr88" draw:layer="layout" svg:x1="8.14cm" svg:y1="3.15cm" svg:x2="8.18cm" svg:y2="3.039cm">
          <text:p/>
        </draw:line>
        <draw:line draw:style-name="gr88" draw:layer="layout" svg:x1="8.041cm" svg:y1="3.25cm" svg:x2="8.141cm" svg:y2="3.149cm">
          <text:p/>
        </draw:line>
        <draw:line draw:style-name="gr88" draw:layer="layout" svg:x1="7.922cm" svg:y1="3.294cm" svg:x2="8.042cm" svg:y2="3.249cm">
          <text:p/>
        </draw:line>
        <draw:line draw:style-name="gr88" draw:layer="layout" svg:x1="7.934cm" svg:y1="3.303cm" svg:x2="7.922cm" svg:y2="3.293cm">
          <text:p/>
        </draw:line>
        <draw:polyline draw:style-name="gr88" draw:layer="layout" svg:width="0cm" svg:height="0cm" svg:x="7.933cm" svg:y="3.302cm" svg:viewBox="0 0 0 0" draw:points="0,0">
          <text:p/>
        </draw:polyline>
        <draw:line draw:style-name="gr88" draw:layer="layout" svg:x1="7.997cm" svg:y1="3.368cm" svg:x2="7.933cm" svg:y2="3.302cm">
          <text:p/>
        </draw:line>
        <draw:line draw:style-name="gr88" draw:layer="layout" svg:x1="8.042cm" svg:y1="3.383cm" svg:x2="7.996cm" svg:y2="3.367cm">
          <text:p/>
        </draw:line>
        <draw:line draw:style-name="gr88" draw:layer="layout" svg:x1="8.141cm" svg:y1="3.482cm" svg:x2="8.041cm" svg:y2="3.382cm">
          <text:p/>
        </draw:line>
        <draw:line draw:style-name="gr88" draw:layer="layout" svg:x1="8.19cm" svg:y1="3.616cm" svg:x2="8.14cm" svg:y2="3.481cm">
          <text:p/>
        </draw:line>
        <draw:line draw:style-name="gr88" draw:layer="layout" svg:x1="8.189cm" svg:y1="3.92cm" svg:x2="8.189cm" svg:y2="3.615cm">
          <text:p/>
        </draw:line>
        <draw:line draw:style-name="gr88" draw:layer="layout" svg:x1="8.14cm" svg:y1="4.054cm" svg:x2="8.19cm" svg:y2="3.92cm">
          <text:p/>
        </draw:line>
        <draw:line draw:style-name="gr88" draw:layer="layout" svg:x1="8.134cm" svg:y1="4.06cm" svg:x2="8.141cm" svg:y2="4.053cm">
          <text:p/>
        </draw:line>
        <draw:line draw:style-name="gr88" draw:layer="layout" svg:x1="8.17cm" svg:y1="4.096cm" svg:x2="8.134cm" svg:y2="4.059cm">
          <text:p/>
        </draw:line>
        <draw:line draw:style-name="gr88" draw:layer="layout" svg:x1="8.168cm" svg:y1="4.4cm" svg:x2="8.168cm" svg:y2="4.095cm">
          <text:p/>
        </draw:line>
        <draw:line draw:style-name="gr88" draw:layer="layout" svg:x1="8.083cm" svg:y1="4.486cm" svg:x2="8.169cm" svg:y2="4.4cm">
          <text:p/>
        </draw:line>
        <draw:line draw:style-name="gr88" draw:layer="layout" svg:x1="8.169cm" svg:y1="4.573cm" svg:x2="8.083cm" svg:y2="4.485cm">
          <text:p/>
        </draw:line>
        <draw:line draw:style-name="gr88" draw:layer="layout" svg:x1="8.168cm" svg:y1="4.876cm" svg:x2="8.168cm" svg:y2="4.572cm">
          <text:p/>
        </draw:line>
        <draw:line draw:style-name="gr88" draw:layer="layout" svg:x1="8.066cm" svg:y1="4.979cm" svg:x2="8.169cm" svg:y2="4.876cm">
          <text:p/>
        </draw:line>
        <draw:line draw:style-name="gr88" draw:layer="layout" svg:x1="8.066cm" svg:y1="5.204cm" svg:x2="8.066cm" svg:y2="4.978cm">
          <text:p/>
        </draw:line>
        <draw:line draw:style-name="gr88" draw:layer="layout" svg:x1="8.152cm" svg:y1="5.292cm" svg:x2="8.066cm" svg:y2="5.204cm">
          <text:p/>
        </draw:line>
        <draw:line draw:style-name="gr88" draw:layer="layout" svg:x1="8.151cm" svg:y1="5.395cm" svg:x2="8.151cm" svg:y2="5.291cm">
          <text:p/>
        </draw:line>
        <draw:line draw:style-name="gr88" draw:layer="layout" svg:x1="8.703cm" svg:y1="5.395cm" svg:x2="8.151cm" svg:y2="5.395cm">
          <text:p/>
        </draw:line>
        <draw:line draw:style-name="gr88" draw:layer="layout" svg:x1="9.06cm" svg:y1="5.749cm" svg:x2="8.703cm" svg:y2="5.395cm">
          <text:p/>
        </draw:line>
        <draw:line draw:style-name="gr88" draw:layer="layout" svg:x1="9.059cm" svg:y1="6.398cm" svg:x2="9.059cm" svg:y2="5.748cm">
          <text:p/>
        </draw:line>
        <draw:line draw:style-name="gr88" draw:layer="layout" svg:x1="8.703cm" svg:y1="6.755cm" svg:x2="9.06cm" svg:y2="6.398cm">
          <text:p/>
        </draw:line>
        <draw:line draw:style-name="gr88" draw:layer="layout" svg:x1="8.053cm" svg:y1="6.754cm" svg:x2="8.703cm" svg:y2="6.754cm">
          <text:p/>
        </draw:line>
        <draw:line draw:style-name="gr88" draw:layer="layout" svg:x1="7.7cm" svg:y1="6.398cm" svg:x2="8.054cm" svg:y2="6.755cm">
          <text:p/>
        </draw:line>
        <draw:line draw:style-name="gr88" draw:layer="layout" svg:x1="7.7cm" svg:y1="5.753cm" svg:x2="7.7cm" svg:y2="6.398cm">
          <text:p/>
        </draw:line>
        <draw:line draw:style-name="gr88" draw:layer="layout" svg:x1="7.691cm" svg:y1="5.753cm" svg:x2="7.7cm" svg:y2="5.753cm">
          <text:p/>
        </draw:line>
        <draw:line draw:style-name="gr88" draw:layer="layout" svg:x1="7.522cm" svg:y1="5.583cm" svg:x2="7.692cm" svg:y2="5.754cm">
          <text:p/>
        </draw:line>
        <draw:line draw:style-name="gr88" draw:layer="layout" svg:x1="7.522cm" svg:y1="5.291cm" svg:x2="7.522cm" svg:y2="5.583cm">
          <text:p/>
        </draw:line>
        <draw:line draw:style-name="gr88" draw:layer="layout" svg:x1="7.61cm" svg:y1="5.204cm" svg:x2="7.522cm" svg:y2="5.292cm">
          <text:p/>
        </draw:line>
        <draw:line draw:style-name="gr88" draw:layer="layout" svg:x1="7.609cm" svg:y1="4.978cm" svg:x2="7.609cm" svg:y2="5.204cm">
          <text:p/>
        </draw:line>
        <draw:line draw:style-name="gr88" draw:layer="layout" svg:x1="7.507cm" svg:y1="4.876cm" svg:x2="7.61cm" svg:y2="4.979cm">
          <text:p/>
        </draw:line>
        <draw:line draw:style-name="gr88" draw:layer="layout" svg:x1="7.507cm" svg:y1="4.572cm" svg:x2="7.507cm" svg:y2="4.876cm">
          <text:p/>
        </draw:line>
        <draw:line draw:style-name="gr88" draw:layer="layout" svg:x1="7.593cm" svg:y1="4.485cm" svg:x2="7.507cm" svg:y2="4.573cm">
          <text:p/>
        </draw:line>
        <draw:line draw:style-name="gr88" draw:layer="layout" svg:x1="7.507cm" svg:y1="4.4cm" svg:x2="7.593cm" svg:y2="4.486cm">
          <text:p/>
        </draw:line>
        <draw:line draw:style-name="gr88" draw:layer="layout" svg:x1="7.507cm" svg:y1="4.095cm" svg:x2="7.507cm" svg:y2="4.4cm">
          <text:p/>
        </draw:line>
        <draw:line draw:style-name="gr88" draw:layer="layout" svg:x1="7.543cm" svg:y1="4.059cm" svg:x2="7.507cm" svg:y2="4.096cm">
          <text:p/>
        </draw:line>
        <draw:line draw:style-name="gr88" draw:layer="layout" svg:x1="7.535cm" svg:y1="4.053cm" svg:x2="7.542cm" svg:y2="4.06cm">
          <text:p/>
        </draw:line>
        <draw:line draw:style-name="gr88" draw:layer="layout" svg:x1="7.486cm" svg:y1="3.92cm" svg:x2="7.536cm" svg:y2="4.054cm">
          <text:p/>
        </draw:line>
        <draw:line draw:style-name="gr88" draw:layer="layout" svg:x1="7.486cm" svg:y1="3.615cm" svg:x2="7.486cm" svg:y2="3.92cm">
          <text:p/>
        </draw:line>
        <draw:line draw:style-name="gr88" draw:layer="layout" svg:x1="7.517cm" svg:y1="3.532cm" svg:x2="7.486cm" svg:y2="3.616cm">
          <text:p/>
        </draw:line>
        <draw:line draw:style-name="gr88" draw:layer="layout" svg:x1="7.171cm" svg:y1="3.187cm" svg:x2="7.517cm" svg:y2="3.533cm">
          <text:p/>
        </draw:line>
        <draw:line draw:style-name="gr88" draw:layer="layout" svg:x1="7.171cm" svg:y1="3.621cm" svg:x2="7.171cm" svg:y2="3.431cm">
          <text:p/>
        </draw:line>
        <draw:line draw:style-name="gr88" draw:layer="layout" svg:x1="7.073cm" svg:y1="3.719cm" svg:x2="7.172cm" svg:y2="3.621cm">
          <text:p/>
        </draw:line>
        <draw:line draw:style-name="gr88" draw:layer="layout" svg:x1="6.362cm" svg:y1="3.718cm" svg:x2="6.718cm" svg:y2="3.718cm">
          <text:p/>
        </draw:line>
        <draw:line draw:style-name="gr88" draw:layer="layout" svg:x1="6.263cm" svg:y1="3.621cm" svg:x2="6.363cm" svg:y2="3.719cm">
          <text:p/>
        </draw:line>
        <draw:line draw:style-name="gr88" draw:layer="layout" svg:x1="6.263cm" svg:y1="1.928cm" svg:x2="6.263cm" svg:y2="3.431cm">
          <text:p/>
        </draw:line>
        <draw:line draw:style-name="gr88" draw:layer="layout" svg:x1="6.363cm" svg:y1="1.83cm" svg:x2="6.263cm" svg:y2="1.929cm">
          <text:p/>
        </draw:line>
        <draw:line draw:style-name="gr88" draw:layer="layout" svg:x1="7.073cm" svg:y1="1.83cm" svg:x2="6.362cm" svg:y2="1.83cm">
          <text:p/>
        </draw:line>
        <draw:line draw:style-name="gr88" draw:layer="layout" svg:x1="7.115cm" svg:y1="1.87cm" svg:x2="7.073cm" svg:y2="1.83cm">
          <text:p/>
        </draw:line>
        <draw:line draw:style-name="gr88" draw:layer="layout" svg:x1="7.27cm" svg:y1="1.869cm" svg:x2="7.114cm" svg:y2="1.869cm">
          <text:p/>
        </draw:line>
        <draw:line draw:style-name="gr88" draw:layer="layout" svg:x1="7.284cm" svg:y1="1.856cm" svg:x2="7.27cm" svg:y2="1.87cm">
          <text:p/>
        </draw:line>
        <draw:line draw:style-name="gr88" draw:layer="layout" svg:x1="7.251cm" svg:y1="1.826cm" svg:x2="7.284cm" svg:y2="1.857cm">
          <text:p/>
        </draw:line>
        <draw:line draw:style-name="gr88" draw:layer="layout" svg:x1="7.251cm" svg:y1="1.384cm" svg:x2="7.251cm" svg:y2="1.826cm">
          <text:p/>
        </draw:line>
        <draw:line draw:style-name="gr88" draw:layer="layout" svg:x1="7.324cm" svg:y1="1.312cm" svg:x2="7.251cm" svg:y2="1.385cm">
          <text:p/>
        </draw:line>
        <draw:line draw:style-name="gr88" draw:layer="layout" svg:x1="7.251cm" svg:y1="1.242cm" svg:x2="7.324cm" svg:y2="1.313cm">
          <text:p/>
        </draw:line>
        <draw:line draw:style-name="gr88" draw:layer="layout" svg:x1="7.251cm" svg:y1="0.8cm" svg:x2="7.251cm" svg:y2="1.022cm">
          <text:p/>
        </draw:line>
        <draw:line draw:style-name="gr88" draw:layer="layout" svg:x1="7.328cm" svg:y1="0.726cm" svg:x2="7.251cm" svg:y2="0.801cm">
          <text:p/>
        </draw:line>
        <draw:line draw:style-name="gr88" draw:layer="layout" svg:x1="7.831cm" svg:y1="0.726cm" svg:x2="7.579cm" svg:y2="0.726cm">
          <text:p/>
        </draw:line>
        <draw:line draw:style-name="gr88" draw:layer="layout" svg:x1="7.908cm" svg:y1="0.801cm" svg:x2="7.831cm" svg:y2="0.726cm">
          <text:p/>
        </draw:line>
        <draw:line draw:style-name="gr88" draw:layer="layout" svg:x1="9.819cm" svg:y1="1.926cm" svg:x2="9.819cm" svg:y2="1.284cm">
          <text:p/>
        </draw:line>
        <draw:line draw:style-name="gr88" draw:layer="layout" svg:x1="9.732cm" svg:y1="2.013cm" svg:x2="9.82cm" svg:y2="1.926cm">
          <text:p/>
        </draw:line>
        <draw:line draw:style-name="gr88" draw:layer="layout" svg:x1="9.66cm" svg:y1="2.012cm" svg:x2="9.732cm" svg:y2="2.012cm">
          <text:p/>
        </draw:line>
        <draw:line draw:style-name="gr88" draw:layer="layout" svg:x1="9.66cm" svg:y1="3.926cm" svg:x2="9.66cm" svg:y2="2.012cm">
          <text:p/>
        </draw:line>
        <draw:line draw:style-name="gr88" draw:layer="layout" svg:x1="9.328cm" svg:y1="4.257cm" svg:x2="9.661cm" svg:y2="3.926cm">
          <text:p/>
        </draw:line>
        <draw:line draw:style-name="gr88" draw:layer="layout" svg:x1="9.328cm" svg:y1="4.51cm" svg:x2="9.328cm" svg:y2="4.256cm">
          <text:p/>
        </draw:line>
        <draw:line draw:style-name="gr88" draw:layer="layout" svg:x1="9.108cm" svg:y1="4.731cm" svg:x2="9.329cm" svg:y2="4.51cm">
          <text:p/>
        </draw:line>
        <draw:line draw:style-name="gr88" draw:layer="layout" svg:x1="8.724cm" svg:y1="4.73cm" svg:x2="9.108cm" svg:y2="4.73cm">
          <text:p/>
        </draw:line>
        <draw:line draw:style-name="gr88" draw:layer="layout" svg:x1="8.502cm" svg:y1="4.51cm" svg:x2="8.725cm" svg:y2="4.731cm">
          <text:p/>
        </draw:line>
        <draw:line draw:style-name="gr88" draw:layer="layout" svg:x1="8.502cm" svg:y1="4.184cm" svg:x2="8.502cm" svg:y2="4.51cm">
          <text:p/>
        </draw:line>
        <draw:line draw:style-name="gr88" draw:layer="layout" svg:x1="8.413cm" svg:y1="4.152cm" svg:x2="8.503cm" svg:y2="4.185cm">
          <text:p/>
        </draw:line>
        <draw:line draw:style-name="gr88" draw:layer="layout" svg:x1="8.314cm" svg:y1="4.053cm" svg:x2="8.414cm" svg:y2="4.153cm">
          <text:p/>
        </draw:line>
        <draw:line draw:style-name="gr88" draw:layer="layout" svg:x1="8.265cm" svg:y1="3.92cm" svg:x2="8.315cm" svg:y2="4.054cm">
          <text:p/>
        </draw:line>
        <draw:line draw:style-name="gr88" draw:layer="layout" svg:x1="8.265cm" svg:y1="3.615cm" svg:x2="8.265cm" svg:y2="3.92cm">
          <text:p/>
        </draw:line>
        <draw:line draw:style-name="gr88" draw:layer="layout" svg:x1="8.315cm" svg:y1="3.481cm" svg:x2="8.265cm" svg:y2="3.616cm">
          <text:p/>
        </draw:line>
        <draw:line draw:style-name="gr88" draw:layer="layout" svg:x1="8.414cm" svg:y1="3.382cm" svg:x2="8.314cm" svg:y2="3.482cm">
          <text:p/>
        </draw:line>
        <draw:line draw:style-name="gr88" draw:layer="layout" svg:x1="8.548cm" svg:y1="3.333cm" svg:x2="8.413cm" svg:y2="3.383cm">
          <text:p/>
        </draw:line>
        <draw:line draw:style-name="gr88" draw:layer="layout" svg:x1="8.686cm" svg:y1="3.333cm" svg:x2="8.547cm" svg:y2="3.333cm">
          <text:p/>
        </draw:line>
        <draw:line draw:style-name="gr88" draw:layer="layout" svg:x1="8.821cm" svg:y1="3.383cm" svg:x2="8.686cm" svg:y2="3.333cm">
          <text:p/>
        </draw:line>
        <draw:line draw:style-name="gr88" draw:layer="layout" svg:x1="8.92cm" svg:y1="3.482cm" svg:x2="8.82cm" svg:y2="3.382cm">
          <text:p/>
        </draw:line>
        <draw:line draw:style-name="gr88" draw:layer="layout" svg:x1="8.941cm" svg:y1="3.54cm" svg:x2="8.919cm" svg:y2="3.481cm">
          <text:p/>
        </draw:line>
        <draw:line draw:style-name="gr88" draw:layer="layout" svg:x1="9.163cm" svg:y1="3.539cm" svg:x2="8.94cm" svg:y2="3.539cm">
          <text:p/>
        </draw:line>
        <draw:line draw:style-name="gr88" draw:layer="layout" svg:x1="9.163cm" svg:y1="2.012cm" svg:x2="9.163cm" svg:y2="3.539cm">
          <text:p/>
        </draw:line>
        <draw:line draw:style-name="gr88" draw:layer="layout" svg:x1="9.091cm" svg:y1="2.012cm" svg:x2="9.163cm" svg:y2="2.012cm">
          <text:p/>
        </draw:line>
        <draw:line draw:style-name="gr88" draw:layer="layout" svg:x1="9.004cm" svg:y1="1.926cm" svg:x2="9.092cm" svg:y2="2.013cm">
          <text:p/>
        </draw:line>
        <draw:line draw:style-name="gr88" draw:layer="layout" svg:x1="9.004cm" svg:y1="1.284cm" svg:x2="9.004cm" svg:y2="1.926cm">
          <text:p/>
        </draw:line>
        <draw:line draw:style-name="gr88" draw:layer="layout" svg:x1="9.092cm" svg:y1="1.198cm" svg:x2="9.004cm" svg:y2="1.285cm">
          <text:p/>
        </draw:line>
        <draw:line draw:style-name="gr88" draw:layer="layout" svg:x1="9.732cm" svg:y1="1.198cm" svg:x2="9.091cm" svg:y2="1.198cm">
          <text:p/>
        </draw:line>
        <draw:line draw:style-name="gr88" draw:layer="layout" svg:x1="9.82cm" svg:y1="1.285cm" svg:x2="9.732cm" svg:y2="1.198cm">
          <text:p/>
        </draw:line>
        <draw:line draw:style-name="gr88" draw:layer="layout" svg:x1="10.957cm" svg:y1="1.96cm" svg:x2="10.957cm" svg:y2="1.479cm">
          <text:p/>
        </draw:line>
        <draw:line draw:style-name="gr88" draw:layer="layout" svg:x1="10.691cm" svg:y1="2.227cm" svg:x2="10.958cm" svg:y2="1.96cm">
          <text:p/>
        </draw:line>
        <draw:line draw:style-name="gr88" draw:layer="layout" svg:x1="10.21cm" svg:y1="2.226cm" svg:x2="10.691cm" svg:y2="2.226cm">
          <text:p/>
        </draw:line>
        <draw:line draw:style-name="gr88" draw:layer="layout" svg:x1="9.944cm" svg:y1="1.96cm" svg:x2="10.211cm" svg:y2="2.227cm">
          <text:p/>
        </draw:line>
        <draw:line draw:style-name="gr88" draw:layer="layout" svg:x1="9.944cm" svg:y1="1.479cm" svg:x2="9.944cm" svg:y2="1.96cm">
          <text:p/>
        </draw:line>
        <draw:line draw:style-name="gr88" draw:layer="layout" svg:x1="10.211cm" svg:y1="1.212cm" svg:x2="9.944cm" svg:y2="1.48cm">
          <text:p/>
        </draw:line>
        <draw:line draw:style-name="gr88" draw:layer="layout" svg:x1="10.691cm" svg:y1="1.212cm" svg:x2="10.21cm" svg:y2="1.212cm">
          <text:p/>
        </draw:line>
        <draw:line draw:style-name="gr88" draw:layer="layout" svg:x1="10.958cm" svg:y1="1.48cm" svg:x2="10.691cm" svg:y2="1.212cm">
          <text:p/>
        </draw:line>
        <draw:line draw:style-name="gr88" draw:layer="layout" svg:x1="14.084cm" svg:y1="1.96cm" svg:x2="14.084cm" svg:y2="1.479cm">
          <text:p/>
        </draw:line>
        <draw:line draw:style-name="gr88" draw:layer="layout" svg:x1="13.815cm" svg:y1="2.227cm" svg:x2="14.085cm" svg:y2="1.96cm">
          <text:p/>
        </draw:line>
        <draw:line draw:style-name="gr88" draw:layer="layout" svg:x1="13.337cm" svg:y1="2.226cm" svg:x2="13.815cm" svg:y2="2.226cm">
          <text:p/>
        </draw:line>
        <draw:line draw:style-name="gr88" draw:layer="layout" svg:x1="13.07cm" svg:y1="1.96cm" svg:x2="13.338cm" svg:y2="2.227cm">
          <text:p/>
        </draw:line>
        <draw:line draw:style-name="gr88" draw:layer="layout" svg:x1="13.07cm" svg:y1="1.479cm" svg:x2="13.07cm" svg:y2="1.96cm">
          <text:p/>
        </draw:line>
        <draw:line draw:style-name="gr88" draw:layer="layout" svg:x1="13.338cm" svg:y1="1.212cm" svg:x2="13.07cm" svg:y2="1.48cm">
          <text:p/>
        </draw:line>
        <draw:line draw:style-name="gr88" draw:layer="layout" svg:x1="13.815cm" svg:y1="1.212cm" svg:x2="13.337cm" svg:y2="1.212cm">
          <text:p/>
        </draw:line>
        <draw:line draw:style-name="gr88" draw:layer="layout" svg:x1="14.085cm" svg:y1="1.48cm" svg:x2="13.815cm" svg:y2="1.212cm">
          <text:p/>
        </draw:line>
        <draw:line draw:style-name="gr88" draw:layer="layout" svg:x1="17.299cm" svg:y1="2.48cm" svg:x2="17.299cm" svg:y2="1.993cm">
          <text:p/>
        </draw:line>
        <draw:line draw:style-name="gr88" draw:layer="layout" svg:x1="17.026cm" svg:y1="2.752cm" svg:x2="17.3cm" svg:y2="2.48cm">
          <text:p/>
        </draw:line>
        <draw:line draw:style-name="gr88" draw:layer="layout" svg:x1="16.541cm" svg:y1="2.751cm" svg:x2="17.026cm" svg:y2="2.751cm">
          <text:p/>
        </draw:line>
        <draw:line draw:style-name="gr88" draw:layer="layout" svg:x1="16.268cm" svg:y1="2.48cm" svg:x2="16.542cm" svg:y2="2.752cm">
          <text:p/>
        </draw:line>
        <draw:line draw:style-name="gr88" draw:layer="layout" svg:x1="16.268cm" svg:y1="1.993cm" svg:x2="16.268cm" svg:y2="2.48cm">
          <text:p/>
        </draw:line>
        <draw:line draw:style-name="gr88" draw:layer="layout" svg:x1="16.542cm" svg:y1="1.72cm" svg:x2="16.268cm" svg:y2="1.994cm">
          <text:p/>
        </draw:line>
        <draw:line draw:style-name="gr88" draw:layer="layout" svg:x1="17.026cm" svg:y1="1.72cm" svg:x2="16.541cm" svg:y2="1.72cm">
          <text:p/>
        </draw:line>
        <draw:line draw:style-name="gr88" draw:layer="layout" svg:x1="17.3cm" svg:y1="1.994cm" svg:x2="17.026cm" svg:y2="1.72cm">
          <text:p/>
        </draw:line>
        <draw:line draw:style-name="gr88" draw:layer="layout" svg:x1="15.214cm" svg:y1="2.48cm" svg:x2="15.214cm" svg:y2="1.993cm">
          <text:p/>
        </draw:line>
        <draw:line draw:style-name="gr88" draw:layer="layout" svg:x1="14.943cm" svg:y1="2.752cm" svg:x2="15.215cm" svg:y2="2.48cm">
          <text:p/>
        </draw:line>
        <draw:line draw:style-name="gr88" draw:layer="layout" svg:x1="14.456cm" svg:y1="2.751cm" svg:x2="14.943cm" svg:y2="2.751cm">
          <text:p/>
        </draw:line>
        <draw:line draw:style-name="gr88" draw:layer="layout" svg:x1="14.185cm" svg:y1="2.48cm" svg:x2="14.457cm" svg:y2="2.752cm">
          <text:p/>
        </draw:line>
        <draw:line draw:style-name="gr88" draw:layer="layout" svg:x1="14.185cm" svg:y1="1.993cm" svg:x2="14.185cm" svg:y2="2.48cm">
          <text:p/>
        </draw:line>
        <draw:line draw:style-name="gr88" draw:layer="layout" svg:x1="14.457cm" svg:y1="1.72cm" svg:x2="14.185cm" svg:y2="1.994cm">
          <text:p/>
        </draw:line>
        <draw:line draw:style-name="gr88" draw:layer="layout" svg:x1="14.943cm" svg:y1="1.72cm" svg:x2="14.456cm" svg:y2="1.72cm">
          <text:p/>
        </draw:line>
        <draw:line draw:style-name="gr88" draw:layer="layout" svg:x1="15.215cm" svg:y1="1.994cm" svg:x2="14.943cm" svg:y2="1.72cm">
          <text:p/>
        </draw:line>
        <draw:line draw:style-name="gr88" draw:layer="layout" svg:x1="16.236cm" svg:y1="2.472cm" svg:x2="16.236cm" svg:y2="2.237cm">
          <text:p/>
        </draw:line>
        <draw:line draw:style-name="gr88" draw:layer="layout" svg:x1="15.976cm" svg:y1="2.733cm" svg:x2="16.237cm" svg:y2="2.472cm">
          <text:p/>
        </draw:line>
        <draw:line draw:style-name="gr88" draw:layer="layout" svg:x1="15.506cm" svg:y1="2.732cm" svg:x2="15.741cm" svg:y2="2.732cm">
          <text:p/>
        </draw:line>
        <draw:line draw:style-name="gr88" draw:layer="layout" svg:x1="15.248cm" svg:y1="2.472cm" svg:x2="15.507cm" svg:y2="2.733cm">
          <text:p/>
        </draw:line>
        <draw:line draw:style-name="gr88" draw:layer="layout" svg:x1="15.248cm" svg:y1="2.002cm" svg:x2="15.248cm" svg:y2="2.237cm">
          <text:p/>
        </draw:line>
        <draw:line draw:style-name="gr88" draw:layer="layout" svg:x1="15.507cm" svg:y1="1.742cm" svg:x2="15.248cm" svg:y2="2.003cm">
          <text:p/>
        </draw:line>
        <draw:line draw:style-name="gr88" draw:layer="layout" svg:x1="15.976cm" svg:y1="1.742cm" svg:x2="15.741cm" svg:y2="1.742cm">
          <text:p/>
        </draw:line>
        <draw:line draw:style-name="gr88" draw:layer="layout" svg:x1="16.237cm" svg:y1="2.003cm" svg:x2="15.976cm" svg:y2="1.742cm">
          <text:p/>
        </draw:line>
        <draw:line draw:style-name="gr88" draw:layer="layout" svg:x1="10.957cm" svg:y1="3.001cm" svg:x2="10.957cm" svg:y2="2.523cm">
          <text:p/>
        </draw:line>
        <draw:line draw:style-name="gr88" draw:layer="layout" svg:x1="10.691cm" svg:y1="3.271cm" svg:x2="10.958cm" svg:y2="3.001cm">
          <text:p/>
        </draw:line>
        <draw:line draw:style-name="gr88" draw:layer="layout" svg:x1="10.21cm" svg:y1="3.27cm" svg:x2="10.691cm" svg:y2="3.27cm">
          <text:p/>
        </draw:line>
        <draw:line draw:style-name="gr88" draw:layer="layout" svg:x1="9.944cm" svg:y1="3.001cm" svg:x2="10.211cm" svg:y2="3.271cm">
          <text:p/>
        </draw:line>
        <draw:line draw:style-name="gr88" draw:layer="layout" svg:x1="9.944cm" svg:y1="2.523cm" svg:x2="9.944cm" svg:y2="3.001cm">
          <text:p/>
        </draw:line>
        <draw:line draw:style-name="gr88" draw:layer="layout" svg:x1="10.211cm" svg:y1="2.254cm" svg:x2="9.944cm" svg:y2="2.524cm">
          <text:p/>
        </draw:line>
        <draw:line draw:style-name="gr88" draw:layer="layout" svg:x1="10.691cm" svg:y1="2.254cm" svg:x2="10.21cm" svg:y2="2.254cm">
          <text:p/>
        </draw:line>
        <draw:line draw:style-name="gr88" draw:layer="layout" svg:x1="10.958cm" svg:y1="2.524cm" svg:x2="10.691cm" svg:y2="2.254cm">
          <text:p/>
        </draw:line>
        <draw:line draw:style-name="gr88" draw:layer="layout" svg:x1="14.084cm" svg:y1="3.001cm" svg:x2="14.084cm" svg:y2="2.523cm">
          <text:p/>
        </draw:line>
        <draw:line draw:style-name="gr88" draw:layer="layout" svg:x1="13.815cm" svg:y1="3.271cm" svg:x2="14.085cm" svg:y2="3.001cm">
          <text:p/>
        </draw:line>
        <draw:line draw:style-name="gr88" draw:layer="layout" svg:x1="13.337cm" svg:y1="3.27cm" svg:x2="13.815cm" svg:y2="3.27cm">
          <text:p/>
        </draw:line>
        <draw:line draw:style-name="gr88" draw:layer="layout" svg:x1="13.07cm" svg:y1="3.001cm" svg:x2="13.338cm" svg:y2="3.271cm">
          <text:p/>
        </draw:line>
        <draw:line draw:style-name="gr88" draw:layer="layout" svg:x1="13.07cm" svg:y1="2.523cm" svg:x2="13.07cm" svg:y2="3.001cm">
          <text:p/>
        </draw:line>
        <draw:line draw:style-name="gr88" draw:layer="layout" svg:x1="13.338cm" svg:y1="2.254cm" svg:x2="13.07cm" svg:y2="2.524cm">
          <text:p/>
        </draw:line>
        <draw:line draw:style-name="gr88" draw:layer="layout" svg:x1="13.815cm" svg:y1="2.254cm" svg:x2="13.337cm" svg:y2="2.254cm">
          <text:p/>
        </draw:line>
        <draw:line draw:style-name="gr88" draw:layer="layout" svg:x1="14.085cm" svg:y1="2.524cm" svg:x2="13.815cm" svg:y2="2.254cm">
          <text:p/>
        </draw:line>
        <draw:line draw:style-name="gr88" draw:layer="layout" svg:x1="17.299cm" svg:y1="3.522cm" svg:x2="17.299cm" svg:y2="3.035cm">
          <text:p/>
        </draw:line>
        <draw:line draw:style-name="gr88" draw:layer="layout" svg:x1="17.026cm" svg:y1="3.796cm" svg:x2="17.3cm" svg:y2="3.522cm">
          <text:p/>
        </draw:line>
        <draw:line draw:style-name="gr88" draw:layer="layout" svg:x1="16.541cm" svg:y1="3.795cm" svg:x2="17.026cm" svg:y2="3.795cm">
          <text:p/>
        </draw:line>
        <draw:line draw:style-name="gr88" draw:layer="layout" svg:x1="16.268cm" svg:y1="3.522cm" svg:x2="16.542cm" svg:y2="3.796cm">
          <text:p/>
        </draw:line>
        <draw:line draw:style-name="gr88" draw:layer="layout" svg:x1="16.268cm" svg:y1="3.035cm" svg:x2="16.268cm" svg:y2="3.522cm">
          <text:p/>
        </draw:line>
        <draw:line draw:style-name="gr88" draw:layer="layout" svg:x1="16.542cm" svg:y1="2.764cm" svg:x2="16.268cm" svg:y2="3.036cm">
          <text:p/>
        </draw:line>
        <draw:line draw:style-name="gr88" draw:layer="layout" svg:x1="17.026cm" svg:y1="2.764cm" svg:x2="16.541cm" svg:y2="2.764cm">
          <text:p/>
        </draw:line>
        <draw:line draw:style-name="gr88" draw:layer="layout" svg:x1="17.3cm" svg:y1="3.036cm" svg:x2="17.026cm" svg:y2="2.764cm">
          <text:p/>
        </draw:line>
        <draw:line draw:style-name="gr88" draw:layer="layout" svg:x1="15.214cm" svg:y1="3.522cm" svg:x2="15.214cm" svg:y2="3.035cm">
          <text:p/>
        </draw:line>
        <draw:line draw:style-name="gr88" draw:layer="layout" svg:x1="14.943cm" svg:y1="3.796cm" svg:x2="15.215cm" svg:y2="3.522cm">
          <text:p/>
        </draw:line>
        <draw:line draw:style-name="gr88" draw:layer="layout" svg:x1="14.456cm" svg:y1="3.795cm" svg:x2="14.943cm" svg:y2="3.795cm">
          <text:p/>
        </draw:line>
        <draw:line draw:style-name="gr88" draw:layer="layout" svg:x1="14.185cm" svg:y1="3.522cm" svg:x2="14.457cm" svg:y2="3.796cm">
          <text:p/>
        </draw:line>
        <draw:line draw:style-name="gr88" draw:layer="layout" svg:x1="14.185cm" svg:y1="3.035cm" svg:x2="14.185cm" svg:y2="3.522cm">
          <text:p/>
        </draw:line>
        <draw:line draw:style-name="gr88" draw:layer="layout" svg:x1="14.457cm" svg:y1="2.764cm" svg:x2="14.185cm" svg:y2="3.036cm">
          <text:p/>
        </draw:line>
        <draw:line draw:style-name="gr88" draw:layer="layout" svg:x1="14.943cm" svg:y1="2.764cm" svg:x2="14.456cm" svg:y2="2.764cm">
          <text:p/>
        </draw:line>
        <draw:line draw:style-name="gr88" draw:layer="layout" svg:x1="15.215cm" svg:y1="3.036cm" svg:x2="14.943cm" svg:y2="2.764cm">
          <text:p/>
        </draw:line>
        <draw:line draw:style-name="gr88" draw:layer="layout" svg:x1="16.236cm" svg:y1="3.513cm" svg:x2="16.236cm" svg:y2="3.278cm">
          <text:p/>
        </draw:line>
        <draw:line draw:style-name="gr88" draw:layer="layout" svg:x1="15.976cm" svg:y1="3.775cm" svg:x2="16.237cm" svg:y2="3.513cm">
          <text:p/>
        </draw:line>
        <draw:line draw:style-name="gr88" draw:layer="layout" svg:x1="15.506cm" svg:y1="3.774cm" svg:x2="15.741cm" svg:y2="3.774cm">
          <text:p/>
        </draw:line>
        <draw:line draw:style-name="gr88" draw:layer="layout" svg:x1="15.248cm" svg:y1="3.513cm" svg:x2="15.507cm" svg:y2="3.775cm">
          <text:p/>
        </draw:line>
        <draw:line draw:style-name="gr88" draw:layer="layout" svg:x1="15.248cm" svg:y1="3.043cm" svg:x2="15.248cm" svg:y2="3.278cm">
          <text:p/>
        </draw:line>
        <draw:line draw:style-name="gr88" draw:layer="layout" svg:x1="15.507cm" svg:y1="2.783cm" svg:x2="15.248cm" svg:y2="3.044cm">
          <text:p/>
        </draw:line>
        <draw:line draw:style-name="gr88" draw:layer="layout" svg:x1="15.976cm" svg:y1="2.783cm" svg:x2="15.741cm" svg:y2="2.783cm">
          <text:p/>
        </draw:line>
        <draw:line draw:style-name="gr88" draw:layer="layout" svg:x1="16.237cm" svg:y1="3.044cm" svg:x2="15.976cm" svg:y2="2.783cm">
          <text:p/>
        </draw:line>
        <draw:line draw:style-name="gr88" draw:layer="layout" svg:x1="10.957cm" svg:y1="4.044cm" svg:x2="10.957cm" svg:y2="3.564cm">
          <text:p/>
        </draw:line>
        <draw:line draw:style-name="gr88" draw:layer="layout" svg:x1="10.691cm" svg:y1="4.312cm" svg:x2="10.958cm" svg:y2="4.044cm">
          <text:p/>
        </draw:line>
        <draw:line draw:style-name="gr88" draw:layer="layout" svg:x1="10.21cm" svg:y1="4.311cm" svg:x2="10.691cm" svg:y2="4.311cm">
          <text:p/>
        </draw:line>
        <draw:line draw:style-name="gr88" draw:layer="layout" svg:x1="9.944cm" svg:y1="4.044cm" svg:x2="10.211cm" svg:y2="4.312cm">
          <text:p/>
        </draw:line>
        <draw:line draw:style-name="gr88" draw:layer="layout" svg:x1="9.944cm" svg:y1="3.564cm" svg:x2="9.944cm" svg:y2="4.044cm">
          <text:p/>
        </draw:line>
        <draw:line draw:style-name="gr88" draw:layer="layout" svg:x1="10.211cm" svg:y1="3.297cm" svg:x2="9.944cm" svg:y2="3.565cm">
          <text:p/>
        </draw:line>
        <draw:line draw:style-name="gr88" draw:layer="layout" svg:x1="10.691cm" svg:y1="3.297cm" svg:x2="10.21cm" svg:y2="3.297cm">
          <text:p/>
        </draw:line>
        <draw:line draw:style-name="gr88" draw:layer="layout" svg:x1="10.958cm" svg:y1="3.565cm" svg:x2="10.691cm" svg:y2="3.297cm">
          <text:p/>
        </draw:line>
        <draw:line draw:style-name="gr88" draw:layer="layout" svg:x1="14.084cm" svg:y1="4.044cm" svg:x2="14.084cm" svg:y2="3.564cm">
          <text:p/>
        </draw:line>
        <draw:line draw:style-name="gr88" draw:layer="layout" svg:x1="13.815cm" svg:y1="4.312cm" svg:x2="14.085cm" svg:y2="4.044cm">
          <text:p/>
        </draw:line>
        <draw:line draw:style-name="gr88" draw:layer="layout" svg:x1="13.337cm" svg:y1="4.311cm" svg:x2="13.815cm" svg:y2="4.311cm">
          <text:p/>
        </draw:line>
        <draw:line draw:style-name="gr88" draw:layer="layout" svg:x1="13.07cm" svg:y1="4.044cm" svg:x2="13.338cm" svg:y2="4.312cm">
          <text:p/>
        </draw:line>
        <draw:line draw:style-name="gr88" draw:layer="layout" svg:x1="13.07cm" svg:y1="3.564cm" svg:x2="13.07cm" svg:y2="4.044cm">
          <text:p/>
        </draw:line>
        <draw:line draw:style-name="gr88" draw:layer="layout" svg:x1="13.338cm" svg:y1="3.297cm" svg:x2="13.07cm" svg:y2="3.565cm">
          <text:p/>
        </draw:line>
        <draw:line draw:style-name="gr88" draw:layer="layout" svg:x1="13.815cm" svg:y1="3.297cm" svg:x2="13.337cm" svg:y2="3.297cm">
          <text:p/>
        </draw:line>
        <draw:line draw:style-name="gr88" draw:layer="layout" svg:x1="14.085cm" svg:y1="3.565cm" svg:x2="13.815cm" svg:y2="3.297cm">
          <text:p/>
        </draw:line>
        <draw:line draw:style-name="gr88" draw:layer="layout" svg:x1="17.299cm" svg:y1="4.565cm" svg:x2="17.299cm" svg:y2="4.078cm">
          <text:p/>
        </draw:line>
        <draw:line draw:style-name="gr88" draw:layer="layout" svg:x1="17.026cm" svg:y1="4.837cm" svg:x2="17.3cm" svg:y2="4.565cm">
          <text:p/>
        </draw:line>
        <draw:line draw:style-name="gr88" draw:layer="layout" svg:x1="16.541cm" svg:y1="4.836cm" svg:x2="17.026cm" svg:y2="4.836cm">
          <text:p/>
        </draw:line>
        <draw:line draw:style-name="gr88" draw:layer="layout" svg:x1="16.268cm" svg:y1="4.565cm" svg:x2="16.542cm" svg:y2="4.837cm">
          <text:p/>
        </draw:line>
        <draw:line draw:style-name="gr88" draw:layer="layout" svg:x1="16.268cm" svg:y1="4.078cm" svg:x2="16.268cm" svg:y2="4.565cm">
          <text:p/>
        </draw:line>
        <draw:line draw:style-name="gr88" draw:layer="layout" svg:x1="16.542cm" svg:y1="3.805cm" svg:x2="16.268cm" svg:y2="4.079cm">
          <text:p/>
        </draw:line>
        <draw:line draw:style-name="gr88" draw:layer="layout" svg:x1="17.026cm" svg:y1="3.805cm" svg:x2="16.541cm" svg:y2="3.805cm">
          <text:p/>
        </draw:line>
        <draw:line draw:style-name="gr88" draw:layer="layout" svg:x1="17.3cm" svg:y1="4.079cm" svg:x2="17.026cm" svg:y2="3.805cm">
          <text:p/>
        </draw:line>
        <draw:line draw:style-name="gr88" draw:layer="layout" svg:x1="15.214cm" svg:y1="4.565cm" svg:x2="15.214cm" svg:y2="4.078cm">
          <text:p/>
        </draw:line>
        <draw:line draw:style-name="gr88" draw:layer="layout" svg:x1="14.943cm" svg:y1="4.837cm" svg:x2="15.215cm" svg:y2="4.565cm">
          <text:p/>
        </draw:line>
        <draw:line draw:style-name="gr88" draw:layer="layout" svg:x1="14.456cm" svg:y1="4.836cm" svg:x2="14.943cm" svg:y2="4.836cm">
          <text:p/>
        </draw:line>
        <draw:line draw:style-name="gr88" draw:layer="layout" svg:x1="14.185cm" svg:y1="4.565cm" svg:x2="14.457cm" svg:y2="4.837cm">
          <text:p/>
        </draw:line>
        <draw:line draw:style-name="gr88" draw:layer="layout" svg:x1="14.185cm" svg:y1="4.078cm" svg:x2="14.185cm" svg:y2="4.565cm">
          <text:p/>
        </draw:line>
        <draw:line draw:style-name="gr88" draw:layer="layout" svg:x1="14.457cm" svg:y1="3.805cm" svg:x2="14.185cm" svg:y2="4.079cm">
          <text:p/>
        </draw:line>
        <draw:line draw:style-name="gr88" draw:layer="layout" svg:x1="14.943cm" svg:y1="3.805cm" svg:x2="14.456cm" svg:y2="3.805cm">
          <text:p/>
        </draw:line>
        <draw:line draw:style-name="gr88" draw:layer="layout" svg:x1="15.215cm" svg:y1="4.079cm" svg:x2="14.943cm" svg:y2="3.805cm">
          <text:p/>
        </draw:line>
        <draw:line draw:style-name="gr88" draw:layer="layout" svg:x1="16.236cm" svg:y1="4.557cm" svg:x2="16.236cm" svg:y2="4.322cm">
          <text:p/>
        </draw:line>
        <draw:line draw:style-name="gr88" draw:layer="layout" svg:x1="15.976cm" svg:y1="4.818cm" svg:x2="16.237cm" svg:y2="4.557cm">
          <text:p/>
        </draw:line>
        <draw:line draw:style-name="gr88" draw:layer="layout" svg:x1="15.506cm" svg:y1="4.817cm" svg:x2="15.741cm" svg:y2="4.817cm">
          <text:p/>
        </draw:line>
        <draw:line draw:style-name="gr88" draw:layer="layout" svg:x1="15.248cm" svg:y1="4.557cm" svg:x2="15.507cm" svg:y2="4.818cm">
          <text:p/>
        </draw:line>
        <draw:line draw:style-name="gr88" draw:layer="layout" svg:x1="15.248cm" svg:y1="4.087cm" svg:x2="15.248cm" svg:y2="4.322cm">
          <text:p/>
        </draw:line>
        <draw:line draw:style-name="gr88" draw:layer="layout" svg:x1="15.507cm" svg:y1="3.826cm" svg:x2="15.248cm" svg:y2="4.088cm">
          <text:p/>
        </draw:line>
        <draw:line draw:style-name="gr88" draw:layer="layout" svg:x1="15.976cm" svg:y1="3.826cm" svg:x2="15.741cm" svg:y2="3.826cm">
          <text:p/>
        </draw:line>
        <draw:line draw:style-name="gr88" draw:layer="layout" svg:x1="16.237cm" svg:y1="4.088cm" svg:x2="15.976cm" svg:y2="3.826cm">
          <text:p/>
        </draw:line>
        <draw:line draw:style-name="gr88" draw:layer="layout" svg:x1="7.109cm" svg:y1="5.08cm" svg:x2="7.109cm" svg:y2="4.121cm">
          <text:p/>
        </draw:line>
        <draw:line draw:style-name="gr88" draw:layer="layout" svg:x1="7.012cm" svg:y1="5.178cm" svg:x2="7.11cm" svg:y2="5.08cm">
          <text:p/>
        </draw:line>
        <draw:line draw:style-name="gr88" draw:layer="layout" svg:x1="6.887cm" svg:y1="5.177cm" svg:x2="7.012cm" svg:y2="5.177cm">
          <text:p/>
        </draw:line>
        <draw:line draw:style-name="gr88" draw:layer="layout" svg:x1="6.93cm" svg:y1="5.222cm" svg:x2="6.887cm" svg:y2="5.177cm">
          <text:p/>
        </draw:line>
        <draw:line draw:style-name="gr88" draw:layer="layout" svg:x1="6.929cm" svg:y1="5.223cm" svg:x2="6.929cm" svg:y2="5.221cm">
          <text:p/>
        </draw:line>
        <draw:line draw:style-name="gr88" draw:layer="layout" svg:x1="6.97cm" svg:y1="5.223cm" svg:x2="6.929cm" svg:y2="5.223cm">
          <text:p/>
        </draw:line>
        <draw:line draw:style-name="gr88" draw:layer="layout" svg:x1="7.068cm" svg:y1="5.322cm" svg:x2="6.97cm" svg:y2="5.223cm">
          <text:p/>
        </draw:line>
        <draw:line draw:style-name="gr88" draw:layer="layout" svg:x1="7.067cm" svg:y1="5.793cm" svg:x2="7.067cm" svg:y2="5.321cm">
          <text:p/>
        </draw:line>
        <draw:line draw:style-name="gr88" draw:layer="layout" svg:x1="6.985cm" svg:y1="5.874cm" svg:x2="7.068cm" svg:y2="5.793cm">
          <text:p/>
        </draw:line>
        <draw:line draw:style-name="gr88" draw:layer="layout" svg:x1="7.03cm" svg:y1="5.921cm" svg:x2="6.985cm" svg:y2="5.873cm">
          <text:p/>
        </draw:line>
        <draw:line draw:style-name="gr88" draw:layer="layout" svg:x1="7.029cm" svg:y1="6.36cm" svg:x2="7.029cm" svg:y2="6.14cm">
          <text:p/>
        </draw:line>
        <draw:line draw:style-name="gr88" draw:layer="layout" svg:x1="6.953cm" svg:y1="6.437cm" svg:x2="7.03cm" svg:y2="6.36cm">
          <text:p/>
        </draw:line>
        <draw:line draw:style-name="gr88" draw:layer="layout" svg:x1="6.451cm" svg:y1="6.436cm" svg:x2="6.701cm" svg:y2="6.436cm">
          <text:p/>
        </draw:line>
        <draw:line draw:style-name="gr88" draw:layer="layout" svg:x1="6.375cm" svg:y1="6.36cm" svg:x2="6.452cm" svg:y2="6.437cm">
          <text:p/>
        </draw:line>
        <draw:line draw:style-name="gr88" draw:layer="layout" svg:x1="6.375cm" svg:y1="5.92cm" svg:x2="6.375cm" svg:y2="6.14cm">
          <text:p/>
        </draw:line>
        <draw:line draw:style-name="gr88" draw:layer="layout" svg:x1="6.42cm" svg:y1="5.873cm" svg:x2="6.375cm" svg:y2="5.921cm">
          <text:p/>
        </draw:line>
        <draw:line draw:style-name="gr88" draw:layer="layout" svg:x1="6.337cm" svg:y1="5.793cm" svg:x2="6.42cm" svg:y2="5.874cm">
          <text:p/>
        </draw:line>
        <draw:line draw:style-name="gr88" draw:layer="layout" svg:x1="6.337cm" svg:y1="5.321cm" svg:x2="6.337cm" svg:y2="5.793cm">
          <text:p/>
        </draw:line>
        <draw:line draw:style-name="gr88" draw:layer="layout" svg:x1="6.361cm" svg:y1="5.298cm" svg:x2="6.337cm" svg:y2="5.322cm">
          <text:p/>
        </draw:line>
        <draw:line draw:style-name="gr88" draw:layer="layout" svg:x1="6.244cm" svg:y1="5.179cm" svg:x2="6.361cm" svg:y2="5.299cm">
          <text:p/>
        </draw:line>
        <draw:line draw:style-name="gr88" draw:layer="layout" svg:x1="6.244cm" svg:y1="5.177cm" svg:x2="6.244cm" svg:y2="5.179cm">
          <text:p/>
        </draw:line>
        <draw:line draw:style-name="gr88" draw:layer="layout" svg:x1="5.93cm" svg:y1="5.177cm" svg:x2="6.244cm" svg:y2="5.177cm">
          <text:p/>
        </draw:line>
        <draw:line draw:style-name="gr88" draw:layer="layout" svg:x1="5.833cm" svg:y1="5.08cm" svg:x2="5.931cm" svg:y2="5.178cm">
          <text:p/>
        </draw:line>
        <draw:line draw:style-name="gr88" draw:layer="layout" svg:x1="5.833cm" svg:y1="4.121cm" svg:x2="5.833cm" svg:y2="5.08cm">
          <text:p/>
        </draw:line>
        <draw:line draw:style-name="gr88" draw:layer="layout" svg:x1="5.931cm" svg:y1="4.023cm" svg:x2="5.833cm" svg:y2="4.122cm">
          <text:p/>
        </draw:line>
        <draw:line draw:style-name="gr88" draw:layer="layout" svg:x1="7.012cm" svg:y1="4.023cm" svg:x2="5.93cm" svg:y2="4.023cm">
          <text:p/>
        </draw:line>
        <draw:line draw:style-name="gr88" draw:layer="layout" svg:x1="7.11cm" svg:y1="4.122cm" svg:x2="7.012cm" svg:y2="4.023cm">
          <text:p/>
        </draw:line>
        <draw:line draw:style-name="gr88" draw:layer="layout" svg:x1="5.456cm" svg:y1="5.08cm" svg:x2="5.456cm" svg:y2="4.121cm">
          <text:p/>
        </draw:line>
        <draw:line draw:style-name="gr88" draw:layer="layout" svg:x1="5.367cm" svg:y1="5.169cm" svg:x2="5.457cm" svg:y2="5.08cm">
          <text:p/>
        </draw:line>
        <draw:line draw:style-name="gr88" draw:layer="layout" svg:x1="5.628cm" svg:y1="5.168cm" svg:x2="5.367cm" svg:y2="5.168cm">
          <text:p/>
        </draw:line>
        <draw:line draw:style-name="gr88" draw:layer="layout" svg:x1="5.982cm" svg:y1="5.523cm" svg:x2="5.628cm" svg:y2="5.168cm">
          <text:p/>
        </draw:line>
        <draw:line draw:style-name="gr88" draw:layer="layout" svg:x1="5.981cm" svg:y1="6.174cm" svg:x2="5.981cm" svg:y2="5.522cm">
          <text:p/>
        </draw:line>
        <draw:line draw:style-name="gr88" draw:layer="layout" svg:x1="5.628cm" svg:y1="6.528cm" svg:x2="5.982cm" svg:y2="6.174cm">
          <text:p/>
        </draw:line>
        <draw:line draw:style-name="gr88" draw:layer="layout" svg:x1="5.53cm" svg:y1="6.527cm" svg:x2="5.628cm" svg:y2="6.527cm">
          <text:p/>
        </draw:line>
        <draw:line draw:style-name="gr88" draw:layer="layout" svg:x1="5.53cm" svg:y1="6.62cm" svg:x2="5.53cm" svg:y2="6.527cm">
          <text:p/>
        </draw:line>
        <draw:line draw:style-name="gr88" draw:layer="layout" svg:x1="5.7cm" svg:y1="6.62cm" svg:x2="5.53cm" svg:y2="6.62cm">
          <text:p/>
        </draw:line>
        <draw:line draw:style-name="gr88" draw:layer="layout" svg:x1="5.798cm" svg:y1="6.719cm" svg:x2="5.7cm" svg:y2="6.62cm">
          <text:p/>
        </draw:line>
        <draw:line draw:style-name="gr88" draw:layer="layout" svg:x1="5.797cm" svg:y1="7.145cm" svg:x2="5.797cm" svg:y2="6.718cm">
          <text:p/>
        </draw:line>
        <draw:line draw:style-name="gr88" draw:layer="layout" svg:x1="5.828cm" svg:y1="7.176cm" svg:x2="5.797cm" svg:y2="7.145cm">
          <text:p/>
        </draw:line>
        <draw:line draw:style-name="gr88" draw:layer="layout" svg:x1="8.125cm" svg:y1="7.175cm" svg:x2="5.827cm" svg:y2="7.175cm">
          <text:p/>
        </draw:line>
        <draw:line draw:style-name="gr88" draw:layer="layout" svg:x1="8.125cm" svg:y1="7.137cm" svg:x2="8.125cm" svg:y2="7.175cm">
          <text:p/>
        </draw:line>
        <draw:line draw:style-name="gr88" draw:layer="layout" svg:x1="8.224cm" svg:y1="7.04cm" svg:x2="8.125cm" svg:y2="7.138cm">
          <text:p/>
        </draw:line>
        <draw:line draw:style-name="gr88" draw:layer="layout" svg:x1="8.695cm" svg:y1="7.04cm" svg:x2="8.223cm" svg:y2="7.04cm">
          <text:p/>
        </draw:line>
        <draw:line draw:style-name="gr88" draw:layer="layout" svg:x1="8.753cm" svg:y1="7.096cm" svg:x2="8.695cm" svg:y2="7.04cm">
          <text:p/>
        </draw:line>
        <draw:line draw:style-name="gr88" draw:layer="layout" svg:x1="8.808cm" svg:y1="7.04cm" svg:x2="8.752cm" svg:y2="7.096cm">
          <text:p/>
        </draw:line>
        <draw:line draw:style-name="gr88" draw:layer="layout" svg:x1="9.279cm" svg:y1="7.04cm" svg:x2="8.807cm" svg:y2="7.04cm">
          <text:p/>
        </draw:line>
        <draw:line draw:style-name="gr88" draw:layer="layout" svg:x1="9.377cm" svg:y1="7.138cm" svg:x2="9.279cm" svg:y2="7.04cm">
          <text:p/>
        </draw:line>
        <draw:line draw:style-name="gr88" draw:layer="layout" svg:x1="9.376cm" svg:y1="7.175cm" svg:x2="9.376cm" svg:y2="7.137cm">
          <text:p/>
        </draw:line>
        <draw:line draw:style-name="gr88" draw:layer="layout" svg:x1="10.369cm" svg:y1="7.175cm" svg:x2="9.376cm" svg:y2="7.175cm">
          <text:p/>
        </draw:line>
        <draw:line draw:style-name="gr88" draw:layer="layout" svg:x1="10.503cm" svg:y1="7.309cm" svg:x2="10.369cm" svg:y2="7.175cm">
          <text:p/>
        </draw:line>
        <draw:polyline draw:style-name="gr88" draw:layer="layout" svg:width="0cm" svg:height="0cm" svg:x="10.502cm" svg:y="7.308cm" svg:viewBox="0 0 0 0" draw:points="0,0">
          <text:p/>
        </draw:polyline>
        <draw:line draw:style-name="gr88" draw:layer="layout" svg:x1="11.187cm" svg:y1="7.995cm" svg:x2="10.502cm" svg:y2="7.308cm">
          <text:p/>
        </draw:line>
        <draw:line draw:style-name="gr88" draw:layer="layout" svg:x1="11.281cm" svg:y1="7.994cm" svg:x2="11.186cm" svg:y2="7.994cm">
          <text:p/>
        </draw:line>
        <draw:line draw:style-name="gr88" draw:layer="layout" svg:x1="11.203cm" svg:y1="7.916cm" svg:x2="11.282cm" svg:y2="7.995cm">
          <text:p/>
        </draw:line>
        <draw:line draw:style-name="gr88" draw:layer="layout" svg:x1="11.203cm" svg:y1="7.49cm" svg:x2="11.203cm" svg:y2="7.916cm">
          <text:p/>
        </draw:line>
        <draw:line draw:style-name="gr88" draw:layer="layout" svg:x1="11.445cm" svg:y1="7.249cm" svg:x2="11.203cm" svg:y2="7.491cm">
          <text:p/>
        </draw:line>
        <draw:line draw:style-name="gr88" draw:layer="layout" svg:x1="11.87cm" svg:y1="7.249cm" svg:x2="11.444cm" svg:y2="7.249cm">
          <text:p/>
        </draw:line>
        <draw:line draw:style-name="gr88" draw:layer="layout" svg:x1="12.11cm" svg:y1="7.491cm" svg:x2="11.87cm" svg:y2="7.249cm">
          <text:p/>
        </draw:line>
        <draw:line draw:style-name="gr88" draw:layer="layout" svg:x1="12.109cm" svg:y1="7.916cm" svg:x2="12.109cm" svg:y2="7.49cm">
          <text:p/>
        </draw:line>
        <draw:line draw:style-name="gr88" draw:layer="layout" svg:x1="12.031cm" svg:y1="7.995cm" svg:x2="12.11cm" svg:y2="7.916cm">
          <text:p/>
        </draw:line>
        <draw:line draw:style-name="gr88" draw:layer="layout" svg:x1="14.437cm" svg:y1="7.994cm" svg:x2="12.031cm" svg:y2="7.994cm">
          <text:p/>
        </draw:line>
        <draw:line draw:style-name="gr88" draw:layer="layout" svg:x1="14.457cm" svg:y1="7.975cm" svg:x2="14.437cm" svg:y2="7.995cm">
          <text:p/>
        </draw:line>
        <draw:line draw:style-name="gr88" draw:layer="layout" svg:x1="14.943cm" svg:y1="7.975cm" svg:x2="14.456cm" svg:y2="7.975cm">
          <text:p/>
        </draw:line>
        <draw:line draw:style-name="gr88" draw:layer="layout" svg:x1="15.215cm" svg:y1="8.249cm" svg:x2="14.943cm" svg:y2="7.975cm">
          <text:p/>
        </draw:line>
        <draw:line draw:style-name="gr88" draw:layer="layout" svg:x1="15.214cm" svg:y1="8.735cm" svg:x2="15.214cm" svg:y2="8.248cm">
          <text:p/>
        </draw:line>
        <draw:line draw:style-name="gr88" draw:layer="layout" svg:x1="14.943cm" svg:y1="9.007cm" svg:x2="15.215cm" svg:y2="8.735cm">
          <text:p/>
        </draw:line>
        <draw:line draw:style-name="gr88" draw:layer="layout" svg:x1="14.497cm" svg:y1="9.006cm" svg:x2="14.943cm" svg:y2="9.006cm">
          <text:p/>
        </draw:line>
        <draw:line draw:style-name="gr88" draw:layer="layout" svg:x1="14.508cm" svg:y1="9.02cm" svg:x2="14.497cm" svg:y2="9.006cm">
          <text:p/>
        </draw:line>
        <draw:line draw:style-name="gr88" draw:layer="layout" svg:x1="14.943cm" svg:y1="9.019cm" svg:x2="14.507cm" svg:y2="9.019cm">
          <text:p/>
        </draw:line>
        <draw:line draw:style-name="gr88" draw:layer="layout" svg:x1="15.215cm" svg:y1="9.291cm" svg:x2="14.943cm" svg:y2="9.019cm">
          <text:p/>
        </draw:line>
        <draw:line draw:style-name="gr88" draw:layer="layout" svg:x1="15.214cm" svg:y1="9.776cm" svg:x2="15.214cm" svg:y2="9.29cm">
          <text:p/>
        </draw:line>
        <draw:line draw:style-name="gr88" draw:layer="layout" svg:x1="14.943cm" svg:y1="10.05cm" svg:x2="15.215cm" svg:y2="9.776cm">
          <text:p/>
        </draw:line>
        <draw:line draw:style-name="gr88" draw:layer="layout" svg:x1="14.456cm" svg:y1="10.049cm" svg:x2="14.943cm" svg:y2="10.049cm">
          <text:p/>
        </draw:line>
        <draw:line draw:style-name="gr88" draw:layer="layout" svg:x1="14.185cm" svg:y1="9.776cm" svg:x2="14.457cm" svg:y2="10.05cm">
          <text:p/>
        </draw:line>
        <draw:line draw:style-name="gr88" draw:layer="layout" svg:x1="14.185cm" svg:y1="9.34cm" svg:x2="14.185cm" svg:y2="9.776cm">
          <text:p/>
        </draw:line>
        <draw:line draw:style-name="gr88" draw:layer="layout" svg:x1="13.878cm" svg:y1="9.036cm" svg:x2="14.186cm" svg:y2="9.341cm">
          <text:p/>
        </draw:line>
        <draw:line draw:style-name="gr88" draw:layer="layout" svg:x1="13.578cm" svg:y1="9.036cm" svg:x2="13.878cm" svg:y2="9.036cm">
          <text:p/>
        </draw:line>
        <draw:line draw:style-name="gr88" draw:layer="layout" svg:x1="13.632cm" svg:y1="9.185cm" svg:x2="13.578cm" svg:y2="9.036cm">
          <text:p/>
        </draw:line>
        <draw:line draw:style-name="gr88" draw:layer="layout" svg:x1="13.631cm" svg:y1="9.349cm" svg:x2="13.631cm" svg:y2="9.184cm">
          <text:p/>
        </draw:line>
        <draw:line draw:style-name="gr88" draw:layer="layout" svg:x1="13.574cm" svg:y1="9.506cm" svg:x2="13.632cm" svg:y2="9.349cm">
          <text:p/>
        </draw:line>
        <draw:line draw:style-name="gr88" draw:layer="layout" svg:x1="13.459cm" svg:y1="9.623cm" svg:x2="13.575cm" svg:y2="9.505cm">
          <text:p/>
        </draw:line>
        <draw:line draw:style-name="gr88" draw:layer="layout" svg:x1="13.301cm" svg:y1="9.68cm" svg:x2="13.46cm" svg:y2="9.622cm">
          <text:p/>
        </draw:line>
        <draw:line draw:style-name="gr88" draw:layer="layout" svg:x1="13.136cm" svg:y1="9.679cm" svg:x2="13.301cm" svg:y2="9.679cm">
          <text:p/>
        </draw:line>
        <draw:line draw:style-name="gr88" draw:layer="layout" svg:x1="12.979cm" svg:y1="9.622cm" svg:x2="13.137cm" svg:y2="9.68cm">
          <text:p/>
        </draw:line>
        <draw:line draw:style-name="gr88" draw:layer="layout" svg:x1="12.865cm" svg:y1="9.505cm" svg:x2="12.98cm" svg:y2="9.623cm">
          <text:p/>
        </draw:line>
        <draw:line draw:style-name="gr88" draw:layer="layout" svg:x1="12.805cm" svg:y1="9.349cm" svg:x2="12.866cm" svg:y2="9.506cm">
          <text:p/>
        </draw:line>
        <draw:line draw:style-name="gr88" draw:layer="layout" svg:x1="12.805cm" svg:y1="9.184cm" svg:x2="12.805cm" svg:y2="9.349cm">
          <text:p/>
        </draw:line>
        <draw:line draw:style-name="gr88" draw:layer="layout" svg:x1="12.861cm" svg:y1="9.036cm" svg:x2="12.805cm" svg:y2="9.185cm">
          <text:p/>
        </draw:line>
        <draw:line draw:style-name="gr88" draw:layer="layout" svg:x1="9.372cm" svg:y1="9.036cm" svg:x2="12.86cm" svg:y2="9.036cm">
          <text:p/>
        </draw:line>
        <draw:line draw:style-name="gr88" draw:layer="layout" svg:x1="9.372cm" svg:y1="9.074cm" svg:x2="9.372cm" svg:y2="9.036cm">
          <text:p/>
        </draw:line>
        <draw:line draw:style-name="gr88" draw:layer="layout" svg:x1="9.275cm" svg:y1="9.172cm" svg:x2="9.373cm" svg:y2="9.074cm">
          <text:p/>
        </draw:line>
        <draw:line draw:style-name="gr88" draw:layer="layout" svg:x1="8.803cm" svg:y1="9.171cm" svg:x2="9.275cm" svg:y2="9.171cm">
          <text:p/>
        </draw:line>
        <draw:line draw:style-name="gr88" draw:layer="layout" svg:x1="8.748cm" svg:y1="9.116cm" svg:x2="8.804cm" svg:y2="9.172cm">
          <text:p/>
        </draw:line>
        <draw:line draw:style-name="gr88" draw:layer="layout" svg:x1="8.691cm" svg:y1="9.172cm" svg:x2="8.749cm" svg:y2="9.116cm">
          <text:p/>
        </draw:line>
        <draw:line draw:style-name="gr88" draw:layer="layout" svg:x1="8.221cm" svg:y1="9.171cm" svg:x2="8.691cm" svg:y2="9.171cm">
          <text:p/>
        </draw:line>
        <draw:line draw:style-name="gr88" draw:layer="layout" svg:x1="8.132cm" svg:y1="9.084cm" svg:x2="8.222cm" svg:y2="9.172cm">
          <text:p/>
        </draw:line>
        <draw:line draw:style-name="gr88" draw:layer="layout" svg:x1="7.929cm" svg:y1="9.291cm" svg:x2="8.133cm" svg:y2="9.084cm">
          <text:p/>
        </draw:line>
        <draw:polyline draw:style-name="gr88" draw:layer="layout" svg:width="0cm" svg:height="0cm" svg:x="7.929cm" svg:y="9.29cm" svg:viewBox="0 0 0 0" draw:points="0,0">
          <text:p/>
        </draw:polyline>
        <draw:line draw:style-name="gr88" draw:layer="layout" svg:x1="7.683cm" svg:y1="9.534cm" svg:x2="7.93cm" svg:y2="9.29cm">
          <text:p/>
        </draw:line>
        <draw:line draw:style-name="gr88" draw:layer="layout" svg:x1="7.683cm" svg:y1="10.062cm" svg:x2="7.683cm" svg:y2="9.533cm">
          <text:p/>
        </draw:line>
        <draw:line draw:style-name="gr88" draw:layer="layout" svg:x1="7.38cm" svg:y1="10.366cm" svg:x2="7.684cm" svg:y2="10.062cm">
          <text:p/>
        </draw:line>
        <draw:line draw:style-name="gr88" draw:layer="layout" svg:x1="6.832cm" svg:y1="10.365cm" svg:x2="7.38cm" svg:y2="10.365cm">
          <text:p/>
        </draw:line>
        <draw:line draw:style-name="gr88" draw:layer="layout" svg:x1="6.529cm" svg:y1="10.062cm" svg:x2="6.833cm" svg:y2="10.366cm">
          <text:p/>
        </draw:line>
        <draw:line draw:style-name="gr88" draw:layer="layout" svg:x1="6.529cm" svg:y1="10.016cm" svg:x2="6.529cm" svg:y2="10.062cm">
          <text:p/>
        </draw:line>
        <draw:line draw:style-name="gr88" draw:layer="layout" svg:x1="6.189cm" svg:y1="10.016cm" svg:x2="6.529cm" svg:y2="10.016cm">
          <text:p/>
        </draw:line>
        <draw:line draw:style-name="gr88" draw:layer="layout" svg:x1="6.055cm" svg:y1="9.882cm" svg:x2="6.19cm" svg:y2="10.017cm">
          <text:p/>
        </draw:line>
        <draw:polyline draw:style-name="gr88" draw:layer="layout" svg:width="0cm" svg:height="0cm" svg:x="6.055cm" svg:y="9.882cm" svg:viewBox="0 0 0 0" draw:points="0,0">
          <text:p/>
        </draw:polyline>
        <draw:line draw:style-name="gr88" draw:layer="layout" svg:x1="5.831cm" svg:y1="9.66cm" svg:x2="6.056cm" svg:y2="9.883cm">
          <text:p/>
        </draw:line>
        <draw:line draw:style-name="gr88" draw:layer="layout" svg:x1="5.82cm" svg:y1="9.66cm" svg:x2="5.831cm" svg:y2="9.66cm">
          <text:p/>
        </draw:line>
        <draw:line draw:style-name="gr88" draw:layer="layout" svg:x1="5.82cm" svg:y1="9.827cm" svg:x2="5.82cm" svg:y2="9.66cm">
          <text:p/>
        </draw:line>
        <draw:line draw:style-name="gr88" draw:layer="layout" svg:x1="5.723cm" svg:y1="9.928cm" svg:x2="5.821cm" svg:y2="9.827cm">
          <text:p/>
        </draw:line>
        <draw:line draw:style-name="gr88" draw:layer="layout" svg:x1="5.215cm" svg:y1="9.927cm" svg:x2="5.723cm" svg:y2="9.927cm">
          <text:p/>
        </draw:line>
        <draw:line draw:style-name="gr88" draw:layer="layout" svg:x1="5.118cm" svg:y1="9.827cm" svg:x2="5.216cm" svg:y2="9.928cm">
          <text:p/>
        </draw:line>
        <draw:line draw:style-name="gr88" draw:layer="layout" svg:x1="5.118cm" svg:y1="9.033cm" svg:x2="5.118cm" svg:y2="9.827cm">
          <text:p/>
        </draw:line>
        <draw:line draw:style-name="gr88" draw:layer="layout" svg:x1="5.216cm" svg:y1="8.936cm" svg:x2="5.118cm" svg:y2="9.034cm">
          <text:p/>
        </draw:line>
        <draw:line draw:style-name="gr88" draw:layer="layout" svg:x1="5.723cm" svg:y1="8.936cm" svg:x2="5.215cm" svg:y2="8.936cm">
          <text:p/>
        </draw:line>
        <draw:line draw:style-name="gr88" draw:layer="layout" svg:x1="5.821cm" svg:y1="9.034cm" svg:x2="5.723cm" svg:y2="8.936cm">
          <text:p/>
        </draw:line>
        <draw:line draw:style-name="gr88" draw:layer="layout" svg:x1="5.82cm" svg:y1="9.203cm" svg:x2="5.82cm" svg:y2="9.033cm">
          <text:p/>
        </draw:line>
        <draw:line draw:style-name="gr88" draw:layer="layout" svg:x1="5.933cm" svg:y1="9.203cm" svg:x2="5.82cm" svg:y2="9.203cm">
          <text:p/>
        </draw:line>
        <draw:line draw:style-name="gr88" draw:layer="layout" svg:x1="5.999cm" svg:y1="9.137cm" svg:x2="5.933cm" svg:y2="9.204cm">
          <text:p/>
        </draw:line>
        <draw:line draw:style-name="gr88" draw:layer="layout" svg:x1="5.998cm" svg:y1="8.602cm" svg:x2="5.998cm" svg:y2="9.137cm">
          <text:p/>
        </draw:line>
        <draw:line draw:style-name="gr88" draw:layer="layout" svg:x1="6.302cm" svg:y1="8.299cm" svg:x2="5.998cm" svg:y2="8.603cm">
          <text:p/>
        </draw:line>
        <draw:line draw:style-name="gr88" draw:layer="layout" svg:x1="6.849cm" svg:y1="8.299cm" svg:x2="6.301cm" svg:y2="8.299cm">
          <text:p/>
        </draw:line>
        <draw:line draw:style-name="gr88" draw:layer="layout" svg:x1="7.153cm" svg:y1="8.603cm" svg:x2="6.849cm" svg:y2="8.299cm">
          <text:p/>
        </draw:line>
        <draw:line draw:style-name="gr88" draw:layer="layout" svg:x1="7.152cm" svg:y1="9.152cm" svg:x2="7.152cm" svg:y2="8.602cm">
          <text:p/>
        </draw:line>
        <draw:line draw:style-name="gr88" draw:layer="layout" svg:x1="7.09cm" svg:y1="9.212cm" svg:x2="7.153cm" svg:y2="9.152cm">
          <text:p/>
        </draw:line>
        <draw:line draw:style-name="gr88" draw:layer="layout" svg:x1="7.361cm" svg:y1="9.211cm" svg:x2="7.09cm" svg:y2="9.211cm">
          <text:p/>
        </draw:line>
        <draw:line draw:style-name="gr88" draw:layer="layout" svg:x1="7.606cm" svg:y1="8.968cm" svg:x2="7.361cm" svg:y2="9.212cm">
          <text:p/>
        </draw:line>
        <draw:polyline draw:style-name="gr88" draw:layer="layout" svg:width="0cm" svg:height="0cm" svg:x="7.605cm" svg:y="8.968cm" svg:viewBox="0 0 0 0" draw:points="0,0">
          <text:p/>
        </draw:polyline>
        <draw:line draw:style-name="gr88" draw:layer="layout" svg:x1="7.993cm" svg:y1="8.578cm" svg:x2="7.605cm" svg:y2="8.969cm">
          <text:p/>
        </draw:line>
        <draw:line draw:style-name="gr88" draw:layer="layout" svg:x1="8.121cm" svg:y1="8.578cm" svg:x2="7.992cm" svg:y2="8.578cm">
          <text:p/>
        </draw:line>
        <draw:line draw:style-name="gr88" draw:layer="layout" svg:x1="8.121cm" svg:y1="8.54cm" svg:x2="8.121cm" svg:y2="8.578cm">
          <text:p/>
        </draw:line>
        <draw:line draw:style-name="gr88" draw:layer="layout" svg:x1="8.222cm" svg:y1="8.443cm" svg:x2="8.121cm" svg:y2="8.541cm">
          <text:p/>
        </draw:line>
        <draw:line draw:style-name="gr88" draw:layer="layout" svg:x1="8.691cm" svg:y1="8.443cm" svg:x2="8.221cm" svg:y2="8.443cm">
          <text:p/>
        </draw:line>
        <draw:line draw:style-name="gr88" draw:layer="layout" svg:x1="8.749cm" svg:y1="8.499cm" svg:x2="8.691cm" svg:y2="8.443cm">
          <text:p/>
        </draw:line>
        <draw:line draw:style-name="gr88" draw:layer="layout" svg:x1="8.804cm" svg:y1="8.443cm" svg:x2="8.748cm" svg:y2="8.499cm">
          <text:p/>
        </draw:line>
        <draw:line draw:style-name="gr88" draw:layer="layout" svg:x1="9.275cm" svg:y1="8.443cm" svg:x2="8.803cm" svg:y2="8.443cm">
          <text:p/>
        </draw:line>
        <draw:line draw:style-name="gr88" draw:layer="layout" svg:x1="9.373cm" svg:y1="8.541cm" svg:x2="9.275cm" svg:y2="8.443cm">
          <text:p/>
        </draw:line>
        <draw:line draw:style-name="gr88" draw:layer="layout" svg:x1="9.372cm" svg:y1="8.578cm" svg:x2="9.372cm" svg:y2="8.54cm">
          <text:p/>
        </draw:line>
        <draw:line draw:style-name="gr88" draw:layer="layout" svg:x1="14.069cm" svg:y1="8.578cm" svg:x2="9.372cm" svg:y2="8.578cm">
          <text:p/>
        </draw:line>
        <draw:line draw:style-name="gr88" draw:layer="layout" svg:x1="14.186cm" svg:y1="8.696cm" svg:x2="14.069cm" svg:y2="8.578cm">
          <text:p/>
        </draw:line>
        <draw:line draw:style-name="gr88" draw:layer="layout" svg:x1="14.185cm" svg:y1="8.451cm" svg:x2="14.185cm" svg:y2="8.695cm">
          <text:p/>
        </draw:line>
        <draw:line draw:style-name="gr88" draw:layer="layout" svg:x1="10.998cm" svg:y1="8.451cm" svg:x2="14.185cm" svg:y2="8.451cm">
          <text:p/>
        </draw:line>
        <draw:line draw:style-name="gr88" draw:layer="layout" svg:x1="10.864cm" svg:y1="8.316cm" svg:x2="10.999cm" svg:y2="8.452cm">
          <text:p/>
        </draw:line>
        <draw:polyline draw:style-name="gr88" draw:layer="layout" svg:width="0cm" svg:height="0cm" svg:x="10.864cm" svg:y="8.316cm" svg:viewBox="0 0 0 0" draw:points="0,0">
          <text:p/>
        </draw:polyline>
        <draw:line draw:style-name="gr88" draw:layer="layout" svg:x1="10.179cm" svg:y1="7.632cm" svg:x2="10.865cm" svg:y2="8.317cm">
          <text:p/>
        </draw:line>
        <draw:line draw:style-name="gr88" draw:layer="layout" svg:x1="9.376cm" svg:y1="7.632cm" svg:x2="10.179cm" svg:y2="7.632cm">
          <text:p/>
        </draw:line>
        <draw:line draw:style-name="gr88" draw:layer="layout" svg:x1="9.376cm" svg:y1="7.67cm" svg:x2="9.376cm" svg:y2="7.632cm">
          <text:p/>
        </draw:line>
        <draw:line draw:style-name="gr88" draw:layer="layout" svg:x1="9.279cm" svg:y1="7.769cm" svg:x2="9.377cm" svg:y2="7.67cm">
          <text:p/>
        </draw:line>
        <draw:line draw:style-name="gr88" draw:layer="layout" svg:x1="8.807cm" svg:y1="7.768cm" svg:x2="9.279cm" svg:y2="7.768cm">
          <text:p/>
        </draw:line>
        <draw:line draw:style-name="gr88" draw:layer="layout" svg:x1="8.752cm" svg:y1="7.713cm" svg:x2="8.808cm" svg:y2="7.769cm">
          <text:p/>
        </draw:line>
        <draw:line draw:style-name="gr88" draw:layer="layout" svg:x1="8.695cm" svg:y1="7.769cm" svg:x2="8.753cm" svg:y2="7.713cm">
          <text:p/>
        </draw:line>
        <draw:line draw:style-name="gr88" draw:layer="layout" svg:x1="8.223cm" svg:y1="7.768cm" svg:x2="8.695cm" svg:y2="7.768cm">
          <text:p/>
        </draw:line>
        <draw:line draw:style-name="gr88" draw:layer="layout" svg:x1="8.125cm" svg:y1="7.67cm" svg:x2="8.224cm" svg:y2="7.769cm">
          <text:p/>
        </draw:line>
        <draw:line draw:style-name="gr88" draw:layer="layout" svg:x1="8.125cm" svg:y1="7.632cm" svg:x2="8.125cm" svg:y2="7.67cm">
          <text:p/>
        </draw:line>
        <draw:line draw:style-name="gr88" draw:layer="layout" svg:x1="5.638cm" svg:y1="7.632cm" svg:x2="8.125cm" svg:y2="7.632cm">
          <text:p/>
        </draw:line>
        <draw:line draw:style-name="gr88" draw:layer="layout" svg:x1="5.505cm" svg:y1="7.499cm" svg:x2="5.639cm" svg:y2="7.633cm">
          <text:p/>
        </draw:line>
        <draw:polyline draw:style-name="gr88" draw:layer="layout" svg:width="0cm" svg:height="0cm" svg:x="5.505cm" svg:y="7.499cm" svg:viewBox="0 0 0 0" draw:points="0,0">
          <text:p/>
        </draw:polyline>
        <draw:line draw:style-name="gr88" draw:layer="layout" svg:x1="5.331cm" svg:y1="7.323cm" svg:x2="5.506cm" svg:y2="7.5cm">
          <text:p/>
        </draw:line>
        <draw:line draw:style-name="gr88" draw:layer="layout" svg:x1="4.906cm" svg:y1="7.323cm" svg:x2="5.331cm" svg:y2="7.323cm">
          <text:p/>
        </draw:line>
        <draw:line draw:style-name="gr88" draw:layer="layout" svg:x1="4.809cm" svg:y1="7.226cm" svg:x2="4.907cm" svg:y2="7.324cm">
          <text:p/>
        </draw:line>
        <draw:line draw:style-name="gr88" draw:layer="layout" svg:x1="4.809cm" svg:y1="6.718cm" svg:x2="4.809cm" svg:y2="7.226cm">
          <text:p/>
        </draw:line>
        <draw:line draw:style-name="gr88" draw:layer="layout" svg:x1="4.907cm" svg:y1="6.62cm" svg:x2="4.809cm" svg:y2="6.719cm">
          <text:p/>
        </draw:line>
        <draw:line draw:style-name="gr88" draw:layer="layout" svg:x1="5.075cm" svg:y1="6.62cm" svg:x2="4.906cm" svg:y2="6.62cm">
          <text:p/>
        </draw:line>
        <draw:line draw:style-name="gr88" draw:layer="layout" svg:x1="5.075cm" svg:y1="6.527cm" svg:x2="5.075cm" svg:y2="6.62cm">
          <text:p/>
        </draw:line>
        <draw:line draw:style-name="gr88" draw:layer="layout" svg:x1="4.978cm" svg:y1="6.527cm" svg:x2="5.075cm" svg:y2="6.527cm">
          <text:p/>
        </draw:line>
        <draw:line draw:style-name="gr88" draw:layer="layout" svg:x1="4.622cm" svg:y1="6.174cm" svg:x2="4.979cm" svg:y2="6.528cm">
          <text:p/>
        </draw:line>
        <draw:line draw:style-name="gr88" draw:layer="layout" svg:x1="4.622cm" svg:y1="5.854cm" svg:x2="4.622cm" svg:y2="6.174cm">
          <text:p/>
        </draw:line>
        <draw:line draw:style-name="gr88" draw:layer="layout" svg:x1="4.536cm" svg:y1="5.854cm" svg:x2="4.622cm" svg:y2="5.854cm">
          <text:p/>
        </draw:line>
        <draw:line draw:style-name="gr88" draw:layer="layout" svg:x1="4.516cm" svg:y1="5.874cm" svg:x2="4.537cm" svg:y2="5.854cm">
          <text:p/>
        </draw:line>
        <draw:line draw:style-name="gr88" draw:layer="layout" svg:x1="4.562cm" svg:y1="5.921cm" svg:x2="4.516cm" svg:y2="5.873cm">
          <text:p/>
        </draw:line>
        <draw:line draw:style-name="gr88" draw:layer="layout" svg:x1="4.561cm" svg:y1="6.36cm" svg:x2="4.561cm" svg:y2="6.14cm">
          <text:p/>
        </draw:line>
        <draw:line draw:style-name="gr88" draw:layer="layout" svg:x1="4.485cm" svg:y1="6.437cm" svg:x2="4.562cm" svg:y2="6.36cm">
          <text:p/>
        </draw:line>
        <draw:line draw:style-name="gr88" draw:layer="layout" svg:x1="3.983cm" svg:y1="6.436cm" svg:x2="4.485cm" svg:y2="6.436cm">
          <text:p/>
        </draw:line>
        <draw:line draw:style-name="gr88" draw:layer="layout" svg:x1="3.907cm" svg:y1="6.36cm" svg:x2="3.984cm" svg:y2="6.437cm">
          <text:p/>
        </draw:line>
        <draw:line draw:style-name="gr88" draw:layer="layout" svg:x1="3.907cm" svg:y1="5.92cm" svg:x2="3.907cm" svg:y2="6.14cm">
          <text:p/>
        </draw:line>
        <draw:line draw:style-name="gr88" draw:layer="layout" svg:x1="3.952cm" svg:y1="5.873cm" svg:x2="3.907cm" svg:y2="5.921cm">
          <text:p/>
        </draw:line>
        <draw:line draw:style-name="gr88" draw:layer="layout" svg:x1="3.869cm" svg:y1="5.793cm" svg:x2="3.952cm" svg:y2="5.874cm">
          <text:p/>
        </draw:line>
        <draw:line draw:style-name="gr88" draw:layer="layout" svg:x1="3.869cm" svg:y1="5.321cm" svg:x2="3.869cm" svg:y2="5.793cm">
          <text:p/>
        </draw:line>
        <draw:line draw:style-name="gr88" draw:layer="layout" svg:x1="3.967cm" svg:y1="5.223cm" svg:x2="3.869cm" svg:y2="5.322cm">
          <text:p/>
        </draw:line>
        <draw:line draw:style-name="gr88" draw:layer="layout" svg:x1="4.246cm" svg:y1="5.223cm" svg:x2="3.966cm" svg:y2="5.223cm">
          <text:p/>
        </draw:line>
        <draw:line draw:style-name="gr88" draw:layer="layout" svg:x1="4.291cm" svg:y1="5.177cm" svg:x2="4.246cm" svg:y2="5.224cm">
          <text:p/>
        </draw:line>
        <draw:line draw:style-name="gr88" draw:layer="layout" svg:x1="4.195cm" svg:y1="5.177cm" svg:x2="4.29cm" svg:y2="5.177cm">
          <text:p/>
        </draw:line>
        <draw:line draw:style-name="gr88" draw:layer="layout" svg:x1="4.097cm" svg:y1="5.08cm" svg:x2="4.196cm" svg:y2="5.178cm">
          <text:p/>
        </draw:line>
        <draw:line draw:style-name="gr88" draw:layer="layout" svg:x1="4.097cm" svg:y1="4.121cm" svg:x2="4.097cm" svg:y2="5.08cm">
          <text:p/>
        </draw:line>
        <draw:line draw:style-name="gr88" draw:layer="layout" svg:x1="4.196cm" svg:y1="4.023cm" svg:x2="4.097cm" svg:y2="4.122cm">
          <text:p/>
        </draw:line>
        <draw:line draw:style-name="gr88" draw:layer="layout" svg:x1="5.359cm" svg:y1="4.023cm" svg:x2="4.195cm" svg:y2="4.023cm">
          <text:p/>
        </draw:line>
        <draw:line draw:style-name="gr88" draw:layer="layout" svg:x1="5.457cm" svg:y1="4.122cm" svg:x2="5.359cm" svg:y2="4.023cm">
          <text:p/>
        </draw:line>
        <draw:line draw:style-name="gr88" draw:layer="layout" svg:x1="17.299cm" svg:y1="5.607cm" svg:x2="17.299cm" svg:y2="5.12cm">
          <text:p/>
        </draw:line>
        <draw:line draw:style-name="gr88" draw:layer="layout" svg:x1="17.026cm" svg:y1="5.881cm" svg:x2="17.3cm" svg:y2="5.607cm">
          <text:p/>
        </draw:line>
        <draw:line draw:style-name="gr88" draw:layer="layout" svg:x1="16.541cm" svg:y1="5.88cm" svg:x2="17.026cm" svg:y2="5.88cm">
          <text:p/>
        </draw:line>
        <draw:line draw:style-name="gr88" draw:layer="layout" svg:x1="16.268cm" svg:y1="5.607cm" svg:x2="16.542cm" svg:y2="5.881cm">
          <text:p/>
        </draw:line>
        <draw:line draw:style-name="gr88" draw:layer="layout" svg:x1="16.268cm" svg:y1="5.12cm" svg:x2="16.268cm" svg:y2="5.607cm">
          <text:p/>
        </draw:line>
        <draw:line draw:style-name="gr88" draw:layer="layout" svg:x1="16.542cm" svg:y1="4.849cm" svg:x2="16.268cm" svg:y2="5.121cm">
          <text:p/>
        </draw:line>
        <draw:line draw:style-name="gr88" draw:layer="layout" svg:x1="17.026cm" svg:y1="4.849cm" svg:x2="16.541cm" svg:y2="4.849cm">
          <text:p/>
        </draw:line>
        <draw:line draw:style-name="gr88" draw:layer="layout" svg:x1="17.3cm" svg:y1="5.121cm" svg:x2="17.026cm" svg:y2="4.849cm">
          <text:p/>
        </draw:line>
        <draw:line draw:style-name="gr88" draw:layer="layout" svg:x1="15.214cm" svg:y1="5.607cm" svg:x2="15.214cm" svg:y2="5.12cm">
          <text:p/>
        </draw:line>
        <draw:line draw:style-name="gr88" draw:layer="layout" svg:x1="14.943cm" svg:y1="5.881cm" svg:x2="15.215cm" svg:y2="5.607cm">
          <text:p/>
        </draw:line>
        <draw:line draw:style-name="gr88" draw:layer="layout" svg:x1="14.456cm" svg:y1="5.88cm" svg:x2="14.943cm" svg:y2="5.88cm">
          <text:p/>
        </draw:line>
        <draw:line draw:style-name="gr88" draw:layer="layout" svg:x1="14.185cm" svg:y1="5.607cm" svg:x2="14.457cm" svg:y2="5.881cm">
          <text:p/>
        </draw:line>
        <draw:line draw:style-name="gr88" draw:layer="layout" svg:x1="14.185cm" svg:y1="5.12cm" svg:x2="14.185cm" svg:y2="5.607cm">
          <text:p/>
        </draw:line>
        <draw:line draw:style-name="gr88" draw:layer="layout" svg:x1="14.457cm" svg:y1="4.849cm" svg:x2="14.185cm" svg:y2="5.121cm">
          <text:p/>
        </draw:line>
        <draw:line draw:style-name="gr88" draw:layer="layout" svg:x1="14.943cm" svg:y1="4.849cm" svg:x2="14.456cm" svg:y2="4.849cm">
          <text:p/>
        </draw:line>
        <draw:line draw:style-name="gr88" draw:layer="layout" svg:x1="15.215cm" svg:y1="5.121cm" svg:x2="14.943cm" svg:y2="4.849cm">
          <text:p/>
        </draw:line>
        <draw:line draw:style-name="gr88" draw:layer="layout" svg:x1="16.236cm" svg:y1="5.598cm" svg:x2="16.236cm" svg:y2="5.363cm">
          <text:p/>
        </draw:line>
        <draw:line draw:style-name="gr88" draw:layer="layout" svg:x1="15.976cm" svg:y1="5.859cm" svg:x2="16.237cm" svg:y2="5.598cm">
          <text:p/>
        </draw:line>
        <draw:line draw:style-name="gr88" draw:layer="layout" svg:x1="15.506cm" svg:y1="5.858cm" svg:x2="15.741cm" svg:y2="5.858cm">
          <text:p/>
        </draw:line>
        <draw:line draw:style-name="gr88" draw:layer="layout" svg:x1="15.248cm" svg:y1="5.598cm" svg:x2="15.507cm" svg:y2="5.859cm">
          <text:p/>
        </draw:line>
        <draw:line draw:style-name="gr88" draw:layer="layout" svg:x1="15.248cm" svg:y1="5.128cm" svg:x2="15.248cm" svg:y2="5.363cm">
          <text:p/>
        </draw:line>
        <draw:line draw:style-name="gr88" draw:layer="layout" svg:x1="15.507cm" svg:y1="4.868cm" svg:x2="15.248cm" svg:y2="5.129cm">
          <text:p/>
        </draw:line>
        <draw:line draw:style-name="gr88" draw:layer="layout" svg:x1="15.976cm" svg:y1="4.868cm" svg:x2="15.741cm" svg:y2="4.868cm">
          <text:p/>
        </draw:line>
        <draw:line draw:style-name="gr88" draw:layer="layout" svg:x1="16.237cm" svg:y1="5.129cm" svg:x2="15.976cm" svg:y2="4.868cm">
          <text:p/>
        </draw:line>
        <draw:line draw:style-name="gr88" draw:layer="layout" svg:x1="13.673cm" svg:y1="6.352cm" svg:x2="13.673cm" svg:y2="5.926cm">
          <text:p/>
        </draw:line>
        <draw:line draw:style-name="gr88" draw:layer="layout" svg:x1="13.432cm" svg:y1="6.594cm" svg:x2="13.674cm" svg:y2="6.352cm">
          <text:p/>
        </draw:line>
        <draw:line draw:style-name="gr88" draw:layer="layout" svg:x1="13.006cm" svg:y1="6.593cm" svg:x2="13.432cm" svg:y2="6.593cm">
          <text:p/>
        </draw:line>
        <draw:line draw:style-name="gr88" draw:layer="layout" svg:x1="12.765cm" svg:y1="6.352cm" svg:x2="13.007cm" svg:y2="6.594cm">
          <text:p/>
        </draw:line>
        <draw:line draw:style-name="gr88" draw:layer="layout" svg:x1="12.765cm" svg:y1="5.926cm" svg:x2="12.765cm" svg:y2="6.352cm">
          <text:p/>
        </draw:line>
        <draw:line draw:style-name="gr88" draw:layer="layout" svg:x1="13.007cm" svg:y1="5.685cm" svg:x2="12.765cm" svg:y2="5.927cm">
          <text:p/>
        </draw:line>
        <draw:line draw:style-name="gr88" draw:layer="layout" svg:x1="13.432cm" svg:y1="5.685cm" svg:x2="13.006cm" svg:y2="5.685cm">
          <text:p/>
        </draw:line>
        <draw:line draw:style-name="gr88" draw:layer="layout" svg:x1="13.674cm" svg:y1="5.927cm" svg:x2="13.432cm" svg:y2="5.685cm">
          <text:p/>
        </draw:line>
        <draw:line draw:style-name="gr88" draw:layer="layout" svg:x1="10.448cm" svg:y1="5.902cm" svg:x2="10.333cm" svg:y2="5.784cm">
          <text:p/>
        </draw:line>
        <draw:line draw:style-name="gr88" draw:layer="layout" svg:x1="10.508cm" svg:y1="6.058cm" svg:x2="10.447cm" svg:y2="5.901cm">
          <text:p/>
        </draw:line>
        <draw:line draw:style-name="gr88" draw:layer="layout" svg:x1="10.507cm" svg:y1="6.223cm" svg:x2="10.507cm" svg:y2="6.057cm">
          <text:p/>
        </draw:line>
        <draw:line draw:style-name="gr88" draw:layer="layout" svg:x1="10.447cm" svg:y1="6.38cm" svg:x2="10.508cm" svg:y2="6.223cm">
          <text:p/>
        </draw:line>
        <draw:line draw:style-name="gr88" draw:layer="layout" svg:x1="10.333cm" svg:y1="6.494cm" svg:x2="10.448cm" svg:y2="6.379cm">
          <text:p/>
        </draw:line>
        <draw:line draw:style-name="gr88" draw:layer="layout" svg:x1="10.176cm" svg:y1="6.554cm" svg:x2="10.334cm" svg:y2="6.493cm">
          <text:p/>
        </draw:line>
        <draw:line draw:style-name="gr88" draw:layer="layout" svg:x1="10.011cm" svg:y1="6.553cm" svg:x2="10.176cm" svg:y2="6.553cm">
          <text:p/>
        </draw:line>
        <draw:line draw:style-name="gr88" draw:layer="layout" svg:x1="9.855cm" svg:y1="6.493cm" svg:x2="10.012cm" svg:y2="6.554cm">
          <text:p/>
        </draw:line>
        <draw:line draw:style-name="gr88" draw:layer="layout" svg:x1="9.738cm" svg:y1="6.379cm" svg:x2="9.856cm" svg:y2="6.494cm">
          <text:p/>
        </draw:line>
        <draw:line draw:style-name="gr88" draw:layer="layout" svg:x1="9.681cm" svg:y1="6.223cm" svg:x2="9.739cm" svg:y2="6.38cm">
          <text:p/>
        </draw:line>
        <draw:line draw:style-name="gr88" draw:layer="layout" svg:x1="9.681cm" svg:y1="6.057cm" svg:x2="9.681cm" svg:y2="6.223cm">
          <text:p/>
        </draw:line>
        <draw:line draw:style-name="gr88" draw:layer="layout" svg:x1="9.739cm" svg:y1="5.901cm" svg:x2="9.681cm" svg:y2="6.058cm">
          <text:p/>
        </draw:line>
        <draw:line draw:style-name="gr88" draw:layer="layout" svg:x1="9.856cm" svg:y1="5.784cm" svg:x2="9.738cm" svg:y2="5.902cm">
          <text:p/>
        </draw:line>
        <draw:line draw:style-name="gr88" draw:layer="layout" svg:x1="10.012cm" svg:y1="5.727cm" svg:x2="9.855cm" svg:y2="5.785cm">
          <text:p/>
        </draw:line>
        <draw:line draw:style-name="gr88" draw:layer="layout" svg:x1="10.176cm" svg:y1="5.727cm" svg:x2="10.011cm" svg:y2="5.727cm">
          <text:p/>
        </draw:line>
        <draw:line draw:style-name="gr88" draw:layer="layout" svg:x1="10.334cm" svg:y1="5.785cm" svg:x2="10.176cm" svg:y2="5.727cm">
          <text:p/>
        </draw:line>
        <draw:line draw:style-name="gr88" draw:layer="layout" svg:x1="17.278cm" svg:y1="6.639cm" svg:x2="17.278cm" svg:y2="6.174cm">
          <text:p/>
        </draw:line>
        <draw:line draw:style-name="gr88" draw:layer="layout" svg:x1="17.018cm" svg:y1="6.903cm" svg:x2="17.279cm" svg:y2="6.639cm">
          <text:p/>
        </draw:line>
        <draw:line draw:style-name="gr88" draw:layer="layout" svg:x1="16.55cm" svg:y1="6.902cm" svg:x2="17.018cm" svg:y2="6.902cm">
          <text:p/>
        </draw:line>
        <draw:line draw:style-name="gr88" draw:layer="layout" svg:x1="16.289cm" svg:y1="6.639cm" svg:x2="16.551cm" svg:y2="6.903cm">
          <text:p/>
        </draw:line>
        <draw:line draw:style-name="gr88" draw:layer="layout" svg:x1="16.289cm" svg:y1="6.174cm" svg:x2="16.289cm" svg:y2="6.639cm">
          <text:p/>
        </draw:line>
        <draw:line draw:style-name="gr88" draw:layer="layout" svg:x1="16.551cm" svg:y1="5.911cm" svg:x2="16.289cm" svg:y2="6.175cm">
          <text:p/>
        </draw:line>
        <draw:line draw:style-name="gr88" draw:layer="layout" svg:x1="17.018cm" svg:y1="5.911cm" svg:x2="16.55cm" svg:y2="5.911cm">
          <text:p/>
        </draw:line>
        <draw:line draw:style-name="gr88" draw:layer="layout" svg:x1="17.279cm" svg:y1="6.175cm" svg:x2="17.018cm" svg:y2="5.911cm">
          <text:p/>
        </draw:line>
        <draw:line draw:style-name="gr88" draw:layer="layout" svg:x1="15.195cm" svg:y1="6.639cm" svg:x2="15.195cm" svg:y2="6.174cm">
          <text:p/>
        </draw:line>
        <draw:line draw:style-name="gr88" draw:layer="layout" svg:x1="14.933cm" svg:y1="6.903cm" svg:x2="15.196cm" svg:y2="6.639cm">
          <text:p/>
        </draw:line>
        <draw:line draw:style-name="gr88" draw:layer="layout" svg:x1="14.467cm" svg:y1="6.902cm" svg:x2="14.933cm" svg:y2="6.902cm">
          <text:p/>
        </draw:line>
        <draw:line draw:style-name="gr88" draw:layer="layout" svg:x1="14.204cm" svg:y1="6.639cm" svg:x2="14.468cm" svg:y2="6.903cm">
          <text:p/>
        </draw:line>
        <draw:line draw:style-name="gr88" draw:layer="layout" svg:x1="14.204cm" svg:y1="6.174cm" svg:x2="14.204cm" svg:y2="6.639cm">
          <text:p/>
        </draw:line>
        <draw:line draw:style-name="gr88" draw:layer="layout" svg:x1="14.468cm" svg:y1="5.911cm" svg:x2="14.204cm" svg:y2="6.175cm">
          <text:p/>
        </draw:line>
        <draw:line draw:style-name="gr88" draw:layer="layout" svg:x1="14.933cm" svg:y1="5.911cm" svg:x2="14.467cm" svg:y2="5.911cm">
          <text:p/>
        </draw:line>
        <draw:line draw:style-name="gr88" draw:layer="layout" svg:x1="15.196cm" svg:y1="6.175cm" svg:x2="14.933cm" svg:y2="5.911cm">
          <text:p/>
        </draw:line>
        <draw:line draw:style-name="gr88" draw:layer="layout" svg:x1="16.215cm" svg:y1="6.631cm" svg:x2="16.215cm" svg:y2="6.407cm">
          <text:p/>
        </draw:line>
        <draw:line draw:style-name="gr88" draw:layer="layout" svg:x1="15.966cm" svg:y1="6.882cm" svg:x2="16.216cm" svg:y2="6.631cm">
          <text:p/>
        </draw:line>
        <draw:line draw:style-name="gr88" draw:layer="layout" svg:x1="15.517cm" svg:y1="6.881cm" svg:x2="15.741cm" svg:y2="6.881cm">
          <text:p/>
        </draw:line>
        <draw:line draw:style-name="gr88" draw:layer="layout" svg:x1="15.267cm" svg:y1="6.631cm" svg:x2="15.518cm" svg:y2="6.882cm">
          <text:p/>
        </draw:line>
        <draw:line draw:style-name="gr88" draw:layer="layout" svg:x1="15.267cm" svg:y1="6.182cm" svg:x2="15.267cm" svg:y2="6.407cm">
          <text:p/>
        </draw:line>
        <draw:line draw:style-name="gr88" draw:layer="layout" svg:x1="15.518cm" svg:y1="5.933cm" svg:x2="15.267cm" svg:y2="6.183cm">
          <text:p/>
        </draw:line>
        <draw:line draw:style-name="gr88" draw:layer="layout" svg:x1="15.966cm" svg:y1="5.933cm" svg:x2="15.741cm" svg:y2="5.933cm">
          <text:p/>
        </draw:line>
        <draw:line draw:style-name="gr88" draw:layer="layout" svg:x1="16.216cm" svg:y1="6.183cm" svg:x2="15.966cm" svg:y2="5.933cm">
          <text:p/>
        </draw:line>
        <draw:line draw:style-name="gr88" draw:layer="layout" svg:x1="17.278cm" svg:y1="7.681cm" svg:x2="17.278cm" svg:y2="7.215cm">
          <text:p/>
        </draw:line>
        <draw:line draw:style-name="gr88" draw:layer="layout" svg:x1="17.018cm" svg:y1="7.944cm" svg:x2="17.279cm" svg:y2="7.681cm">
          <text:p/>
        </draw:line>
        <draw:line draw:style-name="gr88" draw:layer="layout" svg:x1="16.55cm" svg:y1="7.943cm" svg:x2="17.018cm" svg:y2="7.943cm">
          <text:p/>
        </draw:line>
        <draw:line draw:style-name="gr88" draw:layer="layout" svg:x1="16.289cm" svg:y1="7.681cm" svg:x2="16.551cm" svg:y2="7.944cm">
          <text:p/>
        </draw:line>
        <draw:line draw:style-name="gr88" draw:layer="layout" svg:x1="16.289cm" svg:y1="7.215cm" svg:x2="16.289cm" svg:y2="7.681cm">
          <text:p/>
        </draw:line>
        <draw:line draw:style-name="gr88" draw:layer="layout" svg:x1="16.551cm" svg:y1="6.953cm" svg:x2="16.289cm" svg:y2="7.216cm">
          <text:p/>
        </draw:line>
        <draw:line draw:style-name="gr88" draw:layer="layout" svg:x1="17.018cm" svg:y1="6.953cm" svg:x2="16.55cm" svg:y2="6.953cm">
          <text:p/>
        </draw:line>
        <draw:line draw:style-name="gr88" draw:layer="layout" svg:x1="17.279cm" svg:y1="7.216cm" svg:x2="17.018cm" svg:y2="6.953cm">
          <text:p/>
        </draw:line>
        <draw:line draw:style-name="gr88" draw:layer="layout" svg:x1="15.195cm" svg:y1="7.681cm" svg:x2="15.195cm" svg:y2="7.215cm">
          <text:p/>
        </draw:line>
        <draw:line draw:style-name="gr88" draw:layer="layout" svg:x1="14.933cm" svg:y1="7.944cm" svg:x2="15.196cm" svg:y2="7.681cm">
          <text:p/>
        </draw:line>
        <draw:line draw:style-name="gr88" draw:layer="layout" svg:x1="14.467cm" svg:y1="7.943cm" svg:x2="14.933cm" svg:y2="7.943cm">
          <text:p/>
        </draw:line>
        <draw:line draw:style-name="gr88" draw:layer="layout" svg:x1="14.204cm" svg:y1="7.681cm" svg:x2="14.468cm" svg:y2="7.944cm">
          <text:p/>
        </draw:line>
        <draw:line draw:style-name="gr88" draw:layer="layout" svg:x1="14.204cm" svg:y1="7.215cm" svg:x2="14.204cm" svg:y2="7.681cm">
          <text:p/>
        </draw:line>
        <draw:line draw:style-name="gr88" draw:layer="layout" svg:x1="14.468cm" svg:y1="6.953cm" svg:x2="14.204cm" svg:y2="7.216cm">
          <text:p/>
        </draw:line>
        <draw:line draw:style-name="gr88" draw:layer="layout" svg:x1="14.933cm" svg:y1="6.953cm" svg:x2="14.467cm" svg:y2="6.953cm">
          <text:p/>
        </draw:line>
        <draw:line draw:style-name="gr88" draw:layer="layout" svg:x1="15.196cm" svg:y1="7.216cm" svg:x2="14.933cm" svg:y2="6.953cm">
          <text:p/>
        </draw:line>
        <draw:line draw:style-name="gr88" draw:layer="layout" svg:x1="16.215cm" svg:y1="7.672cm" svg:x2="16.215cm" svg:y2="7.448cm">
          <text:p/>
        </draw:line>
        <draw:line draw:style-name="gr88" draw:layer="layout" svg:x1="15.966cm" svg:y1="7.923cm" svg:x2="16.216cm" svg:y2="7.672cm">
          <text:p/>
        </draw:line>
        <draw:line draw:style-name="gr88" draw:layer="layout" svg:x1="15.517cm" svg:y1="7.922cm" svg:x2="15.741cm" svg:y2="7.922cm">
          <text:p/>
        </draw:line>
        <draw:line draw:style-name="gr88" draw:layer="layout" svg:x1="15.267cm" svg:y1="7.672cm" svg:x2="15.518cm" svg:y2="7.923cm">
          <text:p/>
        </draw:line>
        <draw:line draw:style-name="gr88" draw:layer="layout" svg:x1="15.267cm" svg:y1="7.224cm" svg:x2="15.267cm" svg:y2="7.448cm">
          <text:p/>
        </draw:line>
        <draw:line draw:style-name="gr88" draw:layer="layout" svg:x1="15.518cm" svg:y1="6.974cm" svg:x2="15.267cm" svg:y2="7.225cm">
          <text:p/>
        </draw:line>
        <draw:line draw:style-name="gr88" draw:layer="layout" svg:x1="15.966cm" svg:y1="6.974cm" svg:x2="15.741cm" svg:y2="6.974cm">
          <text:p/>
        </draw:line>
        <draw:line draw:style-name="gr88" draw:layer="layout" svg:x1="16.216cm" svg:y1="7.225cm" svg:x2="15.966cm" svg:y2="6.974cm">
          <text:p/>
        </draw:line>
        <draw:line draw:style-name="gr88" draw:layer="layout" svg:x1="5.776cm" svg:y1="8.407cm" svg:x2="5.776cm" svg:y2="8.163cm">
          <text:p/>
        </draw:line>
        <draw:line draw:style-name="gr88" draw:layer="layout" svg:x1="5.691cm" svg:y1="8.495cm" svg:x2="5.777cm" svg:y2="8.407cm">
          <text:p/>
        </draw:line>
        <draw:line draw:style-name="gr88" draw:layer="layout" svg:x1="4.914cm" svg:y1="8.494cm" svg:x2="5.302cm" svg:y2="8.494cm">
          <text:p/>
        </draw:line>
        <draw:line draw:style-name="gr88" draw:layer="layout" svg:x1="4.828cm" svg:y1="8.407cm" svg:x2="4.915cm" svg:y2="8.495cm">
          <text:p/>
        </draw:line>
        <draw:line draw:style-name="gr88" draw:layer="layout" svg:x1="4.828cm" svg:y1="7.918cm" svg:x2="4.828cm" svg:y2="8.163cm">
          <text:p/>
        </draw:line>
        <draw:line draw:style-name="gr88" draw:layer="layout" svg:x1="4.915cm" svg:y1="7.831cm" svg:x2="4.828cm" svg:y2="7.919cm">
          <text:p/>
        </draw:line>
        <draw:line draw:style-name="gr88" draw:layer="layout" svg:x1="5.691cm" svg:y1="7.831cm" svg:x2="5.302cm" svg:y2="7.831cm">
          <text:p/>
        </draw:line>
        <draw:line draw:style-name="gr88" draw:layer="layout" svg:x1="5.777cm" svg:y1="7.919cm" svg:x2="5.691cm" svg:y2="7.831cm">
          <text:p/>
        </draw:line>
        <draw:line draw:style-name="gr88" draw:layer="layout" svg:x1="17.299cm" svg:y1="8.735cm" svg:x2="17.299cm" svg:y2="8.248cm">
          <text:p/>
        </draw:line>
        <draw:line draw:style-name="gr88" draw:layer="layout" svg:x1="17.026cm" svg:y1="9.007cm" svg:x2="17.3cm" svg:y2="8.735cm">
          <text:p/>
        </draw:line>
        <draw:line draw:style-name="gr88" draw:layer="layout" svg:x1="16.541cm" svg:y1="9.006cm" svg:x2="17.026cm" svg:y2="9.006cm">
          <text:p/>
        </draw:line>
        <draw:line draw:style-name="gr88" draw:layer="layout" svg:x1="16.268cm" svg:y1="8.735cm" svg:x2="16.542cm" svg:y2="9.007cm">
          <text:p/>
        </draw:line>
        <draw:line draw:style-name="gr88" draw:layer="layout" svg:x1="16.268cm" svg:y1="8.248cm" svg:x2="16.268cm" svg:y2="8.735cm">
          <text:p/>
        </draw:line>
        <draw:line draw:style-name="gr88" draw:layer="layout" svg:x1="16.542cm" svg:y1="7.975cm" svg:x2="16.268cm" svg:y2="8.249cm">
          <text:p/>
        </draw:line>
        <draw:line draw:style-name="gr88" draw:layer="layout" svg:x1="17.026cm" svg:y1="7.975cm" svg:x2="16.541cm" svg:y2="7.975cm">
          <text:p/>
        </draw:line>
        <draw:line draw:style-name="gr88" draw:layer="layout" svg:x1="17.3cm" svg:y1="8.249cm" svg:x2="17.026cm" svg:y2="7.975cm">
          <text:p/>
        </draw:line>
        <draw:line draw:style-name="gr88" draw:layer="layout" svg:x1="16.236cm" svg:y1="8.727cm" svg:x2="16.236cm" svg:y2="8.492cm">
          <text:p/>
        </draw:line>
        <draw:line draw:style-name="gr88" draw:layer="layout" svg:x1="15.976cm" svg:y1="8.988cm" svg:x2="16.237cm" svg:y2="8.727cm">
          <text:p/>
        </draw:line>
        <draw:line draw:style-name="gr88" draw:layer="layout" svg:x1="15.506cm" svg:y1="8.987cm" svg:x2="15.741cm" svg:y2="8.987cm">
          <text:p/>
        </draw:line>
        <draw:line draw:style-name="gr88" draw:layer="layout" svg:x1="15.248cm" svg:y1="8.727cm" svg:x2="15.507cm" svg:y2="8.988cm">
          <text:p/>
        </draw:line>
        <draw:line draw:style-name="gr88" draw:layer="layout" svg:x1="15.248cm" svg:y1="8.257cm" svg:x2="15.248cm" svg:y2="8.492cm">
          <text:p/>
        </draw:line>
        <draw:line draw:style-name="gr88" draw:layer="layout" svg:x1="15.507cm" svg:y1="7.996cm" svg:x2="15.248cm" svg:y2="8.258cm">
          <text:p/>
        </draw:line>
        <draw:line draw:style-name="gr88" draw:layer="layout" svg:x1="15.976cm" svg:y1="7.996cm" svg:x2="15.741cm" svg:y2="7.996cm">
          <text:p/>
        </draw:line>
        <draw:line draw:style-name="gr88" draw:layer="layout" svg:x1="16.237cm" svg:y1="8.258cm" svg:x2="15.976cm" svg:y2="7.996cm">
          <text:p/>
        </draw:line>
        <draw:line draw:style-name="gr88" draw:layer="layout" svg:x1="4.631cm" svg:y1="9.827cm" svg:x2="4.631cm" svg:y2="9.431cm">
          <text:p/>
        </draw:line>
        <draw:line draw:style-name="gr88" draw:layer="layout" svg:x1="4.533cm" svg:y1="9.928cm" svg:x2="4.632cm" svg:y2="9.827cm">
          <text:p/>
        </draw:line>
        <draw:line draw:style-name="gr88" draw:layer="layout" svg:x1="4.025cm" svg:y1="9.927cm" svg:x2="4.279cm" svg:y2="9.927cm">
          <text:p/>
        </draw:line>
        <draw:line draw:style-name="gr88" draw:layer="layout" svg:x1="3.928cm" svg:y1="9.827cm" svg:x2="4.026cm" svg:y2="9.928cm">
          <text:p/>
        </draw:line>
        <draw:line draw:style-name="gr88" draw:layer="layout" svg:x1="3.928cm" svg:y1="9.033cm" svg:x2="3.928cm" svg:y2="9.431cm">
          <text:p/>
        </draw:line>
        <draw:line draw:style-name="gr88" draw:layer="layout" svg:x1="4.026cm" svg:y1="8.936cm" svg:x2="3.928cm" svg:y2="9.034cm">
          <text:p/>
        </draw:line>
        <draw:line draw:style-name="gr88" draw:layer="layout" svg:x1="4.533cm" svg:y1="8.936cm" svg:x2="4.279cm" svg:y2="8.936cm">
          <text:p/>
        </draw:line>
        <draw:line draw:style-name="gr88" draw:layer="layout" svg:x1="4.632cm" svg:y1="9.034cm" svg:x2="4.533cm" svg:y2="8.936cm">
          <text:p/>
        </draw:line>
        <draw:line draw:style-name="gr88" draw:layer="layout" svg:x1="17.299cm" svg:y1="9.776cm" svg:x2="17.299cm" svg:y2="9.29cm">
          <text:p/>
        </draw:line>
        <draw:line draw:style-name="gr88" draw:layer="layout" svg:x1="17.026cm" svg:y1="10.05cm" svg:x2="17.3cm" svg:y2="9.776cm">
          <text:p/>
        </draw:line>
        <draw:line draw:style-name="gr88" draw:layer="layout" svg:x1="16.541cm" svg:y1="10.049cm" svg:x2="17.026cm" svg:y2="10.049cm">
          <text:p/>
        </draw:line>
        <draw:line draw:style-name="gr88" draw:layer="layout" svg:x1="16.268cm" svg:y1="9.776cm" svg:x2="16.542cm" svg:y2="10.05cm">
          <text:p/>
        </draw:line>
        <draw:line draw:style-name="gr88" draw:layer="layout" svg:x1="16.268cm" svg:y1="9.29cm" svg:x2="16.268cm" svg:y2="9.776cm">
          <text:p/>
        </draw:line>
        <draw:line draw:style-name="gr88" draw:layer="layout" svg:x1="16.542cm" svg:y1="9.019cm" svg:x2="16.268cm" svg:y2="9.291cm">
          <text:p/>
        </draw:line>
        <draw:line draw:style-name="gr88" draw:layer="layout" svg:x1="17.026cm" svg:y1="9.019cm" svg:x2="16.541cm" svg:y2="9.019cm">
          <text:p/>
        </draw:line>
        <draw:line draw:style-name="gr88" draw:layer="layout" svg:x1="17.3cm" svg:y1="9.291cm" svg:x2="17.026cm" svg:y2="9.019cm">
          <text:p/>
        </draw:line>
        <draw:line draw:style-name="gr88" draw:layer="layout" svg:x1="16.236cm" svg:y1="9.768cm" svg:x2="16.236cm" svg:y2="9.533cm">
          <text:p/>
        </draw:line>
        <draw:line draw:style-name="gr88" draw:layer="layout" svg:x1="15.976cm" svg:y1="10.029cm" svg:x2="16.237cm" svg:y2="9.768cm">
          <text:p/>
        </draw:line>
        <draw:line draw:style-name="gr88" draw:layer="layout" svg:x1="15.506cm" svg:y1="10.028cm" svg:x2="15.741cm" svg:y2="10.028cm">
          <text:p/>
        </draw:line>
        <draw:line draw:style-name="gr88" draw:layer="layout" svg:x1="15.248cm" svg:y1="9.768cm" svg:x2="15.507cm" svg:y2="10.029cm">
          <text:p/>
        </draw:line>
        <draw:line draw:style-name="gr88" draw:layer="layout" svg:x1="15.248cm" svg:y1="9.298cm" svg:x2="15.248cm" svg:y2="9.533cm">
          <text:p/>
        </draw:line>
        <draw:line draw:style-name="gr88" draw:layer="layout" svg:x1="15.507cm" svg:y1="9.038cm" svg:x2="15.248cm" svg:y2="9.299cm">
          <text:p/>
        </draw:line>
        <draw:line draw:style-name="gr88" draw:layer="layout" svg:x1="15.976cm" svg:y1="9.038cm" svg:x2="15.741cm" svg:y2="9.038cm">
          <text:p/>
        </draw:line>
        <draw:line draw:style-name="gr88" draw:layer="layout" svg:x1="16.237cm" svg:y1="9.299cm" svg:x2="15.976cm" svg:y2="9.038cm">
          <text:p/>
        </draw:line>
        <draw:line draw:style-name="gr88" draw:layer="layout" svg:x1="15.214cm" svg:y1="10.82cm" svg:x2="15.214cm" svg:y2="10.333cm">
          <text:p/>
        </draw:line>
        <draw:line draw:style-name="gr88" draw:layer="layout" svg:x1="14.943cm" svg:y1="11.092cm" svg:x2="15.215cm" svg:y2="10.82cm">
          <text:p/>
        </draw:line>
        <draw:line draw:style-name="gr88" draw:layer="layout" svg:x1="14.456cm" svg:y1="11.091cm" svg:x2="14.943cm" svg:y2="11.091cm">
          <text:p/>
        </draw:line>
        <draw:line draw:style-name="gr88" draw:layer="layout" svg:x1="14.185cm" svg:y1="10.82cm" svg:x2="14.457cm" svg:y2="11.092cm">
          <text:p/>
        </draw:line>
        <draw:line draw:style-name="gr88" draw:layer="layout" svg:x1="14.185cm" svg:y1="10.333cm" svg:x2="14.185cm" svg:y2="10.82cm">
          <text:p/>
        </draw:line>
        <draw:line draw:style-name="gr88" draw:layer="layout" svg:x1="14.457cm" svg:y1="10.06cm" svg:x2="14.185cm" svg:y2="10.334cm">
          <text:p/>
        </draw:line>
        <draw:line draw:style-name="gr88" draw:layer="layout" svg:x1="14.943cm" svg:y1="10.06cm" svg:x2="14.456cm" svg:y2="10.06cm">
          <text:p/>
        </draw:line>
        <draw:line draw:style-name="gr88" draw:layer="layout" svg:x1="15.215cm" svg:y1="10.334cm" svg:x2="14.943cm" svg:y2="10.06cm">
          <text:p/>
        </draw:line>
        <draw:line draw:style-name="gr88" draw:layer="layout" svg:x1="17.278cm" svg:y1="10.809cm" svg:x2="17.278cm" svg:y2="10.344cm">
          <text:p/>
        </draw:line>
        <draw:line draw:style-name="gr88" draw:layer="layout" svg:x1="17.018cm" svg:y1="11.073cm" svg:x2="17.279cm" svg:y2="10.809cm">
          <text:p/>
        </draw:line>
        <draw:line draw:style-name="gr88" draw:layer="layout" svg:x1="16.55cm" svg:y1="11.072cm" svg:x2="17.018cm" svg:y2="11.072cm">
          <text:p/>
        </draw:line>
        <draw:line draw:style-name="gr88" draw:layer="layout" svg:x1="16.289cm" svg:y1="10.809cm" svg:x2="16.551cm" svg:y2="11.073cm">
          <text:p/>
        </draw:line>
        <draw:line draw:style-name="gr88" draw:layer="layout" svg:x1="16.289cm" svg:y1="10.344cm" svg:x2="16.289cm" svg:y2="10.809cm">
          <text:p/>
        </draw:line>
        <draw:line draw:style-name="gr88" draw:layer="layout" svg:x1="16.551cm" svg:y1="10.081cm" svg:x2="16.289cm" svg:y2="10.345cm">
          <text:p/>
        </draw:line>
        <draw:line draw:style-name="gr88" draw:layer="layout" svg:x1="17.018cm" svg:y1="10.081cm" svg:x2="16.55cm" svg:y2="10.081cm">
          <text:p/>
        </draw:line>
        <draw:line draw:style-name="gr88" draw:layer="layout" svg:x1="17.279cm" svg:y1="10.345cm" svg:x2="17.018cm" svg:y2="10.081cm">
          <text:p/>
        </draw:line>
        <draw:line draw:style-name="gr88" draw:layer="layout" svg:x1="16.215cm" svg:y1="10.801cm" svg:x2="16.215cm" svg:y2="10.576cm">
          <text:p/>
        </draw:line>
        <draw:line draw:style-name="gr88" draw:layer="layout" svg:x1="15.966cm" svg:y1="11.052cm" svg:x2="16.216cm" svg:y2="10.801cm">
          <text:p/>
        </draw:line>
        <draw:line draw:style-name="gr88" draw:layer="layout" svg:x1="15.517cm" svg:y1="11.051cm" svg:x2="15.741cm" svg:y2="11.051cm">
          <text:p/>
        </draw:line>
        <draw:line draw:style-name="gr88" draw:layer="layout" svg:x1="15.267cm" svg:y1="10.801cm" svg:x2="15.518cm" svg:y2="11.052cm">
          <text:p/>
        </draw:line>
        <draw:line draw:style-name="gr88" draw:layer="layout" svg:x1="15.267cm" svg:y1="10.352cm" svg:x2="15.267cm" svg:y2="10.576cm">
          <text:p/>
        </draw:line>
        <draw:line draw:style-name="gr88" draw:layer="layout" svg:x1="15.518cm" svg:y1="10.102cm" svg:x2="15.267cm" svg:y2="10.353cm">
          <text:p/>
        </draw:line>
        <draw:line draw:style-name="gr88" draw:layer="layout" svg:x1="15.966cm" svg:y1="10.102cm" svg:x2="15.741cm" svg:y2="10.102cm">
          <text:p/>
        </draw:line>
        <draw:line draw:style-name="gr88" draw:layer="layout" svg:x1="16.216cm" svg:y1="10.353cm" svg:x2="15.966cm" svg:y2="10.102cm">
          <text:p/>
        </draw:line>
        <draw:line draw:style-name="gr88" draw:layer="layout" svg:x1="15.214cm" svg:y1="11.861cm" svg:x2="15.214cm" svg:y2="11.374cm">
          <text:p/>
        </draw:line>
        <draw:line draw:style-name="gr88" draw:layer="layout" svg:x1="14.943cm" svg:y1="12.135cm" svg:x2="15.215cm" svg:y2="11.861cm">
          <text:p/>
        </draw:line>
        <draw:line draw:style-name="gr88" draw:layer="layout" svg:x1="14.456cm" svg:y1="12.134cm" svg:x2="14.943cm" svg:y2="12.134cm">
          <text:p/>
        </draw:line>
        <draw:line draw:style-name="gr88" draw:layer="layout" svg:x1="14.185cm" svg:y1="11.861cm" svg:x2="14.457cm" svg:y2="12.135cm">
          <text:p/>
        </draw:line>
        <draw:line draw:style-name="gr88" draw:layer="layout" svg:x1="14.185cm" svg:y1="11.374cm" svg:x2="14.185cm" svg:y2="11.861cm">
          <text:p/>
        </draw:line>
        <draw:line draw:style-name="gr88" draw:layer="layout" svg:x1="14.457cm" svg:y1="11.104cm" svg:x2="14.185cm" svg:y2="11.375cm">
          <text:p/>
        </draw:line>
        <draw:line draw:style-name="gr88" draw:layer="layout" svg:x1="14.943cm" svg:y1="11.104cm" svg:x2="14.456cm" svg:y2="11.104cm">
          <text:p/>
        </draw:line>
        <draw:line draw:style-name="gr88" draw:layer="layout" svg:x1="15.215cm" svg:y1="11.375cm" svg:x2="14.943cm" svg:y2="11.104cm">
          <text:p/>
        </draw:line>
        <draw:line draw:style-name="gr88" draw:layer="layout" svg:x1="17.278cm" svg:y1="11.851cm" svg:x2="17.278cm" svg:y2="11.385cm">
          <text:p/>
        </draw:line>
        <draw:line draw:style-name="gr88" draw:layer="layout" svg:x1="17.018cm" svg:y1="12.114cm" svg:x2="17.279cm" svg:y2="11.851cm">
          <text:p/>
        </draw:line>
        <draw:line draw:style-name="gr88" draw:layer="layout" svg:x1="16.55cm" svg:y1="12.113cm" svg:x2="17.018cm" svg:y2="12.113cm">
          <text:p/>
        </draw:line>
        <draw:line draw:style-name="gr88" draw:layer="layout" svg:x1="16.289cm" svg:y1="11.851cm" svg:x2="16.551cm" svg:y2="12.114cm">
          <text:p/>
        </draw:line>
        <draw:line draw:style-name="gr88" draw:layer="layout" svg:x1="16.289cm" svg:y1="11.385cm" svg:x2="16.289cm" svg:y2="11.851cm">
          <text:p/>
        </draw:line>
        <draw:line draw:style-name="gr88" draw:layer="layout" svg:x1="16.551cm" svg:y1="11.123cm" svg:x2="16.289cm" svg:y2="11.386cm">
          <text:p/>
        </draw:line>
        <draw:line draw:style-name="gr88" draw:layer="layout" svg:x1="17.018cm" svg:y1="11.123cm" svg:x2="16.55cm" svg:y2="11.123cm">
          <text:p/>
        </draw:line>
        <draw:line draw:style-name="gr88" draw:layer="layout" svg:x1="17.279cm" svg:y1="11.386cm" svg:x2="17.018cm" svg:y2="11.123cm">
          <text:p/>
        </draw:line>
        <draw:line draw:style-name="gr88" draw:layer="layout" svg:x1="13.091cm" svg:y1="11.842cm" svg:x2="13.091cm" svg:y2="11.396cm">
          <text:p/>
        </draw:line>
        <draw:line draw:style-name="gr88" draw:layer="layout" svg:x1="12.839cm" svg:y1="12.093cm" svg:x2="13.092cm" svg:y2="11.842cm">
          <text:p/>
        </draw:line>
        <draw:line draw:style-name="gr88" draw:layer="layout" svg:x1="12.393cm" svg:y1="12.092cm" svg:x2="12.839cm" svg:y2="12.092cm">
          <text:p/>
        </draw:line>
        <draw:line draw:style-name="gr88" draw:layer="layout" svg:x1="12.143cm" svg:y1="11.842cm" svg:x2="12.394cm" svg:y2="12.093cm">
          <text:p/>
        </draw:line>
        <draw:line draw:style-name="gr88" draw:layer="layout" svg:x1="12.143cm" svg:y1="11.396cm" svg:x2="12.143cm" svg:y2="11.842cm">
          <text:p/>
        </draw:line>
        <draw:line draw:style-name="gr88" draw:layer="layout" svg:x1="12.394cm" svg:y1="11.144cm" svg:x2="12.143cm" svg:y2="11.397cm">
          <text:p/>
        </draw:line>
        <draw:line draw:style-name="gr88" draw:layer="layout" svg:x1="12.839cm" svg:y1="11.144cm" svg:x2="12.393cm" svg:y2="11.144cm">
          <text:p/>
        </draw:line>
        <draw:line draw:style-name="gr88" draw:layer="layout" svg:x1="13.092cm" svg:y1="11.397cm" svg:x2="12.839cm" svg:y2="11.144cm">
          <text:p/>
        </draw:line>
        <draw:line draw:style-name="gr88" draw:layer="layout" svg:x1="16.215cm" svg:y1="11.842cm" svg:x2="16.215cm" svg:y2="11.618cm">
          <text:p/>
        </draw:line>
        <draw:line draw:style-name="gr88" draw:layer="layout" svg:x1="15.966cm" svg:y1="12.093cm" svg:x2="16.216cm" svg:y2="11.842cm">
          <text:p/>
        </draw:line>
        <draw:line draw:style-name="gr88" draw:layer="layout" svg:x1="15.517cm" svg:y1="12.092cm" svg:x2="15.741cm" svg:y2="12.092cm">
          <text:p/>
        </draw:line>
        <draw:line draw:style-name="gr88" draw:layer="layout" svg:x1="15.267cm" svg:y1="11.842cm" svg:x2="15.518cm" svg:y2="12.093cm">
          <text:p/>
        </draw:line>
        <draw:line draw:style-name="gr88" draw:layer="layout" svg:x1="15.267cm" svg:y1="11.394cm" svg:x2="15.267cm" svg:y2="11.618cm">
          <text:p/>
        </draw:line>
        <draw:line draw:style-name="gr88" draw:layer="layout" svg:x1="15.518cm" svg:y1="11.144cm" svg:x2="15.267cm" svg:y2="11.395cm">
          <text:p/>
        </draw:line>
        <draw:line draw:style-name="gr88" draw:layer="layout" svg:x1="15.966cm" svg:y1="11.144cm" svg:x2="15.741cm" svg:y2="11.144cm">
          <text:p/>
        </draw:line>
        <draw:line draw:style-name="gr88" draw:layer="layout" svg:x1="16.216cm" svg:y1="11.395cm" svg:x2="15.966cm" svg:y2="11.144cm">
          <text:p/>
        </draw:line>
        <draw:line draw:style-name="gr88" draw:layer="layout" svg:x1="9.444cm" svg:y1="11.842cm" svg:x2="9.444cm" svg:y2="11.396cm">
          <text:p/>
        </draw:line>
        <draw:line draw:style-name="gr88" draw:layer="layout" svg:x1="9.192cm" svg:y1="12.093cm" svg:x2="9.445cm" svg:y2="11.842cm">
          <text:p/>
        </draw:line>
        <draw:line draw:style-name="gr88" draw:layer="layout" svg:x1="8.746cm" svg:y1="12.092cm" svg:x2="9.192cm" svg:y2="12.092cm">
          <text:p/>
        </draw:line>
        <draw:line draw:style-name="gr88" draw:layer="layout" svg:x1="8.496cm" svg:y1="11.842cm" svg:x2="8.747cm" svg:y2="12.093cm">
          <text:p/>
        </draw:line>
        <draw:line draw:style-name="gr88" draw:layer="layout" svg:x1="8.496cm" svg:y1="11.396cm" svg:x2="8.496cm" svg:y2="11.842cm">
          <text:p/>
        </draw:line>
        <draw:line draw:style-name="gr88" draw:layer="layout" svg:x1="8.747cm" svg:y1="11.144cm" svg:x2="8.496cm" svg:y2="11.397cm">
          <text:p/>
        </draw:line>
        <draw:line draw:style-name="gr88" draw:layer="layout" svg:x1="9.192cm" svg:y1="11.144cm" svg:x2="8.746cm" svg:y2="11.144cm">
          <text:p/>
        </draw:line>
        <draw:line draw:style-name="gr88" draw:layer="layout" svg:x1="9.445cm" svg:y1="11.397cm" svg:x2="9.192cm" svg:y2="11.144cm">
          <text:p/>
        </draw:line>
        <draw:line draw:style-name="gr88" draw:layer="layout" svg:x1="5.797cm" svg:y1="11.842cm" svg:x2="5.797cm" svg:y2="11.396cm">
          <text:p/>
        </draw:line>
        <draw:line draw:style-name="gr88" draw:layer="layout" svg:x1="5.545cm" svg:y1="12.093cm" svg:x2="5.798cm" svg:y2="11.842cm">
          <text:p/>
        </draw:line>
        <draw:line draw:style-name="gr88" draw:layer="layout" svg:x1="5.101cm" svg:y1="12.092cm" svg:x2="5.545cm" svg:y2="12.092cm">
          <text:p/>
        </draw:line>
        <draw:line draw:style-name="gr88" draw:layer="layout" svg:x1="4.849cm" svg:y1="11.842cm" svg:x2="5.102cm" svg:y2="12.093cm">
          <text:p/>
        </draw:line>
        <draw:line draw:style-name="gr88" draw:layer="layout" svg:x1="4.849cm" svg:y1="11.396cm" svg:x2="4.849cm" svg:y2="11.842cm">
          <text:p/>
        </draw:line>
        <draw:line draw:style-name="gr88" draw:layer="layout" svg:x1="5.102cm" svg:y1="11.144cm" svg:x2="4.849cm" svg:y2="11.397cm">
          <text:p/>
        </draw:line>
        <draw:line draw:style-name="gr88" draw:layer="layout" svg:x1="5.545cm" svg:y1="11.144cm" svg:x2="5.101cm" svg:y2="11.144cm">
          <text:p/>
        </draw:line>
        <draw:line draw:style-name="gr88" draw:layer="layout" svg:x1="5.798cm" svg:y1="11.397cm" svg:x2="5.545cm" svg:y2="11.144cm">
          <text:p/>
        </draw:line>
        <draw:line draw:style-name="gr88" draw:layer="layout" svg:x1="4.734cm" svg:y1="11.834cm" svg:x2="4.734cm" svg:y2="11.618cm">
          <text:p/>
        </draw:line>
        <draw:line draw:style-name="gr88" draw:layer="layout" svg:x1="4.495cm" svg:y1="12.074cm" svg:x2="4.735cm" svg:y2="11.834cm">
          <text:p/>
        </draw:line>
        <draw:line draw:style-name="gr88" draw:layer="layout" svg:x1="4.066cm" svg:y1="12.073cm" svg:x2="4.282cm" svg:y2="12.073cm">
          <text:p/>
        </draw:line>
        <draw:line draw:style-name="gr88" draw:layer="layout" svg:x1="3.826cm" svg:y1="11.834cm" svg:x2="4.067cm" svg:y2="12.074cm">
          <text:p/>
        </draw:line>
        <draw:line draw:style-name="gr88" draw:layer="layout" svg:x1="3.826cm" svg:y1="11.404cm" svg:x2="3.826cm" svg:y2="11.618cm">
          <text:p/>
        </draw:line>
        <draw:line draw:style-name="gr88" draw:layer="layout" svg:x1="4.067cm" svg:y1="11.165cm" svg:x2="3.826cm" svg:y2="11.405cm">
          <text:p/>
        </draw:line>
        <draw:line draw:style-name="gr88" draw:layer="layout" svg:x1="4.495cm" svg:y1="11.165cm" svg:x2="4.282cm" svg:y2="11.165cm">
          <text:p/>
        </draw:line>
        <draw:line draw:style-name="gr88" draw:layer="layout" svg:x1="4.735cm" svg:y1="11.405cm" svg:x2="4.495cm" svg:y2="11.165cm">
          <text:p/>
        </draw:line>
        <draw:line draw:style-name="gr88" draw:layer="layout" svg:x1="12.029cm" svg:y1="11.834cm" svg:x2="12.029cm" svg:y2="11.618cm">
          <text:p/>
        </draw:line>
        <draw:line draw:style-name="gr88" draw:layer="layout" svg:x1="11.789cm" svg:y1="12.074cm" svg:x2="12.03cm" svg:y2="11.834cm">
          <text:p/>
        </draw:line>
        <draw:line draw:style-name="gr88" draw:layer="layout" svg:x1="11.36cm" svg:y1="12.073cm" svg:x2="11.573cm" svg:y2="12.073cm">
          <text:p/>
        </draw:line>
        <draw:line draw:style-name="gr88" draw:layer="layout" svg:x1="11.12cm" svg:y1="11.834cm" svg:x2="11.361cm" svg:y2="12.074cm">
          <text:p/>
        </draw:line>
        <draw:line draw:style-name="gr88" draw:layer="layout" svg:x1="11.12cm" svg:y1="11.404cm" svg:x2="11.12cm" svg:y2="11.618cm">
          <text:p/>
        </draw:line>
        <draw:line draw:style-name="gr88" draw:layer="layout" svg:x1="11.361cm" svg:y1="11.165cm" svg:x2="11.12cm" svg:y2="11.405cm">
          <text:p/>
        </draw:line>
        <draw:line draw:style-name="gr88" draw:layer="layout" svg:x1="11.789cm" svg:y1="11.165cm" svg:x2="11.573cm" svg:y2="11.165cm">
          <text:p/>
        </draw:line>
        <draw:line draw:style-name="gr88" draw:layer="layout" svg:x1="12.03cm" svg:y1="11.405cm" svg:x2="11.789cm" svg:y2="11.165cm">
          <text:p/>
        </draw:line>
        <draw:line draw:style-name="gr88" draw:layer="layout" svg:x1="8.382cm" svg:y1="11.834cm" svg:x2="8.382cm" svg:y2="11.618cm">
          <text:p/>
        </draw:line>
        <draw:line draw:style-name="gr88" draw:layer="layout" svg:x1="8.142cm" svg:y1="12.074cm" svg:x2="8.383cm" svg:y2="11.834cm">
          <text:p/>
        </draw:line>
        <draw:line draw:style-name="gr88" draw:layer="layout" svg:x1="7.713cm" svg:y1="12.073cm" svg:x2="7.929cm" svg:y2="12.073cm">
          <text:p/>
        </draw:line>
        <draw:line draw:style-name="gr88" draw:layer="layout" svg:x1="7.473cm" svg:y1="11.834cm" svg:x2="7.714cm" svg:y2="12.074cm">
          <text:p/>
        </draw:line>
        <draw:line draw:style-name="gr88" draw:layer="layout" svg:x1="7.473cm" svg:y1="11.404cm" svg:x2="7.473cm" svg:y2="11.618cm">
          <text:p/>
        </draw:line>
        <draw:line draw:style-name="gr88" draw:layer="layout" svg:x1="7.714cm" svg:y1="11.165cm" svg:x2="7.473cm" svg:y2="11.405cm">
          <text:p/>
        </draw:line>
        <draw:line draw:style-name="gr88" draw:layer="layout" svg:x1="8.142cm" svg:y1="11.165cm" svg:x2="7.929cm" svg:y2="11.165cm">
          <text:p/>
        </draw:line>
        <draw:line draw:style-name="gr88" draw:layer="layout" svg:x1="8.383cm" svg:y1="11.405cm" svg:x2="8.142cm" svg:y2="11.165cm">
          <text:p/>
        </draw:line>
        <draw:line draw:style-name="gr88" draw:layer="layout" svg:x1="15.214cm" svg:y1="12.905cm" svg:x2="15.214cm" svg:y2="12.418cm">
          <text:p/>
        </draw:line>
        <draw:line draw:style-name="gr88" draw:layer="layout" svg:x1="14.943cm" svg:y1="13.177cm" svg:x2="15.215cm" svg:y2="12.905cm">
          <text:p/>
        </draw:line>
        <draw:line draw:style-name="gr88" draw:layer="layout" svg:x1="14.456cm" svg:y1="13.176cm" svg:x2="14.943cm" svg:y2="13.176cm">
          <text:p/>
        </draw:line>
        <draw:line draw:style-name="gr88" draw:layer="layout" svg:x1="14.185cm" svg:y1="12.905cm" svg:x2="14.457cm" svg:y2="13.177cm">
          <text:p/>
        </draw:line>
        <draw:line draw:style-name="gr88" draw:layer="layout" svg:x1="14.185cm" svg:y1="12.418cm" svg:x2="14.185cm" svg:y2="12.905cm">
          <text:p/>
        </draw:line>
        <draw:line draw:style-name="gr88" draw:layer="layout" svg:x1="14.457cm" svg:y1="12.145cm" svg:x2="14.185cm" svg:y2="12.419cm">
          <text:p/>
        </draw:line>
        <draw:line draw:style-name="gr88" draw:layer="layout" svg:x1="14.943cm" svg:y1="12.145cm" svg:x2="14.456cm" svg:y2="12.145cm">
          <text:p/>
        </draw:line>
        <draw:line draw:style-name="gr88" draw:layer="layout" svg:x1="15.215cm" svg:y1="12.419cm" svg:x2="14.943cm" svg:y2="12.145cm">
          <text:p/>
        </draw:line>
        <draw:line draw:style-name="gr88" draw:layer="layout" svg:x1="17.278cm" svg:y1="12.894cm" svg:x2="17.278cm" svg:y2="12.429cm">
          <text:p/>
        </draw:line>
        <draw:line draw:style-name="gr88" draw:layer="layout" svg:x1="17.018cm" svg:y1="13.158cm" svg:x2="17.279cm" svg:y2="12.894cm">
          <text:p/>
        </draw:line>
        <draw:line draw:style-name="gr88" draw:layer="layout" svg:x1="16.55cm" svg:y1="13.157cm" svg:x2="17.018cm" svg:y2="13.157cm">
          <text:p/>
        </draw:line>
        <draw:line draw:style-name="gr88" draw:layer="layout" svg:x1="16.289cm" svg:y1="12.894cm" svg:x2="16.551cm" svg:y2="13.158cm">
          <text:p/>
        </draw:line>
        <draw:line draw:style-name="gr88" draw:layer="layout" svg:x1="16.289cm" svg:y1="12.429cm" svg:x2="16.289cm" svg:y2="12.894cm">
          <text:p/>
        </draw:line>
        <draw:line draw:style-name="gr88" draw:layer="layout" svg:x1="16.551cm" svg:y1="12.166cm" svg:x2="16.289cm" svg:y2="12.43cm">
          <text:p/>
        </draw:line>
        <draw:line draw:style-name="gr88" draw:layer="layout" svg:x1="17.018cm" svg:y1="12.166cm" svg:x2="16.55cm" svg:y2="12.166cm">
          <text:p/>
        </draw:line>
        <draw:line draw:style-name="gr88" draw:layer="layout" svg:x1="17.279cm" svg:y1="12.43cm" svg:x2="17.018cm" svg:y2="12.166cm">
          <text:p/>
        </draw:line>
        <draw:line draw:style-name="gr88" draw:layer="layout" svg:x1="16.215cm" svg:y1="12.886cm" svg:x2="16.215cm" svg:y2="12.661cm">
          <text:p/>
        </draw:line>
        <draw:line draw:style-name="gr88" draw:layer="layout" svg:x1="15.966cm" svg:y1="13.137cm" svg:x2="16.216cm" svg:y2="12.886cm">
          <text:p/>
        </draw:line>
        <draw:line draw:style-name="gr88" draw:layer="layout" svg:x1="15.517cm" svg:y1="13.136cm" svg:x2="15.741cm" svg:y2="13.136cm">
          <text:p/>
        </draw:line>
        <draw:line draw:style-name="gr88" draw:layer="layout" svg:x1="15.267cm" svg:y1="12.886cm" svg:x2="15.518cm" svg:y2="13.137cm">
          <text:p/>
        </draw:line>
        <draw:line draw:style-name="gr88" draw:layer="layout" svg:x1="15.267cm" svg:y1="12.437cm" svg:x2="15.267cm" svg:y2="12.661cm">
          <text:p/>
        </draw:line>
        <draw:line draw:style-name="gr88" draw:layer="layout" svg:x1="15.518cm" svg:y1="12.187cm" svg:x2="15.267cm" svg:y2="12.438cm">
          <text:p/>
        </draw:line>
        <draw:line draw:style-name="gr88" draw:layer="layout" svg:x1="15.966cm" svg:y1="12.187cm" svg:x2="15.741cm" svg:y2="12.187cm">
          <text:p/>
        </draw:line>
        <draw:line draw:style-name="gr88" draw:layer="layout" svg:x1="16.216cm" svg:y1="12.438cm" svg:x2="15.966cm" svg:y2="12.187cm">
          <text:p/>
        </draw:line>
        <draw:line draw:style-name="gr88" draw:layer="layout" svg:x1="15.214cm" svg:y1="14.122cm" svg:x2="15.214cm" svg:y2="13.286cm">
          <text:p/>
        </draw:line>
        <draw:line draw:style-name="gr88" draw:layer="layout" svg:x1="15.117cm" svg:y1="14.22cm" svg:x2="15.215cm" svg:y2="14.122cm">
          <text:p/>
        </draw:line>
        <draw:line draw:style-name="gr88" draw:layer="layout" svg:x1="14.283cm" svg:y1="14.219cm" svg:x2="15.117cm" svg:y2="14.219cm">
          <text:p/>
        </draw:line>
        <draw:line draw:style-name="gr88" draw:layer="layout" svg:x1="14.185cm" svg:y1="14.122cm" svg:x2="14.284cm" svg:y2="14.22cm">
          <text:p/>
        </draw:line>
        <draw:line draw:style-name="gr88" draw:layer="layout" svg:x1="14.185cm" svg:y1="13.286cm" svg:x2="14.185cm" svg:y2="14.122cm">
          <text:p/>
        </draw:line>
        <draw:line draw:style-name="gr88" draw:layer="layout" svg:x1="14.284cm" svg:y1="13.188cm" svg:x2="14.185cm" svg:y2="13.287cm">
          <text:p/>
        </draw:line>
        <draw:line draw:style-name="gr88" draw:layer="layout" svg:x1="15.117cm" svg:y1="13.188cm" svg:x2="14.283cm" svg:y2="13.188cm">
          <text:p/>
        </draw:line>
        <draw:line draw:style-name="gr88" draw:layer="layout" svg:x1="15.215cm" svg:y1="13.287cm" svg:x2="15.117cm" svg:y2="13.188cm">
          <text:p/>
        </draw:line>
        <draw:line draw:style-name="gr88" draw:layer="layout" svg:x1="15.214cm" svg:y1="14.99cm" svg:x2="15.214cm" svg:y2="14.503cm">
          <text:p/>
        </draw:line>
        <draw:line draw:style-name="gr88" draw:layer="layout" svg:x1="14.943cm" svg:y1="15.262cm" svg:x2="15.215cm" svg:y2="14.99cm">
          <text:p/>
        </draw:line>
        <draw:line draw:style-name="gr88" draw:layer="layout" svg:x1="14.456cm" svg:y1="15.261cm" svg:x2="14.943cm" svg:y2="15.261cm">
          <text:p/>
        </draw:line>
        <draw:line draw:style-name="gr88" draw:layer="layout" svg:x1="14.185cm" svg:y1="14.99cm" svg:x2="14.457cm" svg:y2="15.262cm">
          <text:p/>
        </draw:line>
        <draw:line draw:style-name="gr88" draw:layer="layout" svg:x1="14.185cm" svg:y1="14.503cm" svg:x2="14.185cm" svg:y2="14.99cm">
          <text:p/>
        </draw:line>
        <draw:line draw:style-name="gr88" draw:layer="layout" svg:x1="14.457cm" svg:y1="14.23cm" svg:x2="14.185cm" svg:y2="14.504cm">
          <text:p/>
        </draw:line>
        <draw:line draw:style-name="gr88" draw:layer="layout" svg:x1="14.943cm" svg:y1="14.23cm" svg:x2="14.456cm" svg:y2="14.23cm">
          <text:p/>
        </draw:line>
        <draw:line draw:style-name="gr88" draw:layer="layout" svg:x1="15.215cm" svg:y1="14.504cm" svg:x2="14.943cm" svg:y2="14.23cm">
          <text:p/>
        </draw:line>
        <draw:line draw:style-name="gr88" draw:layer="layout" svg:x1="15.214cm" svg:y1="16.031cm" svg:x2="15.214cm" svg:y2="15.544cm">
          <text:p/>
        </draw:line>
        <draw:line draw:style-name="gr88" draw:layer="layout" svg:x1="14.943cm" svg:y1="16.305cm" svg:x2="15.215cm" svg:y2="16.031cm">
          <text:p/>
        </draw:line>
        <draw:line draw:style-name="gr88" draw:layer="layout" svg:x1="14.456cm" svg:y1="16.304cm" svg:x2="14.943cm" svg:y2="16.304cm">
          <text:p/>
        </draw:line>
        <draw:line draw:style-name="gr88" draw:layer="layout" svg:x1="14.185cm" svg:y1="16.031cm" svg:x2="14.457cm" svg:y2="16.305cm">
          <text:p/>
        </draw:line>
        <draw:line draw:style-name="gr88" draw:layer="layout" svg:x1="14.185cm" svg:y1="15.544cm" svg:x2="14.185cm" svg:y2="16.031cm">
          <text:p/>
        </draw:line>
        <draw:line draw:style-name="gr88" draw:layer="layout" svg:x1="14.457cm" svg:y1="15.273cm" svg:x2="14.185cm" svg:y2="15.545cm">
          <text:p/>
        </draw:line>
        <draw:line draw:style-name="gr88" draw:layer="layout" svg:x1="14.943cm" svg:y1="15.273cm" svg:x2="14.456cm" svg:y2="15.273cm">
          <text:p/>
        </draw:line>
        <draw:line draw:style-name="gr88" draw:layer="layout" svg:x1="15.215cm" svg:y1="15.545cm" svg:x2="14.943cm" svg:y2="15.273cm">
          <text:p/>
        </draw:line>
        <draw:line draw:style-name="gr88" draw:layer="layout" svg:x1="16.825cm" svg:y1="16.186cm" svg:x2="16.825cm" svg:y2="15.798cm">
          <text:p/>
        </draw:line>
        <draw:line draw:style-name="gr88" draw:layer="layout" svg:x1="16.738cm" svg:y1="16.273cm" svg:x2="16.826cm" svg:y2="16.186cm">
          <text:p/>
        </draw:line>
        <draw:line draw:style-name="gr88" draw:layer="layout" svg:x1="15.961cm" svg:y1="16.272cm" svg:x2="16.349cm" svg:y2="16.272cm">
          <text:p/>
        </draw:line>
        <draw:line draw:style-name="gr88" draw:layer="layout" svg:x1="15.875cm" svg:y1="16.186cm" svg:x2="15.962cm" svg:y2="16.273cm">
          <text:p/>
        </draw:line>
        <draw:line draw:style-name="gr88" draw:layer="layout" svg:x1="15.875cm" svg:y1="15.409cm" svg:x2="15.875cm" svg:y2="15.798cm">
          <text:p/>
        </draw:line>
        <draw:line draw:style-name="gr88" draw:layer="layout" svg:x1="15.962cm" svg:y1="15.324cm" svg:x2="15.875cm" svg:y2="15.41cm">
          <text:p/>
        </draw:line>
        <draw:line draw:style-name="gr88" draw:layer="layout" svg:x1="16.738cm" svg:y1="15.324cm" svg:x2="16.349cm" svg:y2="15.324cm">
          <text:p/>
        </draw:line>
        <draw:line draw:style-name="gr88" draw:layer="layout" svg:x1="16.826cm" svg:y1="15.41cm" svg:x2="16.738cm" svg:y2="15.324cm">
          <text:p/>
        </draw:line>
        <draw:line draw:style-name="gr88" draw:layer="layout" svg:x1="15.214cm" svg:y1="17.075cm" svg:x2="15.214cm" svg:y2="16.588cm">
          <text:p/>
        </draw:line>
        <draw:line draw:style-name="gr88" draw:layer="layout" svg:x1="14.943cm" svg:y1="17.347cm" svg:x2="15.215cm" svg:y2="17.075cm">
          <text:p/>
        </draw:line>
        <draw:line draw:style-name="gr88" draw:layer="layout" svg:x1="14.456cm" svg:y1="17.346cm" svg:x2="14.943cm" svg:y2="17.346cm">
          <text:p/>
        </draw:line>
        <draw:line draw:style-name="gr88" draw:layer="layout" svg:x1="14.185cm" svg:y1="17.075cm" svg:x2="14.457cm" svg:y2="17.347cm">
          <text:p/>
        </draw:line>
        <draw:line draw:style-name="gr88" draw:layer="layout" svg:x1="14.185cm" svg:y1="16.588cm" svg:x2="14.185cm" svg:y2="17.075cm">
          <text:p/>
        </draw:line>
        <draw:line draw:style-name="gr88" draw:layer="layout" svg:x1="14.457cm" svg:y1="16.315cm" svg:x2="14.185cm" svg:y2="16.589cm">
          <text:p/>
        </draw:line>
        <draw:line draw:style-name="gr88" draw:layer="layout" svg:x1="14.943cm" svg:y1="16.315cm" svg:x2="14.456cm" svg:y2="16.315cm">
          <text:p/>
        </draw:line>
        <draw:line draw:style-name="gr88" draw:layer="layout" svg:x1="15.215cm" svg:y1="16.589cm" svg:x2="14.943cm" svg:y2="16.315cm">
          <text:p/>
        </draw:line>
        <draw:line draw:style-name="gr88" draw:layer="layout" svg:x1="16.844cm" svg:y1="17.073cm" svg:x2="16.844cm" svg:y2="16.607cm">
          <text:p/>
        </draw:line>
        <draw:line draw:style-name="gr88" draw:layer="layout" svg:x1="16.584cm" svg:y1="17.336cm" svg:x2="16.845cm" svg:y2="17.073cm">
          <text:p/>
        </draw:line>
        <draw:line draw:style-name="gr88" draw:layer="layout" svg:x1="16.116cm" svg:y1="17.335cm" svg:x2="16.584cm" svg:y2="17.335cm">
          <text:p/>
        </draw:line>
        <draw:line draw:style-name="gr88" draw:layer="layout" svg:x1="15.855cm" svg:y1="17.073cm" svg:x2="16.117cm" svg:y2="17.336cm">
          <text:p/>
        </draw:line>
        <draw:line draw:style-name="gr88" draw:layer="layout" svg:x1="15.855cm" svg:y1="16.607cm" svg:x2="15.855cm" svg:y2="17.073cm">
          <text:p/>
        </draw:line>
        <draw:line draw:style-name="gr88" draw:layer="layout" svg:x1="16.117cm" svg:y1="16.344cm" svg:x2="15.855cm" svg:y2="16.608cm">
          <text:p/>
        </draw:line>
        <draw:line draw:style-name="gr88" draw:layer="layout" svg:x1="16.584cm" svg:y1="16.344cm" svg:x2="16.116cm" svg:y2="16.344cm">
          <text:p/>
        </draw:line>
        <draw:line draw:style-name="gr88" draw:layer="layout" svg:x1="16.845cm" svg:y1="16.608cm" svg:x2="16.584cm" svg:y2="16.344cm">
          <text:p/>
        </draw:line>
        <draw:line draw:style-name="gr88" draw:layer="layout" svg:x1="12.371cm" svg:y1="17.595cm" svg:x2="12.371cm" svg:y2="17.109cm">
          <text:p/>
        </draw:line>
        <draw:line draw:style-name="gr88" draw:layer="layout" svg:x1="12.1cm" svg:y1="17.869cm" svg:x2="12.372cm" svg:y2="17.595cm">
          <text:p/>
        </draw:line>
        <draw:line draw:style-name="gr88" draw:layer="layout" svg:x1="11.614cm" svg:y1="17.868cm" svg:x2="12.1cm" svg:y2="17.868cm">
          <text:p/>
        </draw:line>
        <draw:line draw:style-name="gr88" draw:layer="layout" svg:x1="11.343cm" svg:y1="17.595cm" svg:x2="11.615cm" svg:y2="17.869cm">
          <text:p/>
        </draw:line>
        <draw:line draw:style-name="gr88" draw:layer="layout" svg:x1="11.343cm" svg:y1="17.109cm" svg:x2="11.343cm" svg:y2="17.595cm">
          <text:p/>
        </draw:line>
        <draw:line draw:style-name="gr88" draw:layer="layout" svg:x1="11.615cm" svg:y1="16.835cm" svg:x2="11.343cm" svg:y2="17.11cm">
          <text:p/>
        </draw:line>
        <draw:line draw:style-name="gr88" draw:layer="layout" svg:x1="12.1cm" svg:y1="16.835cm" svg:x2="11.614cm" svg:y2="16.835cm">
          <text:p/>
        </draw:line>
        <draw:line draw:style-name="gr88" draw:layer="layout" svg:x1="12.372cm" svg:y1="17.11cm" svg:x2="12.1cm" svg:y2="16.835cm">
          <text:p/>
        </draw:line>
        <draw:line draw:style-name="gr88" draw:layer="layout" svg:x1="11.311cm" svg:y1="17.587cm" svg:x2="11.311cm" svg:y2="17.352cm">
          <text:p/>
        </draw:line>
        <draw:line draw:style-name="gr88" draw:layer="layout" svg:x1="11.051cm" svg:y1="17.848cm" svg:x2="11.312cm" svg:y2="17.587cm">
          <text:p/>
        </draw:line>
        <draw:line draw:style-name="gr88" draw:layer="layout" svg:x1="10.581cm" svg:y1="17.847cm" svg:x2="10.816cm" svg:y2="17.847cm">
          <text:p/>
        </draw:line>
        <draw:line draw:style-name="gr88" draw:layer="layout" svg:x1="10.32cm" svg:y1="17.587cm" svg:x2="10.582cm" svg:y2="17.848cm">
          <text:p/>
        </draw:line>
        <draw:line draw:style-name="gr88" draw:layer="layout" svg:x1="10.32cm" svg:y1="17.117cm" svg:x2="10.32cm" svg:y2="17.352cm">
          <text:p/>
        </draw:line>
        <draw:line draw:style-name="gr88" draw:layer="layout" svg:x1="10.582cm" svg:y1="16.857cm" svg:x2="10.32cm" svg:y2="17.118cm">
          <text:p/>
        </draw:line>
        <draw:line draw:style-name="gr88" draw:layer="layout" svg:x1="11.051cm" svg:y1="16.857cm" svg:x2="10.816cm" svg:y2="16.857cm">
          <text:p/>
        </draw:line>
        <draw:line draw:style-name="gr88" draw:layer="layout" svg:x1="11.312cm" svg:y1="17.118cm" svg:x2="11.051cm" svg:y2="16.857cm">
          <text:p/>
        </draw:line>
        <draw:line draw:style-name="gr88" draw:layer="layout" svg:x1="15.214cm" svg:y1="18.116cm" svg:x2="15.214cm" svg:y2="17.629cm">
          <text:p/>
        </draw:line>
        <draw:line draw:style-name="gr88" draw:layer="layout" svg:x1="14.943cm" svg:y1="18.39cm" svg:x2="15.215cm" svg:y2="18.116cm">
          <text:p/>
        </draw:line>
        <draw:line draw:style-name="gr88" draw:layer="layout" svg:x1="14.456cm" svg:y1="18.389cm" svg:x2="14.943cm" svg:y2="18.389cm">
          <text:p/>
        </draw:line>
        <draw:line draw:style-name="gr88" draw:layer="layout" svg:x1="14.185cm" svg:y1="18.116cm" svg:x2="14.457cm" svg:y2="18.39cm">
          <text:p/>
        </draw:line>
        <draw:line draw:style-name="gr88" draw:layer="layout" svg:x1="14.185cm" svg:y1="17.629cm" svg:x2="14.185cm" svg:y2="18.116cm">
          <text:p/>
        </draw:line>
        <draw:line draw:style-name="gr88" draw:layer="layout" svg:x1="14.457cm" svg:y1="17.358cm" svg:x2="14.185cm" svg:y2="17.63cm">
          <text:p/>
        </draw:line>
        <draw:line draw:style-name="gr88" draw:layer="layout" svg:x1="14.943cm" svg:y1="17.358cm" svg:x2="14.456cm" svg:y2="17.358cm">
          <text:p/>
        </draw:line>
        <draw:line draw:style-name="gr88" draw:layer="layout" svg:x1="15.215cm" svg:y1="17.63cm" svg:x2="14.943cm" svg:y2="17.358cm">
          <text:p/>
        </draw:line>
        <draw:line draw:style-name="gr88" draw:layer="layout" svg:x1="16.844cm" svg:y1="18.116cm" svg:x2="16.844cm" svg:y2="17.648cm">
          <text:p/>
        </draw:line>
        <draw:line draw:style-name="gr88" draw:layer="layout" svg:x1="16.584cm" svg:y1="18.38cm" svg:x2="16.845cm" svg:y2="18.116cm">
          <text:p/>
        </draw:line>
        <draw:line draw:style-name="gr88" draw:layer="layout" svg:x1="16.116cm" svg:y1="18.379cm" svg:x2="16.584cm" svg:y2="18.379cm">
          <text:p/>
        </draw:line>
        <draw:line draw:style-name="gr88" draw:layer="layout" svg:x1="15.855cm" svg:y1="18.116cm" svg:x2="16.117cm" svg:y2="18.38cm">
          <text:p/>
        </draw:line>
        <draw:line draw:style-name="gr88" draw:layer="layout" svg:x1="15.855cm" svg:y1="17.648cm" svg:x2="15.855cm" svg:y2="18.116cm">
          <text:p/>
        </draw:line>
        <draw:line draw:style-name="gr88" draw:layer="layout" svg:x1="16.117cm" svg:y1="17.388cm" svg:x2="15.855cm" svg:y2="17.649cm">
          <text:p/>
        </draw:line>
        <draw:line draw:style-name="gr88" draw:layer="layout" svg:x1="16.584cm" svg:y1="17.388cm" svg:x2="16.116cm" svg:y2="17.388cm">
          <text:p/>
        </draw:line>
        <draw:line draw:style-name="gr88" draw:layer="layout" svg:x1="16.845cm" svg:y1="17.649cm" svg:x2="16.584cm" svg:y2="17.388cm">
          <text:p/>
        </draw:line>
        <draw:line draw:style-name="gr88" draw:layer="layout" svg:x1="11.33cm" svg:y1="18.637cm" svg:x2="11.33cm" svg:y2="18.15cm">
          <text:p/>
        </draw:line>
        <draw:line draw:style-name="gr88" draw:layer="layout" svg:x1="11.059cm" svg:y1="18.911cm" svg:x2="11.331cm" svg:y2="18.637cm">
          <text:p/>
        </draw:line>
        <draw:line draw:style-name="gr88" draw:layer="layout" svg:x1="10.572cm" svg:y1="18.91cm" svg:x2="11.059cm" svg:y2="18.91cm">
          <text:p/>
        </draw:line>
        <draw:line draw:style-name="gr88" draw:layer="layout" svg:x1="10.299cm" svg:y1="18.637cm" svg:x2="10.573cm" svg:y2="18.911cm">
          <text:p/>
        </draw:line>
        <draw:line draw:style-name="gr88" draw:layer="layout" svg:x1="10.299cm" svg:y1="18.15cm" svg:x2="10.299cm" svg:y2="18.637cm">
          <text:p/>
        </draw:line>
        <draw:line draw:style-name="gr88" draw:layer="layout" svg:x1="10.573cm" svg:y1="17.879cm" svg:x2="10.299cm" svg:y2="18.151cm">
          <text:p/>
        </draw:line>
        <draw:line draw:style-name="gr88" draw:layer="layout" svg:x1="11.059cm" svg:y1="17.879cm" svg:x2="10.572cm" svg:y2="17.879cm">
          <text:p/>
        </draw:line>
        <draw:line draw:style-name="gr88" draw:layer="layout" svg:x1="11.331cm" svg:y1="18.151cm" svg:x2="11.059cm" svg:y2="17.879cm">
          <text:p/>
        </draw:line>
        <draw:line draw:style-name="gr88" draw:layer="layout" svg:x1="12.371cm" svg:y1="18.637cm" svg:x2="12.371cm" svg:y2="18.15cm">
          <text:p/>
        </draw:line>
        <draw:line draw:style-name="gr88" draw:layer="layout" svg:x1="12.1cm" svg:y1="18.911cm" svg:x2="12.372cm" svg:y2="18.637cm">
          <text:p/>
        </draw:line>
        <draw:line draw:style-name="gr88" draw:layer="layout" svg:x1="11.614cm" svg:y1="18.91cm" svg:x2="12.1cm" svg:y2="18.91cm">
          <text:p/>
        </draw:line>
        <draw:line draw:style-name="gr88" draw:layer="layout" svg:x1="11.343cm" svg:y1="18.637cm" svg:x2="11.615cm" svg:y2="18.911cm">
          <text:p/>
        </draw:line>
        <draw:line draw:style-name="gr88" draw:layer="layout" svg:x1="11.343cm" svg:y1="18.15cm" svg:x2="11.343cm" svg:y2="18.637cm">
          <text:p/>
        </draw:line>
        <draw:line draw:style-name="gr88" draw:layer="layout" svg:x1="11.615cm" svg:y1="17.879cm" svg:x2="11.343cm" svg:y2="18.151cm">
          <text:p/>
        </draw:line>
        <draw:line draw:style-name="gr88" draw:layer="layout" svg:x1="12.1cm" svg:y1="17.879cm" svg:x2="11.614cm" svg:y2="17.879cm">
          <text:p/>
        </draw:line>
        <draw:line draw:style-name="gr88" draw:layer="layout" svg:x1="12.372cm" svg:y1="18.151cm" svg:x2="12.1cm" svg:y2="17.879cm">
          <text:p/>
        </draw:line>
        <draw:line draw:style-name="gr88" draw:layer="layout" svg:x1="15.214cm" svg:y1="19.16cm" svg:x2="15.214cm" svg:y2="18.673cm">
          <text:p/>
        </draw:line>
        <draw:line draw:style-name="gr88" draw:layer="layout" svg:x1="14.943cm" svg:y1="19.432cm" svg:x2="15.215cm" svg:y2="19.16cm">
          <text:p/>
        </draw:line>
        <draw:line draw:style-name="gr88" draw:layer="layout" svg:x1="14.456cm" svg:y1="19.431cm" svg:x2="14.943cm" svg:y2="19.431cm">
          <text:p/>
        </draw:line>
        <draw:line draw:style-name="gr88" draw:layer="layout" svg:x1="14.185cm" svg:y1="19.16cm" svg:x2="14.457cm" svg:y2="19.432cm">
          <text:p/>
        </draw:line>
        <draw:line draw:style-name="gr88" draw:layer="layout" svg:x1="14.185cm" svg:y1="18.673cm" svg:x2="14.185cm" svg:y2="19.16cm">
          <text:p/>
        </draw:line>
        <draw:line draw:style-name="gr88" draw:layer="layout" svg:x1="14.457cm" svg:y1="18.4cm" svg:x2="14.185cm" svg:y2="18.674cm">
          <text:p/>
        </draw:line>
        <draw:line draw:style-name="gr88" draw:layer="layout" svg:x1="14.943cm" svg:y1="18.4cm" svg:x2="14.456cm" svg:y2="18.4cm">
          <text:p/>
        </draw:line>
        <draw:line draw:style-name="gr88" draw:layer="layout" svg:x1="15.215cm" svg:y1="18.674cm" svg:x2="14.943cm" svg:y2="18.4cm">
          <text:p/>
        </draw:line>
        <draw:line draw:style-name="gr88" draw:layer="layout" svg:x1="12.371cm" svg:y1="19.68cm" svg:x2="12.371cm" svg:y2="19.193cm">
          <text:p/>
        </draw:line>
        <draw:line draw:style-name="gr88" draw:layer="layout" svg:x1="12.1cm" svg:y1="19.954cm" svg:x2="12.372cm" svg:y2="19.68cm">
          <text:p/>
        </draw:line>
        <draw:line draw:style-name="gr88" draw:layer="layout" svg:x1="11.614cm" svg:y1="19.953cm" svg:x2="12.1cm" svg:y2="19.953cm">
          <text:p/>
        </draw:line>
        <draw:line draw:style-name="gr88" draw:layer="layout" svg:x1="11.343cm" svg:y1="19.68cm" svg:x2="11.615cm" svg:y2="19.954cm">
          <text:p/>
        </draw:line>
        <draw:line draw:style-name="gr88" draw:layer="layout" svg:x1="11.343cm" svg:y1="19.193cm" svg:x2="11.343cm" svg:y2="19.68cm">
          <text:p/>
        </draw:line>
        <draw:line draw:style-name="gr88" draw:layer="layout" svg:x1="11.615cm" svg:y1="18.92cm" svg:x2="11.343cm" svg:y2="19.194cm">
          <text:p/>
        </draw:line>
        <draw:line draw:style-name="gr88" draw:layer="layout" svg:x1="12.1cm" svg:y1="18.92cm" svg:x2="11.614cm" svg:y2="18.92cm">
          <text:p/>
        </draw:line>
        <draw:line draw:style-name="gr88" draw:layer="layout" svg:x1="12.372cm" svg:y1="19.194cm" svg:x2="12.1cm" svg:y2="18.92cm">
          <text:p/>
        </draw:line>
        <draw:line draw:style-name="gr88" draw:layer="layout" svg:x1="11.33cm" svg:y1="19.68cm" svg:x2="11.33cm" svg:y2="19.193cm">
          <text:p/>
        </draw:line>
        <draw:line draw:style-name="gr88" draw:layer="layout" svg:x1="11.059cm" svg:y1="19.954cm" svg:x2="11.331cm" svg:y2="19.68cm">
          <text:p/>
        </draw:line>
        <draw:line draw:style-name="gr88" draw:layer="layout" svg:x1="10.572cm" svg:y1="19.953cm" svg:x2="11.059cm" svg:y2="19.953cm">
          <text:p/>
        </draw:line>
        <draw:line draw:style-name="gr88" draw:layer="layout" svg:x1="10.299cm" svg:y1="19.68cm" svg:x2="10.573cm" svg:y2="19.954cm">
          <text:p/>
        </draw:line>
        <draw:line draw:style-name="gr88" draw:layer="layout" svg:x1="10.299cm" svg:y1="19.193cm" svg:x2="10.299cm" svg:y2="19.68cm">
          <text:p/>
        </draw:line>
        <draw:line draw:style-name="gr88" draw:layer="layout" svg:x1="10.573cm" svg:y1="18.92cm" svg:x2="10.299cm" svg:y2="19.194cm">
          <text:p/>
        </draw:line>
        <draw:line draw:style-name="gr88" draw:layer="layout" svg:x1="11.059cm" svg:y1="18.92cm" svg:x2="10.572cm" svg:y2="18.92cm">
          <text:p/>
        </draw:line>
        <draw:line draw:style-name="gr88" draw:layer="layout" svg:x1="11.331cm" svg:y1="19.194cm" svg:x2="11.059cm" svg:y2="18.92cm">
          <text:p/>
        </draw:line>
        <draw:line draw:style-name="gr88" draw:layer="layout" svg:x1="15.214cm" svg:y1="20.201cm" svg:x2="15.214cm" svg:y2="19.714cm">
          <text:p/>
        </draw:line>
        <draw:line draw:style-name="gr88" draw:layer="layout" svg:x1="14.943cm" svg:y1="20.475cm" svg:x2="15.215cm" svg:y2="20.201cm">
          <text:p/>
        </draw:line>
        <draw:line draw:style-name="gr88" draw:layer="layout" svg:x1="14.456cm" svg:y1="20.474cm" svg:x2="14.943cm" svg:y2="20.474cm">
          <text:p/>
        </draw:line>
        <draw:line draw:style-name="gr88" draw:layer="layout" svg:x1="14.185cm" svg:y1="20.201cm" svg:x2="14.457cm" svg:y2="20.475cm">
          <text:p/>
        </draw:line>
        <draw:line draw:style-name="gr88" draw:layer="layout" svg:x1="14.185cm" svg:y1="19.714cm" svg:x2="14.185cm" svg:y2="20.201cm">
          <text:p/>
        </draw:line>
        <draw:line draw:style-name="gr88" draw:layer="layout" svg:x1="14.457cm" svg:y1="19.443cm" svg:x2="14.185cm" svg:y2="19.715cm">
          <text:p/>
        </draw:line>
        <draw:line draw:style-name="gr88" draw:layer="layout" svg:x1="14.943cm" svg:y1="19.443cm" svg:x2="14.456cm" svg:y2="19.443cm">
          <text:p/>
        </draw:line>
        <draw:line draw:style-name="gr88" draw:layer="layout" svg:x1="15.215cm" svg:y1="19.715cm" svg:x2="14.943cm" svg:y2="19.443cm">
          <text:p/>
        </draw:line>
        <draw:line draw:style-name="gr88" draw:layer="layout" svg:x1="11.33cm" svg:y1="20.722cm" svg:x2="11.33cm" svg:y2="20.235cm">
          <text:p/>
        </draw:line>
        <draw:line draw:style-name="gr88" draw:layer="layout" svg:x1="11.059cm" svg:y1="20.996cm" svg:x2="11.331cm" svg:y2="20.722cm">
          <text:p/>
        </draw:line>
        <draw:line draw:style-name="gr88" draw:layer="layout" svg:x1="10.572cm" svg:y1="20.995cm" svg:x2="11.059cm" svg:y2="20.995cm">
          <text:p/>
        </draw:line>
        <draw:line draw:style-name="gr88" draw:layer="layout" svg:x1="10.299cm" svg:y1="20.722cm" svg:x2="10.573cm" svg:y2="20.996cm">
          <text:p/>
        </draw:line>
        <draw:line draw:style-name="gr88" draw:layer="layout" svg:x1="10.299cm" svg:y1="20.235cm" svg:x2="10.299cm" svg:y2="20.722cm">
          <text:p/>
        </draw:line>
        <draw:line draw:style-name="gr88" draw:layer="layout" svg:x1="10.573cm" svg:y1="19.964cm" svg:x2="10.299cm" svg:y2="20.236cm">
          <text:p/>
        </draw:line>
        <draw:line draw:style-name="gr88" draw:layer="layout" svg:x1="11.059cm" svg:y1="19.964cm" svg:x2="10.572cm" svg:y2="19.964cm">
          <text:p/>
        </draw:line>
        <draw:line draw:style-name="gr88" draw:layer="layout" svg:x1="11.331cm" svg:y1="20.236cm" svg:x2="11.059cm" svg:y2="19.964cm">
          <text:p/>
        </draw:line>
        <draw:line draw:style-name="gr88" draw:layer="layout" svg:x1="12.371cm" svg:y1="20.722cm" svg:x2="12.371cm" svg:y2="20.235cm">
          <text:p/>
        </draw:line>
        <draw:line draw:style-name="gr88" draw:layer="layout" svg:x1="12.1cm" svg:y1="20.996cm" svg:x2="12.372cm" svg:y2="20.722cm">
          <text:p/>
        </draw:line>
        <draw:line draw:style-name="gr88" draw:layer="layout" svg:x1="11.614cm" svg:y1="20.995cm" svg:x2="12.1cm" svg:y2="20.995cm">
          <text:p/>
        </draw:line>
        <draw:line draw:style-name="gr88" draw:layer="layout" svg:x1="11.343cm" svg:y1="20.722cm" svg:x2="11.615cm" svg:y2="20.996cm">
          <text:p/>
        </draw:line>
        <draw:line draw:style-name="gr88" draw:layer="layout" svg:x1="11.343cm" svg:y1="20.235cm" svg:x2="11.343cm" svg:y2="20.722cm">
          <text:p/>
        </draw:line>
        <draw:line draw:style-name="gr88" draw:layer="layout" svg:x1="11.615cm" svg:y1="19.964cm" svg:x2="11.343cm" svg:y2="20.236cm">
          <text:p/>
        </draw:line>
        <draw:line draw:style-name="gr88" draw:layer="layout" svg:x1="12.1cm" svg:y1="19.964cm" svg:x2="11.614cm" svg:y2="19.964cm">
          <text:p/>
        </draw:line>
        <draw:line draw:style-name="gr88" draw:layer="layout" svg:x1="12.372cm" svg:y1="20.236cm" svg:x2="12.1cm" svg:y2="19.964cm">
          <text:p/>
        </draw:line>
        <draw:line draw:style-name="gr88" draw:layer="layout" svg:x1="15.214cm" svg:y1="21.244cm" svg:x2="15.214cm" svg:y2="20.758cm">
          <text:p/>
        </draw:line>
        <draw:line draw:style-name="gr88" draw:layer="layout" svg:x1="14.943cm" svg:y1="21.516cm" svg:x2="15.215cm" svg:y2="21.244cm">
          <text:p/>
        </draw:line>
        <draw:line draw:style-name="gr88" draw:layer="layout" svg:x1="14.456cm" svg:y1="21.515cm" svg:x2="14.943cm" svg:y2="21.515cm">
          <text:p/>
        </draw:line>
        <draw:line draw:style-name="gr88" draw:layer="layout" svg:x1="14.185cm" svg:y1="21.244cm" svg:x2="14.457cm" svg:y2="21.516cm">
          <text:p/>
        </draw:line>
        <draw:line draw:style-name="gr88" draw:layer="layout" svg:x1="14.185cm" svg:y1="20.758cm" svg:x2="14.185cm" svg:y2="21.244cm">
          <text:p/>
        </draw:line>
        <draw:line draw:style-name="gr88" draw:layer="layout" svg:x1="14.457cm" svg:y1="20.485cm" svg:x2="14.185cm" svg:y2="20.759cm">
          <text:p/>
        </draw:line>
        <draw:line draw:style-name="gr88" draw:layer="layout" svg:x1="14.943cm" svg:y1="20.485cm" svg:x2="14.456cm" svg:y2="20.485cm">
          <text:p/>
        </draw:line>
        <draw:line draw:style-name="gr88" draw:layer="layout" svg:x1="15.215cm" svg:y1="20.759cm" svg:x2="14.943cm" svg:y2="20.485cm">
          <text:p/>
        </draw:line>
        <draw:line draw:style-name="gr88" draw:layer="layout" svg:x1="12.371cm" svg:y1="21.765cm" svg:x2="12.371cm" svg:y2="21.278cm">
          <text:p/>
        </draw:line>
        <draw:line draw:style-name="gr88" draw:layer="layout" svg:x1="12.1cm" svg:y1="22.039cm" svg:x2="12.372cm" svg:y2="21.765cm">
          <text:p/>
        </draw:line>
        <draw:line draw:style-name="gr88" draw:layer="layout" svg:x1="11.614cm" svg:y1="22.038cm" svg:x2="12.1cm" svg:y2="22.038cm">
          <text:p/>
        </draw:line>
        <draw:line draw:style-name="gr88" draw:layer="layout" svg:x1="11.343cm" svg:y1="21.765cm" svg:x2="11.615cm" svg:y2="22.039cm">
          <text:p/>
        </draw:line>
        <draw:line draw:style-name="gr88" draw:layer="layout" svg:x1="11.343cm" svg:y1="21.278cm" svg:x2="11.343cm" svg:y2="21.765cm">
          <text:p/>
        </draw:line>
        <draw:line draw:style-name="gr88" draw:layer="layout" svg:x1="11.615cm" svg:y1="21.005cm" svg:x2="11.343cm" svg:y2="21.279cm">
          <text:p/>
        </draw:line>
        <draw:line draw:style-name="gr88" draw:layer="layout" svg:x1="12.1cm" svg:y1="21.005cm" svg:x2="11.614cm" svg:y2="21.005cm">
          <text:p/>
        </draw:line>
        <draw:line draw:style-name="gr88" draw:layer="layout" svg:x1="12.372cm" svg:y1="21.279cm" svg:x2="12.1cm" svg:y2="21.005cm">
          <text:p/>
        </draw:line>
        <draw:line draw:style-name="gr88" draw:layer="layout" svg:x1="11.33cm" svg:y1="21.765cm" svg:x2="11.33cm" svg:y2="21.278cm">
          <text:p/>
        </draw:line>
        <draw:line draw:style-name="gr88" draw:layer="layout" svg:x1="11.059cm" svg:y1="22.039cm" svg:x2="11.331cm" svg:y2="21.765cm">
          <text:p/>
        </draw:line>
        <draw:line draw:style-name="gr88" draw:layer="layout" svg:x1="10.572cm" svg:y1="22.038cm" svg:x2="11.059cm" svg:y2="22.038cm">
          <text:p/>
        </draw:line>
        <draw:line draw:style-name="gr88" draw:layer="layout" svg:x1="10.299cm" svg:y1="21.765cm" svg:x2="10.573cm" svg:y2="22.039cm">
          <text:p/>
        </draw:line>
        <draw:line draw:style-name="gr88" draw:layer="layout" svg:x1="10.299cm" svg:y1="21.278cm" svg:x2="10.299cm" svg:y2="21.765cm">
          <text:p/>
        </draw:line>
        <draw:line draw:style-name="gr88" draw:layer="layout" svg:x1="10.573cm" svg:y1="21.005cm" svg:x2="10.299cm" svg:y2="21.279cm">
          <text:p/>
        </draw:line>
        <draw:line draw:style-name="gr88" draw:layer="layout" svg:x1="11.059cm" svg:y1="21.005cm" svg:x2="10.572cm" svg:y2="21.005cm">
          <text:p/>
        </draw:line>
        <draw:line draw:style-name="gr88" draw:layer="layout" svg:x1="11.331cm" svg:y1="21.279cm" svg:x2="11.059cm" svg:y2="21.005cm">
          <text:p/>
        </draw:line>
        <draw:line draw:style-name="gr88" draw:layer="layout" svg:x1="15.214cm" svg:y1="22.286cm" svg:x2="15.214cm" svg:y2="21.799cm">
          <text:p/>
        </draw:line>
        <draw:line draw:style-name="gr88" draw:layer="layout" svg:x1="14.943cm" svg:y1="22.56cm" svg:x2="15.215cm" svg:y2="22.286cm">
          <text:p/>
        </draw:line>
        <draw:line draw:style-name="gr88" draw:layer="layout" svg:x1="14.456cm" svg:y1="22.559cm" svg:x2="14.943cm" svg:y2="22.559cm">
          <text:p/>
        </draw:line>
        <draw:line draw:style-name="gr88" draw:layer="layout" svg:x1="14.185cm" svg:y1="22.286cm" svg:x2="14.457cm" svg:y2="22.56cm">
          <text:p/>
        </draw:line>
        <draw:line draw:style-name="gr88" draw:layer="layout" svg:x1="14.185cm" svg:y1="21.799cm" svg:x2="14.185cm" svg:y2="22.286cm">
          <text:p/>
        </draw:line>
        <draw:line draw:style-name="gr88" draw:layer="layout" svg:x1="14.457cm" svg:y1="21.528cm" svg:x2="14.185cm" svg:y2="21.8cm">
          <text:p/>
        </draw:line>
        <draw:line draw:style-name="gr88" draw:layer="layout" svg:x1="14.943cm" svg:y1="21.528cm" svg:x2="14.456cm" svg:y2="21.528cm">
          <text:p/>
        </draw:line>
        <draw:line draw:style-name="gr88" draw:layer="layout" svg:x1="15.215cm" svg:y1="21.8cm" svg:x2="14.943cm" svg:y2="21.528cm">
          <text:p/>
        </draw:line>
        <draw:line draw:style-name="gr88" draw:layer="layout" svg:x1="11.33cm" svg:y1="22.807cm" svg:x2="11.33cm" svg:y2="22.32cm">
          <text:p/>
        </draw:line>
        <draw:line draw:style-name="gr88" draw:layer="layout" svg:x1="11.059cm" svg:y1="23.081cm" svg:x2="11.331cm" svg:y2="22.807cm">
          <text:p/>
        </draw:line>
        <draw:line draw:style-name="gr88" draw:layer="layout" svg:x1="10.572cm" svg:y1="23.08cm" svg:x2="11.059cm" svg:y2="23.08cm">
          <text:p/>
        </draw:line>
        <draw:line draw:style-name="gr88" draw:layer="layout" svg:x1="10.299cm" svg:y1="22.807cm" svg:x2="10.573cm" svg:y2="23.081cm">
          <text:p/>
        </draw:line>
        <draw:line draw:style-name="gr88" draw:layer="layout" svg:x1="10.299cm" svg:y1="22.32cm" svg:x2="10.299cm" svg:y2="22.807cm">
          <text:p/>
        </draw:line>
        <draw:line draw:style-name="gr88" draw:layer="layout" svg:x1="10.573cm" svg:y1="22.049cm" svg:x2="10.299cm" svg:y2="22.321cm">
          <text:p/>
        </draw:line>
        <draw:line draw:style-name="gr88" draw:layer="layout" svg:x1="11.059cm" svg:y1="22.049cm" svg:x2="10.572cm" svg:y2="22.049cm">
          <text:p/>
        </draw:line>
        <draw:line draw:style-name="gr88" draw:layer="layout" svg:x1="11.331cm" svg:y1="22.321cm" svg:x2="11.059cm" svg:y2="22.049cm">
          <text:p/>
        </draw:line>
        <draw:line draw:style-name="gr88" draw:layer="layout" svg:x1="12.371cm" svg:y1="22.807cm" svg:x2="12.371cm" svg:y2="22.32cm">
          <text:p/>
        </draw:line>
        <draw:line draw:style-name="gr88" draw:layer="layout" svg:x1="12.1cm" svg:y1="23.081cm" svg:x2="12.372cm" svg:y2="22.807cm">
          <text:p/>
        </draw:line>
        <draw:line draw:style-name="gr88" draw:layer="layout" svg:x1="11.614cm" svg:y1="23.08cm" svg:x2="12.1cm" svg:y2="23.08cm">
          <text:p/>
        </draw:line>
        <draw:line draw:style-name="gr88" draw:layer="layout" svg:x1="11.343cm" svg:y1="22.807cm" svg:x2="11.615cm" svg:y2="23.081cm">
          <text:p/>
        </draw:line>
        <draw:line draw:style-name="gr88" draw:layer="layout" svg:x1="11.343cm" svg:y1="22.32cm" svg:x2="11.343cm" svg:y2="22.807cm">
          <text:p/>
        </draw:line>
        <draw:line draw:style-name="gr88" draw:layer="layout" svg:x1="11.615cm" svg:y1="22.049cm" svg:x2="11.343cm" svg:y2="22.321cm">
          <text:p/>
        </draw:line>
        <draw:line draw:style-name="gr88" draw:layer="layout" svg:x1="12.1cm" svg:y1="22.049cm" svg:x2="11.614cm" svg:y2="22.049cm">
          <text:p/>
        </draw:line>
        <draw:line draw:style-name="gr88" draw:layer="layout" svg:x1="12.372cm" svg:y1="22.321cm" svg:x2="12.1cm" svg:y2="22.049cm">
          <text:p/>
        </draw:line>
        <draw:line draw:style-name="gr88" draw:layer="layout" svg:x1="15.214cm" svg:y1="23.329cm" svg:x2="15.214cm" svg:y2="22.843cm">
          <text:p/>
        </draw:line>
        <draw:line draw:style-name="gr88" draw:layer="layout" svg:x1="14.943cm" svg:y1="23.601cm" svg:x2="15.215cm" svg:y2="23.329cm">
          <text:p/>
        </draw:line>
        <draw:line draw:style-name="gr88" draw:layer="layout" svg:x1="14.456cm" svg:y1="23.6cm" svg:x2="14.943cm" svg:y2="23.6cm">
          <text:p/>
        </draw:line>
        <draw:line draw:style-name="gr88" draw:layer="layout" svg:x1="14.185cm" svg:y1="23.329cm" svg:x2="14.457cm" svg:y2="23.601cm">
          <text:p/>
        </draw:line>
        <draw:line draw:style-name="gr88" draw:layer="layout" svg:x1="14.185cm" svg:y1="22.843cm" svg:x2="14.185cm" svg:y2="23.329cm">
          <text:p/>
        </draw:line>
        <draw:line draw:style-name="gr88" draw:layer="layout" svg:x1="14.457cm" svg:y1="22.57cm" svg:x2="14.185cm" svg:y2="22.844cm">
          <text:p/>
        </draw:line>
        <draw:line draw:style-name="gr88" draw:layer="layout" svg:x1="14.943cm" svg:y1="22.57cm" svg:x2="14.456cm" svg:y2="22.57cm">
          <text:p/>
        </draw:line>
        <draw:line draw:style-name="gr88" draw:layer="layout" svg:x1="15.215cm" svg:y1="22.844cm" svg:x2="14.943cm" svg:y2="22.57cm">
          <text:p/>
        </draw:line>
        <draw:line draw:style-name="gr88" draw:layer="layout" svg:x1="11.33cm" svg:y1="23.85cm" svg:x2="11.33cm" svg:y2="23.363cm">
          <text:p/>
        </draw:line>
        <draw:line draw:style-name="gr88" draw:layer="layout" svg:x1="11.059cm" svg:y1="24.122cm" svg:x2="11.331cm" svg:y2="23.85cm">
          <text:p/>
        </draw:line>
        <draw:line draw:style-name="gr88" draw:layer="layout" svg:x1="10.572cm" svg:y1="24.121cm" svg:x2="11.059cm" svg:y2="24.121cm">
          <text:p/>
        </draw:line>
        <draw:line draw:style-name="gr88" draw:layer="layout" svg:x1="10.299cm" svg:y1="23.85cm" svg:x2="10.573cm" svg:y2="24.122cm">
          <text:p/>
        </draw:line>
        <draw:line draw:style-name="gr88" draw:layer="layout" svg:x1="10.299cm" svg:y1="23.363cm" svg:x2="10.299cm" svg:y2="23.85cm">
          <text:p/>
        </draw:line>
        <draw:line draw:style-name="gr88" draw:layer="layout" svg:x1="10.573cm" svg:y1="23.09cm" svg:x2="10.299cm" svg:y2="23.364cm">
          <text:p/>
        </draw:line>
        <draw:line draw:style-name="gr88" draw:layer="layout" svg:x1="11.059cm" svg:y1="23.09cm" svg:x2="10.572cm" svg:y2="23.09cm">
          <text:p/>
        </draw:line>
        <draw:line draw:style-name="gr88" draw:layer="layout" svg:x1="11.331cm" svg:y1="23.364cm" svg:x2="11.059cm" svg:y2="23.09cm">
          <text:p/>
        </draw:line>
        <draw:line draw:style-name="gr88" draw:layer="layout" svg:x1="12.371cm" svg:y1="23.85cm" svg:x2="12.371cm" svg:y2="23.363cm">
          <text:p/>
        </draw:line>
        <draw:line draw:style-name="gr88" draw:layer="layout" svg:x1="12.1cm" svg:y1="24.122cm" svg:x2="12.372cm" svg:y2="23.85cm">
          <text:p/>
        </draw:line>
        <draw:line draw:style-name="gr88" draw:layer="layout" svg:x1="11.614cm" svg:y1="24.121cm" svg:x2="12.1cm" svg:y2="24.121cm">
          <text:p/>
        </draw:line>
        <draw:line draw:style-name="gr88" draw:layer="layout" svg:x1="11.343cm" svg:y1="23.85cm" svg:x2="11.615cm" svg:y2="24.122cm">
          <text:p/>
        </draw:line>
        <draw:line draw:style-name="gr88" draw:layer="layout" svg:x1="11.343cm" svg:y1="23.363cm" svg:x2="11.343cm" svg:y2="23.85cm">
          <text:p/>
        </draw:line>
        <draw:line draw:style-name="gr88" draw:layer="layout" svg:x1="11.615cm" svg:y1="23.09cm" svg:x2="11.343cm" svg:y2="23.364cm">
          <text:p/>
        </draw:line>
        <draw:line draw:style-name="gr88" draw:layer="layout" svg:x1="12.1cm" svg:y1="23.09cm" svg:x2="11.614cm" svg:y2="23.09cm">
          <text:p/>
        </draw:line>
        <draw:line draw:style-name="gr88" draw:layer="layout" svg:x1="12.372cm" svg:y1="23.364cm" svg:x2="12.1cm" svg:y2="23.09cm">
          <text:p/>
        </draw:line>
        <draw:line draw:style-name="gr88" draw:layer="layout" svg:x1="15.214cm" svg:y1="24.371cm" svg:x2="15.214cm" svg:y2="23.884cm">
          <text:p/>
        </draw:line>
        <draw:line draw:style-name="gr88" draw:layer="layout" svg:x1="14.943cm" svg:y1="24.645cm" svg:x2="15.215cm" svg:y2="24.371cm">
          <text:p/>
        </draw:line>
        <draw:line draw:style-name="gr88" draw:layer="layout" svg:x1="14.456cm" svg:y1="24.644cm" svg:x2="14.943cm" svg:y2="24.644cm">
          <text:p/>
        </draw:line>
        <draw:line draw:style-name="gr88" draw:layer="layout" svg:x1="14.185cm" svg:y1="24.371cm" svg:x2="14.457cm" svg:y2="24.645cm">
          <text:p/>
        </draw:line>
        <draw:line draw:style-name="gr88" draw:layer="layout" svg:x1="14.185cm" svg:y1="23.884cm" svg:x2="14.185cm" svg:y2="24.371cm">
          <text:p/>
        </draw:line>
        <draw:line draw:style-name="gr88" draw:layer="layout" svg:x1="14.457cm" svg:y1="23.613cm" svg:x2="14.185cm" svg:y2="23.885cm">
          <text:p/>
        </draw:line>
        <draw:line draw:style-name="gr88" draw:layer="layout" svg:x1="14.943cm" svg:y1="23.613cm" svg:x2="14.456cm" svg:y2="23.613cm">
          <text:p/>
        </draw:line>
        <draw:line draw:style-name="gr88" draw:layer="layout" svg:x1="15.215cm" svg:y1="23.885cm" svg:x2="14.943cm" svg:y2="23.613cm">
          <text:p/>
        </draw:line>
        <draw:line draw:style-name="gr88" draw:layer="layout" svg:x1="11.33cm" svg:y1="24.892cm" svg:x2="11.33cm" svg:y2="24.405cm">
          <text:p/>
        </draw:line>
        <draw:line draw:style-name="gr88" draw:layer="layout" svg:x1="11.059cm" svg:y1="25.166cm" svg:x2="11.331cm" svg:y2="24.892cm">
          <text:p/>
        </draw:line>
        <draw:line draw:style-name="gr88" draw:layer="layout" svg:x1="10.572cm" svg:y1="25.165cm" svg:x2="11.059cm" svg:y2="25.165cm">
          <text:p/>
        </draw:line>
        <draw:line draw:style-name="gr88" draw:layer="layout" svg:x1="10.299cm" svg:y1="24.892cm" svg:x2="10.573cm" svg:y2="25.166cm">
          <text:p/>
        </draw:line>
        <draw:line draw:style-name="gr88" draw:layer="layout" svg:x1="10.299cm" svg:y1="24.405cm" svg:x2="10.299cm" svg:y2="24.892cm">
          <text:p/>
        </draw:line>
        <draw:line draw:style-name="gr88" draw:layer="layout" svg:x1="10.573cm" svg:y1="24.134cm" svg:x2="10.299cm" svg:y2="24.406cm">
          <text:p/>
        </draw:line>
        <draw:line draw:style-name="gr88" draw:layer="layout" svg:x1="11.059cm" svg:y1="24.134cm" svg:x2="10.572cm" svg:y2="24.134cm">
          <text:p/>
        </draw:line>
        <draw:line draw:style-name="gr88" draw:layer="layout" svg:x1="11.331cm" svg:y1="24.406cm" svg:x2="11.059cm" svg:y2="24.134cm">
          <text:p/>
        </draw:line>
        <draw:line draw:style-name="gr88" draw:layer="layout" svg:x1="12.371cm" svg:y1="24.892cm" svg:x2="12.371cm" svg:y2="24.405cm">
          <text:p/>
        </draw:line>
        <draw:line draw:style-name="gr88" draw:layer="layout" svg:x1="12.1cm" svg:y1="25.166cm" svg:x2="12.372cm" svg:y2="24.892cm">
          <text:p/>
        </draw:line>
        <draw:line draw:style-name="gr88" draw:layer="layout" svg:x1="11.614cm" svg:y1="25.165cm" svg:x2="12.1cm" svg:y2="25.165cm">
          <text:p/>
        </draw:line>
        <draw:line draw:style-name="gr88" draw:layer="layout" svg:x1="11.343cm" svg:y1="24.892cm" svg:x2="11.615cm" svg:y2="25.166cm">
          <text:p/>
        </draw:line>
        <draw:line draw:style-name="gr88" draw:layer="layout" svg:x1="11.343cm" svg:y1="24.405cm" svg:x2="11.343cm" svg:y2="24.892cm">
          <text:p/>
        </draw:line>
        <draw:line draw:style-name="gr88" draw:layer="layout" svg:x1="11.615cm" svg:y1="24.134cm" svg:x2="11.343cm" svg:y2="24.406cm">
          <text:p/>
        </draw:line>
        <draw:line draw:style-name="gr88" draw:layer="layout" svg:x1="12.1cm" svg:y1="24.134cm" svg:x2="11.614cm" svg:y2="24.134cm">
          <text:p/>
        </draw:line>
        <draw:line draw:style-name="gr88" draw:layer="layout" svg:x1="12.372cm" svg:y1="24.406cm" svg:x2="12.1cm" svg:y2="24.134cm">
          <text:p/>
        </draw:line>
        <draw:line draw:style-name="gr88" draw:layer="layout" svg:x1="15.214cm" svg:y1="25.414cm" svg:x2="15.214cm" svg:y2="24.927cm">
          <text:p/>
        </draw:line>
        <draw:line draw:style-name="gr88" draw:layer="layout" svg:x1="14.943cm" svg:y1="25.686cm" svg:x2="15.215cm" svg:y2="25.414cm">
          <text:p/>
        </draw:line>
        <draw:line draw:style-name="gr88" draw:layer="layout" svg:x1="14.456cm" svg:y1="25.685cm" svg:x2="14.943cm" svg:y2="25.685cm">
          <text:p/>
        </draw:line>
        <draw:line draw:style-name="gr88" draw:layer="layout" svg:x1="14.185cm" svg:y1="25.414cm" svg:x2="14.457cm" svg:y2="25.686cm">
          <text:p/>
        </draw:line>
        <draw:line draw:style-name="gr88" draw:layer="layout" svg:x1="14.185cm" svg:y1="24.927cm" svg:x2="14.185cm" svg:y2="25.414cm">
          <text:p/>
        </draw:line>
        <draw:line draw:style-name="gr88" draw:layer="layout" svg:x1="14.457cm" svg:y1="24.654cm" svg:x2="14.185cm" svg:y2="24.928cm">
          <text:p/>
        </draw:line>
        <draw:line draw:style-name="gr88" draw:layer="layout" svg:x1="14.943cm" svg:y1="24.654cm" svg:x2="14.456cm" svg:y2="24.654cm">
          <text:p/>
        </draw:line>
        <draw:line draw:style-name="gr88" draw:layer="layout" svg:x1="15.215cm" svg:y1="24.928cm" svg:x2="14.943cm" svg:y2="24.654cm">
          <text:p/>
        </draw:line>
        <draw:line draw:style-name="gr88" draw:layer="layout" svg:x1="15.214cm" svg:y1="26.456cm" svg:x2="15.214cm" svg:y2="25.969cm">
          <text:p/>
        </draw:line>
        <draw:line draw:style-name="gr88" draw:layer="layout" svg:x1="14.943cm" svg:y1="26.73cm" svg:x2="15.215cm" svg:y2="26.456cm">
          <text:p/>
        </draw:line>
        <draw:line draw:style-name="gr88" draw:layer="layout" svg:x1="14.456cm" svg:y1="26.729cm" svg:x2="14.943cm" svg:y2="26.729cm">
          <text:p/>
        </draw:line>
        <draw:line draw:style-name="gr88" draw:layer="layout" svg:x1="14.185cm" svg:y1="26.456cm" svg:x2="14.457cm" svg:y2="26.73cm">
          <text:p/>
        </draw:line>
        <draw:line draw:style-name="gr88" draw:layer="layout" svg:x1="14.185cm" svg:y1="25.969cm" svg:x2="14.185cm" svg:y2="26.456cm">
          <text:p/>
        </draw:line>
        <draw:line draw:style-name="gr88" draw:layer="layout" svg:x1="14.457cm" svg:y1="25.698cm" svg:x2="14.185cm" svg:y2="25.97cm">
          <text:p/>
        </draw:line>
        <draw:line draw:style-name="gr88" draw:layer="layout" svg:x1="14.943cm" svg:y1="25.698cm" svg:x2="14.456cm" svg:y2="25.698cm">
          <text:p/>
        </draw:line>
        <draw:line draw:style-name="gr88" draw:layer="layout" svg:x1="15.215cm" svg:y1="25.97cm" svg:x2="14.943cm" svg:y2="25.698cm">
          <text:p/>
        </draw:line>
        <draw:line draw:style-name="gr88" draw:layer="layout" svg:x1="15.214cm" svg:y1="27.499cm" svg:x2="15.214cm" svg:y2="27.012cm">
          <text:p/>
        </draw:line>
        <draw:line draw:style-name="gr88" draw:layer="layout" svg:x1="14.943cm" svg:y1="27.771cm" svg:x2="15.215cm" svg:y2="27.499cm">
          <text:p/>
        </draw:line>
        <draw:line draw:style-name="gr88" draw:layer="layout" svg:x1="14.456cm" svg:y1="27.77cm" svg:x2="14.943cm" svg:y2="27.77cm">
          <text:p/>
        </draw:line>
        <draw:line draw:style-name="gr88" draw:layer="layout" svg:x1="14.185cm" svg:y1="27.499cm" svg:x2="14.457cm" svg:y2="27.771cm">
          <text:p/>
        </draw:line>
        <draw:line draw:style-name="gr88" draw:layer="layout" svg:x1="14.185cm" svg:y1="27.012cm" svg:x2="14.185cm" svg:y2="27.499cm">
          <text:p/>
        </draw:line>
        <draw:line draw:style-name="gr88" draw:layer="layout" svg:x1="14.457cm" svg:y1="26.739cm" svg:x2="14.185cm" svg:y2="27.013cm">
          <text:p/>
        </draw:line>
        <draw:line draw:style-name="gr88" draw:layer="layout" svg:x1="14.943cm" svg:y1="26.739cm" svg:x2="14.456cm" svg:y2="26.739cm">
          <text:p/>
        </draw:line>
        <draw:line draw:style-name="gr88" draw:layer="layout" svg:x1="15.215cm" svg:y1="27.013cm" svg:x2="14.943cm" svg:y2="26.739cm">
          <text:p/>
        </draw:line>
        <draw:line draw:style-name="gr88" draw:layer="layout" svg:x1="15.214cm" svg:y1="28.541cm" svg:x2="15.214cm" svg:y2="28.054cm">
          <text:p/>
        </draw:line>
        <draw:line draw:style-name="gr88" draw:layer="layout" svg:x1="14.943cm" svg:y1="28.815cm" svg:x2="15.215cm" svg:y2="28.541cm">
          <text:p/>
        </draw:line>
        <draw:line draw:style-name="gr88" draw:layer="layout" svg:x1="14.456cm" svg:y1="28.814cm" svg:x2="14.943cm" svg:y2="28.814cm">
          <text:p/>
        </draw:line>
        <draw:line draw:style-name="gr88" draw:layer="layout" svg:x1="14.185cm" svg:y1="28.541cm" svg:x2="14.457cm" svg:y2="28.815cm">
          <text:p/>
        </draw:line>
        <draw:line draw:style-name="gr88" draw:layer="layout" svg:x1="14.185cm" svg:y1="28.054cm" svg:x2="14.185cm" svg:y2="28.541cm">
          <text:p/>
        </draw:line>
        <draw:line draw:style-name="gr88" draw:layer="layout" svg:x1="14.457cm" svg:y1="27.783cm" svg:x2="14.185cm" svg:y2="28.055cm">
          <text:p/>
        </draw:line>
        <draw:line draw:style-name="gr88" draw:layer="layout" svg:x1="14.943cm" svg:y1="27.783cm" svg:x2="14.456cm" svg:y2="27.783cm">
          <text:p/>
        </draw:line>
        <draw:line draw:style-name="gr88" draw:layer="layout" svg:x1="15.215cm" svg:y1="28.055cm" svg:x2="14.943cm" svg:y2="27.783cm">
          <text:p/>
        </draw:line>
        <draw:line draw:style-name="gr88" draw:layer="layout" svg:x1="7.109cm" svg:y1="1.426cm" svg:x2="7.109cm" svg:y2="0.499cm">
          <text:p/>
        </draw:line>
        <draw:line draw:style-name="gr88" draw:layer="layout" svg:x1="7.012cm" svg:y1="1.527cm" svg:x2="7.11cm" svg:y2="1.426cm">
          <text:p/>
        </draw:line>
        <draw:line draw:style-name="gr88" draw:layer="layout" svg:x1="5.93cm" svg:y1="1.526cm" svg:x2="7.012cm" svg:y2="1.526cm">
          <text:p/>
        </draw:line>
        <draw:line draw:style-name="gr88" draw:layer="layout" svg:x1="5.833cm" svg:y1="1.426cm" svg:x2="5.931cm" svg:y2="1.527cm">
          <text:p/>
        </draw:line>
        <draw:line draw:style-name="gr88" draw:layer="layout" svg:x1="5.833cm" svg:y1="0.499cm" svg:x2="5.833cm" svg:y2="1.426cm">
          <text:p/>
        </draw:line>
        <draw:line draw:style-name="gr88" draw:layer="layout" svg:x1="5.456cm" svg:y1="0.499cm" svg:x2="5.833cm" svg:y2="0.499cm">
          <text:p/>
        </draw:line>
        <draw:line draw:style-name="gr88" draw:layer="layout" svg:x1="5.456cm" svg:y1="1.426cm" svg:x2="5.456cm" svg:y2="0.499cm">
          <text:p/>
        </draw:line>
        <draw:line draw:style-name="gr88" draw:layer="layout" svg:x1="5.359cm" svg:y1="1.527cm" svg:x2="5.457cm" svg:y2="1.426cm">
          <text:p/>
        </draw:line>
        <draw:line draw:style-name="gr88" draw:layer="layout" svg:x1="4.195cm" svg:y1="1.526cm" svg:x2="5.359cm" svg:y2="1.526cm">
          <text:p/>
        </draw:line>
        <draw:line draw:style-name="gr88" draw:layer="layout" svg:x1="4.097cm" svg:y1="1.426cm" svg:x2="4.196cm" svg:y2="1.527cm">
          <text:p/>
        </draw:line>
        <draw:line draw:style-name="gr88" draw:layer="layout" svg:x1="4.097cm" svg:y1="0.499cm" svg:x2="4.097cm" svg:y2="1.426cm">
          <text:p/>
        </draw:line>
        <draw:line draw:style-name="gr88" draw:layer="layout" svg:x1="3.975cm" svg:y1="0.499cm" svg:x2="4.097cm" svg:y2="0.499cm">
          <text:p/>
        </draw:line>
        <draw:polyline draw:style-name="gr88" draw:layer="layout" svg:width="0cm" svg:height="0cm" svg:x="3.975cm" svg:y="0.499cm" svg:viewBox="0 0 0 0" draw:points="0,0">
          <text:p/>
        </draw:polyline>
        <draw:line draw:style-name="gr88" draw:layer="layout" svg:x1="3.871cm" svg:y1="0.499cm" svg:x2="3.975cm" svg:y2="0.499cm">
          <text:p/>
        </draw:line>
        <draw:line draw:style-name="gr88" draw:layer="layout" svg:x1="3.585cm" svg:y1="0.576cm" svg:x2="3.872cm" svg:y2="0.499cm">
          <text:p/>
        </draw:line>
        <draw:line draw:style-name="gr88" draw:layer="layout" svg:x1="3.376cm" svg:y1="0.786cm" svg:x2="3.586cm" svg:y2="0.575cm">
          <text:p/>
        </draw:line>
        <draw:line draw:style-name="gr88" draw:layer="layout" svg:x1="3.299cm" svg:y1="1.072cm" svg:x2="3.377cm" svg:y2="0.785cm">
          <text:p/>
        </draw:line>
        <draw:line draw:style-name="gr88" draw:layer="layout" svg:x1="3.299cm" svg:y1="1.174cm" svg:x2="3.299cm" svg:y2="1.071cm">
          <text:p/>
        </draw:line>
        <draw:polyline draw:style-name="gr88" draw:layer="layout" svg:width="0cm" svg:height="0cm" svg:x="3.299cm" svg:y="1.174cm" svg:viewBox="0 0 0 0" draw:points="0,0">
          <text:p/>
        </draw:polyline>
        <draw:line draw:style-name="gr88" draw:layer="layout" svg:x1="3.299cm" svg:y1="7.38cm" svg:x2="3.299cm" svg:y2="1.174cm">
          <text:p/>
        </draw:line>
        <draw:line draw:style-name="gr88" draw:layer="layout" svg:x1="3.542cm" svg:y1="7.139cm" svg:x2="3.299cm" svg:y2="7.381cm">
          <text:p/>
        </draw:line>
        <draw:line draw:style-name="gr88" draw:layer="layout" svg:x1="4.193cm" svg:y1="7.139cm" svg:x2="3.867cm" svg:y2="7.139cm">
          <text:p/>
        </draw:line>
        <draw:line draw:style-name="gr88" draw:layer="layout" svg:x1="4.547cm" svg:y1="7.494cm" svg:x2="4.193cm" svg:y2="7.139cm">
          <text:p/>
        </draw:line>
        <draw:line draw:style-name="gr88" draw:layer="layout" svg:x1="4.546cm" svg:y1="8.144cm" svg:x2="4.546cm" svg:y2="7.818cm">
          <text:p/>
        </draw:line>
        <draw:line draw:style-name="gr88" draw:layer="layout" svg:x1="4.193cm" svg:y1="8.499cm" svg:x2="4.547cm" svg:y2="8.144cm">
          <text:p/>
        </draw:line>
        <draw:line draw:style-name="gr88" draw:layer="layout" svg:x1="3.541cm" svg:y1="8.498cm" svg:x2="3.867cm" svg:y2="8.498cm">
          <text:p/>
        </draw:line>
        <draw:line draw:style-name="gr88" draw:layer="layout" svg:x1="3.299cm" svg:y1="8.255cm" svg:x2="3.542cm" svg:y2="8.499cm">
          <text:p/>
        </draw:line>
        <draw:line draw:style-name="gr88" draw:layer="layout" svg:x1="3.299cm" svg:y1="14.016cm" svg:x2="3.299cm" svg:y2="8.255cm">
          <text:p/>
        </draw:line>
        <draw:line draw:style-name="gr88" draw:layer="layout" svg:x1="3.347cm" svg:y1="14.258cm" svg:x2="3.299cm" svg:y2="14.016cm">
          <text:p/>
        </draw:line>
        <draw:line draw:style-name="gr88" draw:layer="layout" svg:x1="3.472cm" svg:y1="14.443cm" svg:x2="3.346cm" svg:y2="14.257cm">
          <text:p/>
        </draw:line>
        <draw:line draw:style-name="gr88" draw:layer="layout" svg:x1="3.654cm" svg:y1="14.565cm" svg:x2="3.471cm" svg:y2="14.442cm">
          <text:p/>
        </draw:line>
        <draw:line draw:style-name="gr88" draw:layer="layout" svg:x1="3.895cm" svg:y1="14.614cm" svg:x2="3.653cm" svg:y2="14.564cm">
          <text:p/>
        </draw:line>
        <draw:line draw:style-name="gr88" draw:layer="layout" svg:x1="7.078cm" svg:y1="14.613cm" svg:x2="3.894cm" svg:y2="14.613cm">
          <text:p/>
        </draw:line>
        <draw:line draw:style-name="gr88" draw:layer="layout" svg:x1="7.1cm" svg:y1="14.596cm" svg:x2="7.078cm" svg:y2="14.614cm">
          <text:p/>
        </draw:line>
        <draw:line draw:style-name="gr88" draw:layer="layout" svg:x1="7.178cm" svg:y1="14.614cm" svg:x2="7.099cm" svg:y2="14.596cm">
          <text:p/>
        </draw:line>
        <draw:line draw:style-name="gr88" draw:layer="layout" svg:x1="7.255cm" svg:y1="14.613cm" svg:x2="7.177cm" svg:y2="14.613cm">
          <text:p/>
        </draw:line>
        <draw:line draw:style-name="gr88" draw:layer="layout" svg:x1="7.275cm" svg:y1="14.633cm" svg:x2="7.255cm" svg:y2="14.613cm">
          <text:p/>
        </draw:line>
        <draw:line draw:style-name="gr88" draw:layer="layout" svg:x1="7.468cm" svg:y1="14.671cm" svg:x2="7.274cm" svg:y2="14.632cm">
          <text:p/>
        </draw:line>
        <draw:line draw:style-name="gr88" draw:layer="layout" svg:x1="7.519cm" svg:y1="14.66cm" svg:x2="7.467cm" svg:y2="14.671cm">
          <text:p/>
        </draw:line>
        <draw:line draw:style-name="gr88" draw:layer="layout" svg:x1="7.563cm" svg:y1="14.69cm" svg:x2="7.518cm" svg:y2="14.66cm">
          <text:p/>
        </draw:line>
        <draw:line draw:style-name="gr88" draw:layer="layout" svg:x1="7.616cm" svg:y1="14.701cm" svg:x2="7.562cm" svg:y2="14.689cm">
          <text:p/>
        </draw:line>
        <draw:line draw:style-name="gr88" draw:layer="layout" svg:x1="7.646cm" svg:y1="14.745cm" svg:x2="7.615cm" svg:y2="14.7cm">
          <text:p/>
        </draw:line>
        <draw:line draw:style-name="gr88" draw:layer="layout" svg:x1="7.83cm" svg:y1="14.868cm" svg:x2="7.645cm" svg:y2="14.744cm">
          <text:p/>
        </draw:line>
        <draw:line draw:style-name="gr88" draw:layer="layout" svg:x1="7.883cm" svg:y1="14.879cm" svg:x2="7.829cm" svg:y2="14.867cm">
          <text:p/>
        </draw:line>
        <draw:line draw:style-name="gr88" draw:layer="layout" svg:x1="7.913cm" svg:y1="14.923cm" svg:x2="7.882cm" svg:y2="14.878cm">
          <text:p/>
        </draw:line>
        <draw:line draw:style-name="gr88" draw:layer="layout" svg:x1="7.957cm" svg:y1="14.953cm" svg:x2="7.912cm" svg:y2="14.922cm">
          <text:p/>
        </draw:line>
        <draw:line draw:style-name="gr88" draw:layer="layout" svg:x1="7.968cm" svg:y1="15.006cm" svg:x2="7.956cm" svg:y2="14.952cm">
          <text:p/>
        </draw:line>
        <draw:line draw:style-name="gr88" draw:layer="layout" svg:x1="8.09cm" svg:y1="15.19cm" svg:x2="7.967cm" svg:y2="15.005cm">
          <text:p/>
        </draw:line>
        <draw:line draw:style-name="gr88" draw:layer="layout" svg:x1="8.135cm" svg:y1="15.219cm" svg:x2="8.089cm" svg:y2="15.189cm">
          <text:p/>
        </draw:line>
        <draw:line draw:style-name="gr88" draw:layer="layout" svg:x1="8.145cm" svg:y1="15.272cm" svg:x2="8.134cm" svg:y2="15.218cm">
          <text:p/>
        </draw:line>
        <draw:line draw:style-name="gr88" draw:layer="layout" svg:x1="8.175cm" svg:y1="15.317cm" svg:x2="8.144cm" svg:y2="15.271cm">
          <text:p/>
        </draw:line>
        <draw:line draw:style-name="gr88" draw:layer="layout" svg:x1="8.163cm" svg:y1="15.368cm" svg:x2="8.175cm" svg:y2="15.316cm">
          <text:p/>
        </draw:line>
        <draw:line draw:style-name="gr88" draw:layer="layout" svg:x1="8.203cm" svg:y1="15.56cm" svg:x2="8.163cm" svg:y2="15.367cm">
          <text:p/>
        </draw:line>
        <draw:line draw:style-name="gr88" draw:layer="layout" svg:x1="8.222cm" svg:y1="15.579cm" svg:x2="8.202cm" svg:y2="15.559cm">
          <text:p/>
        </draw:line>
        <draw:line draw:style-name="gr88" draw:layer="layout" svg:x1="8.221cm" svg:y1="15.656cm" svg:x2="8.221cm" svg:y2="15.578cm">
          <text:p/>
        </draw:line>
        <draw:line draw:style-name="gr88" draw:layer="layout" svg:x1="8.239cm" svg:y1="15.736cm" svg:x2="8.221cm" svg:y2="15.656cm">
          <text:p/>
        </draw:line>
        <draw:line draw:style-name="gr88" draw:layer="layout" svg:x1="8.221cm" svg:y1="15.757cm" svg:x2="8.239cm" svg:y2="15.735cm">
          <text:p/>
        </draw:line>
        <draw:line draw:style-name="gr88" draw:layer="layout" svg:x1="8.221cm" svg:y1="28.608cm" svg:x2="8.221cm" svg:y2="15.756cm">
          <text:p/>
        </draw:line>
        <draw:line draw:style-name="gr88" draw:layer="layout" svg:x1="8.27cm" svg:y1="28.851cm" svg:x2="8.221cm" svg:y2="28.608cm">
          <text:p/>
        </draw:line>
        <draw:line draw:style-name="gr88" draw:layer="layout" svg:x1="8.393cm" svg:y1="29.035cm" svg:x2="8.269cm" svg:y2="28.85cm">
          <text:p/>
        </draw:line>
        <draw:line draw:style-name="gr88" draw:layer="layout" svg:x1="8.577cm" svg:y1="29.158cm" svg:x2="8.392cm" svg:y2="29.034cm">
          <text:p/>
        </draw:line>
        <draw:line draw:style-name="gr88" draw:layer="layout" svg:x1="8.819cm" svg:y1="29.204cm" svg:x2="8.576cm" svg:y2="29.157cm">
          <text:p/>
        </draw:line>
        <draw:line draw:style-name="gr88" draw:layer="layout" svg:x1="17.096cm" svg:y1="29.203cm" svg:x2="8.818cm" svg:y2="29.203cm">
          <text:p/>
        </draw:line>
        <draw:line draw:style-name="gr88" draw:layer="layout" svg:x1="17.338cm" svg:y1="29.157cm" svg:x2="17.096cm" svg:y2="29.204cm">
          <text:p/>
        </draw:line>
        <draw:line draw:style-name="gr88" draw:layer="layout" svg:x1="17.522cm" svg:y1="29.034cm" svg:x2="17.337cm" svg:y2="29.158cm">
          <text:p/>
        </draw:line>
        <draw:line draw:style-name="gr88" draw:layer="layout" svg:x1="17.645cm" svg:y1="28.85cm" svg:x2="17.521cm" svg:y2="29.035cm">
          <text:p/>
        </draw:line>
        <draw:line draw:style-name="gr88" draw:layer="layout" svg:x1="17.694cm" svg:y1="28.608cm" svg:x2="17.644cm" svg:y2="28.851cm">
          <text:p/>
        </draw:line>
        <draw:line draw:style-name="gr88" draw:layer="layout" svg:x1="17.693cm" svg:y1="1.096cm" svg:x2="17.693cm" svg:y2="28.608cm">
          <text:p/>
        </draw:line>
        <draw:line draw:style-name="gr88" draw:layer="layout" svg:x1="17.644cm" svg:y1="0.855cm" svg:x2="17.694cm" svg:y2="1.097cm">
          <text:p/>
        </draw:line>
        <draw:line draw:style-name="gr88" draw:layer="layout" svg:x1="17.521cm" svg:y1="0.67cm" svg:x2="17.645cm" svg:y2="0.856cm">
          <text:p/>
        </draw:line>
        <draw:line draw:style-name="gr88" draw:layer="layout" svg:x1="17.337cm" svg:y1="0.548cm" svg:x2="17.522cm" svg:y2="0.671cm">
          <text:p/>
        </draw:line>
        <draw:line draw:style-name="gr88" draw:layer="layout" svg:x1="17.096cm" svg:y1="0.499cm" svg:x2="17.338cm" svg:y2="0.549cm">
          <text:p/>
        </draw:line>
        <draw:line draw:style-name="gr88" draw:layer="layout" svg:x1="7.109cm" svg:y1="0.499cm" svg:x2="17.096cm" svg:y2="0.499cm">
          <text:p/>
        </draw:line>
        <draw:polygon draw:style-name="gr84" draw:layer="layout" svg:width="0.104cm" svg:height="0.004cm" svg:x="4.182cm" svg:y="6.14cm" svg:viewBox="0 0 105 5" draw:points="0,5 105,5 105,0 0,0">
          <text:p/>
        </draw:polygon>
        <draw:polygon draw:style-name="gr85" draw:layer="layout" svg:width="0.104cm" svg:height="0.004cm" svg:x="4.182cm" svg:y="6.14cm" svg:viewBox="0 0 105 5" draw:points="0,5 105,5 105,0 0,0">
          <text:p/>
        </draw:polygon>
        <draw:line draw:style-name="gr87" draw:layer="layout" svg:x1="4.233cm" svg:y1="6.144cm" svg:x2="4.233cm" svg:y2="6.14cm">
          <text:p/>
        </draw:line>
        <draw:line draw:style-name="gr87" draw:layer="layout" svg:x1="6.701cm" svg:y1="6.14cm" svg:x2="6.701cm" svg:y2="6.129cm">
          <text:p/>
        </draw:line>
        <draw:line draw:style-name="gr87" draw:layer="layout" svg:x1="7.579cm" svg:y1="1.024cm" svg:x2="7.579cm" svg:y2="1.022cm">
          <text:p/>
        </draw:line>
        <draw:polygon draw:style-name="gr84" draw:layer="layout" svg:width="0.102cm" svg:height="0.284cm" svg:x="7.528cm" svg:y="1.024cm" svg:viewBox="0 0 103 285" draw:points="0,285 103,285 103,0 0,0">
          <text:p/>
        </draw:polygon>
        <draw:polygon draw:style-name="gr85" draw:layer="layout" svg:width="0.102cm" svg:height="0.284cm" svg:x="7.528cm" svg:y="1.024cm" svg:viewBox="0 0 103 285" draw:points="0,285 103,285 103,0 0,0">
          <text:p/>
        </draw:polygon>
        <draw:polygon draw:style-name="gr84" draw:layer="layout" svg:width="0.104cm" svg:height="0.283cm" svg:x="6.65cm" svg:y="5.846cm" svg:viewBox="0 0 105 284" draw:points="0,284 105,284 105,0 0,0">
          <text:p/>
        </draw:polygon>
        <draw:polygon draw:style-name="gr85" draw:layer="layout" svg:width="0.104cm" svg:height="0.283cm" svg:x="6.65cm" svg:y="5.846cm" svg:viewBox="0 0 105 284" draw:points="0,284 105,284 105,0 0,0">
          <text:p/>
        </draw:polygon>
        <draw:polygon draw:style-name="gr84" draw:layer="layout" svg:width="0.104cm" svg:height="0.284cm" svg:x="4.182cm" svg:y="5.856cm" svg:viewBox="0 0 105 285" draw:points="0,285 105,285 105,0 0,0">
          <text:p/>
        </draw:polygon>
        <draw:polygon draw:style-name="gr85" draw:layer="layout" svg:width="0.104cm" svg:height="0.284cm" svg:x="4.182cm" svg:y="5.856cm" svg:viewBox="0 0 105 285" draw:points="0,285 105,285 105,0 0,0">
          <text:p/>
        </draw:polygon>
        <draw:polygon draw:style-name="gr84" draw:layer="layout" svg:width="0.104cm" svg:height="0.004cm" svg:x="4.182cm" svg:y="6.14cm" svg:viewBox="0 0 105 5" draw:points="0,5 105,5 105,0 0,0">
          <text:p/>
        </draw:polygon>
        <draw:polygon draw:style-name="gr85" draw:layer="layout" svg:width="0.104cm" svg:height="0.004cm" svg:x="4.182cm" svg:y="6.14cm" svg:viewBox="0 0 105 5" draw:points="0,5 105,5 105,0 0,0">
          <text:p/>
        </draw:polygon>
        <draw:line draw:style-name="gr89" draw:layer="layout" svg:x1="4.601cm" svg:y1="5.852cm" svg:x2="3.871cm" svg:y2="5.852cm">
          <text:p/>
        </draw:line>
        <draw:line draw:style-name="gr89" draw:layer="layout" svg:x1="8.115cm" svg:y1="1.31cm" svg:x2="7.128cm" svg:y2="1.31cm">
          <text:p/>
        </draw:line>
        <draw:line draw:style-name="gr89" draw:layer="layout" svg:x1="7.255cm" svg:y1="5.852cm" svg:x2="6.11cm" svg:y2="5.852cm">
          <text:p/>
        </draw:line>
        <draw:polygon draw:style-name="gr84" draw:layer="layout" svg:width="0.122cm" svg:height="0.417cm" svg:x="8.473cm" svg:y="2.863cm" svg:viewBox="0 0 123 418" draw:points="123,0 0,0 0,418 123,418">
          <text:p/>
        </draw:polygon>
        <draw:polygon draw:style-name="gr85" draw:layer="layout" svg:width="0.122cm" svg:height="0.417cm" svg:x="8.473cm" svg:y="2.863cm" svg:viewBox="0 0 123 418" draw:points="123,0 0,0 0,418 123,418">
          <text:p/>
        </draw:polygon>
        <draw:polygon draw:style-name="gr84" draw:layer="layout" svg:width="0.184cm" svg:height="0.495cm" svg:x="10.723cm" svg:y="17.352cm" svg:viewBox="0 0 185 496" draw:points="185,0 0,0 0,496 185,496">
          <text:p/>
        </draw:polygon>
        <draw:polygon draw:style-name="gr85" draw:layer="layout" svg:width="0.184cm" svg:height="0.495cm" svg:x="10.723cm" svg:y="17.352cm" svg:viewBox="0 0 185 496" draw:points="185,0 0,0 0,496 185,496">
          <text:p/>
        </draw:polygon>
        <draw:polygon draw:style-name="gr84" draw:layer="layout" svg:width="0.495cm" svg:height="0.186cm" svg:x="10.816cm" svg:y="17.259cm" svg:viewBox="0 0 496 187" draw:points="0,0 0,187 496,187 496,0">
          <text:p/>
        </draw:polygon>
        <draw:polygon draw:style-name="gr85" draw:layer="layout" svg:width="0.495cm" svg:height="0.186cm" svg:x="10.816cm" svg:y="17.259cm" svg:viewBox="0 0 496 187" draw:points="0,0 0,187 496,187 496,0">
          <text:p/>
        </draw:polygon>
        <draw:polygon draw:style-name="gr84" draw:layer="layout" svg:width="0.163cm" svg:height="0.474cm" svg:x="16.268cm" svg:y="15.798cm" svg:viewBox="0 0 164 475" draw:points="164,0 0,0 0,475 164,475">
          <text:p/>
        </draw:polygon>
        <draw:polygon draw:style-name="gr85" draw:layer="layout" svg:width="0.163cm" svg:height="0.474cm" svg:x="16.268cm" svg:y="15.798cm" svg:viewBox="0 0 164 475" draw:points="164,0 0,0 0,475 164,475">
          <text:p/>
        </draw:polygon>
        <draw:polygon draw:style-name="gr84" draw:layer="layout" svg:width="0.476cm" svg:height="0.163cm" svg:x="16.349cm" svg:y="15.716cm" svg:viewBox="0 0 477 164" draw:points="0,0 0,164 477,164 477,0">
          <text:p/>
        </draw:polygon>
        <draw:polygon draw:style-name="gr85" draw:layer="layout" svg:width="0.476cm" svg:height="0.163cm" svg:x="16.349cm" svg:y="15.716cm" svg:viewBox="0 0 477 164" draw:points="0,0 0,164 477,164 477,0">
          <text:p/>
        </draw:polygon>
        <draw:polygon draw:style-name="gr84" draw:layer="layout" svg:width="0.163cm" svg:height="0.474cm" svg:x="16.268cm" svg:y="15.324cm" svg:viewBox="0 0 164 475" draw:points="0,475 164,475 164,0 0,0">
          <text:p/>
        </draw:polygon>
        <draw:polygon draw:style-name="gr85" draw:layer="layout" svg:width="0.163cm" svg:height="0.474cm" svg:x="16.268cm" svg:y="15.324cm" svg:viewBox="0 0 164 475" draw:points="0,475 164,475 164,0 0,0">
          <text:p/>
        </draw:polygon>
        <draw:polygon draw:style-name="gr84" draw:layer="layout" svg:width="0.474cm" svg:height="0.163cm" svg:x="15.875cm" svg:y="15.716cm" svg:viewBox="0 0 475 164" draw:points="475,164 475,0 0,0 0,164">
          <text:p/>
        </draw:polygon>
        <draw:polygon draw:style-name="gr85" draw:layer="layout" svg:width="0.474cm" svg:height="0.163cm" svg:x="15.875cm" svg:y="15.716cm" svg:viewBox="0 0 475 164" draw:points="475,164 475,0 0,0 0,164">
          <text:p/>
        </draw:polygon>
        <draw:polygon draw:style-name="gr84" draw:layer="layout" svg:width="0.184cm" svg:height="0.495cm" svg:x="10.723cm" svg:y="16.857cm" svg:viewBox="0 0 185 496" draw:points="0,496 185,496 185,0 0,0">
          <text:p/>
        </draw:polygon>
        <draw:polygon draw:style-name="gr85" draw:layer="layout" svg:width="0.184cm" svg:height="0.495cm" svg:x="10.723cm" svg:y="16.857cm" svg:viewBox="0 0 185 496" draw:points="0,496 185,496 185,0 0,0">
          <text:p/>
        </draw:polygon>
        <draw:polygon draw:style-name="gr84" draw:layer="layout" svg:width="0.496cm" svg:height="0.186cm" svg:x="10.32cm" svg:y="17.259cm" svg:viewBox="0 0 497 187" draw:points="497,187 497,0 0,0 0,187">
          <text:p/>
        </draw:polygon>
        <draw:polygon draw:style-name="gr85" draw:layer="layout" svg:width="0.496cm" svg:height="0.186cm" svg:x="10.32cm" svg:y="17.259cm" svg:viewBox="0 0 497 187" draw:points="497,187 497,0 0,0 0,187">
          <text:p/>
        </draw:polygon>
        <draw:polygon draw:style-name="gr84" draw:layer="layout" svg:width="0.174cm" svg:height="0.475cm" svg:x="15.654cm" svg:y="12.661cm" svg:viewBox="0 0 175 476" draw:points="175,0 0,0 0,476 175,476">
          <text:p/>
        </draw:polygon>
        <draw:polygon draw:style-name="gr85" draw:layer="layout" svg:width="0.174cm" svg:height="0.475cm" svg:x="15.654cm" svg:y="12.661cm" svg:viewBox="0 0 175 476" draw:points="175,0 0,0 0,476 175,476">
          <text:p/>
        </draw:polygon>
        <draw:polygon draw:style-name="gr84" draw:layer="layout" svg:width="0.474cm" svg:height="0.173cm" svg:x="15.741cm" svg:y="12.575cm" svg:viewBox="0 0 475 174" draw:points="0,0 0,174 475,174 475,0">
          <text:p/>
        </draw:polygon>
        <draw:polygon draw:style-name="gr85" draw:layer="layout" svg:width="0.474cm" svg:height="0.173cm" svg:x="15.741cm" svg:y="12.575cm" svg:viewBox="0 0 475 174" draw:points="0,0 0,174 475,174 475,0">
          <text:p/>
        </draw:polygon>
        <draw:polygon draw:style-name="gr84" draw:layer="layout" svg:width="0.174cm" svg:height="0.474cm" svg:x="15.654cm" svg:y="12.187cm" svg:viewBox="0 0 175 475" draw:points="0,475 175,475 175,0 0,0">
          <text:p/>
        </draw:polygon>
        <draw:polygon draw:style-name="gr85" draw:layer="layout" svg:width="0.174cm" svg:height="0.474cm" svg:x="15.654cm" svg:y="12.187cm" svg:viewBox="0 0 175 475" draw:points="0,475 175,475 175,0 0,0">
          <text:p/>
        </draw:polygon>
        <draw:polygon draw:style-name="gr84" draw:layer="layout" svg:width="0.474cm" svg:height="0.173cm" svg:x="15.267cm" svg:y="12.575cm" svg:viewBox="0 0 475 174" draw:points="475,174 475,0 0,0 0,174">
          <text:p/>
        </draw:polygon>
        <draw:polygon draw:style-name="gr85" draw:layer="layout" svg:width="0.474cm" svg:height="0.173cm" svg:x="15.267cm" svg:y="12.575cm" svg:viewBox="0 0 475 174" draw:points="475,174 475,0 0,0 0,174">
          <text:p/>
        </draw:polygon>
        <draw:polygon draw:style-name="gr84" draw:layer="layout" svg:width="0.174cm" svg:height="0.474cm" svg:x="15.654cm" svg:y="11.618cm" svg:viewBox="0 0 175 475" draw:points="175,0 0,0 0,475 175,475">
          <text:p/>
        </draw:polygon>
        <draw:polygon draw:style-name="gr85" draw:layer="layout" svg:width="0.174cm" svg:height="0.474cm" svg:x="15.654cm" svg:y="11.618cm" svg:viewBox="0 0 175 475" draw:points="175,0 0,0 0,475 175,475">
          <text:p/>
        </draw:polygon>
        <draw:polygon draw:style-name="gr84" draw:layer="layout" svg:width="0.474cm" svg:height="0.174cm" svg:x="15.741cm" svg:y="11.531cm" svg:viewBox="0 0 475 175" draw:points="0,0 0,175 475,175 475,0">
          <text:p/>
        </draw:polygon>
        <draw:polygon draw:style-name="gr85" draw:layer="layout" svg:width="0.474cm" svg:height="0.174cm" svg:x="15.741cm" svg:y="11.531cm" svg:viewBox="0 0 475 175" draw:points="0,0 0,175 475,175 475,0">
          <text:p/>
        </draw:polygon>
        <draw:polygon draw:style-name="gr84" draw:layer="layout" svg:width="0.174cm" svg:height="0.474cm" svg:x="15.654cm" svg:y="11.144cm" svg:viewBox="0 0 175 475" draw:points="0,475 175,475 175,0 0,0">
          <text:p/>
        </draw:polygon>
        <draw:polygon draw:style-name="gr85" draw:layer="layout" svg:width="0.174cm" svg:height="0.474cm" svg:x="15.654cm" svg:y="11.144cm" svg:viewBox="0 0 175 475" draw:points="0,475 175,475 175,0 0,0">
          <text:p/>
        </draw:polygon>
        <draw:polygon draw:style-name="gr84" draw:layer="layout" svg:width="0.474cm" svg:height="0.174cm" svg:x="15.267cm" svg:y="11.531cm" svg:viewBox="0 0 475 175" draw:points="475,175 475,0 0,0 0,175">
          <text:p/>
        </draw:polygon>
        <draw:polygon draw:style-name="gr85" draw:layer="layout" svg:width="0.474cm" svg:height="0.174cm" svg:x="15.267cm" svg:y="11.531cm" svg:viewBox="0 0 475 175" draw:points="475,175 475,0 0,0 0,175">
          <text:p/>
        </draw:polygon>
        <draw:polygon draw:style-name="gr84" draw:layer="layout" svg:width="0.174cm" svg:height="0.475cm" svg:x="15.654cm" svg:y="10.576cm" svg:viewBox="0 0 175 476" draw:points="175,0 0,0 0,476 175,476">
          <text:p/>
        </draw:polygon>
        <draw:polygon draw:style-name="gr85" draw:layer="layout" svg:width="0.174cm" svg:height="0.475cm" svg:x="15.654cm" svg:y="10.576cm" svg:viewBox="0 0 175 476" draw:points="175,0 0,0 0,476 175,476">
          <text:p/>
        </draw:polygon>
        <draw:polygon draw:style-name="gr84" draw:layer="layout" svg:width="0.474cm" svg:height="0.173cm" svg:x="15.741cm" svg:y="10.49cm" svg:viewBox="0 0 475 174" draw:points="0,0 0,174 475,174 475,0">
          <text:p/>
        </draw:polygon>
        <draw:polygon draw:style-name="gr85" draw:layer="layout" svg:width="0.474cm" svg:height="0.173cm" svg:x="15.741cm" svg:y="10.49cm" svg:viewBox="0 0 475 174" draw:points="0,0 0,174 475,174 475,0">
          <text:p/>
        </draw:polygon>
        <draw:polygon draw:style-name="gr84" draw:layer="layout" svg:width="0.174cm" svg:height="0.474cm" svg:x="15.654cm" svg:y="10.102cm" svg:viewBox="0 0 175 475" draw:points="0,475 175,475 175,0 0,0">
          <text:p/>
        </draw:polygon>
        <draw:polygon draw:style-name="gr85" draw:layer="layout" svg:width="0.174cm" svg:height="0.474cm" svg:x="15.654cm" svg:y="10.102cm" svg:viewBox="0 0 175 475" draw:points="0,475 175,475 175,0 0,0">
          <text:p/>
        </draw:polygon>
        <draw:polygon draw:style-name="gr84" draw:layer="layout" svg:width="0.474cm" svg:height="0.173cm" svg:x="15.267cm" svg:y="10.49cm" svg:viewBox="0 0 475 174" draw:points="475,174 475,0 0,0 0,174">
          <text:p/>
        </draw:polygon>
        <draw:polygon draw:style-name="gr85" draw:layer="layout" svg:width="0.474cm" svg:height="0.173cm" svg:x="15.267cm" svg:y="10.49cm" svg:viewBox="0 0 475 174" draw:points="475,174 475,0 0,0 0,174">
          <text:p/>
        </draw:polygon>
        <draw:polygon draw:style-name="gr84" draw:layer="layout" svg:width="0.174cm" svg:height="0.495cm" svg:x="15.654cm" svg:y="9.533cm" svg:viewBox="0 0 175 496" draw:points="175,0 0,0 0,496 175,496">
          <text:p/>
        </draw:polygon>
        <draw:polygon draw:style-name="gr85" draw:layer="layout" svg:width="0.174cm" svg:height="0.495cm" svg:x="15.654cm" svg:y="9.533cm" svg:viewBox="0 0 175 496" draw:points="175,0 0,0 0,496 175,496">
          <text:p/>
        </draw:polygon>
        <draw:polygon draw:style-name="gr84" draw:layer="layout" svg:width="0.495cm" svg:height="0.174cm" svg:x="15.741cm" svg:y="9.446cm" svg:viewBox="0 0 496 175" draw:points="0,0 0,175 496,175 496,0">
          <text:p/>
        </draw:polygon>
        <draw:polygon draw:style-name="gr85" draw:layer="layout" svg:width="0.495cm" svg:height="0.174cm" svg:x="15.741cm" svg:y="9.446cm" svg:viewBox="0 0 496 175" draw:points="0,0 0,175 496,175 496,0">
          <text:p/>
        </draw:polygon>
        <draw:polygon draw:style-name="gr84" draw:layer="layout" svg:width="0.174cm" svg:height="0.495cm" svg:x="15.654cm" svg:y="9.038cm" svg:viewBox="0 0 175 496" draw:points="0,496 175,496 175,0 0,0">
          <text:p/>
        </draw:polygon>
        <draw:polygon draw:style-name="gr85" draw:layer="layout" svg:width="0.174cm" svg:height="0.495cm" svg:x="15.654cm" svg:y="9.038cm" svg:viewBox="0 0 175 496" draw:points="0,496 175,496 175,0 0,0">
          <text:p/>
        </draw:polygon>
        <draw:polygon draw:style-name="gr84" draw:layer="layout" svg:width="0.493cm" svg:height="0.174cm" svg:x="15.248cm" svg:y="9.446cm" svg:viewBox="0 0 494 175" draw:points="494,175 494,0 0,0 0,175">
          <text:p/>
        </draw:polygon>
        <draw:polygon draw:style-name="gr85" draw:layer="layout" svg:width="0.493cm" svg:height="0.174cm" svg:x="15.248cm" svg:y="9.446cm" svg:viewBox="0 0 494 175" draw:points="494,175 494,0 0,0 0,175">
          <text:p/>
        </draw:polygon>
        <draw:polygon draw:style-name="gr84" draw:layer="layout" svg:width="0.174cm" svg:height="0.495cm" svg:x="15.654cm" svg:y="8.492cm" svg:viewBox="0 0 175 496" draw:points="175,0 0,0 0,496 175,496">
          <text:p/>
        </draw:polygon>
        <draw:polygon draw:style-name="gr85" draw:layer="layout" svg:width="0.174cm" svg:height="0.495cm" svg:x="15.654cm" svg:y="8.492cm" svg:viewBox="0 0 175 496" draw:points="175,0 0,0 0,496 175,496">
          <text:p/>
        </draw:polygon>
        <draw:polygon draw:style-name="gr84" draw:layer="layout" svg:width="0.495cm" svg:height="0.173cm" svg:x="15.741cm" svg:y="8.405cm" svg:viewBox="0 0 496 174" draw:points="0,0 0,174 496,174 496,0">
          <text:p/>
        </draw:polygon>
        <draw:polygon draw:style-name="gr85" draw:layer="layout" svg:width="0.495cm" svg:height="0.173cm" svg:x="15.741cm" svg:y="8.405cm" svg:viewBox="0 0 496 174" draw:points="0,0 0,174 496,174 496,0">
          <text:p/>
        </draw:polygon>
        <draw:polygon draw:style-name="gr84" draw:layer="layout" svg:width="0.174cm" svg:height="0.496cm" svg:x="15.654cm" svg:y="7.996cm" svg:viewBox="0 0 175 497" draw:points="0,497 175,497 175,0 0,0">
          <text:p/>
        </draw:polygon>
        <draw:polygon draw:style-name="gr85" draw:layer="layout" svg:width="0.174cm" svg:height="0.496cm" svg:x="15.654cm" svg:y="7.996cm" svg:viewBox="0 0 175 497" draw:points="0,497 175,497 175,0 0,0">
          <text:p/>
        </draw:polygon>
        <draw:polygon draw:style-name="gr84" draw:layer="layout" svg:width="0.493cm" svg:height="0.173cm" svg:x="15.248cm" svg:y="8.405cm" svg:viewBox="0 0 494 174" draw:points="494,174 494,0 0,0 0,174">
          <text:p/>
        </draw:polygon>
        <draw:polygon draw:style-name="gr85" draw:layer="layout" svg:width="0.493cm" svg:height="0.173cm" svg:x="15.248cm" svg:y="8.405cm" svg:viewBox="0 0 494 174" draw:points="494,174 494,0 0,0 0,174">
          <text:p/>
        </draw:polygon>
        <draw:polygon draw:style-name="gr84" draw:layer="layout" svg:width="0.163cm" svg:height="0.474cm" svg:x="15.661cm" svg:y="7.448cm" svg:viewBox="0 0 164 475" draw:points="164,0 0,0 0,475 164,475">
          <text:p/>
        </draw:polygon>
        <draw:polygon draw:style-name="gr85" draw:layer="layout" svg:width="0.163cm" svg:height="0.474cm" svg:x="15.661cm" svg:y="7.448cm" svg:viewBox="0 0 164 475" draw:points="164,0 0,0 0,475 164,475">
          <text:p/>
        </draw:polygon>
        <draw:polygon draw:style-name="gr84" draw:layer="layout" svg:width="0.474cm" svg:height="0.165cm" svg:x="15.741cm" svg:y="7.366cm" svg:viewBox="0 0 475 166" draw:points="0,0 0,166 475,166 475,0">
          <text:p/>
        </draw:polygon>
        <draw:polygon draw:style-name="gr85" draw:layer="layout" svg:width="0.474cm" svg:height="0.165cm" svg:x="15.741cm" svg:y="7.366cm" svg:viewBox="0 0 475 166" draw:points="0,0 0,166 475,166 475,0">
          <text:p/>
        </draw:polygon>
        <draw:polygon draw:style-name="gr84" draw:layer="layout" svg:width="0.163cm" svg:height="0.474cm" svg:x="15.661cm" svg:y="6.974cm" svg:viewBox="0 0 164 475" draw:points="0,475 164,475 164,0 0,0">
          <text:p/>
        </draw:polygon>
        <draw:polygon draw:style-name="gr85" draw:layer="layout" svg:width="0.163cm" svg:height="0.474cm" svg:x="15.661cm" svg:y="6.974cm" svg:viewBox="0 0 164 475" draw:points="0,475 164,475 164,0 0,0">
          <text:p/>
        </draw:polygon>
        <draw:polygon draw:style-name="gr84" draw:layer="layout" svg:width="0.474cm" svg:height="0.165cm" svg:x="15.267cm" svg:y="7.366cm" svg:viewBox="0 0 475 166" draw:points="475,166 475,0 0,0 0,166">
          <text:p/>
        </draw:polygon>
        <draw:polygon draw:style-name="gr85" draw:layer="layout" svg:width="0.474cm" svg:height="0.165cm" svg:x="15.267cm" svg:y="7.366cm" svg:viewBox="0 0 475 166" draw:points="475,166 475,0 0,0 0,166">
          <text:p/>
        </draw:polygon>
        <draw:polygon draw:style-name="gr84" draw:layer="layout" svg:width="0.163cm" svg:height="0.474cm" svg:x="15.661cm" svg:y="6.407cm" svg:viewBox="0 0 164 475" draw:points="164,0 0,0 0,475 164,475">
          <text:p/>
        </draw:polygon>
        <draw:polygon draw:style-name="gr85" draw:layer="layout" svg:width="0.163cm" svg:height="0.474cm" svg:x="15.661cm" svg:y="6.407cm" svg:viewBox="0 0 164 475" draw:points="164,0 0,0 0,475 164,475">
          <text:p/>
        </draw:polygon>
        <draw:polygon draw:style-name="gr84" draw:layer="layout" svg:width="0.474cm" svg:height="0.165cm" svg:x="15.741cm" svg:y="6.324cm" svg:viewBox="0 0 475 166" draw:points="0,0 0,166 475,166 475,0">
          <text:p/>
        </draw:polygon>
        <draw:polygon draw:style-name="gr85" draw:layer="layout" svg:width="0.474cm" svg:height="0.165cm" svg:x="15.741cm" svg:y="6.324cm" svg:viewBox="0 0 475 166" draw:points="0,0 0,166 475,166 475,0">
          <text:p/>
        </draw:polygon>
        <draw:polygon draw:style-name="gr84" draw:layer="layout" svg:width="0.163cm" svg:height="0.474cm" svg:x="15.661cm" svg:y="5.933cm" svg:viewBox="0 0 164 475" draw:points="0,475 164,475 164,0 0,0">
          <text:p/>
        </draw:polygon>
        <draw:polygon draw:style-name="gr85" draw:layer="layout" svg:width="0.163cm" svg:height="0.474cm" svg:x="15.661cm" svg:y="5.933cm" svg:viewBox="0 0 164 475" draw:points="0,475 164,475 164,0 0,0">
          <text:p/>
        </draw:polygon>
        <draw:polygon draw:style-name="gr84" draw:layer="layout" svg:width="0.474cm" svg:height="0.165cm" svg:x="15.267cm" svg:y="6.324cm" svg:viewBox="0 0 475 166" draw:points="475,166 475,0 0,0 0,166">
          <text:p/>
        </draw:polygon>
        <draw:polygon draw:style-name="gr85" draw:layer="layout" svg:width="0.474cm" svg:height="0.165cm" svg:x="15.267cm" svg:y="6.324cm" svg:viewBox="0 0 475 166" draw:points="475,166 475,0 0,0 0,166">
          <text:p/>
        </draw:polygon>
        <draw:polygon draw:style-name="gr84" draw:layer="layout" svg:width="0.174cm" svg:height="0.496cm" svg:x="15.654cm" svg:y="1.193cm" svg:viewBox="0 0 175 497" draw:points="175,0 0,0 0,497 175,497">
          <text:p/>
        </draw:polygon>
        <draw:polygon draw:style-name="gr85" draw:layer="layout" svg:width="0.174cm" svg:height="0.496cm" svg:x="15.654cm" svg:y="1.193cm" svg:viewBox="0 0 175 497" draw:points="175,0 0,0 0,497 175,497">
          <text:p/>
        </draw:polygon>
        <draw:polygon draw:style-name="gr84" draw:layer="layout" svg:width="0.495cm" svg:height="0.173cm" svg:x="15.741cm" svg:y="1.107cm" svg:viewBox="0 0 496 174" draw:points="0,0 0,174 496,174 496,0">
          <text:p/>
        </draw:polygon>
        <draw:polygon draw:style-name="gr85" draw:layer="layout" svg:width="0.495cm" svg:height="0.173cm" svg:x="15.741cm" svg:y="1.107cm" svg:viewBox="0 0 496 174" draw:points="0,0 0,174 496,174 496,0">
          <text:p/>
        </draw:polygon>
        <draw:polygon draw:style-name="gr84" draw:layer="layout" svg:width="0.174cm" svg:height="0.495cm" svg:x="15.654cm" svg:y="0.698cm" svg:viewBox="0 0 175 496" draw:points="0,496 175,496 175,0 0,0">
          <text:p/>
        </draw:polygon>
        <draw:polygon draw:style-name="gr85" draw:layer="layout" svg:width="0.174cm" svg:height="0.495cm" svg:x="15.654cm" svg:y="0.698cm" svg:viewBox="0 0 175 496" draw:points="0,496 175,496 175,0 0,0">
          <text:p/>
        </draw:polygon>
        <draw:polygon draw:style-name="gr84" draw:layer="layout" svg:width="0.493cm" svg:height="0.173cm" svg:x="15.248cm" svg:y="1.107cm" svg:viewBox="0 0 494 174" draw:points="494,174 494,0 0,0 0,174">
          <text:p/>
        </draw:polygon>
        <draw:polygon draw:style-name="gr85" draw:layer="layout" svg:width="0.493cm" svg:height="0.173cm" svg:x="15.248cm" svg:y="1.107cm" svg:viewBox="0 0 494 174" draw:points="494,174 494,0 0,0 0,174">
          <text:p/>
        </draw:polygon>
        <draw:polygon draw:style-name="gr84" draw:layer="layout" svg:width="0.174cm" svg:height="0.495cm" svg:x="15.654cm" svg:y="5.363cm" svg:viewBox="0 0 175 496" draw:points="175,0 0,0 0,496 175,496">
          <text:p/>
        </draw:polygon>
        <draw:polygon draw:style-name="gr85" draw:layer="layout" svg:width="0.174cm" svg:height="0.495cm" svg:x="15.654cm" svg:y="5.363cm" svg:viewBox="0 0 175 496" draw:points="175,0 0,0 0,496 175,496">
          <text:p/>
        </draw:polygon>
        <draw:polygon draw:style-name="gr84" draw:layer="layout" svg:width="0.495cm" svg:height="0.175cm" svg:x="15.741cm" svg:y="5.276cm" svg:viewBox="0 0 496 176" draw:points="0,0 0,176 496,176 496,0">
          <text:p/>
        </draw:polygon>
        <draw:polygon draw:style-name="gr85" draw:layer="layout" svg:width="0.495cm" svg:height="0.175cm" svg:x="15.741cm" svg:y="5.276cm" svg:viewBox="0 0 496 176" draw:points="0,0 0,176 496,176 496,0">
          <text:p/>
        </draw:polygon>
        <draw:polygon draw:style-name="gr84" draw:layer="layout" svg:width="0.174cm" svg:height="0.495cm" svg:x="15.654cm" svg:y="4.868cm" svg:viewBox="0 0 175 496" draw:points="0,496 175,496 175,0 0,0">
          <text:p/>
        </draw:polygon>
        <draw:polygon draw:style-name="gr85" draw:layer="layout" svg:width="0.174cm" svg:height="0.495cm" svg:x="15.654cm" svg:y="4.868cm" svg:viewBox="0 0 175 496" draw:points="0,496 175,496 175,0 0,0">
          <text:p/>
        </draw:polygon>
        <draw:polygon draw:style-name="gr84" draw:layer="layout" svg:width="0.493cm" svg:height="0.175cm" svg:x="15.248cm" svg:y="5.276cm" svg:viewBox="0 0 494 176" draw:points="494,176 494,0 0,0 0,176">
          <text:p/>
        </draw:polygon>
        <draw:polygon draw:style-name="gr85" draw:layer="layout" svg:width="0.493cm" svg:height="0.175cm" svg:x="15.248cm" svg:y="5.276cm" svg:viewBox="0 0 494 176" draw:points="494,176 494,0 0,0 0,176">
          <text:p/>
        </draw:polygon>
        <draw:polygon draw:style-name="gr84" draw:layer="layout" svg:width="0.174cm" svg:height="0.495cm" svg:x="15.654cm" svg:y="4.322cm" svg:viewBox="0 0 175 496" draw:points="175,0 0,0 0,496 175,496">
          <text:p/>
        </draw:polygon>
        <draw:polygon draw:style-name="gr85" draw:layer="layout" svg:width="0.174cm" svg:height="0.495cm" svg:x="15.654cm" svg:y="4.322cm" svg:viewBox="0 0 175 496" draw:points="175,0 0,0 0,496 175,496">
          <text:p/>
        </draw:polygon>
        <draw:polygon draw:style-name="gr84" draw:layer="layout" svg:width="0.495cm" svg:height="0.174cm" svg:x="15.741cm" svg:y="4.235cm" svg:viewBox="0 0 496 175" draw:points="0,0 0,175 496,175 496,0">
          <text:p/>
        </draw:polygon>
        <draw:polygon draw:style-name="gr85" draw:layer="layout" svg:width="0.495cm" svg:height="0.174cm" svg:x="15.741cm" svg:y="4.235cm" svg:viewBox="0 0 496 175" draw:points="0,0 0,175 496,175 496,0">
          <text:p/>
        </draw:polygon>
        <draw:polygon draw:style-name="gr84" draw:layer="layout" svg:width="0.174cm" svg:height="0.496cm" svg:x="15.654cm" svg:y="3.826cm" svg:viewBox="0 0 175 497" draw:points="0,497 175,497 175,0 0,0">
          <text:p/>
        </draw:polygon>
        <draw:polygon draw:style-name="gr85" draw:layer="layout" svg:width="0.174cm" svg:height="0.496cm" svg:x="15.654cm" svg:y="3.826cm" svg:viewBox="0 0 175 497" draw:points="0,497 175,497 175,0 0,0">
          <text:p/>
        </draw:polygon>
        <draw:polygon draw:style-name="gr84" draw:layer="layout" svg:width="0.493cm" svg:height="0.174cm" svg:x="15.248cm" svg:y="4.235cm" svg:viewBox="0 0 494 175" draw:points="494,175 494,0 0,0 0,175">
          <text:p/>
        </draw:polygon>
        <draw:polygon draw:style-name="gr85" draw:layer="layout" svg:width="0.493cm" svg:height="0.174cm" svg:x="15.248cm" svg:y="4.235cm" svg:viewBox="0 0 494 175" draw:points="494,175 494,0 0,0 0,175">
          <text:p/>
        </draw:polygon>
        <draw:polygon draw:style-name="gr84" draw:layer="layout" svg:width="0.174cm" svg:height="0.496cm" svg:x="15.654cm" svg:y="3.278cm" svg:viewBox="0 0 175 497" draw:points="175,0 0,0 0,497 175,497">
          <text:p/>
        </draw:polygon>
        <draw:polygon draw:style-name="gr85" draw:layer="layout" svg:width="0.174cm" svg:height="0.496cm" svg:x="15.654cm" svg:y="3.278cm" svg:viewBox="0 0 175 497" draw:points="175,0 0,0 0,497 175,497">
          <text:p/>
        </draw:polygon>
        <draw:polygon draw:style-name="gr84" draw:layer="layout" svg:width="0.495cm" svg:height="0.174cm" svg:x="15.741cm" svg:y="3.191cm" svg:viewBox="0 0 496 175" draw:points="0,0 0,175 496,175 496,0">
          <text:p/>
        </draw:polygon>
        <draw:polygon draw:style-name="gr85" draw:layer="layout" svg:width="0.495cm" svg:height="0.174cm" svg:x="15.741cm" svg:y="3.191cm" svg:viewBox="0 0 496 175" draw:points="0,0 0,175 496,175 496,0">
          <text:p/>
        </draw:polygon>
        <draw:polygon draw:style-name="gr84" draw:layer="layout" svg:width="0.174cm" svg:height="0.495cm" svg:x="15.654cm" svg:y="2.783cm" svg:viewBox="0 0 175 496" draw:points="0,496 175,496 175,0 0,0">
          <text:p/>
        </draw:polygon>
        <draw:polygon draw:style-name="gr85" draw:layer="layout" svg:width="0.174cm" svg:height="0.495cm" svg:x="15.654cm" svg:y="2.783cm" svg:viewBox="0 0 175 496" draw:points="0,496 175,496 175,0 0,0">
          <text:p/>
        </draw:polygon>
        <draw:polygon draw:style-name="gr84" draw:layer="layout" svg:width="0.493cm" svg:height="0.174cm" svg:x="15.248cm" svg:y="3.191cm" svg:viewBox="0 0 494 175" draw:points="494,175 494,0 0,0 0,175">
          <text:p/>
        </draw:polygon>
        <draw:polygon draw:style-name="gr85" draw:layer="layout" svg:width="0.493cm" svg:height="0.174cm" svg:x="15.248cm" svg:y="3.191cm" svg:viewBox="0 0 494 175" draw:points="494,175 494,0 0,0 0,175">
          <text:p/>
        </draw:polygon>
        <draw:polygon draw:style-name="gr84" draw:layer="layout" svg:width="0.174cm" svg:height="0.495cm" svg:x="15.654cm" svg:y="2.237cm" svg:viewBox="0 0 175 496" draw:points="175,0 0,0 0,496 175,496">
          <text:p/>
        </draw:polygon>
        <draw:polygon draw:style-name="gr85" draw:layer="layout" svg:width="0.174cm" svg:height="0.495cm" svg:x="15.654cm" svg:y="2.237cm" svg:viewBox="0 0 175 496" draw:points="175,0 0,0 0,496 175,496">
          <text:p/>
        </draw:polygon>
        <draw:polygon draw:style-name="gr84" draw:layer="layout" svg:width="0.495cm" svg:height="0.174cm" svg:x="15.741cm" svg:y="2.15cm" svg:viewBox="0 0 496 175" draw:points="0,0 0,175 496,175 496,0">
          <text:p/>
        </draw:polygon>
        <draw:polygon draw:style-name="gr85" draw:layer="layout" svg:width="0.495cm" svg:height="0.174cm" svg:x="15.741cm" svg:y="2.15cm" svg:viewBox="0 0 496 175" draw:points="0,0 0,175 496,175 496,0">
          <text:p/>
        </draw:polygon>
        <draw:polygon draw:style-name="gr84" draw:layer="layout" svg:width="0.174cm" svg:height="0.495cm" svg:x="15.654cm" svg:y="1.742cm" svg:viewBox="0 0 175 496" draw:points="0,496 175,496 175,0 0,0">
          <text:p/>
        </draw:polygon>
        <draw:polygon draw:style-name="gr85" draw:layer="layout" svg:width="0.174cm" svg:height="0.495cm" svg:x="15.654cm" svg:y="1.742cm" svg:viewBox="0 0 175 496" draw:points="0,496 175,496 175,0 0,0">
          <text:p/>
        </draw:polygon>
        <draw:polygon draw:style-name="gr84" draw:layer="layout" svg:width="0.493cm" svg:height="0.174cm" svg:x="15.248cm" svg:y="2.15cm" svg:viewBox="0 0 494 175" draw:points="494,175 494,0 0,0 0,175">
          <text:p/>
        </draw:polygon>
        <draw:polygon draw:style-name="gr85" draw:layer="layout" svg:width="0.493cm" svg:height="0.174cm" svg:x="15.248cm" svg:y="2.15cm" svg:viewBox="0 0 494 175" draw:points="494,175 494,0 0,0 0,175">
          <text:p/>
        </draw:polygon>
        <draw:polygon draw:style-name="gr84" draw:layer="layout" svg:width="0.104cm" svg:height="0.292cm" svg:x="4.182cm" svg:y="6.144cm" svg:viewBox="0 0 105 293" draw:points="105,0 0,0 0,293 105,293">
          <text:p/>
        </draw:polygon>
        <draw:polygon draw:style-name="gr85" draw:layer="layout" svg:width="0.104cm" svg:height="0.292cm" svg:x="4.182cm" svg:y="6.144cm" svg:viewBox="0 0 105 293" draw:points="105,0 0,0 0,293 105,293">
          <text:p/>
        </draw:polygon>
        <draw:polygon draw:style-name="gr84" draw:layer="layout" svg:width="0.328cm" svg:height="0.102cm" svg:x="4.233cm" svg:y="6.089cm" svg:viewBox="0 0 329 103" draw:points="0,0 0,103 329,103 329,0">
          <text:p/>
        </draw:polygon>
        <draw:polygon draw:style-name="gr85" draw:layer="layout" svg:width="0.328cm" svg:height="0.102cm" svg:x="4.233cm" svg:y="6.089cm" svg:viewBox="0 0 329 103" draw:points="0,0 0,103 329,103 329,0">
          <text:p/>
        </draw:polygon>
        <draw:polygon draw:style-name="gr84" draw:layer="layout" svg:width="0.326cm" svg:height="0.102cm" svg:x="3.907cm" svg:y="6.089cm" svg:viewBox="0 0 327 103" draw:points="327,103 327,0 0,0 0,103">
          <text:p/>
        </draw:polygon>
        <draw:polygon draw:style-name="gr85" draw:layer="layout" svg:width="0.326cm" svg:height="0.102cm" svg:x="3.907cm" svg:y="6.089cm" svg:viewBox="0 0 327 103" draw:points="327,103 327,0 0,0 0,103">
          <text:p/>
        </draw:polygon>
        <draw:polygon draw:style-name="gr84" draw:layer="layout" svg:width="0.104cm" svg:height="0.296cm" svg:x="6.65cm" svg:y="6.14cm" svg:viewBox="0 0 105 297" draw:points="105,0 0,0 0,297 105,297">
          <text:p/>
        </draw:polygon>
        <draw:polygon draw:style-name="gr85" draw:layer="layout" svg:width="0.104cm" svg:height="0.296cm" svg:x="6.65cm" svg:y="6.14cm" svg:viewBox="0 0 105 297" draw:points="105,0 0,0 0,297 105,297">
          <text:p/>
        </draw:polygon>
        <draw:polygon draw:style-name="gr84" draw:layer="layout" svg:width="0.328cm" svg:height="0.102cm" svg:x="6.701cm" svg:y="6.089cm" svg:viewBox="0 0 329 103" draw:points="0,0 0,103 329,103 329,0">
          <text:p/>
        </draw:polygon>
        <draw:polygon draw:style-name="gr85" draw:layer="layout" svg:width="0.328cm" svg:height="0.102cm" svg:x="6.701cm" svg:y="6.089cm" svg:viewBox="0 0 329 103" draw:points="0,0 0,103 329,103 329,0">
          <text:p/>
        </draw:polygon>
        <draw:polygon draw:style-name="gr84" draw:layer="layout" svg:width="0.326cm" svg:height="0.102cm" svg:x="6.375cm" svg:y="6.089cm" svg:viewBox="0 0 327 103" draw:points="327,103 327,0 0,0 0,103">
          <text:p/>
        </draw:polygon>
        <draw:polygon draw:style-name="gr85" draw:layer="layout" svg:width="0.326cm" svg:height="0.102cm" svg:x="6.375cm" svg:y="6.089cm" svg:viewBox="0 0 327 103" draw:points="327,103 327,0 0,0 0,103">
          <text:p/>
        </draw:polygon>
        <draw:polygon draw:style-name="gr84" draw:layer="layout" svg:width="0.101cm" svg:height="0.496cm" svg:x="4.229cm" svg:y="9.431cm" svg:viewBox="0 0 102 497" draw:points="102,0 0,0 0,497 102,497">
          <text:p/>
        </draw:polygon>
        <draw:polygon draw:style-name="gr85" draw:layer="layout" svg:width="0.101cm" svg:height="0.496cm" svg:x="4.229cm" svg:y="9.431cm" svg:viewBox="0 0 102 497" draw:points="102,0 0,0 0,497 102,497">
          <text:p/>
        </draw:polygon>
        <draw:polygon draw:style-name="gr84" draw:layer="layout" svg:width="0.352cm" svg:height="0.101cm" svg:x="4.279cm" svg:y="9.381cm" svg:viewBox="0 0 353 102" draw:points="0,0 0,102 353,102 353,0">
          <text:p/>
        </draw:polygon>
        <draw:polygon draw:style-name="gr85" draw:layer="layout" svg:width="0.352cm" svg:height="0.101cm" svg:x="4.279cm" svg:y="9.381cm" svg:viewBox="0 0 353 102" draw:points="0,0 0,102 353,102 353,0">
          <text:p/>
        </draw:polygon>
        <draw:polygon draw:style-name="gr84" draw:layer="layout" svg:width="0.101cm" svg:height="0.495cm" svg:x="4.229cm" svg:y="8.936cm" svg:viewBox="0 0 102 496" draw:points="0,496 102,496 102,0 0,0">
          <text:p/>
        </draw:polygon>
        <draw:polygon draw:style-name="gr85" draw:layer="layout" svg:width="0.101cm" svg:height="0.495cm" svg:x="4.229cm" svg:y="8.936cm" svg:viewBox="0 0 102 496" draw:points="0,496 102,496 102,0 0,0">
          <text:p/>
        </draw:polygon>
        <draw:polygon draw:style-name="gr84" draw:layer="layout" svg:width="0.351cm" svg:height="0.101cm" svg:x="3.928cm" svg:y="9.381cm" svg:viewBox="0 0 352 102" draw:points="352,102 352,0 0,0 0,102">
          <text:p/>
        </draw:polygon>
        <draw:polygon draw:style-name="gr85" draw:layer="layout" svg:width="0.351cm" svg:height="0.101cm" svg:x="3.928cm" svg:y="9.381cm" svg:viewBox="0 0 352 102" draw:points="352,102 352,0 0,0 0,102">
          <text:p/>
        </draw:polygon>
        <draw:polygon draw:style-name="gr84" draw:layer="layout" svg:width="0.102cm" svg:height="0.331cm" svg:x="5.251cm" svg:y="8.163cm" svg:viewBox="0 0 103 332" draw:points="103,0 0,0 0,332 103,332">
          <text:p/>
        </draw:polygon>
        <draw:polygon draw:style-name="gr85" draw:layer="layout" svg:width="0.102cm" svg:height="0.331cm" svg:x="5.251cm" svg:y="8.163cm" svg:viewBox="0 0 103 332" draw:points="103,0 0,0 0,332 103,332">
          <text:p/>
        </draw:polygon>
        <draw:polygon draw:style-name="gr84" draw:layer="layout" svg:width="0.474cm" svg:height="0.103cm" svg:x="5.302cm" svg:y="8.111cm" svg:viewBox="0 0 475 104" draw:points="0,0 0,104 475,104 475,0">
          <text:p/>
        </draw:polygon>
        <draw:polygon draw:style-name="gr85" draw:layer="layout" svg:width="0.474cm" svg:height="0.103cm" svg:x="5.302cm" svg:y="8.111cm" svg:viewBox="0 0 475 104" draw:points="0,0 0,104 475,104 475,0">
          <text:p/>
        </draw:polygon>
        <draw:polygon draw:style-name="gr84" draw:layer="layout" svg:width="0.102cm" svg:height="0.332cm" svg:x="5.251cm" svg:y="7.831cm" svg:viewBox="0 0 103 333" draw:points="0,333 103,333 103,0 0,0">
          <text:p/>
        </draw:polygon>
        <draw:polygon draw:style-name="gr85" draw:layer="layout" svg:width="0.102cm" svg:height="0.332cm" svg:x="5.251cm" svg:y="7.831cm" svg:viewBox="0 0 103 333" draw:points="0,333 103,333 103,0 0,0">
          <text:p/>
        </draw:polygon>
        <draw:polygon draw:style-name="gr84" draw:layer="layout" svg:width="0.474cm" svg:height="0.103cm" svg:x="4.828cm" svg:y="8.111cm" svg:viewBox="0 0 475 104" draw:points="475,104 475,0 0,0 0,104">
          <text:p/>
        </draw:polygon>
        <draw:polygon draw:style-name="gr85" draw:layer="layout" svg:width="0.474cm" svg:height="0.103cm" svg:x="4.828cm" svg:y="8.111cm" svg:viewBox="0 0 475 104" draw:points="475,104 475,0 0,0 0,104">
          <text:p/>
        </draw:polygon>
        <draw:polygon draw:style-name="gr84" draw:layer="layout" svg:width="0.369cm" svg:height="0.368cm" svg:x="8.834cm" svg:y="2.25cm" svg:viewBox="0 0 370 369" draw:points="0,91 91,0 279,0 370,91 370,278 279,369 91,369 0,278">
          <text:p/>
        </draw:polygon>
        <draw:polygon draw:style-name="gr85" draw:layer="layout" svg:width="0.369cm" svg:height="0.368cm" svg:x="8.834cm" svg:y="2.25cm" svg:viewBox="0 0 370 369" draw:points="0,91 91,0 279,0 370,91 370,278 279,369 91,369 0,278">
          <text:p/>
        </draw:polygon>
        <draw:polygon draw:style-name="gr84" draw:layer="layout" svg:width="0.491cm" svg:height="0.492cm" svg:x="9.355cm" svg:y="4.425cm" svg:viewBox="0 0 492 493" draw:points="0,123 123,0 369,0 492,123 492,370 369,493 123,493 0,370">
          <text:p/>
        </draw:polygon>
        <draw:polygon draw:style-name="gr85" draw:layer="layout" svg:width="0.491cm" svg:height="0.492cm" svg:x="9.355cm" svg:y="4.425cm" svg:viewBox="0 0 492 493" draw:points="0,123 123,0 369,0 492,123 492,370 369,493 123,493 0,370">
          <text:p/>
        </draw:polygon>
        <draw:polygon draw:style-name="gr84" draw:layer="layout" svg:width="0.368cm" svg:height="0.368cm" svg:x="5.516cm" svg:y="3.683cm" svg:viewBox="0 0 369 369" draw:points="0,91 91,0 278,0 369,91 369,278 278,369 91,369 0,278">
          <text:p/>
        </draw:polygon>
        <draw:polygon draw:style-name="gr85" draw:layer="layout" svg:width="0.368cm" svg:height="0.368cm" svg:x="5.516cm" svg:y="3.683cm" svg:viewBox="0 0 369 369" draw:points="0,91 91,0 278,0 369,91 369,278 278,369 91,369 0,278">
          <text:p/>
        </draw:polygon>
        <draw:polygon draw:style-name="gr84" draw:layer="layout" svg:width="0.369cm" svg:height="0.368cm" svg:x="8.161cm" svg:y="0.628cm" svg:viewBox="0 0 370 369" draw:points="0,91 91,0 279,0 370,91 370,277 279,369 91,369 0,277">
          <text:p/>
        </draw:polygon>
        <draw:polygon draw:style-name="gr85" draw:layer="layout" svg:width="0.369cm" svg:height="0.368cm" svg:x="8.161cm" svg:y="0.628cm" svg:viewBox="0 0 370 369" draw:points="0,91 91,0 279,0 370,91 370,277 279,369 91,369 0,277">
          <text:p/>
        </draw:polygon>
        <draw:polygon draw:style-name="gr84" draw:layer="layout" svg:width="0.368cm" svg:height="0.368cm" svg:x="5.672cm" svg:y="1.634cm" svg:viewBox="0 0 369 369" draw:points="0,92 92,0 278,0 369,92 369,278 278,369 92,369 0,278">
          <text:p/>
        </draw:polygon>
        <draw:polygon draw:style-name="gr85" draw:layer="layout" svg:width="0.368cm" svg:height="0.368cm" svg:x="5.672cm" svg:y="1.634cm" svg:viewBox="0 0 369 369" draw:points="0,92 92,0 278,0 369,92 369,278 278,369 92,369 0,278">
          <text:p/>
        </draw:polygon>
        <draw:polygon draw:style-name="gr84" draw:layer="layout" svg:width="0.368cm" svg:height="0.368cm" svg:x="5.073cm" svg:y="2.669cm" svg:viewBox="0 0 369 369" draw:points="0,92 91,0 278,0 369,92 369,278 278,369 91,369 0,278">
          <text:p/>
        </draw:polygon>
        <draw:polygon draw:style-name="gr85" draw:layer="layout" svg:width="0.368cm" svg:height="0.368cm" svg:x="5.073cm" svg:y="2.669cm" svg:viewBox="0 0 369 369" draw:points="0,92 91,0 278,0 369,92 369,278 278,369 91,369 0,278">
          <text:p/>
        </draw:polygon>
        <draw:polygon draw:style-name="gr84" draw:layer="layout" svg:width="0.328cm" svg:height="0.104cm" svg:x="7.579cm" svg:y="0.969cm" svg:viewBox="0 0 329 105" draw:points="0,0 0,105 329,105 329,0">
          <text:p/>
        </draw:polygon>
        <draw:polygon draw:style-name="gr85" draw:layer="layout" svg:width="0.328cm" svg:height="0.104cm" svg:x="7.579cm" svg:y="0.969cm" svg:viewBox="0 0 329 105" draw:points="0,0 0,105 329,105 329,0">
          <text:p/>
        </draw:polygon>
        <draw:polygon draw:style-name="gr84" draw:layer="layout" svg:width="0.102cm" svg:height="0.296cm" svg:x="7.528cm" svg:y="0.726cm" svg:viewBox="0 0 103 297" draw:points="0,297 103,297 103,0 0,0">
          <text:p/>
        </draw:polygon>
        <draw:polygon draw:style-name="gr85" draw:layer="layout" svg:width="0.102cm" svg:height="0.296cm" svg:x="7.528cm" svg:y="0.726cm" svg:viewBox="0 0 103 297" draw:points="0,297 103,297 103,0 0,0">
          <text:p/>
        </draw:polygon>
        <draw:polygon draw:style-name="gr84" draw:layer="layout" svg:width="0.328cm" svg:height="0.104cm" svg:x="7.251cm" svg:y="0.969cm" svg:viewBox="0 0 329 105" draw:points="329,105 329,0 0,0 0,105">
          <text:p/>
        </draw:polygon>
        <draw:polygon draw:style-name="gr85" draw:layer="layout" svg:width="0.328cm" svg:height="0.104cm" svg:x="7.251cm" svg:y="0.969cm" svg:viewBox="0 0 329 105" draw:points="329,105 329,0 0,0 0,105">
          <text:p/>
        </draw:polygon>
        <draw:polygon draw:style-name="gr84" draw:layer="layout" svg:width="0.377cm" svg:height="0.125cm" svg:x="8.534cm" svg:y="2.802cm" svg:viewBox="0 0 378 126" draw:points="0,0 0,126 378,126 378,0">
          <text:p/>
        </draw:polygon>
        <draw:polygon draw:style-name="gr85" draw:layer="layout" svg:width="0.377cm" svg:height="0.125cm" svg:x="8.534cm" svg:y="2.802cm" svg:viewBox="0 0 378 126" draw:points="0,0 0,126 378,126 378,0">
          <text:p/>
        </draw:polygon>
        <draw:polygon draw:style-name="gr84" draw:layer="layout" svg:width="0.122cm" svg:height="0.417cm" svg:x="8.473cm" svg:y="2.446cm" svg:viewBox="0 0 123 418" draw:points="0,418 123,418 123,0 0,0">
          <text:p/>
        </draw:polygon>
        <draw:polygon draw:style-name="gr85" draw:layer="layout" svg:width="0.122cm" svg:height="0.417cm" svg:x="8.473cm" svg:y="2.446cm" svg:viewBox="0 0 123 418" draw:points="0,418 123,418 123,0 0,0">
          <text:p/>
        </draw:polygon>
        <draw:polygon draw:style-name="gr84" draw:layer="layout" svg:width="0.123cm" svg:height="0.287cm" svg:x="6.656cm" svg:y="3.431cm" svg:viewBox="0 0 124 288" draw:points="124,0 0,0 0,288 124,288">
          <text:p/>
        </draw:polygon>
        <draw:polygon draw:style-name="gr85" draw:layer="layout" svg:width="0.123cm" svg:height="0.287cm" svg:x="6.656cm" svg:y="3.431cm" svg:viewBox="0 0 124 288" draw:points="124,0 0,0 0,288 124,288">
          <text:p/>
        </draw:polygon>
        <draw:polygon draw:style-name="gr84" draw:layer="layout" svg:width="0.453cm" svg:height="0.123cm" svg:x="6.718cm" svg:y="3.369cm" svg:viewBox="0 0 454 124" draw:points="0,0 0,124 454,124 454,0">
          <text:p/>
        </draw:polygon>
        <draw:polygon draw:style-name="gr85" draw:layer="layout" svg:width="0.453cm" svg:height="0.123cm" svg:x="6.718cm" svg:y="3.369cm" svg:viewBox="0 0 454 124" draw:points="0,0 0,124 454,124 454,0">
          <text:p/>
        </draw:polygon>
        <draw:polygon draw:style-name="gr84" draw:layer="layout" svg:width="0.455cm" svg:height="0.123cm" svg:x="6.263cm" svg:y="3.369cm" svg:viewBox="0 0 456 124" draw:points="456,124 456,0 0,0 0,124">
          <text:p/>
        </draw:polygon>
        <draw:polygon draw:style-name="gr85" draw:layer="layout" svg:width="0.455cm" svg:height="0.123cm" svg:x="6.263cm" svg:y="3.369cm" svg:viewBox="0 0 456 124" draw:points="456,124 456,0 0,0 0,124">
          <text:p/>
        </draw:polygon>
        <draw:polygon draw:style-name="gr84" draw:layer="layout" svg:width="0.258cm" svg:height="0.68cm" svg:x="3.738cm" svg:y="7.818cm" svg:viewBox="0 0 259 681" draw:points="259,0 0,0 0,681 259,681">
          <text:p/>
        </draw:polygon>
        <draw:polygon draw:style-name="gr85" draw:layer="layout" svg:width="0.258cm" svg:height="0.68cm" svg:x="3.738cm" svg:y="7.818cm" svg:viewBox="0 0 259 681" draw:points="259,0 0,0 0,681 259,681">
          <text:p/>
        </draw:polygon>
        <draw:polygon draw:style-name="gr84" draw:layer="layout" svg:width="0.679cm" svg:height="0.256cm" svg:x="3.867cm" svg:y="7.689cm" svg:viewBox="0 0 680 257" draw:points="0,0 0,257 680,257 680,0">
          <text:p/>
        </draw:polygon>
        <draw:polygon draw:style-name="gr85" draw:layer="layout" svg:width="0.679cm" svg:height="0.256cm" svg:x="3.867cm" svg:y="7.689cm" svg:viewBox="0 0 680 257" draw:points="0,0 0,257 680,257 680,0">
          <text:p/>
        </draw:polygon>
        <draw:polygon draw:style-name="gr84" draw:layer="layout" svg:width="0.258cm" svg:height="0.679cm" svg:x="3.738cm" svg:y="7.139cm" svg:viewBox="0 0 259 680" draw:points="0,680 259,680 259,0 0,0">
          <text:p/>
        </draw:polygon>
        <draw:polygon draw:style-name="gr85" draw:layer="layout" svg:width="0.258cm" svg:height="0.679cm" svg:x="3.738cm" svg:y="7.139cm" svg:viewBox="0 0 259 680" draw:points="0,680 259,680 259,0 0,0">
          <text:p/>
        </draw:polygon>
        <draw:polygon draw:style-name="gr84" draw:layer="layout" svg:width="0.155cm" svg:height="0.455cm" svg:x="4.203cm" svg:y="11.618cm" svg:viewBox="0 0 156 456" draw:points="156,0 0,0 0,456 156,456">
          <text:p/>
        </draw:polygon>
        <draw:polygon draw:style-name="gr85" draw:layer="layout" svg:width="0.155cm" svg:height="0.455cm" svg:x="4.203cm" svg:y="11.618cm" svg:viewBox="0 0 156 456" draw:points="156,0 0,0 0,456 156,456">
          <text:p/>
        </draw:polygon>
        <draw:polygon draw:style-name="gr84" draw:layer="layout" svg:width="0.452cm" svg:height="0.154cm" svg:x="4.282cm" svg:y="11.542cm" svg:viewBox="0 0 453 155" draw:points="0,0 0,155 453,155 453,0">
          <text:p/>
        </draw:polygon>
        <draw:polygon draw:style-name="gr85" draw:layer="layout" svg:width="0.452cm" svg:height="0.154cm" svg:x="4.282cm" svg:y="11.542cm" svg:viewBox="0 0 453 155" draw:points="0,0 0,155 453,155 453,0">
          <text:p/>
        </draw:polygon>
        <draw:polygon draw:style-name="gr84" draw:layer="layout" svg:width="0.155cm" svg:height="0.453cm" svg:x="4.203cm" svg:y="11.165cm" svg:viewBox="0 0 156 454" draw:points="0,454 156,454 156,0 0,0">
          <text:p/>
        </draw:polygon>
        <draw:polygon draw:style-name="gr85" draw:layer="layout" svg:width="0.155cm" svg:height="0.453cm" svg:x="4.203cm" svg:y="11.165cm" svg:viewBox="0 0 156 454" draw:points="0,454 156,454 156,0 0,0">
          <text:p/>
        </draw:polygon>
        <draw:polygon draw:style-name="gr84" draw:layer="layout" svg:width="0.456cm" svg:height="0.154cm" svg:x="3.826cm" svg:y="11.542cm" svg:viewBox="0 0 457 155" draw:points="457,155 457,0 0,0 0,155">
          <text:p/>
        </draw:polygon>
        <draw:polygon draw:style-name="gr85" draw:layer="layout" svg:width="0.456cm" svg:height="0.154cm" svg:x="3.826cm" svg:y="11.542cm" svg:viewBox="0 0 457 155" draw:points="457,155 457,0 0,0 0,155">
          <text:p/>
        </draw:polygon>
        <draw:polygon draw:style-name="gr84" draw:layer="layout" svg:width="0.155cm" svg:height="0.455cm" svg:x="11.497cm" svg:y="11.618cm" svg:viewBox="0 0 156 456" draw:points="156,0 0,0 0,456 156,456">
          <text:p/>
        </draw:polygon>
        <draw:polygon draw:style-name="gr85" draw:layer="layout" svg:width="0.155cm" svg:height="0.455cm" svg:x="11.497cm" svg:y="11.618cm" svg:viewBox="0 0 156 456" draw:points="156,0 0,0 0,456 156,456">
          <text:p/>
        </draw:polygon>
        <draw:polygon draw:style-name="gr84" draw:layer="layout" svg:width="0.456cm" svg:height="0.154cm" svg:x="11.573cm" svg:y="11.542cm" svg:viewBox="0 0 457 155" draw:points="0,0 0,155 457,155 457,0">
          <text:p/>
        </draw:polygon>
        <draw:polygon draw:style-name="gr85" draw:layer="layout" svg:width="0.456cm" svg:height="0.154cm" svg:x="11.573cm" svg:y="11.542cm" svg:viewBox="0 0 457 155" draw:points="0,0 0,155 457,155 457,0">
          <text:p/>
        </draw:polygon>
        <draw:polygon draw:style-name="gr84" draw:layer="layout" svg:width="0.155cm" svg:height="0.453cm" svg:x="11.497cm" svg:y="11.165cm" svg:viewBox="0 0 156 454" draw:points="0,454 156,454 156,0 0,0">
          <text:p/>
        </draw:polygon>
        <draw:polygon draw:style-name="gr85" draw:layer="layout" svg:width="0.155cm" svg:height="0.453cm" svg:x="11.497cm" svg:y="11.165cm" svg:viewBox="0 0 156 454" draw:points="0,454 156,454 156,0 0,0">
          <text:p/>
        </draw:polygon>
        <draw:polygon draw:style-name="gr84" draw:layer="layout" svg:width="0.453cm" svg:height="0.154cm" svg:x="11.12cm" svg:y="11.542cm" svg:viewBox="0 0 454 155" draw:points="454,155 454,0 0,0 0,155">
          <text:p/>
        </draw:polygon>
        <draw:polygon draw:style-name="gr85" draw:layer="layout" svg:width="0.453cm" svg:height="0.154cm" svg:x="11.12cm" svg:y="11.542cm" svg:viewBox="0 0 454 155" draw:points="454,155 454,0 0,0 0,155">
          <text:p/>
        </draw:polygon>
        <draw:polygon draw:style-name="gr84" draw:layer="layout" svg:width="0.155cm" svg:height="0.455cm" svg:x="7.85cm" svg:y="11.618cm" svg:viewBox="0 0 156 456" draw:points="156,0 0,0 0,456 156,456">
          <text:p/>
        </draw:polygon>
        <draw:polygon draw:style-name="gr85" draw:layer="layout" svg:width="0.155cm" svg:height="0.455cm" svg:x="7.85cm" svg:y="11.618cm" svg:viewBox="0 0 156 456" draw:points="156,0 0,0 0,456 156,456">
          <text:p/>
        </draw:polygon>
        <draw:polygon draw:style-name="gr84" draw:layer="layout" svg:width="0.453cm" svg:height="0.154cm" svg:x="7.929cm" svg:y="11.542cm" svg:viewBox="0 0 454 155" draw:points="0,0 0,155 454,155 454,0">
          <text:p/>
        </draw:polygon>
        <draw:polygon draw:style-name="gr85" draw:layer="layout" svg:width="0.453cm" svg:height="0.154cm" svg:x="7.929cm" svg:y="11.542cm" svg:viewBox="0 0 454 155" draw:points="0,0 0,155 454,155 454,0">
          <text:p/>
        </draw:polygon>
        <draw:polygon draw:style-name="gr84" draw:layer="layout" svg:width="0.155cm" svg:height="0.453cm" svg:x="7.85cm" svg:y="11.165cm" svg:viewBox="0 0 156 454" draw:points="0,454 156,454 156,0 0,0">
          <text:p/>
        </draw:polygon>
        <draw:polygon draw:style-name="gr85" draw:layer="layout" svg:width="0.155cm" svg:height="0.453cm" svg:x="7.85cm" svg:y="11.165cm" svg:viewBox="0 0 156 454" draw:points="0,454 156,454 156,0 0,0">
          <text:p/>
        </draw:polygon>
        <draw:polygon draw:style-name="gr84" draw:layer="layout" svg:width="0.456cm" svg:height="0.154cm" svg:x="7.473cm" svg:y="11.542cm" svg:viewBox="0 0 457 155" draw:points="457,155 457,0 0,0 0,155">
          <text:p/>
        </draw:polygon>
        <draw:polygon draw:style-name="gr85" draw:layer="layout" svg:width="0.456cm" svg:height="0.154cm" svg:x="7.473cm" svg:y="11.542cm" svg:viewBox="0 0 457 155" draw:points="457,155 457,0 0,0 0,155">
          <text:p/>
        </draw:polygon>
        <draw:line draw:style-name="gr90" draw:layer="layout" svg:x1="15.22cm" svg:y1="28.922cm" svg:x2="15.22cm" svg:y2="13.081cm">
          <text:p/>
        </draw:line>
        <draw:line draw:style-name="gr90" draw:layer="layout" svg:x1="14.179cm" svg:y1="28.922cm" svg:x2="15.22cm" svg:y2="28.922cm">
          <text:p/>
        </draw:line>
        <draw:line draw:style-name="gr90" draw:layer="layout" svg:x1="14.179cm" svg:y1="13.081cm" svg:x2="14.179cm" svg:y2="28.922cm">
          <text:p/>
        </draw:line>
        <draw:line draw:style-name="gr90" draw:layer="layout" svg:x1="15.22cm" svg:y1="13.081cm" svg:x2="14.179cm" svg:y2="13.081cm">
          <text:p/>
        </draw:line>
        <draw:line draw:style-name="gr90" draw:layer="layout" svg:x1="7.912cm" svg:y1="1.907cm" svg:x2="7.245cm" svg:y2="1.907cm">
          <text:p/>
        </draw:line>
        <draw:line draw:style-name="gr90" draw:layer="layout" svg:x1="7.912cm" svg:y1="0.719cm" svg:x2="7.245cm" svg:y2="0.719cm">
          <text:p/>
        </draw:line>
        <draw:line draw:style-name="gr90" draw:layer="layout" svg:x1="7.245cm" svg:y1="0.719cm" svg:x2="7.245cm" svg:y2="1.907cm">
          <text:p/>
        </draw:line>
        <draw:line draw:style-name="gr90" draw:layer="layout" svg:x1="7.912cm" svg:y1="1.907cm" svg:x2="7.912cm" svg:y2="0.719cm">
          <text:p/>
        </draw:line>
        <draw:frame draw:style-name="gr91" draw:layer="layout" svg:width="1.894cm" svg:height="0.933cm" svg:x="7.895cm" svg:y="0.487cm">
          <draw:text-box>
            <text:p text:style-name="P1"><text:span text:style-name="T7">10nF</text:span></text:p>
          </draw:text-box>
        </draw:frame>
        <draw:line draw:style-name="gr90" draw:layer="layout" svg:x1="8.14cm" svg:y1="1.208cm" svg:x2="8.14cm" svg:y2="2.002cm">
          <text:p/>
        </draw:line>
        <draw:line draw:style-name="gr90" draw:layer="layout" svg:x1="9.806cm" svg:y1="2.002cm" svg:x2="8.14cm" svg:y2="2.002cm">
          <text:p/>
        </draw:line>
        <draw:line draw:style-name="gr90" draw:layer="layout" svg:x1="9.806cm" svg:y1="1.208cm" svg:x2="9.806cm" svg:y2="2.002cm">
          <text:p/>
        </draw:line>
        <draw:line draw:style-name="gr90" draw:layer="layout" svg:x1="8.14cm" svg:y1="1.208cm" svg:x2="9.806cm" svg:y2="1.208cm">
          <text:p/>
        </draw:line>
        <draw:frame draw:style-name="gr92" draw:layer="layout" svg:width="0.925cm" svg:height="0.933cm" svg:x="9.158cm" svg:y="2.122cm">
          <draw:text-box>
            <text:p text:style-name="P1"><text:span text:style-name="T7">L1</text:span></text:p>
          </draw:text-box>
        </draw:frame>
        <draw:frame draw:style-name="gr66" draw:layer="layout" svg:width="0.463cm" svg:height="0.933cm" draw:transform="rotate (-1.5707963267949) translate (4.397cm 6.832cm)">
          <draw:text-box>
            <text:p text:style-name="P1"><text:span text:style-name="T7">4</text:span></text:p>
          </draw:text-box>
        </draw:frame>
        <draw:frame draw:style-name="gr66" draw:layer="layout" svg:width="0.231cm" svg:height="0.933cm" draw:transform="rotate (-1.5707963267949) translate (4.397cm 7.293cm)">
          <draw:text-box>
            <text:p text:style-name="P1"><text:span text:style-name="T7">,</text:span></text:p>
          </draw:text-box>
        </draw:frame>
        <draw:frame draw:style-name="gr66" draw:layer="layout" svg:width="0.463cm" svg:height="0.933cm" draw:transform="rotate (-1.5707963267949) translate (4.397cm 7.524cm)">
          <draw:text-box>
            <text:p text:style-name="P1"><text:span text:style-name="T7">7</text:span></text:p>
          </draw:text-box>
        </draw:frame>
        <draw:frame draw:style-name="gr66" draw:layer="layout" svg:width="0.463cm" svg:height="0.933cm" draw:transform="rotate (-1.5707963267949) translate (4.397cm 7.985cm)">
          <draw:text-box>
            <text:p text:style-name="P1"><text:span text:style-name="T7">n</text:span></text:p>
          </draw:text-box>
        </draw:frame>
        <draw:line draw:style-name="gr90" draw:layer="layout" svg:x1="3.901cm" svg:y1="5.253cm" svg:x2="4.567cm" svg:y2="5.253cm">
          <text:p/>
        </draw:line>
        <draw:line draw:style-name="gr90" draw:layer="layout" svg:x1="3.901cm" svg:y1="6.443cm" svg:x2="4.567cm" svg:y2="6.443cm">
          <text:p/>
        </draw:line>
        <draw:line draw:style-name="gr90" draw:layer="layout" svg:x1="4.567cm" svg:y1="6.443cm" svg:x2="4.567cm" svg:y2="5.253cm">
          <text:p/>
        </draw:line>
        <draw:line draw:style-name="gr90" draw:layer="layout" svg:x1="3.901cm" svg:y1="5.253cm" svg:x2="3.901cm" svg:y2="6.443cm">
          <text:p/>
        </draw:line>
        <draw:frame draw:style-name="gr66" draw:layer="layout" svg:width="0.51cm" svg:height="0.933cm" draw:transform="rotate (-1.5707963267949) translate (4.397cm 8.447cm)">
          <draw:text-box>
            <text:p text:style-name="P1"><text:span text:style-name="T7">F</text:span></text:p>
          </draw:text-box>
        </draw:frame>
        <draw:frame draw:style-name="gr66" draw:layer="layout" svg:width="0.463cm" svg:height="0.933cm" draw:transform="rotate (-1.5707963267949) translate (8.31cm 6.703cm)">
          <draw:text-box>
            <text:p text:style-name="P1"><text:span text:style-name="T7">1</text:span></text:p>
          </draw:text-box>
        </draw:frame>
        <draw:line draw:style-name="gr90" draw:layer="layout" svg:x1="6.369cm" svg:y1="5.253cm" svg:x2="7.035cm" svg:y2="5.253cm">
          <text:p/>
        </draw:line>
        <draw:line draw:style-name="gr90" draw:layer="layout" svg:x1="6.369cm" svg:y1="6.443cm" svg:x2="7.035cm" svg:y2="6.443cm">
          <text:p/>
        </draw:line>
        <draw:line draw:style-name="gr90" draw:layer="layout" svg:x1="7.035cm" svg:y1="6.443cm" svg:x2="7.035cm" svg:y2="5.253cm">
          <text:p/>
        </draw:line>
        <draw:line draw:style-name="gr90" draw:layer="layout" svg:x1="6.369cm" svg:y1="5.253cm" svg:x2="6.369cm" svg:y2="6.443cm">
          <text:p/>
        </draw:line>
        <draw:frame draw:style-name="gr66" draw:layer="layout" svg:width="0.692cm" svg:height="0.933cm" draw:transform="rotate (-1.5707963267949) translate (8.31cm 7.164cm)">
          <draw:text-box>
            <text:p text:style-name="P1"><text:span text:style-name="T7">M</text:span></text:p>
          </draw:text-box>
        </draw:frame>
        <draw:line draw:style-name="gr93" draw:layer="layout" svg:x1="7.611cm" svg:y1="3.602cm" svg:x2="8.843cm" svg:y2="3.602cm">
          <text:p/>
        </draw:line>
        <draw:line draw:style-name="gr93" draw:layer="layout" svg:x1="7.611cm" svg:y1="3.028cm" svg:x2="7.611cm" svg:y2="3.602cm">
          <text:p/>
        </draw:line>
        <draw:line draw:style-name="gr93" draw:layer="layout" svg:x1="8.843cm" svg:y1="3.028cm" svg:x2="7.611cm" svg:y2="3.028cm">
          <text:p/>
        </draw:line>
        <draw:line draw:style-name="gr93" draw:layer="layout" svg:x1="8.843cm" svg:y1="3.602cm" svg:x2="8.843cm" svg:y2="3.028cm">
          <text:p/>
        </draw:line>
        <draw:line draw:style-name="gr94" draw:layer="layout" svg:x1="6.472cm" svg:y1="4.601cm" svg:x2="4.777cm" svg:y2="4.601cm">
          <text:p/>
        </draw:line>
        <draw:line draw:style-name="gr94" draw:layer="layout" svg:x1="6.473cm" svg:y1="4.602cm" svg:x2="4.777cm" svg:y2="0.948cm">
          <text:p/>
        </draw:line>
        <draw:line draw:style-name="gr94" draw:layer="layout" svg:x1="6.472cm" svg:y1="4.601cm" svg:x2="6.472cm" svg:y2="0.948cm">
          <text:p/>
        </draw:line>
        <draw:line draw:style-name="gr90" draw:layer="layout" svg:x1="3.067cm" svg:y1="4.353cm" svg:x2="3.067cm" svg:y2="1.193cm">
          <text:p/>
        </draw:line>
        <draw:line draw:style-name="gr90" draw:layer="layout" svg:x1="6.483cm" svg:y1="4.353cm" svg:x2="3.067cm" svg:y2="4.353cm">
          <text:p/>
        </draw:line>
        <draw:line draw:style-name="gr90" draw:layer="layout" svg:x1="6.483cm" svg:y1="1.193cm" svg:x2="6.483cm" svg:y2="1.953cm">
          <text:p/>
        </draw:line>
        <draw:line draw:style-name="gr90" draw:layer="layout" svg:x1="6.483cm" svg:y1="1.193cm" svg:x2="3.067cm" svg:y2="1.193cm">
          <text:p/>
        </draw:line>
        <draw:line draw:style-name="gr90" draw:layer="layout" svg:x1="6.483cm" svg:y1="3.596cm" svg:x2="6.483cm" svg:y2="4.353cm">
          <text:p/>
        </draw:line>
        <draw:frame draw:style-name="gr95" draw:layer="layout" svg:width="1.065cm" svg:height="0.933cm" svg:x="8.166cm" svg:y="3.876cm">
          <draw:text-box>
            <text:p text:style-name="P1"><text:span text:style-name="T7">D4</text:span></text:p>
          </draw:text-box>
        </draw:frame>
        <draw:line draw:style-name="gr90" draw:layer="layout" svg:x1="4.042cm" svg:y1="9.893cm" svg:x2="4.042cm" svg:y2="8.97cm">
          <text:p/>
        </draw:line>
        <draw:line draw:style-name="gr90" draw:layer="layout" svg:x1="5.704cm" svg:y1="9.893cm" svg:x2="4.042cm" svg:y2="9.893cm">
          <text:p/>
        </draw:line>
        <draw:line draw:style-name="gr90" draw:layer="layout" svg:x1="5.704cm" svg:y1="8.97cm" svg:x2="5.704cm" svg:y2="9.893cm">
          <text:p/>
        </draw:line>
        <draw:line draw:style-name="gr90" draw:layer="layout" svg:x1="4.042cm" svg:y1="8.97cm" svg:x2="5.704cm" svg:y2="8.97cm">
          <text:p/>
        </draw:line>
        <draw:frame draw:style-name="gr91" draw:layer="layout" svg:width="1.894cm" svg:height="0.933cm" svg:x="4.017cm" svg:y="10.148cm">
          <draw:text-box>
            <text:p text:style-name="P1"><text:span text:style-name="T7">33nF</text:span></text:p>
          </draw:text-box>
        </draw:frame>
        <draw:frame draw:style-name="gr66" draw:layer="layout" svg:width="0.463cm" svg:height="0.933cm" draw:transform="rotate (-1.5707963267949) translate (7.153cm 8.384cm)">
          <draw:text-box>
            <text:p text:style-name="P1"><text:span text:style-name="T7">3</text:span></text:p>
          </draw:text-box>
        </draw:frame>
        <draw:frame draw:style-name="gr66" draw:layer="layout" svg:width="0.463cm" svg:height="0.933cm" draw:transform="rotate (-1.5707963267949) translate (7.153cm 8.845cm)">
          <draw:text-box>
            <text:p text:style-name="P1"><text:span text:style-name="T7">3</text:span></text:p>
          </draw:text-box>
        </draw:frame>
        <draw:frame draw:style-name="gr66" draw:layer="layout" svg:width="0.463cm" svg:height="0.933cm" draw:transform="rotate (-1.5707963267949) translate (7.153cm 9.306cm)">
          <draw:text-box>
            <text:p text:style-name="P1"><text:span text:style-name="T7">n</text:span></text:p>
          </draw:text-box>
        </draw:frame>
        <draw:line draw:style-name="gr90" draw:layer="layout" svg:x1="5.763cm" svg:y1="8.398cm" svg:x2="4.84cm" svg:y2="8.398cm">
          <text:p/>
        </draw:line>
        <draw:line draw:style-name="gr90" draw:layer="layout" svg:x1="5.763cm" svg:y1="6.737cm" svg:x2="5.763cm" svg:y2="8.398cm">
          <text:p/>
        </draw:line>
        <draw:line draw:style-name="gr90" draw:layer="layout" svg:x1="4.84cm" svg:y1="6.737cm" svg:x2="5.763cm" svg:y2="6.737cm">
          <text:p/>
        </draw:line>
        <draw:line draw:style-name="gr90" draw:layer="layout" svg:x1="4.84cm" svg:y1="8.398cm" svg:x2="4.84cm" svg:y2="6.737cm">
          <text:p/>
        </draw:line>
        <draw:frame draw:style-name="gr66" draw:layer="layout" svg:width="0.51cm" svg:height="0.933cm" draw:transform="rotate (-1.5707963267949) translate (7.153cm 9.768cm)">
          <draw:text-box>
            <text:p text:style-name="P1"><text:span text:style-name="T7">F</text:span></text:p>
          </draw:text-box>
        </draw:frame>
        <draw:line draw:style-name="gr90" draw:layer="layout" svg:x1="8.157cm" svg:y1="7.738cm" svg:x2="8.157cm" svg:y2="7.069cm">
          <text:p/>
        </draw:line>
        <draw:line draw:style-name="gr90" draw:layer="layout" svg:x1="9.345cm" svg:y1="7.738cm" svg:x2="9.345cm" svg:y2="7.069cm">
          <text:p/>
        </draw:line>
        <draw:line draw:style-name="gr90" draw:layer="layout" svg:x1="9.345cm" svg:y1="7.069cm" svg:x2="8.157cm" svg:y2="7.069cm">
          <text:p/>
        </draw:line>
        <draw:line draw:style-name="gr90" draw:layer="layout" svg:x1="8.157cm" svg:y1="7.738cm" svg:x2="9.345cm" svg:y2="7.738cm">
          <text:p/>
        </draw:line>
        <draw:frame draw:style-name="gr96" draw:layer="layout" svg:width="1.386cm" svg:height="0.933cm" svg:x="8.153cm" svg:y="7.801cm">
          <draw:text-box>
            <text:p text:style-name="P1"><text:span text:style-name="T7">470</text:span></text:p>
          </draw:text-box>
        </draw:frame>
        <draw:line draw:style-name="gr90" draw:layer="layout" svg:x1="8.153cm" svg:y1="9.141cm" svg:x2="8.153cm" svg:y2="8.473cm">
          <text:p/>
        </draw:line>
        <draw:line draw:style-name="gr90" draw:layer="layout" svg:x1="9.34cm" svg:y1="9.141cm" svg:x2="9.34cm" svg:y2="8.473cm">
          <text:p/>
        </draw:line>
        <draw:line draw:style-name="gr90" draw:layer="layout" svg:x1="9.34cm" svg:y1="8.473cm" svg:x2="8.153cm" svg:y2="8.473cm">
          <text:p/>
        </draw:line>
        <draw:line draw:style-name="gr90" draw:layer="layout" svg:x1="8.153cm" svg:y1="9.141cm" svg:x2="9.34cm" svg:y2="9.141cm">
          <text:p/>
        </draw:line>
        <draw:line draw:style-name="gr90" draw:layer="layout" svg:x1="15.22cm" svg:y1="13.284cm" svg:x2="15.22cm" svg:y2="0.571cm">
          <text:p/>
        </draw:line>
        <draw:line draw:style-name="gr90" draw:layer="layout" svg:x1="14.179cm" svg:y1="13.284cm" svg:x2="15.22cm" svg:y2="13.284cm">
          <text:p/>
        </draw:line>
        <draw:line draw:style-name="gr90" draw:layer="layout" svg:x1="14.179cm" svg:y1="0.571cm" svg:x2="14.179cm" svg:y2="13.284cm">
          <text:p/>
        </draw:line>
        <draw:line draw:style-name="gr90" draw:layer="layout" svg:x1="15.22cm" svg:y1="0.571cm" svg:x2="14.179cm" svg:y2="0.571cm">
          <text:p/>
        </draw:line>
        <draw:line draw:style-name="gr90" draw:layer="layout" svg:x1="17.288cm" svg:y1="13.284cm" svg:x2="17.288cm" svg:y2="0.571cm">
          <text:p/>
        </draw:line>
        <draw:line draw:style-name="gr90" draw:layer="layout" svg:x1="15.237cm" svg:y1="13.284cm" svg:x2="17.288cm" svg:y2="13.284cm">
          <text:p/>
        </draw:line>
        <draw:line draw:style-name="gr90" draw:layer="layout" svg:x1="15.237cm" svg:y1="0.571cm" svg:x2="15.237cm" svg:y2="13.284cm">
          <text:p/>
        </draw:line>
        <draw:line draw:style-name="gr90" draw:layer="layout" svg:x1="17.288cm" svg:y1="0.571cm" svg:x2="15.237cm" svg:y2="0.571cm">
          <text:p/>
        </draw:line>
        <draw:line draw:style-name="gr72" draw:layer="layout" svg:x1="3.05cm" svg:y1="1.072cm" svg:x2="3.053cm" svg:y2="1.035cm">
          <text:p/>
        </draw:line>
        <draw:line draw:style-name="gr72" draw:layer="layout" svg:x1="3.052cm" svg:y1="1.036cm" svg:x2="3.055cm" svg:y2="0.999cm">
          <text:p/>
        </draw:line>
        <draw:line draw:style-name="gr72" draw:layer="layout" svg:x1="3.054cm" svg:y1="1cm" svg:x2="3.059cm" svg:y2="0.963cm">
          <text:p/>
        </draw:line>
        <draw:line draw:style-name="gr72" draw:layer="layout" svg:x1="3.058cm" svg:y1="0.964cm" svg:x2="3.063cm" svg:y2="0.929cm">
          <text:p/>
        </draw:line>
        <draw:line draw:style-name="gr72" draw:layer="layout" svg:x1="3.062cm" svg:y1="0.93cm" svg:x2="3.072cm" svg:y2="0.893cm">
          <text:p/>
        </draw:line>
        <draw:line draw:style-name="gr72" draw:layer="layout" svg:x1="3.071cm" svg:y1="0.894cm" svg:x2="3.08cm" svg:y2="0.859cm">
          <text:p/>
        </draw:line>
        <draw:line draw:style-name="gr72" draw:layer="layout" svg:x1="3.079cm" svg:y1="0.86cm" svg:x2="3.089cm" svg:y2="0.823cm">
          <text:p/>
        </draw:line>
        <draw:line draw:style-name="gr72" draw:layer="layout" svg:x1="3.088cm" svg:y1="0.824cm" svg:x2="3.101cm" svg:y2="0.789cm">
          <text:p/>
        </draw:line>
        <draw:line draw:style-name="gr72" draw:layer="layout" svg:x1="3.1cm" svg:y1="0.79cm" svg:x2="3.114cm" svg:y2="0.757cm">
          <text:p/>
        </draw:line>
        <draw:line draw:style-name="gr72" draw:layer="layout" svg:x1="3.113cm" svg:y1="0.758cm" svg:x2="3.129cm" svg:y2="0.723cm">
          <text:p/>
        </draw:line>
        <draw:line draw:style-name="gr72" draw:layer="layout" svg:x1="3.128cm" svg:y1="0.724cm" svg:x2="3.145cm" svg:y2="0.692cm">
          <text:p/>
        </draw:line>
        <draw:line draw:style-name="gr72" draw:layer="layout" svg:x1="3.143cm" svg:y1="0.693cm" svg:x2="3.162cm" svg:y2="0.66cm">
          <text:p/>
        </draw:line>
        <draw:line draw:style-name="gr72" draw:layer="layout" svg:x1="3.16cm" svg:y1="0.661cm" svg:x2="3.18cm" svg:y2="0.63cm">
          <text:p/>
        </draw:line>
        <draw:line draw:style-name="gr72" draw:layer="layout" svg:x1="3.179cm" svg:y1="0.631cm" svg:x2="3.199cm" svg:y2="0.601cm">
          <text:p/>
        </draw:line>
        <draw:line draw:style-name="gr72" draw:layer="layout" svg:x1="3.198cm" svg:y1="0.602cm" svg:x2="3.22cm" svg:y2="0.571cm">
          <text:p/>
        </draw:line>
        <draw:line draw:style-name="gr72" draw:layer="layout" svg:x1="3.219cm" svg:y1="0.572cm" svg:x2="3.243cm" svg:y2="0.543cm">
          <text:p/>
        </draw:line>
        <draw:line draw:style-name="gr72" draw:layer="layout" svg:x1="3.242cm" svg:y1="0.544cm" svg:x2="3.267cm" svg:y2="0.516cm">
          <text:p/>
        </draw:line>
        <draw:line draw:style-name="gr72" draw:layer="layout" svg:x1="3.266cm" svg:y1="0.517cm" svg:x2="3.292cm" svg:y2="0.491cm">
          <text:p/>
        </draw:line>
        <draw:line draw:style-name="gr72" draw:layer="layout" svg:x1="3.291cm" svg:y1="0.492cm" svg:x2="3.317cm" svg:y2="0.465cm">
          <text:p/>
        </draw:line>
        <draw:line draw:style-name="gr72" draw:layer="layout" svg:x1="3.316cm" svg:y1="0.466cm" svg:x2="3.345cm" svg:y2="0.442cm">
          <text:p/>
        </draw:line>
        <draw:line draw:style-name="gr72" draw:layer="layout" svg:x1="3.344cm" svg:y1="0.443cm" svg:x2="3.372cm" svg:y2="0.419cm">
          <text:p/>
        </draw:line>
        <draw:line draw:style-name="gr72" draw:layer="layout" svg:x1="3.371cm" svg:y1="0.42cm" svg:x2="3.402cm" svg:y2="0.397cm">
          <text:p/>
        </draw:line>
        <draw:line draw:style-name="gr72" draw:layer="layout" svg:x1="3.401cm" svg:y1="0.398cm" svg:x2="3.432cm" svg:y2="0.378cm">
          <text:p/>
        </draw:line>
        <draw:line draw:style-name="gr72" draw:layer="layout" svg:x1="3.431cm" svg:y1="0.379cm" svg:x2="3.461cm" svg:y2="0.359cm">
          <text:p/>
        </draw:line>
        <draw:line draw:style-name="gr72" draw:layer="layout" svg:x1="3.46cm" svg:y1="0.36cm" svg:x2="3.493cm" svg:y2="0.342cm">
          <text:p/>
        </draw:line>
        <draw:line draw:style-name="gr72" draw:layer="layout" svg:x1="3.492cm" svg:y1="0.343cm" svg:x2="3.525cm" svg:y2="0.328cm">
          <text:p/>
        </draw:line>
        <draw:line draw:style-name="gr72" draw:layer="layout" svg:x1="3.524cm" svg:y1="0.329cm" svg:x2="3.559cm" svg:y2="0.313cm">
          <text:p/>
        </draw:line>
        <draw:line draw:style-name="gr72" draw:layer="layout" svg:x1="3.558cm" svg:y1="0.314cm" svg:x2="3.59cm" svg:y2="0.3cm">
          <text:p/>
        </draw:line>
        <draw:line draw:style-name="gr72" draw:layer="layout" svg:x1="3.589cm" svg:y1="0.301cm" svg:x2="3.624cm" svg:y2="0.287cm">
          <text:p/>
        </draw:line>
        <draw:line draw:style-name="gr72" draw:layer="layout" svg:x1="3.623cm" svg:y1="0.288cm" svg:x2="3.66cm" svg:y2="0.279cm">
          <text:p/>
        </draw:line>
        <draw:line draw:style-name="gr72" draw:layer="layout" svg:x1="3.659cm" svg:y1="0.28cm" svg:x2="3.694cm" svg:y2="0.268cm">
          <text:p/>
        </draw:line>
        <draw:line draw:style-name="gr72" draw:layer="layout" svg:x1="3.693cm" svg:y1="0.269cm" svg:x2="3.73cm" svg:y2="0.262cm">
          <text:p/>
        </draw:line>
        <draw:line draw:style-name="gr72" draw:layer="layout" svg:x1="3.729cm" svg:y1="0.263cm" svg:x2="3.764cm" svg:y2="0.258cm">
          <text:p/>
        </draw:line>
        <draw:line draw:style-name="gr72" draw:layer="layout" svg:x1="3.763cm" svg:y1="0.259cm" svg:x2="3.8cm" svg:y2="0.254cm">
          <text:p/>
        </draw:line>
        <draw:line draw:style-name="gr72" draw:layer="layout" svg:x1="3.799cm" svg:y1="0.256cm" svg:x2="3.836cm" svg:y2="0.251cm">
          <text:p/>
        </draw:line>
        <draw:line draw:style-name="gr72" draw:layer="layout" svg:x1="3.835cm" svg:y1="0.252cm" svg:x2="3.872cm" svg:y2="0.249cm">
          <text:p/>
        </draw:line>
        <draw:line draw:style-name="gr72" draw:layer="layout" svg:x1="17.119cm" svg:y1="0.249cm" svg:x2="17.156cm" svg:y2="0.251cm">
          <text:p/>
        </draw:line>
        <draw:line draw:style-name="gr72" draw:layer="layout" svg:x1="17.155cm" svg:y1="0.251cm" svg:x2="17.192cm" svg:y2="0.255cm">
          <text:p/>
        </draw:line>
        <draw:line draw:style-name="gr72" draw:layer="layout" svg:x1="17.191cm" svg:y1="0.254cm" svg:x2="17.228cm" svg:y2="0.259cm">
          <text:p/>
        </draw:line>
        <draw:line draw:style-name="gr72" draw:layer="layout" svg:x1="17.227cm" svg:y1="0.258cm" svg:x2="17.264cm" svg:y2="0.263cm">
          <text:p/>
        </draw:line>
        <draw:line draw:style-name="gr72" draw:layer="layout" svg:x1="17.263cm" svg:y1="0.262cm" svg:x2="17.298cm" svg:y2="0.269cm">
          <text:p/>
        </draw:line>
        <draw:line draw:style-name="gr72" draw:layer="layout" svg:x1="17.297cm" svg:y1="0.268cm" svg:x2="17.334cm" svg:y2="0.28cm">
          <text:p/>
        </draw:line>
        <draw:line draw:style-name="gr72" draw:layer="layout" svg:x1="17.333cm" svg:y1="0.279cm" svg:x2="17.368cm" svg:y2="0.288cm">
          <text:p/>
        </draw:line>
        <draw:line draw:style-name="gr72" draw:layer="layout" svg:x1="17.367cm" svg:y1="0.287cm" svg:x2="17.402cm" svg:y2="0.301cm">
          <text:p/>
        </draw:line>
        <draw:line draw:style-name="gr72" draw:layer="layout" svg:x1="17.401cm" svg:y1="0.3cm" svg:x2="17.435cm" svg:y2="0.314cm">
          <text:p/>
        </draw:line>
        <draw:line draw:style-name="gr72" draw:layer="layout" svg:x1="17.434cm" svg:y1="0.313cm" svg:x2="17.467cm" svg:y2="0.329cm">
          <text:p/>
        </draw:line>
        <draw:line draw:style-name="gr72" draw:layer="layout" svg:x1="17.466cm" svg:y1="0.328cm" svg:x2="17.499cm" svg:y2="0.343cm">
          <text:p/>
        </draw:line>
        <draw:line draw:style-name="gr72" draw:layer="layout" svg:x1="17.498cm" svg:y1="0.342cm" svg:x2="17.531cm" svg:y2="0.36cm">
          <text:p/>
        </draw:line>
        <draw:line draw:style-name="gr72" draw:layer="layout" svg:x1="17.53cm" svg:y1="0.359cm" svg:x2="17.562cm" svg:y2="0.379cm">
          <text:p/>
        </draw:line>
        <draw:line draw:style-name="gr72" draw:layer="layout" svg:x1="17.561cm" svg:y1="0.378cm" svg:x2="17.592cm" svg:y2="0.398cm">
          <text:p/>
        </draw:line>
        <draw:line draw:style-name="gr72" draw:layer="layout" svg:x1="17.591cm" svg:y1="0.397cm" svg:x2="17.62cm" svg:y2="0.42cm">
          <text:p/>
        </draw:line>
        <draw:line draw:style-name="gr72" draw:layer="layout" svg:x1="17.619cm" svg:y1="0.419cm" svg:x2="17.649cm" svg:y2="0.443cm">
          <text:p/>
        </draw:line>
        <draw:line draw:style-name="gr72" draw:layer="layout" svg:x1="17.648cm" svg:y1="0.442cm" svg:x2="17.675cm" svg:y2="0.466cm">
          <text:p/>
        </draw:line>
        <draw:line draw:style-name="gr72" draw:layer="layout" svg:x1="17.674cm" svg:y1="0.465cm" svg:x2="17.7cm" svg:y2="0.492cm">
          <text:p/>
        </draw:line>
        <draw:line draw:style-name="gr72" draw:layer="layout" svg:x1="17.699cm" svg:y1="0.491cm" svg:x2="17.725cm" svg:y2="0.517cm">
          <text:p/>
        </draw:line>
        <draw:line draw:style-name="gr72" draw:layer="layout" svg:x1="17.724cm" svg:y1="0.516cm" svg:x2="17.749cm" svg:y2="0.544cm">
          <text:p/>
        </draw:line>
        <draw:line draw:style-name="gr72" draw:layer="layout" svg:x1="17.748cm" svg:y1="0.543cm" svg:x2="17.772cm" svg:y2="0.572cm">
          <text:p/>
        </draw:line>
        <draw:line draw:style-name="gr72" draw:layer="layout" svg:x1="17.771cm" svg:y1="0.571cm" svg:x2="17.793cm" svg:y2="0.602cm">
          <text:p/>
        </draw:line>
        <draw:line draw:style-name="gr72" draw:layer="layout" svg:x1="17.792cm" svg:y1="0.601cm" svg:x2="17.812cm" svg:y2="0.631cm">
          <text:p/>
        </draw:line>
        <draw:line draw:style-name="gr72" draw:layer="layout" svg:x1="17.811cm" svg:y1="0.63cm" svg:x2="17.831cm" svg:y2="0.661cm">
          <text:p/>
        </draw:line>
        <draw:line draw:style-name="gr72" draw:layer="layout" svg:x1="17.83cm" svg:y1="0.66cm" svg:x2="17.848cm" svg:y2="0.693cm">
          <text:p/>
        </draw:line>
        <draw:line draw:style-name="gr72" draw:layer="layout" svg:x1="17.847cm" svg:y1="0.692cm" svg:x2="17.866cm" svg:y2="0.724cm">
          <text:p/>
        </draw:line>
        <draw:line draw:style-name="gr72" draw:layer="layout" svg:x1="17.864cm" svg:y1="0.723cm" svg:x2="17.878cm" svg:y2="0.758cm">
          <text:p/>
        </draw:line>
        <draw:line draw:style-name="gr72" draw:layer="layout" svg:x1="17.877cm" svg:y1="0.757cm" svg:x2="17.893cm" svg:y2="0.79cm">
          <text:p/>
        </draw:line>
        <draw:line draw:style-name="gr72" draw:layer="layout" svg:x1="17.892cm" svg:y1="0.789cm" svg:x2="17.903cm" svg:y2="0.824cm">
          <text:p/>
        </draw:line>
        <draw:line draw:style-name="gr72" draw:layer="layout" svg:x1="17.902cm" svg:y1="0.823cm" svg:x2="17.914cm" svg:y2="0.86cm">
          <text:p/>
        </draw:line>
        <draw:line draw:style-name="gr72" draw:layer="layout" svg:x1="17.913cm" svg:y1="0.859cm" svg:x2="17.922cm" svg:y2="0.894cm">
          <text:p/>
        </draw:line>
        <draw:line draw:style-name="gr72" draw:layer="layout" svg:x1="17.921cm" svg:y1="0.893cm" svg:x2="17.929cm" svg:y2="0.93cm">
          <text:p/>
        </draw:line>
        <draw:line draw:style-name="gr72" draw:layer="layout" svg:x1="17.928cm" svg:y1="0.929cm" svg:x2="17.935cm" svg:y2="0.964cm">
          <text:p/>
        </draw:line>
        <draw:line draw:style-name="gr72" draw:layer="layout" svg:x1="17.934cm" svg:y1="0.963cm" svg:x2="17.939cm" svg:y2="1cm">
          <text:p/>
        </draw:line>
        <draw:line draw:style-name="gr72" draw:layer="layout" svg:x1="17.938cm" svg:y1="0.999cm" svg:x2="17.941cm" svg:y2="1.036cm">
          <text:p/>
        </draw:line>
        <draw:line draw:style-name="gr72" draw:layer="layout" svg:x1="17.94cm" svg:y1="1.035cm" svg:x2="17.94cm" svg:y2="1.071cm">
          <text:p/>
        </draw:line>
        <draw:line draw:style-name="gr72" draw:layer="layout" svg:x1="17.94cm" svg:y1="28.632cm" svg:x2="17.94cm" svg:y2="28.668cm">
          <text:p/>
        </draw:line>
        <draw:line draw:style-name="gr72" draw:layer="layout" svg:x1="17.941cm" svg:y1="28.668cm" svg:x2="17.938cm" svg:y2="28.705cm">
          <text:p/>
        </draw:line>
        <draw:line draw:style-name="gr72" draw:layer="layout" svg:x1="17.939cm" svg:y1="28.704cm" svg:x2="17.934cm" svg:y2="28.741cm">
          <text:p/>
        </draw:line>
        <draw:line draw:style-name="gr72" draw:layer="layout" svg:x1="17.935cm" svg:y1="28.74cm" svg:x2="17.928cm" svg:y2="28.777cm">
          <text:p/>
        </draw:line>
        <draw:line draw:style-name="gr72" draw:layer="layout" svg:x1="17.929cm" svg:y1="28.776cm" svg:x2="17.921cm" svg:y2="28.81cm">
          <text:p/>
        </draw:line>
        <draw:line draw:style-name="gr72" draw:layer="layout" svg:x1="17.922cm" svg:y1="28.809cm" svg:x2="17.913cm" svg:y2="28.846cm">
          <text:p/>
        </draw:line>
        <draw:line draw:style-name="gr72" draw:layer="layout" svg:x1="17.914cm" svg:y1="28.845cm" svg:x2="17.902cm" svg:y2="28.88cm">
          <text:p/>
        </draw:line>
        <draw:line draw:style-name="gr72" draw:layer="layout" svg:x1="17.903cm" svg:y1="28.879cm" svg:x2="17.892cm" svg:y2="28.914cm">
          <text:p/>
        </draw:line>
        <draw:line draw:style-name="gr72" draw:layer="layout" svg:x1="17.893cm" svg:y1="28.913cm" svg:x2="17.877cm" svg:y2="28.948cm">
          <text:p/>
        </draw:line>
        <draw:line draw:style-name="gr72" draw:layer="layout" svg:x1="17.878cm" svg:y1="28.947cm" svg:x2="17.864cm" svg:y2="28.98cm">
          <text:p/>
        </draw:line>
        <draw:line draw:style-name="gr72" draw:layer="layout" svg:x1="17.866cm" svg:y1="28.979cm" svg:x2="17.847cm" svg:y2="29.012cm">
          <text:p/>
        </draw:line>
        <draw:line draw:style-name="gr72" draw:layer="layout" svg:x1="17.848cm" svg:y1="29.011cm" svg:x2="17.83cm" svg:y2="29.043cm">
          <text:p/>
        </draw:line>
        <draw:line draw:style-name="gr72" draw:layer="layout" svg:x1="17.831cm" svg:y1="29.042cm" svg:x2="17.811cm" svg:y2="29.075cm">
          <text:p/>
        </draw:line>
        <draw:line draw:style-name="gr72" draw:layer="layout" svg:x1="17.812cm" svg:y1="29.074cm" svg:x2="17.792cm" svg:y2="29.105cm">
          <text:p/>
        </draw:line>
        <draw:line draw:style-name="gr72" draw:layer="layout" svg:x1="17.793cm" svg:y1="29.104cm" svg:x2="17.771cm" svg:y2="29.132cm">
          <text:p/>
        </draw:line>
        <draw:line draw:style-name="gr72" draw:layer="layout" svg:x1="17.772cm" svg:y1="29.131cm" svg:x2="17.748cm" svg:y2="29.16cm">
          <text:p/>
        </draw:line>
        <draw:line draw:style-name="gr72" draw:layer="layout" svg:x1="17.749cm" svg:y1="29.159cm" svg:x2="17.724cm" svg:y2="29.187cm">
          <text:p/>
        </draw:line>
        <draw:line draw:style-name="gr72" draw:layer="layout" svg:x1="17.725cm" svg:y1="29.186cm" svg:x2="17.699cm" svg:y2="29.213cm">
          <text:p/>
        </draw:line>
        <draw:line draw:style-name="gr72" draw:layer="layout" svg:x1="17.7cm" svg:y1="29.212cm" svg:x2="17.674cm" svg:y2="29.238cm">
          <text:p/>
        </draw:line>
        <draw:line draw:style-name="gr72" draw:layer="layout" svg:x1="17.675cm" svg:y1="29.237cm" svg:x2="17.648cm" svg:y2="29.261cm">
          <text:p/>
        </draw:line>
        <draw:line draw:style-name="gr72" draw:layer="layout" svg:x1="17.649cm" svg:y1="29.26cm" svg:x2="17.619cm" svg:y2="29.285cm">
          <text:p/>
        </draw:line>
        <draw:line draw:style-name="gr72" draw:layer="layout" svg:x1="17.62cm" svg:y1="29.284cm" svg:x2="17.591cm" svg:y2="29.306cm">
          <text:p/>
        </draw:line>
        <draw:line draw:style-name="gr72" draw:layer="layout" svg:x1="17.592cm" svg:y1="29.305cm" svg:x2="17.561cm" svg:y2="29.325cm">
          <text:p/>
        </draw:line>
        <draw:line draw:style-name="gr72" draw:layer="layout" svg:x1="17.562cm" svg:y1="29.324cm" svg:x2="17.53cm" svg:y2="29.344cm">
          <text:p/>
        </draw:line>
        <draw:line draw:style-name="gr72" draw:layer="layout" svg:x1="17.531cm" svg:y1="29.343cm" svg:x2="17.498cm" svg:y2="29.361cm">
          <text:p/>
        </draw:line>
        <draw:line draw:style-name="gr72" draw:layer="layout" svg:x1="17.499cm" svg:y1="29.36cm" svg:x2="17.466cm" svg:y2="29.378cm">
          <text:p/>
        </draw:line>
        <draw:line draw:style-name="gr72" draw:layer="layout" svg:x1="17.467cm" svg:y1="29.377cm" svg:x2="17.434cm" svg:y2="29.39cm">
          <text:p/>
        </draw:line>
        <draw:line draw:style-name="gr72" draw:layer="layout" svg:x1="17.435cm" svg:y1="29.389cm" svg:x2="17.401cm" svg:y2="29.405cm">
          <text:p/>
        </draw:line>
        <draw:line draw:style-name="gr72" draw:layer="layout" svg:x1="17.402cm" svg:y1="29.404cm" svg:x2="17.367cm" svg:y2="29.416cm">
          <text:p/>
        </draw:line>
        <draw:line draw:style-name="gr72" draw:layer="layout" svg:x1="17.368cm" svg:y1="29.415cm" svg:x2="17.333cm" svg:y2="29.426cm">
          <text:p/>
        </draw:line>
        <draw:line draw:style-name="gr72" draw:layer="layout" svg:x1="17.334cm" svg:y1="29.425cm" svg:x2="17.297cm" svg:y2="29.435cm">
          <text:p/>
        </draw:line>
        <draw:line draw:style-name="gr72" draw:layer="layout" svg:x1="17.298cm" svg:y1="29.434cm" svg:x2="17.263cm" svg:y2="29.441cm">
          <text:p/>
        </draw:line>
        <draw:line draw:style-name="gr72" draw:layer="layout" svg:x1="17.264cm" svg:y1="29.44cm" svg:x2="17.227cm" svg:y2="29.448cm">
          <text:p/>
        </draw:line>
        <draw:line draw:style-name="gr72" draw:layer="layout" svg:x1="17.228cm" svg:y1="29.447cm" svg:x2="17.191cm" svg:y2="29.452cm">
          <text:p/>
        </draw:line>
        <draw:line draw:style-name="gr72" draw:layer="layout" svg:x1="17.192cm" svg:y1="29.451cm" svg:x2="17.155cm" svg:y2="29.453cm">
          <text:p/>
        </draw:line>
        <draw:line draw:style-name="gr72" draw:layer="layout" svg:x1="17.155cm" svg:y1="29.453cm" svg:x2="17.119cm" svg:y2="29.453cm">
          <text:p/>
        </draw:line>
        <draw:line draw:style-name="gr72" draw:layer="layout" svg:x1="8.792cm" svg:y1="29.453cm" svg:x2="8.758cm" svg:y2="29.453cm">
          <text:p/>
        </draw:line>
        <draw:line draw:style-name="gr72" draw:layer="layout" svg:x1="8.759cm" svg:y1="29.454cm" svg:x2="8.722cm" svg:y2="29.451cm">
          <text:p/>
        </draw:line>
        <draw:line draw:style-name="gr72" draw:layer="layout" svg:x1="8.723cm" svg:y1="29.452cm" svg:x2="8.686cm" svg:y2="29.447cm">
          <text:p/>
        </draw:line>
        <draw:line draw:style-name="gr72" draw:layer="layout" svg:x1="8.687cm" svg:y1="29.448cm" svg:x2="8.65cm" svg:y2="29.44cm">
          <text:p/>
        </draw:line>
        <draw:line draw:style-name="gr72" draw:layer="layout" svg:x1="8.651cm" svg:y1="29.441cm" svg:x2="8.616cm" svg:y2="29.434cm">
          <text:p/>
        </draw:line>
        <draw:line draw:style-name="gr72" draw:layer="layout" svg:x1="8.617cm" svg:y1="29.435cm" svg:x2="8.58cm" svg:y2="29.425cm">
          <text:p/>
        </draw:line>
        <draw:line draw:style-name="gr72" draw:layer="layout" svg:x1="8.581cm" svg:y1="29.426cm" svg:x2="8.547cm" svg:y2="29.415cm">
          <text:p/>
        </draw:line>
        <draw:line draw:style-name="gr72" draw:layer="layout" svg:x1="8.548cm" svg:y1="29.417cm" svg:x2="8.513cm" svg:y2="29.404cm">
          <text:p/>
        </draw:line>
        <draw:line draw:style-name="gr72" draw:layer="layout" svg:x1="8.514cm" svg:y1="29.405cm" svg:x2="8.479cm" svg:y2="29.389cm">
          <text:p/>
        </draw:line>
        <draw:line draw:style-name="gr72" draw:layer="layout" svg:x1="8.481cm" svg:y1="29.39cm" svg:x2="8.447cm" svg:y2="29.377cm">
          <text:p/>
        </draw:line>
        <draw:line draw:style-name="gr72" draw:layer="layout" svg:x1="8.448cm" svg:y1="29.378cm" svg:x2="8.413cm" svg:y2="29.36cm">
          <text:p/>
        </draw:line>
        <draw:line draw:style-name="gr72" draw:layer="layout" svg:x1="8.414cm" svg:y1="29.361cm" svg:x2="8.384cm" svg:y2="29.343cm">
          <text:p/>
        </draw:line>
        <draw:line draw:style-name="gr72" draw:layer="layout" svg:x1="8.385cm" svg:y1="29.344cm" svg:x2="8.352cm" svg:y2="29.324cm">
          <text:p/>
        </draw:line>
        <draw:line draw:style-name="gr72" draw:layer="layout" svg:x1="8.353cm" svg:y1="29.325cm" svg:x2="8.322cm" svg:y2="29.305cm">
          <text:p/>
        </draw:line>
        <draw:line draw:style-name="gr72" draw:layer="layout" svg:x1="8.323cm" svg:y1="29.306cm" svg:x2="8.293cm" svg:y2="29.284cm">
          <text:p/>
        </draw:line>
        <draw:line draw:style-name="gr72" draw:layer="layout" svg:x1="8.294cm" svg:y1="29.285cm" svg:x2="8.265cm" svg:y2="29.26cm">
          <text:p/>
        </draw:line>
        <draw:line draw:style-name="gr72" draw:layer="layout" svg:x1="8.266cm" svg:y1="29.261cm" svg:x2="8.24cm" svg:y2="29.237cm">
          <text:p/>
        </draw:line>
        <draw:line draw:style-name="gr72" draw:layer="layout" svg:x1="8.241cm" svg:y1="29.238cm" svg:x2="8.212cm" svg:y2="29.212cm">
          <text:p/>
        </draw:line>
        <draw:line draw:style-name="gr72" draw:layer="layout" svg:x1="8.213cm" svg:y1="29.213cm" svg:x2="8.189cm" svg:y2="29.186cm">
          <text:p/>
        </draw:line>
        <draw:line draw:style-name="gr72" draw:layer="layout" svg:x1="8.19cm" svg:y1="29.187cm" svg:x2="8.166cm" svg:y2="29.159cm">
          <text:p/>
        </draw:line>
        <draw:line draw:style-name="gr72" draw:layer="layout" svg:x1="8.167cm" svg:y1="29.16cm" svg:x2="8.142cm" svg:y2="29.131cm">
          <text:p/>
        </draw:line>
        <draw:line draw:style-name="gr72" draw:layer="layout" svg:x1="8.143cm" svg:y1="29.132cm" svg:x2="8.121cm" svg:y2="29.104cm">
          <text:p/>
        </draw:line>
        <draw:line draw:style-name="gr72" draw:layer="layout" svg:x1="8.122cm" svg:y1="29.105cm" svg:x2="8.102cm" svg:y2="29.074cm">
          <text:p/>
        </draw:line>
        <draw:line draw:style-name="gr72" draw:layer="layout" svg:x1="8.103cm" svg:y1="29.075cm" svg:x2="8.083cm" svg:y2="29.042cm">
          <text:p/>
        </draw:line>
        <draw:line draw:style-name="gr72" draw:layer="layout" svg:x1="8.084cm" svg:y1="29.043cm" svg:x2="8.066cm" svg:y2="29.011cm">
          <text:p/>
        </draw:line>
        <draw:line draw:style-name="gr72" draw:layer="layout" svg:x1="8.067cm" svg:y1="29.012cm" svg:x2="8.049cm" svg:y2="28.979cm">
          <text:p/>
        </draw:line>
        <draw:line draw:style-name="gr72" draw:layer="layout" svg:x1="8.05cm" svg:y1="28.98cm" svg:x2="8.034cm" svg:y2="28.947cm">
          <text:p/>
        </draw:line>
        <draw:line draw:style-name="gr72" draw:layer="layout" svg:x1="8.035cm" svg:y1="28.948cm" svg:x2="8.022cm" svg:y2="28.913cm">
          <text:p/>
        </draw:line>
        <draw:line draw:style-name="gr72" draw:layer="layout" svg:x1="8.023cm" svg:y1="28.914cm" svg:x2="8.011cm" svg:y2="28.879cm">
          <text:p/>
        </draw:line>
        <draw:line draw:style-name="gr72" draw:layer="layout" svg:x1="8.012cm" svg:y1="28.88cm" svg:x2="8.001cm" svg:y2="28.845cm">
          <text:p/>
        </draw:line>
        <draw:line draw:style-name="gr72" draw:layer="layout" svg:x1="8.002cm" svg:y1="28.846cm" svg:x2="7.992cm" svg:y2="28.809cm">
          <text:p/>
        </draw:line>
        <draw:line draw:style-name="gr72" draw:layer="layout" svg:x1="7.993cm" svg:y1="28.81cm" svg:x2="7.986cm" svg:y2="28.776cm">
          <text:p/>
        </draw:line>
        <draw:line draw:style-name="gr72" draw:layer="layout" svg:x1="7.987cm" svg:y1="28.777cm" svg:x2="7.979cm" svg:y2="28.74cm">
          <text:p/>
        </draw:line>
        <draw:line draw:style-name="gr72" draw:layer="layout" svg:x1="7.98cm" svg:y1="28.741cm" svg:x2="7.975cm" svg:y2="28.704cm">
          <text:p/>
        </draw:line>
        <draw:line draw:style-name="gr72" draw:layer="layout" svg:x1="7.976cm" svg:y1="28.705cm" svg:x2="7.973cm" svg:y2="28.668cm">
          <text:p/>
        </draw:line>
        <draw:line draw:style-name="gr72" draw:layer="layout" svg:x1="7.973cm" svg:y1="28.668cm" svg:x2="7.973cm" svg:y2="28.632cm">
          <text:p/>
        </draw:line>
        <draw:line draw:style-name="gr72" draw:layer="layout" svg:x1="7.152cm" svg:y1="14.861cm" svg:x2="7.188cm" svg:y2="14.861cm">
          <text:p/>
        </draw:line>
        <draw:line draw:style-name="gr72" draw:layer="layout" svg:x1="7.188cm" svg:y1="14.861cm" svg:x2="7.225cm" svg:y2="14.863cm">
          <text:p/>
        </draw:line>
        <draw:line draw:style-name="gr72" draw:layer="layout" svg:x1="7.224cm" svg:y1="14.863cm" svg:x2="7.261cm" svg:y2="14.868cm">
          <text:p/>
        </draw:line>
        <draw:line draw:style-name="gr72" draw:layer="layout" svg:x1="7.26cm" svg:y1="14.867cm" svg:x2="7.297cm" svg:y2="14.874cm">
          <text:p/>
        </draw:line>
        <draw:line draw:style-name="gr72" draw:layer="layout" svg:x1="7.296cm" svg:y1="14.873cm" svg:x2="7.331cm" svg:y2="14.881cm">
          <text:p/>
        </draw:line>
        <draw:line draw:style-name="gr72" draw:layer="layout" svg:x1="7.33cm" svg:y1="14.88cm" svg:x2="7.367cm" svg:y2="14.889cm">
          <text:p/>
        </draw:line>
        <draw:line draw:style-name="gr72" draw:layer="layout" svg:x1="7.366cm" svg:y1="14.888cm" svg:x2="7.4cm" svg:y2="14.9cm">
          <text:p/>
        </draw:line>
        <draw:line draw:style-name="gr72" draw:layer="layout" svg:x1="7.399cm" svg:y1="14.899cm" svg:x2="7.434cm" svg:y2="14.91cm">
          <text:p/>
        </draw:line>
        <draw:line draw:style-name="gr72" draw:layer="layout" svg:x1="7.433cm" svg:y1="14.909cm" svg:x2="7.468cm" svg:y2="14.925cm">
          <text:p/>
        </draw:line>
        <draw:line draw:style-name="gr72" draw:layer="layout" svg:x1="7.467cm" svg:y1="14.924cm" svg:x2="7.5cm" svg:y2="14.938cm">
          <text:p/>
        </draw:line>
        <draw:line draw:style-name="gr72" draw:layer="layout" svg:x1="7.499cm" svg:y1="14.937cm" svg:x2="7.532cm" svg:y2="14.955cm">
          <text:p/>
        </draw:line>
        <draw:line draw:style-name="gr72" draw:layer="layout" svg:x1="7.531cm" svg:y1="14.954cm" svg:x2="7.563cm" svg:y2="14.972cm">
          <text:p/>
        </draw:line>
        <draw:line draw:style-name="gr72" draw:layer="layout" svg:x1="7.562cm" svg:y1="14.971cm" svg:x2="7.595cm" svg:y2="14.991cm">
          <text:p/>
        </draw:line>
        <draw:line draw:style-name="gr72" draw:layer="layout" svg:x1="7.594cm" svg:y1="14.99cm" svg:x2="7.625cm" svg:y2="15.01cm">
          <text:p/>
        </draw:line>
        <draw:line draw:style-name="gr72" draw:layer="layout" svg:x1="7.624cm" svg:y1="15.009cm" svg:x2="7.652cm" svg:y2="15.031cm">
          <text:p/>
        </draw:line>
        <draw:line draw:style-name="gr72" draw:layer="layout" svg:x1="7.651cm" svg:y1="15.03cm" svg:x2="7.68cm" svg:y2="15.054cm">
          <text:p/>
        </draw:line>
        <draw:line draw:style-name="gr72" draw:layer="layout" svg:x1="7.679cm" svg:y1="15.053cm" svg:x2="7.707cm" svg:y2="15.079cm">
          <text:p/>
        </draw:line>
        <draw:line draw:style-name="gr72" draw:layer="layout" svg:x1="7.706cm" svg:y1="15.077cm" svg:x2="7.733cm" svg:y2="15.103cm">
          <text:p/>
        </draw:line>
        <draw:line draw:style-name="gr72" draw:layer="layout" svg:x1="7.732cm" svg:y1="15.102cm" svg:x2="7.758cm" svg:y2="15.128cm">
          <text:p/>
        </draw:line>
        <draw:line draw:style-name="gr72" draw:layer="layout" svg:x1="7.757cm" svg:y1="15.127cm" svg:x2="7.781cm" svg:y2="15.156cm">
          <text:p/>
        </draw:line>
        <draw:line draw:style-name="gr72" draw:layer="layout" svg:x1="7.78cm" svg:y1="15.155cm" svg:x2="7.805cm" svg:y2="15.183cm">
          <text:p/>
        </draw:line>
        <draw:line draw:style-name="gr72" draw:layer="layout" svg:x1="7.804cm" svg:y1="15.182cm" svg:x2="7.826cm" svg:y2="15.211cm">
          <text:p/>
        </draw:line>
        <draw:line draw:style-name="gr72" draw:layer="layout" svg:x1="7.825cm" svg:y1="15.21cm" svg:x2="7.845cm" svg:y2="15.242cm">
          <text:p/>
        </draw:line>
        <draw:line draw:style-name="gr72" draw:layer="layout" svg:x1="7.844cm" svg:y1="15.24cm" svg:x2="7.864cm" svg:y2="15.272cm">
          <text:p/>
        </draw:line>
        <draw:line draw:style-name="gr72" draw:layer="layout" svg:x1="7.863cm" svg:y1="15.271cm" svg:x2="7.882cm" svg:y2="15.304cm">
          <text:p/>
        </draw:line>
        <draw:line draw:style-name="gr72" draw:layer="layout" svg:x1="7.88cm" svg:y1="15.303cm" svg:x2="7.898cm" svg:y2="15.336cm">
          <text:p/>
        </draw:line>
        <draw:line draw:style-name="gr72" draw:layer="layout" svg:x1="7.897cm" svg:y1="15.335cm" svg:x2="7.91cm" svg:y2="15.368cm">
          <text:p/>
        </draw:line>
        <draw:line draw:style-name="gr72" draw:layer="layout" svg:x1="7.909cm" svg:y1="15.367cm" svg:x2="7.923cm" svg:y2="15.401cm">
          <text:p/>
        </draw:line>
        <draw:line draw:style-name="gr72" draw:layer="layout" svg:x1="7.922cm" svg:y1="15.4cm" svg:x2="7.936cm" svg:y2="15.435cm">
          <text:p/>
        </draw:line>
        <draw:line draw:style-name="gr72" draw:layer="layout" svg:x1="7.935cm" svg:y1="15.434cm" svg:x2="7.946cm" svg:y2="15.469cm">
          <text:p/>
        </draw:line>
        <draw:line draw:style-name="gr72" draw:layer="layout" svg:x1="7.945cm" svg:y1="15.468cm" svg:x2="7.955cm" svg:y2="15.505cm">
          <text:p/>
        </draw:line>
        <draw:line draw:style-name="gr72" draw:layer="layout" svg:x1="7.954cm" svg:y1="15.504cm" svg:x2="7.961cm" svg:y2="15.539cm">
          <text:p/>
        </draw:line>
        <draw:line draw:style-name="gr72" draw:layer="layout" svg:x1="7.96cm" svg:y1="15.538cm" svg:x2="7.968cm" svg:y2="15.575cm">
          <text:p/>
        </draw:line>
        <draw:line draw:style-name="gr72" draw:layer="layout" svg:x1="7.967cm" svg:y1="15.574cm" svg:x2="7.97cm" svg:y2="15.611cm">
          <text:p/>
        </draw:line>
        <draw:line draw:style-name="gr72" draw:layer="layout" svg:x1="7.969cm" svg:y1="15.61cm" svg:x2="7.971cm" svg:y2="15.647cm">
          <text:p/>
        </draw:line>
        <draw:line draw:style-name="gr72" draw:layer="layout" svg:x1="7.971cm" svg:y1="15.646cm" svg:x2="7.974cm" svg:y2="15.683cm">
          <text:p/>
        </draw:line>
        <draw:line draw:style-name="gr72" draw:layer="layout" svg:x1="3.871cm" svg:y1="14.861cm" svg:x2="3.835cm" svg:y2="14.861cm">
          <text:p/>
        </draw:line>
        <draw:line draw:style-name="gr72" draw:layer="layout" svg:x1="3.836cm" svg:y1="14.863cm" svg:x2="3.799cm" svg:y2="14.859cm">
          <text:p/>
        </draw:line>
        <draw:line draw:style-name="gr72" draw:layer="layout" svg:x1="3.8cm" svg:y1="14.86cm" svg:x2="3.763cm" svg:y2="14.854cm">
          <text:p/>
        </draw:line>
        <draw:line draw:style-name="gr72" draw:layer="layout" svg:x1="3.764cm" svg:y1="14.855cm" svg:x2="3.729cm" svg:y2="14.848cm">
          <text:p/>
        </draw:line>
        <draw:line draw:style-name="gr72" draw:layer="layout" svg:x1="3.73cm" svg:y1="14.849cm" svg:x2="3.693cm" svg:y2="14.842cm">
          <text:p/>
        </draw:line>
        <draw:line draw:style-name="gr72" draw:layer="layout" svg:x1="3.694cm" svg:y1="14.843cm" svg:x2="3.659cm" svg:y2="14.833cm">
          <text:p/>
        </draw:line>
        <draw:line draw:style-name="gr72" draw:layer="layout" svg:x1="3.66cm" svg:y1="14.834cm" svg:x2="3.623cm" svg:y2="14.823cm">
          <text:p/>
        </draw:line>
        <draw:line draw:style-name="gr72" draw:layer="layout" svg:x1="3.624cm" svg:y1="14.824cm" svg:x2="3.589cm" svg:y2="14.812cm">
          <text:p/>
        </draw:line>
        <draw:line draw:style-name="gr72" draw:layer="layout" svg:x1="3.59cm" svg:y1="14.813cm" svg:x2="3.558cm" svg:y2="14.797cm">
          <text:p/>
        </draw:line>
        <draw:line draw:style-name="gr72" draw:layer="layout" svg:x1="3.559cm" svg:y1="14.798cm" svg:x2="3.524cm" svg:y2="14.784cm">
          <text:p/>
        </draw:line>
        <draw:line draw:style-name="gr72" draw:layer="layout" svg:x1="3.525cm" svg:y1="14.785cm" svg:x2="3.492cm" svg:y2="14.767cm">
          <text:p/>
        </draw:line>
        <draw:line draw:style-name="gr72" draw:layer="layout" svg:x1="3.493cm" svg:y1="14.768cm" svg:x2="3.46cm" svg:y2="14.751cm">
          <text:p/>
        </draw:line>
        <draw:line draw:style-name="gr72" draw:layer="layout" svg:x1="3.461cm" svg:y1="14.752cm" svg:x2="3.431cm" svg:y2="14.732cm">
          <text:p/>
        </draw:line>
        <draw:line draw:style-name="gr72" draw:layer="layout" svg:x1="3.432cm" svg:y1="14.733cm" svg:x2="3.401cm" svg:y2="14.712cm">
          <text:p/>
        </draw:line>
        <draw:line draw:style-name="gr72" draw:layer="layout" svg:x1="3.402cm" svg:y1="14.713cm" svg:x2="3.371cm" svg:y2="14.691cm">
          <text:p/>
        </draw:line>
        <draw:line draw:style-name="gr72" draw:layer="layout" svg:x1="3.372cm" svg:y1="14.692cm" svg:x2="3.344cm" svg:y2="14.668cm">
          <text:p/>
        </draw:line>
        <draw:line draw:style-name="gr72" draw:layer="layout" svg:x1="3.345cm" svg:y1="14.669cm" svg:x2="3.316cm" svg:y2="14.645cm">
          <text:p/>
        </draw:line>
        <draw:line draw:style-name="gr72" draw:layer="layout" svg:x1="3.317cm" svg:y1="14.646cm" svg:x2="3.291cm" svg:y2="14.619cm">
          <text:p/>
        </draw:line>
        <draw:line draw:style-name="gr72" draw:layer="layout" svg:x1="3.292cm" svg:y1="14.62cm" svg:x2="3.266cm" svg:y2="14.594cm">
          <text:p/>
        </draw:line>
        <draw:line draw:style-name="gr72" draw:layer="layout" svg:x1="3.267cm" svg:y1="14.596cm" svg:x2="3.242cm" svg:y2="14.566cm">
          <text:p/>
        </draw:line>
        <draw:line draw:style-name="gr72" draw:layer="layout" svg:x1="3.243cm" svg:y1="14.567cm" svg:x2="3.219cm" svg:y2="14.539cm">
          <text:p/>
        </draw:line>
        <draw:line draw:style-name="gr72" draw:layer="layout" svg:x1="3.22cm" svg:y1="14.54cm" svg:x2="3.198cm" svg:y2="14.511cm">
          <text:p/>
        </draw:line>
        <draw:line draw:style-name="gr72" draw:layer="layout" svg:x1="3.199cm" svg:y1="14.512cm" svg:x2="3.179cm" svg:y2="14.482cm">
          <text:p/>
        </draw:line>
        <draw:line draw:style-name="gr72" draw:layer="layout" svg:x1="3.18cm" svg:y1="14.483cm" svg:x2="3.16cm" svg:y2="14.45cm">
          <text:p/>
        </draw:line>
        <draw:line draw:style-name="gr72" draw:layer="layout" svg:x1="3.162cm" svg:y1="14.451cm" svg:x2="3.143cm" svg:y2="14.418cm">
          <text:p/>
        </draw:line>
        <draw:line draw:style-name="gr72" draw:layer="layout" svg:x1="3.145cm" svg:y1="14.419cm" svg:x2="3.128cm" svg:y2="14.386cm">
          <text:p/>
        </draw:line>
        <draw:line draw:style-name="gr72" draw:layer="layout" svg:x1="3.129cm" svg:y1="14.387cm" svg:x2="3.113cm" svg:y2="14.355cm">
          <text:p/>
        </draw:line>
        <draw:line draw:style-name="gr72" draw:layer="layout" svg:x1="3.114cm" svg:y1="14.356cm" svg:x2="3.1cm" svg:y2="14.321cm">
          <text:p/>
        </draw:line>
        <draw:line draw:style-name="gr72" draw:layer="layout" svg:x1="3.101cm" svg:y1="14.322cm" svg:x2="3.088cm" svg:y2="14.287cm">
          <text:p/>
        </draw:line>
        <draw:line draw:style-name="gr72" draw:layer="layout" svg:x1="3.089cm" svg:y1="14.288cm" svg:x2="3.079cm" svg:y2="14.253cm">
          <text:p/>
        </draw:line>
        <draw:line draw:style-name="gr72" draw:layer="layout" svg:x1="3.08cm" svg:y1="14.254cm" svg:x2="3.071cm" svg:y2="14.217cm">
          <text:p/>
        </draw:line>
        <draw:line draw:style-name="gr72" draw:layer="layout" svg:x1="3.072cm" svg:y1="14.218cm" svg:x2="3.062cm" svg:y2="14.183cm">
          <text:p/>
        </draw:line>
        <draw:line draw:style-name="gr72" draw:layer="layout" svg:x1="3.063cm" svg:y1="14.184cm" svg:x2="3.058cm" svg:y2="14.147cm">
          <text:p/>
        </draw:line>
        <draw:line draw:style-name="gr72" draw:layer="layout" svg:x1="3.059cm" svg:y1="14.148cm" svg:x2="3.054cm" svg:y2="14.111cm">
          <text:p/>
        </draw:line>
        <draw:line draw:style-name="gr72" draw:layer="layout" svg:x1="3.055cm" svg:y1="14.112cm" svg:x2="3.052cm" svg:y2="14.075cm">
          <text:p/>
        </draw:line>
        <draw:line draw:style-name="gr72" draw:layer="layout" svg:x1="3.053cm" svg:y1="14.076cm" svg:x2="3.05cm" svg:y2="14.039cm">
          <text:p/>
        </draw:line>
        <draw:line draw:style-name="gr72" draw:layer="layout" svg:x1="3.871cm" svg:y1="14.861cm" svg:x2="7.152cm" svg:y2="14.861cm">
          <text:p/>
        </draw:line>
        <draw:line draw:style-name="gr72" draw:layer="layout" svg:x1="3.05cm" svg:y1="14.039cm" svg:x2="3.05cm" svg:y2="1.071cm">
          <text:p/>
        </draw:line>
        <draw:line draw:style-name="gr72" draw:layer="layout" svg:x1="17.119cm" svg:y1="0.249cm" svg:x2="3.871cm" svg:y2="0.249cm">
          <text:p/>
        </draw:line>
        <draw:line draw:style-name="gr72" draw:layer="layout" svg:x1="7.973cm" svg:y1="15.682cm" svg:x2="7.973cm" svg:y2="28.632cm">
          <text:p/>
        </draw:line>
        <draw:line draw:style-name="gr72" draw:layer="layout" svg:x1="8.792cm" svg:y1="29.453cm" svg:x2="17.119cm" svg:y2="29.453cm">
          <text:p/>
        </draw:line>
        <draw:line draw:style-name="gr72" draw:layer="layout" svg:x1="17.94cm" svg:y1="28.632cm" svg:x2="17.94cm" svg:y2="1.071cm">
          <text:p/>
        </draw:line>
        <draw:path draw:style-name="gr73" draw:layer="layout" svg:width="0.326cm" svg:height="0.322cm" svg:x="14.537cm" svg:y="28.136cm" svg:viewBox="0 0 327 323" svg:d="M0 161c0 89 73 162 163 162 91 0 164-73 164-162s-73-161-164-161c-90 0-163 72-163 161z">
          <text:p/>
        </draw:path>
        <draw:path draw:style-name="gr72" draw:layer="layout" svg:width="0.326cm" svg:height="0.322cm" svg:x="14.537cm" svg:y="28.136cm" svg:viewBox="0 0 327 323" svg:d="M0 161c0 89 73 162 163 162 91 0 164-73 164-162s-73-161-164-161c-90 0-163 72-163 161z">
          <text:p/>
        </draw:path>
        <draw:path draw:style-name="gr73" draw:layer="layout" svg:width="0.326cm" svg:height="0.322cm" svg:x="14.537cm" svg:y="28.136cm" svg:viewBox="0 0 327 323" svg:d="M0 161c0 89 73 162 163 162 91 0 164-73 164-162s-73-161-164-161c-90 0-163 72-163 161z">
          <text:p/>
        </draw:path>
        <draw:path draw:style-name="gr72" draw:layer="layout" svg:width="0.326cm" svg:height="0.322cm" svg:x="14.537cm" svg:y="28.136cm" svg:viewBox="0 0 327 323" svg:d="M0 161c0 89 73 162 163 162 91 0 164-73 164-162s-73-161-164-161c-90 0-163 72-163 161z">
          <text:p/>
        </draw:path>
        <draw:path draw:style-name="gr73" draw:layer="layout" svg:width="0.326cm" svg:height="0.322cm" svg:x="14.537cm" svg:y="27.093cm" svg:viewBox="0 0 327 323" svg:d="M0 162c0 89 73 161 163 161 91 0 164-72 164-161s-73-162-164-162c-90 0-163 73-163 162z">
          <text:p/>
        </draw:path>
        <draw:path draw:style-name="gr72" draw:layer="layout" svg:width="0.326cm" svg:height="0.322cm" svg:x="14.537cm" svg:y="27.093cm" svg:viewBox="0 0 327 323" svg:d="M0 162c0 89 73 161 163 161 91 0 164-72 164-161s-73-162-164-162c-90 0-163 73-163 162z">
          <text:p/>
        </draw:path>
        <draw:path draw:style-name="gr73" draw:layer="layout" svg:width="0.326cm" svg:height="0.322cm" svg:x="14.537cm" svg:y="27.093cm" svg:viewBox="0 0 327 323" svg:d="M0 162c0 89 73 161 163 161 91 0 164-72 164-161s-73-162-164-162c-90 0-163 73-163 162z">
          <text:p/>
        </draw:path>
        <draw:path draw:style-name="gr72" draw:layer="layout" svg:width="0.326cm" svg:height="0.322cm" svg:x="14.537cm" svg:y="27.093cm" svg:viewBox="0 0 327 323" svg:d="M0 162c0 89 73 161 163 161 91 0 164-72 164-161s-73-162-164-162c-90 0-163 73-163 162z">
          <text:p/>
        </draw:path>
        <draw:path draw:style-name="gr73" draw:layer="layout" svg:width="0.326cm" svg:height="0.322cm" svg:x="14.537cm" svg:y="26.051cm" svg:viewBox="0 0 327 323" svg:d="M0 162c0 89 73 161 163 161 91 0 164-72 164-161 0-90-73-162-164-162-90 0-163 72-163 162z">
          <text:p/>
        </draw:path>
        <draw:path draw:style-name="gr72" draw:layer="layout" svg:width="0.326cm" svg:height="0.322cm" svg:x="14.537cm" svg:y="26.051cm" svg:viewBox="0 0 327 323" svg:d="M0 162c0 89 73 161 163 161 91 0 164-72 164-161 0-90-73-162-164-162-90 0-163 72-163 162z">
          <text:p/>
        </draw:path>
        <draw:path draw:style-name="gr73" draw:layer="layout" svg:width="0.326cm" svg:height="0.322cm" svg:x="14.537cm" svg:y="26.051cm" svg:viewBox="0 0 327 323" svg:d="M0 162c0 89 73 161 163 161 91 0 164-72 164-161 0-90-73-162-164-162-90 0-163 72-163 162z">
          <text:p/>
        </draw:path>
        <draw:path draw:style-name="gr72" draw:layer="layout" svg:width="0.326cm" svg:height="0.322cm" svg:x="14.537cm" svg:y="26.051cm" svg:viewBox="0 0 327 323" svg:d="M0 162c0 89 73 161 163 161 91 0 164-72 164-161 0-90-73-162-164-162-90 0-163 72-163 162z">
          <text:p/>
        </draw:path>
        <draw:path draw:style-name="gr73" draw:layer="layout" svg:width="0.326cm" svg:height="0.322cm" svg:x="14.537cm" svg:y="25.008cm" svg:viewBox="0 0 327 323" svg:d="M0 161c0 90 73 162 163 162 91 0 164-72 164-162 0-89-73-161-164-161-90 0-163 72-163 161z">
          <text:p/>
        </draw:path>
        <draw:path draw:style-name="gr72" draw:layer="layout" svg:width="0.326cm" svg:height="0.322cm" svg:x="14.537cm" svg:y="25.008cm" svg:viewBox="0 0 327 323" svg:d="M0 161c0 90 73 162 163 162 91 0 164-72 164-162 0-89-73-161-164-161-90 0-163 72-163 161z">
          <text:p/>
        </draw:path>
        <draw:path draw:style-name="gr73" draw:layer="layout" svg:width="0.326cm" svg:height="0.322cm" svg:x="14.537cm" svg:y="25.008cm" svg:viewBox="0 0 327 323" svg:d="M0 161c0 90 73 162 163 162 91 0 164-72 164-162 0-89-73-161-164-161-90 0-163 72-163 161z">
          <text:p/>
        </draw:path>
        <draw:path draw:style-name="gr72" draw:layer="layout" svg:width="0.326cm" svg:height="0.322cm" svg:x="14.537cm" svg:y="25.008cm" svg:viewBox="0 0 327 323" svg:d="M0 161c0 90 73 162 163 162 91 0 164-72 164-162 0-89-73-161-164-161-90 0-163 72-163 161z">
          <text:p/>
        </draw:path>
        <draw:path draw:style-name="gr73" draw:layer="layout" svg:width="0.326cm" svg:height="0.321cm" svg:x="14.537cm" svg:y="23.967cm" svg:viewBox="0 0 327 322" svg:d="M0 160c0 89 73 162 163 162 91 0 164-73 164-162s-73-160-164-160c-90 0-163 71-163 160z">
          <text:p/>
        </draw:path>
        <draw:path draw:style-name="gr72" draw:layer="layout" svg:width="0.326cm" svg:height="0.321cm" svg:x="14.537cm" svg:y="23.967cm" svg:viewBox="0 0 327 322" svg:d="M0 160c0 89 73 162 163 162 91 0 164-73 164-162s-73-160-164-160c-90 0-163 71-163 160z">
          <text:p/>
        </draw:path>
        <draw:path draw:style-name="gr73" draw:layer="layout" svg:width="0.326cm" svg:height="0.321cm" svg:x="14.537cm" svg:y="23.967cm" svg:viewBox="0 0 327 322" svg:d="M0 160c0 89 73 162 163 162 91 0 164-73 164-162s-73-160-164-160c-90 0-163 71-163 160z">
          <text:p/>
        </draw:path>
        <draw:path draw:style-name="gr72" draw:layer="layout" svg:width="0.326cm" svg:height="0.321cm" svg:x="14.537cm" svg:y="23.967cm" svg:viewBox="0 0 327 322" svg:d="M0 160c0 89 73 162 163 162 91 0 164-73 164-162s-73-160-164-160c-90 0-163 71-163 160z">
          <text:p/>
        </draw:path>
        <draw:path draw:style-name="gr73" draw:layer="layout" svg:width="0.326cm" svg:height="0.322cm" svg:x="14.537cm" svg:y="22.923cm" svg:viewBox="0 0 327 323" svg:d="M0 162c0 89 73 161 163 161 91 0 164-72 164-161s-73-162-164-162c-90 0-163 73-163 162z">
          <text:p/>
        </draw:path>
        <draw:path draw:style-name="gr72" draw:layer="layout" svg:width="0.326cm" svg:height="0.322cm" svg:x="14.537cm" svg:y="22.923cm" svg:viewBox="0 0 327 323" svg:d="M0 162c0 89 73 161 163 161 91 0 164-72 164-161s-73-162-164-162c-90 0-163 73-163 162z">
          <text:p/>
        </draw:path>
        <draw:path draw:style-name="gr73" draw:layer="layout" svg:width="0.326cm" svg:height="0.322cm" svg:x="14.537cm" svg:y="22.923cm" svg:viewBox="0 0 327 323" svg:d="M0 162c0 89 73 161 163 161 91 0 164-72 164-161s-73-162-164-162c-90 0-163 73-163 162z">
          <text:p/>
        </draw:path>
        <draw:path draw:style-name="gr72" draw:layer="layout" svg:width="0.326cm" svg:height="0.322cm" svg:x="14.537cm" svg:y="22.923cm" svg:viewBox="0 0 327 323" svg:d="M0 162c0 89 73 161 163 161 91 0 164-72 164-161s-73-162-164-162c-90 0-163 73-163 162z">
          <text:p/>
        </draw:path>
        <draw:path draw:style-name="gr73" draw:layer="layout" svg:width="0.326cm" svg:height="0.321cm" svg:x="14.537cm" svg:y="21.882cm" svg:viewBox="0 0 327 322" svg:d="M0 161c0 89 73 161 163 161 91 0 164-72 164-161s-73-161-164-161c-90 0-163 72-163 161z">
          <text:p/>
        </draw:path>
        <draw:path draw:style-name="gr72" draw:layer="layout" svg:width="0.326cm" svg:height="0.321cm" svg:x="14.537cm" svg:y="21.882cm" svg:viewBox="0 0 327 322" svg:d="M0 161c0 89 73 161 163 161 91 0 164-72 164-161s-73-161-164-161c-90 0-163 72-163 161z">
          <text:p/>
        </draw:path>
        <draw:path draw:style-name="gr73" draw:layer="layout" svg:width="0.326cm" svg:height="0.321cm" svg:x="14.537cm" svg:y="21.882cm" svg:viewBox="0 0 327 322" svg:d="M0 161c0 89 73 161 163 161 91 0 164-72 164-161s-73-161-164-161c-90 0-163 72-163 161z">
          <text:p/>
        </draw:path>
        <draw:path draw:style-name="gr72" draw:layer="layout" svg:width="0.326cm" svg:height="0.321cm" svg:x="14.537cm" svg:y="21.882cm" svg:viewBox="0 0 327 322" svg:d="M0 161c0 89 73 161 163 161 91 0 164-72 164-161s-73-161-164-161c-90 0-163 72-163 161z">
          <text:p/>
        </draw:path>
        <draw:path draw:style-name="gr73" draw:layer="layout" svg:width="0.326cm" svg:height="0.322cm" svg:x="14.537cm" svg:y="20.838cm" svg:viewBox="0 0 327 323" svg:d="M0 161c0 90 73 162 163 162 91 0 164-72 164-162 0-89-73-161-164-161-90 0-163 72-163 161z">
          <text:p/>
        </draw:path>
        <draw:path draw:style-name="gr72" draw:layer="layout" svg:width="0.326cm" svg:height="0.322cm" svg:x="14.537cm" svg:y="20.838cm" svg:viewBox="0 0 327 323" svg:d="M0 161c0 90 73 162 163 162 91 0 164-72 164-162 0-89-73-161-164-161-90 0-163 72-163 161z">
          <text:p/>
        </draw:path>
        <draw:path draw:style-name="gr73" draw:layer="layout" svg:width="0.326cm" svg:height="0.322cm" svg:x="14.537cm" svg:y="20.838cm" svg:viewBox="0 0 327 323" svg:d="M0 161c0 90 73 162 163 162 91 0 164-72 164-162 0-89-73-161-164-161-90 0-163 72-163 161z">
          <text:p/>
        </draw:path>
        <draw:path draw:style-name="gr72" draw:layer="layout" svg:width="0.326cm" svg:height="0.322cm" svg:x="14.537cm" svg:y="20.838cm" svg:viewBox="0 0 327 323" svg:d="M0 161c0 90 73 162 163 162 91 0 164-72 164-162 0-89-73-161-164-161-90 0-163 72-163 161z">
          <text:p/>
        </draw:path>
        <draw:path draw:style-name="gr73" draw:layer="layout" svg:width="0.326cm" svg:height="0.321cm" svg:x="14.537cm" svg:y="19.797cm" svg:viewBox="0 0 327 322" svg:d="M0 161c0 88 73 161 163 161 91 0 164-73 164-161 0-89-73-161-164-161-90 0-163 72-163 161z">
          <text:p/>
        </draw:path>
        <draw:path draw:style-name="gr72" draw:layer="layout" svg:width="0.326cm" svg:height="0.321cm" svg:x="14.537cm" svg:y="19.797cm" svg:viewBox="0 0 327 322" svg:d="M0 161c0 88 73 161 163 161 91 0 164-73 164-161 0-89-73-161-164-161-90 0-163 72-163 161z">
          <text:p/>
        </draw:path>
        <draw:path draw:style-name="gr73" draw:layer="layout" svg:width="0.326cm" svg:height="0.321cm" svg:x="14.537cm" svg:y="19.797cm" svg:viewBox="0 0 327 322" svg:d="M0 161c0 88 73 161 163 161 91 0 164-73 164-161 0-89-73-161-164-161-90 0-163 72-163 161z">
          <text:p/>
        </draw:path>
        <draw:path draw:style-name="gr72" draw:layer="layout" svg:width="0.326cm" svg:height="0.321cm" svg:x="14.537cm" svg:y="19.797cm" svg:viewBox="0 0 327 322" svg:d="M0 161c0 88 73 161 163 161 91 0 164-73 164-161 0-89-73-161-164-161-90 0-163 72-163 161z">
          <text:p/>
        </draw:path>
        <draw:path draw:style-name="gr73" draw:layer="layout" svg:width="0.326cm" svg:height="0.322cm" svg:x="14.537cm" svg:y="18.753cm" svg:viewBox="0 0 327 323" svg:d="M0 162c0 89 73 161 163 161 91 0 164-72 164-161s-73-162-164-162c-90 0-163 73-163 162z">
          <text:p/>
        </draw:path>
        <draw:path draw:style-name="gr72" draw:layer="layout" svg:width="0.326cm" svg:height="0.322cm" svg:x="14.537cm" svg:y="18.753cm" svg:viewBox="0 0 327 323" svg:d="M0 162c0 89 73 161 163 161 91 0 164-72 164-161s-73-162-164-162c-90 0-163 73-163 162z">
          <text:p/>
        </draw:path>
        <draw:path draw:style-name="gr73" draw:layer="layout" svg:width="0.326cm" svg:height="0.322cm" svg:x="14.537cm" svg:y="18.753cm" svg:viewBox="0 0 327 323" svg:d="M0 162c0 89 73 161 163 161 91 0 164-72 164-161s-73-162-164-162c-90 0-163 73-163 162z">
          <text:p/>
        </draw:path>
        <draw:path draw:style-name="gr72" draw:layer="layout" svg:width="0.326cm" svg:height="0.322cm" svg:x="14.537cm" svg:y="18.753cm" svg:viewBox="0 0 327 323" svg:d="M0 162c0 89 73 161 163 161 91 0 164-72 164-161s-73-162-164-162c-90 0-163 73-163 162z">
          <text:p/>
        </draw:path>
        <draw:path draw:style-name="gr73" draw:layer="layout" svg:width="0.326cm" svg:height="0.322cm" svg:x="14.537cm" svg:y="17.712cm" svg:viewBox="0 0 327 323" svg:d="M0 162c0 89 73 161 163 161 91 0 164-72 164-161 0-90-73-162-164-162-90 0-163 72-163 162z">
          <text:p/>
        </draw:path>
        <draw:path draw:style-name="gr72" draw:layer="layout" svg:width="0.326cm" svg:height="0.322cm" svg:x="14.537cm" svg:y="17.712cm" svg:viewBox="0 0 327 323" svg:d="M0 162c0 89 73 161 163 161 91 0 164-72 164-161 0-90-73-162-164-162-90 0-163 72-163 162z">
          <text:p/>
        </draw:path>
        <draw:path draw:style-name="gr73" draw:layer="layout" svg:width="0.326cm" svg:height="0.322cm" svg:x="14.537cm" svg:y="17.712cm" svg:viewBox="0 0 327 323" svg:d="M0 162c0 89 73 161 163 161 91 0 164-72 164-161 0-90-73-162-164-162-90 0-163 72-163 162z">
          <text:p/>
        </draw:path>
        <draw:path draw:style-name="gr72" draw:layer="layout" svg:width="0.326cm" svg:height="0.322cm" svg:x="14.537cm" svg:y="17.712cm" svg:viewBox="0 0 327 323" svg:d="M0 162c0 89 73 161 163 161 91 0 164-72 164-161 0-90-73-162-164-162-90 0-163 72-163 162z">
          <text:p/>
        </draw:path>
        <draw:path draw:style-name="gr73" draw:layer="layout" svg:width="0.326cm" svg:height="0.322cm" svg:x="14.537cm" svg:y="16.668cm" svg:viewBox="0 0 327 323" svg:d="M0 161c0 90 73 162 163 162 91 0 164-72 164-162 0-89-73-161-164-161-90 0-163 72-163 161z">
          <text:p/>
        </draw:path>
        <draw:path draw:style-name="gr72" draw:layer="layout" svg:width="0.326cm" svg:height="0.322cm" svg:x="14.537cm" svg:y="16.668cm" svg:viewBox="0 0 327 323" svg:d="M0 161c0 90 73 162 163 162 91 0 164-72 164-162 0-89-73-161-164-161-90 0-163 72-163 161z">
          <text:p/>
        </draw:path>
        <draw:path draw:style-name="gr73" draw:layer="layout" svg:width="0.326cm" svg:height="0.322cm" svg:x="14.537cm" svg:y="16.668cm" svg:viewBox="0 0 327 323" svg:d="M0 161c0 90 73 162 163 162 91 0 164-72 164-162 0-89-73-161-164-161-90 0-163 72-163 161z">
          <text:p/>
        </draw:path>
        <draw:path draw:style-name="gr72" draw:layer="layout" svg:width="0.326cm" svg:height="0.322cm" svg:x="14.537cm" svg:y="16.668cm" svg:viewBox="0 0 327 323" svg:d="M0 161c0 90 73 162 163 162 91 0 164-72 164-162 0-89-73-161-164-161-90 0-163 72-163 161z">
          <text:p/>
        </draw:path>
        <draw:path draw:style-name="gr73" draw:layer="layout" svg:width="0.326cm" svg:height="0.322cm" svg:x="14.537cm" svg:y="15.627cm" svg:viewBox="0 0 327 323" svg:d="M0 161c0 89 73 162 163 162 91 0 164-73 164-162s-73-161-164-161c-90 0-163 72-163 161z">
          <text:p/>
        </draw:path>
        <draw:path draw:style-name="gr72" draw:layer="layout" svg:width="0.326cm" svg:height="0.322cm" svg:x="14.537cm" svg:y="15.627cm" svg:viewBox="0 0 327 323" svg:d="M0 161c0 89 73 162 163 162 91 0 164-73 164-162s-73-161-164-161c-90 0-163 72-163 161z">
          <text:p/>
        </draw:path>
        <draw:path draw:style-name="gr73" draw:layer="layout" svg:width="0.326cm" svg:height="0.322cm" svg:x="14.537cm" svg:y="15.627cm" svg:viewBox="0 0 327 323" svg:d="M0 161c0 89 73 162 163 162 91 0 164-73 164-162s-73-161-164-161c-90 0-163 72-163 161z">
          <text:p/>
        </draw:path>
        <draw:path draw:style-name="gr72" draw:layer="layout" svg:width="0.326cm" svg:height="0.322cm" svg:x="14.537cm" svg:y="15.627cm" svg:viewBox="0 0 327 323" svg:d="M0 161c0 89 73 162 163 162 91 0 164-73 164-162s-73-161-164-161c-90 0-163 72-163 161z">
          <text:p/>
        </draw:path>
        <draw:path draw:style-name="gr73" draw:layer="layout" svg:width="0.326cm" svg:height="0.322cm" svg:x="14.537cm" svg:y="14.583cm" svg:viewBox="0 0 327 323" svg:d="M0 162c0 89 73 161 163 161 91 0 164-72 164-161s-73-162-164-162c-90 0-163 73-163 162z">
          <text:p/>
        </draw:path>
        <draw:path draw:style-name="gr72" draw:layer="layout" svg:width="0.326cm" svg:height="0.322cm" svg:x="14.537cm" svg:y="14.583cm" svg:viewBox="0 0 327 323" svg:d="M0 162c0 89 73 161 163 161 91 0 164-72 164-161s-73-162-164-162c-90 0-163 73-163 162z">
          <text:p/>
        </draw:path>
        <draw:path draw:style-name="gr73" draw:layer="layout" svg:width="0.326cm" svg:height="0.322cm" svg:x="14.537cm" svg:y="14.583cm" svg:viewBox="0 0 327 323" svg:d="M0 162c0 89 73 161 163 161 91 0 164-72 164-161s-73-162-164-162c-90 0-163 73-163 162z">
          <text:p/>
        </draw:path>
        <draw:path draw:style-name="gr72" draw:layer="layout" svg:width="0.326cm" svg:height="0.322cm" svg:x="14.537cm" svg:y="14.583cm" svg:viewBox="0 0 327 323" svg:d="M0 162c0 89 73 161 163 161 91 0 164-72 164-161s-73-162-164-162c-90 0-163 73-163 162z">
          <text:p/>
        </draw:path>
        <draw:path draw:style-name="gr73" draw:layer="layout" svg:width="0.326cm" svg:height="0.322cm" svg:x="14.537cm" svg:y="13.542cm" svg:viewBox="0 0 327 323" svg:d="M0 162c0 89 73 161 163 161 91 0 164-72 164-161 0-90-73-162-164-162-90 0-163 72-163 162z">
          <text:p/>
        </draw:path>
        <draw:path draw:style-name="gr72" draw:layer="layout" svg:width="0.326cm" svg:height="0.322cm" svg:x="14.537cm" svg:y="13.542cm" svg:viewBox="0 0 327 323" svg:d="M0 162c0 89 73 161 163 161 91 0 164-72 164-161 0-90-73-162-164-162-90 0-163 72-163 162z">
          <text:p/>
        </draw:path>
        <draw:path draw:style-name="gr73" draw:layer="layout" svg:width="0.326cm" svg:height="0.322cm" svg:x="14.537cm" svg:y="13.542cm" svg:viewBox="0 0 327 323" svg:d="M0 162c0 89 73 161 163 161 91 0 164-72 164-161 0-90-73-162-164-162-90 0-163 72-163 162z">
          <text:p/>
        </draw:path>
        <draw:path draw:style-name="gr72" draw:layer="layout" svg:width="0.326cm" svg:height="0.322cm" svg:x="14.537cm" svg:y="13.542cm" svg:viewBox="0 0 327 323" svg:d="M0 162c0 89 73 161 163 161 91 0 164-72 164-161 0-90-73-162-164-162-90 0-163 72-163 162z">
          <text:p/>
        </draw:path>
        <draw:path draw:style-name="gr73" draw:layer="layout" svg:width="0.407cm" svg:height="0.404cm" svg:x="16.145cm" svg:y="17.68cm" svg:viewBox="0 0 408 405" svg:d="M0 202c0 113 91 203 204 203s204-90 204-203c0-111-91-202-204-202s-204 91-204 202z">
          <text:p/>
        </draw:path>
        <draw:path draw:style-name="gr72" draw:layer="layout" svg:width="0.407cm" svg:height="0.404cm" svg:x="16.145cm" svg:y="17.68cm" svg:viewBox="0 0 408 405" svg:d="M0 202c0 113 91 203 204 203s204-90 204-203c0-111-91-202-204-202s-204 91-204 202z">
          <text:p/>
        </draw:path>
        <draw:path draw:style-name="gr73" draw:layer="layout" svg:width="0.407cm" svg:height="0.404cm" svg:x="16.145cm" svg:y="17.68cm" svg:viewBox="0 0 408 405" svg:d="M0 202c0 113 91 203 204 203s204-90 204-203c0-111-91-202-204-202s-204 91-204 202z">
          <text:p/>
        </draw:path>
        <draw:path draw:style-name="gr72" draw:layer="layout" svg:width="0.407cm" svg:height="0.404cm" svg:x="16.145cm" svg:y="17.68cm" svg:viewBox="0 0 408 405" svg:d="M0 202c0 113 91 203 204 203s204-90 204-203c0-111-91-202-204-202s-204 91-204 202z">
          <text:p/>
        </draw:path>
        <draw:path draw:style-name="gr73" draw:layer="layout" svg:width="0.407cm" svg:height="0.404cm" svg:x="16.145cm" svg:y="16.637cm" svg:viewBox="0 0 408 405" svg:d="M0 203c0 111 91 202 204 202s204-91 204-202c0-113-91-203-204-203s-204 90-204 203z">
          <text:p/>
        </draw:path>
        <draw:path draw:style-name="gr72" draw:layer="layout" svg:width="0.407cm" svg:height="0.404cm" svg:x="16.145cm" svg:y="16.637cm" svg:viewBox="0 0 408 405" svg:d="M0 203c0 111 91 202 204 202s204-91 204-202c0-113-91-203-204-203s-204 90-204 203z">
          <text:p/>
        </draw:path>
        <draw:path draw:style-name="gr73" draw:layer="layout" svg:width="0.407cm" svg:height="0.404cm" svg:x="16.145cm" svg:y="16.637cm" svg:viewBox="0 0 408 405" svg:d="M0 203c0 111 91 202 204 202s204-91 204-202c0-113-91-203-204-203s-204 90-204 203z">
          <text:p/>
        </draw:path>
        <draw:path draw:style-name="gr72" draw:layer="layout" svg:width="0.407cm" svg:height="0.404cm" svg:x="16.145cm" svg:y="16.637cm" svg:viewBox="0 0 408 405" svg:d="M0 203c0 111 91 202 204 202s204-91 204-202c0-113-91-203-204-203s-204 90-204 203z">
          <text:p/>
        </draw:path>
        <draw:path draw:style-name="gr73" draw:layer="layout" svg:width="0.407cm" svg:height="0.404cm" svg:x="16.145cm" svg:y="15.595cm" svg:viewBox="0 0 408 405" svg:d="M0 202c0 112 91 203 204 203s204-91 204-203c0-111-91-202-204-202s-204 91-204 202z">
          <text:p/>
        </draw:path>
        <draw:path draw:style-name="gr72" draw:layer="layout" svg:width="0.407cm" svg:height="0.404cm" svg:x="16.145cm" svg:y="15.595cm" svg:viewBox="0 0 408 405" svg:d="M0 202c0 112 91 203 204 203s204-91 204-203c0-111-91-202-204-202s-204 91-204 202z">
          <text:p/>
        </draw:path>
        <draw:path draw:style-name="gr73" draw:layer="layout" svg:width="0.407cm" svg:height="0.404cm" svg:x="16.145cm" svg:y="15.595cm" svg:viewBox="0 0 408 405" svg:d="M0 202c0 112 91 203 204 203s204-91 204-203c0-111-91-202-204-202s-204 91-204 202z">
          <text:p/>
        </draw:path>
        <draw:path draw:style-name="gr72" draw:layer="layout" svg:width="0.407cm" svg:height="0.404cm" svg:x="16.145cm" svg:y="15.595cm" svg:viewBox="0 0 408 405" svg:d="M0 202c0 112 91 203 204 203s204-91 204-203c0-111-91-202-204-202s-204 91-204 202z">
          <text:p/>
        </draw:path>
        <draw:path draw:style-name="gr73" draw:layer="layout" svg:width="0.45cm" svg:height="0.446cm" svg:x="11.631cm" svg:y="17.128cm" svg:viewBox="0 0 451 447" svg:d="M0 224c0 123 100 223 225 223 126 0 226-100 226-223 0-124-100-224-226-224-125 0-225 100-225 224z">
          <text:p/>
        </draw:path>
        <draw:path draw:style-name="gr72" draw:layer="layout" svg:width="0.45cm" svg:height="0.446cm" svg:x="11.631cm" svg:y="17.128cm" svg:viewBox="0 0 451 447" svg:d="M0 224c0 123 100 223 225 223 126 0 226-100 226-223 0-124-100-224-226-224-125 0-225 100-225 224z">
          <text:p/>
        </draw:path>
        <draw:path draw:style-name="gr73" draw:layer="layout" svg:width="0.45cm" svg:height="0.446cm" svg:x="11.631cm" svg:y="17.128cm" svg:viewBox="0 0 451 447" svg:d="M0 224c0 123 100 223 225 223 126 0 226-100 226-223 0-124-100-224-226-224-125 0-225 100-225 224z">
          <text:p/>
        </draw:path>
        <draw:path draw:style-name="gr72" draw:layer="layout" svg:width="0.45cm" svg:height="0.446cm" svg:x="11.631cm" svg:y="17.128cm" svg:viewBox="0 0 451 447" svg:d="M0 224c0 123 100 223 225 223 126 0 226-100 226-223 0-124-100-224-226-224-125 0-225 100-225 224z">
          <text:p/>
        </draw:path>
        <draw:path draw:style-name="gr73" draw:layer="layout" svg:width="0.449cm" svg:height="0.446cm" svg:x="10.589cm" svg:y="17.128cm" svg:viewBox="0 0 450 447" svg:d="M0 224c0 123 101 223 225 223 123 0 225-100 225-223 0-124-102-224-225-224-124 0-225 100-225 224z">
          <text:p/>
        </draw:path>
        <draw:path draw:style-name="gr72" draw:layer="layout" svg:width="0.449cm" svg:height="0.446cm" svg:x="10.589cm" svg:y="17.128cm" svg:viewBox="0 0 450 447" svg:d="M0 224c0 123 101 223 225 223 123 0 225-100 225-223 0-124-102-224-225-224-124 0-225 100-225 224z">
          <text:p/>
        </draw:path>
        <draw:path draw:style-name="gr73" draw:layer="layout" svg:width="0.449cm" svg:height="0.446cm" svg:x="10.589cm" svg:y="17.128cm" svg:viewBox="0 0 450 447" svg:d="M0 224c0 123 101 223 225 223 123 0 225-100 225-223 0-124-102-224-225-224-124 0-225 100-225 224z">
          <text:p/>
        </draw:path>
        <draw:path draw:style-name="gr72" draw:layer="layout" svg:width="0.449cm" svg:height="0.446cm" svg:x="10.589cm" svg:y="17.128cm" svg:viewBox="0 0 450 447" svg:d="M0 224c0 123 101 223 225 223 123 0 225-100 225-223 0-124-102-224-225-224-124 0-225 100-225 224z">
          <text:p/>
        </draw:path>
        <draw:path draw:style-name="gr73" draw:layer="layout" svg:width="0.45cm" svg:height="0.445cm" svg:x="11.631cm" svg:y="18.171cm" svg:viewBox="0 0 451 446" svg:d="M0 222c0 124 100 224 225 224 126 0 226-100 226-224 0-122-100-222-226-222-125 0-225 100-225 222z">
          <text:p/>
        </draw:path>
        <draw:path draw:style-name="gr72" draw:layer="layout" svg:width="0.45cm" svg:height="0.445cm" svg:x="11.631cm" svg:y="18.171cm" svg:viewBox="0 0 451 446" svg:d="M0 222c0 124 100 224 225 224 126 0 226-100 226-224 0-122-100-222-226-222-125 0-225 100-225 222z">
          <text:p/>
        </draw:path>
        <draw:path draw:style-name="gr73" draw:layer="layout" svg:width="0.45cm" svg:height="0.445cm" svg:x="11.631cm" svg:y="18.171cm" svg:viewBox="0 0 451 446" svg:d="M0 222c0 124 100 224 225 224 126 0 226-100 226-224 0-122-100-222-226-222-125 0-225 100-225 222z">
          <text:p/>
        </draw:path>
        <draw:path draw:style-name="gr72" draw:layer="layout" svg:width="0.45cm" svg:height="0.445cm" svg:x="11.631cm" svg:y="18.171cm" svg:viewBox="0 0 451 446" svg:d="M0 222c0 124 100 224 225 224 126 0 226-100 226-224 0-122-100-222-226-222-125 0-225 100-225 222z">
          <text:p/>
        </draw:path>
        <draw:path draw:style-name="gr73" draw:layer="layout" svg:width="0.449cm" svg:height="0.445cm" svg:x="10.589cm" svg:y="18.171cm" svg:viewBox="0 0 450 446" svg:d="M0 222c0 124 101 224 225 224 123 0 225-100 225-224 0-122-102-222-225-222-124 0-225 100-225 222z">
          <text:p/>
        </draw:path>
        <draw:path draw:style-name="gr72" draw:layer="layout" svg:width="0.449cm" svg:height="0.445cm" svg:x="10.589cm" svg:y="18.171cm" svg:viewBox="0 0 450 446" svg:d="M0 222c0 124 101 224 225 224 123 0 225-100 225-224 0-122-102-222-225-222-124 0-225 100-225 222z">
          <text:p/>
        </draw:path>
        <draw:path draw:style-name="gr73" draw:layer="layout" svg:width="0.449cm" svg:height="0.445cm" svg:x="10.589cm" svg:y="18.171cm" svg:viewBox="0 0 450 446" svg:d="M0 222c0 124 101 224 225 224 123 0 225-100 225-224 0-122-102-222-225-222-124 0-225 100-225 222z">
          <text:p/>
        </draw:path>
        <draw:path draw:style-name="gr72" draw:layer="layout" svg:width="0.449cm" svg:height="0.445cm" svg:x="10.589cm" svg:y="18.171cm" svg:viewBox="0 0 450 446" svg:d="M0 222c0 124 101 224 225 224 123 0 225-100 225-224 0-122-102-222-225-222-124 0-225 100-225 222z">
          <text:p/>
        </draw:path>
        <draw:path draw:style-name="gr73" draw:layer="layout" svg:width="0.449cm" svg:height="0.447cm" svg:x="10.589cm" svg:y="19.212cm" svg:viewBox="0 0 450 448" svg:d="M0 225c0 123 101 223 225 223 123 0 225-100 225-223 0-125-102-225-225-225-124 0-225 100-225 225z">
          <text:p/>
        </draw:path>
        <draw:path draw:style-name="gr72" draw:layer="layout" svg:width="0.449cm" svg:height="0.447cm" svg:x="10.589cm" svg:y="19.212cm" svg:viewBox="0 0 450 448" svg:d="M0 225c0 123 101 223 225 223 123 0 225-100 225-223 0-125-102-225-225-225-124 0-225 100-225 225z">
          <text:p/>
        </draw:path>
        <draw:path draw:style-name="gr73" draw:layer="layout" svg:width="0.449cm" svg:height="0.447cm" svg:x="10.589cm" svg:y="19.212cm" svg:viewBox="0 0 450 448" svg:d="M0 225c0 123 101 223 225 223 123 0 225-100 225-223 0-125-102-225-225-225-124 0-225 100-225 225z">
          <text:p/>
        </draw:path>
        <draw:path draw:style-name="gr72" draw:layer="layout" svg:width="0.449cm" svg:height="0.447cm" svg:x="10.589cm" svg:y="19.212cm" svg:viewBox="0 0 450 448" svg:d="M0 225c0 123 101 223 225 223 123 0 225-100 225-223 0-125-102-225-225-225-124 0-225 100-225 225z">
          <text:p/>
        </draw:path>
        <draw:path draw:style-name="gr73" draw:layer="layout" svg:width="0.45cm" svg:height="0.447cm" svg:x="11.631cm" svg:y="19.212cm" svg:viewBox="0 0 451 448" svg:d="M0 225c0 123 100 223 225 223 126 0 226-100 226-223 0-125-100-225-226-225-125 0-225 100-225 225z">
          <text:p/>
        </draw:path>
        <draw:path draw:style-name="gr72" draw:layer="layout" svg:width="0.45cm" svg:height="0.447cm" svg:x="11.631cm" svg:y="19.212cm" svg:viewBox="0 0 451 448" svg:d="M0 225c0 123 100 223 225 223 126 0 226-100 226-223 0-125-100-225-226-225-125 0-225 100-225 225z">
          <text:p/>
        </draw:path>
        <draw:path draw:style-name="gr73" draw:layer="layout" svg:width="0.45cm" svg:height="0.447cm" svg:x="11.631cm" svg:y="19.212cm" svg:viewBox="0 0 451 448" svg:d="M0 225c0 123 100 223 225 223 126 0 226-100 226-223 0-125-100-225-226-225-125 0-225 100-225 225z">
          <text:p/>
        </draw:path>
        <draw:path draw:style-name="gr72" draw:layer="layout" svg:width="0.45cm" svg:height="0.447cm" svg:x="11.631cm" svg:y="19.212cm" svg:viewBox="0 0 451 448" svg:d="M0 225c0 123 100 223 225 223 126 0 226-100 226-223 0-125-100-225-226-225-125 0-225 100-225 225z">
          <text:p/>
        </draw:path>
        <draw:path draw:style-name="gr73" draw:layer="layout" svg:width="0.45cm" svg:height="0.445cm" svg:x="11.631cm" svg:y="20.256cm" svg:viewBox="0 0 451 446" svg:d="M0 222c0 123 100 224 225 224 126 0 226-101 226-224s-100-222-226-222c-125 0-225 99-225 222z">
          <text:p/>
        </draw:path>
        <draw:path draw:style-name="gr72" draw:layer="layout" svg:width="0.45cm" svg:height="0.445cm" svg:x="11.631cm" svg:y="20.256cm" svg:viewBox="0 0 451 446" svg:d="M0 222c0 123 100 224 225 224 126 0 226-101 226-224s-100-222-226-222c-125 0-225 99-225 222z">
          <text:p/>
        </draw:path>
        <draw:path draw:style-name="gr73" draw:layer="layout" svg:width="0.45cm" svg:height="0.445cm" svg:x="11.631cm" svg:y="20.256cm" svg:viewBox="0 0 451 446" svg:d="M0 222c0 123 100 224 225 224 126 0 226-101 226-224s-100-222-226-222c-125 0-225 99-225 222z">
          <text:p/>
        </draw:path>
        <draw:path draw:style-name="gr72" draw:layer="layout" svg:width="0.45cm" svg:height="0.445cm" svg:x="11.631cm" svg:y="20.256cm" svg:viewBox="0 0 451 446" svg:d="M0 222c0 123 100 224 225 224 126 0 226-101 226-224s-100-222-226-222c-125 0-225 99-225 222z">
          <text:p/>
        </draw:path>
        <draw:path draw:style-name="gr73" draw:layer="layout" svg:width="0.449cm" svg:height="0.445cm" svg:x="10.589cm" svg:y="20.256cm" svg:viewBox="0 0 450 446" svg:d="M0 222c0 123 101 224 225 224 123 0 225-101 225-224s-102-222-225-222c-124 0-225 99-225 222z">
          <text:p/>
        </draw:path>
        <draw:path draw:style-name="gr72" draw:layer="layout" svg:width="0.449cm" svg:height="0.445cm" svg:x="10.589cm" svg:y="20.256cm" svg:viewBox="0 0 450 446" svg:d="M0 222c0 123 101 224 225 224 123 0 225-101 225-224s-102-222-225-222c-124 0-225 99-225 222z">
          <text:p/>
        </draw:path>
        <draw:path draw:style-name="gr73" draw:layer="layout" svg:width="0.449cm" svg:height="0.445cm" svg:x="10.589cm" svg:y="20.256cm" svg:viewBox="0 0 450 446" svg:d="M0 222c0 123 101 224 225 224 123 0 225-101 225-224s-102-222-225-222c-124 0-225 99-225 222z">
          <text:p/>
        </draw:path>
        <draw:path draw:style-name="gr72" draw:layer="layout" svg:width="0.449cm" svg:height="0.445cm" svg:x="10.589cm" svg:y="20.256cm" svg:viewBox="0 0 450 446" svg:d="M0 222c0 123 101 224 225 224 123 0 225-101 225-224s-102-222-225-222c-124 0-225 99-225 222z">
          <text:p/>
        </draw:path>
        <draw:path draw:style-name="gr73" draw:layer="layout" svg:width="0.449cm" svg:height="0.447cm" svg:x="10.589cm" svg:y="21.297cm" svg:viewBox="0 0 450 448" svg:d="M0 224c0 124 101 224 225 224 123 0 225-100 225-224s-102-224-225-224c-124 0-225 100-225 224z">
          <text:p/>
        </draw:path>
        <draw:path draw:style-name="gr72" draw:layer="layout" svg:width="0.449cm" svg:height="0.447cm" svg:x="10.589cm" svg:y="21.297cm" svg:viewBox="0 0 450 448" svg:d="M0 224c0 124 101 224 225 224 123 0 225-100 225-224s-102-224-225-224c-124 0-225 100-225 224z">
          <text:p/>
        </draw:path>
        <draw:path draw:style-name="gr73" draw:layer="layout" svg:width="0.449cm" svg:height="0.447cm" svg:x="10.589cm" svg:y="21.297cm" svg:viewBox="0 0 450 448" svg:d="M0 224c0 124 101 224 225 224 123 0 225-100 225-224s-102-224-225-224c-124 0-225 100-225 224z">
          <text:p/>
        </draw:path>
        <draw:path draw:style-name="gr72" draw:layer="layout" svg:width="0.449cm" svg:height="0.447cm" svg:x="10.589cm" svg:y="21.297cm" svg:viewBox="0 0 450 448" svg:d="M0 224c0 124 101 224 225 224 123 0 225-100 225-224s-102-224-225-224c-124 0-225 100-225 224z">
          <text:p/>
        </draw:path>
        <draw:path draw:style-name="gr73" draw:layer="layout" svg:width="0.45cm" svg:height="0.447cm" svg:x="11.631cm" svg:y="21.297cm" svg:viewBox="0 0 451 448" svg:d="M0 224c0 124 100 224 225 224 126 0 226-100 226-224s-100-224-226-224c-125 0-225 100-225 224z">
          <text:p/>
        </draw:path>
        <draw:path draw:style-name="gr72" draw:layer="layout" svg:width="0.45cm" svg:height="0.447cm" svg:x="11.631cm" svg:y="21.297cm" svg:viewBox="0 0 451 448" svg:d="M0 224c0 124 100 224 225 224 126 0 226-100 226-224s-100-224-226-224c-125 0-225 100-225 224z">
          <text:p/>
        </draw:path>
        <draw:path draw:style-name="gr73" draw:layer="layout" svg:width="0.45cm" svg:height="0.447cm" svg:x="11.631cm" svg:y="21.297cm" svg:viewBox="0 0 451 448" svg:d="M0 224c0 124 100 224 225 224 126 0 226-100 226-224s-100-224-226-224c-125 0-225 100-225 224z">
          <text:p/>
        </draw:path>
        <draw:path draw:style-name="gr72" draw:layer="layout" svg:width="0.45cm" svg:height="0.447cm" svg:x="11.631cm" svg:y="21.297cm" svg:viewBox="0 0 451 448" svg:d="M0 224c0 124 100 224 225 224 126 0 226-100 226-224s-100-224-226-224c-125 0-225 100-225 224z">
          <text:p/>
        </draw:path>
        <draw:path draw:style-name="gr73" draw:layer="layout" svg:width="0.45cm" svg:height="0.444cm" svg:x="11.631cm" svg:y="22.341cm" svg:viewBox="0 0 451 445" svg:d="M0 223c0 123 100 222 225 222 126 0 226-99 226-222s-100-223-226-223c-125 0-225 100-225 223z">
          <text:p/>
        </draw:path>
        <draw:path draw:style-name="gr72" draw:layer="layout" svg:width="0.45cm" svg:height="0.444cm" svg:x="11.631cm" svg:y="22.341cm" svg:viewBox="0 0 451 445" svg:d="M0 223c0 123 100 222 225 222 126 0 226-99 226-222s-100-223-226-223c-125 0-225 100-225 223z">
          <text:p/>
        </draw:path>
        <draw:path draw:style-name="gr73" draw:layer="layout" svg:width="0.45cm" svg:height="0.444cm" svg:x="11.631cm" svg:y="22.341cm" svg:viewBox="0 0 451 445" svg:d="M0 223c0 123 100 222 225 222 126 0 226-99 226-222s-100-223-226-223c-125 0-225 100-225 223z">
          <text:p/>
        </draw:path>
        <draw:path draw:style-name="gr72" draw:layer="layout" svg:width="0.45cm" svg:height="0.444cm" svg:x="11.631cm" svg:y="22.341cm" svg:viewBox="0 0 451 445" svg:d="M0 223c0 123 100 222 225 222 126 0 226-99 226-222s-100-223-226-223c-125 0-225 100-225 223z">
          <text:p/>
        </draw:path>
        <draw:path draw:style-name="gr73" draw:layer="layout" svg:width="0.449cm" svg:height="0.444cm" svg:x="10.589cm" svg:y="22.341cm" svg:viewBox="0 0 450 445" svg:d="M0 223c0 123 101 222 225 222 123 0 225-99 225-222s-102-223-225-223c-124 0-225 100-225 223z">
          <text:p/>
        </draw:path>
        <draw:path draw:style-name="gr72" draw:layer="layout" svg:width="0.449cm" svg:height="0.444cm" svg:x="10.589cm" svg:y="22.341cm" svg:viewBox="0 0 450 445" svg:d="M0 223c0 123 101 222 225 222 123 0 225-99 225-222s-102-223-225-223c-124 0-225 100-225 223z">
          <text:p/>
        </draw:path>
        <draw:path draw:style-name="gr73" draw:layer="layout" svg:width="0.449cm" svg:height="0.444cm" svg:x="10.589cm" svg:y="22.341cm" svg:viewBox="0 0 450 445" svg:d="M0 223c0 123 101 222 225 222 123 0 225-99 225-222s-102-223-225-223c-124 0-225 100-225 223z">
          <text:p/>
        </draw:path>
        <draw:path draw:style-name="gr72" draw:layer="layout" svg:width="0.449cm" svg:height="0.444cm" svg:x="10.589cm" svg:y="22.341cm" svg:viewBox="0 0 450 445" svg:d="M0 223c0 123 101 222 225 222 123 0 225-99 225-222s-102-223-225-223c-124 0-225 100-225 223z">
          <text:p/>
        </draw:path>
        <draw:path draw:style-name="gr73" draw:layer="layout" svg:width="0.45cm" svg:height="0.447cm" svg:x="11.631cm" svg:y="23.382cm" svg:viewBox="0 0 451 448" svg:d="M0 225c0 123 100 223 225 223 126 0 226-100 226-223 0-124-100-225-226-225-125 0-225 101-225 225z">
          <text:p/>
        </draw:path>
        <draw:path draw:style-name="gr72" draw:layer="layout" svg:width="0.45cm" svg:height="0.447cm" svg:x="11.631cm" svg:y="23.382cm" svg:viewBox="0 0 451 448" svg:d="M0 225c0 123 100 223 225 223 126 0 226-100 226-223 0-124-100-225-226-225-125 0-225 101-225 225z">
          <text:p/>
        </draw:path>
        <draw:path draw:style-name="gr73" draw:layer="layout" svg:width="0.45cm" svg:height="0.447cm" svg:x="11.631cm" svg:y="23.382cm" svg:viewBox="0 0 451 448" svg:d="M0 225c0 123 100 223 225 223 126 0 226-100 226-223 0-124-100-225-226-225-125 0-225 101-225 225z">
          <text:p/>
        </draw:path>
        <draw:path draw:style-name="gr72" draw:layer="layout" svg:width="0.45cm" svg:height="0.447cm" svg:x="11.631cm" svg:y="23.382cm" svg:viewBox="0 0 451 448" svg:d="M0 225c0 123 100 223 225 223 126 0 226-100 226-223 0-124-100-225-226-225-125 0-225 101-225 225z">
          <text:p/>
        </draw:path>
        <draw:path draw:style-name="gr73" draw:layer="layout" svg:width="0.449cm" svg:height="0.447cm" svg:x="10.589cm" svg:y="23.382cm" svg:viewBox="0 0 450 448" svg:d="M0 225c0 123 101 223 225 223 123 0 225-100 225-223 0-124-102-225-225-225-124 0-225 101-225 225z">
          <text:p/>
        </draw:path>
        <draw:path draw:style-name="gr72" draw:layer="layout" svg:width="0.449cm" svg:height="0.447cm" svg:x="10.589cm" svg:y="23.382cm" svg:viewBox="0 0 450 448" svg:d="M0 225c0 123 101 223 225 223 123 0 225-100 225-223 0-124-102-225-225-225-124 0-225 101-225 225z">
          <text:p/>
        </draw:path>
        <draw:path draw:style-name="gr73" draw:layer="layout" svg:width="0.449cm" svg:height="0.447cm" svg:x="10.589cm" svg:y="23.382cm" svg:viewBox="0 0 450 448" svg:d="M0 225c0 123 101 223 225 223 123 0 225-100 225-223 0-124-102-225-225-225-124 0-225 101-225 225z">
          <text:p/>
        </draw:path>
        <draw:path draw:style-name="gr72" draw:layer="layout" svg:width="0.449cm" svg:height="0.447cm" svg:x="10.589cm" svg:y="23.382cm" svg:viewBox="0 0 450 448" svg:d="M0 225c0 123 101 223 225 223 123 0 225-100 225-223 0-124-102-225-225-225-124 0-225 101-225 225z">
          <text:p/>
        </draw:path>
        <draw:path draw:style-name="gr73" draw:layer="layout" svg:width="0.45cm" svg:height="0.444cm" svg:x="11.631cm" svg:y="24.426cm" svg:viewBox="0 0 451 445" svg:d="M0 223c0 123 100 222 225 222 126 0 226-99 226-222 0-124-100-223-226-223-125 0-225 99-225 223z">
          <text:p/>
        </draw:path>
        <draw:path draw:style-name="gr72" draw:layer="layout" svg:width="0.45cm" svg:height="0.444cm" svg:x="11.631cm" svg:y="24.426cm" svg:viewBox="0 0 451 445" svg:d="M0 223c0 123 100 222 225 222 126 0 226-99 226-222 0-124-100-223-226-223-125 0-225 99-225 223z">
          <text:p/>
        </draw:path>
        <draw:path draw:style-name="gr73" draw:layer="layout" svg:width="0.45cm" svg:height="0.444cm" svg:x="11.631cm" svg:y="24.426cm" svg:viewBox="0 0 451 445" svg:d="M0 223c0 123 100 222 225 222 126 0 226-99 226-222 0-124-100-223-226-223-125 0-225 99-225 223z">
          <text:p/>
        </draw:path>
        <draw:path draw:style-name="gr72" draw:layer="layout" svg:width="0.45cm" svg:height="0.444cm" svg:x="11.631cm" svg:y="24.426cm" svg:viewBox="0 0 451 445" svg:d="M0 223c0 123 100 222 225 222 126 0 226-99 226-222 0-124-100-223-226-223-125 0-225 99-225 223z">
          <text:p/>
        </draw:path>
        <draw:path draw:style-name="gr73" draw:layer="layout" svg:width="0.449cm" svg:height="0.444cm" svg:x="10.589cm" svg:y="24.426cm" svg:viewBox="0 0 450 445" svg:d="M0 223c0 123 101 222 225 222 123 0 225-99 225-222 0-124-102-223-225-223-124 0-225 99-225 223z">
          <text:p/>
        </draw:path>
        <draw:path draw:style-name="gr72" draw:layer="layout" svg:width="0.449cm" svg:height="0.444cm" svg:x="10.589cm" svg:y="24.426cm" svg:viewBox="0 0 450 445" svg:d="M0 223c0 123 101 222 225 222 123 0 225-99 225-222 0-124-102-223-225-223-124 0-225 99-225 223z">
          <text:p/>
        </draw:path>
        <draw:path draw:style-name="gr73" draw:layer="layout" svg:width="0.449cm" svg:height="0.444cm" svg:x="10.589cm" svg:y="24.426cm" svg:viewBox="0 0 450 445" svg:d="M0 223c0 123 101 222 225 222 123 0 225-99 225-222 0-124-102-223-225-223-124 0-225 99-225 223z">
          <text:p/>
        </draw:path>
        <draw:path draw:style-name="gr72" draw:layer="layout" svg:width="0.449cm" svg:height="0.444cm" svg:x="10.589cm" svg:y="24.426cm" svg:viewBox="0 0 450 445" svg:d="M0 223c0 123 101 222 225 222 123 0 225-99 225-222 0-124-102-223-225-223-124 0-225 99-225 223z">
          <text:p/>
        </draw:path>
        <draw:path draw:style-name="gr73" draw:layer="layout" svg:width="0.326cm" svg:height="0.322cm" svg:x="4.116cm" svg:y="11.457cm" svg:viewBox="0 0 327 323" svg:d="M0 161c0 89 73 162 163 162s164-73 164-162-74-161-164-161-163 72-163 161z">
          <text:p/>
        </draw:path>
        <draw:path draw:style-name="gr72" draw:layer="layout" svg:width="0.326cm" svg:height="0.322cm" svg:x="4.116cm" svg:y="11.457cm" svg:viewBox="0 0 327 323" svg:d="M0 161c0 89 73 162 163 162s164-73 164-162-74-161-164-161-163 72-163 161z">
          <text:p/>
        </draw:path>
        <draw:path draw:style-name="gr73" draw:layer="layout" svg:width="0.326cm" svg:height="0.322cm" svg:x="4.116cm" svg:y="11.457cm" svg:viewBox="0 0 327 323" svg:d="M0 161c0 89 73 162 163 162s164-73 164-162-74-161-164-161-163 72-163 161z">
          <text:p/>
        </draw:path>
        <draw:path draw:style-name="gr72" draw:layer="layout" svg:width="0.326cm" svg:height="0.322cm" svg:x="4.116cm" svg:y="11.457cm" svg:viewBox="0 0 327 323" svg:d="M0 161c0 89 73 162 163 162s164-73 164-162-74-161-164-161-163 72-163 161z">
          <text:p/>
        </draw:path>
        <draw:path draw:style-name="gr73" draw:layer="layout" svg:width="0.326cm" svg:height="0.322cm" svg:x="5.158cm" svg:y="11.457cm" svg:viewBox="0 0 327 323" svg:d="M0 161c0 89 73 162 163 162 91 0 164-73 164-162s-73-161-164-161c-90 0-163 72-163 161z">
          <text:p/>
        </draw:path>
        <draw:path draw:style-name="gr72" draw:layer="layout" svg:width="0.326cm" svg:height="0.322cm" svg:x="5.158cm" svg:y="11.457cm" svg:viewBox="0 0 327 323" svg:d="M0 161c0 89 73 162 163 162 91 0 164-73 164-162s-73-161-164-161c-90 0-163 72-163 161z">
          <text:p/>
        </draw:path>
        <draw:path draw:style-name="gr73" draw:layer="layout" svg:width="0.326cm" svg:height="0.322cm" svg:x="5.158cm" svg:y="11.457cm" svg:viewBox="0 0 327 323" svg:d="M0 161c0 89 73 162 163 162 91 0 164-73 164-162s-73-161-164-161c-90 0-163 72-163 161z">
          <text:p/>
        </draw:path>
        <draw:path draw:style-name="gr72" draw:layer="layout" svg:width="0.326cm" svg:height="0.322cm" svg:x="5.158cm" svg:y="11.457cm" svg:viewBox="0 0 327 323" svg:d="M0 161c0 89 73 162 163 162 91 0 164-73 164-162s-73-161-164-161c-90 0-163 72-163 161z">
          <text:p/>
        </draw:path>
        <draw:path draw:style-name="gr73" draw:layer="layout" svg:width="0.326cm" svg:height="0.322cm" svg:x="11.41cm" svg:y="11.457cm" svg:viewBox="0 0 327 323" svg:d="M0 161c0 89 73 162 164 162 90 0 163-73 163-162s-73-161-163-161c-91 0-164 72-164 161z">
          <text:p/>
        </draw:path>
        <draw:path draw:style-name="gr72" draw:layer="layout" svg:width="0.326cm" svg:height="0.322cm" svg:x="11.41cm" svg:y="11.457cm" svg:viewBox="0 0 327 323" svg:d="M0 161c0 89 73 162 164 162 90 0 163-73 163-162s-73-161-163-161c-91 0-164 72-164 161z">
          <text:p/>
        </draw:path>
        <draw:path draw:style-name="gr73" draw:layer="layout" svg:width="0.326cm" svg:height="0.322cm" svg:x="11.41cm" svg:y="11.457cm" svg:viewBox="0 0 327 323" svg:d="M0 161c0 89 73 162 164 162 90 0 163-73 163-162s-73-161-163-161c-91 0-164 72-164 161z">
          <text:p/>
        </draw:path>
        <draw:path draw:style-name="gr72" draw:layer="layout" svg:width="0.326cm" svg:height="0.322cm" svg:x="11.41cm" svg:y="11.457cm" svg:viewBox="0 0 327 323" svg:d="M0 161c0 89 73 162 164 162 90 0 163-73 163-162s-73-161-163-161c-91 0-164 72-164 161z">
          <text:p/>
        </draw:path>
        <draw:path draw:style-name="gr73" draw:layer="layout" svg:width="0.326cm" svg:height="0.322cm" svg:x="12.452cm" svg:y="11.457cm" svg:viewBox="0 0 327 323" svg:d="M0 161c0 89 74 162 164 162s163-73 163-162-73-161-163-161-164 72-164 161z">
          <text:p/>
        </draw:path>
        <draw:path draw:style-name="gr72" draw:layer="layout" svg:width="0.326cm" svg:height="0.322cm" svg:x="12.452cm" svg:y="11.457cm" svg:viewBox="0 0 327 323" svg:d="M0 161c0 89 74 162 164 162s163-73 163-162-73-161-163-161-164 72-164 161z">
          <text:p/>
        </draw:path>
        <draw:path draw:style-name="gr73" draw:layer="layout" svg:width="0.326cm" svg:height="0.322cm" svg:x="12.452cm" svg:y="11.457cm" svg:viewBox="0 0 327 323" svg:d="M0 161c0 89 74 162 164 162s163-73 163-162-73-161-163-161-164 72-164 161z">
          <text:p/>
        </draw:path>
        <draw:path draw:style-name="gr72" draw:layer="layout" svg:width="0.326cm" svg:height="0.322cm" svg:x="12.452cm" svg:y="11.457cm" svg:viewBox="0 0 327 323" svg:d="M0 161c0 89 74 162 164 162s163-73 163-162-73-161-163-161-164 72-164 161z">
          <text:p/>
        </draw:path>
        <draw:path draw:style-name="gr73" draw:layer="layout" svg:width="0.326cm" svg:height="0.322cm" svg:x="14.537cm" svg:y="12.498cm" svg:viewBox="0 0 327 323" svg:d="M0 161c0 90 73 162 163 162 91 0 164-72 164-162 0-89-73-161-164-161-90 0-163 72-163 161z">
          <text:p/>
        </draw:path>
        <draw:path draw:style-name="gr72" draw:layer="layout" svg:width="0.326cm" svg:height="0.322cm" svg:x="14.537cm" svg:y="12.498cm" svg:viewBox="0 0 327 323" svg:d="M0 161c0 90 73 162 163 162 91 0 164-72 164-162 0-89-73-161-164-161-90 0-163 72-163 161z">
          <text:p/>
        </draw:path>
        <draw:path draw:style-name="gr73" draw:layer="layout" svg:width="0.326cm" svg:height="0.322cm" svg:x="14.537cm" svg:y="12.498cm" svg:viewBox="0 0 327 323" svg:d="M0 161c0 90 73 162 163 162 91 0 164-72 164-162 0-89-73-161-164-161-90 0-163 72-163 161z">
          <text:p/>
        </draw:path>
        <draw:path draw:style-name="gr72" draw:layer="layout" svg:width="0.326cm" svg:height="0.322cm" svg:x="14.537cm" svg:y="12.498cm" svg:viewBox="0 0 327 323" svg:d="M0 161c0 90 73 162 163 162 91 0 164-72 164-162 0-89-73-161-164-161-90 0-163 72-163 161z">
          <text:p/>
        </draw:path>
        <draw:path draw:style-name="gr73" draw:layer="layout" svg:width="0.326cm" svg:height="0.322cm" svg:x="14.537cm" svg:y="11.457cm" svg:viewBox="0 0 327 323" svg:d="M0 161c0 89 73 162 163 162 91 0 164-73 164-162s-73-161-164-161c-90 0-163 72-163 161z">
          <text:p/>
        </draw:path>
        <draw:path draw:style-name="gr72" draw:layer="layout" svg:width="0.326cm" svg:height="0.322cm" svg:x="14.537cm" svg:y="11.457cm" svg:viewBox="0 0 327 323" svg:d="M0 161c0 89 73 162 163 162 91 0 164-73 164-162s-73-161-164-161c-90 0-163 72-163 161z">
          <text:p/>
        </draw:path>
        <draw:path draw:style-name="gr73" draw:layer="layout" svg:width="0.326cm" svg:height="0.322cm" svg:x="14.537cm" svg:y="11.457cm" svg:viewBox="0 0 327 323" svg:d="M0 161c0 89 73 162 163 162 91 0 164-73 164-162s-73-161-164-161c-90 0-163 72-163 161z">
          <text:p/>
        </draw:path>
        <draw:path draw:style-name="gr72" draw:layer="layout" svg:width="0.326cm" svg:height="0.322cm" svg:x="14.537cm" svg:y="11.457cm" svg:viewBox="0 0 327 323" svg:d="M0 161c0 89 73 162 163 162 91 0 164-73 164-162s-73-161-164-161c-90 0-163 72-163 161z">
          <text:p/>
        </draw:path>
        <draw:path draw:style-name="gr73" draw:layer="layout" svg:width="0.326cm" svg:height="0.321cm" svg:x="14.537cm" svg:y="10.414cm" svg:viewBox="0 0 327 322" svg:d="M0 161c0 89 73 161 163 161 91 0 164-72 164-161s-73-161-164-161c-90 0-163 72-163 161z">
          <text:p/>
        </draw:path>
        <draw:path draw:style-name="gr72" draw:layer="layout" svg:width="0.326cm" svg:height="0.321cm" svg:x="14.537cm" svg:y="10.414cm" svg:viewBox="0 0 327 322" svg:d="M0 161c0 89 73 161 163 161 91 0 164-72 164-161s-73-161-164-161c-90 0-163 72-163 161z">
          <text:p/>
        </draw:path>
        <draw:path draw:style-name="gr73" draw:layer="layout" svg:width="0.326cm" svg:height="0.321cm" svg:x="14.537cm" svg:y="10.414cm" svg:viewBox="0 0 327 322" svg:d="M0 161c0 89 73 161 163 161 91 0 164-72 164-161s-73-161-164-161c-90 0-163 72-163 161z">
          <text:p/>
        </draw:path>
        <draw:path draw:style-name="gr72" draw:layer="layout" svg:width="0.326cm" svg:height="0.321cm" svg:x="14.537cm" svg:y="10.414cm" svg:viewBox="0 0 327 322" svg:d="M0 161c0 89 73 161 163 161 91 0 164-72 164-161s-73-161-164-161c-90 0-163 72-163 161z">
          <text:p/>
        </draw:path>
        <draw:path draw:style-name="gr73" draw:layer="layout" svg:width="0.326cm" svg:height="0.322cm" svg:x="14.537cm" svg:y="9.372cm" svg:viewBox="0 0 327 323" svg:d="M0 162c0 89 73 161 163 161 91 0 164-72 164-161 0-90-73-162-164-162-90 0-163 72-163 162z">
          <text:p/>
        </draw:path>
        <draw:path draw:style-name="gr72" draw:layer="layout" svg:width="0.326cm" svg:height="0.322cm" svg:x="14.537cm" svg:y="9.372cm" svg:viewBox="0 0 327 323" svg:d="M0 162c0 89 73 161 163 161 91 0 164-72 164-161 0-90-73-162-164-162-90 0-163 72-163 162z">
          <text:p/>
        </draw:path>
        <draw:path draw:style-name="gr73" draw:layer="layout" svg:width="0.326cm" svg:height="0.322cm" svg:x="14.537cm" svg:y="9.372cm" svg:viewBox="0 0 327 323" svg:d="M0 162c0 89 73 161 163 161 91 0 164-72 164-161 0-90-73-162-164-162-90 0-163 72-163 162z">
          <text:p/>
        </draw:path>
        <draw:path draw:style-name="gr72" draw:layer="layout" svg:width="0.326cm" svg:height="0.322cm" svg:x="14.537cm" svg:y="9.372cm" svg:viewBox="0 0 327 323" svg:d="M0 162c0 89 73 161 163 161 91 0 164-72 164-161 0-90-73-162-164-162-90 0-163 72-163 162z">
          <text:p/>
        </draw:path>
        <draw:path draw:style-name="gr73" draw:layer="layout" svg:width="0.326cm" svg:height="0.321cm" svg:x="14.537cm" svg:y="8.329cm" svg:viewBox="0 0 327 322" svg:d="M0 160c0 90 73 162 163 162 91 0 164-72 164-162 0-88-73-160-164-160-90 0-163 72-163 160z">
          <text:p/>
        </draw:path>
        <draw:path draw:style-name="gr72" draw:layer="layout" svg:width="0.326cm" svg:height="0.321cm" svg:x="14.537cm" svg:y="8.329cm" svg:viewBox="0 0 327 322" svg:d="M0 160c0 90 73 162 163 162 91 0 164-72 164-162 0-88-73-160-164-160-90 0-163 72-163 160z">
          <text:p/>
        </draw:path>
        <draw:path draw:style-name="gr73" draw:layer="layout" svg:width="0.326cm" svg:height="0.321cm" svg:x="14.537cm" svg:y="8.329cm" svg:viewBox="0 0 327 322" svg:d="M0 160c0 90 73 162 163 162 91 0 164-72 164-162 0-88-73-160-164-160-90 0-163 72-163 160z">
          <text:p/>
        </draw:path>
        <draw:path draw:style-name="gr72" draw:layer="layout" svg:width="0.326cm" svg:height="0.321cm" svg:x="14.537cm" svg:y="8.329cm" svg:viewBox="0 0 327 322" svg:d="M0 160c0 90 73 162 163 162 91 0 164-72 164-162 0-88-73-160-164-160-90 0-163 72-163 160z">
          <text:p/>
        </draw:path>
        <draw:path draw:style-name="gr73" draw:layer="layout" svg:width="0.326cm" svg:height="0.322cm" svg:x="14.537cm" svg:y="7.287cm" svg:viewBox="0 0 327 323" svg:d="M0 161c0 89 73 162 163 162 91 0 164-73 164-162s-73-161-164-161c-90 0-163 72-163 161z">
          <text:p/>
        </draw:path>
        <draw:path draw:style-name="gr72" draw:layer="layout" svg:width="0.326cm" svg:height="0.322cm" svg:x="14.537cm" svg:y="7.287cm" svg:viewBox="0 0 327 323" svg:d="M0 161c0 89 73 162 163 162 91 0 164-73 164-162s-73-161-164-161c-90 0-163 72-163 161z">
          <text:p/>
        </draw:path>
        <draw:path draw:style-name="gr73" draw:layer="layout" svg:width="0.326cm" svg:height="0.322cm" svg:x="14.537cm" svg:y="7.287cm" svg:viewBox="0 0 327 323" svg:d="M0 161c0 89 73 162 163 162 91 0 164-73 164-162s-73-161-164-161c-90 0-163 72-163 161z">
          <text:p/>
        </draw:path>
        <draw:path draw:style-name="gr72" draw:layer="layout" svg:width="0.326cm" svg:height="0.322cm" svg:x="14.537cm" svg:y="7.287cm" svg:viewBox="0 0 327 323" svg:d="M0 161c0 89 73 162 163 162 91 0 164-73 164-162s-73-161-164-161c-90 0-163 72-163 161z">
          <text:p/>
        </draw:path>
        <draw:path draw:style-name="gr73" draw:layer="layout" svg:width="0.326cm" svg:height="0.321cm" svg:x="14.537cm" svg:y="6.244cm" svg:viewBox="0 0 327 322" svg:d="M0 162c0 88 73 160 163 160 91 0 164-72 164-160 0-89-73-162-164-162-90 0-163 73-163 162z">
          <text:p/>
        </draw:path>
        <draw:path draw:style-name="gr72" draw:layer="layout" svg:width="0.326cm" svg:height="0.321cm" svg:x="14.537cm" svg:y="6.244cm" svg:viewBox="0 0 327 322" svg:d="M0 162c0 88 73 160 163 160 91 0 164-72 164-160 0-89-73-162-164-162-90 0-163 73-163 162z">
          <text:p/>
        </draw:path>
        <draw:path draw:style-name="gr73" draw:layer="layout" svg:width="0.326cm" svg:height="0.321cm" svg:x="14.537cm" svg:y="6.244cm" svg:viewBox="0 0 327 322" svg:d="M0 162c0 88 73 160 163 160 91 0 164-72 164-160 0-89-73-162-164-162-90 0-163 73-163 162z">
          <text:p/>
        </draw:path>
        <draw:path draw:style-name="gr72" draw:layer="layout" svg:width="0.326cm" svg:height="0.321cm" svg:x="14.537cm" svg:y="6.244cm" svg:viewBox="0 0 327 322" svg:d="M0 162c0 88 73 160 163 160 91 0 164-72 164-160 0-89-73-162-164-162-90 0-163 73-163 162z">
          <text:p/>
        </draw:path>
        <draw:path draw:style-name="gr73" draw:layer="layout" svg:width="0.326cm" svg:height="0.322cm" svg:x="14.537cm" svg:y="5.202cm" svg:viewBox="0 0 327 323" svg:d="M0 162c0 89 73 161 163 161 91 0 164-72 164-161 0-90-73-162-164-162-90 0-163 72-163 162z">
          <text:p/>
        </draw:path>
        <draw:path draw:style-name="gr72" draw:layer="layout" svg:width="0.326cm" svg:height="0.322cm" svg:x="14.537cm" svg:y="5.202cm" svg:viewBox="0 0 327 323" svg:d="M0 162c0 89 73 161 163 161 91 0 164-72 164-161 0-90-73-162-164-162-90 0-163 72-163 162z">
          <text:p/>
        </draw:path>
        <draw:path draw:style-name="gr73" draw:layer="layout" svg:width="0.326cm" svg:height="0.322cm" svg:x="14.537cm" svg:y="5.202cm" svg:viewBox="0 0 327 323" svg:d="M0 162c0 89 73 161 163 161 91 0 164-72 164-161 0-90-73-162-164-162-90 0-163 72-163 162z">
          <text:p/>
        </draw:path>
        <draw:path draw:style-name="gr72" draw:layer="layout" svg:width="0.326cm" svg:height="0.322cm" svg:x="14.537cm" svg:y="5.202cm" svg:viewBox="0 0 327 323" svg:d="M0 162c0 89 73 161 163 161 91 0 164-72 164-161 0-90-73-162-164-162-90 0-163 72-163 162z">
          <text:p/>
        </draw:path>
        <draw:path draw:style-name="gr73" draw:layer="layout" svg:width="0.326cm" svg:height="0.321cm" svg:x="14.537cm" svg:y="4.159cm" svg:viewBox="0 0 327 322" svg:d="M0 161c0 90 73 161 163 161 91 0 164-71 164-161 0-89-73-161-164-161-90 0-163 72-163 161z">
          <text:p/>
        </draw:path>
        <draw:path draw:style-name="gr72" draw:layer="layout" svg:width="0.326cm" svg:height="0.321cm" svg:x="14.537cm" svg:y="4.159cm" svg:viewBox="0 0 327 322" svg:d="M0 161c0 90 73 161 163 161 91 0 164-71 164-161 0-89-73-161-164-161-90 0-163 72-163 161z">
          <text:p/>
        </draw:path>
        <draw:path draw:style-name="gr73" draw:layer="layout" svg:width="0.326cm" svg:height="0.321cm" svg:x="14.537cm" svg:y="4.159cm" svg:viewBox="0 0 327 322" svg:d="M0 161c0 90 73 161 163 161 91 0 164-71 164-161 0-89-73-161-164-161-90 0-163 72-163 161z">
          <text:p/>
        </draw:path>
        <draw:path draw:style-name="gr72" draw:layer="layout" svg:width="0.326cm" svg:height="0.321cm" svg:x="14.537cm" svg:y="4.159cm" svg:viewBox="0 0 327 322" svg:d="M0 161c0 90 73 161 163 161 91 0 164-71 164-161 0-89-73-161-164-161-90 0-163 72-163 161z">
          <text:p/>
        </draw:path>
        <draw:path draw:style-name="gr73" draw:layer="layout" svg:width="0.326cm" svg:height="0.322cm" svg:x="14.537cm" svg:y="3.117cm" svg:viewBox="0 0 327 323" svg:d="M0 161c0 89 73 162 163 162 91 0 164-73 164-162s-73-161-164-161c-90 0-163 72-163 161z">
          <text:p/>
        </draw:path>
        <draw:path draw:style-name="gr72" draw:layer="layout" svg:width="0.326cm" svg:height="0.322cm" svg:x="14.537cm" svg:y="3.117cm" svg:viewBox="0 0 327 323" svg:d="M0 161c0 89 73 162 163 162 91 0 164-73 164-162s-73-161-164-161c-90 0-163 72-163 161z">
          <text:p/>
        </draw:path>
        <draw:path draw:style-name="gr73" draw:layer="layout" svg:width="0.326cm" svg:height="0.322cm" svg:x="14.537cm" svg:y="3.117cm" svg:viewBox="0 0 327 323" svg:d="M0 161c0 89 73 162 163 162 91 0 164-73 164-162s-73-161-164-161c-90 0-163 72-163 161z">
          <text:p/>
        </draw:path>
        <draw:path draw:style-name="gr72" draw:layer="layout" svg:width="0.326cm" svg:height="0.322cm" svg:x="14.537cm" svg:y="3.117cm" svg:viewBox="0 0 327 323" svg:d="M0 161c0 89 73 162 163 162 91 0 164-73 164-162s-73-161-164-161c-90 0-163 72-163 161z">
          <text:p/>
        </draw:path>
        <draw:path draw:style-name="gr73" draw:layer="layout" svg:width="0.326cm" svg:height="0.322cm" svg:x="14.537cm" svg:y="2.074cm" svg:viewBox="0 0 327 323" svg:d="M0 162c0 89 73 161 163 161 91 0 164-72 164-161s-73-162-164-162c-90 0-163 73-163 162z">
          <text:p/>
        </draw:path>
        <draw:path draw:style-name="gr72" draw:layer="layout" svg:width="0.326cm" svg:height="0.322cm" svg:x="14.537cm" svg:y="2.074cm" svg:viewBox="0 0 327 323" svg:d="M0 162c0 89 73 161 163 161 91 0 164-72 164-161s-73-162-164-162c-90 0-163 73-163 162z">
          <text:p/>
        </draw:path>
        <draw:path draw:style-name="gr73" draw:layer="layout" svg:width="0.326cm" svg:height="0.322cm" svg:x="14.537cm" svg:y="2.074cm" svg:viewBox="0 0 327 323" svg:d="M0 162c0 89 73 161 163 161 91 0 164-72 164-161s-73-162-164-162c-90 0-163 73-163 162z">
          <text:p/>
        </draw:path>
        <draw:path draw:style-name="gr72" draw:layer="layout" svg:width="0.326cm" svg:height="0.322cm" svg:x="14.537cm" svg:y="2.074cm" svg:viewBox="0 0 327 323" svg:d="M0 162c0 89 73 161 163 161 91 0 164-72 164-161s-73-162-164-162c-90 0-163 73-163 162z">
          <text:p/>
        </draw:path>
        <draw:path draw:style-name="gr73" draw:layer="layout" svg:width="0.326cm" svg:height="0.322cm" svg:x="14.537cm" svg:y="1.032cm" svg:viewBox="0 0 327 323" svg:d="M0 162c0 89 73 161 163 161 91 0 164-72 164-161 0-90-73-162-164-162-90 0-163 72-163 162z">
          <text:p/>
        </draw:path>
        <draw:path draw:style-name="gr72" draw:layer="layout" svg:width="0.326cm" svg:height="0.322cm" svg:x="14.537cm" svg:y="1.032cm" svg:viewBox="0 0 327 323" svg:d="M0 162c0 89 73 161 163 161 91 0 164-72 164-161 0-90-73-162-164-162-90 0-163 72-163 162z">
          <text:p/>
        </draw:path>
        <draw:path draw:style-name="gr73" draw:layer="layout" svg:width="0.326cm" svg:height="0.322cm" svg:x="14.537cm" svg:y="1.032cm" svg:viewBox="0 0 327 323" svg:d="M0 162c0 89 73 161 163 161 91 0 164-72 164-161 0-90-73-162-164-162-90 0-163 72-163 162z">
          <text:p/>
        </draw:path>
        <draw:path draw:style-name="gr72" draw:layer="layout" svg:width="0.326cm" svg:height="0.322cm" svg:x="14.537cm" svg:y="1.032cm" svg:viewBox="0 0 327 323" svg:d="M0 162c0 89 73 161 163 161 91 0 164-72 164-161 0-90-73-162-164-162-90 0-163 72-163 162z">
          <text:p/>
        </draw:path>
        <draw:path draw:style-name="gr73" draw:layer="layout" svg:width="0.326cm" svg:height="0.322cm" svg:x="16.62cm" svg:y="12.498cm" svg:viewBox="0 0 327 323" svg:d="M0 161c0 90 73 162 164 162 90 0 163-72 163-162 0-89-73-161-163-161-91 0-164 72-164 161z">
          <text:p/>
        </draw:path>
        <draw:path draw:style-name="gr72" draw:layer="layout" svg:width="0.326cm" svg:height="0.322cm" svg:x="16.62cm" svg:y="12.498cm" svg:viewBox="0 0 327 323" svg:d="M0 161c0 90 73 162 164 162 90 0 163-72 163-162 0-89-73-161-163-161-91 0-164 72-164 161z">
          <text:p/>
        </draw:path>
        <draw:path draw:style-name="gr73" draw:layer="layout" svg:width="0.326cm" svg:height="0.322cm" svg:x="16.62cm" svg:y="12.498cm" svg:viewBox="0 0 327 323" svg:d="M0 161c0 90 73 162 164 162 90 0 163-72 163-162 0-89-73-161-163-161-91 0-164 72-164 161z">
          <text:p/>
        </draw:path>
        <draw:path draw:style-name="gr72" draw:layer="layout" svg:width="0.326cm" svg:height="0.322cm" svg:x="16.62cm" svg:y="12.498cm" svg:viewBox="0 0 327 323" svg:d="M0 161c0 90 73 162 164 162 90 0 163-72 163-162 0-89-73-161-163-161-91 0-164 72-164 161z">
          <text:p/>
        </draw:path>
        <draw:path draw:style-name="gr73" draw:layer="layout" svg:width="0.326cm" svg:height="0.322cm" svg:x="15.578cm" svg:y="12.498cm" svg:viewBox="0 0 327 323" svg:d="M0 161c0 90 73 162 163 162 91 0 164-72 164-162 0-89-73-161-164-161-90 0-163 72-163 161z">
          <text:p/>
        </draw:path>
        <draw:path draw:style-name="gr72" draw:layer="layout" svg:width="0.326cm" svg:height="0.322cm" svg:x="15.578cm" svg:y="12.498cm" svg:viewBox="0 0 327 323" svg:d="M0 161c0 90 73 162 163 162 91 0 164-72 164-162 0-89-73-161-164-161-90 0-163 72-163 161z">
          <text:p/>
        </draw:path>
        <draw:path draw:style-name="gr73" draw:layer="layout" svg:width="0.326cm" svg:height="0.322cm" svg:x="15.578cm" svg:y="12.498cm" svg:viewBox="0 0 327 323" svg:d="M0 161c0 90 73 162 163 162 91 0 164-72 164-162 0-89-73-161-164-161-90 0-163 72-163 161z">
          <text:p/>
        </draw:path>
        <draw:path draw:style-name="gr72" draw:layer="layout" svg:width="0.326cm" svg:height="0.322cm" svg:x="15.578cm" svg:y="12.498cm" svg:viewBox="0 0 327 323" svg:d="M0 161c0 90 73 162 163 162 91 0 164-72 164-162 0-89-73-161-164-161-90 0-163 72-163 161z">
          <text:p/>
        </draw:path>
        <draw:path draw:style-name="gr73" draw:layer="layout" svg:width="0.326cm" svg:height="0.322cm" svg:x="16.62cm" svg:y="11.457cm" svg:viewBox="0 0 327 323" svg:d="M0 161c0 89 73 162 164 162 90 0 163-73 163-162s-73-161-163-161c-91 0-164 72-164 161z">
          <text:p/>
        </draw:path>
        <draw:path draw:style-name="gr72" draw:layer="layout" svg:width="0.326cm" svg:height="0.322cm" svg:x="16.62cm" svg:y="11.457cm" svg:viewBox="0 0 327 323" svg:d="M0 161c0 89 73 162 164 162 90 0 163-73 163-162s-73-161-163-161c-91 0-164 72-164 161z">
          <text:p/>
        </draw:path>
        <draw:path draw:style-name="gr73" draw:layer="layout" svg:width="0.326cm" svg:height="0.322cm" svg:x="16.62cm" svg:y="11.457cm" svg:viewBox="0 0 327 323" svg:d="M0 161c0 89 73 162 164 162 90 0 163-73 163-162s-73-161-163-161c-91 0-164 72-164 161z">
          <text:p/>
        </draw:path>
        <draw:path draw:style-name="gr72" draw:layer="layout" svg:width="0.326cm" svg:height="0.322cm" svg:x="16.62cm" svg:y="11.457cm" svg:viewBox="0 0 327 323" svg:d="M0 161c0 89 73 162 164 162 90 0 163-73 163-162s-73-161-163-161c-91 0-164 72-164 161z">
          <text:p/>
        </draw:path>
        <draw:path draw:style-name="gr73" draw:layer="layout" svg:width="0.326cm" svg:height="0.322cm" svg:x="15.578cm" svg:y="11.457cm" svg:viewBox="0 0 327 323" svg:d="M0 161c0 89 73 162 163 162 91 0 164-73 164-162s-73-161-164-161c-90 0-163 72-163 161z">
          <text:p/>
        </draw:path>
        <draw:path draw:style-name="gr72" draw:layer="layout" svg:width="0.326cm" svg:height="0.322cm" svg:x="15.578cm" svg:y="11.457cm" svg:viewBox="0 0 327 323" svg:d="M0 161c0 89 73 162 163 162 91 0 164-73 164-162s-73-161-164-161c-90 0-163 72-163 161z">
          <text:p/>
        </draw:path>
        <draw:path draw:style-name="gr73" draw:layer="layout" svg:width="0.326cm" svg:height="0.322cm" svg:x="15.578cm" svg:y="11.457cm" svg:viewBox="0 0 327 323" svg:d="M0 161c0 89 73 162 163 162 91 0 164-73 164-162s-73-161-164-161c-90 0-163 72-163 161z">
          <text:p/>
        </draw:path>
        <draw:path draw:style-name="gr72" draw:layer="layout" svg:width="0.326cm" svg:height="0.322cm" svg:x="15.578cm" svg:y="11.457cm" svg:viewBox="0 0 327 323" svg:d="M0 161c0 89 73 162 163 162 91 0 164-73 164-162s-73-161-164-161c-90 0-163 72-163 161z">
          <text:p/>
        </draw:path>
        <draw:path draw:style-name="gr73" draw:layer="layout" svg:width="0.326cm" svg:height="0.321cm" svg:x="16.62cm" svg:y="10.414cm" svg:viewBox="0 0 327 322" svg:d="M0 161c0 89 73 161 164 161 90 0 163-72 163-161s-73-161-163-161c-91 0-164 72-164 161z">
          <text:p/>
        </draw:path>
        <draw:path draw:style-name="gr72" draw:layer="layout" svg:width="0.326cm" svg:height="0.321cm" svg:x="16.62cm" svg:y="10.414cm" svg:viewBox="0 0 327 322" svg:d="M0 161c0 89 73 161 164 161 90 0 163-72 163-161s-73-161-163-161c-91 0-164 72-164 161z">
          <text:p/>
        </draw:path>
        <draw:path draw:style-name="gr73" draw:layer="layout" svg:width="0.326cm" svg:height="0.321cm" svg:x="16.62cm" svg:y="10.414cm" svg:viewBox="0 0 327 322" svg:d="M0 161c0 89 73 161 164 161 90 0 163-72 163-161s-73-161-163-161c-91 0-164 72-164 161z">
          <text:p/>
        </draw:path>
        <draw:path draw:style-name="gr72" draw:layer="layout" svg:width="0.326cm" svg:height="0.321cm" svg:x="16.62cm" svg:y="10.414cm" svg:viewBox="0 0 327 322" svg:d="M0 161c0 89 73 161 164 161 90 0 163-72 163-161s-73-161-163-161c-91 0-164 72-164 161z">
          <text:p/>
        </draw:path>
        <draw:path draw:style-name="gr73" draw:layer="layout" svg:width="0.326cm" svg:height="0.321cm" svg:x="15.578cm" svg:y="10.414cm" svg:viewBox="0 0 327 322" svg:d="M0 161c0 89 73 161 163 161 91 0 164-72 164-161s-73-161-164-161c-90 0-163 72-163 161z">
          <text:p/>
        </draw:path>
        <draw:path draw:style-name="gr72" draw:layer="layout" svg:width="0.326cm" svg:height="0.321cm" svg:x="15.578cm" svg:y="10.414cm" svg:viewBox="0 0 327 322" svg:d="M0 161c0 89 73 161 163 161 91 0 164-72 164-161s-73-161-164-161c-90 0-163 72-163 161z">
          <text:p/>
        </draw:path>
        <draw:path draw:style-name="gr73" draw:layer="layout" svg:width="0.326cm" svg:height="0.321cm" svg:x="15.578cm" svg:y="10.414cm" svg:viewBox="0 0 327 322" svg:d="M0 161c0 89 73 161 163 161 91 0 164-72 164-161s-73-161-164-161c-90 0-163 72-163 161z">
          <text:p/>
        </draw:path>
        <draw:path draw:style-name="gr72" draw:layer="layout" svg:width="0.326cm" svg:height="0.321cm" svg:x="15.578cm" svg:y="10.414cm" svg:viewBox="0 0 327 322" svg:d="M0 161c0 89 73 161 163 161 91 0 164-72 164-161s-73-161-164-161c-90 0-163 72-163 161z">
          <text:p/>
        </draw:path>
        <draw:path draw:style-name="gr73" draw:layer="layout" svg:width="0.326cm" svg:height="0.322cm" svg:x="16.62cm" svg:y="9.372cm" svg:viewBox="0 0 327 323" svg:d="M0 162c0 89 73 161 164 161 90 0 163-72 163-161 0-90-73-162-163-162-91 0-164 72-164 162z">
          <text:p/>
        </draw:path>
        <draw:path draw:style-name="gr72" draw:layer="layout" svg:width="0.326cm" svg:height="0.322cm" svg:x="16.62cm" svg:y="9.372cm" svg:viewBox="0 0 327 323" svg:d="M0 162c0 89 73 161 164 161 90 0 163-72 163-161 0-90-73-162-163-162-91 0-164 72-164 162z">
          <text:p/>
        </draw:path>
        <draw:path draw:style-name="gr73" draw:layer="layout" svg:width="0.326cm" svg:height="0.322cm" svg:x="16.62cm" svg:y="9.372cm" svg:viewBox="0 0 327 323" svg:d="M0 162c0 89 73 161 164 161 90 0 163-72 163-161 0-90-73-162-163-162-91 0-164 72-164 162z">
          <text:p/>
        </draw:path>
        <draw:path draw:style-name="gr72" draw:layer="layout" svg:width="0.326cm" svg:height="0.322cm" svg:x="16.62cm" svg:y="9.372cm" svg:viewBox="0 0 327 323" svg:d="M0 162c0 89 73 161 164 161 90 0 163-72 163-161 0-90-73-162-163-162-91 0-164 72-164 162z">
          <text:p/>
        </draw:path>
        <draw:path draw:style-name="gr73" draw:layer="layout" svg:width="0.326cm" svg:height="0.322cm" svg:x="15.578cm" svg:y="9.372cm" svg:viewBox="0 0 327 323" svg:d="M0 162c0 89 73 161 163 161 91 0 164-72 164-161 0-90-73-162-164-162-90 0-163 72-163 162z">
          <text:p/>
        </draw:path>
        <draw:path draw:style-name="gr72" draw:layer="layout" svg:width="0.326cm" svg:height="0.322cm" svg:x="15.578cm" svg:y="9.372cm" svg:viewBox="0 0 327 323" svg:d="M0 162c0 89 73 161 163 161 91 0 164-72 164-161 0-90-73-162-164-162-90 0-163 72-163 162z">
          <text:p/>
        </draw:path>
        <draw:path draw:style-name="gr73" draw:layer="layout" svg:width="0.326cm" svg:height="0.322cm" svg:x="15.578cm" svg:y="9.372cm" svg:viewBox="0 0 327 323" svg:d="M0 162c0 89 73 161 163 161 91 0 164-72 164-161 0-90-73-162-164-162-90 0-163 72-163 162z">
          <text:p/>
        </draw:path>
        <draw:path draw:style-name="gr72" draw:layer="layout" svg:width="0.326cm" svg:height="0.322cm" svg:x="15.578cm" svg:y="9.372cm" svg:viewBox="0 0 327 323" svg:d="M0 162c0 89 73 161 163 161 91 0 164-72 164-161 0-90-73-162-164-162-90 0-163 72-163 162z">
          <text:p/>
        </draw:path>
        <draw:path draw:style-name="gr73" draw:layer="layout" svg:width="0.326cm" svg:height="0.321cm" svg:x="16.62cm" svg:y="8.329cm" svg:viewBox="0 0 327 322" svg:d="M0 160c0 90 73 162 164 162 90 0 163-72 163-162 0-88-73-160-163-160-91 0-164 72-164 160z">
          <text:p/>
        </draw:path>
        <draw:path draw:style-name="gr72" draw:layer="layout" svg:width="0.326cm" svg:height="0.321cm" svg:x="16.62cm" svg:y="8.329cm" svg:viewBox="0 0 327 322" svg:d="M0 160c0 90 73 162 164 162 90 0 163-72 163-162 0-88-73-160-163-160-91 0-164 72-164 160z">
          <text:p/>
        </draw:path>
        <draw:path draw:style-name="gr73" draw:layer="layout" svg:width="0.326cm" svg:height="0.321cm" svg:x="16.62cm" svg:y="8.329cm" svg:viewBox="0 0 327 322" svg:d="M0 160c0 90 73 162 164 162 90 0 163-72 163-162 0-88-73-160-163-160-91 0-164 72-164 160z">
          <text:p/>
        </draw:path>
        <draw:path draw:style-name="gr72" draw:layer="layout" svg:width="0.326cm" svg:height="0.321cm" svg:x="16.62cm" svg:y="8.329cm" svg:viewBox="0 0 327 322" svg:d="M0 160c0 90 73 162 164 162 90 0 163-72 163-162 0-88-73-160-163-160-91 0-164 72-164 160z">
          <text:p/>
        </draw:path>
        <draw:path draw:style-name="gr73" draw:layer="layout" svg:width="0.326cm" svg:height="0.321cm" svg:x="15.578cm" svg:y="8.329cm" svg:viewBox="0 0 327 322" svg:d="M0 160c0 90 73 162 163 162 91 0 164-72 164-162 0-88-73-160-164-160-90 0-163 72-163 160z">
          <text:p/>
        </draw:path>
        <draw:path draw:style-name="gr72" draw:layer="layout" svg:width="0.326cm" svg:height="0.321cm" svg:x="15.578cm" svg:y="8.329cm" svg:viewBox="0 0 327 322" svg:d="M0 160c0 90 73 162 163 162 91 0 164-72 164-162 0-88-73-160-164-160-90 0-163 72-163 160z">
          <text:p/>
        </draw:path>
        <draw:path draw:style-name="gr73" draw:layer="layout" svg:width="0.326cm" svg:height="0.321cm" svg:x="15.578cm" svg:y="8.329cm" svg:viewBox="0 0 327 322" svg:d="M0 160c0 90 73 162 163 162 91 0 164-72 164-162 0-88-73-160-164-160-90 0-163 72-163 160z">
          <text:p/>
        </draw:path>
        <draw:path draw:style-name="gr72" draw:layer="layout" svg:width="0.326cm" svg:height="0.321cm" svg:x="15.578cm" svg:y="8.329cm" svg:viewBox="0 0 327 322" svg:d="M0 160c0 90 73 162 163 162 91 0 164-72 164-162 0-88-73-160-164-160-90 0-163 72-163 160z">
          <text:p/>
        </draw:path>
        <draw:path draw:style-name="gr73" draw:layer="layout" svg:width="0.326cm" svg:height="0.322cm" svg:x="16.62cm" svg:y="7.287cm" svg:viewBox="0 0 327 323" svg:d="M0 161c0 89 73 162 164 162 90 0 163-73 163-162s-73-161-163-161c-91 0-164 72-164 161z">
          <text:p/>
        </draw:path>
        <draw:path draw:style-name="gr72" draw:layer="layout" svg:width="0.326cm" svg:height="0.322cm" svg:x="16.62cm" svg:y="7.287cm" svg:viewBox="0 0 327 323" svg:d="M0 161c0 89 73 162 164 162 90 0 163-73 163-162s-73-161-163-161c-91 0-164 72-164 161z">
          <text:p/>
        </draw:path>
        <draw:path draw:style-name="gr73" draw:layer="layout" svg:width="0.326cm" svg:height="0.322cm" svg:x="16.62cm" svg:y="7.287cm" svg:viewBox="0 0 327 323" svg:d="M0 161c0 89 73 162 164 162 90 0 163-73 163-162s-73-161-163-161c-91 0-164 72-164 161z">
          <text:p/>
        </draw:path>
        <draw:path draw:style-name="gr72" draw:layer="layout" svg:width="0.326cm" svg:height="0.322cm" svg:x="16.62cm" svg:y="7.287cm" svg:viewBox="0 0 327 323" svg:d="M0 161c0 89 73 162 164 162 90 0 163-73 163-162s-73-161-163-161c-91 0-164 72-164 161z">
          <text:p/>
        </draw:path>
        <draw:path draw:style-name="gr73" draw:layer="layout" svg:width="0.326cm" svg:height="0.322cm" svg:x="15.578cm" svg:y="7.287cm" svg:viewBox="0 0 327 323" svg:d="M0 161c0 89 73 162 163 162 91 0 164-73 164-162s-73-161-164-161c-90 0-163 72-163 161z">
          <text:p/>
        </draw:path>
        <draw:path draw:style-name="gr72" draw:layer="layout" svg:width="0.326cm" svg:height="0.322cm" svg:x="15.578cm" svg:y="7.287cm" svg:viewBox="0 0 327 323" svg:d="M0 161c0 89 73 162 163 162 91 0 164-73 164-162s-73-161-164-161c-90 0-163 72-163 161z">
          <text:p/>
        </draw:path>
        <draw:path draw:style-name="gr73" draw:layer="layout" svg:width="0.326cm" svg:height="0.322cm" svg:x="15.578cm" svg:y="7.287cm" svg:viewBox="0 0 327 323" svg:d="M0 161c0 89 73 162 163 162 91 0 164-73 164-162s-73-161-164-161c-90 0-163 72-163 161z">
          <text:p/>
        </draw:path>
        <draw:path draw:style-name="gr72" draw:layer="layout" svg:width="0.326cm" svg:height="0.322cm" svg:x="15.578cm" svg:y="7.287cm" svg:viewBox="0 0 327 323" svg:d="M0 161c0 89 73 162 163 162 91 0 164-73 164-162s-73-161-164-161c-90 0-163 72-163 161z">
          <text:p/>
        </draw:path>
        <draw:path draw:style-name="gr73" draw:layer="layout" svg:width="0.326cm" svg:height="0.321cm" svg:x="16.62cm" svg:y="6.244cm" svg:viewBox="0 0 327 322" svg:d="M0 162c0 88 73 160 164 160 90 0 163-72 163-160 0-89-73-162-163-162-91 0-164 73-164 162z">
          <text:p/>
        </draw:path>
        <draw:path draw:style-name="gr72" draw:layer="layout" svg:width="0.326cm" svg:height="0.321cm" svg:x="16.62cm" svg:y="6.244cm" svg:viewBox="0 0 327 322" svg:d="M0 162c0 88 73 160 164 160 90 0 163-72 163-160 0-89-73-162-163-162-91 0-164 73-164 162z">
          <text:p/>
        </draw:path>
        <draw:path draw:style-name="gr73" draw:layer="layout" svg:width="0.326cm" svg:height="0.321cm" svg:x="16.62cm" svg:y="6.244cm" svg:viewBox="0 0 327 322" svg:d="M0 162c0 88 73 160 164 160 90 0 163-72 163-160 0-89-73-162-163-162-91 0-164 73-164 162z">
          <text:p/>
        </draw:path>
        <draw:path draw:style-name="gr72" draw:layer="layout" svg:width="0.326cm" svg:height="0.321cm" svg:x="16.62cm" svg:y="6.244cm" svg:viewBox="0 0 327 322" svg:d="M0 162c0 88 73 160 164 160 90 0 163-72 163-160 0-89-73-162-163-162-91 0-164 73-164 162z">
          <text:p/>
        </draw:path>
        <draw:path draw:style-name="gr73" draw:layer="layout" svg:width="0.326cm" svg:height="0.321cm" svg:x="15.578cm" svg:y="6.244cm" svg:viewBox="0 0 327 322" svg:d="M0 162c0 88 73 160 163 160 91 0 164-72 164-160 0-89-73-162-164-162-90 0-163 73-163 162z">
          <text:p/>
        </draw:path>
        <draw:path draw:style-name="gr72" draw:layer="layout" svg:width="0.326cm" svg:height="0.321cm" svg:x="15.578cm" svg:y="6.244cm" svg:viewBox="0 0 327 322" svg:d="M0 162c0 88 73 160 163 160 91 0 164-72 164-160 0-89-73-162-164-162-90 0-163 73-163 162z">
          <text:p/>
        </draw:path>
        <draw:path draw:style-name="gr73" draw:layer="layout" svg:width="0.326cm" svg:height="0.321cm" svg:x="15.578cm" svg:y="6.244cm" svg:viewBox="0 0 327 322" svg:d="M0 162c0 88 73 160 163 160 91 0 164-72 164-160 0-89-73-162-164-162-90 0-163 73-163 162z">
          <text:p/>
        </draw:path>
        <draw:path draw:style-name="gr72" draw:layer="layout" svg:width="0.326cm" svg:height="0.321cm" svg:x="15.578cm" svg:y="6.244cm" svg:viewBox="0 0 327 322" svg:d="M0 162c0 88 73 160 163 160 91 0 164-72 164-160 0-89-73-162-164-162-90 0-163 73-163 162z">
          <text:p/>
        </draw:path>
        <draw:path draw:style-name="gr73" draw:layer="layout" svg:width="0.326cm" svg:height="0.322cm" svg:x="16.62cm" svg:y="5.202cm" svg:viewBox="0 0 327 323" svg:d="M0 162c0 89 73 161 164 161 90 0 163-72 163-161 0-90-73-162-163-162-91 0-164 72-164 162z">
          <text:p/>
        </draw:path>
        <draw:path draw:style-name="gr72" draw:layer="layout" svg:width="0.326cm" svg:height="0.322cm" svg:x="16.62cm" svg:y="5.202cm" svg:viewBox="0 0 327 323" svg:d="M0 162c0 89 73 161 164 161 90 0 163-72 163-161 0-90-73-162-163-162-91 0-164 72-164 162z">
          <text:p/>
        </draw:path>
        <draw:path draw:style-name="gr73" draw:layer="layout" svg:width="0.326cm" svg:height="0.322cm" svg:x="16.62cm" svg:y="5.202cm" svg:viewBox="0 0 327 323" svg:d="M0 162c0 89 73 161 164 161 90 0 163-72 163-161 0-90-73-162-163-162-91 0-164 72-164 162z">
          <text:p/>
        </draw:path>
        <draw:path draw:style-name="gr72" draw:layer="layout" svg:width="0.326cm" svg:height="0.322cm" svg:x="16.62cm" svg:y="5.202cm" svg:viewBox="0 0 327 323" svg:d="M0 162c0 89 73 161 164 161 90 0 163-72 163-161 0-90-73-162-163-162-91 0-164 72-164 162z">
          <text:p/>
        </draw:path>
        <draw:path draw:style-name="gr73" draw:layer="layout" svg:width="0.326cm" svg:height="0.322cm" svg:x="15.578cm" svg:y="5.202cm" svg:viewBox="0 0 327 323" svg:d="M0 162c0 89 73 161 163 161 91 0 164-72 164-161 0-90-73-162-164-162-90 0-163 72-163 162z">
          <text:p/>
        </draw:path>
        <draw:path draw:style-name="gr72" draw:layer="layout" svg:width="0.326cm" svg:height="0.322cm" svg:x="15.578cm" svg:y="5.202cm" svg:viewBox="0 0 327 323" svg:d="M0 162c0 89 73 161 163 161 91 0 164-72 164-161 0-90-73-162-164-162-90 0-163 72-163 162z">
          <text:p/>
        </draw:path>
        <draw:path draw:style-name="gr73" draw:layer="layout" svg:width="0.326cm" svg:height="0.322cm" svg:x="15.578cm" svg:y="5.202cm" svg:viewBox="0 0 327 323" svg:d="M0 162c0 89 73 161 163 161 91 0 164-72 164-161 0-90-73-162-164-162-90 0-163 72-163 162z">
          <text:p/>
        </draw:path>
        <draw:path draw:style-name="gr72" draw:layer="layout" svg:width="0.326cm" svg:height="0.322cm" svg:x="15.578cm" svg:y="5.202cm" svg:viewBox="0 0 327 323" svg:d="M0 162c0 89 73 161 163 161 91 0 164-72 164-161 0-90-73-162-164-162-90 0-163 72-163 162z">
          <text:p/>
        </draw:path>
        <draw:path draw:style-name="gr73" draw:layer="layout" svg:width="0.326cm" svg:height="0.321cm" svg:x="16.62cm" svg:y="4.159cm" svg:viewBox="0 0 327 322" svg:d="M0 161c0 90 73 161 164 161 90 0 163-71 163-161 0-89-73-161-163-161-91 0-164 72-164 161z">
          <text:p/>
        </draw:path>
        <draw:path draw:style-name="gr72" draw:layer="layout" svg:width="0.326cm" svg:height="0.321cm" svg:x="16.62cm" svg:y="4.159cm" svg:viewBox="0 0 327 322" svg:d="M0 161c0 90 73 161 164 161 90 0 163-71 163-161 0-89-73-161-163-161-91 0-164 72-164 161z">
          <text:p/>
        </draw:path>
        <draw:path draw:style-name="gr73" draw:layer="layout" svg:width="0.326cm" svg:height="0.321cm" svg:x="16.62cm" svg:y="4.159cm" svg:viewBox="0 0 327 322" svg:d="M0 161c0 90 73 161 164 161 90 0 163-71 163-161 0-89-73-161-163-161-91 0-164 72-164 161z">
          <text:p/>
        </draw:path>
        <draw:path draw:style-name="gr72" draw:layer="layout" svg:width="0.326cm" svg:height="0.321cm" svg:x="16.62cm" svg:y="4.159cm" svg:viewBox="0 0 327 322" svg:d="M0 161c0 90 73 161 164 161 90 0 163-71 163-161 0-89-73-161-163-161-91 0-164 72-164 161z">
          <text:p/>
        </draw:path>
        <draw:path draw:style-name="gr73" draw:layer="layout" svg:width="0.326cm" svg:height="0.321cm" svg:x="15.578cm" svg:y="4.159cm" svg:viewBox="0 0 327 322" svg:d="M0 161c0 90 73 161 163 161 91 0 164-71 164-161 0-89-73-161-164-161-90 0-163 72-163 161z">
          <text:p/>
        </draw:path>
        <draw:path draw:style-name="gr72" draw:layer="layout" svg:width="0.326cm" svg:height="0.321cm" svg:x="15.578cm" svg:y="4.159cm" svg:viewBox="0 0 327 322" svg:d="M0 161c0 90 73 161 163 161 91 0 164-71 164-161 0-89-73-161-164-161-90 0-163 72-163 161z">
          <text:p/>
        </draw:path>
        <draw:path draw:style-name="gr73" draw:layer="layout" svg:width="0.326cm" svg:height="0.321cm" svg:x="15.578cm" svg:y="4.159cm" svg:viewBox="0 0 327 322" svg:d="M0 161c0 90 73 161 163 161 91 0 164-71 164-161 0-89-73-161-164-161-90 0-163 72-163 161z">
          <text:p/>
        </draw:path>
        <draw:path draw:style-name="gr72" draw:layer="layout" svg:width="0.326cm" svg:height="0.321cm" svg:x="15.578cm" svg:y="4.159cm" svg:viewBox="0 0 327 322" svg:d="M0 161c0 90 73 161 163 161 91 0 164-71 164-161 0-89-73-161-164-161-90 0-163 72-163 161z">
          <text:p/>
        </draw:path>
        <draw:path draw:style-name="gr73" draw:layer="layout" svg:width="0.326cm" svg:height="0.322cm" svg:x="16.62cm" svg:y="3.117cm" svg:viewBox="0 0 327 323" svg:d="M0 161c0 89 73 162 164 162 90 0 163-73 163-162s-73-161-163-161c-91 0-164 72-164 161z">
          <text:p/>
        </draw:path>
        <draw:path draw:style-name="gr72" draw:layer="layout" svg:width="0.326cm" svg:height="0.322cm" svg:x="16.62cm" svg:y="3.117cm" svg:viewBox="0 0 327 323" svg:d="M0 161c0 89 73 162 164 162 90 0 163-73 163-162s-73-161-163-161c-91 0-164 72-164 161z">
          <text:p/>
        </draw:path>
        <draw:path draw:style-name="gr73" draw:layer="layout" svg:width="0.326cm" svg:height="0.322cm" svg:x="16.62cm" svg:y="3.117cm" svg:viewBox="0 0 327 323" svg:d="M0 161c0 89 73 162 164 162 90 0 163-73 163-162s-73-161-163-161c-91 0-164 72-164 161z">
          <text:p/>
        </draw:path>
        <draw:path draw:style-name="gr72" draw:layer="layout" svg:width="0.326cm" svg:height="0.322cm" svg:x="16.62cm" svg:y="3.117cm" svg:viewBox="0 0 327 323" svg:d="M0 161c0 89 73 162 164 162 90 0 163-73 163-162s-73-161-163-161c-91 0-164 72-164 161z">
          <text:p/>
        </draw:path>
        <draw:path draw:style-name="gr73" draw:layer="layout" svg:width="0.326cm" svg:height="0.322cm" svg:x="15.578cm" svg:y="3.117cm" svg:viewBox="0 0 327 323" svg:d="M0 161c0 89 73 162 163 162 91 0 164-73 164-162s-73-161-164-161c-90 0-163 72-163 161z">
          <text:p/>
        </draw:path>
        <draw:path draw:style-name="gr72" draw:layer="layout" svg:width="0.326cm" svg:height="0.322cm" svg:x="15.578cm" svg:y="3.117cm" svg:viewBox="0 0 327 323" svg:d="M0 161c0 89 73 162 163 162 91 0 164-73 164-162s-73-161-164-161c-90 0-163 72-163 161z">
          <text:p/>
        </draw:path>
        <draw:path draw:style-name="gr73" draw:layer="layout" svg:width="0.326cm" svg:height="0.322cm" svg:x="15.578cm" svg:y="3.117cm" svg:viewBox="0 0 327 323" svg:d="M0 161c0 89 73 162 163 162 91 0 164-73 164-162s-73-161-164-161c-90 0-163 72-163 161z">
          <text:p/>
        </draw:path>
        <draw:path draw:style-name="gr72" draw:layer="layout" svg:width="0.326cm" svg:height="0.322cm" svg:x="15.578cm" svg:y="3.117cm" svg:viewBox="0 0 327 323" svg:d="M0 161c0 89 73 162 163 162 91 0 164-73 164-162s-73-161-164-161c-90 0-163 72-163 161z">
          <text:p/>
        </draw:path>
        <draw:path draw:style-name="gr73" draw:layer="layout" svg:width="0.326cm" svg:height="0.322cm" svg:x="16.62cm" svg:y="2.074cm" svg:viewBox="0 0 327 323" svg:d="M0 162c0 89 73 161 164 161 90 0 163-72 163-161s-73-162-163-162c-91 0-164 73-164 162z">
          <text:p/>
        </draw:path>
        <draw:path draw:style-name="gr72" draw:layer="layout" svg:width="0.326cm" svg:height="0.322cm" svg:x="16.62cm" svg:y="2.074cm" svg:viewBox="0 0 327 323" svg:d="M0 162c0 89 73 161 164 161 90 0 163-72 163-161s-73-162-163-162c-91 0-164 73-164 162z">
          <text:p/>
        </draw:path>
        <draw:path draw:style-name="gr73" draw:layer="layout" svg:width="0.326cm" svg:height="0.322cm" svg:x="16.62cm" svg:y="2.074cm" svg:viewBox="0 0 327 323" svg:d="M0 162c0 89 73 161 164 161 90 0 163-72 163-161s-73-162-163-162c-91 0-164 73-164 162z">
          <text:p/>
        </draw:path>
        <draw:path draw:style-name="gr72" draw:layer="layout" svg:width="0.326cm" svg:height="0.322cm" svg:x="16.62cm" svg:y="2.074cm" svg:viewBox="0 0 327 323" svg:d="M0 162c0 89 73 161 164 161 90 0 163-72 163-161s-73-162-163-162c-91 0-164 73-164 162z">
          <text:p/>
        </draw:path>
        <draw:path draw:style-name="gr73" draw:layer="layout" svg:width="0.326cm" svg:height="0.322cm" svg:x="15.578cm" svg:y="2.074cm" svg:viewBox="0 0 327 323" svg:d="M0 162c0 89 73 161 163 161 91 0 164-72 164-161s-73-162-164-162c-90 0-163 73-163 162z">
          <text:p/>
        </draw:path>
        <draw:path draw:style-name="gr72" draw:layer="layout" svg:width="0.326cm" svg:height="0.322cm" svg:x="15.578cm" svg:y="2.074cm" svg:viewBox="0 0 327 323" svg:d="M0 162c0 89 73 161 163 161 91 0 164-72 164-161s-73-162-164-162c-90 0-163 73-163 162z">
          <text:p/>
        </draw:path>
        <draw:path draw:style-name="gr73" draw:layer="layout" svg:width="0.326cm" svg:height="0.322cm" svg:x="15.578cm" svg:y="2.074cm" svg:viewBox="0 0 327 323" svg:d="M0 162c0 89 73 161 163 161 91 0 164-72 164-161s-73-162-164-162c-90 0-163 73-163 162z">
          <text:p/>
        </draw:path>
        <draw:path draw:style-name="gr72" draw:layer="layout" svg:width="0.326cm" svg:height="0.322cm" svg:x="15.578cm" svg:y="2.074cm" svg:viewBox="0 0 327 323" svg:d="M0 162c0 89 73 161 163 161 91 0 164-72 164-161s-73-162-164-162c-90 0-163 73-163 162z">
          <text:p/>
        </draw:path>
        <draw:path draw:style-name="gr73" draw:layer="layout" svg:width="0.326cm" svg:height="0.322cm" svg:x="16.62cm" svg:y="1.032cm" svg:viewBox="0 0 327 323" svg:d="M0 162c0 89 73 161 164 161 90 0 163-72 163-161 0-90-73-162-163-162-91 0-164 72-164 162z">
          <text:p/>
        </draw:path>
        <draw:path draw:style-name="gr72" draw:layer="layout" svg:width="0.326cm" svg:height="0.322cm" svg:x="16.62cm" svg:y="1.032cm" svg:viewBox="0 0 327 323" svg:d="M0 162c0 89 73 161 164 161 90 0 163-72 163-161 0-90-73-162-163-162-91 0-164 72-164 162z">
          <text:p/>
        </draw:path>
        <draw:path draw:style-name="gr73" draw:layer="layout" svg:width="0.326cm" svg:height="0.322cm" svg:x="16.62cm" svg:y="1.032cm" svg:viewBox="0 0 327 323" svg:d="M0 162c0 89 73 161 164 161 90 0 163-72 163-161 0-90-73-162-163-162-91 0-164 72-164 162z">
          <text:p/>
        </draw:path>
        <draw:path draw:style-name="gr72" draw:layer="layout" svg:width="0.326cm" svg:height="0.322cm" svg:x="16.62cm" svg:y="1.032cm" svg:viewBox="0 0 327 323" svg:d="M0 162c0 89 73 161 164 161 90 0 163-72 163-161 0-90-73-162-163-162-91 0-164 72-164 162z">
          <text:p/>
        </draw:path>
        <draw:path draw:style-name="gr73" draw:layer="layout" svg:width="0.326cm" svg:height="0.322cm" svg:x="15.578cm" svg:y="1.032cm" svg:viewBox="0 0 327 323" svg:d="M0 162c0 89 73 161 163 161 91 0 164-72 164-161 0-90-73-162-164-162-90 0-163 72-163 162z">
          <text:p/>
        </draw:path>
        <draw:path draw:style-name="gr72" draw:layer="layout" svg:width="0.326cm" svg:height="0.322cm" svg:x="15.578cm" svg:y="1.032cm" svg:viewBox="0 0 327 323" svg:d="M0 162c0 89 73 161 163 161 91 0 164-72 164-161 0-90-73-162-164-162-90 0-163 72-163 162z">
          <text:p/>
        </draw:path>
        <draw:path draw:style-name="gr73" draw:layer="layout" svg:width="0.326cm" svg:height="0.322cm" svg:x="15.578cm" svg:y="1.032cm" svg:viewBox="0 0 327 323" svg:d="M0 162c0 89 73 161 163 161 91 0 164-72 164-161 0-90-73-162-164-162-90 0-163 72-163 162z">
          <text:p/>
        </draw:path>
        <draw:path draw:style-name="gr72" draw:layer="layout" svg:width="0.326cm" svg:height="0.322cm" svg:x="15.578cm" svg:y="1.032cm" svg:viewBox="0 0 327 323" svg:d="M0 162c0 89 73 161 163 161 91 0 164-72 164-161 0-90-73-162-164-162-90 0-163 72-163 162z">
          <text:p/>
        </draw:path>
        <draw:path draw:style-name="gr73" draw:layer="layout" svg:width="0.326cm" svg:height="0.322cm" svg:x="11.493cm" svg:y="7.541cm" svg:viewBox="0 0 327 323" svg:d="M0 162c0 89 74 161 164 161s163-72 163-161-73-162-163-162-164 73-164 162z">
          <text:p/>
        </draw:path>
        <draw:path draw:style-name="gr72" draw:layer="layout" svg:width="0.326cm" svg:height="0.322cm" svg:x="11.493cm" svg:y="7.541cm" svg:viewBox="0 0 327 323" svg:d="M0 162c0 89 74 161 164 161s163-72 163-161-73-162-163-162-164 73-164 162z">
          <text:p/>
        </draw:path>
        <draw:path draw:style-name="gr73" draw:layer="layout" svg:width="0.326cm" svg:height="0.322cm" svg:x="11.493cm" svg:y="7.541cm" svg:viewBox="0 0 327 323" svg:d="M0 162c0 89 74 161 164 161s163-72 163-161-73-162-163-162-164 73-164 162z">
          <text:p/>
        </draw:path>
        <draw:path draw:style-name="gr72" draw:layer="layout" svg:width="0.326cm" svg:height="0.322cm" svg:x="11.493cm" svg:y="7.541cm" svg:viewBox="0 0 327 323" svg:d="M0 162c0 89 74 161 164 161s163-72 163-161-73-162-163-162-164 73-164 162z">
          <text:p/>
        </draw:path>
        <draw:path draw:style-name="gr73" draw:layer="layout" svg:width="0.326cm" svg:height="0.322cm" svg:x="13.055cm" svg:y="5.977cm" svg:viewBox="0 0 327 323" svg:d="M0 161c0 89 73 162 164 162 90 0 163-73 163-162s-73-161-163-161c-91 0-164 72-164 161z">
          <text:p/>
        </draw:path>
        <draw:path draw:style-name="gr72" draw:layer="layout" svg:width="0.326cm" svg:height="0.322cm" svg:x="13.055cm" svg:y="5.977cm" svg:viewBox="0 0 327 323" svg:d="M0 161c0 89 73 162 164 162 90 0 163-73 163-162s-73-161-163-161c-91 0-164 72-164 161z">
          <text:p/>
        </draw:path>
        <draw:path draw:style-name="gr73" draw:layer="layout" svg:width="0.326cm" svg:height="0.322cm" svg:x="13.055cm" svg:y="5.977cm" svg:viewBox="0 0 327 323" svg:d="M0 161c0 89 73 162 164 162 90 0 163-73 163-162s-73-161-163-161c-91 0-164 72-164 161z">
          <text:p/>
        </draw:path>
        <draw:path draw:style-name="gr72" draw:layer="layout" svg:width="0.326cm" svg:height="0.322cm" svg:x="13.055cm" svg:y="5.977cm" svg:viewBox="0 0 327 323" svg:d="M0 161c0 89 73 162 164 162 90 0 163-73 163-162s-73-161-163-161c-91 0-164 72-164 161z">
          <text:p/>
        </draw:path>
        <draw:path draw:style-name="gr73" draw:layer="layout" svg:width="0.491cm" svg:height="0.487cm" svg:x="12.973cm" svg:y="9.023cm" svg:viewBox="0 0 492 488" svg:d="M0 243c0 135 111 245 246 245 136 0 246-110 246-245 0-134-110-243-246-243-135 0-246 109-246 243z">
          <text:p/>
        </draw:path>
        <draw:path draw:style-name="gr72" draw:layer="layout" svg:width="0.491cm" svg:height="0.487cm" svg:x="12.973cm" svg:y="9.023cm" svg:viewBox="0 0 492 488" svg:d="M0 243c0 135 111 245 246 245 136 0 246-110 246-245 0-134-110-243-246-243-135 0-246 109-246 243z">
          <text:p/>
        </draw:path>
        <draw:path draw:style-name="gr73" draw:layer="layout" svg:width="0.491cm" svg:height="0.487cm" svg:x="12.973cm" svg:y="9.023cm" svg:viewBox="0 0 492 488" svg:d="M0 243c0 135 111 245 246 245 136 0 246-110 246-245 0-134-110-243-246-243-135 0-246 109-246 243z">
          <text:p/>
        </draw:path>
        <draw:path draw:style-name="gr72" draw:layer="layout" svg:width="0.491cm" svg:height="0.487cm" svg:x="12.973cm" svg:y="9.023cm" svg:viewBox="0 0 492 488" svg:d="M0 243c0 135 111 245 246 245 136 0 246-110 246-245 0-134-110-243-246-243-135 0-246 109-246 243z">
          <text:p/>
        </draw:path>
        <draw:path draw:style-name="gr73" draw:layer="layout" svg:width="0.491cm" svg:height="0.487cm" svg:x="9.846cm" svg:y="5.894cm" svg:viewBox="0 0 492 488" svg:d="M0 245c0 134 110 243 247 243 135 0 245-109 245-243 0-136-110-245-245-245-137 0-247 109-247 245z">
          <text:p/>
        </draw:path>
        <draw:path draw:style-name="gr72" draw:layer="layout" svg:width="0.491cm" svg:height="0.487cm" svg:x="9.846cm" svg:y="5.894cm" svg:viewBox="0 0 492 488" svg:d="M0 245c0 134 110 243 247 243 135 0 245-109 245-243 0-136-110-245-245-245-137 0-247 109-247 245z">
          <text:p/>
        </draw:path>
        <draw:path draw:style-name="gr73" draw:layer="layout" svg:width="0.491cm" svg:height="0.487cm" svg:x="9.846cm" svg:y="5.894cm" svg:viewBox="0 0 492 488" svg:d="M0 245c0 134 110 243 247 243 135 0 245-109 245-243 0-136-110-245-245-245-137 0-247 109-247 245z">
          <text:p/>
        </draw:path>
        <draw:path draw:style-name="gr72" draw:layer="layout" svg:width="0.491cm" svg:height="0.487cm" svg:x="9.846cm" svg:y="5.894cm" svg:viewBox="0 0 492 488" svg:d="M0 245c0 134 110 243 247 243 135 0 245-109 245-243 0-136-110-245-245-245-137 0-247 109-247 245z">
          <text:p/>
        </draw:path>
        <draw:path draw:style-name="gr73" draw:layer="layout" svg:width="0.326cm" svg:height="0.322cm" svg:x="7.763cm" svg:y="11.457cm" svg:viewBox="0 0 327 323" svg:d="M0 161c0 89 73 162 163 162 91 0 164-73 164-162s-73-161-164-161c-90 0-163 72-163 161z">
          <text:p/>
        </draw:path>
        <draw:path draw:style-name="gr72" draw:layer="layout" svg:width="0.326cm" svg:height="0.322cm" svg:x="7.763cm" svg:y="11.457cm" svg:viewBox="0 0 327 323" svg:d="M0 161c0 89 73 162 163 162 91 0 164-73 164-162s-73-161-164-161c-90 0-163 72-163 161z">
          <text:p/>
        </draw:path>
        <draw:path draw:style-name="gr73" draw:layer="layout" svg:width="0.326cm" svg:height="0.322cm" svg:x="7.763cm" svg:y="11.457cm" svg:viewBox="0 0 327 323" svg:d="M0 161c0 89 73 162 163 162 91 0 164-73 164-162s-73-161-164-161c-90 0-163 72-163 161z">
          <text:p/>
        </draw:path>
        <draw:path draw:style-name="gr72" draw:layer="layout" svg:width="0.326cm" svg:height="0.322cm" svg:x="7.763cm" svg:y="11.457cm" svg:viewBox="0 0 327 323" svg:d="M0 161c0 89 73 162 163 162 91 0 164-73 164-162s-73-161-164-161c-90 0-163 72-163 161z">
          <text:p/>
        </draw:path>
        <draw:path draw:style-name="gr73" draw:layer="layout" svg:width="0.326cm" svg:height="0.322cm" svg:x="8.805cm" svg:y="11.457cm" svg:viewBox="0 0 327 323" svg:d="M0 161c0 89 73 162 164 162 90 0 163-73 163-162s-73-161-163-161c-91 0-164 72-164 161z">
          <text:p/>
        </draw:path>
        <draw:path draw:style-name="gr72" draw:layer="layout" svg:width="0.326cm" svg:height="0.322cm" svg:x="8.805cm" svg:y="11.457cm" svg:viewBox="0 0 327 323" svg:d="M0 161c0 89 73 162 164 162 90 0 163-73 163-162s-73-161-163-161c-91 0-164 72-164 161z">
          <text:p/>
        </draw:path>
        <draw:path draw:style-name="gr73" draw:layer="layout" svg:width="0.326cm" svg:height="0.322cm" svg:x="8.805cm" svg:y="11.457cm" svg:viewBox="0 0 327 323" svg:d="M0 161c0 89 73 162 164 162 90 0 163-73 163-162s-73-161-163-161c-91 0-164 72-164 161z">
          <text:p/>
        </draw:path>
        <draw:path draw:style-name="gr72" draw:layer="layout" svg:width="0.326cm" svg:height="0.322cm" svg:x="8.805cm" svg:y="11.457cm" svg:viewBox="0 0 327 323" svg:d="M0 161c0 89 73 162 164 162 90 0 163-73 163-162s-73-161-163-161c-91 0-164 72-164 161z">
          <text:p/>
        </draw:path>
        <draw:path draw:style-name="gr73" draw:layer="layout" svg:width="0.489cm" svg:height="0.487cm" svg:x="13.33cm" svg:y="3.56cm" svg:viewBox="0 0 490 488" svg:d="M0 244c0 135 111 244 246 244s244-109 244-244c0-134-109-244-244-244s-246 110-246 244z">
          <text:p/>
        </draw:path>
        <draw:path draw:style-name="gr72" draw:layer="layout" svg:width="0.489cm" svg:height="0.487cm" svg:x="13.33cm" svg:y="3.56cm" svg:viewBox="0 0 490 488" svg:d="M0 244c0 135 111 244 246 244s244-109 244-244c0-134-109-244-244-244s-246 110-246 244z">
          <text:p/>
        </draw:path>
        <draw:path draw:style-name="gr73" draw:layer="layout" svg:width="0.489cm" svg:height="0.487cm" svg:x="13.33cm" svg:y="3.56cm" svg:viewBox="0 0 490 488" svg:d="M0 244c0 135 111 244 246 244s244-109 244-244c0-134-109-244-244-244s-246 110-246 244z">
          <text:p/>
        </draw:path>
        <draw:path draw:style-name="gr72" draw:layer="layout" svg:width="0.489cm" svg:height="0.487cm" svg:x="13.33cm" svg:y="3.56cm" svg:viewBox="0 0 490 488" svg:d="M0 244c0 135 111 244 246 244s244-109 244-244c0-134-109-244-244-244s-246 110-246 244z">
          <text:p/>
        </draw:path>
        <draw:path draw:style-name="gr73" draw:layer="layout" svg:width="0.491cm" svg:height="0.487cm" svg:x="10.204cm" svg:y="1.475cm" svg:viewBox="0 0 492 488" svg:d="M0 244c0 135 110 244 245 244 137 0 247-109 247-244s-110-244-247-244c-135 0-245 109-245 244z">
          <text:p/>
        </draw:path>
        <draw:path draw:style-name="gr72" draw:layer="layout" svg:width="0.491cm" svg:height="0.487cm" svg:x="10.204cm" svg:y="1.475cm" svg:viewBox="0 0 492 488" svg:d="M0 244c0 135 110 244 245 244 137 0 247-109 247-244s-110-244-247-244c-135 0-245 109-245 244z">
          <text:p/>
        </draw:path>
        <draw:path draw:style-name="gr73" draw:layer="layout" svg:width="0.491cm" svg:height="0.487cm" svg:x="10.204cm" svg:y="1.475cm" svg:viewBox="0 0 492 488" svg:d="M0 244c0 135 110 244 245 244 137 0 247-109 247-244s-110-244-247-244c-135 0-245 109-245 244z">
          <text:p/>
        </draw:path>
        <draw:path draw:style-name="gr72" draw:layer="layout" svg:width="0.491cm" svg:height="0.487cm" svg:x="10.204cm" svg:y="1.475cm" svg:viewBox="0 0 492 488" svg:d="M0 244c0 135 110 244 245 244 137 0 247-109 247-244s-110-244-247-244c-135 0-245 109-245 244z">
          <text:p/>
        </draw:path>
        <draw:path draw:style-name="gr73" draw:layer="layout" svg:width="0.489cm" svg:height="0.487cm" svg:x="13.33cm" svg:y="1.475cm" svg:viewBox="0 0 490 488" svg:d="M0 244c0 135 111 244 246 244s244-109 244-244-109-244-244-244-246 109-246 244z">
          <text:p/>
        </draw:path>
        <draw:path draw:style-name="gr72" draw:layer="layout" svg:width="0.489cm" svg:height="0.487cm" svg:x="13.33cm" svg:y="1.475cm" svg:viewBox="0 0 490 488" svg:d="M0 244c0 135 111 244 246 244s244-109 244-244-109-244-244-244-246 109-246 244z">
          <text:p/>
        </draw:path>
        <draw:path draw:style-name="gr73" draw:layer="layout" svg:width="0.489cm" svg:height="0.487cm" svg:x="13.33cm" svg:y="1.475cm" svg:viewBox="0 0 490 488" svg:d="M0 244c0 135 111 244 246 244s244-109 244-244-109-244-244-244-246 109-246 244z">
          <text:p/>
        </draw:path>
        <draw:path draw:style-name="gr72" draw:layer="layout" svg:width="0.489cm" svg:height="0.487cm" svg:x="13.33cm" svg:y="1.475cm" svg:viewBox="0 0 490 488" svg:d="M0 244c0 135 111 244 246 244s244-109 244-244-109-244-244-244-246 109-246 244z">
          <text:p/>
        </draw:path>
        <draw:path draw:style-name="gr73" draw:layer="layout" svg:width="0.489cm" svg:height="0.485cm" svg:x="13.33cm" svg:y="2.518cm" svg:viewBox="0 0 490 486" svg:d="M0 244c0 133 111 242 246 242s244-109 244-242c0-135-109-244-244-244s-246 109-246 244z">
          <text:p/>
        </draw:path>
        <draw:path draw:style-name="gr72" draw:layer="layout" svg:width="0.489cm" svg:height="0.485cm" svg:x="13.33cm" svg:y="2.518cm" svg:viewBox="0 0 490 486" svg:d="M0 244c0 133 111 242 246 242s244-109 244-242c0-135-109-244-244-244s-246 109-246 244z">
          <text:p/>
        </draw:path>
        <draw:path draw:style-name="gr73" draw:layer="layout" svg:width="0.489cm" svg:height="0.485cm" svg:x="13.33cm" svg:y="2.518cm" svg:viewBox="0 0 490 486" svg:d="M0 244c0 133 111 242 246 242s244-109 244-242c0-135-109-244-244-244s-246 109-246 244z">
          <text:p/>
        </draw:path>
        <draw:path draw:style-name="gr72" draw:layer="layout" svg:width="0.489cm" svg:height="0.485cm" svg:x="13.33cm" svg:y="2.518cm" svg:viewBox="0 0 490 486" svg:d="M0 244c0 133 111 242 246 242s244-109 244-242c0-135-109-244-244-244s-246 109-246 244z">
          <text:p/>
        </draw:path>
        <draw:path draw:style-name="gr73" draw:layer="layout" svg:width="0.491cm" svg:height="0.485cm" svg:x="10.204cm" svg:y="2.518cm" svg:viewBox="0 0 492 486" svg:d="M0 244c0 133 110 242 245 242 137 0 247-109 247-242 0-135-110-244-247-244-135 0-245 109-245 244z">
          <text:p/>
        </draw:path>
        <draw:path draw:style-name="gr72" draw:layer="layout" svg:width="0.491cm" svg:height="0.485cm" svg:x="10.204cm" svg:y="2.518cm" svg:viewBox="0 0 492 486" svg:d="M0 244c0 133 110 242 245 242 137 0 247-109 247-242 0-135-110-244-247-244-135 0-245 109-245 244z">
          <text:p/>
        </draw:path>
        <draw:path draw:style-name="gr73" draw:layer="layout" svg:width="0.491cm" svg:height="0.485cm" svg:x="10.204cm" svg:y="2.518cm" svg:viewBox="0 0 492 486" svg:d="M0 244c0 133 110 242 245 242 137 0 247-109 247-242 0-135-110-244-247-244-135 0-245 109-245 244z">
          <text:p/>
        </draw:path>
        <draw:path draw:style-name="gr72" draw:layer="layout" svg:width="0.491cm" svg:height="0.485cm" svg:x="10.204cm" svg:y="2.518cm" svg:viewBox="0 0 492 486" svg:d="M0 244c0 133 110 242 245 242 137 0 247-109 247-242 0-135-110-244-247-244-135 0-245 109-245 244z">
          <text:p/>
        </draw:path>
        <draw:path draw:style-name="gr73" draw:layer="layout" svg:width="0.491cm" svg:height="0.487cm" svg:x="10.204cm" svg:y="3.56cm" svg:viewBox="0 0 492 488" svg:d="M0 244c0 135 110 244 245 244 137 0 247-109 247-244 0-134-110-244-247-244-135 0-245 110-245 244z">
          <text:p/>
        </draw:path>
        <draw:path draw:style-name="gr72" draw:layer="layout" svg:width="0.491cm" svg:height="0.487cm" svg:x="10.204cm" svg:y="3.56cm" svg:viewBox="0 0 492 488" svg:d="M0 244c0 135 110 244 245 244 137 0 247-109 247-244 0-134-110-244-247-244-135 0-245 110-245 244z">
          <text:p/>
        </draw:path>
        <draw:path draw:style-name="gr73" draw:layer="layout" svg:width="0.491cm" svg:height="0.487cm" svg:x="10.204cm" svg:y="3.56cm" svg:viewBox="0 0 492 488" svg:d="M0 244c0 135 110 244 245 244 137 0 247-109 247-244 0-134-110-244-247-244-135 0-245 110-245 244z">
          <text:p/>
        </draw:path>
        <draw:path draw:style-name="gr72" draw:layer="layout" svg:width="0.491cm" svg:height="0.487cm" svg:x="10.204cm" svg:y="3.56cm" svg:viewBox="0 0 492 488" svg:d="M0 244c0 135 110 244 245 244 137 0 247-109 247-244 0-134-110-244-247-244-135 0-245 110-245 244z">
          <text:p/>
        </draw:path>
        <draw:path draw:style-name="gr73" draw:layer="layout" svg:width="0.614cm" svg:height="0.608cm" svg:x="4.995cm" svg:y="5.543cm" svg:viewBox="0 0 615 609" svg:d="M0 305c0 168 137 304 308 304 169 0 307-136 307-304 0-169-138-305-307-305-171 0-308 136-308 305z">
          <text:p/>
        </draw:path>
        <draw:path draw:style-name="gr72" draw:layer="layout" svg:width="0.614cm" svg:height="0.608cm" svg:x="4.995cm" svg:y="5.543cm" svg:viewBox="0 0 615 609" svg:d="M0 305c0 168 137 304 308 304 169 0 307-136 307-304 0-169-138-305-307-305-171 0-308 136-308 305z">
          <text:p/>
        </draw:path>
        <draw:path draw:style-name="gr73" draw:layer="layout" svg:width="0.614cm" svg:height="0.608cm" svg:x="4.995cm" svg:y="5.543cm" svg:viewBox="0 0 615 609" svg:d="M0 305c0 168 137 304 308 304 169 0 307-136 307-304 0-169-138-305-307-305-171 0-308 136-308 305z">
          <text:p/>
        </draw:path>
        <draw:path draw:style-name="gr72" draw:layer="layout" svg:width="0.614cm" svg:height="0.608cm" svg:x="4.995cm" svg:y="5.543cm" svg:viewBox="0 0 615 609" svg:d="M0 305c0 168 137 304 308 304 169 0 307-136 307-304 0-169-138-305-307-305-171 0-308 136-308 305z">
          <text:p/>
        </draw:path>
        <draw:path draw:style-name="gr73" draw:layer="layout" svg:width="0.614cm" svg:height="0.61cm" svg:x="8.07cm" svg:y="5.767cm" svg:viewBox="0 0 615 611" svg:d="M0 306c0 168 138 305 308 305s307-137 307-305-137-306-307-306-308 138-308 306z">
          <text:p/>
        </draw:path>
        <draw:path draw:style-name="gr73" draw:layer="layout" svg:width="0.614cm" svg:height="0.61cm" svg:x="8.07cm" svg:y="5.767cm" svg:viewBox="0 0 615 611" svg:d="M0 306c0 168 138 305 308 305s307-137 307-305-137-306-307-306-308 138-308 306z">
          <text:p/>
        </draw:path>
        <draw:path draw:style-name="gr73" draw:layer="layout" svg:width="0.612cm" svg:height="0.607cm" svg:x="6.267cm" svg:y="8.572cm" svg:viewBox="0 0 613 608" svg:d="M0 305c0 168 137 303 307 303 169 0 306-135 306-303 0-169-137-305-306-305-170 0-307 136-307 305z">
          <text:p/>
        </draw:path>
        <draw:path draw:style-name="gr72" draw:layer="layout" svg:width="0.612cm" svg:height="0.607cm" svg:x="6.267cm" svg:y="8.572cm" svg:viewBox="0 0 613 608" svg:d="M0 305c0 168 137 303 307 303 169 0 306-135 306-303 0-169-137-305-306-305-170 0-307 136-307 305z">
          <text:p/>
        </draw:path>
        <draw:path draw:style-name="gr73" draw:layer="layout" svg:width="0.612cm" svg:height="0.607cm" svg:x="6.267cm" svg:y="8.572cm" svg:viewBox="0 0 613 608" svg:d="M0 305c0 168 137 303 307 303 169 0 306-135 306-303 0-169-137-305-306-305-170 0-307 136-307 305z">
          <text:p/>
        </draw:path>
        <draw:path draw:style-name="gr72" draw:layer="layout" svg:width="0.612cm" svg:height="0.607cm" svg:x="6.267cm" svg:y="8.572cm" svg:viewBox="0 0 613 608" svg:d="M0 305c0 168 137 303 307 303 169 0 306-135 306-303 0-169-137-305-306-305-170 0-307 136-307 305z">
          <text:p/>
        </draw:path>
        <draw:path draw:style-name="gr73" draw:layer="layout" svg:width="0.612cm" svg:height="0.61cm" svg:x="6.8cm" svg:y="9.482cm" svg:viewBox="0 0 613 611" svg:d="M0 305c0 168 137 306 307 306 169 0 306-138 306-306s-137-305-306-305c-170 0-307 137-307 305z">
          <text:p/>
        </draw:path>
        <draw:path draw:style-name="gr72" draw:layer="layout" svg:width="0.612cm" svg:height="0.61cm" svg:x="6.8cm" svg:y="9.482cm" svg:viewBox="0 0 613 611" svg:d="M0 305c0 168 137 306 307 306 169 0 306-138 306-306s-137-305-306-305c-170 0-307 137-307 305z">
          <text:p/>
        </draw:path>
        <draw:path draw:style-name="gr73" draw:layer="layout" svg:width="0.612cm" svg:height="0.61cm" svg:x="6.8cm" svg:y="9.482cm" svg:viewBox="0 0 613 611" svg:d="M0 305c0 168 137 306 307 306 169 0 306-138 306-306s-137-305-306-305c-170 0-307 137-307 305z">
          <text:p/>
        </draw:path>
        <draw:path draw:style-name="gr72" draw:layer="layout" svg:width="0.612cm" svg:height="0.61cm" svg:x="6.8cm" svg:y="9.482cm" svg:viewBox="0 0 613 611" svg:d="M0 305c0 168 137 306 307 306 169 0 306-138 306-306s-137-305-306-305c-170 0-307 137-307 305z">
          <text:p/>
        </draw:path>
        <draw:path draw:style-name="gr73" draw:layer="layout" svg:width="0.611cm" svg:height="0.609cm" svg:x="3.56cm" svg:y="7.512cm" svg:viewBox="0 0 612 610" svg:d="M0 305c0 169 137 305 306 305 170 0 306-136 306-305 0-168-136-305-306-305-169 0-306 137-306 305z">
          <text:p/>
        </draw:path>
        <draw:path draw:style-name="gr72" draw:layer="layout" svg:width="0.611cm" svg:height="0.609cm" svg:x="3.56cm" svg:y="7.512cm" svg:viewBox="0 0 612 610" svg:d="M0 305c0 169 137 305 306 305 170 0 306-136 306-305 0-168-136-305-306-305-169 0-306 137-306 305z">
          <text:p/>
        </draw:path>
        <draw:path draw:style-name="gr73" draw:layer="layout" svg:width="0.611cm" svg:height="0.609cm" svg:x="3.56cm" svg:y="7.512cm" svg:viewBox="0 0 612 610" svg:d="M0 305c0 169 137 305 306 305 170 0 306-136 306-305 0-168-136-305-306-305-169 0-306 137-306 305z">
          <text:p/>
        </draw:path>
        <draw:path draw:style-name="gr72" draw:layer="layout" svg:width="0.611cm" svg:height="0.609cm" svg:x="3.56cm" svg:y="7.512cm" svg:viewBox="0 0 612 610" svg:d="M0 305c0 169 137 305 306 305 170 0 306-136 306-305 0-168-136-305-306-305-169 0-306 137-306 305z">
          <text:p/>
        </draw:path>
        <draw:path draw:style-name="gr73" draw:layer="layout" svg:width="0.163cm" svg:height="0.157cm" svg:x="7.755cm" svg:y="2.173cm" svg:viewBox="0 0 164 158" svg:d="M0 79c0 44 36 79 81 79 47 0 83-35 83-79s-36-79-83-79c-45 0-81 35-81 79z">
          <text:p/>
        </draw:path>
        <draw:path draw:style-name="gr72" draw:layer="layout" svg:width="0.163cm" svg:height="0.157cm" svg:x="7.755cm" svg:y="2.173cm" svg:viewBox="0 0 164 158" svg:d="M0 79c0 44 36 79 81 79 47 0 83-35 83-79s-36-79-83-79c-45 0-81 35-81 79z">
          <text:p/>
        </draw:path>
        <draw:path draw:style-name="gr73" draw:layer="layout" svg:width="0.163cm" svg:height="0.157cm" svg:x="7.755cm" svg:y="2.173cm" svg:viewBox="0 0 164 158" svg:d="M0 79c0 44 36 79 81 79 47 0 83-35 83-79s-36-79-83-79c-45 0-81 35-81 79z">
          <text:p/>
        </draw:path>
        <draw:path draw:style-name="gr72" draw:layer="layout" svg:width="0.163cm" svg:height="0.157cm" svg:x="7.755cm" svg:y="2.173cm" svg:viewBox="0 0 164 158" svg:d="M0 79c0 44 36 79 81 79 47 0 83-35 83-79s-36-79-83-79c-45 0-81 35-81 79z">
          <text:p/>
        </draw:path>
        <draw:path draw:style-name="gr73" draw:layer="layout" svg:width="0.163cm" svg:height="0.159cm" svg:x="7.755cm" svg:y="4.167cm" svg:viewBox="0 0 164 160" svg:d="M0 81c0 43 36 79 81 79 47 0 83-36 83-79 0-44-36-81-83-81-45 0-81 37-81 81z">
          <text:p/>
        </draw:path>
        <draw:path draw:style-name="gr72" draw:layer="layout" svg:width="0.163cm" svg:height="0.159cm" svg:x="7.755cm" svg:y="4.167cm" svg:viewBox="0 0 164 160" svg:d="M0 81c0 43 36 79 81 79 47 0 83-36 83-79 0-44-36-81-83-81-45 0-81 37-81 81z">
          <text:p/>
        </draw:path>
        <draw:path draw:style-name="gr73" draw:layer="layout" svg:width="0.163cm" svg:height="0.159cm" svg:x="7.755cm" svg:y="4.167cm" svg:viewBox="0 0 164 160" svg:d="M0 81c0 43 36 79 81 79 47 0 83-36 83-79 0-44-36-81-83-81-45 0-81 37-81 81z">
          <text:p/>
        </draw:path>
        <draw:path draw:style-name="gr72" draw:layer="layout" svg:width="0.163cm" svg:height="0.159cm" svg:x="7.755cm" svg:y="4.167cm" svg:viewBox="0 0 164 160" svg:d="M0 81c0 43 36 79 81 79 47 0 83-36 83-79 0-44-36-81-83-81-45 0-81 37-81 81z">
          <text:p/>
        </draw:path>
        <draw:path draw:style-name="gr73" draw:layer="layout" svg:width="0.163cm" svg:height="0.159cm" svg:x="7.755cm" svg:y="5.357cm" svg:viewBox="0 0 164 160" svg:d="M0 79c0 45 36 81 81 81 47 0 83-36 83-81 0-44-36-79-83-79-45 0-81 35-81 79z">
          <text:p/>
        </draw:path>
        <draw:path draw:style-name="gr72" draw:layer="layout" svg:width="0.163cm" svg:height="0.159cm" svg:x="7.755cm" svg:y="5.357cm" svg:viewBox="0 0 164 160" svg:d="M0 79c0 45 36 81 81 81 47 0 83-36 83-81 0-44-36-79-83-79-45 0-81 35-81 79z">
          <text:p/>
        </draw:path>
        <draw:path draw:style-name="gr73" draw:layer="layout" svg:width="0.163cm" svg:height="0.159cm" svg:x="7.755cm" svg:y="5.357cm" svg:viewBox="0 0 164 160" svg:d="M0 79c0 45 36 81 81 81 47 0 83-36 83-81 0-44-36-79-83-79-45 0-81 35-81 79z">
          <text:p/>
        </draw:path>
        <draw:path draw:style-name="gr72" draw:layer="layout" svg:width="0.163cm" svg:height="0.159cm" svg:x="7.755cm" svg:y="5.357cm" svg:viewBox="0 0 164 160" svg:d="M0 79c0 45 36 81 81 81 47 0 83-36 83-81 0-44-36-79-83-79-45 0-81 35-81 79z">
          <text:p/>
        </draw:path>
        <draw:path draw:style-name="gr73" draw:layer="layout" svg:width="0.163cm" svg:height="0.159cm" svg:x="7.755cm" svg:y="4.643cm" svg:viewBox="0 0 164 160" svg:d="M0 81c0 44 36 79 81 79 47 0 83-35 83-79s-36-81-83-81c-45 0-81 37-81 81z">
          <text:p/>
        </draw:path>
        <draw:path draw:style-name="gr72" draw:layer="layout" svg:width="0.163cm" svg:height="0.159cm" svg:x="7.755cm" svg:y="4.643cm" svg:viewBox="0 0 164 160" svg:d="M0 81c0 44 36 79 81 79 47 0 83-35 83-79s-36-81-83-81c-45 0-81 37-81 81z">
          <text:p/>
        </draw:path>
        <draw:path draw:style-name="gr73" draw:layer="layout" svg:width="0.163cm" svg:height="0.159cm" svg:x="7.755cm" svg:y="4.643cm" svg:viewBox="0 0 164 160" svg:d="M0 81c0 44 36 79 81 79 47 0 83-35 83-79s-36-81-83-81c-45 0-81 37-81 81z">
          <text:p/>
        </draw:path>
        <draw:path draw:style-name="gr72" draw:layer="layout" svg:width="0.163cm" svg:height="0.159cm" svg:x="7.755cm" svg:y="4.643cm" svg:viewBox="0 0 164 160" svg:d="M0 81c0 44 36 79 81 79 47 0 83-35 83-79s-36-81-83-81c-45 0-81 37-81 81z">
          <text:p/>
        </draw:path>
        <draw:path draw:style-name="gr73" draw:layer="layout" svg:width="0.246cm" svg:height="0.239cm" svg:x="8.792cm" svg:y="4.197cm" svg:viewBox="0 0 247 240" svg:d="M0 119c0 66 55 121 123 121 69 0 124-55 124-121s-55-119-124-119c-68 0-123 53-123 119z">
          <text:p/>
        </draw:path>
        <draw:path draw:style-name="gr72" draw:layer="layout" svg:width="0.246cm" svg:height="0.239cm" svg:x="8.792cm" svg:y="4.197cm" svg:viewBox="0 0 247 240" svg:d="M0 119c0 66 55 121 123 121 69 0 124-55 124-121s-55-119-124-119c-68 0-123 53-123 119z">
          <text:p/>
        </draw:path>
        <draw:path draw:style-name="gr73" draw:layer="layout" svg:width="0.246cm" svg:height="0.239cm" svg:x="8.792cm" svg:y="4.197cm" svg:viewBox="0 0 247 240" svg:d="M0 119c0 66 55 121 123 121 69 0 124-55 124-121s-55-119-124-119c-68 0-123 53-123 119z">
          <text:p/>
        </draw:path>
        <draw:path draw:style-name="gr72" draw:layer="layout" svg:width="0.246cm" svg:height="0.239cm" svg:x="8.792cm" svg:y="4.197cm" svg:viewBox="0 0 247 240" svg:d="M0 119c0 66 55 121 123 121 69 0 124-55 124-121s-55-119-124-119c-68 0-123 53-123 119z">
          <text:p/>
        </draw:path>
        <draw:path draw:style-name="gr73" draw:layer="layout" svg:width="0.163cm" svg:height="0.159cm" svg:x="8.936cm" svg:y="2.353cm" svg:viewBox="0 0 164 160" svg:d="M0 80c0 44 36 80 83 80 45 0 81-36 81-80s-36-80-81-80c-47 0-83 36-83 80z">
          <text:p/>
        </draw:path>
        <draw:path draw:style-name="gr72" draw:layer="layout" svg:width="0.163cm" svg:height="0.159cm" svg:x="8.936cm" svg:y="2.353cm" svg:viewBox="0 0 164 160" svg:d="M0 80c0 44 36 80 83 80 45 0 81-36 81-80s-36-80-81-80c-47 0-83 36-83 80z">
          <text:p/>
        </draw:path>
        <draw:path draw:style-name="gr73" draw:layer="layout" svg:width="0.163cm" svg:height="0.159cm" svg:x="8.936cm" svg:y="2.353cm" svg:viewBox="0 0 164 160" svg:d="M0 80c0 44 36 80 83 80 45 0 81-36 81-80s-36-80-81-80c-47 0-83 36-83 80z">
          <text:p/>
        </draw:path>
        <draw:path draw:style-name="gr72" draw:layer="layout" svg:width="0.163cm" svg:height="0.159cm" svg:x="8.936cm" svg:y="2.353cm" svg:viewBox="0 0 164 160" svg:d="M0 80c0 44 36 80 83 80 45 0 81-36 81-80s-36-80-81-80c-47 0-83 36-83 80z">
          <text:p/>
        </draw:path>
        <draw:path draw:style-name="gr73" draw:layer="layout" svg:width="0.243cm" svg:height="0.242cm" svg:x="9.478cm" svg:y="4.548cm" svg:viewBox="0 0 244 243" svg:d="M0 121c0 68 54 122 123 122 67 0 121-54 121-122 0-67-54-121-121-121-69 0-123 54-123 121z">
          <text:p/>
        </draw:path>
        <draw:path draw:style-name="gr72" draw:layer="layout" svg:width="0.243cm" svg:height="0.242cm" svg:x="9.478cm" svg:y="4.548cm" svg:viewBox="0 0 244 243" svg:d="M0 121c0 68 54 122 123 122 67 0 121-54 121-122 0-67-54-121-121-121-69 0-123 54-123 121z">
          <text:p/>
        </draw:path>
        <draw:path draw:style-name="gr73" draw:layer="layout" svg:width="0.243cm" svg:height="0.242cm" svg:x="9.478cm" svg:y="4.548cm" svg:viewBox="0 0 244 243" svg:d="M0 121c0 68 54 122 123 122 67 0 121-54 121-122 0-67-54-121-121-121-69 0-123 54-123 121z">
          <text:p/>
        </draw:path>
        <draw:path draw:style-name="gr72" draw:layer="layout" svg:width="0.243cm" svg:height="0.242cm" svg:x="9.478cm" svg:y="4.548cm" svg:viewBox="0 0 244 243" svg:d="M0 121c0 68 54 122 123 122 67 0 121-54 121-122 0-67-54-121-121-121-69 0-123 54-123 121z">
          <text:p/>
        </draw:path>
        <draw:path draw:style-name="gr73" draw:layer="layout" svg:width="0.163cm" svg:height="0.157cm" svg:x="5.617cm" svg:y="3.786cm" svg:viewBox="0 0 164 158" svg:d="M0 80c0 43 36 78 82 78 45 0 82-35 82-78 0-45-37-80-82-80-46 0-82 35-82 80z">
          <text:p/>
        </draw:path>
        <draw:path draw:style-name="gr72" draw:layer="layout" svg:width="0.163cm" svg:height="0.157cm" svg:x="5.617cm" svg:y="3.786cm" svg:viewBox="0 0 164 158" svg:d="M0 80c0 43 36 78 82 78 45 0 82-35 82-78 0-45-37-80-82-80-46 0-82 35-82 80z">
          <text:p/>
        </draw:path>
        <draw:path draw:style-name="gr73" draw:layer="layout" svg:width="0.163cm" svg:height="0.157cm" svg:x="5.617cm" svg:y="3.786cm" svg:viewBox="0 0 164 158" svg:d="M0 80c0 43 36 78 82 78 45 0 82-35 82-78 0-45-37-80-82-80-46 0-82 35-82 80z">
          <text:p/>
        </draw:path>
        <draw:path draw:style-name="gr72" draw:layer="layout" svg:width="0.163cm" svg:height="0.157cm" svg:x="5.617cm" svg:y="3.786cm" svg:viewBox="0 0 164 158" svg:d="M0 80c0 43 36 78 82 78 45 0 82-35 82-78 0-45-37-80-82-80-46 0-82 35-82 80z">
          <text:p/>
        </draw:path>
        <draw:path draw:style-name="gr73" draw:layer="layout" svg:width="0.163cm" svg:height="0.159cm" svg:x="8.263cm" svg:y="0.732cm" svg:viewBox="0 0 164 160" svg:d="M0 79c0 44 36 81 82 81s82-37 82-81-36-79-82-79-82 35-82 79z">
          <text:p/>
        </draw:path>
        <draw:path draw:style-name="gr72" draw:layer="layout" svg:width="0.163cm" svg:height="0.159cm" svg:x="8.263cm" svg:y="0.732cm" svg:viewBox="0 0 164 160" svg:d="M0 79c0 44 36 81 82 81s82-37 82-81-36-79-82-79-82 35-82 79z">
          <text:p/>
        </draw:path>
        <draw:path draw:style-name="gr73" draw:layer="layout" svg:width="0.163cm" svg:height="0.159cm" svg:x="8.263cm" svg:y="0.732cm" svg:viewBox="0 0 164 160" svg:d="M0 79c0 44 36 81 82 81s82-37 82-81-36-79-82-79-82 35-82 79z">
          <text:p/>
        </draw:path>
        <draw:path draw:style-name="gr72" draw:layer="layout" svg:width="0.163cm" svg:height="0.159cm" svg:x="8.263cm" svg:y="0.732cm" svg:viewBox="0 0 164 160" svg:d="M0 79c0 44 36 81 82 81s82-37 82-81-36-79-82-79-82 35-82 79z">
          <text:p/>
        </draw:path>
        <draw:path draw:style-name="gr73" draw:layer="layout" svg:width="0.163cm" svg:height="0.159cm" svg:x="5.774cm" svg:y="1.737cm" svg:viewBox="0 0 164 160" svg:d="M0 81c0 43 36 79 81 79s83-36 83-79c0-45-38-81-83-81s-81 36-81 81z">
          <text:p/>
        </draw:path>
        <draw:path draw:style-name="gr72" draw:layer="layout" svg:width="0.163cm" svg:height="0.159cm" svg:x="5.774cm" svg:y="1.737cm" svg:viewBox="0 0 164 160" svg:d="M0 81c0 43 36 79 81 79s83-36 83-79c0-45-38-81-83-81s-81 36-81 81z">
          <text:p/>
        </draw:path>
        <draw:path draw:style-name="gr73" draw:layer="layout" svg:width="0.163cm" svg:height="0.159cm" svg:x="5.774cm" svg:y="1.737cm" svg:viewBox="0 0 164 160" svg:d="M0 81c0 43 36 79 81 79s83-36 83-79c0-45-38-81-83-81s-81 36-81 81z">
          <text:p/>
        </draw:path>
        <draw:path draw:style-name="gr72" draw:layer="layout" svg:width="0.163cm" svg:height="0.159cm" svg:x="5.774cm" svg:y="1.737cm" svg:viewBox="0 0 164 160" svg:d="M0 81c0 43 36 79 81 79s83-36 83-79c0-45-38-81-83-81s-81 36-81 81z">
          <text:p/>
        </draw:path>
        <draw:path draw:style-name="gr73" draw:layer="layout" svg:width="0.163cm" svg:height="0.157cm" svg:x="5.175cm" svg:y="2.772cm" svg:viewBox="0 0 164 158" svg:d="M0 79c0 44 36 79 81 79 46 0 83-35 83-79s-37-79-83-79c-45 0-81 35-81 79z">
          <text:p/>
        </draw:path>
        <draw:path draw:style-name="gr72" draw:layer="layout" svg:width="0.163cm" svg:height="0.157cm" svg:x="5.175cm" svg:y="2.772cm" svg:viewBox="0 0 164 158" svg:d="M0 79c0 44 36 79 81 79 46 0 83-35 83-79s-37-79-83-79c-45 0-81 35-81 79z">
          <text:p/>
        </draw:path>
        <draw:path draw:style-name="gr73" draw:layer="layout" svg:width="0.163cm" svg:height="0.157cm" svg:x="5.175cm" svg:y="2.772cm" svg:viewBox="0 0 164 158" svg:d="M0 79c0 44 36 79 81 79 46 0 83-35 83-79s-37-79-83-79c-45 0-81 35-81 79z">
          <text:p/>
        </draw:path>
        <draw:path draw:style-name="gr72" draw:layer="layout" svg:width="0.163cm" svg:height="0.157cm" svg:x="5.175cm" svg:y="2.772cm" svg:viewBox="0 0 164 158" svg:d="M0 79c0 44 36 79 81 79 46 0 83-35 83-79s-37-79-83-79c-45 0-81 35-81 79z">
          <text:p/>
        </draw:path>
        <draw:polygon draw:style-name="gr97" draw:layer="layout" svg:width="0.258cm" svg:height="0.836cm" svg:x="14.334cm" svg:y="27.895cm" svg:viewBox="0 0 259 837" draw:points="0,837 86,837 86,185 103,204 122,221 144,238 167,257 192,272 215,287 237,300 259,308 259,211 222,189 190,166 160,141 131,113 108,83 86,55 69,28 55,0 0,0">
          <text:p/>
        </draw:polygon>
        <draw:polygon draw:style-name="gr68" draw:layer="layout" svg:width="0.465cm" svg:height="0.836cm" svg:x="13.648cm" svg:y="27.908cm" svg:viewBox="0 0 466 837" draw:points="466,604 378,596 371,632 361,663 348,691 331,714 312,731 291,742 267,750 242,752 210,748 183,739 157,720 134,697 115,668 102,632 94,593 92,549 94,509 102,471 115,439 132,411 155,390 181,373 210,365 242,361 263,363 282,367 301,373 318,384 348,409 371,441 452,428 384,0 34,0 34,97 314,97 352,322 320,299 289,282 255,274 221,270 198,272 176,274 155,280 134,289 115,299 98,312 81,327 63,346 36,386 15,433 4,483 0,541 4,596 15,646 32,693 55,735 75,759 94,780 113,797 136,811 160,822 185,830 212,835 240,837 287,833 327,822 365,801 397,773 424,739 445,699 458,655">
          <text:p/>
        </draw:polygon>
        <draw:polygon draw:style-name="gr97" draw:layer="layout" svg:width="0.258cm" svg:height="0.836cm" svg:x="14.334cm" svg:y="27.895cm" svg:viewBox="0 0 259 837" draw:points="0,837 86,837 86,185 103,204 122,221 144,238 167,257 192,272 215,287 237,300 259,308 259,211 222,189 190,166 160,141 131,113 108,83 86,55 69,28 55,0 0,0">
          <text:p/>
        </draw:polygon>
        <draw:polygon draw:style-name="gr68" draw:layer="layout" svg:width="0.465cm" svg:height="0.836cm" svg:x="13.648cm" svg:y="27.908cm" svg:viewBox="0 0 466 837" draw:points="466,604 378,596 371,632 361,663 348,691 331,714 312,731 291,742 267,750 242,752 210,748 183,739 157,720 134,697 115,668 102,632 94,593 92,549 94,509 102,471 115,439 132,411 155,390 181,373 210,365 242,361 263,363 282,367 301,373 318,384 348,409 371,441 452,428 384,0 34,0 34,97 314,97 352,322 320,299 289,282 255,274 221,270 198,272 176,274 155,280 134,289 115,299 98,312 81,327 63,346 36,386 15,433 4,483 0,541 4,596 15,646 32,693 55,735 75,759 94,780 113,797 136,811 160,822 185,830 212,835 240,837 287,833 327,822 365,801 397,773 424,739 445,699 458,655">
          <text:p/>
        </draw:polygon>
        <draw:polygon draw:style-name="gr97" draw:layer="layout" svg:width="0.258cm" svg:height="0.836cm" svg:x="14.334cm" svg:y="26.854cm" svg:viewBox="0 0 259 837" draw:points="0,837 86,837 86,184 103,203 122,220 144,237 167,256 192,271 215,285 237,298 259,307 259,209 222,188 190,165 160,139 131,112 108,82 86,55 69,27 55,0 0,0">
          <text:p/>
        </draw:polygon>
        <draw:polygon draw:style-name="gr68" draw:layer="layout" svg:width="0.489cm" svg:height="0.834cm" svg:x="13.654cm" svg:y="26.856cm" svg:viewBox="0 0 490 835" draw:points="182,835 182,636 490,636 490,543 405,543 182,543 182,169 405,543 490,543 163,0 95,0 95,543 0,543 0,636 95,636 95,835">
          <text:p/>
        </draw:polygon>
        <draw:polygon draw:style-name="gr97" draw:layer="layout" svg:width="0.258cm" svg:height="0.836cm" svg:x="14.334cm" svg:y="26.854cm" svg:viewBox="0 0 259 837" draw:points="0,837 86,837 86,184 103,203 122,220 144,237 167,256 192,271 215,285 237,298 259,307 259,209 222,188 190,165 160,139 131,112 108,82 86,55 69,27 55,0 0,0">
          <text:p/>
        </draw:polygon>
        <draw:polygon draw:style-name="gr68" draw:layer="layout" svg:width="0.489cm" svg:height="0.834cm" svg:x="13.654cm" svg:y="26.856cm" svg:viewBox="0 0 490 835" draw:points="182,835 182,636 490,636 490,543 405,543 182,543 182,169 405,543 490,543 163,0 95,0 95,543 0,543 0,636 95,636 95,835">
          <text:p/>
        </draw:polygon>
        <draw:polygon draw:style-name="gr97" draw:layer="layout" svg:width="0.258cm" svg:height="0.836cm" svg:x="14.334cm" svg:y="25.81cm" svg:viewBox="0 0 259 837" draw:points="0,837 86,837 86,184 103,203 122,220 144,237 167,256 192,271 215,286 237,299 259,307 259,210 222,189 190,165 160,140 131,112 108,83 86,55 69,28 55,0 0,0">
          <text:p/>
        </draw:polygon>
        <draw:polygon draw:style-name="gr68" draw:layer="layout" svg:width="0.461cm" svg:height="0.849cm" svg:x="13.652cm" svg:y="25.81cm" svg:viewBox="0 0 462 850" draw:points="462,617 373,604 364,645 353,678 339,706 322,727 305,744 284,757 260,763 235,765 205,763 178,753 155,738 131,717 114,689 102,659 93,628 91,592 93,558 102,528 112,501 129,475 150,456 174,441 199,433 229,431 256,433 288,441 279,353 265,355 239,353 214,346 191,336 167,321 148,302 135,276 127,249 125,215 127,190 133,164 142,143 157,122 174,107 193,94 216,88 239,86 262,88 286,96 305,107 324,124 339,145 351,170 360,200 366,236 456,217 446,168 431,126 410,90 383,58 353,32 320,15 284,4 243,0 214,2 186,9 161,17 135,30 114,45 93,65 76,86 61,109 51,137 42,162 38,190 36,217 38,242 42,268 49,293 61,314 74,336 91,355 110,372 133,384 104,397 76,412 55,431 36,456 19,484 8,515 2,551 0,590 4,642 17,691 38,736 51,755 68,774 85,793 104,808 123,820 144,831 165,839 188,846 212,848 237,850 282,846 322,833 358,814 392,784 420,750 441,710 454,666">
          <text:p/>
        </draw:polygon>
        <draw:polygon draw:style-name="gr97" draw:layer="layout" svg:width="0.258cm" svg:height="0.836cm" svg:x="14.334cm" svg:y="25.81cm" svg:viewBox="0 0 259 837" draw:points="0,837 86,837 86,184 103,203 122,220 144,237 167,256 192,271 215,286 237,299 259,307 259,210 222,189 190,165 160,140 131,112 108,83 86,55 69,28 55,0 0,0">
          <text:p/>
        </draw:polygon>
        <draw:polygon draw:style-name="gr68" draw:layer="layout" svg:width="0.461cm" svg:height="0.849cm" svg:x="13.652cm" svg:y="25.81cm" svg:viewBox="0 0 462 850" draw:points="462,617 373,604 364,645 353,678 339,706 322,727 305,744 284,757 260,763 235,765 205,763 178,753 155,738 131,717 114,689 102,659 93,628 91,592 93,558 102,528 112,501 129,475 150,456 174,441 199,433 229,431 256,433 288,441 279,353 265,355 239,353 214,346 191,336 167,321 148,302 135,276 127,249 125,215 127,190 133,164 142,143 157,122 174,107 193,94 216,88 239,86 262,88 286,96 305,107 324,124 339,145 351,170 360,200 366,236 456,217 446,168 431,126 410,90 383,58 353,32 320,15 284,4 243,0 214,2 186,9 161,17 135,30 114,45 93,65 76,86 61,109 51,137 42,162 38,190 36,217 38,242 42,268 49,293 61,314 74,336 91,355 110,372 133,384 104,397 76,412 55,431 36,456 19,484 8,515 2,551 0,590 4,642 17,691 38,736 51,755 68,774 85,793 104,808 123,820 144,831 165,839 188,846 212,848 237,850 282,846 322,833 358,814 392,784 420,750 441,710 454,666">
          <text:p/>
        </draw:polygon>
        <draw:polygon draw:style-name="gr97" draw:layer="layout" svg:width="0.258cm" svg:height="0.836cm" svg:x="14.334cm" svg:y="24.769cm" svg:viewBox="0 0 259 837" draw:points="0,837 86,837 86,184 103,203 122,220 144,237 167,256 192,271 215,285 237,298 259,307 259,209 222,188 190,165 160,139 131,112 108,82 86,55 69,27 55,0 0,0">
          <text:p/>
        </draw:polygon>
        <draw:polygon draw:style-name="gr68" draw:layer="layout" svg:width="0.466cm" svg:height="0.836cm" svg:x="13.658cm" svg:y="24.769cm" svg:viewBox="0 0 467 837" draw:points="0,739 0,837 467,837 465,801 456,767 446,737 433,709 418,681 399,654 378,626 353,597 321,565 287,529 260,501 234,476 211,453 192,429 173,408 156,387 143,368 133,351 114,319 101,290 92,258 90,228 92,199 99,173 111,148 126,127 147,108 169,95 194,87 224,84 253,87 279,95 302,110 323,129 340,154 351,182 359,216 361,252 450,241 442,186 429,137 408,97 380,61 348,36 310,15 268,4 221,0 173,4 130,17 92,38 61,67 34,101 15,142 5,184 0,230 0,256 5,281 11,305 17,330 28,353 41,379 58,406 78,432 101,461 130,495 166,533 211,578 245,614 274,643 296,666 310,683 329,711 346,739">
          <text:p/>
        </draw:polygon>
        <draw:polygon draw:style-name="gr97" draw:layer="layout" svg:width="0.258cm" svg:height="0.836cm" svg:x="14.334cm" svg:y="24.769cm" svg:viewBox="0 0 259 837" draw:points="0,837 86,837 86,184 103,203 122,220 144,237 167,256 192,271 215,285 237,298 259,307 259,209 222,188 190,165 160,139 131,112 108,82 86,55 69,27 55,0 0,0">
          <text:p/>
        </draw:polygon>
        <draw:polygon draw:style-name="gr68" draw:layer="layout" svg:width="0.466cm" svg:height="0.836cm" svg:x="13.658cm" svg:y="24.769cm" svg:viewBox="0 0 467 837" draw:points="0,739 0,837 467,837 465,801 456,767 446,737 433,709 418,681 399,654 378,626 353,597 321,565 287,529 260,501 234,476 211,453 192,429 173,408 156,387 143,368 133,351 114,319 101,290 92,258 90,228 92,199 99,173 111,148 126,127 147,108 169,95 194,87 224,84 253,87 279,95 302,110 323,129 340,154 351,182 359,216 361,252 450,241 442,186 429,137 408,97 380,61 348,36 310,15 268,4 221,0 173,4 130,17 92,38 61,67 34,101 15,142 5,184 0,230 0,256 5,281 11,305 17,330 28,353 41,379 58,406 78,432 101,461 130,495 166,533 211,578 245,614 274,643 296,666 310,683 329,711 346,739">
          <text:p/>
        </draw:polygon>
        <draw:polygon draw:style-name="gr97" draw:layer="layout" svg:width="0.258cm" svg:height="0.836cm" svg:x="14.334cm" svg:y="23.725cm" svg:viewBox="0 0 259 837" draw:points="0,837 86,837 86,185 103,204 122,221 144,238 167,257 192,272 215,287 237,300 259,308 259,211 222,190 190,166 160,141 131,113 108,83 86,55 69,28 55,0 0,0">
          <text:p/>
        </draw:polygon>
        <draw:polygon draw:style-name="gr97" draw:layer="layout" svg:width="0.259cm" svg:height="0.836cm" svg:x="13.787cm" svg:y="23.725cm" svg:viewBox="0 0 260 837" draw:points="0,837 88,837 88,185 105,204 124,221 145,238 169,257 194,272 217,287 239,300 260,308 260,211 224,190 192,166 162,141 133,113 109,83 88,55 71,28 57,0 0,0">
          <text:p/>
        </draw:polygon>
        <draw:polygon draw:style-name="gr97" draw:layer="layout" svg:width="0.258cm" svg:height="0.836cm" svg:x="14.334cm" svg:y="23.725cm" svg:viewBox="0 0 259 837" draw:points="0,837 86,837 86,185 103,204 122,221 144,238 167,257 192,272 215,287 237,300 259,308 259,211 222,190 190,166 160,141 131,113 108,83 86,55 69,28 55,0 0,0">
          <text:p/>
        </draw:polygon>
        <draw:polygon draw:style-name="gr97" draw:layer="layout" svg:width="0.259cm" svg:height="0.836cm" svg:x="13.787cm" svg:y="23.725cm" svg:viewBox="0 0 260 837" draw:points="0,837 88,837 88,185 105,204 124,221 145,238 169,257 194,272 217,287 239,300 260,308 260,211 224,190 192,166 162,141 133,113 109,83 88,55 71,28 57,0 0,0">
          <text:p/>
        </draw:polygon>
        <draw:polygon draw:style-name="gr97" draw:layer="layout" svg:width="0.258cm" svg:height="0.836cm" svg:x="14.334cm" svg:y="22.684cm" svg:viewBox="0 0 259 837" draw:points="0,837 86,837 86,184 103,203 122,220 144,237 167,256 192,271 215,286 237,298 259,308 259,209 222,188 190,165 160,140 131,112 108,82 86,55 69,27 55,0 0,0">
          <text:p/>
        </draw:polygon>
        <draw:polygon draw:style-name="gr68" draw:layer="layout" svg:width="0.461cm" svg:height="0.849cm" svg:x="13.652cm" svg:y="22.684cm" svg:viewBox="0 0 462 850" draw:points="462,425 460,355 456,292 448,235 437,186 422,144 339,165 347,190 356,220 362,252 366,290 370,330 373,374 373,425 373,474 370,518 366,559 362,595 356,626 349,655 341,678 332,697 309,727 286,748 260,761 231,765 216,765 201,761 188,756 176,748 152,727 129,697 121,678 112,655 106,626 99,595 95,559 91,518 89,474 89,425 89,374 91,330 95,290 99,254 104,222 112,195 121,171 129,152 150,123 176,101 203,89 231,84 260,89 286,99 309,118 328,144 339,165 422,144 404,108 383,76 360,49 332,27 301,13 267,2 231,0 203,2 178,6 152,15 131,27 110,42 91,59 74,80 59,106 47,131 34,161 25,192 15,228 8,269 4,313 0,366 0,425 2,495 6,557 15,614 25,663 40,706 57,742 78,773 102,801 129,822 159,837 193,847 231,850 256,847 279,845 301,837 322,828 341,816 360,801 377,784 392,765 410,737 422,704 435,668 446,626 452,582 458,533 460,480">
          <text:p/>
        </draw:polygon>
        <draw:polygon draw:style-name="gr97" draw:layer="layout" svg:width="0.258cm" svg:height="0.836cm" svg:x="14.334cm" svg:y="22.684cm" svg:viewBox="0 0 259 837" draw:points="0,837 86,837 86,184 103,203 122,220 144,237 167,256 192,271 215,286 237,298 259,308 259,209 222,188 190,165 160,140 131,112 108,82 86,55 69,27 55,0 0,0">
          <text:p/>
        </draw:polygon>
        <draw:polygon draw:style-name="gr68" draw:layer="layout" svg:width="0.461cm" svg:height="0.849cm" svg:x="13.652cm" svg:y="22.684cm" svg:viewBox="0 0 462 850" draw:points="462,425 460,355 456,292 448,235 437,186 422,144 339,165 347,190 356,220 362,252 366,290 370,330 373,374 373,425 373,474 370,518 366,559 362,595 356,626 349,655 341,678 332,697 309,727 286,748 260,761 231,765 216,765 201,761 188,756 176,748 152,727 129,697 121,678 112,655 106,626 99,595 95,559 91,518 89,474 89,425 89,374 91,330 95,290 99,254 104,222 112,195 121,171 129,152 150,123 176,101 203,89 231,84 260,89 286,99 309,118 328,144 339,165 422,144 404,108 383,76 360,49 332,27 301,13 267,2 231,0 203,2 178,6 152,15 131,27 110,42 91,59 74,80 59,106 47,131 34,161 25,192 15,228 8,269 4,313 0,366 0,425 2,495 6,557 15,614 25,663 40,706 57,742 78,773 102,801 129,822 159,837 193,847 231,850 256,847 279,845 301,837 322,828 341,816 360,801 377,784 392,765 410,737 422,704 435,668 446,626 452,582 458,533 460,480">
          <text:p/>
        </draw:polygon>
        <draw:polygon draw:style-name="gr68" draw:layer="layout" svg:width="0.462cm" svg:height="0.849cm" svg:x="14.198cm" svg:y="21.64cm" svg:viewBox="0 0 463 850" draw:points="452,642 369,633 363,665 355,692 342,716 329,733 311,747 294,756 275,762 252,764 233,762 214,760 197,752 182,743 155,718 133,686 123,667 117,644 108,618 102,589 91,527 89,464 89,455 89,443 133,413 117,386 106,354 97,318 95,275 97,233 106,197 117,165 133,136 155,115 178,98 203,89 231,85 258,89 284,100 309,117 331,140 350,170 363,204 372,242 374,284 372,322 363,356 350,386 333,413 311,434 288,449 260,460 233,462 203,460 178,449 155,434 133,413 89,443 104,466 119,487 138,506 159,523 182,536 205,546 231,551 256,553 277,553 296,549 315,542 336,534 355,523 372,510 386,496 403,479 429,438 448,392 458,339 463,282 458,220 448,168 427,119 399,77 384,60 365,45 348,30 329,19 307,11 286,5 265,2 241,0 208,2 176,11 144,26 117,45 89,68 66,98 47,132 30,170 23,191 17,214 11,239 6,267 4,299 2,331 0,364 0,402 2,479 6,546 17,606 30,656 47,701 66,739 89,773 117,800 146,822 180,837 216,848 252,850 292,846 329,837 361,819 388,794 412,764 431,728 443,688">
          <text:p/>
        </draw:polygon>
        <draw:polygon draw:style-name="gr68" draw:layer="layout" svg:width="0.462cm" svg:height="0.849cm" svg:x="14.198cm" svg:y="21.64cm" svg:viewBox="0 0 463 850" draw:points="452,642 369,633 363,665 355,692 342,716 329,733 311,747 294,756 275,762 252,764 233,762 214,760 197,752 182,743 155,718 133,686 123,667 117,644 108,618 102,589 91,527 89,464 89,455 89,443 133,413 117,386 106,354 97,318 95,275 97,233 106,197 117,165 133,136 155,115 178,98 203,89 231,85 258,89 284,100 309,117 331,140 350,170 363,204 372,242 374,284 372,322 363,356 350,386 333,413 311,434 288,449 260,460 233,462 203,460 178,449 155,434 133,413 89,443 104,466 119,487 138,506 159,523 182,536 205,546 231,551 256,553 277,553 296,549 315,542 336,534 355,523 372,510 386,496 403,479 429,438 448,392 458,339 463,282 458,220 448,168 427,119 399,77 384,60 365,45 348,30 329,19 307,11 286,5 265,2 241,0 208,2 176,11 144,26 117,45 89,68 66,98 47,132 30,170 23,191 17,214 11,239 6,267 4,299 2,331 0,364 0,402 2,479 6,546 17,606 30,656 47,701 66,739 89,773 117,800 146,822 180,837 216,848 252,850 292,846 329,837 361,819 388,794 412,764 431,728 443,688">
          <text:p/>
        </draw:polygon>
        <draw:polygon draw:style-name="gr68" draw:layer="layout" svg:width="0.464cm" svg:height="0.849cm" svg:x="14.196cm" svg:y="20.599cm" svg:viewBox="0 0 465 850" draw:points="330,384 298,325 279,337 256,344 233,346 207,344 186,337 167,325 150,310 135,289 127,268 121,244 119,219 121,191 127,165 138,144 150,123 167,106 188,95 210,87 233,85 256,87 279,93 298,106 315,123 328,142 339,163 345,187 347,213 345,240 339,265 330,289 315,308 298,325 330,384 290,441 313,456 334,477 351,503 364,530 373,562 375,596 373,617 370,638 358,680 347,699 337,716 322,731 305,744 288,752 269,759 250,763 231,765 201,763 174,754 150,740 129,718 112,693 99,666 91,634 89,598 91,564 99,532 112,503 129,477 152,456 176,441 203,431 235,428 262,431 290,441 330,384 356,371 377,357 397,340 412,318 422,295 431,272 435,244 437,215 433,171 422,131 405,95 381,61 351,36 317,15 277,4 235,0 190,4 150,17 116,36 85,63 61,97 44,133 34,173 30,219 32,246 36,272 44,297 55,318 70,340 87,357 108,371 133,384 102,399 76,418 53,439 34,464 19,494 8,526 2,562 0,598 4,649 15,695 36,740 63,778 80,795 97,809 116,822 138,831 159,839 182,845 205,848 231,850 256,848 282,845 305,839 326,831 347,822 366,809 383,795 401,778 429,738 448,695 460,646 465,596 462,555 456,522 445,488 431,460 410,435 387,414 360,397">
          <text:p/>
        </draw:polygon>
        <draw:polygon draw:style-name="gr68" draw:layer="layout" svg:width="0.464cm" svg:height="0.849cm" svg:x="14.196cm" svg:y="20.599cm" svg:viewBox="0 0 465 850" draw:points="330,384 298,325 279,337 256,344 233,346 207,344 186,337 167,325 150,310 135,289 127,268 121,244 119,219 121,191 127,165 138,144 150,123 167,106 188,95 210,87 233,85 256,87 279,93 298,106 315,123 328,142 339,163 345,187 347,213 345,240 339,265 330,289 315,308 298,325 330,384 290,441 313,456 334,477 351,503 364,530 373,562 375,596 373,617 370,638 358,680 347,699 337,716 322,731 305,744 288,752 269,759 250,763 231,765 201,763 174,754 150,740 129,718 112,693 99,666 91,634 89,598 91,564 99,532 112,503 129,477 152,456 176,441 203,431 235,428 262,431 290,441 330,384 356,371 377,357 397,340 412,318 422,295 431,272 435,244 437,215 433,171 422,131 405,95 381,61 351,36 317,15 277,4 235,0 190,4 150,17 116,36 85,63 61,97 44,133 34,173 30,219 32,246 36,272 44,297 55,318 70,340 87,357 108,371 133,384 102,399 76,418 53,439 34,464 19,494 8,526 2,562 0,598 4,649 15,695 36,740 63,778 80,795 97,809 116,822 138,831 159,839 182,845 205,848 231,850 256,848 282,845 305,839 326,831 347,822 366,809 383,795 401,778 429,738 448,695 460,646 465,596 462,555 456,522 445,488 431,460 410,435 387,414 360,397">
          <text:p/>
        </draw:polygon>
        <draw:polygon draw:style-name="gr68" draw:layer="layout" svg:width="0.455cm" svg:height="0.823cm" svg:x="14.198cm" svg:y="19.568cm" svg:viewBox="0 0 456 824" draw:points="456,97 456,0 0,0 0,78 34,125 68,178 100,237 133,305 166,375 194,447 217,521 236,595 249,649 257,704 266,763 270,824 359,824 357,774 350,717 340,653 325,586 308,517 287,449 264,381 236,315 206,254 175,197 143,144 110,97">
          <text:p/>
        </draw:polygon>
        <draw:polygon draw:style-name="gr68" draw:layer="layout" svg:width="0.455cm" svg:height="0.823cm" svg:x="14.198cm" svg:y="19.568cm" svg:viewBox="0 0 456 824" draw:points="456,97 456,0 0,0 0,78 34,125 68,178 100,237 133,305 166,375 194,447 217,521 236,595 249,649 257,704 266,763 270,824 359,824 357,774 350,717 340,653 325,586 308,517 287,449 264,381 236,315 206,254 175,197 143,144 110,97">
          <text:p/>
        </draw:polygon>
        <draw:polygon draw:style-name="gr68" draw:layer="layout" svg:width="0.466cm" svg:height="0.849cm" svg:x="14.198cm" svg:y="18.514cm" svg:viewBox="0 0 467 850" draw:points="11,207 97,216 104,188 112,165 121,144 129,129 148,110 169,95 193,87 216,85 237,87 256,91 273,99 290,112 309,131 326,155 341,182 354,214 364,252 373,296 377,349 379,406 326,436 343,464 356,493 364,527 366,565 364,594 362,619 356,642 347,668 337,689 324,710 311,727 294,740 277,750 260,759 241,763 222,765 195,763 172,752 148,735 127,714 110,685 100,653 91,615 89,572 91,531 97,495 110,464 127,436 148,415 172,400 197,392 227,387 254,392 280,400 303,415 326,436 379,406 362,381 345,358 324,339 303,324 280,311 256,303 233,298 208,296 186,298 167,301 146,307 127,315 110,326 93,339 76,353 61,373 34,413 15,457 4,508 0,565 2,604 6,642 17,678 28,712 45,744 64,771 83,795 108,814 133,831 161,841 191,848 220,850 248,848 273,843 296,837 320,826 341,814 360,797 379,778 398,757 413,731 428,702 438,668 449,632 456,592 463,546 465,497 467,447 465,387 463,334 456,284 447,237 436,197 423,159 409,125 390,95 373,74 354,53 335,38 311,23 290,13 265,6 239,2 212,0 172,4 136,15 104,32 74,55 51,85 32,121 19,161">
          <text:p/>
        </draw:polygon>
        <draw:polygon draw:style-name="gr68" draw:layer="layout" svg:width="0.466cm" svg:height="0.849cm" svg:x="14.198cm" svg:y="18.514cm" svg:viewBox="0 0 467 850" draw:points="11,207 97,216 104,188 112,165 121,144 129,129 148,110 169,95 193,87 216,85 237,87 256,91 273,99 290,112 309,131 326,155 341,182 354,214 364,252 373,296 377,349 379,406 326,436 343,464 356,493 364,527 366,565 364,594 362,619 356,642 347,668 337,689 324,710 311,727 294,740 277,750 260,759 241,763 222,765 195,763 172,752 148,735 127,714 110,685 100,653 91,615 89,572 91,531 97,495 110,464 127,436 148,415 172,400 197,392 227,387 254,392 280,400 303,415 326,436 379,406 362,381 345,358 324,339 303,324 280,311 256,303 233,298 208,296 186,298 167,301 146,307 127,315 110,326 93,339 76,353 61,373 34,413 15,457 4,508 0,565 2,604 6,642 17,678 28,712 45,744 64,771 83,795 108,814 133,831 161,841 191,848 220,850 248,848 273,843 296,837 320,826 341,814 360,797 379,778 398,757 413,731 428,702 438,668 449,632 456,592 463,546 465,497 467,447 465,387 463,334 456,284 447,237 436,197 423,159 409,125 390,95 373,74 354,53 335,38 311,23 290,13 265,6 239,2 212,0 172,4 136,15 104,32 74,55 51,85 32,121 19,161">
          <text:p/>
        </draw:polygon>
        <draw:polygon draw:style-name="gr68" draw:layer="layout" svg:width="0.466cm" svg:height="0.836cm" svg:x="14.194cm" svg:y="17.483cm" svg:viewBox="0 0 467 837" draw:points="467,604 377,596 370,632 360,664 347,691 330,714 311,731 290,742 267,750 241,753 209,748 182,740 157,721 133,698 114,668 101,632 93,594 91,549 93,509 101,470 114,438 131,411 154,390 180,373 209,364 241,360 262,362 281,366 300,373 317,383 347,409 370,440 451,428 383,0 34,0 34,98 313,98 351,322 319,299 288,282 254,273 220,269 197,271 176,273 154,280 133,288 114,299 97,311 80,326 63,345 36,385 15,432 4,483 0,541 4,596 15,647 32,693 55,736 74,759 93,780 112,797 135,812 159,822 184,831 212,835 239,837 286,833 326,822 364,801 396,774 423,740 444,700 458,655">
          <text:p/>
        </draw:polygon>
        <draw:polygon draw:style-name="gr68" draw:layer="layout" svg:width="0.466cm" svg:height="0.836cm" svg:x="14.194cm" svg:y="17.483cm" svg:viewBox="0 0 467 837" draw:points="467,604 377,596 370,632 360,664 347,691 330,714 311,731 290,742 267,750 241,753 209,748 182,740 157,721 133,698 114,668 101,632 93,594 91,549 93,509 101,470 114,438 131,411 154,390 180,373 209,364 241,360 262,362 281,366 300,373 317,383 347,409 370,440 451,428 383,0 34,0 34,98 313,98 351,322 319,299 288,282 254,273 220,269 197,271 176,273 154,280 133,288 114,299 97,311 80,326 63,345 36,385 15,432 4,483 0,541 4,596 15,647 32,693 55,736 74,759 93,780 112,797 135,812 159,822 184,831 212,835 239,837 286,833 326,822 364,801 396,774 423,740 444,700 458,655">
          <text:p/>
        </draw:polygon>
        <draw:polygon draw:style-name="gr68" draw:layer="layout" svg:width="0.489cm" svg:height="0.834cm" svg:x="14.2cm" svg:y="16.431cm" svg:viewBox="0 0 490 835" draw:points="182,835 182,635 490,635 490,542 406,542 182,542 182,170 406,542 490,542 163,0 95,0 95,542 0,542 0,635 95,635 95,835">
          <text:p/>
        </draw:polygon>
        <draw:polygon draw:style-name="gr68" draw:layer="layout" svg:width="0.489cm" svg:height="0.834cm" svg:x="14.2cm" svg:y="16.431cm" svg:viewBox="0 0 490 835" draw:points="182,835 182,635 490,635 490,542 406,542 182,542 182,170 406,542 490,542 163,0 95,0 95,542 0,542 0,635 95,635 95,835">
          <text:p/>
        </draw:polygon>
        <draw:polygon draw:style-name="gr68" draw:layer="layout" svg:width="0.462cm" svg:height="0.848cm" svg:x="14.198cm" svg:y="15.386cm" svg:viewBox="0 0 463 849" draw:points="463,617 374,604 365,644 355,678 340,705 322,727 305,744 284,756 260,763 235,765 205,763 178,752 155,737 131,716 114,688 102,659 93,627 91,591 93,557 102,528 112,500 129,475 150,456 174,441 199,432 229,430 256,432 288,441 280,352 265,354 239,352 214,346 191,335 167,320 148,300 136,275 127,247 125,213 127,188 133,163 142,141 157,120 174,105 193,93 216,86 239,84 263,86 286,95 305,105 325,122 340,143 352,169 361,199 367,235 456,215 446,167 431,124 410,88 384,57 355,31 320,14 284,4 244,0 214,2 186,8 161,16 136,29 114,44 93,63 76,84 61,108 51,135 42,160 38,188 36,215 38,241 42,266 49,292 61,314 74,335 91,354 110,371 133,384 104,396 76,411 55,430 36,456 19,483 9,515 2,551 0,589 4,642 17,691 38,735 51,754 68,773 85,792 104,807 123,820 144,830 165,839 188,845 212,847 237,849 282,845 322,832 359,813 393,784 420,750 441,710 454,665">
          <text:p/>
        </draw:polygon>
        <draw:polygon draw:style-name="gr68" draw:layer="layout" svg:width="0.462cm" svg:height="0.848cm" svg:x="14.198cm" svg:y="15.386cm" svg:viewBox="0 0 463 849" draw:points="463,617 374,604 365,644 355,678 340,705 322,727 305,744 284,756 260,763 235,765 205,763 178,752 155,737 131,716 114,688 102,659 93,627 91,591 93,557 102,528 112,500 129,475 150,456 174,441 199,432 229,430 256,432 288,441 280,352 265,354 239,352 214,346 191,335 167,320 148,300 136,275 127,247 125,213 127,188 133,163 142,141 157,120 174,105 193,93 216,86 239,84 263,86 286,95 305,105 325,122 340,143 352,169 361,199 367,235 456,215 446,167 431,124 410,88 384,57 355,31 320,14 284,4 244,0 214,2 186,8 161,16 136,29 114,44 93,63 76,84 61,108 51,135 42,160 38,188 36,215 38,241 42,266 49,292 61,314 74,335 91,354 110,371 133,384 104,396 76,411 55,430 36,456 19,483 9,515 2,551 0,589 4,642 17,691 38,735 51,754 68,773 85,792 104,807 123,820 144,830 165,839 188,845 212,847 237,849 282,845 322,832 359,813 393,784 420,750 441,710 454,665">
          <text:p/>
        </draw:polygon>
        <draw:polygon draw:style-name="gr68" draw:layer="layout" svg:width="0.466cm" svg:height="0.836cm" svg:x="14.204cm" svg:y="14.344cm" svg:viewBox="0 0 467 837" draw:points="0,740 0,837 467,837 465,801 457,767 446,738 432,710 417,683 398,655 377,628 352,598 320,566 286,530 259,503 233,477 210,454 191,431 172,410 155,389 142,369 132,353 113,321 100,291 91,258 89,229 91,199 98,174 111,148 125,127 147,108 168,95 193,87 223,85 252,87 278,95 301,110 322,129 339,155 350,182 358,216 360,252 450,241 441,186 428,138 407,98 379,62 348,36 309,15 267,4 221,0 172,4 130,17 91,38 60,68 34,102 15,142 5,184 0,231 0,256 5,282 11,306 17,331 28,355 41,380 58,408 77,433 100,463 130,496 166,535 210,579 244,615 274,645 295,668 309,685 329,712 345,740">
          <text:p/>
        </draw:polygon>
        <draw:polygon draw:style-name="gr68" draw:layer="layout" svg:width="0.466cm" svg:height="0.836cm" svg:x="14.204cm" svg:y="14.344cm" svg:viewBox="0 0 467 837" draw:points="0,740 0,837 467,837 465,801 457,767 446,738 432,710 417,683 398,655 377,628 352,598 320,566 286,530 259,503 233,477 210,454 191,431 172,410 155,389 142,369 132,353 113,321 100,291 91,258 89,229 91,199 98,174 111,148 125,127 147,108 168,95 193,87 223,85 252,87 278,95 301,110 322,129 339,155 350,182 358,216 360,252 450,241 441,186 428,138 407,98 379,62 348,36 309,15 267,4 221,0 172,4 130,17 91,38 60,68 34,102 15,142 5,184 0,231 0,256 5,282 11,306 17,331 28,355 41,380 58,408 77,433 100,463 130,496 166,535 210,579 244,615 274,645 295,668 309,685 329,712 345,740">
          <text:p/>
        </draw:polygon>
        <draw:polygon draw:style-name="gr97" draw:layer="layout" svg:width="0.258cm" svg:height="0.836cm" svg:x="14.334cm" svg:y="13.301cm" svg:viewBox="0 0 259 837" draw:points="0,837 86,837 86,184 103,203 122,220 144,237 167,256 192,271 215,285 237,298 259,307 259,209 222,188 190,165 160,139 131,112 108,82 86,55 69,27 55,0 0,0">
          <text:p/>
        </draw:polygon>
        <draw:polygon draw:style-name="gr97" draw:layer="layout" svg:width="0.258cm" svg:height="0.836cm" svg:x="14.334cm" svg:y="13.301cm" svg:viewBox="0 0 259 837" draw:points="0,837 86,837 86,184 103,203 122,220 144,237 167,256 192,271 215,285 237,298 259,307 259,209 222,188 190,165 160,139 131,112 108,82 86,55 69,27 55,0 0,0">
          <text:p/>
        </draw:polygon>
        <draw:polygon draw:style-name="gr68" draw:layer="layout" svg:width="0.461cm" svg:height="0.849cm" svg:x="15.847cm" svg:y="17.481cm" svg:viewBox="0 0 462 850" draw:points="462,616 374,603 365,644 354,677 340,705 323,726 306,743 285,757 261,763 236,765 206,763 179,752 156,737 132,715 115,688 103,658 94,627 92,591 94,557 103,527 113,500 130,474 151,455 175,440 200,432 230,430 257,432 289,440 280,351 266,354 240,351 215,345 191,334 168,320 149,301 136,275 128,248 126,214 128,188 134,163 143,142 158,121 175,106 194,93 217,87 240,85 263,87 287,95 306,106 325,123 340,144 352,169 361,199 367,235 456,216 445,167 431,125 410,89 384,57 354,32 321,15 285,4 244,0 215,2 187,9 162,17 136,30 115,45 94,64 77,85 62,108 51,136 42,161 38,188 36,216 38,241 42,267 49,292 62,313 75,334 92,354 111,370 134,383 105,396 77,411 55,430 36,455 19,483 8,514 2,550 0,588 4,641 17,690 38,735 51,755 69,774 86,793 105,808 124,820 145,831 166,839 189,846 213,848 238,850 283,846 323,833 359,814 393,784 420,749 441,709 454,665">
          <text:p/>
        </draw:polygon>
        <draw:polygon draw:style-name="gr68" draw:layer="layout" svg:width="0.461cm" svg:height="0.849cm" svg:x="15.847cm" svg:y="17.481cm" svg:viewBox="0 0 462 850" draw:points="462,616 374,603 365,644 354,677 340,705 323,726 306,743 285,757 261,763 236,765 206,763 179,752 156,737 132,715 115,688 103,658 94,627 92,591 94,557 103,527 113,500 130,474 151,455 175,440 200,432 230,430 257,432 289,440 280,351 266,354 240,351 215,345 191,334 168,320 149,301 136,275 128,248 126,214 128,188 134,163 143,142 158,121 175,106 194,93 217,87 240,85 263,87 287,95 306,106 325,123 340,144 352,169 361,199 367,235 456,216 445,167 431,125 410,89 384,57 354,32 321,15 285,4 244,0 215,2 187,9 162,17 136,30 115,45 94,64 77,85 62,108 51,136 42,161 38,188 36,216 38,241 42,267 49,292 62,313 75,334 92,354 111,370 134,383 105,396 77,411 55,430 36,455 19,483 8,514 2,550 0,588 4,641 17,690 38,735 51,755 69,774 86,793 105,808 124,820 145,831 166,839 189,846 213,848 238,850 283,846 323,833 359,814 393,784 420,749 441,709 454,665">
          <text:p/>
        </draw:polygon>
        <draw:polygon draw:style-name="gr68" draw:layer="layout" svg:width="0.466cm" svg:height="0.836cm" svg:x="15.853cm" svg:y="16.438cm" svg:viewBox="0 0 467 837" draw:points="0,739 0,837 467,837 465,801 456,767 446,737 433,710 418,681 399,654 378,626 353,596 321,565 287,529 260,501 234,476 211,453 192,429 172,408 155,387 142,368 132,351 113,319 100,290 91,258 89,228 91,199 98,173 110,148 125,127 146,107 168,95 194,86 224,84 253,86 279,95 302,110 323,129 340,154 351,182 359,215 361,251 450,241 442,186 429,137 408,97 380,61 348,36 310,14 268,4 221,0 172,4 129,16 91,38 60,67 34,101 15,141 5,184 0,230 0,256 5,281 11,304 17,330 28,353 41,378 57,406 77,431 100,461 129,495 165,533 211,577 245,613 274,643 296,666 310,683 329,712 346,739">
          <text:p/>
        </draw:polygon>
        <draw:polygon draw:style-name="gr68" draw:layer="layout" svg:width="0.466cm" svg:height="0.836cm" svg:x="15.853cm" svg:y="16.438cm" svg:viewBox="0 0 467 837" draw:points="0,739 0,837 467,837 465,801 456,767 446,737 433,710 418,681 399,654 378,626 353,596 321,565 287,529 260,501 234,476 211,453 192,429 172,408 155,387 142,368 132,351 113,319 100,290 91,258 89,228 91,199 98,173 110,148 125,127 146,107 168,95 194,86 224,84 253,86 279,95 302,110 323,129 340,154 351,182 359,215 361,251 450,241 442,186 429,137 408,97 380,61 348,36 310,14 268,4 221,0 172,4 129,16 91,38 60,67 34,101 15,141 5,184 0,230 0,256 5,281 11,304 17,330 28,353 41,378 57,406 77,431 100,461 129,495 165,533 211,577 245,613 274,643 296,666 310,683 329,712 346,739">
          <text:p/>
        </draw:polygon>
        <draw:polygon draw:style-name="gr97" draw:layer="layout" svg:width="0.259cm" svg:height="0.836cm" svg:x="15.982cm" svg:y="15.396cm" svg:viewBox="0 0 260 837" draw:points="0,837 87,837 87,185 104,204 123,221 145,238 169,257 194,272 217,287 239,300 260,308 260,211 224,190 192,166 162,141 132,113 108,84 87,55 70,28 55,0 0,0">
          <text:p/>
        </draw:polygon>
        <draw:polygon draw:style-name="gr97" draw:layer="layout" svg:width="0.259cm" svg:height="0.836cm" svg:x="15.982cm" svg:y="15.396cm" svg:viewBox="0 0 260 837" draw:points="0,837 87,837 87,185 104,204 123,221 145,238 169,257 194,272 217,287 239,300 260,308 260,211 224,190 192,166 162,141 132,113 108,84 87,55 70,28 55,0 0,0">
          <text:p/>
        </draw:polygon>
        <draw:polygon draw:style-name="gr97" draw:layer="layout" svg:width="0.258cm" svg:height="0.836cm" svg:x="11.491cm" svg:y="16.95cm" svg:viewBox="0 0 259 837" draw:points="0,837 87,837 87,184 104,204 123,221 144,238 167,257 193,272 216,287 237,299 259,308 259,210 222,189 190,165 161,139 131,112 108,82 87,55 70,27 55,0 0,0">
          <text:p/>
        </draw:polygon>
        <draw:polygon draw:style-name="gr68" draw:layer="layout" svg:width="0.466cm" svg:height="0.849cm" svg:x="10.809cm" svg:y="16.95cm" svg:viewBox="0 0 467 850" draw:points="11,207 98,216 104,188 113,165 122,144 130,129 149,110 171,95 194,87 217,84 238,87 257,91 274,99 291,112 310,131 327,154 342,182 355,214 365,252 374,296 378,349 380,406 327,437 344,464 357,494 365,528 368,566 365,593 363,619 357,642 348,668 338,689 325,710 312,727 296,739 279,750 262,759 243,763 224,765 196,763 173,752 149,735 128,714 110,684 100,653 91,615 89,572 91,532 98,496 110,464 128,437 149,415 173,400 198,391 228,387 255,391 281,400 304,415 327,437 380,406 363,381 346,357 325,338 304,324 281,311 257,302 234,298 209,296 188,298 169,300 147,307 128,315 110,326 93,338 77,353 62,372 34,413 15,458 5,509 0,566 2,604 7,642 17,678 28,712 45,744 64,771 83,795 108,814 135,831 162,841 192,847 221,850 249,847 274,843 298,837 321,826 342,814 361,797 380,778 399,756 414,731 429,701 439,668 450,632 456,591 463,547 465,498 467,447 465,387 463,334 456,283 448,237 437,197 425,159 410,125 391,95 374,74 355,53 336,38 312,23 291,12 266,6 241,2 213,0 173,4 137,15 104,32 74,55 51,84 32,120 19,161">
          <text:p/>
        </draw:polygon>
        <draw:polygon draw:style-name="gr97" draw:layer="layout" svg:width="0.258cm" svg:height="0.836cm" svg:x="11.491cm" svg:y="16.95cm" svg:viewBox="0 0 259 837" draw:points="0,837 87,837 87,184 104,204 123,221 144,238 167,257 193,272 216,287 237,299 259,308 259,210 222,189 190,165 161,139 131,112 108,82 87,55 70,27 55,0 0,0">
          <text:p/>
        </draw:polygon>
        <draw:polygon draw:style-name="gr68" draw:layer="layout" svg:width="0.466cm" svg:height="0.849cm" svg:x="10.809cm" svg:y="16.95cm" svg:viewBox="0 0 467 850" draw:points="11,207 98,216 104,188 113,165 122,144 130,129 149,110 171,95 194,87 217,84 238,87 257,91 274,99 291,112 310,131 327,154 342,182 355,214 365,252 374,296 378,349 380,406 327,437 344,464 357,494 365,528 368,566 365,593 363,619 357,642 348,668 338,689 325,710 312,727 296,739 279,750 262,759 243,763 224,765 196,763 173,752 149,735 128,714 110,684 100,653 91,615 89,572 91,532 98,496 110,464 128,437 149,415 173,400 198,391 228,387 255,391 281,400 304,415 327,437 380,406 363,381 346,357 325,338 304,324 281,311 257,302 234,298 209,296 188,298 169,300 147,307 128,315 110,326 93,338 77,353 62,372 34,413 15,458 5,509 0,566 2,604 7,642 17,678 28,712 45,744 64,771 83,795 108,814 135,831 162,841 192,847 221,850 249,847 274,843 298,837 321,826 342,814 361,797 380,778 399,756 414,731 429,701 439,668 450,632 456,591 463,547 465,498 467,447 465,387 463,334 456,283 448,237 437,197 425,159 410,125 391,95 374,74 355,53 336,38 312,23 291,12 266,6 241,2 213,0 173,4 137,15 104,32 74,55 51,84 32,120 19,161">
          <text:p/>
        </draw:polygon>
        <draw:polygon draw:style-name="gr97" draw:layer="layout" svg:width="0.259cm" svg:height="0.836cm" svg:x="10.449cm" svg:y="16.95cm" svg:viewBox="0 0 260 837" draw:points="0,837 87,837 87,184 104,204 123,221 144,238 168,257 193,272 216,287 238,299 260,308 260,210 223,189 191,165 161,139 132,112 108,82 87,55 70,27 56,0 0,0">
          <text:p/>
        </draw:polygon>
        <draw:polygon draw:style-name="gr68" draw:layer="layout" svg:width="0.465cm" svg:height="0.837cm" svg:x="9.764cm" svg:y="16.962cm" svg:viewBox="0 0 466 838" draw:points="466,605 377,596 371,632 361,664 348,692 331,715 312,732 291,742 267,751 242,753 209,749 182,740 156,721 133,698 114,668 101,632 93,594 91,550 93,509 101,471 114,440 131,412 154,391 180,374 209,366 242,361 263,363 282,368 301,374 318,385 348,410 371,442 452,429 384,0 34,0 34,98 314,98 352,323 320,300 289,283 255,275 220,270 197,272 175,275 154,281 133,289 114,300 97,313 80,327 63,346 36,387 15,433 4,484 0,541 4,596 15,647 31,694 55,736 74,759 93,780 112,797 135,812 158,823 184,831 211,835 240,838 286,833 327,823 365,802 397,774 424,740 445,700 458,656">
          <text:p/>
        </draw:polygon>
        <draw:polygon draw:style-name="gr97" draw:layer="layout" svg:width="0.259cm" svg:height="0.836cm" svg:x="10.449cm" svg:y="16.95cm" svg:viewBox="0 0 260 837" draw:points="0,837 87,837 87,184 104,204 123,221 144,238 168,257 193,272 216,287 238,299 260,308 260,210 223,189 191,165 161,139 132,112 108,82 87,55 70,27 56,0 0,0">
          <text:p/>
        </draw:polygon>
        <draw:polygon draw:style-name="gr68" draw:layer="layout" svg:width="0.465cm" svg:height="0.837cm" svg:x="9.764cm" svg:y="16.962cm" svg:viewBox="0 0 466 838" draw:points="466,605 377,596 371,632 361,664 348,692 331,715 312,732 291,742 267,751 242,753 209,749 182,740 156,721 133,698 114,668 101,632 93,594 91,550 93,509 101,471 114,440 131,412 154,391 180,374 209,366 242,361 263,363 282,368 301,374 318,385 348,410 371,442 452,429 384,0 34,0 34,98 314,98 352,323 320,300 289,283 255,275 220,270 197,272 175,275 154,281 133,289 114,300 97,313 80,327 63,346 36,387 15,433 4,484 0,541 4,596 15,647 31,694 55,736 74,759 93,780 112,797 135,812 158,823 184,831 211,835 240,838 286,833 327,823 365,802 397,774 424,740 445,700 458,656">
          <text:p/>
        </draw:polygon>
        <draw:polygon draw:style-name="gr97" draw:layer="layout" svg:width="0.258cm" svg:height="0.836cm" svg:x="11.491cm" svg:y="17.993cm" svg:viewBox="0 0 259 837" draw:points="0,837 87,837 87,184 104,203 123,220 144,237 167,256 193,271 216,286 237,299 259,307 259,210 222,189 190,165 161,140 131,112 108,83 87,55 70,28 55,0 0,0">
          <text:p/>
        </draw:polygon>
        <draw:polygon draw:style-name="gr68" draw:layer="layout" svg:width="0.489cm" svg:height="0.834cm" svg:x="10.811cm" svg:y="17.995cm" svg:viewBox="0 0 490 835" draw:points="183,835 183,635 490,635 490,542 406,542 183,542 183,170 406,542 490,542 163,0 96,0 96,542 0,542 0,635 96,635 96,835">
          <text:p/>
        </draw:polygon>
        <draw:polygon draw:style-name="gr97" draw:layer="layout" svg:width="0.258cm" svg:height="0.836cm" svg:x="11.491cm" svg:y="17.993cm" svg:viewBox="0 0 259 837" draw:points="0,837 87,837 87,184 104,203 123,220 144,237 167,256 193,271 216,286 237,299 259,307 259,210 222,189 190,165 161,140 131,112 108,83 87,55 70,28 55,0 0,0">
          <text:p/>
        </draw:polygon>
        <draw:polygon draw:style-name="gr68" draw:layer="layout" svg:width="0.489cm" svg:height="0.834cm" svg:x="10.811cm" svg:y="17.995cm" svg:viewBox="0 0 490 835" draw:points="183,835 183,635 490,635 490,542 406,542 183,542 183,170 406,542 490,542 163,0 96,0 96,542 0,542 0,635 96,635 96,835">
          <text:p/>
        </draw:polygon>
        <draw:polygon draw:style-name="gr97" draw:layer="layout" svg:width="0.259cm" svg:height="0.836cm" svg:x="10.449cm" svg:y="17.993cm" svg:viewBox="0 0 260 837" draw:points="0,837 87,837 87,184 104,203 123,220 144,237 168,256 193,271 216,286 238,299 260,307 260,210 223,189 191,165 161,140 132,112 108,83 87,55 70,28 56,0 0,0">
          <text:p/>
        </draw:polygon>
        <draw:polygon draw:style-name="gr68" draw:layer="layout" svg:width="0.461cm" svg:height="0.849cm" svg:x="9.768cm" svg:y="17.993cm" svg:viewBox="0 0 462 850" draw:points="462,617 373,605 365,645 354,679 340,706 323,727 306,744 285,757 261,763 236,765 206,763 179,753 155,738 131,717 114,689 102,660 93,628 91,592 93,558 102,528 112,501 129,475 151,456 174,442 200,433 230,431 257,433 289,442 280,353 266,355 240,353 215,346 191,336 168,321 149,302 135,276 127,249 125,214 127,189 133,163 142,142 158,121 174,106 194,93 217,87 240,85 263,87 287,96 306,106 325,123 340,144 352,170 361,199 367,235 456,216 445,168 431,125 409,89 384,57 354,32 321,15 285,5 244,0 215,2 187,9 162,17 135,30 114,45 93,64 76,85 61,108 51,136 42,161 38,189 36,216 38,243 42,268 49,293 61,315 74,336 91,355 110,372 133,384 104,397 76,412 55,431 36,456 19,484 8,516 2,552 0,590 4,643 17,691 38,736 51,755 68,774 85,793 104,808 123,820 145,831 166,839 189,846 213,848 238,850 282,846 323,833 359,814 393,784 420,751 441,710 454,666">
          <text:p/>
        </draw:polygon>
        <draw:polygon draw:style-name="gr97" draw:layer="layout" svg:width="0.259cm" svg:height="0.836cm" svg:x="10.449cm" svg:y="17.993cm" svg:viewBox="0 0 260 837" draw:points="0,837 87,837 87,184 104,203 123,220 144,237 168,256 193,271 216,286 238,299 260,307 260,210 223,189 191,165 161,140 132,112 108,83 87,55 70,28 56,0 0,0">
          <text:p/>
        </draw:polygon>
        <draw:polygon draw:style-name="gr68" draw:layer="layout" svg:width="0.461cm" svg:height="0.849cm" svg:x="9.768cm" svg:y="17.993cm" svg:viewBox="0 0 462 850" draw:points="462,617 373,605 365,645 354,679 340,706 323,727 306,744 285,757 261,763 236,765 206,763 179,753 155,738 131,717 114,689 102,660 93,628 91,592 93,558 102,528 112,501 129,475 151,456 174,442 200,433 230,431 257,433 289,442 280,353 266,355 240,353 215,346 191,336 168,321 149,302 135,276 127,249 125,214 127,189 133,163 142,142 158,121 174,106 194,93 217,87 240,85 263,87 287,96 306,106 325,123 340,144 352,170 361,199 367,235 456,216 445,168 431,125 409,89 384,57 354,32 321,15 285,5 244,0 215,2 187,9 162,17 135,30 114,45 93,64 76,85 61,108 51,136 42,161 38,189 36,216 38,243 42,268 49,293 61,315 74,336 91,355 110,372 133,384 104,397 76,412 55,431 36,456 19,484 8,516 2,552 0,590 4,643 17,691 38,736 51,755 68,774 85,793 104,808 123,820 145,831 166,839 189,846 213,848 238,850 282,846 323,833 359,814 393,784 420,751 441,710 454,666">
          <text:p/>
        </draw:polygon>
        <draw:polygon draw:style-name="gr97" draw:layer="layout" svg:width="0.259cm" svg:height="0.836cm" svg:x="10.449cm" svg:y="19.035cm" svg:viewBox="0 0 260 837" draw:points="0,837 87,837 87,184 104,203 123,220 144,237 168,256 193,271 216,285 238,298 260,307 260,209 223,188 191,165 161,139 132,112 108,82 87,55 70,27 56,0 0,0">
          <text:p/>
        </draw:polygon>
        <draw:polygon draw:style-name="gr97" draw:layer="layout" svg:width="0.259cm" svg:height="0.836cm" svg:x="9.903cm" svg:y="19.035cm" svg:viewBox="0 0 260 837" draw:points="0,837 88,837 88,184 105,203 124,220 145,237 169,256 194,271 217,285 238,298 260,307 260,209 224,188 192,165 162,139 133,112 109,82 88,55 71,27 56,0 0,0">
          <text:p/>
        </draw:polygon>
        <draw:polygon draw:style-name="gr97" draw:layer="layout" svg:width="0.259cm" svg:height="0.836cm" svg:x="10.449cm" svg:y="19.035cm" svg:viewBox="0 0 260 837" draw:points="0,837 87,837 87,184 104,203 123,220 144,237 168,256 193,271 216,285 238,298 260,307 260,209 223,188 191,165 161,139 132,112 108,82 87,55 70,27 56,0 0,0">
          <text:p/>
        </draw:polygon>
        <draw:polygon draw:style-name="gr97" draw:layer="layout" svg:width="0.259cm" svg:height="0.836cm" svg:x="9.903cm" svg:y="19.035cm" svg:viewBox="0 0 260 837" draw:points="0,837 88,837 88,184 105,203 124,220 145,237 169,256 194,271 217,285 238,298 260,307 260,209 224,188 192,165 162,139 133,112 109,82 88,55 71,27 56,0 0,0">
          <text:p/>
        </draw:polygon>
        <draw:polygon draw:style-name="gr97" draw:layer="layout" svg:width="0.258cm" svg:height="0.836cm" svg:x="11.491cm" svg:y="19.035cm" svg:viewBox="0 0 259 837" draw:points="0,837 87,837 87,184 104,203 123,220 144,237 167,256 193,271 216,285 237,298 259,307 259,209 222,188 190,165 161,139 131,112 108,82 87,55 70,27 55,0 0,0">
          <text:p/>
        </draw:polygon>
        <draw:polygon draw:style-name="gr68" draw:layer="layout" svg:width="0.465cm" svg:height="0.836cm" svg:x="10.816cm" svg:y="19.035cm" svg:viewBox="0 0 466 837" draw:points="0,739 0,837 466,837 464,801 456,767 445,737 432,710 418,682 399,655 377,627 352,597 320,565 286,529 259,501 234,476 210,453 191,429 172,408 155,387 142,368 132,351 113,319 99,290 91,258 89,228 91,199 97,173 110,148 126,127 147,108 168,95 193,86 223,84 253,86 278,95 301,110 322,129 339,154 350,182 358,216 361,252 449,241 441,186 428,137 407,97 380,61 348,36 310,15 267,4 221,0 172,4 130,17 91,38 59,67 34,101 14,142 4,184 0,230 0,256 4,281 10,304 17,330 27,353 40,379 57,406 76,431 99,461 130,495 166,533 210,578 244,615 274,644 295,667 310,684 329,712 346,739">
          <text:p/>
        </draw:polygon>
        <draw:polygon draw:style-name="gr97" draw:layer="layout" svg:width="0.258cm" svg:height="0.836cm" svg:x="11.491cm" svg:y="19.035cm" svg:viewBox="0 0 259 837" draw:points="0,837 87,837 87,184 104,203 123,220 144,237 167,256 193,271 216,285 237,298 259,307 259,209 222,188 190,165 161,139 131,112 108,82 87,55 70,27 55,0 0,0">
          <text:p/>
        </draw:polygon>
        <draw:polygon draw:style-name="gr68" draw:layer="layout" svg:width="0.465cm" svg:height="0.836cm" svg:x="10.816cm" svg:y="19.035cm" svg:viewBox="0 0 466 837" draw:points="0,739 0,837 466,837 464,801 456,767 445,737 432,710 418,682 399,655 377,627 352,597 320,565 286,529 259,501 234,476 210,453 191,429 172,408 155,387 142,368 132,351 113,319 99,290 91,258 89,228 91,199 97,173 110,148 126,127 147,108 168,95 193,86 223,84 253,86 278,95 301,110 322,129 339,154 350,182 358,216 361,252 449,241 441,186 428,137 407,97 380,61 348,36 310,15 267,4 221,0 172,4 130,17 91,38 59,67 34,101 14,142 4,184 0,230 0,256 4,281 10,304 17,330 27,353 40,379 57,406 76,431 99,461 130,495 166,533 210,578 244,615 274,644 295,667 310,684 329,712 346,739">
          <text:p/>
        </draw:polygon>
        <draw:polygon draw:style-name="gr97" draw:layer="layout" svg:width="0.258cm" svg:height="0.836cm" svg:x="11.491cm" svg:y="20.078cm" svg:viewBox="0 0 259 837" draw:points="0,837 87,837 87,184 104,203 123,220 144,237 167,256 193,271 216,286 237,299 259,307 259,210 222,189 190,165 161,140 131,112 108,83 87,55 70,28 55,0 0,0">
          <text:p/>
        </draw:polygon>
        <draw:polygon draw:style-name="gr68" draw:layer="layout" svg:width="0.462cm" svg:height="0.849cm" svg:x="10.809cm" svg:y="20.078cm" svg:viewBox="0 0 463 850" draw:points="463,426 461,356 456,292 448,235 437,186 423,144 340,165 348,191 357,220 363,252 368,290 372,330 374,375 374,426 374,474 372,519 368,559 363,595 357,627 351,654 342,678 334,697 310,727 287,748 262,761 232,765 217,765 202,761 190,757 177,748 154,727 130,697 122,678 114,654 107,627 101,595 97,559 92,519 90,474 90,426 90,375 92,330 97,290 101,254 105,222 114,195 122,172 130,153 152,123 177,102 205,89 232,85 262,89 287,100 310,119 329,144 340,165 423,144 406,108 384,76 361,49 334,28 302,13 268,2 232,0 205,2 179,7 154,15 133,28 111,43 92,59 75,81 61,106 48,131 35,161 27,193 15,229 9,269 5,313 0,366 0,426 2,496 7,557 15,614 27,663 42,706 58,742 80,774 103,801 130,822 160,837 194,848 232,850 257,848 281,846 302,837 323,829 342,816 361,801 378,784 393,765 410,738 423,704 435,667 446,627 452,582 459,534 461,481">
          <text:p/>
        </draw:polygon>
        <draw:polygon draw:style-name="gr97" draw:layer="layout" svg:width="0.258cm" svg:height="0.836cm" svg:x="11.491cm" svg:y="20.078cm" svg:viewBox="0 0 259 837" draw:points="0,837 87,837 87,184 104,203 123,220 144,237 167,256 193,271 216,286 237,299 259,307 259,210 222,189 190,165 161,140 131,112 108,83 87,55 70,28 55,0 0,0">
          <text:p/>
        </draw:polygon>
        <draw:polygon draw:style-name="gr68" draw:layer="layout" svg:width="0.462cm" svg:height="0.849cm" svg:x="10.809cm" svg:y="20.078cm" svg:viewBox="0 0 463 850" draw:points="463,426 461,356 456,292 448,235 437,186 423,144 340,165 348,191 357,220 363,252 368,290 372,330 374,375 374,426 374,474 372,519 368,559 363,595 357,627 351,654 342,678 334,697 310,727 287,748 262,761 232,765 217,765 202,761 190,757 177,748 154,727 130,697 122,678 114,654 107,627 101,595 97,559 92,519 90,474 90,426 90,375 92,330 97,290 101,254 105,222 114,195 122,172 130,153 152,123 177,102 205,89 232,85 262,89 287,100 310,119 329,144 340,165 423,144 406,108 384,76 361,49 334,28 302,13 268,2 232,0 205,2 179,7 154,15 133,28 111,43 92,59 75,81 61,106 48,131 35,161 27,193 15,229 9,269 5,313 0,366 0,426 2,496 7,557 15,614 27,663 42,706 58,742 80,774 103,801 130,822 160,837 194,848 232,850 257,848 281,846 302,837 323,829 342,816 361,801 378,784 393,765 410,738 423,704 435,667 446,627 452,582 459,534 461,481">
          <text:p/>
        </draw:polygon>
        <draw:polygon draw:style-name="gr68" draw:layer="layout" svg:width="0.461cm" svg:height="0.849cm" svg:x="10.314cm" svg:y="20.078cm" svg:viewBox="0 0 462 850" draw:points="452,642 369,633 363,665 355,692 342,717 329,734 312,748 295,757 276,763 253,765 234,763 215,761 198,753 183,744 156,719 134,686 124,667 117,644 109,618 103,589 92,527 90,464 90,455 90,443 134,413 117,385 107,354 98,318 96,275 98,233 107,197 117,165 134,136 156,115 179,98 204,89 232,85 259,89 285,100 310,117 331,140 350,170 363,203 371,242 374,284 371,322 363,356 350,385 333,413 312,434 289,449 261,460 234,462 204,460 179,449 156,434 134,413 90,443 105,466 120,487 139,506 160,523 183,536 206,546 232,551 257,553 278,553 297,548 316,542 335,534 355,523 371,510 386,496 403,479 429,438 448,392 458,339 462,282 458,220 448,167 426,119 399,76 384,59 365,45 348,30 329,19 308,11 287,4 266,2 242,0 208,2 177,11 145,26 117,45 90,68 67,98 47,131 30,170 23,191 17,214 11,239 6,267 4,299 2,330 0,364 0,402 2,479 6,546 17,606 30,656 47,702 67,740 90,774 117,801 147,822 181,837 217,848 253,850 293,846 329,837 361,820 388,795 412,765 431,729 443,688">
          <text:p/>
        </draw:polygon>
        <draw:polygon draw:style-name="gr68" draw:layer="layout" svg:width="0.461cm" svg:height="0.849cm" svg:x="10.314cm" svg:y="20.078cm" svg:viewBox="0 0 462 850" draw:points="452,642 369,633 363,665 355,692 342,717 329,734 312,748 295,757 276,763 253,765 234,763 215,761 198,753 183,744 156,719 134,686 124,667 117,644 109,618 103,589 92,527 90,464 90,455 90,443 134,413 117,385 107,354 98,318 96,275 98,233 107,197 117,165 134,136 156,115 179,98 204,89 232,85 259,89 285,100 310,117 331,140 350,170 363,203 371,242 374,284 371,322 363,356 350,385 333,413 312,434 289,449 261,460 234,462 204,460 179,449 156,434 134,413 90,443 105,466 120,487 139,506 160,523 183,536 206,546 232,551 257,553 278,553 297,548 316,542 335,534 355,523 371,510 386,496 403,479 429,438 448,392 458,339 462,282 458,220 448,167 426,119 399,76 384,59 365,45 348,30 329,19 308,11 287,4 266,2 242,0 208,2 177,11 145,26 117,45 90,68 67,98 47,131 30,170 23,191 17,214 11,239 6,267 4,299 2,330 0,364 0,402 2,479 6,546 17,606 30,656 47,702 67,740 90,774 117,801 147,822 181,837 217,848 253,850 293,846 329,837 361,820 388,795 412,765 431,729 443,688">
          <text:p/>
        </draw:polygon>
        <draw:polygon draw:style-name="gr68" draw:layer="layout" svg:width="0.455cm" svg:height="0.824cm" svg:x="10.314cm" svg:y="21.132cm" svg:viewBox="0 0 456 825" draw:points="456,98 456,0 0,0 0,79 34,125 68,178 100,237 133,305 165,375 193,447 216,521 235,595 248,648 256,704 265,763 269,825 358,825 356,774 349,717 339,652 324,587 307,517 286,449 262,381 235,316 205,254 174,197 142,144 110,98">
          <text:p/>
        </draw:polygon>
        <draw:polygon draw:style-name="gr68" draw:layer="layout" svg:width="0.455cm" svg:height="0.824cm" svg:x="10.314cm" svg:y="21.132cm" svg:viewBox="0 0 456 825" draw:points="456,98 456,0 0,0 0,79 34,125 68,178 100,237 133,305 165,375 193,447 216,521 235,595 248,648 256,704 265,763 269,825 358,825 356,774 349,717 339,652 324,587 307,517 286,449 262,381 235,316 205,254 174,197 142,144 110,98">
          <text:p/>
        </draw:polygon>
        <draw:polygon draw:style-name="gr68" draw:layer="layout" svg:width="0.464cm" svg:height="0.848cm" svg:x="11.353cm" svg:y="21.12cm" svg:viewBox="0 0 465 849" draw:points="331,383 299,323 280,336 256,343 233,345 208,343 187,336 168,323 151,309 136,287 127,266 121,243 119,218 121,190 127,165 138,144 151,122 168,105 189,95 210,86 233,84 256,86 280,93 299,105 316,122 328,141 339,163 345,186 347,211 345,239 339,264 331,287 316,307 299,323 331,383 290,440 314,455 335,476 352,501 364,530 373,562 375,595 373,617 371,638 358,680 347,699 337,716 322,731 305,744 288,752 269,758 250,763 231,765 201,763 174,754 151,739 129,718 112,693 100,665 91,633 89,598 91,564 100,532 112,501 129,476 153,455 176,440 204,429 235,427 263,429 290,440 331,383 356,370 377,355 396,338 411,317 422,294 430,271 434,243 436,213 432,171 422,131 405,95 381,61 352,36 318,14 278,4 235,0 191,4 151,17 117,36 85,63 62,97 45,133 34,173 30,218 32,245 36,271 45,296 55,317 70,338 87,355 108,370 134,383 102,398 77,417 53,438 34,463 19,493 9,526 2,562 0,598 5,648 15,695 36,739 64,777 81,794 98,809 117,822 138,830 159,839 182,845 206,847 231,849 256,847 282,845 305,839 326,830 347,822 366,809 383,794 400,777 428,737 447,695 461,646 465,595 463,555 456,521 445,486 430,459 409,434 388,412 360,395">
          <text:p/>
        </draw:polygon>
        <draw:polygon draw:style-name="gr68" draw:layer="layout" svg:width="0.464cm" svg:height="0.848cm" svg:x="11.353cm" svg:y="21.12cm" svg:viewBox="0 0 465 849" draw:points="331,383 299,323 280,336 256,343 233,345 208,343 187,336 168,323 151,309 136,287 127,266 121,243 119,218 121,190 127,165 138,144 151,122 168,105 189,95 210,86 233,84 256,86 280,93 299,105 316,122 328,141 339,163 345,186 347,211 345,239 339,264 331,287 316,307 299,323 331,383 290,440 314,455 335,476 352,501 364,530 373,562 375,595 373,617 371,638 358,680 347,699 337,716 322,731 305,744 288,752 269,758 250,763 231,765 201,763 174,754 151,739 129,718 112,693 100,665 91,633 89,598 91,564 100,532 112,501 129,476 153,455 176,440 204,429 235,427 263,429 290,440 331,383 356,370 377,355 396,338 411,317 422,294 430,271 434,243 436,213 432,171 422,131 405,95 381,61 352,36 318,14 278,4 235,0 191,4 151,17 117,36 85,63 62,97 45,133 34,173 30,218 32,245 36,271 45,296 55,317 70,338 87,355 108,370 134,383 102,398 77,417 53,438 34,463 19,493 9,526 2,562 0,598 5,648 15,695 36,739 64,777 81,794 98,809 117,822 138,830 159,839 182,845 206,847 231,849 256,847 282,845 305,839 326,830 347,822 366,809 383,794 400,777 428,737 447,695 461,646 465,595 463,555 456,521 445,486 430,459 409,434 388,412 360,395">
          <text:p/>
        </draw:polygon>
        <draw:polygon draw:style-name="gr68" draw:layer="layout" svg:width="0.466cm" svg:height="0.849cm" svg:x="11.355cm" svg:y="22.163cm" svg:viewBox="0 0 467 850" draw:points="11,208 99,216 105,189 114,165 122,144 131,129 150,110 171,95 194,87 217,85 238,87 258,91 274,100 291,112 310,131 327,155 342,182 355,214 365,252 374,296 378,350 380,408 327,437 344,465 357,494 365,528 368,566 365,594 363,619 357,642 349,668 338,689 325,710 313,727 296,740 279,750 262,759 243,763 224,765 196,763 173,753 150,736 128,714 111,685 101,653 92,615 90,573 92,532 99,496 111,465 128,437 150,416 173,401 198,393 228,388 255,393 281,401 304,416 327,437 380,408 363,382 346,359 325,340 304,325 281,312 258,303 234,299 209,296 188,299 169,301 147,307 128,317 111,327 95,340 78,355 63,374 34,414 15,458 5,509 0,566 3,604 7,642 17,678 28,712 46,744 65,772 84,795 109,814 135,831 162,841 192,848 222,850 249,848 274,844 298,837 321,827 342,814 361,797 380,778 399,757 414,731 429,702 440,668 450,632 457,592 463,547 465,499 467,448 465,388 463,336 457,284 448,237 437,197 425,159 410,125 391,95 374,74 355,53 336,38 313,23 291,13 266,6 241,2 213,0 173,4 137,15 105,32 76,55 52,85 32,121 19,161">
          <text:p/>
        </draw:polygon>
        <draw:polygon draw:style-name="gr68" draw:layer="layout" svg:width="0.466cm" svg:height="0.849cm" svg:x="11.355cm" svg:y="22.163cm" svg:viewBox="0 0 467 850" draw:points="11,208 99,216 105,189 114,165 122,144 131,129 150,110 171,95 194,87 217,85 238,87 258,91 274,100 291,112 310,131 327,155 342,182 355,214 365,252 374,296 378,350 380,408 327,437 344,465 357,494 365,528 368,566 365,594 363,619 357,642 349,668 338,689 325,710 313,727 296,740 279,750 262,759 243,763 224,765 196,763 173,753 150,736 128,714 111,685 101,653 92,615 90,573 92,532 99,496 111,465 128,437 150,416 173,401 198,393 228,388 255,393 281,401 304,416 327,437 380,408 363,382 346,359 325,340 304,325 281,312 258,303 234,299 209,296 188,299 169,301 147,307 128,317 111,327 95,340 78,355 63,374 34,414 15,458 5,509 0,566 3,604 7,642 17,678 28,712 46,744 65,772 84,795 109,814 135,831 162,841 192,848 222,850 249,848 274,844 298,837 321,827 342,814 361,797 380,778 399,757 414,731 429,702 440,668 450,632 457,592 463,547 465,499 467,448 465,388 463,336 457,284 448,237 437,197 425,159 410,125 391,95 374,74 355,53 336,38 313,23 291,13 266,6 241,2 213,0 173,4 137,15 105,32 76,55 52,85 32,121 19,161">
          <text:p/>
        </draw:polygon>
        <draw:polygon draw:style-name="gr68" draw:layer="layout" svg:width="0.465cm" svg:height="0.836cm" svg:x="10.31cm" svg:y="22.176cm" svg:viewBox="0 0 466 837" draw:points="466,603 378,595 371,631 361,662 348,690 331,713 312,730 291,741 267,749 242,751 210,747 183,739 157,719 133,696 114,667 101,631 93,592 91,548 93,508 101,470 114,438 131,410 155,389 181,372 210,364 242,360 263,362 282,366 301,372 318,383 348,408 371,440 452,427 384,0 34,0 34,97 314,97 352,322 320,298 289,281 255,273 221,269 198,271 176,273 155,279 133,288 114,298 97,311 80,326 63,345 36,385 15,432 4,482 0,540 4,595 15,645 32,692 55,734 74,758 93,779 112,796 135,811 160,822 185,831 212,835 240,837 287,833 327,822 365,800 397,772 424,739 445,698 458,654">
          <text:p/>
        </draw:polygon>
        <draw:polygon draw:style-name="gr68" draw:layer="layout" svg:width="0.465cm" svg:height="0.836cm" svg:x="10.31cm" svg:y="22.176cm" svg:viewBox="0 0 466 837" draw:points="466,603 378,595 371,631 361,662 348,690 331,713 312,730 291,741 267,749 242,751 210,747 183,739 157,719 133,696 114,667 101,631 93,592 91,548 93,508 101,470 114,438 131,410 155,389 181,372 210,364 242,360 263,362 282,366 301,372 318,383 348,408 371,440 452,427 384,0 34,0 34,97 314,97 352,322 320,298 289,281 255,273 221,269 198,271 176,273 155,279 133,288 114,298 97,311 80,326 63,345 36,385 15,432 4,482 0,540 4,595 15,645 32,692 55,734 74,758 93,779 112,796 135,811 160,822 185,831 212,835 240,837 287,833 327,822 365,800 397,772 424,739 445,698 458,654">
          <text:p/>
        </draw:polygon>
        <draw:polygon draw:style-name="gr68" draw:layer="layout" svg:width="0.488cm" svg:height="0.834cm" svg:x="11.358cm" svg:y="23.207cm" svg:viewBox="0 0 489 835" draw:points="183,835 183,636 489,636 489,543 405,543 183,543 183,169 405,543 489,543 164,0 95,0 95,543 0,543 0,636 95,636 95,835">
          <text:p/>
        </draw:polygon>
        <draw:polygon draw:style-name="gr68" draw:layer="layout" svg:width="0.488cm" svg:height="0.834cm" svg:x="11.358cm" svg:y="23.207cm" svg:viewBox="0 0 489 835" draw:points="183,835 183,636 489,636 489,543 405,543 183,543 183,169 405,543 489,543 164,0 95,0 95,543 0,543 0,636 95,636 95,835">
          <text:p/>
        </draw:polygon>
        <draw:polygon draw:style-name="gr68" draw:layer="layout" svg:width="0.461cm" svg:height="0.848cm" svg:x="10.314cm" svg:y="23.205cm" svg:viewBox="0 0 462 849" draw:points="462,616 374,604 365,644 355,678 340,705 323,727 306,743 285,756 261,763 236,765 206,763 179,752 156,737 132,716 115,688 103,659 94,627 92,591 94,557 103,528 113,500 130,475 151,456 175,441 200,432 230,430 257,432 289,441 280,352 266,354 240,352 215,346 192,335 168,320 149,301 136,276 128,248 126,214 128,189 134,164 143,142 158,121 175,105 194,93 217,86 240,84 263,86 287,95 306,105 325,123 340,144 352,170 361,199 367,235 456,216 446,168 431,125 410,88 384,57 355,31 321,14 285,4 244,0 215,2 187,8 162,16 136,29 115,44 94,63 77,84 62,107 51,136 42,161 38,189 36,216 38,242 42,267 49,293 62,314 75,335 92,354 111,371 134,384 105,396 77,411 55,430 36,456 19,483 8,515 2,551 0,589 4,642 17,691 38,735 51,754 69,773 86,792 105,807 124,820 145,830 166,839 189,845 213,847 238,849 283,845 323,832 359,813 393,784 420,750 441,710 454,665">
          <text:p/>
        </draw:polygon>
        <draw:polygon draw:style-name="gr68" draw:layer="layout" svg:width="0.461cm" svg:height="0.848cm" svg:x="10.314cm" svg:y="23.205cm" svg:viewBox="0 0 462 849" draw:points="462,616 374,604 365,644 355,678 340,705 323,727 306,743 285,756 261,763 236,765 206,763 179,752 156,737 132,716 115,688 103,659 94,627 92,591 94,557 103,528 113,500 130,475 151,456 175,441 200,432 230,430 257,432 289,441 280,352 266,354 240,352 215,346 192,335 168,320 149,301 136,276 128,248 126,214 128,189 134,164 143,142 158,121 175,105 194,93 217,86 240,84 263,86 287,95 306,105 325,123 340,144 352,170 361,199 367,235 456,216 446,168 431,125 410,88 384,57 355,31 321,14 285,4 244,0 215,2 187,8 162,16 136,29 115,44 94,63 77,84 62,107 51,136 42,161 38,189 36,216 38,242 42,267 49,293 62,314 75,335 92,354 111,371 134,384 105,396 77,411 55,430 36,456 19,483 8,515 2,551 0,589 4,642 17,691 38,735 51,754 69,773 86,792 105,807 124,820 145,830 166,839 189,845 213,847 238,849 283,845 323,832 359,813 393,784 420,750 441,710 454,665">
          <text:p/>
        </draw:polygon>
        <draw:polygon draw:style-name="gr68" draw:layer="layout" svg:width="0.465cm" svg:height="0.836cm" svg:x="11.362cm" svg:y="24.248cm" svg:viewBox="0 0 466 837" draw:points="0,740 0,837 466,837 464,801 456,767 445,738 433,710 418,683 399,655 378,628 352,598 320,566 287,530 259,503 234,477 210,454 191,431 172,409 155,387 143,368 132,351 113,320 100,290 92,258 90,229 92,199 98,174 111,148 126,127 147,108 168,95 193,87 223,85 253,87 278,95 301,110 323,129 339,155 350,182 358,216 361,252 450,241 441,186 428,138 407,97 380,61 348,36 310,15 267,4 221,0 172,4 130,17 92,38 60,68 35,102 15,142 4,184 0,231 0,256 4,282 10,305 17,330 27,354 41,379 58,406 77,433 100,462 130,496 166,534 210,579 244,615 274,645 295,668 310,685 329,712 346,740">
          <text:p/>
        </draw:polygon>
        <draw:polygon draw:style-name="gr68" draw:layer="layout" svg:width="0.465cm" svg:height="0.836cm" svg:x="11.362cm" svg:y="24.248cm" svg:viewBox="0 0 466 837" draw:points="0,740 0,837 466,837 464,801 456,767 445,738 433,710 418,683 399,655 378,628 352,598 320,566 287,530 259,503 234,477 210,454 191,431 172,409 155,387 143,368 132,351 113,320 100,290 92,258 90,229 92,199 98,174 111,148 126,127 147,108 168,95 193,87 223,85 253,87 278,95 301,110 323,129 339,155 350,182 358,216 361,252 450,241 441,186 428,138 407,97 380,61 348,36 310,15 267,4 221,0 172,4 130,17 92,38 60,68 35,102 15,142 4,184 0,231 0,256 4,282 10,305 17,330 27,354 41,379 58,406 77,433 100,462 130,496 166,534 210,579 244,615 274,645 295,668 310,685 329,712 346,740">
          <text:p/>
        </draw:polygon>
        <draw:polygon draw:style-name="gr97" draw:layer="layout" svg:width="0.259cm" svg:height="0.836cm" svg:x="10.449cm" svg:y="24.248cm" svg:viewBox="0 0 260 837" draw:points="0,837 87,837 87,184 104,203 123,220 144,237 168,256 193,271 216,286 238,298 260,307 260,210 223,188 191,165 161,140 132,112 108,83 87,55 70,28 56,0 0,0">
          <text:p/>
        </draw:polygon>
        <draw:polygon draw:style-name="gr97" draw:layer="layout" svg:width="0.259cm" svg:height="0.836cm" svg:x="10.449cm" svg:y="24.248cm" svg:viewBox="0 0 260 837" draw:points="0,837 87,837 87,184 104,203 123,220 144,237 168,256 193,271 216,286 238,298 260,307 260,210 223,188 191,165 161,140 132,112 108,83 87,55 70,28 56,0 0,0">
          <text:p/>
        </draw:polygon>
        <draw:polygon draw:style-name="gr68" draw:layer="layout" svg:width="0.466cm" svg:height="0.836cm" svg:x="7.084cm" svg:y="1.204cm" svg:viewBox="0 0 467 837" draw:points="0,740 0,837 467,837 465,801 456,767 445,737 433,710 418,682 399,655 378,627 352,598 321,566 287,530 259,503 234,477 211,454 191,431 172,409 156,388 143,369 132,352 112,321 99,291 91,259 89,229 91,200 97,174 110,149 126,128 147,109 168,96 194,88 223,86 253,88 278,96 302,111 323,130 340,155 350,183 359,217 361,253 450,242 441,187 429,138 407,98 380,62 348,36 310,15 268,4 221,0 172,4 130,17 91,38 59,69 34,102 15,143 4,185 0,232 0,257 4,282 11,306 17,331 28,354 40,380 57,407 76,433 99,462 130,496 166,534 211,579 244,615 274,644 295,668 310,685 329,712 346,740">
          <text:p/>
        </draw:polygon>
        <draw:polygon draw:style-name="gr97" draw:layer="layout" svg:width="0.258cm" svg:height="0.836cm" svg:x="7.213cm" svg:y="0.62cm" svg:viewBox="0 0 259 837" draw:points="0,837 87,837 87,184 104,203 123,220 145,237 168,256 194,271 217,285 238,298 259,307 259,209 223,188 192,165 162,139 131,112 108,82 87,55 70,27 55,0 0,0">
          <text:p/>
        </draw:polygon>
        <draw:polygon draw:style-name="gr97" draw:layer="layout" svg:width="0.258cm" svg:height="0.836cm" svg:x="8.17cm" svg:y="1.204cm" svg:viewBox="0 0 259 837" draw:points="0,837 87,837 87,185 104,204 123,221 144,238 167,257 192,272 217,287 238,299 259,308 259,210 223,189 190,166 161,141 131,113 108,83 87,56 70,27 55,0 0,0">
          <text:p/>
        </draw:polygon>
        <draw:polygon draw:style-name="gr68" draw:layer="layout" svg:width="0.466cm" svg:height="0.836cm" svg:x="8.915cm" svg:y="1.204cm" svg:viewBox="0 0 467 837" draw:points="0,740 0,837 467,837 464,801 456,767 445,737 433,710 418,682 399,655 378,627 352,598 321,566 287,530 259,503 234,477 210,454 191,431 172,409 155,388 142,369 131,352 112,321 99,291 91,259 89,229 91,200 97,174 110,149 125,128 146,109 168,96 194,88 223,86 253,88 278,96 301,111 323,130 340,155 350,183 359,217 361,253 450,242 441,187 428,138 407,98 380,62 348,36 310,15 268,4 221,0 172,4 129,17 91,38 59,69 34,102 15,143 4,185 0,232 0,257 4,282 10,306 17,331 27,354 40,380 57,407 76,433 99,462 129,496 166,534 210,579 244,615 274,644 295,668 310,685 329,712 346,740">
          <text:p/>
        </draw:polygon>
        <draw:polygon draw:style-name="gr68" draw:layer="layout" svg:width="0.465cm" svg:height="0.836cm" svg:x="3.738cm" svg:y="5.154cm" svg:viewBox="0 0 466 837" draw:points="0,739 0,837 466,837 464,801 456,767 445,737 432,710 418,682 398,655 377,627 352,597 320,566 286,530 259,502 233,477 209,454 190,430 171,409 154,388 141,369 131,352 112,320 99,291 91,258 88,228 91,199 97,173 110,148 124,127 146,108 167,95 192,86 223,84 252,86 278,95 301,110 322,129 339,154 350,182 358,215 360,251 449,241 441,186 428,137 407,97 379,61 348,36 310,14 267,4 221,0 171,4 129,17 91,38 59,67 33,101 14,141 4,184 0,230 0,256 4,282 10,305 16,331 27,354 40,379 57,407 76,432 99,462 129,496 165,534 209,578 244,614 274,644 295,667 310,684 329,712 346,739">
          <text:p/>
        </draw:polygon>
        <draw:polygon draw:style-name="gr97" draw:layer="layout" svg:width="0.258cm" svg:height="0.836cm" svg:x="3.867cm" svg:y="5.738cm" svg:viewBox="0 0 259 837" draw:points="0,837 86,837 86,184 103,203 122,220 145,237 168,256 193,271 217,286 238,298 259,307 259,209 223,188 191,165 162,139 131,112 108,82 86,55 70,27 55,0 0,0">
          <text:p/>
        </draw:polygon>
        <draw:polygon draw:style-name="gr68" draw:layer="layout" svg:width="0.465cm" svg:height="0.836cm" svg:x="6.206cm" svg:y="5.154cm" svg:viewBox="0 0 466 837" draw:points="0,739 0,837 466,837 464,801 456,767 445,737 432,710 418,682 399,655 377,627 352,597 320,566 286,530 259,502 233,477 210,454 191,430 172,409 155,388 142,369 132,352 113,320 100,291 92,258 89,228 92,199 98,173 111,148 125,127 147,108 168,95 193,86 223,84 252,86 278,95 301,110 322,129 339,154 350,182 358,215 360,251 449,241 441,186 428,137 407,97 379,61 348,36 310,14 267,4 221,0 172,4 130,17 92,38 59,67 33,101 14,141 4,184 0,230 0,256 4,282 10,305 17,331 27,354 40,379 57,407 77,432 100,462 130,496 166,534 210,578 244,614 274,644 295,667 310,684 329,712 346,739">
          <text:p/>
        </draw:polygon>
        <draw:polygon draw:style-name="gr97" draw:layer="layout" svg:width="0.258cm" svg:height="0.836cm" svg:x="6.335cm" svg:y="5.738cm" svg:viewBox="0 0 259 837" draw:points="0,837 86,837 86,184 103,203 122,220 144,237 167,256 192,271 216,286 237,298 259,307 259,209 222,188 190,165 161,139 131,112 108,82 86,55 70,27 55,0 0,0">
          <text:p/>
        </draw:polygon>
        <draw:polygon draw:style-name="gr68" draw:layer="layout" svg:width="0.466cm" svg:height="0.836cm" svg:x="7.342cm" svg:y="2.463cm" svg:viewBox="0 0 467 837" draw:points="0,740 0,837 467,837 465,801 456,768 446,738 433,710 418,683 399,655 378,628 353,598 320,566 286,530 258,503 233,478 210,453 191,430 172,409 155,388 142,369 131,352 112,320 100,290 91,259 89,229 91,199 98,174 110,148 125,127 146,108 167,96 193,87 222,85 252,87 278,96 301,110 322,129 340,155 350,182 359,216 361,252 450,242 441,187 429,138 408,98 380,62 348,36 309,15 267,5 220,0 172,5 129,17 91,38 59,68 34,102 15,142 4,184 0,231 0,256 4,282 11,305 17,331 28,354 40,379 57,407 76,432 100,462 129,497 165,535 210,579 244,615 273,645 294,668 309,685 328,713 346,740">
          <text:p/>
        </draw:polygon>
        <draw:polygon draw:style-name="gr97" draw:layer="layout" svg:width="0.258cm" svg:height="0.836cm" svg:x="8.168cm" svg:y="2.463cm" svg:viewBox="0 0 259 837" draw:points="0,837 87,837 87,184 103,204 122,220 144,237 167,256 192,271 216,286 238,299 259,307 259,210 223,189 190,165 161,140 131,112 108,83 87,55 70,28 55,0 0,0">
          <text:p/>
        </draw:polygon>
        <draw:polygon draw:style-name="gr68" draw:layer="layout" svg:width="0.461cm" svg:height="0.849cm" svg:x="7.336cm" svg:y="3.365cm" svg:viewBox="0 0 462 850" draw:points="462,617 373,604 365,644 354,678 340,706 323,727 306,744 285,757 260,763 235,765 205,763 178,752 154,738 131,716 114,689 101,659 93,628 91,592 93,558 101,528 112,501 129,475 150,456 173,440 199,432 228,430 256,432 289,440 280,351 264,353 239,351 214,345 190,334 167,320 148,301 135,275 127,248 125,214 127,188 133,163 142,142 157,121 173,106 192,93 216,87 239,85 262,87 287,95 306,106 325,123 340,144 352,169 361,199 367,235 456,216 445,167 431,125 409,89 384,57 354,32 320,15 285,4 243,0 214,2 186,8 161,17 135,30 114,44 93,64 76,85 61,108 51,135 42,161 38,188 36,216 38,241 42,267 49,292 61,313 74,334 91,353 110,370 133,383 104,396 76,411 55,430 36,456 19,484 8,515 2,551 0,589 4,642 17,691 38,735 51,755 68,774 85,793 104,807 123,820 144,831 165,839 188,846 212,848 237,850 282,846 323,833 359,814 392,784 420,750 441,710 454,666">
          <text:p/>
        </draw:polygon>
        <draw:polygon draw:style-name="gr68" draw:layer="layout" svg:width="0.489cm" svg:height="0.834cm" svg:x="8.117cm" svg:y="3.367cm" svg:viewBox="0 0 490 835" draw:points="182,835 182,636 490,636 490,543 404,543 182,543 182,169 404,543 490,543 163,0 95,0 95,543 0,543 0,636 95,636 95,835">
          <text:p/>
        </draw:polygon>
        <draw:polygon draw:style-name="gr68" draw:layer="layout" svg:width="0.466cm" svg:height="0.836cm" svg:x="6.212cm" svg:y="3.041cm" svg:viewBox="0 0 467 837" draw:points="467,603 378,595 371,631 361,663 348,690 331,713 312,731 291,742 268,750 242,753 210,748 183,740 158,720 134,697 115,667 103,631 94,593 92,548 94,508 103,470 115,438 132,411 155,390 181,373 210,364 242,360 263,362 282,366 301,373 318,383 348,409 371,440 452,428 384,0 34,0 34,98 314,98 352,322 321,299 289,282 255,273 221,269 198,271 177,273 155,280 134,288 115,299 98,311 81,326 63,345 36,385 15,432 4,483 0,540 4,595 15,646 32,692 55,736 75,759 94,780 113,797 136,812 160,822 185,831 213,835 240,837 287,833 327,822 365,801 397,774 424,740 445,699 458,654">
          <text:p/>
        </draw:polygon>
        <draw:polygon draw:style-name="gr68" draw:layer="layout" svg:width="0.489cm" svg:height="0.834cm" svg:x="6.218cm" svg:y="2.702cm" svg:viewBox="0 0 490 835" draw:points="182,835 182,636 490,636 490,543 406,543 182,543 182,170 406,543 490,543 163,0 96,0 96,543 0,543 0,636 96,636 96,835">
          <text:p/>
        </draw:polygon>
        <draw:polygon draw:style-name="gr68" draw:layer="layout" svg:width="0.462cm" svg:height="0.849cm" svg:x="6.216cm" svg:y="2.372cm" svg:viewBox="0 0 463 850" draw:points="463,617 374,605 365,645 355,679 340,706 323,727 306,744 285,757 262,763 236,765 206,763 179,753 156,738 132,717 115,689 103,660 94,628 92,591 94,557 103,527 113,500 130,474 151,455 175,441 200,432 230,430 257,432 289,441 281,352 266,354 240,352 215,345 192,335 168,320 149,301 137,275 128,248 126,214 128,189 135,163 143,142 158,121 175,106 194,93 217,87 240,85 264,87 287,96 306,106 325,123 340,144 353,170 361,199 367,235 456,216 446,168 431,125 410,89 384,57 355,32 321,15 285,5 245,0 215,2 187,9 162,17 137,30 115,45 94,64 77,85 63,108 52,136 43,161 39,189 37,216 39,242 43,267 50,292 63,314 75,335 92,354 111,371 135,383 105,396 77,411 56,430 37,455 20,483 10,515 2,551 0,589 4,643 18,691 39,736 52,755 69,774 86,793 105,808 124,820 145,831 166,839 190,846 213,848 238,850 283,846 323,833 359,814 393,784 420,751 441,710 454,666">
          <text:p/>
        </draw:polygon>
        <draw:polygon draw:style-name="gr68" draw:layer="layout" svg:width="0.465cm" svg:height="0.836cm" svg:x="6.223cm" svg:y="2.044cm" svg:viewBox="0 0 466 837" draw:points="0,740 0,837 466,837 464,801 456,767 445,738 432,710 417,683 398,655 377,628 352,598 320,566 286,530 259,503 233,477 210,454 191,431 172,410 155,389 142,370 132,353 113,321 100,291 92,259 89,230 92,200 98,175 111,149 125,128 147,109 168,96 193,88 223,86 252,88 278,96 301,111 322,130 339,156 350,183 358,217 360,253 449,243 441,187 428,139 407,99 379,63 348,36 310,15 267,4 221,0 172,4 130,17 92,38 60,69 33,103 14,143 4,185 0,232 0,257 4,283 10,306 16,331 27,355 40,380 58,408 77,433 100,463 130,497 166,535 210,579 244,615 274,645 295,668 310,685 329,712 346,740">
          <text:p/>
        </draw:polygon>
        <draw:polygon draw:style-name="gr68" draw:layer="layout" svg:width="0.258cm" svg:height="0.836cm" svg:x="6.352cm" svg:y="1.716cm" svg:viewBox="0 0 259 837" draw:points="0,837 86,837 86,184 103,203 122,220 144,237 167,256 192,271 216,286 238,299 259,307 259,210 222,189 190,165 160,140 131,112 108,83 86,55 69,28 55,0 0,0">
          <text:p/>
        </draw:polygon>
        <draw:polygon draw:style-name="gr72" draw:layer="layout" svg:width="0.258cm" svg:height="0.836cm" svg:x="6.352cm" svg:y="1.716cm" svg:viewBox="0 0 259 837" draw:points="0,837 86,837 86,184 103,203 122,220 144,237 167,256 192,271 216,286 238,299 259,307 259,210 222,189 190,165 160,140 131,112 108,83 86,55 69,28 55,0 0,0">
          <text:p/>
        </draw:polygon>
        <draw:polygon draw:style-name="gr68" draw:layer="layout" svg:width="0.465cm" svg:height="0.849cm" svg:x="5.971cm" svg:y="4.199cm" svg:viewBox="0 0 466 850" draw:points="10,207 97,216 103,188 112,165 120,144 129,129 148,110 169,95 192,87 216,85 237,87 256,91 273,99 290,112 310,131 327,154 341,182 354,214 365,252 373,296 377,349 380,406 327,436 344,464 356,494 365,528 367,566 365,594 363,619 356,642 348,668 337,689 324,710 312,727 294,740 277,750 260,759 241,763 222,765 194,763 171,752 148,735 127,714 110,685 99,653 91,615 89,572 91,532 97,496 110,464 127,436 148,415 171,400 196,392 226,387 254,392 279,400 302,415 327,436 380,406 363,381 346,358 324,339 302,324 279,311 256,303 232,298 207,296 186,298 167,301 146,307 127,315 110,326 93,339 76,353 61,373 33,413 14,457 4,509 0,566 2,604 6,642 17,678 27,712 44,744 63,771 82,795 108,814 133,831 160,841 190,848 220,850 247,848 273,843 296,837 320,826 341,814 360,797 380,778 399,757 413,731 428,702 439,668 449,632 456,592 462,547 464,498 466,447 464,387 462,334 456,284 447,237 437,197 424,159 409,125 390,95 373,74 354,53 335,38 312,23 290,13 264,6 239,2 211,0 171,4 135,15 103,32 74,55 50,85 31,121 19,161">
          <text:p/>
        </draw:polygon>
        <draw:polygon draw:style-name="gr97" draw:layer="layout" svg:width="0.258cm" svg:height="0.836cm" svg:x="3.913cm" svg:y="9.029cm" svg:viewBox="0 0 259 837" draw:points="0,837 88,837 88,184 105,203 124,220 145,237 168,256 194,271 217,286 238,299 259,307 259,210 223,189 192,165 162,140 132,112 109,83 88,55 70,28 55,0 0,0">
          <text:p/>
        </draw:polygon>
        <draw:polygon draw:style-name="gr68" draw:layer="layout" svg:width="0.465cm" svg:height="0.836cm" svg:x="4.974cm" svg:y="9.029cm" svg:viewBox="0 0 466 837" draw:points="0,740 0,837 466,837 464,801 456,767 445,738 432,710 418,683 399,655 377,628 351,598 319,565 285,529 258,502 233,476 209,453 190,430 171,409 154,388 141,369 131,352 112,320 99,290 91,258 89,229 91,199 97,174 110,148 125,127 146,108 167,95 192,87 222,85 252,87 277,95 300,110 321,129 338,155 349,182 357,216 360,252 449,242 441,186 428,138 407,98 380,62 347,36 309,15 266,4 220,0 171,4 129,17 91,38 59,68 34,102 14,142 4,184 0,231 0,256 4,282 10,305 17,330 27,354 40,379 57,407 76,432 99,462 129,496 165,534 209,578 243,615 273,645 294,668 309,685 328,712 345,740">
          <text:p/>
        </draw:polygon>
        <draw:polygon draw:style-name="gr97" draw:layer="layout" svg:width="0.258cm" svg:height="0.836cm" svg:x="4.936cm" svg:y="7.761cm" svg:viewBox="0 0 259 837" draw:points="0,837 86,837 86,185 104,205 123,221 145,238 168,257 193,272 216,287 238,300 259,308 259,211 223,190 191,165 161,140 132,113 109,83 86,55 69,28 55,0 0,0">
          <text:p/>
        </draw:polygon>
        <draw:polygon draw:style-name="gr68" draw:layer="layout" svg:width="0.466cm" svg:height="0.836cm" svg:x="4.806cm" svg:y="6.57cm" svg:viewBox="0 0 467 837" draw:points="0,739 0,837 467,837 465,801 457,767 446,737 433,710 418,682 399,655 378,627 353,598 321,566 287,529 260,501 234,476 211,453 192,429 173,408 156,387 143,368 133,351 114,319 101,290 92,258 90,228 92,199 99,173 112,148 126,127 148,108 169,95 194,86 224,84 253,86 279,95 302,110 323,129 340,154 351,182 359,216 361,252 450,241 442,186 429,137 408,97 380,61 349,36 310,14 268,4 222,0 173,4 131,17 92,38 60,67 34,101 15,141 5,184 0,230 0,256 5,281 11,304 17,330 28,353 41,379 58,406 78,431 101,461 131,495 167,533 211,578 245,614 275,644 296,667 310,684 330,712 346,739">
          <text:p/>
        </draw:polygon>
        <draw:polygon draw:style-name="gr68" draw:layer="layout" svg:width="0.465cm" svg:height="0.837cm" svg:x="7.965cm" svg:y="7.001cm" svg:viewBox="0 0 466 838" draw:points="0,740 0,838 466,838 464,802 456,768 445,738 432,711 418,683 398,655 377,628 352,598 320,567 286,531 259,503 233,478 210,454 191,431 171,410 154,389 141,370 131,353 112,321 99,291 91,260 88,230 91,200 97,175 110,150 124,128 146,109 167,96 193,87 223,85 252,87 278,96 301,112 322,131 339,156 350,183 358,217 360,253 449,243 441,188 428,139 407,98 379,62 348,36 310,15 267,5 221,0 171,5 129,17 91,39 59,68 33,102 14,143 4,186 0,232 0,258 4,283 10,306 16,332 27,355 40,380 57,408 76,433 99,463 129,497 165,535 210,579 244,615 274,645 295,668 310,685 329,713 346,740">
          <text:p/>
        </draw:polygon>
        <draw:polygon draw:style-name="gr97" draw:layer="layout" svg:width="0.258cm" svg:height="0.837cm" svg:x="8.676cm" svg:y="7.001cm" svg:viewBox="0 0 259 838" draw:points="0,838 87,838 87,186 103,205 122,222 144,239 167,258 192,272 216,287 238,300 259,308 259,211 222,190 190,167 161,141 131,114 108,83 87,55 70,28 55,0 0,0">
          <text:p/>
        </draw:polygon>
        <draw:polygon draw:style-name="gr68" draw:layer="layout" svg:width="0.466cm" svg:height="0.836cm" svg:x="7.96cm" svg:y="8.405cm" svg:viewBox="0 0 467 837" draw:points="0,740 0,837 467,837 465,801 456,767 446,737 433,710 418,682 399,655 378,627 353,598 321,566 287,530 260,502 234,477 211,454 192,430 172,409 155,388 142,368 132,351 112,319 100,290 91,258 89,228 91,199 98,173 110,148 125,127 146,108 168,95 194,87 224,84 253,87 279,95 302,110 323,129 340,154 351,182 359,216 361,252 450,241 442,186 429,137 408,97 380,61 348,36 310,15 268,4 221,0 172,4 129,17 91,38 60,68 34,101 15,142 5,184 0,231 0,256 5,281 11,305 17,330 28,353 41,380 57,407 76,433 100,462 129,496 165,534 211,579 245,615 274,644 296,668 310,684 329,712 346,740">
          <text:p/>
        </draw:polygon>
        <draw:polygon draw:style-name="gr97" draw:layer="layout" svg:width="0.258cm" svg:height="0.836cm" svg:x="8.674cm" svg:y="8.405cm" svg:viewBox="0 0 259 837" draw:points="0,837 86,837 86,184 103,203 122,220 144,237 167,256 192,271 216,286 238,298 259,307 259,209 222,188 190,165 160,139 131,112 108,82 86,55 69,27 55,0 0,0">
          <text:p/>
        </draw:polygon>
        <draw:polygon draw:style-name="gr68" draw:layer="layout" svg:width="0.466cm" svg:height="0.836cm" svg:x="3.786cm" svg:y="11.216cm" svg:viewBox="0 0 467 837" draw:points="0,739 0,837 467,837 465,801 456,767 446,737 433,710 418,682 399,655 378,627 353,598 321,566 287,530 259,502 234,477 211,454 192,430 173,409 155,388 142,369 131,352 112,320 100,291 91,259 89,229 91,200 98,174 110,149 125,128 146,109 168,96 194,88 223,85 253,88 279,96 302,111 323,130 340,155 350,183 359,217 361,253 450,242 441,187 429,138 408,98 380,61 348,36 310,15 268,4 221,0 173,4 129,17 91,38 59,67 34,102 15,143 4,185 0,231 0,257 4,282 11,306 17,331 28,354 40,380 57,407 76,433 100,462 129,496 165,534 211,579 245,615 274,644 295,667 310,684 329,712 346,739">
          <text:p/>
        </draw:polygon>
        <draw:polygon draw:style-name="gr68" draw:layer="layout" svg:width="0.466cm" svg:height="0.836cm" svg:x="3.786cm" svg:y="11.216cm" svg:viewBox="0 0 467 837" draw:points="0,739 0,837 467,837 465,801 456,767 446,737 433,710 418,682 399,655 378,627 353,598 321,566 287,530 259,502 234,477 211,454 192,430 173,409 155,388 142,369 131,352 112,320 100,291 91,259 89,229 91,200 98,174 110,149 125,128 146,109 168,96 194,88 223,85 253,88 279,96 302,111 323,130 340,155 350,183 359,217 361,253 450,242 441,187 429,138 408,98 380,61 348,36 310,15 268,4 221,0 173,4 129,17 91,38 59,67 34,102 15,143 4,185 0,231 0,257 4,282 11,306 17,331 28,354 40,380 57,407 76,433 100,462 129,496 165,534 211,579 245,615 274,644 295,667 310,684 329,712 346,739">
          <text:p/>
        </draw:polygon>
        <draw:polygon draw:style-name="gr97" draw:layer="layout" svg:width="0.258cm" svg:height="0.836cm" svg:x="4.957cm" svg:y="11.216cm" svg:viewBox="0 0 259 837" draw:points="0,837 88,837 88,185 104,204 124,221 145,238 168,257 193,272 217,286 238,299 259,308 259,210 223,189 191,166 162,140 132,113 109,83 88,55 70,27 55,0 0,0">
          <text:p/>
        </draw:polygon>
        <draw:polygon draw:style-name="gr97" draw:layer="layout" svg:width="0.258cm" svg:height="0.836cm" svg:x="4.957cm" svg:y="11.216cm" svg:viewBox="0 0 259 837" draw:points="0,837 88,837 88,185 104,204 124,221 145,238 168,257 193,272 217,286 238,299 259,308 259,210 223,189 191,166 162,140 132,113 109,83 88,55 70,27 55,0 0,0">
          <text:p/>
        </draw:polygon>
        <draw:polygon draw:style-name="gr68" draw:layer="layout" svg:width="0.466cm" svg:height="0.836cm" svg:x="11.078cm" svg:y="11.216cm" svg:viewBox="0 0 467 837" draw:points="0,739 0,837 467,837 465,801 456,767 446,737 433,710 418,682 399,655 378,627 353,598 321,566 286,530 258,502 233,477 210,454 191,430 172,409 155,388 142,369 131,352 112,320 100,291 91,259 89,229 91,200 98,174 110,149 125,128 146,109 167,96 193,88 222,85 252,88 277,96 301,111 323,130 340,155 350,183 359,217 361,253 450,242 441,187 429,138 408,98 380,61 348,36 309,15 267,4 220,0 172,4 129,17 91,38 59,67 34,102 15,143 4,185 0,231 0,257 4,282 11,306 17,331 28,354 40,380 57,407 76,433 100,462 129,496 165,534 210,579 244,615 273,644 294,667 309,684 329,712 346,739">
          <text:p/>
        </draw:polygon>
        <draw:polygon draw:style-name="gr68" draw:layer="layout" svg:width="0.466cm" svg:height="0.836cm" svg:x="11.078cm" svg:y="11.216cm" svg:viewBox="0 0 467 837" draw:points="0,739 0,837 467,837 465,801 456,767 446,737 433,710 418,682 399,655 378,627 353,598 321,566 286,530 258,502 233,477 210,454 191,430 172,409 155,388 142,369 131,352 112,320 100,291 91,259 89,229 91,200 98,174 110,149 125,128 146,109 167,96 193,88 222,85 252,88 277,96 301,111 323,130 340,155 350,183 359,217 361,253 450,242 441,187 429,138 408,98 380,61 348,36 309,15 267,4 220,0 172,4 129,17 91,38 59,67 34,102 15,143 4,185 0,231 0,257 4,282 11,306 17,331 28,354 40,380 57,407 76,433 100,462 129,496 165,534 210,579 244,615 273,644 294,667 309,684 329,712 346,739">
          <text:p/>
        </draw:polygon>
        <draw:polygon draw:style-name="gr97" draw:layer="layout" svg:width="0.258cm" svg:height="0.836cm" svg:x="12.251cm" svg:y="11.216cm" svg:viewBox="0 0 259 837" draw:points="0,837 88,837 88,185 104,204 124,221 145,238 168,257 193,272 217,286 238,299 259,308 259,210 223,189 191,166 162,140 132,113 109,83 88,55 71,27 56,0 0,0">
          <text:p/>
        </draw:polygon>
        <draw:polygon draw:style-name="gr97" draw:layer="layout" svg:width="0.258cm" svg:height="0.836cm" svg:x="12.251cm" svg:y="11.216cm" svg:viewBox="0 0 259 837" draw:points="0,837 88,837 88,185 104,204 124,221 145,238 168,257 193,272 217,286 238,299 259,308 259,210 223,189 191,166 162,140 132,113 109,83 88,55 71,27 56,0 0,0">
          <text:p/>
        </draw:polygon>
        <draw:polygon draw:style-name="gr97" draw:layer="layout" svg:width="0.258cm" svg:height="0.836cm" svg:x="14.334cm" svg:y="12.259cm" svg:viewBox="0 0 259 837" draw:points="0,837 86,837 86,184 103,203 122,220 144,237 167,256 192,271 215,286 237,299 259,307 259,210 222,189 190,165 160,140 131,112 108,83 86,55 69,28 55,0 0,0">
          <text:p/>
        </draw:polygon>
        <draw:polygon draw:style-name="gr68" draw:layer="layout" svg:width="0.466cm" svg:height="0.836cm" svg:x="13.658cm" svg:y="12.259cm" svg:viewBox="0 0 467 837" draw:points="0,740 0,837 467,837 465,801 456,767 446,738 433,710 418,682 399,654 378,627 353,597 321,565 287,529 260,502 234,476 211,453 192,430 173,409 156,388 143,369 133,352 114,320 101,290 92,258 90,229 92,199 99,174 111,148 126,127 147,108 169,95 194,87 224,85 253,87 279,95 302,110 323,129 340,155 351,182 359,216 361,252 450,242 442,187 429,138 408,98 380,62 348,36 310,15 268,4 221,0 173,4 130,17 92,38 61,68 34,102 15,142 5,184 0,231 0,256 5,282 11,305 17,330 28,354 41,379 58,407 78,432 101,462 130,496 166,534 211,578 245,614 274,644 296,667 310,684 329,712 346,740">
          <text:p/>
        </draw:polygon>
        <draw:polygon draw:style-name="gr97" draw:layer="layout" svg:width="0.258cm" svg:height="0.836cm" svg:x="14.334cm" svg:y="12.259cm" svg:viewBox="0 0 259 837" draw:points="0,837 86,837 86,184 103,203 122,220 144,237 167,256 192,271 215,286 237,299 259,307 259,210 222,189 190,165 160,140 131,112 108,83 86,55 69,28 55,0 0,0">
          <text:p/>
        </draw:polygon>
        <draw:polygon draw:style-name="gr68" draw:layer="layout" svg:width="0.466cm" svg:height="0.836cm" svg:x="13.658cm" svg:y="12.259cm" svg:viewBox="0 0 467 837" draw:points="0,740 0,837 467,837 465,801 456,767 446,738 433,710 418,682 399,654 378,627 353,597 321,565 287,529 260,502 234,476 211,453 192,430 173,409 156,388 143,369 133,352 114,320 101,290 92,258 90,229 92,199 99,174 111,148 126,127 147,108 169,95 194,87 224,85 253,87 279,95 302,110 323,129 340,155 351,182 359,216 361,252 450,242 442,187 429,138 408,98 380,62 348,36 310,15 268,4 221,0 173,4 130,17 92,38 61,68 34,102 15,142 5,184 0,231 0,256 5,282 11,305 17,330 28,354 41,379 58,407 78,432 101,462 130,496 166,534 211,578 245,614 274,644 296,667 310,684 329,712 346,740">
          <text:p/>
        </draw:polygon>
        <draw:polygon draw:style-name="gr97" draw:layer="layout" svg:width="0.258cm" svg:height="0.836cm" svg:x="14.334cm" svg:y="11.216cm" svg:viewBox="0 0 259 837" draw:points="0,837 86,837 86,185 103,204 122,221 144,238 167,257 192,272 215,286 237,299 259,308 259,210 222,189 190,166 160,140 131,113 108,83 86,55 69,27 55,0 0,0">
          <text:p/>
        </draw:polygon>
        <draw:polygon draw:style-name="gr97" draw:layer="layout" svg:width="0.259cm" svg:height="0.836cm" svg:x="13.787cm" svg:y="11.216cm" svg:viewBox="0 0 260 837" draw:points="0,837 88,837 88,185 105,204 124,221 145,238 169,257 194,272 217,286 239,299 260,308 260,210 224,189 192,166 162,140 133,113 109,83 88,55 71,27 57,0 0,0">
          <text:p/>
        </draw:polygon>
        <draw:polygon draw:style-name="gr97" draw:layer="layout" svg:width="0.258cm" svg:height="0.836cm" svg:x="14.334cm" svg:y="11.216cm" svg:viewBox="0 0 259 837" draw:points="0,837 86,837 86,185 103,204 122,221 144,238 167,257 192,272 215,286 237,299 259,308 259,210 222,189 190,166 160,140 131,113 108,83 86,55 69,27 55,0 0,0">
          <text:p/>
        </draw:polygon>
        <draw:polygon draw:style-name="gr97" draw:layer="layout" svg:width="0.259cm" svg:height="0.836cm" svg:x="13.787cm" svg:y="11.216cm" svg:viewBox="0 0 260 837" draw:points="0,837 88,837 88,185 105,204 124,221 145,238 169,257 194,272 217,286 239,299 260,308 260,210 224,189 192,166 162,140 133,113 109,83 88,55 71,27 57,0 0,0">
          <text:p/>
        </draw:polygon>
        <draw:polygon draw:style-name="gr97" draw:layer="layout" svg:width="0.258cm" svg:height="0.836cm" svg:x="14.334cm" svg:y="10.174cm" svg:viewBox="0 0 259 837" draw:points="0,837 86,837 86,184 103,204 122,220 144,237 167,256 192,271 215,287 237,300 259,308 259,210 222,189 190,165 160,140 131,113 108,83 86,55 69,28 55,0 0,0">
          <text:p/>
        </draw:polygon>
        <draw:polygon draw:style-name="gr68" draw:layer="layout" svg:width="0.461cm" svg:height="0.849cm" svg:x="13.652cm" svg:y="10.174cm" svg:viewBox="0 0 462 850" draw:points="462,427 460,356 456,292 448,235 437,187 422,144 339,165 347,191 356,220 362,252 366,290 370,331 373,375 373,427 373,475 370,520 366,560 362,596 356,628 349,655 341,679 332,698 309,727 286,749 260,761 231,765 216,765 201,761 188,757 176,749 152,727 129,698 121,679 112,655 106,628 99,596 95,560 91,520 89,475 89,427 89,375 91,331 95,290 99,254 104,223 112,195 121,172 129,153 150,123 176,102 203,89 231,85 260,89 286,100 309,119 328,144 339,165 422,144 404,108 383,77 360,49 332,28 301,13 267,2 231,0 203,2 178,7 152,15 131,28 110,43 91,60 74,81 59,106 47,132 34,161 25,193 15,229 8,269 4,314 0,367 0,427 2,497 6,558 15,615 25,664 40,706 57,742 78,774 102,801 129,823 159,837 193,848 231,850 256,848 279,846 301,837 322,829 341,816 360,801 377,784 392,765 410,738 422,704 435,668 446,628 452,583 458,535 460,482">
          <text:p/>
        </draw:polygon>
        <draw:polygon draw:style-name="gr97" draw:layer="layout" svg:width="0.258cm" svg:height="0.836cm" svg:x="14.334cm" svg:y="10.174cm" svg:viewBox="0 0 259 837" draw:points="0,837 86,837 86,184 103,204 122,220 144,237 167,256 192,271 215,287 237,300 259,308 259,210 222,189 190,165 160,140 131,113 108,83 86,55 69,28 55,0 0,0">
          <text:p/>
        </draw:polygon>
        <draw:polygon draw:style-name="gr68" draw:layer="layout" svg:width="0.461cm" svg:height="0.849cm" svg:x="13.652cm" svg:y="10.174cm" svg:viewBox="0 0 462 850" draw:points="462,427 460,356 456,292 448,235 437,187 422,144 339,165 347,191 356,220 362,252 366,290 370,331 373,375 373,427 373,475 370,520 366,560 362,596 356,628 349,655 341,679 332,698 309,727 286,749 260,761 231,765 216,765 201,761 188,757 176,749 152,727 129,698 121,679 112,655 106,628 99,596 95,560 91,520 89,475 89,427 89,375 91,331 95,290 99,254 104,223 112,195 121,172 129,153 150,123 176,102 203,89 231,85 260,89 286,100 309,119 328,144 339,165 422,144 404,108 383,77 360,49 332,28 301,13 267,2 231,0 203,2 178,7 152,15 131,28 110,43 91,60 74,81 59,106 47,132 34,161 25,193 15,229 8,269 4,314 0,367 0,427 2,497 6,558 15,615 25,664 40,706 57,742 78,774 102,801 129,823 159,837 193,848 231,850 256,848 279,846 301,837 322,829 341,816 360,801 377,784 392,765 410,738 422,704 435,668 446,628 452,583 458,535 460,482">
          <text:p/>
        </draw:polygon>
        <draw:polygon draw:style-name="gr68" draw:layer="layout" svg:width="0.462cm" svg:height="0.849cm" svg:x="14.198cm" svg:y="9.131cm" svg:viewBox="0 0 463 850" draw:points="452,642 369,634 363,665 355,693 342,716 329,733 311,748 294,756 275,763 252,765 233,763 214,761 197,752 182,744 155,718 133,687 123,668 117,644 108,618 102,588 91,527 89,463 89,455 89,442 133,413 117,385 106,353 97,317 95,275 97,233 106,197 117,165 133,135 155,114 178,97 203,89 231,84 258,89 284,99 309,116 331,140 350,169 363,203 372,241 374,283 372,322 363,355 350,385 333,413 311,434 288,449 260,459 233,461 203,459 178,449 155,434 133,413 89,442 104,465 119,487 138,506 159,523 182,535 205,546 231,550 256,552 277,552 296,548 315,542 336,533 355,523 372,510 386,495 403,478 429,438 448,391 458,338 463,281 458,220 448,167 427,118 399,76 384,59 365,44 348,29 329,19 307,10 286,4 265,2 241,0 208,2 176,10 144,25 117,44 89,68 66,97 47,131 30,169 23,190 17,214 11,239 6,267 4,298 2,330 0,364 0,402 2,478 6,546 17,605 30,657 47,701 66,740 89,773 117,801 146,822 180,837 216,847 252,850 292,845 329,837 361,820 388,795 412,765 431,729 443,689">
          <text:p/>
        </draw:polygon>
        <draw:polygon draw:style-name="gr68" draw:layer="layout" svg:width="0.462cm" svg:height="0.849cm" svg:x="14.198cm" svg:y="9.131cm" svg:viewBox="0 0 463 850" draw:points="452,642 369,634 363,665 355,693 342,716 329,733 311,748 294,756 275,763 252,765 233,763 214,761 197,752 182,744 155,718 133,687 123,668 117,644 108,618 102,588 91,527 89,463 89,455 89,442 133,413 117,385 106,353 97,317 95,275 97,233 106,197 117,165 133,135 155,114 178,97 203,89 231,84 258,89 284,99 309,116 331,140 350,169 363,203 372,241 374,283 372,322 363,355 350,385 333,413 311,434 288,449 260,459 233,461 203,459 178,449 155,434 133,413 89,442 104,465 119,487 138,506 159,523 182,535 205,546 231,550 256,552 277,552 296,548 315,542 336,533 355,523 372,510 386,495 403,478 429,438 448,391 458,338 463,281 458,220 448,167 427,118 399,76 384,59 365,44 348,29 329,19 307,10 286,4 265,2 241,0 208,2 176,10 144,25 117,44 89,68 66,97 47,131 30,169 23,190 17,214 11,239 6,267 4,298 2,330 0,364 0,402 2,478 6,546 17,605 30,657 47,701 66,740 89,773 117,801 146,822 180,837 216,847 252,850 292,845 329,837 361,820 388,795 412,765 431,729 443,689">
          <text:p/>
        </draw:polygon>
        <draw:polygon draw:style-name="gr68" draw:layer="layout" svg:width="0.464cm" svg:height="0.849cm" svg:x="14.196cm" svg:y="8.089cm" svg:viewBox="0 0 465 850" draw:points="330,384 298,324 279,337 256,343 233,345 207,343 186,337 167,324 150,309 135,288 127,267 121,244 119,218 121,191 127,166 138,144 150,123 167,106 188,96 210,87 233,85 256,87 279,94 298,106 315,123 328,142 339,163 345,187 347,212 345,240 339,265 330,288 315,307 298,324 330,384 290,441 313,455 334,477 351,502 364,530 373,561 375,595 373,616 370,638 358,680 347,699 337,716 322,731 305,743 288,752 269,758 250,762 231,765 201,762 174,754 150,739 129,718 112,693 99,665 91,633 89,597 91,563 99,532 112,502 129,477 152,455 176,441 203,430 235,428 262,430 290,441 330,384 356,371 377,356 397,339 412,318 422,295 431,271 435,244 437,214 433,172 422,132 405,96 381,62 351,36 317,15 277,5 235,0 190,5 150,17 116,36 85,64 61,98 44,134 34,174 30,218 32,246 36,271 44,297 55,318 70,339 87,356 108,371 133,384 102,398 76,417 53,439 34,464 19,494 8,525 2,561 0,597 4,648 15,695 36,739 63,777 80,794 97,809 116,823 138,831 159,840 182,846 205,848 231,850 256,848 282,846 305,840 326,831 347,823 366,809 383,794 401,777 429,737 448,695 460,646 465,595 462,555 456,521 445,487 431,460 410,434 387,413 360,396">
          <text:p/>
        </draw:polygon>
        <draw:polygon draw:style-name="gr68" draw:layer="layout" svg:width="0.464cm" svg:height="0.849cm" svg:x="14.196cm" svg:y="8.089cm" svg:viewBox="0 0 465 850" draw:points="330,384 298,324 279,337 256,343 233,345 207,343 186,337 167,324 150,309 135,288 127,267 121,244 119,218 121,191 127,166 138,144 150,123 167,106 188,96 210,87 233,85 256,87 279,94 298,106 315,123 328,142 339,163 345,187 347,212 345,240 339,265 330,288 315,307 298,324 330,384 290,441 313,455 334,477 351,502 364,530 373,561 375,595 373,616 370,638 358,680 347,699 337,716 322,731 305,743 288,752 269,758 250,762 231,765 201,762 174,754 150,739 129,718 112,693 99,665 91,633 89,597 91,563 99,532 112,502 129,477 152,455 176,441 203,430 235,428 262,430 290,441 330,384 356,371 377,356 397,339 412,318 422,295 431,271 435,244 437,214 433,172 422,132 405,96 381,62 351,36 317,15 277,5 235,0 190,5 150,17 116,36 85,64 61,98 44,134 34,174 30,218 32,246 36,271 44,297 55,318 70,339 87,356 108,371 133,384 102,398 76,417 53,439 34,464 19,494 8,525 2,561 0,597 4,648 15,695 36,739 63,777 80,794 97,809 116,823 138,831 159,840 182,846 205,848 231,850 256,848 282,846 305,840 326,831 347,823 366,809 383,794 401,777 429,737 448,695 460,646 465,595 462,555 456,521 445,487 431,460 410,434 387,413 360,396">
          <text:p/>
        </draw:polygon>
        <draw:polygon draw:style-name="gr68" draw:layer="layout" svg:width="0.455cm" svg:height="0.823cm" svg:x="14.198cm" svg:y="7.059cm" svg:viewBox="0 0 456 824" draw:points="456,97 456,0 0,0 0,78 34,124 68,177 100,237 133,304 166,374 194,446 217,520 236,594 249,647 257,702 266,763 270,824 359,824 357,773 350,715 340,652 325,586 308,516 287,448 264,381 236,315 206,254 175,196 143,144 110,97">
          <text:p/>
        </draw:polygon>
        <draw:polygon draw:style-name="gr68" draw:layer="layout" svg:width="0.455cm" svg:height="0.823cm" svg:x="14.198cm" svg:y="7.059cm" svg:viewBox="0 0 456 824" draw:points="456,97 456,0 0,0 0,78 34,124 68,177 100,237 133,304 166,374 194,446 217,520 236,594 249,647 257,702 266,763 270,824 359,824 357,773 350,715 340,652 325,586 308,516 287,448 264,381 236,315 206,254 175,196 143,144 110,97">
          <text:p/>
        </draw:polygon>
        <draw:polygon draw:style-name="gr68" draw:layer="layout" svg:width="0.466cm" svg:height="0.849cm" svg:x="14.198cm" svg:y="6.004cm" svg:viewBox="0 0 467 850" draw:points="11,208 97,216 104,189 112,166 121,144 129,130 148,111 169,96 193,87 216,85 237,87 256,92 273,100 290,113 309,132 326,155 341,183 354,214 364,252 373,297 377,350 379,408 326,438 343,465 356,495 364,529 366,567 364,594 362,620 356,643 347,668 337,689 324,711 311,728 294,740 277,751 260,759 241,763 222,766 195,763 172,753 148,736 127,715 110,685 100,653 91,615 89,573 91,533 97,497 110,465 127,438 148,416 172,402 197,393 227,389 254,393 280,402 303,416 326,438 379,408 362,382 345,359 324,339 303,324 280,312 256,303 233,299 208,297 186,299 167,301 146,307 127,316 110,326 93,339 76,354 61,374 34,414 15,459 4,509 0,567 2,605 6,643 17,679 28,713 45,744 64,772 83,795 108,814 133,831 161,842 191,848 220,850 248,848 273,844 296,838 320,827 341,814 360,797 379,778 398,757 413,732 428,702 438,668 449,632 456,592 463,548 465,499 467,448 465,389 463,335 456,284 447,238 436,197 423,159 409,125 390,96 373,75 354,53 335,39 311,24 290,13 265,7 239,3 212,0 172,5 136,15 104,32 74,56 51,85 32,121 19,161">
          <text:p/>
        </draw:polygon>
        <draw:polygon draw:style-name="gr68" draw:layer="layout" svg:width="0.466cm" svg:height="0.849cm" svg:x="14.198cm" svg:y="6.004cm" svg:viewBox="0 0 467 850" draw:points="11,208 97,216 104,189 112,166 121,144 129,130 148,111 169,96 193,87 216,85 237,87 256,92 273,100 290,113 309,132 326,155 341,183 354,214 364,252 373,297 377,350 379,408 326,438 343,465 356,495 364,529 366,567 364,594 362,620 356,643 347,668 337,689 324,711 311,728 294,740 277,751 260,759 241,763 222,766 195,763 172,753 148,736 127,715 110,685 100,653 91,615 89,573 91,533 97,497 110,465 127,438 148,416 172,402 197,393 227,389 254,393 280,402 303,416 326,438 379,408 362,382 345,359 324,339 303,324 280,312 256,303 233,299 208,297 186,299 167,301 146,307 127,316 110,326 93,339 76,354 61,374 34,414 15,459 4,509 0,567 2,605 6,643 17,679 28,713 45,744 64,772 83,795 108,814 133,831 161,842 191,848 220,850 248,848 273,844 296,838 320,827 341,814 360,797 379,778 398,757 413,732 428,702 438,668 449,632 456,592 463,548 465,499 467,448 465,389 463,335 456,284 447,238 436,197 423,159 409,125 390,96 373,75 354,53 335,39 311,24 290,13 265,7 239,3 212,0 172,5 136,15 104,32 74,56 51,85 32,121 19,161">
          <text:p/>
        </draw:polygon>
        <draw:polygon draw:style-name="gr68" draw:layer="layout" svg:width="0.466cm" svg:height="0.836cm" svg:x="14.194cm" svg:y="4.974cm" svg:viewBox="0 0 467 837" draw:points="467,604 377,595 370,631 360,663 347,691 330,714 311,731 290,742 267,750 241,752 209,748 182,739 157,720 133,697 114,667 101,631 93,593 91,549 93,509 101,471 114,438 131,410 154,389 180,372 209,364 241,360 262,362 281,366 300,372 317,383 347,408 370,440 451,427 383,0 34,0 34,97 313,97 351,321 319,298 288,281 254,273 220,268 197,271 176,273 154,279 133,288 114,298 97,311 80,326 63,345 36,385 15,431 4,483 0,540 4,595 15,646 32,693 55,735 74,758 93,780 112,797 135,811 159,822 184,830 212,835 239,837 286,833 326,822 364,801 396,773 423,739 444,699 458,655">
          <text:p/>
        </draw:polygon>
        <draw:polygon draw:style-name="gr68" draw:layer="layout" svg:width="0.466cm" svg:height="0.836cm" svg:x="14.194cm" svg:y="4.974cm" svg:viewBox="0 0 467 837" draw:points="467,604 377,595 370,631 360,663 347,691 330,714 311,731 290,742 267,750 241,752 209,748 182,739 157,720 133,697 114,667 101,631 93,593 91,549 93,509 101,471 114,438 131,410 154,389 180,372 209,364 241,360 262,362 281,366 300,372 317,383 347,408 370,440 451,427 383,0 34,0 34,97 313,97 351,321 319,298 288,281 254,273 220,268 197,271 176,273 154,279 133,288 114,298 97,311 80,326 63,345 36,385 15,431 4,483 0,540 4,595 15,646 32,693 55,735 74,758 93,780 112,797 135,811 159,822 184,830 212,835 239,837 286,833 326,822 364,801 396,773 423,739 444,699 458,655">
          <text:p/>
        </draw:polygon>
        <draw:polygon draw:style-name="gr68" draw:layer="layout" svg:width="0.489cm" svg:height="0.834cm" svg:x="14.2cm" svg:y="3.922cm" svg:viewBox="0 0 490 835" draw:points="182,835 182,635 490,635 490,542 406,542 182,542 182,169 406,542 490,542 163,0 95,0 95,542 0,542 0,635 95,635 95,835">
          <text:p/>
        </draw:polygon>
        <draw:polygon draw:style-name="gr68" draw:layer="layout" svg:width="0.489cm" svg:height="0.834cm" svg:x="14.2cm" svg:y="3.922cm" svg:viewBox="0 0 490 835" draw:points="182,835 182,635 490,635 490,542 406,542 182,542 182,169 406,542 490,542 163,0 95,0 95,542 0,542 0,635 95,635 95,835">
          <text:p/>
        </draw:polygon>
        <draw:polygon draw:style-name="gr68" draw:layer="layout" svg:width="0.462cm" svg:height="0.849cm" svg:x="14.198cm" svg:y="2.876cm" svg:viewBox="0 0 463 850" draw:points="463,617 374,604 365,645 355,678 340,706 322,727 305,744 284,757 260,763 235,765 205,763 178,752 155,738 131,716 114,689 102,659 93,628 91,592 93,558 102,528 112,501 129,475 150,456 174,441 199,433 229,431 256,433 288,441 280,352 265,355 239,352 214,346 191,335 167,321 148,302 136,276 127,249 125,215 127,189 133,164 142,143 157,122 174,107 193,94 216,87 239,85 263,87 286,96 305,107 325,124 340,145 352,170 361,200 367,236 456,217 446,168 431,126 410,89 384,57 355,32 320,15 284,4 244,0 214,2 186,9 161,17 136,30 114,45 93,64 76,85 61,109 51,137 42,162 38,189 36,217 38,242 42,268 49,293 61,314 74,335 91,355 110,371 133,384 104,397 76,412 55,431 36,456 19,484 9,515 2,551 0,589 4,642 17,691 38,736 51,755 68,774 85,793 104,808 123,820 144,831 165,839 188,846 212,848 237,850 282,846 322,833 359,814 393,784 420,750 441,710 454,666">
          <text:p/>
        </draw:polygon>
        <draw:polygon draw:style-name="gr68" draw:layer="layout" svg:width="0.462cm" svg:height="0.849cm" svg:x="14.198cm" svg:y="2.876cm" svg:viewBox="0 0 463 850" draw:points="463,617 374,604 365,645 355,678 340,706 322,727 305,744 284,757 260,763 235,765 205,763 178,752 155,738 131,716 114,689 102,659 93,628 91,592 93,558 102,528 112,501 129,475 150,456 174,441 199,433 229,431 256,433 288,441 280,352 265,355 239,352 214,346 191,335 167,321 148,302 136,276 127,249 125,215 127,189 133,164 142,143 157,122 174,107 193,94 216,87 239,85 263,87 286,96 305,107 325,124 340,145 352,170 361,200 367,236 456,217 446,168 431,126 410,89 384,57 355,32 320,15 284,4 244,0 214,2 186,9 161,17 136,30 114,45 93,64 76,85 61,109 51,137 42,162 38,189 36,217 38,242 42,268 49,293 61,314 74,335 91,355 110,371 133,384 104,397 76,412 55,431 36,456 19,484 9,515 2,551 0,589 4,642 17,691 38,736 51,755 68,774 85,793 104,808 123,820 144,831 165,839 188,846 212,848 237,850 282,846 322,833 359,814 393,784 420,750 441,710 454,666">
          <text:p/>
        </draw:polygon>
        <draw:polygon draw:style-name="gr68" draw:layer="layout" svg:width="0.466cm" svg:height="0.836cm" svg:x="14.204cm" svg:y="1.835cm" svg:viewBox="0 0 467 837" draw:points="0,739 0,837 467,837 465,801 457,767 446,737 432,710 417,682 398,655 377,627 352,598 320,566 286,530 259,502 233,477 210,454 191,430 172,409 155,388 142,369 132,352 113,320 100,291 91,259 89,228 91,199 98,173 111,148 125,127 147,108 168,95 193,86 223,84 252,86 278,95 301,110 322,129 339,154 350,182 358,216 360,252 450,241 441,186 428,137 407,97 379,61 348,36 309,14 267,4 221,0 172,4 130,17 91,38 60,67 34,101 15,141 5,184 0,230 0,257 5,282 11,305 17,331 28,354 41,380 58,407 77,432 100,462 130,496 166,534 210,579 244,614 274,644 295,667 309,684 329,712 345,739">
          <text:p/>
        </draw:polygon>
        <draw:polygon draw:style-name="gr68" draw:layer="layout" svg:width="0.466cm" svg:height="0.836cm" svg:x="14.204cm" svg:y="1.835cm" svg:viewBox="0 0 467 837" draw:points="0,739 0,837 467,837 465,801 457,767 446,737 432,710 417,682 398,655 377,627 352,598 320,566 286,530 259,502 233,477 210,454 191,430 172,409 155,388 142,369 132,352 113,320 100,291 91,259 89,228 91,199 98,173 111,148 125,127 147,108 168,95 193,86 223,84 252,86 278,95 301,110 322,129 339,154 350,182 358,216 360,252 450,241 441,186 428,137 407,97 379,61 348,36 309,14 267,4 221,0 172,4 130,17 91,38 60,67 34,101 15,141 5,184 0,230 0,257 5,282 11,305 17,331 28,354 41,380 58,407 77,432 100,462 130,496 166,534 210,579 244,614 274,644 295,667 309,684 329,712 345,739">
          <text:p/>
        </draw:polygon>
        <draw:polygon draw:style-name="gr97" draw:layer="layout" svg:width="0.258cm" svg:height="0.836cm" svg:x="14.334cm" svg:y="0.791cm" svg:viewBox="0 0 259 837" draw:points="0,837 86,837 86,184 103,203 122,220 144,237 167,256 192,271 215,286 237,299 259,307 259,210 222,189 190,165 160,140 131,112 108,83 86,55 69,28 55,0 0,0">
          <text:p/>
        </draw:polygon>
        <draw:polygon draw:style-name="gr97" draw:layer="layout" svg:width="0.258cm" svg:height="0.836cm" svg:x="14.334cm" svg:y="0.791cm" svg:viewBox="0 0 259 837" draw:points="0,837 86,837 86,184 103,203 122,220 144,237 167,256 192,271 215,286 237,299 259,307 259,210 222,189 190,165 160,140 131,112 108,83 86,55 69,28 55,0 0,0">
          <text:p/>
        </draw:polygon>
        <draw:polygon draw:style-name="gr68" draw:layer="layout" svg:width="0.466cm" svg:height="0.836cm" svg:x="16.289cm" svg:y="12.259cm" svg:viewBox="0 0 467 837" draw:points="0,740 0,837 467,837 465,801 456,767 446,738 433,710 418,682 399,654 378,627 353,597 321,565 287,529 260,502 234,476 210,453 191,430 172,409 155,388 142,369 132,352 113,320 100,290 91,258 89,229 91,199 98,174 110,148 125,127 146,108 168,95 193,87 224,85 253,87 279,95 302,110 323,129 340,155 351,182 359,216 361,252 450,242 442,187 429,138 408,98 380,62 349,36 310,15 268,4 222,0 172,4 129,17 91,38 60,68 34,102 15,142 5,184 0,231 0,256 5,282 11,305 17,330 28,354 41,379 58,407 77,432 100,462 129,496 165,534 210,578 245,614 274,644 296,667 310,684 329,712 346,740">
          <text:p/>
        </draw:polygon>
        <draw:polygon draw:style-name="gr68" draw:layer="layout" svg:width="0.489cm" svg:height="0.834cm" svg:x="15.739cm" svg:y="12.261cm" svg:viewBox="0 0 490 835" draw:points="183,835 183,635 490,635 490,542 405,542 183,542 183,170 405,542 490,542 164,0 95,0 95,542 0,542 0,635 95,635 95,835">
          <text:p/>
        </draw:polygon>
        <draw:polygon draw:style-name="gr68" draw:layer="layout" svg:width="0.466cm" svg:height="0.836cm" svg:x="16.289cm" svg:y="12.259cm" svg:viewBox="0 0 467 837" draw:points="0,740 0,837 467,837 465,801 456,767 446,738 433,710 418,682 399,654 378,627 353,597 321,565 287,529 260,502 234,476 210,453 191,430 172,409 155,388 142,369 132,352 113,320 100,290 91,258 89,229 91,199 98,174 110,148 125,127 146,108 168,95 193,87 224,85 253,87 279,95 302,110 323,129 340,155 351,182 359,216 361,252 450,242 442,187 429,138 408,98 380,62 349,36 310,15 268,4 222,0 172,4 129,17 91,38 60,68 34,102 15,142 5,184 0,231 0,256 5,282 11,305 17,330 28,354 41,379 58,407 77,432 100,462 129,496 165,534 210,578 245,614 274,644 296,667 310,684 329,712 346,740">
          <text:p/>
        </draw:polygon>
        <draw:polygon draw:style-name="gr68" draw:layer="layout" svg:width="0.489cm" svg:height="0.834cm" svg:x="15.739cm" svg:y="12.261cm" svg:viewBox="0 0 490 835" draw:points="183,835 183,635 490,635 490,542 405,542 183,542 183,170 405,542 490,542 164,0 95,0 95,542 0,542 0,635 95,635 95,835">
          <text:p/>
        </draw:polygon>
        <draw:polygon draw:style-name="gr68" draw:layer="layout" svg:width="0.466cm" svg:height="0.836cm" svg:x="15.246cm" svg:y="12.259cm" svg:viewBox="0 0 467 837" draw:points="0,740 0,837 467,837 464,801 456,767 445,738 433,710 418,682 399,654 378,627 352,597 319,565 286,529 258,502 233,476 209,453 190,430 171,409 154,388 142,369 131,352 112,320 99,290 91,258 89,229 91,199 97,174 110,148 125,127 146,108 167,95 192,87 222,85 252,87 277,95 300,110 322,129 340,155 350,182 359,216 361,252 450,242 441,187 428,138 407,98 380,62 348,36 309,15 267,4 220,0 171,4 129,17 91,38 59,68 34,102 15,142 4,184 0,231 0,256 4,282 10,305 17,330 27,354 40,379 57,407 76,432 99,462 129,496 165,534 209,578 243,614 273,644 294,667 309,684 328,712 346,740">
          <text:p/>
        </draw:polygon>
        <draw:polygon draw:style-name="gr68" draw:layer="layout" svg:width="0.462cm" svg:height="0.849cm" svg:x="14.693cm" svg:y="12.259cm" svg:viewBox="0 0 463 850" draw:points="463,617 374,604 365,645 355,679 340,706 323,727 306,744 284,757 261,763 235,765 206,763 178,753 155,738 132,717 115,689 102,660 94,628 91,592 94,558 102,528 113,501 130,475 151,456 174,442 199,433 229,431 257,433 288,442 280,353 265,355 240,353 214,346 191,336 168,321 149,302 136,276 127,249 125,215 127,190 134,164 142,143 157,122 174,107 193,94 216,88 240,86 263,88 286,96 306,107 325,124 340,145 353,171 361,200 368,236 456,217 446,168 431,126 410,90 385,58 355,32 321,15 284,4 244,0 214,2 187,9 161,17 136,30 115,46 94,65 77,86 62,109 51,137 43,162 39,190 36,217 39,243 43,268 49,293 62,315 74,336 91,355 110,372 134,384 104,397 77,412 55,431 36,456 19,484 9,516 3,552 0,590 5,643 17,691 39,736 51,755 68,774 85,793 104,808 123,820 144,831 166,839 189,846 212,848 237,850 282,846 323,833 359,814 393,784 421,751 442,710 454,666">
          <text:p/>
        </draw:polygon>
        <draw:polygon draw:style-name="gr68" draw:layer="layout" svg:width="0.466cm" svg:height="0.836cm" svg:x="15.246cm" svg:y="12.259cm" svg:viewBox="0 0 467 837" draw:points="0,740 0,837 467,837 464,801 456,767 445,738 433,710 418,682 399,654 378,627 352,597 319,565 286,529 258,502 233,476 209,453 190,430 171,409 154,388 142,369 131,352 112,320 99,290 91,258 89,229 91,199 97,174 110,148 125,127 146,108 167,95 192,87 222,85 252,87 277,95 300,110 322,129 340,155 350,182 359,216 361,252 450,242 441,187 428,138 407,98 380,62 348,36 309,15 267,4 220,0 171,4 129,17 91,38 59,68 34,102 15,142 4,184 0,231 0,256 4,282 10,305 17,330 27,354 40,379 57,407 76,432 99,462 129,496 165,534 209,578 243,614 273,644 294,667 309,684 328,712 346,740">
          <text:p/>
        </draw:polygon>
        <draw:polygon draw:style-name="gr68" draw:layer="layout" svg:width="0.462cm" svg:height="0.849cm" svg:x="14.693cm" svg:y="12.259cm" svg:viewBox="0 0 463 850" draw:points="463,617 374,604 365,645 355,679 340,706 323,727 306,744 284,757 261,763 235,765 206,763 178,753 155,738 132,717 115,689 102,660 94,628 91,592 94,558 102,528 113,501 130,475 151,456 174,442 199,433 229,431 257,433 288,442 280,353 265,355 240,353 214,346 191,336 168,321 149,302 136,276 127,249 125,215 127,190 134,164 142,143 157,122 174,107 193,94 216,88 240,86 263,88 286,96 306,107 325,124 340,145 353,171 361,200 368,236 456,217 446,168 431,126 410,90 385,58 355,32 321,15 284,4 244,0 214,2 187,9 161,17 136,30 115,46 94,65 77,86 62,109 51,137 43,162 39,190 36,217 39,243 43,268 49,293 62,315 74,336 91,355 110,372 134,384 104,397 77,412 55,431 36,456 19,484 9,516 3,552 0,590 5,643 17,691 39,736 51,755 68,774 85,793 104,808 123,820 144,831 166,839 189,846 212,848 237,850 282,846 323,833 359,814 393,784 421,751 442,710 454,666">
          <text:p/>
        </draw:polygon>
        <draw:polygon draw:style-name="gr68" draw:layer="layout" svg:width="0.466cm" svg:height="0.836cm" svg:x="16.289cm" svg:y="11.216cm" svg:viewBox="0 0 467 837" draw:points="0,739 0,837 467,837 465,801 456,767 446,737 433,710 418,682 399,655 378,627 353,598 321,566 287,530 260,502 234,477 210,454 191,430 172,409 155,388 142,369 132,352 113,320 100,291 91,259 89,229 91,200 98,174 110,149 125,128 146,109 168,96 193,88 224,85 253,88 279,96 302,111 323,130 340,155 351,183 359,217 361,253 450,242 442,187 429,138 408,98 380,61 349,36 310,15 268,4 222,0 172,4 129,17 91,38 60,67 34,102 15,143 5,185 0,231 0,257 5,282 11,306 17,331 28,354 41,380 58,407 77,433 100,462 129,496 165,534 210,579 245,615 274,644 296,667 310,684 329,712 346,739">
          <text:p/>
        </draw:polygon>
        <draw:polygon draw:style-name="gr68" draw:layer="layout" svg:width="0.466cm" svg:height="0.836cm" svg:x="15.743cm" svg:y="11.216cm" svg:viewBox="0 0 467 837" draw:points="0,739 0,837 467,837 465,801 456,767 446,737 433,710 418,682 399,655 378,627 353,598 321,566 286,530 259,502 233,477 210,454 191,430 172,409 155,388 142,369 132,352 112,320 100,291 91,259 89,229 91,200 98,174 110,149 125,128 146,109 167,96 193,88 223,85 252,88 278,96 302,111 323,130 340,155 351,183 359,217 361,253 450,242 442,187 429,138 408,98 380,61 348,36 310,15 267,4 220,0 172,4 129,17 91,38 60,67 34,102 15,143 5,185 0,231 0,257 5,282 11,306 17,331 28,354 40,380 57,407 76,433 100,462 129,496 165,534 210,579 244,615 273,644 294,667 310,684 329,712 346,739">
          <text:p/>
        </draw:polygon>
        <draw:polygon draw:style-name="gr68" draw:layer="layout" svg:width="0.466cm" svg:height="0.836cm" svg:x="16.289cm" svg:y="11.216cm" svg:viewBox="0 0 467 837" draw:points="0,739 0,837 467,837 465,801 456,767 446,737 433,710 418,682 399,655 378,627 353,598 321,566 287,530 260,502 234,477 210,454 191,430 172,409 155,388 142,369 132,352 113,320 100,291 91,259 89,229 91,200 98,174 110,149 125,128 146,109 168,96 193,88 224,85 253,88 279,96 302,111 323,130 340,155 351,183 359,217 361,253 450,242 442,187 429,138 408,98 380,61 349,36 310,15 268,4 222,0 172,4 129,17 91,38 60,67 34,102 15,143 5,185 0,231 0,257 5,282 11,306 17,331 28,354 41,380 58,407 77,433 100,462 129,496 165,534 210,579 245,615 274,644 296,667 310,684 329,712 346,739">
          <text:p/>
        </draw:polygon>
        <draw:polygon draw:style-name="gr68" draw:layer="layout" svg:width="0.466cm" svg:height="0.836cm" svg:x="15.743cm" svg:y="11.216cm" svg:viewBox="0 0 467 837" draw:points="0,739 0,837 467,837 465,801 456,767 446,737 433,710 418,682 399,655 378,627 353,598 321,566 286,530 259,502 233,477 210,454 191,430 172,409 155,388 142,369 132,352 112,320 100,291 91,259 89,229 91,200 98,174 110,149 125,128 146,109 167,96 193,88 223,85 252,88 278,96 302,111 323,130 340,155 351,183 359,217 361,253 450,242 442,187 429,138 408,98 380,61 348,36 310,15 267,4 220,0 172,4 129,17 91,38 60,67 34,102 15,143 5,185 0,231 0,257 5,282 11,306 17,331 28,354 40,380 57,407 76,433 100,462 129,496 165,534 210,579 244,615 273,644 294,667 310,684 329,712 346,739">
          <text:p/>
        </draw:polygon>
        <draw:polygon draw:style-name="gr68" draw:layer="layout" svg:width="0.466cm" svg:height="0.836cm" svg:x="15.246cm" svg:y="11.216cm" svg:viewBox="0 0 467 837" draw:points="0,739 0,837 467,837 464,801 456,767 445,737 433,710 418,682 399,655 378,627 352,598 319,566 286,530 258,502 233,477 209,454 190,430 171,409 154,388 142,369 131,352 112,320 99,291 91,259 89,229 91,200 97,174 110,149 125,128 146,109 167,96 192,88 222,85 252,88 277,96 300,111 322,130 340,155 350,183 359,217 361,253 450,242 441,187 428,138 407,98 380,61 348,36 309,15 267,4 220,0 171,4 129,17 91,38 59,67 34,102 15,143 4,185 0,231 0,257 4,282 10,306 17,331 27,354 40,380 57,407 76,433 99,462 129,496 165,534 209,579 243,615 273,644 294,667 309,684 328,712 346,739">
          <text:p/>
        </draw:polygon>
        <draw:polygon draw:style-name="gr97" draw:layer="layout" svg:width="0.258cm" svg:height="0.836cm" svg:x="14.829cm" svg:y="11.216cm" svg:viewBox="0 0 259 837" draw:points="0,837 88,837 88,185 105,204 124,221 145,238 168,257 193,272 217,286 238,299 259,308 259,210 223,189 191,166 162,140 132,113 109,83 88,55 71,27 56,0 0,0">
          <text:p/>
        </draw:polygon>
        <draw:polygon draw:style-name="gr68" draw:layer="layout" svg:width="0.466cm" svg:height="0.836cm" svg:x="15.246cm" svg:y="11.216cm" svg:viewBox="0 0 467 837" draw:points="0,739 0,837 467,837 464,801 456,767 445,737 433,710 418,682 399,655 378,627 352,598 319,566 286,530 258,502 233,477 209,454 190,430 171,409 154,388 142,369 131,352 112,320 99,291 91,259 89,229 91,200 97,174 110,149 125,128 146,109 167,96 192,88 222,85 252,88 277,96 300,111 322,130 340,155 350,183 359,217 361,253 450,242 441,187 428,138 407,98 380,61 348,36 309,15 267,4 220,0 171,4 129,17 91,38 59,67 34,102 15,143 4,185 0,231 0,257 4,282 10,306 17,331 27,354 40,380 57,407 76,433 99,462 129,496 165,534 209,579 243,615 273,644 294,667 309,684 328,712 346,739">
          <text:p/>
        </draw:polygon>
        <draw:polygon draw:style-name="gr97" draw:layer="layout" svg:width="0.258cm" svg:height="0.836cm" svg:x="14.829cm" svg:y="11.216cm" svg:viewBox="0 0 259 837" draw:points="0,837 88,837 88,185 105,204 124,221 145,238 168,257 193,272 217,286 238,299 259,308 259,210 223,189 191,166 162,140 132,113 109,83 88,55 71,27 56,0 0,0">
          <text:p/>
        </draw:polygon>
        <draw:polygon draw:style-name="gr68" draw:layer="layout" svg:width="0.466cm" svg:height="0.836cm" svg:x="16.289cm" svg:y="10.174cm" svg:viewBox="0 0 467 837" draw:points="0,740 0,837 467,837 465,801 456,768 446,738 433,710 418,683 399,655 378,628 353,598 321,566 287,530 260,503 234,478 210,454 191,431 172,410 155,389 142,370 132,353 113,321 100,291 91,259 89,229 91,199 98,174 110,148 125,127 146,108 168,96 193,87 224,85 253,87 279,96 302,110 323,129 340,155 351,182 359,216 361,252 450,242 442,187 429,138 408,98 380,62 349,36 310,15 268,5 222,0 172,5 129,17 91,38 60,68 34,102 15,142 5,184 0,231 0,256 5,283 11,306 17,332 28,355 41,380 58,408 77,433 100,463 129,497 165,535 210,579 245,615 274,645 296,668 310,685 329,713 346,740">
          <text:p/>
        </draw:polygon>
        <draw:polygon draw:style-name="gr68" draw:layer="layout" svg:width="0.461cm" svg:height="0.849cm" svg:x="15.737cm" svg:y="10.174cm" svg:viewBox="0 0 462 850" draw:points="462,427 460,356 456,292 448,235 437,187 422,144 340,165 348,191 357,220 363,252 367,290 371,331 373,375 373,427 373,475 371,520 367,560 363,596 357,628 350,655 342,679 333,698 310,727 287,749 261,761 232,765 217,765 202,761 189,757 177,749 152,727 129,698 121,679 112,655 106,628 99,596 95,560 91,520 89,475 89,427 89,375 91,331 95,290 99,254 104,223 112,195 121,172 129,153 150,123 177,102 204,89 232,85 261,89 287,100 310,119 329,144 340,165 422,144 405,108 384,77 361,49 333,28 301,13 268,2 232,0 204,2 179,7 152,15 131,28 110,43 91,60 74,81 59,106 46,132 34,161 25,193 15,229 8,269 4,314 0,367 0,427 2,497 6,558 15,615 25,664 40,706 57,742 78,774 102,801 129,823 159,837 194,848 232,850 257,848 280,846 301,837 323,829 342,816 361,801 378,784 393,765 409,738 422,704 435,668 445,628 452,583 458,535 460,482">
          <text:p/>
        </draw:polygon>
        <draw:polygon draw:style-name="gr68" draw:layer="layout" svg:width="0.466cm" svg:height="0.836cm" svg:x="16.289cm" svg:y="10.174cm" svg:viewBox="0 0 467 837" draw:points="0,740 0,837 467,837 465,801 456,768 446,738 433,710 418,683 399,655 378,628 353,598 321,566 287,530 260,503 234,478 210,454 191,431 172,410 155,389 142,370 132,353 113,321 100,291 91,259 89,229 91,199 98,174 110,148 125,127 146,108 168,96 193,87 224,85 253,87 279,96 302,110 323,129 340,155 351,182 359,216 361,252 450,242 442,187 429,138 408,98 380,62 349,36 310,15 268,5 222,0 172,5 129,17 91,38 60,68 34,102 15,142 5,184 0,231 0,256 5,283 11,306 17,332 28,355 41,380 58,408 77,433 100,463 129,497 165,535 210,579 245,615 274,645 296,668 310,685 329,713 346,740">
          <text:p/>
        </draw:polygon>
        <draw:polygon draw:style-name="gr68" draw:layer="layout" svg:width="0.461cm" svg:height="0.849cm" svg:x="15.737cm" svg:y="10.174cm" svg:viewBox="0 0 462 850" draw:points="462,427 460,356 456,292 448,235 437,187 422,144 340,165 348,191 357,220 363,252 367,290 371,331 373,375 373,427 373,475 371,520 367,560 363,596 357,628 350,655 342,679 333,698 310,727 287,749 261,761 232,765 217,765 202,761 189,757 177,749 152,727 129,698 121,679 112,655 106,628 99,596 95,560 91,520 89,475 89,427 89,375 91,331 95,290 99,254 104,223 112,195 121,172 129,153 150,123 177,102 204,89 232,85 261,89 287,100 310,119 329,144 340,165 422,144 405,108 384,77 361,49 333,28 301,13 268,2 232,0 204,2 179,7 152,15 131,28 110,43 91,60 74,81 59,106 46,132 34,161 25,193 15,229 8,269 4,314 0,367 0,427 2,497 6,558 15,615 25,664 40,706 57,742 78,774 102,801 129,823 159,837 194,848 232,850 257,848 280,846 301,837 323,829 342,816 361,801 378,784 393,765 409,738 422,704 435,668 445,628 452,583 458,535 460,482">
          <text:p/>
        </draw:polygon>
        <draw:polygon draw:style-name="gr97" draw:layer="layout" svg:width="0.258cm" svg:height="0.836cm" svg:x="15.375cm" svg:y="10.174cm" svg:viewBox="0 0 259 837" draw:points="0,837 87,837 87,184 104,204 123,220 144,237 167,256 193,271 216,287 238,300 259,308 259,210 222,189 190,165 161,140 131,113 108,83 87,55 70,28 55,0 0,0">
          <text:p/>
        </draw:polygon>
        <draw:polygon draw:style-name="gr68" draw:layer="layout" svg:width="0.462cm" svg:height="0.849cm" svg:x="14.693cm" svg:y="10.174cm" svg:viewBox="0 0 463 850" draw:points="452,643 370,634 363,666 355,693 342,717 329,734 313,749 296,757 276,763 252,765 233,763 214,761 197,753 182,744 155,719 134,687 123,668 117,645 108,619 102,590 91,528 89,465 89,456 89,444 134,413 117,386 106,354 98,318 96,275 98,233 106,197 117,165 134,136 155,115 178,98 204,89 231,85 259,89 284,100 310,117 332,140 351,170 363,204 372,242 374,284 372,322 363,356 351,386 334,413 313,435 288,450 261,461 233,463 204,461 178,450 155,435 134,413 89,444 104,467 119,488 138,507 159,524 182,537 206,547 231,552 257,554 278,554 298,550 317,543 336,535 355,524 372,511 387,497 404,480 429,439 448,392 459,339 463,282 459,220 448,168 427,119 399,77 385,60 365,45 349,30 329,19 308,11 286,5 265,2 242,0 208,2 176,11 144,26 117,45 89,68 66,98 47,132 30,170 24,191 17,214 11,240 7,267 5,299 3,331 0,364 0,402 3,480 7,547 17,607 30,657 47,702 66,740 89,774 117,801 146,823 180,837 216,848 252,850 294,846 329,837 361,820 389,795 412,765 431,729 444,689">
          <text:p/>
        </draw:polygon>
        <draw:polygon draw:style-name="gr97" draw:layer="layout" svg:width="0.258cm" svg:height="0.836cm" svg:x="15.375cm" svg:y="10.174cm" svg:viewBox="0 0 259 837" draw:points="0,837 87,837 87,184 104,204 123,220 144,237 167,256 193,271 216,287 238,300 259,308 259,210 222,189 190,165 161,140 131,113 108,83 87,55 70,28 55,0 0,0">
          <text:p/>
        </draw:polygon>
        <draw:polygon draw:style-name="gr68" draw:layer="layout" svg:width="0.462cm" svg:height="0.849cm" svg:x="14.693cm" svg:y="10.174cm" svg:viewBox="0 0 463 850" draw:points="452,643 370,634 363,666 355,693 342,717 329,734 313,749 296,757 276,763 252,765 233,763 214,761 197,753 182,744 155,719 134,687 123,668 117,645 108,619 102,590 91,528 89,465 89,456 89,444 134,413 117,386 106,354 98,318 96,275 98,233 106,197 117,165 134,136 155,115 178,98 204,89 231,85 259,89 284,100 310,117 332,140 351,170 363,204 372,242 374,284 372,322 363,356 351,386 334,413 313,435 288,450 261,461 233,463 204,461 178,450 155,435 134,413 89,444 104,467 119,488 138,507 159,524 182,537 206,547 231,552 257,554 278,554 298,550 317,543 336,535 355,524 372,511 387,497 404,480 429,439 448,392 459,339 463,282 459,220 448,168 427,119 399,77 385,60 365,45 349,30 329,19 308,11 286,5 265,2 242,0 208,2 176,11 144,26 117,45 89,68 66,98 47,132 30,170 24,191 17,214 11,240 7,267 5,299 3,331 0,364 0,402 3,480 7,547 17,607 30,657 47,702 66,740 89,774 117,801 146,823 180,837 216,848 252,850 294,846 329,837 361,820 389,795 412,765 431,729 444,689">
          <text:p/>
        </draw:polygon>
        <draw:polygon draw:style-name="gr97" draw:layer="layout" svg:width="0.259cm" svg:height="0.836cm" svg:x="16.418cm" svg:y="9.131cm" svg:viewBox="0 0 260 837" draw:points="0,837 87,837 87,184 104,203 123,220 144,237 168,256 193,271 216,286 239,298 260,307 260,209 224,188 191,165 161,140 132,112 108,82 87,55 70,27 56,0 0,0">
          <text:p/>
        </draw:polygon>
        <draw:polygon draw:style-name="gr68" draw:layer="layout" svg:width="0.463cm" svg:height="0.849cm" svg:x="15.735cm" svg:y="9.131cm" svg:viewBox="0 0 464 850" draw:points="331,383 299,324 280,336 257,343 233,345 207,343 186,336 167,324 150,309 135,288 127,267 120,243 118,218 120,190 127,165 137,144 150,123 167,106 188,95 209,87 233,84 257,87 280,93 299,106 316,123 329,142 339,163 346,186 348,211 346,239 339,264 331,288 316,307 299,324 331,383 291,440 314,455 335,476 352,501 365,529 373,561 375,595 373,616 371,638 359,680 348,699 337,716 323,731 306,744 289,752 270,759 251,763 231,765 201,763 173,754 150,740 129,718 112,693 99,665 91,634 89,597 91,563 99,531 112,501 129,476 152,455 175,440 203,429 235,427 263,429 291,440 331,383 356,370 378,355 397,338 411,317 422,294 430,271 435,243 437,214 433,171 422,131 405,95 382,61 352,36 318,15 278,4 235,0 190,4 150,17 116,36 84,63 61,97 44,133 34,173 29,218 32,245 36,271 44,296 55,317 70,338 87,355 108,370 133,383 101,398 76,417 53,438 34,463 19,493 8,525 2,561 0,597 4,649 15,695 36,740 63,778 80,795 97,809 116,822 137,831 159,839 182,845 205,847 231,850 257,847 282,845 306,839 327,831 348,822 367,809 384,795 401,778 428,737 447,695 460,646 464,595 462,554 456,521 445,487 430,459 409,434 388,413 361,396">
          <text:p/>
        </draw:polygon>
        <draw:polygon draw:style-name="gr97" draw:layer="layout" svg:width="0.259cm" svg:height="0.836cm" svg:x="16.418cm" svg:y="9.131cm" svg:viewBox="0 0 260 837" draw:points="0,837 87,837 87,184 104,203 123,220 144,237 168,256 193,271 216,286 239,298 260,307 260,209 224,188 191,165 161,140 132,112 108,82 87,55 70,27 56,0 0,0">
          <text:p/>
        </draw:polygon>
        <draw:polygon draw:style-name="gr68" draw:layer="layout" svg:width="0.463cm" svg:height="0.849cm" svg:x="15.735cm" svg:y="9.131cm" svg:viewBox="0 0 464 850" draw:points="331,383 299,324 280,336 257,343 233,345 207,343 186,336 167,324 150,309 135,288 127,267 120,243 118,218 120,190 127,165 137,144 150,123 167,106 188,95 209,87 233,84 257,87 280,93 299,106 316,123 329,142 339,163 346,186 348,211 346,239 339,264 331,288 316,307 299,324 331,383 291,440 314,455 335,476 352,501 365,529 373,561 375,595 373,616 371,638 359,680 348,699 337,716 323,731 306,744 289,752 270,759 251,763 231,765 201,763 173,754 150,740 129,718 112,693 99,665 91,634 89,597 91,563 99,531 112,501 129,476 152,455 175,440 203,429 235,427 263,429 291,440 331,383 356,370 378,355 397,338 411,317 422,294 430,271 435,243 437,214 433,171 422,131 405,95 382,61 352,36 318,15 278,4 235,0 190,4 150,17 116,36 84,63 61,97 44,133 34,173 29,218 32,245 36,271 44,296 55,317 70,338 87,355 108,370 133,383 101,398 76,417 53,438 34,463 19,493 8,525 2,561 0,597 4,649 15,695 36,740 63,778 80,795 97,809 116,822 137,831 159,839 182,845 205,847 231,850 257,847 282,845 306,839 327,831 348,822 367,809 384,795 401,778 428,737 447,695 460,646 464,595 462,554 456,521 445,487 430,459 409,434 388,413 361,396">
          <text:p/>
        </draw:polygon>
        <draw:polygon draw:style-name="gr97" draw:layer="layout" svg:width="0.258cm" svg:height="0.836cm" svg:x="15.375cm" svg:y="9.131cm" svg:viewBox="0 0 259 837" draw:points="0,837 87,837 87,184 104,203 123,220 144,237 167,256 193,271 216,286 238,298 259,307 259,209 222,188 190,165 161,140 131,112 108,82 87,55 70,27 55,0 0,0">
          <text:p/>
        </draw:polygon>
        <draw:polygon draw:style-name="gr68" draw:layer="layout" svg:width="0.455cm" svg:height="0.823cm" svg:x="14.693cm" svg:y="9.144cm" svg:viewBox="0 0 456 824" draw:points="456,97 456,0 0,0 0,78 34,124 68,177 101,237 135,304 167,375 194,447 217,521 236,595 249,648 258,703 266,763 270,824 359,824 357,773 351,716 340,652 325,587 308,517 287,449 264,382 236,315 207,254 175,196 143,143 111,97">
          <text:p/>
        </draw:polygon>
        <draw:polygon draw:style-name="gr97" draw:layer="layout" svg:width="0.258cm" svg:height="0.836cm" svg:x="15.375cm" svg:y="9.131cm" svg:viewBox="0 0 259 837" draw:points="0,837 87,837 87,184 104,203 123,220 144,237 167,256 193,271 216,286 238,298 259,307 259,209 222,188 190,165 161,140 131,112 108,82 87,55 70,27 55,0 0,0">
          <text:p/>
        </draw:polygon>
        <draw:polygon draw:style-name="gr68" draw:layer="layout" svg:width="0.455cm" svg:height="0.823cm" svg:x="14.693cm" svg:y="9.144cm" svg:viewBox="0 0 456 824" draw:points="456,97 456,0 0,0 0,78 34,124 68,177 101,237 135,304 167,375 194,447 217,521 236,595 249,648 258,703 266,763 270,824 359,824 357,773 351,716 340,652 325,587 308,517 287,449 264,382 236,315 207,254 175,196 143,143 111,97">
          <text:p/>
        </draw:polygon>
        <draw:polygon draw:style-name="gr97" draw:layer="layout" svg:width="0.259cm" svg:height="0.836cm" svg:x="16.418cm" svg:y="8.089cm" svg:viewBox="0 0 260 837" draw:points="0,837 87,837 87,185 104,204 123,221 144,237 168,257 193,271 216,286 239,299 260,307 260,210 224,189 191,166 161,140 132,113 108,83 87,55 70,28 56,0 0,0">
          <text:p/>
        </draw:polygon>
        <draw:polygon draw:style-name="gr68" draw:layer="layout" svg:width="0.466cm" svg:height="0.849cm" svg:x="15.737cm" svg:y="8.089cm" svg:viewBox="0 0 467 850" draw:points="11,208 97,216 104,189 112,166 121,144 129,130 148,110 169,96 193,87 216,85 237,87 256,91 273,100 290,113 310,132 327,155 342,182 354,214 365,252 373,297 378,350 380,407 327,436 344,464 357,494 365,527 367,566 365,593 363,618 357,642 348,667 337,688 325,709 312,726 294,739 277,750 260,758 241,762 222,765 195,762 171,752 148,735 127,714 110,684 99,652 91,614 89,572 91,532 97,496 110,464 127,436 148,415 171,400 197,392 226,388 254,392 279,400 303,415 327,436 380,407 363,381 346,358 325,339 303,324 279,312 256,303 233,299 207,297 186,299 167,301 146,307 127,316 110,326 93,339 76,354 61,373 34,413 15,458 4,508 0,566 2,604 6,642 17,678 27,712 44,743 63,771 82,794 108,813 133,831 161,842 190,848 220,850 248,848 273,844 296,837 321,827 342,813 361,796 380,777 399,756 414,731 428,701 439,667 450,631 456,591 462,547 464,498 467,447 464,388 462,335 456,284 448,237 437,197 424,159 409,125 390,96 373,74 354,53 335,39 312,24 290,13 265,7 239,3 212,0 171,5 135,15 104,32 74,55 51,85 32,121 19,161">
          <text:p/>
        </draw:polygon>
        <draw:polygon draw:style-name="gr97" draw:layer="layout" svg:width="0.259cm" svg:height="0.836cm" svg:x="16.418cm" svg:y="8.089cm" svg:viewBox="0 0 260 837" draw:points="0,837 87,837 87,185 104,204 123,221 144,237 168,257 193,271 216,286 239,299 260,307 260,210 224,189 191,166 161,140 132,113 108,83 87,55 70,28 56,0 0,0">
          <text:p/>
        </draw:polygon>
        <draw:polygon draw:style-name="gr68" draw:layer="layout" svg:width="0.466cm" svg:height="0.849cm" svg:x="15.737cm" svg:y="8.089cm" svg:viewBox="0 0 467 850" draw:points="11,208 97,216 104,189 112,166 121,144 129,130 148,110 169,96 193,87 216,85 237,87 256,91 273,100 290,113 310,132 327,155 342,182 354,214 365,252 373,297 378,350 380,407 327,436 344,464 357,494 365,527 367,566 365,593 363,618 357,642 348,667 337,688 325,709 312,726 294,739 277,750 260,758 241,762 222,765 195,762 171,752 148,735 127,714 110,684 99,652 91,614 89,572 91,532 97,496 110,464 127,436 148,415 171,400 197,392 226,388 254,392 279,400 303,415 327,436 380,407 363,381 346,358 325,339 303,324 279,312 256,303 233,299 207,297 186,299 167,301 146,307 127,316 110,326 93,339 76,354 61,373 34,413 15,458 4,508 0,566 2,604 6,642 17,678 27,712 44,743 63,771 82,794 108,813 133,831 161,842 190,848 220,850 248,848 273,844 296,837 321,827 342,813 361,796 380,777 399,756 414,731 428,701 439,667 450,631 456,591 462,547 464,498 467,447 464,388 462,335 456,284 448,237 437,197 424,159 409,125 390,96 373,74 354,53 335,39 312,24 290,13 265,7 239,3 212,0 171,5 135,15 104,32 74,55 51,85 32,121 19,161">
          <text:p/>
        </draw:polygon>
        <draw:polygon draw:style-name="gr97" draw:layer="layout" svg:width="0.258cm" svg:height="0.836cm" svg:x="15.375cm" svg:y="8.089cm" svg:viewBox="0 0 259 837" draw:points="0,837 87,837 87,185 104,204 123,221 144,237 167,257 193,271 216,286 238,299 259,307 259,210 222,189 190,166 161,140 131,113 108,83 87,55 70,28 55,0 0,0">
          <text:p/>
        </draw:polygon>
        <draw:polygon draw:style-name="gr68" draw:layer="layout" svg:width="0.466cm" svg:height="0.836cm" svg:x="14.689cm" svg:y="8.102cm" svg:viewBox="0 0 467 837" draw:points="467,603 377,595 371,631 360,663 347,691 330,714 311,731 290,742 267,750 241,753 210,748 182,740 157,721 134,697 114,667 102,631 93,593 91,548 93,508 102,470 114,438 131,411 155,390 180,373 210,364 241,360 263,362 282,366 301,373 318,383 347,409 371,440 452,428 383,0 34,0 34,97 313,97 352,322 320,299 288,282 254,273 220,269 197,271 176,273 155,280 134,288 114,299 98,311 81,326 64,345 36,385 15,432 4,483 0,540 4,595 15,646 32,693 55,736 74,759 93,780 112,797 136,812 159,822 184,831 212,835 239,837 286,833 326,822 364,801 396,774 425,740 446,700 458,654">
          <text:p/>
        </draw:polygon>
        <draw:polygon draw:style-name="gr97" draw:layer="layout" svg:width="0.258cm" svg:height="0.836cm" svg:x="15.375cm" svg:y="8.089cm" svg:viewBox="0 0 259 837" draw:points="0,837 87,837 87,185 104,204 123,221 144,237 167,257 193,271 216,286 238,299 259,307 259,210 222,189 190,166 161,140 131,113 108,83 87,55 70,28 55,0 0,0">
          <text:p/>
        </draw:polygon>
        <draw:polygon draw:style-name="gr68" draw:layer="layout" svg:width="0.466cm" svg:height="0.836cm" svg:x="14.689cm" svg:y="8.102cm" svg:viewBox="0 0 467 837" draw:points="467,603 377,595 371,631 360,663 347,691 330,714 311,731 290,742 267,750 241,753 210,748 182,740 157,721 134,697 114,667 102,631 93,593 91,548 93,508 102,470 114,438 131,411 155,390 180,373 210,364 241,360 263,362 282,366 301,373 318,383 347,409 371,440 452,428 383,0 34,0 34,97 313,97 352,322 320,299 288,282 254,273 220,269 197,271 176,273 155,280 134,288 114,299 98,311 81,326 64,345 36,385 15,432 4,483 0,540 4,595 15,646 32,693 55,736 74,759 93,780 112,797 136,812 159,822 184,831 212,835 239,837 286,833 326,822 364,801 396,774 425,740 446,700 458,654">
          <text:p/>
        </draw:polygon>
        <draw:polygon draw:style-name="gr97" draw:layer="layout" svg:width="0.259cm" svg:height="0.836cm" svg:x="16.418cm" svg:y="7.046cm" svg:viewBox="0 0 260 837" draw:points="0,837 87,837 87,185 104,204 123,221 144,238 168,257 193,272 216,287 239,299 260,308 260,210 224,189 191,166 161,141 132,113 108,83 87,55 70,27 56,0 0,0">
          <text:p/>
        </draw:polygon>
        <draw:polygon draw:style-name="gr68" draw:layer="layout" svg:width="0.489cm" svg:height="0.834cm" svg:x="15.739cm" svg:y="7.048cm" svg:viewBox="0 0 490 835" draw:points="183,835 183,636 490,636 490,543 405,543 183,543 183,170 405,543 490,543 164,0 95,0 95,543 0,543 0,636 95,636 95,835">
          <text:p/>
        </draw:polygon>
        <draw:polygon draw:style-name="gr97" draw:layer="layout" svg:width="0.259cm" svg:height="0.836cm" svg:x="16.418cm" svg:y="7.046cm" svg:viewBox="0 0 260 837" draw:points="0,837 87,837 87,185 104,204 123,221 144,238 168,257 193,272 216,287 239,299 260,308 260,210 224,189 191,166 161,141 132,113 108,83 87,55 70,27 56,0 0,0">
          <text:p/>
        </draw:polygon>
        <draw:polygon draw:style-name="gr68" draw:layer="layout" svg:width="0.489cm" svg:height="0.834cm" svg:x="15.739cm" svg:y="7.048cm" svg:viewBox="0 0 490 835" draw:points="183,835 183,636 490,636 490,543 405,543 183,543 183,170 405,543 490,543 164,0 95,0 95,543 0,543 0,636 95,636 95,835">
          <text:p/>
        </draw:polygon>
        <draw:polygon draw:style-name="gr97" draw:layer="layout" svg:width="0.258cm" svg:height="0.836cm" svg:x="15.375cm" svg:y="7.046cm" svg:viewBox="0 0 259 837" draw:points="0,837 87,837 87,185 104,204 123,221 144,238 167,257 193,272 216,287 238,299 259,308 259,210 222,189 190,166 161,141 131,113 108,83 87,55 70,27 55,0 0,0">
          <text:p/>
        </draw:polygon>
        <draw:polygon draw:style-name="gr68" draw:layer="layout" svg:width="0.462cm" svg:height="0.849cm" svg:x="14.693cm" svg:y="7.046cm" svg:viewBox="0 0 463 850" draw:points="463,617 374,604 365,644 355,678 340,706 323,727 306,744 284,757 261,763 235,765 206,763 178,752 155,737 132,716 115,689 102,659 94,627 91,591 94,558 102,528 113,500 130,475 151,456 174,441 199,433 229,431 257,433 288,441 280,352 265,354 240,352 214,346 191,335 168,321 149,301 136,276 127,249 125,215 127,189 134,164 142,142 157,121 174,106 193,93 216,87 240,85 263,87 286,95 306,106 325,123 340,144 353,170 361,200 368,236 456,217 446,168 431,125 410,89 385,57 355,32 321,15 284,4 244,0 214,2 187,8 161,17 136,30 115,44 94,63 77,85 62,108 51,135 43,161 39,189 36,217 39,242 43,268 49,293 62,314 74,335 91,354 110,371 134,384 104,397 77,412 55,431 36,456 19,483 9,515 3,551 0,589 5,642 17,691 39,735 51,754 68,773 85,793 104,807 123,820 144,831 166,839 189,845 212,848 237,850 282,845 323,833 359,814 393,784 421,750 442,710 454,666">
          <text:p/>
        </draw:polygon>
        <draw:polygon draw:style-name="gr97" draw:layer="layout" svg:width="0.258cm" svg:height="0.836cm" svg:x="15.375cm" svg:y="7.046cm" svg:viewBox="0 0 259 837" draw:points="0,837 87,837 87,185 104,204 123,221 144,238 167,257 193,272 216,287 238,299 259,308 259,210 222,189 190,166 161,141 131,113 108,83 87,55 70,27 55,0 0,0">
          <text:p/>
        </draw:polygon>
        <draw:polygon draw:style-name="gr68" draw:layer="layout" svg:width="0.462cm" svg:height="0.849cm" svg:x="14.693cm" svg:y="7.046cm" svg:viewBox="0 0 463 850" draw:points="463,617 374,604 365,644 355,678 340,706 323,727 306,744 284,757 261,763 235,765 206,763 178,752 155,737 132,716 115,689 102,659 94,627 91,591 94,558 102,528 113,500 130,475 151,456 174,441 199,433 229,431 257,433 288,441 280,352 265,354 240,352 214,346 191,335 168,321 149,301 136,276 127,249 125,215 127,189 134,164 142,142 157,121 174,106 193,93 216,87 240,85 263,87 286,95 306,106 325,123 340,144 353,170 361,200 368,236 456,217 446,168 431,125 410,89 385,57 355,32 321,15 284,4 244,0 214,2 187,8 161,17 136,30 115,44 94,63 77,85 62,108 51,135 43,161 39,189 36,217 39,242 43,268 49,293 62,314 74,335 91,354 110,371 134,384 104,397 77,412 55,431 36,456 19,483 9,515 3,551 0,589 5,642 17,691 39,735 51,754 68,773 85,793 104,807 123,820 144,831 166,839 189,845 212,848 237,850 282,845 323,833 359,814 393,784 421,750 442,710 454,666">
          <text:p/>
        </draw:polygon>
        <draw:polygon draw:style-name="gr97" draw:layer="layout" svg:width="0.259cm" svg:height="0.837cm" svg:x="16.418cm" svg:y="6.004cm" svg:viewBox="0 0 260 838" draw:points="0,838 87,838 87,185 104,204 123,221 144,238 168,257 193,272 216,287 239,300 260,308 260,210 224,189 191,166 161,140 132,113 108,83 87,56 70,28 56,0 0,0">
          <text:p/>
        </draw:polygon>
        <draw:polygon draw:style-name="gr68" draw:layer="layout" svg:width="0.466cm" svg:height="0.837cm" svg:x="15.743cm" svg:y="6.004cm" svg:viewBox="0 0 467 838" draw:points="0,740 0,838 467,838 465,802 456,768 446,738 433,711 418,683 399,656 378,628 353,598 321,567 286,531 259,503 233,478 210,454 191,431 172,410 155,389 142,370 132,353 112,321 100,291 91,259 89,229 91,199 98,174 110,149 125,127 146,108 167,96 193,87 223,85 252,87 278,96 302,111 323,130 340,155 351,183 359,216 361,252 450,242 442,187 429,138 408,98 380,62 348,36 310,15 267,5 220,0 172,5 129,17 91,39 60,68 34,102 15,142 5,185 0,231 0,257 5,283 11,306 17,332 28,355 40,380 57,408 76,433 100,463 129,497 165,535 210,579 244,615 273,645 294,668 310,685 329,713 346,740">
          <text:p/>
        </draw:polygon>
        <draw:polygon draw:style-name="gr97" draw:layer="layout" svg:width="0.259cm" svg:height="0.837cm" svg:x="16.418cm" svg:y="6.004cm" svg:viewBox="0 0 260 838" draw:points="0,838 87,838 87,185 104,204 123,221 144,238 168,257 193,272 216,287 239,300 260,308 260,210 224,189 191,166 161,140 132,113 108,83 87,56 70,28 56,0 0,0">
          <text:p/>
        </draw:polygon>
        <draw:polygon draw:style-name="gr68" draw:layer="layout" svg:width="0.466cm" svg:height="0.837cm" svg:x="15.743cm" svg:y="6.004cm" svg:viewBox="0 0 467 838" draw:points="0,740 0,838 467,838 465,802 456,768 446,738 433,711 418,683 399,656 378,628 353,598 321,567 286,531 259,503 233,478 210,454 191,431 172,410 155,389 142,370 132,353 112,321 100,291 91,259 89,229 91,199 98,174 110,149 125,127 146,108 167,96 193,87 223,85 252,87 278,96 302,111 323,130 340,155 351,183 359,216 361,252 450,242 442,187 429,138 408,98 380,62 348,36 310,15 267,5 220,0 172,5 129,17 91,39 60,68 34,102 15,142 5,185 0,231 0,257 5,283 11,306 17,332 28,355 40,380 57,408 76,433 100,463 129,497 165,535 210,579 244,615 273,645 294,668 310,685 329,713 346,740">
          <text:p/>
        </draw:polygon>
        <draw:polygon draw:style-name="gr97" draw:layer="layout" svg:width="0.258cm" svg:height="0.837cm" svg:x="15.375cm" svg:y="6.004cm" svg:viewBox="0 0 259 838" draw:points="0,838 87,838 87,185 104,204 123,221 144,238 167,257 193,272 216,287 238,300 259,308 259,210 222,189 190,166 161,140 131,113 108,83 87,56 70,28 55,0 0,0">
          <text:p/>
        </draw:polygon>
        <draw:polygon draw:style-name="gr97" draw:layer="layout" svg:width="0.258cm" svg:height="0.837cm" svg:x="14.829cm" svg:y="6.004cm" svg:viewBox="0 0 259 838" draw:points="0,838 88,838 88,185 105,204 124,221 145,238 168,257 193,272 217,287 238,300 259,308 259,210 223,189 191,166 162,140 132,113 109,83 88,56 71,28 56,0 0,0">
          <text:p/>
        </draw:polygon>
        <draw:polygon draw:style-name="gr97" draw:layer="layout" svg:width="0.258cm" svg:height="0.837cm" svg:x="15.375cm" svg:y="6.004cm" svg:viewBox="0 0 259 838" draw:points="0,838 87,838 87,185 104,204 123,221 144,238 167,257 193,272 216,287 238,300 259,308 259,210 222,189 190,166 161,140 131,113 108,83 87,56 70,28 55,0 0,0">
          <text:p/>
        </draw:polygon>
        <draw:polygon draw:style-name="gr97" draw:layer="layout" svg:width="0.258cm" svg:height="0.837cm" svg:x="14.829cm" svg:y="6.004cm" svg:viewBox="0 0 259 838" draw:points="0,838 88,838 88,185 105,204 124,221 145,238 168,257 193,272 217,287 238,300 259,308 259,210 223,189 191,166 162,140 132,113 109,83 88,56 71,28 56,0 0,0">
          <text:p/>
        </draw:polygon>
        <draw:polygon draw:style-name="gr97" draw:layer="layout" svg:width="0.259cm" svg:height="0.836cm" svg:x="16.418cm" svg:y="4.961cm" svg:viewBox="0 0 260 837" draw:points="0,837 87,837 87,184 104,203 123,220 144,237 168,256 193,271 216,286 239,298 260,307 260,210 224,188 191,165 161,140 132,112 108,83 87,55 70,27 56,0 0,0">
          <text:p/>
        </draw:polygon>
        <draw:polygon draw:style-name="gr68" draw:layer="layout" svg:width="0.461cm" svg:height="0.849cm" svg:x="15.737cm" svg:y="4.961cm" svg:viewBox="0 0 462 850" draw:points="462,425 460,356 456,292 448,235 437,186 422,144 340,165 348,190 357,220 363,252 367,290 371,330 373,375 373,425 373,474 371,519 367,560 363,596 357,628 350,655 342,678 333,697 310,727 287,748 261,761 232,765 217,765 202,761 189,757 177,748 152,727 129,697 121,678 112,655 106,628 99,596 95,560 91,519 89,474 89,425 89,375 91,330 95,290 99,254 104,222 112,195 121,171 129,152 150,123 177,102 204,89 232,85 261,89 287,99 310,119 329,144 340,165 422,144 405,108 384,76 361,49 333,27 301,13 268,2 232,0 204,2 179,6 152,15 131,27 110,42 91,59 74,80 59,106 46,131 34,161 25,193 15,229 8,269 4,313 0,366 0,425 2,495 6,558 15,615 25,663 40,706 57,742 78,774 102,801 129,822 159,837 194,848 232,850 257,848 280,846 301,837 323,829 342,816 361,801 378,784 393,765 409,738 422,704 435,668 445,628 452,583 458,533 460,480">
          <text:p/>
        </draw:polygon>
        <draw:polygon draw:style-name="gr97" draw:layer="layout" svg:width="0.259cm" svg:height="0.836cm" svg:x="16.418cm" svg:y="4.961cm" svg:viewBox="0 0 260 837" draw:points="0,837 87,837 87,184 104,203 123,220 144,237 168,256 193,271 216,286 239,298 260,307 260,210 224,188 191,165 161,140 132,112 108,83 87,55 70,27 56,0 0,0">
          <text:p/>
        </draw:polygon>
        <draw:polygon draw:style-name="gr68" draw:layer="layout" svg:width="0.461cm" svg:height="0.849cm" svg:x="15.737cm" svg:y="4.961cm" svg:viewBox="0 0 462 850" draw:points="462,425 460,356 456,292 448,235 437,186 422,144 340,165 348,190 357,220 363,252 367,290 371,330 373,375 373,425 373,474 371,519 367,560 363,596 357,628 350,655 342,678 333,697 310,727 287,748 261,761 232,765 217,765 202,761 189,757 177,748 152,727 129,697 121,678 112,655 106,628 99,596 95,560 91,519 89,474 89,425 89,375 91,330 95,290 99,254 104,222 112,195 121,171 129,152 150,123 177,102 204,89 232,85 261,89 287,99 310,119 329,144 340,165 422,144 405,108 384,76 361,49 333,27 301,13 268,2 232,0 204,2 179,6 152,15 131,27 110,42 91,59 74,80 59,106 46,131 34,161 25,193 15,229 8,269 4,313 0,366 0,425 2,495 6,558 15,615 25,663 40,706 57,742 78,774 102,801 129,822 159,837 194,848 232,850 257,848 280,846 301,837 323,829 342,816 361,801 378,784 393,765 409,738 422,704 435,668 445,628 452,583 458,533 460,480">
          <text:p/>
        </draw:polygon>
        <draw:polygon draw:style-name="gr68" draw:layer="layout" svg:width="0.461cm" svg:height="0.849cm" svg:x="15.24cm" svg:y="4.961cm" svg:viewBox="0 0 462 850" draw:points="451,642 369,634 362,666 354,693 341,716 329,733 312,748 295,757 276,763 252,765 233,763 214,761 196,752 182,744 154,719 133,687 122,668 116,644 107,619 101,589 91,527 88,464 88,455 88,442 133,413 116,385 105,353 97,317 95,275 97,233 105,197 116,165 133,135 154,114 177,97 203,89 231,85 259,89 284,99 310,116 331,140 350,169 362,203 371,241 373,284 371,322 362,356 350,385 333,413 312,434 288,449 261,459 233,461 203,459 177,449 154,434 133,413 88,442 103,466 118,487 137,506 158,523 182,535 206,546 231,550 257,553 278,553 297,548 316,542 335,533 354,523 371,510 386,495 403,478 428,438 447,392 458,339 462,281 458,220 447,167 426,119 398,76 384,59 365,44 348,30 329,19 307,11 286,4 265,2 242,0 208,2 175,11 143,25 116,44 88,68 65,97 46,131 29,169 23,190 16,214 10,239 6,267 4,298 2,330 0,364 0,402 2,478 6,546 16,606 29,657 46,702 65,740 88,774 116,801 146,822 179,837 216,848 252,850 293,846 329,837 360,820 388,795 411,765 430,729 443,689">
          <text:p/>
        </draw:polygon>
        <draw:polygon draw:style-name="gr68" draw:layer="layout" svg:width="0.461cm" svg:height="0.849cm" svg:x="15.24cm" svg:y="4.961cm" svg:viewBox="0 0 462 850" draw:points="451,642 369,634 362,666 354,693 341,716 329,733 312,748 295,757 276,763 252,765 233,763 214,761 196,752 182,744 154,719 133,687 122,668 116,644 107,619 101,589 91,527 88,464 88,455 88,442 133,413 116,385 105,353 97,317 95,275 97,233 105,197 116,165 133,135 154,114 177,97 203,89 231,85 259,89 284,99 310,116 331,140 350,169 362,203 371,241 373,284 371,322 362,356 350,385 333,413 312,434 288,449 261,459 233,461 203,459 177,449 154,434 133,413 88,442 103,466 118,487 137,506 158,523 182,535 206,546 231,550 257,553 278,553 297,548 316,542 335,533 354,523 371,510 386,495 403,478 428,438 447,392 458,339 462,281 458,220 447,167 426,119 398,76 384,59 365,44 348,30 329,19 307,11 286,4 265,2 242,0 208,2 175,11 143,25 116,44 88,68 65,97 46,131 29,169 23,190 16,214 10,239 6,267 4,298 2,330 0,364 0,402 2,478 6,546 16,606 29,657 46,702 65,740 88,774 116,801 146,822 179,837 216,848 252,850 293,846 329,837 360,820 388,795 411,765 430,729 443,689">
          <text:p/>
        </draw:polygon>
        <draw:polygon draw:style-name="gr68" draw:layer="layout" svg:width="0.463cm" svg:height="0.848cm" svg:x="16.281cm" svg:y="3.92cm" svg:viewBox="0 0 464 849" draw:points="331,383 299,323 280,336 257,342 234,345 208,342 187,336 168,323 150,309 135,287 127,266 121,243 118,218 121,190 127,165 137,144 150,122 168,105 189,95 210,86 234,84 257,86 280,93 299,105 316,122 329,141 340,163 346,186 348,211 346,239 340,264 331,287 316,306 299,323 331,383 291,440 314,455 335,476 352,501 365,529 373,560 376,594 373,616 371,637 359,679 348,698 337,715 323,730 306,743 289,752 270,758 251,763 232,765 202,763 174,754 150,738 129,717 112,692 99,664 91,632 89,596 91,563 99,531 112,501 129,476 152,455 177,440 204,429 236,427 263,429 291,440 331,383 357,370 378,355 397,338 412,317 422,294 431,271 435,243 437,213 433,171 422,131 405,95 382,61 352,36 318,14 278,4 236,0 191,4 150,17 116,36 85,63 61,97 44,133 34,173 30,218 32,245 36,271 44,296 55,317 70,338 87,355 108,370 133,383 102,398 76,417 53,438 34,463 19,493 8,525 2,560 0,596 4,647 15,694 36,738 63,777 80,794 97,809 116,822 137,830 160,839 183,845 206,847 232,849 257,847 282,845 306,839 327,830 348,822 367,809 384,794 401,777 428,736 448,694 460,645 464,594 462,554 456,520 445,486 431,459 409,433 388,412 361,395">
          <text:p/>
        </draw:polygon>
        <draw:polygon draw:style-name="gr68" draw:layer="layout" svg:width="0.463cm" svg:height="0.848cm" svg:x="16.281cm" svg:y="3.92cm" svg:viewBox="0 0 464 849" draw:points="331,383 299,323 280,336 257,342 234,345 208,342 187,336 168,323 150,309 135,287 127,266 121,243 118,218 121,190 127,165 137,144 150,122 168,105 189,95 210,86 234,84 257,86 280,93 299,105 316,122 329,141 340,163 346,186 348,211 346,239 340,264 331,287 316,306 299,323 331,383 291,440 314,455 335,476 352,501 365,529 373,560 376,594 373,616 371,637 359,679 348,698 337,715 323,730 306,743 289,752 270,758 251,763 232,765 202,763 174,754 150,738 129,717 112,692 99,664 91,632 89,596 91,563 99,531 112,501 129,476 152,455 177,440 204,429 236,427 263,429 291,440 331,383 357,370 378,355 397,338 412,317 422,294 431,271 435,243 437,213 433,171 422,131 405,95 382,61 352,36 318,14 278,4 236,0 191,4 150,17 116,36 85,63 61,97 44,133 34,173 30,218 32,245 36,271 44,296 55,317 70,338 87,355 108,370 133,383 102,398 76,417 53,438 34,463 19,493 8,525 2,560 0,596 4,647 15,694 36,738 63,777 80,794 97,809 116,822 137,830 160,839 183,845 206,847 232,849 257,847 282,845 306,839 327,830 348,822 367,809 384,794 401,777 428,736 448,694 460,645 464,594 462,554 456,520 445,486 431,459 409,433 388,412 361,395">
          <text:p/>
        </draw:polygon>
        <draw:polygon draw:style-name="gr68" draw:layer="layout" svg:width="0.455cm" svg:height="0.824cm" svg:x="15.24cm" svg:y="3.932cm" svg:viewBox="0 0 456 825" draw:points="456,98 456,0 0,0 0,79 34,125 68,178 100,237 134,305 166,375 193,447 216,521 235,596 248,649 257,704 265,763 269,825 358,825 356,774 350,717 339,653 324,587 307,517 286,449 263,381 235,316 206,254 174,197 142,144 111,98">
          <text:p/>
        </draw:polygon>
        <draw:polygon draw:style-name="gr68" draw:layer="layout" svg:width="0.455cm" svg:height="0.824cm" svg:x="15.24cm" svg:y="3.932cm" svg:viewBox="0 0 456 825" draw:points="456,98 456,0 0,0 0,79 34,125 68,178 100,237 134,305 166,375 193,447 216,521 235,596 248,649 257,704 265,763 269,825 358,825 356,774 350,717 339,653 324,587 307,517 286,449 263,381 235,316 206,254 174,197 142,144 111,98">
          <text:p/>
        </draw:polygon>
        <draw:polygon draw:style-name="gr68" draw:layer="layout" svg:width="0.466cm" svg:height="0.849cm" svg:x="16.283cm" svg:y="2.876cm" svg:viewBox="0 0 467 850" draw:points="11,208 97,217 104,189 112,166 121,145 129,130 148,111 169,96 193,87 216,85 238,87 257,91 274,101 291,113 310,132 327,156 342,183 355,215 365,253 374,297 378,350 380,407 327,437 344,465 357,494 365,528 367,566 365,594 363,619 357,642 348,668 338,689 325,710 312,727 295,740 278,750 261,759 242,763 222,765 195,763 171,752 148,736 127,714 110,685 100,653 91,615 89,573 91,532 97,496 110,465 127,437 148,416 171,401 197,393 228,388 255,393 280,401 304,416 327,437 380,407 363,382 346,359 325,340 304,325 280,312 257,304 234,300 207,297 186,300 167,302 146,308 127,316 110,327 93,340 76,355 61,374 34,414 15,458 4,509 0,566 2,604 6,642 17,678 28,712 44,744 64,772 83,795 108,814 133,831 161,841 191,848 220,850 249,848 274,843 297,837 321,827 342,814 361,797 380,778 399,757 414,731 429,702 439,668 450,632 456,592 462,547 465,498 467,448 465,388 462,335 456,285 448,238 437,198 424,160 410,126 390,96 374,74 355,53 335,38 312,23 291,13 266,6 240,2 212,0 171,4 135,15 104,32 74,55 51,85 32,122 19,162">
          <text:p/>
        </draw:polygon>
        <draw:polygon draw:style-name="gr68" draw:layer="layout" svg:width="0.466cm" svg:height="0.849cm" svg:x="16.283cm" svg:y="2.876cm" svg:viewBox="0 0 467 850" draw:points="11,208 97,217 104,189 112,166 121,145 129,130 148,111 169,96 193,87 216,85 238,87 257,91 274,101 291,113 310,132 327,156 342,183 355,215 365,253 374,297 378,350 380,407 327,437 344,465 357,494 365,528 367,566 365,594 363,619 357,642 348,668 338,689 325,710 312,727 295,740 278,750 261,759 242,763 222,765 195,763 171,752 148,736 127,714 110,685 100,653 91,615 89,573 91,532 97,496 110,465 127,437 148,416 171,401 197,393 228,388 255,393 280,401 304,416 327,437 380,407 363,382 346,359 325,340 304,325 280,312 257,304 234,300 207,297 186,300 167,302 146,308 127,316 110,327 93,340 76,355 61,374 34,414 15,458 4,509 0,566 2,604 6,642 17,678 28,712 44,744 64,772 83,795 108,814 133,831 161,841 191,848 220,850 249,848 274,843 297,837 321,827 342,814 361,797 380,778 399,757 414,731 429,702 439,668 450,632 456,592 462,547 465,498 467,448 465,388 462,335 456,285 448,238 437,198 424,160 410,126 390,96 374,74 355,53 335,38 312,23 291,13 266,6 240,2 212,0 171,4 135,15 104,32 74,55 51,85 32,122 19,162">
          <text:p/>
        </draw:polygon>
        <draw:polygon draw:style-name="gr68" draw:layer="layout" svg:width="0.466cm" svg:height="0.836cm" svg:x="15.235cm" svg:y="2.889cm" svg:viewBox="0 0 467 837" draw:points="467,604 378,596 372,632 361,663 348,691 330,714 311,731 290,742 267,750 242,752 210,748 182,739 157,720 134,697 115,668 102,632 93,593 91,549 93,509 102,471 115,439 132,411 155,390 180,373 210,365 242,361 263,363 282,367 301,373 318,384 348,409 372,441 452,428 384,0 34,0 34,98 314,98 353,322 320,299 288,282 254,274 220,270 197,272 176,274 155,280 134,289 115,299 98,312 81,327 64,346 36,386 15,433 5,483 0,541 5,596 15,646 32,693 55,735 74,759 93,780 112,797 136,811 159,822 184,830 212,835 239,837 286,833 326,822 365,801 397,773 425,739 446,699 458,655">
          <text:p/>
        </draw:polygon>
        <draw:polygon draw:style-name="gr68" draw:layer="layout" svg:width="0.466cm" svg:height="0.836cm" svg:x="15.235cm" svg:y="2.889cm" svg:viewBox="0 0 467 837" draw:points="467,604 378,596 372,632 361,663 348,691 330,714 311,731 290,742 267,750 242,752 210,748 182,739 157,720 134,697 115,668 102,632 93,593 91,549 93,509 102,471 115,439 132,411 155,390 180,373 210,365 242,361 263,363 282,367 301,373 318,384 348,409 372,441 452,428 384,0 34,0 34,98 314,98 353,322 320,299 288,282 254,274 220,270 197,272 176,274 155,280 134,289 115,299 98,312 81,327 64,346 36,386 15,433 5,483 0,541 5,596 15,646 32,693 55,735 74,759 93,780 112,797 136,811 159,822 184,830 212,835 239,837 286,833 326,822 365,801 397,773 425,739 446,699 458,655">
          <text:p/>
        </draw:polygon>
        <draw:polygon draw:style-name="gr68" draw:layer="layout" svg:width="0.489cm" svg:height="0.834cm" svg:x="16.285cm" svg:y="1.837cm" svg:viewBox="0 0 490 835" draw:points="183,835 183,636 490,636 490,543 405,543 183,543 183,169 405,543 490,543 164,0 96,0 96,543 0,543 0,636 96,636 96,835">
          <text:p/>
        </draw:polygon>
        <draw:polygon draw:style-name="gr68" draw:layer="layout" svg:width="0.489cm" svg:height="0.834cm" svg:x="16.285cm" svg:y="1.837cm" svg:viewBox="0 0 490 835" draw:points="183,835 183,636 490,636 490,543 405,543 183,543 183,169 405,543 490,543 164,0 96,0 96,543 0,543 0,636 96,636 96,835">
          <text:p/>
        </draw:polygon>
        <draw:polygon draw:style-name="gr68" draw:layer="layout" svg:width="0.461cm" svg:height="0.848cm" svg:x="15.24cm" svg:y="1.835cm" svg:viewBox="0 0 462 849" draw:points="462,617 373,604 365,644 354,678 339,706 322,727 305,744 284,756 261,763 235,765 206,763 177,752 154,737 131,716 114,689 101,659 93,627 91,591 93,557 101,528 112,500 129,475 150,456 173,441 198,432 229,430 257,432 288,441 280,352 265,354 240,352 214,346 190,335 167,320 148,301 135,275 127,247 124,213 127,188 133,163 141,141 156,120 173,105 192,93 216,86 240,84 263,86 286,95 305,105 324,122 339,144 352,169 360,199 367,235 456,216 445,167 430,125 409,89 384,57 354,31 320,14 284,4 244,0 214,2 186,8 160,17 135,29 114,44 93,63 76,84 61,108 50,135 42,161 38,188 35,216 38,241 42,266 48,293 61,314 74,335 91,354 110,371 133,384 103,396 76,411 55,430 35,456 19,483 8,515 2,551 0,589 4,642 16,691 38,735 50,754 67,773 84,792 103,807 122,820 143,830 165,839 188,845 212,847 238,849 282,845 322,833 358,813 392,784 420,750 441,710 453,665">
          <text:p/>
        </draw:polygon>
        <draw:polygon draw:style-name="gr68" draw:layer="layout" svg:width="0.461cm" svg:height="0.848cm" svg:x="15.24cm" svg:y="1.835cm" svg:viewBox="0 0 462 849" draw:points="462,617 373,604 365,644 354,678 339,706 322,727 305,744 284,756 261,763 235,765 206,763 177,752 154,737 131,716 114,689 101,659 93,627 91,591 93,557 101,528 112,500 129,475 150,456 173,441 198,432 229,430 257,432 288,441 280,352 265,354 240,352 214,346 190,335 167,320 148,301 135,275 127,247 124,213 127,188 133,163 141,141 156,120 173,105 192,93 216,86 240,84 263,86 286,95 305,105 324,122 339,144 352,169 360,199 367,235 456,216 445,167 430,125 409,89 384,57 354,31 320,14 284,4 244,0 214,2 186,8 160,17 135,29 114,44 93,63 76,84 61,108 50,135 42,161 38,188 35,216 38,241 42,266 48,293 61,314 74,335 91,354 110,371 133,384 103,396 76,411 55,430 35,456 19,483 8,515 2,551 0,589 4,642 16,691 38,735 50,754 67,773 84,792 103,807 122,820 143,830 165,839 188,845 212,847 238,849 282,845 322,833 358,813 392,784 420,750 441,710 453,665">
          <text:p/>
        </draw:polygon>
        <draw:polygon draw:style-name="gr68" draw:layer="layout" svg:width="0.466cm" svg:height="0.836cm" svg:x="16.289cm" svg:y="0.791cm" svg:viewBox="0 0 467 837" draw:points="0,740 0,837 467,837 465,801 456,767 446,738 433,710 418,683 399,655 378,628 353,598 321,566 287,530 260,503 234,477 210,453 191,430 172,409 155,387 142,368 132,352 113,320 100,290 91,258 89,229 91,199 98,174 110,148 125,127 146,108 168,95 193,87 224,85 253,87 279,95 302,110 323,129 340,155 351,182 359,216 361,252 450,241 442,186 429,138 408,98 380,62 349,36 310,15 268,4 222,0 172,4 129,17 91,38 60,68 34,102 15,142 5,184 0,231 0,256 5,282 11,305 17,330 28,354 41,379 58,407 77,432 100,462 129,496 165,535 210,579 245,615 274,645 296,668 310,685 329,712 346,740">
          <text:p/>
        </draw:polygon>
        <draw:polygon draw:style-name="gr68" draw:layer="layout" svg:width="0.466cm" svg:height="0.836cm" svg:x="16.289cm" svg:y="0.791cm" svg:viewBox="0 0 467 837" draw:points="0,740 0,837 467,837 465,801 456,767 446,738 433,710 418,683 399,655 378,628 353,598 321,566 287,530 260,503 234,477 210,453 191,430 172,409 155,387 142,368 132,352 113,320 100,290 91,258 89,229 91,199 98,174 110,148 125,127 146,108 168,95 193,87 224,85 253,87 279,95 302,110 323,129 340,155 351,182 359,216 361,252 450,241 442,186 429,138 408,98 380,62 349,36 310,15 268,4 222,0 172,4 129,17 91,38 60,68 34,102 15,142 5,184 0,231 0,256 5,282 11,305 17,330 28,354 41,379 58,407 77,432 100,462 129,496 165,535 210,579 245,615 274,645 296,668 310,685 329,712 346,740">
          <text:p/>
        </draw:polygon>
        <draw:polygon draw:style-name="gr97" draw:layer="layout" svg:width="0.258cm" svg:height="0.836cm" svg:x="15.375cm" svg:y="0.791cm" svg:viewBox="0 0 259 837" draw:points="0,837 87,837 87,184 104,203 123,220 144,237 167,256 193,271 216,286 238,299 259,307 259,210 222,189 190,165 161,140 131,112 108,83 87,55 70,28 55,0 0,0">
          <text:p/>
        </draw:polygon>
        <draw:polygon draw:style-name="gr97" draw:layer="layout" svg:width="0.258cm" svg:height="0.836cm" svg:x="15.375cm" svg:y="0.791cm" svg:viewBox="0 0 259 837" draw:points="0,837 87,837 87,184 104,203 123,220 144,237 167,256 193,271 216,286 238,299 259,307 259,210 222,189 190,165 161,140 131,112 108,83 87,55 70,28 55,0 0,0">
          <text:p/>
        </draw:polygon>
        <draw:polygon draw:style-name="gr68" draw:layer="layout" svg:width="0.465cm" svg:height="0.836cm" svg:x="11.161cm" svg:y="7.302cm" svg:viewBox="0 0 466 837" draw:points="0,740 0,837 466,837 464,801 456,767 445,738 432,710 418,683 399,655 377,627 352,597 320,565 286,529 259,502 234,476 209,453 190,430 171,409 154,387 142,368 131,351 112,320 99,290 91,258 89,229 91,199 97,174 110,148 125,127 146,108 167,95 192,87 222,85 253,87 278,95 301,110 322,129 339,155 350,182 358,216 361,252 449,241 441,186 428,138 407,97 380,61 348,36 310,15 267,4 220,0 171,4 129,17 91,38 59,68 34,102 15,142 4,184 0,231 0,256 4,282 10,305 17,330 27,353 40,379 57,406 76,432 99,461 129,495 165,533 209,578 244,614 274,644 295,668 310,685 329,712 346,740">
          <text:p/>
        </draw:polygon>
        <draw:polygon draw:style-name="gr68" draw:layer="layout" svg:width="0.465cm" svg:height="0.836cm" svg:x="11.161cm" svg:y="7.302cm" svg:viewBox="0 0 466 837" draw:points="0,740 0,837 466,837 464,801 456,767 445,738 432,710 418,683 399,655 377,627 352,597 320,565 286,529 259,502 234,476 209,453 190,430 171,409 154,387 142,368 131,351 112,320 99,290 91,258 89,229 91,199 97,174 110,148 125,127 146,108 167,95 192,87 222,85 253,87 278,95 301,110 322,129 339,155 350,182 358,216 361,252 449,241 441,186 428,138 407,97 380,61 348,36 310,15 267,4 220,0 171,4 129,17 91,38 59,68 34,102 15,142 4,184 0,231 0,256 4,282 10,305 17,330 27,353 40,379 57,406 76,432 99,461 129,495 165,533 209,578 244,614 274,644 295,668 310,685 329,712 346,740">
          <text:p/>
        </draw:polygon>
        <draw:polygon draw:style-name="gr97" draw:layer="layout" svg:width="0.258cm" svg:height="0.836cm" svg:x="12.852cm" svg:y="5.738cm" svg:viewBox="0 0 259 837" draw:points="0,837 87,837 87,184 104,203 123,220 144,237 167,256 194,271 217,286 238,298 259,307 259,209 223,188 191,165 161,139 131,112 108,82 87,55 70,27 55,0 0,0">
          <text:p/>
        </draw:polygon>
        <draw:polygon draw:style-name="gr97" draw:layer="layout" svg:width="0.258cm" svg:height="0.836cm" svg:x="12.852cm" svg:y="5.738cm" svg:viewBox="0 0 259 837" draw:points="0,837 87,837 87,184 104,203 123,220 144,237 167,256 194,271 217,286 238,298 259,307 259,209 223,188 191,165 161,139 131,112 108,82 87,55 70,27 55,0 0,0">
          <text:p/>
        </draw:polygon>
        <draw:polygon draw:style-name="gr68" draw:layer="layout" svg:width="0.466cm" svg:height="0.836cm" svg:x="7.433cm" svg:y="11.216cm" svg:viewBox="0 0 467 837" draw:points="0,739 0,837 467,837 465,801 456,767 446,737 433,710 418,682 399,655 378,627 353,598 321,566 287,530 259,502 233,477 210,454 191,430 172,409 155,388 142,369 131,352 112,320 100,291 91,259 89,229 91,200 98,174 110,149 125,128 146,109 167,96 193,88 222,85 253,88 279,96 302,111 323,130 340,155 350,183 359,217 361,253 450,242 442,187 429,138 408,98 380,61 348,36 310,15 268,4 220,0 172,4 129,17 91,38 60,67 34,102 15,143 4,185 0,231 0,257 4,282 11,306 17,331 28,354 40,380 57,407 76,433 100,462 129,496 165,534 210,579 245,615 274,644 295,667 310,684 329,712 346,739">
          <text:p/>
        </draw:polygon>
        <draw:polygon draw:style-name="gr68" draw:layer="layout" svg:width="0.466cm" svg:height="0.836cm" svg:x="7.433cm" svg:y="11.216cm" svg:viewBox="0 0 467 837" draw:points="0,739 0,837 467,837 465,801 456,767 446,737 433,710 418,682 399,655 378,627 353,598 321,566 287,530 259,502 233,477 210,454 191,430 172,409 155,388 142,369 131,352 112,320 100,291 91,259 89,229 91,200 98,174 110,149 125,128 146,109 167,96 193,88 222,85 253,88 279,96 302,111 323,130 340,155 350,183 359,217 361,253 450,242 442,187 429,138 408,98 380,61 348,36 310,15 268,4 220,0 172,4 129,17 91,38 60,67 34,102 15,143 4,185 0,231 0,257 4,282 11,306 17,331 28,354 40,380 57,407 76,433 100,462 129,496 165,534 210,579 245,615 274,644 295,667 310,684 329,712 346,739">
          <text:p/>
        </draw:polygon>
        <draw:polygon draw:style-name="gr97" draw:layer="layout" svg:width="0.258cm" svg:height="0.836cm" svg:x="8.604cm" svg:y="11.216cm" svg:viewBox="0 0 259 837" draw:points="0,837 88,837 88,185 104,204 124,221 145,238 168,257 193,272 217,286 238,299 259,308 259,210 223,189 191,166 162,140 132,113 109,83 88,55 71,27 56,0 0,0">
          <text:p/>
        </draw:polygon>
        <draw:polygon draw:style-name="gr97" draw:layer="layout" svg:width="0.258cm" svg:height="0.836cm" svg:x="8.604cm" svg:y="11.216cm" svg:viewBox="0 0 259 837" draw:points="0,837 88,837 88,185 104,204 124,221 145,238 168,257 193,272 217,286 238,299 259,308 259,210 223,189 191,166 162,140 132,113 109,83 88,55 71,27 56,0 0,0">
          <text:p/>
        </draw:polygon>
        <draw:polygon draw:style-name="gr68" draw:layer="layout" svg:width="0.462cm" svg:height="0.849cm" svg:x="13.074cm" svg:y="3.403cm" svg:viewBox="0 0 463 850" draw:points="463,617 374,604 365,645 355,678 340,706 323,727 306,744 285,757 262,763 236,765 206,763 179,753 156,738 132,717 115,689 103,659 94,628 92,592 94,558 103,528 113,501 130,475 151,456 175,441 200,433 230,431 257,433 289,441 281,351 266,354 240,351 215,345 192,335 168,320 149,301 137,275 128,248 126,214 128,188 135,163 143,142 158,121 175,106 194,93 217,87 240,85 264,87 287,95 306,106 325,123 340,144 353,169 361,199 367,235 456,216 446,167 431,125 410,89 384,57 355,32 321,15 285,4 245,0 215,2 187,9 162,17 137,30 115,45 94,64 77,85 62,108 51,136 42,161 38,188 36,216 38,241 42,267 49,292 62,313 75,335 92,354 111,371 135,383 105,396 77,411 55,431 36,456 19,484 9,515 2,551 0,590 4,642 17,691 38,736 51,755 69,774 86,793 105,808 124,820 145,831 166,839 190,846 213,848 238,850 283,846 323,833 359,814 393,784 420,750 441,710 454,666">
          <text:p/>
        </draw:polygon>
        <draw:polygon draw:style-name="gr68" draw:layer="layout" svg:width="0.462cm" svg:height="0.849cm" svg:x="13.074cm" svg:y="3.403cm" svg:viewBox="0 0 463 850" draw:points="463,617 374,604 365,645 355,678 340,706 323,727 306,744 285,757 262,763 236,765 206,763 179,753 156,738 132,717 115,689 103,659 94,628 92,592 94,558 103,528 113,501 130,475 151,456 175,441 200,433 230,431 257,433 289,441 281,351 266,354 240,351 215,345 192,335 168,320 149,301 137,275 128,248 126,214 128,188 135,163 143,142 158,121 175,106 194,93 217,87 240,85 264,87 287,95 306,106 325,123 340,144 353,169 361,199 367,235 456,216 446,167 431,125 410,89 384,57 355,32 321,15 285,4 245,0 215,2 187,9 162,17 137,30 115,45 94,64 77,85 62,108 51,136 42,161 38,188 36,216 38,241 42,267 49,292 62,313 75,335 92,354 111,371 135,383 105,396 77,411 55,431 36,456 19,484 9,515 2,551 0,590 4,642 17,691 38,736 51,755 69,774 86,793 105,808 124,820 145,831 166,839 190,846 213,848 238,850 283,846 323,833 359,814 393,784 420,750 441,710 454,666">
          <text:p/>
        </draw:polygon>
        <draw:polygon draw:style-name="gr68" draw:layer="layout" svg:width="0.466cm" svg:height="0.849cm" svg:x="9.948cm" svg:y="1.318cm" svg:viewBox="0 0 467 850" draw:points="10,208 98,216 105,189 113,165 121,144 130,129 149,110 170,95 193,87 217,85 238,87 257,91 274,100 291,112 310,131 327,155 342,182 354,214 365,252 373,297 378,349 380,407 327,436 344,464 356,493 365,527 367,565 365,593 363,618 356,642 348,667 337,688 325,709 312,726 295,739 278,749 261,758 242,762 223,764 196,762 172,752 149,735 128,714 111,684 100,652 92,614 90,572 92,531 98,495 111,464 128,436 149,415 172,400 198,392 227,388 255,392 280,400 304,415 327,436 380,407 363,381 346,358 325,339 304,324 280,311 257,303 234,299 208,297 187,299 168,301 147,307 128,316 111,326 94,339 77,354 62,373 34,413 15,457 4,508 0,565 2,603 6,642 17,678 27,711 44,743 64,771 83,794 109,814 134,831 162,842 191,848 221,850 248,848 274,844 297,837 320,827 342,814 361,796 380,777 399,756 414,730 428,701 439,667 450,631 456,591 462,546 464,498 467,447 464,388 462,335 456,284 447,237 437,197 424,159 409,125 390,95 373,74 354,53 335,38 312,23 291,13 265,7 240,2 213,0 172,4 136,15 105,32 75,55 52,85 32,121 19,161">
          <text:p/>
        </draw:polygon>
        <draw:polygon draw:style-name="gr68" draw:layer="layout" svg:width="0.466cm" svg:height="0.849cm" svg:x="9.948cm" svg:y="1.318cm" svg:viewBox="0 0 467 850" draw:points="10,208 98,216 105,189 113,165 121,144 130,129 149,110 170,95 193,87 217,85 238,87 257,91 274,100 291,112 310,131 327,155 342,182 354,214 365,252 373,297 378,349 380,407 327,436 344,464 356,493 365,527 367,565 365,593 363,618 356,642 348,667 337,688 325,709 312,726 295,739 278,749 261,758 242,762 223,764 196,762 172,752 149,735 128,714 111,684 100,652 92,614 90,572 92,531 98,495 111,464 128,436 149,415 172,400 198,392 227,388 255,392 280,400 304,415 327,436 380,407 363,381 346,358 325,339 304,324 280,311 257,303 234,299 208,297 187,299 168,301 147,307 128,316 111,326 94,339 77,354 62,373 34,413 15,457 4,508 0,565 2,603 6,642 17,678 27,711 44,743 64,771 83,794 109,814 134,831 162,842 191,848 221,850 248,848 274,844 297,837 320,827 342,814 361,796 380,777 399,756 414,730 428,701 439,667 450,631 456,591 462,546 464,498 467,447 464,388 462,335 456,284 447,237 437,197 424,159 409,125 390,95 373,74 354,53 335,38 312,23 291,13 265,7 240,2 213,0 172,4 136,15 105,32 75,55 52,85 32,121 19,161">
          <text:p/>
        </draw:polygon>
        <draw:polygon draw:style-name="gr97" draw:layer="layout" svg:width="0.258cm" svg:height="0.836cm" svg:x="13.21cm" svg:y="1.318cm" svg:viewBox="0 0 259 837" draw:points="0,837 87,837 87,184 104,203 123,220 145,237 168,256 193,271 217,286 238,299 259,307 259,210 223,189 191,165 161,140 132,112 109,83 87,55 69,28 55,0 0,0">
          <text:p/>
        </draw:polygon>
        <draw:polygon draw:style-name="gr97" draw:layer="layout" svg:width="0.258cm" svg:height="0.836cm" svg:x="13.21cm" svg:y="1.318cm" svg:viewBox="0 0 259 837" draw:points="0,837 87,837 87,184 104,203 123,220 145,237 168,256 193,271 217,286 238,299 259,307 259,210 223,189 191,165 161,140 132,112 109,83 87,55 69,28 55,0 0,0">
          <text:p/>
        </draw:polygon>
        <draw:polygon draw:style-name="gr68" draw:layer="layout" svg:width="0.465cm" svg:height="0.836cm" svg:x="13.081cm" svg:y="2.36cm" svg:viewBox="0 0 466 837" draw:points="0,739 0,837 466,837 464,801 456,767 445,737 432,710 417,682 398,655 377,627 352,597 320,565 286,529 259,501 233,476 210,453 191,429 171,408 154,387 141,368 131,351 112,319 99,290 91,258 88,228 91,199 97,173 110,148 124,127 146,108 167,95 193,86 223,84 252,86 278,95 301,110 322,129 339,154 350,182 358,215 360,251 449,241 441,186 428,137 407,97 379,61 348,36 310,14 267,4 221,0 171,4 129,17 91,38 59,67 33,101 14,141 4,184 0,230 0,256 4,281 10,304 16,330 27,353 40,378 57,406 76,431 99,461 129,495 165,533 210,578 244,614 274,644 295,667 310,684 329,712 346,739">
          <text:p/>
        </draw:polygon>
        <draw:polygon draw:style-name="gr68" draw:layer="layout" svg:width="0.465cm" svg:height="0.836cm" svg:x="13.081cm" svg:y="2.36cm" svg:viewBox="0 0 466 837" draw:points="0,739 0,837 466,837 464,801 456,767 445,737 432,710 417,682 398,655 377,627 352,597 320,565 286,529 259,501 233,476 210,453 191,429 171,408 154,387 141,368 131,351 112,319 99,290 91,258 88,228 91,199 97,173 110,148 124,127 146,108 167,95 193,86 223,84 252,86 278,95 301,110 322,129 339,154 350,182 358,215 360,251 449,241 441,186 428,137 407,97 379,61 348,36 310,14 267,4 221,0 171,4 129,17 91,38 59,67 33,101 14,141 4,184 0,230 0,256 4,281 10,304 16,330 27,353 40,378 57,406 76,431 99,461 129,495 165,533 210,578 244,614 274,644 295,667 310,684 329,712 346,739">
          <text:p/>
        </draw:polygon>
        <draw:polygon draw:style-name="gr68" draw:layer="layout" svg:width="0.465cm" svg:height="0.836cm" svg:x="9.944cm" svg:y="2.372cm" svg:viewBox="0 0 466 837" draw:points="466,605 377,596 371,632 360,664 348,691 331,715 312,732 291,742 267,751 242,753 210,748 183,740 157,721 134,698 115,668 102,632 94,594 92,549 94,508 102,470 115,438 132,411 155,390 181,373 210,364 242,360 263,362 282,366 301,373 318,383 348,409 371,441 451,428 384,0 33,0 33,98 314,98 352,322 320,299 288,282 255,273 221,269 197,271 176,273 155,280 134,288 115,299 98,311 81,326 64,345 36,386 14,432 4,483 0,540 4,596 14,647 31,693 56,736 75,759 94,780 113,797 136,812 159,823 185,831 212,835 240,837 286,833 327,823 365,801 396,774 424,740 445,700 458,655">
          <text:p/>
        </draw:polygon>
        <draw:polygon draw:style-name="gr68" draw:layer="layout" svg:width="0.465cm" svg:height="0.836cm" svg:x="9.944cm" svg:y="2.372cm" svg:viewBox="0 0 466 837" draw:points="466,605 377,596 371,632 360,664 348,691 331,715 312,732 291,742 267,751 242,753 210,748 183,740 157,721 134,698 115,668 102,632 94,594 92,549 94,508 102,470 115,438 132,411 155,390 181,373 210,364 242,360 263,362 282,366 301,373 318,383 348,409 371,441 451,428 384,0 33,0 33,98 314,98 352,322 320,299 288,282 255,273 221,269 197,271 176,273 155,280 134,288 115,299 98,311 81,326 64,345 36,386 14,432 4,483 0,540 4,596 14,647 31,693 56,736 75,759 94,780 113,797 136,812 159,823 185,831 212,835 240,837 286,833 327,823 365,801 396,774 424,740 445,700 458,655">
          <text:p/>
        </draw:polygon>
        <draw:polygon draw:style-name="gr68" draw:layer="layout" svg:width="0.489cm" svg:height="0.834cm" svg:x="9.95cm" svg:y="3.405cm" svg:viewBox="0 0 490 835" draw:points="183,835 183,636 490,636 490,543 405,543 183,543 183,170 405,543 490,543 164,0 96,0 96,543 0,543 0,636 96,636 96,835">
          <text:p/>
        </draw:polygon>
        <draw:polygon draw:style-name="gr68" draw:layer="layout" svg:width="0.489cm" svg:height="0.834cm" svg:x="9.95cm" svg:y="3.405cm" svg:viewBox="0 0 490 835" draw:points="183,835 183,636 490,636 490,543 405,543 183,543 183,170 405,543 490,543 164,0 96,0 96,543 0,543 0,636 96,636 96,835">
          <text:p/>
        </draw:polygon>
        <draw:polygon draw:style-name="gr68" draw:layer="layout" svg:width="0.466cm" svg:height="0.836cm" svg:x="4.796cm" svg:y="5.458cm" svg:viewBox="0 0 467 837" draw:points="467,604 378,595 371,631 361,663 348,690 331,714 312,731 291,741 268,750 242,752 210,748 183,739 158,720 134,697 115,667 102,631 94,593 92,549 94,508 102,470 115,439 132,411 155,390 181,373 210,364 242,360 263,362 282,367 301,373 318,384 348,409 371,441 452,428 384,0 34,0 34,98 314,98 352,322 320,299 289,282 255,273 221,269 198,271 177,273 155,280 134,288 115,299 98,312 80,326 63,345 36,386 15,432 4,483 0,540 4,595 15,646 32,693 55,735 74,758 94,779 113,796 136,811 160,823 185,831 213,835 240,837 287,833 327,823 365,800 397,773 424,739 445,699 458,654">
          <text:p/>
        </draw:polygon>
        <draw:polygon draw:style-name="gr68" draw:layer="layout" svg:width="0.466cm" svg:height="0.836cm" svg:x="4.796cm" svg:y="5.458cm" svg:viewBox="0 0 467 837" draw:points="467,604 378,595 371,631 361,663 348,690 331,714 312,731 291,741 268,750 242,752 210,748 183,739 158,720 134,697 115,667 102,631 94,593 92,549 94,508 102,470 115,439 132,411 155,390 181,373 210,364 242,360 263,362 282,367 301,373 318,384 348,409 371,441 452,428 384,0 34,0 34,98 314,98 352,322 320,299 289,282 255,273 221,269 198,271 177,273 155,280 134,288 115,299 98,312 80,326 63,345 36,386 15,432 4,483 0,540 4,595 15,646 32,693 55,735 74,758 94,779 113,796 136,811 160,823 185,831 213,835 240,837 287,833 327,823 365,800 397,773 424,739 445,699 458,654">
          <text:p/>
        </draw:polygon>
        <draw:polygon draw:style-name="gr68" draw:layer="layout" svg:width="0.489cm" svg:height="0.834cm" svg:x="7.88cm" svg:y="5.674cm" svg:viewBox="0 0 490 835" draw:points="183,835 183,636 490,636 490,542 405,542 183,542 183,170 405,542 490,542 163,0 95,0 95,542 0,542 0,636 95,636 95,835">
          <text:p/>
        </draw:polygon>
        <draw:polygon draw:style-name="gr68" draw:layer="layout" svg:width="0.489cm" svg:height="0.834cm" svg:x="7.88cm" svg:y="5.674cm" svg:viewBox="0 0 490 835" draw:points="183,835 183,636 490,636 490,542 405,542 183,542 183,170 405,542 490,542 163,0 95,0 95,542 0,542 0,636 95,636 95,835">
          <text:p/>
        </draw:polygon>
        <draw:polygon draw:style-name="gr68" draw:layer="layout" svg:width="0.462cm" svg:height="0.848cm" svg:x="6.072cm" svg:y="8.475cm" svg:viewBox="0 0 463 849" draw:points="463,617 374,604 365,644 355,678 340,705 323,727 306,744 285,756 262,763 236,765 207,763 179,752 156,737 131,716 115,689 102,659 93,627 91,591 93,557 102,528 112,500 129,475 151,456 175,441 200,432 230,430 257,432 289,441 281,351 266,353 240,351 215,345 192,334 168,319 148,300 136,275 127,247 125,213 127,188 134,163 142,141 158,120 175,105 194,93 217,86 240,84 264,86 287,95 306,105 325,122 340,144 353,169 361,199 367,235 456,216 446,167 431,125 410,89 384,57 355,31 321,14 285,4 245,0 215,2 187,8 162,17 136,29 115,44 93,63 76,84 62,108 51,135 43,161 38,188 36,216 38,241 43,266 49,292 62,313 74,334 91,353 110,370 134,383 104,395 76,410 55,430 36,456 19,483 9,515 2,551 0,589 4,642 17,691 38,735 51,754 68,773 85,792 104,807 123,820 144,830 166,839 190,845 213,847 238,849 283,845 323,832 359,813 393,784 420,750 441,710 454,665">
          <text:p/>
        </draw:polygon>
        <draw:polygon draw:style-name="gr68" draw:layer="layout" svg:width="0.462cm" svg:height="0.848cm" svg:x="6.072cm" svg:y="8.475cm" svg:viewBox="0 0 463 849" draw:points="463,617 374,604 365,644 355,678 340,705 323,727 306,744 285,756 262,763 236,765 207,763 179,752 156,737 131,716 115,689 102,659 93,627 91,591 93,557 102,528 112,500 129,475 151,456 175,441 200,432 230,430 257,432 289,441 281,351 266,353 240,351 215,345 192,334 168,319 148,300 136,275 127,247 125,213 127,188 134,163 142,141 158,120 175,105 194,93 217,86 240,84 264,86 287,95 306,105 325,122 340,144 353,169 361,199 367,235 456,216 446,167 431,125 410,89 384,57 355,31 321,14 285,4 245,0 215,2 187,8 162,17 136,29 115,44 93,63 76,84 62,108 51,135 43,161 38,188 36,216 38,241 43,266 49,292 62,313 74,334 91,353 110,370 134,383 104,395 76,410 55,430 36,456 19,483 9,515 2,551 0,589 4,642 17,691 38,735 51,754 68,773 85,792 104,807 123,820 144,830 166,839 190,845 213,847 238,849 283,845 323,832 359,813 393,784 420,750 441,710 454,665">
          <text:p/>
        </draw:polygon>
        <draw:polygon draw:style-name="gr68" draw:layer="layout" svg:width="0.466cm" svg:height="0.836cm" svg:x="6.612cm" svg:y="9.387cm" svg:viewBox="0 0 467 837" draw:points="0,740 0,837 467,837 465,801 456,767 445,738 433,710 418,682 399,655 378,627 352,598 321,566 287,530 259,503 234,477 211,454 191,431 172,409 155,388 143,369 132,352 112,321 99,291 91,259 89,230 91,199 97,173 110,148 125,127 147,108 168,95 194,87 223,85 253,87 278,95 302,110 323,129 340,154 350,182 359,216 361,253 450,242 441,186 429,138 407,97 380,61 348,36 310,15 268,4 221,0 172,4 129,17 91,38 59,68 34,102 15,142 4,184 0,232 0,257 4,282 11,306 17,331 27,354 40,380 57,407 76,433 99,462 129,496 166,534 211,579 244,615 274,644 295,668 310,685 329,712 346,740">
          <text:p/>
        </draw:polygon>
        <draw:polygon draw:style-name="gr68" draw:layer="layout" svg:width="0.466cm" svg:height="0.836cm" svg:x="6.612cm" svg:y="9.387cm" svg:viewBox="0 0 467 837" draw:points="0,740 0,837 467,837 465,801 456,767 445,738 433,710 418,682 399,655 378,627 352,598 321,566 287,530 259,503 234,477 211,454 191,431 172,409 155,388 143,369 132,352 112,321 99,291 91,259 89,230 91,199 97,173 110,148 125,127 147,108 168,95 194,87 223,85 253,87 278,95 302,110 323,129 340,154 350,182 359,216 361,253 450,242 441,186 429,138 407,97 380,61 348,36 310,15 268,4 221,0 172,4 129,17 91,38 59,68 34,102 15,142 4,184 0,232 0,257 4,282 11,306 17,331 27,354 40,380 57,407 76,433 99,462 129,496 166,534 211,579 244,615 274,644 295,668 310,685 329,712 346,740">
          <text:p/>
        </draw:polygon>
        <draw:polygon draw:style-name="gr97" draw:layer="layout" svg:width="0.259cm" svg:height="0.836cm" svg:x="3.5cm" svg:y="7.416cm" svg:viewBox="0 0 260 837" draw:points="0,837 87,837 87,184 104,204 123,220 144,237 168,256 193,271 216,286 238,299 260,307 260,210 223,189 191,165 161,140 132,112 108,83 87,55 70,28 56,0 0,0">
          <text:p/>
        </draw:polygon>
        <draw:polygon draw:style-name="gr97" draw:layer="layout" svg:width="0.259cm" svg:height="0.836cm" svg:x="3.5cm" svg:y="7.416cm" svg:viewBox="0 0 260 837" draw:points="0,837 87,837 87,184 104,204 123,220 144,237 168,256 193,271 216,286 238,299 260,307 260,210 223,189 191,165 161,140 132,112 108,83 87,55 70,28 56,0 0,0">
          <text:p/>
        </draw:polygon>
        <draw:frame draw:style-name="gr96" draw:layer="layout" svg:width="1.386cm" svg:height="0.933cm" svg:x="8.136cm" svg:y="9.265cm">
          <draw:text-box>
            <text:p text:style-name="P1"><text:span text:style-name="T7">47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1" svg:font-family="Courier"/>
    <style:font-face style:name="Amiri" svg:font-family="Amiri" style:font-adornments="Bold" style:font-pitch="variable"/>
    <style:font-face style:name="Arial" svg:font-family="Arial" style:font-pitch="variable"/>
    <style:font-face style:name="Courier" svg:font-family="Courier"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5.1cm" fo:margin-bottom="1cm" fo:margin-left="0.2cm" fo:margin-right="0.2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73" style:page-layout-name="PM0" draw:style-name="Mdp1"/>
    <style:master-page style:name="master-page40" style:page-layout-name="PM0" draw:style-name="Mdp1"/>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2-19T14:28:45.666867996</dc:date>
    <dc:creator>sajjad </dc:creator>
    <meta:generator>LibreOffice/4.2.8.2$Linux_X86_64 LibreOffice_project/420m0$Build-2</meta:generator>
    <meta:editing-duration>P0D</meta:editing-duration>
    <meta:editing-cycles>1</meta:editing-cycles>
    <meta:document-statistic meta:object-count="8233"/>
  </office:meta>
</office:document-meta>
</file>